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6.2988in" svg:height="3.5429in" svg:x="17.1406in" svg:y="1.1272in">
            <draw:object draw:notify-on-update-of-ranges="output.A1:output.A464 output.B1:output.B464 output.C1:output.C464 output.D1:output.D464 output.E1:output.E464 output.F1:output.F464 output.G1:output.G464 output.H1:output.H464 output.I1:output.I464 output.J1:output.J464 output.K1:output.K464 output.L1:output.L464 output.M1:output.M464 output.N1:output.N464 output.O1:output.O464 output.P1:output.P464 output.Q1:output.Q464 output.R1:output.R464 output.S1:output.S464 output.T1:output.T4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53in" svg:x="19.6795in" svg:y="78.8413in">
            <draw:object draw:notify-on-update-of-ranges="output.A469:output.T4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default-cell-style-name="Default"/>
        <table:table-row table:style-name="ro1">
          <table:table-cell office:value-type="float" office:value="125.58913" calcext:value-type="float">
            <text:p>125.58913</text:p>
          </table:table-cell>
          <table:table-cell table:number-columns-repeated="3" office:value-type="float" office:value="126.58989" calcext:value-type="float">
            <text:p>126.58989</text:p>
          </table:table-cell>
          <table:table-cell office:value-type="float" office:value="125.59511" calcext:value-type="float">
            <text:p>125.59511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6.46691" calcext:value-type="float">
            <text:p>126.46691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58841" calcext:value-type="float">
            <text:p>125.58841</text:p>
          </table:table-cell>
          <table:table-cell office:value-type="float" office:value="126.54078" calcext:value-type="float">
            <text:p>126.54078</text:p>
          </table:table-cell>
          <table:table-cell table:number-columns-repeated="4" office:value-type="float" office:value="126.58989" calcext:value-type="float">
            <text:p>126.58989</text:p>
          </table:table-cell>
          <table:table-cell office:value-type="float" office:value="125.59575" calcext:value-type="float">
            <text:p>125.59575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54075" calcext:value-type="float">
            <text:p>126.54075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54079" calcext:value-type="float">
            <text:p>126.54079</text:p>
          </table:table-cell>
          <table:table-cell/>
        </table:table-row>
        <table:table-row table:style-name="ro1">
          <table:table-cell office:value-type="float" office:value="125.24641" calcext:value-type="float">
            <text:p>125.24641</text:p>
          </table:table-cell>
          <table:table-cell table:number-columns-repeated="3" office:value-type="float" office:value="126.58989" calcext:value-type="float">
            <text:p>126.58989</text:p>
          </table:table-cell>
          <table:table-cell office:value-type="float" office:value="125.25257" calcext:value-type="float">
            <text:p>125.25257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54065" calcext:value-type="float">
            <text:p>126.54065</text:p>
          </table:table-cell>
          <table:table-cell office:value-type="float" office:value="126.09663" calcext:value-type="float">
            <text:p>126.09663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24579" calcext:value-type="float">
            <text:p>125.24579</text:p>
          </table:table-cell>
          <table:table-cell office:value-type="float" office:value="126.19357" calcext:value-type="float">
            <text:p>126.19357</text:p>
          </table:table-cell>
          <table:table-cell office:value-type="float" office:value="126.28867" calcext:value-type="float">
            <text:p>126.28867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28823" calcext:value-type="float">
            <text:p>126.28823</text:p>
          </table:table-cell>
          <table:table-cell office:value-type="float" office:value="126.54069" calcext:value-type="float">
            <text:p>126.54069</text:p>
          </table:table-cell>
          <table:table-cell office:value-type="float" office:value="125.25314" calcext:value-type="float">
            <text:p>125.25314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19345" calcext:value-type="float">
            <text:p>126.19345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6.19349" calcext:value-type="float">
            <text:p>126.19349</text:p>
          </table:table-cell>
          <table:table-cell/>
        </table:table-row>
        <table:table-row table:style-name="ro1">
          <table:table-cell office:value-type="float" office:value="124.68612" calcext:value-type="float">
            <text:p>124.68612</text:p>
          </table:table-cell>
          <table:table-cell office:value-type="float" office:value="126.46674" calcext:value-type="float">
            <text:p>126.46674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4.69348" calcext:value-type="float">
            <text:p>124.69348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99811" calcext:value-type="float">
            <text:p>125.99811</text:p>
          </table:table-cell>
          <table:table-cell office:value-type="float" office:value="125.52855" calcext:value-type="float">
            <text:p>125.52855</text:p>
          </table:table-cell>
          <table:table-cell office:value-type="float" office:value="126.46664" calcext:value-type="float">
            <text:p>126.46664</text:p>
          </table:table-cell>
          <table:table-cell office:value-type="float" office:value="124.68542" calcext:value-type="float">
            <text:p>124.68542</text:p>
          </table:table-cell>
          <table:table-cell office:value-type="float" office:value="125.627" calcext:value-type="float">
            <text:p>125.627</text:p>
          </table:table-cell>
          <table:table-cell office:value-type="float" office:value="125.71254" calcext:value-type="float">
            <text:p>125.71254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70704" calcext:value-type="float">
            <text:p>125.70704</text:p>
          </table:table-cell>
          <table:table-cell office:value-type="float" office:value="125.99806" calcext:value-type="float">
            <text:p>125.99806</text:p>
          </table:table-cell>
          <table:table-cell office:value-type="float" office:value="124.6944" calcext:value-type="float">
            <text:p>124.6944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62693" calcext:value-type="float">
            <text:p>125.62693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63501" calcext:value-type="float">
            <text:p>125.63501</text:p>
          </table:table-cell>
          <table:table-cell/>
        </table:table-row>
        <table:table-row table:style-name="ro1">
          <table:table-cell office:value-type="float" office:value="124.68612" calcext:value-type="float">
            <text:p>124.68612</text:p>
          </table:table-cell>
          <table:table-cell office:value-type="float" office:value="126.46674" calcext:value-type="float">
            <text:p>126.46674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4.69348" calcext:value-type="float">
            <text:p>124.69348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99811" calcext:value-type="float">
            <text:p>125.99811</text:p>
          </table:table-cell>
          <table:table-cell office:value-type="float" office:value="125.18736" calcext:value-type="float">
            <text:p>125.18736</text:p>
          </table:table-cell>
          <table:table-cell office:value-type="float" office:value="126.46664" calcext:value-type="float">
            <text:p>126.46664</text:p>
          </table:table-cell>
          <table:table-cell office:value-type="float" office:value="124.68542" calcext:value-type="float">
            <text:p>124.68542</text:p>
          </table:table-cell>
          <table:table-cell office:value-type="float" office:value="125.28548" calcext:value-type="float">
            <text:p>125.28548</text:p>
          </table:table-cell>
          <table:table-cell office:value-type="float" office:value="125.35964" calcext:value-type="float">
            <text:p>125.35964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35087" calcext:value-type="float">
            <text:p>125.35087</text:p>
          </table:table-cell>
          <table:table-cell office:value-type="float" office:value="125.99806" calcext:value-type="float">
            <text:p>125.99806</text:p>
          </table:table-cell>
          <table:table-cell office:value-type="float" office:value="124.6944" calcext:value-type="float">
            <text:p>124.6944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28569" calcext:value-type="float">
            <text:p>125.28569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5.27757" calcext:value-type="float">
            <text:p>125.27757</text:p>
          </table:table-cell>
          <table:table-cell/>
        </table:table-row>
        <table:table-row table:style-name="ro1">
          <table:table-cell office:value-type="float" office:value="124.36011" calcext:value-type="float">
            <text:p>124.36011</text:p>
          </table:table-cell>
          <table:table-cell office:value-type="float" office:value="126.09569" calcext:value-type="float">
            <text:p>126.09569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4.36589" calcext:value-type="float">
            <text:p>124.36589</text:p>
          </table:table-cell>
          <table:table-cell office:value-type="float" office:value="126.28774" calcext:value-type="float">
            <text:p>126.28774</text:p>
          </table:table-cell>
          <table:table-cell office:value-type="float" office:value="125.62531" calcext:value-type="float">
            <text:p>125.62531</text:p>
          </table:table-cell>
          <table:table-cell office:value-type="float" office:value="124.63453" calcext:value-type="float">
            <text:p>124.63453</text:p>
          </table:table-cell>
          <table:table-cell office:value-type="float" office:value="126.09498" calcext:value-type="float">
            <text:p>126.09498</text:p>
          </table:table-cell>
          <table:table-cell office:value-type="float" office:value="124.35927" calcext:value-type="float">
            <text:p>124.35927</text:p>
          </table:table-cell>
          <table:table-cell office:value-type="float" office:value="124.73302" calcext:value-type="float">
            <text:p>124.73302</text:p>
          </table:table-cell>
          <table:table-cell office:value-type="float" office:value="124.80662" calcext:value-type="float">
            <text:p>124.80662</text:p>
          </table:table-cell>
          <table:table-cell office:value-type="float" office:value="126.09513" calcext:value-type="float">
            <text:p>126.09513</text:p>
          </table:table-cell>
          <table:table-cell office:value-type="float" office:value="124.79808" calcext:value-type="float">
            <text:p>124.79808</text:p>
          </table:table-cell>
          <table:table-cell office:value-type="float" office:value="125.63287" calcext:value-type="float">
            <text:p>125.63287</text:p>
          </table:table-cell>
          <table:table-cell office:value-type="float" office:value="124.36666" calcext:value-type="float">
            <text:p>124.3666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7325" calcext:value-type="float">
            <text:p>124.7325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71446" calcext:value-type="float">
            <text:p>124.71446</text:p>
          </table:table-cell>
          <table:table-cell/>
        </table:table-row>
        <table:table-row table:style-name="ro1">
          <table:table-cell office:value-type="float" office:value="123.81201" calcext:value-type="float">
            <text:p>123.81201</text:p>
          </table:table-cell>
          <table:table-cell office:value-type="float" office:value="125.52638" calcext:value-type="float">
            <text:p>125.52638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3.82968" calcext:value-type="float">
            <text:p>123.82968</text:p>
          </table:table-cell>
          <table:table-cell office:value-type="float" office:value="125.71005" calcext:value-type="float">
            <text:p>125.71005</text:p>
          </table:table-cell>
          <table:table-cell office:value-type="float" office:value="125.06181" calcext:value-type="float">
            <text:p>125.06181</text:p>
          </table:table-cell>
          <table:table-cell office:value-type="float" office:value="124.29656" calcext:value-type="float">
            <text:p>124.29656</text:p>
          </table:table-cell>
          <table:table-cell office:value-type="float" office:value="125.52548" calcext:value-type="float">
            <text:p>125.52548</text:p>
          </table:table-cell>
          <table:table-cell office:value-type="float" office:value="123.81127" calcext:value-type="float">
            <text:p>123.81127</text:p>
          </table:table-cell>
          <table:table-cell office:value-type="float" office:value="124.39494" calcext:value-type="float">
            <text:p>124.39494</text:p>
          </table:table-cell>
          <table:table-cell office:value-type="float" office:value="124.47635" calcext:value-type="float">
            <text:p>124.47635</text:p>
          </table:table-cell>
          <table:table-cell office:value-type="float" office:value="125.73079" calcext:value-type="float">
            <text:p>125.73079</text:p>
          </table:table-cell>
          <table:table-cell office:value-type="float" office:value="124.79808" calcext:value-type="float">
            <text:p>124.79808</text:p>
          </table:table-cell>
          <table:table-cell office:value-type="float" office:value="125.07769" calcext:value-type="float">
            <text:p>125.07769</text:p>
          </table:table-cell>
          <table:table-cell office:value-type="float" office:value="123.83006" calcext:value-type="float">
            <text:p>123.83006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7325" calcext:value-type="float">
            <text:p>124.7325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38565" calcext:value-type="float">
            <text:p>124.38565</text:p>
          </table:table-cell>
          <table:table-cell/>
        </table:table-row>
        <table:table-row table:style-name="ro1">
          <table:table-cell office:value-type="float" office:value="123.49868" calcext:value-type="float">
            <text:p>123.49868</text:p>
          </table:table-cell>
          <table:table-cell office:value-type="float" office:value="125.52638" calcext:value-type="float">
            <text:p>125.52638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3.82968" calcext:value-type="float">
            <text:p>123.82968</text:p>
          </table:table-cell>
          <table:table-cell office:value-type="float" office:value="125.35704" calcext:value-type="float">
            <text:p>125.35704</text:p>
          </table:table-cell>
          <table:table-cell office:value-type="float" office:value="124.7309" calcext:value-type="float">
            <text:p>124.7309</text:p>
          </table:table-cell>
          <table:table-cell office:value-type="float" office:value="124.29656" calcext:value-type="float">
            <text:p>124.29656</text:p>
          </table:table-cell>
          <table:table-cell office:value-type="float" office:value="125.18401" calcext:value-type="float">
            <text:p>125.18401</text:p>
          </table:table-cell>
          <table:table-cell office:value-type="float" office:value="123.49835" calcext:value-type="float">
            <text:p>123.49835</text:p>
          </table:table-cell>
          <table:table-cell office:value-type="float" office:value="124.39494" calcext:value-type="float">
            <text:p>124.39494</text:p>
          </table:table-cell>
          <table:table-cell office:value-type="float" office:value="124.47635" calcext:value-type="float">
            <text:p>124.47635</text:p>
          </table:table-cell>
          <table:table-cell office:value-type="float" office:value="125.73079" calcext:value-type="float">
            <text:p>125.73079</text:p>
          </table:table-cell>
          <table:table-cell office:value-type="float" office:value="124.4592" calcext:value-type="float">
            <text:p>124.4592</text:p>
          </table:table-cell>
          <table:table-cell office:value-type="float" office:value="124.73853" calcext:value-type="float">
            <text:p>124.73853</text:p>
          </table:table-cell>
          <table:table-cell office:value-type="float" office:value="123.50544" calcext:value-type="float">
            <text:p>123.50544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39448" calcext:value-type="float">
            <text:p>124.39448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4.38565" calcext:value-type="float">
            <text:p>124.38565</text:p>
          </table:table-cell>
          <table:table-cell/>
        </table:table-row>
        <table:table-row table:style-name="ro1">
          <table:table-cell office:value-type="float" office:value="123.49868" calcext:value-type="float">
            <text:p>123.49868</text:p>
          </table:table-cell>
          <table:table-cell office:value-type="float" office:value="125.18498" calcext:value-type="float">
            <text:p>125.18498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3.50538" calcext:value-type="float">
            <text:p>123.50538</text:p>
          </table:table-cell>
          <table:table-cell office:value-type="float" office:value="125.35704" calcext:value-type="float">
            <text:p>125.35704</text:p>
          </table:table-cell>
          <table:table-cell office:value-type="float" office:value="124.7309" calcext:value-type="float">
            <text:p>124.7309</text:p>
          </table:table-cell>
          <table:table-cell office:value-type="float" office:value="123.75502" calcext:value-type="float">
            <text:p>123.75502</text:p>
          </table:table-cell>
          <table:table-cell office:value-type="float" office:value="125.18401" calcext:value-type="float">
            <text:p>125.18401</text:p>
          </table:table-cell>
          <table:table-cell office:value-type="float" office:value="123.49835" calcext:value-type="float">
            <text:p>123.49835</text:p>
          </table:table-cell>
          <table:table-cell office:value-type="float" office:value="123.8536" calcext:value-type="float">
            <text:p>123.8536</text:p>
          </table:table-cell>
          <table:table-cell office:value-type="float" office:value="123.92633" calcext:value-type="float">
            <text:p>123.92633</text:p>
          </table:table-cell>
          <table:table-cell office:value-type="float" office:value="125.17573" calcext:value-type="float">
            <text:p>125.17573</text:p>
          </table:table-cell>
          <table:table-cell office:value-type="float" office:value="123.91689" calcext:value-type="float">
            <text:p>123.91689</text:p>
          </table:table-cell>
          <table:table-cell office:value-type="float" office:value="124.73853" calcext:value-type="float">
            <text:p>124.73853</text:p>
          </table:table-cell>
          <table:table-cell office:value-type="float" office:value="123.50544" calcext:value-type="float">
            <text:p>123.50544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3.85322" calcext:value-type="float">
            <text:p>123.85322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3.83364" calcext:value-type="float">
            <text:p>123.83364</text:p>
          </table:table-cell>
          <table:table-cell/>
        </table:table-row>
        <table:table-row table:style-name="ro1">
          <table:table-cell office:value-type="float" office:value="122.96302" calcext:value-type="float">
            <text:p>122.96302</text:p>
          </table:table-cell>
          <table:table-cell office:value-type="float" office:value="124.63233" calcext:value-type="float">
            <text:p>124.63233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2.98016" calcext:value-type="float">
            <text:p>122.98016</text:p>
          </table:table-cell>
          <table:table-cell office:value-type="float" office:value="124.8039" calcext:value-type="float">
            <text:p>124.8039</text:p>
          </table:table-cell>
          <table:table-cell office:value-type="float" office:value="124.17843" calcext:value-type="float">
            <text:p>124.17843</text:p>
          </table:table-cell>
          <table:table-cell office:value-type="float" office:value="123.44004" calcext:value-type="float">
            <text:p>123.44004</text:p>
          </table:table-cell>
          <table:table-cell office:value-type="float" office:value="124.63124" calcext:value-type="float">
            <text:p>124.63124</text:p>
          </table:table-cell>
          <table:table-cell office:value-type="float" office:value="122.9629" calcext:value-type="float">
            <text:p>122.9629</text:p>
          </table:table-cell>
          <table:table-cell office:value-type="float" office:value="123.53694" calcext:value-type="float">
            <text:p>123.53694</text:p>
          </table:table-cell>
          <table:table-cell office:value-type="float" office:value="123.60893" calcext:value-type="float">
            <text:p>123.60893</text:p>
          </table:table-cell>
          <table:table-cell office:value-type="float" office:value="124.83464" calcext:value-type="float">
            <text:p>124.83464</text:p>
          </table:table-cell>
          <table:table-cell office:value-type="float" office:value="123.58988" calcext:value-type="float">
            <text:p>123.58988</text:p>
          </table:table-cell>
          <table:table-cell office:value-type="float" office:value="124.18627" calcext:value-type="float">
            <text:p>124.18627</text:p>
          </table:table-cell>
          <table:table-cell office:value-type="float" office:value="122.97989" calcext:value-type="float">
            <text:p>122.97989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3.53661" calcext:value-type="float">
            <text:p>123.53661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3.51648" calcext:value-type="float">
            <text:p>123.51648</text:p>
          </table:table-cell>
          <table:table-cell/>
        </table:table-row>
        <table:table-row table:style-name="ro1">
          <table:table-cell office:value-type="float" office:value="122.66121" calcext:value-type="float">
            <text:p>122.66121</text:p>
          </table:table-cell>
          <table:table-cell office:value-type="float" office:value="124.29417" calcext:value-type="float">
            <text:p>124.29417</text:p>
          </table:table-cell>
          <table:table-cell table:number-columns-repeated="2" office:value-type="float" office:value="126.58989" calcext:value-type="float">
            <text:p>126.58989</text:p>
          </table:table-cell>
          <table:table-cell office:value-type="float" office:value="122.67882" calcext:value-type="float">
            <text:p>122.67882</text:p>
          </table:table-cell>
          <table:table-cell office:value-type="float" office:value="124.47363" calcext:value-type="float">
            <text:p>124.47363</text:p>
          </table:table-cell>
          <table:table-cell office:value-type="float" office:value="123.85266" calcext:value-type="float">
            <text:p>123.85266</text:p>
          </table:table-cell>
          <table:table-cell office:value-type="float" office:value="122.90179" calcext:value-type="float">
            <text:p>122.90179</text:p>
          </table:table-cell>
          <table:table-cell office:value-type="float" office:value="124.2931" calcext:value-type="float">
            <text:p>124.2931</text:p>
          </table:table-cell>
          <table:table-cell office:value-type="float" office:value="122.65916" calcext:value-type="float">
            <text:p>122.65916</text:p>
          </table:table-cell>
          <table:table-cell office:value-type="float" office:value="122.99863" calcext:value-type="float">
            <text:p>122.99863</text:p>
          </table:table-cell>
          <table:table-cell office:value-type="float" office:value="123.06976" calcext:value-type="float">
            <text:p>123.06976</text:p>
          </table:table-cell>
          <table:table-cell office:value-type="float" office:value="124.83464" calcext:value-type="float">
            <text:p>124.83464</text:p>
          </table:table-cell>
          <table:table-cell office:value-type="float" office:value="123.05063" calcext:value-type="float">
            <text:p>123.05063</text:p>
          </table:table-cell>
          <table:table-cell office:value-type="float" office:value="123.85898" calcext:value-type="float">
            <text:p>123.85898</text:p>
          </table:table-cell>
          <table:table-cell office:value-type="float" office:value="122.67823" calcext:value-type="float">
            <text:p>122.67823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99833" calcext:value-type="float">
            <text:p>122.99833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9792" calcext:value-type="float">
            <text:p>122.9792</text:p>
          </table:table-cell>
          <table:table-cell/>
        </table:table-row>
        <table:table-row table:style-name="ro1">
          <table:table-cell office:value-type="float" office:value="122.13687" calcext:value-type="float">
            <text:p>122.13687</text:p>
          </table:table-cell>
          <table:table-cell office:value-type="float" office:value="123.75246" calcext:value-type="float">
            <text:p>123.75246</text:p>
          </table:table-cell>
          <table:table-cell office:value-type="float" office:value="126.5405" calcext:value-type="float">
            <text:p>126.5405</text:p>
          </table:table-cell>
          <table:table-cell office:value-type="float" office:value="126.28705" calcext:value-type="float">
            <text:p>126.28705</text:p>
          </table:table-cell>
          <table:table-cell office:value-type="float" office:value="122.15633" calcext:value-type="float">
            <text:p>122.15633</text:p>
          </table:table-cell>
          <table:table-cell office:value-type="float" office:value="123.92354" calcext:value-type="float">
            <text:p>123.92354</text:p>
          </table:table-cell>
          <table:table-cell office:value-type="float" office:value="123.31182" calcext:value-type="float">
            <text:p>123.31182</text:p>
          </table:table-cell>
          <table:table-cell office:value-type="float" office:value="122.59852" calcext:value-type="float">
            <text:p>122.59852</text:p>
          </table:table-cell>
          <table:table-cell office:value-type="float" office:value="123.75322" calcext:value-type="float">
            <text:p>123.75322</text:p>
          </table:table-cell>
          <table:table-cell office:value-type="float" office:value="122.1359" calcext:value-type="float">
            <text:p>122.1359</text:p>
          </table:table-cell>
          <table:table-cell office:value-type="float" office:value="122.6951" calcext:value-type="float">
            <text:p>122.6951</text:p>
          </table:table-cell>
          <table:table-cell office:value-type="float" office:value="122.75378" calcext:value-type="float">
            <text:p>122.75378</text:p>
          </table:table-cell>
          <table:table-cell office:value-type="float" office:value="124.28373" calcext:value-type="float">
            <text:p>124.28373</text:p>
          </table:table-cell>
          <table:table-cell office:value-type="float" office:value="122.74621" calcext:value-type="float">
            <text:p>122.74621</text:p>
          </table:table-cell>
          <table:table-cell office:value-type="float" office:value="123.32002" calcext:value-type="float">
            <text:p>123.32002</text:p>
          </table:table-cell>
          <table:table-cell office:value-type="float" office:value="122.15372" calcext:value-type="float">
            <text:p>122.15372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69475" calcext:value-type="float">
            <text:p>122.69475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67353" calcext:value-type="float">
            <text:p>122.67353</text:p>
          </table:table-cell>
          <table:table-cell/>
        </table:table-row>
        <table:table-row table:style-name="ro1">
          <table:table-cell office:value-type="float" office:value="121.84865" calcext:value-type="float">
            <text:p>121.84865</text:p>
          </table:table-cell>
          <table:table-cell office:value-type="float" office:value="123.43556" calcext:value-type="float">
            <text:p>123.43556</text:p>
          </table:table-cell>
          <table:table-cell office:value-type="float" office:value="126.5405" calcext:value-type="float">
            <text:p>126.5405</text:p>
          </table:table-cell>
          <table:table-cell office:value-type="float" office:value="125.90546" calcext:value-type="float">
            <text:p>125.90546</text:p>
          </table:table-cell>
          <table:table-cell office:value-type="float" office:value="121.86646" calcext:value-type="float">
            <text:p>121.86646</text:p>
          </table:table-cell>
          <table:table-cell office:value-type="float" office:value="123.60625" calcext:value-type="float">
            <text:p>123.60625</text:p>
          </table:table-cell>
          <table:table-cell office:value-type="float" office:value="122.99739" calcext:value-type="float">
            <text:p>122.99739</text:p>
          </table:table-cell>
          <table:table-cell office:value-type="float" office:value="122.07141" calcext:value-type="float">
            <text:p>122.07141</text:p>
          </table:table-cell>
          <table:table-cell office:value-type="float" office:value="123.43636" calcext:value-type="float">
            <text:p>123.43636</text:p>
          </table:table-cell>
          <table:table-cell office:value-type="float" office:value="121.84579" calcext:value-type="float">
            <text:p>121.84579</text:p>
          </table:table-cell>
          <table:table-cell office:value-type="float" office:value="122.16984" calcext:value-type="float">
            <text:p>122.16984</text:p>
          </table:table-cell>
          <table:table-cell office:value-type="float" office:value="122.228" calcext:value-type="float">
            <text:p>122.228</text:p>
          </table:table-cell>
          <table:table-cell office:value-type="float" office:value="123.95618" calcext:value-type="float">
            <text:p>123.95618</text:p>
          </table:table-cell>
          <table:table-cell office:value-type="float" office:value="122.21834" calcext:value-type="float">
            <text:p>122.21834</text:p>
          </table:table-cell>
          <table:table-cell office:value-type="float" office:value="123.01392" calcext:value-type="float">
            <text:p>123.01392</text:p>
          </table:table-cell>
          <table:table-cell office:value-type="float" office:value="121.86519" calcext:value-type="float">
            <text:p>121.86519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16939" calcext:value-type="float">
            <text:p>122.16939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2.14779" calcext:value-type="float">
            <text:p>122.14779</text:p>
          </table:table-cell>
          <table:table-cell/>
        </table:table-row>
        <table:table-row table:style-name="ro1">
          <table:table-cell office:value-type="float" office:value="121.33553" calcext:value-type="float">
            <text:p>121.33553</text:p>
          </table:table-cell>
          <table:table-cell office:value-type="float" office:value="122.897" calcext:value-type="float">
            <text:p>122.897</text:p>
          </table:table-cell>
          <table:table-cell office:value-type="float" office:value="125.99587" calcext:value-type="float">
            <text:p>125.99587</text:p>
          </table:table-cell>
          <table:table-cell office:value-type="float" office:value="125.90546" calcext:value-type="float">
            <text:p>125.90546</text:p>
          </table:table-cell>
          <table:table-cell office:value-type="float" office:value="121.35515" calcext:value-type="float">
            <text:p>121.35515</text:p>
          </table:table-cell>
          <table:table-cell office:value-type="float" office:value="123.06746" calcext:value-type="float">
            <text:p>123.06746</text:p>
          </table:table-cell>
          <table:table-cell office:value-type="float" office:value="122.45935" calcext:value-type="float">
            <text:p>122.45935</text:p>
          </table:table-cell>
          <table:table-cell office:value-type="float" office:value="121.77956" calcext:value-type="float">
            <text:p>121.77956</text:p>
          </table:table-cell>
          <table:table-cell office:value-type="float" office:value="122.89745" calcext:value-type="float">
            <text:p>122.89745</text:p>
          </table:table-cell>
          <table:table-cell office:value-type="float" office:value="121.33403" calcext:value-type="float">
            <text:p>121.33403</text:p>
          </table:table-cell>
          <table:table-cell office:value-type="float" office:value="121.87814" calcext:value-type="float">
            <text:p>121.87814</text:p>
          </table:table-cell>
          <table:table-cell office:value-type="float" office:value="121.93552" calcext:value-type="float">
            <text:p>121.93552</text:p>
          </table:table-cell>
          <table:table-cell office:value-type="float" office:value="123.41658" calcext:value-type="float">
            <text:p>123.41658</text:p>
          </table:table-cell>
          <table:table-cell office:value-type="float" office:value="121.91632" calcext:value-type="float">
            <text:p>121.91632</text:p>
          </table:table-cell>
          <table:table-cell office:value-type="float" office:value="122.47752" calcext:value-type="float">
            <text:p>122.47752</text:p>
          </table:table-cell>
          <table:table-cell office:value-type="float" office:value="121.34369" calcext:value-type="float">
            <text:p>121.34369</text:p>
          </table:table-cell>
          <table:table-cell office:value-type="float" office:value="126.5405" calcext:value-type="float">
            <text:p>126.5405</text:p>
          </table:table-cell>
          <table:table-cell office:value-type="float" office:value="121.87758" calcext:value-type="float">
            <text:p>121.87758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1.85546" calcext:value-type="float">
            <text:p>121.85546</text:p>
          </table:table-cell>
          <table:table-cell/>
        </table:table-row>
        <table:table-row table:style-name="ro1">
          <table:table-cell office:value-type="float" office:value="121.05898" calcext:value-type="float">
            <text:p>121.05898</text:p>
          </table:table-cell>
          <table:table-cell office:value-type="float" office:value="122.59342" calcext:value-type="float">
            <text:p>122.59342</text:p>
          </table:table-cell>
          <table:table-cell office:value-type="float" office:value="125.62989" calcext:value-type="float">
            <text:p>125.62989</text:p>
          </table:table-cell>
          <table:table-cell office:value-type="float" office:value="125.33999" calcext:value-type="float">
            <text:p>125.33999</text:p>
          </table:table-cell>
          <table:table-cell office:value-type="float" office:value="121.07857" calcext:value-type="float">
            <text:p>121.07857</text:p>
          </table:table-cell>
          <table:table-cell office:value-type="float" office:value="122.7521" calcext:value-type="float">
            <text:p>122.7521</text:p>
          </table:table-cell>
          <table:table-cell office:value-type="float" office:value="122.16647" calcext:value-type="float">
            <text:p>122.16647</text:p>
          </table:table-cell>
          <table:table-cell office:value-type="float" office:value="121.26572" calcext:value-type="float">
            <text:p>121.26572</text:p>
          </table:table-cell>
          <table:table-cell office:value-type="float" office:value="122.59374" calcext:value-type="float">
            <text:p>122.59374</text:p>
          </table:table-cell>
          <table:table-cell office:value-type="float" office:value="121.05746" calcext:value-type="float">
            <text:p>121.05746</text:p>
          </table:table-cell>
          <table:table-cell office:value-type="float" office:value="121.36384" calcext:value-type="float">
            <text:p>121.36384</text:p>
          </table:table-cell>
          <table:table-cell office:value-type="float" office:value="121.42079" calcext:value-type="float">
            <text:p>121.42079</text:p>
          </table:table-cell>
          <table:table-cell office:value-type="float" office:value="123.10011" calcext:value-type="float">
            <text:p>123.10011</text:p>
          </table:table-cell>
          <table:table-cell office:value-type="float" office:value="121.40197" calcext:value-type="float">
            <text:p>121.40197</text:p>
          </table:table-cell>
          <table:table-cell office:value-type="float" office:value="122.18481" calcext:value-type="float">
            <text:p>122.18481</text:p>
          </table:table-cell>
          <table:table-cell office:value-type="float" office:value="121.07664" calcext:value-type="float">
            <text:p>121.07664</text:p>
          </table:table-cell>
          <table:table-cell office:value-type="float" office:value="125.99626" calcext:value-type="float">
            <text:p>125.99626</text:p>
          </table:table-cell>
          <table:table-cell office:value-type="float" office:value="121.36365" calcext:value-type="float">
            <text:p>121.36365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1.34125" calcext:value-type="float">
            <text:p>121.34125</text:p>
          </table:table-cell>
          <table:table-cell/>
        </table:table-row>
        <table:table-row table:style-name="ro1">
          <table:table-cell office:value-type="float" office:value="120.549" calcext:value-type="float">
            <text:p>120.549</text:p>
          </table:table-cell>
          <table:table-cell office:value-type="float" office:value="122.06782" calcext:value-type="float">
            <text:p>122.06782</text:p>
          </table:table-cell>
          <table:table-cell office:value-type="float" office:value="125.07581" calcext:value-type="float">
            <text:p>125.07581</text:p>
          </table:table-cell>
          <table:table-cell office:value-type="float" office:value="124.99834" calcext:value-type="float">
            <text:p>124.99834</text:p>
          </table:table-cell>
          <table:table-cell office:value-type="float" office:value="120.57832" calcext:value-type="float">
            <text:p>120.57832</text:p>
          </table:table-cell>
          <table:table-cell office:value-type="float" office:value="122.22598" calcext:value-type="float">
            <text:p>122.22598</text:p>
          </table:table-cell>
          <table:table-cell office:value-type="float" office:value="121.6416" calcext:value-type="float">
            <text:p>121.6416</text:p>
          </table:table-cell>
          <table:table-cell office:value-type="float" office:value="120.98726" calcext:value-type="float">
            <text:p>120.98726</text:p>
          </table:table-cell>
          <table:table-cell office:value-type="float" office:value="122.06646" calcext:value-type="float">
            <text:p>122.06646</text:p>
          </table:table-cell>
          <table:table-cell office:value-type="float" office:value="120.54716" calcext:value-type="float">
            <text:p>120.54716</text:p>
          </table:table-cell>
          <table:table-cell office:value-type="float" office:value="121.08531" calcext:value-type="float">
            <text:p>121.08531</text:p>
          </table:table-cell>
          <table:table-cell office:value-type="float" office:value="121.14208" calcext:value-type="float">
            <text:p>121.14208</text:p>
          </table:table-cell>
          <table:table-cell office:value-type="float" office:value="122.57319" calcext:value-type="float">
            <text:p>122.57319</text:p>
          </table:table-cell>
          <table:table-cell office:value-type="float" office:value="121.12318" calcext:value-type="float">
            <text:p>121.12318</text:p>
          </table:table-cell>
          <table:table-cell office:value-type="float" office:value="121.65994" calcext:value-type="float">
            <text:p>121.65994</text:p>
          </table:table-cell>
          <table:table-cell office:value-type="float" office:value="120.57615" calcext:value-type="float">
            <text:p>120.57615</text:p>
          </table:table-cell>
          <table:table-cell office:value-type="float" office:value="125.99626" calcext:value-type="float">
            <text:p>125.99626</text:p>
          </table:table-cell>
          <table:table-cell office:value-type="float" office:value="121.08522" calcext:value-type="float">
            <text:p>121.08522</text:p>
          </table:table-cell>
          <table:table-cell office:value-type="float" office:value="126.58989" calcext:value-type="float">
            <text:p>126.58989</text:p>
          </table:table-cell>
          <table:table-cell office:value-type="float" office:value="121.06233" calcext:value-type="float">
            <text:p>121.06233</text:p>
          </table:table-cell>
          <table:table-cell/>
        </table:table-row>
        <table:table-row table:style-name="ro1">
          <table:table-cell office:value-type="float" office:value="120.29539" calcext:value-type="float">
            <text:p>120.29539</text:p>
          </table:table-cell>
          <table:table-cell office:value-type="float" office:value="121.77558" calcext:value-type="float">
            <text:p>121.77558</text:p>
          </table:table-cell>
          <table:table-cell office:value-type="float" office:value="125.07581" calcext:value-type="float">
            <text:p>125.07581</text:p>
          </table:table-cell>
          <table:table-cell office:value-type="float" office:value="124.44525" calcext:value-type="float">
            <text:p>124.44525</text:p>
          </table:table-cell>
          <table:table-cell office:value-type="float" office:value="120.31308" calcext:value-type="float">
            <text:p>120.31308</text:p>
          </table:table-cell>
          <table:table-cell office:value-type="float" office:value="121.93336" calcext:value-type="float">
            <text:p>121.93336</text:p>
          </table:table-cell>
          <table:table-cell office:value-type="float" office:value="121.36216" calcext:value-type="float">
            <text:p>121.36216</text:p>
          </table:table-cell>
          <table:table-cell office:value-type="float" office:value="120.48432" calcext:value-type="float">
            <text:p>120.48432</text:p>
          </table:table-cell>
          <table:table-cell office:value-type="float" office:value="121.7746" calcext:value-type="float">
            <text:p>121.7746</text:p>
          </table:table-cell>
          <table:table-cell office:value-type="float" office:value="120.2935" calcext:value-type="float">
            <text:p>120.2935</text:p>
          </table:table-cell>
          <table:table-cell office:value-type="float" office:value="120.58225" calcext:value-type="float">
            <text:p>120.58225</text:p>
          </table:table-cell>
          <table:table-cell office:value-type="float" office:value="120.63828" calcext:value-type="float">
            <text:p>120.63828</text:p>
          </table:table-cell>
          <table:table-cell office:value-type="float" office:value="122.2801" calcext:value-type="float">
            <text:p>122.2801</text:p>
          </table:table-cell>
          <table:table-cell office:value-type="float" office:value="120.61027" calcext:value-type="float">
            <text:p>120.61027</text:p>
          </table:table-cell>
          <table:table-cell office:value-type="float" office:value="121.37827" calcext:value-type="float">
            <text:p>121.37827</text:p>
          </table:table-cell>
          <table:table-cell office:value-type="float" office:value="120.31103" calcext:value-type="float">
            <text:p>120.31103</text:p>
          </table:table-cell>
          <table:table-cell office:value-type="float" office:value="125.63016" calcext:value-type="float">
            <text:p>125.63016</text:p>
          </table:table-cell>
          <table:table-cell office:value-type="float" office:value="120.58293" calcext:value-type="float">
            <text:p>120.58293</text:p>
          </table:table-cell>
          <table:table-cell office:value-type="float" office:value="126.28719" calcext:value-type="float">
            <text:p>126.28719</text:p>
          </table:table-cell>
          <table:table-cell office:value-type="float" office:value="120.55946" calcext:value-type="float">
            <text:p>120.55946</text:p>
          </table:table-cell>
          <table:table-cell/>
        </table:table-row>
        <table:table-row table:style-name="ro1">
          <table:table-cell office:value-type="float" office:value="119.79632" calcext:value-type="float">
            <text:p>119.79632</text:p>
          </table:table-cell>
          <table:table-cell office:value-type="float" office:value="121.26116" calcext:value-type="float">
            <text:p>121.26116</text:p>
          </table:table-cell>
          <table:table-cell office:value-type="float" office:value="124.73469" calcext:value-type="float">
            <text:p>124.73469</text:p>
          </table:table-cell>
          <table:table-cell office:value-type="float" office:value="124.11695" calcext:value-type="float">
            <text:p>124.11695</text:p>
          </table:table-cell>
          <table:table-cell office:value-type="float" office:value="119.82578" calcext:value-type="float">
            <text:p>119.82578</text:p>
          </table:table-cell>
          <table:table-cell office:value-type="float" office:value="121.41826" calcext:value-type="float">
            <text:p>121.41826</text:p>
          </table:table-cell>
          <table:table-cell office:value-type="float" office:value="120.84872" calcext:value-type="float">
            <text:p>120.84872</text:p>
          </table:table-cell>
          <table:table-cell office:value-type="float" office:value="120.22735" calcext:value-type="float">
            <text:p>120.22735</text:p>
          </table:table-cell>
          <table:table-cell office:value-type="float" office:value="121.26044" calcext:value-type="float">
            <text:p>121.26044</text:p>
          </table:table-cell>
          <table:table-cell office:value-type="float" office:value="119.79442" calcext:value-type="float">
            <text:p>119.79442</text:p>
          </table:table-cell>
          <table:table-cell office:value-type="float" office:value="120.3252" calcext:value-type="float">
            <text:p>120.3252</text:p>
          </table:table-cell>
          <table:table-cell office:value-type="float" office:value="120.37147" calcext:value-type="float">
            <text:p>120.37147</text:p>
          </table:table-cell>
          <table:table-cell office:value-type="float" office:value="121.75316" calcext:value-type="float">
            <text:p>121.75316</text:p>
          </table:table-cell>
          <table:table-cell office:value-type="float" office:value="120.35292" calcext:value-type="float">
            <text:p>120.35292</text:p>
          </table:table-cell>
          <table:table-cell office:value-type="float" office:value="120.8647" calcext:value-type="float">
            <text:p>120.8647</text:p>
          </table:table-cell>
          <table:table-cell office:value-type="float" office:value="119.82376" calcext:value-type="float">
            <text:p>119.82376</text:p>
          </table:table-cell>
          <table:table-cell office:value-type="float" office:value="125.07603" calcext:value-type="float">
            <text:p>125.07603</text:p>
          </table:table-cell>
          <table:table-cell office:value-type="float" office:value="120.32631" calcext:value-type="float">
            <text:p>120.32631</text:p>
          </table:table-cell>
          <table:table-cell office:value-type="float" office:value="126.28719" calcext:value-type="float">
            <text:p>126.28719</text:p>
          </table:table-cell>
          <table:table-cell office:value-type="float" office:value="120.29458" calcext:value-type="float">
            <text:p>120.29458</text:p>
          </table:table-cell>
          <table:table-cell/>
        </table:table-row>
        <table:table-row table:style-name="ro1">
          <table:table-cell office:value-type="float" office:value="119.55453" calcext:value-type="float">
            <text:p>119.55453</text:p>
          </table:table-cell>
          <table:table-cell office:value-type="float" office:value="120.98236" calcext:value-type="float">
            <text:p>120.98236</text:p>
          </table:table-cell>
          <table:table-cell office:value-type="float" office:value="124.18164" calcext:value-type="float">
            <text:p>124.18164</text:p>
          </table:table-cell>
          <table:table-cell office:value-type="float" office:value="123.57652" calcext:value-type="float">
            <text:p>123.57652</text:p>
          </table:table-cell>
          <table:table-cell office:value-type="float" office:value="119.58401" calcext:value-type="float">
            <text:p>119.58401</text:p>
          </table:table-cell>
          <table:table-cell office:value-type="float" office:value="121.13929" calcext:value-type="float">
            <text:p>121.13929</text:p>
          </table:table-cell>
          <table:table-cell office:value-type="float" office:value="120.58083" calcext:value-type="float">
            <text:p>120.58083</text:p>
          </table:table-cell>
          <table:table-cell office:value-type="float" office:value="119.72776" calcext:value-type="float">
            <text:p>119.72776</text:p>
          </table:table-cell>
          <table:table-cell office:value-type="float" office:value="120.9817" calcext:value-type="float">
            <text:p>120.9817</text:p>
          </table:table-cell>
          <table:table-cell office:value-type="float" office:value="119.55267" calcext:value-type="float">
            <text:p>119.55267</text:p>
          </table:table-cell>
          <table:table-cell office:value-type="float" office:value="119.82563" calcext:value-type="float">
            <text:p>119.82563</text:p>
          </table:table-cell>
          <table:table-cell office:value-type="float" office:value="119.86959" calcext:value-type="float">
            <text:p>119.86959</text:p>
          </table:table-cell>
          <table:table-cell office:value-type="float" office:value="121.4735" calcext:value-type="float">
            <text:p>121.4735</text:p>
          </table:table-cell>
          <table:table-cell office:value-type="float" office:value="119.85325" calcext:value-type="float">
            <text:p>119.85325</text:p>
          </table:table-cell>
          <table:table-cell office:value-type="float" office:value="120.59898" calcext:value-type="float">
            <text:p>120.59898</text:p>
          </table:table-cell>
          <table:table-cell office:value-type="float" office:value="119.57983" calcext:value-type="float">
            <text:p>119.57983</text:p>
          </table:table-cell>
          <table:table-cell office:value-type="float" office:value="125.07603" calcext:value-type="float">
            <text:p>125.07603</text:p>
          </table:table-cell>
          <table:table-cell office:value-type="float" office:value="119.82743" calcext:value-type="float">
            <text:p>119.82743</text:p>
          </table:table-cell>
          <table:table-cell office:value-type="float" office:value="125.90543" calcext:value-type="float">
            <text:p>125.90543</text:p>
          </table:table-cell>
          <table:table-cell office:value-type="float" office:value="119.80314" calcext:value-type="float">
            <text:p>119.80314</text:p>
          </table:table-cell>
          <table:table-cell/>
        </table:table-row>
        <table:table-row table:style-name="ro1">
          <table:table-cell office:value-type="float" office:value="119.07839" calcext:value-type="float">
            <text:p>119.07839</text:p>
          </table:table-cell>
          <table:table-cell office:value-type="float" office:value="120.47929" calcext:value-type="float">
            <text:p>120.47929</text:p>
          </table:table-cell>
          <table:table-cell office:value-type="float" office:value="123.85359" calcext:value-type="float">
            <text:p>123.85359</text:p>
          </table:table-cell>
          <table:table-cell office:value-type="float" office:value="123.26152" calcext:value-type="float">
            <text:p>123.26152</text:p>
          </table:table-cell>
          <table:table-cell office:value-type="float" office:value="119.09641" calcext:value-type="float">
            <text:p>119.09641</text:p>
          </table:table-cell>
          <table:table-cell office:value-type="float" office:value="120.62609" calcext:value-type="float">
            <text:p>120.62609</text:p>
          </table:table-cell>
          <table:table-cell office:value-type="float" office:value="120.07874" calcext:value-type="float">
            <text:p>120.07874</text:p>
          </table:table-cell>
          <table:table-cell office:value-type="float" office:value="119.48437" calcext:value-type="float">
            <text:p>119.48437</text:p>
          </table:table-cell>
          <table:table-cell office:value-type="float" office:value="120.4787" calcext:value-type="float">
            <text:p>120.4787</text:p>
          </table:table-cell>
          <table:table-cell office:value-type="float" office:value="119.0649" calcext:value-type="float">
            <text:p>119.0649</text:p>
          </table:table-cell>
          <table:table-cell office:value-type="float" office:value="119.58012" calcext:value-type="float">
            <text:p>119.58012</text:p>
          </table:table-cell>
          <table:table-cell office:value-type="float" office:value="119.62588" calcext:value-type="float">
            <text:p>119.62588</text:p>
          </table:table-cell>
          <table:table-cell office:value-type="float" office:value="120.95967" calcext:value-type="float">
            <text:p>120.95967</text:p>
          </table:table-cell>
          <table:table-cell office:value-type="float" office:value="119.60731" calcext:value-type="float">
            <text:p>119.60731</text:p>
          </table:table-cell>
          <table:table-cell office:value-type="float" office:value="120.09699" calcext:value-type="float">
            <text:p>120.09699</text:p>
          </table:table-cell>
          <table:table-cell office:value-type="float" office:value="119.09323" calcext:value-type="float">
            <text:p>119.09323</text:p>
          </table:table-cell>
          <table:table-cell office:value-type="float" office:value="124.73516" calcext:value-type="float">
            <text:p>124.73516</text:p>
          </table:table-cell>
          <table:table-cell office:value-type="float" office:value="119.58248" calcext:value-type="float">
            <text:p>119.58248</text:p>
          </table:table-cell>
          <table:table-cell office:value-type="float" office:value="125.3398" calcext:value-type="float">
            <text:p>125.3398</text:p>
          </table:table-cell>
          <table:table-cell office:value-type="float" office:value="119.5599" calcext:value-type="float">
            <text:p>119.5599</text:p>
          </table:table-cell>
          <table:table-cell/>
        </table:table-row>
        <table:table-row table:style-name="ro1">
          <table:table-cell office:value-type="float" office:value="118.84806" calcext:value-type="float">
            <text:p>118.84806</text:p>
          </table:table-cell>
          <table:table-cell office:value-type="float" office:value="120.22198" calcext:value-type="float">
            <text:p>120.22198</text:p>
          </table:table-cell>
          <table:table-cell office:value-type="float" office:value="123.31316" calcext:value-type="float">
            <text:p>123.31316</text:p>
          </table:table-cell>
          <table:table-cell office:value-type="float" office:value="122.72284" calcext:value-type="float">
            <text:p>122.72284</text:p>
          </table:table-cell>
          <table:table-cell office:value-type="float" office:value="118.86628" calcext:value-type="float">
            <text:p>118.86628</text:p>
          </table:table-cell>
          <table:table-cell office:value-type="float" office:value="120.36858" calcext:value-type="float">
            <text:p>120.36858</text:p>
          </table:table-cell>
          <table:table-cell office:value-type="float" office:value="119.82436" calcext:value-type="float">
            <text:p>119.82436</text:p>
          </table:table-cell>
          <table:table-cell office:value-type="float" office:value="119.00447" calcext:value-type="float">
            <text:p>119.00447</text:p>
          </table:table-cell>
          <table:table-cell office:value-type="float" office:value="120.22197" calcext:value-type="float">
            <text:p>120.22197</text:p>
          </table:table-cell>
          <table:table-cell office:value-type="float" office:value="118.84447" calcext:value-type="float">
            <text:p>118.84447</text:p>
          </table:table-cell>
          <table:table-cell office:value-type="float" office:value="119.10175" calcext:value-type="float">
            <text:p>119.10175</text:p>
          </table:table-cell>
          <table:table-cell office:value-type="float" office:value="119.13732" calcext:value-type="float">
            <text:p>119.13732</text:p>
          </table:table-cell>
          <table:table-cell office:value-type="float" office:value="120.69372" calcext:value-type="float">
            <text:p>120.69372</text:p>
          </table:table-cell>
          <table:table-cell office:value-type="float" office:value="119.11869" calcext:value-type="float">
            <text:p>119.11869</text:p>
          </table:table-cell>
          <table:table-cell office:value-type="float" office:value="119.85302" calcext:value-type="float">
            <text:p>119.85302</text:p>
          </table:table-cell>
          <table:table-cell office:value-type="float" office:value="118.86334" calcext:value-type="float">
            <text:p>118.86334</text:p>
          </table:table-cell>
          <table:table-cell office:value-type="float" office:value="124.18213" calcext:value-type="float">
            <text:p>124.18213</text:p>
          </table:table-cell>
          <table:table-cell office:value-type="float" office:value="119.09484" calcext:value-type="float">
            <text:p>119.09484</text:p>
          </table:table-cell>
          <table:table-cell office:value-type="float" office:value="124.99785" calcext:value-type="float">
            <text:p>124.99785</text:p>
          </table:table-cell>
          <table:table-cell office:value-type="float" office:value="119.06966" calcext:value-type="float">
            <text:p>119.06966</text:p>
          </table:table-cell>
          <table:table-cell/>
        </table:table-row>
        <table:table-row table:style-name="ro1">
          <table:table-cell office:value-type="float" office:value="118.3713" calcext:value-type="float">
            <text:p>118.3713</text:p>
          </table:table-cell>
          <table:table-cell office:value-type="float" office:value="119.7224" calcext:value-type="float">
            <text:p>119.7224</text:p>
          </table:table-cell>
          <table:table-cell office:value-type="float" office:value="123.00841" calcext:value-type="float">
            <text:p>123.00841</text:p>
          </table:table-cell>
          <table:table-cell office:value-type="float" office:value="122.41901" calcext:value-type="float">
            <text:p>122.41901</text:p>
          </table:table-cell>
          <table:table-cell office:value-type="float" office:value="118.40119" calcext:value-type="float">
            <text:p>118.40119</text:p>
          </table:table-cell>
          <table:table-cell office:value-type="float" office:value="119.86636" calcext:value-type="float">
            <text:p>119.86636</text:p>
          </table:table-cell>
          <table:table-cell office:value-type="float" office:value="119.33339" calcext:value-type="float">
            <text:p>119.33339</text:p>
          </table:table-cell>
          <table:table-cell office:value-type="float" office:value="118.77296" calcext:value-type="float">
            <text:p>118.77296</text:p>
          </table:table-cell>
          <table:table-cell office:value-type="float" office:value="119.72279" calcext:value-type="float">
            <text:p>119.72279</text:p>
          </table:table-cell>
          <table:table-cell office:value-type="float" office:value="118.36947" calcext:value-type="float">
            <text:p>118.36947</text:p>
          </table:table-cell>
          <table:table-cell office:value-type="float" office:value="118.87027" calcext:value-type="float">
            <text:p>118.87027</text:p>
          </table:table-cell>
          <table:table-cell office:value-type="float" office:value="118.90526" calcext:value-type="float">
            <text:p>118.90526</text:p>
          </table:table-cell>
          <table:table-cell office:value-type="float" office:value="120.19104" calcext:value-type="float">
            <text:p>120.19104</text:p>
          </table:table-cell>
          <table:table-cell office:value-type="float" office:value="118.88666" calcext:value-type="float">
            <text:p>118.88666</text:p>
          </table:table-cell>
          <table:table-cell office:value-type="float" office:value="119.36251" calcext:value-type="float">
            <text:p>119.36251</text:p>
          </table:table-cell>
          <table:table-cell office:value-type="float" office:value="118.39883" calcext:value-type="float">
            <text:p>118.39883</text:p>
          </table:table-cell>
          <table:table-cell office:value-type="float" office:value="123.85394" calcext:value-type="float">
            <text:p>123.85394</text:p>
          </table:table-cell>
          <table:table-cell office:value-type="float" office:value="118.87281" calcext:value-type="float">
            <text:p>118.87281</text:p>
          </table:table-cell>
          <table:table-cell office:value-type="float" office:value="124.99785" calcext:value-type="float">
            <text:p>124.99785</text:p>
          </table:table-cell>
          <table:table-cell office:value-type="float" office:value="118.83795" calcext:value-type="float">
            <text:p>118.83795</text:p>
          </table:table-cell>
          <table:table-cell/>
        </table:table-row>
        <table:table-row table:style-name="ro1">
          <table:table-cell office:value-type="float" office:value="118.15458" calcext:value-type="float">
            <text:p>118.15458</text:p>
          </table:table-cell>
          <table:table-cell office:value-type="float" office:value="119.47676" calcext:value-type="float">
            <text:p>119.47676</text:p>
          </table:table-cell>
          <table:table-cell office:value-type="float" office:value="122.4699" calcext:value-type="float">
            <text:p>122.4699</text:p>
          </table:table-cell>
          <table:table-cell office:value-type="float" office:value="121.90114" calcext:value-type="float">
            <text:p>121.90114</text:p>
          </table:table-cell>
          <table:table-cell office:value-type="float" office:value="118.1829" calcext:value-type="float">
            <text:p>118.1829</text:p>
          </table:table-cell>
          <table:table-cell office:value-type="float" office:value="119.62264" calcext:value-type="float">
            <text:p>119.62264</text:p>
          </table:table-cell>
          <table:table-cell office:value-type="float" office:value="119.10061" calcext:value-type="float">
            <text:p>119.10061</text:p>
          </table:table-cell>
          <table:table-cell office:value-type="float" office:value="118.29665" calcext:value-type="float">
            <text:p>118.29665</text:p>
          </table:table-cell>
          <table:table-cell office:value-type="float" office:value="119.47951" calcext:value-type="float">
            <text:p>119.47951</text:p>
          </table:table-cell>
          <table:table-cell office:value-type="float" office:value="118.15087" calcext:value-type="float">
            <text:p>118.15087</text:p>
          </table:table-cell>
          <table:table-cell office:value-type="float" office:value="118.39354" calcext:value-type="float">
            <text:p>118.39354</text:p>
          </table:table-cell>
          <table:table-cell office:value-type="float" office:value="118.43829" calcext:value-type="float">
            <text:p>118.43829</text:p>
          </table:table-cell>
          <table:table-cell office:value-type="float" office:value="119.94658" calcext:value-type="float">
            <text:p>119.94658</text:p>
          </table:table-cell>
          <table:table-cell office:value-type="float" office:value="118.40975" calcext:value-type="float">
            <text:p>118.40975</text:p>
          </table:table-cell>
          <table:table-cell office:value-type="float" office:value="119.1206" calcext:value-type="float">
            <text:p>119.1206</text:p>
          </table:table-cell>
          <table:table-cell office:value-type="float" office:value="118.18054" calcext:value-type="float">
            <text:p>118.18054</text:p>
          </table:table-cell>
          <table:table-cell office:value-type="float" office:value="123.31405" calcext:value-type="float">
            <text:p>123.31405</text:p>
          </table:table-cell>
          <table:table-cell office:value-type="float" office:value="118.39656" calcext:value-type="float">
            <text:p>118.39656</text:p>
          </table:table-cell>
          <table:table-cell office:value-type="float" office:value="124.44589" calcext:value-type="float">
            <text:p>124.44589</text:p>
          </table:table-cell>
          <table:table-cell office:value-type="float" office:value="118.36147" calcext:value-type="float">
            <text:p>118.36147</text:p>
          </table:table-cell>
          <table:table-cell/>
        </table:table-row>
        <table:table-row table:style-name="ro1">
          <table:table-cell office:value-type="float" office:value="117.70113" calcext:value-type="float">
            <text:p>117.70113</text:p>
          </table:table-cell>
          <table:table-cell office:value-type="float" office:value="118.9982" calcext:value-type="float">
            <text:p>118.9982</text:p>
          </table:table-cell>
          <table:table-cell office:value-type="float" office:value="122.17674" calcext:value-type="float">
            <text:p>122.17674</text:p>
          </table:table-cell>
          <table:table-cell office:value-type="float" office:value="121.61116" calcext:value-type="float">
            <text:p>121.61116</text:p>
          </table:table-cell>
          <table:table-cell office:value-type="float" office:value="117.72942" calcext:value-type="float">
            <text:p>117.72942</text:p>
          </table:table-cell>
          <table:table-cell office:value-type="float" office:value="119.13379" calcext:value-type="float">
            <text:p>119.13379</text:p>
          </table:table-cell>
          <table:table-cell office:value-type="float" office:value="118.62301" calcext:value-type="float">
            <text:p>118.62301</text:p>
          </table:table-cell>
          <table:table-cell office:value-type="float" office:value="118.08668" calcext:value-type="float">
            <text:p>118.08668</text:p>
          </table:table-cell>
          <table:table-cell office:value-type="float" office:value="118.99961" calcext:value-type="float">
            <text:p>118.99961</text:p>
          </table:table-cell>
          <table:table-cell office:value-type="float" office:value="117.6878" calcext:value-type="float">
            <text:p>117.6878</text:p>
          </table:table-cell>
          <table:table-cell office:value-type="float" office:value="118.18376" calcext:value-type="float">
            <text:p>118.18376</text:p>
          </table:table-cell>
          <table:table-cell office:value-type="float" office:value="118.21802" calcext:value-type="float">
            <text:p>118.21802</text:p>
          </table:table-cell>
          <table:table-cell office:value-type="float" office:value="119.45587" calcext:value-type="float">
            <text:p>119.45587</text:p>
          </table:table-cell>
          <table:table-cell office:value-type="float" office:value="118.18954" calcext:value-type="float">
            <text:p>118.18954</text:p>
          </table:table-cell>
          <table:table-cell office:value-type="float" office:value="118.64379" calcext:value-type="float">
            <text:p>118.64379</text:p>
          </table:table-cell>
          <table:table-cell office:value-type="float" office:value="117.72735" calcext:value-type="float">
            <text:p>117.72735</text:p>
          </table:table-cell>
          <table:table-cell office:value-type="float" office:value="123.00925" calcext:value-type="float">
            <text:p>123.00925</text:p>
          </table:table-cell>
          <table:table-cell office:value-type="float" office:value="118.18674" calcext:value-type="float">
            <text:p>118.18674</text:p>
          </table:table-cell>
          <table:table-cell office:value-type="float" office:value="124.11574" calcext:value-type="float">
            <text:p>124.11574</text:p>
          </table:table-cell>
          <table:table-cell office:value-type="float" office:value="118.15334" calcext:value-type="float">
            <text:p>118.15334</text:p>
          </table:table-cell>
          <table:table-cell/>
        </table:table-row>
        <table:table-row table:style-name="ro1">
          <table:table-cell office:value-type="float" office:value="117.49411" calcext:value-type="float">
            <text:p>117.49411</text:p>
          </table:table-cell>
          <table:table-cell office:value-type="float" office:value="118.76654" calcext:value-type="float">
            <text:p>118.76654</text:p>
          </table:table-cell>
          <table:table-cell office:value-type="float" office:value="121.65137" calcext:value-type="float">
            <text:p>121.65137</text:p>
          </table:table-cell>
          <table:table-cell office:value-type="float" office:value="121.0968" calcext:value-type="float">
            <text:p>121.0968</text:p>
          </table:table-cell>
          <table:table-cell office:value-type="float" office:value="117.53451" calcext:value-type="float">
            <text:p>117.53451</text:p>
          </table:table-cell>
          <table:table-cell office:value-type="float" office:value="118.90185" calcext:value-type="float">
            <text:p>118.90185</text:p>
          </table:table-cell>
          <table:table-cell office:value-type="float" office:value="118.39255" calcext:value-type="float">
            <text:p>118.39255</text:p>
          </table:table-cell>
          <table:table-cell office:value-type="float" office:value="117.62165" calcext:value-type="float">
            <text:p>117.62165</text:p>
          </table:table-cell>
          <table:table-cell office:value-type="float" office:value="118.76791" calcext:value-type="float">
            <text:p>118.76791</text:p>
          </table:table-cell>
          <table:table-cell office:value-type="float" office:value="117.49284" calcext:value-type="float">
            <text:p>117.49284</text:p>
          </table:table-cell>
          <table:table-cell office:value-type="float" office:value="117.71863" calcext:value-type="float">
            <text:p>117.71863</text:p>
          </table:table-cell>
          <table:table-cell office:value-type="float" office:value="117.75154" calcext:value-type="float">
            <text:p>117.75154</text:p>
          </table:table-cell>
          <table:table-cell office:value-type="float" office:value="119.21367" calcext:value-type="float">
            <text:p>119.21367</text:p>
          </table:table-cell>
          <table:table-cell office:value-type="float" office:value="117.72405" calcext:value-type="float">
            <text:p>117.72405</text:p>
          </table:table-cell>
          <table:table-cell office:value-type="float" office:value="118.42345" calcext:value-type="float">
            <text:p>118.42345</text:p>
          </table:table-cell>
          <table:table-cell office:value-type="float" office:value="117.53248" calcext:value-type="float">
            <text:p>117.53248</text:p>
          </table:table-cell>
          <table:table-cell office:value-type="float" office:value="122.47065" calcext:value-type="float">
            <text:p>122.47065</text:p>
          </table:table-cell>
          <table:table-cell office:value-type="float" office:value="117.72161" calcext:value-type="float">
            <text:p>117.72161</text:p>
          </table:table-cell>
          <table:table-cell office:value-type="float" office:value="123.57556" calcext:value-type="float">
            <text:p>123.57556</text:p>
          </table:table-cell>
          <table:table-cell office:value-type="float" office:value="117.68627" calcext:value-type="float">
            <text:p>117.68627</text:p>
          </table:table-cell>
          <table:table-cell/>
        </table:table-row>
        <table:table-row table:style-name="ro1">
          <table:table-cell office:value-type="float" office:value="117.05187" calcext:value-type="float">
            <text:p>117.05187</text:p>
          </table:table-cell>
          <table:table-cell office:value-type="float" office:value="118.29002" calcext:value-type="float">
            <text:p>118.29002</text:p>
          </table:table-cell>
          <table:table-cell office:value-type="float" office:value="121.3698" calcext:value-type="float">
            <text:p>121.3698</text:p>
          </table:table-cell>
          <table:table-cell office:value-type="float" office:value="120.82817" calcext:value-type="float">
            <text:p>120.82817</text:p>
          </table:table-cell>
          <table:table-cell office:value-type="float" office:value="117.08289" calcext:value-type="float">
            <text:p>117.08289</text:p>
          </table:table-cell>
          <table:table-cell office:value-type="float" office:value="118.42475" calcext:value-type="float">
            <text:p>118.42475</text:p>
          </table:table-cell>
          <table:table-cell office:value-type="float" office:value="117.92638" calcext:value-type="float">
            <text:p>117.92638</text:p>
          </table:table-cell>
          <table:table-cell office:value-type="float" office:value="117.42356" calcext:value-type="float">
            <text:p>117.42356</text:p>
          </table:table-cell>
          <table:table-cell office:value-type="float" office:value="118.29186" calcext:value-type="float">
            <text:p>118.29186</text:p>
          </table:table-cell>
          <table:table-cell office:value-type="float" office:value="117.04084" calcext:value-type="float">
            <text:p>117.04084</text:p>
          </table:table-cell>
          <table:table-cell office:value-type="float" office:value="117.5206" calcext:value-type="float">
            <text:p>117.5206</text:p>
          </table:table-cell>
          <table:table-cell office:value-type="float" office:value="117.55317" calcext:value-type="float">
            <text:p>117.55317</text:p>
          </table:table-cell>
          <table:table-cell office:value-type="float" office:value="118.73665" calcext:value-type="float">
            <text:p>118.73665</text:p>
          </table:table-cell>
          <table:table-cell office:value-type="float" office:value="117.52522" calcext:value-type="float">
            <text:p>117.52522</text:p>
          </table:table-cell>
          <table:table-cell office:value-type="float" office:value="117.95802" calcext:value-type="float">
            <text:p>117.95802</text:p>
          </table:table-cell>
          <table:table-cell office:value-type="float" office:value="117.08085" calcext:value-type="float">
            <text:p>117.08085</text:p>
          </table:table-cell>
          <table:table-cell office:value-type="float" office:value="122.17728" calcext:value-type="float">
            <text:p>122.17728</text:p>
          </table:table-cell>
          <table:table-cell office:value-type="float" office:value="117.52342" calcext:value-type="float">
            <text:p>117.52342</text:p>
          </table:table-cell>
          <table:table-cell office:value-type="float" office:value="123.26044" calcext:value-type="float">
            <text:p>123.26044</text:p>
          </table:table-cell>
          <table:table-cell office:value-type="float" office:value="117.49017" calcext:value-type="float">
            <text:p>117.49017</text:p>
          </table:table-cell>
          <table:table-cell/>
        </table:table-row>
        <table:table-row table:style-name="ro1">
          <table:table-cell office:value-type="float" office:value="116.86874" calcext:value-type="float">
            <text:p>116.86874</text:p>
          </table:table-cell>
          <table:table-cell office:value-type="float" office:value="118.07994" calcext:value-type="float">
            <text:p>118.07994</text:p>
          </table:table-cell>
          <table:table-cell office:value-type="float" office:value="120.85582" calcext:value-type="float">
            <text:p>120.85582</text:p>
          </table:table-cell>
          <table:table-cell office:value-type="float" office:value="120.31524" calcext:value-type="float">
            <text:p>120.31524</text:p>
          </table:table-cell>
          <table:table-cell office:value-type="float" office:value="116.89793" calcext:value-type="float">
            <text:p>116.89793</text:p>
          </table:table-cell>
          <table:table-cell office:value-type="float" office:value="118.21426" calcext:value-type="float">
            <text:p>118.21426</text:p>
          </table:table-cell>
          <table:table-cell office:value-type="float" office:value="117.71729" calcext:value-type="float">
            <text:p>117.71729</text:p>
          </table:table-cell>
          <table:table-cell office:value-type="float" office:value="116.9698" calcext:value-type="float">
            <text:p>116.9698</text:p>
          </table:table-cell>
          <table:table-cell office:value-type="float" office:value="118.08182" calcext:value-type="float">
            <text:p>118.08182</text:p>
          </table:table-cell>
          <table:table-cell office:value-type="float" office:value="116.86542" calcext:value-type="float">
            <text:p>116.86542</text:p>
          </table:table-cell>
          <table:table-cell office:value-type="float" office:value="117.06711" calcext:value-type="float">
            <text:p>117.06711</text:p>
          </table:table-cell>
          <table:table-cell office:value-type="float" office:value="117.09961" calcext:value-type="float">
            <text:p>117.09961</text:p>
          </table:table-cell>
          <table:table-cell office:value-type="float" office:value="118.51573" calcext:value-type="float">
            <text:p>118.51573</text:p>
          </table:table-cell>
          <table:table-cell office:value-type="float" office:value="117.07122" calcext:value-type="float">
            <text:p>117.07122</text:p>
          </table:table-cell>
          <table:table-cell office:value-type="float" office:value="117.74923" calcext:value-type="float">
            <text:p>117.74923</text:p>
          </table:table-cell>
          <table:table-cell office:value-type="float" office:value="116.89587" calcext:value-type="float">
            <text:p>116.89587</text:p>
          </table:table-cell>
          <table:table-cell office:value-type="float" office:value="121.6521" calcext:value-type="float">
            <text:p>121.6521</text:p>
          </table:table-cell>
          <table:table-cell office:value-type="float" office:value="117.07021" calcext:value-type="float">
            <text:p>117.07021</text:p>
          </table:table-cell>
          <table:table-cell office:value-type="float" office:value="122.72155" calcext:value-type="float">
            <text:p>122.72155</text:p>
          </table:table-cell>
          <table:table-cell office:value-type="float" office:value="117.0369" calcext:value-type="float">
            <text:p>117.0369</text:p>
          </table:table-cell>
          <table:table-cell/>
        </table:table-row>
        <table:table-row table:style-name="ro1">
          <table:table-cell office:value-type="float" office:value="116.42845" calcext:value-type="float">
            <text:p>116.42845</text:p>
          </table:table-cell>
          <table:table-cell office:value-type="float" office:value="117.61489" calcext:value-type="float">
            <text:p>117.61489</text:p>
          </table:table-cell>
          <table:table-cell office:value-type="float" office:value="120.58965" calcext:value-type="float">
            <text:p>120.58965</text:p>
          </table:table-cell>
          <table:table-cell office:value-type="float" office:value="120.05858" calcext:value-type="float">
            <text:p>120.05858</text:p>
          </table:table-cell>
          <table:table-cell office:value-type="float" office:value="116.45761" calcext:value-type="float">
            <text:p>116.45761</text:p>
          </table:table-cell>
          <table:table-cell office:value-type="float" office:value="117.7486" calcext:value-type="float">
            <text:p>117.7486</text:p>
          </table:table-cell>
          <table:table-cell office:value-type="float" office:value="117.26286" calcext:value-type="float">
            <text:p>117.26286</text:p>
          </table:table-cell>
          <table:table-cell office:value-type="float" office:value="116.79554" calcext:value-type="float">
            <text:p>116.79554</text:p>
          </table:table-cell>
          <table:table-cell office:value-type="float" office:value="117.61724" calcext:value-type="float">
            <text:p>117.61724</text:p>
          </table:table-cell>
          <table:table-cell office:value-type="float" office:value="116.4246" calcext:value-type="float">
            <text:p>116.4246</text:p>
          </table:table-cell>
          <table:table-cell office:value-type="float" office:value="116.89267" calcext:value-type="float">
            <text:p>116.89267</text:p>
          </table:table-cell>
          <table:table-cell office:value-type="float" office:value="116.91295" calcext:value-type="float">
            <text:p>116.91295</text:p>
          </table:table-cell>
          <table:table-cell office:value-type="float" office:value="118.04989" calcext:value-type="float">
            <text:p>118.04989</text:p>
          </table:table-cell>
          <table:table-cell office:value-type="float" office:value="116.88653" calcext:value-type="float">
            <text:p>116.88653</text:p>
          </table:table-cell>
          <table:table-cell office:value-type="float" office:value="117.29529" calcext:value-type="float">
            <text:p>117.29529</text:p>
          </table:table-cell>
          <table:table-cell office:value-type="float" office:value="116.45586" calcext:value-type="float">
            <text:p>116.45586</text:p>
          </table:table-cell>
          <table:table-cell office:value-type="float" office:value="121.37038" calcext:value-type="float">
            <text:p>121.37038</text:p>
          </table:table-cell>
          <table:table-cell office:value-type="float" office:value="116.89584" calcext:value-type="float">
            <text:p>116.89584</text:p>
          </table:table-cell>
          <table:table-cell office:value-type="float" office:value="122.41802" calcext:value-type="float">
            <text:p>122.41802</text:p>
          </table:table-cell>
          <table:table-cell office:value-type="float" office:value="116.86232" calcext:value-type="float">
            <text:p>116.86232</text:p>
          </table:table-cell>
          <table:table-cell/>
        </table:table-row>
        <table:table-row table:style-name="ro1">
          <table:table-cell office:value-type="float" office:value="116.26452" calcext:value-type="float">
            <text:p>116.26452</text:p>
          </table:table-cell>
          <table:table-cell office:value-type="float" office:value="117.41888" calcext:value-type="float">
            <text:p>117.41888</text:p>
          </table:table-cell>
          <table:table-cell office:value-type="float" office:value="120.08712" calcext:value-type="float">
            <text:p>120.08712</text:p>
          </table:table-cell>
          <table:table-cell office:value-type="float" office:value="119.56694" calcext:value-type="float">
            <text:p>119.56694</text:p>
          </table:table-cell>
          <table:table-cell office:value-type="float" office:value="116.29611" calcext:value-type="float">
            <text:p>116.29611</text:p>
          </table:table-cell>
          <table:table-cell office:value-type="float" office:value="117.54984" calcext:value-type="float">
            <text:p>117.54984</text:p>
          </table:table-cell>
          <table:table-cell office:value-type="float" office:value="117.07754" calcext:value-type="float">
            <text:p>117.07754</text:p>
          </table:table-cell>
          <table:table-cell office:value-type="float" office:value="116.35332" calcext:value-type="float">
            <text:p>116.35332</text:p>
          </table:table-cell>
          <table:table-cell office:value-type="float" office:value="117.41944" calcext:value-type="float">
            <text:p>117.41944</text:p>
          </table:table-cell>
          <table:table-cell office:value-type="float" office:value="116.25309" calcext:value-type="float">
            <text:p>116.25309</text:p>
          </table:table-cell>
          <table:table-cell office:value-type="float" office:value="116.45039" calcext:value-type="float">
            <text:p>116.45039</text:p>
          </table:table-cell>
          <table:table-cell office:value-type="float" office:value="116.4707" calcext:value-type="float">
            <text:p>116.4707</text:p>
          </table:table-cell>
          <table:table-cell office:value-type="float" office:value="117.84098" calcext:value-type="float">
            <text:p>117.84098</text:p>
          </table:table-cell>
          <table:table-cell office:value-type="float" office:value="116.44416" calcext:value-type="float">
            <text:p>116.44416</text:p>
          </table:table-cell>
          <table:table-cell office:value-type="float" office:value="117.11052" calcext:value-type="float">
            <text:p>117.11052</text:p>
          </table:table-cell>
          <table:table-cell office:value-type="float" office:value="116.29439" calcext:value-type="float">
            <text:p>116.29439</text:p>
          </table:table-cell>
          <table:table-cell office:value-type="float" office:value="120.85641" calcext:value-type="float">
            <text:p>120.85641</text:p>
          </table:table-cell>
          <table:table-cell office:value-type="float" office:value="116.45373" calcext:value-type="float">
            <text:p>116.45373</text:p>
          </table:table-cell>
          <table:table-cell office:value-type="float" office:value="121.89997" calcext:value-type="float">
            <text:p>121.89997</text:p>
          </table:table-cell>
          <table:table-cell office:value-type="float" office:value="116.42025" calcext:value-type="float">
            <text:p>116.42025</text:p>
          </table:table-cell>
          <table:table-cell/>
        </table:table-row>
        <table:table-row table:style-name="ro1">
          <table:table-cell office:value-type="float" office:value="115.83758" calcext:value-type="float">
            <text:p>115.83758</text:p>
          </table:table-cell>
          <table:table-cell office:value-type="float" office:value="116.96522" calcext:value-type="float">
            <text:p>116.96522</text:p>
          </table:table-cell>
          <table:table-cell office:value-type="float" office:value="119.84269" calcext:value-type="float">
            <text:p>119.84269</text:p>
          </table:table-cell>
          <table:table-cell office:value-type="float" office:value="119.32377" calcext:value-type="float">
            <text:p>119.32377</text:p>
          </table:table-cell>
          <table:table-cell office:value-type="float" office:value="115.86746" calcext:value-type="float">
            <text:p>115.86746</text:p>
          </table:table-cell>
          <table:table-cell office:value-type="float" office:value="117.09585" calcext:value-type="float">
            <text:p>117.09585</text:p>
          </table:table-cell>
          <table:table-cell office:value-type="float" office:value="116.62009" calcext:value-type="float">
            <text:p>116.62009</text:p>
          </table:table-cell>
          <table:table-cell office:value-type="float" office:value="116.18866" calcext:value-type="float">
            <text:p>116.18866</text:p>
          </table:table-cell>
          <table:table-cell office:value-type="float" office:value="116.96602" calcext:value-type="float">
            <text:p>116.96602</text:p>
          </table:table-cell>
          <table:table-cell office:value-type="float" office:value="115.82398" calcext:value-type="float">
            <text:p>115.82398</text:p>
          </table:table-cell>
          <table:table-cell office:value-type="float" office:value="116.28567" calcext:value-type="float">
            <text:p>116.28567</text:p>
          </table:table-cell>
          <table:table-cell office:value-type="float" office:value="116.29813" calcext:value-type="float">
            <text:p>116.29813</text:p>
          </table:table-cell>
          <table:table-cell office:value-type="float" office:value="117.38628" calcext:value-type="float">
            <text:p>117.38628</text:p>
          </table:table-cell>
          <table:table-cell office:value-type="float" office:value="116.27134" calcext:value-type="float">
            <text:p>116.27134</text:p>
          </table:table-cell>
          <table:table-cell office:value-type="float" office:value="116.65814" calcext:value-type="float">
            <text:p>116.65814</text:p>
          </table:table-cell>
          <table:table-cell office:value-type="float" office:value="115.86516" calcext:value-type="float">
            <text:p>115.86516</text:p>
          </table:table-cell>
          <table:table-cell office:value-type="float" office:value="120.5904" calcext:value-type="float">
            <text:p>120.5904</text:p>
          </table:table-cell>
          <table:table-cell office:value-type="float" office:value="116.28917" calcext:value-type="float">
            <text:p>116.28917</text:p>
          </table:table-cell>
          <table:table-cell office:value-type="float" office:value="121.60987" calcext:value-type="float">
            <text:p>121.60987</text:p>
          </table:table-cell>
          <table:table-cell office:value-type="float" office:value="116.24584" calcext:value-type="float">
            <text:p>116.24584</text:p>
          </table:table-cell>
          <table:table-cell/>
        </table:table-row>
        <table:table-row table:style-name="ro1">
          <table:table-cell office:value-type="float" office:value="115.68568" calcext:value-type="float">
            <text:p>115.68568</text:p>
          </table:table-cell>
          <table:table-cell office:value-type="float" office:value="116.78862" calcext:value-type="float">
            <text:p>116.78862</text:p>
          </table:table-cell>
          <table:table-cell office:value-type="float" office:value="119.35162" calcext:value-type="float">
            <text:p>119.35162</text:p>
          </table:table-cell>
          <table:table-cell office:value-type="float" office:value="118.84561" calcext:value-type="float">
            <text:p>118.84561</text:p>
          </table:table-cell>
          <table:table-cell office:value-type="float" office:value="115.71551" calcext:value-type="float">
            <text:p>115.71551</text:p>
          </table:table-cell>
          <table:table-cell office:value-type="float" office:value="116.90894" calcext:value-type="float">
            <text:p>116.90894</text:p>
          </table:table-cell>
          <table:table-cell office:value-type="float" office:value="116.44443" calcext:value-type="float">
            <text:p>116.44443</text:p>
          </table:table-cell>
          <table:table-cell office:value-type="float" office:value="115.7584" calcext:value-type="float">
            <text:p>115.7584</text:p>
          </table:table-cell>
          <table:table-cell office:value-type="float" office:value="116.79198" calcext:value-type="float">
            <text:p>116.79198</text:p>
          </table:table-cell>
          <table:table-cell office:value-type="float" office:value="115.67183" calcext:value-type="float">
            <text:p>115.67183</text:p>
          </table:table-cell>
          <table:table-cell office:value-type="float" office:value="115.85506" calcext:value-type="float">
            <text:p>115.85506</text:p>
          </table:table-cell>
          <table:table-cell office:value-type="float" office:value="115.86788" calcext:value-type="float">
            <text:p>115.86788</text:p>
          </table:table-cell>
          <table:table-cell office:value-type="float" office:value="117.20104" calcext:value-type="float">
            <text:p>117.20104</text:p>
          </table:table-cell>
          <table:table-cell office:value-type="float" office:value="115.84045" calcext:value-type="float">
            <text:p>115.84045</text:p>
          </table:table-cell>
          <table:table-cell office:value-type="float" office:value="116.49228" calcext:value-type="float">
            <text:p>116.49228</text:p>
          </table:table-cell>
          <table:table-cell office:value-type="float" office:value="115.71336" calcext:value-type="float">
            <text:p>115.71336</text:p>
          </table:table-cell>
          <table:table-cell office:value-type="float" office:value="120.08749" calcext:value-type="float">
            <text:p>120.08749</text:p>
          </table:table-cell>
          <table:table-cell office:value-type="float" office:value="115.85873" calcext:value-type="float">
            <text:p>115.85873</text:p>
          </table:table-cell>
          <table:table-cell office:value-type="float" office:value="121.09543" calcext:value-type="float">
            <text:p>121.09543</text:p>
          </table:table-cell>
          <table:table-cell office:value-type="float" office:value="115.81515" calcext:value-type="float">
            <text:p>115.81515</text:p>
          </table:table-cell>
          <table:table-cell/>
        </table:table-row>
        <table:table-row table:style-name="ro1">
          <table:table-cell office:value-type="float" office:value="115.2683" calcext:value-type="float">
            <text:p>115.2683</text:p>
          </table:table-cell>
          <table:table-cell office:value-type="float" office:value="116.34623" calcext:value-type="float">
            <text:p>116.34623</text:p>
          </table:table-cell>
          <table:table-cell office:value-type="float" office:value="119.10923" calcext:value-type="float">
            <text:p>119.10923</text:p>
          </table:table-cell>
          <table:table-cell office:value-type="float" office:value="118.62404" calcext:value-type="float">
            <text:p>118.62404</text:p>
          </table:table-cell>
          <table:table-cell office:value-type="float" office:value="115.298" calcext:value-type="float">
            <text:p>115.298</text:p>
          </table:table-cell>
          <table:table-cell office:value-type="float" office:value="116.46876" calcext:value-type="float">
            <text:p>116.46876</text:p>
          </table:table-cell>
          <table:table-cell office:value-type="float" office:value="116.0129" calcext:value-type="float">
            <text:p>116.0129</text:p>
          </table:table-cell>
          <table:table-cell office:value-type="float" office:value="115.60768" calcext:value-type="float">
            <text:p>115.60768</text:p>
          </table:table-cell>
          <table:table-cell office:value-type="float" office:value="116.35047" calcext:value-type="float">
            <text:p>116.35047</text:p>
          </table:table-cell>
          <table:table-cell office:value-type="float" office:value="115.25431" calcext:value-type="float">
            <text:p>115.25431</text:p>
          </table:table-cell>
          <table:table-cell office:value-type="float" office:value="115.70444" calcext:value-type="float">
            <text:p>115.70444</text:p>
          </table:table-cell>
          <table:table-cell office:value-type="float" office:value="115.71457" calcext:value-type="float">
            <text:p>115.71457</text:p>
          </table:table-cell>
          <table:table-cell office:value-type="float" office:value="116.7579" calcext:value-type="float">
            <text:p>116.7579</text:p>
          </table:table-cell>
          <table:table-cell office:value-type="float" office:value="115.68695" calcext:value-type="float">
            <text:p>115.68695</text:p>
          </table:table-cell>
          <table:table-cell office:value-type="float" office:value="116.05125" calcext:value-type="float">
            <text:p>116.05125</text:p>
          </table:table-cell>
          <table:table-cell office:value-type="float" office:value="115.29612" calcext:value-type="float">
            <text:p>115.29612</text:p>
          </table:table-cell>
          <table:table-cell office:value-type="float" office:value="119.84296" calcext:value-type="float">
            <text:p>119.84296</text:p>
          </table:table-cell>
          <table:table-cell office:value-type="float" office:value="115.708" calcext:value-type="float">
            <text:p>115.708</text:p>
          </table:table-cell>
          <table:table-cell office:value-type="float" office:value="120.82673" calcext:value-type="float">
            <text:p>120.82673</text:p>
          </table:table-cell>
          <table:table-cell office:value-type="float" office:value="115.66185" calcext:value-type="float">
            <text:p>115.66185</text:p>
          </table:table-cell>
          <table:table-cell/>
        </table:table-row>
        <table:table-row table:style-name="ro1">
          <table:table-cell office:value-type="float" office:value="115.12799" calcext:value-type="float">
            <text:p>115.12799</text:p>
          </table:table-cell>
          <table:table-cell office:value-type="float" office:value="116.1836" calcext:value-type="float">
            <text:p>116.1836</text:p>
          </table:table-cell>
          <table:table-cell office:value-type="float" office:value="118.63155" calcext:value-type="float">
            <text:p>118.63155</text:p>
          </table:table-cell>
          <table:table-cell office:value-type="float" office:value="118.14755" calcext:value-type="float">
            <text:p>118.14755</text:p>
          </table:table-cell>
          <table:table-cell office:value-type="float" office:value="115.1675" calcext:value-type="float">
            <text:p>115.1675</text:p>
          </table:table-cell>
          <table:table-cell office:value-type="float" office:value="116.29372" calcext:value-type="float">
            <text:p>116.29372</text:p>
          </table:table-cell>
          <table:table-cell office:value-type="float" office:value="115.85137" calcext:value-type="float">
            <text:p>115.85137</text:p>
          </table:table-cell>
          <table:table-cell office:value-type="float" office:value="115.18876" calcext:value-type="float">
            <text:p>115.18876</text:p>
          </table:table-cell>
          <table:table-cell office:value-type="float" office:value="116.17618" calcext:value-type="float">
            <text:p>116.17618</text:p>
          </table:table-cell>
          <table:table-cell office:value-type="float" office:value="115.12372" calcext:value-type="float">
            <text:p>115.12372</text:p>
          </table:table-cell>
          <table:table-cell office:value-type="float" office:value="115.28562" calcext:value-type="float">
            <text:p>115.28562</text:p>
          </table:table-cell>
          <table:table-cell office:value-type="float" office:value="115.29549" calcext:value-type="float">
            <text:p>115.29549</text:p>
          </table:table-cell>
          <table:table-cell office:value-type="float" office:value="116.58227" calcext:value-type="float">
            <text:p>116.58227</text:p>
          </table:table-cell>
          <table:table-cell office:value-type="float" office:value="115.25785" calcext:value-type="float">
            <text:p>115.25785</text:p>
          </table:table-cell>
          <table:table-cell office:value-type="float" office:value="115.89941" calcext:value-type="float">
            <text:p>115.89941</text:p>
          </table:table-cell>
          <table:table-cell office:value-type="float" office:value="115.16567" calcext:value-type="float">
            <text:p>115.16567</text:p>
          </table:table-cell>
          <table:table-cell office:value-type="float" office:value="119.35189" calcext:value-type="float">
            <text:p>119.35189</text:p>
          </table:table-cell>
          <table:table-cell office:value-type="float" office:value="115.28668" calcext:value-type="float">
            <text:p>115.28668</text:p>
          </table:table-cell>
          <table:table-cell office:value-type="float" office:value="120.31389" calcext:value-type="float">
            <text:p>120.31389</text:p>
          </table:table-cell>
          <table:table-cell office:value-type="float" office:value="115.24279" calcext:value-type="float">
            <text:p>115.24279</text:p>
          </table:table-cell>
          <table:table-cell/>
        </table:table-row>
        <table:table-row table:style-name="ro1">
          <table:table-cell office:value-type="float" office:value="114.72215" calcext:value-type="float">
            <text:p>114.72215</text:p>
          </table:table-cell>
          <table:table-cell office:value-type="float" office:value="115.75099" calcext:value-type="float">
            <text:p>115.75099</text:p>
          </table:table-cell>
          <table:table-cell office:value-type="float" office:value="118.4106" calcext:value-type="float">
            <text:p>118.4106</text:p>
          </table:table-cell>
          <table:table-cell office:value-type="float" office:value="117.9378" calcext:value-type="float">
            <text:p>117.9378</text:p>
          </table:table-cell>
          <table:table-cell office:value-type="float" office:value="114.76151" calcext:value-type="float">
            <text:p>114.76151</text:p>
          </table:table-cell>
          <table:table-cell office:value-type="float" office:value="115.86312" calcext:value-type="float">
            <text:p>115.86312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15.05731" calcext:value-type="float">
            <text:p>115.05731</text:p>
          </table:table-cell>
          <table:table-cell office:value-type="float" office:value="115.75597" calcext:value-type="float">
            <text:p>115.75597</text:p>
          </table:table-cell>
          <table:table-cell office:value-type="float" office:value="114.70793" calcext:value-type="float">
            <text:p>114.70793</text:p>
          </table:table-cell>
          <table:table-cell office:value-type="float" office:value="115.15442" calcext:value-type="float">
            <text:p>115.15442</text:p>
          </table:table-cell>
          <table:table-cell office:value-type="float" office:value="115.15411" calcext:value-type="float">
            <text:p>115.15411</text:p>
          </table:table-cell>
          <table:table-cell office:value-type="float" office:value="116.14136" calcext:value-type="float">
            <text:p>116.14136</text:p>
          </table:table-cell>
          <table:table-cell office:value-type="float" office:value="115.12601" calcext:value-type="float">
            <text:p>115.12601</text:p>
          </table:table-cell>
          <table:table-cell office:value-type="float" office:value="115.46977" calcext:value-type="float">
            <text:p>115.46977</text:p>
          </table:table-cell>
          <table:table-cell office:value-type="float" office:value="114.75977" calcext:value-type="float">
            <text:p>114.75977</text:p>
          </table:table-cell>
          <table:table-cell office:value-type="float" office:value="119.10925" calcext:value-type="float">
            <text:p>119.10925</text:p>
          </table:table-cell>
          <table:table-cell office:value-type="float" office:value="115.14774" calcext:value-type="float">
            <text:p>115.14774</text:p>
          </table:table-cell>
          <table:table-cell office:value-type="float" office:value="120.05714" calcext:value-type="float">
            <text:p>120.05714</text:p>
          </table:table-cell>
          <table:table-cell office:value-type="float" office:value="115.111" calcext:value-type="float">
            <text:p>115.111</text:p>
          </table:table-cell>
          <table:table-cell/>
        </table:table-row>
        <table:table-row table:style-name="ro1">
          <table:table-cell office:value-type="float" office:value="114.59319" calcext:value-type="float">
            <text:p>114.59319</text:p>
          </table:table-cell>
          <table:table-cell office:value-type="float" office:value="115.60031" calcext:value-type="float">
            <text:p>115.60031</text:p>
          </table:table-cell>
          <table:table-cell office:value-type="float" office:value="117.94462" calcext:value-type="float">
            <text:p>117.94462</text:p>
          </table:table-cell>
          <table:table-cell office:value-type="float" office:value="117.47297" calcext:value-type="float">
            <text:p>117.47297</text:p>
          </table:table-cell>
          <table:table-cell office:value-type="float" office:value="114.64271" calcext:value-type="float">
            <text:p>114.64271</text:p>
          </table:table-cell>
          <table:table-cell office:value-type="float" office:value="115.70984" calcext:value-type="float">
            <text:p>115.70984</text:p>
          </table:table-cell>
          <table:table-cell office:value-type="float" office:value="115.27961" calcext:value-type="float">
            <text:p>115.27961</text:p>
          </table:table-cell>
          <table:table-cell office:value-type="float" office:value="114.6499" calcext:value-type="float">
            <text:p>114.6499</text:p>
          </table:table-cell>
          <table:table-cell office:value-type="float" office:value="115.60573" calcext:value-type="float">
            <text:p>115.60573</text:p>
          </table:table-cell>
          <table:table-cell office:value-type="float" office:value="114.58882" calcext:value-type="float">
            <text:p>114.58882</text:p>
          </table:table-cell>
          <table:table-cell office:value-type="float" office:value="114.73703" calcext:value-type="float">
            <text:p>114.73703</text:p>
          </table:table-cell>
          <table:table-cell office:value-type="float" office:value="114.74658" calcext:value-type="float">
            <text:p>114.74658</text:p>
          </table:table-cell>
          <table:table-cell office:value-type="float" office:value="115.99" calcext:value-type="float">
            <text:p>115.99</text:p>
          </table:table-cell>
          <table:table-cell office:value-type="float" office:value="114.70869" calcext:value-type="float">
            <text:p>114.70869</text:p>
          </table:table-cell>
          <table:table-cell office:value-type="float" office:value="115.32739" calcext:value-type="float">
            <text:p>115.32739</text:p>
          </table:table-cell>
          <table:table-cell office:value-type="float" office:value="114.64323" calcext:value-type="float">
            <text:p>114.64323</text:p>
          </table:table-cell>
          <table:table-cell office:value-type="float" office:value="118.63119" calcext:value-type="float">
            <text:p>118.63119</text:p>
          </table:table-cell>
          <table:table-cell office:value-type="float" office:value="114.74027" calcext:value-type="float">
            <text:p>114.74027</text:p>
          </table:table-cell>
          <table:table-cell office:value-type="float" office:value="119.5656" calcext:value-type="float">
            <text:p>119.5656</text:p>
          </table:table-cell>
          <table:table-cell office:value-type="float" office:value="114.69384" calcext:value-type="float">
            <text:p>114.69384</text:p>
          </table:table-cell>
          <table:table-cell/>
        </table:table-row>
        <table:table-row table:style-name="ro1">
          <table:table-cell office:value-type="float" office:value="114.19625" calcext:value-type="float">
            <text:p>114.19625</text:p>
          </table:table-cell>
          <table:table-cell office:value-type="float" office:value="115.18148" calcext:value-type="float">
            <text:p>115.18148</text:p>
          </table:table-cell>
          <table:table-cell office:value-type="float" office:value="117.74754" calcext:value-type="float">
            <text:p>117.74754</text:p>
          </table:table-cell>
          <table:table-cell office:value-type="float" office:value="117.2848" calcext:value-type="float">
            <text:p>117.2848</text:p>
          </table:table-cell>
          <table:table-cell office:value-type="float" office:value="114.24829" calcext:value-type="float">
            <text:p>114.24829</text:p>
          </table:table-cell>
          <table:table-cell office:value-type="float" office:value="115.29073" calcext:value-type="float">
            <text:p>115.29073</text:p>
          </table:table-cell>
          <table:table-cell office:value-type="float" office:value="114.87105" calcext:value-type="float">
            <text:p>114.87105</text:p>
          </table:table-cell>
          <table:table-cell office:value-type="float" office:value="114.53008" calcext:value-type="float">
            <text:p>114.53008</text:p>
          </table:table-cell>
          <table:table-cell office:value-type="float" office:value="115.18515" calcext:value-type="float">
            <text:p>115.18515</text:p>
          </table:table-cell>
          <table:table-cell office:value-type="float" office:value="114.19421" calcext:value-type="float">
            <text:p>114.19421</text:p>
          </table:table-cell>
          <table:table-cell office:value-type="float" office:value="114.627" calcext:value-type="float">
            <text:p>114.627</text:p>
          </table:table-cell>
          <table:table-cell office:value-type="float" office:value="114.62636" calcext:value-type="float">
            <text:p>114.62636</text:p>
          </table:table-cell>
          <table:table-cell office:value-type="float" office:value="115.56068" calcext:value-type="float">
            <text:p>115.56068</text:p>
          </table:table-cell>
          <table:table-cell office:value-type="float" office:value="114.58846" calcext:value-type="float">
            <text:p>114.58846</text:p>
          </table:table-cell>
          <table:table-cell office:value-type="float" office:value="114.91928" calcext:value-type="float">
            <text:p>114.91928</text:p>
          </table:table-cell>
          <table:table-cell office:value-type="float" office:value="114.24637" calcext:value-type="float">
            <text:p>114.24637</text:p>
          </table:table-cell>
          <table:table-cell office:value-type="float" office:value="118.41046" calcext:value-type="float">
            <text:p>118.41046</text:p>
          </table:table-cell>
          <table:table-cell office:value-type="float" office:value="114.62043" calcext:value-type="float">
            <text:p>114.62043</text:p>
          </table:table-cell>
          <table:table-cell office:value-type="float" office:value="119.32256" calcext:value-type="float">
            <text:p>119.32256</text:p>
          </table:table-cell>
          <table:table-cell office:value-type="float" office:value="114.57401" calcext:value-type="float">
            <text:p>114.57401</text:p>
          </table:table-cell>
          <table:table-cell/>
        </table:table-row>
        <table:table-row table:style-name="ro1">
          <table:table-cell office:value-type="float" office:value="114.08894" calcext:value-type="float">
            <text:p>114.08894</text:p>
          </table:table-cell>
          <table:table-cell office:value-type="float" office:value="115.05007" calcext:value-type="float">
            <text:p>115.05007</text:p>
          </table:table-cell>
          <table:table-cell office:value-type="float" office:value="117.28344" calcext:value-type="float">
            <text:p>117.28344</text:p>
          </table:table-cell>
          <table:table-cell office:value-type="float" office:value="116.83154" calcext:value-type="float">
            <text:p>116.83154</text:p>
          </table:table-cell>
          <table:table-cell office:value-type="float" office:value="114.14105" calcext:value-type="float">
            <text:p>114.14105</text:p>
          </table:table-cell>
          <table:table-cell office:value-type="float" office:value="115.15144" calcext:value-type="float">
            <text:p>115.15144</text:p>
          </table:table-cell>
          <table:table-cell office:value-type="float" office:value="114.74047" calcext:value-type="float">
            <text:p>114.74047</text:p>
          </table:table-cell>
          <table:table-cell office:value-type="float" office:value="114.13411" calcext:value-type="float">
            <text:p>114.13411</text:p>
          </table:table-cell>
          <table:table-cell office:value-type="float" office:value="115.04673" calcext:value-type="float">
            <text:p>115.04673</text:p>
          </table:table-cell>
          <table:table-cell office:value-type="float" office:value="114.08436" calcext:value-type="float">
            <text:p>114.08436</text:p>
          </table:table-cell>
          <table:table-cell office:value-type="float" office:value="114.21905" calcext:value-type="float">
            <text:p>114.21905</text:p>
          </table:table-cell>
          <table:table-cell office:value-type="float" office:value="114.22067" calcext:value-type="float">
            <text:p>114.22067</text:p>
          </table:table-cell>
          <table:table-cell office:value-type="float" office:value="115.41849" calcext:value-type="float">
            <text:p>115.41849</text:p>
          </table:table-cell>
          <table:table-cell office:value-type="float" office:value="114.18256" calcext:value-type="float">
            <text:p>114.18256</text:p>
          </table:table-cell>
          <table:table-cell office:value-type="float" office:value="114.78887" calcext:value-type="float">
            <text:p>114.78887</text:p>
          </table:table-cell>
          <table:table-cell office:value-type="float" office:value="114.13905" calcext:value-type="float">
            <text:p>114.13905</text:p>
          </table:table-cell>
          <table:table-cell office:value-type="float" office:value="117.94465" calcext:value-type="float">
            <text:p>117.94465</text:p>
          </table:table-cell>
          <table:table-cell office:value-type="float" office:value="114.22218" calcext:value-type="float">
            <text:p>114.22218</text:p>
          </table:table-cell>
          <table:table-cell office:value-type="float" office:value="118.84435" calcext:value-type="float">
            <text:p>118.84435</text:p>
          </table:table-cell>
          <table:table-cell office:value-type="float" office:value="114.17827" calcext:value-type="float">
            <text:p>114.17827</text:p>
          </table:table-cell>
          <table:table-cell/>
        </table:table-row>
        <table:table-row table:style-name="ro1">
          <table:table-cell office:value-type="float" office:value="113.70584" calcext:value-type="float">
            <text:p>113.70584</text:p>
          </table:table-cell>
          <table:table-cell office:value-type="float" office:value="114.63327" calcext:value-type="float">
            <text:p>114.63327</text:p>
          </table:table-cell>
          <table:table-cell office:value-type="float" office:value="117.09606" calcext:value-type="float">
            <text:p>117.09606</text:p>
          </table:table-cell>
          <table:table-cell office:value-type="float" office:value="116.65775" calcext:value-type="float">
            <text:p>116.65775</text:p>
          </table:table-cell>
          <table:table-cell office:value-type="float" office:value="113.75556" calcext:value-type="float">
            <text:p>113.75556</text:p>
          </table:table-cell>
          <table:table-cell office:value-type="float" office:value="114.74147" calcext:value-type="float">
            <text:p>114.74147</text:p>
          </table:table-cell>
          <table:table-cell office:value-type="float" office:value="114.33376" calcext:value-type="float">
            <text:p>114.33376</text:p>
          </table:table-cell>
          <table:table-cell office:value-type="float" office:value="114.02609" calcext:value-type="float">
            <text:p>114.02609</text:p>
          </table:table-cell>
          <table:table-cell office:value-type="float" office:value="114.6399" calcext:value-type="float">
            <text:p>114.6399</text:p>
          </table:table-cell>
          <table:table-cell office:value-type="float" office:value="113.70134" calcext:value-type="float">
            <text:p>113.70134</text:p>
          </table:table-cell>
          <table:table-cell office:value-type="float" office:value="114.12075" calcext:value-type="float">
            <text:p>114.12075</text:p>
          </table:table-cell>
          <table:table-cell office:value-type="float" office:value="114.12195" calcext:value-type="float">
            <text:p>114.12195</text:p>
          </table:table-cell>
          <table:table-cell office:value-type="float" office:value="115.01049" calcext:value-type="float">
            <text:p>115.01049</text:p>
          </table:table-cell>
          <table:table-cell office:value-type="float" office:value="114.07403" calcext:value-type="float">
            <text:p>114.07403</text:p>
          </table:table-cell>
          <table:table-cell office:value-type="float" office:value="114.3828" calcext:value-type="float">
            <text:p>114.3828</text:p>
          </table:table-cell>
          <table:table-cell office:value-type="float" office:value="113.75352" calcext:value-type="float">
            <text:p>113.75352</text:p>
          </table:table-cell>
          <table:table-cell office:value-type="float" office:value="117.74748" calcext:value-type="float">
            <text:p>117.74748</text:p>
          </table:table-cell>
          <table:table-cell office:value-type="float" office:value="114.12394" calcext:value-type="float">
            <text:p>114.12394</text:p>
          </table:table-cell>
          <table:table-cell office:value-type="float" office:value="118.61303" calcext:value-type="float">
            <text:p>118.61303</text:p>
          </table:table-cell>
          <table:table-cell office:value-type="float" office:value="114.07003" calcext:value-type="float">
            <text:p>114.07003</text:p>
          </table:table-cell>
          <table:table-cell/>
        </table:table-row>
        <table:table-row table:style-name="ro1">
          <table:table-cell office:value-type="float" office:value="113.61732" calcext:value-type="float">
            <text:p>113.61732</text:p>
          </table:table-cell>
          <table:table-cell office:value-type="float" office:value="114.52324" calcext:value-type="float">
            <text:p>114.52324</text:p>
          </table:table-cell>
          <table:table-cell office:value-type="float" office:value="116.65316" calcext:value-type="float">
            <text:p>116.65316</text:p>
          </table:table-cell>
          <table:table-cell office:value-type="float" office:value="116.21641" calcext:value-type="float">
            <text:p>116.21641</text:p>
          </table:table-cell>
          <table:table-cell office:value-type="float" office:value="113.66008" calcext:value-type="float">
            <text:p>113.66008</text:p>
          </table:table-cell>
          <table:table-cell office:value-type="float" office:value="114.62385" calcext:value-type="float">
            <text:p>114.62385</text:p>
          </table:table-cell>
          <table:table-cell office:value-type="float" office:value="114.21243" calcext:value-type="float">
            <text:p>114.21243</text:p>
          </table:table-cell>
          <table:table-cell office:value-type="float" office:value="113.63923" calcext:value-type="float">
            <text:p>113.63923</text:p>
          </table:table-cell>
          <table:table-cell office:value-type="float" office:value="114.52043" calcext:value-type="float">
            <text:p>114.52043</text:p>
          </table:table-cell>
          <table:table-cell office:value-type="float" office:value="113.60326" calcext:value-type="float">
            <text:p>113.60326</text:p>
          </table:table-cell>
          <table:table-cell office:value-type="float" office:value="113.73664" calcext:value-type="float">
            <text:p>113.73664</text:p>
          </table:table-cell>
          <table:table-cell office:value-type="float" office:value="113.72764" calcext:value-type="float">
            <text:p>113.72764</text:p>
          </table:table-cell>
          <table:table-cell office:value-type="float" office:value="114.88026" calcext:value-type="float">
            <text:p>114.88026</text:p>
          </table:table-cell>
          <table:table-cell office:value-type="float" office:value="113.68681" calcext:value-type="float">
            <text:p>113.68681</text:p>
          </table:table-cell>
          <table:table-cell office:value-type="float" office:value="114.27398" calcext:value-type="float">
            <text:p>114.27398</text:p>
          </table:table-cell>
          <table:table-cell office:value-type="float" office:value="113.65819" calcext:value-type="float">
            <text:p>113.65819</text:p>
          </table:table-cell>
          <table:table-cell office:value-type="float" office:value="117.28123" calcext:value-type="float">
            <text:p>117.28123</text:p>
          </table:table-cell>
          <table:table-cell office:value-type="float" office:value="113.73005" calcext:value-type="float">
            <text:p>113.73005</text:p>
          </table:table-cell>
          <table:table-cell office:value-type="float" office:value="118.14427" calcext:value-type="float">
            <text:p>118.14427</text:p>
          </table:table-cell>
          <table:table-cell office:value-type="float" office:value="113.68317" calcext:value-type="float">
            <text:p>113.68317</text:p>
          </table:table-cell>
          <table:table-cell/>
        </table:table-row>
        <table:table-row table:style-name="ro1">
          <table:table-cell office:value-type="float" office:value="113.23332" calcext:value-type="float">
            <text:p>113.23332</text:p>
          </table:table-cell>
          <table:table-cell office:value-type="float" office:value="114.11788" calcext:value-type="float">
            <text:p>114.11788</text:p>
          </table:table-cell>
          <table:table-cell office:value-type="float" office:value="116.47796" calcext:value-type="float">
            <text:p>116.47796</text:p>
          </table:table-cell>
          <table:table-cell office:value-type="float" office:value="116.05226" calcext:value-type="float">
            <text:p>116.05226</text:p>
          </table:table-cell>
          <table:table-cell office:value-type="float" office:value="113.28593" calcext:value-type="float">
            <text:p>113.28593</text:p>
          </table:table-cell>
          <table:table-cell office:value-type="float" office:value="114.20909" calcext:value-type="float">
            <text:p>114.20909</text:p>
          </table:table-cell>
          <table:table-cell office:value-type="float" office:value="113.81754" calcext:value-type="float">
            <text:p>113.81754</text:p>
          </table:table-cell>
          <table:table-cell office:value-type="float" office:value="113.54034" calcext:value-type="float">
            <text:p>113.54034</text:p>
          </table:table-cell>
          <table:table-cell office:value-type="float" office:value="114.12224" calcext:value-type="float">
            <text:p>114.12224</text:p>
          </table:table-cell>
          <table:table-cell office:value-type="float" office:value="113.22879" calcext:value-type="float">
            <text:p>113.22879</text:p>
          </table:table-cell>
          <table:table-cell office:value-type="float" office:value="113.63771" calcext:value-type="float">
            <text:p>113.63771</text:p>
          </table:table-cell>
          <table:table-cell office:value-type="float" office:value="113.63807" calcext:value-type="float">
            <text:p>113.63807</text:p>
          </table:table-cell>
          <table:table-cell office:value-type="float" office:value="114.47403" calcext:value-type="float">
            <text:p>114.47403</text:p>
          </table:table-cell>
          <table:table-cell office:value-type="float" office:value="113.58996" calcext:value-type="float">
            <text:p>113.58996</text:p>
          </table:table-cell>
          <table:table-cell office:value-type="float" office:value="113.87685" calcext:value-type="float">
            <text:p>113.87685</text:p>
          </table:table-cell>
          <table:table-cell office:value-type="float" office:value="113.28398" calcext:value-type="float">
            <text:p>113.28398</text:p>
          </table:table-cell>
          <table:table-cell office:value-type="float" office:value="117.09619" calcext:value-type="float">
            <text:p>117.09619</text:p>
          </table:table-cell>
          <table:table-cell office:value-type="float" office:value="113.64078" calcext:value-type="float">
            <text:p>113.64078</text:p>
          </table:table-cell>
          <table:table-cell office:value-type="float" office:value="117.93476" calcext:value-type="float">
            <text:p>117.93476</text:p>
          </table:table-cell>
          <table:table-cell office:value-type="float" office:value="113.58416" calcext:value-type="float">
            <text:p>113.58416</text:p>
          </table:table-cell>
          <table:table-cell/>
        </table:table-row>
        <table:table-row table:style-name="ro1">
          <table:table-cell office:value-type="float" office:value="113.156" calcext:value-type="float">
            <text:p>113.156</text:p>
          </table:table-cell>
          <table:table-cell office:value-type="float" office:value="114.01702" calcext:value-type="float">
            <text:p>114.01702</text:p>
          </table:table-cell>
          <table:table-cell office:value-type="float" office:value="116.03731" calcext:value-type="float">
            <text:p>116.03731</text:p>
          </table:table-cell>
          <table:table-cell office:value-type="float" office:value="115.62251" calcext:value-type="float">
            <text:p>115.62251</text:p>
          </table:table-cell>
          <table:table-cell office:value-type="float" office:value="113.20886" calcext:value-type="float">
            <text:p>113.20886</text:p>
          </table:table-cell>
          <table:table-cell office:value-type="float" office:value="114.11065" calcext:value-type="float">
            <text:p>114.11065</text:p>
          </table:table-cell>
          <table:table-cell office:value-type="float" office:value="113.71746" calcext:value-type="float">
            <text:p>113.71746</text:p>
          </table:table-cell>
          <table:table-cell office:value-type="float" office:value="113.16494" calcext:value-type="float">
            <text:p>113.16494</text:p>
          </table:table-cell>
          <table:table-cell office:value-type="float" office:value="114.02395" calcext:value-type="float">
            <text:p>114.02395</text:p>
          </table:table-cell>
          <table:table-cell office:value-type="float" office:value="113.15159" calcext:value-type="float">
            <text:p>113.15159</text:p>
          </table:table-cell>
          <table:table-cell office:value-type="float" office:value="113.26253" calcext:value-type="float">
            <text:p>113.26253</text:p>
          </table:table-cell>
          <table:table-cell office:value-type="float" office:value="113.25289" calcext:value-type="float">
            <text:p>113.25289</text:p>
          </table:table-cell>
          <table:table-cell office:value-type="float" office:value="114.36251" calcext:value-type="float">
            <text:p>114.36251</text:p>
          </table:table-cell>
          <table:table-cell office:value-type="float" office:value="113.20424" calcext:value-type="float">
            <text:p>113.20424</text:p>
          </table:table-cell>
          <table:table-cell office:value-type="float" office:value="113.77941" calcext:value-type="float">
            <text:p>113.77941</text:p>
          </table:table-cell>
          <table:table-cell office:value-type="float" office:value="113.20731" calcext:value-type="float">
            <text:p>113.20731</text:p>
          </table:table-cell>
          <table:table-cell office:value-type="float" office:value="116.65338" calcext:value-type="float">
            <text:p>116.65338</text:p>
          </table:table-cell>
          <table:table-cell office:value-type="float" office:value="113.26534" calcext:value-type="float">
            <text:p>113.26534</text:p>
          </table:table-cell>
          <table:table-cell office:value-type="float" office:value="117.46999" calcext:value-type="float">
            <text:p>117.46999</text:p>
          </table:table-cell>
          <table:table-cell office:value-type="float" office:value="113.21086" calcext:value-type="float">
            <text:p>113.21086</text:p>
          </table:table-cell>
          <table:table-cell/>
        </table:table-row>
        <table:table-row table:style-name="ro1">
          <table:table-cell office:value-type="float" office:value="112.78298" calcext:value-type="float">
            <text:p>112.78298</text:p>
          </table:table-cell>
          <table:table-cell office:value-type="float" office:value="113.63267" calcext:value-type="float">
            <text:p>113.63267</text:p>
          </table:table-cell>
          <table:table-cell office:value-type="float" office:value="115.88578" calcext:value-type="float">
            <text:p>115.88578</text:p>
          </table:table-cell>
          <table:table-cell office:value-type="float" office:value="115.48211" calcext:value-type="float">
            <text:p>115.48211</text:p>
          </table:table-cell>
          <table:table-cell office:value-type="float" office:value="112.83628" calcext:value-type="float">
            <text:p>112.83628</text:p>
          </table:table-cell>
          <table:table-cell office:value-type="float" office:value="113.71671" calcext:value-type="float">
            <text:p>113.71671</text:p>
          </table:table-cell>
          <table:table-cell office:value-type="float" office:value="113.334" calcext:value-type="float">
            <text:p>113.334</text:p>
          </table:table-cell>
          <table:table-cell office:value-type="float" office:value="113.08732" calcext:value-type="float">
            <text:p>113.08732</text:p>
          </table:table-cell>
          <table:table-cell office:value-type="float" office:value="113.62988" calcext:value-type="float">
            <text:p>113.62988</text:p>
          </table:table-cell>
          <table:table-cell office:value-type="float" office:value="112.77875" calcext:value-type="float">
            <text:p>112.77875</text:p>
          </table:table-cell>
          <table:table-cell office:value-type="float" office:value="113.18503" calcext:value-type="float">
            <text:p>113.18503</text:p>
          </table:table-cell>
          <table:table-cell office:value-type="float" office:value="113.17478" calcext:value-type="float">
            <text:p>113.17478</text:p>
          </table:table-cell>
          <table:table-cell office:value-type="float" office:value="113.96758" calcext:value-type="float">
            <text:p>113.96758</text:p>
          </table:table-cell>
          <table:table-cell office:value-type="float" office:value="113.12619" calcext:value-type="float">
            <text:p>113.12619</text:p>
          </table:table-cell>
          <table:table-cell office:value-type="float" office:value="113.39358" calcext:value-type="float">
            <text:p>113.39358</text:p>
          </table:table-cell>
          <table:table-cell office:value-type="float" office:value="112.83483" calcext:value-type="float">
            <text:p>112.83483</text:p>
          </table:table-cell>
          <table:table-cell office:value-type="float" office:value="116.47765" calcext:value-type="float">
            <text:p>116.47765</text:p>
          </table:table-cell>
          <table:table-cell office:value-type="float" office:value="113.18771" calcext:value-type="float">
            <text:p>113.18771</text:p>
          </table:table-cell>
          <table:table-cell office:value-type="float" office:value="117.2745" calcext:value-type="float">
            <text:p>117.2745</text:p>
          </table:table-cell>
          <table:table-cell office:value-type="float" office:value="113.13037" calcext:value-type="float">
            <text:p>113.13037</text:p>
          </table:table-cell>
          <table:table-cell/>
        </table:table-row>
        <table:table-row table:style-name="ro1">
          <table:table-cell office:value-type="float" office:value="112.71745" calcext:value-type="float">
            <text:p>112.71745</text:p>
          </table:table-cell>
          <table:table-cell office:value-type="float" office:value="113.53387" calcext:value-type="float">
            <text:p>113.53387</text:p>
          </table:table-cell>
          <table:table-cell office:value-type="float" office:value="115.45612" calcext:value-type="float">
            <text:p>115.45612</text:p>
          </table:table-cell>
          <table:table-cell office:value-type="float" office:value="115.06156" calcext:value-type="float">
            <text:p>115.06156</text:p>
          </table:table-cell>
          <table:table-cell office:value-type="float" office:value="112.7778" calcext:value-type="float">
            <text:p>112.7778</text:p>
          </table:table-cell>
          <table:table-cell office:value-type="float" office:value="113.62745" calcext:value-type="float">
            <text:p>113.62745</text:p>
          </table:table-cell>
          <table:table-cell office:value-type="float" office:value="113.25542" calcext:value-type="float">
            <text:p>113.25542</text:p>
          </table:table-cell>
          <table:table-cell office:value-type="float" office:value="112.71384" calcext:value-type="float">
            <text:p>112.71384</text:p>
          </table:table-cell>
          <table:table-cell office:value-type="float" office:value="113.54081" calcext:value-type="float">
            <text:p>113.54081</text:p>
          </table:table-cell>
          <table:table-cell office:value-type="float" office:value="112.71315" calcext:value-type="float">
            <text:p>112.71315</text:p>
          </table:table-cell>
          <table:table-cell office:value-type="float" office:value="112.81143" calcext:value-type="float">
            <text:p>112.81143</text:p>
          </table:table-cell>
          <table:table-cell office:value-type="float" office:value="112.80074" calcext:value-type="float">
            <text:p>112.80074</text:p>
          </table:table-cell>
          <table:table-cell office:value-type="float" office:value="113.87029" calcext:value-type="float">
            <text:p>113.87029</text:p>
          </table:table-cell>
          <table:table-cell office:value-type="float" office:value="112.75207" calcext:value-type="float">
            <text:p>112.75207</text:p>
          </table:table-cell>
          <table:table-cell office:value-type="float" office:value="113.31511" calcext:value-type="float">
            <text:p>113.31511</text:p>
          </table:table-cell>
          <table:table-cell office:value-type="float" office:value="112.77639" calcext:value-type="float">
            <text:p>112.77639</text:p>
          </table:table-cell>
          <table:table-cell office:value-type="float" office:value="116.0366" calcext:value-type="float">
            <text:p>116.0366</text:p>
          </table:table-cell>
          <table:table-cell office:value-type="float" office:value="112.81417" calcext:value-type="float">
            <text:p>112.81417</text:p>
          </table:table-cell>
          <table:table-cell office:value-type="float" office:value="116.8291" calcext:value-type="float">
            <text:p>116.8291</text:p>
          </table:table-cell>
          <table:table-cell office:value-type="float" office:value="112.75665" calcext:value-type="float">
            <text:p>112.75665</text:p>
          </table:table-cell>
          <table:table-cell/>
        </table:table-row>
        <table:table-row table:style-name="ro1">
          <table:table-cell office:value-type="float" office:value="112.3627" calcext:value-type="float">
            <text:p>112.3627</text:p>
          </table:table-cell>
          <table:table-cell office:value-type="float" office:value="113.15878" calcext:value-type="float">
            <text:p>113.15878</text:p>
          </table:table-cell>
          <table:table-cell office:value-type="float" office:value="115.31397" calcext:value-type="float">
            <text:p>115.31397</text:p>
          </table:table-cell>
          <table:table-cell office:value-type="float" office:value="114.93301" calcext:value-type="float">
            <text:p>114.93301</text:p>
          </table:table-cell>
          <table:table-cell office:value-type="float" office:value="112.41643" calcext:value-type="float">
            <text:p>112.41643</text:p>
          </table:table-cell>
          <table:table-cell office:value-type="float" office:value="113.24242" calcext:value-type="float">
            <text:p>113.24242</text:p>
          </table:table-cell>
          <table:table-cell office:value-type="float" office:value="112.88113" calcext:value-type="float">
            <text:p>112.88113</text:p>
          </table:table-cell>
          <table:table-cell office:value-type="float" office:value="112.65751" calcext:value-type="float">
            <text:p>112.65751</text:p>
          </table:table-cell>
          <table:table-cell office:value-type="float" office:value="113.16584" calcext:value-type="float">
            <text:p>113.16584</text:p>
          </table:table-cell>
          <table:table-cell office:value-type="float" office:value="112.34905" calcext:value-type="float">
            <text:p>112.34905</text:p>
          </table:table-cell>
          <table:table-cell office:value-type="float" office:value="112.75216" calcext:value-type="float">
            <text:p>112.75216</text:p>
          </table:table-cell>
          <table:table-cell office:value-type="float" office:value="112.73177" calcext:value-type="float">
            <text:p>112.73177</text:p>
          </table:table-cell>
          <table:table-cell office:value-type="float" office:value="113.49415" calcext:value-type="float">
            <text:p>113.49415</text:p>
          </table:table-cell>
          <table:table-cell office:value-type="float" office:value="112.68557" calcext:value-type="float">
            <text:p>112.68557</text:p>
          </table:table-cell>
          <table:table-cell office:value-type="float" office:value="112.94063" calcext:value-type="float">
            <text:p>112.94063</text:p>
          </table:table-cell>
          <table:table-cell office:value-type="float" office:value="112.4152" calcext:value-type="float">
            <text:p>112.4152</text:p>
          </table:table-cell>
          <table:table-cell office:value-type="float" office:value="115.88495" calcext:value-type="float">
            <text:p>115.88495</text:p>
          </table:table-cell>
          <table:table-cell office:value-type="float" office:value="112.74544" calcext:value-type="float">
            <text:p>112.74544</text:p>
          </table:table-cell>
          <table:table-cell office:value-type="float" office:value="116.65528" calcext:value-type="float">
            <text:p>116.65528</text:p>
          </table:table-cell>
          <table:table-cell office:value-type="float" office:value="112.69043" calcext:value-type="float">
            <text:p>112.69043</text:p>
          </table:table-cell>
          <table:table-cell/>
        </table:table-row>
        <table:table-row table:style-name="ro1">
          <table:table-cell office:value-type="float" office:value="112.3058" calcext:value-type="float">
            <text:p>112.3058</text:p>
          </table:table-cell>
          <table:table-cell office:value-type="float" office:value="113.08108" calcext:value-type="float">
            <text:p>113.08108</text:p>
          </table:table-cell>
          <table:table-cell office:value-type="float" office:value="114.90545" calcext:value-type="float">
            <text:p>114.90545</text:p>
          </table:table-cell>
          <table:table-cell office:value-type="float" office:value="114.52643" calcext:value-type="float">
            <text:p>114.52643</text:p>
          </table:table-cell>
          <table:table-cell office:value-type="float" office:value="112.36922" calcext:value-type="float">
            <text:p>112.36922</text:p>
          </table:table-cell>
          <table:table-cell office:value-type="float" office:value="113.16476" calcext:value-type="float">
            <text:p>113.16476</text:p>
          </table:table-cell>
          <table:table-cell office:value-type="float" office:value="112.80444" calcext:value-type="float">
            <text:p>112.80444</text:p>
          </table:table-cell>
          <table:table-cell office:value-type="float" office:value="112.29284" calcext:value-type="float">
            <text:p>112.29284</text:p>
          </table:table-cell>
          <table:table-cell office:value-type="float" office:value="113.08836" calcext:value-type="float">
            <text:p>113.08836</text:p>
          </table:table-cell>
          <table:table-cell office:value-type="float" office:value="112.30183" calcext:value-type="float">
            <text:p>112.30183</text:p>
          </table:table-cell>
          <table:table-cell office:value-type="float" office:value="112.38968" calcext:value-type="float">
            <text:p>112.38968</text:p>
          </table:table-cell>
          <table:table-cell office:value-type="float" office:value="112.36922" calcext:value-type="float">
            <text:p>112.36922</text:p>
          </table:table-cell>
          <table:table-cell office:value-type="float" office:value="113.4059" calcext:value-type="float">
            <text:p>113.4059</text:p>
          </table:table-cell>
          <table:table-cell office:value-type="float" office:value="112.33262" calcext:value-type="float">
            <text:p>112.33262</text:p>
          </table:table-cell>
          <table:table-cell office:value-type="float" office:value="112.87364" calcext:value-type="float">
            <text:p>112.87364</text:p>
          </table:table-cell>
          <table:table-cell office:value-type="float" office:value="112.36803" calcext:value-type="float">
            <text:p>112.36803</text:p>
          </table:table-cell>
          <table:table-cell office:value-type="float" office:value="115.45527" calcext:value-type="float">
            <text:p>115.45527</text:p>
          </table:table-cell>
          <table:table-cell office:value-type="float" office:value="112.39237" calcext:value-type="float">
            <text:p>112.39237</text:p>
          </table:table-cell>
          <table:table-cell office:value-type="float" office:value="116.2137" calcext:value-type="float">
            <text:p>116.2137</text:p>
          </table:table-cell>
          <table:table-cell office:value-type="float" office:value="112.33495" calcext:value-type="float">
            <text:p>112.33495</text:p>
          </table:table-cell>
          <table:table-cell/>
        </table:table-row>
        <table:table-row table:style-name="ro1">
          <table:table-cell office:value-type="float" office:value="111.95285" calcext:value-type="float">
            <text:p>111.95285</text:p>
          </table:table-cell>
          <table:table-cell office:value-type="float" office:value="112.70761" calcext:value-type="float">
            <text:p>112.70761</text:p>
          </table:table-cell>
          <table:table-cell office:value-type="float" office:value="114.77507" calcext:value-type="float">
            <text:p>114.77507</text:p>
          </table:table-cell>
          <table:table-cell office:value-type="float" office:value="114.41663" calcext:value-type="float">
            <text:p>114.41663</text:p>
          </table:table-cell>
          <table:table-cell office:value-type="float" office:value="112.01644" calcext:value-type="float">
            <text:p>112.01644</text:p>
          </table:table-cell>
          <table:table-cell office:value-type="float" office:value="112.79136" calcext:value-type="float">
            <text:p>112.79136</text:p>
          </table:table-cell>
          <table:table-cell office:value-type="float" office:value="112.43888" calcext:value-type="float">
            <text:p>112.43888</text:p>
          </table:table-cell>
          <table:table-cell office:value-type="float" office:value="112.24523" calcext:value-type="float">
            <text:p>112.24523</text:p>
          </table:table-cell>
          <table:table-cell office:value-type="float" office:value="112.71511" calcext:value-type="float">
            <text:p>112.71511</text:p>
          </table:table-cell>
          <table:table-cell office:value-type="float" office:value="111.94906" calcext:value-type="float">
            <text:p>111.94906</text:p>
          </table:table-cell>
          <table:table-cell office:value-type="float" office:value="112.34186" calcext:value-type="float">
            <text:p>112.34186</text:p>
          </table:table-cell>
          <table:table-cell office:value-type="float" office:value="112.32135" calcext:value-type="float">
            <text:p>112.32135</text:p>
          </table:table-cell>
          <table:table-cell office:value-type="float" office:value="113.03155" calcext:value-type="float">
            <text:p>113.03155</text:p>
          </table:table-cell>
          <table:table-cell office:value-type="float" office:value="112.27485" calcext:value-type="float">
            <text:p>112.27485</text:p>
          </table:table-cell>
          <table:table-cell office:value-type="float" office:value="112.51088" calcext:value-type="float">
            <text:p>112.51088</text:p>
          </table:table-cell>
          <table:table-cell office:value-type="float" office:value="112.01547" calcext:value-type="float">
            <text:p>112.01547</text:p>
          </table:table-cell>
          <table:table-cell office:value-type="float" office:value="115.31318" calcext:value-type="float">
            <text:p>115.31318</text:p>
          </table:table-cell>
          <table:table-cell office:value-type="float" office:value="112.33496" calcext:value-type="float">
            <text:p>112.33496</text:p>
          </table:table-cell>
          <table:table-cell office:value-type="float" office:value="116.04954" calcext:value-type="float">
            <text:p>116.04954</text:p>
          </table:table-cell>
          <table:table-cell office:value-type="float" office:value="112.27759" calcext:value-type="float">
            <text:p>112.27759</text:p>
          </table:table-cell>
          <table:table-cell/>
        </table:table-row>
        <table:table-row table:style-name="ro1">
          <table:table-cell office:value-type="float" office:value="111.91421" calcext:value-type="float">
            <text:p>111.91421</text:p>
          </table:table-cell>
          <table:table-cell office:value-type="float" office:value="112.64833" calcext:value-type="float">
            <text:p>112.64833</text:p>
          </table:table-cell>
          <table:table-cell office:value-type="float" office:value="114.36878" calcext:value-type="float">
            <text:p>114.36878</text:p>
          </table:table-cell>
          <table:table-cell office:value-type="float" office:value="114.01876" calcext:value-type="float">
            <text:p>114.01876</text:p>
          </table:table-cell>
          <table:table-cell office:value-type="float" office:value="111.97771" calcext:value-type="float">
            <text:p>111.97771</text:p>
          </table:table-cell>
          <table:table-cell office:value-type="float" office:value="112.72519" calcext:value-type="float">
            <text:p>112.72519</text:p>
          </table:table-cell>
          <table:table-cell office:value-type="float" office:value="112.38067" calcext:value-type="float">
            <text:p>112.38067</text:p>
          </table:table-cell>
          <table:table-cell office:value-type="float" office:value="111.89166" calcext:value-type="float">
            <text:p>111.89166</text:p>
          </table:table-cell>
          <table:table-cell office:value-type="float" office:value="112.6466" calcext:value-type="float">
            <text:p>112.6466</text:p>
          </table:table-cell>
          <table:table-cell office:value-type="float" office:value="111.90066" calcext:value-type="float">
            <text:p>111.90066</text:p>
          </table:table-cell>
          <table:table-cell office:value-type="float" office:value="111.98837" calcext:value-type="float">
            <text:p>111.98837</text:p>
          </table:table-cell>
          <table:table-cell office:value-type="float" office:value="111.96772" calcext:value-type="float">
            <text:p>111.96772</text:p>
          </table:table-cell>
          <table:table-cell office:value-type="float" office:value="112.96447" calcext:value-type="float">
            <text:p>112.96447</text:p>
          </table:table-cell>
          <table:table-cell office:value-type="float" office:value="111.92111" calcext:value-type="float">
            <text:p>111.92111</text:p>
          </table:table-cell>
          <table:table-cell office:value-type="float" office:value="112.45265" calcext:value-type="float">
            <text:p>112.45265</text:p>
          </table:table-cell>
          <table:table-cell office:value-type="float" office:value="111.97694" calcext:value-type="float">
            <text:p>111.97694</text:p>
          </table:table-cell>
          <table:table-cell office:value-type="float" office:value="114.90503" calcext:value-type="float">
            <text:p>114.90503</text:p>
          </table:table-cell>
          <table:table-cell office:value-type="float" office:value="111.99124" calcext:value-type="float">
            <text:p>111.99124</text:p>
          </table:table-cell>
          <table:table-cell office:value-type="float" office:value="115.61938" calcext:value-type="float">
            <text:p>115.61938</text:p>
          </table:table-cell>
          <table:table-cell office:value-type="float" office:value="111.92447" calcext:value-type="float">
            <text:p>111.92447</text:p>
          </table:table-cell>
          <table:table-cell/>
        </table:table-row>
        <table:table-row table:style-name="ro1">
          <table:table-cell office:value-type="float" office:value="111.56295" calcext:value-type="float">
            <text:p>111.56295</text:p>
          </table:table-cell>
          <table:table-cell office:value-type="float" office:value="112.28633" calcext:value-type="float">
            <text:p>112.28633</text:p>
          </table:table-cell>
          <table:table-cell office:value-type="float" office:value="114.25983" calcext:value-type="float">
            <text:p>114.25983</text:p>
          </table:table-cell>
          <table:table-cell office:value-type="float" office:value="113.91136" calcext:value-type="float">
            <text:p>113.91136</text:p>
          </table:table-cell>
          <table:table-cell office:value-type="float" office:value="111.62364" calcext:value-type="float">
            <text:p>111.62364</text:p>
          </table:table-cell>
          <table:table-cell office:value-type="float" office:value="112.36042" calcext:value-type="float">
            <text:p>112.36042</text:p>
          </table:table-cell>
          <table:table-cell office:value-type="float" office:value="112.01947" calcext:value-type="float">
            <text:p>112.01947</text:p>
          </table:table-cell>
          <table:table-cell office:value-type="float" office:value="111.85255" calcext:value-type="float">
            <text:p>111.85255</text:p>
          </table:table-cell>
          <table:table-cell office:value-type="float" office:value="112.29416" calcext:value-type="float">
            <text:p>112.29416</text:p>
          </table:table-cell>
          <table:table-cell office:value-type="float" office:value="111.55879" calcext:value-type="float">
            <text:p>111.55879</text:p>
          </table:table-cell>
          <table:table-cell office:value-type="float" office:value="111.94918" calcext:value-type="float">
            <text:p>111.94918</text:p>
          </table:table-cell>
          <table:table-cell office:value-type="float" office:value="111.92141" calcext:value-type="float">
            <text:p>111.92141</text:p>
          </table:table-cell>
          <table:table-cell office:value-type="float" office:value="112.59894" calcext:value-type="float">
            <text:p>112.59894</text:p>
          </table:table-cell>
          <table:table-cell office:value-type="float" office:value="111.87186" calcext:value-type="float">
            <text:p>111.87186</text:p>
          </table:table-cell>
          <table:table-cell office:value-type="float" office:value="112.0888" calcext:value-type="float">
            <text:p>112.0888</text:p>
          </table:table-cell>
          <table:table-cell office:value-type="float" office:value="111.62277" calcext:value-type="float">
            <text:p>111.62277</text:p>
          </table:table-cell>
          <table:table-cell office:value-type="float" office:value="114.77475" calcext:value-type="float">
            <text:p>114.77475</text:p>
          </table:table-cell>
          <table:table-cell office:value-type="float" office:value="111.94259" calcext:value-type="float">
            <text:p>111.94259</text:p>
          </table:table-cell>
          <table:table-cell office:value-type="float" office:value="115.47911" calcext:value-type="float">
            <text:p>115.47911</text:p>
          </table:table-cell>
          <table:table-cell office:value-type="float" office:value="111.88527" calcext:value-type="float">
            <text:p>111.88527</text:p>
          </table:table-cell>
          <table:table-cell/>
        </table:table-row>
        <table:table-row table:style-name="ro1">
          <table:table-cell office:value-type="float" office:value="111.53234" calcext:value-type="float">
            <text:p>111.53234</text:p>
          </table:table-cell>
          <table:table-cell office:value-type="float" office:value="112.23854" calcext:value-type="float">
            <text:p>112.23854</text:p>
          </table:table-cell>
          <table:table-cell office:value-type="float" office:value="113.86266" calcext:value-type="float">
            <text:p>113.86266</text:p>
          </table:table-cell>
          <table:table-cell office:value-type="float" office:value="113.52504" calcext:value-type="float">
            <text:p>113.52504</text:p>
          </table:table-cell>
          <table:table-cell office:value-type="float" office:value="111.59605" calcext:value-type="float">
            <text:p>111.59605</text:p>
          </table:table-cell>
          <table:table-cell office:value-type="float" office:value="112.31269" calcext:value-type="float">
            <text:p>112.31269</text:p>
          </table:table-cell>
          <table:table-cell office:value-type="float" office:value="111.96964" calcext:value-type="float">
            <text:p>111.96964</text:p>
          </table:table-cell>
          <table:table-cell office:value-type="float" office:value="111.70271" calcext:value-type="float">
            <text:p>111.70271</text:p>
          </table:table-cell>
          <table:table-cell office:value-type="float" office:value="112.23395" calcext:value-type="float">
            <text:p>112.23395</text:p>
          </table:table-cell>
          <table:table-cell office:value-type="float" office:value="111.53104" calcext:value-type="float">
            <text:p>111.53104</text:p>
          </table:table-cell>
          <table:table-cell office:value-type="float" office:value="111.59452" calcext:value-type="float">
            <text:p>111.59452</text:p>
          </table:table-cell>
          <table:table-cell office:value-type="float" office:value="111.5761" calcext:value-type="float">
            <text:p>111.5761</text:p>
          </table:table-cell>
          <table:table-cell office:value-type="float" office:value="112.5434" calcext:value-type="float">
            <text:p>112.5434</text:p>
          </table:table-cell>
          <table:table-cell office:value-type="float" office:value="111.52925" calcext:value-type="float">
            <text:p>111.52925</text:p>
          </table:table-cell>
          <table:table-cell office:value-type="float" office:value="112.04203" calcext:value-type="float">
            <text:p>112.04203</text:p>
          </table:table-cell>
          <table:table-cell office:value-type="float" office:value="111.59528" calcext:value-type="float">
            <text:p>111.59528</text:p>
          </table:table-cell>
          <table:table-cell office:value-type="float" office:value="114.36878" calcext:value-type="float">
            <text:p>114.36878</text:p>
          </table:table-cell>
          <table:table-cell office:value-type="float" office:value="111.59758" calcext:value-type="float">
            <text:p>111.59758</text:p>
          </table:table-cell>
          <table:table-cell office:value-type="float" office:value="115.06086" calcext:value-type="float">
            <text:p>115.06086</text:p>
          </table:table-cell>
          <table:table-cell office:value-type="float" office:value="111.54281" calcext:value-type="float">
            <text:p>111.54281</text:p>
          </table:table-cell>
          <table:table-cell/>
        </table:table-row>
        <table:table-row table:style-name="ro1">
          <table:table-cell office:value-type="float" office:value="111.20196" calcext:value-type="float">
            <text:p>111.20196</text:p>
          </table:table-cell>
          <table:table-cell office:value-type="float" office:value="111.88505" calcext:value-type="float">
            <text:p>111.88505</text:p>
          </table:table-cell>
          <table:table-cell office:value-type="float" office:value="113.77517" calcext:value-type="float">
            <text:p>113.77517</text:p>
          </table:table-cell>
          <table:table-cell office:value-type="float" office:value="113.43899" calcext:value-type="float">
            <text:p>113.43899</text:p>
          </table:table-cell>
          <table:table-cell office:value-type="float" office:value="111.26268" calcext:value-type="float">
            <text:p>111.26268</text:p>
          </table:table-cell>
          <table:table-cell office:value-type="float" office:value="111.95915" calcext:value-type="float">
            <text:p>111.95915</text:p>
          </table:table-cell>
          <table:table-cell office:value-type="float" office:value="111.62655" calcext:value-type="float">
            <text:p>111.62655</text:p>
          </table:table-cell>
          <table:table-cell office:value-type="float" office:value="111.47941" calcext:value-type="float">
            <text:p>111.47941</text:p>
          </table:table-cell>
          <table:table-cell office:value-type="float" office:value="111.88043" calcext:value-type="float">
            <text:p>111.88043</text:p>
          </table:table-cell>
          <table:table-cell office:value-type="float" office:value="111.19733" calcext:value-type="float">
            <text:p>111.19733</text:p>
          </table:table-cell>
          <table:table-cell office:value-type="float" office:value="111.56661" calcext:value-type="float">
            <text:p>111.56661</text:p>
          </table:table-cell>
          <table:table-cell office:value-type="float" office:value="111.54783" calcext:value-type="float">
            <text:p>111.54783</text:p>
          </table:table-cell>
          <table:table-cell office:value-type="float" office:value="112.17947" calcext:value-type="float">
            <text:p>112.17947</text:p>
          </table:table-cell>
          <table:table-cell office:value-type="float" office:value="111.49146" calcext:value-type="float">
            <text:p>111.49146</text:p>
          </table:table-cell>
          <table:table-cell office:value-type="float" office:value="111.69633" calcext:value-type="float">
            <text:p>111.69633</text:p>
          </table:table-cell>
          <table:table-cell office:value-type="float" office:value="111.26184" calcext:value-type="float">
            <text:p>111.26184</text:p>
          </table:table-cell>
          <table:table-cell office:value-type="float" office:value="114.26002" calcext:value-type="float">
            <text:p>114.26002</text:p>
          </table:table-cell>
          <table:table-cell office:value-type="float" office:value="111.56987" calcext:value-type="float">
            <text:p>111.56987</text:p>
          </table:table-cell>
          <table:table-cell office:value-type="float" office:value="114.92987" calcext:value-type="float">
            <text:p>114.92987</text:p>
          </table:table-cell>
          <table:table-cell office:value-type="float" office:value="111.50246" calcext:value-type="float">
            <text:p>111.50246</text:p>
          </table:table-cell>
          <table:table-cell/>
        </table:table-row>
        <table:table-row table:style-name="ro1">
          <table:table-cell office:value-type="float" office:value="111.18288" calcext:value-type="float">
            <text:p>111.18288</text:p>
          </table:table-cell>
          <table:table-cell office:value-type="float" office:value="111.84606" calcext:value-type="float">
            <text:p>111.84606</text:p>
          </table:table-cell>
          <table:table-cell office:value-type="float" office:value="113.38963" calcext:value-type="float">
            <text:p>113.38963</text:p>
          </table:table-cell>
          <table:table-cell office:value-type="float" office:value="113.06435" calcext:value-type="float">
            <text:p>113.06435</text:p>
          </table:table-cell>
          <table:table-cell office:value-type="float" office:value="111.24341" calcext:value-type="float">
            <text:p>111.24341</text:p>
          </table:table-cell>
          <table:table-cell office:value-type="float" office:value="111.91306" calcext:value-type="float">
            <text:p>111.91306</text:p>
          </table:table-cell>
          <table:table-cell office:value-type="float" office:value="111.58801" calcext:value-type="float">
            <text:p>111.58801</text:p>
          </table:table-cell>
          <table:table-cell office:value-type="float" office:value="111.32807" calcext:value-type="float">
            <text:p>111.32807</text:p>
          </table:table-cell>
          <table:table-cell office:value-type="float" office:value="111.84416" calcext:value-type="float">
            <text:p>111.84416</text:p>
          </table:table-cell>
          <table:table-cell office:value-type="float" office:value="111.17801" calcext:value-type="float">
            <text:p>111.17801</text:p>
          </table:table-cell>
          <table:table-cell office:value-type="float" office:value="111.23268" calcext:value-type="float">
            <text:p>111.23268</text:p>
          </table:table-cell>
          <table:table-cell office:value-type="float" office:value="111.2042" calcext:value-type="float">
            <text:p>111.2042</text:p>
          </table:table-cell>
          <table:table-cell office:value-type="float" office:value="112.1396" calcext:value-type="float">
            <text:p>112.1396</text:p>
          </table:table-cell>
          <table:table-cell office:value-type="float" office:value="111.15704" calcext:value-type="float">
            <text:p>111.15704</text:p>
          </table:table-cell>
          <table:table-cell office:value-type="float" office:value="111.65804" calcext:value-type="float">
            <text:p>111.65804</text:p>
          </table:table-cell>
          <table:table-cell office:value-type="float" office:value="111.24262" calcext:value-type="float">
            <text:p>111.24262</text:p>
          </table:table-cell>
          <table:table-cell office:value-type="float" office:value="113.86279" calcext:value-type="float">
            <text:p>113.86279</text:p>
          </table:table-cell>
          <table:table-cell office:value-type="float" office:value="111.23597" calcext:value-type="float">
            <text:p>111.23597</text:p>
          </table:table-cell>
          <table:table-cell office:value-type="float" office:value="114.52313" calcext:value-type="float">
            <text:p>114.52313</text:p>
          </table:table-cell>
          <table:table-cell office:value-type="float" office:value="111.17115" calcext:value-type="float">
            <text:p>111.17115</text:p>
          </table:table-cell>
          <table:table-cell/>
        </table:table-row>
        <table:table-row table:style-name="ro1">
          <table:table-cell office:value-type="float" office:value="110.84817" calcext:value-type="float">
            <text:p>110.84817</text:p>
          </table:table-cell>
          <table:table-cell office:value-type="float" office:value="111.50373" calcext:value-type="float">
            <text:p>111.50373</text:p>
          </table:table-cell>
          <table:table-cell office:value-type="float" office:value="113.30136" calcext:value-type="float">
            <text:p>113.30136</text:p>
          </table:table-cell>
          <table:table-cell office:value-type="float" office:value="112.98466" calcext:value-type="float">
            <text:p>112.98466</text:p>
          </table:table-cell>
          <table:table-cell office:value-type="float" office:value="110.92099" calcext:value-type="float">
            <text:p>110.92099</text:p>
          </table:table-cell>
          <table:table-cell office:value-type="float" office:value="111.56802" calcext:value-type="float">
            <text:p>111.56802</text:p>
          </table:table-cell>
          <table:table-cell office:value-type="float" office:value="111.436" calcext:value-type="float">
            <text:p>111.436</text:p>
          </table:table-cell>
          <table:table-cell office:value-type="float" office:value="111.11686" calcext:value-type="float">
            <text:p>111.11686</text:p>
          </table:table-cell>
          <table:table-cell office:value-type="float" office:value="111.49902" calcext:value-type="float">
            <text:p>111.49902</text:p>
          </table:table-cell>
          <table:table-cell office:value-type="float" office:value="111.03777" calcext:value-type="float">
            <text:p>111.03777</text:p>
          </table:table-cell>
          <table:table-cell office:value-type="float" office:value="111.21307" calcext:value-type="float">
            <text:p>111.21307</text:p>
          </table:table-cell>
          <table:table-cell office:value-type="float" office:value="111.18423" calcext:value-type="float">
            <text:p>111.18423</text:p>
          </table:table-cell>
          <table:table-cell office:value-type="float" office:value="111.78698" calcext:value-type="float">
            <text:p>111.78698</text:p>
          </table:table-cell>
          <table:table-cell office:value-type="float" office:value="111.12754" calcext:value-type="float">
            <text:p>111.12754</text:p>
          </table:table-cell>
          <table:table-cell office:value-type="float" office:value="111.32585" calcext:value-type="float">
            <text:p>111.32585</text:p>
          </table:table-cell>
          <table:table-cell office:value-type="float" office:value="110.91061" calcext:value-type="float">
            <text:p>110.91061</text:p>
          </table:table-cell>
          <table:table-cell office:value-type="float" office:value="113.77528" calcext:value-type="float">
            <text:p>113.77528</text:p>
          </table:table-cell>
          <table:table-cell office:value-type="float" office:value="111.2163" calcext:value-type="float">
            <text:p>111.2163</text:p>
          </table:table-cell>
          <table:table-cell office:value-type="float" office:value="114.40409" calcext:value-type="float">
            <text:p>114.40409</text:p>
          </table:table-cell>
          <table:table-cell office:value-type="float" office:value="111.14837" calcext:value-type="float">
            <text:p>111.14837</text:p>
          </table:table-cell>
          <table:table-cell/>
        </table:table-row>
        <table:table-row table:style-name="ro1">
          <table:table-cell office:value-type="float" office:value="110.83698" calcext:value-type="float">
            <text:p>110.83698</text:p>
          </table:table-cell>
          <table:table-cell office:value-type="float" office:value="111.47298" calcext:value-type="float">
            <text:p>111.47298</text:p>
          </table:table-cell>
          <table:table-cell office:value-type="float" office:value="113.12056" calcext:value-type="float">
            <text:p>113.12056</text:p>
          </table:table-cell>
          <table:table-cell office:value-type="float" office:value="112.62111" calcext:value-type="float">
            <text:p>112.62111</text:p>
          </table:table-cell>
          <table:table-cell office:value-type="float" office:value="110.90969" calcext:value-type="float">
            <text:p>110.90969</text:p>
          </table:table-cell>
          <table:table-cell office:value-type="float" office:value="111.54002" calcext:value-type="float">
            <text:p>111.54002</text:p>
          </table:table-cell>
          <table:table-cell office:value-type="float" office:value="111.22338" calcext:value-type="float">
            <text:p>111.22338</text:p>
          </table:table-cell>
          <table:table-cell office:value-type="float" office:value="110.98626" calcext:value-type="float">
            <text:p>110.98626</text:p>
          </table:table-cell>
          <table:table-cell office:value-type="float" office:value="111.47129" calcext:value-type="float">
            <text:p>111.47129</text:p>
          </table:table-cell>
          <table:table-cell office:value-type="float" office:value="110.83459" calcext:value-type="float">
            <text:p>110.83459</text:p>
          </table:table-cell>
          <table:table-cell office:value-type="float" office:value="110.88718" calcext:value-type="float">
            <text:p>110.88718</text:p>
          </table:table-cell>
          <table:table-cell office:value-type="float" office:value="111.05325" calcext:value-type="float">
            <text:p>111.05325</text:p>
          </table:table-cell>
          <table:table-cell office:value-type="float" office:value="111.75831" calcext:value-type="float">
            <text:p>111.75831</text:p>
          </table:table-cell>
          <table:table-cell office:value-type="float" office:value="110.8043" calcext:value-type="float">
            <text:p>110.8043</text:p>
          </table:table-cell>
          <table:table-cell office:value-type="float" office:value="111.29593" calcext:value-type="float">
            <text:p>111.29593</text:p>
          </table:table-cell>
          <table:table-cell office:value-type="float" office:value="110.90899" calcext:value-type="float">
            <text:p>110.90899</text:p>
          </table:table-cell>
          <table:table-cell office:value-type="float" office:value="113.38966" calcext:value-type="float">
            <text:p>113.38966</text:p>
          </table:table-cell>
          <table:table-cell office:value-type="float" office:value="110.88101" calcext:value-type="float">
            <text:p>110.88101</text:p>
          </table:table-cell>
          <table:table-cell office:value-type="float" office:value="114.00647" calcext:value-type="float">
            <text:p>114.00647</text:p>
          </table:table-cell>
          <table:table-cell office:value-type="float" office:value="110.81572" calcext:value-type="float">
            <text:p>110.81572</text:p>
          </table:table-cell>
          <table:table-cell/>
        </table:table-row>
        <table:table-row table:style-name="ro1">
          <table:table-cell office:value-type="float" office:value="110.51299" calcext:value-type="float">
            <text:p>110.51299</text:p>
          </table:table-cell>
          <table:table-cell office:value-type="float" office:value="111.12941" calcext:value-type="float">
            <text:p>111.12941</text:p>
          </table:table-cell>
          <table:table-cell office:value-type="float" office:value="112.86005" calcext:value-type="float">
            <text:p>112.86005</text:p>
          </table:table-cell>
          <table:table-cell office:value-type="float" office:value="112.56517" calcext:value-type="float">
            <text:p>112.56517</text:p>
          </table:table-cell>
          <table:table-cell office:value-type="float" office:value="110.58569" calcext:value-type="float">
            <text:p>110.58569</text:p>
          </table:table-cell>
          <table:table-cell office:value-type="float" office:value="111.38856" calcext:value-type="float">
            <text:p>111.38856</text:p>
          </table:table-cell>
          <table:table-cell office:value-type="float" office:value="111.07244" calcext:value-type="float">
            <text:p>111.07244</text:p>
          </table:table-cell>
          <table:table-cell office:value-type="float" office:value="110.78041" calcext:value-type="float">
            <text:p>110.78041</text:p>
          </table:table-cell>
          <table:table-cell office:value-type="float" office:value="111.13756" calcext:value-type="float">
            <text:p>111.13756</text:p>
          </table:table-cell>
          <table:table-cell office:value-type="float" office:value="110.69901" calcext:value-type="float">
            <text:p>110.69901</text:p>
          </table:table-cell>
          <table:table-cell office:value-type="float" office:value="110.87573" calcext:value-type="float">
            <text:p>110.87573</text:p>
          </table:table-cell>
          <table:table-cell office:value-type="float" office:value="110.84013" calcext:value-type="float">
            <text:p>110.84013</text:p>
          </table:table-cell>
          <table:table-cell office:value-type="float" office:value="111.41394" calcext:value-type="float">
            <text:p>111.41394</text:p>
          </table:table-cell>
          <table:table-cell office:value-type="float" office:value="110.78299" calcext:value-type="float">
            <text:p>110.78299</text:p>
          </table:table-cell>
          <table:table-cell office:value-type="float" office:value="110.96282" calcext:value-type="float">
            <text:p>110.96282</text:p>
          </table:table-cell>
          <table:table-cell office:value-type="float" office:value="110.58486" calcext:value-type="float">
            <text:p>110.58486</text:p>
          </table:table-cell>
          <table:table-cell office:value-type="float" office:value="113.30155" calcext:value-type="float">
            <text:p>113.30155</text:p>
          </table:table-cell>
          <table:table-cell office:value-type="float" office:value="110.87918" calcext:value-type="float">
            <text:p>110.87918</text:p>
          </table:table-cell>
          <table:table-cell office:value-type="float" office:value="113.90866" calcext:value-type="float">
            <text:p>113.90866</text:p>
          </table:table-cell>
          <table:table-cell office:value-type="float" office:value="110.80408" calcext:value-type="float">
            <text:p>110.80408</text:p>
          </table:table-cell>
          <table:table-cell/>
        </table:table-row>
        <table:table-row table:style-name="ro1">
          <table:table-cell office:value-type="float" office:value="110.50988" calcext:value-type="float">
            <text:p>110.50988</text:p>
          </table:table-cell>
          <table:table-cell office:value-type="float" office:value="111.10985" calcext:value-type="float">
            <text:p>111.10985</text:p>
          </table:table-cell>
          <table:table-cell office:value-type="float" office:value="112.69061" calcext:value-type="float">
            <text:p>112.69061</text:p>
          </table:table-cell>
          <table:table-cell office:value-type="float" office:value="112.20066" calcext:value-type="float">
            <text:p>112.20066</text:p>
          </table:table-cell>
          <table:table-cell office:value-type="float" office:value="110.58238" calcext:value-type="float">
            <text:p>110.58238</text:p>
          </table:table-cell>
          <table:table-cell office:value-type="float" office:value="111.17653" calcext:value-type="float">
            <text:p>111.17653</text:p>
          </table:table-cell>
          <table:table-cell office:value-type="float" office:value="110.86804" calcext:value-type="float">
            <text:p>110.86804</text:p>
          </table:table-cell>
          <table:table-cell office:value-type="float" office:value="110.64805" calcext:value-type="float">
            <text:p>110.64805</text:p>
          </table:table-cell>
          <table:table-cell office:value-type="float" office:value="111.11813" calcext:value-type="float">
            <text:p>111.11813</text:p>
          </table:table-cell>
          <table:table-cell office:value-type="float" office:value="110.50721" calcext:value-type="float">
            <text:p>110.50721</text:p>
          </table:table-cell>
          <table:table-cell office:value-type="float" office:value="110.55125" calcext:value-type="float">
            <text:p>110.55125</text:p>
          </table:table-cell>
          <table:table-cell office:value-type="float" office:value="110.70725" calcext:value-type="float">
            <text:p>110.70725</text:p>
          </table:table-cell>
          <table:table-cell office:value-type="float" office:value="111.38662" calcext:value-type="float">
            <text:p>111.38662</text:p>
          </table:table-cell>
          <table:table-cell office:value-type="float" office:value="110.45845" calcext:value-type="float">
            <text:p>110.45845</text:p>
          </table:table-cell>
          <table:table-cell office:value-type="float" office:value="110.9508" calcext:value-type="float">
            <text:p>110.9508</text:p>
          </table:table-cell>
          <table:table-cell office:value-type="float" office:value="110.58167" calcext:value-type="float">
            <text:p>110.58167</text:p>
          </table:table-cell>
          <table:table-cell office:value-type="float" office:value="113.12086" calcext:value-type="float">
            <text:p>113.12086</text:p>
          </table:table-cell>
          <table:table-cell office:value-type="float" office:value="110.55471" calcext:value-type="float">
            <text:p>110.55471</text:p>
          </table:table-cell>
          <table:table-cell office:value-type="float" office:value="113.52261" calcext:value-type="float">
            <text:p>113.52261</text:p>
          </table:table-cell>
          <table:table-cell office:value-type="float" office:value="110.47964" calcext:value-type="float">
            <text:p>110.47964</text:p>
          </table:table-cell>
          <table:table-cell/>
        </table:table-row>
        <table:table-row table:style-name="ro1">
          <table:table-cell office:value-type="float" office:value="110.19691" calcext:value-type="float">
            <text:p>110.19691</text:p>
          </table:table-cell>
          <table:table-cell office:value-type="float" office:value="110.78697" calcext:value-type="float">
            <text:p>110.78697</text:p>
          </table:table-cell>
          <table:table-cell office:value-type="float" office:value="112.43981" calcext:value-type="float">
            <text:p>112.43981</text:p>
          </table:table-cell>
          <table:table-cell office:value-type="float" office:value="112.15304" calcext:value-type="float">
            <text:p>112.15304</text:p>
          </table:table-cell>
          <table:table-cell office:value-type="float" office:value="110.2663" calcext:value-type="float">
            <text:p>110.2663</text:p>
          </table:table-cell>
          <table:table-cell office:value-type="float" office:value="111.04561" calcext:value-type="float">
            <text:p>111.04561</text:p>
          </table:table-cell>
          <table:table-cell office:value-type="float" office:value="110.73762" calcext:value-type="float">
            <text:p>110.73762</text:p>
          </table:table-cell>
          <table:table-cell office:value-type="float" office:value="110.45298" calcext:value-type="float">
            <text:p>110.45298</text:p>
          </table:table-cell>
          <table:table-cell office:value-type="float" office:value="110.78289" calcext:value-type="float">
            <text:p>110.78289</text:p>
          </table:table-cell>
          <table:table-cell office:value-type="float" office:value="110.38233" calcext:value-type="float">
            <text:p>110.38233</text:p>
          </table:table-cell>
          <table:table-cell office:value-type="float" office:value="110.54749" calcext:value-type="float">
            <text:p>110.54749</text:p>
          </table:table-cell>
          <table:table-cell office:value-type="float" office:value="110.51155" calcext:value-type="float">
            <text:p>110.51155</text:p>
          </table:table-cell>
          <table:table-cell office:value-type="float" office:value="111.0505" calcext:value-type="float">
            <text:p>111.0505</text:p>
          </table:table-cell>
          <table:table-cell office:value-type="float" office:value="110.45462" calcext:value-type="float">
            <text:p>110.45462</text:p>
          </table:table-cell>
          <table:table-cell office:value-type="float" office:value="110.6257" calcext:value-type="float">
            <text:p>110.6257</text:p>
          </table:table-cell>
          <table:table-cell office:value-type="float" office:value="110.25629" calcext:value-type="float">
            <text:p>110.25629</text:p>
          </table:table-cell>
          <table:table-cell office:value-type="float" office:value="112.8605" calcext:value-type="float">
            <text:p>112.8605</text:p>
          </table:table-cell>
          <table:table-cell office:value-type="float" office:value="110.55121" calcext:value-type="float">
            <text:p>110.55121</text:p>
          </table:table-cell>
          <table:table-cell office:value-type="float" office:value="113.43387" calcext:value-type="float">
            <text:p>113.43387</text:p>
          </table:table-cell>
          <table:table-cell office:value-type="float" office:value="110.47601" calcext:value-type="float">
            <text:p>110.47601</text:p>
          </table:table-cell>
          <table:table-cell/>
        </table:table-row>
        <table:table-row table:style-name="ro1">
          <table:table-cell office:value-type="float" office:value="110.20134" calcext:value-type="float">
            <text:p>110.20134</text:p>
          </table:table-cell>
          <table:table-cell office:value-type="float" office:value="110.77552" calcext:value-type="float">
            <text:p>110.77552</text:p>
          </table:table-cell>
          <table:table-cell office:value-type="float" office:value="112.27886" calcext:value-type="float">
            <text:p>112.27886</text:p>
          </table:table-cell>
          <table:table-cell office:value-type="float" office:value="111.79976" calcext:value-type="float">
            <text:p>111.79976</text:p>
          </table:table-cell>
          <table:table-cell office:value-type="float" office:value="110.26132" calcext:value-type="float">
            <text:p>110.26132</text:p>
          </table:table-cell>
          <table:table-cell office:value-type="float" office:value="110.83253" calcext:value-type="float">
            <text:p>110.83253</text:p>
          </table:table-cell>
          <table:table-cell office:value-type="float" office:value="110.53189" calcext:value-type="float">
            <text:p>110.53189</text:p>
          </table:table-cell>
          <table:table-cell office:value-type="float" office:value="110.33106" calcext:value-type="float">
            <text:p>110.33106</text:p>
          </table:table-cell>
          <table:table-cell office:value-type="float" office:value="110.77138" calcext:value-type="float">
            <text:p>110.77138</text:p>
          </table:table-cell>
          <table:table-cell office:value-type="float" office:value="110.19522" calcext:value-type="float">
            <text:p>110.19522</text:p>
          </table:table-cell>
          <table:table-cell office:value-type="float" office:value="110.23345" calcext:value-type="float">
            <text:p>110.23345</text:p>
          </table:table-cell>
          <table:table-cell office:value-type="float" office:value="110.38912" calcext:value-type="float">
            <text:p>110.38912</text:p>
          </table:table-cell>
          <table:table-cell office:value-type="float" office:value="111.04106" calcext:value-type="float">
            <text:p>111.04106</text:p>
          </table:table-cell>
          <table:table-cell office:value-type="float" office:value="110.14054" calcext:value-type="float">
            <text:p>110.14054</text:p>
          </table:table-cell>
          <table:table-cell office:value-type="float" office:value="110.61493" calcext:value-type="float">
            <text:p>110.61493</text:p>
          </table:table-cell>
          <table:table-cell office:value-type="float" office:value="110.26091" calcext:value-type="float">
            <text:p>110.26091</text:p>
          </table:table-cell>
          <table:table-cell office:value-type="float" office:value="112.69102" calcext:value-type="float">
            <text:p>112.69102</text:p>
          </table:table-cell>
          <table:table-cell office:value-type="float" office:value="110.22787" calcext:value-type="float">
            <text:p>110.22787</text:p>
          </table:table-cell>
          <table:table-cell office:value-type="float" office:value="113.0494" calcext:value-type="float">
            <text:p>113.0494</text:p>
          </table:table-cell>
          <table:table-cell office:value-type="float" office:value="110.15917" calcext:value-type="float">
            <text:p>110.15917</text:p>
          </table:table-cell>
          <table:table-cell/>
        </table:table-row>
        <table:table-row table:style-name="ro1">
          <table:table-cell office:value-type="float" office:value="109.88615" calcext:value-type="float">
            <text:p>109.88615</text:p>
          </table:table-cell>
          <table:table-cell office:value-type="float" office:value="110.44762" calcext:value-type="float">
            <text:p>110.44762</text:p>
          </table:table-cell>
          <table:table-cell office:value-type="float" office:value="112.03973" calcext:value-type="float">
            <text:p>112.03973</text:p>
          </table:table-cell>
          <table:table-cell office:value-type="float" office:value="111.76103" calcext:value-type="float">
            <text:p>111.76103</text:p>
          </table:table-cell>
          <table:table-cell office:value-type="float" office:value="109.95571" calcext:value-type="float">
            <text:p>109.95571</text:p>
          </table:table-cell>
          <table:table-cell office:value-type="float" office:value="110.69963" calcext:value-type="float">
            <text:p>110.69963</text:p>
          </table:table-cell>
          <table:table-cell office:value-type="float" office:value="110.40912" calcext:value-type="float">
            <text:p>110.40912</text:p>
          </table:table-cell>
          <table:table-cell office:value-type="float" office:value="110.14403" calcext:value-type="float">
            <text:p>110.14403</text:p>
          </table:table-cell>
          <table:table-cell office:value-type="float" office:value="110.44665" calcext:value-type="float">
            <text:p>110.44665</text:p>
          </table:table-cell>
          <table:table-cell office:value-type="float" office:value="110.07119" calcext:value-type="float">
            <text:p>110.07119</text:p>
          </table:table-cell>
          <table:table-cell office:value-type="float" office:value="110.23724" calcext:value-type="float">
            <text:p>110.23724</text:p>
          </table:table-cell>
          <table:table-cell office:value-type="float" office:value="110.2011" calcext:value-type="float">
            <text:p>110.2011</text:p>
          </table:table-cell>
          <table:table-cell office:value-type="float" office:value="110.71551" calcext:value-type="float">
            <text:p>110.71551</text:p>
          </table:table-cell>
          <table:table-cell office:value-type="float" office:value="110.13455" calcext:value-type="float">
            <text:p>110.13455</text:p>
          </table:table-cell>
          <table:table-cell office:value-type="float" office:value="110.48947" calcext:value-type="float">
            <text:p>110.48947</text:p>
          </table:table-cell>
          <table:table-cell office:value-type="float" office:value="110.14643" calcext:value-type="float">
            <text:p>110.14643</text:p>
          </table:table-cell>
          <table:table-cell office:value-type="float" office:value="112.43954" calcext:value-type="float">
            <text:p>112.43954</text:p>
          </table:table-cell>
          <table:table-cell office:value-type="float" office:value="110.24139" calcext:value-type="float">
            <text:p>110.24139</text:p>
          </table:table-cell>
          <table:table-cell office:value-type="float" office:value="112.98176" calcext:value-type="float">
            <text:p>112.98176</text:p>
          </table:table-cell>
          <table:table-cell office:value-type="float" office:value="110.16301" calcext:value-type="float">
            <text:p>110.16301</text:p>
          </table:table-cell>
          <table:table-cell/>
        </table:table-row>
        <table:table-row table:style-name="ro1">
          <table:table-cell office:value-type="float" office:value="109.89795" calcext:value-type="float">
            <text:p>109.89795</text:p>
          </table:table-cell>
          <table:table-cell office:value-type="float" office:value="110.44652" calcext:value-type="float">
            <text:p>110.44652</text:p>
          </table:table-cell>
          <table:table-cell office:value-type="float" office:value="111.8771" calcext:value-type="float">
            <text:p>111.8771</text:p>
          </table:table-cell>
          <table:table-cell office:value-type="float" office:value="111.41591" calcext:value-type="float">
            <text:p>111.41591</text:p>
          </table:table-cell>
          <table:table-cell office:value-type="float" office:value="109.96757" calcext:value-type="float">
            <text:p>109.96757</text:p>
          </table:table-cell>
          <table:table-cell office:value-type="float" office:value="110.50351" calcext:value-type="float">
            <text:p>110.50351</text:p>
          </table:table-cell>
          <table:table-cell office:value-type="float" office:value="110.21399" calcext:value-type="float">
            <text:p>110.21399</text:p>
          </table:table-cell>
          <table:table-cell office:value-type="float" office:value="110.01993" calcext:value-type="float">
            <text:p>110.01993</text:p>
          </table:table-cell>
          <table:table-cell office:value-type="float" office:value="110.45233" calcext:value-type="float">
            <text:p>110.45233</text:p>
          </table:table-cell>
          <table:table-cell office:value-type="float" office:value="109.89197" calcext:value-type="float">
            <text:p>109.89197</text:p>
          </table:table-cell>
          <table:table-cell office:value-type="float" office:value="109.92179" calcext:value-type="float">
            <text:p>109.92179</text:p>
          </table:table-cell>
          <table:table-cell office:value-type="float" office:value="110.0767" calcext:value-type="float">
            <text:p>110.0767</text:p>
          </table:table-cell>
          <table:table-cell office:value-type="float" office:value="110.71399" calcext:value-type="float">
            <text:p>110.71399</text:p>
          </table:table-cell>
          <table:table-cell office:value-type="float" office:value="109.82872" calcext:value-type="float">
            <text:p>109.82872</text:p>
          </table:table-cell>
          <table:table-cell office:value-type="float" office:value="110.29474" calcext:value-type="float">
            <text:p>110.29474</text:p>
          </table:table-cell>
          <table:table-cell office:value-type="float" office:value="109.96706" calcext:value-type="float">
            <text:p>109.96706</text:p>
          </table:table-cell>
          <table:table-cell office:value-type="float" office:value="112.27814" calcext:value-type="float">
            <text:p>112.27814</text:p>
          </table:table-cell>
          <table:table-cell office:value-type="float" office:value="109.92284" calcext:value-type="float">
            <text:p>109.92284</text:p>
          </table:table-cell>
          <table:table-cell office:value-type="float" office:value="112.60843" calcext:value-type="float">
            <text:p>112.60843</text:p>
          </table:table-cell>
          <table:table-cell office:value-type="float" office:value="109.84725" calcext:value-type="float">
            <text:p>109.84725</text:p>
          </table:table-cell>
          <table:table-cell/>
        </table:table-row>
        <table:table-row table:style-name="ro1">
          <table:table-cell office:value-type="float" office:value="109.58071" calcext:value-type="float">
            <text:p>109.58071</text:p>
          </table:table-cell>
          <table:table-cell office:value-type="float" office:value="110.12949" calcext:value-type="float">
            <text:p>110.12949</text:p>
          </table:table-cell>
          <table:table-cell office:value-type="float" office:value="111.6548" calcext:value-type="float">
            <text:p>111.6548</text:p>
          </table:table-cell>
          <table:table-cell office:value-type="float" office:value="111.38525" calcext:value-type="float">
            <text:p>111.38525</text:p>
          </table:table-cell>
          <table:table-cell office:value-type="float" office:value="109.65979" calcext:value-type="float">
            <text:p>109.65979</text:p>
          </table:table-cell>
          <table:table-cell office:value-type="float" office:value="110.38113" calcext:value-type="float">
            <text:p>110.38113</text:p>
          </table:table-cell>
          <table:table-cell office:value-type="float" office:value="110.08916" calcext:value-type="float">
            <text:p>110.08916</text:p>
          </table:table-cell>
          <table:table-cell office:value-type="float" office:value="109.84024" calcext:value-type="float">
            <text:p>109.84024</text:p>
          </table:table-cell>
          <table:table-cell office:value-type="float" office:value="110.12582" calcext:value-type="float">
            <text:p>110.12582</text:p>
          </table:table-cell>
          <table:table-cell office:value-type="float" office:value="109.76576" calcext:value-type="float">
            <text:p>109.76576</text:p>
          </table:table-cell>
          <table:table-cell office:value-type="float" office:value="109.93372" calcext:value-type="float">
            <text:p>109.93372</text:p>
          </table:table-cell>
          <table:table-cell office:value-type="float" office:value="109.75843" calcext:value-type="float">
            <text:p>109.75843</text:p>
          </table:table-cell>
          <table:table-cell office:value-type="float" office:value="110.38712" calcext:value-type="float">
            <text:p>110.38712</text:p>
          </table:table-cell>
          <table:table-cell office:value-type="float" office:value="109.70459" calcext:value-type="float">
            <text:p>109.70459</text:p>
          </table:table-cell>
          <table:table-cell office:value-type="float" office:value="110.17023" calcext:value-type="float">
            <text:p>110.17023</text:p>
          </table:table-cell>
          <table:table-cell office:value-type="float" office:value="109.85065" calcext:value-type="float">
            <text:p>109.85065</text:p>
          </table:table-cell>
          <table:table-cell office:value-type="float" office:value="112.03776" calcext:value-type="float">
            <text:p>112.03776</text:p>
          </table:table-cell>
          <table:table-cell office:value-type="float" office:value="109.93485" calcext:value-type="float">
            <text:p>109.93485</text:p>
          </table:table-cell>
          <table:table-cell office:value-type="float" office:value="112.54962" calcext:value-type="float">
            <text:p>112.54962</text:p>
          </table:table-cell>
          <table:table-cell office:value-type="float" office:value="109.85919" calcext:value-type="float">
            <text:p>109.85919</text:p>
          </table:table-cell>
          <table:table-cell/>
        </table:table-row>
        <table:table-row table:style-name="ro1">
          <table:table-cell office:value-type="float" office:value="109.60035" calcext:value-type="float">
            <text:p>109.60035</text:p>
          </table:table-cell>
          <table:table-cell office:value-type="float" office:value="110.13371" calcext:value-type="float">
            <text:p>110.13371</text:p>
          </table:table-cell>
          <table:table-cell office:value-type="float" office:value="111.50563" calcext:value-type="float">
            <text:p>111.50563</text:p>
          </table:table-cell>
          <table:table-cell office:value-type="float" office:value="111.05377" calcext:value-type="float">
            <text:p>111.05377</text:p>
          </table:table-cell>
          <table:table-cell office:value-type="float" office:value="109.66969" calcext:value-type="float">
            <text:p>109.66969</text:p>
          </table:table-cell>
          <table:table-cell office:value-type="float" office:value="110.06438" calcext:value-type="float">
            <text:p>110.06438</text:p>
          </table:table-cell>
          <table:table-cell office:value-type="float" office:value="109.89953" calcext:value-type="float">
            <text:p>109.89953</text:p>
          </table:table-cell>
          <table:table-cell office:value-type="float" office:value="109.72357" calcext:value-type="float">
            <text:p>109.72357</text:p>
          </table:table-cell>
          <table:table-cell office:value-type="float" office:value="110.1331" calcext:value-type="float">
            <text:p>110.1331</text:p>
          </table:table-cell>
          <table:table-cell office:value-type="float" office:value="109.59738" calcext:value-type="float">
            <text:p>109.59738</text:p>
          </table:table-cell>
          <table:table-cell office:value-type="float" office:value="109.62627" calcext:value-type="float">
            <text:p>109.62627</text:p>
          </table:table-cell>
          <table:table-cell office:value-type="float" office:value="109.7707" calcext:value-type="float">
            <text:p>109.7707</text:p>
          </table:table-cell>
          <table:table-cell office:value-type="float" office:value="110.38408" calcext:value-type="float">
            <text:p>110.38408</text:p>
          </table:table-cell>
          <table:table-cell office:value-type="float" office:value="109.70459" calcext:value-type="float">
            <text:p>109.70459</text:p>
          </table:table-cell>
          <table:table-cell office:value-type="float" office:value="109.99006" calcext:value-type="float">
            <text:p>109.99006</text:p>
          </table:table-cell>
          <table:table-cell office:value-type="float" office:value="109.66994" calcext:value-type="float">
            <text:p>109.66994</text:p>
          </table:table-cell>
          <table:table-cell office:value-type="float" office:value="111.87466" calcext:value-type="float">
            <text:p>111.87466</text:p>
          </table:table-cell>
          <table:table-cell office:value-type="float" office:value="109.61802" calcext:value-type="float">
            <text:p>109.61802</text:p>
          </table:table-cell>
          <table:table-cell office:value-type="float" office:value="112.19733" calcext:value-type="float">
            <text:p>112.19733</text:p>
          </table:table-cell>
          <table:table-cell office:value-type="float" office:value="109.55169" calcext:value-type="float">
            <text:p>109.55169</text:p>
          </table:table-cell>
          <table:table-cell/>
        </table:table-row>
        <table:table-row table:style-name="ro1">
          <table:table-cell office:value-type="float" office:value="109.29438" calcext:value-type="float">
            <text:p>109.29438</text:p>
          </table:table-cell>
          <table:table-cell office:value-type="float" office:value="109.81838" calcext:value-type="float">
            <text:p>109.81838</text:p>
          </table:table-cell>
          <table:table-cell office:value-type="float" office:value="111.2831" calcext:value-type="float">
            <text:p>111.2831</text:p>
          </table:table-cell>
          <table:table-cell office:value-type="float" office:value="111.0409" calcext:value-type="float">
            <text:p>111.0409</text:p>
          </table:table-cell>
          <table:table-cell office:value-type="float" office:value="109.37" calcext:value-type="float">
            <text:p>109.37</text:p>
          </table:table-cell>
          <table:table-cell office:value-type="float" office:value="110.06438" calcext:value-type="float">
            <text:p>110.06438</text:p>
          </table:table-cell>
          <table:table-cell office:value-type="float" office:value="109.89953" calcext:value-type="float">
            <text:p>109.89953</text:p>
          </table:table-cell>
          <table:table-cell office:value-type="float" office:value="109.41354" calcext:value-type="float">
            <text:p>109.41354</text:p>
          </table:table-cell>
          <table:table-cell office:value-type="float" office:value="110.01545" calcext:value-type="float">
            <text:p>110.01545</text:p>
          </table:table-cell>
          <table:table-cell office:value-type="float" office:value="109.47848" calcext:value-type="float">
            <text:p>109.47848</text:p>
          </table:table-cell>
          <table:table-cell office:value-type="float" office:value="109.64579" calcext:value-type="float">
            <text:p>109.64579</text:p>
          </table:table-cell>
          <table:table-cell office:value-type="float" office:value="109.7707" calcext:value-type="float">
            <text:p>109.7707</text:p>
          </table:table-cell>
          <table:table-cell office:value-type="float" office:value="110.07773" calcext:value-type="float">
            <text:p>110.07773</text:p>
          </table:table-cell>
          <table:table-cell office:value-type="float" office:value="109.52558" calcext:value-type="float">
            <text:p>109.52558</text:p>
          </table:table-cell>
          <table:table-cell office:value-type="float" office:value="109.86651" calcext:value-type="float">
            <text:p>109.86651</text:p>
          </table:table-cell>
          <table:table-cell office:value-type="float" office:value="109.5607" calcext:value-type="float">
            <text:p>109.5607</text:p>
          </table:table-cell>
          <table:table-cell office:value-type="float" office:value="111.532" calcext:value-type="float">
            <text:p>111.532</text:p>
          </table:table-cell>
          <table:table-cell office:value-type="float" office:value="109.63762" calcext:value-type="float">
            <text:p>109.63762</text:p>
          </table:table-cell>
          <table:table-cell office:value-type="float" office:value="112.13777" calcext:value-type="float">
            <text:p>112.13777</text:p>
          </table:table-cell>
          <table:table-cell office:value-type="float" office:value="109.56455" calcext:value-type="float">
            <text:p>109.56455</text:p>
          </table:table-cell>
          <table:table-cell/>
        </table:table-row>
        <table:table-row table:style-name="ro1">
          <table:table-cell office:value-type="float" office:value="109.32143" calcext:value-type="float">
            <text:p>109.32143</text:p>
          </table:table-cell>
          <table:table-cell office:value-type="float" office:value="109.83029" calcext:value-type="float">
            <text:p>109.83029</text:p>
          </table:table-cell>
          <table:table-cell office:value-type="float" office:value="111.15135" calcext:value-type="float">
            <text:p>111.15135</text:p>
          </table:table-cell>
          <table:table-cell office:value-type="float" office:value="110.70579" calcext:value-type="float">
            <text:p>110.70579</text:p>
          </table:table-cell>
          <table:table-cell office:value-type="float" office:value="109.38747" calcext:value-type="float">
            <text:p>109.38747</text:p>
          </table:table-cell>
          <table:table-cell office:value-type="float" office:value="110.06878" calcext:value-type="float">
            <text:p>110.06878</text:p>
          </table:table-cell>
          <table:table-cell office:value-type="float" office:value="109.7854" calcext:value-type="float">
            <text:p>109.7854</text:p>
          </table:table-cell>
          <table:table-cell office:value-type="float" office:value="109.43323" calcext:value-type="float">
            <text:p>109.43323</text:p>
          </table:table-cell>
          <table:table-cell office:value-type="float" office:value="109.82687" calcext:value-type="float">
            <text:p>109.82687</text:p>
          </table:table-cell>
          <table:table-cell office:value-type="float" office:value="109.31501" calcext:value-type="float">
            <text:p>109.31501</text:p>
          </table:table-cell>
          <table:table-cell office:value-type="float" office:value="109.3364" calcext:value-type="float">
            <text:p>109.3364</text:p>
          </table:table-cell>
          <table:table-cell office:value-type="float" office:value="109.46361" calcext:value-type="float">
            <text:p>109.46361</text:p>
          </table:table-cell>
          <table:table-cell office:value-type="float" office:value="109.95361" calcext:value-type="float">
            <text:p>109.95361</text:p>
          </table:table-cell>
          <table:table-cell office:value-type="float" office:value="109.40921" calcext:value-type="float">
            <text:p>109.40921</text:p>
          </table:table-cell>
          <table:table-cell office:value-type="float" office:value="109.69769" calcext:value-type="float">
            <text:p>109.69769</text:p>
          </table:table-cell>
          <table:table-cell office:value-type="float" office:value="109.3877" calcext:value-type="float">
            <text:p>109.3877</text:p>
          </table:table-cell>
          <table:table-cell office:value-type="float" office:value="111.532" calcext:value-type="float">
            <text:p>111.532</text:p>
          </table:table-cell>
          <table:table-cell office:value-type="float" office:value="109.34089" calcext:value-type="float">
            <text:p>109.34089</text:p>
          </table:table-cell>
          <table:table-cell office:value-type="float" office:value="111.79431" calcext:value-type="float">
            <text:p>111.79431</text:p>
          </table:table-cell>
          <table:table-cell office:value-type="float" office:value="109.26449" calcext:value-type="float">
            <text:p>109.26449</text:p>
          </table:table-cell>
          <table:table-cell/>
        </table:table-row>
        <table:table-row table:style-name="ro1">
          <table:table-cell office:value-type="float" office:value="109.0195" calcext:value-type="float">
            <text:p>109.0195</text:p>
          </table:table-cell>
          <table:table-cell office:value-type="float" office:value="109.5228" calcext:value-type="float">
            <text:p>109.5228</text:p>
          </table:table-cell>
          <table:table-cell office:value-type="float" office:value="110.81651" calcext:value-type="float">
            <text:p>110.81651</text:p>
          </table:table-cell>
          <table:table-cell office:value-type="float" office:value="110.57547" calcext:value-type="float">
            <text:p>110.57547</text:p>
          </table:table-cell>
          <table:table-cell office:value-type="float" office:value="109.08871" calcext:value-type="float">
            <text:p>109.08871</text:p>
          </table:table-cell>
          <table:table-cell office:value-type="float" office:value="109.76352" calcext:value-type="float">
            <text:p>109.76352</text:p>
          </table:table-cell>
          <table:table-cell office:value-type="float" office:value="109.60408" calcext:value-type="float">
            <text:p>109.60408</text:p>
          </table:table-cell>
          <table:table-cell office:value-type="float" office:value="109.12435" calcext:value-type="float">
            <text:p>109.12435</text:p>
          </table:table-cell>
          <table:table-cell office:value-type="float" office:value="109.71011" calcext:value-type="float">
            <text:p>109.71011</text:p>
          </table:table-cell>
          <table:table-cell office:value-type="float" office:value="109.20642" calcext:value-type="float">
            <text:p>109.20642</text:p>
          </table:table-cell>
          <table:table-cell office:value-type="float" office:value="109.35376" calcext:value-type="float">
            <text:p>109.35376</text:p>
          </table:table-cell>
          <table:table-cell office:value-type="float" office:value="109.48312" calcext:value-type="float">
            <text:p>109.48312</text:p>
          </table:table-cell>
          <table:table-cell office:value-type="float" office:value="109.77445" calcext:value-type="float">
            <text:p>109.77445</text:p>
          </table:table-cell>
          <table:table-cell office:value-type="float" office:value="109.23832" calcext:value-type="float">
            <text:p>109.23832</text:p>
          </table:table-cell>
          <table:table-cell office:value-type="float" office:value="109.57827" calcext:value-type="float">
            <text:p>109.57827</text:p>
          </table:table-cell>
          <table:table-cell office:value-type="float" office:value="109.27916" calcext:value-type="float">
            <text:p>109.27916</text:p>
          </table:table-cell>
          <table:table-cell office:value-type="float" office:value="111.50403" calcext:value-type="float">
            <text:p>111.50403</text:p>
          </table:table-cell>
          <table:table-cell office:value-type="float" office:value="109.35807" calcext:value-type="float">
            <text:p>109.35807</text:p>
          </table:table-cell>
          <table:table-cell office:value-type="float" office:value="111.75568" calcext:value-type="float">
            <text:p>111.75568</text:p>
          </table:table-cell>
          <table:table-cell office:value-type="float" office:value="109.28162" calcext:value-type="float">
            <text:p>109.28162</text:p>
          </table:table-cell>
          <table:table-cell/>
        </table:table-row>
        <table:table-row table:style-name="ro1">
          <table:table-cell office:value-type="float" office:value="109.04403" calcext:value-type="float">
            <text:p>109.04403</text:p>
          </table:table-cell>
          <table:table-cell office:value-type="float" office:value="109.54219" calcext:value-type="float">
            <text:p>109.54219</text:p>
          </table:table-cell>
          <table:table-cell office:value-type="float" office:value="110.80502" calcext:value-type="float">
            <text:p>110.80502</text:p>
          </table:table-cell>
          <table:table-cell office:value-type="float" office:value="110.37992" calcext:value-type="float">
            <text:p>110.37992</text:p>
          </table:table-cell>
          <table:table-cell office:value-type="float" office:value="108.97722" calcext:value-type="float">
            <text:p>108.97722</text:p>
          </table:table-cell>
          <table:table-cell office:value-type="float" office:value="109.77272" calcext:value-type="float">
            <text:p>109.77272</text:p>
          </table:table-cell>
          <table:table-cell office:value-type="float" office:value="109.48768" calcext:value-type="float">
            <text:p>109.48768</text:p>
          </table:table-cell>
          <table:table-cell office:value-type="float" office:value="109.1488" calcext:value-type="float">
            <text:p>109.1488</text:p>
          </table:table-cell>
          <table:table-cell office:value-type="float" office:value="109.5387" calcext:value-type="float">
            <text:p>109.5387</text:p>
          </table:table-cell>
          <table:table-cell office:value-type="float" office:value="109.04088" calcext:value-type="float">
            <text:p>109.04088</text:p>
          </table:table-cell>
          <table:table-cell office:value-type="float" office:value="109.05194" calcext:value-type="float">
            <text:p>109.05194</text:p>
          </table:table-cell>
          <table:table-cell office:value-type="float" office:value="109.18362" calcext:value-type="float">
            <text:p>109.18362</text:p>
          </table:table-cell>
          <table:table-cell office:value-type="float" office:value="109.65759" calcext:value-type="float">
            <text:p>109.65759</text:p>
          </table:table-cell>
          <table:table-cell office:value-type="float" office:value="109.11965" calcext:value-type="float">
            <text:p>109.11965</text:p>
          </table:table-cell>
          <table:table-cell office:value-type="float" office:value="109.40749" calcext:value-type="float">
            <text:p>109.40749</text:p>
          </table:table-cell>
          <table:table-cell office:value-type="float" office:value="109.11348" calcext:value-type="float">
            <text:p>109.11348</text:p>
          </table:table-cell>
          <table:table-cell office:value-type="float" office:value="111.16997" calcext:value-type="float">
            <text:p>111.16997</text:p>
          </table:table-cell>
          <table:table-cell office:value-type="float" office:value="109.05581" calcext:value-type="float">
            <text:p>109.05581</text:p>
          </table:table-cell>
          <table:table-cell office:value-type="float" office:value="111.41386" calcext:value-type="float">
            <text:p>111.41386</text:p>
          </table:table-cell>
          <table:table-cell office:value-type="float" office:value="108.9827" calcext:value-type="float">
            <text:p>108.9827</text:p>
          </table:table-cell>
          <table:table-cell/>
        </table:table-row>
        <table:table-row table:style-name="ro1">
          <table:table-cell office:value-type="float" office:value="108.743" calcext:value-type="float">
            <text:p>108.743</text:p>
          </table:table-cell>
          <table:table-cell office:value-type="float" office:value="109.23261" calcext:value-type="float">
            <text:p>109.23261</text:p>
          </table:table-cell>
          <table:table-cell office:value-type="float" office:value="110.80502" calcext:value-type="float">
            <text:p>110.80502</text:p>
          </table:table-cell>
          <table:table-cell office:value-type="float" office:value="110.24786" calcext:value-type="float">
            <text:p>110.24786</text:p>
          </table:table-cell>
          <table:table-cell office:value-type="float" office:value="108.81227" calcext:value-type="float">
            <text:p>108.81227</text:p>
          </table:table-cell>
          <table:table-cell office:value-type="float" office:value="109.4559" calcext:value-type="float">
            <text:p>109.4559</text:p>
          </table:table-cell>
          <table:table-cell office:value-type="float" office:value="109.31718" calcext:value-type="float">
            <text:p>109.31718</text:p>
          </table:table-cell>
          <table:table-cell office:value-type="float" office:value="108.84737" calcext:value-type="float">
            <text:p>108.84737</text:p>
          </table:table-cell>
          <table:table-cell office:value-type="float" office:value="109.42292" calcext:value-type="float">
            <text:p>109.42292</text:p>
          </table:table-cell>
          <table:table-cell office:value-type="float" office:value="108.92992" calcext:value-type="float">
            <text:p>108.92992</text:p>
          </table:table-cell>
          <table:table-cell office:value-type="float" office:value="109.0765" calcext:value-type="float">
            <text:p>109.0765</text:p>
          </table:table-cell>
          <table:table-cell office:value-type="float" office:value="109.20121" calcext:value-type="float">
            <text:p>109.20121</text:p>
          </table:table-cell>
          <table:table-cell office:value-type="float" office:value="109.4767" calcext:value-type="float">
            <text:p>109.4767</text:p>
          </table:table-cell>
          <table:table-cell office:value-type="float" office:value="108.95642" calcext:value-type="float">
            <text:p>108.95642</text:p>
          </table:table-cell>
          <table:table-cell office:value-type="float" office:value="109.28575" calcext:value-type="float">
            <text:p>109.28575</text:p>
          </table:table-cell>
          <table:table-cell office:value-type="float" office:value="109.00237" calcext:value-type="float">
            <text:p>109.00237</text:p>
          </table:table-cell>
          <table:table-cell office:value-type="float" office:value="111.15031" calcext:value-type="float">
            <text:p>111.15031</text:p>
          </table:table-cell>
          <table:table-cell office:value-type="float" office:value="109.08027" calcext:value-type="float">
            <text:p>109.08027</text:p>
          </table:table-cell>
          <table:table-cell office:value-type="float" office:value="111.38354" calcext:value-type="float">
            <text:p>111.38354</text:p>
          </table:table-cell>
          <table:table-cell office:value-type="float" office:value="109.004" calcext:value-type="float">
            <text:p>109.004</text:p>
          </table:table-cell>
          <table:table-cell/>
        </table:table-row>
        <table:table-row table:style-name="ro1">
          <table:table-cell office:value-type="float" office:value="108.76505" calcext:value-type="float">
            <text:p>108.76505</text:p>
          </table:table-cell>
          <table:table-cell office:value-type="float" office:value="109.25924" calcext:value-type="float">
            <text:p>109.25924</text:p>
          </table:table-cell>
          <table:table-cell office:value-type="float" office:value="110.48102" calcext:value-type="float">
            <text:p>110.48102</text:p>
          </table:table-cell>
          <table:table-cell office:value-type="float" office:value="110.06038" calcext:value-type="float">
            <text:p>110.06038</text:p>
          </table:table-cell>
          <table:table-cell office:value-type="float" office:value="108.70782" calcext:value-type="float">
            <text:p>108.70782</text:p>
          </table:table-cell>
          <table:table-cell office:value-type="float" office:value="109.4757" calcext:value-type="float">
            <text:p>109.4757</text:p>
          </table:table-cell>
          <table:table-cell office:value-type="float" office:value="109.20816" calcext:value-type="float">
            <text:p>109.20816</text:p>
          </table:table-cell>
          <table:table-cell office:value-type="float" office:value="108.87194" calcext:value-type="float">
            <text:p>108.87194</text:p>
          </table:table-cell>
          <table:table-cell office:value-type="float" office:value="109.25603" calcext:value-type="float">
            <text:p>109.25603</text:p>
          </table:table-cell>
          <table:table-cell office:value-type="float" office:value="108.92992" calcext:value-type="float">
            <text:p>108.92992</text:p>
          </table:table-cell>
          <table:table-cell office:value-type="float" office:value="108.78484" calcext:value-type="float">
            <text:p>108.78484</text:p>
          </table:table-cell>
          <table:table-cell office:value-type="float" office:value="108.89959" calcext:value-type="float">
            <text:p>108.89959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8.83327" calcext:value-type="float">
            <text:p>108.83327</text:p>
          </table:table-cell>
          <table:table-cell office:value-type="float" office:value="108.98672" calcext:value-type="float">
            <text:p>108.98672</text:p>
          </table:table-cell>
          <table:table-cell office:value-type="float" office:value="108.84102" calcext:value-type="float">
            <text:p>108.84102</text:p>
          </table:table-cell>
          <table:table-cell office:value-type="float" office:value="110.81485" calcext:value-type="float">
            <text:p>110.81485</text:p>
          </table:table-cell>
          <table:table-cell office:value-type="float" office:value="108.7791" calcext:value-type="float">
            <text:p>108.7791</text:p>
          </table:table-cell>
          <table:table-cell office:value-type="float" office:value="111.04994" calcext:value-type="float">
            <text:p>111.04994</text:p>
          </table:table-cell>
          <table:table-cell office:value-type="float" office:value="108.70295" calcext:value-type="float">
            <text:p>108.70295</text:p>
          </table:table-cell>
          <table:table-cell/>
        </table:table-row>
        <table:table-row table:style-name="ro1">
          <table:table-cell office:value-type="float" office:value="108.47104" calcext:value-type="float">
            <text:p>108.47104</text:p>
          </table:table-cell>
          <table:table-cell office:value-type="float" office:value="108.95078" calcext:value-type="float">
            <text:p>108.95078</text:p>
          </table:table-cell>
          <table:table-cell office:value-type="float" office:value="110.47738" calcext:value-type="float">
            <text:p>110.47738</text:p>
          </table:table-cell>
          <table:table-cell office:value-type="float" office:value="109.93573" calcext:value-type="float">
            <text:p>109.93573</text:p>
          </table:table-cell>
          <table:table-cell office:value-type="float" office:value="108.53745" calcext:value-type="float">
            <text:p>108.53745</text:p>
          </table:table-cell>
          <table:table-cell office:value-type="float" office:value="109.17597" calcext:value-type="float">
            <text:p>109.17597</text:p>
          </table:table-cell>
          <table:table-cell office:value-type="float" office:value="109.03263" calcext:value-type="float">
            <text:p>109.03263</text:p>
          </table:table-cell>
          <table:table-cell office:value-type="float" office:value="108.56831" calcext:value-type="float">
            <text:p>108.56831</text:p>
          </table:table-cell>
          <table:table-cell office:value-type="float" office:value="109.1473" calcext:value-type="float">
            <text:p>109.1473</text:p>
          </table:table-cell>
          <table:table-cell office:value-type="float" office:value="108.7587" calcext:value-type="float">
            <text:p>108.7587</text:p>
          </table:table-cell>
          <table:table-cell office:value-type="float" office:value="108.80361" calcext:value-type="float">
            <text:p>108.80361</text:p>
          </table:table-cell>
          <table:table-cell office:value-type="float" office:value="108.92446" calcext:value-type="float">
            <text:p>108.92446</text:p>
          </table:table-cell>
          <table:table-cell office:value-type="float" office:value="109.19369" calcext:value-type="float">
            <text:p>109.19369</text:p>
          </table:table-cell>
          <table:table-cell office:value-type="float" office:value="108.6776" calcext:value-type="float">
            <text:p>108.6776</text:p>
          </table:table-cell>
          <table:table-cell office:value-type="float" office:value="109.01127" calcext:value-type="float">
            <text:p>109.01127</text:p>
          </table:table-cell>
          <table:table-cell office:value-type="float" office:value="108.72738" calcext:value-type="float">
            <text:p>108.72738</text:p>
          </table:table-cell>
          <table:table-cell office:value-type="float" office:value="110.80343" calcext:value-type="float">
            <text:p>110.80343</text:p>
          </table:table-cell>
          <table:table-cell office:value-type="float" office:value="108.80728" calcext:value-type="float">
            <text:p>108.80728</text:p>
          </table:table-cell>
          <table:table-cell office:value-type="float" office:value="111.03082" calcext:value-type="float">
            <text:p>111.03082</text:p>
          </table:table-cell>
          <table:table-cell office:value-type="float" office:value="108.73426" calcext:value-type="float">
            <text:p>108.73426</text:p>
          </table:table-cell>
          <table:table-cell/>
        </table:table-row>
        <table:table-row table:style-name="ro1">
          <table:table-cell office:value-type="float" office:value="108.49671" calcext:value-type="float">
            <text:p>108.49671</text:p>
          </table:table-cell>
          <table:table-cell office:value-type="float" office:value="108.97211" calcext:value-type="float">
            <text:p>108.97211</text:p>
          </table:table-cell>
          <table:table-cell office:value-type="float" office:value="110.16399" calcext:value-type="float">
            <text:p>110.16399</text:p>
          </table:table-cell>
          <table:table-cell office:value-type="float" office:value="109.75906" calcext:value-type="float">
            <text:p>109.75906</text:p>
          </table:table-cell>
          <table:table-cell office:value-type="float" office:value="108.43354" calcext:value-type="float">
            <text:p>108.43354</text:p>
          </table:table-cell>
          <table:table-cell office:value-type="float" office:value="109.20295" calcext:value-type="float">
            <text:p>109.20295</text:p>
          </table:table-cell>
          <table:table-cell office:value-type="float" office:value="108.9212" calcext:value-type="float">
            <text:p>108.9212</text:p>
          </table:table-cell>
          <table:table-cell office:value-type="float" office:value="108.56831" calcext:value-type="float">
            <text:p>108.56831</text:p>
          </table:table-cell>
          <table:table-cell office:value-type="float" office:value="108.98144" calcext:value-type="float">
            <text:p>108.98144</text:p>
          </table:table-cell>
          <table:table-cell office:value-type="float" office:value="108.65449" calcext:value-type="float">
            <text:p>108.65449</text:p>
          </table:table-cell>
          <table:table-cell office:value-type="float" office:value="108.50934" calcext:value-type="float">
            <text:p>108.50934</text:p>
          </table:table-cell>
          <table:table-cell office:value-type="float" office:value="108.62981" calcext:value-type="float">
            <text:p>108.62981</text:p>
          </table:table-cell>
          <table:table-cell office:value-type="float" office:value="109.08491" calcext:value-type="float">
            <text:p>109.08491</text:p>
          </table:table-cell>
          <table:table-cell office:value-type="float" office:value="108.56672" calcext:value-type="float">
            <text:p>108.56672</text:p>
          </table:table-cell>
          <table:table-cell office:value-type="float" office:value="108.70998" calcext:value-type="float">
            <text:p>108.70998</text:p>
          </table:table-cell>
          <table:table-cell office:value-type="float" office:value="108.56676" calcext:value-type="float">
            <text:p>108.56676</text:p>
          </table:table-cell>
          <table:table-cell office:value-type="float" office:value="110.47895" calcext:value-type="float">
            <text:p>110.47895</text:p>
          </table:table-cell>
          <table:table-cell office:value-type="float" office:value="108.50373" calcext:value-type="float">
            <text:p>108.50373</text:p>
          </table:table-cell>
          <table:table-cell office:value-type="float" office:value="110.70541" calcext:value-type="float">
            <text:p>110.70541</text:p>
          </table:table-cell>
          <table:table-cell office:value-type="float" office:value="108.43055" calcext:value-type="float">
            <text:p>108.43055</text:p>
          </table:table-cell>
          <table:table-cell/>
        </table:table-row>
        <table:table-row table:style-name="ro1">
          <table:table-cell office:value-type="float" office:value="108.19091" calcext:value-type="float">
            <text:p>108.19091</text:p>
          </table:table-cell>
          <table:table-cell office:value-type="float" office:value="108.68033" calcext:value-type="float">
            <text:p>108.68033</text:p>
          </table:table-cell>
          <table:table-cell office:value-type="float" office:value="110.15867" calcext:value-type="float">
            <text:p>110.15867</text:p>
          </table:table-cell>
          <table:table-cell office:value-type="float" office:value="109.63256" calcext:value-type="float">
            <text:p>109.63256</text:p>
          </table:table-cell>
          <table:table-cell office:value-type="float" office:value="108.43354" calcext:value-type="float">
            <text:p>108.43354</text:p>
          </table:table-cell>
          <table:table-cell office:value-type="float" office:value="108.89162" calcext:value-type="float">
            <text:p>108.89162</text:p>
          </table:table-cell>
          <table:table-cell office:value-type="float" office:value="108.76556" calcext:value-type="float">
            <text:p>108.76556</text:p>
          </table:table-cell>
          <table:table-cell office:value-type="float" office:value="108.59728" calcext:value-type="float">
            <text:p>108.59728</text:p>
          </table:table-cell>
          <table:table-cell office:value-type="float" office:value="108.86705" calcext:value-type="float">
            <text:p>108.86705</text:p>
          </table:table-cell>
          <table:table-cell office:value-type="float" office:value="108.49366" calcext:value-type="float">
            <text:p>108.49366</text:p>
          </table:table-cell>
          <table:table-cell office:value-type="float" office:value="108.53841" calcext:value-type="float">
            <text:p>108.53841</text:p>
          </table:table-cell>
          <table:table-cell office:value-type="float" office:value="108.64895" calcext:value-type="float">
            <text:p>108.64895</text:p>
          </table:table-cell>
          <table:table-cell office:value-type="float" office:value="108.91907" calcext:value-type="float">
            <text:p>108.91907</text:p>
          </table:table-cell>
          <table:table-cell office:value-type="float" office:value="108.40562" calcext:value-type="float">
            <text:p>108.40562</text:p>
          </table:table-cell>
          <table:table-cell office:value-type="float" office:value="108.70998" calcext:value-type="float">
            <text:p>108.70998</text:p>
          </table:table-cell>
          <table:table-cell office:value-type="float" office:value="108.56676" calcext:value-type="float">
            <text:p>108.56676</text:p>
          </table:table-cell>
          <table:table-cell office:value-type="float" office:value="110.47547" calcext:value-type="float">
            <text:p>110.47547</text:p>
          </table:table-cell>
          <table:table-cell office:value-type="float" office:value="108.52968" calcext:value-type="float">
            <text:p>108.52968</text:p>
          </table:table-cell>
          <table:table-cell office:value-type="float" office:value="110.69424" calcext:value-type="float">
            <text:p>110.69424</text:p>
          </table:table-cell>
          <table:table-cell office:value-type="float" office:value="108.45627" calcext:value-type="float">
            <text:p>108.45627</text:p>
          </table:table-cell>
          <table:table-cell/>
        </table:table-row>
        <table:table-row table:style-name="ro1">
          <table:table-cell office:value-type="float" office:value="108.22681" calcext:value-type="float">
            <text:p>108.22681</text:p>
          </table:table-cell>
          <table:table-cell office:value-type="float" office:value="108.70232" calcext:value-type="float">
            <text:p>108.70232</text:p>
          </table:table-cell>
          <table:table-cell office:value-type="float" office:value="109.85293" calcext:value-type="float">
            <text:p>109.85293</text:p>
          </table:table-cell>
          <table:table-cell office:value-type="float" office:value="109.46105" calcext:value-type="float">
            <text:p>109.46105</text:p>
          </table:table-cell>
          <table:table-cell office:value-type="float" office:value="108.27013" calcext:value-type="float">
            <text:p>108.27013</text:p>
          </table:table-cell>
          <table:table-cell office:value-type="float" office:value="108.92589" calcext:value-type="float">
            <text:p>108.92589</text:p>
          </table:table-cell>
          <table:table-cell office:value-type="float" office:value="108.65156" calcext:value-type="float">
            <text:p>108.65156</text:p>
          </table:table-cell>
          <table:table-cell office:value-type="float" office:value="108.30411" calcext:value-type="float">
            <text:p>108.30411</text:p>
          </table:table-cell>
          <table:table-cell office:value-type="float" office:value="108.69914" calcext:value-type="float">
            <text:p>108.69914</text:p>
          </table:table-cell>
          <table:table-cell office:value-type="float" office:value="108.37737" calcext:value-type="float">
            <text:p>108.37737</text:p>
          </table:table-cell>
          <table:table-cell office:value-type="float" office:value="108.2326" calcext:value-type="float">
            <text:p>108.2326</text:p>
          </table:table-cell>
          <table:table-cell office:value-type="float" office:value="108.35536" calcext:value-type="float">
            <text:p>108.35536</text:p>
          </table:table-cell>
          <table:table-cell office:value-type="float" office:value="108.80786" calcext:value-type="float">
            <text:p>108.80786</text:p>
          </table:table-cell>
          <table:table-cell office:value-type="float" office:value="108.2922" calcext:value-type="float">
            <text:p>108.2922</text:p>
          </table:table-cell>
          <table:table-cell office:value-type="float" office:value="108.74158" calcext:value-type="float">
            <text:p>108.74158</text:p>
          </table:table-cell>
          <table:table-cell office:value-type="float" office:value="108.45987" calcext:value-type="float">
            <text:p>108.45987</text:p>
          </table:table-cell>
          <table:table-cell office:value-type="float" office:value="110.16176" calcext:value-type="float">
            <text:p>110.16176</text:p>
          </table:table-cell>
          <table:table-cell office:value-type="float" office:value="108.23646" calcext:value-type="float">
            <text:p>108.23646</text:p>
          </table:table-cell>
          <table:table-cell office:value-type="float" office:value="110.37004" calcext:value-type="float">
            <text:p>110.37004</text:p>
          </table:table-cell>
          <table:table-cell office:value-type="float" office:value="108.15975" calcext:value-type="float">
            <text:p>108.15975</text:p>
          </table:table-cell>
          <table:table-cell/>
        </table:table-row>
        <table:table-row table:style-name="ro1">
          <table:table-cell office:value-type="float" office:value="107.92777" calcext:value-type="float">
            <text:p>107.92777</text:p>
          </table:table-cell>
          <table:table-cell office:value-type="float" office:value="108.40828" calcext:value-type="float">
            <text:p>108.40828</text:p>
          </table:table-cell>
          <table:table-cell office:value-type="float" office:value="109.8648" calcext:value-type="float">
            <text:p>109.8648</text:p>
          </table:table-cell>
          <table:table-cell office:value-type="float" office:value="109.34496" calcext:value-type="float">
            <text:p>109.34496</text:p>
          </table:table-cell>
          <table:table-cell office:value-type="float" office:value="108.1603" calcext:value-type="float">
            <text:p>108.1603</text:p>
          </table:table-cell>
          <table:table-cell office:value-type="float" office:value="108.62182" calcext:value-type="float">
            <text:p>108.62182</text:p>
          </table:table-cell>
          <table:table-cell office:value-type="float" office:value="108.49034" calcext:value-type="float">
            <text:p>108.49034</text:p>
          </table:table-cell>
          <table:table-cell office:value-type="float" office:value="108.3269" calcext:value-type="float">
            <text:p>108.3269</text:p>
          </table:table-cell>
          <table:table-cell office:value-type="float" office:value="108.69914" calcext:value-type="float">
            <text:p>108.69914</text:p>
          </table:table-cell>
          <table:table-cell office:value-type="float" office:value="108.22067" calcext:value-type="float">
            <text:p>108.22067</text:p>
          </table:table-cell>
          <table:table-cell office:value-type="float" office:value="108.26523" calcext:value-type="float">
            <text:p>108.26523</text:p>
          </table:table-cell>
          <table:table-cell office:value-type="float" office:value="108.38115" calcext:value-type="float">
            <text:p>108.38115</text:p>
          </table:table-cell>
          <table:table-cell office:value-type="float" office:value="108.63688" calcext:value-type="float">
            <text:p>108.63688</text:p>
          </table:table-cell>
          <table:table-cell office:value-type="float" office:value="108.12878" calcext:value-type="float">
            <text:p>108.12878</text:p>
          </table:table-cell>
          <table:table-cell office:value-type="float" office:value="108.44771" calcext:value-type="float">
            <text:p>108.44771</text:p>
          </table:table-cell>
          <table:table-cell office:value-type="float" office:value="108.29365" calcext:value-type="float">
            <text:p>108.29365</text:p>
          </table:table-cell>
          <table:table-cell office:value-type="float" office:value="110.15616" calcext:value-type="float">
            <text:p>110.15616</text:p>
          </table:table-cell>
          <table:table-cell office:value-type="float" office:value="108.25945" calcext:value-type="float">
            <text:p>108.25945</text:p>
          </table:table-cell>
          <table:table-cell office:value-type="float" office:value="110.37324" calcext:value-type="float">
            <text:p>110.37324</text:p>
          </table:table-cell>
          <table:table-cell office:value-type="float" office:value="108.18276" calcext:value-type="float">
            <text:p>108.18276</text:p>
          </table:table-cell>
          <table:table-cell/>
        </table:table-row>
        <table:table-row table:style-name="ro1">
          <table:table-cell office:value-type="float" office:value="107.94804" calcext:value-type="float">
            <text:p>107.94804</text:p>
          </table:table-cell>
          <table:table-cell office:value-type="float" office:value="108.43392" calcext:value-type="float">
            <text:p>108.43392</text:p>
          </table:table-cell>
          <table:table-cell office:value-type="float" office:value="109.55732" calcext:value-type="float">
            <text:p>109.55732</text:p>
          </table:table-cell>
          <table:table-cell office:value-type="float" office:value="109.17147" calcext:value-type="float">
            <text:p>109.17147</text:p>
          </table:table-cell>
          <table:table-cell office:value-type="float" office:value="107.99465" calcext:value-type="float">
            <text:p>107.99465</text:p>
          </table:table-cell>
          <table:table-cell office:value-type="float" office:value="108.65373" calcext:value-type="float">
            <text:p>108.65373</text:p>
          </table:table-cell>
          <table:table-cell office:value-type="float" office:value="108.38633" calcext:value-type="float">
            <text:p>108.38633</text:p>
          </table:table-cell>
          <table:table-cell office:value-type="float" office:value="108.03088" calcext:value-type="float">
            <text:p>108.03088</text:p>
          </table:table-cell>
          <table:table-cell office:value-type="float" office:value="108.59502" calcext:value-type="float">
            <text:p>108.59502</text:p>
          </table:table-cell>
          <table:table-cell office:value-type="float" office:value="108.11109" calcext:value-type="float">
            <text:p>108.11109</text:p>
          </table:table-cell>
          <table:table-cell office:value-type="float" office:value="107.96633" calcext:value-type="float">
            <text:p>107.96633</text:p>
          </table:table-cell>
          <table:table-cell office:value-type="float" office:value="108.08508" calcext:value-type="float">
            <text:p>108.08508</text:p>
          </table:table-cell>
          <table:table-cell office:value-type="float" office:value="108.53248" calcext:value-type="float">
            <text:p>108.53248</text:p>
          </table:table-cell>
          <table:table-cell office:value-type="float" office:value="108.02223" calcext:value-type="float">
            <text:p>108.02223</text:p>
          </table:table-cell>
          <table:table-cell office:value-type="float" office:value="108.4641" calcext:value-type="float">
            <text:p>108.4641</text:p>
          </table:table-cell>
          <table:table-cell office:value-type="float" office:value="108.18397" calcext:value-type="float">
            <text:p>108.18397</text:p>
          </table:table-cell>
          <table:table-cell office:value-type="float" office:value="109.85016" calcext:value-type="float">
            <text:p>109.85016</text:p>
          </table:table-cell>
          <table:table-cell office:value-type="float" office:value="107.96045" calcext:value-type="float">
            <text:p>107.96045</text:p>
          </table:table-cell>
          <table:table-cell office:value-type="float" office:value="110.05028" calcext:value-type="float">
            <text:p>110.05028</text:p>
          </table:table-cell>
          <table:table-cell office:value-type="float" office:value="107.88688" calcext:value-type="float">
            <text:p>107.88688</text:p>
          </table:table-cell>
          <table:table-cell/>
        </table:table-row>
        <table:table-row table:style-name="ro1">
          <table:table-cell office:value-type="float" office:value="107.63691" calcext:value-type="float">
            <text:p>107.63691</text:p>
          </table:table-cell>
          <table:table-cell office:value-type="float" office:value="108.128" calcext:value-type="float">
            <text:p>108.128</text:p>
          </table:table-cell>
          <table:table-cell office:value-type="float" office:value="109.5673" calcext:value-type="float">
            <text:p>109.5673</text:p>
          </table:table-cell>
          <table:table-cell office:value-type="float" office:value="109.06244" calcext:value-type="float">
            <text:p>109.06244</text:p>
          </table:table-cell>
          <table:table-cell office:value-type="float" office:value="107.88519" calcext:value-type="float">
            <text:p>107.88519</text:p>
          </table:table-cell>
          <table:table-cell office:value-type="float" office:value="108.34758" calcext:value-type="float">
            <text:p>108.34758</text:p>
          </table:table-cell>
          <table:table-cell office:value-type="float" office:value="108.21954" calcext:value-type="float">
            <text:p>108.21954</text:p>
          </table:table-cell>
          <table:table-cell office:value-type="float" office:value="108.05443" calcext:value-type="float">
            <text:p>108.05443</text:p>
          </table:table-cell>
          <table:table-cell office:value-type="float" office:value="108.28847" calcext:value-type="float">
            <text:p>108.28847</text:p>
          </table:table-cell>
          <table:table-cell office:value-type="float" office:value="107.94228" calcext:value-type="float">
            <text:p>107.94228</text:p>
          </table:table-cell>
          <table:table-cell office:value-type="float" office:value="107.98347" calcext:value-type="float">
            <text:p>107.98347</text:p>
          </table:table-cell>
          <table:table-cell office:value-type="float" office:value="108.10846" calcext:value-type="float">
            <text:p>108.10846</text:p>
          </table:table-cell>
          <table:table-cell office:value-type="float" office:value="108.36236" calcext:value-type="float">
            <text:p>108.36236</text:p>
          </table:table-cell>
          <table:table-cell office:value-type="float" office:value="107.85639" calcext:value-type="float">
            <text:p>107.85639</text:p>
          </table:table-cell>
          <table:table-cell office:value-type="float" office:value="108.1676" calcext:value-type="float">
            <text:p>108.1676</text:p>
          </table:table-cell>
          <table:table-cell office:value-type="float" office:value="108.02107" calcext:value-type="float">
            <text:p>108.02107</text:p>
          </table:table-cell>
          <table:table-cell office:value-type="float" office:value="109.86191" calcext:value-type="float">
            <text:p>109.86191</text:p>
          </table:table-cell>
          <table:table-cell office:value-type="float" office:value="107.98693" calcext:value-type="float">
            <text:p>107.98693</text:p>
          </table:table-cell>
          <table:table-cell office:value-type="float" office:value="110.06126" calcext:value-type="float">
            <text:p>110.06126</text:p>
          </table:table-cell>
          <table:table-cell office:value-type="float" office:value="107.90409" calcext:value-type="float">
            <text:p>107.90409</text:p>
          </table:table-cell>
          <table:table-cell/>
        </table:table-row>
        <table:table-row table:style-name="ro1">
          <table:table-cell office:value-type="float" office:value="107.58438" calcext:value-type="float">
            <text:p>107.58438</text:p>
          </table:table-cell>
          <table:table-cell office:value-type="float" office:value="108.16052" calcext:value-type="float">
            <text:p>108.16052</text:p>
          </table:table-cell>
          <table:table-cell office:value-type="float" office:value="109.26093" calcext:value-type="float">
            <text:p>109.26093</text:p>
          </table:table-cell>
          <table:table-cell office:value-type="float" office:value="108.88674" calcext:value-type="float">
            <text:p>108.88674</text:p>
          </table:table-cell>
          <table:table-cell office:value-type="float" office:value="107.70048" calcext:value-type="float">
            <text:p>107.70048</text:p>
          </table:table-cell>
          <table:table-cell office:value-type="float" office:value="108.37354" calcext:value-type="float">
            <text:p>108.37354</text:p>
          </table:table-cell>
          <table:table-cell office:value-type="float" office:value="108.11283" calcext:value-type="float">
            <text:p>108.11283</text:p>
          </table:table-cell>
          <table:table-cell office:value-type="float" office:value="107.75271" calcext:value-type="float">
            <text:p>107.75271</text:p>
          </table:table-cell>
          <table:table-cell office:value-type="float" office:value="108.31461" calcext:value-type="float">
            <text:p>108.31461</text:p>
          </table:table-cell>
          <table:table-cell office:value-type="float" office:value="107.82051" calcext:value-type="float">
            <text:p>107.82051</text:p>
          </table:table-cell>
          <table:table-cell office:value-type="float" office:value="107.66304" calcext:value-type="float">
            <text:p>107.66304</text:p>
          </table:table-cell>
          <table:table-cell office:value-type="float" office:value="107.80964" calcext:value-type="float">
            <text:p>107.80964</text:p>
          </table:table-cell>
          <table:table-cell office:value-type="float" office:value="108.25535" calcext:value-type="float">
            <text:p>108.25535</text:p>
          </table:table-cell>
          <table:table-cell office:value-type="float" office:value="107.74704" calcext:value-type="float">
            <text:p>107.74704</text:p>
          </table:table-cell>
          <table:table-cell office:value-type="float" office:value="108.19087" calcext:value-type="float">
            <text:p>108.19087</text:p>
          </table:table-cell>
          <table:table-cell office:value-type="float" office:value="107.88011" calcext:value-type="float">
            <text:p>107.88011</text:p>
          </table:table-cell>
          <table:table-cell office:value-type="float" office:value="109.55409" calcext:value-type="float">
            <text:p>109.55409</text:p>
          </table:table-cell>
          <table:table-cell office:value-type="float" office:value="107.66646" calcext:value-type="float">
            <text:p>107.66646</text:p>
          </table:table-cell>
          <table:table-cell office:value-type="float" office:value="109.74626" calcext:value-type="float">
            <text:p>109.74626</text:p>
          </table:table-cell>
          <table:table-cell office:value-type="float" office:value="107.59323" calcext:value-type="float">
            <text:p>107.59323</text:p>
          </table:table-cell>
          <table:table-cell/>
        </table:table-row>
        <table:table-row table:style-name="ro1">
          <table:table-cell office:value-type="float" office:value="107.2295" calcext:value-type="float">
            <text:p>107.2295</text:p>
          </table:table-cell>
          <table:table-cell office:value-type="float" office:value="107.86131" calcext:value-type="float">
            <text:p>107.86131</text:p>
          </table:table-cell>
          <table:table-cell office:value-type="float" office:value="109.28476" calcext:value-type="float">
            <text:p>109.28476</text:p>
          </table:table-cell>
          <table:table-cell office:value-type="float" office:value="108.77542" calcext:value-type="float">
            <text:p>108.77542</text:p>
          </table:table-cell>
          <table:table-cell office:value-type="float" office:value="107.53449" calcext:value-type="float">
            <text:p>107.53449</text:p>
          </table:table-cell>
          <table:table-cell office:value-type="float" office:value="108.07726" calcext:value-type="float">
            <text:p>108.07726</text:p>
          </table:table-cell>
          <table:table-cell office:value-type="float" office:value="107.94299" calcext:value-type="float">
            <text:p>107.94299</text:p>
          </table:table-cell>
          <table:table-cell office:value-type="float" office:value="107.75096" calcext:value-type="float">
            <text:p>107.75096</text:p>
          </table:table-cell>
          <table:table-cell office:value-type="float" office:value="108.01833" calcext:value-type="float">
            <text:p>108.01833</text:p>
          </table:table-cell>
          <table:table-cell office:value-type="float" office:value="107.58266" calcext:value-type="float">
            <text:p>107.58266</text:p>
          </table:table-cell>
          <table:table-cell office:value-type="float" office:value="107.61396" calcext:value-type="float">
            <text:p>107.61396</text:p>
          </table:table-cell>
          <table:table-cell office:value-type="float" office:value="107.82691" calcext:value-type="float">
            <text:p>107.82691</text:p>
          </table:table-cell>
          <table:table-cell office:value-type="float" office:value="108.08892" calcext:value-type="float">
            <text:p>108.08892</text:p>
          </table:table-cell>
          <table:table-cell office:value-type="float" office:value="107.56615" calcext:value-type="float">
            <text:p>107.56615</text:p>
          </table:table-cell>
          <table:table-cell office:value-type="float" office:value="107.89204" calcext:value-type="float">
            <text:p>107.89204</text:p>
          </table:table-cell>
          <table:table-cell office:value-type="float" office:value="107.642" calcext:value-type="float">
            <text:p>107.642</text:p>
          </table:table-cell>
          <table:table-cell office:value-type="float" office:value="109.56407" calcext:value-type="float">
            <text:p>109.56407</text:p>
          </table:table-cell>
          <table:table-cell office:value-type="float" office:value="107.50014" calcext:value-type="float">
            <text:p>107.50014</text:p>
          </table:table-cell>
          <table:table-cell office:value-type="float" office:value="109.75848" calcext:value-type="float">
            <text:p>109.75848</text:p>
          </table:table-cell>
          <table:table-cell office:value-type="float" office:value="107.54412" calcext:value-type="float">
            <text:p>107.54412</text:p>
          </table:table-cell>
          <table:table-cell/>
        </table:table-row>
        <table:table-row table:style-name="ro1">
          <table:table-cell office:value-type="float" office:value="107.18666" calcext:value-type="float">
            <text:p>107.18666</text:p>
          </table:table-cell>
          <table:table-cell office:value-type="float" office:value="107.88159" calcext:value-type="float">
            <text:p>107.88159</text:p>
          </table:table-cell>
          <table:table-cell office:value-type="float" office:value="108.97626" calcext:value-type="float">
            <text:p>108.97626</text:p>
          </table:table-cell>
          <table:table-cell office:value-type="float" office:value="108.61652" calcext:value-type="float">
            <text:p>108.61652</text:p>
          </table:table-cell>
          <table:table-cell office:value-type="float" office:value="107.29338" calcext:value-type="float">
            <text:p>107.29338</text:p>
          </table:table-cell>
          <table:table-cell office:value-type="float" office:value="108.1006" calcext:value-type="float">
            <text:p>108.1006</text:p>
          </table:table-cell>
          <table:table-cell office:value-type="float" office:value="107.83345" calcext:value-type="float">
            <text:p>107.83345</text:p>
          </table:table-cell>
          <table:table-cell office:value-type="float" office:value="107.40497" calcext:value-type="float">
            <text:p>107.40497</text:p>
          </table:table-cell>
          <table:table-cell office:value-type="float" office:value="108.04765" calcext:value-type="float">
            <text:p>108.04765</text:p>
          </table:table-cell>
          <table:table-cell office:value-type="float" office:value="107.42626" calcext:value-type="float">
            <text:p>107.42626</text:p>
          </table:table-cell>
          <table:table-cell office:value-type="float" office:value="107.26484" calcext:value-type="float">
            <text:p>107.26484</text:p>
          </table:table-cell>
          <table:table-cell office:value-type="float" office:value="107.48451" calcext:value-type="float">
            <text:p>107.48451</text:p>
          </table:table-cell>
          <table:table-cell office:value-type="float" office:value="107.9793" calcext:value-type="float">
            <text:p>107.9793</text:p>
          </table:table-cell>
          <table:table-cell office:value-type="float" office:value="107.40953" calcext:value-type="float">
            <text:p>107.40953</text:p>
          </table:table-cell>
          <table:table-cell office:value-type="float" office:value="107.91248" calcext:value-type="float">
            <text:p>107.91248</text:p>
          </table:table-cell>
          <table:table-cell office:value-type="float" office:value="107.48546" calcext:value-type="float">
            <text:p>107.48546</text:p>
          </table:table-cell>
          <table:table-cell office:value-type="float" office:value="109.26392" calcext:value-type="float">
            <text:p>109.26392</text:p>
          </table:table-cell>
          <table:table-cell office:value-type="float" office:value="107.25907" calcext:value-type="float">
            <text:p>107.25907</text:p>
          </table:table-cell>
          <table:table-cell office:value-type="float" office:value="109.45087" calcext:value-type="float">
            <text:p>109.45087</text:p>
          </table:table-cell>
          <table:table-cell office:value-type="float" office:value="107.18897" calcext:value-type="float">
            <text:p>107.18897</text:p>
          </table:table-cell>
          <table:table-cell/>
        </table:table-row>
        <table:table-row table:style-name="ro1">
          <table:table-cell office:value-type="float" office:value="106.83837" calcext:value-type="float">
            <text:p>106.83837</text:p>
          </table:table-cell>
          <table:table-cell office:value-type="float" office:value="107.5577" calcext:value-type="float">
            <text:p>107.5577</text:p>
          </table:table-cell>
          <table:table-cell office:value-type="float" office:value="109.00067" calcext:value-type="float">
            <text:p>109.00067</text:p>
          </table:table-cell>
          <table:table-cell office:value-type="float" office:value="108.50246" calcext:value-type="float">
            <text:p>108.50246</text:p>
          </table:table-cell>
          <table:table-cell office:value-type="float" office:value="107.13696" calcext:value-type="float">
            <text:p>107.13696</text:p>
          </table:table-cell>
          <table:table-cell office:value-type="float" office:value="107.80176" calcext:value-type="float">
            <text:p>107.80176</text:p>
          </table:table-cell>
          <table:table-cell office:value-type="float" office:value="107.62994" calcext:value-type="float">
            <text:p>107.62994</text:p>
          </table:table-cell>
          <table:table-cell office:value-type="float" office:value="107.35276" calcext:value-type="float">
            <text:p>107.35276</text:p>
          </table:table-cell>
          <table:table-cell office:value-type="float" office:value="107.7487" calcext:value-type="float">
            <text:p>107.7487</text:p>
          </table:table-cell>
          <table:table-cell office:value-type="float" office:value="107.18499" calcext:value-type="float">
            <text:p>107.18499</text:p>
          </table:table-cell>
          <table:table-cell office:value-type="float" office:value="107.21282" calcext:value-type="float">
            <text:p>107.21282</text:p>
          </table:table-cell>
          <table:table-cell office:value-type="float" office:value="107.43227" calcext:value-type="float">
            <text:p>107.43227</text:p>
          </table:table-cell>
          <table:table-cell office:value-type="float" office:value="107.80732" calcext:value-type="float">
            <text:p>107.80732</text:p>
          </table:table-cell>
          <table:table-cell office:value-type="float" office:value="107.17198" calcext:value-type="float">
            <text:p>107.17198</text:p>
          </table:table-cell>
          <table:table-cell office:value-type="float" office:value="107.57815" calcext:value-type="float">
            <text:p>107.57815</text:p>
          </table:table-cell>
          <table:table-cell office:value-type="float" office:value="107.25056" calcext:value-type="float">
            <text:p>107.25056</text:p>
          </table:table-cell>
          <table:table-cell office:value-type="float" office:value="109.28101" calcext:value-type="float">
            <text:p>109.28101</text:p>
          </table:table-cell>
          <table:table-cell office:value-type="float" office:value="107.10281" calcext:value-type="float">
            <text:p>107.10281</text:p>
          </table:table-cell>
          <table:table-cell office:value-type="float" office:value="109.46729" calcext:value-type="float">
            <text:p>109.46729</text:p>
          </table:table-cell>
          <table:table-cell office:value-type="float" office:value="107.14644" calcext:value-type="float">
            <text:p>107.14644</text:p>
          </table:table-cell>
          <table:table-cell/>
        </table:table-row>
        <table:table-row table:style-name="ro1">
          <table:table-cell office:value-type="float" office:value="106.80195" calcext:value-type="float">
            <text:p>106.80195</text:p>
          </table:table-cell>
          <table:table-cell office:value-type="float" office:value="107.50847" calcext:value-type="float">
            <text:p>107.50847</text:p>
          </table:table-cell>
          <table:table-cell office:value-type="float" office:value="108.69952" calcext:value-type="float">
            <text:p>108.69952</text:p>
          </table:table-cell>
          <table:table-cell office:value-type="float" office:value="108.34137" calcext:value-type="float">
            <text:p>108.34137</text:p>
          </table:table-cell>
          <table:table-cell office:value-type="float" office:value="106.90251" calcext:value-type="float">
            <text:p>106.90251</text:p>
          </table:table-cell>
          <table:table-cell office:value-type="float" office:value="107.81897" calcext:value-type="float">
            <text:p>107.81897</text:p>
          </table:table-cell>
          <table:table-cell office:value-type="float" office:value="107.46395" calcext:value-type="float">
            <text:p>107.46395</text:p>
          </table:table-cell>
          <table:table-cell office:value-type="float" office:value="107.00816" calcext:value-type="float">
            <text:p>107.00816</text:p>
          </table:table-cell>
          <table:table-cell office:value-type="float" office:value="107.74387" calcext:value-type="float">
            <text:p>107.74387</text:p>
          </table:table-cell>
          <table:table-cell office:value-type="float" office:value="107.02542" calcext:value-type="float">
            <text:p>107.02542</text:p>
          </table:table-cell>
          <table:table-cell office:value-type="float" office:value="106.87405" calcext:value-type="float">
            <text:p>106.87405</text:p>
          </table:table-cell>
          <table:table-cell office:value-type="float" office:value="107.08712" calcext:value-type="float">
            <text:p>107.08712</text:p>
          </table:table-cell>
          <table:table-cell office:value-type="float" office:value="107.6539" calcext:value-type="float">
            <text:p>107.6539</text:p>
          </table:table-cell>
          <table:table-cell office:value-type="float" office:value="107.01238" calcext:value-type="float">
            <text:p>107.01238</text:p>
          </table:table-cell>
          <table:table-cell office:value-type="float" office:value="107.5293" calcext:value-type="float">
            <text:p>107.5293</text:p>
          </table:table-cell>
          <table:table-cell office:value-type="float" office:value="107.0909" calcext:value-type="float">
            <text:p>107.0909</text:p>
          </table:table-cell>
          <table:table-cell office:value-type="float" office:value="108.97232" calcext:value-type="float">
            <text:p>108.97232</text:p>
          </table:table-cell>
          <table:table-cell office:value-type="float" office:value="106.86837" calcext:value-type="float">
            <text:p>106.86837</text:p>
          </table:table-cell>
          <table:table-cell office:value-type="float" office:value="109.1611" calcext:value-type="float">
            <text:p>109.1611</text:p>
          </table:table-cell>
          <table:table-cell office:value-type="float" office:value="106.79827" calcext:value-type="float">
            <text:p>106.79827</text:p>
          </table:table-cell>
          <table:table-cell/>
        </table:table-row>
        <table:table-row table:style-name="ro1">
          <table:table-cell office:value-type="float" office:value="106.45407" calcext:value-type="float">
            <text:p>106.45407</text:p>
          </table:table-cell>
          <table:table-cell office:value-type="float" office:value="107.16304" calcext:value-type="float">
            <text:p>107.16304</text:p>
          </table:table-cell>
          <table:table-cell office:value-type="float" office:value="108.72799" calcext:value-type="float">
            <text:p>108.72799</text:p>
          </table:table-cell>
          <table:table-cell office:value-type="float" office:value="108.23744" calcext:value-type="float">
            <text:p>108.23744</text:p>
          </table:table-cell>
          <table:table-cell office:value-type="float" office:value="106.74318" calcext:value-type="float">
            <text:p>106.74318</text:p>
          </table:table-cell>
          <table:table-cell office:value-type="float" office:value="107.47661" calcext:value-type="float">
            <text:p>107.47661</text:p>
          </table:table-cell>
          <table:table-cell office:value-type="float" office:value="107.2228" calcext:value-type="float">
            <text:p>107.2228</text:p>
          </table:table-cell>
          <table:table-cell office:value-type="float" office:value="106.96276" calcext:value-type="float">
            <text:p>106.96276</text:p>
          </table:table-cell>
          <table:table-cell office:value-type="float" office:value="107.40158" calcext:value-type="float">
            <text:p>107.40158</text:p>
          </table:table-cell>
          <table:table-cell office:value-type="float" office:value="106.80071" calcext:value-type="float">
            <text:p>106.80071</text:p>
          </table:table-cell>
          <table:table-cell office:value-type="float" office:value="106.82848" calcext:value-type="float">
            <text:p>106.82848</text:p>
          </table:table-cell>
          <table:table-cell office:value-type="float" office:value="107.0412" calcext:value-type="float">
            <text:p>107.0412</text:p>
          </table:table-cell>
          <table:table-cell office:value-type="float" office:value="107.41591" calcext:value-type="float">
            <text:p>107.41591</text:p>
          </table:table-cell>
          <table:table-cell office:value-type="float" office:value="106.77204" calcext:value-type="float">
            <text:p>106.77204</text:p>
          </table:table-cell>
          <table:table-cell office:value-type="float" office:value="107.17484" calcext:value-type="float">
            <text:p>107.17484</text:p>
          </table:table-cell>
          <table:table-cell office:value-type="float" office:value="106.85626" calcext:value-type="float">
            <text:p>106.85626</text:p>
          </table:table-cell>
          <table:table-cell office:value-type="float" office:value="108.9967" calcext:value-type="float">
            <text:p>108.9967</text:p>
          </table:table-cell>
          <table:table-cell office:value-type="float" office:value="106.71868" calcext:value-type="float">
            <text:p>106.71868</text:p>
          </table:table-cell>
          <table:table-cell office:value-type="float" office:value="109.18495" calcext:value-type="float">
            <text:p>109.18495</text:p>
          </table:table-cell>
          <table:table-cell office:value-type="float" office:value="106.76206" calcext:value-type="float">
            <text:p>106.76206</text:p>
          </table:table-cell>
          <table:table-cell/>
        </table:table-row>
        <table:table-row table:style-name="ro1">
          <table:table-cell office:value-type="float" office:value="106.41096" calcext:value-type="float">
            <text:p>106.41096</text:p>
          </table:table-cell>
          <table:table-cell office:value-type="float" office:value="107.10768" calcext:value-type="float">
            <text:p>107.10768</text:p>
          </table:table-cell>
          <table:table-cell office:value-type="float" office:value="108.42459" calcext:value-type="float">
            <text:p>108.42459</text:p>
          </table:table-cell>
          <table:table-cell office:value-type="float" office:value="108.07065" calcext:value-type="float">
            <text:p>108.07065</text:p>
          </table:table-cell>
          <table:table-cell office:value-type="float" office:value="106.5151" calcext:value-type="float">
            <text:p>106.5151</text:p>
          </table:table-cell>
          <table:table-cell office:value-type="float" office:value="107.4244" calcext:value-type="float">
            <text:p>107.4244</text:p>
          </table:table-cell>
          <table:table-cell office:value-type="float" office:value="107.06653" calcext:value-type="float">
            <text:p>107.06653</text:p>
          </table:table-cell>
          <table:table-cell office:value-type="float" office:value="106.61428" calcext:value-type="float">
            <text:p>106.61428</text:p>
          </table:table-cell>
          <table:table-cell office:value-type="float" office:value="107.34938" calcext:value-type="float">
            <text:p>107.34938</text:p>
          </table:table-cell>
          <table:table-cell office:value-type="float" office:value="106.63815" calcext:value-type="float">
            <text:p>106.63815</text:p>
          </table:table-cell>
          <table:table-cell office:value-type="float" office:value="106.48692" calcext:value-type="float">
            <text:p>106.48692</text:p>
          </table:table-cell>
          <table:table-cell office:value-type="float" office:value="106.69284" calcext:value-type="float">
            <text:p>106.69284</text:p>
          </table:table-cell>
          <table:table-cell office:value-type="float" office:value="107.25002" calcext:value-type="float">
            <text:p>107.25002</text:p>
          </table:table-cell>
          <table:table-cell office:value-type="float" office:value="106.62217" calcext:value-type="float">
            <text:p>106.62217</text:p>
          </table:table-cell>
          <table:table-cell office:value-type="float" office:value="107.13237" calcext:value-type="float">
            <text:p>107.13237</text:p>
          </table:table-cell>
          <table:table-cell office:value-type="float" office:value="106.70655" calcext:value-type="float">
            <text:p>106.70655</text:p>
          </table:table-cell>
          <table:table-cell office:value-type="float" office:value="108.70462" calcext:value-type="float">
            <text:p>108.70462</text:p>
          </table:table-cell>
          <table:table-cell office:value-type="float" office:value="106.48121" calcext:value-type="float">
            <text:p>106.48121</text:p>
          </table:table-cell>
          <table:table-cell office:value-type="float" office:value="108.88623" calcext:value-type="float">
            <text:p>108.88623</text:p>
          </table:table-cell>
          <table:table-cell office:value-type="float" office:value="106.41104" calcext:value-type="float">
            <text:p>106.41104</text:p>
          </table:table-cell>
          <table:table-cell/>
        </table:table-row>
        <table:table-row table:style-name="ro1">
          <table:table-cell office:value-type="float" office:value="106.06949" calcext:value-type="float">
            <text:p>106.06949</text:p>
          </table:table-cell>
          <table:table-cell office:value-type="float" office:value="106.7689" calcext:value-type="float">
            <text:p>106.7689</text:p>
          </table:table-cell>
          <table:table-cell office:value-type="float" office:value="108.45373" calcext:value-type="float">
            <text:p>108.45373</text:p>
          </table:table-cell>
          <table:table-cell office:value-type="float" office:value="107.96414" calcext:value-type="float">
            <text:p>107.96414</text:p>
          </table:table-cell>
          <table:table-cell office:value-type="float" office:value="106.36542" calcext:value-type="float">
            <text:p>106.36542</text:p>
          </table:table-cell>
          <table:table-cell office:value-type="float" office:value="107.07925" calcext:value-type="float">
            <text:p>107.07925</text:p>
          </table:table-cell>
          <table:table-cell office:value-type="float" office:value="106.83173" calcext:value-type="float">
            <text:p>106.83173</text:p>
          </table:table-cell>
          <table:table-cell office:value-type="float" office:value="106.57522" calcext:value-type="float">
            <text:p>106.57522</text:p>
          </table:table-cell>
          <table:table-cell office:value-type="float" office:value="107.00103" calcext:value-type="float">
            <text:p>107.00103</text:p>
          </table:table-cell>
          <table:table-cell office:value-type="float" office:value="106.41042" calcext:value-type="float">
            <text:p>106.41042</text:p>
          </table:table-cell>
          <table:table-cell office:value-type="float" office:value="106.44774" calcext:value-type="float">
            <text:p>106.44774</text:p>
          </table:table-cell>
          <table:table-cell office:value-type="float" office:value="106.65637" calcext:value-type="float">
            <text:p>106.65637</text:p>
          </table:table-cell>
          <table:table-cell office:value-type="float" office:value="107.01851" calcext:value-type="float">
            <text:p>107.01851</text:p>
          </table:table-cell>
          <table:table-cell office:value-type="float" office:value="106.3884" calcext:value-type="float">
            <text:p>106.3884</text:p>
          </table:table-cell>
          <table:table-cell office:value-type="float" office:value="106.78438" calcext:value-type="float">
            <text:p>106.78438</text:p>
          </table:table-cell>
          <table:table-cell office:value-type="float" office:value="106.47526" calcext:value-type="float">
            <text:p>106.47526</text:p>
          </table:table-cell>
          <table:table-cell office:value-type="float" office:value="108.72314" calcext:value-type="float">
            <text:p>108.72314</text:p>
          </table:table-cell>
          <table:table-cell office:value-type="float" office:value="106.33754" calcext:value-type="float">
            <text:p>106.33754</text:p>
          </table:table-cell>
          <table:table-cell office:value-type="float" office:value="108.90769" calcext:value-type="float">
            <text:p>108.90769</text:p>
          </table:table-cell>
          <table:table-cell office:value-type="float" office:value="106.37171" calcext:value-type="float">
            <text:p>106.37171</text:p>
          </table:table-cell>
          <table:table-cell/>
        </table:table-row>
        <table:table-row table:style-name="ro1">
          <table:table-cell office:value-type="float" office:value="106.03641" calcext:value-type="float">
            <text:p>106.03641</text:p>
          </table:table-cell>
          <table:table-cell office:value-type="float" office:value="106.72312" calcext:value-type="float">
            <text:p>106.72312</text:p>
          </table:table-cell>
          <table:table-cell office:value-type="float" office:value="108.1572" calcext:value-type="float">
            <text:p>108.1572</text:p>
          </table:table-cell>
          <table:table-cell office:value-type="float" office:value="107.79497" calcext:value-type="float">
            <text:p>107.79497</text:p>
          </table:table-cell>
          <table:table-cell office:value-type="float" office:value="106.13435" calcext:value-type="float">
            <text:p>106.13435</text:p>
          </table:table-cell>
          <table:table-cell office:value-type="float" office:value="107.03339" calcext:value-type="float">
            <text:p>107.03339</text:p>
          </table:table-cell>
          <table:table-cell office:value-type="float" office:value="106.68173" calcext:value-type="float">
            <text:p>106.68173</text:p>
          </table:table-cell>
          <table:table-cell office:value-type="float" office:value="106.23431" calcext:value-type="float">
            <text:p>106.23431</text:p>
          </table:table-cell>
          <table:table-cell office:value-type="float" office:value="106.95867" calcext:value-type="float">
            <text:p>106.95867</text:p>
          </table:table-cell>
          <table:table-cell office:value-type="float" office:value="106.26705" calcext:value-type="float">
            <text:p>106.26705</text:p>
          </table:table-cell>
          <table:table-cell office:value-type="float" office:value="106.10655" calcext:value-type="float">
            <text:p>106.10655</text:p>
          </table:table-cell>
          <table:table-cell office:value-type="float" office:value="106.31475" calcext:value-type="float">
            <text:p>106.31475</text:p>
          </table:table-cell>
          <table:table-cell office:value-type="float" office:value="106.85899" calcext:value-type="float">
            <text:p>106.85899</text:p>
          </table:table-cell>
          <table:table-cell office:value-type="float" office:value="106.23551" calcext:value-type="float">
            <text:p>106.23551</text:p>
          </table:table-cell>
          <table:table-cell office:value-type="float" office:value="106.74498" calcext:value-type="float">
            <text:p>106.74498</text:p>
          </table:table-cell>
          <table:table-cell office:value-type="float" office:value="106.32244" calcext:value-type="float">
            <text:p>106.32244</text:p>
          </table:table-cell>
          <table:table-cell office:value-type="float" office:value="108.42882" calcext:value-type="float">
            <text:p>108.42882</text:p>
          </table:table-cell>
          <table:table-cell office:value-type="float" office:value="106.10652" calcext:value-type="float">
            <text:p>106.10652</text:p>
          </table:table-cell>
          <table:table-cell office:value-type="float" office:value="108.60633" calcext:value-type="float">
            <text:p>108.60633</text:p>
          </table:table-cell>
          <table:table-cell office:value-type="float" office:value="106.02713" calcext:value-type="float">
            <text:p>106.02713</text:p>
          </table:table-cell>
          <table:table-cell/>
        </table:table-row>
        <table:table-row table:style-name="ro1">
          <table:table-cell office:value-type="float" office:value="105.69231" calcext:value-type="float">
            <text:p>105.69231</text:p>
          </table:table-cell>
          <table:table-cell office:value-type="float" office:value="106.38114" calcext:value-type="float">
            <text:p>106.38114</text:p>
          </table:table-cell>
          <table:table-cell office:value-type="float" office:value="108.18034" calcext:value-type="float">
            <text:p>108.18034</text:p>
          </table:table-cell>
          <table:table-cell office:value-type="float" office:value="107.67925" calcext:value-type="float">
            <text:p>107.67925</text:p>
          </table:table-cell>
          <table:table-cell office:value-type="float" office:value="105.98758" calcext:value-type="float">
            <text:p>105.98758</text:p>
          </table:table-cell>
          <table:table-cell office:value-type="float" office:value="106.68531" calcext:value-type="float">
            <text:p>106.68531</text:p>
          </table:table-cell>
          <table:table-cell office:value-type="float" office:value="106.45381" calcext:value-type="float">
            <text:p>106.45381</text:p>
          </table:table-cell>
          <table:table-cell office:value-type="float" office:value="106.19203" calcext:value-type="float">
            <text:p>106.19203</text:p>
          </table:table-cell>
          <table:table-cell office:value-type="float" office:value="106.61036" calcext:value-type="float">
            <text:p>106.61036</text:p>
          </table:table-cell>
          <table:table-cell office:value-type="float" office:value="106.03285" calcext:value-type="float">
            <text:p>106.03285</text:p>
          </table:table-cell>
          <table:table-cell office:value-type="float" office:value="106.07007" calcext:value-type="float">
            <text:p>106.07007</text:p>
          </table:table-cell>
          <table:table-cell office:value-type="float" office:value="106.27186" calcext:value-type="float">
            <text:p>106.27186</text:p>
          </table:table-cell>
          <table:table-cell office:value-type="float" office:value="106.63389" calcext:value-type="float">
            <text:p>106.63389</text:p>
          </table:table-cell>
          <table:table-cell office:value-type="float" office:value="106.01771" calcext:value-type="float">
            <text:p>106.01771</text:p>
          </table:table-cell>
          <table:table-cell office:value-type="float" office:value="106.40675" calcext:value-type="float">
            <text:p>106.40675</text:p>
          </table:table-cell>
          <table:table-cell office:value-type="float" office:value="106.09746" calcext:value-type="float">
            <text:p>106.09746</text:p>
          </table:table-cell>
          <table:table-cell office:value-type="float" office:value="108.44788" calcext:value-type="float">
            <text:p>108.44788</text:p>
          </table:table-cell>
          <table:table-cell office:value-type="float" office:value="105.95354" calcext:value-type="float">
            <text:p>105.95354</text:p>
          </table:table-cell>
          <table:table-cell office:value-type="float" office:value="108.63462" calcext:value-type="float">
            <text:p>108.63462</text:p>
          </table:table-cell>
          <table:table-cell office:value-type="float" office:value="105.99393" calcext:value-type="float">
            <text:p>105.99393</text:p>
          </table:table-cell>
          <table:table-cell/>
        </table:table-row>
        <table:table-row table:style-name="ro1">
          <table:table-cell office:value-type="float" office:value="105.66171" calcext:value-type="float">
            <text:p>105.66171</text:p>
          </table:table-cell>
          <table:table-cell office:value-type="float" office:value="106.3418" calcext:value-type="float">
            <text:p>106.3418</text:p>
          </table:table-cell>
          <table:table-cell office:value-type="float" office:value="107.88159" calcext:value-type="float">
            <text:p>107.88159</text:p>
          </table:table-cell>
          <table:table-cell office:value-type="float" office:value="107.46341" calcext:value-type="float">
            <text:p>107.46341</text:p>
          </table:table-cell>
          <table:table-cell office:value-type="float" office:value="105.76303" calcext:value-type="float">
            <text:p>105.76303</text:p>
          </table:table-cell>
          <table:table-cell office:value-type="float" office:value="106.64935" calcext:value-type="float">
            <text:p>106.64935</text:p>
          </table:table-cell>
          <table:table-cell office:value-type="float" office:value="106.30075" calcext:value-type="float">
            <text:p>106.30075</text:p>
          </table:table-cell>
          <table:table-cell office:value-type="float" office:value="105.85755" calcext:value-type="float">
            <text:p>105.85755</text:p>
          </table:table-cell>
          <table:table-cell office:value-type="float" office:value="106.57077" calcext:value-type="float">
            <text:p>106.57077</text:p>
          </table:table-cell>
          <table:table-cell office:value-type="float" office:value="105.88613" calcext:value-type="float">
            <text:p>105.88613</text:p>
          </table:table-cell>
          <table:table-cell office:value-type="float" office:value="105.73541" calcext:value-type="float">
            <text:p>105.73541</text:p>
          </table:table-cell>
          <table:table-cell office:value-type="float" office:value="105.93043" calcext:value-type="float">
            <text:p>105.93043</text:p>
          </table:table-cell>
          <table:table-cell office:value-type="float" office:value="106.48058" calcext:value-type="float">
            <text:p>106.48058</text:p>
          </table:table-cell>
          <table:table-cell office:value-type="float" office:value="105.8617" calcext:value-type="float">
            <text:p>105.8617</text:p>
          </table:table-cell>
          <table:table-cell office:value-type="float" office:value="106.36748" calcext:value-type="float">
            <text:p>106.36748</text:p>
          </table:table-cell>
          <table:table-cell office:value-type="float" office:value="105.95072" calcext:value-type="float">
            <text:p>105.95072</text:p>
          </table:table-cell>
          <table:table-cell office:value-type="float" office:value="108.15134" calcext:value-type="float">
            <text:p>108.15134</text:p>
          </table:table-cell>
          <table:table-cell office:value-type="float" office:value="105.72891" calcext:value-type="float">
            <text:p>105.72891</text:p>
          </table:table-cell>
          <table:table-cell office:value-type="float" office:value="108.33141" calcext:value-type="float">
            <text:p>108.33141</text:p>
          </table:table-cell>
          <table:table-cell office:value-type="float" office:value="105.6593" calcext:value-type="float">
            <text:p>105.6593</text:p>
          </table:table-cell>
          <table:table-cell/>
        </table:table-row>
        <table:table-row table:style-name="ro1">
          <table:table-cell office:value-type="float" office:value="105.31466" calcext:value-type="float">
            <text:p>105.31466</text:p>
          </table:table-cell>
          <table:table-cell office:value-type="float" office:value="106.00052" calcext:value-type="float">
            <text:p>106.00052</text:p>
          </table:table-cell>
          <table:table-cell office:value-type="float" office:value="107.89829" calcext:value-type="float">
            <text:p>107.89829</text:p>
          </table:table-cell>
          <table:table-cell office:value-type="float" office:value="107.3104" calcext:value-type="float">
            <text:p>107.3104</text:p>
          </table:table-cell>
          <table:table-cell office:value-type="float" office:value="105.60709" calcext:value-type="float">
            <text:p>105.60709</text:p>
          </table:table-cell>
          <table:table-cell office:value-type="float" office:value="106.3078" calcext:value-type="float">
            <text:p>106.3078</text:p>
          </table:table-cell>
          <table:table-cell office:value-type="float" office:value="106.06969" calcext:value-type="float">
            <text:p>106.06969</text:p>
          </table:table-cell>
          <table:table-cell office:value-type="float" office:value="105.82154" calcext:value-type="float">
            <text:p>105.82154</text:p>
          </table:table-cell>
          <table:table-cell office:value-type="float" office:value="106.22929" calcext:value-type="float">
            <text:p>106.22929</text:p>
          </table:table-cell>
          <table:table-cell office:value-type="float" office:value="105.66157" calcext:value-type="float">
            <text:p>105.66157</text:p>
          </table:table-cell>
          <table:table-cell office:value-type="float" office:value="105.69569" calcext:value-type="float">
            <text:p>105.69569</text:p>
          </table:table-cell>
          <table:table-cell office:value-type="float" office:value="105.89394" calcext:value-type="float">
            <text:p>105.89394</text:p>
          </table:table-cell>
          <table:table-cell office:value-type="float" office:value="106.25287" calcext:value-type="float">
            <text:p>106.25287</text:p>
          </table:table-cell>
          <table:table-cell office:value-type="float" office:value="105.63733" calcext:value-type="float">
            <text:p>105.63733</text:p>
          </table:table-cell>
          <table:table-cell office:value-type="float" office:value="106.0227" calcext:value-type="float">
            <text:p>106.0227</text:p>
          </table:table-cell>
          <table:table-cell office:value-type="float" office:value="105.72258" calcext:value-type="float">
            <text:p>105.72258</text:p>
          </table:table-cell>
          <table:table-cell office:value-type="float" office:value="108.1743" calcext:value-type="float">
            <text:p>108.1743</text:p>
          </table:table-cell>
          <table:table-cell office:value-type="float" office:value="105.57908" calcext:value-type="float">
            <text:p>105.57908</text:p>
          </table:table-cell>
          <table:table-cell office:value-type="float" office:value="108.36684" calcext:value-type="float">
            <text:p>108.36684</text:p>
          </table:table-cell>
          <table:table-cell office:value-type="float" office:value="105.6196" calcext:value-type="float">
            <text:p>105.6196</text:p>
          </table:table-cell>
          <table:table-cell/>
        </table:table-row>
        <table:table-row table:style-name="ro1">
          <table:table-cell office:value-type="float" office:value="105.28072" calcext:value-type="float">
            <text:p>105.28072</text:p>
          </table:table-cell>
          <table:table-cell office:value-type="float" office:value="105.96398" calcext:value-type="float">
            <text:p>105.96398</text:p>
          </table:table-cell>
          <table:table-cell office:value-type="float" office:value="107.55561" calcext:value-type="float">
            <text:p>107.55561</text:p>
          </table:table-cell>
          <table:table-cell office:value-type="float" office:value="107.06948" calcext:value-type="float">
            <text:p>107.06948</text:p>
          </table:table-cell>
          <table:table-cell office:value-type="float" office:value="105.38524" calcext:value-type="float">
            <text:p>105.38524</text:p>
          </table:table-cell>
          <table:table-cell office:value-type="float" office:value="106.26509" calcext:value-type="float">
            <text:p>106.26509</text:p>
          </table:table-cell>
          <table:table-cell office:value-type="float" office:value="105.92651" calcext:value-type="float">
            <text:p>105.92651</text:p>
          </table:table-cell>
          <table:table-cell office:value-type="float" office:value="105.47813" calcext:value-type="float">
            <text:p>105.47813</text:p>
          </table:table-cell>
          <table:table-cell office:value-type="float" office:value="106.18662" calcext:value-type="float">
            <text:p>106.18662</text:p>
          </table:table-cell>
          <table:table-cell office:value-type="float" office:value="105.51186" calcext:value-type="float">
            <text:p>105.51186</text:p>
          </table:table-cell>
          <table:table-cell office:value-type="float" office:value="105.34868" calcext:value-type="float">
            <text:p>105.34868</text:p>
          </table:table-cell>
          <table:table-cell office:value-type="float" office:value="105.55907" calcext:value-type="float">
            <text:p>105.55907</text:p>
          </table:table-cell>
          <table:table-cell office:value-type="float" office:value="106.09664" calcext:value-type="float">
            <text:p>106.09664</text:p>
          </table:table-cell>
          <table:table-cell office:value-type="float" office:value="105.48161" calcext:value-type="float">
            <text:p>105.48161</text:p>
          </table:table-cell>
          <table:table-cell office:value-type="float" office:value="105.98965" calcext:value-type="float">
            <text:p>105.98965</text:p>
          </table:table-cell>
          <table:table-cell office:value-type="float" office:value="105.57611" calcext:value-type="float">
            <text:p>105.57611</text:p>
          </table:table-cell>
          <table:table-cell office:value-type="float" office:value="107.87507" calcext:value-type="float">
            <text:p>107.87507</text:p>
          </table:table-cell>
          <table:table-cell office:value-type="float" office:value="105.35187" calcext:value-type="float">
            <text:p>105.35187</text:p>
          </table:table-cell>
          <table:table-cell office:value-type="float" office:value="108.05776" calcext:value-type="float">
            <text:p>108.05776</text:p>
          </table:table-cell>
          <table:table-cell office:value-type="float" office:value="105.28187" calcext:value-type="float">
            <text:p>105.28187</text:p>
          </table:table-cell>
          <table:table-cell/>
        </table:table-row>
        <table:table-row table:style-name="ro1">
          <table:table-cell office:value-type="float" office:value="104.9432" calcext:value-type="float">
            <text:p>104.9432</text:p>
          </table:table-cell>
          <table:table-cell office:value-type="float" office:value="105.62945" calcext:value-type="float">
            <text:p>105.62945</text:p>
          </table:table-cell>
          <table:table-cell office:value-type="float" office:value="107.4972" calcext:value-type="float">
            <text:p>107.4972</text:p>
          </table:table-cell>
          <table:table-cell office:value-type="float" office:value="106.91941" calcext:value-type="float">
            <text:p>106.91941</text:p>
          </table:table-cell>
          <table:table-cell office:value-type="float" office:value="105.23528" calcext:value-type="float">
            <text:p>105.23528</text:p>
          </table:table-cell>
          <table:table-cell office:value-type="float" office:value="105.924" calcext:value-type="float">
            <text:p>105.924</text:p>
          </table:table-cell>
          <table:table-cell office:value-type="float" office:value="105.68924" calcext:value-type="float">
            <text:p>105.68924</text:p>
          </table:table-cell>
          <table:table-cell office:value-type="float" office:value="105.44817" calcext:value-type="float">
            <text:p>105.44817</text:p>
          </table:table-cell>
          <table:table-cell office:value-type="float" office:value="105.85156" calcext:value-type="float">
            <text:p>105.85156</text:p>
          </table:table-cell>
          <table:table-cell office:value-type="float" office:value="105.28094" calcext:value-type="float">
            <text:p>105.28094</text:p>
          </table:table-cell>
          <table:table-cell office:value-type="float" office:value="105.31508" calcext:value-type="float">
            <text:p>105.31508</text:p>
          </table:table-cell>
          <table:table-cell office:value-type="float" office:value="105.51915" calcext:value-type="float">
            <text:p>105.51915</text:p>
          </table:table-cell>
          <table:table-cell office:value-type="float" office:value="105.87507" calcext:value-type="float">
            <text:p>105.87507</text:p>
          </table:table-cell>
          <table:table-cell office:value-type="float" office:value="105.26343" calcext:value-type="float">
            <text:p>105.26343</text:p>
          </table:table-cell>
          <table:table-cell office:value-type="float" office:value="105.64528" calcext:value-type="float">
            <text:p>105.64528</text:p>
          </table:table-cell>
          <table:table-cell office:value-type="float" office:value="105.34485" calcext:value-type="float">
            <text:p>105.34485</text:p>
          </table:table-cell>
          <table:table-cell office:value-type="float" office:value="107.89196" calcext:value-type="float">
            <text:p>107.89196</text:p>
          </table:table-cell>
          <table:table-cell office:value-type="float" office:value="105.20231" calcext:value-type="float">
            <text:p>105.20231</text:p>
          </table:table-cell>
          <table:table-cell office:value-type="float" office:value="108.09051" calcext:value-type="float">
            <text:p>108.09051</text:p>
          </table:table-cell>
          <table:table-cell office:value-type="float" office:value="105.23879" calcext:value-type="float">
            <text:p>105.23879</text:p>
          </table:table-cell>
          <table:table-cell/>
        </table:table-row>
        <table:table-row table:style-name="ro1">
          <table:table-cell office:value-type="float" office:value="104.90582" calcext:value-type="float">
            <text:p>104.90582</text:p>
          </table:table-cell>
          <table:table-cell office:value-type="float" office:value="105.58982" calcext:value-type="float">
            <text:p>105.58982</text:p>
          </table:table-cell>
          <table:table-cell office:value-type="float" office:value="107.15194" calcext:value-type="float">
            <text:p>107.15194</text:p>
          </table:table-cell>
          <table:table-cell office:value-type="float" office:value="106.68536" calcext:value-type="float">
            <text:p>106.68536</text:p>
          </table:table-cell>
          <table:table-cell office:value-type="float" office:value="105.01391" calcext:value-type="float">
            <text:p>105.01391</text:p>
          </table:table-cell>
          <table:table-cell office:value-type="float" office:value="105.88743" calcext:value-type="float">
            <text:p>105.88743</text:p>
          </table:table-cell>
          <table:table-cell office:value-type="float" office:value="105.54268" calcext:value-type="float">
            <text:p>105.54268</text:p>
          </table:table-cell>
          <table:table-cell office:value-type="float" office:value="105.10757" calcext:value-type="float">
            <text:p>105.10757</text:p>
          </table:table-cell>
          <table:table-cell office:value-type="float" office:value="105.8057" calcext:value-type="float">
            <text:p>105.8057</text:p>
          </table:table-cell>
          <table:table-cell office:value-type="float" office:value="105.1372" calcext:value-type="float">
            <text:p>105.1372</text:p>
          </table:table-cell>
          <table:table-cell office:value-type="float" office:value="104.97414" calcext:value-type="float">
            <text:p>104.97414</text:p>
          </table:table-cell>
          <table:table-cell office:value-type="float" office:value="105.181" calcext:value-type="float">
            <text:p>105.181</text:p>
          </table:table-cell>
          <table:table-cell office:value-type="float" office:value="105.72847" calcext:value-type="float">
            <text:p>105.72847</text:p>
          </table:table-cell>
          <table:table-cell office:value-type="float" office:value="105.11374" calcext:value-type="float">
            <text:p>105.11374</text:p>
          </table:table-cell>
          <table:table-cell office:value-type="float" office:value="105.60556" calcext:value-type="float">
            <text:p>105.60556</text:p>
          </table:table-cell>
          <table:table-cell office:value-type="float" office:value="105.20115" calcext:value-type="float">
            <text:p>105.20115</text:p>
          </table:table-cell>
          <table:table-cell office:value-type="float" office:value="107.54907" calcext:value-type="float">
            <text:p>107.54907</text:p>
          </table:table-cell>
          <table:table-cell office:value-type="float" office:value="104.97724" calcext:value-type="float">
            <text:p>104.97724</text:p>
          </table:table-cell>
          <table:table-cell office:value-type="float" office:value="107.79187" calcext:value-type="float">
            <text:p>107.79187</text:p>
          </table:table-cell>
          <table:table-cell office:value-type="float" office:value="104.90133" calcext:value-type="float">
            <text:p>104.90133</text:p>
          </table:table-cell>
          <table:table-cell/>
        </table:table-row>
        <table:table-row table:style-name="ro1">
          <table:table-cell office:value-type="float" office:value="104.56157" calcext:value-type="float">
            <text:p>104.56157</text:p>
          </table:table-cell>
          <table:table-cell office:value-type="float" office:value="105.24271" calcext:value-type="float">
            <text:p>105.24271</text:p>
          </table:table-cell>
          <table:table-cell office:value-type="float" office:value="107.10934" calcext:value-type="float">
            <text:p>107.10934</text:p>
          </table:table-cell>
          <table:table-cell office:value-type="float" office:value="106.52635" calcext:value-type="float">
            <text:p>106.52635</text:p>
          </table:table-cell>
          <table:table-cell office:value-type="float" office:value="104.86089" calcext:value-type="float">
            <text:p>104.86089</text:p>
          </table:table-cell>
          <table:table-cell office:value-type="float" office:value="105.55239" calcext:value-type="float">
            <text:p>105.55239</text:p>
          </table:table-cell>
          <table:table-cell office:value-type="float" office:value="105.3242" calcext:value-type="float">
            <text:p>105.3242</text:p>
          </table:table-cell>
          <table:table-cell office:value-type="float" office:value="105.07409" calcext:value-type="float">
            <text:p>105.07409</text:p>
          </table:table-cell>
          <table:table-cell office:value-type="float" office:value="105.47109" calcext:value-type="float">
            <text:p>105.47109</text:p>
          </table:table-cell>
          <table:table-cell office:value-type="float" office:value="104.91213" calcext:value-type="float">
            <text:p>104.91213</text:p>
          </table:table-cell>
          <table:table-cell office:value-type="float" office:value="104.93713" calcext:value-type="float">
            <text:p>104.93713</text:p>
          </table:table-cell>
          <table:table-cell office:value-type="float" office:value="105.13433" calcext:value-type="float">
            <text:p>105.13433</text:p>
          </table:table-cell>
          <table:table-cell office:value-type="float" office:value="105.50049" calcext:value-type="float">
            <text:p>105.50049</text:p>
          </table:table-cell>
          <table:table-cell office:value-type="float" office:value="104.89229" calcext:value-type="float">
            <text:p>104.89229</text:p>
          </table:table-cell>
          <table:table-cell office:value-type="float" office:value="105.26746" calcext:value-type="float">
            <text:p>105.26746</text:p>
          </table:table-cell>
          <table:table-cell office:value-type="float" office:value="104.97608" calcext:value-type="float">
            <text:p>104.97608</text:p>
          </table:table-cell>
          <table:table-cell office:value-type="float" office:value="107.49987" calcext:value-type="float">
            <text:p>107.49987</text:p>
          </table:table-cell>
          <table:table-cell office:value-type="float" office:value="104.82432" calcext:value-type="float">
            <text:p>104.82432</text:p>
          </table:table-cell>
          <table:table-cell office:value-type="float" office:value="107.79972" calcext:value-type="float">
            <text:p>107.79972</text:p>
          </table:table-cell>
          <table:table-cell office:value-type="float" office:value="104.8642" calcext:value-type="float">
            <text:p>104.8642</text:p>
          </table:table-cell>
          <table:table-cell/>
        </table:table-row>
        <table:table-row table:style-name="ro1">
          <table:table-cell office:value-type="float" office:value="104.52091" calcext:value-type="float">
            <text:p>104.52091</text:p>
          </table:table-cell>
          <table:table-cell office:value-type="float" office:value="105.2088" calcext:value-type="float">
            <text:p>105.2088</text:p>
          </table:table-cell>
          <table:table-cell office:value-type="float" office:value="106.76104" calcext:value-type="float">
            <text:p>106.76104</text:p>
          </table:table-cell>
          <table:table-cell office:value-type="float" office:value="106.29814" calcext:value-type="float">
            <text:p>106.29814</text:p>
          </table:table-cell>
          <table:table-cell office:value-type="float" office:value="104.63267" calcext:value-type="float">
            <text:p>104.63267</text:p>
          </table:table-cell>
          <table:table-cell office:value-type="float" office:value="105.51236" calcext:value-type="float">
            <text:p>105.51236</text:p>
          </table:table-cell>
          <table:table-cell office:value-type="float" office:value="105.17432" calcext:value-type="float">
            <text:p>105.17432</text:p>
          </table:table-cell>
          <table:table-cell office:value-type="float" office:value="104.73353" calcext:value-type="float">
            <text:p>104.73353</text:p>
          </table:table-cell>
          <table:table-cell office:value-type="float" office:value="105.44063" calcext:value-type="float">
            <text:p>105.44063</text:p>
          </table:table-cell>
          <table:table-cell office:value-type="float" office:value="104.75923" calcext:value-type="float">
            <text:p>104.75923</text:p>
          </table:table-cell>
          <table:table-cell office:value-type="float" office:value="104.59658" calcext:value-type="float">
            <text:p>104.59658</text:p>
          </table:table-cell>
          <table:table-cell office:value-type="float" office:value="104.80231" calcext:value-type="float">
            <text:p>104.80231</text:p>
          </table:table-cell>
          <table:table-cell office:value-type="float" office:value="105.35052" calcext:value-type="float">
            <text:p>105.35052</text:p>
          </table:table-cell>
          <table:table-cell office:value-type="float" office:value="104.73916" calcext:value-type="float">
            <text:p>104.73916</text:p>
          </table:table-cell>
          <table:table-cell office:value-type="float" office:value="105.23381" calcext:value-type="float">
            <text:p>105.23381</text:p>
          </table:table-cell>
          <table:table-cell office:value-type="float" office:value="104.81963" calcext:value-type="float">
            <text:p>104.81963</text:p>
          </table:table-cell>
          <table:table-cell office:value-type="float" office:value="107.14488" calcext:value-type="float">
            <text:p>107.14488</text:p>
          </table:table-cell>
          <table:table-cell office:value-type="float" office:value="104.59975" calcext:value-type="float">
            <text:p>104.59975</text:p>
          </table:table-cell>
          <table:table-cell office:value-type="float" office:value="107.44436" calcext:value-type="float">
            <text:p>107.44436</text:p>
          </table:table-cell>
          <table:table-cell office:value-type="float" office:value="104.52927" calcext:value-type="float">
            <text:p>104.52927</text:p>
          </table:table-cell>
          <table:table-cell/>
        </table:table-row>
        <table:table-row table:style-name="ro1">
          <table:table-cell office:value-type="float" office:value="104.18255" calcext:value-type="float">
            <text:p>104.18255</text:p>
          </table:table-cell>
          <table:table-cell office:value-type="float" office:value="104.86781" calcext:value-type="float">
            <text:p>104.86781</text:p>
          </table:table-cell>
          <table:table-cell office:value-type="float" office:value="106.72474" calcext:value-type="float">
            <text:p>106.72474</text:p>
          </table:table-cell>
          <table:table-cell office:value-type="float" office:value="106.1455" calcext:value-type="float">
            <text:p>106.1455</text:p>
          </table:table-cell>
          <table:table-cell office:value-type="float" office:value="104.48551" calcext:value-type="float">
            <text:p>104.48551</text:p>
          </table:table-cell>
          <table:table-cell office:value-type="float" office:value="105.17469" calcext:value-type="float">
            <text:p>105.17469</text:p>
          </table:table-cell>
          <table:table-cell office:value-type="float" office:value="104.94922" calcext:value-type="float">
            <text:p>104.94922</text:p>
          </table:table-cell>
          <table:table-cell office:value-type="float" office:value="104.69309" calcext:value-type="float">
            <text:p>104.69309</text:p>
          </table:table-cell>
          <table:table-cell office:value-type="float" office:value="105.09961" calcext:value-type="float">
            <text:p>105.09961</text:p>
          </table:table-cell>
          <table:table-cell office:value-type="float" office:value="104.5314" calcext:value-type="float">
            <text:p>104.5314</text:p>
          </table:table-cell>
          <table:table-cell office:value-type="float" office:value="104.56205" calcext:value-type="float">
            <text:p>104.56205</text:p>
          </table:table-cell>
          <table:table-cell office:value-type="float" office:value="104.76518" calcext:value-type="float">
            <text:p>104.76518</text:p>
          </table:table-cell>
          <table:table-cell office:value-type="float" office:value="105.12898" calcext:value-type="float">
            <text:p>105.12898</text:p>
          </table:table-cell>
          <table:table-cell office:value-type="float" office:value="104.51424" calcext:value-type="float">
            <text:p>104.51424</text:p>
          </table:table-cell>
          <table:table-cell office:value-type="float" office:value="104.89629" calcext:value-type="float">
            <text:p>104.89629</text:p>
          </table:table-cell>
          <table:table-cell office:value-type="float" office:value="104.60087" calcext:value-type="float">
            <text:p>104.60087</text:p>
          </table:table-cell>
          <table:table-cell office:value-type="float" office:value="107.10227" calcext:value-type="float">
            <text:p>107.10227</text:p>
          </table:table-cell>
          <table:table-cell office:value-type="float" office:value="104.45305" calcext:value-type="float">
            <text:p>104.45305</text:p>
          </table:table-cell>
          <table:table-cell office:value-type="float" office:value="107.39543" calcext:value-type="float">
            <text:p>107.39543</text:p>
          </table:table-cell>
          <table:table-cell office:value-type="float" office:value="104.48878" calcext:value-type="float">
            <text:p>104.48878</text:p>
          </table:table-cell>
          <table:table-cell/>
        </table:table-row>
        <table:table-row table:style-name="ro1">
          <table:table-cell office:value-type="float" office:value="104.13848" calcext:value-type="float">
            <text:p>104.13848</text:p>
          </table:table-cell>
          <table:table-cell office:value-type="float" office:value="104.83063" calcext:value-type="float">
            <text:p>104.83063</text:p>
          </table:table-cell>
          <table:table-cell office:value-type="float" office:value="106.38302" calcext:value-type="float">
            <text:p>106.38302</text:p>
          </table:table-cell>
          <table:table-cell office:value-type="float" office:value="105.91492" calcext:value-type="float">
            <text:p>105.91492</text:p>
          </table:table-cell>
          <table:table-cell office:value-type="float" office:value="104.2538" calcext:value-type="float">
            <text:p>104.2538</text:p>
          </table:table-cell>
          <table:table-cell office:value-type="float" office:value="105.12796" calcext:value-type="float">
            <text:p>105.12796</text:p>
          </table:table-cell>
          <table:table-cell office:value-type="float" office:value="104.79597" calcext:value-type="float">
            <text:p>104.79597</text:p>
          </table:table-cell>
          <table:table-cell office:value-type="float" office:value="104.35873" calcext:value-type="float">
            <text:p>104.35873</text:p>
          </table:table-cell>
          <table:table-cell office:value-type="float" office:value="105.06592" calcext:value-type="float">
            <text:p>105.06592</text:p>
          </table:table-cell>
          <table:table-cell office:value-type="float" office:value="104.38115" calcext:value-type="float">
            <text:p>104.38115</text:p>
          </table:table-cell>
          <table:table-cell office:value-type="float" office:value="104.21791" calcext:value-type="float">
            <text:p>104.21791</text:p>
          </table:table-cell>
          <table:table-cell office:value-type="float" office:value="104.42113" calcext:value-type="float">
            <text:p>104.42113</text:p>
          </table:table-cell>
          <table:table-cell office:value-type="float" office:value="104.97928" calcext:value-type="float">
            <text:p>104.97928</text:p>
          </table:table-cell>
          <table:table-cell office:value-type="float" office:value="104.35776" calcext:value-type="float">
            <text:p>104.35776</text:p>
          </table:table-cell>
          <table:table-cell office:value-type="float" office:value="104.85919" calcext:value-type="float">
            <text:p>104.85919</text:p>
          </table:table-cell>
          <table:table-cell office:value-type="float" office:value="104.44465" calcext:value-type="float">
            <text:p>104.44465</text:p>
          </table:table-cell>
          <table:table-cell office:value-type="float" office:value="106.76322" calcext:value-type="float">
            <text:p>106.76322</text:p>
          </table:table-cell>
          <table:table-cell office:value-type="float" office:value="104.22194" calcext:value-type="float">
            <text:p>104.22194</text:p>
          </table:table-cell>
          <table:table-cell office:value-type="float" office:value="107.04704" calcext:value-type="float">
            <text:p>107.04704</text:p>
          </table:table-cell>
          <table:table-cell office:value-type="float" office:value="104.15071" calcext:value-type="float">
            <text:p>104.15071</text:p>
          </table:table-cell>
          <table:table-cell/>
        </table:table-row>
        <table:table-row table:style-name="ro1">
          <table:table-cell office:value-type="float" office:value="103.80057" calcext:value-type="float">
            <text:p>103.80057</text:p>
          </table:table-cell>
          <table:table-cell office:value-type="float" office:value="104.49908" calcext:value-type="float">
            <text:p>104.49908</text:p>
          </table:table-cell>
          <table:table-cell office:value-type="float" office:value="106.34369" calcext:value-type="float">
            <text:p>106.34369</text:p>
          </table:table-cell>
          <table:table-cell office:value-type="float" office:value="105.7684" calcext:value-type="float">
            <text:p>105.7684</text:p>
          </table:table-cell>
          <table:table-cell office:value-type="float" office:value="104.10683" calcext:value-type="float">
            <text:p>104.10683</text:p>
          </table:table-cell>
          <table:table-cell office:value-type="float" office:value="104.79639" calcext:value-type="float">
            <text:p>104.79639</text:p>
          </table:table-cell>
          <table:table-cell office:value-type="float" office:value="104.56751" calcext:value-type="float">
            <text:p>104.56751</text:p>
          </table:table-cell>
          <table:table-cell office:value-type="float" office:value="104.31494" calcext:value-type="float">
            <text:p>104.31494</text:p>
          </table:table-cell>
          <table:table-cell office:value-type="float" office:value="104.72462" calcext:value-type="float">
            <text:p>104.72462</text:p>
          </table:table-cell>
          <table:table-cell office:value-type="float" office:value="104.15013" calcext:value-type="float">
            <text:p>104.15013</text:p>
          </table:table-cell>
          <table:table-cell office:value-type="float" office:value="104.17983" calcext:value-type="float">
            <text:p>104.17983</text:p>
          </table:table-cell>
          <table:table-cell office:value-type="float" office:value="104.3768" calcext:value-type="float">
            <text:p>104.3768</text:p>
          </table:table-cell>
          <table:table-cell office:value-type="float" office:value="104.7542" calcext:value-type="float">
            <text:p>104.7542</text:p>
          </table:table-cell>
          <table:table-cell office:value-type="float" office:value="104.13901" calcext:value-type="float">
            <text:p>104.13901</text:p>
          </table:table-cell>
          <table:table-cell office:value-type="float" office:value="104.52412" calcext:value-type="float">
            <text:p>104.52412</text:p>
          </table:table-cell>
          <table:table-cell office:value-type="float" office:value="104.21893" calcext:value-type="float">
            <text:p>104.21893</text:p>
          </table:table-cell>
          <table:table-cell office:value-type="float" office:value="106.71419" calcext:value-type="float">
            <text:p>106.71419</text:p>
          </table:table-cell>
          <table:table-cell office:value-type="float" office:value="104.06238" calcext:value-type="float">
            <text:p>104.06238</text:p>
          </table:table-cell>
          <table:table-cell office:value-type="float" office:value="107.00464" calcext:value-type="float">
            <text:p>107.00464</text:p>
          </table:table-cell>
          <table:table-cell office:value-type="float" office:value="104.10656" calcext:value-type="float">
            <text:p>104.10656</text:p>
          </table:table-cell>
          <table:table-cell/>
        </table:table-row>
        <table:table-row table:style-name="ro1">
          <table:table-cell office:value-type="float" office:value="103.75864" calcext:value-type="float">
            <text:p>103.75864</text:p>
          </table:table-cell>
          <table:table-cell office:value-type="float" office:value="104.45496" calcext:value-type="float">
            <text:p>104.45496</text:p>
          </table:table-cell>
          <table:table-cell office:value-type="float" office:value="105.99889" calcext:value-type="float">
            <text:p>105.99889</text:p>
          </table:table-cell>
          <table:table-cell office:value-type="float" office:value="105.54071" calcext:value-type="float">
            <text:p>105.54071</text:p>
          </table:table-cell>
          <table:table-cell office:value-type="float" office:value="103.8717" calcext:value-type="float">
            <text:p>103.8717</text:p>
          </table:table-cell>
          <table:table-cell office:value-type="float" office:value="104.75931" calcext:value-type="float">
            <text:p>104.75931</text:p>
          </table:table-cell>
          <table:table-cell office:value-type="float" office:value="104.42042" calcext:value-type="float">
            <text:p>104.42042</text:p>
          </table:table-cell>
          <table:table-cell office:value-type="float" office:value="103.98079" calcext:value-type="float">
            <text:p>103.98079</text:p>
          </table:table-cell>
          <table:table-cell office:value-type="float" office:value="104.68402" calcext:value-type="float">
            <text:p>104.68402</text:p>
          </table:table-cell>
          <table:table-cell office:value-type="float" office:value="103.99994" calcext:value-type="float">
            <text:p>103.99994</text:p>
          </table:table-cell>
          <table:table-cell office:value-type="float" office:value="103.83237" calcext:value-type="float">
            <text:p>103.83237</text:p>
          </table:table-cell>
          <table:table-cell office:value-type="float" office:value="104.04217" calcext:value-type="float">
            <text:p>104.04217</text:p>
          </table:table-cell>
          <table:table-cell office:value-type="float" office:value="104.59755" calcext:value-type="float">
            <text:p>104.59755</text:p>
          </table:table-cell>
          <table:table-cell office:value-type="float" office:value="103.98854" calcext:value-type="float">
            <text:p>103.98854</text:p>
          </table:table-cell>
          <table:table-cell office:value-type="float" office:value="104.4834" calcext:value-type="float">
            <text:p>104.4834</text:p>
          </table:table-cell>
          <table:table-cell office:value-type="float" office:value="104.05896" calcext:value-type="float">
            <text:p>104.05896</text:p>
          </table:table-cell>
          <table:table-cell office:value-type="float" office:value="106.37589" calcext:value-type="float">
            <text:p>106.37589</text:p>
          </table:table-cell>
          <table:table-cell office:value-type="float" office:value="103.83728" calcext:value-type="float">
            <text:p>103.83728</text:p>
          </table:table-cell>
          <table:table-cell office:value-type="float" office:value="106.66596" calcext:value-type="float">
            <text:p>106.66596</text:p>
          </table:table-cell>
          <table:table-cell office:value-type="float" office:value="103.76867" calcext:value-type="float">
            <text:p>103.76867</text:p>
          </table:table-cell>
          <table:table-cell/>
        </table:table-row>
        <table:table-row table:style-name="ro1">
          <table:table-cell office:value-type="float" office:value="103.41734" calcext:value-type="float">
            <text:p>103.41734</text:p>
          </table:table-cell>
          <table:table-cell office:value-type="float" office:value="104.11082" calcext:value-type="float">
            <text:p>104.11082</text:p>
          </table:table-cell>
          <table:table-cell office:value-type="float" office:value="105.96538" calcext:value-type="float">
            <text:p>105.96538</text:p>
          </table:table-cell>
          <table:table-cell office:value-type="float" office:value="105.39446" calcext:value-type="float">
            <text:p>105.39446</text:p>
          </table:table-cell>
          <table:table-cell office:value-type="float" office:value="103.71773" calcext:value-type="float">
            <text:p>103.71773</text:p>
          </table:table-cell>
          <table:table-cell office:value-type="float" office:value="104.4152" calcext:value-type="float">
            <text:p>104.4152</text:p>
          </table:table-cell>
          <table:table-cell office:value-type="float" office:value="104.1888" calcext:value-type="float">
            <text:p>104.1888</text:p>
          </table:table-cell>
          <table:table-cell office:value-type="float" office:value="103.92987" calcext:value-type="float">
            <text:p>103.92987</text:p>
          </table:table-cell>
          <table:table-cell office:value-type="float" office:value="104.3494" calcext:value-type="float">
            <text:p>104.3494</text:p>
          </table:table-cell>
          <table:table-cell office:value-type="float" office:value="103.77086" calcext:value-type="float">
            <text:p>103.77086</text:p>
          </table:table-cell>
          <table:table-cell office:value-type="float" office:value="103.79061" calcext:value-type="float">
            <text:p>103.79061</text:p>
          </table:table-cell>
          <table:table-cell office:value-type="float" office:value="104.00377" calcext:value-type="float">
            <text:p>104.00377</text:p>
          </table:table-cell>
          <table:table-cell office:value-type="float" office:value="104.3786" calcext:value-type="float">
            <text:p>104.3786</text:p>
          </table:table-cell>
          <table:table-cell office:value-type="float" office:value="103.75719" calcext:value-type="float">
            <text:p>103.75719</text:p>
          </table:table-cell>
          <table:table-cell office:value-type="float" office:value="104.14853" calcext:value-type="float">
            <text:p>104.14853</text:p>
          </table:table-cell>
          <table:table-cell office:value-type="float" office:value="103.82983" calcext:value-type="float">
            <text:p>103.82983</text:p>
          </table:table-cell>
          <table:table-cell office:value-type="float" office:value="106.33652" calcext:value-type="float">
            <text:p>106.33652</text:p>
          </table:table-cell>
          <table:table-cell office:value-type="float" office:value="103.68366" calcext:value-type="float">
            <text:p>103.68366</text:p>
          </table:table-cell>
          <table:table-cell office:value-type="float" office:value="106.61723" calcext:value-type="float">
            <text:p>106.61723</text:p>
          </table:table-cell>
          <table:table-cell office:value-type="float" office:value="103.71775" calcext:value-type="float">
            <text:p>103.71775</text:p>
          </table:table-cell>
          <table:table-cell/>
        </table:table-row>
        <table:table-row table:style-name="ro1">
          <table:table-cell office:value-type="float" office:value="103.37201" calcext:value-type="float">
            <text:p>103.37201</text:p>
          </table:table-cell>
          <table:table-cell office:value-type="float" office:value="104.07255" calcext:value-type="float">
            <text:p>104.07255</text:p>
          </table:table-cell>
          <table:table-cell office:value-type="float" office:value="105.62111" calcext:value-type="float">
            <text:p>105.62111</text:p>
          </table:table-cell>
          <table:table-cell office:value-type="float" office:value="105.16358" calcext:value-type="float">
            <text:p>105.16358</text:p>
          </table:table-cell>
          <table:table-cell office:value-type="float" office:value="103.48852" calcext:value-type="float">
            <text:p>103.48852</text:p>
          </table:table-cell>
          <table:table-cell office:value-type="float" office:value="104.37125" calcext:value-type="float">
            <text:p>104.37125</text:p>
          </table:table-cell>
          <table:table-cell office:value-type="float" office:value="104.04186" calcext:value-type="float">
            <text:p>104.04186</text:p>
          </table:table-cell>
          <table:table-cell office:value-type="float" office:value="103.59233" calcext:value-type="float">
            <text:p>103.59233</text:p>
          </table:table-cell>
          <table:table-cell office:value-type="float" office:value="104.30547" calcext:value-type="float">
            <text:p>104.30547</text:p>
          </table:table-cell>
          <table:table-cell office:value-type="float" office:value="103.60768" calcext:value-type="float">
            <text:p>103.60768</text:p>
          </table:table-cell>
          <table:table-cell office:value-type="float" office:value="103.44927" calcext:value-type="float">
            <text:p>103.44927</text:p>
          </table:table-cell>
          <table:table-cell office:value-type="float" office:value="103.6565" calcext:value-type="float">
            <text:p>103.6565</text:p>
          </table:table-cell>
          <table:table-cell office:value-type="float" office:value="104.21849" calcext:value-type="float">
            <text:p>104.21849</text:p>
          </table:table-cell>
          <table:table-cell office:value-type="float" office:value="103.60316" calcext:value-type="float">
            <text:p>103.60316</text:p>
          </table:table-cell>
          <table:table-cell office:value-type="float" office:value="104.11037" calcext:value-type="float">
            <text:p>104.11037</text:p>
          </table:table-cell>
          <table:table-cell office:value-type="float" office:value="103.67596" calcext:value-type="float">
            <text:p>103.67596</text:p>
          </table:table-cell>
          <table:table-cell office:value-type="float" office:value="105.99201" calcext:value-type="float">
            <text:p>105.99201</text:p>
          </table:table-cell>
          <table:table-cell office:value-type="float" office:value="103.44575" calcext:value-type="float">
            <text:p>103.44575</text:p>
          </table:table-cell>
          <table:table-cell office:value-type="float" office:value="106.27908" calcext:value-type="float">
            <text:p>106.27908</text:p>
          </table:table-cell>
          <table:table-cell office:value-type="float" office:value="103.37645" calcext:value-type="float">
            <text:p>103.37645</text:p>
          </table:table-cell>
          <table:table-cell/>
        </table:table-row>
        <table:table-row table:style-name="ro1">
          <table:table-cell office:value-type="float" office:value="103.01819" calcext:value-type="float">
            <text:p>103.01819</text:p>
          </table:table-cell>
          <table:table-cell office:value-type="float" office:value="103.73454" calcext:value-type="float">
            <text:p>103.73454</text:p>
          </table:table-cell>
          <table:table-cell office:value-type="float" office:value="105.59056" calcext:value-type="float">
            <text:p>105.59056</text:p>
          </table:table-cell>
          <table:table-cell office:value-type="float" office:value="105.01406" calcext:value-type="float">
            <text:p>105.01406</text:p>
          </table:table-cell>
          <table:table-cell office:value-type="float" office:value="103.32156" calcext:value-type="float">
            <text:p>103.32156</text:p>
          </table:table-cell>
          <table:table-cell office:value-type="float" office:value="104.0368" calcext:value-type="float">
            <text:p>104.0368</text:p>
          </table:table-cell>
          <table:table-cell office:value-type="float" office:value="103.8033" calcext:value-type="float">
            <text:p>103.8033</text:p>
          </table:table-cell>
          <table:table-cell office:value-type="float" office:value="103.5381" calcext:value-type="float">
            <text:p>103.5381</text:p>
          </table:table-cell>
          <table:table-cell office:value-type="float" office:value="103.97083" calcext:value-type="float">
            <text:p>103.97083</text:p>
          </table:table-cell>
          <table:table-cell office:value-type="float" office:value="103.37503" calcext:value-type="float">
            <text:p>103.37503</text:p>
          </table:table-cell>
          <table:table-cell office:value-type="float" office:value="103.39122" calcext:value-type="float">
            <text:p>103.39122</text:p>
          </table:table-cell>
          <table:table-cell office:value-type="float" office:value="103.61132" calcext:value-type="float">
            <text:p>103.61132</text:p>
          </table:table-cell>
          <table:table-cell office:value-type="float" office:value="103.99627" calcext:value-type="float">
            <text:p>103.99627</text:p>
          </table:table-cell>
          <table:table-cell office:value-type="float" office:value="103.36464" calcext:value-type="float">
            <text:p>103.36464</text:p>
          </table:table-cell>
          <table:table-cell office:value-type="float" office:value="103.76225" calcext:value-type="float">
            <text:p>103.76225</text:p>
          </table:table-cell>
          <table:table-cell office:value-type="float" office:value="103.43026" calcext:value-type="float">
            <text:p>103.43026</text:p>
          </table:table-cell>
          <table:table-cell office:value-type="float" office:value="105.95906" calcext:value-type="float">
            <text:p>105.95906</text:p>
          </table:table-cell>
          <table:table-cell office:value-type="float" office:value="103.28843" calcext:value-type="float">
            <text:p>103.28843</text:p>
          </table:table-cell>
          <table:table-cell office:value-type="float" office:value="106.2455" calcext:value-type="float">
            <text:p>106.2455</text:p>
          </table:table-cell>
          <table:table-cell office:value-type="float" office:value="103.33014" calcext:value-type="float">
            <text:p>103.33014</text:p>
          </table:table-cell>
          <table:table-cell/>
        </table:table-row>
        <table:table-row table:style-name="ro1">
          <table:table-cell office:value-type="float" office:value="102.96965" calcext:value-type="float">
            <text:p>102.96965</text:p>
          </table:table-cell>
          <table:table-cell office:value-type="float" office:value="103.6834" calcext:value-type="float">
            <text:p>103.6834</text:p>
          </table:table-cell>
          <table:table-cell office:value-type="float" office:value="105.2527" calcext:value-type="float">
            <text:p>105.2527</text:p>
          </table:table-cell>
          <table:table-cell office:value-type="float" office:value="104.78927" calcext:value-type="float">
            <text:p>104.78927</text:p>
          </table:table-cell>
          <table:table-cell office:value-type="float" office:value="103.08562" calcext:value-type="float">
            <text:p>103.08562</text:p>
          </table:table-cell>
          <table:table-cell office:value-type="float" office:value="103.98921" calcext:value-type="float">
            <text:p>103.98921</text:p>
          </table:table-cell>
          <table:table-cell office:value-type="float" office:value="103.65289" calcext:value-type="float">
            <text:p>103.65289</text:p>
          </table:table-cell>
          <table:table-cell office:value-type="float" office:value="103.19733" calcext:value-type="float">
            <text:p>103.19733</text:p>
          </table:table-cell>
          <table:table-cell office:value-type="float" office:value="103.91967" calcext:value-type="float">
            <text:p>103.91967</text:p>
          </table:table-cell>
          <table:table-cell office:value-type="float" office:value="103.21755" calcext:value-type="float">
            <text:p>103.21755</text:p>
          </table:table-cell>
          <table:table-cell office:value-type="float" office:value="103.04645" calcext:value-type="float">
            <text:p>103.04645</text:p>
          </table:table-cell>
          <table:table-cell office:value-type="float" office:value="103.26991" calcext:value-type="float">
            <text:p>103.26991</text:p>
          </table:table-cell>
          <table:table-cell office:value-type="float" office:value="103.84587" calcext:value-type="float">
            <text:p>103.84587</text:p>
          </table:table-cell>
          <table:table-cell office:value-type="float" office:value="103.2109" calcext:value-type="float">
            <text:p>103.2109</text:p>
          </table:table-cell>
          <table:table-cell office:value-type="float" office:value="103.72058" calcext:value-type="float">
            <text:p>103.72058</text:p>
          </table:table-cell>
          <table:table-cell office:value-type="float" office:value="103.27649" calcext:value-type="float">
            <text:p>103.27649</text:p>
          </table:table-cell>
          <table:table-cell office:value-type="float" office:value="105.62428" calcext:value-type="float">
            <text:p>105.62428</text:p>
          </table:table-cell>
          <table:table-cell office:value-type="float" office:value="103.05268" calcext:value-type="float">
            <text:p>103.05268</text:p>
          </table:table-cell>
          <table:table-cell office:value-type="float" office:value="105.90086" calcext:value-type="float">
            <text:p>105.90086</text:p>
          </table:table-cell>
          <table:table-cell office:value-type="float" office:value="102.98528" calcext:value-type="float">
            <text:p>102.98528</text:p>
          </table:table-cell>
          <table:table-cell/>
        </table:table-row>
        <table:table-row table:style-name="ro1">
          <table:table-cell office:value-type="float" office:value="102.62167" calcext:value-type="float">
            <text:p>102.62167</text:p>
          </table:table-cell>
          <table:table-cell office:value-type="float" office:value="103.34188" calcext:value-type="float">
            <text:p>103.34188</text:p>
          </table:table-cell>
          <table:table-cell office:value-type="float" office:value="105.20954" calcext:value-type="float">
            <text:p>105.20954</text:p>
          </table:table-cell>
          <table:table-cell office:value-type="float" office:value="104.63646" calcext:value-type="float">
            <text:p>104.63646</text:p>
          </table:table-cell>
          <table:table-cell office:value-type="float" office:value="102.92822" calcext:value-type="float">
            <text:p>102.92822</text:p>
          </table:table-cell>
          <table:table-cell office:value-type="float" office:value="103.65128" calcext:value-type="float">
            <text:p>103.65128</text:p>
          </table:table-cell>
          <table:table-cell office:value-type="float" office:value="103.41983" calcext:value-type="float">
            <text:p>103.41983</text:p>
          </table:table-cell>
          <table:table-cell office:value-type="float" office:value="103.1395" calcext:value-type="float">
            <text:p>103.1395</text:p>
          </table:table-cell>
          <table:table-cell office:value-type="float" office:value="103.58186" calcext:value-type="float">
            <text:p>103.58186</text:p>
          </table:table-cell>
          <table:table-cell office:value-type="float" office:value="102.96869" calcext:value-type="float">
            <text:p>102.96869</text:p>
          </table:table-cell>
          <table:table-cell office:value-type="float" office:value="102.99747" calcext:value-type="float">
            <text:p>102.99747</text:p>
          </table:table-cell>
          <table:table-cell office:value-type="float" office:value="103.2118" calcext:value-type="float">
            <text:p>103.2118</text:p>
          </table:table-cell>
          <table:table-cell office:value-type="float" office:value="103.60717" calcext:value-type="float">
            <text:p>103.60717</text:p>
          </table:table-cell>
          <table:table-cell office:value-type="float" office:value="102.97822" calcext:value-type="float">
            <text:p>102.97822</text:p>
          </table:table-cell>
          <table:table-cell office:value-type="float" office:value="103.37903" calcext:value-type="float">
            <text:p>103.37903</text:p>
          </table:table-cell>
          <table:table-cell office:value-type="float" office:value="103.02757" calcext:value-type="float">
            <text:p>103.02757</text:p>
          </table:table-cell>
          <table:table-cell office:value-type="float" office:value="105.58447" calcext:value-type="float">
            <text:p>105.58447</text:p>
          </table:table-cell>
          <table:table-cell office:value-type="float" office:value="102.886" calcext:value-type="float">
            <text:p>102.886</text:p>
          </table:table-cell>
          <table:table-cell office:value-type="float" office:value="105.86446" calcext:value-type="float">
            <text:p>105.86446</text:p>
          </table:table-cell>
          <table:table-cell office:value-type="float" office:value="102.92349" calcext:value-type="float">
            <text:p>102.92349</text:p>
          </table:table-cell>
          <table:table-cell/>
        </table:table-row>
        <table:table-row table:style-name="ro1">
          <table:table-cell office:value-type="float" office:value="102.55638" calcext:value-type="float">
            <text:p>102.55638</text:p>
          </table:table-cell>
          <table:table-cell office:value-type="float" office:value="103.29272" calcext:value-type="float">
            <text:p>103.29272</text:p>
          </table:table-cell>
          <table:table-cell office:value-type="float" office:value="104.87201" calcext:value-type="float">
            <text:p>104.87201</text:p>
          </table:table-cell>
          <table:table-cell office:value-type="float" office:value="104.40817" calcext:value-type="float">
            <text:p>104.40817</text:p>
          </table:table-cell>
          <table:table-cell office:value-type="float" office:value="102.67922" calcext:value-type="float">
            <text:p>102.67922</text:p>
          </table:table-cell>
          <table:table-cell office:value-type="float" office:value="103.60608" calcext:value-type="float">
            <text:p>103.60608</text:p>
          </table:table-cell>
          <table:table-cell office:value-type="float" office:value="103.26584" calcext:value-type="float">
            <text:p>103.26584</text:p>
          </table:table-cell>
          <table:table-cell office:value-type="float" office:value="102.79473" calcext:value-type="float">
            <text:p>102.79473</text:p>
          </table:table-cell>
          <table:table-cell office:value-type="float" office:value="103.52711" calcext:value-type="float">
            <text:p>103.52711</text:p>
          </table:table-cell>
          <table:table-cell office:value-type="float" office:value="102.8112" calcext:value-type="float">
            <text:p>102.8112</text:p>
          </table:table-cell>
          <table:table-cell office:value-type="float" office:value="102.63981" calcext:value-type="float">
            <text:p>102.63981</text:p>
          </table:table-cell>
          <table:table-cell office:value-type="float" office:value="102.86677" calcext:value-type="float">
            <text:p>102.86677</text:p>
          </table:table-cell>
          <table:table-cell office:value-type="float" office:value="103.45311" calcext:value-type="float">
            <text:p>103.45311</text:p>
          </table:table-cell>
          <table:table-cell office:value-type="float" office:value="102.81721" calcext:value-type="float">
            <text:p>102.81721</text:p>
          </table:table-cell>
          <table:table-cell office:value-type="float" office:value="103.33373" calcext:value-type="float">
            <text:p>103.33373</text:p>
          </table:table-cell>
          <table:table-cell office:value-type="float" office:value="102.86653" calcext:value-type="float">
            <text:p>102.86653</text:p>
          </table:table-cell>
          <table:table-cell office:value-type="float" office:value="105.24647" calcext:value-type="float">
            <text:p>105.24647</text:p>
          </table:table-cell>
          <table:table-cell office:value-type="float" office:value="102.64628" calcext:value-type="float">
            <text:p>102.64628</text:p>
          </table:table-cell>
          <table:table-cell office:value-type="float" office:value="105.52029" calcext:value-type="float">
            <text:p>105.52029</text:p>
          </table:table-cell>
          <table:table-cell office:value-type="float" office:value="102.57536" calcext:value-type="float">
            <text:p>102.57536</text:p>
          </table:table-cell>
          <table:table-cell/>
        </table:table-row>
        <table:table-row table:style-name="ro1">
          <table:table-cell office:value-type="float" office:value="102.20756" calcext:value-type="float">
            <text:p>102.20756</text:p>
          </table:table-cell>
          <table:table-cell office:value-type="float" office:value="102.93846" calcext:value-type="float">
            <text:p>102.93846</text:p>
          </table:table-cell>
          <table:table-cell office:value-type="float" office:value="104.84435" calcext:value-type="float">
            <text:p>104.84435</text:p>
          </table:table-cell>
          <table:table-cell office:value-type="float" office:value="104.26078" calcext:value-type="float">
            <text:p>104.26078</text:p>
          </table:table-cell>
          <table:table-cell office:value-type="float" office:value="102.51805" calcext:value-type="float">
            <text:p>102.51805</text:p>
          </table:table-cell>
          <table:table-cell office:value-type="float" office:value="103.25548" calcext:value-type="float">
            <text:p>103.25548</text:p>
          </table:table-cell>
          <table:table-cell office:value-type="float" office:value="103.02016" calcext:value-type="float">
            <text:p>103.02016</text:p>
          </table:table-cell>
          <table:table-cell office:value-type="float" office:value="102.7427" calcext:value-type="float">
            <text:p>102.7427</text:p>
          </table:table-cell>
          <table:table-cell office:value-type="float" office:value="103.18566" calcext:value-type="float">
            <text:p>103.18566</text:p>
          </table:table-cell>
          <table:table-cell office:value-type="float" office:value="102.56792" calcext:value-type="float">
            <text:p>102.56792</text:p>
          </table:table-cell>
          <table:table-cell office:value-type="float" office:value="102.58387" calcext:value-type="float">
            <text:p>102.58387</text:p>
          </table:table-cell>
          <table:table-cell office:value-type="float" office:value="102.81799" calcext:value-type="float">
            <text:p>102.81799</text:p>
          </table:table-cell>
          <table:table-cell office:value-type="float" office:value="103.21689" calcext:value-type="float">
            <text:p>103.21689</text:p>
          </table:table-cell>
          <table:table-cell office:value-type="float" office:value="102.7591" calcext:value-type="float">
            <text:p>102.7591</text:p>
          </table:table-cell>
          <table:table-cell office:value-type="float" office:value="102.98916" calcext:value-type="float">
            <text:p>102.98916</text:p>
          </table:table-cell>
          <table:table-cell office:value-type="float" office:value="102.61755" calcext:value-type="float">
            <text:p>102.61755</text:p>
          </table:table-cell>
          <table:table-cell office:value-type="float" office:value="105.21272" calcext:value-type="float">
            <text:p>105.21272</text:p>
          </table:table-cell>
          <table:table-cell office:value-type="float" office:value="102.48569" calcext:value-type="float">
            <text:p>102.48569</text:p>
          </table:table-cell>
          <table:table-cell office:value-type="float" office:value="105.4895" calcext:value-type="float">
            <text:p>105.4895</text:p>
          </table:table-cell>
          <table:table-cell office:value-type="float" office:value="102.52303" calcext:value-type="float">
            <text:p>102.52303</text:p>
          </table:table-cell>
          <table:table-cell/>
        </table:table-row>
        <table:table-row table:style-name="ro1">
          <table:table-cell office:value-type="float" office:value="102.13861" calcext:value-type="float">
            <text:p>102.13861</text:p>
          </table:table-cell>
          <table:table-cell office:value-type="float" office:value="102.88948" calcext:value-type="float">
            <text:p>102.88948</text:p>
          </table:table-cell>
          <table:table-cell office:value-type="float" office:value="104.50013" calcext:value-type="float">
            <text:p>104.50013</text:p>
          </table:table-cell>
          <table:table-cell office:value-type="float" office:value="104.21668" calcext:value-type="float">
            <text:p>104.21668</text:p>
          </table:table-cell>
          <table:table-cell office:value-type="float" office:value="102.26526" calcext:value-type="float">
            <text:p>102.26526</text:p>
          </table:table-cell>
          <table:table-cell office:value-type="float" office:value="103.20671" calcext:value-type="float">
            <text:p>103.20671</text:p>
          </table:table-cell>
          <table:table-cell office:value-type="float" office:value="102.86264" calcext:value-type="float">
            <text:p>102.86264</text:p>
          </table:table-cell>
          <table:table-cell office:value-type="float" office:value="102.38552" calcext:value-type="float">
            <text:p>102.38552</text:p>
          </table:table-cell>
          <table:table-cell office:value-type="float" office:value="103.13681" calcext:value-type="float">
            <text:p>103.13681</text:p>
          </table:table-cell>
          <table:table-cell office:value-type="float" office:value="102.39778" calcext:value-type="float">
            <text:p>102.39778</text:p>
          </table:table-cell>
          <table:table-cell office:value-type="float" office:value="102.22622" calcext:value-type="float">
            <text:p>102.22622</text:p>
          </table:table-cell>
          <table:table-cell office:value-type="float" office:value="102.46051" calcext:value-type="float">
            <text:p>102.46051</text:p>
          </table:table-cell>
          <table:table-cell office:value-type="float" office:value="103.05356" calcext:value-type="float">
            <text:p>103.05356</text:p>
          </table:table-cell>
          <table:table-cell office:value-type="float" office:value="102.41085" calcext:value-type="float">
            <text:p>102.41085</text:p>
          </table:table-cell>
          <table:table-cell office:value-type="float" office:value="102.93679" calcext:value-type="float">
            <text:p>102.93679</text:p>
          </table:table-cell>
          <table:table-cell office:value-type="float" office:value="102.45317" calcext:value-type="float">
            <text:p>102.45317</text:p>
          </table:table-cell>
          <table:table-cell office:value-type="float" office:value="104.87507" calcext:value-type="float">
            <text:p>104.87507</text:p>
          </table:table-cell>
          <table:table-cell office:value-type="float" office:value="102.2336" calcext:value-type="float">
            <text:p>102.2336</text:p>
          </table:table-cell>
          <table:table-cell office:value-type="float" office:value="105.1519" calcext:value-type="float">
            <text:p>105.1519</text:p>
          </table:table-cell>
          <table:table-cell office:value-type="float" office:value="102.16212" calcext:value-type="float">
            <text:p>102.16212</text:p>
          </table:table-cell>
          <table:table-cell/>
        </table:table-row>
        <table:table-row table:style-name="ro1">
          <table:table-cell office:value-type="float" office:value="101.7741" calcext:value-type="float">
            <text:p>101.7741</text:p>
          </table:table-cell>
          <table:table-cell office:value-type="float" office:value="102.72826" calcext:value-type="float">
            <text:p>102.72826</text:p>
          </table:table-cell>
          <table:table-cell office:value-type="float" office:value="104.45965" calcext:value-type="float">
            <text:p>104.45965</text:p>
          </table:table-cell>
          <table:table-cell office:value-type="float" office:value="103.87815" calcext:value-type="float">
            <text:p>103.87815</text:p>
          </table:table-cell>
          <table:table-cell office:value-type="float" office:value="102.09134" calcext:value-type="float">
            <text:p>102.09134</text:p>
          </table:table-cell>
          <table:table-cell office:value-type="float" office:value="102.86197" calcext:value-type="float">
            <text:p>102.86197</text:p>
          </table:table-cell>
          <table:table-cell office:value-type="float" office:value="102.6227" calcext:value-type="float">
            <text:p>102.6227</text:p>
          </table:table-cell>
          <table:table-cell office:value-type="float" office:value="102.31706" calcext:value-type="float">
            <text:p>102.31706</text:p>
          </table:table-cell>
          <table:table-cell office:value-type="float" office:value="102.78254" calcext:value-type="float">
            <text:p>102.78254</text:p>
          </table:table-cell>
          <table:table-cell office:value-type="float" office:value="102.14162" calcext:value-type="float">
            <text:p>102.14162</text:p>
          </table:table-cell>
          <table:table-cell office:value-type="float" office:value="102.15724" calcext:value-type="float">
            <text:p>102.15724</text:p>
          </table:table-cell>
          <table:table-cell office:value-type="float" office:value="102.40442" calcext:value-type="float">
            <text:p>102.40442</text:p>
          </table:table-cell>
          <table:table-cell office:value-type="float" office:value="102.81373" calcext:value-type="float">
            <text:p>102.81373</text:p>
          </table:table-cell>
          <table:table-cell office:value-type="float" office:value="102.34549" calcext:value-type="float">
            <text:p>102.34549</text:p>
          </table:table-cell>
          <table:table-cell office:value-type="float" office:value="102.5826" calcext:value-type="float">
            <text:p>102.5826</text:p>
          </table:table-cell>
          <table:table-cell office:value-type="float" office:value="102.19687" calcext:value-type="float">
            <text:p>102.19687</text:p>
          </table:table-cell>
          <table:table-cell office:value-type="float" office:value="104.83792" calcext:value-type="float">
            <text:p>104.83792</text:p>
          </table:table-cell>
          <table:table-cell office:value-type="float" office:value="102.05988" calcext:value-type="float">
            <text:p>102.05988</text:p>
          </table:table-cell>
          <table:table-cell office:value-type="float" office:value="105.10893" calcext:value-type="float">
            <text:p>105.10893</text:p>
          </table:table-cell>
          <table:table-cell office:value-type="float" office:value="102.09321" calcext:value-type="float">
            <text:p>102.09321</text:p>
          </table:table-cell>
          <table:table-cell/>
        </table:table-row>
        <table:table-row table:style-name="ro1">
          <table:table-cell office:value-type="float" office:value="101.70164" calcext:value-type="float">
            <text:p>101.70164</text:p>
          </table:table-cell>
          <table:table-cell office:value-type="float" office:value="102.47564" calcext:value-type="float">
            <text:p>102.47564</text:p>
          </table:table-cell>
          <table:table-cell office:value-type="float" office:value="104.12108" calcext:value-type="float">
            <text:p>104.12108</text:p>
          </table:table-cell>
          <table:table-cell office:value-type="float" office:value="103.83617" calcext:value-type="float">
            <text:p>103.83617</text:p>
          </table:table-cell>
          <table:table-cell office:value-type="float" office:value="102.01875" calcext:value-type="float">
            <text:p>102.01875</text:p>
          </table:table-cell>
          <table:table-cell office:value-type="float" office:value="102.80395" calcext:value-type="float">
            <text:p>102.80395</text:p>
          </table:table-cell>
          <table:table-cell office:value-type="float" office:value="102.44888" calcext:value-type="float">
            <text:p>102.44888</text:p>
          </table:table-cell>
          <table:table-cell office:value-type="float" office:value="101.96944" calcext:value-type="float">
            <text:p>101.96944</text:p>
          </table:table-cell>
          <table:table-cell office:value-type="float" office:value="102.73029" calcext:value-type="float">
            <text:p>102.73029</text:p>
          </table:table-cell>
          <table:table-cell office:value-type="float" office:value="101.97354" calcext:value-type="float">
            <text:p>101.97354</text:p>
          </table:table-cell>
          <table:table-cell office:value-type="float" office:value="101.80183" calcext:value-type="float">
            <text:p>101.80183</text:p>
          </table:table-cell>
          <table:table-cell office:value-type="float" office:value="102.0431" calcext:value-type="float">
            <text:p>102.0431</text:p>
          </table:table-cell>
          <table:table-cell office:value-type="float" office:value="102.65284" calcext:value-type="float">
            <text:p>102.65284</text:p>
          </table:table-cell>
          <table:table-cell office:value-type="float" office:value="101.99387" calcext:value-type="float">
            <text:p>101.99387</text:p>
          </table:table-cell>
          <table:table-cell office:value-type="float" office:value="102.52666" calcext:value-type="float">
            <text:p>102.52666</text:p>
          </table:table-cell>
          <table:table-cell office:value-type="float" office:value="102.02314" calcext:value-type="float">
            <text:p>102.02314</text:p>
          </table:table-cell>
          <table:table-cell office:value-type="float" office:value="104.50291" calcext:value-type="float">
            <text:p>104.50291</text:p>
          </table:table-cell>
          <table:table-cell office:value-type="float" office:value="101.80046" calcext:value-type="float">
            <text:p>101.80046</text:p>
          </table:table-cell>
          <table:table-cell office:value-type="float" office:value="104.77736" calcext:value-type="float">
            <text:p>104.77736</text:p>
          </table:table-cell>
          <table:table-cell office:value-type="float" office:value="101.73226" calcext:value-type="float">
            <text:p>101.73226</text:p>
          </table:table-cell>
          <table:table-cell/>
        </table:table-row>
        <table:table-row table:style-name="ro1">
          <table:table-cell office:value-type="float" office:value="101.52429" calcext:value-type="float">
            <text:p>101.52429</text:p>
          </table:table-cell>
          <table:table-cell office:value-type="float" office:value="102.31469" calcext:value-type="float">
            <text:p>102.31469</text:p>
          </table:table-cell>
          <table:table-cell office:value-type="float" office:value="104.08647" calcext:value-type="float">
            <text:p>104.08647</text:p>
          </table:table-cell>
          <table:table-cell office:value-type="float" office:value="103.4946" calcext:value-type="float">
            <text:p>103.4946</text:p>
          </table:table-cell>
          <table:table-cell office:value-type="float" office:value="101.65724" calcext:value-type="float">
            <text:p>101.65724</text:p>
          </table:table-cell>
          <table:table-cell office:value-type="float" office:value="102.45579" calcext:value-type="float">
            <text:p>102.45579</text:p>
          </table:table-cell>
          <table:table-cell office:value-type="float" office:value="102.19636" calcext:value-type="float">
            <text:p>102.19636</text:p>
          </table:table-cell>
          <table:table-cell office:value-type="float" office:value="101.89731" calcext:value-type="float">
            <text:p>101.89731</text:p>
          </table:table-cell>
          <table:table-cell office:value-type="float" office:value="102.37854" calcext:value-type="float">
            <text:p>102.37854</text:p>
          </table:table-cell>
          <table:table-cell office:value-type="float" office:value="101.70446" calcext:value-type="float">
            <text:p>101.70446</text:p>
          </table:table-cell>
          <table:table-cell office:value-type="float" office:value="101.71997" calcext:value-type="float">
            <text:p>101.71997</text:p>
          </table:table-cell>
          <table:table-cell office:value-type="float" office:value="101.97068" calcext:value-type="float">
            <text:p>101.97068</text:p>
          </table:table-cell>
          <table:table-cell office:value-type="float" office:value="102.40375" calcext:value-type="float">
            <text:p>102.40375</text:p>
          </table:table-cell>
          <table:table-cell office:value-type="float" office:value="101.92496" calcext:value-type="float">
            <text:p>101.92496</text:p>
          </table:table-cell>
          <table:table-cell office:value-type="float" office:value="102.16552" calcext:value-type="float">
            <text:p>102.16552</text:p>
          </table:table-cell>
          <table:table-cell office:value-type="float" office:value="101.75979" calcext:value-type="float">
            <text:p>101.75979</text:p>
          </table:table-cell>
          <table:table-cell office:value-type="float" office:value="104.46252" calcext:value-type="float">
            <text:p>104.46252</text:p>
          </table:table-cell>
          <table:table-cell office:value-type="float" office:value="101.62683" calcext:value-type="float">
            <text:p>101.62683</text:p>
          </table:table-cell>
          <table:table-cell office:value-type="float" office:value="104.73671" calcext:value-type="float">
            <text:p>104.73671</text:p>
          </table:table-cell>
          <table:table-cell office:value-type="float" office:value="101.65984" calcext:value-type="float">
            <text:p>101.65984</text:p>
          </table:table-cell>
          <table:table-cell/>
        </table:table-row>
        <table:table-row table:style-name="ro1">
          <table:table-cell office:value-type="float" office:value="101.25188" calcext:value-type="float">
            <text:p>101.25188</text:p>
          </table:table-cell>
          <table:table-cell office:value-type="float" office:value="102.05475" calcext:value-type="float">
            <text:p>102.05475</text:p>
          </table:table-cell>
          <table:table-cell office:value-type="float" office:value="103.73904" calcext:value-type="float">
            <text:p>103.73904</text:p>
          </table:table-cell>
          <table:table-cell office:value-type="float" office:value="103.44327" calcext:value-type="float">
            <text:p>103.44327</text:p>
          </table:table-cell>
          <table:table-cell office:value-type="float" office:value="101.58117" calcext:value-type="float">
            <text:p>101.58117</text:p>
          </table:table-cell>
          <table:table-cell office:value-type="float" office:value="102.387" calcext:value-type="float">
            <text:p>102.387</text:p>
          </table:table-cell>
          <table:table-cell office:value-type="float" office:value="102.03162" calcext:value-type="float">
            <text:p>102.03162</text:p>
          </table:table-cell>
          <table:table-cell office:value-type="float" office:value="101.53319" calcext:value-type="float">
            <text:p>101.53319</text:p>
          </table:table-cell>
          <table:table-cell office:value-type="float" office:value="102.30984" calcext:value-type="float">
            <text:p>102.30984</text:p>
          </table:table-cell>
          <table:table-cell office:value-type="float" office:value="101.52711" calcext:value-type="float">
            <text:p>101.52711</text:p>
          </table:table-cell>
          <table:table-cell office:value-type="float" office:value="101.35518" calcext:value-type="float">
            <text:p>101.35518</text:p>
          </table:table-cell>
          <table:table-cell office:value-type="float" office:value="101.60945" calcext:value-type="float">
            <text:p>101.60945</text:p>
          </table:table-cell>
          <table:table-cell office:value-type="float" office:value="102.23915" calcext:value-type="float">
            <text:p>102.23915</text:p>
          </table:table-cell>
          <table:table-cell office:value-type="float" office:value="101.56393" calcext:value-type="float">
            <text:p>101.56393</text:p>
          </table:table-cell>
          <table:table-cell office:value-type="float" office:value="102.1003" calcext:value-type="float">
            <text:p>102.1003</text:p>
          </table:table-cell>
          <table:table-cell office:value-type="float" office:value="101.58247" calcext:value-type="float">
            <text:p>101.58247</text:p>
          </table:table-cell>
          <table:table-cell office:value-type="float" office:value="104.12413" calcext:value-type="float">
            <text:p>104.12413</text:p>
          </table:table-cell>
          <table:table-cell office:value-type="float" office:value="101.36376" calcext:value-type="float">
            <text:p>101.36376</text:p>
          </table:table-cell>
          <table:table-cell office:value-type="float" office:value="104.3958" calcext:value-type="float">
            <text:p>104.3958</text:p>
          </table:table-cell>
          <table:table-cell office:value-type="float" office:value="101.29519" calcext:value-type="float">
            <text:p>101.29519</text:p>
          </table:table-cell>
          <table:table-cell/>
        </table:table-row>
        <table:table-row table:style-name="ro1">
          <table:table-cell office:value-type="float" office:value="101.07107" calcext:value-type="float">
            <text:p>101.07107</text:p>
          </table:table-cell>
          <table:table-cell office:value-type="float" office:value="101.88101" calcext:value-type="float">
            <text:p>101.88101</text:p>
          </table:table-cell>
          <table:table-cell office:value-type="float" office:value="103.69738" calcext:value-type="float">
            <text:p>103.69738</text:p>
          </table:table-cell>
          <table:table-cell office:value-type="float" office:value="103.09806" calcext:value-type="float">
            <text:p>103.09806</text:p>
          </table:table-cell>
          <table:table-cell office:value-type="float" office:value="101.21275" calcext:value-type="float">
            <text:p>101.21275</text:p>
          </table:table-cell>
          <table:table-cell office:value-type="float" office:value="102.03861" calcext:value-type="float">
            <text:p>102.03861</text:p>
          </table:table-cell>
          <table:table-cell office:value-type="float" office:value="101.7753" calcext:value-type="float">
            <text:p>101.7753</text:p>
          </table:table-cell>
          <table:table-cell office:value-type="float" office:value="101.45166" calcext:value-type="float">
            <text:p>101.45166</text:p>
          </table:table-cell>
          <table:table-cell office:value-type="float" office:value="101.94888" calcext:value-type="float">
            <text:p>101.94888</text:p>
          </table:table-cell>
          <table:table-cell office:value-type="float" office:value="101.25453" calcext:value-type="float">
            <text:p>101.25453</text:p>
          </table:table-cell>
          <table:table-cell office:value-type="float" office:value="101.26613" calcext:value-type="float">
            <text:p>101.26613</text:p>
          </table:table-cell>
          <table:table-cell office:value-type="float" office:value="101.53326" calcext:value-type="float">
            <text:p>101.53326</text:p>
          </table:table-cell>
          <table:table-cell office:value-type="float" office:value="101.98308" calcext:value-type="float">
            <text:p>101.98308</text:p>
          </table:table-cell>
          <table:table-cell office:value-type="float" office:value="101.48794" calcext:value-type="float">
            <text:p>101.48794</text:p>
          </table:table-cell>
          <table:table-cell office:value-type="float" office:value="101.74478" calcext:value-type="float">
            <text:p>101.74478</text:p>
          </table:table-cell>
          <table:table-cell office:value-type="float" office:value="101.30961" calcext:value-type="float">
            <text:p>101.30961</text:p>
          </table:table-cell>
          <table:table-cell office:value-type="float" office:value="104.07993" calcext:value-type="float">
            <text:p>104.07993</text:p>
          </table:table-cell>
          <table:table-cell office:value-type="float" office:value="101.17369" calcext:value-type="float">
            <text:p>101.17369</text:p>
          </table:table-cell>
          <table:table-cell office:value-type="float" office:value="104.36115" calcext:value-type="float">
            <text:p>104.36115</text:p>
          </table:table-cell>
          <table:table-cell office:value-type="float" office:value="101.21524" calcext:value-type="float">
            <text:p>101.21524</text:p>
          </table:table-cell>
          <table:table-cell/>
        </table:table-row>
        <table:table-row table:style-name="ro1">
          <table:table-cell office:value-type="float" office:value="100.78196" calcext:value-type="float">
            <text:p>100.78196</text:p>
          </table:table-cell>
          <table:table-cell office:value-type="float" office:value="101.62115" calcext:value-type="float">
            <text:p>101.62115</text:p>
          </table:table-cell>
          <table:table-cell office:value-type="float" office:value="103.34673" calcext:value-type="float">
            <text:p>103.34673</text:p>
          </table:table-cell>
          <table:table-cell office:value-type="float" office:value="103.04905" calcext:value-type="float">
            <text:p>103.04905</text:p>
          </table:table-cell>
          <table:table-cell office:value-type="float" office:value="101.1237" calcext:value-type="float">
            <text:p>101.1237</text:p>
          </table:table-cell>
          <table:table-cell office:value-type="float" office:value="101.96606" calcext:value-type="float">
            <text:p>101.96606</text:p>
          </table:table-cell>
          <table:table-cell office:value-type="float" office:value="101.59776" calcext:value-type="float">
            <text:p>101.59776</text:p>
          </table:table-cell>
          <table:table-cell office:value-type="float" office:value="101.08389" calcext:value-type="float">
            <text:p>101.08389</text:p>
          </table:table-cell>
          <table:table-cell office:value-type="float" office:value="101.88005" calcext:value-type="float">
            <text:p>101.88005</text:p>
          </table:table-cell>
          <table:table-cell office:value-type="float" office:value="101.07364" calcext:value-type="float">
            <text:p>101.07364</text:p>
          </table:table-cell>
          <table:table-cell office:value-type="float" office:value="100.89768" calcext:value-type="float">
            <text:p>100.89768</text:p>
          </table:table-cell>
          <table:table-cell office:value-type="float" office:value="101.16844" calcext:value-type="float">
            <text:p>101.16844</text:p>
          </table:table-cell>
          <table:table-cell office:value-type="float" office:value="101.80963" calcext:value-type="float">
            <text:p>101.80963</text:p>
          </table:table-cell>
          <table:table-cell office:value-type="float" office:value="101.12312" calcext:value-type="float">
            <text:p>101.12312</text:p>
          </table:table-cell>
          <table:table-cell office:value-type="float" office:value="101.6724" calcext:value-type="float">
            <text:p>101.6724</text:p>
          </table:table-cell>
          <table:table-cell office:value-type="float" office:value="101.12862" calcext:value-type="float">
            <text:p>101.12862</text:p>
          </table:table-cell>
          <table:table-cell office:value-type="float" office:value="103.73829" calcext:value-type="float">
            <text:p>103.73829</text:p>
          </table:table-cell>
          <table:table-cell office:value-type="float" office:value="100.89787" calcext:value-type="float">
            <text:p>100.89787</text:p>
          </table:table-cell>
          <table:table-cell office:value-type="float" office:value="104.02293" calcext:value-type="float">
            <text:p>104.02293</text:p>
          </table:table-cell>
          <table:table-cell office:value-type="float" office:value="101.02502" calcext:value-type="float">
            <text:p>101.02502</text:p>
          </table:table-cell>
          <table:table-cell/>
        </table:table-row>
        <table:table-row table:style-name="ro1">
          <table:table-cell office:value-type="float" office:value="100.60104" calcext:value-type="float">
            <text:p>100.60104</text:p>
          </table:table-cell>
          <table:table-cell office:value-type="float" office:value="101.44365" calcext:value-type="float">
            <text:p>101.44365</text:p>
          </table:table-cell>
          <table:table-cell office:value-type="float" office:value="103.3015" calcext:value-type="float">
            <text:p>103.3015</text:p>
          </table:table-cell>
          <table:table-cell office:value-type="float" office:value="102.6947" calcext:value-type="float">
            <text:p>102.6947</text:p>
          </table:table-cell>
          <table:table-cell office:value-type="float" office:value="100.75547" calcext:value-type="float">
            <text:p>100.75547</text:p>
          </table:table-cell>
          <table:table-cell office:value-type="float" office:value="101.60484" calcext:value-type="float">
            <text:p>101.60484</text:p>
          </table:table-cell>
          <table:table-cell office:value-type="float" office:value="101.32474" calcext:value-type="float">
            <text:p>101.32474</text:p>
          </table:table-cell>
          <table:table-cell office:value-type="float" office:value="100.99506" calcext:value-type="float">
            <text:p>100.99506</text:p>
          </table:table-cell>
          <table:table-cell office:value-type="float" office:value="101.51562" calcext:value-type="float">
            <text:p>101.51562</text:p>
          </table:table-cell>
          <table:table-cell office:value-type="float" office:value="100.79731" calcext:value-type="float">
            <text:p>100.79731</text:p>
          </table:table-cell>
          <table:table-cell office:value-type="float" office:value="100.79931" calcext:value-type="float">
            <text:p>100.79931</text:p>
          </table:table-cell>
          <table:table-cell office:value-type="float" office:value="101.0793" calcext:value-type="float">
            <text:p>101.0793</text:p>
          </table:table-cell>
          <table:table-cell office:value-type="float" office:value="101.73396" calcext:value-type="float">
            <text:p>101.73396</text:p>
          </table:table-cell>
          <table:table-cell office:value-type="float" office:value="101.03405" calcext:value-type="float">
            <text:p>101.03405</text:p>
          </table:table-cell>
          <table:table-cell office:value-type="float" office:value="101.30783" calcext:value-type="float">
            <text:p>101.30783</text:p>
          </table:table-cell>
          <table:table-cell office:value-type="float" office:value="100.84895" calcext:value-type="float">
            <text:p>100.84895</text:p>
          </table:table-cell>
          <table:table-cell office:value-type="float" office:value="103.69064" calcext:value-type="float">
            <text:p>103.69064</text:p>
          </table:table-cell>
          <table:table-cell office:value-type="float" office:value="100.71705" calcext:value-type="float">
            <text:p>100.71705</text:p>
          </table:table-cell>
          <table:table-cell office:value-type="float" office:value="103.97522" calcext:value-type="float">
            <text:p>103.97522</text:p>
          </table:table-cell>
          <table:table-cell office:value-type="float" office:value="100.74886" calcext:value-type="float">
            <text:p>100.74886</text:p>
          </table:table-cell>
          <table:table-cell/>
        </table:table-row>
        <table:table-row table:style-name="ro1">
          <table:table-cell office:value-type="float" office:value="100.30833" calcext:value-type="float">
            <text:p>100.30833</text:p>
          </table:table-cell>
          <table:table-cell office:value-type="float" office:value="101.16746" calcext:value-type="float">
            <text:p>101.16746</text:p>
          </table:table-cell>
          <table:table-cell office:value-type="float" office:value="102.95657" calcext:value-type="float">
            <text:p>102.95657</text:p>
          </table:table-cell>
          <table:table-cell office:value-type="float" office:value="102.63852" calcext:value-type="float">
            <text:p>102.63852</text:p>
          </table:table-cell>
          <table:table-cell office:value-type="float" office:value="100.65358" calcext:value-type="float">
            <text:p>100.65358</text:p>
          </table:table-cell>
          <table:table-cell office:value-type="float" office:value="101.52852" calcext:value-type="float">
            <text:p>101.52852</text:p>
          </table:table-cell>
          <table:table-cell office:value-type="float" office:value="101.1436" calcext:value-type="float">
            <text:p>101.1436</text:p>
          </table:table-cell>
          <table:table-cell office:value-type="float" office:value="100.62744" calcext:value-type="float">
            <text:p>100.62744</text:p>
          </table:table-cell>
          <table:table-cell office:value-type="float" office:value="101.43969" calcext:value-type="float">
            <text:p>101.43969</text:p>
          </table:table-cell>
          <table:table-cell office:value-type="float" office:value="100.60335" calcext:value-type="float">
            <text:p>100.60335</text:p>
          </table:table-cell>
          <table:table-cell office:value-type="float" office:value="100.4181" calcext:value-type="float">
            <text:p>100.4181</text:p>
          </table:table-cell>
          <table:table-cell office:value-type="float" office:value="100.70154" calcext:value-type="float">
            <text:p>100.70154</text:p>
          </table:table-cell>
          <table:table-cell office:value-type="float" office:value="101.36956" calcext:value-type="float">
            <text:p>101.36956</text:p>
          </table:table-cell>
          <table:table-cell office:value-type="float" office:value="100.66589" calcext:value-type="float">
            <text:p>100.66589</text:p>
          </table:table-cell>
          <table:table-cell office:value-type="float" office:value="101.21883" calcext:value-type="float">
            <text:p>101.21883</text:p>
          </table:table-cell>
          <table:table-cell office:value-type="float" office:value="100.65496" calcext:value-type="float">
            <text:p>100.65496</text:p>
          </table:table-cell>
          <table:table-cell office:value-type="float" office:value="103.34893" calcext:value-type="float">
            <text:p>103.34893</text:p>
          </table:table-cell>
          <table:table-cell office:value-type="float" office:value="100.42814" calcext:value-type="float">
            <text:p>100.42814</text:p>
          </table:table-cell>
          <table:table-cell office:value-type="float" office:value="103.63719" calcext:value-type="float">
            <text:p>103.63719</text:p>
          </table:table-cell>
          <table:table-cell office:value-type="float" office:value="100.55503" calcext:value-type="float">
            <text:p>100.55503</text:p>
          </table:table-cell>
          <table:table-cell/>
        </table:table-row>
        <table:table-row table:style-name="ro1">
          <table:table-cell office:value-type="float" office:value="100.0958" calcext:value-type="float">
            <text:p>100.0958</text:p>
          </table:table-cell>
          <table:table-cell office:value-type="float" office:value="100.97714" calcext:value-type="float">
            <text:p>100.97714</text:p>
          </table:table-cell>
          <table:table-cell office:value-type="float" office:value="102.90437" calcext:value-type="float">
            <text:p>102.90437</text:p>
          </table:table-cell>
          <table:table-cell office:value-type="float" office:value="102.28086" calcext:value-type="float">
            <text:p>102.28086</text:p>
          </table:table-cell>
          <table:table-cell office:value-type="float" office:value="100.2631" calcext:value-type="float">
            <text:p>100.2631</text:p>
          </table:table-cell>
          <table:table-cell office:value-type="float" office:value="101.1638" calcext:value-type="float">
            <text:p>101.1638</text:p>
          </table:table-cell>
          <table:table-cell office:value-type="float" office:value="100.86715" calcext:value-type="float">
            <text:p>100.86715</text:p>
          </table:table-cell>
          <table:table-cell office:value-type="float" office:value="100.52577" calcext:value-type="float">
            <text:p>100.52577</text:p>
          </table:table-cell>
          <table:table-cell office:value-type="float" office:value="101.06572" calcext:value-type="float">
            <text:p>101.06572</text:p>
          </table:table-cell>
          <table:table-cell office:value-type="float" office:value="100.3106" calcext:value-type="float">
            <text:p>100.3106</text:p>
          </table:table-cell>
          <table:table-cell office:value-type="float" office:value="100.31257" calcext:value-type="float">
            <text:p>100.31257</text:p>
          </table:table-cell>
          <table:table-cell office:value-type="float" office:value="100.60878" calcext:value-type="float">
            <text:p>100.60878</text:p>
          </table:table-cell>
          <table:table-cell office:value-type="float" office:value="101.2933" calcext:value-type="float">
            <text:p>101.2933</text:p>
          </table:table-cell>
          <table:table-cell office:value-type="float" office:value="100.5732" calcext:value-type="float">
            <text:p>100.5732</text:p>
          </table:table-cell>
          <table:table-cell office:value-type="float" office:value="100.85068" calcext:value-type="float">
            <text:p>100.85068</text:p>
          </table:table-cell>
          <table:table-cell office:value-type="float" office:value="100.34733" calcext:value-type="float">
            <text:p>100.34733</text:p>
          </table:table-cell>
          <table:table-cell office:value-type="float" office:value="103.30024" calcext:value-type="float">
            <text:p>103.30024</text:p>
          </table:table-cell>
          <table:table-cell office:value-type="float" office:value="100.23431" calcext:value-type="float">
            <text:p>100.23431</text:p>
          </table:table-cell>
          <table:table-cell office:value-type="float" office:value="103.58613" calcext:value-type="float">
            <text:p>103.58613</text:p>
          </table:table-cell>
          <table:table-cell office:value-type="float" office:value="100.26211" calcext:value-type="float">
            <text:p>100.26211</text:p>
          </table:table-cell>
          <table:table-cell/>
        </table:table-row>
        <table:table-row table:style-name="ro1">
          <table:table-cell office:value-type="float" office:value="99.76921" calcext:value-type="float">
            <text:p>99.76921</text:p>
          </table:table-cell>
          <table:table-cell office:value-type="float" office:value="100.69707" calcext:value-type="float">
            <text:p>100.69707</text:p>
          </table:table-cell>
          <table:table-cell office:value-type="float" office:value="102.54673" calcext:value-type="float">
            <text:p>102.54673</text:p>
          </table:table-cell>
          <table:table-cell office:value-type="float" office:value="102.22141" calcext:value-type="float">
            <text:p>102.22141</text:p>
          </table:table-cell>
          <table:table-cell office:value-type="float" office:value="100.13307" calcext:value-type="float">
            <text:p>100.13307</text:p>
          </table:table-cell>
          <table:table-cell office:value-type="float" office:value="101.07475" calcext:value-type="float">
            <text:p>101.07475</text:p>
          </table:table-cell>
          <table:table-cell office:value-type="float" office:value="100.68615" calcext:value-type="float">
            <text:p>100.68615</text:p>
          </table:table-cell>
          <table:table-cell office:value-type="float" office:value="100.14516" calcext:value-type="float">
            <text:p>100.14516</text:p>
          </table:table-cell>
          <table:table-cell office:value-type="float" office:value="100.98619" calcext:value-type="float">
            <text:p>100.98619</text:p>
          </table:table-cell>
          <table:table-cell office:value-type="float" office:value="100.09796" calcext:value-type="float">
            <text:p>100.09796</text:p>
          </table:table-cell>
          <table:table-cell office:value-type="float" office:value="100.09354" calcext:value-type="float">
            <text:p>100.09354</text:p>
          </table:table-cell>
          <table:table-cell office:value-type="float" office:value="100.22754" calcext:value-type="float">
            <text:p>100.22754</text:p>
          </table:table-cell>
          <table:table-cell office:value-type="float" office:value="100.91576" calcext:value-type="float">
            <text:p>100.91576</text:p>
          </table:table-cell>
          <table:table-cell office:value-type="float" office:value="100.19173" calcext:value-type="float">
            <text:p>100.19173</text:p>
          </table:table-cell>
          <table:table-cell office:value-type="float" office:value="100.76177" calcext:value-type="float">
            <text:p>100.76177</text:p>
          </table:table-cell>
          <table:table-cell office:value-type="float" office:value="100.13487" calcext:value-type="float">
            <text:p>100.13487</text:p>
          </table:table-cell>
          <table:table-cell office:value-type="float" office:value="102.95526" calcext:value-type="float">
            <text:p>102.95526</text:p>
          </table:table-cell>
          <table:table-cell office:value-type="float" office:value="99.9079" calcext:value-type="float">
            <text:p>99.9079</text:p>
          </table:table-cell>
          <table:table-cell office:value-type="float" office:value="103.42856" calcext:value-type="float">
            <text:p>103.42856</text:p>
          </table:table-cell>
          <table:table-cell office:value-type="float" office:value="100.04942" calcext:value-type="float">
            <text:p>100.04942</text:p>
          </table:table-cell>
          <table:table-cell/>
        </table:table-row>
        <table:table-row table:style-name="ro1">
          <table:table-cell office:value-type="float" office:value="99.54387" calcext:value-type="float">
            <text:p>99.54387</text:p>
          </table:table-cell>
          <table:table-cell office:value-type="float" office:value="100.50586" calcext:value-type="float">
            <text:p>100.50586</text:p>
          </table:table-cell>
          <table:table-cell office:value-type="float" office:value="102.4944" calcext:value-type="float">
            <text:p>102.4944</text:p>
          </table:table-cell>
          <table:table-cell office:value-type="float" office:value="101.86001" calcext:value-type="float">
            <text:p>101.86001</text:p>
          </table:table-cell>
          <table:table-cell office:value-type="float" office:value="99.72375" calcext:value-type="float">
            <text:p>99.72375</text:p>
          </table:table-cell>
          <table:table-cell office:value-type="float" office:value="100.69712" calcext:value-type="float">
            <text:p>100.69712</text:p>
          </table:table-cell>
          <table:table-cell office:value-type="float" office:value="100.39709" calcext:value-type="float">
            <text:p>100.39709</text:p>
          </table:table-cell>
          <table:table-cell office:value-type="float" office:value="100.01196" calcext:value-type="float">
            <text:p>100.01196</text:p>
          </table:table-cell>
          <table:table-cell office:value-type="float" office:value="100.6052" calcext:value-type="float">
            <text:p>100.6052</text:p>
          </table:table-cell>
          <table:table-cell office:value-type="float" office:value="99.77136" calcext:value-type="float">
            <text:p>99.77136</text:p>
          </table:table-cell>
          <table:table-cell office:value-type="float" office:value="99.76339" calcext:value-type="float">
            <text:p>99.76339</text:p>
          </table:table-cell>
          <table:table-cell office:value-type="float" office:value="100.10676" calcext:value-type="float">
            <text:p>100.10676</text:p>
          </table:table-cell>
          <table:table-cell office:value-type="float" office:value="100.82295" calcext:value-type="float">
            <text:p>100.82295</text:p>
          </table:table-cell>
          <table:table-cell office:value-type="float" office:value="100.08023" calcext:value-type="float">
            <text:p>100.08023</text:p>
          </table:table-cell>
          <table:table-cell office:value-type="float" office:value="100.38073" calcext:value-type="float">
            <text:p>100.38073</text:p>
          </table:table-cell>
          <table:table-cell office:value-type="float" office:value="99.80832" calcext:value-type="float">
            <text:p>99.80832</text:p>
          </table:table-cell>
          <table:table-cell office:value-type="float" office:value="102.89685" calcext:value-type="float">
            <text:p>102.89685</text:p>
          </table:table-cell>
          <table:table-cell office:value-type="float" office:value="99.69556" calcext:value-type="float">
            <text:p>99.69556</text:p>
          </table:table-cell>
          <table:table-cell office:value-type="float" office:value="103.19574" calcext:value-type="float">
            <text:p>103.19574</text:p>
          </table:table-cell>
          <table:table-cell office:value-type="float" office:value="99.72255" calcext:value-type="float">
            <text:p>99.72255</text:p>
          </table:table-cell>
          <table:table-cell/>
        </table:table-row>
        <table:table-row table:style-name="ro1">
          <table:table-cell office:value-type="float" office:value="99.21878" calcext:value-type="float">
            <text:p>99.21878</text:p>
          </table:table-cell>
          <table:table-cell office:value-type="float" office:value="100.20333" calcext:value-type="float">
            <text:p>100.20333</text:p>
          </table:table-cell>
          <table:table-cell office:value-type="float" office:value="102.13308" calcext:value-type="float">
            <text:p>102.13308</text:p>
          </table:table-cell>
          <table:table-cell office:value-type="float" office:value="101.78738" calcext:value-type="float">
            <text:p>101.78738</text:p>
          </table:table-cell>
          <table:table-cell office:value-type="float" office:value="99.57245" calcext:value-type="float">
            <text:p>99.57245</text:p>
          </table:table-cell>
          <table:table-cell office:value-type="float" office:value="100.59493" calcext:value-type="float">
            <text:p>100.59493</text:p>
          </table:table-cell>
          <table:table-cell office:value-type="float" office:value="100.20323" calcext:value-type="float">
            <text:p>100.20323</text:p>
          </table:table-cell>
          <table:table-cell office:value-type="float" office:value="99.60318" calcext:value-type="float">
            <text:p>99.60318</text:p>
          </table:table-cell>
          <table:table-cell office:value-type="float" office:value="100.50334" calcext:value-type="float">
            <text:p>100.50334</text:p>
          </table:table-cell>
          <table:table-cell office:value-type="float" office:value="99.54892" calcext:value-type="float">
            <text:p>99.54892</text:p>
          </table:table-cell>
          <table:table-cell office:value-type="float" office:value="99.54682" calcext:value-type="float">
            <text:p>99.54682</text:p>
          </table:table-cell>
          <table:table-cell office:value-type="float" office:value="99.69716" calcext:value-type="float">
            <text:p>99.69716</text:p>
          </table:table-cell>
          <table:table-cell office:value-type="float" office:value="100.44528" calcext:value-type="float">
            <text:p>100.44528</text:p>
          </table:table-cell>
          <table:table-cell office:value-type="float" office:value="99.67079" calcext:value-type="float">
            <text:p>99.67079</text:p>
          </table:table-cell>
          <table:table-cell office:value-type="float" office:value="100.27512" calcext:value-type="float">
            <text:p>100.27512</text:p>
          </table:table-cell>
          <table:table-cell office:value-type="float" office:value="99.58278" calcext:value-type="float">
            <text:p>99.58278</text:p>
          </table:table-cell>
          <table:table-cell office:value-type="float" office:value="102.54847" calcext:value-type="float">
            <text:p>102.54847</text:p>
          </table:table-cell>
          <table:table-cell office:value-type="float" office:value="99.3653" calcext:value-type="float">
            <text:p>99.3653</text:p>
          </table:table-cell>
          <table:table-cell office:value-type="float" office:value="103.02892" calcext:value-type="float">
            <text:p>103.02892</text:p>
          </table:table-cell>
          <table:table-cell office:value-type="float" office:value="99.50607" calcext:value-type="float">
            <text:p>99.50607</text:p>
          </table:table-cell>
          <table:table-cell/>
        </table:table-row>
        <table:table-row table:style-name="ro1">
          <table:table-cell office:value-type="float" office:value="98.99334" calcext:value-type="float">
            <text:p>98.99334</text:p>
          </table:table-cell>
          <table:table-cell office:value-type="float" office:value="99.98105" calcext:value-type="float">
            <text:p>99.98105</text:p>
          </table:table-cell>
          <table:table-cell office:value-type="float" office:value="102.06395" calcext:value-type="float">
            <text:p>102.06395</text:p>
          </table:table-cell>
          <table:table-cell office:value-type="float" office:value="101.42227" calcext:value-type="float">
            <text:p>101.42227</text:p>
          </table:table-cell>
          <table:table-cell office:value-type="float" office:value="99.16899" calcext:value-type="float">
            <text:p>99.16899</text:p>
          </table:table-cell>
          <table:table-cell office:value-type="float" office:value="100.21328" calcext:value-type="float">
            <text:p>100.21328</text:p>
          </table:table-cell>
          <table:table-cell office:value-type="float" office:value="99.87612" calcext:value-type="float">
            <text:p>99.87612</text:p>
          </table:table-cell>
          <table:table-cell office:value-type="float" office:value="99.46045" calcext:value-type="float">
            <text:p>99.46045</text:p>
          </table:table-cell>
          <table:table-cell office:value-type="float" office:value="100.12193" calcext:value-type="float">
            <text:p>100.12193</text:p>
          </table:table-cell>
          <table:table-cell office:value-type="float" office:value="99.21467" calcext:value-type="float">
            <text:p>99.21467</text:p>
          </table:table-cell>
          <table:table-cell office:value-type="float" office:value="99.21281" calcext:value-type="float">
            <text:p>99.21281</text:p>
          </table:table-cell>
          <table:table-cell office:value-type="float" office:value="99.55357" calcext:value-type="float">
            <text:p>99.55357</text:p>
          </table:table-cell>
          <table:table-cell office:value-type="float" office:value="100.33961" calcext:value-type="float">
            <text:p>100.33961</text:p>
          </table:table-cell>
          <table:table-cell office:value-type="float" office:value="99.53127" calcext:value-type="float">
            <text:p>99.53127</text:p>
          </table:table-cell>
          <table:table-cell office:value-type="float" office:value="99.86899" calcext:value-type="float">
            <text:p>99.86899</text:p>
          </table:table-cell>
          <table:table-cell office:value-type="float" office:value="99.2486" calcext:value-type="float">
            <text:p>99.2486</text:p>
          </table:table-cell>
          <table:table-cell office:value-type="float" office:value="102.48313" calcext:value-type="float">
            <text:p>102.48313</text:p>
          </table:table-cell>
          <table:table-cell office:value-type="float" office:value="99.14009" calcext:value-type="float">
            <text:p>99.14009</text:p>
          </table:table-cell>
          <table:table-cell office:value-type="float" office:value="102.78883" calcext:value-type="float">
            <text:p>102.78883</text:p>
          </table:table-cell>
          <table:table-cell office:value-type="float" office:value="99.17457" calcext:value-type="float">
            <text:p>99.17457</text:p>
          </table:table-cell>
          <table:table-cell/>
        </table:table-row>
        <table:table-row table:style-name="ro1">
          <table:table-cell office:value-type="float" office:value="98.65544" calcext:value-type="float">
            <text:p>98.65544</text:p>
          </table:table-cell>
          <table:table-cell office:value-type="float" office:value="99.65407" calcext:value-type="float">
            <text:p>99.65407</text:p>
          </table:table-cell>
          <table:table-cell office:value-type="float" office:value="101.71122" calcext:value-type="float">
            <text:p>101.71122</text:p>
          </table:table-cell>
          <table:table-cell office:value-type="float" office:value="101.34619" calcext:value-type="float">
            <text:p>101.34619</text:p>
          </table:table-cell>
          <table:table-cell office:value-type="float" office:value="99.02165" calcext:value-type="float">
            <text:p>99.02165</text:p>
          </table:table-cell>
          <table:table-cell office:value-type="float" office:value="100.09221" calcext:value-type="float">
            <text:p>100.09221</text:p>
          </table:table-cell>
          <table:table-cell office:value-type="float" office:value="99.66303" calcext:value-type="float">
            <text:p>99.66303</text:p>
          </table:table-cell>
          <table:table-cell office:value-type="float" office:value="99.05741" calcext:value-type="float">
            <text:p>99.05741</text:p>
          </table:table-cell>
          <table:table-cell office:value-type="float" office:value="99.98231" calcext:value-type="float">
            <text:p>99.98231</text:p>
          </table:table-cell>
          <table:table-cell office:value-type="float" office:value="98.98872" calcext:value-type="float">
            <text:p>98.98872</text:p>
          </table:table-cell>
          <table:table-cell office:value-type="float" office:value="98.98706" calcext:value-type="float">
            <text:p>98.98706</text:p>
          </table:table-cell>
          <table:table-cell office:value-type="float" office:value="99.1404" calcext:value-type="float">
            <text:p>99.1404</text:p>
          </table:table-cell>
          <table:table-cell office:value-type="float" office:value="99.92996" calcext:value-type="float">
            <text:p>99.92996</text:p>
          </table:table-cell>
          <table:table-cell office:value-type="float" office:value="99.11794" calcext:value-type="float">
            <text:p>99.11794</text:p>
          </table:table-cell>
          <table:table-cell office:value-type="float" office:value="99.72622" calcext:value-type="float">
            <text:p>99.72622</text:p>
          </table:table-cell>
          <table:table-cell office:value-type="float" office:value="99.03242" calcext:value-type="float">
            <text:p>99.03242</text:p>
          </table:table-cell>
          <table:table-cell office:value-type="float" office:value="102.1345" calcext:value-type="float">
            <text:p>102.1345</text:p>
          </table:table-cell>
          <table:table-cell office:value-type="float" office:value="98.80322" calcext:value-type="float">
            <text:p>98.80322</text:p>
          </table:table-cell>
          <table:table-cell office:value-type="float" office:value="102.62744" calcext:value-type="float">
            <text:p>102.62744</text:p>
          </table:table-cell>
          <table:table-cell office:value-type="float" office:value="98.94525" calcext:value-type="float">
            <text:p>98.94525</text:p>
          </table:table-cell>
          <table:table-cell/>
        </table:table-row>
        <table:table-row table:style-name="ro1">
          <table:table-cell office:value-type="float" office:value="98.43579" calcext:value-type="float">
            <text:p>98.43579</text:p>
          </table:table-cell>
          <table:table-cell office:value-type="float" office:value="99.43768" calcext:value-type="float">
            <text:p>99.43768</text:p>
          </table:table-cell>
          <table:table-cell office:value-type="float" office:value="101.63848" calcext:value-type="float">
            <text:p>101.63848</text:p>
          </table:table-cell>
          <table:table-cell office:value-type="float" office:value="100.97182" calcext:value-type="float">
            <text:p>100.97182</text:p>
          </table:table-cell>
          <table:table-cell office:value-type="float" office:value="98.60514" calcext:value-type="float">
            <text:p>98.60514</text:p>
          </table:table-cell>
          <table:table-cell office:value-type="float" office:value="99.69176" calcext:value-type="float">
            <text:p>99.69176</text:p>
          </table:table-cell>
          <table:table-cell office:value-type="float" office:value="99.33231" calcext:value-type="float">
            <text:p>99.33231</text:p>
          </table:table-cell>
          <table:table-cell office:value-type="float" office:value="98.91115" calcext:value-type="float">
            <text:p>98.91115</text:p>
          </table:table-cell>
          <table:table-cell office:value-type="float" office:value="99.58242" calcext:value-type="float">
            <text:p>99.58242</text:p>
          </table:table-cell>
          <table:table-cell office:value-type="float" office:value="98.66045" calcext:value-type="float">
            <text:p>98.66045</text:p>
          </table:table-cell>
          <table:table-cell office:value-type="float" office:value="98.64959" calcext:value-type="float">
            <text:p>98.64959</text:p>
          </table:table-cell>
          <table:table-cell office:value-type="float" office:value="99.00278" calcext:value-type="float">
            <text:p>99.00278</text:p>
          </table:table-cell>
          <table:table-cell office:value-type="float" office:value="99.79048" calcext:value-type="float">
            <text:p>99.79048</text:p>
          </table:table-cell>
          <table:table-cell office:value-type="float" office:value="98.98059" calcext:value-type="float">
            <text:p>98.98059</text:p>
          </table:table-cell>
          <table:table-cell office:value-type="float" office:value="99.32584" calcext:value-type="float">
            <text:p>99.32584</text:p>
          </table:table-cell>
          <table:table-cell office:value-type="float" office:value="98.69493" calcext:value-type="float">
            <text:p>98.69493</text:p>
          </table:table-cell>
          <table:table-cell office:value-type="float" office:value="102.06519" calcext:value-type="float">
            <text:p>102.06519</text:p>
          </table:table-cell>
          <table:table-cell office:value-type="float" office:value="98.58663" calcext:value-type="float">
            <text:p>98.58663</text:p>
          </table:table-cell>
          <table:table-cell office:value-type="float" office:value="102.37455" calcext:value-type="float">
            <text:p>102.37455</text:p>
          </table:table-cell>
          <table:table-cell office:value-type="float" office:value="98.60785" calcext:value-type="float">
            <text:p>98.60785</text:p>
          </table:table-cell>
          <table:table-cell/>
        </table:table-row>
        <table:table-row table:style-name="ro1">
          <table:table-cell office:value-type="float" office:value="98.09438" calcext:value-type="float">
            <text:p>98.09438</text:p>
          </table:table-cell>
          <table:table-cell office:value-type="float" office:value="99.0247" calcext:value-type="float">
            <text:p>99.0247</text:p>
          </table:table-cell>
          <table:table-cell office:value-type="float" office:value="101.26945" calcext:value-type="float">
            <text:p>101.26945</text:p>
          </table:table-cell>
          <table:table-cell office:value-type="float" office:value="100.87881" calcext:value-type="float">
            <text:p>100.87881</text:p>
          </table:table-cell>
          <table:table-cell office:value-type="float" office:value="98.46084" calcext:value-type="float">
            <text:p>98.46084</text:p>
          </table:table-cell>
          <table:table-cell office:value-type="float" office:value="99.54844" calcext:value-type="float">
            <text:p>99.54844</text:p>
          </table:table-cell>
          <table:table-cell office:value-type="float" office:value="99.10629" calcext:value-type="float">
            <text:p>99.10629</text:p>
          </table:table-cell>
          <table:table-cell office:value-type="float" office:value="98.49506" calcext:value-type="float">
            <text:p>98.49506</text:p>
          </table:table-cell>
          <table:table-cell office:value-type="float" office:value="99.43954" calcext:value-type="float">
            <text:p>99.43954</text:p>
          </table:table-cell>
          <table:table-cell office:value-type="float" office:value="98.42741" calcext:value-type="float">
            <text:p>98.42741</text:p>
          </table:table-cell>
          <table:table-cell office:value-type="float" office:value="98.42975" calcext:value-type="float">
            <text:p>98.42975</text:p>
          </table:table-cell>
          <table:table-cell office:value-type="float" office:value="98.58941" calcext:value-type="float">
            <text:p>98.58941</text:p>
          </table:table-cell>
          <table:table-cell office:value-type="float" office:value="99.3776" calcext:value-type="float">
            <text:p>99.3776</text:p>
          </table:table-cell>
          <table:table-cell office:value-type="float" office:value="98.56366" calcext:value-type="float">
            <text:p>98.56366</text:p>
          </table:table-cell>
          <table:table-cell office:value-type="float" office:value="99.17945" calcext:value-type="float">
            <text:p>99.17945</text:p>
          </table:table-cell>
          <table:table-cell office:value-type="float" office:value="98.46552" calcext:value-type="float">
            <text:p>98.46552</text:p>
          </table:table-cell>
          <table:table-cell office:value-type="float" office:value="101.71246" calcext:value-type="float">
            <text:p>101.71246</text:p>
          </table:table-cell>
          <table:table-cell office:value-type="float" office:value="98.24623" calcext:value-type="float">
            <text:p>98.24623</text:p>
          </table:table-cell>
          <table:table-cell office:value-type="float" office:value="102.2005" calcext:value-type="float">
            <text:p>102.2005</text:p>
          </table:table-cell>
          <table:table-cell office:value-type="float" office:value="98.38779" calcext:value-type="float">
            <text:p>98.38779</text:p>
          </table:table-cell>
          <table:table-cell/>
        </table:table-row>
        <table:table-row table:style-name="ro1">
          <table:table-cell office:value-type="float" office:value="97.86177" calcext:value-type="float">
            <text:p>97.86177</text:p>
          </table:table-cell>
          <table:table-cell office:value-type="float" office:value="98.87769" calcext:value-type="float">
            <text:p>98.87769</text:p>
          </table:table-cell>
          <table:table-cell office:value-type="float" office:value="101.18392" calcext:value-type="float">
            <text:p>101.18392</text:p>
          </table:table-cell>
          <table:table-cell office:value-type="float" office:value="100.51032" calcext:value-type="float">
            <text:p>100.51032</text:p>
          </table:table-cell>
          <table:table-cell office:value-type="float" office:value="98.04411" calcext:value-type="float">
            <text:p>98.04411</text:p>
          </table:table-cell>
          <table:table-cell office:value-type="float" office:value="99.13517" calcext:value-type="float">
            <text:p>99.13517</text:p>
          </table:table-cell>
          <table:table-cell office:value-type="float" office:value="98.77808" calcext:value-type="float">
            <text:p>98.77808</text:p>
          </table:table-cell>
          <table:table-cell office:value-type="float" office:value="98.34513" calcext:value-type="float">
            <text:p>98.34513</text:p>
          </table:table-cell>
          <table:table-cell office:value-type="float" office:value="99.02654" calcext:value-type="float">
            <text:p>99.02654</text:p>
          </table:table-cell>
          <table:table-cell office:value-type="float" office:value="98.08608" calcext:value-type="float">
            <text:p>98.08608</text:p>
          </table:table-cell>
          <table:table-cell office:value-type="float" office:value="98.0851" calcext:value-type="float">
            <text:p>98.0851</text:p>
          </table:table-cell>
          <table:table-cell office:value-type="float" office:value="98.43553" calcext:value-type="float">
            <text:p>98.43553</text:p>
          </table:table-cell>
          <table:table-cell office:value-type="float" office:value="99.24379" calcext:value-type="float">
            <text:p>99.24379</text:p>
          </table:table-cell>
          <table:table-cell office:value-type="float" office:value="98.41356" calcext:value-type="float">
            <text:p>98.41356</text:p>
          </table:table-cell>
          <table:table-cell office:value-type="float" office:value="98.76612" calcext:value-type="float">
            <text:p>98.76612</text:p>
          </table:table-cell>
          <table:table-cell office:value-type="float" office:value="98.12086" calcext:value-type="float">
            <text:p>98.12086</text:p>
          </table:table-cell>
          <table:table-cell office:value-type="float" office:value="101.62703" calcext:value-type="float">
            <text:p>101.62703</text:p>
          </table:table-cell>
          <table:table-cell office:value-type="float" office:value="98.01374" calcext:value-type="float">
            <text:p>98.01374</text:p>
          </table:table-cell>
          <table:table-cell office:value-type="float" office:value="101.95345" calcext:value-type="float">
            <text:p>101.95345</text:p>
          </table:table-cell>
          <table:table-cell office:value-type="float" office:value="98.04674" calcext:value-type="float">
            <text:p>98.04674</text:p>
          </table:table-cell>
          <table:table-cell/>
        </table:table-row>
        <table:table-row table:style-name="ro1">
          <table:table-cell office:value-type="float" office:value="97.51326" calcext:value-type="float">
            <text:p>97.51326</text:p>
          </table:table-cell>
          <table:table-cell office:value-type="float" office:value="98.47036" calcext:value-type="float">
            <text:p>98.47036</text:p>
          </table:table-cell>
          <table:table-cell office:value-type="float" office:value="100.81513" calcext:value-type="float">
            <text:p>100.81513</text:p>
          </table:table-cell>
          <table:table-cell office:value-type="float" office:value="100.51032" calcext:value-type="float">
            <text:p>100.51032</text:p>
          </table:table-cell>
          <table:table-cell office:value-type="float" office:value="97.88681" calcext:value-type="float">
            <text:p>97.88681</text:p>
          </table:table-cell>
          <table:table-cell office:value-type="float" office:value="98.98826" calcext:value-type="float">
            <text:p>98.98826</text:p>
          </table:table-cell>
          <table:table-cell office:value-type="float" office:value="98.55196" calcext:value-type="float">
            <text:p>98.55196</text:p>
          </table:table-cell>
          <table:table-cell office:value-type="float" office:value="97.93488" calcext:value-type="float">
            <text:p>97.93488</text:p>
          </table:table-cell>
          <table:table-cell office:value-type="float" office:value="98.87984" calcext:value-type="float">
            <text:p>98.87984</text:p>
          </table:table-cell>
          <table:table-cell office:value-type="float" office:value="97.85291" calcext:value-type="float">
            <text:p>97.85291</text:p>
          </table:table-cell>
          <table:table-cell office:value-type="float" office:value="97.86183" calcext:value-type="float">
            <text:p>97.86183</text:p>
          </table:table-cell>
          <table:table-cell office:value-type="float" office:value="98.0284" calcext:value-type="float">
            <text:p>98.0284</text:p>
          </table:table-cell>
          <table:table-cell office:value-type="float" office:value="98.8272" calcext:value-type="float">
            <text:p>98.8272</text:p>
          </table:table-cell>
          <table:table-cell office:value-type="float" office:value="98.00674" calcext:value-type="float">
            <text:p>98.00674</text:p>
          </table:table-cell>
          <table:table-cell office:value-type="float" office:value="98.62178" calcext:value-type="float">
            <text:p>98.62178</text:p>
          </table:table-cell>
          <table:table-cell office:value-type="float" office:value="97.8969" calcext:value-type="float">
            <text:p>97.8969</text:p>
          </table:table-cell>
          <table:table-cell office:value-type="float" office:value="101.27135" calcext:value-type="float">
            <text:p>101.27135</text:p>
          </table:table-cell>
          <table:table-cell office:value-type="float" office:value="97.66968" calcext:value-type="float">
            <text:p>97.66968</text:p>
          </table:table-cell>
          <table:table-cell office:value-type="float" office:value="101.77551" calcext:value-type="float">
            <text:p>101.77551</text:p>
          </table:table-cell>
          <table:table-cell office:value-type="float" office:value="97.81383" calcext:value-type="float">
            <text:p>97.81383</text:p>
          </table:table-cell>
          <table:table-cell/>
        </table:table-row>
        <table:table-row table:style-name="ro1">
          <table:table-cell office:value-type="float" office:value="97.27702" calcext:value-type="float">
            <text:p>97.27702</text:p>
          </table:table-cell>
          <table:table-cell office:value-type="float" office:value="98.47036" calcext:value-type="float">
            <text:p>98.47036</text:p>
          </table:table-cell>
          <table:table-cell office:value-type="float" office:value="100.72249" calcext:value-type="float">
            <text:p>100.72249</text:p>
          </table:table-cell>
          <table:table-cell office:value-type="float" office:value="100.40787" calcext:value-type="float">
            <text:p>100.40787</text:p>
          </table:table-cell>
          <table:table-cell office:value-type="float" office:value="97.46313" calcext:value-type="float">
            <text:p>97.46313</text:p>
          </table:table-cell>
          <table:table-cell office:value-type="float" office:value="98.58417" calcext:value-type="float">
            <text:p>98.58417</text:p>
          </table:table-cell>
          <table:table-cell office:value-type="float" office:value="98.2107" calcext:value-type="float">
            <text:p>98.2107</text:p>
          </table:table-cell>
          <table:table-cell office:value-type="float" office:value="97.77783" calcext:value-type="float">
            <text:p>97.77783</text:p>
          </table:table-cell>
          <table:table-cell office:value-type="float" office:value="98.47282" calcext:value-type="float">
            <text:p>98.47282</text:p>
          </table:table-cell>
          <table:table-cell office:value-type="float" office:value="97.50823" calcext:value-type="float">
            <text:p>97.50823</text:p>
          </table:table-cell>
          <table:table-cell office:value-type="float" office:value="97.50302" calcext:value-type="float">
            <text:p>97.50302</text:p>
          </table:table-cell>
          <table:table-cell office:value-type="float" office:value="97.87071" calcext:value-type="float">
            <text:p>97.87071</text:p>
          </table:table-cell>
          <table:table-cell office:value-type="float" office:value="98.67708" calcext:value-type="float">
            <text:p>98.67708</text:p>
          </table:table-cell>
          <table:table-cell office:value-type="float" office:value="97.84901" calcext:value-type="float">
            <text:p>97.84901</text:p>
          </table:table-cell>
          <table:table-cell office:value-type="float" office:value="98.20461" calcext:value-type="float">
            <text:p>98.20461</text:p>
          </table:table-cell>
          <table:table-cell office:value-type="float" office:value="97.54851" calcext:value-type="float">
            <text:p>97.54851</text:p>
          </table:table-cell>
          <table:table-cell office:value-type="float" office:value="101.18565" calcext:value-type="float">
            <text:p>101.18565</text:p>
          </table:table-cell>
          <table:table-cell office:value-type="float" office:value="97.43694" calcext:value-type="float">
            <text:p>97.43694</text:p>
          </table:table-cell>
          <table:table-cell office:value-type="float" office:value="101.50611" calcext:value-type="float">
            <text:p>101.50611</text:p>
          </table:table-cell>
          <table:table-cell office:value-type="float" office:value="97.46594" calcext:value-type="float">
            <text:p>97.46594</text:p>
          </table:table-cell>
          <table:table-cell/>
        </table:table-row>
        <table:table-row table:style-name="ro1">
          <table:table-cell office:value-type="float" office:value="96.92547" calcext:value-type="float">
            <text:p>96.92547</text:p>
          </table:table-cell>
          <table:table-cell office:value-type="float" office:value="98.31641" calcext:value-type="float">
            <text:p>98.31641</text:p>
          </table:table-cell>
          <table:table-cell office:value-type="float" office:value="100.34395" calcext:value-type="float">
            <text:p>100.34395</text:p>
          </table:table-cell>
          <table:table-cell office:value-type="float" office:value="100.0166" calcext:value-type="float">
            <text:p>100.0166</text:p>
          </table:table-cell>
          <table:table-cell office:value-type="float" office:value="97.30205" calcext:value-type="float">
            <text:p>97.30205</text:p>
          </table:table-cell>
          <table:table-cell office:value-type="float" office:value="98.42995" calcext:value-type="float">
            <text:p>98.42995</text:p>
          </table:table-cell>
          <table:table-cell office:value-type="float" office:value="97.98704" calcext:value-type="float">
            <text:p>97.98704</text:p>
          </table:table-cell>
          <table:table-cell office:value-type="float" office:value="97.35799" calcext:value-type="float">
            <text:p>97.35799</text:p>
          </table:table-cell>
          <table:table-cell office:value-type="float" office:value="98.31893" calcext:value-type="float">
            <text:p>98.31893</text:p>
          </table:table-cell>
          <table:table-cell office:value-type="float" office:value="97.27144" calcext:value-type="float">
            <text:p>97.27144</text:p>
          </table:table-cell>
          <table:table-cell office:value-type="float" office:value="97.27625" calcext:value-type="float">
            <text:p>97.27625</text:p>
          </table:table-cell>
          <table:table-cell office:value-type="float" office:value="97.45033" calcext:value-type="float">
            <text:p>97.45033</text:p>
          </table:table-cell>
          <table:table-cell office:value-type="float" office:value="98.26978" calcext:value-type="float">
            <text:p>98.26978</text:p>
          </table:table-cell>
          <table:table-cell office:value-type="float" office:value="97.42876" calcext:value-type="float">
            <text:p>97.42876</text:p>
          </table:table-cell>
          <table:table-cell office:value-type="float" office:value="98.05086" calcext:value-type="float">
            <text:p>98.05086</text:p>
          </table:table-cell>
          <table:table-cell office:value-type="float" office:value="97.31184" calcext:value-type="float">
            <text:p>97.31184</text:p>
          </table:table-cell>
          <table:table-cell office:value-type="float" office:value="100.81712" calcext:value-type="float">
            <text:p>100.81712</text:p>
          </table:table-cell>
          <table:table-cell office:value-type="float" office:value="97.08941" calcext:value-type="float">
            <text:p>97.08941</text:p>
          </table:table-cell>
          <table:table-cell office:value-type="float" office:value="101.32492" calcext:value-type="float">
            <text:p>101.32492</text:p>
          </table:table-cell>
          <table:table-cell office:value-type="float" office:value="97.22985" calcext:value-type="float">
            <text:p>97.22985</text:p>
          </table:table-cell>
          <table:table-cell/>
        </table:table-row>
        <table:table-row table:style-name="ro1">
          <table:table-cell office:value-type="float" office:value="96.68967" calcext:value-type="float">
            <text:p>96.68967</text:p>
          </table:table-cell>
          <table:table-cell office:value-type="float" office:value="97.9003" calcext:value-type="float">
            <text:p>97.9003</text:p>
          </table:table-cell>
          <table:table-cell office:value-type="float" office:value="100.22915" calcext:value-type="float">
            <text:p>100.22915</text:p>
          </table:table-cell>
          <table:table-cell office:value-type="float" office:value="99.87321" calcext:value-type="float">
            <text:p>99.87321</text:p>
          </table:table-cell>
          <table:table-cell office:value-type="float" office:value="96.87845" calcext:value-type="float">
            <text:p>96.87845</text:p>
          </table:table-cell>
          <table:table-cell office:value-type="float" office:value="98.01314" calcext:value-type="float">
            <text:p>98.01314</text:p>
          </table:table-cell>
          <table:table-cell office:value-type="float" office:value="97.64214" calcext:value-type="float">
            <text:p>97.64214</text:p>
          </table:table-cell>
          <table:table-cell office:value-type="float" office:value="97.19331" calcext:value-type="float">
            <text:p>97.19331</text:p>
          </table:table-cell>
          <table:table-cell office:value-type="float" office:value="97.90261" calcext:value-type="float">
            <text:p>97.90261</text:p>
          </table:table-cell>
          <table:table-cell office:value-type="float" office:value="96.91998" calcext:value-type="float">
            <text:p>96.91998</text:p>
          </table:table-cell>
          <table:table-cell office:value-type="float" office:value="96.85221" calcext:value-type="float">
            <text:p>96.85221</text:p>
          </table:table-cell>
          <table:table-cell office:value-type="float" office:value="97.2895" calcext:value-type="float">
            <text:p>97.2895</text:p>
          </table:table-cell>
          <table:table-cell office:value-type="float" office:value="98.11282" calcext:value-type="float">
            <text:p>98.11282</text:p>
          </table:table-cell>
          <table:table-cell office:value-type="float" office:value="97.26824" calcext:value-type="float">
            <text:p>97.26824</text:p>
          </table:table-cell>
          <table:table-cell office:value-type="float" office:value="97.6306" calcext:value-type="float">
            <text:p>97.6306</text:p>
          </table:table-cell>
          <table:table-cell office:value-type="float" office:value="96.95975" calcext:value-type="float">
            <text:p>96.95975</text:p>
          </table:table-cell>
          <table:table-cell office:value-type="float" office:value="100.71482" calcext:value-type="float">
            <text:p>100.71482</text:p>
          </table:table-cell>
          <table:table-cell office:value-type="float" office:value="96.84981" calcext:value-type="float">
            <text:p>96.84981</text:p>
          </table:table-cell>
          <table:table-cell office:value-type="float" office:value="101.05761" calcext:value-type="float">
            <text:p>101.05761</text:p>
          </table:table-cell>
          <table:table-cell office:value-type="float" office:value="96.80655" calcext:value-type="float">
            <text:p>96.80655</text:p>
          </table:table-cell>
          <table:table-cell/>
        </table:table-row>
        <table:table-row table:style-name="ro1">
          <table:table-cell office:value-type="float" office:value="96.26293" calcext:value-type="float">
            <text:p>96.26293</text:p>
          </table:table-cell>
          <table:table-cell office:value-type="float" office:value="97.74322" calcext:value-type="float">
            <text:p>97.74322</text:p>
          </table:table-cell>
          <table:table-cell office:value-type="float" office:value="99.83245" calcext:value-type="float">
            <text:p>99.83245</text:p>
          </table:table-cell>
          <table:table-cell office:value-type="float" office:value="99.46357" calcext:value-type="float">
            <text:p>99.46357</text:p>
          </table:table-cell>
          <table:table-cell office:value-type="float" office:value="96.71055" calcext:value-type="float">
            <text:p>96.71055</text:p>
          </table:table-cell>
          <table:table-cell office:value-type="float" office:value="97.8653" calcext:value-type="float">
            <text:p>97.8653</text:p>
          </table:table-cell>
          <table:table-cell office:value-type="float" office:value="97.40942" calcext:value-type="float">
            <text:p>97.40942</text:p>
          </table:table-cell>
          <table:table-cell office:value-type="float" office:value="96.76985" calcext:value-type="float">
            <text:p>96.76985</text:p>
          </table:table-cell>
          <table:table-cell office:value-type="float" office:value="97.74547" calcext:value-type="float">
            <text:p>97.74547</text:p>
          </table:table-cell>
          <table:table-cell office:value-type="float" office:value="96.68018" calcext:value-type="float">
            <text:p>96.68018</text:p>
          </table:table-cell>
          <table:table-cell office:value-type="float" office:value="96.68438" calcext:value-type="float">
            <text:p>96.68438</text:p>
          </table:table-cell>
          <table:table-cell office:value-type="float" office:value="96.86233" calcext:value-type="float">
            <text:p>96.86233</text:p>
          </table:table-cell>
          <table:table-cell office:value-type="float" office:value="97.69306" calcext:value-type="float">
            <text:p>97.69306</text:p>
          </table:table-cell>
          <table:table-cell office:value-type="float" office:value="96.8448" calcext:value-type="float">
            <text:p>96.8448</text:p>
          </table:table-cell>
          <table:table-cell office:value-type="float" office:value="97.46568" calcext:value-type="float">
            <text:p>97.46568</text:p>
          </table:table-cell>
          <table:table-cell office:value-type="float" office:value="96.7237" calcext:value-type="float">
            <text:p>96.7237</text:p>
          </table:table-cell>
          <table:table-cell office:value-type="float" office:value="100.3426" calcext:value-type="float">
            <text:p>100.3426</text:p>
          </table:table-cell>
          <table:table-cell office:value-type="float" office:value="96.686" calcext:value-type="float">
            <text:p>96.686</text:p>
          </table:table-cell>
          <table:table-cell office:value-type="float" office:value="100.86737" calcext:value-type="float">
            <text:p>100.86737</text:p>
          </table:table-cell>
          <table:table-cell office:value-type="float" office:value="96.64262" calcext:value-type="float">
            <text:p>96.64262</text:p>
          </table:table-cell>
          <table:table-cell/>
        </table:table-row>
        <table:table-row table:style-name="ro1">
          <table:table-cell office:value-type="float" office:value="96.08249" calcext:value-type="float">
            <text:p>96.08249</text:p>
          </table:table-cell>
          <table:table-cell office:value-type="float" office:value="97.32921" calcext:value-type="float">
            <text:p>97.32921</text:p>
          </table:table-cell>
          <table:table-cell office:value-type="float" office:value="99.68941" calcext:value-type="float">
            <text:p>99.68941</text:p>
          </table:table-cell>
          <table:table-cell office:value-type="float" office:value="99.3299" calcext:value-type="float">
            <text:p>99.3299</text:p>
          </table:table-cell>
          <table:table-cell office:value-type="float" office:value="96.28338" calcext:value-type="float">
            <text:p>96.28338</text:p>
          </table:table-cell>
          <table:table-cell office:value-type="float" office:value="97.44542" calcext:value-type="float">
            <text:p>97.44542</text:p>
          </table:table-cell>
          <table:table-cell office:value-type="float" office:value="97.05756" calcext:value-type="float">
            <text:p>97.05756</text:p>
          </table:table-cell>
          <table:table-cell office:value-type="float" office:value="96.60195" calcext:value-type="float">
            <text:p>96.60195</text:p>
          </table:table-cell>
          <table:table-cell office:value-type="float" office:value="97.33142" calcext:value-type="float">
            <text:p>97.33142</text:p>
          </table:table-cell>
          <table:table-cell office:value-type="float" office:value="96.3156" calcext:value-type="float">
            <text:p>96.3156</text:p>
          </table:table-cell>
          <table:table-cell office:value-type="float" office:value="96.25708" calcext:value-type="float">
            <text:p>96.25708</text:p>
          </table:table-cell>
          <table:table-cell office:value-type="float" office:value="96.69815" calcext:value-type="float">
            <text:p>96.69815</text:p>
          </table:table-cell>
          <table:table-cell office:value-type="float" office:value="97.53596" calcext:value-type="float">
            <text:p>97.53596</text:p>
          </table:table-cell>
          <table:table-cell office:value-type="float" office:value="96.68037" calcext:value-type="float">
            <text:p>96.68037</text:p>
          </table:table-cell>
          <table:table-cell office:value-type="float" office:value="97.05153" calcext:value-type="float">
            <text:p>97.05153</text:p>
          </table:table-cell>
          <table:table-cell office:value-type="float" office:value="96.35556" calcext:value-type="float">
            <text:p>96.35556</text:p>
          </table:table-cell>
          <table:table-cell office:value-type="float" office:value="100.23131" calcext:value-type="float">
            <text:p>100.23131</text:p>
          </table:table-cell>
          <table:table-cell office:value-type="float" office:value="96.25923" calcext:value-type="float">
            <text:p>96.25923</text:p>
          </table:table-cell>
          <table:table-cell office:value-type="float" office:value="100.58765" calcext:value-type="float">
            <text:p>100.58765</text:p>
          </table:table-cell>
          <table:table-cell office:value-type="float" office:value="96.21562" calcext:value-type="float">
            <text:p>96.21562</text:p>
          </table:table-cell>
          <table:table-cell/>
        </table:table-row>
        <table:table-row table:style-name="ro1">
          <table:table-cell office:value-type="float" office:value="96.08249" calcext:value-type="float">
            <text:p>96.08249</text:p>
          </table:table-cell>
          <table:table-cell office:value-type="float" office:value="97.16863" calcext:value-type="float">
            <text:p>97.16863</text:p>
          </table:table-cell>
          <table:table-cell office:value-type="float" office:value="99.28026" calcext:value-type="float">
            <text:p>99.28026</text:p>
          </table:table-cell>
          <table:table-cell office:value-type="float" office:value="98.91696" calcext:value-type="float">
            <text:p>98.91696</text:p>
          </table:table-cell>
          <table:table-cell office:value-type="float" office:value="96.10651" calcext:value-type="float">
            <text:p>96.10651</text:p>
          </table:table-cell>
          <table:table-cell office:value-type="float" office:value="97.2848" calcext:value-type="float">
            <text:p>97.2848</text:p>
          </table:table-cell>
          <table:table-cell office:value-type="float" office:value="96.82119" calcext:value-type="float">
            <text:p>96.82119</text:p>
          </table:table-cell>
          <table:table-cell office:value-type="float" office:value="96.17442" calcext:value-type="float">
            <text:p>96.17442</text:p>
          </table:table-cell>
          <table:table-cell office:value-type="float" office:value="97.17091" calcext:value-type="float">
            <text:p>97.17091</text:p>
          </table:table-cell>
          <table:table-cell office:value-type="float" office:value="96.07588" calcext:value-type="float">
            <text:p>96.07588</text:p>
          </table:table-cell>
          <table:table-cell office:value-type="float" office:value="96.07659" calcext:value-type="float">
            <text:p>96.07659</text:p>
          </table:table-cell>
          <table:table-cell office:value-type="float" office:value="96.271" calcext:value-type="float">
            <text:p>96.271</text:p>
          </table:table-cell>
          <table:table-cell office:value-type="float" office:value="97.1216" calcext:value-type="float">
            <text:p>97.1216</text:p>
          </table:table-cell>
          <table:table-cell office:value-type="float" office:value="96.25328" calcext:value-type="float">
            <text:p>96.25328</text:p>
          </table:table-cell>
          <table:table-cell office:value-type="float" office:value="96.88136" calcext:value-type="float">
            <text:p>96.88136</text:p>
          </table:table-cell>
          <table:table-cell office:value-type="float" office:value="96.1157" calcext:value-type="float">
            <text:p>96.1157</text:p>
          </table:table-cell>
          <table:table-cell office:value-type="float" office:value="99.82197" calcext:value-type="float">
            <text:p>99.82197</text:p>
          </table:table-cell>
          <table:table-cell office:value-type="float" office:value="96.07923" calcext:value-type="float">
            <text:p>96.07923</text:p>
          </table:table-cell>
          <table:table-cell office:value-type="float" office:value="100.39377" calcext:value-type="float">
            <text:p>100.39377</text:p>
          </table:table-cell>
          <table:table-cell office:value-type="float" office:value="96.03529" calcext:value-type="float">
            <text:p>96.03529</text:p>
          </table:table-cell>
          <table:table-cell/>
        </table:table-row>
        <table:table-row table:style-name="ro1">
          <table:table-cell office:value-type="float" office:value="95.64272" calcext:value-type="float">
            <text:p>95.64272</text:p>
          </table:table-cell>
          <table:table-cell office:value-type="float" office:value="96.74498" calcext:value-type="float">
            <text:p>96.74498</text:p>
          </table:table-cell>
          <table:table-cell office:value-type="float" office:value="99.13367" calcext:value-type="float">
            <text:p>99.13367</text:p>
          </table:table-cell>
          <table:table-cell office:value-type="float" office:value="98.76685" calcext:value-type="float">
            <text:p>98.76685</text:p>
          </table:table-cell>
          <table:table-cell office:value-type="float" office:value="95.6761" calcext:value-type="float">
            <text:p>95.6761</text:p>
          </table:table-cell>
          <table:table-cell office:value-type="float" office:value="96.85751" calcext:value-type="float">
            <text:p>96.85751</text:p>
          </table:table-cell>
          <table:table-cell office:value-type="float" office:value="96.46035" calcext:value-type="float">
            <text:p>96.46035</text:p>
          </table:table-cell>
          <table:table-cell office:value-type="float" office:value="95.99739" calcext:value-type="float">
            <text:p>95.99739</text:p>
          </table:table-cell>
          <table:table-cell office:value-type="float" office:value="96.74753" calcext:value-type="float">
            <text:p>96.74753</text:p>
          </table:table-cell>
          <table:table-cell office:value-type="float" office:value="95.70408" calcext:value-type="float">
            <text:p>95.70408</text:p>
          </table:table-cell>
          <table:table-cell office:value-type="float" office:value="95.63634" calcext:value-type="float">
            <text:p>95.63634</text:p>
          </table:table-cell>
          <table:table-cell office:value-type="float" office:value="96.09395" calcext:value-type="float">
            <text:p>96.09395</text:p>
          </table:table-cell>
          <table:table-cell office:value-type="float" office:value="96.94817" calcext:value-type="float">
            <text:p>96.94817</text:p>
          </table:table-cell>
          <table:table-cell office:value-type="float" office:value="96.0727" calcext:value-type="float">
            <text:p>96.0727</text:p>
          </table:table-cell>
          <table:table-cell office:value-type="float" office:value="96.45432" calcext:value-type="float">
            <text:p>96.45432</text:p>
          </table:table-cell>
          <table:table-cell office:value-type="float" office:value="95.74775" calcext:value-type="float">
            <text:p>95.74775</text:p>
          </table:table-cell>
          <table:table-cell office:value-type="float" office:value="99.68246" calcext:value-type="float">
            <text:p>99.68246</text:p>
          </table:table-cell>
          <table:table-cell office:value-type="float" office:value="95.64908" calcext:value-type="float">
            <text:p>95.64908</text:p>
          </table:table-cell>
          <table:table-cell office:value-type="float" office:value="100.07675" calcext:value-type="float">
            <text:p>100.07675</text:p>
          </table:table-cell>
          <table:table-cell office:value-type="float" office:value="95.60487" calcext:value-type="float">
            <text:p>95.60487</text:p>
          </table:table-cell>
          <table:table-cell/>
        </table:table-row>
        <table:table-row table:style-name="ro1">
          <table:table-cell office:value-type="float" office:value="95.46368" calcext:value-type="float">
            <text:p>95.46368</text:p>
          </table:table-cell>
          <table:table-cell office:value-type="float" office:value="96.56807" calcext:value-type="float">
            <text:p>96.56807</text:p>
          </table:table-cell>
          <table:table-cell office:value-type="float" office:value="98.7267" calcext:value-type="float">
            <text:p>98.7267</text:p>
          </table:table-cell>
          <table:table-cell office:value-type="float" office:value="98.35962" calcext:value-type="float">
            <text:p>98.35962</text:p>
          </table:table-cell>
          <table:table-cell office:value-type="float" office:value="95.48521" calcext:value-type="float">
            <text:p>95.48521</text:p>
          </table:table-cell>
          <table:table-cell office:value-type="float" office:value="96.69319" calcext:value-type="float">
            <text:p>96.69319</text:p>
          </table:table-cell>
          <table:table-cell office:value-type="float" office:value="96.21678" calcext:value-type="float">
            <text:p>96.21678</text:p>
          </table:table-cell>
          <table:table-cell office:value-type="float" office:value="95.56643" calcext:value-type="float">
            <text:p>95.56643</text:p>
          </table:table-cell>
          <table:table-cell office:value-type="float" office:value="96.57061" calcext:value-type="float">
            <text:p>96.57061</text:p>
          </table:table-cell>
          <table:table-cell office:value-type="float" office:value="95.46316" calcext:value-type="float">
            <text:p>95.46316</text:p>
          </table:table-cell>
          <table:table-cell office:value-type="float" office:value="95.45245" calcext:value-type="float">
            <text:p>95.45245</text:p>
          </table:table-cell>
          <table:table-cell office:value-type="float" office:value="95.66308" calcext:value-type="float">
            <text:p>95.66308</text:p>
          </table:table-cell>
          <table:table-cell office:value-type="float" office:value="96.52088" calcext:value-type="float">
            <text:p>96.52088</text:p>
          </table:table-cell>
          <table:table-cell office:value-type="float" office:value="95.64538" calcext:value-type="float">
            <text:p>95.64538</text:p>
          </table:table-cell>
          <table:table-cell office:value-type="float" office:value="96.2865" calcext:value-type="float">
            <text:p>96.2865</text:p>
          </table:table-cell>
          <table:table-cell office:value-type="float" office:value="95.49386" calcext:value-type="float">
            <text:p>95.49386</text:p>
          </table:table-cell>
          <table:table-cell office:value-type="float" office:value="99.27888" calcext:value-type="float">
            <text:p>99.27888</text:p>
          </table:table-cell>
          <table:table-cell office:value-type="float" office:value="95.46549" calcext:value-type="float">
            <text:p>95.46549</text:p>
          </table:table-cell>
          <table:table-cell office:value-type="float" office:value="99.85482" calcext:value-type="float">
            <text:p>99.85482</text:p>
          </table:table-cell>
          <table:table-cell office:value-type="float" office:value="95.41177" calcext:value-type="float">
            <text:p>95.41177</text:p>
          </table:table-cell>
          <table:table-cell/>
        </table:table-row>
        <table:table-row table:style-name="ro1">
          <table:table-cell office:value-type="float" office:value="95.03552" calcext:value-type="float">
            <text:p>95.03552</text:p>
          </table:table-cell>
          <table:table-cell office:value-type="float" office:value="96.14106" calcext:value-type="float">
            <text:p>96.14106</text:p>
          </table:table-cell>
          <table:table-cell office:value-type="float" office:value="98.57674" calcext:value-type="float">
            <text:p>98.57674</text:p>
          </table:table-cell>
          <table:table-cell office:value-type="float" office:value="98.20597" calcext:value-type="float">
            <text:p>98.20597</text:p>
          </table:table-cell>
          <table:table-cell office:value-type="float" office:value="95.05723" calcext:value-type="float">
            <text:p>95.05723</text:p>
          </table:table-cell>
          <table:table-cell office:value-type="float" office:value="96.26604" calcext:value-type="float">
            <text:p>96.26604</text:p>
          </table:table-cell>
          <table:table-cell office:value-type="float" office:value="95.85229" calcext:value-type="float">
            <text:p>95.85229</text:p>
          </table:table-cell>
          <table:table-cell office:value-type="float" office:value="95.37296" calcext:value-type="float">
            <text:p>95.37296</text:p>
          </table:table-cell>
          <table:table-cell office:value-type="float" office:value="96.14324" calcext:value-type="float">
            <text:p>96.14324</text:p>
          </table:table-cell>
          <table:table-cell office:value-type="float" office:value="95.08828" calcext:value-type="float">
            <text:p>95.08828</text:p>
          </table:table-cell>
          <table:table-cell office:value-type="float" office:value="95.02178" calcext:value-type="float">
            <text:p>95.02178</text:p>
          </table:table-cell>
          <table:table-cell office:value-type="float" office:value="95.46972" calcext:value-type="float">
            <text:p>95.46972</text:p>
          </table:table-cell>
          <table:table-cell office:value-type="float" office:value="96.35332" calcext:value-type="float">
            <text:p>96.35332</text:p>
          </table:table-cell>
          <table:table-cell office:value-type="float" office:value="95.46118" calcext:value-type="float">
            <text:p>95.46118</text:p>
          </table:table-cell>
          <table:table-cell office:value-type="float" office:value="95.84646" calcext:value-type="float">
            <text:p>95.84646</text:p>
          </table:table-cell>
          <table:table-cell office:value-type="float" office:value="95.05968" calcext:value-type="float">
            <text:p>95.05968</text:p>
          </table:table-cell>
          <table:table-cell office:value-type="float" office:value="99.13242" calcext:value-type="float">
            <text:p>99.13242</text:p>
          </table:table-cell>
          <table:table-cell office:value-type="float" office:value="95.02578" calcext:value-type="float">
            <text:p>95.02578</text:p>
          </table:table-cell>
          <table:table-cell office:value-type="float" office:value="99.45513" calcext:value-type="float">
            <text:p>99.45513</text:p>
          </table:table-cell>
          <table:table-cell office:value-type="float" office:value="94.98134" calcext:value-type="float">
            <text:p>94.98134</text:p>
          </table:table-cell>
          <table:table-cell/>
        </table:table-row>
        <table:table-row table:style-name="ro1">
          <table:table-cell office:value-type="float" office:value="94.84255" calcext:value-type="float">
            <text:p>94.84255</text:p>
          </table:table-cell>
          <table:table-cell office:value-type="float" office:value="95.96058" calcext:value-type="float">
            <text:p>95.96058</text:p>
          </table:table-cell>
          <table:table-cell office:value-type="float" office:value="98.16975" calcext:value-type="float">
            <text:p>98.16975</text:p>
          </table:table-cell>
          <table:table-cell office:value-type="float" office:value="97.78598" calcext:value-type="float">
            <text:p>97.78598</text:p>
          </table:table-cell>
          <table:table-cell office:value-type="float" office:value="94.86426" calcext:value-type="float">
            <text:p>94.86426</text:p>
          </table:table-cell>
          <table:table-cell office:value-type="float" office:value="96.08549" calcext:value-type="float">
            <text:p>96.08549</text:p>
          </table:table-cell>
          <table:table-cell office:value-type="float" office:value="95.60902" calcext:value-type="float">
            <text:p>95.60902</text:p>
          </table:table-cell>
          <table:table-cell office:value-type="float" office:value="94.93864" calcext:value-type="float">
            <text:p>94.93864</text:p>
          </table:table-cell>
          <table:table-cell office:value-type="float" office:value="95.97194" calcext:value-type="float">
            <text:p>95.97194</text:p>
          </table:table-cell>
          <table:table-cell office:value-type="float" office:value="94.83572" calcext:value-type="float">
            <text:p>94.83572</text:p>
          </table:table-cell>
          <table:table-cell office:value-type="float" office:value="94.82179" calcext:value-type="float">
            <text:p>94.82179</text:p>
          </table:table-cell>
          <table:table-cell office:value-type="float" office:value="95.03918" calcext:value-type="float">
            <text:p>95.03918</text:p>
          </table:table-cell>
          <table:table-cell office:value-type="float" office:value="95.92262" calcext:value-type="float">
            <text:p>95.92262</text:p>
          </table:table-cell>
          <table:table-cell office:value-type="float" office:value="95.02103" calcext:value-type="float">
            <text:p>95.02103</text:p>
          </table:table-cell>
          <table:table-cell office:value-type="float" office:value="95.66614" calcext:value-type="float">
            <text:p>95.66614</text:p>
          </table:table-cell>
          <table:table-cell office:value-type="float" office:value="94.8724" calcext:value-type="float">
            <text:p>94.8724</text:p>
          </table:table-cell>
          <table:table-cell office:value-type="float" office:value="98.72881" calcext:value-type="float">
            <text:p>98.72881</text:p>
          </table:table-cell>
          <table:table-cell office:value-type="float" office:value="94.826" calcext:value-type="float">
            <text:p>94.826</text:p>
          </table:table-cell>
          <table:table-cell office:value-type="float" office:value="99.31239" calcext:value-type="float">
            <text:p>99.31239</text:p>
          </table:table-cell>
          <table:table-cell office:value-type="float" office:value="94.78493" calcext:value-type="float">
            <text:p>94.78493</text:p>
          </table:table-cell>
          <table:table-cell/>
        </table:table-row>
        <table:table-row table:style-name="ro1">
          <table:table-cell office:value-type="float" office:value="94.40387" calcext:value-type="float">
            <text:p>94.40387</text:p>
          </table:table-cell>
          <table:table-cell office:value-type="float" office:value="95.52968" calcext:value-type="float">
            <text:p>95.52968</text:p>
          </table:table-cell>
          <table:table-cell office:value-type="float" office:value="98.01259" calcext:value-type="float">
            <text:p>98.01259</text:p>
          </table:table-cell>
          <table:table-cell office:value-type="float" office:value="97.6288" calcext:value-type="float">
            <text:p>97.6288</text:p>
          </table:table-cell>
          <table:table-cell office:value-type="float" office:value="94.42575" calcext:value-type="float">
            <text:p>94.42575</text:p>
          </table:table-cell>
          <table:table-cell office:value-type="float" office:value="95.65843" calcext:value-type="float">
            <text:p>95.65843</text:p>
          </table:table-cell>
          <table:table-cell office:value-type="float" office:value="95.23776" calcext:value-type="float">
            <text:p>95.23776</text:p>
          </table:table-cell>
          <table:table-cell office:value-type="float" office:value="94.74202" calcext:value-type="float">
            <text:p>94.74202</text:p>
          </table:table-cell>
          <table:table-cell office:value-type="float" office:value="95.53193" calcext:value-type="float">
            <text:p>95.53193</text:p>
          </table:table-cell>
          <table:table-cell office:value-type="float" office:value="94.39314" calcext:value-type="float">
            <text:p>94.39314</text:p>
          </table:table-cell>
          <table:table-cell office:value-type="float" office:value="94.37832" calcext:value-type="float">
            <text:p>94.37832</text:p>
          </table:table-cell>
          <table:table-cell office:value-type="float" office:value="94.84256" calcext:value-type="float">
            <text:p>94.84256</text:p>
          </table:table-cell>
          <table:table-cell office:value-type="float" office:value="95.74225" calcext:value-type="float">
            <text:p>95.74225</text:p>
          </table:table-cell>
          <table:table-cell office:value-type="float" office:value="94.83349" calcext:value-type="float">
            <text:p>94.83349</text:p>
          </table:table-cell>
          <table:table-cell office:value-type="float" office:value="95.23201" calcext:value-type="float">
            <text:p>95.23201</text:p>
          </table:table-cell>
          <table:table-cell office:value-type="float" office:value="94.43353" calcext:value-type="float">
            <text:p>94.43353</text:p>
          </table:table-cell>
          <table:table-cell office:value-type="float" office:value="98.57868" calcext:value-type="float">
            <text:p>98.57868</text:p>
          </table:table-cell>
          <table:table-cell office:value-type="float" office:value="94.38282" calcext:value-type="float">
            <text:p>94.38282</text:p>
          </table:table-cell>
          <table:table-cell office:value-type="float" office:value="98.90565" calcext:value-type="float">
            <text:p>98.90565</text:p>
          </table:table-cell>
          <table:table-cell office:value-type="float" office:value="94.33802" calcext:value-type="float">
            <text:p>94.33802</text:p>
          </table:table-cell>
          <table:table-cell/>
        </table:table-row>
        <table:table-row table:style-name="ro1">
          <table:table-cell office:value-type="float" office:value="94.20706" calcext:value-type="float">
            <text:p>94.20706</text:p>
          </table:table-cell>
          <table:table-cell office:value-type="float" office:value="95.34576" calcext:value-type="float">
            <text:p>95.34576</text:p>
          </table:table-cell>
          <table:table-cell office:value-type="float" office:value="97.59251" calcext:value-type="float">
            <text:p>97.59251</text:p>
          </table:table-cell>
          <table:table-cell office:value-type="float" office:value="97.20529" calcext:value-type="float">
            <text:p>97.20529</text:p>
          </table:table-cell>
          <table:table-cell office:value-type="float" office:value="94.22544" calcext:value-type="float">
            <text:p>94.22544</text:p>
          </table:table-cell>
          <table:table-cell office:value-type="float" office:value="95.47453" calcext:value-type="float">
            <text:p>95.47453</text:p>
          </table:table-cell>
          <table:table-cell office:value-type="float" office:value="94.98154" calcext:value-type="float">
            <text:p>94.98154</text:p>
          </table:table-cell>
          <table:table-cell office:value-type="float" office:value="94.29477" calcext:value-type="float">
            <text:p>94.29477</text:p>
          </table:table-cell>
          <table:table-cell office:value-type="float" office:value="95.34791" calcext:value-type="float">
            <text:p>95.34791</text:p>
          </table:table-cell>
          <table:table-cell office:value-type="float" office:value="94.19605" calcext:value-type="float">
            <text:p>94.19605</text:p>
          </table:table-cell>
          <table:table-cell office:value-type="float" office:value="94.17871" calcext:value-type="float">
            <text:p>94.17871</text:p>
          </table:table-cell>
          <table:table-cell office:value-type="float" office:value="94.39895" calcext:value-type="float">
            <text:p>94.39895</text:p>
          </table:table-cell>
          <table:table-cell office:value-type="float" office:value="95.29843" calcext:value-type="float">
            <text:p>95.29843</text:p>
          </table:table-cell>
          <table:table-cell office:value-type="float" office:value="94.3898" calcext:value-type="float">
            <text:p>94.3898</text:p>
          </table:table-cell>
          <table:table-cell office:value-type="float" office:value="95.04818" calcext:value-type="float">
            <text:p>95.04818</text:p>
          </table:table-cell>
          <table:table-cell office:value-type="float" office:value="94.22701" calcext:value-type="float">
            <text:p>94.22701</text:p>
          </table:table-cell>
          <table:table-cell office:value-type="float" office:value="98.15895" calcext:value-type="float">
            <text:p>98.15895</text:p>
          </table:table-cell>
          <table:table-cell office:value-type="float" office:value="94.18342" calcext:value-type="float">
            <text:p>94.18342</text:p>
          </table:table-cell>
          <table:table-cell office:value-type="float" office:value="98.75936" calcext:value-type="float">
            <text:p>98.75936</text:p>
          </table:table-cell>
          <table:table-cell office:value-type="float" office:value="94.13838" calcext:value-type="float">
            <text:p>94.13838</text:p>
          </table:table-cell>
          <table:table-cell/>
        </table:table-row>
        <table:table-row table:style-name="ro1">
          <table:table-cell office:value-type="float" office:value="93.75115" calcext:value-type="float">
            <text:p>93.75115</text:p>
          </table:table-cell>
          <table:table-cell office:value-type="float" office:value="94.90536" calcext:value-type="float">
            <text:p>94.90536</text:p>
          </table:table-cell>
          <table:table-cell office:value-type="float" office:value="97.43535" calcext:value-type="float">
            <text:p>97.43535</text:p>
          </table:table-cell>
          <table:table-cell office:value-type="float" office:value="97.04464" calcext:value-type="float">
            <text:p>97.04464</text:p>
          </table:table-cell>
          <table:table-cell office:value-type="float" office:value="93.77302" calcext:value-type="float">
            <text:p>93.77302</text:p>
          </table:table-cell>
          <table:table-cell office:value-type="float" office:value="95.03063" calcext:value-type="float">
            <text:p>95.03063</text:p>
          </table:table-cell>
          <table:table-cell office:value-type="float" office:value="94.59721" calcext:value-type="float">
            <text:p>94.59721</text:p>
          </table:table-cell>
          <table:table-cell office:value-type="float" office:value="94.09502" calcext:value-type="float">
            <text:p>94.09502</text:p>
          </table:table-cell>
          <table:table-cell office:value-type="float" office:value="94.90408" calcext:value-type="float">
            <text:p>94.90408</text:p>
          </table:table-cell>
          <table:table-cell office:value-type="float" office:value="93.75273" calcext:value-type="float">
            <text:p>93.75273</text:p>
          </table:table-cell>
          <table:table-cell office:value-type="float" office:value="93.71898" calcext:value-type="float">
            <text:p>93.71898</text:p>
          </table:table-cell>
          <table:table-cell office:value-type="float" office:value="94.1953" calcext:value-type="float">
            <text:p>94.1953</text:p>
          </table:table-cell>
          <table:table-cell office:value-type="float" office:value="95.11475" calcext:value-type="float">
            <text:p>95.11475</text:p>
          </table:table-cell>
          <table:table-cell office:value-type="float" office:value="94.18972" calcext:value-type="float">
            <text:p>94.18972</text:p>
          </table:table-cell>
          <table:table-cell office:value-type="float" office:value="94.60459" calcext:value-type="float">
            <text:p>94.60459</text:p>
          </table:table-cell>
          <table:table-cell office:value-type="float" office:value="93.78027" calcext:value-type="float">
            <text:p>93.78027</text:p>
          </table:table-cell>
          <table:table-cell office:value-type="float" office:value="98.00531" calcext:value-type="float">
            <text:p>98.00531</text:p>
          </table:table-cell>
          <table:table-cell office:value-type="float" office:value="93.73326" calcext:value-type="float">
            <text:p>93.73326</text:p>
          </table:table-cell>
          <table:table-cell office:value-type="float" office:value="98.34311" calcext:value-type="float">
            <text:p>98.34311</text:p>
          </table:table-cell>
          <table:table-cell office:value-type="float" office:value="93.68204" calcext:value-type="float">
            <text:p>93.68204</text:p>
          </table:table-cell>
          <table:table-cell/>
        </table:table-row>
        <table:table-row table:style-name="ro1">
          <table:table-cell office:value-type="float" office:value="93.54136" calcext:value-type="float">
            <text:p>93.54136</text:p>
          </table:table-cell>
          <table:table-cell office:value-type="float" office:value="94.70882" calcext:value-type="float">
            <text:p>94.70882</text:p>
          </table:table-cell>
          <table:table-cell office:value-type="float" office:value="97.0115" calcext:value-type="float">
            <text:p>97.0115</text:p>
          </table:table-cell>
          <table:table-cell office:value-type="float" office:value="96.61742" calcext:value-type="float">
            <text:p>96.61742</text:p>
          </table:table-cell>
          <table:table-cell office:value-type="float" office:value="93.56898" calcext:value-type="float">
            <text:p>93.56898</text:p>
          </table:table-cell>
          <table:table-cell office:value-type="float" office:value="94.83739" calcext:value-type="float">
            <text:p>94.83739</text:p>
          </table:table-cell>
          <table:table-cell office:value-type="float" office:value="94.33769" calcext:value-type="float">
            <text:p>94.33769</text:p>
          </table:table-cell>
          <table:table-cell office:value-type="float" office:value="93.63882" calcext:value-type="float">
            <text:p>93.63882</text:p>
          </table:table-cell>
          <table:table-cell office:value-type="float" office:value="94.71688" calcext:value-type="float">
            <text:p>94.71688</text:p>
          </table:table-cell>
          <table:table-cell office:value-type="float" office:value="93.54248" calcext:value-type="float">
            <text:p>93.54248</text:p>
          </table:table-cell>
          <table:table-cell office:value-type="float" office:value="93.50667" calcext:value-type="float">
            <text:p>93.50667</text:p>
          </table:table-cell>
          <table:table-cell office:value-type="float" office:value="93.74803" calcext:value-type="float">
            <text:p>93.74803</text:p>
          </table:table-cell>
          <table:table-cell office:value-type="float" office:value="94.66764" calcext:value-type="float">
            <text:p>94.66764</text:p>
          </table:table-cell>
          <table:table-cell office:value-type="float" office:value="93.74253" calcext:value-type="float">
            <text:p>93.74253</text:p>
          </table:table-cell>
          <table:table-cell office:value-type="float" office:value="94.40472" calcext:value-type="float">
            <text:p>94.40472</text:p>
          </table:table-cell>
          <table:table-cell office:value-type="float" office:value="93.57012" calcext:value-type="float">
            <text:p>93.57012</text:p>
          </table:table-cell>
          <table:table-cell office:value-type="float" office:value="97.59489" calcext:value-type="float">
            <text:p>97.59489</text:p>
          </table:table-cell>
          <table:table-cell office:value-type="float" office:value="93.52092" calcext:value-type="float">
            <text:p>93.52092</text:p>
          </table:table-cell>
          <table:table-cell office:value-type="float" office:value="98.18961" calcext:value-type="float">
            <text:p>98.18961</text:p>
          </table:table-cell>
          <table:table-cell office:value-type="float" office:value="93.46971" calcext:value-type="float">
            <text:p>93.46971</text:p>
          </table:table-cell>
          <table:table-cell/>
        </table:table-row>
        <table:table-row table:style-name="ro1">
          <table:table-cell office:value-type="float" office:value="93.08511" calcext:value-type="float">
            <text:p>93.08511</text:p>
          </table:table-cell>
          <table:table-cell office:value-type="float" office:value="94.26152" calcext:value-type="float">
            <text:p>94.26152</text:p>
          </table:table-cell>
          <table:table-cell office:value-type="float" office:value="96.84711" calcext:value-type="float">
            <text:p>96.84711</text:p>
          </table:table-cell>
          <table:table-cell office:value-type="float" office:value="96.45332" calcext:value-type="float">
            <text:p>96.45332</text:p>
          </table:table-cell>
          <table:table-cell office:value-type="float" office:value="93.11256" calcext:value-type="float">
            <text:p>93.11256</text:p>
          </table:table-cell>
          <table:table-cell office:value-type="float" office:value="94.39027" calcext:value-type="float">
            <text:p>94.39027</text:p>
          </table:table-cell>
          <table:table-cell office:value-type="float" office:value="93.95025" calcext:value-type="float">
            <text:p>93.95025</text:p>
          </table:table-cell>
          <table:table-cell office:value-type="float" office:value="93.43237" calcext:value-type="float">
            <text:p>93.43237</text:p>
          </table:table-cell>
          <table:table-cell office:value-type="float" office:value="94.27319" calcext:value-type="float">
            <text:p>94.27319</text:p>
          </table:table-cell>
          <table:table-cell office:value-type="float" office:value="93.08587" calcext:value-type="float">
            <text:p>93.08587</text:p>
          </table:table-cell>
          <table:table-cell office:value-type="float" office:value="93.04673" calcext:value-type="float">
            <text:p>93.04673</text:p>
          </table:table-cell>
          <table:table-cell office:value-type="float" office:value="93.53555" calcext:value-type="float">
            <text:p>93.53555</text:p>
          </table:table-cell>
          <table:table-cell office:value-type="float" office:value="94.47127" calcext:value-type="float">
            <text:p>94.47127</text:p>
          </table:table-cell>
          <table:table-cell office:value-type="float" office:value="93.52641" calcext:value-type="float">
            <text:p>93.52641</text:p>
          </table:table-cell>
          <table:table-cell office:value-type="float" office:value="93.95788" calcext:value-type="float">
            <text:p>93.95788</text:p>
          </table:table-cell>
          <table:table-cell office:value-type="float" office:value="93.11323" calcext:value-type="float">
            <text:p>93.11323</text:p>
          </table:table-cell>
          <table:table-cell office:value-type="float" office:value="97.43426" calcext:value-type="float">
            <text:p>97.43426</text:p>
          </table:table-cell>
          <table:table-cell office:value-type="float" office:value="93.06137" calcext:value-type="float">
            <text:p>93.06137</text:p>
          </table:table-cell>
          <table:table-cell office:value-type="float" office:value="97.77921" calcext:value-type="float">
            <text:p>97.77921</text:p>
          </table:table-cell>
          <table:table-cell office:value-type="float" office:value="93.01912" calcext:value-type="float">
            <text:p>93.01912</text:p>
          </table:table-cell>
          <table:table-cell/>
        </table:table-row>
        <table:table-row table:style-name="ro1">
          <table:table-cell office:value-type="float" office:value="92.87169" calcext:value-type="float">
            <text:p>92.87169</text:p>
          </table:table-cell>
          <table:table-cell office:value-type="float" office:value="94.06169" calcext:value-type="float">
            <text:p>94.06169</text:p>
          </table:table-cell>
          <table:table-cell office:value-type="float" office:value="96.41991" calcext:value-type="float">
            <text:p>96.41991</text:p>
          </table:table-cell>
          <table:table-cell office:value-type="float" office:value="96.02276" calcext:value-type="float">
            <text:p>96.02276</text:p>
          </table:table-cell>
          <table:table-cell office:value-type="float" office:value="92.88975" calcext:value-type="float">
            <text:p>92.88975</text:p>
          </table:table-cell>
          <table:table-cell office:value-type="float" office:value="94.19045" calcext:value-type="float">
            <text:p>94.19045</text:p>
          </table:table-cell>
          <table:table-cell office:value-type="float" office:value="93.69078" calcext:value-type="float">
            <text:p>93.69078</text:p>
          </table:table-cell>
          <table:table-cell office:value-type="float" office:value="92.97261" calcext:value-type="float">
            <text:p>92.97261</text:p>
          </table:table-cell>
          <table:table-cell office:value-type="float" office:value="94.06975" calcext:value-type="float">
            <text:p>94.06975</text:p>
          </table:table-cell>
          <table:table-cell office:value-type="float" office:value="92.86284" calcext:value-type="float">
            <text:p>92.86284</text:p>
          </table:table-cell>
          <table:table-cell office:value-type="float" office:value="92.83126" calcext:value-type="float">
            <text:p>92.83126</text:p>
          </table:table-cell>
          <table:table-cell office:value-type="float" office:value="93.07548" calcext:value-type="float">
            <text:p>93.07548</text:p>
          </table:table-cell>
          <table:table-cell office:value-type="float" office:value="94.0239" calcext:value-type="float">
            <text:p>94.0239</text:p>
          </table:table-cell>
          <table:table-cell office:value-type="float" office:value="93.06979" calcext:value-type="float">
            <text:p>93.06979</text:p>
          </table:table-cell>
          <table:table-cell office:value-type="float" office:value="93.74545" calcext:value-type="float">
            <text:p>93.74545</text:p>
          </table:table-cell>
          <table:table-cell office:value-type="float" office:value="92.89623" calcext:value-type="float">
            <text:p>92.89623</text:p>
          </table:table-cell>
          <table:table-cell office:value-type="float" office:value="97.01077" calcext:value-type="float">
            <text:p>97.01077</text:p>
          </table:table-cell>
          <table:table-cell office:value-type="float" office:value="92.83641" calcext:value-type="float">
            <text:p>92.83641</text:p>
          </table:table-cell>
          <table:table-cell office:value-type="float" office:value="97.62201" calcext:value-type="float">
            <text:p>97.62201</text:p>
          </table:table-cell>
          <table:table-cell office:value-type="float" office:value="92.79067" calcext:value-type="float">
            <text:p>92.79067</text:p>
          </table:table-cell>
          <table:table-cell/>
        </table:table-row>
        <table:table-row table:style-name="ro1">
          <table:table-cell office:value-type="float" office:value="92.40473" calcext:value-type="float">
            <text:p>92.40473</text:p>
          </table:table-cell>
          <table:table-cell office:value-type="float" office:value="93.61098" calcext:value-type="float">
            <text:p>93.61098</text:p>
          </table:table-cell>
          <table:table-cell office:value-type="float" office:value="96.24269" calcext:value-type="float">
            <text:p>96.24269</text:p>
          </table:table-cell>
          <table:table-cell office:value-type="float" office:value="95.84219" calcext:value-type="float">
            <text:p>95.84219</text:p>
          </table:table-cell>
          <table:table-cell office:value-type="float" office:value="92.42891" calcext:value-type="float">
            <text:p>92.42891</text:p>
          </table:table-cell>
          <table:table-cell office:value-type="float" office:value="93.74326" calcext:value-type="float">
            <text:p>93.74326</text:p>
          </table:table-cell>
          <table:table-cell office:value-type="float" office:value="93.23075" calcext:value-type="float">
            <text:p>93.23075</text:p>
          </table:table-cell>
          <table:table-cell office:value-type="float" office:value="92.74771" calcext:value-type="float">
            <text:p>92.74771</text:p>
          </table:table-cell>
          <table:table-cell office:value-type="float" office:value="93.61314" calcext:value-type="float">
            <text:p>93.61314</text:p>
          </table:table-cell>
          <table:table-cell office:value-type="float" office:value="92.40098" calcext:value-type="float">
            <text:p>92.40098</text:p>
          </table:table-cell>
          <table:table-cell office:value-type="float" office:value="92.35837" calcext:value-type="float">
            <text:p>92.35837</text:p>
          </table:table-cell>
          <table:table-cell office:value-type="float" office:value="92.85032" calcext:value-type="float">
            <text:p>92.85032</text:p>
          </table:table-cell>
          <table:table-cell office:value-type="float" office:value="93.81148" calcext:value-type="float">
            <text:p>93.81148</text:p>
          </table:table-cell>
          <table:table-cell office:value-type="float" office:value="92.85039" calcext:value-type="float">
            <text:p>92.85039</text:p>
          </table:table-cell>
          <table:table-cell office:value-type="float" office:value="93.28898" calcext:value-type="float">
            <text:p>93.28898</text:p>
          </table:table-cell>
          <table:table-cell office:value-type="float" office:value="92.42852" calcext:value-type="float">
            <text:p>92.42852</text:p>
          </table:table-cell>
          <table:table-cell office:value-type="float" office:value="96.84636" calcext:value-type="float">
            <text:p>96.84636</text:p>
          </table:table-cell>
          <table:table-cell office:value-type="float" office:value="92.37339" calcext:value-type="float">
            <text:p>92.37339</text:p>
          </table:table-cell>
          <table:table-cell office:value-type="float" office:value="97.19841" calcext:value-type="float">
            <text:p>97.19841</text:p>
          </table:table-cell>
          <table:table-cell office:value-type="float" office:value="92.33082" calcext:value-type="float">
            <text:p>92.33082</text:p>
          </table:table-cell>
          <table:table-cell/>
        </table:table-row>
        <table:table-row table:style-name="ro1">
          <table:table-cell office:value-type="float" office:value="92.17403" calcext:value-type="float">
            <text:p>92.17403</text:p>
          </table:table-cell>
          <table:table-cell office:value-type="float" office:value="93.39841" calcext:value-type="float">
            <text:p>93.39841</text:p>
          </table:table-cell>
          <table:table-cell office:value-type="float" office:value="95.81211" calcext:value-type="float">
            <text:p>95.81211</text:p>
          </table:table-cell>
          <table:table-cell office:value-type="float" office:value="95.40177" calcext:value-type="float">
            <text:p>95.40177</text:p>
          </table:table-cell>
          <table:table-cell office:value-type="float" office:value="92.19238" calcext:value-type="float">
            <text:p>92.19238</text:p>
          </table:table-cell>
          <table:table-cell office:value-type="float" office:value="93.53076" calcext:value-type="float">
            <text:p>93.53076</text:p>
          </table:table-cell>
          <table:table-cell office:value-type="float" office:value="93.0148" calcext:value-type="float">
            <text:p>93.0148</text:p>
          </table:table-cell>
          <table:table-cell office:value-type="float" office:value="92.28458" calcext:value-type="float">
            <text:p>92.28458</text:p>
          </table:table-cell>
          <table:table-cell office:value-type="float" office:value="93.40654" calcext:value-type="float">
            <text:p>93.40654</text:p>
          </table:table-cell>
          <table:table-cell office:value-type="float" office:value="92.17351" calcext:value-type="float">
            <text:p>92.17351</text:p>
          </table:table-cell>
          <table:table-cell office:value-type="float" office:value="92.12703" calcext:value-type="float">
            <text:p>92.12703</text:p>
          </table:table-cell>
          <table:table-cell office:value-type="float" office:value="92.38649" calcext:value-type="float">
            <text:p>92.38649</text:p>
          </table:table-cell>
          <table:table-cell office:value-type="float" office:value="93.36087" calcext:value-type="float">
            <text:p>93.36087</text:p>
          </table:table-cell>
          <table:table-cell office:value-type="float" office:value="92.39019" calcext:value-type="float">
            <text:p>92.39019</text:p>
          </table:table-cell>
          <table:table-cell office:value-type="float" office:value="93.07345" calcext:value-type="float">
            <text:p>93.07345</text:p>
          </table:table-cell>
          <table:table-cell office:value-type="float" office:value="92.19765" calcext:value-type="float">
            <text:p>92.19765</text:p>
          </table:table-cell>
          <table:table-cell office:value-type="float" office:value="96.42229" calcext:value-type="float">
            <text:p>96.42229</text:p>
          </table:table-cell>
          <table:table-cell office:value-type="float" office:value="92.13632" calcext:value-type="float">
            <text:p>92.13632</text:p>
          </table:table-cell>
          <table:table-cell office:value-type="float" office:value="97.02836" calcext:value-type="float">
            <text:p>97.02836</text:p>
          </table:table-cell>
          <table:table-cell office:value-type="float" office:value="92.08995" calcext:value-type="float">
            <text:p>92.08995</text:p>
          </table:table-cell>
          <table:table-cell/>
        </table:table-row>
        <table:table-row table:style-name="ro1">
          <table:table-cell office:value-type="float" office:value="91.70178" calcext:value-type="float">
            <text:p>91.70178</text:p>
          </table:table-cell>
          <table:table-cell office:value-type="float" office:value="92.93798" calcext:value-type="float">
            <text:p>92.93798</text:p>
          </table:table-cell>
          <table:table-cell office:value-type="float" office:value="95.6318" calcext:value-type="float">
            <text:p>95.6318</text:p>
          </table:table-cell>
          <table:table-cell office:value-type="float" office:value="95.21791" calcext:value-type="float">
            <text:p>95.21791</text:p>
          </table:table-cell>
          <table:table-cell office:value-type="float" office:value="91.72066" calcext:value-type="float">
            <text:p>91.72066</text:p>
          </table:table-cell>
          <table:table-cell office:value-type="float" office:value="93.07076" calcext:value-type="float">
            <text:p>93.07076</text:p>
          </table:table-cell>
          <table:table-cell office:value-type="float" office:value="92.55453" calcext:value-type="float">
            <text:p>92.55453</text:p>
          </table:table-cell>
          <table:table-cell office:value-type="float" office:value="92.04732" calcext:value-type="float">
            <text:p>92.04732</text:p>
          </table:table-cell>
          <table:table-cell office:value-type="float" office:value="92.94635" calcext:value-type="float">
            <text:p>92.94635</text:p>
          </table:table-cell>
          <table:table-cell office:value-type="float" office:value="91.69818" calcext:value-type="float">
            <text:p>91.69818</text:p>
          </table:table-cell>
          <table:table-cell office:value-type="float" office:value="91.65415" calcext:value-type="float">
            <text:p>91.65415</text:p>
          </table:table-cell>
          <table:table-cell office:value-type="float" office:value="92.15826" calcext:value-type="float">
            <text:p>92.15826</text:p>
          </table:table-cell>
          <table:table-cell office:value-type="float" office:value="93.1359" calcext:value-type="float">
            <text:p>93.1359</text:p>
          </table:table-cell>
          <table:table-cell office:value-type="float" office:value="92.15255" calcext:value-type="float">
            <text:p>92.15255</text:p>
          </table:table-cell>
          <table:table-cell office:value-type="float" office:value="92.6101" calcext:value-type="float">
            <text:p>92.6101</text:p>
          </table:table-cell>
          <table:table-cell office:value-type="float" office:value="91.72564" calcext:value-type="float">
            <text:p>91.72564</text:p>
          </table:table-cell>
          <table:table-cell office:value-type="float" office:value="96.24178" calcext:value-type="float">
            <text:p>96.24178</text:p>
          </table:table-cell>
          <table:table-cell office:value-type="float" office:value="91.66038" calcext:value-type="float">
            <text:p>91.66038</text:p>
          </table:table-cell>
          <table:table-cell office:value-type="float" office:value="96.61042" calcext:value-type="float">
            <text:p>96.61042</text:p>
          </table:table-cell>
          <table:table-cell office:value-type="float" office:value="91.61711" calcext:value-type="float">
            <text:p>91.61711</text:p>
          </table:table-cell>
          <table:table-cell/>
        </table:table-row>
        <table:table-row table:style-name="ro1">
          <table:table-cell office:value-type="float" office:value="91.45849" calcext:value-type="float">
            <text:p>91.45849</text:p>
          </table:table-cell>
          <table:table-cell office:value-type="float" office:value="92.71291" calcext:value-type="float">
            <text:p>92.71291</text:p>
          </table:table-cell>
          <table:table-cell office:value-type="float" office:value="95.1977" calcext:value-type="float">
            <text:p>95.1977</text:p>
          </table:table-cell>
          <table:table-cell office:value-type="float" office:value="94.77427" calcext:value-type="float">
            <text:p>94.77427</text:p>
          </table:table-cell>
          <table:table-cell office:value-type="float" office:value="91.47733" calcext:value-type="float">
            <text:p>91.47733</text:p>
          </table:table-cell>
          <table:table-cell office:value-type="float" office:value="92.85513" calcext:value-type="float">
            <text:p>92.85513</text:p>
          </table:table-cell>
          <table:table-cell office:value-type="float" office:value="92.3261" calcext:value-type="float">
            <text:p>92.3261</text:p>
          </table:table-cell>
          <table:table-cell office:value-type="float" office:value="91.57126" calcext:value-type="float">
            <text:p>91.57126</text:p>
          </table:table-cell>
          <table:table-cell office:value-type="float" office:value="92.72144" calcext:value-type="float">
            <text:p>92.72144</text:p>
          </table:table-cell>
          <table:table-cell office:value-type="float" office:value="91.45818" calcext:value-type="float">
            <text:p>91.45818</text:p>
          </table:table-cell>
          <table:table-cell office:value-type="float" office:value="91.41041" calcext:value-type="float">
            <text:p>91.41041</text:p>
          </table:table-cell>
          <table:table-cell office:value-type="float" office:value="91.6853" calcext:value-type="float">
            <text:p>91.6853</text:p>
          </table:table-cell>
          <table:table-cell office:value-type="float" office:value="92.67579" calcext:value-type="float">
            <text:p>92.67579</text:p>
          </table:table-cell>
          <table:table-cell office:value-type="float" office:value="91.68891" calcext:value-type="float">
            <text:p>91.68891</text:p>
          </table:table-cell>
          <table:table-cell office:value-type="float" office:value="92.38201" calcext:value-type="float">
            <text:p>92.38201</text:p>
          </table:table-cell>
          <table:table-cell office:value-type="float" office:value="91.4855" calcext:value-type="float">
            <text:p>91.4855</text:p>
          </table:table-cell>
          <table:table-cell office:value-type="float" office:value="95.81459" calcext:value-type="float">
            <text:p>95.81459</text:p>
          </table:table-cell>
          <table:table-cell office:value-type="float" office:value="91.42024" calcext:value-type="float">
            <text:p>91.42024</text:p>
          </table:table-cell>
          <table:table-cell office:value-type="float" office:value="96.43344" calcext:value-type="float">
            <text:p>96.43344</text:p>
          </table:table-cell>
          <table:table-cell office:value-type="float" office:value="91.37653" calcext:value-type="float">
            <text:p>91.37653</text:p>
          </table:table-cell>
          <table:table-cell/>
        </table:table-row>
        <table:table-row table:style-name="ro1">
          <table:table-cell office:value-type="float" office:value="90.98681" calcext:value-type="float">
            <text:p>90.98681</text:p>
          </table:table-cell>
          <table:table-cell office:value-type="float" office:value="92.24919" calcext:value-type="float">
            <text:p>92.24919</text:p>
          </table:table-cell>
          <table:table-cell office:value-type="float" office:value="95.014" calcext:value-type="float">
            <text:p>95.014</text:p>
          </table:table-cell>
          <table:table-cell office:value-type="float" office:value="94.57771" calcext:value-type="float">
            <text:p>94.57771</text:p>
          </table:table-cell>
          <table:table-cell office:value-type="float" office:value="91.00555" calcext:value-type="float">
            <text:p>91.00555</text:p>
          </table:table-cell>
          <table:table-cell office:value-type="float" office:value="92.38227" calcext:value-type="float">
            <text:p>92.38227</text:p>
          </table:table-cell>
          <table:table-cell office:value-type="float" office:value="91.85312" calcext:value-type="float">
            <text:p>91.85312</text:p>
          </table:table-cell>
          <table:table-cell office:value-type="float" office:value="91.3311" calcext:value-type="float">
            <text:p>91.3311</text:p>
          </table:table-cell>
          <table:table-cell office:value-type="float" office:value="92.25822" calcext:value-type="float">
            <text:p>92.25822</text:p>
          </table:table-cell>
          <table:table-cell office:value-type="float" office:value="90.97336" calcext:value-type="float">
            <text:p>90.97336</text:p>
          </table:table-cell>
          <table:table-cell office:value-type="float" office:value="90.92841" calcext:value-type="float">
            <text:p>90.92841</text:p>
          </table:table-cell>
          <table:table-cell office:value-type="float" office:value="91.44467" calcext:value-type="float">
            <text:p>91.44467</text:p>
          </table:table-cell>
          <table:table-cell office:value-type="float" office:value="92.44751" calcext:value-type="float">
            <text:p>92.44751</text:p>
          </table:table-cell>
          <table:table-cell office:value-type="float" office:value="91.44473" calcext:value-type="float">
            <text:p>91.44473</text:p>
          </table:table-cell>
          <table:table-cell office:value-type="float" office:value="91.90934" calcext:value-type="float">
            <text:p>91.90934</text:p>
          </table:table-cell>
          <table:table-cell office:value-type="float" office:value="91.00034" calcext:value-type="float">
            <text:p>91.00034</text:p>
          </table:table-cell>
          <table:table-cell office:value-type="float" office:value="95.63397" calcext:value-type="float">
            <text:p>95.63397</text:p>
          </table:table-cell>
          <table:table-cell office:value-type="float" office:value="90.94437" calcext:value-type="float">
            <text:p>90.94437</text:p>
          </table:table-cell>
          <table:table-cell office:value-type="float" office:value="96.00619" calcext:value-type="float">
            <text:p>96.00619</text:p>
          </table:table-cell>
          <table:table-cell office:value-type="float" office:value="90.90035" calcext:value-type="float">
            <text:p>90.90035</text:p>
          </table:table-cell>
          <table:table-cell/>
        </table:table-row>
        <table:table-row table:style-name="ro1">
          <table:table-cell office:value-type="float" office:value="90.73106" calcext:value-type="float">
            <text:p>90.73106</text:p>
          </table:table-cell>
          <table:table-cell office:value-type="float" office:value="92.00823" calcext:value-type="float">
            <text:p>92.00823</text:p>
          </table:table-cell>
          <table:table-cell office:value-type="float" office:value="94.57009" calcext:value-type="float">
            <text:p>94.57009</text:p>
          </table:table-cell>
          <table:table-cell office:value-type="float" office:value="94.1305" calcext:value-type="float">
            <text:p>94.1305</text:p>
          </table:table-cell>
          <table:table-cell office:value-type="float" office:value="90.74043" calcext:value-type="float">
            <text:p>90.74043</text:p>
          </table:table-cell>
          <table:table-cell office:value-type="float" office:value="92.15411" calcext:value-type="float">
            <text:p>92.15411</text:p>
          </table:table-cell>
          <table:table-cell office:value-type="float" office:value="91.61223" calcext:value-type="float">
            <text:p>91.61223</text:p>
          </table:table-cell>
          <table:table-cell office:value-type="float" office:value="90.85541" calcext:value-type="float">
            <text:p>90.85541</text:p>
          </table:table-cell>
          <table:table-cell office:value-type="float" office:value="92.02077" calcext:value-type="float">
            <text:p>92.02077</text:p>
          </table:table-cell>
          <table:table-cell office:value-type="float" office:value="90.72067" calcext:value-type="float">
            <text:p>90.72067</text:p>
          </table:table-cell>
          <table:table-cell office:value-type="float" office:value="90.6723" calcext:value-type="float">
            <text:p>90.6723</text:p>
          </table:table-cell>
          <table:table-cell office:value-type="float" office:value="90.96834" calcext:value-type="float">
            <text:p>90.96834</text:p>
          </table:table-cell>
          <table:table-cell office:value-type="float" office:value="91.98385" calcext:value-type="float">
            <text:p>91.98385</text:p>
          </table:table-cell>
          <table:table-cell office:value-type="float" office:value="90.96254" calcext:value-type="float">
            <text:p>90.96254</text:p>
          </table:table-cell>
          <table:table-cell office:value-type="float" office:value="91.66873" calcext:value-type="float">
            <text:p>91.66873</text:p>
          </table:table-cell>
          <table:table-cell office:value-type="float" office:value="90.74781" calcext:value-type="float">
            <text:p>90.74781</text:p>
          </table:table-cell>
          <table:table-cell office:value-type="float" office:value="95.1903" calcext:value-type="float">
            <text:p>95.1903</text:p>
          </table:table-cell>
          <table:table-cell office:value-type="float" office:value="90.68226" calcext:value-type="float">
            <text:p>90.68226</text:p>
          </table:table-cell>
          <table:table-cell office:value-type="float" office:value="95.82577" calcext:value-type="float">
            <text:p>95.82577</text:p>
          </table:table-cell>
          <table:table-cell office:value-type="float" office:value="90.64729" calcext:value-type="float">
            <text:p>90.64729</text:p>
          </table:table-cell>
          <table:table-cell/>
        </table:table-row>
        <table:table-row table:style-name="ro1">
          <table:table-cell office:value-type="float" office:value="90.24645" calcext:value-type="float">
            <text:p>90.24645</text:p>
          </table:table-cell>
          <table:table-cell office:value-type="float" office:value="91.53542" calcext:value-type="float">
            <text:p>91.53542</text:p>
          </table:table-cell>
          <table:table-cell office:value-type="float" office:value="94.37016" calcext:value-type="float">
            <text:p>94.37016</text:p>
          </table:table-cell>
          <table:table-cell office:value-type="float" office:value="93.93059" calcext:value-type="float">
            <text:p>93.93059</text:p>
          </table:table-cell>
          <table:table-cell office:value-type="float" office:value="90.25594" calcext:value-type="float">
            <text:p>90.25594</text:p>
          </table:table-cell>
          <table:table-cell office:value-type="float" office:value="91.68133" calcext:value-type="float">
            <text:p>91.68133</text:p>
          </table:table-cell>
          <table:table-cell office:value-type="float" office:value="91.1393" calcext:value-type="float">
            <text:p>91.1393</text:p>
          </table:table-cell>
          <table:table-cell office:value-type="float" office:value="90.59337" calcext:value-type="float">
            <text:p>90.59337</text:p>
          </table:table-cell>
          <table:table-cell office:value-type="float" office:value="91.54409" calcext:value-type="float">
            <text:p>91.54409</text:p>
          </table:table-cell>
          <table:table-cell office:value-type="float" office:value="90.23598" calcext:value-type="float">
            <text:p>90.23598</text:p>
          </table:table-cell>
          <table:table-cell office:value-type="float" office:value="90.18686" calcext:value-type="float">
            <text:p>90.18686</text:p>
          </table:table-cell>
          <table:table-cell office:value-type="float" office:value="90.71179" calcext:value-type="float">
            <text:p>90.71179</text:p>
          </table:table-cell>
          <table:table-cell office:value-type="float" office:value="91.74325" calcext:value-type="float">
            <text:p>91.74325</text:p>
          </table:table-cell>
          <table:table-cell office:value-type="float" office:value="90.7095" calcext:value-type="float">
            <text:p>90.7095</text:p>
          </table:table-cell>
          <table:table-cell office:value-type="float" office:value="91.19609" calcext:value-type="float">
            <text:p>91.19609</text:p>
          </table:table-cell>
          <table:table-cell office:value-type="float" office:value="90.25938" calcext:value-type="float">
            <text:p>90.25938</text:p>
          </table:table-cell>
          <table:table-cell office:value-type="float" office:value="95.00282" calcext:value-type="float">
            <text:p>95.00282</text:p>
          </table:table-cell>
          <table:table-cell office:value-type="float" office:value="90.19364" calcext:value-type="float">
            <text:p>90.19364</text:p>
          </table:table-cell>
          <table:table-cell office:value-type="float" office:value="95.395" calcext:value-type="float">
            <text:p>95.395</text:p>
          </table:table-cell>
          <table:table-cell office:value-type="float" office:value="90.15823" calcext:value-type="float">
            <text:p>90.15823</text:p>
          </table:table-cell>
          <table:table-cell/>
        </table:table-row>
        <table:table-row table:style-name="ro1">
          <table:table-cell office:value-type="float" office:value="89.98187" calcext:value-type="float">
            <text:p>89.98187</text:p>
          </table:table-cell>
          <table:table-cell office:value-type="float" office:value="91.29135" calcext:value-type="float">
            <text:p>91.29135</text:p>
          </table:table-cell>
          <table:table-cell office:value-type="float" office:value="93.91356" calcext:value-type="float">
            <text:p>93.91356</text:p>
          </table:table-cell>
          <table:table-cell office:value-type="float" office:value="93.47047" calcext:value-type="float">
            <text:p>93.47047</text:p>
          </table:table-cell>
          <table:table-cell office:value-type="float" office:value="89.99152" calcext:value-type="float">
            <text:p>89.99152</text:p>
          </table:table-cell>
          <table:table-cell office:value-type="float" office:value="91.43734" calcext:value-type="float">
            <text:p>91.43734</text:p>
          </table:table-cell>
          <table:table-cell office:value-type="float" office:value="90.89532" calcext:value-type="float">
            <text:p>90.89532</text:p>
          </table:table-cell>
          <table:table-cell office:value-type="float" office:value="90.10468" calcext:value-type="float">
            <text:p>90.10468</text:p>
          </table:table-cell>
          <table:table-cell office:value-type="float" office:value="91.30348" calcext:value-type="float">
            <text:p>91.30348</text:p>
          </table:table-cell>
          <table:table-cell office:value-type="float" office:value="89.97126" calcext:value-type="float">
            <text:p>89.97126</text:p>
          </table:table-cell>
          <table:table-cell office:value-type="float" office:value="89.91831" calcext:value-type="float">
            <text:p>89.91831</text:p>
          </table:table-cell>
          <table:table-cell office:value-type="float" office:value="90.22596" calcext:value-type="float">
            <text:p>90.22596</text:p>
          </table:table-cell>
          <table:table-cell office:value-type="float" office:value="91.25764" calcext:value-type="float">
            <text:p>91.25764</text:p>
          </table:table-cell>
          <table:table-cell office:value-type="float" office:value="90.22949" calcext:value-type="float">
            <text:p>90.22949</text:p>
          </table:table-cell>
          <table:table-cell office:value-type="float" office:value="90.95245" calcext:value-type="float">
            <text:p>90.95245</text:p>
          </table:table-cell>
          <table:table-cell office:value-type="float" office:value="89.99454" calcext:value-type="float">
            <text:p>89.99454</text:p>
          </table:table-cell>
          <table:table-cell office:value-type="float" office:value="94.55921" calcext:value-type="float">
            <text:p>94.55921</text:p>
          </table:table-cell>
          <table:table-cell office:value-type="float" office:value="89.92882" calcext:value-type="float">
            <text:p>89.92882</text:p>
          </table:table-cell>
          <table:table-cell office:value-type="float" office:value="95.20184" calcext:value-type="float">
            <text:p>95.20184</text:p>
          </table:table-cell>
          <table:table-cell office:value-type="float" office:value="89.8837" calcext:value-type="float">
            <text:p>89.8837</text:p>
          </table:table-cell>
          <table:table-cell/>
        </table:table-row>
        <table:table-row table:style-name="ro1">
          <table:table-cell office:value-type="float" office:value="89.48452" calcext:value-type="float">
            <text:p>89.48452</text:p>
          </table:table-cell>
          <table:table-cell office:value-type="float" office:value="90.81821" calcext:value-type="float">
            <text:p>90.81821</text:p>
          </table:table-cell>
          <table:table-cell office:value-type="float" office:value="93.70986" calcext:value-type="float">
            <text:p>93.70986</text:p>
          </table:table-cell>
          <table:table-cell office:value-type="float" office:value="93.2581" calcext:value-type="float">
            <text:p>93.2581</text:p>
          </table:table-cell>
          <table:table-cell office:value-type="float" office:value="89.4942" calcext:value-type="float">
            <text:p>89.4942</text:p>
          </table:table-cell>
          <table:table-cell office:value-type="float" office:value="90.96437" calcext:value-type="float">
            <text:p>90.96437</text:p>
          </table:table-cell>
          <table:table-cell office:value-type="float" office:value="90.40968" calcext:value-type="float">
            <text:p>90.40968</text:p>
          </table:table-cell>
          <table:table-cell office:value-type="float" office:value="89.83956" calcext:value-type="float">
            <text:p>89.83956</text:p>
          </table:table-cell>
          <table:table-cell office:value-type="float" office:value="90.82729" calcext:value-type="float">
            <text:p>90.82729</text:p>
          </table:table-cell>
          <table:table-cell office:value-type="float" office:value="89.47376" calcext:value-type="float">
            <text:p>89.47376</text:p>
          </table:table-cell>
          <table:table-cell office:value-type="float" office:value="89.42011" calcext:value-type="float">
            <text:p>89.42011</text:p>
          </table:table-cell>
          <table:table-cell office:value-type="float" office:value="89.9605" calcext:value-type="float">
            <text:p>89.9605</text:p>
          </table:table-cell>
          <table:table-cell office:value-type="float" office:value="91.01407" calcext:value-type="float">
            <text:p>91.01407</text:p>
          </table:table-cell>
          <table:table-cell office:value-type="float" office:value="89.96432" calcext:value-type="float">
            <text:p>89.96432</text:p>
          </table:table-cell>
          <table:table-cell office:value-type="float" office:value="90.46698" calcext:value-type="float">
            <text:p>90.46698</text:p>
          </table:table-cell>
          <table:table-cell office:value-type="float" office:value="89.49679" calcext:value-type="float">
            <text:p>89.49679</text:p>
          </table:table-cell>
          <table:table-cell office:value-type="float" office:value="94.36286" calcext:value-type="float">
            <text:p>94.36286</text:p>
          </table:table-cell>
          <table:table-cell office:value-type="float" office:value="89.43061" calcext:value-type="float">
            <text:p>89.43061</text:p>
          </table:table-cell>
          <table:table-cell office:value-type="float" office:value="94.75802" calcext:value-type="float">
            <text:p>94.75802</text:p>
          </table:table-cell>
          <table:table-cell office:value-type="float" office:value="89.39479" calcext:value-type="float">
            <text:p>89.39479</text:p>
          </table:table-cell>
          <table:table-cell/>
        </table:table-row>
        <table:table-row table:style-name="ro1">
          <table:table-cell office:value-type="float" office:value="89.20754" calcext:value-type="float">
            <text:p>89.20754</text:p>
          </table:table-cell>
          <table:table-cell office:value-type="float" office:value="90.55229" calcext:value-type="float">
            <text:p>90.55229</text:p>
          </table:table-cell>
          <table:table-cell office:value-type="float" office:value="93.2533" calcext:value-type="float">
            <text:p>93.2533</text:p>
          </table:table-cell>
          <table:table-cell office:value-type="float" office:value="92.79453" calcext:value-type="float">
            <text:p>92.79453</text:p>
          </table:table-cell>
          <table:table-cell office:value-type="float" office:value="89.21734" calcext:value-type="float">
            <text:p>89.21734</text:p>
          </table:table-cell>
          <table:table-cell office:value-type="float" office:value="90.70796" calcext:value-type="float">
            <text:p>90.70796</text:p>
          </table:table-cell>
          <table:table-cell office:value-type="float" office:value="90.15347" calcext:value-type="float">
            <text:p>90.15347</text:p>
          </table:table-cell>
          <table:table-cell office:value-type="float" office:value="89.34142" calcext:value-type="float">
            <text:p>89.34142</text:p>
          </table:table-cell>
          <table:table-cell office:value-type="float" office:value="90.57109" calcext:value-type="float">
            <text:p>90.57109</text:p>
          </table:table-cell>
          <table:table-cell office:value-type="float" office:value="89.19669" calcext:value-type="float">
            <text:p>89.19669</text:p>
          </table:table-cell>
          <table:table-cell office:value-type="float" office:value="89.14266" calcext:value-type="float">
            <text:p>89.14266</text:p>
          </table:table-cell>
          <table:table-cell office:value-type="float" office:value="89.46207" calcext:value-type="float">
            <text:p>89.46207</text:p>
          </table:table-cell>
          <table:table-cell office:value-type="float" office:value="90.52857" calcext:value-type="float">
            <text:p>90.52857</text:p>
          </table:table-cell>
          <table:table-cell office:value-type="float" office:value="89.4659" calcext:value-type="float">
            <text:p>89.4659</text:p>
          </table:table-cell>
          <table:table-cell office:value-type="float" office:value="90.20154" calcext:value-type="float">
            <text:p>90.20154</text:p>
          </table:table-cell>
          <table:table-cell office:value-type="float" office:value="89.21981" calcext:value-type="float">
            <text:p>89.21981</text:p>
          </table:table-cell>
          <table:table-cell office:value-type="float" office:value="93.91555" calcext:value-type="float">
            <text:p>93.91555</text:p>
          </table:table-cell>
          <table:table-cell office:value-type="float" office:value="89.15347" calcext:value-type="float">
            <text:p>89.15347</text:p>
          </table:table-cell>
          <table:table-cell office:value-type="float" office:value="94.56717" calcext:value-type="float">
            <text:p>94.56717</text:p>
          </table:table-cell>
          <table:table-cell office:value-type="float" office:value="89.11734" calcext:value-type="float">
            <text:p>89.11734</text:p>
          </table:table-cell>
          <table:table-cell/>
        </table:table-row>
        <table:table-row table:style-name="ro1">
          <table:table-cell office:value-type="float" office:value="88.70669" calcext:value-type="float">
            <text:p>88.70669</text:p>
          </table:table-cell>
          <table:table-cell office:value-type="float" office:value="90.06653" calcext:value-type="float">
            <text:p>90.06653</text:p>
          </table:table-cell>
          <table:table-cell office:value-type="float" office:value="93.03403" calcext:value-type="float">
            <text:p>93.03403</text:p>
          </table:table-cell>
          <table:table-cell office:value-type="float" office:value="92.56967" calcext:value-type="float">
            <text:p>92.56967</text:p>
          </table:table-cell>
          <table:table-cell office:value-type="float" office:value="88.70733" calcext:value-type="float">
            <text:p>88.70733</text:p>
          </table:table-cell>
          <table:table-cell office:value-type="float" office:value="90.22234" calcext:value-type="float">
            <text:p>90.22234</text:p>
          </table:table-cell>
          <table:table-cell office:value-type="float" office:value="89.65511" calcext:value-type="float">
            <text:p>89.65511</text:p>
          </table:table-cell>
          <table:table-cell office:value-type="float" office:value="89.06419" calcext:value-type="float">
            <text:p>89.06419</text:p>
          </table:table-cell>
          <table:table-cell office:value-type="float" office:value="90.07579" calcext:value-type="float">
            <text:p>90.07579</text:p>
          </table:table-cell>
          <table:table-cell office:value-type="float" office:value="88.69575" calcext:value-type="float">
            <text:p>88.69575</text:p>
          </table:table-cell>
          <table:table-cell office:value-type="float" office:value="88.64442" calcext:value-type="float">
            <text:p>88.64442</text:p>
          </table:table-cell>
          <table:table-cell office:value-type="float" office:value="89.18439" calcext:value-type="float">
            <text:p>89.18439</text:p>
          </table:table-cell>
          <table:table-cell office:value-type="float" office:value="90.26332" calcext:value-type="float">
            <text:p>90.26332</text:p>
          </table:table-cell>
          <table:table-cell office:value-type="float" office:value="89.1915" calcext:value-type="float">
            <text:p>89.1915</text:p>
          </table:table-cell>
          <table:table-cell office:value-type="float" office:value="89.71256" calcext:value-type="float">
            <text:p>89.71256</text:p>
          </table:table-cell>
          <table:table-cell office:value-type="float" office:value="88.71282" calcext:value-type="float">
            <text:p>88.71282</text:p>
          </table:table-cell>
          <table:table-cell office:value-type="float" office:value="93.703" calcext:value-type="float">
            <text:p>93.703</text:p>
          </table:table-cell>
          <table:table-cell office:value-type="float" office:value="88.65553" calcext:value-type="float">
            <text:p>88.65553</text:p>
          </table:table-cell>
          <table:table-cell office:value-type="float" office:value="94.12356" calcext:value-type="float">
            <text:p>94.12356</text:p>
          </table:table-cell>
          <table:table-cell office:value-type="float" office:value="88.60972" calcext:value-type="float">
            <text:p>88.60972</text:p>
          </table:table-cell>
          <table:table-cell/>
        </table:table-row>
        <table:table-row table:style-name="ro1">
          <table:table-cell office:value-type="float" office:value="88.41139" calcext:value-type="float">
            <text:p>88.41139</text:p>
          </table:table-cell>
          <table:table-cell office:value-type="float" office:value="89.79793" calcext:value-type="float">
            <text:p>89.79793</text:p>
          </table:table-cell>
          <table:table-cell office:value-type="float" office:value="92.57382" calcext:value-type="float">
            <text:p>92.57382</text:p>
          </table:table-cell>
          <table:table-cell office:value-type="float" office:value="92.10611" calcext:value-type="float">
            <text:p>92.10611</text:p>
          </table:table-cell>
          <table:table-cell office:value-type="float" office:value="88.42162" calcext:value-type="float">
            <text:p>88.42162</text:p>
          </table:table-cell>
          <table:table-cell office:value-type="float" office:value="89.95682" calcext:value-type="float">
            <text:p>89.95682</text:p>
          </table:table-cell>
          <table:table-cell office:value-type="float" office:value="89.39011" calcext:value-type="float">
            <text:p>89.39011</text:p>
          </table:table-cell>
          <table:table-cell office:value-type="float" office:value="88.56625" calcext:value-type="float">
            <text:p>88.56625</text:p>
          </table:table-cell>
          <table:table-cell office:value-type="float" office:value="89.8106" calcext:value-type="float">
            <text:p>89.8106</text:p>
          </table:table-cell>
          <table:table-cell office:value-type="float" office:value="88.40981" calcext:value-type="float">
            <text:p>88.40981</text:p>
          </table:table-cell>
          <table:table-cell office:value-type="float" office:value="88.34547" calcext:value-type="float">
            <text:p>88.34547</text:p>
          </table:table-cell>
          <table:table-cell office:value-type="float" office:value="88.68596" calcext:value-type="float">
            <text:p>88.68596</text:p>
          </table:table-cell>
          <table:table-cell office:value-type="float" office:value="89.77783" calcext:value-type="float">
            <text:p>89.77783</text:p>
          </table:table-cell>
          <table:table-cell office:value-type="float" office:value="88.69311" calcext:value-type="float">
            <text:p>88.69311</text:p>
          </table:table-cell>
          <table:table-cell office:value-type="float" office:value="89.43491" calcext:value-type="float">
            <text:p>89.43491</text:p>
          </table:table-cell>
          <table:table-cell office:value-type="float" office:value="88.42353" calcext:value-type="float">
            <text:p>88.42353</text:p>
          </table:table-cell>
          <table:table-cell office:value-type="float" office:value="93.25224" calcext:value-type="float">
            <text:p>93.25224</text:p>
          </table:table-cell>
          <table:table-cell office:value-type="float" office:value="88.3566" calcext:value-type="float">
            <text:p>88.3566</text:p>
          </table:table-cell>
          <table:table-cell office:value-type="float" office:value="93.91078" calcext:value-type="float">
            <text:p>93.91078</text:p>
          </table:table-cell>
          <table:table-cell office:value-type="float" office:value="88.32016" calcext:value-type="float">
            <text:p>88.32016</text:p>
          </table:table-cell>
          <table:table-cell/>
        </table:table-row>
        <table:table-row table:style-name="ro1">
          <table:table-cell office:value-type="float" office:value="88.41139" calcext:value-type="float">
            <text:p>88.41139</text:p>
          </table:table-cell>
          <table:table-cell office:value-type="float" office:value="89.2992" calcext:value-type="float">
            <text:p>89.2992</text:p>
          </table:table-cell>
          <table:table-cell office:value-type="float" office:value="92.34562" calcext:value-type="float">
            <text:p>92.34562</text:p>
          </table:table-cell>
          <table:table-cell office:value-type="float" office:value="91.86558" calcext:value-type="float">
            <text:p>91.86558</text:p>
          </table:table-cell>
          <table:table-cell office:value-type="float" office:value="87.91129" calcext:value-type="float">
            <text:p>87.91129</text:p>
          </table:table-cell>
          <table:table-cell office:value-type="float" office:value="89.45814" calcext:value-type="float">
            <text:p>89.45814</text:p>
          </table:table-cell>
          <table:table-cell office:value-type="float" office:value="88.88805" calcext:value-type="float">
            <text:p>88.88805</text:p>
          </table:table-cell>
          <table:table-cell office:value-type="float" office:value="88.26726" calcext:value-type="float">
            <text:p>88.26726</text:p>
          </table:table-cell>
          <table:table-cell office:value-type="float" office:value="89.31216" calcext:value-type="float">
            <text:p>89.31216</text:p>
          </table:table-cell>
          <table:table-cell office:value-type="float" office:value="87.89955" calcext:value-type="float">
            <text:p>87.89955</text:p>
          </table:table-cell>
          <table:table-cell office:value-type="float" office:value="88.34547" calcext:value-type="float">
            <text:p>88.34547</text:p>
          </table:table-cell>
          <table:table-cell office:value-type="float" office:value="88.39621" calcext:value-type="float">
            <text:p>88.39621</text:p>
          </table:table-cell>
          <table:table-cell office:value-type="float" office:value="89.50015" calcext:value-type="float">
            <text:p>89.50015</text:p>
          </table:table-cell>
          <table:table-cell office:value-type="float" office:value="88.40284" calcext:value-type="float">
            <text:p>88.40284</text:p>
          </table:table-cell>
          <table:table-cell office:value-type="float" office:value="88.93654" calcext:value-type="float">
            <text:p>88.93654</text:p>
          </table:table-cell>
          <table:table-cell office:value-type="float" office:value="87.91644" calcext:value-type="float">
            <text:p>87.91644</text:p>
          </table:table-cell>
          <table:table-cell office:value-type="float" office:value="93.02725" calcext:value-type="float">
            <text:p>93.02725</text:p>
          </table:table-cell>
          <table:table-cell office:value-type="float" office:value="88.3566" calcext:value-type="float">
            <text:p>88.3566</text:p>
          </table:table-cell>
          <table:table-cell office:value-type="float" office:value="93.46349" calcext:value-type="float">
            <text:p>93.46349</text:p>
          </table:table-cell>
          <table:table-cell office:value-type="float" office:value="88.32016" calcext:value-type="float">
            <text:p>88.32016</text:p>
          </table:table-cell>
          <table:table-cell/>
        </table:table-row>
        <table:table-row table:style-name="ro1">
          <table:table-cell office:value-type="float" office:value="87.90118" calcext:value-type="float">
            <text:p>87.90118</text:p>
          </table:table-cell>
          <table:table-cell office:value-type="float" office:value="89.02165" calcext:value-type="float">
            <text:p>89.02165</text:p>
          </table:table-cell>
          <table:table-cell office:value-type="float" office:value="91.87254" calcext:value-type="float">
            <text:p>91.87254</text:p>
          </table:table-cell>
          <table:table-cell office:value-type="float" office:value="91.39312" calcext:value-type="float">
            <text:p>91.39312</text:p>
          </table:table-cell>
          <table:table-cell office:value-type="float" office:value="87.60389" calcext:value-type="float">
            <text:p>87.60389</text:p>
          </table:table-cell>
          <table:table-cell office:value-type="float" office:value="89.1803" calcext:value-type="float">
            <text:p>89.1803</text:p>
          </table:table-cell>
          <table:table-cell office:value-type="float" office:value="88.6012" calcext:value-type="float">
            <text:p>88.6012</text:p>
          </table:table-cell>
          <table:table-cell office:value-type="float" office:value="88.26726" calcext:value-type="float">
            <text:p>88.26726</text:p>
          </table:table-cell>
          <table:table-cell office:value-type="float" office:value="89.03455" calcext:value-type="float">
            <text:p>89.03455</text:p>
          </table:table-cell>
          <table:table-cell office:value-type="float" office:value="87.59193" calcext:value-type="float">
            <text:p>87.59193</text:p>
          </table:table-cell>
          <table:table-cell office:value-type="float" office:value="87.83447" calcext:value-type="float">
            <text:p>87.83447</text:p>
          </table:table-cell>
          <table:table-cell office:value-type="float" office:value="88.07735" calcext:value-type="float">
            <text:p>88.07735</text:p>
          </table:table-cell>
          <table:table-cell office:value-type="float" office:value="89.00181" calcext:value-type="float">
            <text:p>89.00181</text:p>
          </table:table-cell>
          <table:table-cell office:value-type="float" office:value="88.40284" calcext:value-type="float">
            <text:p>88.40284</text:p>
          </table:table-cell>
          <table:table-cell office:value-type="float" office:value="88.64998" calcext:value-type="float">
            <text:p>88.64998</text:p>
          </table:table-cell>
          <table:table-cell office:value-type="float" office:value="87.60558" calcext:value-type="float">
            <text:p>87.60558</text:p>
          </table:table-cell>
          <table:table-cell office:value-type="float" office:value="92.56723" calcext:value-type="float">
            <text:p>92.56723</text:p>
          </table:table-cell>
          <table:table-cell office:value-type="float" office:value="87.84601" calcext:value-type="float">
            <text:p>87.84601</text:p>
          </table:table-cell>
          <table:table-cell office:value-type="float" office:value="93.24774" calcext:value-type="float">
            <text:p>93.24774</text:p>
          </table:table-cell>
          <table:table-cell office:value-type="float" office:value="87.80926" calcext:value-type="float">
            <text:p>87.80926</text:p>
          </table:table-cell>
          <table:table-cell/>
        </table:table-row>
        <table:table-row table:style-name="ro1">
          <table:table-cell office:value-type="float" office:value="87.60301" calcext:value-type="float">
            <text:p>87.60301</text:p>
          </table:table-cell>
          <table:table-cell office:value-type="float" office:value="89.02165" calcext:value-type="float">
            <text:p>89.02165</text:p>
          </table:table-cell>
          <table:table-cell office:value-type="float" office:value="91.63198" calcext:value-type="float">
            <text:p>91.63198</text:p>
          </table:table-cell>
          <table:table-cell office:value-type="float" office:value="91.1494" calcext:value-type="float">
            <text:p>91.1494</text:p>
          </table:table-cell>
          <table:table-cell office:value-type="float" office:value="87.60389" calcext:value-type="float">
            <text:p>87.60389</text:p>
          </table:table-cell>
          <table:table-cell office:value-type="float" office:value="89.1803" calcext:value-type="float">
            <text:p>89.1803</text:p>
          </table:table-cell>
          <table:table-cell office:value-type="float" office:value="88.6012" calcext:value-type="float">
            <text:p>88.6012</text:p>
          </table:table-cell>
          <table:table-cell office:value-type="float" office:value="87.75653" calcext:value-type="float">
            <text:p>87.75653</text:p>
          </table:table-cell>
          <table:table-cell office:value-type="float" office:value="89.03455" calcext:value-type="float">
            <text:p>89.03455</text:p>
          </table:table-cell>
          <table:table-cell office:value-type="float" office:value="87.59193" calcext:value-type="float">
            <text:p>87.59193</text:p>
          </table:table-cell>
          <table:table-cell office:value-type="float" office:value="87.53613" calcext:value-type="float">
            <text:p>87.53613</text:p>
          </table:table-cell>
          <table:table-cell office:value-type="float" office:value="88.07735" calcext:value-type="float">
            <text:p>88.07735</text:p>
          </table:table-cell>
          <table:table-cell office:value-type="float" office:value="88.71205" calcext:value-type="float">
            <text:p>88.71205</text:p>
          </table:table-cell>
          <table:table-cell office:value-type="float" office:value="87.89182" calcext:value-type="float">
            <text:p>87.89182</text:p>
          </table:table-cell>
          <table:table-cell office:value-type="float" office:value="88.64998" calcext:value-type="float">
            <text:p>88.64998</text:p>
          </table:table-cell>
          <table:table-cell office:value-type="float" office:value="87.60558" calcext:value-type="float">
            <text:p>87.60558</text:p>
          </table:table-cell>
          <table:table-cell office:value-type="float" office:value="92.33883" calcext:value-type="float">
            <text:p>92.33883</text:p>
          </table:table-cell>
          <table:table-cell office:value-type="float" office:value="87.54775" calcext:value-type="float">
            <text:p>87.54775</text:p>
          </table:table-cell>
          <table:table-cell office:value-type="float" office:value="92.78782" calcext:value-type="float">
            <text:p>92.78782</text:p>
          </table:table-cell>
          <table:table-cell office:value-type="float" office:value="87.5046" calcext:value-type="float">
            <text:p>87.5046</text:p>
          </table:table-cell>
          <table:table-cell/>
        </table:table-row>
        <table:table-row table:style-name="ro1">
          <table:table-cell office:value-type="float" office:value="87.08336" calcext:value-type="float">
            <text:p>87.08336</text:p>
          </table:table-cell>
          <table:table-cell office:value-type="float" office:value="88.52289" calcext:value-type="float">
            <text:p>88.52289</text:p>
          </table:table-cell>
          <table:table-cell office:value-type="float" office:value="91.15572" calcext:value-type="float">
            <text:p>91.15572</text:p>
          </table:table-cell>
          <table:table-cell office:value-type="float" office:value="90.66383" calcext:value-type="float">
            <text:p>90.66383</text:p>
          </table:table-cell>
          <table:table-cell office:value-type="float" office:value="87.08457" calcext:value-type="float">
            <text:p>87.08457</text:p>
          </table:table-cell>
          <table:table-cell office:value-type="float" office:value="88.68197" calcext:value-type="float">
            <text:p>88.68197</text:p>
          </table:table-cell>
          <table:table-cell office:value-type="float" office:value="88.28232" calcext:value-type="float">
            <text:p>88.28232</text:p>
          </table:table-cell>
          <table:table-cell office:value-type="float" office:value="87.45818" calcext:value-type="float">
            <text:p>87.45818</text:p>
          </table:table-cell>
          <table:table-cell office:value-type="float" office:value="88.53278" calcext:value-type="float">
            <text:p>88.53278</text:p>
          </table:table-cell>
          <table:table-cell office:value-type="float" office:value="87.07213" calcext:value-type="float">
            <text:p>87.07213</text:p>
          </table:table-cell>
          <table:table-cell office:value-type="float" office:value="87.0159" calcext:value-type="float">
            <text:p>87.0159</text:p>
          </table:table-cell>
          <table:table-cell office:value-type="float" office:value="87.58024" calcext:value-type="float">
            <text:p>87.58024</text:p>
          </table:table-cell>
          <table:table-cell office:value-type="float" office:value="88.20432" calcext:value-type="float">
            <text:p>88.20432</text:p>
          </table:table-cell>
          <table:table-cell office:value-type="float" office:value="87.59307" calcext:value-type="float">
            <text:p>87.59307</text:p>
          </table:table-cell>
          <table:table-cell office:value-type="float" office:value="88.13907" calcext:value-type="float">
            <text:p>88.13907</text:p>
          </table:table-cell>
          <table:table-cell office:value-type="float" office:value="87.08577" calcext:value-type="float">
            <text:p>87.08577</text:p>
          </table:table-cell>
          <table:table-cell office:value-type="float" office:value="92.06319" calcext:value-type="float">
            <text:p>92.06319</text:p>
          </table:table-cell>
          <table:table-cell office:value-type="float" office:value="87.02746" calcext:value-type="float">
            <text:p>87.02746</text:p>
          </table:table-cell>
          <table:table-cell office:value-type="float" office:value="92.5595" calcext:value-type="float">
            <text:p>92.5595</text:p>
          </table:table-cell>
          <table:table-cell office:value-type="float" office:value="86.98092" calcext:value-type="float">
            <text:p>86.98092</text:p>
          </table:table-cell>
          <table:table-cell/>
        </table:table-row>
        <table:table-row table:style-name="ro1">
          <table:table-cell office:value-type="float" office:value="86.76693" calcext:value-type="float">
            <text:p>86.76693</text:p>
          </table:table-cell>
          <table:table-cell office:value-type="float" office:value="88.22354" calcext:value-type="float">
            <text:p>88.22354</text:p>
          </table:table-cell>
          <table:table-cell office:value-type="float" office:value="90.90277" calcext:value-type="float">
            <text:p>90.90277</text:p>
          </table:table-cell>
          <table:table-cell office:value-type="float" office:value="90.40732" calcext:value-type="float">
            <text:p>90.40732</text:p>
          </table:table-cell>
          <table:table-cell office:value-type="float" office:value="86.77455" calcext:value-type="float">
            <text:p>86.77455</text:p>
          </table:table-cell>
          <table:table-cell office:value-type="float" office:value="88.39235" calcext:value-type="float">
            <text:p>88.39235</text:p>
          </table:table-cell>
          <table:table-cell office:value-type="float" office:value="87.7945" calcext:value-type="float">
            <text:p>87.7945</text:p>
          </table:table-cell>
          <table:table-cell office:value-type="float" office:value="86.93815" calcext:value-type="float">
            <text:p>86.93815</text:p>
          </table:table-cell>
          <table:table-cell office:value-type="float" office:value="88.23709" calcext:value-type="float">
            <text:p>88.23709</text:p>
          </table:table-cell>
          <table:table-cell office:value-type="float" office:value="86.76498" calcext:value-type="float">
            <text:p>86.76498</text:p>
          </table:table-cell>
          <table:table-cell office:value-type="float" office:value="86.69584" calcext:value-type="float">
            <text:p>86.69584</text:p>
          </table:table-cell>
          <table:table-cell office:value-type="float" office:value="87.24565" calcext:value-type="float">
            <text:p>87.24565</text:p>
          </table:table-cell>
          <table:table-cell office:value-type="float" office:value="88.20432" calcext:value-type="float">
            <text:p>88.20432</text:p>
          </table:table-cell>
          <table:table-cell office:value-type="float" office:value="87.07266" calcext:value-type="float">
            <text:p>87.07266</text:p>
          </table:table-cell>
          <table:table-cell office:value-type="float" office:value="87.84025" calcext:value-type="float">
            <text:p>87.84025</text:p>
          </table:table-cell>
          <table:table-cell office:value-type="float" office:value="86.77888" calcext:value-type="float">
            <text:p>86.77888</text:p>
          </table:table-cell>
          <table:table-cell office:value-type="float" office:value="91.63425" calcext:value-type="float">
            <text:p>91.63425</text:p>
          </table:table-cell>
          <table:table-cell office:value-type="float" office:value="86.70736" calcext:value-type="float">
            <text:p>86.70736</text:p>
          </table:table-cell>
          <table:table-cell office:value-type="float" office:value="92.0901" calcext:value-type="float">
            <text:p>92.0901</text:p>
          </table:table-cell>
          <table:table-cell office:value-type="float" office:value="86.67356" calcext:value-type="float">
            <text:p>86.67356</text:p>
          </table:table-cell>
          <table:table-cell/>
        </table:table-row>
        <table:table-row table:style-name="ro1">
          <table:table-cell office:value-type="float" office:value="86.23446" calcext:value-type="float">
            <text:p>86.23446</text:p>
          </table:table-cell>
          <table:table-cell office:value-type="float" office:value="87.71236" calcext:value-type="float">
            <text:p>87.71236</text:p>
          </table:table-cell>
          <table:table-cell office:value-type="float" office:value="90.42652" calcext:value-type="float">
            <text:p>90.42652</text:p>
          </table:table-cell>
          <table:table-cell office:value-type="float" office:value="89.92164" calcext:value-type="float">
            <text:p>89.92164</text:p>
          </table:table-cell>
          <table:table-cell office:value-type="float" office:value="86.24546" calcext:value-type="float">
            <text:p>86.24546</text:p>
          </table:table-cell>
          <table:table-cell office:value-type="float" office:value="87.88383" calcext:value-type="float">
            <text:p>87.88383</text:p>
          </table:table-cell>
          <table:table-cell office:value-type="float" office:value="87.47257" calcext:value-type="float">
            <text:p>87.47257</text:p>
          </table:table-cell>
          <table:table-cell office:value-type="float" office:value="86.61835" calcext:value-type="float">
            <text:p>86.61835</text:p>
          </table:table-cell>
          <table:table-cell office:value-type="float" office:value="87.72614" calcext:value-type="float">
            <text:p>87.72614</text:p>
          </table:table-cell>
          <table:table-cell office:value-type="float" office:value="86.23261" calcext:value-type="float">
            <text:p>86.23261</text:p>
          </table:table-cell>
          <table:table-cell office:value-type="float" office:value="86.16608" calcext:value-type="float">
            <text:p>86.16608</text:p>
          </table:table-cell>
          <table:table-cell office:value-type="float" office:value="86.74891" calcext:value-type="float">
            <text:p>86.74891</text:p>
          </table:table-cell>
          <table:table-cell office:value-type="float" office:value="87.90562" calcext:value-type="float">
            <text:p>87.90562</text:p>
          </table:table-cell>
          <table:table-cell office:value-type="float" office:value="86.76505" calcext:value-type="float">
            <text:p>86.76505</text:p>
          </table:table-cell>
          <table:table-cell office:value-type="float" office:value="87.32934" calcext:value-type="float">
            <text:p>87.32934</text:p>
          </table:table-cell>
          <table:table-cell office:value-type="float" office:value="86.24655" calcext:value-type="float">
            <text:p>86.24655</text:p>
          </table:table-cell>
          <table:table-cell office:value-type="float" office:value="91.33682" calcext:value-type="float">
            <text:p>91.33682</text:p>
          </table:table-cell>
          <table:table-cell office:value-type="float" office:value="86.17799" calcext:value-type="float">
            <text:p>86.17799</text:p>
          </table:table-cell>
          <table:table-cell office:value-type="float" office:value="91.85868" calcext:value-type="float">
            <text:p>91.85868</text:p>
          </table:table-cell>
          <table:table-cell office:value-type="float" office:value="86.14402" calcext:value-type="float">
            <text:p>86.14402</text:p>
          </table:table-cell>
          <table:table-cell/>
        </table:table-row>
        <table:table-row table:style-name="ro1">
          <table:table-cell office:value-type="float" office:value="85.91529" calcext:value-type="float">
            <text:p>85.91529</text:p>
          </table:table-cell>
          <table:table-cell office:value-type="float" office:value="87.71236" calcext:value-type="float">
            <text:p>87.71236</text:p>
          </table:table-cell>
          <table:table-cell office:value-type="float" office:value="90.16115" calcext:value-type="float">
            <text:p>90.16115</text:p>
          </table:table-cell>
          <table:table-cell office:value-type="float" office:value="89.64705" calcext:value-type="float">
            <text:p>89.64705</text:p>
          </table:table-cell>
          <table:table-cell office:value-type="float" office:value="85.91702" calcext:value-type="float">
            <text:p>85.91702</text:p>
          </table:table-cell>
          <table:table-cell office:value-type="float" office:value="87.57246" calcext:value-type="float">
            <text:p>87.57246</text:p>
          </table:table-cell>
          <table:table-cell office:value-type="float" office:value="86.97221" calcext:value-type="float">
            <text:p>86.97221</text:p>
          </table:table-cell>
          <table:table-cell office:value-type="float" office:value="86.08894" calcext:value-type="float">
            <text:p>86.08894</text:p>
          </table:table-cell>
          <table:table-cell office:value-type="float" office:value="87.72614" calcext:value-type="float">
            <text:p>87.72614</text:p>
          </table:table-cell>
          <table:table-cell office:value-type="float" office:value="85.9039" calcext:value-type="float">
            <text:p>85.9039</text:p>
          </table:table-cell>
          <table:table-cell office:value-type="float" office:value="85.8372" calcext:value-type="float">
            <text:p>85.8372</text:p>
          </table:table-cell>
          <table:table-cell office:value-type="float" office:value="86.40528" calcext:value-type="float">
            <text:p>86.40528</text:p>
          </table:table-cell>
          <table:table-cell office:value-type="float" office:value="87.3947" calcext:value-type="float">
            <text:p>87.3947</text:p>
          </table:table-cell>
          <table:table-cell office:value-type="float" office:value="86.23535" calcext:value-type="float">
            <text:p>86.23535</text:p>
          </table:table-cell>
          <table:table-cell office:value-type="float" office:value="87.02177" calcext:value-type="float">
            <text:p>87.02177</text:p>
          </table:table-cell>
          <table:table-cell office:value-type="float" office:value="85.91805" calcext:value-type="float">
            <text:p>85.91805</text:p>
          </table:table-cell>
          <table:table-cell office:value-type="float" office:value="90.90477" calcext:value-type="float">
            <text:p>90.90477</text:p>
          </table:table-cell>
          <table:table-cell office:value-type="float" office:value="85.84921" calcext:value-type="float">
            <text:p>85.84921</text:p>
          </table:table-cell>
          <table:table-cell office:value-type="float" office:value="91.38243" calcext:value-type="float">
            <text:p>91.38243</text:p>
          </table:table-cell>
          <table:table-cell office:value-type="float" office:value="85.81511" calcext:value-type="float">
            <text:p>85.81511</text:p>
          </table:table-cell>
          <table:table-cell/>
        </table:table-row>
        <table:table-row table:style-name="ro1">
          <table:table-cell office:value-type="float" office:value="85.37706" calcext:value-type="float">
            <text:p>85.37706</text:p>
          </table:table-cell>
          <table:table-cell office:value-type="float" office:value="87.41342" calcext:value-type="float">
            <text:p>87.41342</text:p>
          </table:table-cell>
          <table:table-cell office:value-type="float" office:value="89.66614" calcext:value-type="float">
            <text:p>89.66614</text:p>
          </table:table-cell>
          <table:table-cell office:value-type="float" office:value="89.14517" calcext:value-type="float">
            <text:p>89.14517</text:p>
          </table:table-cell>
          <table:table-cell office:value-type="float" office:value="85.3755" calcext:value-type="float">
            <text:p>85.3755</text:p>
          </table:table-cell>
          <table:table-cell office:value-type="float" office:value="87.25059" calcext:value-type="float">
            <text:p>87.25059</text:p>
          </table:table-cell>
          <table:table-cell office:value-type="float" office:value="86.63165" calcext:value-type="float">
            <text:p>86.63165</text:p>
          </table:table-cell>
          <table:table-cell office:value-type="float" office:value="85.76031" calcext:value-type="float">
            <text:p>85.76031</text:p>
          </table:table-cell>
          <table:table-cell office:value-type="float" office:value="87.42756" calcext:value-type="float">
            <text:p>87.42756</text:p>
          </table:table-cell>
          <table:table-cell office:value-type="float" office:value="85.56071" calcext:value-type="float">
            <text:p>85.56071</text:p>
          </table:table-cell>
          <table:table-cell office:value-type="float" office:value="85.30423" calcext:value-type="float">
            <text:p>85.30423</text:p>
          </table:table-cell>
          <table:table-cell office:value-type="float" office:value="85.89945" calcext:value-type="float">
            <text:p>85.89945</text:p>
          </table:table-cell>
          <table:table-cell office:value-type="float" office:value="87.07762" calcext:value-type="float">
            <text:p>87.07762</text:p>
          </table:table-cell>
          <table:table-cell office:value-type="float" office:value="85.91551" calcext:value-type="float">
            <text:p>85.91551</text:p>
          </table:table-cell>
          <table:table-cell office:value-type="float" office:value="86.49222" calcext:value-type="float">
            <text:p>86.49222</text:p>
          </table:table-cell>
          <table:table-cell office:value-type="float" office:value="85.37952" calcext:value-type="float">
            <text:p>85.37952</text:p>
          </table:table-cell>
          <table:table-cell office:value-type="float" office:value="90.60749" calcext:value-type="float">
            <text:p>90.60749</text:p>
          </table:table-cell>
          <table:table-cell office:value-type="float" office:value="85.31632" calcext:value-type="float">
            <text:p>85.31632</text:p>
          </table:table-cell>
          <table:table-cell office:value-type="float" office:value="91.13262" calcext:value-type="float">
            <text:p>91.13262</text:p>
          </table:table-cell>
          <table:table-cell office:value-type="float" office:value="85.27272" calcext:value-type="float">
            <text:p>85.27272</text:p>
          </table:table-cell>
          <table:table-cell/>
        </table:table-row>
        <table:table-row table:style-name="ro1">
          <table:table-cell office:value-type="float" office:value="85.03951" calcext:value-type="float">
            <text:p>85.03951</text:p>
          </table:table-cell>
          <table:table-cell office:value-type="float" office:value="86.88346" calcext:value-type="float">
            <text:p>86.88346</text:p>
          </table:table-cell>
          <table:table-cell office:value-type="float" office:value="89.66614" calcext:value-type="float">
            <text:p>89.66614</text:p>
          </table:table-cell>
          <table:table-cell office:value-type="float" office:value="89.14517" calcext:value-type="float">
            <text:p>89.14517</text:p>
          </table:table-cell>
          <table:table-cell office:value-type="float" office:value="85.03833" calcext:value-type="float">
            <text:p>85.03833</text:p>
          </table:table-cell>
          <table:table-cell office:value-type="float" office:value="86.74463" calcext:value-type="float">
            <text:p>86.74463</text:p>
          </table:table-cell>
          <table:table-cell office:value-type="float" office:value="86.12215" calcext:value-type="float">
            <text:p>86.12215</text:p>
          </table:table-cell>
          <table:table-cell office:value-type="float" office:value="85.22757" calcext:value-type="float">
            <text:p>85.22757</text:p>
          </table:table-cell>
          <table:table-cell office:value-type="float" office:value="86.904" calcext:value-type="float">
            <text:p>86.904</text:p>
          </table:table-cell>
          <table:table-cell office:value-type="float" office:value="85.02776" calcext:value-type="float">
            <text:p>85.02776</text:p>
          </table:table-cell>
          <table:table-cell office:value-type="float" office:value="84.95713" calcext:value-type="float">
            <text:p>84.95713</text:p>
          </table:table-cell>
          <table:table-cell office:value-type="float" office:value="85.54653" calcext:value-type="float">
            <text:p>85.54653</text:p>
          </table:table-cell>
          <table:table-cell office:value-type="float" office:value="86.55386" calcext:value-type="float">
            <text:p>86.55386</text:p>
          </table:table-cell>
          <table:table-cell office:value-type="float" office:value="85.37303" calcext:value-type="float">
            <text:p>85.37303</text:p>
          </table:table-cell>
          <table:table-cell office:value-type="float" office:value="86.17244" calcext:value-type="float">
            <text:p>86.17244</text:p>
          </table:table-cell>
          <table:table-cell office:value-type="float" office:value="85.03879" calcext:value-type="float">
            <text:p>85.03879</text:p>
          </table:table-cell>
          <table:table-cell office:value-type="float" office:value="90.60749" calcext:value-type="float">
            <text:p>90.60749</text:p>
          </table:table-cell>
          <table:table-cell office:value-type="float" office:value="84.9724" calcext:value-type="float">
            <text:p>84.9724</text:p>
          </table:table-cell>
          <table:table-cell office:value-type="float" office:value="90.65293" calcext:value-type="float">
            <text:p>90.65293</text:p>
          </table:table-cell>
          <table:table-cell office:value-type="float" office:value="84.93817" calcext:value-type="float">
            <text:p>84.93817</text:p>
          </table:table-cell>
          <table:table-cell/>
        </table:table-row>
        <table:table-row table:style-name="ro1">
          <table:table-cell office:value-type="float" office:value="84.49164" calcext:value-type="float">
            <text:p>84.49164</text:p>
          </table:table-cell>
          <table:table-cell office:value-type="float" office:value="86.57277" calcext:value-type="float">
            <text:p>86.57277</text:p>
          </table:table-cell>
          <table:table-cell office:value-type="float" office:value="89.39781" calcext:value-type="float">
            <text:p>89.39781</text:p>
          </table:table-cell>
          <table:table-cell office:value-type="float" office:value="88.86794" calcext:value-type="float">
            <text:p>88.86794</text:p>
          </table:table-cell>
          <table:table-cell office:value-type="float" office:value="84.49999" calcext:value-type="float">
            <text:p>84.49999</text:p>
          </table:table-cell>
          <table:table-cell office:value-type="float" office:value="86.40093" calcext:value-type="float">
            <text:p>86.40093</text:p>
          </table:table-cell>
          <table:table-cell office:value-type="float" office:value="85.78188" calcext:value-type="float">
            <text:p>85.78188</text:p>
          </table:table-cell>
          <table:table-cell office:value-type="float" office:value="84.88366" calcext:value-type="float">
            <text:p>84.88366</text:p>
          </table:table-cell>
          <table:table-cell office:value-type="float" office:value="86.58729" calcext:value-type="float">
            <text:p>86.58729</text:p>
          </table:table-cell>
          <table:table-cell office:value-type="float" office:value="84.67555" calcext:value-type="float">
            <text:p>84.67555</text:p>
          </table:table-cell>
          <table:table-cell office:value-type="float" office:value="84.41821" calcext:value-type="float">
            <text:p>84.41821</text:p>
          </table:table-cell>
          <table:table-cell office:value-type="float" office:value="85.01871" calcext:value-type="float">
            <text:p>85.01871</text:p>
          </table:table-cell>
          <table:table-cell office:value-type="float" office:value="86.23421" calcext:value-type="float">
            <text:p>86.23421</text:p>
          </table:table-cell>
          <table:table-cell office:value-type="float" office:value="85.03507" calcext:value-type="float">
            <text:p>85.03507</text:p>
          </table:table-cell>
          <table:table-cell office:value-type="float" office:value="85.63959" calcext:value-type="float">
            <text:p>85.63959</text:p>
          </table:table-cell>
          <table:table-cell office:value-type="float" office:value="84.49081" calcext:value-type="float">
            <text:p>84.49081</text:p>
          </table:table-cell>
          <table:table-cell office:value-type="float" office:value="90.15337" calcext:value-type="float">
            <text:p>90.15337</text:p>
          </table:table-cell>
          <table:table-cell office:value-type="float" office:value="84.4208" calcext:value-type="float">
            <text:p>84.4208</text:p>
          </table:table-cell>
          <table:table-cell office:value-type="float" office:value="90.3908" calcext:value-type="float">
            <text:p>90.3908</text:p>
          </table:table-cell>
          <table:table-cell office:value-type="float" office:value="84.38657" calcext:value-type="float">
            <text:p>84.38657</text:p>
          </table:table-cell>
          <table:table-cell/>
        </table:table-row>
        <table:table-row table:style-name="ro1">
          <table:table-cell office:value-type="float" office:value="84.14538" calcext:value-type="float">
            <text:p>84.14538</text:p>
          </table:table-cell>
          <table:table-cell office:value-type="float" office:value="86.04293" calcext:value-type="float">
            <text:p>86.04293</text:p>
          </table:table-cell>
          <table:table-cell office:value-type="float" office:value="89.08805" calcext:value-type="float">
            <text:p>89.08805</text:p>
          </table:table-cell>
          <table:table-cell office:value-type="float" office:value="88.36024" calcext:value-type="float">
            <text:p>88.36024</text:p>
          </table:table-cell>
          <table:table-cell office:value-type="float" office:value="84.14102" calcext:value-type="float">
            <text:p>84.14102</text:p>
          </table:table-cell>
          <table:table-cell office:value-type="float" office:value="85.89191" calcext:value-type="float">
            <text:p>85.89191</text:p>
          </table:table-cell>
          <table:table-cell office:value-type="float" office:value="85.26362" calcext:value-type="float">
            <text:p>85.26362</text:p>
          </table:table-cell>
          <table:table-cell office:value-type="float" office:value="84.34167" calcext:value-type="float">
            <text:p>84.34167</text:p>
          </table:table-cell>
          <table:table-cell office:value-type="float" office:value="86.05407" calcext:value-type="float">
            <text:p>86.05407</text:p>
          </table:table-cell>
          <table:table-cell office:value-type="float" office:value="84.13023" calcext:value-type="float">
            <text:p>84.13023</text:p>
          </table:table-cell>
          <table:table-cell office:value-type="float" office:value="84.05899" calcext:value-type="float">
            <text:p>84.05899</text:p>
          </table:table-cell>
          <table:table-cell office:value-type="float" office:value="84.66931" calcext:value-type="float">
            <text:p>84.66931</text:p>
          </table:table-cell>
          <table:table-cell office:value-type="float" office:value="85.69489" calcext:value-type="float">
            <text:p>85.69489</text:p>
          </table:table-cell>
          <table:table-cell office:value-type="float" office:value="84.49604" calcext:value-type="float">
            <text:p>84.49604</text:p>
          </table:table-cell>
          <table:table-cell office:value-type="float" office:value="85.30142" calcext:value-type="float">
            <text:p>85.30142</text:p>
          </table:table-cell>
          <table:table-cell office:value-type="float" office:value="84.14445" calcext:value-type="float">
            <text:p>84.14445</text:p>
          </table:table-cell>
          <table:table-cell office:value-type="float" office:value="89.85303" calcext:value-type="float">
            <text:p>89.85303</text:p>
          </table:table-cell>
          <table:table-cell office:value-type="float" office:value="84.07453" calcext:value-type="float">
            <text:p>84.07453</text:p>
          </table:table-cell>
          <table:table-cell office:value-type="float" office:value="90.3908" calcext:value-type="float">
            <text:p>90.3908</text:p>
          </table:table-cell>
          <table:table-cell office:value-type="float" office:value="84.03993" calcext:value-type="float">
            <text:p>84.03993</text:p>
          </table:table-cell>
          <table:table-cell/>
        </table:table-row>
        <table:table-row table:style-name="ro1">
          <table:table-cell office:value-type="float" office:value="83.59103" calcext:value-type="float">
            <text:p>83.59103</text:p>
          </table:table-cell>
          <table:table-cell office:value-type="float" office:value="85.71377" calcext:value-type="float">
            <text:p>85.71377</text:p>
          </table:table-cell>
          <table:table-cell office:value-type="float" office:value="88.60923" calcext:value-type="float">
            <text:p>88.60923</text:p>
          </table:table-cell>
          <table:table-cell office:value-type="float" office:value="88.07065" calcext:value-type="float">
            <text:p>88.07065</text:p>
          </table:table-cell>
          <table:table-cell office:value-type="float" office:value="83.59009" calcext:value-type="float">
            <text:p>83.59009</text:p>
          </table:table-cell>
          <table:table-cell office:value-type="float" office:value="85.54219" calcext:value-type="float">
            <text:p>85.54219</text:p>
          </table:table-cell>
          <table:table-cell office:value-type="float" office:value="84.90145" calcext:value-type="float">
            <text:p>84.90145</text:p>
          </table:table-cell>
          <table:table-cell office:value-type="float" office:value="83.98575" calcext:value-type="float">
            <text:p>83.98575</text:p>
          </table:table-cell>
          <table:table-cell office:value-type="float" office:value="85.72505" calcext:value-type="float">
            <text:p>85.72505</text:p>
          </table:table-cell>
          <table:table-cell office:value-type="float" office:value="83.76877" calcext:value-type="float">
            <text:p>83.76877</text:p>
          </table:table-cell>
          <table:table-cell office:value-type="float" office:value="83.50748" calcext:value-type="float">
            <text:p>83.50748</text:p>
          </table:table-cell>
          <table:table-cell office:value-type="float" office:value="84.1199" calcext:value-type="float">
            <text:p>84.1199</text:p>
          </table:table-cell>
          <table:table-cell office:value-type="float" office:value="85.3663" calcext:value-type="float">
            <text:p>85.3663</text:p>
          </table:table-cell>
          <table:table-cell office:value-type="float" office:value="84.14897" calcext:value-type="float">
            <text:p>84.14897</text:p>
          </table:table-cell>
          <table:table-cell office:value-type="float" office:value="84.76231" calcext:value-type="float">
            <text:p>84.76231</text:p>
          </table:table-cell>
          <table:table-cell office:value-type="float" office:value="83.77984" calcext:value-type="float">
            <text:p>83.77984</text:p>
          </table:table-cell>
          <table:table-cell office:value-type="float" office:value="89.39013" calcext:value-type="float">
            <text:p>89.39013</text:p>
          </table:table-cell>
          <table:table-cell office:value-type="float" office:value="83.51989" calcext:value-type="float">
            <text:p>83.51989</text:p>
          </table:table-cell>
          <table:table-cell office:value-type="float" office:value="89.90166" calcext:value-type="float">
            <text:p>89.90166</text:p>
          </table:table-cell>
          <table:table-cell office:value-type="float" office:value="83.48809" calcext:value-type="float">
            <text:p>83.48809</text:p>
          </table:table-cell>
          <table:table-cell/>
        </table:table-row>
        <table:table-row table:style-name="ro1">
          <table:table-cell office:value-type="float" office:value="83.22317" calcext:value-type="float">
            <text:p>83.22317</text:p>
          </table:table-cell>
          <table:table-cell office:value-type="float" office:value="85.17136" calcext:value-type="float">
            <text:p>85.17136</text:p>
          </table:table-cell>
          <table:table-cell office:value-type="float" office:value="88.29048" calcext:value-type="float">
            <text:p>88.29048</text:p>
          </table:table-cell>
          <table:table-cell office:value-type="float" office:value="87.55012" calcext:value-type="float">
            <text:p>87.55012</text:p>
          </table:table-cell>
          <table:table-cell office:value-type="float" office:value="83.22242" calcext:value-type="float">
            <text:p>83.22242</text:p>
          </table:table-cell>
          <table:table-cell office:value-type="float" office:value="85.01473" calcext:value-type="float">
            <text:p>85.01473</text:p>
          </table:table-cell>
          <table:table-cell office:value-type="float" office:value="84.36797" calcext:value-type="float">
            <text:p>84.36797</text:p>
          </table:table-cell>
          <table:table-cell office:value-type="float" office:value="83.43428" calcext:value-type="float">
            <text:p>83.43428</text:p>
          </table:table-cell>
          <table:table-cell office:value-type="float" office:value="85.19535" calcext:value-type="float">
            <text:p>85.19535</text:p>
          </table:table-cell>
          <table:table-cell office:value-type="float" office:value="83.22064" calcext:value-type="float">
            <text:p>83.22064</text:p>
          </table:table-cell>
          <table:table-cell office:value-type="float" office:value="83.13947" calcext:value-type="float">
            <text:p>83.13947</text:p>
          </table:table-cell>
          <table:table-cell office:value-type="float" office:value="83.75807" calcext:value-type="float">
            <text:p>83.75807</text:p>
          </table:table-cell>
          <table:table-cell office:value-type="float" office:value="84.82365" calcext:value-type="float">
            <text:p>84.82365</text:p>
          </table:table-cell>
          <table:table-cell office:value-type="float" office:value="83.59727" calcext:value-type="float">
            <text:p>83.59727</text:p>
          </table:table-cell>
          <table:table-cell office:value-type="float" office:value="84.41538" calcext:value-type="float">
            <text:p>84.41538</text:p>
          </table:table-cell>
          <table:table-cell office:value-type="float" office:value="83.22194" calcext:value-type="float">
            <text:p>83.22194</text:p>
          </table:table-cell>
          <table:table-cell office:value-type="float" office:value="89.39013" calcext:value-type="float">
            <text:p>89.39013</text:p>
          </table:table-cell>
          <table:table-cell office:value-type="float" office:value="83.15185" calcext:value-type="float">
            <text:p>83.15185</text:p>
          </table:table-cell>
          <table:table-cell office:value-type="float" office:value="89.63665" calcext:value-type="float">
            <text:p>89.63665</text:p>
          </table:table-cell>
          <table:table-cell office:value-type="float" office:value="83.11664" calcext:value-type="float">
            <text:p>83.11664</text:p>
          </table:table-cell>
          <table:table-cell/>
        </table:table-row>
        <table:table-row table:style-name="ro1">
          <table:table-cell office:value-type="float" office:value="82.65935" calcext:value-type="float">
            <text:p>82.65935</text:p>
          </table:table-cell>
          <table:table-cell office:value-type="float" office:value="84.83342" calcext:value-type="float">
            <text:p>84.83342</text:p>
          </table:table-cell>
          <table:table-cell office:value-type="float" office:value="87.80276" calcext:value-type="float">
            <text:p>87.80276</text:p>
          </table:table-cell>
          <table:table-cell office:value-type="float" office:value="87.24833" calcext:value-type="float">
            <text:p>87.24833</text:p>
          </table:table-cell>
          <table:table-cell office:value-type="float" office:value="82.65865" calcext:value-type="float">
            <text:p>82.65865</text:p>
          </table:table-cell>
          <table:table-cell office:value-type="float" office:value="84.66224" calcext:value-type="float">
            <text:p>84.66224</text:p>
          </table:table-cell>
          <table:table-cell office:value-type="float" office:value="84.01546" calcext:value-type="float">
            <text:p>84.01546</text:p>
          </table:table-cell>
          <table:table-cell office:value-type="float" office:value="83.07267" calcext:value-type="float">
            <text:p>83.07267</text:p>
          </table:table-cell>
          <table:table-cell office:value-type="float" office:value="84.84796" calcext:value-type="float">
            <text:p>84.84796</text:p>
          </table:table-cell>
          <table:table-cell office:value-type="float" office:value="82.84699" calcext:value-type="float">
            <text:p>82.84699</text:p>
          </table:table-cell>
          <table:table-cell office:value-type="float" office:value="82.58506" calcext:value-type="float">
            <text:p>82.58506</text:p>
          </table:table-cell>
          <table:table-cell office:value-type="float" office:value="83.20922" calcext:value-type="float">
            <text:p>83.20922</text:p>
          </table:table-cell>
          <table:table-cell office:value-type="float" office:value="84.46733" calcext:value-type="float">
            <text:p>84.46733</text:p>
          </table:table-cell>
          <table:table-cell office:value-type="float" office:value="83.2289" calcext:value-type="float">
            <text:p>83.2289</text:p>
          </table:table-cell>
          <table:table-cell office:value-type="float" office:value="84.05344" calcext:value-type="float">
            <text:p>84.05344</text:p>
          </table:table-cell>
          <table:table-cell office:value-type="float" office:value="82.84809" calcext:value-type="float">
            <text:p>82.84809</text:p>
          </table:table-cell>
          <table:table-cell office:value-type="float" office:value="89.08063" calcext:value-type="float">
            <text:p>89.08063</text:p>
          </table:table-cell>
          <table:table-cell office:value-type="float" office:value="82.58761" calcext:value-type="float">
            <text:p>82.58761</text:p>
          </table:table-cell>
          <table:table-cell office:value-type="float" office:value="89.13799" calcext:value-type="float">
            <text:p>89.13799</text:p>
          </table:table-cell>
          <table:table-cell office:value-type="float" office:value="82.55558" calcext:value-type="float">
            <text:p>82.55558</text:p>
          </table:table-cell>
          <table:table-cell/>
        </table:table-row>
        <table:table-row table:style-name="ro1">
          <table:table-cell office:value-type="float" office:value="82.28901" calcext:value-type="float">
            <text:p>82.28901</text:p>
          </table:table-cell>
          <table:table-cell office:value-type="float" office:value="84.28444" calcext:value-type="float">
            <text:p>84.28444</text:p>
          </table:table-cell>
          <table:table-cell office:value-type="float" office:value="87.47125" calcext:value-type="float">
            <text:p>87.47125</text:p>
          </table:table-cell>
          <table:table-cell office:value-type="float" office:value="86.72795" calcext:value-type="float">
            <text:p>86.72795</text:p>
          </table:table-cell>
          <table:table-cell office:value-type="float" office:value="82.2884" calcext:value-type="float">
            <text:p>82.2884</text:p>
          </table:table-cell>
          <table:table-cell office:value-type="float" office:value="84.11604" calcext:value-type="float">
            <text:p>84.11604</text:p>
          </table:table-cell>
          <table:table-cell office:value-type="float" office:value="83.46648" calcext:value-type="float">
            <text:p>83.46648</text:p>
          </table:table-cell>
          <table:table-cell office:value-type="float" office:value="82.51196" calcext:value-type="float">
            <text:p>82.51196</text:p>
          </table:table-cell>
          <table:table-cell office:value-type="float" office:value="84.3058" calcext:value-type="float">
            <text:p>84.3058</text:p>
          </table:table-cell>
          <table:table-cell office:value-type="float" office:value="82.28671" calcext:value-type="float">
            <text:p>82.28671</text:p>
          </table:table-cell>
          <table:table-cell office:value-type="float" office:value="82.20511" calcext:value-type="float">
            <text:p>82.20511</text:p>
          </table:table-cell>
          <table:table-cell office:value-type="float" office:value="82.8351" calcext:value-type="float">
            <text:p>82.8351</text:p>
          </table:table-cell>
          <table:table-cell office:value-type="float" office:value="83.91556" calcext:value-type="float">
            <text:p>83.91556</text:p>
          </table:table-cell>
          <table:table-cell office:value-type="float" office:value="82.67411" calcext:value-type="float">
            <text:p>82.67411</text:p>
          </table:table-cell>
          <table:table-cell office:value-type="float" office:value="83.50444" calcext:value-type="float">
            <text:p>83.50444</text:p>
          </table:table-cell>
          <table:table-cell office:value-type="float" office:value="82.28793" calcext:value-type="float">
            <text:p>82.28793</text:p>
          </table:table-cell>
          <table:table-cell office:value-type="float" office:value="88.60186" calcext:value-type="float">
            <text:p>88.60186</text:p>
          </table:table-cell>
          <table:table-cell office:value-type="float" office:value="82.21706" calcext:value-type="float">
            <text:p>82.21706</text:p>
          </table:table-cell>
          <table:table-cell office:value-type="float" office:value="88.86081" calcext:value-type="float">
            <text:p>88.86081</text:p>
          </table:table-cell>
          <table:table-cell office:value-type="float" office:value="82.18482" calcext:value-type="float">
            <text:p>82.18482</text:p>
          </table:table-cell>
          <table:table-cell/>
        </table:table-row>
        <table:table-row table:style-name="ro1">
          <table:table-cell office:value-type="float" office:value="81.71593" calcext:value-type="float">
            <text:p>81.71593</text:p>
          </table:table-cell>
          <table:table-cell office:value-type="float" office:value="83.93454" calcext:value-type="float">
            <text:p>83.93454</text:p>
          </table:table-cell>
          <table:table-cell office:value-type="float" office:value="86.97115" calcext:value-type="float">
            <text:p>86.97115</text:p>
          </table:table-cell>
          <table:table-cell office:value-type="float" office:value="86.41094" calcext:value-type="float">
            <text:p>86.41094</text:p>
          </table:table-cell>
          <table:table-cell office:value-type="float" office:value="81.71216" calcext:value-type="float">
            <text:p>81.71216</text:p>
          </table:table-cell>
          <table:table-cell office:value-type="float" office:value="83.75431" calcext:value-type="float">
            <text:p>83.75431</text:p>
          </table:table-cell>
          <table:table-cell office:value-type="float" office:value="83.09512" calcext:value-type="float">
            <text:p>83.09512</text:p>
          </table:table-cell>
          <table:table-cell office:value-type="float" office:value="82.13203" calcext:value-type="float">
            <text:p>82.13203</text:p>
          </table:table-cell>
          <table:table-cell office:value-type="float" office:value="83.94983" calcext:value-type="float">
            <text:p>83.94983</text:p>
          </table:table-cell>
          <table:table-cell office:value-type="float" office:value="81.90376" calcext:value-type="float">
            <text:p>81.90376</text:p>
          </table:table-cell>
          <table:table-cell office:value-type="float" office:value="81.62862" calcext:value-type="float">
            <text:p>81.62862</text:p>
          </table:table-cell>
          <table:table-cell office:value-type="float" office:value="82.27424" calcext:value-type="float">
            <text:p>82.27424</text:p>
          </table:table-cell>
          <table:table-cell office:value-type="float" office:value="83.56637" calcext:value-type="float">
            <text:p>83.56637</text:p>
          </table:table-cell>
          <table:table-cell office:value-type="float" office:value="82.30316" calcext:value-type="float">
            <text:p>82.30316</text:p>
          </table:table-cell>
          <table:table-cell office:value-type="float" office:value="83.13327" calcext:value-type="float">
            <text:p>83.13327</text:p>
          </table:table-cell>
          <table:table-cell office:value-type="float" office:value="81.90493" calcext:value-type="float">
            <text:p>81.90493</text:p>
          </table:table-cell>
          <table:table-cell office:value-type="float" office:value="88.2796" calcext:value-type="float">
            <text:p>88.2796</text:p>
          </table:table-cell>
          <table:table-cell office:value-type="float" office:value="81.64342" calcext:value-type="float">
            <text:p>81.64342</text:p>
          </table:table-cell>
          <table:table-cell office:value-type="float" office:value="88.34978" calcext:value-type="float">
            <text:p>88.34978</text:p>
          </table:table-cell>
          <table:table-cell office:value-type="float" office:value="81.60807" calcext:value-type="float">
            <text:p>81.60807</text:p>
          </table:table-cell>
          <table:table-cell/>
        </table:table-row>
        <table:table-row table:style-name="ro1">
          <table:table-cell office:value-type="float" office:value="81.33669" calcext:value-type="float">
            <text:p>81.33669</text:p>
          </table:table-cell>
          <table:table-cell office:value-type="float" office:value="83.38282" calcext:value-type="float">
            <text:p>83.38282</text:p>
          </table:table-cell>
          <table:table-cell office:value-type="float" office:value="86.63998" calcext:value-type="float">
            <text:p>86.63998</text:p>
          </table:table-cell>
          <table:table-cell office:value-type="float" office:value="85.87777" calcext:value-type="float">
            <text:p>85.87777</text:p>
          </table:table-cell>
          <table:table-cell office:value-type="float" office:value="81.32992" calcext:value-type="float">
            <text:p>81.32992</text:p>
          </table:table-cell>
          <table:table-cell office:value-type="float" office:value="83.2055" calcext:value-type="float">
            <text:p>83.2055</text:p>
          </table:table-cell>
          <table:table-cell office:value-type="float" office:value="82.53384" calcext:value-type="float">
            <text:p>82.53384</text:p>
          </table:table-cell>
          <table:table-cell office:value-type="float" office:value="81.55557" calcext:value-type="float">
            <text:p>81.55557</text:p>
          </table:table-cell>
          <table:table-cell office:value-type="float" office:value="83.58464" calcext:value-type="float">
            <text:p>83.58464</text:p>
          </table:table-cell>
          <table:table-cell office:value-type="float" office:value="81.33142" calcext:value-type="float">
            <text:p>81.33142</text:p>
          </table:table-cell>
          <table:table-cell office:value-type="float" office:value="81.24628" calcext:value-type="float">
            <text:p>81.24628</text:p>
          </table:table-cell>
          <table:table-cell office:value-type="float" office:value="81.89065" calcext:value-type="float">
            <text:p>81.89065</text:p>
          </table:table-cell>
          <table:table-cell office:value-type="float" office:value="83.00549" calcext:value-type="float">
            <text:p>83.00549</text:p>
          </table:table-cell>
          <table:table-cell office:value-type="float" office:value="81.72963" calcext:value-type="float">
            <text:p>81.72963</text:p>
          </table:table-cell>
          <table:table-cell office:value-type="float" office:value="82.57219" calcext:value-type="float">
            <text:p>82.57219</text:p>
          </table:table-cell>
          <table:table-cell office:value-type="float" office:value="81.33256" calcext:value-type="float">
            <text:p>81.33256</text:p>
          </table:table-cell>
          <table:table-cell office:value-type="float" office:value="87.79503" calcext:value-type="float">
            <text:p>87.79503</text:p>
          </table:table-cell>
          <table:table-cell office:value-type="float" office:value="81.26136" calcext:value-type="float">
            <text:p>81.26136</text:p>
          </table:table-cell>
          <table:table-cell office:value-type="float" office:value="88.05423" calcext:value-type="float">
            <text:p>88.05423</text:p>
          </table:table-cell>
          <table:table-cell office:value-type="float" office:value="81.22564" calcext:value-type="float">
            <text:p>81.22564</text:p>
          </table:table-cell>
          <table:table-cell/>
        </table:table-row>
        <table:table-row table:style-name="ro1">
          <table:table-cell office:value-type="float" office:value="80.76063" calcext:value-type="float">
            <text:p>80.76063</text:p>
          </table:table-cell>
          <table:table-cell office:value-type="float" office:value="83.0145" calcext:value-type="float">
            <text:p>83.0145</text:p>
          </table:table-cell>
          <table:table-cell office:value-type="float" office:value="86.13087" calcext:value-type="float">
            <text:p>86.13087</text:p>
          </table:table-cell>
          <table:table-cell office:value-type="float" office:value="85.54879" calcext:value-type="float">
            <text:p>85.54879</text:p>
          </table:table-cell>
          <table:table-cell office:value-type="float" office:value="80.74742" calcext:value-type="float">
            <text:p>80.74742</text:p>
          </table:table-cell>
          <table:table-cell office:value-type="float" office:value="82.83133" calcext:value-type="float">
            <text:p>82.83133</text:p>
          </table:table-cell>
          <table:table-cell office:value-type="float" office:value="82.15982" calcext:value-type="float">
            <text:p>82.15982</text:p>
          </table:table-cell>
          <table:table-cell office:value-type="float" office:value="81.17311" calcext:value-type="float">
            <text:p>81.17311</text:p>
          </table:table-cell>
          <table:table-cell office:value-type="float" office:value="83.036" calcext:value-type="float">
            <text:p>83.036</text:p>
          </table:table-cell>
          <table:table-cell office:value-type="float" office:value="80.93605" calcext:value-type="float">
            <text:p>80.93605</text:p>
          </table:table-cell>
          <table:table-cell office:value-type="float" office:value="80.67003" calcext:value-type="float">
            <text:p>80.67003</text:p>
          </table:table-cell>
          <table:table-cell office:value-type="float" office:value="81.31746" calcext:value-type="float">
            <text:p>81.31746</text:p>
          </table:table-cell>
          <table:table-cell office:value-type="float" office:value="82.63448" calcext:value-type="float">
            <text:p>82.63448</text:p>
          </table:table-cell>
          <table:table-cell office:value-type="float" office:value="81.34686" calcext:value-type="float">
            <text:p>81.34686</text:p>
          </table:table-cell>
          <table:table-cell office:value-type="float" office:value="82.19824" calcext:value-type="float">
            <text:p>82.19824</text:p>
          </table:table-cell>
          <table:table-cell office:value-type="float" office:value="80.93752" calcext:value-type="float">
            <text:p>80.93752</text:p>
          </table:table-cell>
          <table:table-cell office:value-type="float" office:value="87.47283" calcext:value-type="float">
            <text:p>87.47283</text:p>
          </table:table-cell>
          <table:table-cell office:value-type="float" office:value="80.68484" calcext:value-type="float">
            <text:p>80.68484</text:p>
          </table:table-cell>
          <table:table-cell office:value-type="float" office:value="87.54327" calcext:value-type="float">
            <text:p>87.54327</text:p>
          </table:table-cell>
          <table:table-cell office:value-type="float" office:value="80.65225" calcext:value-type="float">
            <text:p>80.65225</text:p>
          </table:table-cell>
          <table:table-cell/>
        </table:table-row>
        <table:table-row table:style-name="ro1">
          <table:table-cell office:value-type="float" office:value="80.35704" calcext:value-type="float">
            <text:p>80.35704</text:p>
          </table:table-cell>
          <table:table-cell office:value-type="float" office:value="82.45005" calcext:value-type="float">
            <text:p>82.45005</text:p>
          </table:table-cell>
          <table:table-cell office:value-type="float" office:value="85.78117" calcext:value-type="float">
            <text:p>85.78117</text:p>
          </table:table-cell>
          <table:table-cell office:value-type="float" office:value="85.00609" calcext:value-type="float">
            <text:p>85.00609</text:p>
          </table:table-cell>
          <table:table-cell office:value-type="float" office:value="80.3534" calcext:value-type="float">
            <text:p>80.3534</text:p>
          </table:table-cell>
          <table:table-cell office:value-type="float" office:value="82.27028" calcext:value-type="float">
            <text:p>82.27028</text:p>
          </table:table-cell>
          <table:table-cell office:value-type="float" office:value="81.58647" calcext:value-type="float">
            <text:p>81.58647</text:p>
          </table:table-cell>
          <table:table-cell office:value-type="float" office:value="80.5911" calcext:value-type="float">
            <text:p>80.5911</text:p>
          </table:table-cell>
          <table:table-cell office:value-type="float" office:value="82.66205" calcext:value-type="float">
            <text:p>82.66205</text:p>
          </table:table-cell>
          <table:table-cell office:value-type="float" office:value="80.35437" calcext:value-type="float">
            <text:p>80.35437</text:p>
          </table:table-cell>
          <table:table-cell office:value-type="float" office:value="80.2695" calcext:value-type="float">
            <text:p>80.2695</text:p>
          </table:table-cell>
          <table:table-cell office:value-type="float" office:value="80.93144" calcext:value-type="float">
            <text:p>80.93144</text:p>
          </table:table-cell>
          <table:table-cell office:value-type="float" office:value="82.07033" calcext:value-type="float">
            <text:p>82.07033</text:p>
          </table:table-cell>
          <table:table-cell office:value-type="float" office:value="80.77335" calcext:value-type="float">
            <text:p>80.77335</text:p>
          </table:table-cell>
          <table:table-cell office:value-type="float" office:value="81.62518" calcext:value-type="float">
            <text:p>81.62518</text:p>
          </table:table-cell>
          <table:table-cell office:value-type="float" office:value="80.3532" calcext:value-type="float">
            <text:p>80.3532</text:p>
          </table:table-cell>
          <table:table-cell office:value-type="float" office:value="86.96311" calcext:value-type="float">
            <text:p>86.96311</text:p>
          </table:table-cell>
          <table:table-cell office:value-type="float" office:value="80.28122" calcext:value-type="float">
            <text:p>80.28122</text:p>
          </table:table-cell>
          <table:table-cell office:value-type="float" office:value="87.23219" calcext:value-type="float">
            <text:p>87.23219</text:p>
          </table:table-cell>
          <table:table-cell office:value-type="float" office:value="80.2485" calcext:value-type="float">
            <text:p>80.2485</text:p>
          </table:table-cell>
          <table:table-cell/>
        </table:table-row>
        <table:table-row table:style-name="ro1">
          <table:table-cell office:value-type="float" office:value="79.77169" calcext:value-type="float">
            <text:p>79.77169</text:p>
          </table:table-cell>
          <table:table-cell office:value-type="float" office:value="82.07927" calcext:value-type="float">
            <text:p>82.07927</text:p>
          </table:table-cell>
          <table:table-cell office:value-type="float" office:value="85.26302" calcext:value-type="float">
            <text:p>85.26302</text:p>
          </table:table-cell>
          <table:table-cell office:value-type="float" office:value="84.65886" calcext:value-type="float">
            <text:p>84.65886</text:p>
          </table:table-cell>
          <table:table-cell office:value-type="float" office:value="79.76803" calcext:value-type="float">
            <text:p>79.76803</text:p>
          </table:table-cell>
          <table:table-cell office:value-type="float" office:value="81.88679" calcext:value-type="float">
            <text:p>81.88679</text:p>
          </table:table-cell>
          <table:table-cell office:value-type="float" office:value="81.20335" calcext:value-type="float">
            <text:p>81.20335</text:p>
          </table:table-cell>
          <table:table-cell office:value-type="float" office:value="80.18734" calcext:value-type="float">
            <text:p>80.18734</text:p>
          </table:table-cell>
          <table:table-cell office:value-type="float" office:value="82.09182" calcext:value-type="float">
            <text:p>82.09182</text:p>
          </table:table-cell>
          <table:table-cell office:value-type="float" office:value="79.95647" calcext:value-type="float">
            <text:p>79.95647</text:p>
          </table:table-cell>
          <table:table-cell office:value-type="float" office:value="79.68063" calcext:value-type="float">
            <text:p>79.68063</text:p>
          </table:table-cell>
          <table:table-cell office:value-type="float" office:value="80.34004" calcext:value-type="float">
            <text:p>80.34004</text:p>
          </table:table-cell>
          <table:table-cell office:value-type="float" office:value="81.6877" calcext:value-type="float">
            <text:p>81.6877</text:p>
          </table:table-cell>
          <table:table-cell office:value-type="float" office:value="80.36907" calcext:value-type="float">
            <text:p>80.36907</text:p>
          </table:table-cell>
          <table:table-cell office:value-type="float" office:value="81.24198" calcext:value-type="float">
            <text:p>81.24198</text:p>
          </table:table-cell>
          <table:table-cell office:value-type="float" office:value="79.94863" calcext:value-type="float">
            <text:p>79.94863</text:p>
          </table:table-cell>
          <table:table-cell office:value-type="float" office:value="86.63176" calcext:value-type="float">
            <text:p>86.63176</text:p>
          </table:table-cell>
          <table:table-cell office:value-type="float" office:value="79.69579" calcext:value-type="float">
            <text:p>79.69579</text:p>
          </table:table-cell>
          <table:table-cell office:value-type="float" office:value="86.71194" calcext:value-type="float">
            <text:p>86.71194</text:p>
          </table:table-cell>
          <table:table-cell office:value-type="float" office:value="79.66261" calcext:value-type="float">
            <text:p>79.66261</text:p>
          </table:table-cell>
          <table:table-cell/>
        </table:table-row>
        <table:table-row table:style-name="ro1">
          <table:table-cell office:value-type="float" office:value="79.35944" calcext:value-type="float">
            <text:p>79.35944</text:p>
          </table:table-cell>
          <table:table-cell office:value-type="float" office:value="81.50556" calcext:value-type="float">
            <text:p>81.50556</text:p>
          </table:table-cell>
          <table:table-cell office:value-type="float" office:value="84.90087" calcext:value-type="float">
            <text:p>84.90087</text:p>
          </table:table-cell>
          <table:table-cell office:value-type="float" office:value="84.10685" calcext:value-type="float">
            <text:p>84.10685</text:p>
          </table:table-cell>
          <table:table-cell office:value-type="float" office:value="79.35289" calcext:value-type="float">
            <text:p>79.35289</text:p>
          </table:table-cell>
          <table:table-cell office:value-type="float" office:value="81.31355" calcext:value-type="float">
            <text:p>81.31355</text:p>
          </table:table-cell>
          <table:table-cell office:value-type="float" office:value="80.62117" calcext:value-type="float">
            <text:p>80.62117</text:p>
          </table:table-cell>
          <table:table-cell office:value-type="float" office:value="79.6017" calcext:value-type="float">
            <text:p>79.6017</text:p>
          </table:table-cell>
          <table:table-cell office:value-type="float" office:value="81.71813" calcext:value-type="float">
            <text:p>81.71813</text:p>
          </table:table-cell>
          <table:table-cell office:value-type="float" office:value="79.35354" calcext:value-type="float">
            <text:p>79.35354</text:p>
          </table:table-cell>
          <table:table-cell office:value-type="float" office:value="79.26842" calcext:value-type="float">
            <text:p>79.26842</text:p>
          </table:table-cell>
          <table:table-cell office:value-type="float" office:value="79.94453" calcext:value-type="float">
            <text:p>79.94453</text:p>
          </table:table-cell>
          <table:table-cell office:value-type="float" office:value="81.11429" calcext:value-type="float">
            <text:p>81.11429</text:p>
          </table:table-cell>
          <table:table-cell office:value-type="float" office:value="79.79247" calcext:value-type="float">
            <text:p>79.79247</text:p>
          </table:table-cell>
          <table:table-cell office:value-type="float" office:value="80.6598" calcext:value-type="float">
            <text:p>80.6598</text:p>
          </table:table-cell>
          <table:table-cell office:value-type="float" office:value="79.35517" calcext:value-type="float">
            <text:p>79.35517</text:p>
          </table:table-cell>
          <table:table-cell office:value-type="float" office:value="86.1225" calcext:value-type="float">
            <text:p>86.1225</text:p>
          </table:table-cell>
          <table:table-cell office:value-type="float" office:value="79.69579" calcext:value-type="float">
            <text:p>79.69579</text:p>
          </table:table-cell>
          <table:table-cell office:value-type="float" office:value="86.39202" calcext:value-type="float">
            <text:p>86.39202</text:p>
          </table:table-cell>
          <table:table-cell office:value-type="float" office:value="79.25006" calcext:value-type="float">
            <text:p>79.25006</text:p>
          </table:table-cell>
          <table:table-cell/>
        </table:table-row>
        <table:table-row table:style-name="ro1">
          <table:table-cell office:value-type="float" office:value="78.7616" calcext:value-type="float">
            <text:p>78.7616</text:p>
          </table:table-cell>
          <table:table-cell office:value-type="float" office:value="81.11352" calcext:value-type="float">
            <text:p>81.11352</text:p>
          </table:table-cell>
          <table:table-cell office:value-type="float" office:value="84.36407" calcext:value-type="float">
            <text:p>84.36407</text:p>
          </table:table-cell>
          <table:table-cell office:value-type="float" office:value="83.76025" calcext:value-type="float">
            <text:p>83.76025</text:p>
          </table:table-cell>
          <table:table-cell office:value-type="float" office:value="78.75485" calcext:value-type="float">
            <text:p>78.75485</text:p>
          </table:table-cell>
          <table:table-cell office:value-type="float" office:value="80.92748" calcext:value-type="float">
            <text:p>80.92748</text:p>
          </table:table-cell>
          <table:table-cell office:value-type="float" office:value="80.22574" calcext:value-type="float">
            <text:p>80.22574</text:p>
          </table:table-cell>
          <table:table-cell office:value-type="float" office:value="79.18935" calcext:value-type="float">
            <text:p>79.18935</text:p>
          </table:table-cell>
          <table:table-cell office:value-type="float" office:value="81.13572" calcext:value-type="float">
            <text:p>81.13572</text:p>
          </table:table-cell>
          <table:table-cell office:value-type="float" office:value="78.94939" calcext:value-type="float">
            <text:p>78.94939</text:p>
          </table:table-cell>
          <table:table-cell office:value-type="float" office:value="78.67053" calcext:value-type="float">
            <text:p>78.67053</text:p>
          </table:table-cell>
          <table:table-cell office:value-type="float" office:value="79.34781" calcext:value-type="float">
            <text:p>79.34781</text:p>
          </table:table-cell>
          <table:table-cell office:value-type="float" office:value="80.71023" calcext:value-type="float">
            <text:p>80.71023</text:p>
          </table:table-cell>
          <table:table-cell office:value-type="float" office:value="79.3763" calcext:value-type="float">
            <text:p>79.3763</text:p>
          </table:table-cell>
          <table:table-cell office:value-type="float" office:value="80.26148" calcext:value-type="float">
            <text:p>80.26148</text:p>
          </table:table-cell>
          <table:table-cell office:value-type="float" office:value="78.94831" calcext:value-type="float">
            <text:p>78.94831</text:p>
          </table:table-cell>
          <table:table-cell office:value-type="float" office:value="85.77267" calcext:value-type="float">
            <text:p>85.77267</text:p>
          </table:table-cell>
          <table:table-cell office:value-type="float" office:value="79.28333" calcext:value-type="float">
            <text:p>79.28333</text:p>
          </table:table-cell>
          <table:table-cell office:value-type="float" office:value="85.86221" calcext:value-type="float">
            <text:p>85.86221</text:p>
          </table:table-cell>
          <table:table-cell office:value-type="float" office:value="78.65191" calcext:value-type="float">
            <text:p>78.65191</text:p>
          </table:table-cell>
          <table:table-cell/>
        </table:table-row>
        <table:table-row table:style-name="ro1">
          <table:table-cell office:value-type="float" office:value="78.34717" calcext:value-type="float">
            <text:p>78.34717</text:p>
          </table:table-cell>
          <table:table-cell office:value-type="float" office:value="80.53391" calcext:value-type="float">
            <text:p>80.53391</text:p>
          </table:table-cell>
          <table:table-cell office:value-type="float" office:value="84.00234" calcext:value-type="float">
            <text:p>84.00234</text:p>
          </table:table-cell>
          <table:table-cell office:value-type="float" office:value="83.19603" calcext:value-type="float">
            <text:p>83.19603</text:p>
          </table:table-cell>
          <table:table-cell office:value-type="float" office:value="78.33407" calcext:value-type="float">
            <text:p>78.33407</text:p>
          </table:table-cell>
          <table:table-cell office:value-type="float" office:value="80.33609" calcext:value-type="float">
            <text:p>80.33609</text:p>
          </table:table-cell>
          <table:table-cell office:value-type="float" office:value="79.63137" calcext:value-type="float">
            <text:p>79.63137</text:p>
          </table:table-cell>
          <table:table-cell office:value-type="float" office:value="78.59161" calcext:value-type="float">
            <text:p>78.59161</text:p>
          </table:table-cell>
          <table:table-cell office:value-type="float" office:value="80.74984" calcext:value-type="float">
            <text:p>80.74984</text:p>
          </table:table-cell>
          <table:table-cell office:value-type="float" office:value="78.33428" calcext:value-type="float">
            <text:p>78.33428</text:p>
          </table:table-cell>
          <table:table-cell office:value-type="float" office:value="78.24659" calcext:value-type="float">
            <text:p>78.24659</text:p>
          </table:table-cell>
          <table:table-cell office:value-type="float" office:value="78.94308" calcext:value-type="float">
            <text:p>78.94308</text:p>
          </table:table-cell>
          <table:table-cell office:value-type="float" office:value="80.13378" calcext:value-type="float">
            <text:p>80.13378</text:p>
          </table:table-cell>
          <table:table-cell office:value-type="float" office:value="78.78094" calcext:value-type="float">
            <text:p>78.78094</text:p>
          </table:table-cell>
          <table:table-cell office:value-type="float" office:value="79.66697" calcext:value-type="float">
            <text:p>79.66697</text:p>
          </table:table-cell>
          <table:table-cell office:value-type="float" office:value="78.33342" calcext:value-type="float">
            <text:p>78.33342</text:p>
          </table:table-cell>
          <table:table-cell office:value-type="float" office:value="85.25453" calcext:value-type="float">
            <text:p>85.25453</text:p>
          </table:table-cell>
          <table:table-cell office:value-type="float" office:value="78.68505" calcext:value-type="float">
            <text:p>78.68505</text:p>
          </table:table-cell>
          <table:table-cell office:value-type="float" office:value="85.5335" calcext:value-type="float">
            <text:p>85.5335</text:p>
          </table:table-cell>
          <table:table-cell office:value-type="float" office:value="78.2277" calcext:value-type="float">
            <text:p>78.2277</text:p>
          </table:table-cell>
          <table:table-cell/>
        </table:table-row>
        <table:table-row table:style-name="ro1">
          <table:table-cell office:value-type="float" office:value="77.73998" calcext:value-type="float">
            <text:p>77.73998</text:p>
          </table:table-cell>
          <table:table-cell office:value-type="float" office:value="80.13343" calcext:value-type="float">
            <text:p>80.13343</text:p>
          </table:table-cell>
          <table:table-cell office:value-type="float" office:value="83.45334" calcext:value-type="float">
            <text:p>83.45334</text:p>
          </table:table-cell>
          <table:table-cell office:value-type="float" office:value="82.83732" calcext:value-type="float">
            <text:p>82.83732</text:p>
          </table:table-cell>
          <table:table-cell office:value-type="float" office:value="77.72393" calcext:value-type="float">
            <text:p>77.72393</text:p>
          </table:table-cell>
          <table:table-cell office:value-type="float" office:value="79.93788" calcext:value-type="float">
            <text:p>79.93788</text:p>
          </table:table-cell>
          <table:table-cell office:value-type="float" office:value="79.23354" calcext:value-type="float">
            <text:p>79.23354</text:p>
          </table:table-cell>
          <table:table-cell office:value-type="float" office:value="78.16756" calcext:value-type="float">
            <text:p>78.16756</text:p>
          </table:table-cell>
          <table:table-cell office:value-type="float" office:value="80.15548" calcext:value-type="float">
            <text:p>80.15548</text:p>
          </table:table-cell>
          <table:table-cell office:value-type="float" office:value="77.92494" calcext:value-type="float">
            <text:p>77.92494</text:p>
          </table:table-cell>
          <table:table-cell office:value-type="float" office:value="77.63931" calcext:value-type="float">
            <text:p>77.63931</text:p>
          </table:table-cell>
          <table:table-cell office:value-type="float" office:value="78.32775" calcext:value-type="float">
            <text:p>78.32775</text:p>
          </table:table-cell>
          <table:table-cell office:value-type="float" office:value="79.73056" calcext:value-type="float">
            <text:p>79.73056</text:p>
          </table:table-cell>
          <table:table-cell office:value-type="float" office:value="78.36578" calcext:value-type="float">
            <text:p>78.36578</text:p>
          </table:table-cell>
          <table:table-cell office:value-type="float" office:value="79.26251" calcext:value-type="float">
            <text:p>79.26251</text:p>
          </table:table-cell>
          <table:table-cell office:value-type="float" office:value="77.91716" calcext:value-type="float">
            <text:p>77.91716</text:p>
          </table:table-cell>
          <table:table-cell office:value-type="float" office:value="84.89222" calcext:value-type="float">
            <text:p>84.89222</text:p>
          </table:table-cell>
          <table:table-cell office:value-type="float" office:value="78.26099" calcext:value-type="float">
            <text:p>78.26099</text:p>
          </table:table-cell>
          <table:table-cell office:value-type="float" office:value="84.99133" calcext:value-type="float">
            <text:p>84.99133</text:p>
          </table:table-cell>
          <table:table-cell office:value-type="float" office:value="77.6298" calcext:value-type="float">
            <text:p>77.6298</text:p>
          </table:table-cell>
          <table:table-cell/>
        </table:table-row>
        <table:table-row table:style-name="ro1">
          <table:table-cell office:value-type="float" office:value="77.30717" calcext:value-type="float">
            <text:p>77.30717</text:p>
          </table:table-cell>
          <table:table-cell office:value-type="float" office:value="79.54467" calcext:value-type="float">
            <text:p>79.54467</text:p>
          </table:table-cell>
          <table:table-cell office:value-type="float" office:value="83.09132" calcext:value-type="float">
            <text:p>83.09132</text:p>
          </table:table-cell>
          <table:table-cell office:value-type="float" office:value="82.26331" calcext:value-type="float">
            <text:p>82.26331</text:p>
          </table:table-cell>
          <table:table-cell office:value-type="float" office:value="77.29144" calcext:value-type="float">
            <text:p>77.29144</text:p>
          </table:table-cell>
          <table:table-cell office:value-type="float" office:value="79.34372" calcext:value-type="float">
            <text:p>79.34372</text:p>
          </table:table-cell>
          <table:table-cell office:value-type="float" office:value="78.6274" calcext:value-type="float">
            <text:p>78.6274</text:p>
          </table:table-cell>
          <table:table-cell office:value-type="float" office:value="77.56983" calcext:value-type="float">
            <text:p>77.56983</text:p>
          </table:table-cell>
          <table:table-cell office:value-type="float" office:value="79.76037" calcext:value-type="float">
            <text:p>79.76037</text:p>
          </table:table-cell>
          <table:table-cell office:value-type="float" office:value="77.30064" calcext:value-type="float">
            <text:p>77.30064</text:p>
          </table:table-cell>
          <table:table-cell office:value-type="float" office:value="77.20688" calcext:value-type="float">
            <text:p>77.20688</text:p>
          </table:table-cell>
          <table:table-cell office:value-type="float" office:value="77.92103" calcext:value-type="float">
            <text:p>77.92103</text:p>
          </table:table-cell>
          <table:table-cell office:value-type="float" office:value="79.13213" calcext:value-type="float">
            <text:p>79.13213</text:p>
          </table:table-cell>
          <table:table-cell office:value-type="float" office:value="77.75799" calcext:value-type="float">
            <text:p>77.75799</text:p>
          </table:table-cell>
          <table:table-cell office:value-type="float" office:value="78.65653" calcext:value-type="float">
            <text:p>78.65653</text:p>
          </table:table-cell>
          <table:table-cell office:value-type="float" office:value="77.29045" calcext:value-type="float">
            <text:p>77.29045</text:p>
          </table:table-cell>
          <table:table-cell office:value-type="float" office:value="84.35558" calcext:value-type="float">
            <text:p>84.35558</text:p>
          </table:table-cell>
          <table:table-cell office:value-type="float" office:value="77.65354" calcext:value-type="float">
            <text:p>77.65354</text:p>
          </table:table-cell>
          <table:table-cell office:value-type="float" office:value="84.64758" calcext:value-type="float">
            <text:p>84.64758</text:p>
          </table:table-cell>
          <table:table-cell office:value-type="float" office:value="77.19412" calcext:value-type="float">
            <text:p>77.19412</text:p>
          </table:table-cell>
          <table:table-cell/>
        </table:table-row>
        <table:table-row table:style-name="ro1">
          <table:table-cell office:value-type="float" office:value="76.69068" calcext:value-type="float">
            <text:p>76.69068</text:p>
          </table:table-cell>
          <table:table-cell office:value-type="float" office:value="79.13208" calcext:value-type="float">
            <text:p>79.13208</text:p>
          </table:table-cell>
          <table:table-cell office:value-type="float" office:value="82.53046" calcext:value-type="float">
            <text:p>82.53046</text:p>
          </table:table-cell>
          <table:table-cell office:value-type="float" office:value="81.88943" calcext:value-type="float">
            <text:p>81.88943</text:p>
          </table:table-cell>
          <table:table-cell office:value-type="float" office:value="76.68163" calcext:value-type="float">
            <text:p>76.68163</text:p>
          </table:table-cell>
          <table:table-cell office:value-type="float" office:value="78.93953" calcext:value-type="float">
            <text:p>78.93953</text:p>
          </table:table-cell>
          <table:table-cell office:value-type="float" office:value="78.21399" calcext:value-type="float">
            <text:p>78.21399</text:p>
          </table:table-cell>
          <table:table-cell office:value-type="float" office:value="77.12497" calcext:value-type="float">
            <text:p>77.12497</text:p>
          </table:table-cell>
          <table:table-cell office:value-type="float" office:value="79.15429" calcext:value-type="float">
            <text:p>79.15429</text:p>
          </table:table-cell>
          <table:table-cell office:value-type="float" office:value="76.87537" calcext:value-type="float">
            <text:p>76.87537</text:p>
          </table:table-cell>
          <table:table-cell office:value-type="float" office:value="76.59642" calcext:value-type="float">
            <text:p>76.59642</text:p>
          </table:table-cell>
          <table:table-cell office:value-type="float" office:value="77.29399" calcext:value-type="float">
            <text:p>77.29399</text:p>
          </table:table-cell>
          <table:table-cell office:value-type="float" office:value="78.72039" calcext:value-type="float">
            <text:p>78.72039</text:p>
          </table:table-cell>
          <table:table-cell office:value-type="float" office:value="77.33416" calcext:value-type="float">
            <text:p>77.33416</text:p>
          </table:table-cell>
          <table:table-cell office:value-type="float" office:value="78.24955" calcext:value-type="float">
            <text:p>78.24955</text:p>
          </table:table-cell>
          <table:table-cell office:value-type="float" office:value="76.86537" calcext:value-type="float">
            <text:p>76.86537</text:p>
          </table:table-cell>
          <table:table-cell office:value-type="float" office:value="83.99382" calcext:value-type="float">
            <text:p>83.99382</text:p>
          </table:table-cell>
          <table:table-cell office:value-type="float" office:value="77.2183" calcext:value-type="float">
            <text:p>77.2183</text:p>
          </table:table-cell>
          <table:table-cell office:value-type="float" office:value="84.09596" calcext:value-type="float">
            <text:p>84.09596</text:p>
          </table:table-cell>
          <table:table-cell office:value-type="float" office:value="76.57701" calcext:value-type="float">
            <text:p>76.57701</text:p>
          </table:table-cell>
          <table:table-cell/>
        </table:table-row>
        <table:table-row table:style-name="ro1">
          <table:table-cell office:value-type="float" office:value="76.24641" calcext:value-type="float">
            <text:p>76.24641</text:p>
          </table:table-cell>
          <table:table-cell office:value-type="float" office:value="78.53365" calcext:value-type="float">
            <text:p>78.53365</text:p>
          </table:table-cell>
          <table:table-cell office:value-type="float" office:value="82.15662" calcext:value-type="float">
            <text:p>82.15662</text:p>
          </table:table-cell>
          <table:table-cell office:value-type="float" office:value="81.31586" calcext:value-type="float">
            <text:p>81.31586</text:p>
          </table:table-cell>
          <table:table-cell office:value-type="float" office:value="76.231" calcext:value-type="float">
            <text:p>76.231</text:p>
          </table:table-cell>
          <table:table-cell office:value-type="float" office:value="78.32403" calcext:value-type="float">
            <text:p>78.32403</text:p>
          </table:table-cell>
          <table:table-cell office:value-type="float" office:value="77.596" calcext:value-type="float">
            <text:p>77.596</text:p>
          </table:table-cell>
          <table:table-cell office:value-type="float" office:value="76.51772" calcext:value-type="float">
            <text:p>76.51772</text:p>
          </table:table-cell>
          <table:table-cell office:value-type="float" office:value="78.75031" calcext:value-type="float">
            <text:p>78.75031</text:p>
          </table:table-cell>
          <table:table-cell office:value-type="float" office:value="76.23961" calcext:value-type="float">
            <text:p>76.23961</text:p>
          </table:table-cell>
          <table:table-cell office:value-type="float" office:value="76.14253" calcext:value-type="float">
            <text:p>76.14253</text:p>
          </table:table-cell>
          <table:table-cell office:value-type="float" office:value="76.86808" calcext:value-type="float">
            <text:p>76.86808</text:p>
          </table:table-cell>
          <table:table-cell office:value-type="float" office:value="78.72039" calcext:value-type="float">
            <text:p>78.72039</text:p>
          </table:table-cell>
          <table:table-cell office:value-type="float" office:value="76.71392" calcext:value-type="float">
            <text:p>76.71392</text:p>
          </table:table-cell>
          <table:table-cell office:value-type="float" office:value="77.62516" calcext:value-type="float">
            <text:p>77.62516</text:p>
          </table:table-cell>
          <table:table-cell office:value-type="float" office:value="76.22964" calcext:value-type="float">
            <text:p>76.22964</text:p>
          </table:table-cell>
          <table:table-cell office:value-type="float" office:value="83.44485" calcext:value-type="float">
            <text:p>83.44485</text:p>
          </table:table-cell>
          <table:table-cell office:value-type="float" office:value="76.61112" calcext:value-type="float">
            <text:p>76.61112</text:p>
          </table:table-cell>
          <table:table-cell office:value-type="float" office:value="83.73693" calcext:value-type="float">
            <text:p>83.73693</text:p>
          </table:table-cell>
          <table:table-cell office:value-type="float" office:value="76.13252" calcext:value-type="float">
            <text:p>76.13252</text:p>
          </table:table-cell>
          <table:table-cell/>
        </table:table-row>
        <table:table-row table:style-name="ro1">
          <table:table-cell office:value-type="float" office:value="75.62707" calcext:value-type="float">
            <text:p>75.62707</text:p>
          </table:table-cell>
          <table:table-cell office:value-type="float" office:value="78.10937" calcext:value-type="float">
            <text:p>78.10937</text:p>
          </table:table-cell>
          <table:table-cell office:value-type="float" office:value="81.58332" calcext:value-type="float">
            <text:p>81.58332</text:p>
          </table:table-cell>
          <table:table-cell office:value-type="float" office:value="80.92373" calcext:value-type="float">
            <text:p>80.92373</text:p>
          </table:table-cell>
          <table:table-cell office:value-type="float" office:value="75.61142" calcext:value-type="float">
            <text:p>75.61142</text:p>
          </table:table-cell>
          <table:table-cell office:value-type="float" office:value="77.91665" calcext:value-type="float">
            <text:p>77.91665</text:p>
          </table:table-cell>
          <table:table-cell office:value-type="float" office:value="77.17968" calcext:value-type="float">
            <text:p>77.17968</text:p>
          </table:table-cell>
          <table:table-cell office:value-type="float" office:value="76.06379" calcext:value-type="float">
            <text:p>76.06379</text:p>
          </table:table-cell>
          <table:table-cell office:value-type="float" office:value="78.1353" calcext:value-type="float">
            <text:p>78.1353</text:p>
          </table:table-cell>
          <table:table-cell office:value-type="float" office:value="75.81169" calcext:value-type="float">
            <text:p>75.81169</text:p>
          </table:table-cell>
          <table:table-cell office:value-type="float" office:value="75.52586" calcext:value-type="float">
            <text:p>75.52586</text:p>
          </table:table-cell>
          <table:table-cell office:value-type="float" office:value="76.24786" calcext:value-type="float">
            <text:p>76.24786</text:p>
          </table:table-cell>
          <table:table-cell office:value-type="float" office:value="78.11257" calcext:value-type="float">
            <text:p>78.11257</text:p>
          </table:table-cell>
          <table:table-cell office:value-type="float" office:value="76.26891" calcext:value-type="float">
            <text:p>76.26891</text:p>
          </table:table-cell>
          <table:table-cell office:value-type="float" office:value="77.20576" calcext:value-type="float">
            <text:p>77.20576</text:p>
          </table:table-cell>
          <table:table-cell office:value-type="float" office:value="75.8018" calcext:value-type="float">
            <text:p>75.8018</text:p>
          </table:table-cell>
          <table:table-cell office:value-type="float" office:value="83.08333" calcext:value-type="float">
            <text:p>83.08333</text:p>
          </table:table-cell>
          <table:table-cell office:value-type="float" office:value="76.1572" calcext:value-type="float">
            <text:p>76.1572</text:p>
          </table:table-cell>
          <table:table-cell office:value-type="float" office:value="83.18517" calcext:value-type="float">
            <text:p>83.18517</text:p>
          </table:table-cell>
          <table:table-cell office:value-type="float" office:value="75.506" calcext:value-type="float">
            <text:p>75.506</text:p>
          </table:table-cell>
          <table:table-cell/>
        </table:table-row>
        <table:table-row table:style-name="ro1">
          <table:table-cell office:value-type="float" office:value="75.16448" calcext:value-type="float">
            <text:p>75.16448</text:p>
          </table:table-cell>
          <table:table-cell office:value-type="float" office:value="77.51114" calcext:value-type="float">
            <text:p>77.51114</text:p>
          </table:table-cell>
          <table:table-cell office:value-type="float" office:value="81.19993" calcext:value-type="float">
            <text:p>81.19993</text:p>
          </table:table-cell>
          <table:table-cell office:value-type="float" office:value="80.34688" calcext:value-type="float">
            <text:p>80.34688</text:p>
          </table:table-cell>
          <table:table-cell office:value-type="float" office:value="75.14901" calcext:value-type="float">
            <text:p>75.14901</text:p>
          </table:table-cell>
          <table:table-cell office:value-type="float" office:value="77.2891" calcext:value-type="float">
            <text:p>77.2891</text:p>
          </table:table-cell>
          <table:table-cell office:value-type="float" office:value="76.5432" calcext:value-type="float">
            <text:p>76.5432</text:p>
          </table:table-cell>
          <table:table-cell office:value-type="float" office:value="75.44415" calcext:value-type="float">
            <text:p>75.44415</text:p>
          </table:table-cell>
          <table:table-cell office:value-type="float" office:value="77.71854" calcext:value-type="float">
            <text:p>77.71854</text:p>
          </table:table-cell>
          <table:table-cell office:value-type="float" office:value="75.15744" calcext:value-type="float">
            <text:p>75.15744</text:p>
          </table:table-cell>
          <table:table-cell office:value-type="float" office:value="75.06061" calcext:value-type="float">
            <text:p>75.06061</text:p>
          </table:table-cell>
          <table:table-cell office:value-type="float" office:value="75.80339" calcext:value-type="float">
            <text:p>75.80339</text:p>
          </table:table-cell>
          <table:table-cell office:value-type="float" office:value="77.7025" calcext:value-type="float">
            <text:p>77.7025</text:p>
          </table:table-cell>
          <table:table-cell office:value-type="float" office:value="75.65176" calcext:value-type="float">
            <text:p>75.65176</text:p>
          </table:table-cell>
          <table:table-cell office:value-type="float" office:value="76.57209" calcext:value-type="float">
            <text:p>76.57209</text:p>
          </table:table-cell>
          <table:table-cell office:value-type="float" office:value="75.14783" calcext:value-type="float">
            <text:p>75.14783</text:p>
          </table:table-cell>
          <table:table-cell office:value-type="float" office:value="82.51886" calcext:value-type="float">
            <text:p>82.51886</text:p>
          </table:table-cell>
          <table:table-cell office:value-type="float" office:value="75.53762" calcext:value-type="float">
            <text:p>75.53762</text:p>
          </table:table-cell>
          <table:table-cell office:value-type="float" office:value="82.81709" calcext:value-type="float">
            <text:p>82.81709</text:p>
          </table:table-cell>
          <table:table-cell office:value-type="float" office:value="75.04992" calcext:value-type="float">
            <text:p>75.04992</text:p>
          </table:table-cell>
          <table:table-cell/>
        </table:table-row>
        <table:table-row table:style-name="ro1">
          <table:table-cell office:value-type="float" office:value="74.53567" calcext:value-type="float">
            <text:p>74.53567</text:p>
          </table:table-cell>
          <table:table-cell office:value-type="float" office:value="77.06845" calcext:value-type="float">
            <text:p>77.06845</text:p>
          </table:table-cell>
          <table:table-cell office:value-type="float" office:value="80.60485" calcext:value-type="float">
            <text:p>80.60485</text:p>
          </table:table-cell>
          <table:table-cell office:value-type="float" office:value="79.94287" calcext:value-type="float">
            <text:p>79.94287</text:p>
          </table:table-cell>
          <table:table-cell office:value-type="float" office:value="74.52021" calcext:value-type="float">
            <text:p>74.52021</text:p>
          </table:table-cell>
          <table:table-cell office:value-type="float" office:value="76.86344" calcext:value-type="float">
            <text:p>76.86344</text:p>
          </table:table-cell>
          <table:table-cell office:value-type="float" office:value="76.11757" calcext:value-type="float">
            <text:p>76.11757</text:p>
          </table:table-cell>
          <table:table-cell office:value-type="float" office:value="74.9818" calcext:value-type="float">
            <text:p>74.9818</text:p>
          </table:table-cell>
          <table:table-cell office:value-type="float" office:value="77.09119" calcext:value-type="float">
            <text:p>77.09119</text:p>
          </table:table-cell>
          <table:table-cell office:value-type="float" office:value="74.72036" calcext:value-type="float">
            <text:p>74.72036</text:p>
          </table:table-cell>
          <table:table-cell office:value-type="float" office:value="74.43184" calcext:value-type="float">
            <text:p>74.43184</text:p>
          </table:table-cell>
          <table:table-cell office:value-type="float" office:value="75.17708" calcext:value-type="float">
            <text:p>75.17708</text:p>
          </table:table-cell>
          <table:table-cell office:value-type="float" office:value="77.06859" calcext:value-type="float">
            <text:p>77.06859</text:p>
          </table:table-cell>
          <table:table-cell office:value-type="float" office:value="75.19828" calcext:value-type="float">
            <text:p>75.19828</text:p>
          </table:table-cell>
          <table:table-cell office:value-type="float" office:value="76.14359" calcext:value-type="float">
            <text:p>76.14359</text:p>
          </table:table-cell>
          <table:table-cell office:value-type="float" office:value="74.71105" calcext:value-type="float">
            <text:p>74.71105</text:p>
          </table:table-cell>
          <table:table-cell office:value-type="float" office:value="82.14763" calcext:value-type="float">
            <text:p>82.14763</text:p>
          </table:table-cell>
          <table:table-cell office:value-type="float" office:value="75.07561" calcext:value-type="float">
            <text:p>75.07561</text:p>
          </table:table-cell>
          <table:table-cell office:value-type="float" office:value="82.25203" calcext:value-type="float">
            <text:p>82.25203</text:p>
          </table:table-cell>
          <table:table-cell office:value-type="float" office:value="74.42125" calcext:value-type="float">
            <text:p>74.42125</text:p>
          </table:table-cell>
          <table:table-cell/>
        </table:table-row>
        <table:table-row table:style-name="ro1">
          <table:table-cell office:value-type="float" office:value="74.06187" calcext:value-type="float">
            <text:p>74.06187</text:p>
          </table:table-cell>
          <table:table-cell office:value-type="float" office:value="76.45755" calcext:value-type="float">
            <text:p>76.45755</text:p>
          </table:table-cell>
          <table:table-cell office:value-type="float" office:value="80.21856" calcext:value-type="float">
            <text:p>80.21856</text:p>
          </table:table-cell>
          <table:table-cell office:value-type="float" office:value="79.35685" calcext:value-type="float">
            <text:p>79.35685</text:p>
          </table:table-cell>
          <table:table-cell office:value-type="float" office:value="74.0468" calcext:value-type="float">
            <text:p>74.0468</text:p>
          </table:table-cell>
          <table:table-cell office:value-type="float" office:value="76.2273" calcext:value-type="float">
            <text:p>76.2273</text:p>
          </table:table-cell>
          <table:table-cell office:value-type="float" office:value="75.47233" calcext:value-type="float">
            <text:p>75.47233</text:p>
          </table:table-cell>
          <table:table-cell office:value-type="float" office:value="74.54466" calcext:value-type="float">
            <text:p>74.54466</text:p>
          </table:table-cell>
          <table:table-cell office:value-type="float" office:value="76.67516" calcext:value-type="float">
            <text:p>76.67516</text:p>
          </table:table-cell>
          <table:table-cell office:value-type="float" office:value="74.05746" calcext:value-type="float">
            <text:p>74.05746</text:p>
          </table:table-cell>
          <table:table-cell office:value-type="float" office:value="73.96099" calcext:value-type="float">
            <text:p>73.96099</text:p>
          </table:table-cell>
          <table:table-cell office:value-type="float" office:value="74.71153" calcext:value-type="float">
            <text:p>74.71153</text:p>
          </table:table-cell>
          <table:table-cell office:value-type="float" office:value="76.65285" calcext:value-type="float">
            <text:p>76.65285</text:p>
          </table:table-cell>
          <table:table-cell office:value-type="float" office:value="74.56896" calcext:value-type="float">
            <text:p>74.56896</text:p>
          </table:table-cell>
          <table:table-cell office:value-type="float" office:value="75.49834" calcext:value-type="float">
            <text:p>75.49834</text:p>
          </table:table-cell>
          <table:table-cell office:value-type="float" office:value="74.04825" calcext:value-type="float">
            <text:p>74.04825</text:p>
          </table:table-cell>
          <table:table-cell office:value-type="float" office:value="81.5705" calcext:value-type="float">
            <text:p>81.5705</text:p>
          </table:table-cell>
          <table:table-cell office:value-type="float" office:value="74.4473" calcext:value-type="float">
            <text:p>74.4473</text:p>
          </table:table-cell>
          <table:table-cell office:value-type="float" office:value="81.8775" calcext:value-type="float">
            <text:p>81.8775</text:p>
          </table:table-cell>
          <table:table-cell office:value-type="float" office:value="73.94993" calcext:value-type="float">
            <text:p>73.94993</text:p>
          </table:table-cell>
          <table:table-cell/>
        </table:table-row>
        <table:table-row table:style-name="ro1">
          <table:table-cell office:value-type="float" office:value="73.42378" calcext:value-type="float">
            <text:p>73.42378</text:p>
          </table:table-cell>
          <table:table-cell office:value-type="float" office:value="76.00335" calcext:value-type="float">
            <text:p>76.00335</text:p>
          </table:table-cell>
          <table:table-cell office:value-type="float" office:value="79.61471" calcext:value-type="float">
            <text:p>79.61471</text:p>
          </table:table-cell>
          <table:table-cell office:value-type="float" office:value="78.94916" calcext:value-type="float">
            <text:p>78.94916</text:p>
          </table:table-cell>
          <table:table-cell office:value-type="float" office:value="73.40896" calcext:value-type="float">
            <text:p>73.40896</text:p>
          </table:table-cell>
          <table:table-cell office:value-type="float" office:value="75.79919" calcext:value-type="float">
            <text:p>75.79919</text:p>
          </table:table-cell>
          <table:table-cell office:value-type="float" office:value="75.03496" calcext:value-type="float">
            <text:p>75.03496</text:p>
          </table:table-cell>
          <table:table-cell office:value-type="float" office:value="73.87878" calcext:value-type="float">
            <text:p>73.87878</text:p>
          </table:table-cell>
          <table:table-cell office:value-type="float" office:value="76.02967" calcext:value-type="float">
            <text:p>76.02967</text:p>
          </table:table-cell>
          <table:table-cell office:value-type="float" office:value="73.61156" calcext:value-type="float">
            <text:p>73.61156</text:p>
          </table:table-cell>
          <table:table-cell office:value-type="float" office:value="73.32287" calcext:value-type="float">
            <text:p>73.32287</text:p>
          </table:table-cell>
          <table:table-cell office:value-type="float" office:value="74.08229" calcext:value-type="float">
            <text:p>74.08229</text:p>
          </table:table-cell>
          <table:table-cell office:value-type="float" office:value="76.01678" calcext:value-type="float">
            <text:p>76.01678</text:p>
          </table:table-cell>
          <table:table-cell office:value-type="float" office:value="74.09459" calcext:value-type="float">
            <text:p>74.09459</text:p>
          </table:table-cell>
          <table:table-cell office:value-type="float" office:value="75.06086" calcext:value-type="float">
            <text:p>75.06086</text:p>
          </table:table-cell>
          <table:table-cell office:value-type="float" office:value="73.5995" calcext:value-type="float">
            <text:p>73.5995</text:p>
          </table:table-cell>
          <table:table-cell office:value-type="float" office:value="81.17815" calcext:value-type="float">
            <text:p>81.17815</text:p>
          </table:table-cell>
          <table:table-cell office:value-type="float" office:value="73.97362" calcext:value-type="float">
            <text:p>73.97362</text:p>
          </table:table-cell>
          <table:table-cell office:value-type="float" office:value="81.3042" calcext:value-type="float">
            <text:p>81.3042</text:p>
          </table:table-cell>
          <table:table-cell office:value-type="float" office:value="73.31164" calcext:value-type="float">
            <text:p>73.31164</text:p>
          </table:table-cell>
          <table:table-cell/>
        </table:table-row>
        <table:table-row table:style-name="ro1">
          <table:table-cell office:value-type="float" office:value="72.94437" calcext:value-type="float">
            <text:p>72.94437</text:p>
          </table:table-cell>
          <table:table-cell office:value-type="float" office:value="75.38341" calcext:value-type="float">
            <text:p>75.38341</text:p>
          </table:table-cell>
          <table:table-cell office:value-type="float" office:value="79.21654" calcext:value-type="float">
            <text:p>79.21654</text:p>
          </table:table-cell>
          <table:table-cell office:value-type="float" office:value="78.33318" calcext:value-type="float">
            <text:p>78.33318</text:p>
          </table:table-cell>
          <table:table-cell office:value-type="float" office:value="72.95357" calcext:value-type="float">
            <text:p>72.95357</text:p>
          </table:table-cell>
          <table:table-cell office:value-type="float" office:value="75.1795" calcext:value-type="float">
            <text:p>75.1795</text:p>
          </table:table-cell>
          <table:table-cell office:value-type="float" office:value="74.38112" calcext:value-type="float">
            <text:p>74.38112</text:p>
          </table:table-cell>
          <table:table-cell office:value-type="float" office:value="73.43293" calcext:value-type="float">
            <text:p>73.43293</text:p>
          </table:table-cell>
          <table:table-cell office:value-type="float" office:value="75.60173" calcext:value-type="float">
            <text:p>75.60173</text:p>
          </table:table-cell>
          <table:table-cell office:value-type="float" office:value="72.93706" calcext:value-type="float">
            <text:p>72.93706</text:p>
          </table:table-cell>
          <table:table-cell office:value-type="float" office:value="72.83105" calcext:value-type="float">
            <text:p>72.83105</text:p>
          </table:table-cell>
          <table:table-cell office:value-type="float" office:value="73.60174" calcext:value-type="float">
            <text:p>73.60174</text:p>
          </table:table-cell>
          <table:table-cell office:value-type="float" office:value="75.57893" calcext:value-type="float">
            <text:p>75.57893</text:p>
          </table:table-cell>
          <table:table-cell office:value-type="float" office:value="73.45615" calcext:value-type="float">
            <text:p>73.45615</text:p>
          </table:table-cell>
          <table:table-cell office:value-type="float" office:value="74.40663" calcext:value-type="float">
            <text:p>74.40663</text:p>
          </table:table-cell>
          <table:table-cell office:value-type="float" office:value="72.91851" calcext:value-type="float">
            <text:p>72.91851</text:p>
          </table:table-cell>
          <table:table-cell office:value-type="float" office:value="80.60137" calcext:value-type="float">
            <text:p>80.60137</text:p>
          </table:table-cell>
          <table:table-cell office:value-type="float" office:value="73.33552" calcext:value-type="float">
            <text:p>73.33552</text:p>
          </table:table-cell>
          <table:table-cell office:value-type="float" office:value="80.9123" calcext:value-type="float">
            <text:p>80.9123</text:p>
          </table:table-cell>
          <table:table-cell office:value-type="float" office:value="72.81943" calcext:value-type="float">
            <text:p>72.81943</text:p>
          </table:table-cell>
          <table:table-cell/>
        </table:table-row>
        <table:table-row table:style-name="ro1">
          <table:table-cell office:value-type="float" office:value="72.29718" calcext:value-type="float">
            <text:p>72.29718</text:p>
          </table:table-cell>
          <table:table-cell office:value-type="float" office:value="74.92084" calcext:value-type="float">
            <text:p>74.92084</text:p>
          </table:table-cell>
          <table:table-cell office:value-type="float" office:value="78.61332" calcext:value-type="float">
            <text:p>78.61332</text:p>
          </table:table-cell>
          <table:table-cell office:value-type="float" office:value="77.9259" calcext:value-type="float">
            <text:p>77.9259</text:p>
          </table:table-cell>
          <table:table-cell office:value-type="float" office:value="72.26988" calcext:value-type="float">
            <text:p>72.26988</text:p>
          </table:table-cell>
          <table:table-cell office:value-type="float" office:value="74.70744" calcext:value-type="float">
            <text:p>74.70744</text:p>
          </table:table-cell>
          <table:table-cell office:value-type="float" office:value="73.94464" calcext:value-type="float">
            <text:p>73.94464</text:p>
          </table:table-cell>
          <table:table-cell office:value-type="float" office:value="72.75839" calcext:value-type="float">
            <text:p>72.75839</text:p>
          </table:table-cell>
          <table:table-cell office:value-type="float" office:value="74.94739" calcext:value-type="float">
            <text:p>74.94739</text:p>
          </table:table-cell>
          <table:table-cell office:value-type="float" office:value="72.48205" calcext:value-type="float">
            <text:p>72.48205</text:p>
          </table:table-cell>
          <table:table-cell office:value-type="float" office:value="72.18381" calcext:value-type="float">
            <text:p>72.18381</text:p>
          </table:table-cell>
          <table:table-cell office:value-type="float" office:value="72.96059" calcext:value-type="float">
            <text:p>72.96059</text:p>
          </table:table-cell>
          <table:table-cell office:value-type="float" office:value="74.93403" calcext:value-type="float">
            <text:p>74.93403</text:p>
          </table:table-cell>
          <table:table-cell office:value-type="float" office:value="72.97604" calcext:value-type="float">
            <text:p>72.97604</text:p>
          </table:table-cell>
          <table:table-cell office:value-type="float" office:value="73.96015" calcext:value-type="float">
            <text:p>73.96015</text:p>
          </table:table-cell>
          <table:table-cell office:value-type="float" office:value="72.46365" calcext:value-type="float">
            <text:p>72.46365</text:p>
          </table:table-cell>
          <table:table-cell office:value-type="float" office:value="80.20975" calcext:value-type="float">
            <text:p>80.20975</text:p>
          </table:table-cell>
          <table:table-cell office:value-type="float" office:value="72.85363" calcext:value-type="float">
            <text:p>72.85363</text:p>
          </table:table-cell>
          <table:table-cell office:value-type="float" office:value="80.32637" calcext:value-type="float">
            <text:p>80.32637</text:p>
          </table:table-cell>
          <table:table-cell office:value-type="float" office:value="72.17196" calcext:value-type="float">
            <text:p>72.17196</text:p>
          </table:table-cell>
          <table:table-cell/>
        </table:table-row>
        <table:table-row table:style-name="ro1">
          <table:table-cell office:value-type="float" office:value="71.79658" calcext:value-type="float">
            <text:p>71.79658</text:p>
          </table:table-cell>
          <table:table-cell office:value-type="float" office:value="74.29154" calcext:value-type="float">
            <text:p>74.29154</text:p>
          </table:table-cell>
          <table:table-cell office:value-type="float" office:value="78.19661" calcext:value-type="float">
            <text:p>78.19661</text:p>
          </table:table-cell>
          <table:table-cell office:value-type="float" office:value="77.30094" calcext:value-type="float">
            <text:p>77.30094</text:p>
          </table:table-cell>
          <table:table-cell office:value-type="float" office:value="71.81514" calcext:value-type="float">
            <text:p>71.81514</text:p>
          </table:table-cell>
          <table:table-cell office:value-type="float" office:value="74.07849" calcext:value-type="float">
            <text:p>74.07849</text:p>
          </table:table-cell>
          <table:table-cell office:value-type="float" office:value="73.26972" calcext:value-type="float">
            <text:p>73.26972</text:p>
          </table:table-cell>
          <table:table-cell office:value-type="float" office:value="72.30316" calcext:value-type="float">
            <text:p>72.30316</text:p>
          </table:table-cell>
          <table:table-cell office:value-type="float" office:value="74.51019" calcext:value-type="float">
            <text:p>74.51019</text:p>
          </table:table-cell>
          <table:table-cell office:value-type="float" office:value="71.78894" calcext:value-type="float">
            <text:p>71.78894</text:p>
          </table:table-cell>
          <table:table-cell office:value-type="float" office:value="71.69335" calcext:value-type="float">
            <text:p>71.69335</text:p>
          </table:table-cell>
          <table:table-cell office:value-type="float" office:value="72.47164" calcext:value-type="float">
            <text:p>72.47164</text:p>
          </table:table-cell>
          <table:table-cell office:value-type="float" office:value="74.48754" calcext:value-type="float">
            <text:p>74.48754</text:p>
          </table:table-cell>
          <table:table-cell office:value-type="float" office:value="72.33511" calcext:value-type="float">
            <text:p>72.33511</text:p>
          </table:table-cell>
          <table:table-cell office:value-type="float" office:value="73.29447" calcext:value-type="float">
            <text:p>73.29447</text:p>
          </table:table-cell>
          <table:table-cell office:value-type="float" office:value="71.78058" calcext:value-type="float">
            <text:p>71.78058</text:p>
          </table:table-cell>
          <table:table-cell office:value-type="float" office:value="79.62067" calcext:value-type="float">
            <text:p>79.62067</text:p>
          </table:table-cell>
          <table:table-cell office:value-type="float" office:value="72.20627" calcext:value-type="float">
            <text:p>72.20627</text:p>
          </table:table-cell>
          <table:table-cell office:value-type="float" office:value="79.92278" calcext:value-type="float">
            <text:p>79.92278</text:p>
          </table:table-cell>
          <table:table-cell office:value-type="float" office:value="71.68132" calcext:value-type="float">
            <text:p>71.68132</text:p>
          </table:table-cell>
          <table:table-cell/>
        </table:table-row>
        <table:table-row table:style-name="ro1">
          <table:table-cell office:value-type="float" office:value="71.14699" calcext:value-type="float">
            <text:p>71.14699</text:p>
          </table:table-cell>
          <table:table-cell office:value-type="float" office:value="73.8204" calcext:value-type="float">
            <text:p>73.8204</text:p>
          </table:table-cell>
          <table:table-cell office:value-type="float" office:value="77.57823" calcext:value-type="float">
            <text:p>77.57823</text:p>
          </table:table-cell>
          <table:table-cell office:value-type="float" office:value="76.88441" calcext:value-type="float">
            <text:p>76.88441</text:p>
          </table:table-cell>
          <table:table-cell office:value-type="float" office:value="71.12286" calcext:value-type="float">
            <text:p>71.12286</text:p>
          </table:table-cell>
          <table:table-cell office:value-type="float" office:value="73.59527" calcext:value-type="float">
            <text:p>73.59527</text:p>
          </table:table-cell>
          <table:table-cell office:value-type="float" office:value="72.82415" calcext:value-type="float">
            <text:p>72.82415</text:p>
          </table:table-cell>
          <table:table-cell office:value-type="float" office:value="71.61054" calcext:value-type="float">
            <text:p>71.61054</text:p>
          </table:table-cell>
          <table:table-cell office:value-type="float" office:value="73.84433" calcext:value-type="float">
            <text:p>73.84433</text:p>
          </table:table-cell>
          <table:table-cell office:value-type="float" office:value="71.33437" calcext:value-type="float">
            <text:p>71.33437</text:p>
          </table:table-cell>
          <table:table-cell office:value-type="float" office:value="71.03703" calcext:value-type="float">
            <text:p>71.03703</text:p>
          </table:table-cell>
          <table:table-cell office:value-type="float" office:value="71.82465" calcext:value-type="float">
            <text:p>71.82465</text:p>
          </table:table-cell>
          <table:table-cell office:value-type="float" office:value="73.82159" calcext:value-type="float">
            <text:p>73.82159</text:p>
          </table:table-cell>
          <table:table-cell office:value-type="float" office:value="71.87066" calcext:value-type="float">
            <text:p>71.87066</text:p>
          </table:table-cell>
          <table:table-cell office:value-type="float" office:value="72.83894" calcext:value-type="float">
            <text:p>72.83894</text:p>
          </table:table-cell>
          <table:table-cell office:value-type="float" office:value="71.31671" calcext:value-type="float">
            <text:p>71.31671</text:p>
          </table:table-cell>
          <table:table-cell office:value-type="float" office:value="79.20763" calcext:value-type="float">
            <text:p>79.20763</text:p>
          </table:table-cell>
          <table:table-cell office:value-type="float" office:value="71.70597" calcext:value-type="float">
            <text:p>71.70597</text:p>
          </table:table-cell>
          <table:table-cell office:value-type="float" office:value="79.337" calcext:value-type="float">
            <text:p>79.337</text:p>
          </table:table-cell>
          <table:table-cell office:value-type="float" office:value="71.0248" calcext:value-type="float">
            <text:p>71.0248</text:p>
          </table:table-cell>
          <table:table-cell/>
        </table:table-row>
        <table:table-row table:style-name="ro1">
          <table:table-cell office:value-type="float" office:value="70.63843" calcext:value-type="float">
            <text:p>70.63843</text:p>
          </table:table-cell>
          <table:table-cell office:value-type="float" office:value="73.17939" calcext:value-type="float">
            <text:p>73.17939</text:p>
          </table:table-cell>
          <table:table-cell office:value-type="float" office:value="77.15246" calcext:value-type="float">
            <text:p>77.15246</text:p>
          </table:table-cell>
          <table:table-cell office:value-type="float" office:value="76.24794" calcext:value-type="float">
            <text:p>76.24794</text:p>
          </table:table-cell>
          <table:table-cell office:value-type="float" office:value="70.65944" calcext:value-type="float">
            <text:p>70.65944</text:p>
          </table:table-cell>
          <table:table-cell office:value-type="float" office:value="72.95727" calcext:value-type="float">
            <text:p>72.95727</text:p>
          </table:table-cell>
          <table:table-cell office:value-type="float" office:value="72.14039" calcext:value-type="float">
            <text:p>72.14039</text:p>
          </table:table-cell>
          <table:table-cell office:value-type="float" office:value="71.14666" calcext:value-type="float">
            <text:p>71.14666</text:p>
          </table:table-cell>
          <table:table-cell office:value-type="float" office:value="73.39818" calcext:value-type="float">
            <text:p>73.39818</text:p>
          </table:table-cell>
          <table:table-cell office:value-type="float" office:value="70.63304" calcext:value-type="float">
            <text:p>70.63304</text:p>
          </table:table-cell>
          <table:table-cell office:value-type="float" office:value="70.53129" calcext:value-type="float">
            <text:p>70.53129</text:p>
          </table:table-cell>
          <table:table-cell office:value-type="float" office:value="71.32494" calcext:value-type="float">
            <text:p>71.32494</text:p>
          </table:table-cell>
          <table:table-cell office:value-type="float" office:value="73.37586" calcext:value-type="float">
            <text:p>73.37586</text:p>
          </table:table-cell>
          <table:table-cell office:value-type="float" office:value="71.18737" calcext:value-type="float">
            <text:p>71.18737</text:p>
          </table:table-cell>
          <table:table-cell office:value-type="float" office:value="72.15513" calcext:value-type="float">
            <text:p>72.15513</text:p>
          </table:table-cell>
          <table:table-cell office:value-type="float" office:value="70.61508" calcext:value-type="float">
            <text:p>70.61508</text:p>
          </table:table-cell>
          <table:table-cell office:value-type="float" office:value="78.60905" calcext:value-type="float">
            <text:p>78.60905</text:p>
          </table:table-cell>
          <table:table-cell office:value-type="float" office:value="71.04982" calcext:value-type="float">
            <text:p>71.04982</text:p>
          </table:table-cell>
          <table:table-cell office:value-type="float" office:value="78.92193" calcext:value-type="float">
            <text:p>78.92193</text:p>
          </table:table-cell>
          <table:table-cell office:value-type="float" office:value="70.51597" calcext:value-type="float">
            <text:p>70.51597</text:p>
          </table:table-cell>
          <table:table-cell/>
        </table:table-row>
        <table:table-row table:style-name="ro1">
          <table:table-cell office:value-type="float" office:value="69.97309" calcext:value-type="float">
            <text:p>69.97309</text:p>
          </table:table-cell>
          <table:table-cell office:value-type="float" office:value="72.69039" calcext:value-type="float">
            <text:p>72.69039</text:p>
          </table:table-cell>
          <table:table-cell office:value-type="float" office:value="76.5424" calcext:value-type="float">
            <text:p>76.5424</text:p>
          </table:table-cell>
          <table:table-cell office:value-type="float" office:value="75.82002" calcext:value-type="float">
            <text:p>75.82002</text:p>
          </table:table-cell>
          <table:table-cell office:value-type="float" office:value="69.94886" calcext:value-type="float">
            <text:p>69.94886</text:p>
          </table:table-cell>
          <table:table-cell office:value-type="float" office:value="72.47809" calcext:value-type="float">
            <text:p>72.47809</text:p>
          </table:table-cell>
          <table:table-cell office:value-type="float" office:value="71.67636" calcext:value-type="float">
            <text:p>71.67636</text:p>
          </table:table-cell>
          <table:table-cell office:value-type="float" office:value="70.45486" calcext:value-type="float">
            <text:p>70.45486</text:p>
          </table:table-cell>
          <table:table-cell office:value-type="float" office:value="72.71701" calcext:value-type="float">
            <text:p>72.71701</text:p>
          </table:table-cell>
          <table:table-cell office:value-type="float" office:value="70.16033" calcext:value-type="float">
            <text:p>70.16033</text:p>
          </table:table-cell>
          <table:table-cell office:value-type="float" office:value="69.86303" calcext:value-type="float">
            <text:p>69.86303</text:p>
          </table:table-cell>
          <table:table-cell office:value-type="float" office:value="70.66865" calcext:value-type="float">
            <text:p>70.66865</text:p>
          </table:table-cell>
          <table:table-cell office:value-type="float" office:value="72.70441" calcext:value-type="float">
            <text:p>72.70441</text:p>
          </table:table-cell>
          <table:table-cell office:value-type="float" office:value="70.72342" calcext:value-type="float">
            <text:p>70.72342</text:p>
          </table:table-cell>
          <table:table-cell office:value-type="float" office:value="71.70065" calcext:value-type="float">
            <text:p>71.70065</text:p>
          </table:table-cell>
          <table:table-cell office:value-type="float" office:value="70.14244" calcext:value-type="float">
            <text:p>70.14244</text:p>
          </table:table-cell>
          <table:table-cell office:value-type="float" office:value="78.18459" calcext:value-type="float">
            <text:p>78.18459</text:p>
          </table:table-cell>
          <table:table-cell office:value-type="float" office:value="70.54155" calcext:value-type="float">
            <text:p>70.54155</text:p>
          </table:table-cell>
          <table:table-cell office:value-type="float" office:value="78.32407" calcext:value-type="float">
            <text:p>78.32407</text:p>
          </table:table-cell>
          <table:table-cell office:value-type="float" office:value="69.85968" calcext:value-type="float">
            <text:p>69.85968</text:p>
          </table:table-cell>
          <table:table-cell/>
        </table:table-row>
        <table:table-row table:style-name="ro1">
          <table:table-cell office:value-type="float" office:value="69.45882" calcext:value-type="float">
            <text:p>69.45882</text:p>
          </table:table-cell>
          <table:table-cell office:value-type="float" office:value="72.04314" calcext:value-type="float">
            <text:p>72.04314</text:p>
          </table:table-cell>
          <table:table-cell office:value-type="float" office:value="76.10103" calcext:value-type="float">
            <text:p>76.10103</text:p>
          </table:table-cell>
          <table:table-cell office:value-type="float" office:value="75.17503" calcext:value-type="float">
            <text:p>75.17503</text:p>
          </table:table-cell>
          <table:table-cell office:value-type="float" office:value="69.47638" calcext:value-type="float">
            <text:p>69.47638</text:p>
          </table:table-cell>
          <table:table-cell office:value-type="float" office:value="71.81844" calcext:value-type="float">
            <text:p>71.81844</text:p>
          </table:table-cell>
          <table:table-cell office:value-type="float" office:value="70.98394" calcext:value-type="float">
            <text:p>70.98394</text:p>
          </table:table-cell>
          <table:table-cell office:value-type="float" office:value="69.98202" calcext:value-type="float">
            <text:p>69.98202</text:p>
          </table:table-cell>
          <table:table-cell office:value-type="float" office:value="72.2624" calcext:value-type="float">
            <text:p>72.2624</text:p>
          </table:table-cell>
          <table:table-cell office:value-type="float" office:value="69.45018" calcext:value-type="float">
            <text:p>69.45018</text:p>
          </table:table-cell>
          <table:table-cell office:value-type="float" office:value="69.34864" calcext:value-type="float">
            <text:p>69.34864</text:p>
          </table:table-cell>
          <table:table-cell office:value-type="float" office:value="70.1602" calcext:value-type="float">
            <text:p>70.1602</text:p>
          </table:table-cell>
          <table:table-cell office:value-type="float" office:value="72.24694" calcext:value-type="float">
            <text:p>72.24694</text:p>
          </table:table-cell>
          <table:table-cell office:value-type="float" office:value="70.02186" calcext:value-type="float">
            <text:p>70.02186</text:p>
          </table:table-cell>
          <table:table-cell office:value-type="float" office:value="70.99858" calcext:value-type="float">
            <text:p>70.99858</text:p>
          </table:table-cell>
          <table:table-cell office:value-type="float" office:value="69.43233" calcext:value-type="float">
            <text:p>69.43233</text:p>
          </table:table-cell>
          <table:table-cell office:value-type="float" office:value="77.57708" calcext:value-type="float">
            <text:p>77.57708</text:p>
          </table:table-cell>
          <table:table-cell office:value-type="float" office:value="69.88578" calcext:value-type="float">
            <text:p>69.88578</text:p>
          </table:table-cell>
          <table:table-cell office:value-type="float" office:value="77.9004" calcext:value-type="float">
            <text:p>77.9004</text:p>
          </table:table-cell>
          <table:table-cell office:value-type="float" office:value="69.33289" calcext:value-type="float">
            <text:p>69.33289</text:p>
          </table:table-cell>
          <table:table-cell/>
        </table:table-row>
        <table:table-row table:style-name="ro1">
          <table:table-cell office:value-type="float" office:value="68.79118" calcext:value-type="float">
            <text:p>68.79118</text:p>
          </table:table-cell>
          <table:table-cell office:value-type="float" office:value="71.55235" calcext:value-type="float">
            <text:p>71.55235</text:p>
          </table:table-cell>
          <table:table-cell office:value-type="float" office:value="75.47198" calcext:value-type="float">
            <text:p>75.47198</text:p>
          </table:table-cell>
          <table:table-cell office:value-type="float" office:value="74.738" calcext:value-type="float">
            <text:p>74.738</text:p>
          </table:table-cell>
          <table:table-cell office:value-type="float" office:value="68.7696" calcext:value-type="float">
            <text:p>68.7696</text:p>
          </table:table-cell>
          <table:table-cell office:value-type="float" office:value="71.32115" calcext:value-type="float">
            <text:p>71.32115</text:p>
          </table:table-cell>
          <table:table-cell office:value-type="float" office:value="70.52035" calcext:value-type="float">
            <text:p>70.52035</text:p>
          </table:table-cell>
          <table:table-cell office:value-type="float" office:value="69.27487" calcext:value-type="float">
            <text:p>69.27487</text:p>
          </table:table-cell>
          <table:table-cell office:value-type="float" office:value="71.57941" calcext:value-type="float">
            <text:p>71.57941</text:p>
          </table:table-cell>
          <table:table-cell office:value-type="float" office:value="68.97803" calcext:value-type="float">
            <text:p>68.97803</text:p>
          </table:table-cell>
          <table:table-cell office:value-type="float" office:value="68.67369" calcext:value-type="float">
            <text:p>68.67369</text:p>
          </table:table-cell>
          <table:table-cell office:value-type="float" office:value="69.49465" calcext:value-type="float">
            <text:p>69.49465</text:p>
          </table:table-cell>
          <table:table-cell office:value-type="float" office:value="71.56674" calcext:value-type="float">
            <text:p>71.56674</text:p>
          </table:table-cell>
          <table:table-cell office:value-type="float" office:value="69.54879" calcext:value-type="float">
            <text:p>69.54879</text:p>
          </table:table-cell>
          <table:table-cell office:value-type="float" office:value="70.53477" calcext:value-type="float">
            <text:p>70.53477</text:p>
          </table:table-cell>
          <table:table-cell office:value-type="float" office:value="68.95063" calcext:value-type="float">
            <text:p>68.95063</text:p>
          </table:table-cell>
          <table:table-cell office:value-type="float" office:value="77.14447" calcext:value-type="float">
            <text:p>77.14447</text:p>
          </table:table-cell>
          <table:table-cell office:value-type="float" office:value="69.35921" calcext:value-type="float">
            <text:p>69.35921</text:p>
          </table:table-cell>
          <table:table-cell office:value-type="float" office:value="77.29321" calcext:value-type="float">
            <text:p>77.29321</text:p>
          </table:table-cell>
          <table:table-cell office:value-type="float" office:value="68.66741" calcext:value-type="float">
            <text:p>68.66741</text:p>
          </table:table-cell>
          <table:table-cell/>
        </table:table-row>
        <table:table-row table:style-name="ro1">
          <table:table-cell office:value-type="float" office:value="68.25869" calcext:value-type="float">
            <text:p>68.25869</text:p>
          </table:table-cell>
          <table:table-cell office:value-type="float" office:value="70.8957" calcext:value-type="float">
            <text:p>70.8957</text:p>
          </table:table-cell>
          <table:table-cell office:value-type="float" office:value="75.01927" calcext:value-type="float">
            <text:p>75.01927</text:p>
          </table:table-cell>
          <table:table-cell office:value-type="float" office:value="74.07491" calcext:value-type="float">
            <text:p>74.07491</text:p>
          </table:table-cell>
          <table:table-cell office:value-type="float" office:value="68.28814" calcext:value-type="float">
            <text:p>68.28814</text:p>
          </table:table-cell>
          <table:table-cell office:value-type="float" office:value="70.66197" calcext:value-type="float">
            <text:p>70.66197</text:p>
          </table:table-cell>
          <table:table-cell office:value-type="float" office:value="69.81246" calcext:value-type="float">
            <text:p>69.81246</text:p>
          </table:table-cell>
          <table:table-cell office:value-type="float" office:value="68.79295" calcext:value-type="float">
            <text:p>68.79295</text:p>
          </table:table-cell>
          <table:table-cell office:value-type="float" office:value="71.11567" calcext:value-type="float">
            <text:p>71.11567</text:p>
          </table:table-cell>
          <table:table-cell office:value-type="float" office:value="68.24963" calcext:value-type="float">
            <text:p>68.24963</text:p>
          </table:table-cell>
          <table:table-cell office:value-type="float" office:value="68.15086" calcext:value-type="float">
            <text:p>68.15086</text:p>
          </table:table-cell>
          <table:table-cell office:value-type="float" office:value="68.97779" calcext:value-type="float">
            <text:p>68.97779</text:p>
          </table:table-cell>
          <table:table-cell office:value-type="float" office:value="71.10302" calcext:value-type="float">
            <text:p>71.10302</text:p>
          </table:table-cell>
          <table:table-cell office:value-type="float" office:value="68.84113" calcext:value-type="float">
            <text:p>68.84113</text:p>
          </table:table-cell>
          <table:table-cell office:value-type="float" office:value="69.8689" calcext:value-type="float">
            <text:p>69.8689</text:p>
          </table:table-cell>
          <table:table-cell office:value-type="float" office:value="68.2348" calcext:value-type="float">
            <text:p>68.2348</text:p>
          </table:table-cell>
          <table:table-cell office:value-type="float" office:value="76.53457" calcext:value-type="float">
            <text:p>76.53457</text:p>
          </table:table-cell>
          <table:table-cell office:value-type="float" office:value="68.69388" calcext:value-type="float">
            <text:p>68.69388</text:p>
          </table:table-cell>
          <table:table-cell office:value-type="float" office:value="76.84867" calcext:value-type="float">
            <text:p>76.84867</text:p>
          </table:table-cell>
          <table:table-cell office:value-type="float" office:value="68.13463" calcext:value-type="float">
            <text:p>68.13463</text:p>
          </table:table-cell>
          <table:table-cell/>
        </table:table-row>
        <table:table-row table:style-name="ro1">
          <table:table-cell office:value-type="float" office:value="67.58433" calcext:value-type="float">
            <text:p>67.58433</text:p>
          </table:table-cell>
          <table:table-cell office:value-type="float" office:value="70.387" calcext:value-type="float">
            <text:p>70.387</text:p>
          </table:table-cell>
          <table:table-cell office:value-type="float" office:value="74.38096" calcext:value-type="float">
            <text:p>74.38096</text:p>
          </table:table-cell>
          <table:table-cell office:value-type="float" office:value="73.6285" calcext:value-type="float">
            <text:p>73.6285</text:p>
          </table:table-cell>
          <table:table-cell office:value-type="float" office:value="67.55996" calcext:value-type="float">
            <text:p>67.55996</text:p>
          </table:table-cell>
          <table:table-cell office:value-type="float" office:value="70.15605" calcext:value-type="float">
            <text:p>70.15605</text:p>
          </table:table-cell>
          <table:table-cell office:value-type="float" office:value="69.33982" calcext:value-type="float">
            <text:p>69.33982</text:p>
          </table:table-cell>
          <table:table-cell office:value-type="float" office:value="68.07419" calcext:value-type="float">
            <text:p>68.07419</text:p>
          </table:table-cell>
          <table:table-cell office:value-type="float" office:value="70.41415" calcext:value-type="float">
            <text:p>70.41415</text:p>
          </table:table-cell>
          <table:table-cell office:value-type="float" office:value="67.76832" calcext:value-type="float">
            <text:p>67.76832</text:p>
          </table:table-cell>
          <table:table-cell office:value-type="float" office:value="67.47621" calcext:value-type="float">
            <text:p>67.47621</text:p>
          </table:table-cell>
          <table:table-cell office:value-type="float" office:value="68.30259" calcext:value-type="float">
            <text:p>68.30259</text:p>
          </table:table-cell>
          <table:table-cell office:value-type="float" office:value="70.4014" calcext:value-type="float">
            <text:p>70.4014</text:p>
          </table:table-cell>
          <table:table-cell office:value-type="float" office:value="68.35917" calcext:value-type="float">
            <text:p>68.35917</text:p>
          </table:table-cell>
          <table:table-cell office:value-type="float" office:value="69.35169" calcext:value-type="float">
            <text:p>69.35169</text:p>
          </table:table-cell>
          <table:table-cell office:value-type="float" office:value="67.75364" calcext:value-type="float">
            <text:p>67.75364</text:p>
          </table:table-cell>
          <table:table-cell office:value-type="float" office:value="76.08083" calcext:value-type="float">
            <text:p>76.08083</text:p>
          </table:table-cell>
          <table:table-cell office:value-type="float" office:value="68.16144" calcext:value-type="float">
            <text:p>68.16144</text:p>
          </table:table-cell>
          <table:table-cell office:value-type="float" office:value="76.24169" calcext:value-type="float">
            <text:p>76.24169</text:p>
          </table:table-cell>
          <table:table-cell office:value-type="float" office:value="67.45993" calcext:value-type="float">
            <text:p>67.45993</text:p>
          </table:table-cell>
          <table:table-cell/>
        </table:table-row>
        <table:table-row table:style-name="ro1">
          <table:table-cell office:value-type="float" office:value="67.04331" calcext:value-type="float">
            <text:p>67.04331</text:p>
          </table:table-cell>
          <table:table-cell office:value-type="float" office:value="69.72106" calcext:value-type="float">
            <text:p>69.72106</text:p>
          </table:table-cell>
          <table:table-cell office:value-type="float" office:value="73.91004" calcext:value-type="float">
            <text:p>73.91004</text:p>
          </table:table-cell>
          <table:table-cell office:value-type="float" office:value="72.96296" calcext:value-type="float">
            <text:p>72.96296</text:p>
          </table:table-cell>
          <table:table-cell office:value-type="float" office:value="67.07203" calcext:value-type="float">
            <text:p>67.07203</text:p>
          </table:table-cell>
          <table:table-cell office:value-type="float" office:value="69.48986" calcext:value-type="float">
            <text:p>69.48986</text:p>
          </table:table-cell>
          <table:table-cell office:value-type="float" office:value="68.63012" calcext:value-type="float">
            <text:p>68.63012</text:p>
          </table:table-cell>
          <table:table-cell office:value-type="float" office:value="67.58335" calcext:value-type="float">
            <text:p>67.58335</text:p>
          </table:table-cell>
          <table:table-cell office:value-type="float" office:value="69.94142" calcext:value-type="float">
            <text:p>69.94142</text:p>
          </table:table-cell>
          <table:table-cell office:value-type="float" office:value="67.03358" calcext:value-type="float">
            <text:p>67.03358</text:p>
          </table:table-cell>
          <table:table-cell office:value-type="float" office:value="67.47621" calcext:value-type="float">
            <text:p>67.47621</text:p>
          </table:table-cell>
          <table:table-cell office:value-type="float" office:value="67.77018" calcext:value-type="float">
            <text:p>67.77018</text:p>
          </table:table-cell>
          <table:table-cell office:value-type="float" office:value="69.92837" calcext:value-type="float">
            <text:p>69.92837</text:p>
          </table:table-cell>
          <table:table-cell office:value-type="float" office:value="67.63014" calcext:value-type="float">
            <text:p>67.63014</text:p>
          </table:table-cell>
          <table:table-cell office:value-type="float" office:value="68.68596" calcext:value-type="float">
            <text:p>68.68596</text:p>
          </table:table-cell>
          <table:table-cell office:value-type="float" office:value="67.01887" calcext:value-type="float">
            <text:p>67.01887</text:p>
          </table:table-cell>
          <table:table-cell office:value-type="float" office:value="75.46445" calcext:value-type="float">
            <text:p>75.46445</text:p>
          </table:table-cell>
          <table:table-cell office:value-type="float" office:value="67.48674" calcext:value-type="float">
            <text:p>67.48674</text:p>
          </table:table-cell>
          <table:table-cell office:value-type="float" office:value="75.78816" calcext:value-type="float">
            <text:p>75.78816</text:p>
          </table:table-cell>
          <table:table-cell office:value-type="float" office:value="67.45993" calcext:value-type="float">
            <text:p>67.45993</text:p>
          </table:table-cell>
          <table:table-cell/>
        </table:table-row>
        <table:table-row table:style-name="ro1">
          <table:table-cell office:value-type="float" office:value="66.35958" calcext:value-type="float">
            <text:p>66.35958</text:p>
          </table:table-cell>
          <table:table-cell office:value-type="float" office:value="69.20391" calcext:value-type="float">
            <text:p>69.20391</text:p>
          </table:table-cell>
          <table:table-cell office:value-type="float" office:value="73.26906" calcext:value-type="float">
            <text:p>73.26906</text:p>
          </table:table-cell>
          <table:table-cell office:value-type="float" office:value="72.50786" calcext:value-type="float">
            <text:p>72.50786</text:p>
          </table:table-cell>
          <table:table-cell office:value-type="float" office:value="66.33795" calcext:value-type="float">
            <text:p>66.33795</text:p>
          </table:table-cell>
          <table:table-cell office:value-type="float" office:value="68.97301" calcext:value-type="float">
            <text:p>68.97301</text:p>
          </table:table-cell>
          <table:table-cell office:value-type="float" office:value="68.14848" calcext:value-type="float">
            <text:p>68.14848</text:p>
          </table:table-cell>
          <table:table-cell office:value-type="float" office:value="66.84893" calcext:value-type="float">
            <text:p>66.84893</text:p>
          </table:table-cell>
          <table:table-cell office:value-type="float" office:value="69.23374" calcext:value-type="float">
            <text:p>69.23374</text:p>
          </table:table-cell>
          <table:table-cell office:value-type="float" office:value="66.54589" calcext:value-type="float">
            <text:p>66.54589</text:p>
          </table:table-cell>
          <table:table-cell office:value-type="float" office:value="66.93517" calcext:value-type="float">
            <text:p>66.93517</text:p>
          </table:table-cell>
          <table:table-cell office:value-type="float" office:value="67.08583" calcext:value-type="float">
            <text:p>67.08583</text:p>
          </table:table-cell>
          <table:table-cell office:value-type="float" office:value="69.21785" calcext:value-type="float">
            <text:p>69.21785</text:p>
          </table:table-cell>
          <table:table-cell office:value-type="float" office:value="67.14858" calcext:value-type="float">
            <text:p>67.14858</text:p>
          </table:table-cell>
          <table:table-cell office:value-type="float" office:value="68.1532" calcext:value-type="float">
            <text:p>68.1532</text:p>
          </table:table-cell>
          <table:table-cell office:value-type="float" office:value="66.51898" calcext:value-type="float">
            <text:p>66.51898</text:p>
          </table:table-cell>
          <table:table-cell office:value-type="float" office:value="75.00217" calcext:value-type="float">
            <text:p>75.00217</text:p>
          </table:table-cell>
          <table:table-cell office:value-type="float" office:value="66.94565" calcext:value-type="float">
            <text:p>66.94565</text:p>
          </table:table-cell>
          <table:table-cell office:value-type="float" office:value="75.15948" calcext:value-type="float">
            <text:p>75.15948</text:p>
          </table:table-cell>
          <table:table-cell office:value-type="float" office:value="66.91868" calcext:value-type="float">
            <text:p>66.91868</text:p>
          </table:table-cell>
          <table:table-cell/>
        </table:table-row>
        <table:table-row table:style-name="ro1">
          <table:table-cell office:value-type="float" office:value="65.81263" calcext:value-type="float">
            <text:p>65.81263</text:p>
          </table:table-cell>
          <table:table-cell office:value-type="float" office:value="68.52872" calcext:value-type="float">
            <text:p>68.52872</text:p>
          </table:table-cell>
          <table:table-cell office:value-type="float" office:value="72.78971" calcext:value-type="float">
            <text:p>72.78971</text:p>
          </table:table-cell>
          <table:table-cell office:value-type="float" office:value="71.82415" calcext:value-type="float">
            <text:p>71.82415</text:p>
          </table:table-cell>
          <table:table-cell office:value-type="float" office:value="65.83817" calcext:value-type="float">
            <text:p>65.83817</text:p>
          </table:table-cell>
          <table:table-cell office:value-type="float" office:value="68.29826" calcext:value-type="float">
            <text:p>68.29826</text:p>
          </table:table-cell>
          <table:table-cell office:value-type="float" office:value="67.42297" calcext:value-type="float">
            <text:p>67.42297</text:p>
          </table:table-cell>
          <table:table-cell office:value-type="float" office:value="66.35864" calcext:value-type="float">
            <text:p>66.35864</text:p>
          </table:table-cell>
          <table:table-cell office:value-type="float" office:value="68.75192" calcext:value-type="float">
            <text:p>68.75192</text:p>
          </table:table-cell>
          <table:table-cell office:value-type="float" office:value="65.80246" calcext:value-type="float">
            <text:p>65.80246</text:p>
          </table:table-cell>
          <table:table-cell office:value-type="float" office:value="66.24157" calcext:value-type="float">
            <text:p>66.24157</text:p>
          </table:table-cell>
          <table:table-cell office:value-type="float" office:value="66.54448" calcext:value-type="float">
            <text:p>66.54448</text:p>
          </table:table-cell>
          <table:table-cell office:value-type="float" office:value="68.7456" calcext:value-type="float">
            <text:p>68.7456</text:p>
          </table:table-cell>
          <table:table-cell office:value-type="float" office:value="66.41378" calcext:value-type="float">
            <text:p>66.41378</text:p>
          </table:table-cell>
          <table:table-cell office:value-type="float" office:value="67.47824" calcext:value-type="float">
            <text:p>67.47824</text:p>
          </table:table-cell>
          <table:table-cell office:value-type="float" office:value="65.77824" calcext:value-type="float">
            <text:p>65.77824</text:p>
          </table:table-cell>
          <table:table-cell office:value-type="float" office:value="74.37368" calcext:value-type="float">
            <text:p>74.37368</text:p>
          </table:table-cell>
          <table:table-cell office:value-type="float" office:value="66.2617" calcext:value-type="float">
            <text:p>66.2617</text:p>
          </table:table-cell>
          <table:table-cell office:value-type="float" office:value="74.69762" calcext:value-type="float">
            <text:p>74.69762</text:p>
          </table:table-cell>
          <table:table-cell office:value-type="float" office:value="66.23485" calcext:value-type="float">
            <text:p>66.23485</text:p>
          </table:table-cell>
          <table:table-cell/>
        </table:table-row>
        <table:table-row table:style-name="ro1">
          <table:table-cell office:value-type="float" office:value="65.12205" calcext:value-type="float">
            <text:p>65.12205</text:p>
          </table:table-cell>
          <table:table-cell office:value-type="float" office:value="68.00562" calcext:value-type="float">
            <text:p>68.00562</text:p>
          </table:table-cell>
          <table:table-cell office:value-type="float" office:value="72.13949" calcext:value-type="float">
            <text:p>72.13949</text:p>
          </table:table-cell>
          <table:table-cell office:value-type="float" office:value="71.35998" calcext:value-type="float">
            <text:p>71.35998</text:p>
          </table:table-cell>
          <table:table-cell office:value-type="float" office:value="65.09766" calcext:value-type="float">
            <text:p>65.09766</text:p>
          </table:table-cell>
          <table:table-cell office:value-type="float" office:value="67.76614" calcext:value-type="float">
            <text:p>67.76614</text:p>
          </table:table-cell>
          <table:table-cell office:value-type="float" office:value="66.9323" calcext:value-type="float">
            <text:p>66.9323</text:p>
          </table:table-cell>
          <table:table-cell office:value-type="float" office:value="65.61769" calcext:value-type="float">
            <text:p>65.61769</text:p>
          </table:table-cell>
          <table:table-cell office:value-type="float" office:value="68.08656" calcext:value-type="float">
            <text:p>68.08656</text:p>
          </table:table-cell>
          <table:table-cell office:value-type="float" office:value="65.30558" calcext:value-type="float">
            <text:p>65.30558</text:p>
          </table:table-cell>
          <table:table-cell office:value-type="float" office:value="65.69209" calcext:value-type="float">
            <text:p>65.69209</text:p>
          </table:table-cell>
          <table:table-cell office:value-type="float" office:value="65.86051" calcext:value-type="float">
            <text:p>65.86051</text:p>
          </table:table-cell>
          <table:table-cell office:value-type="float" office:value="68.01952" calcext:value-type="float">
            <text:p>68.01952</text:p>
          </table:table-cell>
          <table:table-cell office:value-type="float" office:value="65.91624" calcext:value-type="float">
            <text:p>65.91624</text:p>
          </table:table-cell>
          <table:table-cell office:value-type="float" office:value="66.93691" calcext:value-type="float">
            <text:p>66.93691</text:p>
          </table:table-cell>
          <table:table-cell office:value-type="float" office:value="65.2789" calcext:value-type="float">
            <text:p>65.2789</text:p>
          </table:table-cell>
          <table:table-cell office:value-type="float" office:value="73.89999" calcext:value-type="float">
            <text:p>73.89999</text:p>
          </table:table-cell>
          <table:table-cell office:value-type="float" office:value="65.71462" calcext:value-type="float">
            <text:p>65.71462</text:p>
          </table:table-cell>
          <table:table-cell office:value-type="float" office:value="74.06872" calcext:value-type="float">
            <text:p>74.06872</text:p>
          </table:table-cell>
          <table:table-cell office:value-type="float" office:value="65.68763" calcext:value-type="float">
            <text:p>65.68763</text:p>
          </table:table-cell>
          <table:table-cell/>
        </table:table-row>
        <table:table-row table:style-name="ro1">
          <table:table-cell office:value-type="float" office:value="64.56357" calcext:value-type="float">
            <text:p>64.56357</text:p>
          </table:table-cell>
          <table:table-cell office:value-type="float" office:value="67.32109" calcext:value-type="float">
            <text:p>67.32109</text:p>
          </table:table-cell>
          <table:table-cell office:value-type="float" office:value="71.6515" calcext:value-type="float">
            <text:p>71.6515</text:p>
          </table:table-cell>
          <table:table-cell office:value-type="float" office:value="70.66768" calcext:value-type="float">
            <text:p>70.66768</text:p>
          </table:table-cell>
          <table:table-cell office:value-type="float" office:value="64.59141" calcext:value-type="float">
            <text:p>64.59141</text:p>
          </table:table-cell>
          <table:table-cell office:value-type="float" office:value="67.09171" calcext:value-type="float">
            <text:p>67.09171</text:p>
          </table:table-cell>
          <table:table-cell office:value-type="float" office:value="66.18796" calcext:value-type="float">
            <text:p>66.18796</text:p>
          </table:table-cell>
          <table:table-cell office:value-type="float" office:value="65.12095" calcext:value-type="float">
            <text:p>65.12095</text:p>
          </table:table-cell>
          <table:table-cell office:value-type="float" office:value="67.5422" calcext:value-type="float">
            <text:p>67.5422</text:p>
          </table:table-cell>
          <table:table-cell office:value-type="float" office:value="64.55321" calcext:value-type="float">
            <text:p>64.55321</text:p>
          </table:table-cell>
          <table:table-cell office:value-type="float" office:value="65.00177" calcext:value-type="float">
            <text:p>65.00177</text:p>
          </table:table-cell>
          <table:table-cell office:value-type="float" office:value="65.31339" calcext:value-type="float">
            <text:p>65.31339</text:p>
          </table:table-cell>
          <table:table-cell office:value-type="float" office:value="67.5381" calcext:value-type="float">
            <text:p>67.5381</text:p>
          </table:table-cell>
          <table:table-cell office:value-type="float" office:value="65.17239" calcext:value-type="float">
            <text:p>65.17239</text:p>
          </table:table-cell>
          <table:table-cell office:value-type="float" office:value="66.25244" calcext:value-type="float">
            <text:p>66.25244</text:p>
          </table:table-cell>
          <table:table-cell office:value-type="float" office:value="64.52918" calcext:value-type="float">
            <text:p>64.52918</text:p>
          </table:table-cell>
          <table:table-cell office:value-type="float" office:value="73.26176" calcext:value-type="float">
            <text:p>73.26176</text:p>
          </table:table-cell>
          <table:table-cell office:value-type="float" office:value="65.02136" calcext:value-type="float">
            <text:p>65.02136</text:p>
          </table:table-cell>
          <table:table-cell office:value-type="float" office:value="73.58579" calcext:value-type="float">
            <text:p>73.58579</text:p>
          </table:table-cell>
          <table:table-cell office:value-type="float" office:value="64.99414" calcext:value-type="float">
            <text:p>64.99414</text:p>
          </table:table-cell>
          <table:table-cell/>
        </table:table-row>
        <table:table-row table:style-name="ro1">
          <table:table-cell office:value-type="float" office:value="63.86354" calcext:value-type="float">
            <text:p>63.86354</text:p>
          </table:table-cell>
          <table:table-cell office:value-type="float" office:value="66.77972" calcext:value-type="float">
            <text:p>66.77972</text:p>
          </table:table-cell>
          <table:table-cell office:value-type="float" office:value="70.99498" calcext:value-type="float">
            <text:p>70.99498</text:p>
          </table:table-cell>
          <table:table-cell office:value-type="float" office:value="70.20415" calcext:value-type="float">
            <text:p>70.20415</text:p>
          </table:table-cell>
          <table:table-cell office:value-type="float" office:value="63.83236" calcext:value-type="float">
            <text:p>63.83236</text:p>
          </table:table-cell>
          <table:table-cell office:value-type="float" office:value="66.55079" calcext:value-type="float">
            <text:p>66.55079</text:p>
          </table:table-cell>
          <table:table-cell office:value-type="float" office:value="65.70039" calcext:value-type="float">
            <text:p>65.70039</text:p>
          </table:table-cell>
          <table:table-cell office:value-type="float" office:value="64.36869" calcext:value-type="float">
            <text:p>64.36869</text:p>
          </table:table-cell>
          <table:table-cell office:value-type="float" office:value="66.87011" calcext:value-type="float">
            <text:p>66.87011</text:p>
          </table:table-cell>
          <table:table-cell office:value-type="float" office:value="64.04968" calcext:value-type="float">
            <text:p>64.04968</text:p>
          </table:table-cell>
          <table:table-cell office:value-type="float" office:value="64.44635" calcext:value-type="float">
            <text:p>64.44635</text:p>
          </table:table-cell>
          <table:table-cell office:value-type="float" office:value="64.61289" calcext:value-type="float">
            <text:p>64.61289</text:p>
          </table:table-cell>
          <table:table-cell office:value-type="float" office:value="66.80329" calcext:value-type="float">
            <text:p>66.80329</text:p>
          </table:table-cell>
          <table:table-cell office:value-type="float" office:value="64.6754" calcext:value-type="float">
            <text:p>64.6754</text:p>
          </table:table-cell>
          <table:table-cell office:value-type="float" office:value="65.70242" calcext:value-type="float">
            <text:p>65.70242</text:p>
          </table:table-cell>
          <table:table-cell office:value-type="float" office:value="64.02565" calcext:value-type="float">
            <text:p>64.02565</text:p>
          </table:table-cell>
          <table:table-cell office:value-type="float" office:value="72.77958" calcext:value-type="float">
            <text:p>72.77958</text:p>
          </table:table-cell>
          <table:table-cell office:value-type="float" office:value="64.4682" calcext:value-type="float">
            <text:p>64.4682</text:p>
          </table:table-cell>
          <table:table-cell office:value-type="float" office:value="72.94785" calcext:value-type="float">
            <text:p>72.94785</text:p>
          </table:table-cell>
          <table:table-cell office:value-type="float" office:value="64.43819" calcext:value-type="float">
            <text:p>64.43819</text:p>
          </table:table-cell>
          <table:table-cell/>
        </table:table-row>
        <table:table-row table:style-name="ro1">
          <table:table-cell office:value-type="float" office:value="63.30152" calcext:value-type="float">
            <text:p>63.30152</text:p>
          </table:table-cell>
          <table:table-cell office:value-type="float" office:value="66.09527" calcext:value-type="float">
            <text:p>66.09527</text:p>
          </table:table-cell>
          <table:table-cell office:value-type="float" office:value="70.48621" calcext:value-type="float">
            <text:p>70.48621</text:p>
          </table:table-cell>
          <table:table-cell office:value-type="float" office:value="69.49335" calcext:value-type="float">
            <text:p>69.49335</text:p>
          </table:table-cell>
          <table:table-cell office:value-type="float" office:value="63.32665" calcext:value-type="float">
            <text:p>63.32665</text:p>
          </table:table-cell>
          <table:table-cell office:value-type="float" office:value="65.85735" calcext:value-type="float">
            <text:p>65.85735</text:p>
          </table:table-cell>
          <table:table-cell office:value-type="float" office:value="64.94759" calcext:value-type="float">
            <text:p>64.94759</text:p>
          </table:table-cell>
          <table:table-cell office:value-type="float" office:value="63.86488" calcext:value-type="float">
            <text:p>63.86488</text:p>
          </table:table-cell>
          <table:table-cell office:value-type="float" office:value="66.31954" calcext:value-type="float">
            <text:p>66.31954</text:p>
          </table:table-cell>
          <table:table-cell office:value-type="float" office:value="63.29077" calcext:value-type="float">
            <text:p>63.29077</text:p>
          </table:table-cell>
          <table:table-cell office:value-type="float" office:value="63.74886" calcext:value-type="float">
            <text:p>63.74886</text:p>
          </table:table-cell>
          <table:table-cell office:value-type="float" office:value="64.05685" calcext:value-type="float">
            <text:p>64.05685</text:p>
          </table:table-cell>
          <table:table-cell office:value-type="float" office:value="66.31296" calcext:value-type="float">
            <text:p>66.31296</text:p>
          </table:table-cell>
          <table:table-cell office:value-type="float" office:value="63.92534" calcext:value-type="float">
            <text:p>63.92534</text:p>
          </table:table-cell>
          <table:table-cell office:value-type="float" office:value="65.01161" calcext:value-type="float">
            <text:p>65.01161</text:p>
          </table:table-cell>
          <table:table-cell office:value-type="float" office:value="63.26716" calcext:value-type="float">
            <text:p>63.26716</text:p>
          </table:table-cell>
          <table:table-cell office:value-type="float" office:value="72.13215" calcext:value-type="float">
            <text:p>72.13215</text:p>
          </table:table-cell>
          <table:table-cell office:value-type="float" office:value="63.76808" calcext:value-type="float">
            <text:p>63.76808</text:p>
          </table:table-cell>
          <table:table-cell office:value-type="float" office:value="72.46893" calcext:value-type="float">
            <text:p>72.46893</text:p>
          </table:table-cell>
          <table:table-cell office:value-type="float" office:value="63.73781" calcext:value-type="float">
            <text:p>63.73781</text:p>
          </table:table-cell>
          <table:table-cell/>
        </table:table-row>
        <table:table-row table:style-name="ro1">
          <table:table-cell office:value-type="float" office:value="62.5945" calcext:value-type="float">
            <text:p>62.5945</text:p>
          </table:table-cell>
          <table:table-cell office:value-type="float" office:value="65.54546" calcext:value-type="float">
            <text:p>65.54546</text:p>
          </table:table-cell>
          <table:table-cell office:value-type="float" office:value="69.8204" calcext:value-type="float">
            <text:p>69.8204</text:p>
          </table:table-cell>
          <table:table-cell office:value-type="float" office:value="69.02083" calcext:value-type="float">
            <text:p>69.02083</text:p>
          </table:table-cell>
          <table:table-cell office:value-type="float" office:value="62.56353" calcext:value-type="float">
            <text:p>62.56353</text:p>
          </table:table-cell>
          <table:table-cell office:value-type="float" office:value="65.31034" calcext:value-type="float">
            <text:p>65.31034</text:p>
          </table:table-cell>
          <table:table-cell office:value-type="float" office:value="64.45057" calcext:value-type="float">
            <text:p>64.45057</text:p>
          </table:table-cell>
          <table:table-cell office:value-type="float" office:value="63.10627" calcext:value-type="float">
            <text:p>63.10627</text:p>
          </table:table-cell>
          <table:table-cell office:value-type="float" office:value="65.63568" calcext:value-type="float">
            <text:p>65.63568</text:p>
          </table:table-cell>
          <table:table-cell office:value-type="float" office:value="62.78759" calcext:value-type="float">
            <text:p>62.78759</text:p>
          </table:table-cell>
          <table:table-cell office:value-type="float" office:value="63.18468" calcext:value-type="float">
            <text:p>63.18468</text:p>
          </table:table-cell>
          <table:table-cell office:value-type="float" office:value="63.35668" calcext:value-type="float">
            <text:p>63.35668</text:p>
          </table:table-cell>
          <table:table-cell office:value-type="float" office:value="65.56924" calcext:value-type="float">
            <text:p>65.56924</text:p>
          </table:table-cell>
          <table:table-cell office:value-type="float" office:value="63.41921" calcext:value-type="float">
            <text:p>63.41921</text:p>
          </table:table-cell>
          <table:table-cell office:value-type="float" office:value="64.45289" calcext:value-type="float">
            <text:p>64.45289</text:p>
          </table:table-cell>
          <table:table-cell office:value-type="float" office:value="62.7544" calcext:value-type="float">
            <text:p>62.7544</text:p>
          </table:table-cell>
          <table:table-cell office:value-type="float" office:value="71.63162" calcext:value-type="float">
            <text:p>71.63162</text:p>
          </table:table-cell>
          <table:table-cell office:value-type="float" office:value="63.20618" calcext:value-type="float">
            <text:p>63.20618</text:p>
          </table:table-cell>
          <table:table-cell office:value-type="float" office:value="71.81194" calcext:value-type="float">
            <text:p>71.81194</text:p>
          </table:table-cell>
          <table:table-cell office:value-type="float" office:value="63.17566" calcext:value-type="float">
            <text:p>63.17566</text:p>
          </table:table-cell>
          <table:table-cell/>
        </table:table-row>
        <table:table-row table:style-name="ro1">
          <table:table-cell office:value-type="float" office:value="62.0238" calcext:value-type="float">
            <text:p>62.0238</text:p>
          </table:table-cell>
          <table:table-cell office:value-type="float" office:value="64.85455" calcext:value-type="float">
            <text:p>64.85455</text:p>
          </table:table-cell>
          <table:table-cell office:value-type="float" office:value="69.30311" calcext:value-type="float">
            <text:p>69.30311</text:p>
          </table:table-cell>
          <table:table-cell office:value-type="float" office:value="68.48775" calcext:value-type="float">
            <text:p>68.48775</text:p>
          </table:table-cell>
          <table:table-cell office:value-type="float" office:value="62.0489" calcext:value-type="float">
            <text:p>62.0489</text:p>
          </table:table-cell>
          <table:table-cell office:value-type="float" office:value="64.6099" calcext:value-type="float">
            <text:p>64.6099</text:p>
          </table:table-cell>
          <table:table-cell office:value-type="float" office:value="63.69371" calcext:value-type="float">
            <text:p>63.69371</text:p>
          </table:table-cell>
          <table:table-cell office:value-type="float" office:value="62.59357" calcext:value-type="float">
            <text:p>62.59357</text:p>
          </table:table-cell>
          <table:table-cell office:value-type="float" office:value="65.07926" calcext:value-type="float">
            <text:p>65.07926</text:p>
          </table:table-cell>
          <table:table-cell office:value-type="float" office:value="62.01261" calcext:value-type="float">
            <text:p>62.01261</text:p>
          </table:table-cell>
          <table:table-cell office:value-type="float" office:value="62.47755" calcext:value-type="float">
            <text:p>62.47755</text:p>
          </table:table-cell>
          <table:table-cell office:value-type="float" office:value="62.78523" calcext:value-type="float">
            <text:p>62.78523</text:p>
          </table:table-cell>
          <table:table-cell office:value-type="float" office:value="65.07218" calcext:value-type="float">
            <text:p>65.07218</text:p>
          </table:table-cell>
          <table:table-cell office:value-type="float" office:value="62.65297" calcext:value-type="float">
            <text:p>62.65297</text:p>
          </table:table-cell>
          <table:table-cell office:value-type="float" office:value="63.75525" calcext:value-type="float">
            <text:p>63.75525</text:p>
          </table:table-cell>
          <table:table-cell office:value-type="float" office:value="61.98938" calcext:value-type="float">
            <text:p>61.98938</text:p>
          </table:table-cell>
          <table:table-cell office:value-type="float" office:value="70.98439" calcext:value-type="float">
            <text:p>70.98439</text:p>
          </table:table-cell>
          <table:table-cell office:value-type="float" office:value="62.49676" calcext:value-type="float">
            <text:p>62.49676</text:p>
          </table:table-cell>
          <table:table-cell office:value-type="float" office:value="71.31202" calcext:value-type="float">
            <text:p>71.31202</text:p>
          </table:table-cell>
          <table:table-cell office:value-type="float" office:value="62.46585" calcext:value-type="float">
            <text:p>62.46585</text:p>
          </table:table-cell>
          <table:table-cell/>
        </table:table-row>
        <table:table-row table:style-name="ro1">
          <table:table-cell office:value-type="float" office:value="61.31698" calcext:value-type="float">
            <text:p>61.31698</text:p>
          </table:table-cell>
          <table:table-cell office:value-type="float" office:value="64.29862" calcext:value-type="float">
            <text:p>64.29862</text:p>
          </table:table-cell>
          <table:table-cell office:value-type="float" office:value="68.63762" calcext:value-type="float">
            <text:p>68.63762</text:p>
          </table:table-cell>
          <table:table-cell office:value-type="float" office:value="67.81263" calcext:value-type="float">
            <text:p>67.81263</text:p>
          </table:table-cell>
          <table:table-cell office:value-type="float" office:value="61.27696" calcext:value-type="float">
            <text:p>61.27696</text:p>
          </table:table-cell>
          <table:table-cell office:value-type="float" office:value="64.05435" calcext:value-type="float">
            <text:p>64.05435</text:p>
          </table:table-cell>
          <table:table-cell office:value-type="float" office:value="63.18789" calcext:value-type="float">
            <text:p>63.18789</text:p>
          </table:table-cell>
          <table:table-cell office:value-type="float" office:value="61.81882" calcext:value-type="float">
            <text:p>61.81882</text:p>
          </table:table-cell>
          <table:table-cell office:value-type="float" office:value="64.38823" calcext:value-type="float">
            <text:p>64.38823</text:p>
          </table:table-cell>
          <table:table-cell office:value-type="float" office:value="61.50013" calcext:value-type="float">
            <text:p>61.50013</text:p>
          </table:table-cell>
          <table:table-cell office:value-type="float" office:value="61.9068" calcext:value-type="float">
            <text:p>61.9068</text:p>
          </table:table-cell>
          <table:table-cell office:value-type="float" office:value="62.07775" calcext:value-type="float">
            <text:p>62.07775</text:p>
          </table:table-cell>
          <table:table-cell office:value-type="float" office:value="64.32208" calcext:value-type="float">
            <text:p>64.32208</text:p>
          </table:table-cell>
          <table:table-cell office:value-type="float" office:value="62.14022" calcext:value-type="float">
            <text:p>62.14022</text:p>
          </table:table-cell>
          <table:table-cell office:value-type="float" office:value="63.19067" calcext:value-type="float">
            <text:p>63.19067</text:p>
          </table:table-cell>
          <table:table-cell office:value-type="float" office:value="61.46725" calcext:value-type="float">
            <text:p>61.46725</text:p>
          </table:table-cell>
          <table:table-cell office:value-type="float" office:value="70.47831" calcext:value-type="float">
            <text:p>70.47831</text:p>
          </table:table-cell>
          <table:table-cell office:value-type="float" office:value="61.91649" calcext:value-type="float">
            <text:p>61.91649</text:p>
          </table:table-cell>
          <table:table-cell office:value-type="float" office:value="70.6556" calcext:value-type="float">
            <text:p>70.6556</text:p>
          </table:table-cell>
          <table:table-cell office:value-type="float" office:value="61.89496" calcext:value-type="float">
            <text:p>61.89496</text:p>
          </table:table-cell>
          <table:table-cell/>
        </table:table-row>
        <table:table-row table:style-name="ro1">
          <table:table-cell office:value-type="float" office:value="60.72776" calcext:value-type="float">
            <text:p>60.72776</text:p>
          </table:table-cell>
          <table:table-cell office:value-type="float" office:value="63.59831" calcext:value-type="float">
            <text:p>63.59831</text:p>
          </table:table-cell>
          <table:table-cell office:value-type="float" office:value="68.10472" calcext:value-type="float">
            <text:p>68.10472</text:p>
          </table:table-cell>
          <table:table-cell office:value-type="float" office:value="67.27822" calcext:value-type="float">
            <text:p>67.27822</text:p>
          </table:table-cell>
          <table:table-cell office:value-type="float" office:value="60.75263" calcext:value-type="float">
            <text:p>60.75263</text:p>
          </table:table-cell>
          <table:table-cell office:value-type="float" office:value="63.35433" calcext:value-type="float">
            <text:p>63.35433</text:p>
          </table:table-cell>
          <table:table-cell office:value-type="float" office:value="62.42205" calcext:value-type="float">
            <text:p>62.42205</text:p>
          </table:table-cell>
          <table:table-cell office:value-type="float" office:value="61.30661" calcext:value-type="float">
            <text:p>61.30661</text:p>
          </table:table-cell>
          <table:table-cell office:value-type="float" office:value="63.82306" calcext:value-type="float">
            <text:p>63.82306</text:p>
          </table:table-cell>
          <table:table-cell office:value-type="float" office:value="60.71602" calcext:value-type="float">
            <text:p>60.71602</text:p>
          </table:table-cell>
          <table:table-cell office:value-type="float" office:value="61.1904" calcext:value-type="float">
            <text:p>61.1904</text:p>
          </table:table-cell>
          <table:table-cell office:value-type="float" office:value="61.49751" calcext:value-type="float">
            <text:p>61.49751</text:p>
          </table:table-cell>
          <table:table-cell office:value-type="float" office:value="63.81584" calcext:value-type="float">
            <text:p>63.81584</text:p>
          </table:table-cell>
          <table:table-cell office:value-type="float" office:value="61.37226" calcext:value-type="float">
            <text:p>61.37226</text:p>
          </table:table-cell>
          <table:table-cell office:value-type="float" office:value="62.4832" calcext:value-type="float">
            <text:p>62.4832</text:p>
          </table:table-cell>
          <table:table-cell office:value-type="float" office:value="60.68347" calcext:value-type="float">
            <text:p>60.68347</text:p>
          </table:table-cell>
          <table:table-cell office:value-type="float" office:value="69.81223" calcext:value-type="float">
            <text:p>69.81223</text:p>
          </table:table-cell>
          <table:table-cell office:value-type="float" office:value="61.20971" calcext:value-type="float">
            <text:p>61.20971</text:p>
          </table:table-cell>
          <table:table-cell office:value-type="float" office:value="70.14721" calcext:value-type="float">
            <text:p>70.14721</text:p>
          </table:table-cell>
          <table:table-cell office:value-type="float" office:value="61.17818" calcext:value-type="float">
            <text:p>61.17818</text:p>
          </table:table-cell>
          <table:table-cell/>
        </table:table-row>
        <table:table-row table:style-name="ro1">
          <table:table-cell office:value-type="float" office:value="60.00182" calcext:value-type="float">
            <text:p>60.00182</text:p>
          </table:table-cell>
          <table:table-cell office:value-type="float" office:value="63.02659" calcext:value-type="float">
            <text:p>63.02659</text:p>
          </table:table-cell>
          <table:table-cell office:value-type="float" office:value="67.42987" calcext:value-type="float">
            <text:p>67.42987</text:p>
          </table:table-cell>
          <table:table-cell office:value-type="float" office:value="66.59658" calcext:value-type="float">
            <text:p>66.59658</text:p>
          </table:table-cell>
          <table:table-cell office:value-type="float" office:value="59.96911" calcext:value-type="float">
            <text:p>59.96911</text:p>
          </table:table-cell>
          <table:table-cell office:value-type="float" office:value="62.78299" calcext:value-type="float">
            <text:p>62.78299</text:p>
          </table:table-cell>
          <table:table-cell office:value-type="float" office:value="61.90929" calcext:value-type="float">
            <text:p>61.90929</text:p>
          </table:table-cell>
          <table:table-cell office:value-type="float" office:value="60.52296" calcext:value-type="float">
            <text:p>60.52296</text:p>
          </table:table-cell>
          <table:table-cell office:value-type="float" office:value="63.12286" calcext:value-type="float">
            <text:p>63.12286</text:p>
          </table:table-cell>
          <table:table-cell office:value-type="float" office:value="60.19461" calcext:value-type="float">
            <text:p>60.19461</text:p>
          </table:table-cell>
          <table:table-cell office:value-type="float" office:value="60.60132" calcext:value-type="float">
            <text:p>60.60132</text:p>
          </table:table-cell>
          <table:table-cell office:value-type="float" office:value="60.79083" calcext:value-type="float">
            <text:p>60.79083</text:p>
          </table:table-cell>
          <table:table-cell office:value-type="float" office:value="63.06172" calcext:value-type="float">
            <text:p>63.06172</text:p>
          </table:table-cell>
          <table:table-cell office:value-type="float" office:value="60.85012" calcext:value-type="float">
            <text:p>60.85012</text:p>
          </table:table-cell>
          <table:table-cell office:value-type="float" office:value="61.91204" calcext:value-type="float">
            <text:p>61.91204</text:p>
          </table:table-cell>
          <table:table-cell office:value-type="float" office:value="60.15977" calcext:value-type="float">
            <text:p>60.15977</text:p>
          </table:table-cell>
          <table:table-cell office:value-type="float" office:value="69.29483" calcext:value-type="float">
            <text:p>69.29483</text:p>
          </table:table-cell>
          <table:table-cell office:value-type="float" office:value="60.62069" calcext:value-type="float">
            <text:p>60.62069</text:p>
          </table:table-cell>
          <table:table-cell office:value-type="float" office:value="69.48143" calcext:value-type="float">
            <text:p>69.48143</text:p>
          </table:table-cell>
          <table:table-cell office:value-type="float" office:value="60.58878" calcext:value-type="float">
            <text:p>60.58878</text:p>
          </table:table-cell>
          <table:table-cell/>
        </table:table-row>
        <table:table-row table:style-name="ro1">
          <table:table-cell office:value-type="float" office:value="59.4039" calcext:value-type="float">
            <text:p>59.4039</text:p>
          </table:table-cell>
          <table:table-cell office:value-type="float" office:value="62.52365" calcext:value-type="float">
            <text:p>62.52365</text:p>
          </table:table-cell>
          <table:table-cell office:value-type="float" office:value="66.88856" calcext:value-type="float">
            <text:p>66.88856</text:p>
          </table:table-cell>
          <table:table-cell office:value-type="float" office:value="66.04651" calcext:value-type="float">
            <text:p>66.04651</text:p>
          </table:table-cell>
          <table:table-cell office:value-type="float" office:value="59.43797" calcext:value-type="float">
            <text:p>59.43797</text:p>
          </table:table-cell>
          <table:table-cell office:value-type="float" office:value="62.07558" calcext:value-type="float">
            <text:p>62.07558</text:p>
          </table:table-cell>
          <table:table-cell office:value-type="float" office:value="61.13443" calcext:value-type="float">
            <text:p>61.13443</text:p>
          </table:table-cell>
          <table:table-cell office:value-type="float" office:value="60.00153" calcext:value-type="float">
            <text:p>60.00153</text:p>
          </table:table-cell>
          <table:table-cell office:value-type="float" office:value="62.55393" calcext:value-type="float">
            <text:p>62.55393</text:p>
          </table:table-cell>
          <table:table-cell office:value-type="float" office:value="59.39214" calcext:value-type="float">
            <text:p>59.39214</text:p>
          </table:table-cell>
          <table:table-cell office:value-type="float" office:value="59.88524" calcext:value-type="float">
            <text:p>59.88524</text:p>
          </table:table-cell>
          <table:table-cell office:value-type="float" office:value="60.19199" calcext:value-type="float">
            <text:p>60.19199</text:p>
          </table:table-cell>
          <table:table-cell office:value-type="float" office:value="62.5464" calcext:value-type="float">
            <text:p>62.5464</text:p>
          </table:table-cell>
          <table:table-cell office:value-type="float" office:value="60.26086" calcext:value-type="float">
            <text:p>60.26086</text:p>
          </table:table-cell>
          <table:table-cell office:value-type="float" office:value="61.19532" calcext:value-type="float">
            <text:p>61.19532</text:p>
          </table:table-cell>
          <table:table-cell office:value-type="float" office:value="59.35741" calcext:value-type="float">
            <text:p>59.35741</text:p>
          </table:table-cell>
          <table:table-cell office:value-type="float" office:value="68.61953" calcext:value-type="float">
            <text:p>68.61953</text:p>
          </table:table-cell>
          <table:table-cell office:value-type="float" office:value="59.90463" calcext:value-type="float">
            <text:p>59.90463</text:p>
          </table:table-cell>
          <table:table-cell office:value-type="float" office:value="68.96457" calcext:value-type="float">
            <text:p>68.96457</text:p>
          </table:table-cell>
          <table:table-cell office:value-type="float" office:value="59.87249" calcext:value-type="float">
            <text:p>59.87249</text:p>
          </table:table-cell>
          <table:table-cell/>
        </table:table-row>
        <table:table-row table:style-name="ro1">
          <table:table-cell office:value-type="float" office:value="58.6781" calcext:value-type="float">
            <text:p>58.6781</text:p>
          </table:table-cell>
          <table:table-cell office:value-type="float" office:value="61.74864" calcext:value-type="float">
            <text:p>61.74864</text:p>
          </table:table-cell>
          <table:table-cell office:value-type="float" office:value="66.2045" calcext:value-type="float">
            <text:p>66.2045</text:p>
          </table:table-cell>
          <table:table-cell office:value-type="float" office:value="65.36243" calcext:value-type="float">
            <text:p>65.36243</text:p>
          </table:table-cell>
          <table:table-cell office:value-type="float" office:value="58.63591" calcext:value-type="float">
            <text:p>58.63591</text:p>
          </table:table-cell>
          <table:table-cell office:value-type="float" office:value="61.50528" calcext:value-type="float">
            <text:p>61.50528</text:p>
          </table:table-cell>
          <table:table-cell office:value-type="float" office:value="60.61272" calcext:value-type="float">
            <text:p>60.61272</text:p>
          </table:table-cell>
          <table:table-cell office:value-type="float" office:value="59.1992" calcext:value-type="float">
            <text:p>59.1992</text:p>
          </table:table-cell>
          <table:table-cell office:value-type="float" office:value="61.84416" calcext:value-type="float">
            <text:p>61.84416</text:p>
          </table:table-cell>
          <table:table-cell office:value-type="float" office:value="58.86105" calcext:value-type="float">
            <text:p>58.86105</text:p>
          </table:table-cell>
          <table:table-cell office:value-type="float" office:value="59.27776" calcext:value-type="float">
            <text:p>59.27776</text:p>
          </table:table-cell>
          <table:table-cell office:value-type="float" office:value="59.47308" calcext:value-type="float">
            <text:p>59.47308</text:p>
          </table:table-cell>
          <table:table-cell office:value-type="float" office:value="61.77131" calcext:value-type="float">
            <text:p>61.77131</text:p>
          </table:table-cell>
          <table:table-cell office:value-type="float" office:value="59.53486" calcext:value-type="float">
            <text:p>59.53486</text:p>
          </table:table-cell>
          <table:table-cell office:value-type="float" office:value="60.60523" calcext:value-type="float">
            <text:p>60.60523</text:p>
          </table:table-cell>
          <table:table-cell office:value-type="float" office:value="58.82671" calcext:value-type="float">
            <text:p>58.82671</text:p>
          </table:table-cell>
          <table:table-cell office:value-type="float" office:value="68.09378" calcext:value-type="float">
            <text:p>68.09378</text:p>
          </table:table-cell>
          <table:table-cell office:value-type="float" office:value="59.2972" calcext:value-type="float">
            <text:p>59.2972</text:p>
          </table:table-cell>
          <table:table-cell office:value-type="float" office:value="68.28958" calcext:value-type="float">
            <text:p>68.28958</text:p>
          </table:table-cell>
          <table:table-cell office:value-type="float" office:value="59.27454" calcext:value-type="float">
            <text:p>59.27454</text:p>
          </table:table-cell>
          <table:table-cell/>
        </table:table-row>
        <table:table-row table:style-name="ro1">
          <table:table-cell office:value-type="float" office:value="58.06151" calcext:value-type="float">
            <text:p>58.06151</text:p>
          </table:table-cell>
          <table:table-cell office:value-type="float" office:value="61.22655" calcext:value-type="float">
            <text:p>61.22655</text:p>
          </table:table-cell>
          <table:table-cell office:value-type="float" office:value="65.65724" calcext:value-type="float">
            <text:p>65.65724</text:p>
          </table:table-cell>
          <table:table-cell office:value-type="float" office:value="64.80609" calcext:value-type="float">
            <text:p>64.80609</text:p>
          </table:table-cell>
          <table:table-cell office:value-type="float" office:value="58.0957" calcext:value-type="float">
            <text:p>58.0957</text:p>
          </table:table-cell>
          <table:table-cell office:value-type="float" office:value="60.7887" calcext:value-type="float">
            <text:p>60.7887</text:p>
          </table:table-cell>
          <table:table-cell office:value-type="float" office:value="59.81918" calcext:value-type="float">
            <text:p>59.81918</text:p>
          </table:table-cell>
          <table:table-cell office:value-type="float" office:value="58.66837" calcext:value-type="float">
            <text:p>58.66837</text:p>
          </table:table-cell>
          <table:table-cell office:value-type="float" office:value="61.26643" calcext:value-type="float">
            <text:p>61.26643</text:p>
          </table:table-cell>
          <table:table-cell office:value-type="float" office:value="58.04945" calcext:value-type="float">
            <text:p>58.04945</text:p>
          </table:table-cell>
          <table:table-cell office:value-type="float" office:value="58.55224" calcext:value-type="float">
            <text:p>58.55224</text:p>
          </table:table-cell>
          <table:table-cell office:value-type="float" office:value="58.868" calcext:value-type="float">
            <text:p>58.868</text:p>
          </table:table-cell>
          <table:table-cell office:value-type="float" office:value="61.25905" calcext:value-type="float">
            <text:p>61.25905</text:p>
          </table:table-cell>
          <table:table-cell office:value-type="float" office:value="58.93707" calcext:value-type="float">
            <text:p>58.93707</text:p>
          </table:table-cell>
          <table:table-cell office:value-type="float" office:value="59.88669" calcext:value-type="float">
            <text:p>59.88669</text:p>
          </table:table-cell>
          <table:table-cell office:value-type="float" office:value="58.01791" calcext:value-type="float">
            <text:p>58.01791</text:p>
          </table:table-cell>
          <table:table-cell office:value-type="float" office:value="67.40926" calcext:value-type="float">
            <text:p>67.40926</text:p>
          </table:table-cell>
          <table:table-cell office:value-type="float" office:value="58.57165" calcext:value-type="float">
            <text:p>58.57165</text:p>
          </table:table-cell>
          <table:table-cell office:value-type="float" office:value="67.75717" calcext:value-type="float">
            <text:p>67.75717</text:p>
          </table:table-cell>
          <table:table-cell office:value-type="float" office:value="58.53887" calcext:value-type="float">
            <text:p>58.53887</text:p>
          </table:table-cell>
          <table:table-cell/>
        </table:table-row>
        <table:table-row table:style-name="ro1">
          <table:table-cell office:value-type="float" office:value="57.32647" calcext:value-type="float">
            <text:p>57.32647</text:p>
          </table:table-cell>
          <table:table-cell office:value-type="float" office:value="60.44269" calcext:value-type="float">
            <text:p>60.44269</text:p>
          </table:table-cell>
          <table:table-cell office:value-type="float" office:value="64.96382" calcext:value-type="float">
            <text:p>64.96382</text:p>
          </table:table-cell>
          <table:table-cell office:value-type="float" office:value="64.10558" calcext:value-type="float">
            <text:p>64.10558</text:p>
          </table:table-cell>
          <table:table-cell office:value-type="float" office:value="57.28414" calcext:value-type="float">
            <text:p>57.28414</text:p>
          </table:table-cell>
          <table:table-cell office:value-type="float" office:value="60.19972" calcext:value-type="float">
            <text:p>60.19972</text:p>
          </table:table-cell>
          <table:table-cell office:value-type="float" office:value="59.29766" calcext:value-type="float">
            <text:p>59.29766</text:p>
          </table:table-cell>
          <table:table-cell office:value-type="float" office:value="57.9328" calcext:value-type="float">
            <text:p>57.9328</text:p>
          </table:table-cell>
          <table:table-cell office:value-type="float" office:value="60.54755" calcext:value-type="float">
            <text:p>60.54755</text:p>
          </table:table-cell>
          <table:table-cell office:value-type="float" office:value="57.50932" calcext:value-type="float">
            <text:p>57.50932</text:p>
          </table:table-cell>
          <table:table-cell office:value-type="float" office:value="57.9383" calcext:value-type="float">
            <text:p>57.9383</text:p>
          </table:table-cell>
          <table:table-cell office:value-type="float" office:value="58.14197" calcext:value-type="float">
            <text:p>58.14197</text:p>
          </table:table-cell>
          <table:table-cell office:value-type="float" office:value="60.47521" calcext:value-type="float">
            <text:p>60.47521</text:p>
          </table:table-cell>
          <table:table-cell office:value-type="float" office:value="58.2115" calcext:value-type="float">
            <text:p>58.2115</text:p>
          </table:table-cell>
          <table:table-cell office:value-type="float" office:value="59.29113" calcext:value-type="float">
            <text:p>59.29113</text:p>
          </table:table-cell>
          <table:table-cell office:value-type="float" office:value="57.47801" calcext:value-type="float">
            <text:p>57.47801</text:p>
          </table:table-cell>
          <table:table-cell office:value-type="float" office:value="66.87775" calcext:value-type="float">
            <text:p>66.87775</text:p>
          </table:table-cell>
          <table:table-cell office:value-type="float" office:value="57.95545" calcext:value-type="float">
            <text:p>57.95545</text:p>
          </table:table-cell>
          <table:table-cell office:value-type="float" office:value="67.0824" calcext:value-type="float">
            <text:p>67.0824</text:p>
          </table:table-cell>
          <table:table-cell office:value-type="float" office:value="57.93201" calcext:value-type="float">
            <text:p>57.93201</text:p>
          </table:table-cell>
          <table:table-cell/>
        </table:table-row>
        <table:table-row table:style-name="ro1">
          <table:table-cell office:value-type="float" office:value="56.7012" calcext:value-type="float">
            <text:p>56.7012</text:p>
          </table:table-cell>
          <table:table-cell office:value-type="float" office:value="59.91873" calcext:value-type="float">
            <text:p>59.91873</text:p>
          </table:table-cell>
          <table:table-cell office:value-type="float" office:value="64.4079" calcext:value-type="float">
            <text:p>64.4079</text:p>
          </table:table-cell>
          <table:table-cell office:value-type="float" office:value="63.54071" calcext:value-type="float">
            <text:p>63.54071</text:p>
          </table:table-cell>
          <table:table-cell office:value-type="float" office:value="56.74449" calcext:value-type="float">
            <text:p>56.74449</text:p>
          </table:table-cell>
          <table:table-cell office:value-type="float" office:value="59.47134" calcext:value-type="float">
            <text:p>59.47134</text:p>
          </table:table-cell>
          <table:table-cell office:value-type="float" office:value="58.49534" calcext:value-type="float">
            <text:p>58.49534</text:p>
          </table:table-cell>
          <table:table-cell office:value-type="float" office:value="57.31921" calcext:value-type="float">
            <text:p>57.31921</text:p>
          </table:table-cell>
          <table:table-cell office:value-type="float" office:value="59.94919" calcext:value-type="float">
            <text:p>59.94919</text:p>
          </table:table-cell>
          <table:table-cell office:value-type="float" office:value="56.7005" calcext:value-type="float">
            <text:p>56.7005</text:p>
          </table:table-cell>
          <table:table-cell office:value-type="float" office:value="57.20325" calcext:value-type="float">
            <text:p>57.20325</text:p>
          </table:table-cell>
          <table:table-cell office:value-type="float" office:value="57.52594" calcext:value-type="float">
            <text:p>57.52594</text:p>
          </table:table-cell>
          <table:table-cell office:value-type="float" office:value="59.95362" calcext:value-type="float">
            <text:p>59.95362</text:p>
          </table:table-cell>
          <table:table-cell office:value-type="float" office:value="57.59524" calcext:value-type="float">
            <text:p>57.59524</text:p>
          </table:table-cell>
          <table:table-cell office:value-type="float" office:value="58.56333" calcext:value-type="float">
            <text:p>58.56333</text:p>
          </table:table-cell>
          <table:table-cell office:value-type="float" office:value="56.65799" calcext:value-type="float">
            <text:p>56.65799</text:p>
          </table:table-cell>
          <table:table-cell office:value-type="float" office:value="66.19618" calcext:value-type="float">
            <text:p>66.19618</text:p>
          </table:table-cell>
          <table:table-cell office:value-type="float" office:value="57.22051" calcext:value-type="float">
            <text:p>57.22051</text:p>
          </table:table-cell>
          <table:table-cell office:value-type="float" office:value="66.53186" calcext:value-type="float">
            <text:p>66.53186</text:p>
          </table:table-cell>
          <table:table-cell office:value-type="float" office:value="57.1967" calcext:value-type="float">
            <text:p>57.1967</text:p>
          </table:table-cell>
          <table:table-cell/>
        </table:table-row>
        <table:table-row table:style-name="ro1">
          <table:table-cell office:value-type="float" office:value="55.95892" calcext:value-type="float">
            <text:p>55.95892</text:p>
          </table:table-cell>
          <table:table-cell office:value-type="float" office:value="59.12835" calcext:value-type="float">
            <text:p>59.12835</text:p>
          </table:table-cell>
          <table:table-cell office:value-type="float" office:value="63.70741" calcext:value-type="float">
            <text:p>63.70741</text:p>
          </table:table-cell>
          <table:table-cell office:value-type="float" office:value="62.84298" calcext:value-type="float">
            <text:p>62.84298</text:p>
          </table:table-cell>
          <table:table-cell office:value-type="float" office:value="55.91678" calcext:value-type="float">
            <text:p>55.91678</text:p>
          </table:table-cell>
          <table:table-cell office:value-type="float" office:value="58.86625" calcext:value-type="float">
            <text:p>58.86625</text:p>
          </table:table-cell>
          <table:table-cell office:value-type="float" office:value="57.95493" calcext:value-type="float">
            <text:p>57.95493</text:p>
          </table:table-cell>
          <table:table-cell office:value-type="float" office:value="56.58413" calcext:value-type="float">
            <text:p>56.58413</text:p>
          </table:table-cell>
          <table:table-cell office:value-type="float" office:value="59.23309" calcext:value-type="float">
            <text:p>59.23309</text:p>
          </table:table-cell>
          <table:table-cell office:value-type="float" office:value="56.15136" calcext:value-type="float">
            <text:p>56.15136</text:p>
          </table:table-cell>
          <table:table-cell office:value-type="float" office:value="56.57833" calcext:value-type="float">
            <text:p>56.57833</text:p>
          </table:table-cell>
          <table:table-cell office:value-type="float" office:value="56.781" calcext:value-type="float">
            <text:p>56.781</text:p>
          </table:table-cell>
          <table:table-cell office:value-type="float" office:value="59.15092" calcext:value-type="float">
            <text:p>59.15092</text:p>
          </table:table-cell>
          <table:table-cell office:value-type="float" office:value="56.85057" calcext:value-type="float">
            <text:p>56.85057</text:p>
          </table:table-cell>
          <table:table-cell office:value-type="float" office:value="57.94919" calcext:value-type="float">
            <text:p>57.94919</text:p>
          </table:table-cell>
          <table:table-cell office:value-type="float" office:value="56.10885" calcext:value-type="float">
            <text:p>56.10885</text:p>
          </table:table-cell>
          <table:table-cell office:value-type="float" office:value="65.64636" calcext:value-type="float">
            <text:p>65.64636</text:p>
          </table:table-cell>
          <table:table-cell office:value-type="float" office:value="56.59789" calcext:value-type="float">
            <text:p>56.59789</text:p>
          </table:table-cell>
          <table:table-cell office:value-type="float" office:value="65.85048" calcext:value-type="float">
            <text:p>65.85048</text:p>
          </table:table-cell>
          <table:table-cell office:value-type="float" office:value="56.57376" calcext:value-type="float">
            <text:p>56.57376</text:p>
          </table:table-cell>
          <table:table-cell/>
        </table:table-row>
        <table:table-row table:style-name="ro1">
          <table:table-cell office:value-type="float" office:value="55.32519" calcext:value-type="float">
            <text:p>55.32519</text:p>
          </table:table-cell>
          <table:table-cell office:value-type="float" office:value="58.58557" calcext:value-type="float">
            <text:p>58.58557</text:p>
          </table:table-cell>
          <table:table-cell office:value-type="float" office:value="63.14513" calcext:value-type="float">
            <text:p>63.14513</text:p>
          </table:table-cell>
          <table:table-cell office:value-type="float" office:value="62.2719" calcext:value-type="float">
            <text:p>62.2719</text:p>
          </table:table-cell>
          <table:table-cell office:value-type="float" office:value="55.36793" calcext:value-type="float">
            <text:p>55.36793</text:p>
          </table:table-cell>
          <table:table-cell office:value-type="float" office:value="58.1402" calcext:value-type="float">
            <text:p>58.1402</text:p>
          </table:table-cell>
          <table:table-cell office:value-type="float" office:value="57.14361" calcext:value-type="float">
            <text:p>57.14361</text:p>
          </table:table-cell>
          <table:table-cell office:value-type="float" office:value="55.94966" calcext:value-type="float">
            <text:p>55.94966</text:p>
          </table:table-cell>
          <table:table-cell office:value-type="float" office:value="58.6259" calcext:value-type="float">
            <text:p>58.6259</text:p>
          </table:table-cell>
          <table:table-cell office:value-type="float" office:value="55.31475" calcext:value-type="float">
            <text:p>55.31475</text:p>
          </table:table-cell>
          <table:table-cell office:value-type="float" office:value="55.83319" calcext:value-type="float">
            <text:p>55.83319</text:p>
          </table:table-cell>
          <table:table-cell office:value-type="float" office:value="56.15831" calcext:value-type="float">
            <text:p>56.15831</text:p>
          </table:table-cell>
          <table:table-cell office:value-type="float" office:value="58.62016" calcext:value-type="float">
            <text:p>58.62016</text:p>
          </table:table-cell>
          <table:table-cell office:value-type="float" office:value="56.22792" calcext:value-type="float">
            <text:p>56.22792</text:p>
          </table:table-cell>
          <table:table-cell office:value-type="float" office:value="57.21166" calcext:value-type="float">
            <text:p>57.21166</text:p>
          </table:table-cell>
          <table:table-cell office:value-type="float" office:value="55.28206" calcext:value-type="float">
            <text:p>55.28206</text:p>
          </table:table-cell>
          <table:table-cell office:value-type="float" office:value="64.94243" calcext:value-type="float">
            <text:p>64.94243</text:p>
          </table:table-cell>
          <table:table-cell office:value-type="float" office:value="55.85351" calcext:value-type="float">
            <text:p>55.85351</text:p>
          </table:table-cell>
          <table:table-cell office:value-type="float" office:value="65.30103" calcext:value-type="float">
            <text:p>65.30103</text:p>
          </table:table-cell>
          <table:table-cell office:value-type="float" office:value="55.82884" calcext:value-type="float">
            <text:p>55.82884</text:p>
          </table:table-cell>
          <table:table-cell/>
        </table:table-row>
        <table:table-row table:style-name="ro1">
          <table:table-cell office:value-type="float" office:value="54.57342" calcext:value-type="float">
            <text:p>54.57342</text:p>
          </table:table-cell>
          <table:table-cell office:value-type="float" office:value="57.7864" calcext:value-type="float">
            <text:p>57.7864</text:p>
          </table:table-cell>
          <table:table-cell office:value-type="float" office:value="62.43793" calcext:value-type="float">
            <text:p>62.43793</text:p>
          </table:table-cell>
          <table:table-cell office:value-type="float" office:value="61.56487" calcext:value-type="float">
            <text:p>61.56487</text:p>
          </table:table-cell>
          <table:table-cell office:value-type="float" office:value="54.5316" calcext:value-type="float">
            <text:p>54.5316</text:p>
          </table:table-cell>
          <table:table-cell office:value-type="float" office:value="57.52399" calcext:value-type="float">
            <text:p>57.52399</text:p>
          </table:table-cell>
          <table:table-cell office:value-type="float" office:value="56.59434" calcext:value-type="float">
            <text:p>56.59434</text:p>
          </table:table-cell>
          <table:table-cell office:value-type="float" office:value="55.20723" calcext:value-type="float">
            <text:p>55.20723</text:p>
          </table:table-cell>
          <table:table-cell office:value-type="float" office:value="57.89035" calcext:value-type="float">
            <text:p>57.89035</text:p>
          </table:table-cell>
          <table:table-cell office:value-type="float" office:value="54.76628" calcext:value-type="float">
            <text:p>54.76628</text:p>
          </table:table-cell>
          <table:table-cell office:value-type="float" office:value="55.20169" calcext:value-type="float">
            <text:p>55.20169</text:p>
          </table:table-cell>
          <table:table-cell office:value-type="float" office:value="55.41345" calcext:value-type="float">
            <text:p>55.41345</text:p>
          </table:table-cell>
          <table:table-cell office:value-type="float" office:value="57.80839" calcext:value-type="float">
            <text:p>57.80839</text:p>
          </table:table-cell>
          <table:table-cell office:value-type="float" office:value="55.48321" calcext:value-type="float">
            <text:p>55.48321</text:p>
          </table:table-cell>
          <table:table-cell office:value-type="float" office:value="56.58865" calcext:value-type="float">
            <text:p>56.58865</text:p>
          </table:table-cell>
          <table:table-cell office:value-type="float" office:value="54.72608" calcext:value-type="float">
            <text:p>54.72608</text:p>
          </table:table-cell>
          <table:table-cell office:value-type="float" office:value="64.38639" calcext:value-type="float">
            <text:p>64.38639</text:p>
          </table:table-cell>
          <table:table-cell office:value-type="float" office:value="55.22209" calcext:value-type="float">
            <text:p>55.22209</text:p>
          </table:table-cell>
          <table:table-cell office:value-type="float" office:value="64.60052" calcext:value-type="float">
            <text:p>64.60052</text:p>
          </table:table-cell>
          <table:table-cell office:value-type="float" office:value="55.19721" calcext:value-type="float">
            <text:p>55.19721</text:p>
          </table:table-cell>
          <table:table-cell/>
        </table:table-row>
        <table:table-row table:style-name="ro1">
          <table:table-cell office:value-type="float" office:value="53.93291" calcext:value-type="float">
            <text:p>53.93291</text:p>
          </table:table-cell>
          <table:table-cell office:value-type="float" office:value="57.23666" calcext:value-type="float">
            <text:p>57.23666</text:p>
          </table:table-cell>
          <table:table-cell office:value-type="float" office:value="61.86713" calcext:value-type="float">
            <text:p>61.86713</text:p>
          </table:table-cell>
          <table:table-cell office:value-type="float" office:value="60.97528" calcext:value-type="float">
            <text:p>60.97528</text:p>
          </table:table-cell>
          <table:table-cell office:value-type="float" office:value="53.97423" calcext:value-type="float">
            <text:p>53.97423</text:p>
          </table:table-cell>
          <table:table-cell office:value-type="float" office:value="56.77879" calcext:value-type="float">
            <text:p>56.77879</text:p>
          </table:table-cell>
          <table:table-cell office:value-type="float" office:value="55.77644" calcext:value-type="float">
            <text:p>55.77644</text:p>
          </table:table-cell>
          <table:table-cell office:value-type="float" office:value="54.56633" calcext:value-type="float">
            <text:p>54.56633</text:p>
          </table:table-cell>
          <table:table-cell office:value-type="float" office:value="57.27649" calcext:value-type="float">
            <text:p>57.27649</text:p>
          </table:table-cell>
          <table:table-cell office:value-type="float" office:value="53.92044" calcext:value-type="float">
            <text:p>53.92044</text:p>
          </table:table-cell>
          <table:table-cell office:value-type="float" office:value="54.44976" calcext:value-type="float">
            <text:p>54.44976</text:p>
          </table:table-cell>
          <table:table-cell office:value-type="float" office:value="54.77203" calcext:value-type="float">
            <text:p>54.77203</text:p>
          </table:table-cell>
          <table:table-cell office:value-type="float" office:value="57.26828" calcext:value-type="float">
            <text:p>57.26828</text:p>
          </table:table-cell>
          <table:table-cell office:value-type="float" office:value="54.85169" calcext:value-type="float">
            <text:p>54.85169</text:p>
          </table:table-cell>
          <table:table-cell office:value-type="float" office:value="55.84425" calcext:value-type="float">
            <text:p>55.84425</text:p>
          </table:table-cell>
          <table:table-cell office:value-type="float" office:value="53.88066" calcext:value-type="float">
            <text:p>53.88066</text:p>
          </table:table-cell>
          <table:table-cell office:value-type="float" office:value="63.68603" calcext:value-type="float">
            <text:p>63.68603</text:p>
          </table:table-cell>
          <table:table-cell office:value-type="float" office:value="54.47042" calcext:value-type="float">
            <text:p>54.47042</text:p>
          </table:table-cell>
          <table:table-cell office:value-type="float" office:value="64.04485" calcext:value-type="float">
            <text:p>64.04485</text:p>
          </table:table-cell>
          <table:table-cell office:value-type="float" office:value="54.44355" calcext:value-type="float">
            <text:p>54.44355</text:p>
          </table:table-cell>
          <table:table-cell/>
        </table:table-row>
        <table:table-row table:style-name="ro1">
          <table:table-cell office:value-type="float" office:value="53.17145" calcext:value-type="float">
            <text:p>53.17145</text:p>
          </table:table-cell>
          <table:table-cell office:value-type="float" office:value="56.41617" calcext:value-type="float">
            <text:p>56.41617</text:p>
          </table:table-cell>
          <table:table-cell office:value-type="float" office:value="61.15023" calcext:value-type="float">
            <text:p>61.15023</text:p>
          </table:table-cell>
          <table:table-cell office:value-type="float" office:value="60.25638" calcext:value-type="float">
            <text:p>60.25638</text:p>
          </table:table-cell>
          <table:table-cell office:value-type="float" office:value="53.32705" calcext:value-type="float">
            <text:p>53.32705</text:p>
          </table:table-cell>
          <table:table-cell office:value-type="float" office:value="56.15593" calcext:value-type="float">
            <text:p>56.15593</text:p>
          </table:table-cell>
          <table:table-cell office:value-type="float" office:value="55.21769" calcext:value-type="float">
            <text:p>55.21769</text:p>
          </table:table-cell>
          <table:table-cell office:value-type="float" office:value="53.81454" calcext:value-type="float">
            <text:p>53.81454</text:p>
          </table:table-cell>
          <table:table-cell office:value-type="float" office:value="56.53172" calcext:value-type="float">
            <text:p>56.53172</text:p>
          </table:table-cell>
          <table:table-cell office:value-type="float" office:value="53.3552" calcext:value-type="float">
            <text:p>53.3552</text:p>
          </table:table-cell>
          <table:table-cell office:value-type="float" office:value="53.79984" calcext:value-type="float">
            <text:p>53.79984</text:p>
          </table:table-cell>
          <table:table-cell office:value-type="float" office:value="54.01785" calcext:value-type="float">
            <text:p>54.01785</text:p>
          </table:table-cell>
          <table:table-cell office:value-type="float" office:value="56.64553" calcext:value-type="float">
            <text:p>56.64553</text:p>
          </table:table-cell>
          <table:table-cell office:value-type="float" office:value="54.10007" calcext:value-type="float">
            <text:p>54.10007</text:p>
          </table:table-cell>
          <table:table-cell office:value-type="float" office:value="55.21276" calcext:value-type="float">
            <text:p>55.21276</text:p>
          </table:table-cell>
          <table:table-cell office:value-type="float" office:value="53.31354" calcext:value-type="float">
            <text:p>53.31354</text:p>
          </table:table-cell>
          <table:table-cell office:value-type="float" office:value="63.12401" calcext:value-type="float">
            <text:p>63.12401</text:p>
          </table:table-cell>
          <table:table-cell office:value-type="float" office:value="53.83033" calcext:value-type="float">
            <text:p>53.83033</text:p>
          </table:table-cell>
          <table:table-cell office:value-type="float" office:value="63.34738" calcext:value-type="float">
            <text:p>63.34738</text:p>
          </table:table-cell>
          <table:table-cell office:value-type="float" office:value="53.79353" calcext:value-type="float">
            <text:p>53.79353</text:p>
          </table:table-cell>
          <table:table-cell/>
        </table:table-row>
        <table:table-row table:style-name="ro1">
          <table:table-cell office:value-type="float" office:value="52.52453" calcext:value-type="float">
            <text:p>52.52453</text:p>
          </table:table-cell>
          <table:table-cell office:value-type="float" office:value="55.86922" calcext:value-type="float">
            <text:p>55.86922</text:p>
          </table:table-cell>
          <table:table-cell office:value-type="float" office:value="60.56095" calcext:value-type="float">
            <text:p>60.56095</text:p>
          </table:table-cell>
          <table:table-cell office:value-type="float" office:value="59.65818" calcext:value-type="float">
            <text:p>59.65818</text:p>
          </table:table-cell>
          <table:table-cell office:value-type="float" office:value="52.56413" calcext:value-type="float">
            <text:p>52.56413</text:p>
          </table:table-cell>
          <table:table-cell office:value-type="float" office:value="55.41099" calcext:value-type="float">
            <text:p>55.41099</text:p>
          </table:table-cell>
          <table:table-cell office:value-type="float" office:value="54.39293" calcext:value-type="float">
            <text:p>54.39293</text:p>
          </table:table-cell>
          <table:table-cell office:value-type="float" office:value="53.16501" calcext:value-type="float">
            <text:p>53.16501</text:p>
          </table:table-cell>
          <table:table-cell office:value-type="float" office:value="55.90729" calcext:value-type="float">
            <text:p>55.90729</text:p>
          </table:table-cell>
          <table:table-cell office:value-type="float" office:value="52.51246" calcext:value-type="float">
            <text:p>52.51246</text:p>
          </table:table-cell>
          <table:table-cell office:value-type="float" office:value="53.04856" calcext:value-type="float">
            <text:p>53.04856</text:p>
          </table:table-cell>
          <table:table-cell office:value-type="float" office:value="53.37006" calcext:value-type="float">
            <text:p>53.37006</text:p>
          </table:table-cell>
          <table:table-cell office:value-type="float" office:value="55.90081" calcext:value-type="float">
            <text:p>55.90081</text:p>
          </table:table-cell>
          <table:table-cell office:value-type="float" office:value="53.45015" calcext:value-type="float">
            <text:p>53.45015</text:p>
          </table:table-cell>
          <table:table-cell office:value-type="float" office:value="54.4609" calcext:value-type="float">
            <text:p>54.4609</text:p>
          </table:table-cell>
          <table:table-cell office:value-type="float" office:value="52.4713" calcext:value-type="float">
            <text:p>52.4713</text:p>
          </table:table-cell>
          <table:table-cell office:value-type="float" office:value="62.42641" calcext:value-type="float">
            <text:p>62.42641</text:p>
          </table:table-cell>
          <table:table-cell office:value-type="float" office:value="53.06931" calcext:value-type="float">
            <text:p>53.06931</text:p>
          </table:table-cell>
          <table:table-cell office:value-type="float" office:value="62.77605" calcext:value-type="float">
            <text:p>62.77605</text:p>
          </table:table-cell>
          <table:table-cell office:value-type="float" office:value="53.04231" calcext:value-type="float">
            <text:p>53.04231</text:p>
          </table:table-cell>
          <table:table-cell/>
        </table:table-row>
        <table:table-row table:style-name="ro1">
          <table:table-cell office:value-type="float" office:value="51.75357" calcext:value-type="float">
            <text:p>51.75357</text:p>
          </table:table-cell>
          <table:table-cell office:value-type="float" office:value="55.04207" calcext:value-type="float">
            <text:p>55.04207</text:p>
          </table:table-cell>
          <table:table-cell office:value-type="float" office:value="59.84187" calcext:value-type="float">
            <text:p>59.84187</text:p>
          </table:table-cell>
          <table:table-cell office:value-type="float" office:value="58.9323" calcext:value-type="float">
            <text:p>58.9323</text:p>
          </table:table-cell>
          <table:table-cell office:value-type="float" office:value="51.89835" calcext:value-type="float">
            <text:p>51.89835</text:p>
          </table:table-cell>
          <table:table-cell office:value-type="float" office:value="54.76992" calcext:value-type="float">
            <text:p>54.76992</text:p>
          </table:table-cell>
          <table:table-cell office:value-type="float" office:value="53.82494" calcext:value-type="float">
            <text:p>53.82494</text:p>
          </table:table-cell>
          <table:table-cell office:value-type="float" office:value="52.404" calcext:value-type="float">
            <text:p>52.404</text:p>
          </table:table-cell>
          <table:table-cell office:value-type="float" office:value="55.15503" calcext:value-type="float">
            <text:p>55.15503</text:p>
          </table:table-cell>
          <table:table-cell office:value-type="float" office:value="51.93791" calcext:value-type="float">
            <text:p>51.93791</text:p>
          </table:table-cell>
          <table:table-cell office:value-type="float" office:value="52.39191" calcext:value-type="float">
            <text:p>52.39191</text:p>
          </table:table-cell>
          <table:table-cell office:value-type="float" office:value="52.60877" calcext:value-type="float">
            <text:p>52.60877</text:p>
          </table:table-cell>
          <table:table-cell office:value-type="float" office:value="55.26921" calcext:value-type="float">
            <text:p>55.26921</text:p>
          </table:table-cell>
          <table:table-cell office:value-type="float" office:value="52.68891" calcext:value-type="float">
            <text:p>52.68891</text:p>
          </table:table-cell>
          <table:table-cell office:value-type="float" office:value="53.82055" calcext:value-type="float">
            <text:p>53.82055</text:p>
          </table:table-cell>
          <table:table-cell office:value-type="float" office:value="51.89672" calcext:value-type="float">
            <text:p>51.89672</text:p>
          </table:table-cell>
          <table:table-cell office:value-type="float" office:value="61.84551" calcext:value-type="float">
            <text:p>61.84551</text:p>
          </table:table-cell>
          <table:table-cell office:value-type="float" office:value="52.41278" calcext:value-type="float">
            <text:p>52.41278</text:p>
          </table:table-cell>
          <table:table-cell office:value-type="float" office:value="62.06893" calcext:value-type="float">
            <text:p>62.06893</text:p>
          </table:table-cell>
          <table:table-cell office:value-type="float" office:value="52.38523" calcext:value-type="float">
            <text:p>52.38523</text:p>
          </table:table-cell>
          <table:table-cell/>
        </table:table-row>
        <table:table-row table:style-name="ro1">
          <table:table-cell office:value-type="float" office:value="51.08791" calcext:value-type="float">
            <text:p>51.08791</text:p>
          </table:table-cell>
          <table:table-cell office:value-type="float" office:value="54.48359" calcext:value-type="float">
            <text:p>54.48359</text:p>
          </table:table-cell>
          <table:table-cell office:value-type="float" office:value="59.24616" calcext:value-type="float">
            <text:p>59.24616</text:p>
          </table:table-cell>
          <table:table-cell office:value-type="float" office:value="58.32762" calcext:value-type="float">
            <text:p>58.32762</text:p>
          </table:table-cell>
          <table:table-cell office:value-type="float" office:value="51.13009" calcext:value-type="float">
            <text:p>51.13009</text:p>
          </table:table-cell>
          <table:table-cell office:value-type="float" office:value="54.01568" calcext:value-type="float">
            <text:p>54.01568</text:p>
          </table:table-cell>
          <table:table-cell office:value-type="float" office:value="52.98133" calcext:value-type="float">
            <text:p>52.98133</text:p>
          </table:table-cell>
          <table:table-cell office:value-type="float" office:value="51.74768" calcext:value-type="float">
            <text:p>51.74768</text:p>
          </table:table-cell>
          <table:table-cell office:value-type="float" office:value="54.51405" calcext:value-type="float">
            <text:p>54.51405</text:p>
          </table:table-cell>
          <table:table-cell office:value-type="float" office:value="51.08626" calcext:value-type="float">
            <text:p>51.08626</text:p>
          </table:table-cell>
          <table:table-cell office:value-type="float" office:value="51.62123" calcext:value-type="float">
            <text:p>51.62123</text:p>
          </table:table-cell>
          <table:table-cell office:value-type="float" office:value="51.9523" calcext:value-type="float">
            <text:p>51.9523</text:p>
          </table:table-cell>
          <table:table-cell office:value-type="float" office:value="54.51514" calcext:value-type="float">
            <text:p>54.51514</text:p>
          </table:table-cell>
          <table:table-cell office:value-type="float" office:value="52.0322" calcext:value-type="float">
            <text:p>52.0322</text:p>
          </table:table-cell>
          <table:table-cell office:value-type="float" office:value="53.05692" calcext:value-type="float">
            <text:p>53.05692</text:p>
          </table:table-cell>
          <table:table-cell office:value-type="float" office:value="51.03723" calcext:value-type="float">
            <text:p>51.03723</text:p>
          </table:table-cell>
          <table:table-cell office:value-type="float" office:value="61.12888" calcext:value-type="float">
            <text:p>61.12888</text:p>
          </table:table-cell>
          <table:table-cell office:value-type="float" office:value="51.65167" calcext:value-type="float">
            <text:p>51.65167</text:p>
          </table:table-cell>
          <table:table-cell office:value-type="float" office:value="61.48849" calcext:value-type="float">
            <text:p>61.48849</text:p>
          </table:table-cell>
          <table:table-cell office:value-type="float" office:value="51.61434" calcext:value-type="float">
            <text:p>51.61434</text:p>
          </table:table-cell>
          <table:table-cell/>
        </table:table-row>
        <table:table-row table:style-name="ro1">
          <table:table-cell office:value-type="float" office:value="50.31735" calcext:value-type="float">
            <text:p>50.31735</text:p>
          </table:table-cell>
          <table:table-cell office:value-type="float" office:value="53.63783" calcext:value-type="float">
            <text:p>53.63783</text:p>
          </table:table-cell>
          <table:table-cell office:value-type="float" office:value="58.50848" calcext:value-type="float">
            <text:p>58.50848</text:p>
          </table:table-cell>
          <table:table-cell office:value-type="float" office:value="57.59013" calcext:value-type="float">
            <text:p>57.59013</text:p>
          </table:table-cell>
          <table:table-cell office:value-type="float" office:value="50.46521" calcext:value-type="float">
            <text:p>50.46521</text:p>
          </table:table-cell>
          <table:table-cell office:value-type="float" office:value="53.36808" calcext:value-type="float">
            <text:p>53.36808</text:p>
          </table:table-cell>
          <table:table-cell office:value-type="float" office:value="52.4162" calcext:value-type="float">
            <text:p>52.4162</text:p>
          </table:table-cell>
          <table:table-cell office:value-type="float" office:value="50.97884" calcext:value-type="float">
            <text:p>50.97884</text:p>
          </table:table-cell>
          <table:table-cell office:value-type="float" office:value="53.76012" calcext:value-type="float">
            <text:p>53.76012</text:p>
          </table:table-cell>
          <table:table-cell office:value-type="float" office:value="50.50435" calcext:value-type="float">
            <text:p>50.50435</text:p>
          </table:table-cell>
          <table:table-cell office:value-type="float" office:value="50.9557" calcext:value-type="float">
            <text:p>50.9557</text:p>
          </table:table-cell>
          <table:table-cell office:value-type="float" office:value="51.18156" calcext:value-type="float">
            <text:p>51.18156</text:p>
          </table:table-cell>
          <table:table-cell office:value-type="float" office:value="53.87489" calcext:value-type="float">
            <text:p>53.87489</text:p>
          </table:table-cell>
          <table:table-cell office:value-type="float" office:value="51.2714" calcext:value-type="float">
            <text:p>51.2714</text:p>
          </table:table-cell>
          <table:table-cell office:value-type="float" office:value="52.39979" calcext:value-type="float">
            <text:p>52.39979</text:p>
          </table:table-cell>
          <table:table-cell office:value-type="float" office:value="50.46335" calcext:value-type="float">
            <text:p>50.46335</text:p>
          </table:table-cell>
          <table:table-cell office:value-type="float" office:value="60.54925" calcext:value-type="float">
            <text:p>60.54925</text:p>
          </table:table-cell>
          <table:table-cell office:value-type="float" office:value="50.9863" calcext:value-type="float">
            <text:p>50.9863</text:p>
          </table:table-cell>
          <table:table-cell office:value-type="float" office:value="60.77943" calcext:value-type="float">
            <text:p>60.77943</text:p>
          </table:table-cell>
          <table:table-cell office:value-type="float" office:value="50.94873" calcext:value-type="float">
            <text:p>50.94873</text:p>
          </table:table-cell>
          <table:table-cell/>
        </table:table-row>
        <table:table-row table:style-name="ro1">
          <table:table-cell office:value-type="float" office:value="49.64508" calcext:value-type="float">
            <text:p>49.64508</text:p>
          </table:table-cell>
          <table:table-cell office:value-type="float" office:value="53.08203" calcext:value-type="float">
            <text:p>53.08203</text:p>
          </table:table-cell>
          <table:table-cell office:value-type="float" office:value="57.90427" calcext:value-type="float">
            <text:p>57.90427</text:p>
          </table:table-cell>
          <table:table-cell office:value-type="float" office:value="56.9765" calcext:value-type="float">
            <text:p>56.9765</text:p>
          </table:table-cell>
          <table:table-cell office:value-type="float" office:value="49.68744" calcext:value-type="float">
            <text:p>49.68744</text:p>
          </table:table-cell>
          <table:table-cell office:value-type="float" office:value="52.60675" calcext:value-type="float">
            <text:p>52.60675</text:p>
          </table:table-cell>
          <table:table-cell office:value-type="float" office:value="51.56355" calcext:value-type="float">
            <text:p>51.56355</text:p>
          </table:table-cell>
          <table:table-cell office:value-type="float" office:value="50.30375" calcext:value-type="float">
            <text:p>50.30375</text:p>
          </table:table-cell>
          <table:table-cell office:value-type="float" office:value="53.1127" calcext:value-type="float">
            <text:p>53.1127</text:p>
          </table:table-cell>
          <table:table-cell office:value-type="float" office:value="49.63582" calcext:value-type="float">
            <text:p>49.63582</text:p>
          </table:table-cell>
          <table:table-cell office:value-type="float" office:value="50.18717" calcext:value-type="float">
            <text:p>50.18717</text:p>
          </table:table-cell>
          <table:table-cell office:value-type="float" office:value="50.51822" calcext:value-type="float">
            <text:p>50.51822</text:p>
          </table:table-cell>
          <table:table-cell office:value-type="float" office:value="53.11358" calcext:value-type="float">
            <text:p>53.11358</text:p>
          </table:table-cell>
          <table:table-cell office:value-type="float" office:value="50.60568" calcext:value-type="float">
            <text:p>50.60568</text:p>
          </table:table-cell>
          <table:table-cell office:value-type="float" office:value="51.63876" calcext:value-type="float">
            <text:p>51.63876</text:p>
          </table:table-cell>
          <table:table-cell office:value-type="float" office:value="49.59483" calcext:value-type="float">
            <text:p>49.59483</text:p>
          </table:table-cell>
          <table:table-cell office:value-type="float" office:value="59.82044" calcext:value-type="float">
            <text:p>59.82044</text:p>
          </table:table-cell>
          <table:table-cell office:value-type="float" office:value="50.218" calcext:value-type="float">
            <text:p>50.218</text:p>
          </table:table-cell>
          <table:table-cell office:value-type="float" office:value="60.18059" calcext:value-type="float">
            <text:p>60.18059</text:p>
          </table:table-cell>
          <table:table-cell office:value-type="float" office:value="50.1801" calcext:value-type="float">
            <text:p>50.1801</text:p>
          </table:table-cell>
          <table:table-cell/>
        </table:table-row>
        <table:table-row table:style-name="ro1">
          <table:table-cell office:value-type="float" office:value="49.06358" calcext:value-type="float">
            <text:p>49.06358</text:p>
          </table:table-cell>
          <table:table-cell office:value-type="float" office:value="52.2289" calcext:value-type="float">
            <text:p>52.2289</text:p>
          </table:table-cell>
          <table:table-cell office:value-type="float" office:value="57.15945" calcext:value-type="float">
            <text:p>57.15945</text:p>
          </table:table-cell>
          <table:table-cell office:value-type="float" office:value="56.23165" calcext:value-type="float">
            <text:p>56.23165</text:p>
          </table:table-cell>
          <table:table-cell office:value-type="float" office:value="49.01562" calcext:value-type="float">
            <text:p>49.01562</text:p>
          </table:table-cell>
          <table:table-cell office:value-type="float" office:value="51.95028" calcext:value-type="float">
            <text:p>51.95028</text:p>
          </table:table-cell>
          <table:table-cell office:value-type="float" office:value="50.98918" calcext:value-type="float">
            <text:p>50.98918</text:p>
          </table:table-cell>
          <table:table-cell office:value-type="float" office:value="49.53509" calcext:value-type="float">
            <text:p>49.53509</text:p>
          </table:table-cell>
          <table:table-cell office:value-type="float" office:value="52.35154" calcext:value-type="float">
            <text:p>52.35154</text:p>
          </table:table-cell>
          <table:table-cell office:value-type="float" office:value="49.05427" calcext:value-type="float">
            <text:p>49.05427</text:p>
          </table:table-cell>
          <table:table-cell office:value-type="float" office:value="49.51493" calcext:value-type="float">
            <text:p>49.51493</text:p>
          </table:table-cell>
          <table:table-cell office:value-type="float" office:value="49.74747" calcext:value-type="float">
            <text:p>49.74747</text:p>
          </table:table-cell>
          <table:table-cell office:value-type="float" office:value="52.45677" calcext:value-type="float">
            <text:p>52.45677</text:p>
          </table:table-cell>
          <table:table-cell office:value-type="float" office:value="49.82747" calcext:value-type="float">
            <text:p>49.82747</text:p>
          </table:table-cell>
          <table:table-cell office:value-type="float" office:value="50.97288" calcext:value-type="float">
            <text:p>50.97288</text:p>
          </table:table-cell>
          <table:table-cell office:value-type="float" office:value="49.0133" calcext:value-type="float">
            <text:p>49.0133</text:p>
          </table:table-cell>
          <table:table-cell office:value-type="float" office:value="59.22472" calcext:value-type="float">
            <text:p>59.22472</text:p>
          </table:table-cell>
          <table:table-cell office:value-type="float" office:value="49.53573" calcext:value-type="float">
            <text:p>49.53573</text:p>
          </table:table-cell>
          <table:table-cell office:value-type="float" office:value="59.4643" calcext:value-type="float">
            <text:p>59.4643</text:p>
          </table:table-cell>
          <table:table-cell office:value-type="float" office:value="49.50769" calcext:value-type="float">
            <text:p>49.50769</text:p>
          </table:table-cell>
          <table:table-cell/>
        </table:table-row>
        <table:table-row table:style-name="ro1">
          <table:table-cell office:value-type="float" office:value="48.18792" calcext:value-type="float">
            <text:p>48.18792</text:p>
          </table:table-cell>
          <table:table-cell office:value-type="float" office:value="51.65422" calcext:value-type="float">
            <text:p>51.65422</text:p>
          </table:table-cell>
          <table:table-cell office:value-type="float" office:value="56.54426" calcext:value-type="float">
            <text:p>56.54426</text:p>
          </table:table-cell>
          <table:table-cell office:value-type="float" office:value="55.59961" calcext:value-type="float">
            <text:p>55.59961</text:p>
          </table:table-cell>
          <table:table-cell office:value-type="float" office:value="48.24009" calcext:value-type="float">
            <text:p>48.24009</text:p>
          </table:table-cell>
          <table:table-cell office:value-type="float" office:value="51.18875" calcext:value-type="float">
            <text:p>51.18875</text:p>
          </table:table-cell>
          <table:table-cell office:value-type="float" office:value="50.12977" calcext:value-type="float">
            <text:p>50.12977</text:p>
          </table:table-cell>
          <table:table-cell office:value-type="float" office:value="48.85324" calcext:value-type="float">
            <text:p>48.85324</text:p>
          </table:table-cell>
          <table:table-cell office:value-type="float" office:value="51.69527" calcext:value-type="float">
            <text:p>51.69527</text:p>
          </table:table-cell>
          <table:table-cell office:value-type="float" office:value="48.1763" calcext:value-type="float">
            <text:p>48.1763</text:p>
          </table:table-cell>
          <table:table-cell office:value-type="float" office:value="48.73703" calcext:value-type="float">
            <text:p>48.73703</text:p>
          </table:table-cell>
          <table:table-cell office:value-type="float" office:value="49.06531" calcext:value-type="float">
            <text:p>49.06531</text:p>
          </table:table-cell>
          <table:table-cell office:value-type="float" office:value="51.69568" calcext:value-type="float">
            <text:p>51.69568</text:p>
          </table:table-cell>
          <table:table-cell office:value-type="float" office:value="49.15521" calcext:value-type="float">
            <text:p>49.15521</text:p>
          </table:table-cell>
          <table:table-cell office:value-type="float" office:value="50.20456" calcext:value-type="float">
            <text:p>50.20456</text:p>
          </table:table-cell>
          <table:table-cell office:value-type="float" office:value="48.13747" calcext:value-type="float">
            <text:p>48.13747</text:p>
          </table:table-cell>
          <table:table-cell office:value-type="float" office:value="58.49657" calcext:value-type="float">
            <text:p>58.49657</text:p>
          </table:table-cell>
          <table:table-cell office:value-type="float" office:value="48.75758" calcext:value-type="float">
            <text:p>48.75758</text:p>
          </table:table-cell>
          <table:table-cell office:value-type="float" office:value="58.8571" calcext:value-type="float">
            <text:p>58.8571</text:p>
          </table:table-cell>
          <table:table-cell office:value-type="float" office:value="48.72974" calcext:value-type="float">
            <text:p>48.72974</text:p>
          </table:table-cell>
          <table:table-cell/>
        </table:table-row>
        <table:table-row table:style-name="ro1">
          <table:table-cell office:value-type="float" office:value="47.59904" calcext:value-type="float">
            <text:p>47.59904</text:p>
          </table:table-cell>
          <table:table-cell office:value-type="float" office:value="50.79443" calcext:value-type="float">
            <text:p>50.79443</text:p>
          </table:table-cell>
          <table:table-cell office:value-type="float" office:value="55.802" calcext:value-type="float">
            <text:p>55.802</text:p>
          </table:table-cell>
          <table:table-cell office:value-type="float" office:value="54.85501" calcext:value-type="float">
            <text:p>54.85501</text:p>
          </table:table-cell>
          <table:table-cell office:value-type="float" office:value="47.55161" calcext:value-type="float">
            <text:p>47.55161</text:p>
          </table:table-cell>
          <table:table-cell office:value-type="float" office:value="50.51568" calcext:value-type="float">
            <text:p>50.51568</text:p>
          </table:table-cell>
          <table:table-cell office:value-type="float" office:value="49.54786" calcext:value-type="float">
            <text:p>49.54786</text:p>
          </table:table-cell>
          <table:table-cell office:value-type="float" office:value="48.07506" calcext:value-type="float">
            <text:p>48.07506</text:p>
          </table:table-cell>
          <table:table-cell office:value-type="float" office:value="50.92466" calcext:value-type="float">
            <text:p>50.92466</text:p>
          </table:table-cell>
          <table:table-cell office:value-type="float" office:value="47.59741" calcext:value-type="float">
            <text:p>47.59741</text:p>
          </table:table-cell>
          <table:table-cell office:value-type="float" office:value="48.05793" calcext:value-type="float">
            <text:p>48.05793</text:p>
          </table:table-cell>
          <table:table-cell office:value-type="float" office:value="48.28684" calcext:value-type="float">
            <text:p>48.28684</text:p>
          </table:table-cell>
          <table:table-cell office:value-type="float" office:value="51.02993" calcext:value-type="float">
            <text:p>51.02993</text:p>
          </table:table-cell>
          <table:table-cell office:value-type="float" office:value="48.37732" calcext:value-type="float">
            <text:p>48.37732</text:p>
          </table:table-cell>
          <table:table-cell office:value-type="float" office:value="49.5323" calcext:value-type="float">
            <text:p>49.5323</text:p>
          </table:table-cell>
          <table:table-cell office:value-type="float" office:value="47.54869" calcext:value-type="float">
            <text:p>47.54869</text:p>
          </table:table-cell>
          <table:table-cell office:value-type="float" office:value="57.88234" calcext:value-type="float">
            <text:p>57.88234</text:p>
          </table:table-cell>
          <table:table-cell office:value-type="float" office:value="48.07836" calcext:value-type="float">
            <text:p>48.07836</text:p>
          </table:table-cell>
          <table:table-cell office:value-type="float" office:value="58.13163" calcext:value-type="float">
            <text:p>58.13163</text:p>
          </table:table-cell>
          <table:table-cell office:value-type="float" office:value="48.05042" calcext:value-type="float">
            <text:p>48.05042</text:p>
          </table:table-cell>
          <table:table-cell/>
        </table:table-row>
        <table:table-row table:style-name="ro1">
          <table:table-cell office:value-type="float" office:value="46.71436" calcext:value-type="float">
            <text:p>46.71436</text:p>
          </table:table-cell>
          <table:table-cell office:value-type="float" office:value="50.22002" calcext:value-type="float">
            <text:p>50.22002</text:p>
          </table:table-cell>
          <table:table-cell office:value-type="float" office:value="55.1584" calcext:value-type="float">
            <text:p>55.1584</text:p>
          </table:table-cell>
          <table:table-cell office:value-type="float" office:value="54.20453" calcext:value-type="float">
            <text:p>54.20453</text:p>
          </table:table-cell>
          <table:table-cell office:value-type="float" office:value="46.76454" calcext:value-type="float">
            <text:p>46.76454</text:p>
          </table:table-cell>
          <table:table-cell office:value-type="float" office:value="49.74526" calcext:value-type="float">
            <text:p>49.74526</text:p>
          </table:table-cell>
          <table:table-cell office:value-type="float" office:value="48.66936" calcext:value-type="float">
            <text:p>48.66936</text:p>
          </table:table-cell>
          <table:table-cell office:value-type="float" office:value="47.38637" calcext:value-type="float">
            <text:p>47.38637</text:p>
          </table:table-cell>
          <table:table-cell office:value-type="float" office:value="50.25155" calcext:value-type="float">
            <text:p>50.25155</text:p>
          </table:table-cell>
          <table:table-cell office:value-type="float" office:value="46.70248" calcext:value-type="float">
            <text:p>46.70248</text:p>
          </table:table-cell>
          <table:table-cell office:value-type="float" office:value="47.27012" calcext:value-type="float">
            <text:p>47.27012</text:p>
          </table:table-cell>
          <table:table-cell office:value-type="float" office:value="47.60773" calcext:value-type="float">
            <text:p>47.60773</text:p>
          </table:table-cell>
          <table:table-cell office:value-type="float" office:value="50.24961" calcext:value-type="float">
            <text:p>50.24961</text:p>
          </table:table-cell>
          <table:table-cell office:value-type="float" office:value="47.69801" calcext:value-type="float">
            <text:p>47.69801</text:p>
          </table:table-cell>
          <table:table-cell office:value-type="float" office:value="48.75426" calcext:value-type="float">
            <text:p>48.75426</text:p>
          </table:table-cell>
          <table:table-cell office:value-type="float" office:value="46.66412" calcext:value-type="float">
            <text:p>46.66412</text:p>
          </table:table-cell>
          <table:table-cell office:value-type="float" office:value="57.147" calcext:value-type="float">
            <text:p>57.147</text:p>
          </table:table-cell>
          <table:table-cell office:value-type="float" office:value="47.29079" calcext:value-type="float">
            <text:p>47.29079</text:p>
          </table:table-cell>
          <table:table-cell office:value-type="float" office:value="57.51793" calcext:value-type="float">
            <text:p>57.51793</text:p>
          </table:table-cell>
          <table:table-cell office:value-type="float" office:value="47.27455" calcext:value-type="float">
            <text:p>47.27455</text:p>
          </table:table-cell>
          <table:table-cell/>
        </table:table-row>
        <table:table-row table:style-name="ro1">
          <table:table-cell office:value-type="float" office:value="46.12592" calcext:value-type="float">
            <text:p>46.12592</text:p>
          </table:table-cell>
          <table:table-cell office:value-type="float" office:value="49.35122" calcext:value-type="float">
            <text:p>49.35122</text:p>
          </table:table-cell>
          <table:table-cell office:value-type="float" office:value="54.40654" calcext:value-type="float">
            <text:p>54.40654</text:p>
          </table:table-cell>
          <table:table-cell office:value-type="float" office:value="53.45268" calcext:value-type="float">
            <text:p>53.45268</text:p>
          </table:table-cell>
          <table:table-cell office:value-type="float" office:value="46.07096" calcext:value-type="float">
            <text:p>46.07096</text:p>
          </table:table-cell>
          <table:table-cell office:value-type="float" office:value="49.0632" calcext:value-type="float">
            <text:p>49.0632</text:p>
          </table:table-cell>
          <table:table-cell office:value-type="float" office:value="48.08765" calcext:value-type="float">
            <text:p>48.08765</text:p>
          </table:table-cell>
          <table:table-cell office:value-type="float" office:value="46.60102" calcext:value-type="float">
            <text:p>46.60102</text:p>
          </table:table-cell>
          <table:table-cell office:value-type="float" office:value="49.48302" calcext:value-type="float">
            <text:p>49.48302</text:p>
          </table:table-cell>
          <table:table-cell office:value-type="float" office:value="46.11397" calcext:value-type="float">
            <text:p>46.11397</text:p>
          </table:table-cell>
          <table:table-cell office:value-type="float" office:value="46.58389" calcext:value-type="float">
            <text:p>46.58389</text:p>
          </table:table-cell>
          <table:table-cell office:value-type="float" office:value="46.82196" calcext:value-type="float">
            <text:p>46.82196</text:p>
          </table:table-cell>
          <table:table-cell office:value-type="float" office:value="49.57924" calcext:value-type="float">
            <text:p>49.57924</text:p>
          </table:table-cell>
          <table:table-cell office:value-type="float" office:value="46.91249" calcext:value-type="float">
            <text:p>46.91249</text:p>
          </table:table-cell>
          <table:table-cell office:value-type="float" office:value="48.06501" calcext:value-type="float">
            <text:p>48.06501</text:p>
          </table:table-cell>
          <table:table-cell office:value-type="float" office:value="46.06593" calcext:value-type="float">
            <text:p>46.06593</text:p>
          </table:table-cell>
          <table:table-cell office:value-type="float" office:value="56.52192" calcext:value-type="float">
            <text:p>56.52192</text:p>
          </table:table-cell>
          <table:table-cell office:value-type="float" office:value="46.6044" calcext:value-type="float">
            <text:p>46.6044</text:p>
          </table:table-cell>
          <table:table-cell office:value-type="float" office:value="56.77336" calcext:value-type="float">
            <text:p>56.77336</text:p>
          </table:table-cell>
          <table:table-cell office:value-type="float" office:value="46.57648" calcext:value-type="float">
            <text:p>46.57648</text:p>
          </table:table-cell>
          <table:table-cell/>
        </table:table-row>
        <table:table-row table:style-name="ro1">
          <table:table-cell office:value-type="float" office:value="45.23534" calcext:value-type="float">
            <text:p>45.23534</text:p>
          </table:table-cell>
          <table:table-cell office:value-type="float" office:value="48.75977" calcext:value-type="float">
            <text:p>48.75977</text:p>
          </table:table-cell>
          <table:table-cell office:value-type="float" office:value="53.76617" calcext:value-type="float">
            <text:p>53.76617</text:p>
          </table:table-cell>
          <table:table-cell office:value-type="float" office:value="52.80329" calcext:value-type="float">
            <text:p>52.80329</text:p>
          </table:table-cell>
          <table:table-cell office:value-type="float" office:value="45.28592" calcext:value-type="float">
            <text:p>45.28592</text:p>
          </table:table-cell>
          <table:table-cell office:value-type="float" office:value="48.28508" calcext:value-type="float">
            <text:p>48.28508</text:p>
          </table:table-cell>
          <table:table-cell office:value-type="float" office:value="47.20209" calcext:value-type="float">
            <text:p>47.20209</text:p>
          </table:table-cell>
          <table:table-cell office:value-type="float" office:value="45.91497" calcext:value-type="float">
            <text:p>45.91497</text:p>
          </table:table-cell>
          <table:table-cell office:value-type="float" office:value="48.80137" calcext:value-type="float">
            <text:p>48.80137</text:p>
          </table:table-cell>
          <table:table-cell office:value-type="float" office:value="45.22357" calcext:value-type="float">
            <text:p>45.22357</text:p>
          </table:table-cell>
          <table:table-cell office:value-type="float" office:value="45.78858" calcext:value-type="float">
            <text:p>45.78858</text:p>
          </table:table-cell>
          <table:table-cell office:value-type="float" office:value="46.12583" calcext:value-type="float">
            <text:p>46.12583</text:p>
          </table:table-cell>
          <table:table-cell office:value-type="float" office:value="48.79911" calcext:value-type="float">
            <text:p>48.79911</text:p>
          </table:table-cell>
          <table:table-cell office:value-type="float" office:value="46.22438" calcext:value-type="float">
            <text:p>46.22438</text:p>
          </table:table-cell>
          <table:table-cell office:value-type="float" office:value="47.28708" calcext:value-type="float">
            <text:p>47.28708</text:p>
          </table:table-cell>
          <table:table-cell office:value-type="float" office:value="45.17546" calcext:value-type="float">
            <text:p>45.17546</text:p>
          </table:table-cell>
          <table:table-cell office:value-type="float" office:value="55.7771" calcext:value-type="float">
            <text:p>55.7771</text:p>
          </table:table-cell>
          <table:table-cell office:value-type="float" office:value="45.81912" calcext:value-type="float">
            <text:p>45.81912</text:p>
          </table:table-cell>
          <table:table-cell office:value-type="float" office:value="56.14867" calcext:value-type="float">
            <text:p>56.14867</text:p>
          </table:table-cell>
          <table:table-cell office:value-type="float" office:value="45.79133" calcext:value-type="float">
            <text:p>45.79133</text:p>
          </table:table-cell>
          <table:table-cell/>
        </table:table-row>
        <table:table-row table:style-name="ro1">
          <table:table-cell office:value-type="float" office:value="44.63759" calcext:value-type="float">
            <text:p>44.63759</text:p>
          </table:table-cell>
          <table:table-cell office:value-type="float" office:value="47.88395" calcext:value-type="float">
            <text:p>47.88395</text:p>
          </table:table-cell>
          <table:table-cell office:value-type="float" office:value="53.00481" calcext:value-type="float">
            <text:p>53.00481</text:p>
          </table:table-cell>
          <table:table-cell office:value-type="float" office:value="52.03204" calcext:value-type="float">
            <text:p>52.03204</text:p>
          </table:table-cell>
          <table:table-cell office:value-type="float" office:value="44.58294" calcext:value-type="float">
            <text:p>44.58294</text:p>
          </table:table-cell>
          <table:table-cell office:value-type="float" office:value="47.60619" calcext:value-type="float">
            <text:p>47.60619</text:p>
          </table:table-cell>
          <table:table-cell office:value-type="float" office:value="46.61334" calcext:value-type="float">
            <text:p>46.61334</text:p>
          </table:table-cell>
          <table:table-cell office:value-type="float" office:value="45.12172" calcext:value-type="float">
            <text:p>45.12172</text:p>
          </table:table-cell>
          <table:table-cell office:value-type="float" office:value="48.02299" calcext:value-type="float">
            <text:p>48.02299</text:p>
          </table:table-cell>
          <table:table-cell office:value-type="float" office:value="44.62566" calcext:value-type="float">
            <text:p>44.62566</text:p>
          </table:table-cell>
          <table:table-cell office:value-type="float" office:value="45.09325" calcext:value-type="float">
            <text:p>45.09325</text:p>
          </table:table-cell>
          <table:table-cell office:value-type="float" office:value="45.33061" calcext:value-type="float">
            <text:p>45.33061</text:p>
          </table:table-cell>
          <table:table-cell office:value-type="float" office:value="48.12003" calcext:value-type="float">
            <text:p>48.12003</text:p>
          </table:table-cell>
          <table:table-cell office:value-type="float" office:value="45.431" calcext:value-type="float">
            <text:p>45.431</text:p>
          </table:table-cell>
          <table:table-cell office:value-type="float" office:value="46.60089" calcext:value-type="float">
            <text:p>46.60089</text:p>
          </table:table-cell>
          <table:table-cell office:value-type="float" office:value="44.57952" calcext:value-type="float">
            <text:p>44.57952</text:p>
          </table:table-cell>
          <table:table-cell office:value-type="float" office:value="55.14529" calcext:value-type="float">
            <text:p>55.14529</text:p>
          </table:table-cell>
          <table:table-cell office:value-type="float" office:value="45.12367" calcext:value-type="float">
            <text:p>45.12367</text:p>
          </table:table-cell>
          <table:table-cell office:value-type="float" office:value="55.40645" calcext:value-type="float">
            <text:p>55.40645</text:p>
          </table:table-cell>
          <table:table-cell office:value-type="float" office:value="45.09788" calcext:value-type="float">
            <text:p>45.09788</text:p>
          </table:table-cell>
          <table:table-cell/>
        </table:table-row>
        <table:table-row table:style-name="ro1">
          <table:table-cell office:value-type="float" office:value="43.74012" calcext:value-type="float">
            <text:p>43.74012</text:p>
          </table:table-cell>
          <table:table-cell office:value-type="float" office:value="47.29315" calcext:value-type="float">
            <text:p>47.29315</text:p>
          </table:table-cell>
          <table:table-cell office:value-type="float" office:value="52.34793" calcext:value-type="float">
            <text:p>52.34793</text:p>
          </table:table-cell>
          <table:table-cell office:value-type="float" office:value="51.37787" calcext:value-type="float">
            <text:p>51.37787</text:p>
          </table:table-cell>
          <table:table-cell office:value-type="float" office:value="43.78956" calcext:value-type="float">
            <text:p>43.78956</text:p>
          </table:table-cell>
          <table:table-cell office:value-type="float" office:value="46.82058" calcext:value-type="float">
            <text:p>46.82058</text:p>
          </table:table-cell>
          <table:table-cell office:value-type="float" office:value="45.72052" calcext:value-type="float">
            <text:p>45.72052</text:p>
          </table:table-cell>
          <table:table-cell office:value-type="float" office:value="44.41709" calcext:value-type="float">
            <text:p>44.41709</text:p>
          </table:table-cell>
          <table:table-cell office:value-type="float" office:value="47.33427" calcext:value-type="float">
            <text:p>47.33427</text:p>
          </table:table-cell>
          <table:table-cell office:value-type="float" office:value="43.72767" calcext:value-type="float">
            <text:p>43.72767</text:p>
          </table:table-cell>
          <table:table-cell office:value-type="float" office:value="44.3001" calcext:value-type="float">
            <text:p>44.3001</text:p>
          </table:table-cell>
          <table:table-cell office:value-type="float" office:value="44.63726" calcext:value-type="float">
            <text:p>44.63726</text:p>
          </table:table-cell>
          <table:table-cell office:value-type="float" office:value="47.34446" calcext:value-type="float">
            <text:p>47.34446</text:p>
          </table:table-cell>
          <table:table-cell office:value-type="float" office:value="44.73577" calcext:value-type="float">
            <text:p>44.73577</text:p>
          </table:table-cell>
          <table:table-cell office:value-type="float" office:value="45.8054" calcext:value-type="float">
            <text:p>45.8054</text:p>
          </table:table-cell>
          <table:table-cell office:value-type="float" office:value="43.68003" calcext:value-type="float">
            <text:p>43.68003</text:p>
          </table:table-cell>
          <table:table-cell office:value-type="float" office:value="54.39346" calcext:value-type="float">
            <text:p>54.39346</text:p>
          </table:table-cell>
          <table:table-cell office:value-type="float" office:value="44.33057" calcext:value-type="float">
            <text:p>44.33057</text:p>
          </table:table-cell>
          <table:table-cell office:value-type="float" office:value="54.76547" calcext:value-type="float">
            <text:p>54.76547</text:p>
          </table:table-cell>
          <table:table-cell office:value-type="float" office:value="44.30308" calcext:value-type="float">
            <text:p>44.30308</text:p>
          </table:table-cell>
          <table:table-cell/>
        </table:table-row>
        <table:table-row table:style-name="ro1">
          <table:table-cell office:value-type="float" office:value="43.13467" calcext:value-type="float">
            <text:p>43.13467</text:p>
          </table:table-cell>
          <table:table-cell office:value-type="float" office:value="46.41014" calcext:value-type="float">
            <text:p>46.41014</text:p>
          </table:table-cell>
          <table:table-cell office:value-type="float" office:value="51.58653" calcext:value-type="float">
            <text:p>51.58653</text:p>
          </table:table-cell>
          <table:table-cell office:value-type="float" office:value="50.6074" calcext:value-type="float">
            <text:p>50.6074</text:p>
          </table:table-cell>
          <table:table-cell office:value-type="float" office:value="43.08937" calcext:value-type="float">
            <text:p>43.08937</text:p>
          </table:table-cell>
          <table:table-cell office:value-type="float" office:value="46.12433" calcext:value-type="float">
            <text:p>46.12433</text:p>
          </table:table-cell>
          <table:table-cell office:value-type="float" office:value="45.13208" calcext:value-type="float">
            <text:p>45.13208</text:p>
          </table:table-cell>
          <table:table-cell office:value-type="float" office:value="43.6219" calcext:value-type="float">
            <text:p>43.6219</text:p>
          </table:table-cell>
          <table:table-cell office:value-type="float" office:value="46.54885" calcext:value-type="float">
            <text:p>46.54885</text:p>
          </table:table-cell>
          <table:table-cell office:value-type="float" office:value="43.12218" calcext:value-type="float">
            <text:p>43.12218</text:p>
          </table:table-cell>
          <table:table-cell office:value-type="float" office:value="43.5994" calcext:value-type="float">
            <text:p>43.5994</text:p>
          </table:table-cell>
          <table:table-cell office:value-type="float" office:value="43.84233" calcext:value-type="float">
            <text:p>43.84233</text:p>
          </table:table-cell>
          <table:table-cell office:value-type="float" office:value="46.64664" calcext:value-type="float">
            <text:p>46.64664</text:p>
          </table:table-cell>
          <table:table-cell office:value-type="float" office:value="43.94278" calcext:value-type="float">
            <text:p>43.94278</text:p>
          </table:table-cell>
          <table:table-cell office:value-type="float" office:value="45.10988" calcext:value-type="float">
            <text:p>45.10988</text:p>
          </table:table-cell>
          <table:table-cell office:value-type="float" office:value="43.0762" calcext:value-type="float">
            <text:p>43.0762</text:p>
          </table:table-cell>
          <table:table-cell office:value-type="float" office:value="53.7433" calcext:value-type="float">
            <text:p>53.7433</text:p>
          </table:table-cell>
          <table:table-cell office:value-type="float" office:value="43.62995" calcext:value-type="float">
            <text:p>43.62995</text:p>
          </table:table-cell>
          <table:table-cell office:value-type="float" office:value="54.0116" calcext:value-type="float">
            <text:p>54.0116</text:p>
          </table:table-cell>
          <table:table-cell office:value-type="float" office:value="43.60249" calcext:value-type="float">
            <text:p>43.60249</text:p>
          </table:table-cell>
          <table:table-cell/>
        </table:table-row>
        <table:table-row table:style-name="ro1">
          <table:table-cell office:value-type="float" office:value="42.2293" calcext:value-type="float">
            <text:p>42.2293</text:p>
          </table:table-cell>
          <table:table-cell office:value-type="float" office:value="45.82151" calcext:value-type="float">
            <text:p>45.82151</text:p>
          </table:table-cell>
          <table:table-cell office:value-type="float" office:value="50.92102" calcext:value-type="float">
            <text:p>50.92102</text:p>
          </table:table-cell>
          <table:table-cell office:value-type="float" office:value="49.93452" calcext:value-type="float">
            <text:p>49.93452</text:p>
          </table:table-cell>
          <table:table-cell office:value-type="float" office:value="42.28708" calcext:value-type="float">
            <text:p>42.28708</text:p>
          </table:table-cell>
          <table:table-cell office:value-type="float" office:value="45.33871" calcext:value-type="float">
            <text:p>45.33871</text:p>
          </table:table-cell>
          <table:table-cell office:value-type="float" office:value="44.23196" calcext:value-type="float">
            <text:p>44.23196</text:p>
          </table:table-cell>
          <table:table-cell office:value-type="float" office:value="42.91186" calcext:value-type="float">
            <text:p>42.91186</text:p>
          </table:table-cell>
          <table:table-cell office:value-type="float" office:value="45.86293" calcext:value-type="float">
            <text:p>45.86293</text:p>
          </table:table-cell>
          <table:table-cell office:value-type="float" office:value="42.22669" calcext:value-type="float">
            <text:p>42.22669</text:p>
          </table:table-cell>
          <table:table-cell office:value-type="float" office:value="42.99376" calcext:value-type="float">
            <text:p>42.99376</text:p>
          </table:table-cell>
          <table:table-cell office:value-type="float" office:value="43.14182" calcext:value-type="float">
            <text:p>43.14182</text:p>
          </table:table-cell>
          <table:table-cell office:value-type="float" office:value="45.86325" calcext:value-type="float">
            <text:p>45.86325</text:p>
          </table:table-cell>
          <table:table-cell office:value-type="float" office:value="43.24204" calcext:value-type="float">
            <text:p>43.24204</text:p>
          </table:table-cell>
          <table:table-cell office:value-type="float" office:value="44.31674" calcext:value-type="float">
            <text:p>44.31674</text:p>
          </table:table-cell>
          <table:table-cell office:value-type="float" office:value="42.16923" calcext:value-type="float">
            <text:p>42.16923</text:p>
          </table:table-cell>
          <table:table-cell office:value-type="float" office:value="52.98191" calcext:value-type="float">
            <text:p>52.98191</text:p>
          </table:table-cell>
          <table:table-cell office:value-type="float" office:value="42.8274" calcext:value-type="float">
            <text:p>42.8274</text:p>
          </table:table-cell>
          <table:table-cell office:value-type="float" office:value="53.36391" calcext:value-type="float">
            <text:p>53.36391</text:p>
          </table:table-cell>
          <table:table-cell office:value-type="float" office:value="42.9971" calcext:value-type="float">
            <text:p>42.9971</text:p>
          </table:table-cell>
          <table:table-cell/>
        </table:table-row>
        <table:table-row table:style-name="ro1">
          <table:table-cell office:value-type="float" office:value="41.62587" calcext:value-type="float">
            <text:p>41.62587</text:p>
          </table:table-cell>
          <table:table-cell office:value-type="float" office:value="44.93104" calcext:value-type="float">
            <text:p>44.93104</text:p>
          </table:table-cell>
          <table:table-cell office:value-type="float" office:value="50.15047" calcext:value-type="float">
            <text:p>50.15047</text:p>
          </table:table-cell>
          <table:table-cell office:value-type="float" office:value="49.15432" calcext:value-type="float">
            <text:p>49.15432</text:p>
          </table:table-cell>
          <table:table-cell office:value-type="float" office:value="41.56962" calcext:value-type="float">
            <text:p>41.56962</text:p>
          </table:table-cell>
          <table:table-cell office:value-type="float" office:value="44.63564" calcext:value-type="float">
            <text:p>44.63564</text:p>
          </table:table-cell>
          <table:table-cell office:value-type="float" office:value="43.63619" calcext:value-type="float">
            <text:p>43.63619</text:p>
          </table:table-cell>
          <table:table-cell office:value-type="float" office:value="42.12115" calcext:value-type="float">
            <text:p>42.12115</text:p>
          </table:table-cell>
          <table:table-cell office:value-type="float" office:value="45.06986" calcext:value-type="float">
            <text:p>45.06986</text:p>
          </table:table-cell>
          <table:table-cell office:value-type="float" office:value="41.62337" calcext:value-type="float">
            <text:p>41.62337</text:p>
          </table:table-cell>
          <table:table-cell office:value-type="float" office:value="42.08831" calcext:value-type="float">
            <text:p>42.08831</text:p>
          </table:table-cell>
          <table:table-cell office:value-type="float" office:value="42.34109" calcext:value-type="float">
            <text:p>42.34109</text:p>
          </table:table-cell>
          <table:table-cell office:value-type="float" office:value="45.1681" calcext:value-type="float">
            <text:p>45.1681</text:p>
          </table:table-cell>
          <table:table-cell office:value-type="float" office:value="42.43959" calcext:value-type="float">
            <text:p>42.43959</text:p>
          </table:table-cell>
          <table:table-cell office:value-type="float" office:value="43.61408" calcext:value-type="float">
            <text:p>43.61408</text:p>
          </table:table-cell>
          <table:table-cell office:value-type="float" office:value="41.56599" calcext:value-type="float">
            <text:p>41.56599</text:p>
          </table:table-cell>
          <table:table-cell office:value-type="float" office:value="52.33275" calcext:value-type="float">
            <text:p>52.33275</text:p>
          </table:table-cell>
          <table:table-cell office:value-type="float" office:value="42.11954" calcext:value-type="float">
            <text:p>42.11954</text:p>
          </table:table-cell>
          <table:table-cell office:value-type="float" office:value="52.60069" calcext:value-type="float">
            <text:p>52.60069</text:p>
          </table:table-cell>
          <table:table-cell office:value-type="float" office:value="42.10194" calcext:value-type="float">
            <text:p>42.10194</text:p>
          </table:table-cell>
          <table:table-cell/>
        </table:table-row>
        <table:table-row table:style-name="ro1">
          <table:table-cell office:value-type="float" office:value="40.72131" calcext:value-type="float">
            <text:p>40.72131</text:p>
          </table:table-cell>
          <table:table-cell office:value-type="float" office:value="44.32346" calcext:value-type="float">
            <text:p>44.32346</text:p>
          </table:table-cell>
          <table:table-cell office:value-type="float" office:value="49.47797" calcext:value-type="float">
            <text:p>49.47797</text:p>
          </table:table-cell>
          <table:table-cell office:value-type="float" office:value="48.47488" calcext:value-type="float">
            <text:p>48.47488</text:p>
          </table:table-cell>
          <table:table-cell office:value-type="float" office:value="40.77066" calcext:value-type="float">
            <text:p>40.77066</text:p>
          </table:table-cell>
          <table:table-cell office:value-type="float" office:value="43.8405" calcext:value-type="float">
            <text:p>43.8405</text:p>
          </table:table-cell>
          <table:table-cell office:value-type="float" office:value="42.72834" calcext:value-type="float">
            <text:p>42.72834</text:p>
          </table:table-cell>
          <table:table-cell office:value-type="float" office:value="41.41348" calcext:value-type="float">
            <text:p>41.41348</text:p>
          </table:table-cell>
          <table:table-cell office:value-type="float" office:value="44.36698" calcext:value-type="float">
            <text:p>44.36698</text:p>
          </table:table-cell>
          <table:table-cell office:value-type="float" office:value="40.70871" calcext:value-type="float">
            <text:p>40.70871</text:p>
          </table:table-cell>
          <table:table-cell office:value-type="float" office:value="41.48504" calcext:value-type="float">
            <text:p>41.48504</text:p>
          </table:table-cell>
          <table:table-cell office:value-type="float" office:value="41.63344" calcext:value-type="float">
            <text:p>41.63344</text:p>
          </table:table-cell>
          <table:table-cell office:value-type="float" office:value="44.37497" calcext:value-type="float">
            <text:p>44.37497</text:p>
          </table:table-cell>
          <table:table-cell office:value-type="float" office:value="41.73171" calcext:value-type="float">
            <text:p>41.73171</text:p>
          </table:table-cell>
          <table:table-cell office:value-type="float" office:value="42.82269" calcext:value-type="float">
            <text:p>42.82269</text:p>
          </table:table-cell>
          <table:table-cell office:value-type="float" office:value="40.6629" calcext:value-type="float">
            <text:p>40.6629</text:p>
          </table:table-cell>
          <table:table-cell office:value-type="float" office:value="51.56182" calcext:value-type="float">
            <text:p>51.56182</text:p>
          </table:table-cell>
          <table:table-cell office:value-type="float" office:value="41.31882" calcext:value-type="float">
            <text:p>41.31882</text:p>
          </table:table-cell>
          <table:table-cell office:value-type="float" office:value="51.94617" calcext:value-type="float">
            <text:p>51.94617</text:p>
          </table:table-cell>
          <table:table-cell office:value-type="float" office:value="41.48892" calcext:value-type="float">
            <text:p>41.48892</text:p>
          </table:table-cell>
          <table:table-cell/>
        </table:table-row>
        <table:table-row table:style-name="ro1">
          <table:table-cell office:value-type="float" office:value="40.11022" calcext:value-type="float">
            <text:p>40.11022</text:p>
          </table:table-cell>
          <table:table-cell office:value-type="float" office:value="43.42578" calcext:value-type="float">
            <text:p>43.42578</text:p>
          </table:table-cell>
          <table:table-cell office:value-type="float" office:value="48.69996" calcext:value-type="float">
            <text:p>48.69996</text:p>
          </table:table-cell>
          <table:table-cell office:value-type="float" office:value="47.69703" calcext:value-type="float">
            <text:p>47.69703</text:p>
          </table:table-cell>
          <table:table-cell office:value-type="float" office:value="40.05524" calcext:value-type="float">
            <text:p>40.05524</text:p>
          </table:table-cell>
          <table:table-cell office:value-type="float" office:value="43.13986" calcext:value-type="float">
            <text:p>43.13986</text:p>
          </table:table-cell>
          <table:table-cell office:value-type="float" office:value="42.1348" calcext:value-type="float">
            <text:p>42.1348</text:p>
          </table:table-cell>
          <table:table-cell office:value-type="float" office:value="40.6031" calcext:value-type="float">
            <text:p>40.6031</text:p>
          </table:table-cell>
          <table:table-cell office:value-type="float" office:value="43.57395" calcext:value-type="float">
            <text:p>43.57395</text:p>
          </table:table-cell>
          <table:table-cell office:value-type="float" office:value="40.10734" calcext:value-type="float">
            <text:p>40.10734</text:p>
          </table:table-cell>
          <table:table-cell office:value-type="float" office:value="40.5817" calcext:value-type="float">
            <text:p>40.5817</text:p>
          </table:table-cell>
          <table:table-cell office:value-type="float" office:value="40.83243" calcext:value-type="float">
            <text:p>40.83243</text:p>
          </table:table-cell>
          <table:table-cell office:value-type="float" office:value="43.67261" calcext:value-type="float">
            <text:p>43.67261</text:p>
          </table:table-cell>
          <table:table-cell office:value-type="float" office:value="40.93101" calcext:value-type="float">
            <text:p>40.93101</text:p>
          </table:table-cell>
          <table:table-cell office:value-type="float" office:value="42.11301" calcext:value-type="float">
            <text:p>42.11301</text:p>
          </table:table-cell>
          <table:table-cell office:value-type="float" office:value="40.05191" calcext:value-type="float">
            <text:p>40.05191</text:p>
          </table:table-cell>
          <table:table-cell office:value-type="float" office:value="50.898" calcext:value-type="float">
            <text:p>50.898</text:p>
          </table:table-cell>
          <table:table-cell office:value-type="float" office:value="40.61327" calcext:value-type="float">
            <text:p>40.61327</text:p>
          </table:table-cell>
          <table:table-cell office:value-type="float" office:value="51.38148" calcext:value-type="float">
            <text:p>51.38148</text:p>
          </table:table-cell>
          <table:table-cell office:value-type="float" office:value="40.58577" calcext:value-type="float">
            <text:p>40.58577</text:p>
          </table:table-cell>
          <table:table-cell/>
        </table:table-row>
        <table:table-row table:style-name="ro1">
          <table:table-cell office:value-type="float" office:value="39.21961" calcext:value-type="float">
            <text:p>39.21961</text:p>
          </table:table-cell>
          <table:table-cell office:value-type="float" office:value="42.83179" calcext:value-type="float">
            <text:p>42.83179</text:p>
          </table:table-cell>
          <table:table-cell office:value-type="float" office:value="48.02072" calcext:value-type="float">
            <text:p>48.02072</text:p>
          </table:table-cell>
          <table:table-cell office:value-type="float" office:value="47.00857" calcext:value-type="float">
            <text:p>47.00857</text:p>
          </table:table-cell>
          <table:table-cell office:value-type="float" office:value="39.26811" calcext:value-type="float">
            <text:p>39.26811</text:p>
          </table:table-cell>
          <table:table-cell office:value-type="float" office:value="42.33841" calcext:value-type="float">
            <text:p>42.33841</text:p>
          </table:table-cell>
          <table:table-cell office:value-type="float" office:value="41.22941" calcext:value-type="float">
            <text:p>41.22941</text:p>
          </table:table-cell>
          <table:table-cell office:value-type="float" office:value="39.89957" calcext:value-type="float">
            <text:p>39.89957</text:p>
          </table:table-cell>
          <table:table-cell office:value-type="float" office:value="42.87349" calcext:value-type="float">
            <text:p>42.87349</text:p>
          </table:table-cell>
          <table:table-cell office:value-type="float" office:value="39.20962" calcext:value-type="float">
            <text:p>39.20962</text:p>
          </table:table-cell>
          <table:table-cell office:value-type="float" office:value="39.97034" calcext:value-type="float">
            <text:p>39.97034</text:p>
          </table:table-cell>
          <table:table-cell office:value-type="float" office:value="40.1169" calcext:value-type="float">
            <text:p>40.1169</text:p>
          </table:table-cell>
          <table:table-cell office:value-type="float" office:value="42.87152" calcext:value-type="float">
            <text:p>42.87152</text:p>
          </table:table-cell>
          <table:table-cell office:value-type="float" office:value="40.21545" calcext:value-type="float">
            <text:p>40.21545</text:p>
          </table:table-cell>
          <table:table-cell office:value-type="float" office:value="41.31146" calcext:value-type="float">
            <text:p>41.31146</text:p>
          </table:table-cell>
          <table:table-cell office:value-type="float" office:value="39.16251" calcext:value-type="float">
            <text:p>39.16251</text:p>
          </table:table-cell>
          <table:table-cell office:value-type="float" office:value="50.12731" calcext:value-type="float">
            <text:p>50.12731</text:p>
          </table:table-cell>
          <table:table-cell office:value-type="float" office:value="39.80459" calcext:value-type="float">
            <text:p>39.80459</text:p>
          </table:table-cell>
          <table:table-cell office:value-type="float" office:value="50.51023" calcext:value-type="float">
            <text:p>50.51023</text:p>
          </table:table-cell>
          <table:table-cell office:value-type="float" office:value="39.9845" calcext:value-type="float">
            <text:p>39.9845</text:p>
          </table:table-cell>
          <table:table-cell/>
        </table:table-row>
        <table:table-row table:style-name="ro1">
          <table:table-cell office:value-type="float" office:value="38.62209" calcext:value-type="float">
            <text:p>38.62209</text:p>
          </table:table-cell>
          <table:table-cell office:value-type="float" office:value="41.92455" calcext:value-type="float">
            <text:p>41.92455</text:p>
          </table:table-cell>
          <table:table-cell office:value-type="float" office:value="47.23524" calcext:value-type="float">
            <text:p>47.23524</text:p>
          </table:table-cell>
          <table:table-cell office:value-type="float" office:value="46.22313" calcext:value-type="float">
            <text:p>46.22313</text:p>
          </table:table-cell>
          <table:table-cell office:value-type="float" office:value="38.55862" calcext:value-type="float">
            <text:p>38.55862</text:p>
          </table:table-cell>
          <table:table-cell office:value-type="float" office:value="41.63014" calcext:value-type="float">
            <text:p>41.63014</text:p>
          </table:table-cell>
          <table:table-cell office:value-type="float" office:value="40.61792" calcext:value-type="float">
            <text:p>40.61792</text:p>
          </table:table-cell>
          <table:table-cell office:value-type="float" office:value="39.10282" calcext:value-type="float">
            <text:p>39.10282</text:p>
          </table:table-cell>
          <table:table-cell office:value-type="float" office:value="42.07056" calcext:value-type="float">
            <text:p>42.07056</text:p>
          </table:table-cell>
          <table:table-cell office:value-type="float" office:value="38.61015" calcext:value-type="float">
            <text:p>38.61015</text:p>
          </table:table-cell>
          <table:table-cell office:value-type="float" office:value="39.07111" calcext:value-type="float">
            <text:p>39.07111</text:p>
          </table:table-cell>
          <table:table-cell office:value-type="float" office:value="39.31973" calcext:value-type="float">
            <text:p>39.31973</text:p>
          </table:table-cell>
          <table:table-cell office:value-type="float" office:value="42.16181" calcext:value-type="float">
            <text:p>42.16181</text:p>
          </table:table-cell>
          <table:table-cell office:value-type="float" office:value="39.41629" calcext:value-type="float">
            <text:p>39.41629</text:p>
          </table:table-cell>
          <table:table-cell office:value-type="float" office:value="40.59598" calcext:value-type="float">
            <text:p>40.59598</text:p>
          </table:table-cell>
          <table:table-cell office:value-type="float" office:value="38.55486" calcext:value-type="float">
            <text:p>38.55486</text:p>
          </table:table-cell>
          <table:table-cell office:value-type="float" office:value="49.45509" calcext:value-type="float">
            <text:p>49.45509</text:p>
          </table:table-cell>
          <table:table-cell office:value-type="float" office:value="39.10294" calcext:value-type="float">
            <text:p>39.10294</text:p>
          </table:table-cell>
          <table:table-cell office:value-type="float" office:value="49.93821" calcext:value-type="float">
            <text:p>49.93821</text:p>
          </table:table-cell>
          <table:table-cell office:value-type="float" office:value="39.08521" calcext:value-type="float">
            <text:p>39.08521</text:p>
          </table:table-cell>
          <table:table-cell/>
        </table:table-row>
        <table:table-row table:style-name="ro1">
          <table:table-cell office:value-type="float" office:value="37.71529" calcext:value-type="float">
            <text:p>37.71529</text:p>
          </table:table-cell>
          <table:table-cell office:value-type="float" office:value="41.32114" calcext:value-type="float">
            <text:p>41.32114</text:p>
          </table:table-cell>
          <table:table-cell office:value-type="float" office:value="46.54704" calcext:value-type="float">
            <text:p>46.54704</text:p>
          </table:table-cell>
          <table:table-cell office:value-type="float" office:value="45.52778" calcext:value-type="float">
            <text:p>45.52778</text:p>
          </table:table-cell>
          <table:table-cell office:value-type="float" office:value="37.76146" calcext:value-type="float">
            <text:p>37.76146</text:p>
          </table:table-cell>
          <table:table-cell office:value-type="float" office:value="40.82929" calcext:value-type="float">
            <text:p>40.82929</text:p>
          </table:table-cell>
          <table:table-cell office:value-type="float" office:value="39.71486" calcext:value-type="float">
            <text:p>39.71486</text:p>
          </table:table-cell>
          <table:table-cell office:value-type="float" office:value="38.3919" calcext:value-type="float">
            <text:p>38.3919</text:p>
          </table:table-cell>
          <table:table-cell office:value-type="float" office:value="41.36454" calcext:value-type="float">
            <text:p>41.36454</text:p>
          </table:table-cell>
          <table:table-cell office:value-type="float" office:value="37.71262" calcext:value-type="float">
            <text:p>37.71262</text:p>
          </table:table-cell>
          <table:table-cell office:value-type="float" office:value="38.47192" calcext:value-type="float">
            <text:p>38.47192</text:p>
          </table:table-cell>
          <table:table-cell office:value-type="float" office:value="38.61791" calcext:value-type="float">
            <text:p>38.61791</text:p>
          </table:table-cell>
          <table:table-cell office:value-type="float" office:value="41.36129" calcext:value-type="float">
            <text:p>41.36129</text:p>
          </table:table-cell>
          <table:table-cell office:value-type="float" office:value="38.71654" calcext:value-type="float">
            <text:p>38.71654</text:p>
          </table:table-cell>
          <table:table-cell office:value-type="float" office:value="39.78562" calcext:value-type="float">
            <text:p>39.78562</text:p>
          </table:table-cell>
          <table:table-cell office:value-type="float" office:value="37.64756" calcext:value-type="float">
            <text:p>37.64756</text:p>
          </table:table-cell>
          <table:table-cell office:value-type="float" office:value="48.67692" calcext:value-type="float">
            <text:p>48.67692</text:p>
          </table:table-cell>
          <table:table-cell office:value-type="float" office:value="38.30573" calcext:value-type="float">
            <text:p>38.30573</text:p>
          </table:table-cell>
          <table:table-cell office:value-type="float" office:value="49.06005" calcext:value-type="float">
            <text:p>49.06005</text:p>
          </table:table-cell>
          <table:table-cell office:value-type="float" office:value="38.48595" calcext:value-type="float">
            <text:p>38.48595</text:p>
          </table:table-cell>
          <table:table-cell/>
        </table:table-row>
        <table:table-row table:style-name="ro1">
          <table:table-cell office:value-type="float" office:value="37.10637" calcext:value-type="float">
            <text:p>37.10637</text:p>
          </table:table-cell>
          <table:table-cell office:value-type="float" office:value="40.52209" calcext:value-type="float">
            <text:p>40.52209</text:p>
          </table:table-cell>
          <table:table-cell office:value-type="float" office:value="45.7538" calcext:value-type="float">
            <text:p>45.7538</text:p>
          </table:table-cell>
          <table:table-cell office:value-type="float" office:value="44.73483" calcext:value-type="float">
            <text:p>44.73483</text:p>
          </table:table-cell>
          <table:table-cell office:value-type="float" office:value="37.04205" calcext:value-type="float">
            <text:p>37.04205</text:p>
          </table:table-cell>
          <table:table-cell office:value-type="float" office:value="40.11398" calcext:value-type="float">
            <text:p>40.11398</text:p>
          </table:table-cell>
          <table:table-cell office:value-type="float" office:value="39.11529" calcext:value-type="float">
            <text:p>39.11529</text:p>
          </table:table-cell>
          <table:table-cell office:value-type="float" office:value="37.59686" calcext:value-type="float">
            <text:p>37.59686</text:p>
          </table:table-cell>
          <table:table-cell office:value-type="float" office:value="40.56354" calcext:value-type="float">
            <text:p>40.56354</text:p>
          </table:table-cell>
          <table:table-cell office:value-type="float" office:value="37.10489" calcext:value-type="float">
            <text:p>37.10489</text:p>
          </table:table-cell>
          <table:table-cell office:value-type="float" office:value="37.56483" calcext:value-type="float">
            <text:p>37.56483</text:p>
          </table:table-cell>
          <table:table-cell office:value-type="float" office:value="37.81079" calcext:value-type="float">
            <text:p>37.81079</text:p>
          </table:table-cell>
          <table:table-cell office:value-type="float" office:value="40.65573" calcext:value-type="float">
            <text:p>40.65573</text:p>
          </table:table-cell>
          <table:table-cell office:value-type="float" office:value="37.91971" calcext:value-type="float">
            <text:p>37.91971</text:p>
          </table:table-cell>
          <table:table-cell office:value-type="float" office:value="39.09383" calcext:value-type="float">
            <text:p>39.09383</text:p>
          </table:table-cell>
          <table:table-cell office:value-type="float" office:value="37.03847" calcext:value-type="float">
            <text:p>37.03847</text:p>
          </table:table-cell>
          <table:table-cell office:value-type="float" office:value="47.99756" calcext:value-type="float">
            <text:p>47.99756</text:p>
          </table:table-cell>
          <table:table-cell office:value-type="float" office:value="37.59639" calcext:value-type="float">
            <text:p>37.59639</text:p>
          </table:table-cell>
          <table:table-cell office:value-type="float" office:value="48.47872" calcext:value-type="float">
            <text:p>48.47872</text:p>
          </table:table-cell>
          <table:table-cell office:value-type="float" office:value="37.57867" calcext:value-type="float">
            <text:p>37.57867</text:p>
          </table:table-cell>
          <table:table-cell/>
        </table:table-row>
        <table:table-row table:style-name="ro1">
          <table:table-cell office:value-type="float" office:value="36.19119" calcext:value-type="float">
            <text:p>36.19119</text:p>
          </table:table-cell>
          <table:table-cell office:value-type="float" office:value="39.80674" calcext:value-type="float">
            <text:p>39.80674</text:p>
          </table:table-cell>
          <table:table-cell office:value-type="float" office:value="45.05863" calcext:value-type="float">
            <text:p>45.05863</text:p>
          </table:table-cell>
          <table:table-cell office:value-type="float" office:value="44.04219" calcext:value-type="float">
            <text:p>44.04219</text:p>
          </table:table-cell>
          <table:table-cell office:value-type="float" office:value="36.23709" calcext:value-type="float">
            <text:p>36.23709</text:p>
          </table:table-cell>
          <table:table-cell office:value-type="float" office:value="39.31647" calcext:value-type="float">
            <text:p>39.31647</text:p>
          </table:table-cell>
          <table:table-cell office:value-type="float" office:value="38.21772" calcext:value-type="float">
            <text:p>38.21772</text:p>
          </table:table-cell>
          <table:table-cell office:value-type="float" office:value="36.87785" calcext:value-type="float">
            <text:p>36.87785</text:p>
          </table:table-cell>
          <table:table-cell office:value-type="float" office:value="39.84996" calcext:value-type="float">
            <text:p>39.84996</text:p>
          </table:table-cell>
          <table:table-cell office:value-type="float" office:value="36.1877" calcext:value-type="float">
            <text:p>36.1877</text:p>
          </table:table-cell>
          <table:table-cell office:value-type="float" office:value="36.95756" calcext:value-type="float">
            <text:p>36.95756</text:p>
          </table:table-cell>
          <table:table-cell office:value-type="float" office:value="37.10155" calcext:value-type="float">
            <text:p>37.10155</text:p>
          </table:table-cell>
          <table:table-cell office:value-type="float" office:value="39.84727" calcext:value-type="float">
            <text:p>39.84727</text:p>
          </table:table-cell>
          <table:table-cell office:value-type="float" office:value="37.21042" calcext:value-type="float">
            <text:p>37.21042</text:p>
          </table:table-cell>
          <table:table-cell office:value-type="float" office:value="38.28805" calcext:value-type="float">
            <text:p>38.28805</text:p>
          </table:table-cell>
          <table:table-cell office:value-type="float" office:value="36.12307" calcext:value-type="float">
            <text:p>36.12307</text:p>
          </table:table-cell>
          <table:table-cell office:value-type="float" office:value="47.2102" calcext:value-type="float">
            <text:p>47.2102</text:p>
          </table:table-cell>
          <table:table-cell office:value-type="float" office:value="36.79084" calcext:value-type="float">
            <text:p>36.79084</text:p>
          </table:table-cell>
          <table:table-cell office:value-type="float" office:value="47.60318" calcext:value-type="float">
            <text:p>47.60318</text:p>
          </table:table-cell>
          <table:table-cell office:value-type="float" office:value="36.97128" calcext:value-type="float">
            <text:p>36.97128</text:p>
          </table:table-cell>
          <table:table-cell/>
        </table:table-row>
        <table:table-row table:style-name="ro1">
          <table:table-cell office:value-type="float" office:value="35.57414" calcext:value-type="float">
            <text:p>35.57414</text:p>
          </table:table-cell>
          <table:table-cell office:value-type="float" office:value="39.00946" calcext:value-type="float">
            <text:p>39.00946</text:p>
          </table:table-cell>
          <table:table-cell office:value-type="float" office:value="44.26605" calcext:value-type="float">
            <text:p>44.26605</text:p>
          </table:table-cell>
          <table:table-cell office:value-type="float" office:value="43.2396" calcext:value-type="float">
            <text:p>43.2396</text:p>
          </table:table-cell>
          <table:table-cell office:value-type="float" office:value="35.5199" calcext:value-type="float">
            <text:p>35.5199</text:p>
          </table:table-cell>
          <table:table-cell office:value-type="float" office:value="38.61444" calcext:value-type="float">
            <text:p>38.61444</text:p>
          </table:table-cell>
          <table:table-cell office:value-type="float" office:value="37.6081" calcext:value-type="float">
            <text:p>37.6081</text:p>
          </table:table-cell>
          <table:table-cell office:value-type="float" office:value="36.07215" calcext:value-type="float">
            <text:p>36.07215</text:p>
          </table:table-cell>
          <table:table-cell office:value-type="float" office:value="39.05295" calcext:value-type="float">
            <text:p>39.05295</text:p>
          </table:table-cell>
          <table:table-cell office:value-type="float" office:value="35.57171" calcext:value-type="float">
            <text:p>35.57171</text:p>
          </table:table-cell>
          <table:table-cell office:value-type="float" office:value="36.04194" calcext:value-type="float">
            <text:p>36.04194</text:p>
          </table:table-cell>
          <table:table-cell office:value-type="float" office:value="36.29568" calcext:value-type="float">
            <text:p>36.29568</text:p>
          </table:table-cell>
          <table:table-cell office:value-type="float" office:value="39.15554" calcext:value-type="float">
            <text:p>39.15554</text:p>
          </table:table-cell>
          <table:table-cell office:value-type="float" office:value="36.40443" calcext:value-type="float">
            <text:p>36.40443</text:p>
          </table:table-cell>
          <table:table-cell office:value-type="float" office:value="37.58844" calcext:value-type="float">
            <text:p>37.58844</text:p>
          </table:table-cell>
          <table:table-cell office:value-type="float" office:value="35.5056" calcext:value-type="float">
            <text:p>35.5056</text:p>
          </table:table-cell>
          <table:table-cell office:value-type="float" office:value="46.52392" calcext:value-type="float">
            <text:p>46.52392</text:p>
          </table:table-cell>
          <table:table-cell office:value-type="float" office:value="36.18304" calcext:value-type="float">
            <text:p>36.18304</text:p>
          </table:table-cell>
          <table:table-cell office:value-type="float" office:value="47.01423" calcext:value-type="float">
            <text:p>47.01423</text:p>
          </table:table-cell>
          <table:table-cell office:value-type="float" office:value="36.05403" calcext:value-type="float">
            <text:p>36.05403</text:p>
          </table:table-cell>
          <table:table-cell/>
        </table:table-row>
        <table:table-row table:style-name="ro1">
          <table:table-cell office:value-type="float" office:value="34.65055" calcext:value-type="float">
            <text:p>34.65055</text:p>
          </table:table-cell>
          <table:table-cell office:value-type="float" office:value="38.2996" calcext:value-type="float">
            <text:p>38.2996</text:p>
          </table:table-cell>
          <table:table-cell office:value-type="float" office:value="43.56366" calcext:value-type="float">
            <text:p>43.56366</text:p>
          </table:table-cell>
          <table:table-cell office:value-type="float" office:value="42.53954" calcext:value-type="float">
            <text:p>42.53954</text:p>
          </table:table-cell>
          <table:table-cell office:value-type="float" office:value="34.69673" calcext:value-type="float">
            <text:p>34.69673</text:p>
          </table:table-cell>
          <table:table-cell office:value-type="float" office:value="37.81676" calcext:value-type="float">
            <text:p>37.81676</text:p>
          </table:table-cell>
          <table:table-cell office:value-type="float" office:value="36.70209" calcext:value-type="float">
            <text:p>36.70209</text:p>
          </table:table-cell>
          <table:table-cell office:value-type="float" office:value="35.35487" calcext:value-type="float">
            <text:p>35.35487</text:p>
          </table:table-cell>
          <table:table-cell office:value-type="float" office:value="38.35132" calcext:value-type="float">
            <text:p>38.35132</text:p>
          </table:table-cell>
          <table:table-cell office:value-type="float" office:value="34.64698" calcext:value-type="float">
            <text:p>34.64698</text:p>
          </table:table-cell>
          <table:table-cell office:value-type="float" office:value="35.42501" calcext:value-type="float">
            <text:p>35.42501</text:p>
          </table:table-cell>
          <table:table-cell office:value-type="float" office:value="35.56853" calcext:value-type="float">
            <text:p>35.56853</text:p>
          </table:table-cell>
          <table:table-cell office:value-type="float" office:value="38.34826" calcext:value-type="float">
            <text:p>38.34826</text:p>
          </table:table-cell>
          <table:table-cell office:value-type="float" office:value="35.67732" calcext:value-type="float">
            <text:p>35.67732</text:p>
          </table:table-cell>
          <table:table-cell office:value-type="float" office:value="36.78107" calcext:value-type="float">
            <text:p>36.78107</text:p>
          </table:table-cell>
          <table:table-cell office:value-type="float" office:value="34.5825" calcext:value-type="float">
            <text:p>34.5825</text:p>
          </table:table-cell>
          <table:table-cell office:value-type="float" office:value="45.72867" calcext:value-type="float">
            <text:p>45.72867</text:p>
          </table:table-cell>
          <table:table-cell office:value-type="float" office:value="35.25776" calcext:value-type="float">
            <text:p>35.25776</text:p>
          </table:table-cell>
          <table:table-cell office:value-type="float" office:value="46.12099" calcext:value-type="float">
            <text:p>46.12099</text:p>
          </table:table-cell>
          <table:table-cell office:value-type="float" office:value="35.4386" calcext:value-type="float">
            <text:p>35.4386</text:p>
          </table:table-cell>
          <table:table-cell/>
        </table:table-row>
        <table:table-row table:style-name="ro1">
          <table:table-cell office:value-type="float" office:value="34.03373" calcext:value-type="float">
            <text:p>34.03373</text:p>
          </table:table-cell>
          <table:table-cell office:value-type="float" office:value="37.50175" calcext:value-type="float">
            <text:p>37.50175</text:p>
          </table:table-cell>
          <table:table-cell office:value-type="float" office:value="42.77156" calcext:value-type="float">
            <text:p>42.77156</text:p>
          </table:table-cell>
          <table:table-cell office:value-type="float" office:value="41.73781" calcext:value-type="float">
            <text:p>41.73781</text:p>
          </table:table-cell>
          <table:table-cell office:value-type="float" office:value="33.97146" calcext:value-type="float">
            <text:p>33.97146</text:p>
          </table:table-cell>
          <table:table-cell office:value-type="float" office:value="37.09755" calcext:value-type="float">
            <text:p>37.09755</text:p>
          </table:table-cell>
          <table:table-cell office:value-type="float" office:value="36.08471" calcext:value-type="float">
            <text:p>36.08471</text:p>
          </table:table-cell>
          <table:table-cell office:value-type="float" office:value="34.52938" calcext:value-type="float">
            <text:p>34.52938</text:p>
          </table:table-cell>
          <table:table-cell office:value-type="float" office:value="37.54521" calcext:value-type="float">
            <text:p>37.54521</text:p>
          </table:table-cell>
          <table:table-cell office:value-type="float" office:value="34.02098" calcext:value-type="float">
            <text:p>34.02098</text:p>
          </table:table-cell>
          <table:table-cell office:value-type="float" office:value="34.49979" calcext:value-type="float">
            <text:p>34.49979</text:p>
          </table:table-cell>
          <table:table-cell office:value-type="float" office:value="34.75443" calcext:value-type="float">
            <text:p>34.75443</text:p>
          </table:table-cell>
          <table:table-cell office:value-type="float" office:value="37.63895" calcext:value-type="float">
            <text:p>37.63895</text:p>
          </table:table-cell>
          <table:table-cell office:value-type="float" office:value="34.86134" calcext:value-type="float">
            <text:p>34.86134</text:p>
          </table:table-cell>
          <table:table-cell office:value-type="float" office:value="36.05394" calcext:value-type="float">
            <text:p>36.05394</text:p>
          </table:table-cell>
          <table:table-cell office:value-type="float" office:value="33.95545" calcext:value-type="float">
            <text:p>33.95545</text:p>
          </table:table-cell>
          <table:table-cell office:value-type="float" office:value="45.03291" calcext:value-type="float">
            <text:p>45.03291</text:p>
          </table:table-cell>
          <table:table-cell office:value-type="float" office:value="34.6404" calcext:value-type="float">
            <text:p>34.6404</text:p>
          </table:table-cell>
          <table:table-cell office:value-type="float" office:value="45.53278" calcext:value-type="float">
            <text:p>45.53278</text:p>
          </table:table-cell>
          <table:table-cell office:value-type="float" office:value="34.51326" calcext:value-type="float">
            <text:p>34.51326</text:p>
          </table:table-cell>
          <table:table-cell/>
        </table:table-row>
        <table:table-row table:style-name="ro1">
          <table:table-cell office:value-type="float" office:value="33.09211" calcext:value-type="float">
            <text:p>33.09211</text:p>
          </table:table-cell>
          <table:table-cell office:value-type="float" office:value="36.7826" calcext:value-type="float">
            <text:p>36.7826</text:p>
          </table:table-cell>
          <table:table-cell office:value-type="float" office:value="42.06173" calcext:value-type="float">
            <text:p>42.06173</text:p>
          </table:table-cell>
          <table:table-cell office:value-type="float" office:value="41.02205" calcext:value-type="float">
            <text:p>41.02205</text:p>
          </table:table-cell>
          <table:table-cell office:value-type="float" office:value="33.14802" calcext:value-type="float">
            <text:p>33.14802</text:p>
          </table:table-cell>
          <table:table-cell office:value-type="float" office:value="36.29158" calcext:value-type="float">
            <text:p>36.29158</text:p>
          </table:table-cell>
          <table:table-cell office:value-type="float" office:value="35.16908" calcext:value-type="float">
            <text:p>35.16908</text:p>
          </table:table-cell>
          <table:table-cell office:value-type="float" office:value="33.79446" calcext:value-type="float">
            <text:p>33.79446</text:p>
          </table:table-cell>
          <table:table-cell office:value-type="float" office:value="36.83596" calcext:value-type="float">
            <text:p>36.83596</text:p>
          </table:table-cell>
          <table:table-cell office:value-type="float" office:value="33.08778" calcext:value-type="float">
            <text:p>33.08778</text:p>
          </table:table-cell>
          <table:table-cell office:value-type="float" office:value="33.87477" calcext:value-type="float">
            <text:p>33.87477</text:p>
          </table:table-cell>
          <table:table-cell office:value-type="float" office:value="34.02782" calcext:value-type="float">
            <text:p>34.02782</text:p>
          </table:table-cell>
          <table:table-cell office:value-type="float" office:value="36.83326" calcext:value-type="float">
            <text:p>36.83326</text:p>
          </table:table-cell>
          <table:table-cell office:value-type="float" office:value="34.1363" calcext:value-type="float">
            <text:p>34.1363</text:p>
          </table:table-cell>
          <table:table-cell office:value-type="float" office:value="35.24864" calcext:value-type="float">
            <text:p>35.24864</text:p>
          </table:table-cell>
          <table:table-cell office:value-type="float" office:value="33.02415" calcext:value-type="float">
            <text:p>33.02415</text:p>
          </table:table-cell>
          <table:table-cell office:value-type="float" office:value="44.23994" calcext:value-type="float">
            <text:p>44.23994</text:p>
          </table:table-cell>
          <table:table-cell office:value-type="float" office:value="33.70717" calcext:value-type="float">
            <text:p>33.70717</text:p>
          </table:table-cell>
          <table:table-cell office:value-type="float" office:value="44.63229" calcext:value-type="float">
            <text:p>44.63229</text:p>
          </table:table-cell>
          <table:table-cell office:value-type="float" office:value="33.88821" calcext:value-type="float">
            <text:p>33.88821</text:p>
          </table:table-cell>
          <table:table-cell/>
        </table:table-row>
        <table:table-row table:style-name="ro1">
          <table:table-cell office:value-type="float" office:value="32.46704" calcext:value-type="float">
            <text:p>32.46704</text:p>
          </table:table-cell>
          <table:table-cell office:value-type="float" office:value="35.97639" calcext:value-type="float">
            <text:p>35.97639</text:p>
          </table:table-cell>
          <table:table-cell office:value-type="float" office:value="41.26" calcext:value-type="float">
            <text:p>41.26</text:p>
          </table:table-cell>
          <table:table-cell office:value-type="float" office:value="40.22064" calcext:value-type="float">
            <text:p>40.22064</text:p>
          </table:table-cell>
          <table:table-cell office:value-type="float" office:value="32.40324" calcext:value-type="float">
            <text:p>32.40324</text:p>
          </table:table-cell>
          <table:table-cell office:value-type="float" office:value="35.57444" calcext:value-type="float">
            <text:p>35.57444</text:p>
          </table:table-cell>
          <table:table-cell office:value-type="float" office:value="34.54185" calcext:value-type="float">
            <text:p>34.54185</text:p>
          </table:table-cell>
          <table:table-cell office:value-type="float" office:value="32.9808" calcext:value-type="float">
            <text:p>32.9808</text:p>
          </table:table-cell>
          <table:table-cell office:value-type="float" office:value="36.0201" calcext:value-type="float">
            <text:p>36.0201</text:p>
          </table:table-cell>
          <table:table-cell office:value-type="float" office:value="32.46215" calcext:value-type="float">
            <text:p>32.46215</text:p>
          </table:table-cell>
          <table:table-cell office:value-type="float" office:value="32.94153" calcext:value-type="float">
            <text:p>32.94153</text:p>
          </table:table-cell>
          <table:table-cell office:value-type="float" office:value="33.20374" calcext:value-type="float">
            <text:p>33.20374</text:p>
          </table:table-cell>
          <table:table-cell office:value-type="float" office:value="36.11465" calcext:value-type="float">
            <text:p>36.11465</text:p>
          </table:table-cell>
          <table:table-cell office:value-type="float" office:value="33.31074" calcext:value-type="float">
            <text:p>33.31074</text:p>
          </table:table-cell>
          <table:table-cell office:value-type="float" office:value="34.52197" calcext:value-type="float">
            <text:p>34.52197</text:p>
          </table:table-cell>
          <table:table-cell office:value-type="float" office:value="32.39907" calcext:value-type="float">
            <text:p>32.39907</text:p>
          </table:table-cell>
          <table:table-cell office:value-type="float" office:value="43.53743" calcext:value-type="float">
            <text:p>43.53743</text:p>
          </table:table-cell>
          <table:table-cell office:value-type="float" office:value="33.08162" calcext:value-type="float">
            <text:p>33.08162</text:p>
          </table:table-cell>
          <table:table-cell office:value-type="float" office:value="44.03647" calcext:value-type="float">
            <text:p>44.03647</text:p>
          </table:table-cell>
          <table:table-cell office:value-type="float" office:value="32.95483" calcext:value-type="float">
            <text:p>32.95483</text:p>
          </table:table-cell>
          <table:table-cell/>
        </table:table-row>
        <table:table-row table:style-name="ro1">
          <table:table-cell office:value-type="float" office:value="31.52543" calcext:value-type="float">
            <text:p>31.52543</text:p>
          </table:table-cell>
          <table:table-cell office:value-type="float" office:value="35.24949" calcext:value-type="float">
            <text:p>35.24949</text:p>
          </table:table-cell>
          <table:table-cell office:value-type="float" office:value="40.54449" calcext:value-type="float">
            <text:p>40.54449</text:p>
          </table:table-cell>
          <table:table-cell office:value-type="float" office:value="39.50726" calcext:value-type="float">
            <text:p>39.50726</text:p>
          </table:table-cell>
          <table:table-cell office:value-type="float" office:value="31.58131" calcext:value-type="float">
            <text:p>31.58131</text:p>
          </table:table-cell>
          <table:table-cell office:value-type="float" office:value="34.74876" calcext:value-type="float">
            <text:p>34.74876</text:p>
          </table:table-cell>
          <table:table-cell office:value-type="float" office:value="33.6081" calcext:value-type="float">
            <text:p>33.6081</text:p>
          </table:table-cell>
          <table:table-cell office:value-type="float" office:value="32.23768" calcext:value-type="float">
            <text:p>32.23768</text:p>
          </table:table-cell>
          <table:table-cell office:value-type="float" office:value="35.30289" calcext:value-type="float">
            <text:p>35.30289</text:p>
          </table:table-cell>
          <table:table-cell office:value-type="float" office:value="31.52069" calcext:value-type="float">
            <text:p>31.52069</text:p>
          </table:table-cell>
          <table:table-cell office:value-type="float" office:value="32.3181" calcext:value-type="float">
            <text:p>32.3181</text:p>
          </table:table-cell>
          <table:table-cell office:value-type="float" office:value="32.45922" calcext:value-type="float">
            <text:p>32.45922</text:p>
          </table:table-cell>
          <table:table-cell office:value-type="float" office:value="35.30173" calcext:value-type="float">
            <text:p>35.30173</text:p>
          </table:table-cell>
          <table:table-cell office:value-type="float" office:value="32.57749" calcext:value-type="float">
            <text:p>32.57749</text:p>
          </table:table-cell>
          <table:table-cell office:value-type="float" office:value="33.69795" calcext:value-type="float">
            <text:p>33.69795</text:p>
          </table:table-cell>
          <table:table-cell office:value-type="float" office:value="31.45818" calcext:value-type="float">
            <text:p>31.45818</text:p>
          </table:table-cell>
          <table:table-cell office:value-type="float" office:value="42.73636" calcext:value-type="float">
            <text:p>42.73636</text:p>
          </table:table-cell>
          <table:table-cell office:value-type="float" office:value="32.14878" calcext:value-type="float">
            <text:p>32.14878</text:p>
          </table:table-cell>
          <table:table-cell office:value-type="float" office:value="43.13665" calcext:value-type="float">
            <text:p>43.13665</text:p>
          </table:table-cell>
          <table:table-cell office:value-type="float" office:value="32.3299" calcext:value-type="float">
            <text:p>32.3299</text:p>
          </table:table-cell>
          <table:table-cell/>
        </table:table-row>
        <table:table-row table:style-name="ro1">
          <table:table-cell office:value-type="float" office:value="30.89202" calcext:value-type="float">
            <text:p>30.89202</text:p>
          </table:table-cell>
          <table:table-cell office:value-type="float" office:value="34.43527" calcext:value-type="float">
            <text:p>34.43527</text:p>
          </table:table-cell>
          <table:table-cell office:value-type="float" office:value="39.74474" calcext:value-type="float">
            <text:p>39.74474</text:p>
          </table:table-cell>
          <table:table-cell office:value-type="float" office:value="38.71925" calcext:value-type="float">
            <text:p>38.71925</text:p>
          </table:table-cell>
          <table:table-cell office:value-type="float" office:value="30.82839" calcext:value-type="float">
            <text:p>30.82839</text:p>
          </table:table-cell>
          <table:table-cell office:value-type="float" office:value="34.02383" calcext:value-type="float">
            <text:p>34.02383</text:p>
          </table:table-cell>
          <table:table-cell office:value-type="float" office:value="32.99249" calcext:value-type="float">
            <text:p>32.99249</text:p>
          </table:table-cell>
          <table:table-cell office:value-type="float" office:value="31.40421" calcext:value-type="float">
            <text:p>31.40421</text:p>
          </table:table-cell>
          <table:table-cell office:value-type="float" office:value="34.47729" calcext:value-type="float">
            <text:p>34.47729</text:p>
          </table:table-cell>
          <table:table-cell office:value-type="float" office:value="30.88703" calcext:value-type="float">
            <text:p>30.88703</text:p>
          </table:table-cell>
          <table:table-cell office:value-type="float" office:value="31.36706" calcext:value-type="float">
            <text:p>31.36706</text:p>
          </table:table-cell>
          <table:table-cell office:value-type="float" office:value="31.63689" calcext:value-type="float">
            <text:p>31.63689</text:p>
          </table:table-cell>
          <table:table-cell office:value-type="float" office:value="34.5752" calcext:value-type="float">
            <text:p>34.5752</text:p>
          </table:table-cell>
          <table:table-cell office:value-type="float" office:value="31.75348" calcext:value-type="float">
            <text:p>31.75348</text:p>
          </table:table-cell>
          <table:table-cell office:value-type="float" office:value="32.96321" calcext:value-type="float">
            <text:p>32.96321</text:p>
          </table:table-cell>
          <table:table-cell office:value-type="float" office:value="30.82464" calcext:value-type="float">
            <text:p>30.82464</text:p>
          </table:table-cell>
          <table:table-cell office:value-type="float" office:value="42.03642" calcext:value-type="float">
            <text:p>42.03642</text:p>
          </table:table-cell>
          <table:table-cell office:value-type="float" office:value="31.51506" calcext:value-type="float">
            <text:p>31.51506</text:p>
          </table:table-cell>
          <table:table-cell office:value-type="float" office:value="42.53319" calcext:value-type="float">
            <text:p>42.53319</text:p>
          </table:table-cell>
          <table:table-cell office:value-type="float" office:value="31.37855" calcext:value-type="float">
            <text:p>31.37855</text:p>
          </table:table-cell>
          <table:table-cell/>
        </table:table-row>
        <table:table-row table:style-name="ro1">
          <table:table-cell office:value-type="float" office:value="29.94215" calcext:value-type="float">
            <text:p>29.94215</text:p>
          </table:table-cell>
          <table:table-cell office:value-type="float" office:value="33.70027" calcext:value-type="float">
            <text:p>33.70027</text:p>
          </table:table-cell>
          <table:table-cell office:value-type="float" office:value="39.04249" calcext:value-type="float">
            <text:p>39.04249</text:p>
          </table:table-cell>
          <table:table-cell office:value-type="float" office:value="38.00981" calcext:value-type="float">
            <text:p>38.00981</text:p>
          </table:table-cell>
          <table:table-cell office:value-type="float" office:value="29.99798" calcext:value-type="float">
            <text:p>29.99798</text:p>
          </table:table-cell>
          <table:table-cell office:value-type="float" office:value="33.2" calcext:value-type="float">
            <text:p>33.2</text:p>
          </table:table-cell>
          <table:table-cell office:value-type="float" office:value="32.04965" calcext:value-type="float">
            <text:p>32.04965</text:p>
          </table:table-cell>
          <table:table-cell office:value-type="float" office:value="30.66292" calcext:value-type="float">
            <text:p>30.66292</text:p>
          </table:table-cell>
          <table:table-cell office:value-type="float" office:value="33.74224" calcext:value-type="float">
            <text:p>33.74224</text:p>
          </table:table-cell>
          <table:table-cell office:value-type="float" office:value="29.93707" calcext:value-type="float">
            <text:p>29.93707</text:p>
          </table:table-cell>
          <table:table-cell office:value-type="float" office:value="30.73398" calcext:value-type="float">
            <text:p>30.73398</text:p>
          </table:table-cell>
          <table:table-cell office:value-type="float" office:value="30.89435" calcext:value-type="float">
            <text:p>30.89435</text:p>
          </table:table-cell>
          <table:table-cell office:value-type="float" office:value="33.76153" calcext:value-type="float">
            <text:p>33.76153</text:p>
          </table:table-cell>
          <table:table-cell office:value-type="float" office:value="31.0008" calcext:value-type="float">
            <text:p>31.0008</text:p>
          </table:table-cell>
          <table:table-cell office:value-type="float" office:value="32.1308" calcext:value-type="float">
            <text:p>32.1308</text:p>
          </table:table-cell>
          <table:table-cell office:value-type="float" office:value="29.86558" calcext:value-type="float">
            <text:p>29.86558</text:p>
          </table:table-cell>
          <table:table-cell office:value-type="float" office:value="41.23722" calcext:value-type="float">
            <text:p>41.23722</text:p>
          </table:table-cell>
          <table:table-cell office:value-type="float" office:value="30.56562" calcext:value-type="float">
            <text:p>30.56562</text:p>
          </table:table-cell>
          <table:table-cell office:value-type="float" office:value="41.62764" calcext:value-type="float">
            <text:p>41.62764</text:p>
          </table:table-cell>
          <table:table-cell office:value-type="float" office:value="30.7552" calcext:value-type="float">
            <text:p>30.7552</text:p>
          </table:table-cell>
          <table:table-cell/>
        </table:table-row>
        <table:table-row table:style-name="ro1">
          <table:table-cell office:value-type="float" office:value="29.30039" calcext:value-type="float">
            <text:p>29.30039</text:p>
          </table:table-cell>
          <table:table-cell office:value-type="float" office:value="32.87649" calcext:value-type="float">
            <text:p>32.87649</text:p>
          </table:table-cell>
          <table:table-cell office:value-type="float" office:value="38.24479" calcext:value-type="float">
            <text:p>38.24479</text:p>
          </table:table-cell>
          <table:table-cell office:value-type="float" office:value="37.20381" calcext:value-type="float">
            <text:p>37.20381</text:p>
          </table:table-cell>
          <table:table-cell office:value-type="float" office:value="29.23691" calcext:value-type="float">
            <text:p>29.23691</text:p>
          </table:table-cell>
          <table:table-cell office:value-type="float" office:value="32.46496" calcext:value-type="float">
            <text:p>32.46496</text:p>
          </table:table-cell>
          <table:table-cell office:value-type="float" office:value="31.41596" calcext:value-type="float">
            <text:p>31.41596</text:p>
          </table:table-cell>
          <table:table-cell office:value-type="float" office:value="29.82106" calcext:value-type="float">
            <text:p>29.82106</text:p>
          </table:table-cell>
          <table:table-cell office:value-type="float" office:value="32.92802" calcext:value-type="float">
            <text:p>32.92802</text:p>
          </table:table-cell>
          <table:table-cell office:value-type="float" office:value="29.29508" calcext:value-type="float">
            <text:p>29.29508</text:p>
          </table:table-cell>
          <table:table-cell office:value-type="float" office:value="29.78457" calcext:value-type="float">
            <text:p>29.78457</text:p>
          </table:table-cell>
          <table:table-cell office:value-type="float" office:value="30.05416" calcext:value-type="float">
            <text:p>30.05416</text:p>
          </table:table-cell>
          <table:table-cell office:value-type="float" office:value="33.01719" calcext:value-type="float">
            <text:p>33.01719</text:p>
          </table:table-cell>
          <table:table-cell office:value-type="float" office:value="30.17045" calcext:value-type="float">
            <text:p>30.17045</text:p>
          </table:table-cell>
          <table:table-cell office:value-type="float" office:value="31.38639" calcext:value-type="float">
            <text:p>31.38639</text:p>
          </table:table-cell>
          <table:table-cell office:value-type="float" office:value="29.2337" calcext:value-type="float">
            <text:p>29.2337</text:p>
          </table:table-cell>
          <table:table-cell office:value-type="float" office:value="40.51997" calcext:value-type="float">
            <text:p>40.51997</text:p>
          </table:table-cell>
          <table:table-cell office:value-type="float" office:value="29.93236" calcext:value-type="float">
            <text:p>29.93236</text:p>
          </table:table-cell>
          <table:table-cell office:value-type="float" office:value="41.0245" calcext:value-type="float">
            <text:p>41.0245</text:p>
          </table:table-cell>
          <table:table-cell office:value-type="float" office:value="29.79584" calcext:value-type="float">
            <text:p>29.79584</text:p>
          </table:table-cell>
          <table:table-cell/>
        </table:table-row>
        <table:table-row table:style-name="ro1">
          <table:table-cell office:value-type="float" office:value="28.34257" calcext:value-type="float">
            <text:p>28.34257</text:p>
          </table:table-cell>
          <table:table-cell office:value-type="float" office:value="32.13196" calcext:value-type="float">
            <text:p>32.13196</text:p>
          </table:table-cell>
          <table:table-cell office:value-type="float" office:value="37.53535" calcext:value-type="float">
            <text:p>37.53535</text:p>
          </table:table-cell>
          <table:table-cell office:value-type="float" office:value="36.49475" calcext:value-type="float">
            <text:p>36.49475</text:p>
          </table:table-cell>
          <table:table-cell office:value-type="float" office:value="28.39676" calcext:value-type="float">
            <text:p>28.39676</text:p>
          </table:table-cell>
          <table:table-cell office:value-type="float" office:value="31.63319" calcext:value-type="float">
            <text:p>31.63319</text:p>
          </table:table-cell>
          <table:table-cell office:value-type="float" office:value="30.46657" calcext:value-type="float">
            <text:p>30.46657</text:p>
          </table:table-cell>
          <table:table-cell office:value-type="float" office:value="29.07022" calcext:value-type="float">
            <text:p>29.07022</text:p>
          </table:table-cell>
          <table:table-cell office:value-type="float" office:value="32.18517" calcext:value-type="float">
            <text:p>32.18517</text:p>
          </table:table-cell>
          <table:table-cell office:value-type="float" office:value="28.3373" calcext:value-type="float">
            <text:p>28.3373</text:p>
          </table:table-cell>
          <table:table-cell office:value-type="float" office:value="29.14309" calcext:value-type="float">
            <text:p>29.14309</text:p>
          </table:table-cell>
          <table:table-cell office:value-type="float" office:value="29.30339" calcext:value-type="float">
            <text:p>29.30339</text:p>
          </table:table-cell>
          <table:table-cell office:value-type="float" office:value="32.19395" calcext:value-type="float">
            <text:p>32.19395</text:p>
          </table:table-cell>
          <table:table-cell office:value-type="float" office:value="29.41966" calcext:value-type="float">
            <text:p>29.41966</text:p>
          </table:table-cell>
          <table:table-cell office:value-type="float" office:value="30.55423" calcext:value-type="float">
            <text:p>30.55423</text:p>
          </table:table-cell>
          <table:table-cell office:value-type="float" office:value="28.27598" calcext:value-type="float">
            <text:p>28.27598</text:p>
          </table:table-cell>
          <table:table-cell office:value-type="float" office:value="39.72101" calcext:value-type="float">
            <text:p>39.72101</text:p>
          </table:table-cell>
          <table:table-cell office:value-type="float" office:value="28.98328" calcext:value-type="float">
            <text:p>28.98328</text:p>
          </table:table-cell>
          <table:table-cell office:value-type="float" office:value="40.11321" calcext:value-type="float">
            <text:p>40.11321</text:p>
          </table:table-cell>
          <table:table-cell office:value-type="float" office:value="29.1643" calcext:value-type="float">
            <text:p>29.1643</text:p>
          </table:table-cell>
          <table:table-cell/>
        </table:table-row>
        <table:table-row table:style-name="ro1">
          <table:table-cell office:value-type="float" office:value="27.70109" calcext:value-type="float">
            <text:p>27.70109</text:p>
          </table:table-cell>
          <table:table-cell office:value-type="float" office:value="31.30992" calcext:value-type="float">
            <text:p>31.30992</text:p>
          </table:table-cell>
          <table:table-cell office:value-type="float" office:value="36.72987" calcext:value-type="float">
            <text:p>36.72987</text:p>
          </table:table-cell>
          <table:table-cell office:value-type="float" office:value="35.67915" calcext:value-type="float">
            <text:p>35.67915</text:p>
          </table:table-cell>
          <table:table-cell office:value-type="float" office:value="27.63922" calcext:value-type="float">
            <text:p>27.63922</text:p>
          </table:table-cell>
          <table:table-cell office:value-type="float" office:value="30.89059" calcext:value-type="float">
            <text:p>30.89059</text:p>
          </table:table-cell>
          <table:table-cell office:value-type="float" office:value="29.83313" calcext:value-type="float">
            <text:p>29.83313</text:p>
          </table:table-cell>
          <table:table-cell office:value-type="float" office:value="28.23029" calcext:value-type="float">
            <text:p>28.23029</text:p>
          </table:table-cell>
          <table:table-cell office:value-type="float" office:value="31.35161" calcext:value-type="float">
            <text:p>31.35161</text:p>
          </table:table-cell>
          <table:table-cell office:value-type="float" office:value="27.69564" calcext:value-type="float">
            <text:p>27.69564</text:p>
          </table:table-cell>
          <table:table-cell office:value-type="float" office:value="28.18588" calcext:value-type="float">
            <text:p>28.18588</text:p>
          </table:table-cell>
          <table:table-cell office:value-type="float" office:value="28.46356" calcext:value-type="float">
            <text:p>28.46356</text:p>
          </table:table-cell>
          <table:table-cell office:value-type="float" office:value="31.45145" calcext:value-type="float">
            <text:p>31.45145</text:p>
          </table:table-cell>
          <table:table-cell office:value-type="float" office:value="28.57806" calcext:value-type="float">
            <text:p>28.57806</text:p>
          </table:table-cell>
          <table:table-cell office:value-type="float" office:value="29.8047" calcext:value-type="float">
            <text:p>29.8047</text:p>
          </table:table-cell>
          <table:table-cell office:value-type="float" office:value="27.63576" calcext:value-type="float">
            <text:p>27.63576</text:p>
          </table:table-cell>
          <table:table-cell office:value-type="float" office:value="39.01941" calcext:value-type="float">
            <text:p>39.01941</text:p>
          </table:table-cell>
          <table:table-cell office:value-type="float" office:value="28.34171" calcext:value-type="float">
            <text:p>28.34171</text:p>
          </table:table-cell>
          <table:table-cell office:value-type="float" office:value="39.52184" calcext:value-type="float">
            <text:p>39.52184</text:p>
          </table:table-cell>
          <table:table-cell office:value-type="float" office:value="28.20689" calcext:value-type="float">
            <text:p>28.20689</text:p>
          </table:table-cell>
          <table:table-cell/>
        </table:table-row>
        <table:table-row table:style-name="ro1">
          <table:table-cell office:value-type="float" office:value="26.73536" calcext:value-type="float">
            <text:p>26.73536</text:p>
          </table:table-cell>
          <table:table-cell office:value-type="float" office:value="30.55898" calcext:value-type="float">
            <text:p>30.55898</text:p>
          </table:table-cell>
          <table:table-cell office:value-type="float" office:value="36.01111" calcext:value-type="float">
            <text:p>36.01111</text:p>
          </table:table-cell>
          <table:table-cell office:value-type="float" office:value="34.95222" calcext:value-type="float">
            <text:p>34.95222</text:p>
          </table:table-cell>
          <table:table-cell office:value-type="float" office:value="26.7894" calcext:value-type="float">
            <text:p>26.7894</text:p>
          </table:table-cell>
          <table:table-cell office:value-type="float" office:value="30.0604" calcext:value-type="float">
            <text:p>30.0604</text:p>
          </table:table-cell>
          <table:table-cell office:value-type="float" office:value="28.88376" calcext:value-type="float">
            <text:p>28.88376</text:p>
          </table:table-cell>
          <table:table-cell office:value-type="float" office:value="27.46276" calcext:value-type="float">
            <text:p>27.46276</text:p>
          </table:table-cell>
          <table:table-cell office:value-type="float" office:value="30.61058" calcext:value-type="float">
            <text:p>30.61058</text:p>
          </table:table-cell>
          <table:table-cell office:value-type="float" office:value="26.72953" calcext:value-type="float">
            <text:p>26.72953</text:p>
          </table:table-cell>
          <table:table-cell office:value-type="float" office:value="27.54461" calcext:value-type="float">
            <text:p>27.54461</text:p>
          </table:table-cell>
          <table:table-cell office:value-type="float" office:value="27.70445" calcext:value-type="float">
            <text:p>27.70445</text:p>
          </table:table-cell>
          <table:table-cell office:value-type="float" office:value="30.62015" calcext:value-type="float">
            <text:p>30.62015</text:p>
          </table:table-cell>
          <table:table-cell office:value-type="float" office:value="27.81034" calcext:value-type="float">
            <text:p>27.81034</text:p>
          </table:table-cell>
          <table:table-cell office:value-type="float" office:value="28.97294" calcext:value-type="float">
            <text:p>28.97294</text:p>
          </table:table-cell>
          <table:table-cell office:value-type="float" office:value="26.78594" calcext:value-type="float">
            <text:p>26.78594</text:p>
          </table:table-cell>
          <table:table-cell office:value-type="float" office:value="38.22392" calcext:value-type="float">
            <text:p>38.22392</text:p>
          </table:table-cell>
          <table:table-cell office:value-type="float" office:value="27.37593" calcext:value-type="float">
            <text:p>27.37593</text:p>
          </table:table-cell>
          <table:table-cell office:value-type="float" office:value="38.62436" calcext:value-type="float">
            <text:p>38.62436</text:p>
          </table:table-cell>
          <table:table-cell office:value-type="float" office:value="27.55553" calcext:value-type="float">
            <text:p>27.55553</text:p>
          </table:table-cell>
          <table:table-cell/>
        </table:table-row>
        <table:table-row table:style-name="ro1">
          <table:table-cell office:value-type="float" office:value="26.0854" calcext:value-type="float">
            <text:p>26.0854</text:p>
          </table:table-cell>
          <table:table-cell office:value-type="float" office:value="29.72735" calcext:value-type="float">
            <text:p>29.72735</text:p>
          </table:table-cell>
          <table:table-cell office:value-type="float" office:value="35.19744" calcext:value-type="float">
            <text:p>35.19744</text:p>
          </table:table-cell>
          <table:table-cell office:value-type="float" office:value="34.13881" calcext:value-type="float">
            <text:p>34.13881</text:p>
          </table:table-cell>
          <table:table-cell office:value-type="float" office:value="26.02344" calcext:value-type="float">
            <text:p>26.02344</text:p>
          </table:table-cell>
          <table:table-cell office:value-type="float" office:value="29.29952" calcext:value-type="float">
            <text:p>29.29952</text:p>
          </table:table-cell>
          <table:table-cell office:value-type="float" office:value="28.24202" calcext:value-type="float">
            <text:p>28.24202</text:p>
          </table:table-cell>
          <table:table-cell office:value-type="float" office:value="26.6225" calcext:value-type="float">
            <text:p>26.6225</text:p>
          </table:table-cell>
          <table:table-cell office:value-type="float" office:value="29.76919" calcext:value-type="float">
            <text:p>29.76919</text:p>
          </table:table-cell>
          <table:table-cell office:value-type="float" office:value="26.07907" calcext:value-type="float">
            <text:p>26.07907</text:p>
          </table:table-cell>
          <table:table-cell office:value-type="float" office:value="26.57917" calcext:value-type="float">
            <text:p>26.57917</text:p>
          </table:table-cell>
          <table:table-cell office:value-type="float" office:value="26.86612" calcext:value-type="float">
            <text:p>26.86612</text:p>
          </table:table-cell>
          <table:table-cell office:value-type="float" office:value="29.86938" calcext:value-type="float">
            <text:p>29.86938</text:p>
          </table:table-cell>
          <table:table-cell office:value-type="float" office:value="26.97021" calcext:value-type="float">
            <text:p>26.97021</text:p>
          </table:table-cell>
          <table:table-cell office:value-type="float" office:value="28.21383" calcext:value-type="float">
            <text:p>28.21383</text:p>
          </table:table-cell>
          <table:table-cell office:value-type="float" office:value="26.01976" calcext:value-type="float">
            <text:p>26.01976</text:p>
          </table:table-cell>
          <table:table-cell office:value-type="float" office:value="37.51297" calcext:value-type="float">
            <text:p>37.51297</text:p>
          </table:table-cell>
          <table:table-cell office:value-type="float" office:value="26.7345" calcext:value-type="float">
            <text:p>26.7345</text:p>
          </table:table-cell>
          <table:table-cell office:value-type="float" office:value="38.01526" calcext:value-type="float">
            <text:p>38.01526</text:p>
          </table:table-cell>
          <table:table-cell office:value-type="float" office:value="26.60103" calcext:value-type="float">
            <text:p>26.60103</text:p>
          </table:table-cell>
          <table:table-cell/>
        </table:table-row>
        <table:table-row table:style-name="ro1">
          <table:table-cell office:value-type="float" office:value="25.12116" calcext:value-type="float">
            <text:p>25.12116</text:p>
          </table:table-cell>
          <table:table-cell office:value-type="float" office:value="28.96651" calcext:value-type="float">
            <text:p>28.96651</text:p>
          </table:table-cell>
          <table:table-cell office:value-type="float" office:value="34.47072" calcext:value-type="float">
            <text:p>34.47072</text:p>
          </table:table-cell>
          <table:table-cell office:value-type="float" office:value="33.40398" calcext:value-type="float">
            <text:p>33.40398</text:p>
          </table:table-cell>
          <table:table-cell office:value-type="float" office:value="25.17509" calcext:value-type="float">
            <text:p>25.17509</text:p>
          </table:table-cell>
          <table:table-cell office:value-type="float" office:value="28.46955" calcext:value-type="float">
            <text:p>28.46955</text:p>
          </table:table-cell>
          <table:table-cell office:value-type="float" office:value="27.2759" calcext:value-type="float">
            <text:p>27.2759</text:p>
          </table:table-cell>
          <table:table-cell office:value-type="float" office:value="25.85651" calcext:value-type="float">
            <text:p>25.85651</text:p>
          </table:table-cell>
          <table:table-cell office:value-type="float" office:value="29.00984" calcext:value-type="float">
            <text:p>29.00984</text:p>
          </table:table-cell>
          <table:table-cell office:value-type="float" office:value="25.11494" calcext:value-type="float">
            <text:p>25.11494</text:p>
          </table:table-cell>
          <table:table-cell office:value-type="float" office:value="25.9307" calcext:value-type="float">
            <text:p>25.9307</text:p>
          </table:table-cell>
          <table:table-cell office:value-type="float" office:value="26.08848" calcext:value-type="float">
            <text:p>26.08848</text:p>
          </table:table-cell>
          <table:table-cell office:value-type="float" office:value="29.02972" calcext:value-type="float">
            <text:p>29.02972</text:p>
          </table:table-cell>
          <table:table-cell office:value-type="float" office:value="26.20276" calcext:value-type="float">
            <text:p>26.20276</text:p>
          </table:table-cell>
          <table:table-cell office:value-type="float" office:value="27.37542" calcext:value-type="float">
            <text:p>27.37542</text:p>
          </table:table-cell>
          <table:table-cell office:value-type="float" office:value="25.17168" calcext:value-type="float">
            <text:p>25.17168</text:p>
          </table:table-cell>
          <table:table-cell office:value-type="float" office:value="36.7078" calcext:value-type="float">
            <text:p>36.7078</text:p>
          </table:table-cell>
          <table:table-cell office:value-type="float" office:value="25.77045" calcext:value-type="float">
            <text:p>25.77045</text:p>
          </table:table-cell>
          <table:table-cell office:value-type="float" office:value="37.10998" calcext:value-type="float">
            <text:p>37.10998</text:p>
          </table:table-cell>
          <table:table-cell office:value-type="float" office:value="25.95093" calcext:value-type="float">
            <text:p>25.95093</text:p>
          </table:table-cell>
          <table:table-cell/>
        </table:table-row>
        <table:table-row table:style-name="ro1">
          <table:table-cell office:value-type="float" office:value="24.47268" calcext:value-type="float">
            <text:p>24.47268</text:p>
          </table:table-cell>
          <table:table-cell office:value-type="float" office:value="28.13644" calcext:value-type="float">
            <text:p>28.13644</text:p>
          </table:table-cell>
          <table:table-cell office:value-type="float" office:value="33.64741" calcext:value-type="float">
            <text:p>33.64741</text:p>
          </table:table-cell>
          <table:table-cell office:value-type="float" office:value="32.58052" calcext:value-type="float">
            <text:p>32.58052</text:p>
          </table:table-cell>
          <table:table-cell office:value-type="float" office:value="24.40047" calcext:value-type="float">
            <text:p>24.40047</text:p>
          </table:table-cell>
          <table:table-cell office:value-type="float" office:value="27.70045" calcext:value-type="float">
            <text:p>27.70045</text:p>
          </table:table-cell>
          <table:table-cell office:value-type="float" office:value="26.6356" calcext:value-type="float">
            <text:p>26.6356</text:p>
          </table:table-cell>
          <table:table-cell office:value-type="float" office:value="25.00792" calcext:value-type="float">
            <text:p>25.00792</text:p>
          </table:table-cell>
          <table:table-cell office:value-type="float" office:value="28.18008" calcext:value-type="float">
            <text:p>28.18008</text:p>
          </table:table-cell>
          <table:table-cell office:value-type="float" office:value="24.46636" calcext:value-type="float">
            <text:p>24.46636</text:p>
          </table:table-cell>
          <table:table-cell office:value-type="float" office:value="24.95644" calcext:value-type="float">
            <text:p>24.95644</text:p>
          </table:table-cell>
          <table:table-cell office:value-type="float" office:value="25.24983" calcext:value-type="float">
            <text:p>25.24983</text:p>
          </table:table-cell>
          <table:table-cell office:value-type="float" office:value="28.27072" calcext:value-type="float">
            <text:p>28.27072</text:p>
          </table:table-cell>
          <table:table-cell office:value-type="float" office:value="25.35426" calcext:value-type="float">
            <text:p>25.35426</text:p>
          </table:table-cell>
          <table:table-cell office:value-type="float" office:value="26.59803" calcext:value-type="float">
            <text:p>26.59803</text:p>
          </table:table-cell>
          <table:table-cell office:value-type="float" office:value="24.3973" calcext:value-type="float">
            <text:p>24.3973</text:p>
          </table:table-cell>
          <table:table-cell office:value-type="float" office:value="35.98056" calcext:value-type="float">
            <text:p>35.98056</text:p>
          </table:table-cell>
          <table:table-cell office:value-type="float" office:value="25.12044" calcext:value-type="float">
            <text:p>25.12044</text:p>
          </table:table-cell>
          <table:table-cell office:value-type="float" office:value="36.50277" calcext:value-type="float">
            <text:p>36.50277</text:p>
          </table:table-cell>
          <table:table-cell office:value-type="float" office:value="24.97634" calcext:value-type="float">
            <text:p>24.97634</text:p>
          </table:table-cell>
          <table:table-cell/>
        </table:table-row>
        <table:table-row table:style-name="ro1">
          <table:table-cell office:value-type="float" office:value="23.49005" calcext:value-type="float">
            <text:p>23.49005</text:p>
          </table:table-cell>
          <table:table-cell office:value-type="float" office:value="27.36864" calcext:value-type="float">
            <text:p>27.36864</text:p>
          </table:table-cell>
          <table:table-cell office:value-type="float" office:value="32.91263" calcext:value-type="float">
            <text:p>32.91263</text:p>
          </table:table-cell>
          <table:table-cell office:value-type="float" office:value="31.83771" calcext:value-type="float">
            <text:p>31.83771</text:p>
          </table:table-cell>
          <table:table-cell office:value-type="float" office:value="23.55331" calcext:value-type="float">
            <text:p>23.55331</text:p>
          </table:table-cell>
          <table:table-cell office:value-type="float" office:value="26.86182" calcext:value-type="float">
            <text:p>26.86182</text:p>
          </table:table-cell>
          <table:table-cell office:value-type="float" office:value="25.65981" calcext:value-type="float">
            <text:p>25.65981</text:p>
          </table:table-cell>
          <table:table-cell office:value-type="float" office:value="24.23345" calcext:value-type="float">
            <text:p>24.23345</text:p>
          </table:table-cell>
          <table:table-cell office:value-type="float" office:value="27.41123" calcext:value-type="float">
            <text:p>27.41123</text:p>
          </table:table-cell>
          <table:table-cell office:value-type="float" office:value="23.48469" calcext:value-type="float">
            <text:p>23.48469</text:p>
          </table:table-cell>
          <table:table-cell office:value-type="float" office:value="24.30809" calcext:value-type="float">
            <text:p>24.30809</text:p>
          </table:table-cell>
          <table:table-cell office:value-type="float" office:value="24.47543" calcext:value-type="float">
            <text:p>24.47543</text:p>
          </table:table-cell>
          <table:table-cell office:value-type="float" office:value="27.43237" calcext:value-type="float">
            <text:p>27.43237</text:p>
          </table:table-cell>
          <table:table-cell office:value-type="float" office:value="24.58962" calcext:value-type="float">
            <text:p>24.58962</text:p>
          </table:table-cell>
          <table:table-cell office:value-type="float" office:value="25.75946" calcext:value-type="float">
            <text:p>25.75946</text:p>
          </table:table-cell>
          <table:table-cell office:value-type="float" office:value="23.55072" calcext:value-type="float">
            <text:p>23.55072</text:p>
          </table:table-cell>
          <table:table-cell office:value-type="float" office:value="35.17547" calcext:value-type="float">
            <text:p>35.17547</text:p>
          </table:table-cell>
          <table:table-cell office:value-type="float" office:value="24.1479" calcext:value-type="float">
            <text:p>24.1479</text:p>
          </table:table-cell>
          <table:table-cell office:value-type="float" office:value="35.57647" calcext:value-type="float">
            <text:p>35.57647</text:p>
          </table:table-cell>
          <table:table-cell office:value-type="float" office:value="24.32786" calcext:value-type="float">
            <text:p>24.32786</text:p>
          </table:table-cell>
          <table:table-cell/>
        </table:table-row>
        <table:table-row table:style-name="ro1">
          <table:table-cell office:value-type="float" office:value="22.84303" calcext:value-type="float">
            <text:p>22.84303</text:p>
          </table:table-cell>
          <table:table-cell office:value-type="float" office:value="26.5301" calcext:value-type="float">
            <text:p>26.5301</text:p>
          </table:table-cell>
          <table:table-cell office:value-type="float" office:value="32.09087" calcext:value-type="float">
            <text:p>32.09087</text:p>
          </table:table-cell>
          <table:table-cell office:value-type="float" office:value="31.00609" calcext:value-type="float">
            <text:p>31.00609</text:p>
          </table:table-cell>
          <table:table-cell office:value-type="float" office:value="22.77028" calcext:value-type="float">
            <text:p>22.77028</text:p>
          </table:table-cell>
          <table:table-cell office:value-type="float" office:value="26.09438" calcext:value-type="float">
            <text:p>26.09438</text:p>
          </table:table-cell>
          <table:table-cell office:value-type="float" office:value="25.01101" calcext:value-type="float">
            <text:p>25.01101</text:p>
          </table:table-cell>
          <table:table-cell office:value-type="float" office:value="23.37614" calcext:value-type="float">
            <text:p>23.37614</text:p>
          </table:table-cell>
          <table:table-cell office:value-type="float" office:value="26.57289" calcext:value-type="float">
            <text:p>26.57289</text:p>
          </table:table-cell>
          <table:table-cell office:value-type="float" office:value="22.83612" calcext:value-type="float">
            <text:p>22.83612</text:p>
          </table:table-cell>
          <table:table-cell office:value-type="float" office:value="23.32564" calcext:value-type="float">
            <text:p>23.32564</text:p>
          </table:table-cell>
          <table:table-cell office:value-type="float" office:value="23.81693" calcext:value-type="float">
            <text:p>23.81693</text:p>
          </table:table-cell>
          <table:table-cell office:value-type="float" office:value="26.66505" calcext:value-type="float">
            <text:p>26.66505</text:p>
          </table:table-cell>
          <table:table-cell office:value-type="float" office:value="23.73285" calcext:value-type="float">
            <text:p>23.73285</text:p>
          </table:table-cell>
          <table:table-cell office:value-type="float" office:value="24.98359" calcext:value-type="float">
            <text:p>24.98359</text:p>
          </table:table-cell>
          <table:table-cell office:value-type="float" office:value="22.768" calcext:value-type="float">
            <text:p>22.768</text:p>
          </table:table-cell>
          <table:table-cell office:value-type="float" office:value="34.44865" calcext:value-type="float">
            <text:p>34.44865</text:p>
          </table:table-cell>
          <table:table-cell office:value-type="float" office:value="23.4895" calcext:value-type="float">
            <text:p>23.4895</text:p>
          </table:table-cell>
          <table:table-cell office:value-type="float" office:value="34.96112" calcext:value-type="float">
            <text:p>34.96112</text:p>
          </table:table-cell>
          <table:table-cell office:value-type="float" office:value="23.35519" calcext:value-type="float">
            <text:p>23.35519</text:p>
          </table:table-cell>
          <table:table-cell/>
        </table:table-row>
        <table:table-row table:style-name="ro1">
          <table:table-cell office:value-type="float" office:value="21.86187" calcext:value-type="float">
            <text:p>21.86187</text:p>
          </table:table-cell>
          <table:table-cell office:value-type="float" office:value="25.75266" calcext:value-type="float">
            <text:p>25.75266</text:p>
          </table:table-cell>
          <table:table-cell office:value-type="float" office:value="31.33779" calcext:value-type="float">
            <text:p>31.33779</text:p>
          </table:table-cell>
          <table:table-cell office:value-type="float" office:value="30.25342" calcext:value-type="float">
            <text:p>30.25342</text:p>
          </table:table-cell>
          <table:table-cell office:value-type="float" office:value="21.91469" calcext:value-type="float">
            <text:p>21.91469</text:p>
          </table:table-cell>
          <table:table-cell office:value-type="float" office:value="25.24559" calcext:value-type="float">
            <text:p>25.24559</text:p>
          </table:table-cell>
          <table:table-cell office:value-type="float" office:value="24.03637" calcext:value-type="float">
            <text:p>24.03637</text:p>
          </table:table-cell>
          <table:table-cell office:value-type="float" office:value="22.59301" calcext:value-type="float">
            <text:p>22.59301</text:p>
          </table:table-cell>
          <table:table-cell office:value-type="float" office:value="25.79517" calcext:value-type="float">
            <text:p>25.79517</text:p>
          </table:table-cell>
          <table:table-cell office:value-type="float" office:value="22.05463" calcext:value-type="float">
            <text:p>22.05463</text:p>
          </table:table-cell>
          <table:table-cell office:value-type="float" office:value="22.67864" calcext:value-type="float">
            <text:p>22.67864</text:p>
          </table:table-cell>
          <table:table-cell office:value-type="float" office:value="22.84528" calcext:value-type="float">
            <text:p>22.84528</text:p>
          </table:table-cell>
          <table:table-cell office:value-type="float" office:value="25.81687" calcext:value-type="float">
            <text:p>25.81687</text:p>
          </table:table-cell>
          <table:table-cell office:value-type="float" office:value="22.95856" calcext:value-type="float">
            <text:p>22.95856</text:p>
          </table:table-cell>
          <table:table-cell office:value-type="float" office:value="24.13513" calcext:value-type="float">
            <text:p>24.13513</text:p>
          </table:table-cell>
          <table:table-cell office:value-type="float" office:value="21.91302" calcext:value-type="float">
            <text:p>21.91302</text:p>
          </table:table-cell>
          <table:table-cell office:value-type="float" office:value="33.62531" calcext:value-type="float">
            <text:p>33.62531</text:p>
          </table:table-cell>
          <table:table-cell office:value-type="float" office:value="22.7166" calcext:value-type="float">
            <text:p>22.7166</text:p>
          </table:table-cell>
          <table:table-cell office:value-type="float" office:value="34.0367" calcext:value-type="float">
            <text:p>34.0367</text:p>
          </table:table-cell>
          <table:table-cell office:value-type="float" office:value="22.69828" calcext:value-type="float">
            <text:p>22.69828</text:p>
          </table:table-cell>
          <table:table-cell/>
        </table:table-row>
        <table:table-row table:style-name="ro1">
          <table:table-cell office:value-type="float" office:value="21.20633" calcext:value-type="float">
            <text:p>21.20633</text:p>
          </table:table-cell>
          <table:table-cell office:value-type="float" office:value="24.90541" calcext:value-type="float">
            <text:p>24.90541</text:p>
          </table:table-cell>
          <table:table-cell office:value-type="float" office:value="30.50598" calcext:value-type="float">
            <text:p>30.50598</text:p>
          </table:table-cell>
          <table:table-cell office:value-type="float" office:value="29.42343" calcext:value-type="float">
            <text:p>29.42343</text:p>
          </table:table-cell>
          <table:table-cell office:value-type="float" office:value="21.13306" calcext:value-type="float">
            <text:p>21.13306</text:p>
          </table:table-cell>
          <table:table-cell office:value-type="float" office:value="24.4711" calcext:value-type="float">
            <text:p>24.4711</text:p>
          </table:table-cell>
          <table:table-cell office:value-type="float" office:value="23.38922" calcext:value-type="float">
            <text:p>23.38922</text:p>
          </table:table-cell>
          <table:table-cell office:value-type="float" office:value="21.74727" calcext:value-type="float">
            <text:p>21.74727</text:p>
          </table:table-cell>
          <table:table-cell office:value-type="float" office:value="24.94843" calcext:value-type="float">
            <text:p>24.94843</text:p>
          </table:table-cell>
          <table:table-cell office:value-type="float" office:value="21.19928" calcext:value-type="float">
            <text:p>21.19928</text:p>
          </table:table-cell>
          <table:table-cell office:value-type="float" office:value="21.6974" calcext:value-type="float">
            <text:p>21.6974</text:p>
          </table:table-cell>
          <table:table-cell office:value-type="float" office:value="22.18674" calcext:value-type="float">
            <text:p>22.18674</text:p>
          </table:table-cell>
          <table:table-cell office:value-type="float" office:value="25.04125" calcext:value-type="float">
            <text:p>25.04125</text:p>
          </table:table-cell>
          <table:table-cell office:value-type="float" office:value="22.10279" calcext:value-type="float">
            <text:p>22.10279</text:p>
          </table:table-cell>
          <table:table-cell office:value-type="float" office:value="23.36209" calcext:value-type="float">
            <text:p>23.36209</text:p>
          </table:table-cell>
          <table:table-cell office:value-type="float" office:value="21.13165" calcext:value-type="float">
            <text:p>21.13165</text:p>
          </table:table-cell>
          <table:table-cell office:value-type="float" office:value="32.8903" calcext:value-type="float">
            <text:p>32.8903</text:p>
          </table:table-cell>
          <table:table-cell office:value-type="float" office:value="21.86097" calcext:value-type="float">
            <text:p>21.86097</text:p>
          </table:table-cell>
          <table:table-cell office:value-type="float" office:value="33.41167" calcext:value-type="float">
            <text:p>33.41167</text:p>
          </table:table-cell>
          <table:table-cell office:value-type="float" office:value="21.71694" calcext:value-type="float">
            <text:p>21.71694</text:p>
          </table:table-cell>
          <table:table-cell/>
        </table:table-row>
        <table:table-row table:style-name="ro1">
          <table:table-cell office:value-type="float" office:value="20.21665" calcext:value-type="float">
            <text:p>20.21665</text:p>
          </table:table-cell>
          <table:table-cell office:value-type="float" office:value="24.13091" calcext:value-type="float">
            <text:p>24.13091</text:p>
          </table:table-cell>
          <table:table-cell office:value-type="float" office:value="29.75496" calcext:value-type="float">
            <text:p>29.75496</text:p>
          </table:table-cell>
          <table:table-cell office:value-type="float" office:value="28.66283" calcext:value-type="float">
            <text:p>28.66283</text:p>
          </table:table-cell>
          <table:table-cell office:value-type="float" office:value="20.27892" calcext:value-type="float">
            <text:p>20.27892</text:p>
          </table:table-cell>
          <table:table-cell office:value-type="float" office:value="23.61396" calcext:value-type="float">
            <text:p>23.61396</text:p>
          </table:table-cell>
          <table:table-cell office:value-type="float" office:value="22.60479" calcext:value-type="float">
            <text:p>22.60479</text:p>
          </table:table-cell>
          <table:table-cell office:value-type="float" office:value="20.95545" calcext:value-type="float">
            <text:p>20.95545</text:p>
          </table:table-cell>
          <table:table-cell office:value-type="float" office:value="24.17428" calcext:value-type="float">
            <text:p>24.17428</text:p>
          </table:table-cell>
          <table:table-cell office:value-type="float" office:value="20.41919" calcext:value-type="float">
            <text:p>20.41919</text:p>
          </table:table-cell>
          <table:table-cell office:value-type="float" office:value="21.04205" calcext:value-type="float">
            <text:p>21.04205</text:p>
          </table:table-cell>
          <table:table-cell office:value-type="float" office:value="21.20657" calcext:value-type="float">
            <text:p>21.20657</text:p>
          </table:table-cell>
          <table:table-cell office:value-type="float" office:value="24.19451" calcext:value-type="float">
            <text:p>24.19451</text:p>
          </table:table-cell>
          <table:table-cell office:value-type="float" office:value="21.32127" calcext:value-type="float">
            <text:p>21.32127</text:p>
          </table:table-cell>
          <table:table-cell office:value-type="float" office:value="22.50502" calcext:value-type="float">
            <text:p>22.50502</text:p>
          </table:table-cell>
          <table:table-cell office:value-type="float" office:value="20.27764" calcext:value-type="float">
            <text:p>20.27764</text:p>
          </table:table-cell>
          <table:table-cell office:value-type="float" office:value="32.25677" calcext:value-type="float">
            <text:p>32.25677</text:p>
          </table:table-cell>
          <table:table-cell office:value-type="float" office:value="21.07948" calcext:value-type="float">
            <text:p>21.07948</text:p>
          </table:table-cell>
          <table:table-cell office:value-type="float" office:value="32.47077" calcext:value-type="float">
            <text:p>32.47077</text:p>
          </table:table-cell>
          <table:table-cell office:value-type="float" office:value="21.06134" calcext:value-type="float">
            <text:p>21.06134</text:p>
          </table:table-cell>
          <table:table-cell/>
        </table:table-row>
        <table:table-row table:style-name="ro1">
          <table:table-cell office:value-type="float" office:value="19.56267" calcext:value-type="float">
            <text:p>19.56267</text:p>
          </table:table-cell>
          <table:table-cell office:value-type="float" office:value="23.28358" calcext:value-type="float">
            <text:p>23.28358</text:p>
          </table:table-cell>
          <table:table-cell office:value-type="float" office:value="28.92285" calcext:value-type="float">
            <text:p>28.92285</text:p>
          </table:table-cell>
          <table:table-cell office:value-type="float" office:value="27.82429" calcext:value-type="float">
            <text:p>27.82429</text:p>
          </table:table-cell>
          <table:table-cell office:value-type="float" office:value="19.48874" calcext:value-type="float">
            <text:p>19.48874</text:p>
          </table:table-cell>
          <table:table-cell office:value-type="float" office:value="22.84069" calcext:value-type="float">
            <text:p>22.84069</text:p>
          </table:table-cell>
          <table:table-cell office:value-type="float" office:value="21.7493" calcext:value-type="float">
            <text:p>21.7493</text:p>
          </table:table-cell>
          <table:table-cell office:value-type="float" office:value="20.1013" calcext:value-type="float">
            <text:p>20.1013</text:p>
          </table:table-cell>
          <table:table-cell office:value-type="float" office:value="23.32764" calcext:value-type="float">
            <text:p>23.32764</text:p>
          </table:table-cell>
          <table:table-cell office:value-type="float" office:value="19.5657" calcext:value-type="float">
            <text:p>19.5657</text:p>
          </table:table-cell>
          <table:table-cell office:value-type="float" office:value="20.05261" calcext:value-type="float">
            <text:p>20.05261</text:p>
          </table:table-cell>
          <table:table-cell office:value-type="float" office:value="20.55064" calcext:value-type="float">
            <text:p>20.55064</text:p>
          </table:table-cell>
          <table:table-cell office:value-type="float" office:value="23.41044" calcext:value-type="float">
            <text:p>23.41044</text:p>
          </table:table-cell>
          <table:table-cell office:value-type="float" office:value="20.46568" calcext:value-type="float">
            <text:p>20.46568</text:p>
          </table:table-cell>
          <table:table-cell office:value-type="float" office:value="21.72348" calcext:value-type="float">
            <text:p>21.72348</text:p>
          </table:table-cell>
          <table:table-cell office:value-type="float" office:value="19.48749" calcext:value-type="float">
            <text:p>19.48749</text:p>
          </table:table-cell>
          <table:table-cell office:value-type="float" office:value="31.31551" calcext:value-type="float">
            <text:p>31.31551</text:p>
          </table:table-cell>
          <table:table-cell office:value-type="float" office:value="20.21561" calcext:value-type="float">
            <text:p>20.21561</text:p>
          </table:table-cell>
          <table:table-cell office:value-type="float" office:value="31.84587" calcext:value-type="float">
            <text:p>31.84587</text:p>
          </table:table-cell>
          <table:table-cell office:value-type="float" office:value="20.0816" calcext:value-type="float">
            <text:p>20.0816</text:p>
          </table:table-cell>
          <table:table-cell/>
        </table:table-row>
        <table:table-row table:style-name="ro1">
          <table:table-cell office:value-type="float" office:value="18.5761" calcext:value-type="float">
            <text:p>18.5761</text:p>
          </table:table-cell>
          <table:table-cell office:value-type="float" office:value="22.50078" calcext:value-type="float">
            <text:p>22.50078</text:p>
          </table:table-cell>
          <table:table-cell office:value-type="float" office:value="28.15347" calcext:value-type="float">
            <text:p>28.15347</text:p>
          </table:table-cell>
          <table:table-cell office:value-type="float" office:value="27.0651" calcext:value-type="float">
            <text:p>27.0651</text:p>
          </table:table-cell>
          <table:table-cell office:value-type="float" office:value="18.63615" calcext:value-type="float">
            <text:p>18.63615</text:p>
          </table:table-cell>
          <table:table-cell office:value-type="float" office:value="22.18193" calcext:value-type="float">
            <text:p>22.18193</text:p>
          </table:table-cell>
          <table:table-cell office:value-type="float" office:value="20.96768" calcext:value-type="float">
            <text:p>20.96768</text:p>
          </table:table-cell>
          <table:table-cell office:value-type="float" office:value="19.31106" calcext:value-type="float">
            <text:p>19.31106</text:p>
          </table:table-cell>
          <table:table-cell office:value-type="float" office:value="22.54457" calcext:value-type="float">
            <text:p>22.54457</text:p>
          </table:table-cell>
          <table:table-cell office:value-type="float" office:value="18.76723" calcext:value-type="float">
            <text:p>18.76723</text:p>
          </table:table-cell>
          <table:table-cell office:value-type="float" office:value="19.39818" calcext:value-type="float">
            <text:p>19.39818</text:p>
          </table:table-cell>
          <table:table-cell office:value-type="float" office:value="19.56205" calcext:value-type="float">
            <text:p>19.56205</text:p>
          </table:table-cell>
          <table:table-cell office:value-type="float" office:value="22.56374" calcext:value-type="float">
            <text:p>22.56374</text:p>
          </table:table-cell>
          <table:table-cell office:value-type="float" office:value="19.68528" calcext:value-type="float">
            <text:p>19.68528</text:p>
          </table:table-cell>
          <table:table-cell office:value-type="float" office:value="20.86793" calcext:value-type="float">
            <text:p>20.86793</text:p>
          </table:table-cell>
          <table:table-cell office:value-type="float" office:value="18.63351" calcext:value-type="float">
            <text:p>18.63351</text:p>
          </table:table-cell>
          <table:table-cell office:value-type="float" office:value="30.68212" calcext:value-type="float">
            <text:p>30.68212</text:p>
          </table:table-cell>
          <table:table-cell office:value-type="float" office:value="19.43565" calcext:value-type="float">
            <text:p>19.43565</text:p>
          </table:table-cell>
          <table:table-cell office:value-type="float" office:value="30.89676" calcext:value-type="float">
            <text:p>30.89676</text:p>
          </table:table-cell>
          <table:table-cell office:value-type="float" office:value="19.42755" calcext:value-type="float">
            <text:p>19.42755</text:p>
          </table:table-cell>
          <table:table-cell/>
        </table:table-row>
        <table:table-row table:style-name="ro1">
          <table:table-cell office:value-type="float" office:value="17.92215" calcext:value-type="float">
            <text:p>17.92215</text:p>
          </table:table-cell>
          <table:table-cell office:value-type="float" office:value="21.64518" calcext:value-type="float">
            <text:p>21.64518</text:p>
          </table:table-cell>
          <table:table-cell office:value-type="float" office:value="27.31468" calcext:value-type="float">
            <text:p>27.31468</text:p>
          </table:table-cell>
          <table:table-cell office:value-type="float" office:value="26.21654" calcext:value-type="float">
            <text:p>26.21654</text:p>
          </table:table-cell>
          <table:table-cell office:value-type="float" office:value="17.83774" calcext:value-type="float">
            <text:p>17.83774</text:p>
          </table:table-cell>
          <table:table-cell office:value-type="float" office:value="21.20158" calcext:value-type="float">
            <text:p>21.20158</text:p>
          </table:table-cell>
          <table:table-cell office:value-type="float" office:value="20.11355" calcext:value-type="float">
            <text:p>20.11355</text:p>
          </table:table-cell>
          <table:table-cell office:value-type="float" office:value="18.45689" calcext:value-type="float">
            <text:p>18.45689</text:p>
          </table:table-cell>
          <table:table-cell office:value-type="float" office:value="21.68905" calcext:value-type="float">
            <text:p>21.68905</text:p>
          </table:table-cell>
          <table:table-cell office:value-type="float" office:value="17.91472" calcext:value-type="float">
            <text:p>17.91472</text:p>
          </table:table-cell>
          <table:table-cell office:value-type="float" office:value="18.41136" calcext:value-type="float">
            <text:p>18.41136</text:p>
          </table:table-cell>
          <table:table-cell office:value-type="float" office:value="18.90637" calcext:value-type="float">
            <text:p>18.90637</text:p>
          </table:table-cell>
          <table:table-cell office:value-type="float" office:value="21.7823" calcext:value-type="float">
            <text:p>21.7823</text:p>
          </table:table-cell>
          <table:table-cell office:value-type="float" office:value="18.82228" calcext:value-type="float">
            <text:p>18.82228</text:p>
          </table:table-cell>
          <table:table-cell office:value-type="float" office:value="20.07781" calcext:value-type="float">
            <text:p>20.07781</text:p>
          </table:table-cell>
          <table:table-cell office:value-type="float" office:value="17.84621" calcext:value-type="float">
            <text:p>17.84621</text:p>
          </table:table-cell>
          <table:table-cell office:value-type="float" office:value="29.73299" calcext:value-type="float">
            <text:p>29.73299</text:p>
          </table:table-cell>
          <table:table-cell office:value-type="float" office:value="18.57222" calcext:value-type="float">
            <text:p>18.57222</text:p>
          </table:table-cell>
          <table:table-cell office:value-type="float" office:value="30.26364" calcext:value-type="float">
            <text:p>30.26364</text:p>
          </table:table-cell>
          <table:table-cell office:value-type="float" office:value="18.43923" calcext:value-type="float">
            <text:p>18.43923</text:p>
          </table:table-cell>
          <table:table-cell/>
        </table:table-row>
        <table:table-row table:style-name="ro1">
          <table:table-cell office:value-type="float" office:value="17.08654" calcext:value-type="float">
            <text:p>17.08654</text:p>
          </table:table-cell>
          <table:table-cell office:value-type="float" office:value="20.86352" calcext:value-type="float">
            <text:p>20.86352</text:p>
          </table:table-cell>
          <table:table-cell office:value-type="float" office:value="26.55681" calcext:value-type="float">
            <text:p>26.55681</text:p>
          </table:table-cell>
          <table:table-cell office:value-type="float" office:value="25.45061" calcext:value-type="float">
            <text:p>25.45061</text:p>
          </table:table-cell>
          <table:table-cell office:value-type="float" office:value="17.02639" calcext:value-type="float">
            <text:p>17.02639</text:p>
          </table:table-cell>
          <table:table-cell office:value-type="float" office:value="20.54584" calcext:value-type="float">
            <text:p>20.54584</text:p>
          </table:table-cell>
          <table:table-cell office:value-type="float" office:value="19.32483" calcext:value-type="float">
            <text:p>19.32483</text:p>
          </table:table-cell>
          <table:table-cell office:value-type="float" office:value="17.66965" calcext:value-type="float">
            <text:p>17.66965</text:p>
          </table:table-cell>
          <table:table-cell office:value-type="float" office:value="20.9076" calcext:value-type="float">
            <text:p>20.9076</text:p>
          </table:table-cell>
          <table:table-cell office:value-type="float" office:value="17.13355" calcext:value-type="float">
            <text:p>17.13355</text:p>
          </table:table-cell>
          <table:table-cell office:value-type="float" office:value="17.74722" calcext:value-type="float">
            <text:p>17.74722</text:p>
          </table:table-cell>
          <table:table-cell office:value-type="float" office:value="17.92087" calcext:value-type="float">
            <text:p>17.92087</text:p>
          </table:table-cell>
          <table:table-cell office:value-type="float" office:value="20.92693" calcext:value-type="float">
            <text:p>20.92693</text:p>
          </table:table-cell>
          <table:table-cell office:value-type="float" office:value="18.03368" calcext:value-type="float">
            <text:p>18.03368</text:p>
          </table:table-cell>
          <table:table-cell office:value-type="float" office:value="19.42212" calcext:value-type="float">
            <text:p>19.42212</text:p>
          </table:table-cell>
          <table:table-cell office:value-type="float" office:value="17.02513" calcext:value-type="float">
            <text:p>17.02513</text:p>
          </table:table-cell>
          <table:table-cell office:value-type="float" office:value="29.08976" calcext:value-type="float">
            <text:p>29.08976</text:p>
          </table:table-cell>
          <table:table-cell office:value-type="float" office:value="17.78518" calcext:value-type="float">
            <text:p>17.78518</text:p>
          </table:table-cell>
          <table:table-cell office:value-type="float" office:value="29.31474" calcext:value-type="float">
            <text:p>29.31474</text:p>
          </table:table-cell>
          <table:table-cell office:value-type="float" office:value="17.77674" calcext:value-type="float">
            <text:p>17.77674</text:p>
          </table:table-cell>
          <table:table-cell/>
        </table:table-row>
        <table:table-row table:style-name="ro1">
          <table:table-cell office:value-type="float" office:value="16.36978" calcext:value-type="float">
            <text:p>16.36978</text:p>
          </table:table-cell>
          <table:table-cell office:value-type="float" office:value="20.00791" calcext:value-type="float">
            <text:p>20.00791</text:p>
          </table:table-cell>
          <table:table-cell office:value-type="float" office:value="25.90665" calcext:value-type="float">
            <text:p>25.90665</text:p>
          </table:table-cell>
          <table:table-cell office:value-type="float" office:value="24.60339" calcext:value-type="float">
            <text:p>24.60339</text:p>
          </table:table-cell>
          <table:table-cell office:value-type="float" office:value="16.3185" calcext:value-type="float">
            <text:p>16.3185</text:p>
          </table:table-cell>
          <table:table-cell office:value-type="float" office:value="19.55742" calcext:value-type="float">
            <text:p>19.55742</text:p>
          </table:table-cell>
          <table:table-cell office:value-type="float" office:value="18.47085" calcext:value-type="float">
            <text:p>18.47085</text:p>
          </table:table-cell>
          <table:table-cell office:value-type="float" office:value="16.84678" calcext:value-type="float">
            <text:p>16.84678</text:p>
          </table:table-cell>
          <table:table-cell office:value-type="float" office:value="20.05226" calcext:value-type="float">
            <text:p>20.05226</text:p>
          </table:table-cell>
          <table:table-cell office:value-type="float" office:value="16.38585" calcext:value-type="float">
            <text:p>16.38585</text:p>
          </table:table-cell>
          <table:table-cell office:value-type="float" office:value="16.80114" calcext:value-type="float">
            <text:p>16.80114</text:p>
          </table:table-cell>
          <table:table-cell office:value-type="float" office:value="17.2569" calcext:value-type="float">
            <text:p>17.2569</text:p>
          </table:table-cell>
          <table:table-cell office:value-type="float" office:value="20.13709" calcext:value-type="float">
            <text:p>20.13709</text:p>
          </table:table-cell>
          <table:table-cell office:value-type="float" office:value="17.18903" calcext:value-type="float">
            <text:p>17.18903</text:p>
          </table:table-cell>
          <table:table-cell office:value-type="float" office:value="18.43526" calcext:value-type="float">
            <text:p>18.43526</text:p>
          </table:table-cell>
          <table:table-cell office:value-type="float" office:value="16.31716" calcext:value-type="float">
            <text:p>16.31716</text:p>
          </table:table-cell>
          <table:table-cell office:value-type="float" office:value="28.13216" calcext:value-type="float">
            <text:p>28.13216</text:p>
          </table:table-cell>
          <table:table-cell office:value-type="float" office:value="16.96232" calcext:value-type="float">
            <text:p>16.96232</text:p>
          </table:table-cell>
          <table:table-cell office:value-type="float" office:value="28.67328" calcext:value-type="float">
            <text:p>28.67328</text:p>
          </table:table-cell>
          <table:table-cell office:value-type="float" office:value="16.83104" calcext:value-type="float">
            <text:p>16.83104</text:p>
          </table:table-cell>
          <table:table-cell/>
        </table:table-row>
        <table:table-row table:style-name="ro1">
          <table:table-cell office:value-type="float" office:value="15.69123" calcext:value-type="float">
            <text:p>15.69123</text:p>
          </table:table-cell>
          <table:table-cell office:value-type="float" office:value="19.2192" calcext:value-type="float">
            <text:p>19.2192</text:p>
          </table:table-cell>
          <table:table-cell office:value-type="float" office:value="24.93225" calcext:value-type="float">
            <text:p>24.93225</text:p>
          </table:table-cell>
          <table:table-cell office:value-type="float" office:value="23.82777" calcext:value-type="float">
            <text:p>23.82777</text:p>
          </table:table-cell>
          <table:table-cell office:value-type="float" office:value="15.6568" calcext:value-type="float">
            <text:p>15.6568</text:p>
          </table:table-cell>
          <table:table-cell office:value-type="float" office:value="18.90162" calcext:value-type="float">
            <text:p>18.90162</text:p>
          </table:table-cell>
          <table:table-cell office:value-type="float" office:value="17.68373" calcext:value-type="float">
            <text:p>17.68373</text:p>
          </table:table-cell>
          <table:table-cell office:value-type="float" office:value="16.14013" calcext:value-type="float">
            <text:p>16.14013</text:p>
          </table:table-cell>
          <table:table-cell office:value-type="float" office:value="19.26341" calcext:value-type="float">
            <text:p>19.26341</text:p>
          </table:table-cell>
          <table:table-cell office:value-type="float" office:value="15.71154" calcext:value-type="float">
            <text:p>15.71154</text:p>
          </table:table-cell>
          <table:table-cell office:value-type="float" office:value="16.21802" calcext:value-type="float">
            <text:p>16.21802</text:p>
          </table:table-cell>
          <table:table-cell office:value-type="float" office:value="16.31859" calcext:value-type="float">
            <text:p>16.31859</text:p>
          </table:table-cell>
          <table:table-cell office:value-type="float" office:value="19.28315" calcext:value-type="float">
            <text:p>19.28315</text:p>
          </table:table-cell>
          <table:table-cell office:value-type="float" office:value="16.43949" calcext:value-type="float">
            <text:p>16.43949</text:p>
          </table:table-cell>
          <table:table-cell office:value-type="float" office:value="17.78077" calcext:value-type="float">
            <text:p>17.78077</text:p>
          </table:table-cell>
          <table:table-cell office:value-type="float" office:value="15.65529" calcext:value-type="float">
            <text:p>15.65529</text:p>
          </table:table-cell>
          <table:table-cell office:value-type="float" office:value="27.49195" calcext:value-type="float">
            <text:p>27.49195</text:p>
          </table:table-cell>
          <table:table-cell office:value-type="float" office:value="16.2561" calcext:value-type="float">
            <text:p>16.2561</text:p>
          </table:table-cell>
          <table:table-cell office:value-type="float" office:value="27.71739" calcext:value-type="float">
            <text:p>27.71739</text:p>
          </table:table-cell>
          <table:table-cell office:value-type="float" office:value="16.24795" calcext:value-type="float">
            <text:p>16.24795</text:p>
          </table:table-cell>
          <table:table-cell/>
        </table:table-row>
        <table:table-row table:style-name="ro1">
          <table:table-cell office:value-type="float" office:value="15.07962" calcext:value-type="float">
            <text:p>15.07962</text:p>
          </table:table-cell>
          <table:table-cell office:value-type="float" office:value="18.36492" calcext:value-type="float">
            <text:p>18.36492</text:p>
          </table:table-cell>
          <table:table-cell office:value-type="float" office:value="24.28359" calcext:value-type="float">
            <text:p>24.28359</text:p>
          </table:table-cell>
          <table:table-cell office:value-type="float" office:value="22.97239" calcext:value-type="float">
            <text:p>22.97239</text:p>
          </table:table-cell>
          <table:table-cell office:value-type="float" office:value="15.04542" calcext:value-type="float">
            <text:p>15.04542</text:p>
          </table:table-cell>
          <table:table-cell office:value-type="float" office:value="17.91569" calcext:value-type="float">
            <text:p>17.91569</text:p>
          </table:table-cell>
          <table:table-cell office:value-type="float" office:value="16.84737" calcext:value-type="float">
            <text:p>16.84737</text:p>
          </table:table-cell>
          <table:table-cell office:value-type="float" office:value="15.47653" calcext:value-type="float">
            <text:p>15.47653</text:p>
          </table:table-cell>
          <table:table-cell office:value-type="float" office:value="18.40937" calcext:value-type="float">
            <text:p>18.40937</text:p>
          </table:table-cell>
          <table:table-cell office:value-type="float" office:value="15.11119" calcext:value-type="float">
            <text:p>15.11119</text:p>
          </table:table-cell>
          <table:table-cell office:value-type="float" office:value="15.43289" calcext:value-type="float">
            <text:p>15.43289</text:p>
          </table:table-cell>
          <table:table-cell office:value-type="float" office:value="15.75567" calcext:value-type="float">
            <text:p>15.75567</text:p>
          </table:table-cell>
          <table:table-cell office:value-type="float" office:value="18.49464" calcext:value-type="float">
            <text:p>18.49464</text:p>
          </table:table-cell>
          <table:table-cell office:value-type="float" office:value="15.73926" calcext:value-type="float">
            <text:p>15.73926</text:p>
          </table:table-cell>
          <table:table-cell office:value-type="float" office:value="16.81093" calcext:value-type="float">
            <text:p>16.81093</text:p>
          </table:table-cell>
          <table:table-cell office:value-type="float" office:value="15.0538" calcext:value-type="float">
            <text:p>15.0538</text:p>
          </table:table-cell>
          <table:table-cell office:value-type="float" office:value="26.52626" calcext:value-type="float">
            <text:p>26.52626</text:p>
          </table:table-cell>
          <table:table-cell office:value-type="float" office:value="15.59263" calcext:value-type="float">
            <text:p>15.59263</text:p>
          </table:table-cell>
          <table:table-cell office:value-type="float" office:value="27.07589" calcext:value-type="float">
            <text:p>27.07589</text:p>
          </table:table-cell>
          <table:table-cell office:value-type="float" office:value="15.46144" calcext:value-type="float">
            <text:p>15.46144</text:p>
          </table:table-cell>
          <table:table-cell/>
        </table:table-row>
        <table:table-row table:style-name="ro1">
          <table:table-cell office:value-type="float" office:value="14.55431" calcext:value-type="float">
            <text:p>14.55431</text:p>
          </table:table-cell>
          <table:table-cell office:value-type="float" office:value="17.57779" calcext:value-type="float">
            <text:p>17.57779</text:p>
          </table:table-cell>
          <table:table-cell office:value-type="float" office:value="23.3104" calcext:value-type="float">
            <text:p>23.3104</text:p>
          </table:table-cell>
          <table:table-cell office:value-type="float" office:value="22.1893" calcext:value-type="float">
            <text:p>22.1893</text:p>
          </table:table-cell>
          <table:table-cell office:value-type="float" office:value="14.54448" calcext:value-type="float">
            <text:p>14.54448</text:p>
          </table:table-cell>
          <table:table-cell office:value-type="float" office:value="17.25403" calcext:value-type="float">
            <text:p>17.25403</text:p>
          </table:table-cell>
          <table:table-cell office:value-type="float" office:value="16.13028" calcext:value-type="float">
            <text:p>16.13028</text:p>
          </table:table-cell>
          <table:table-cell office:value-type="float" office:value="14.86661" calcext:value-type="float">
            <text:p>14.86661</text:p>
          </table:table-cell>
          <table:table-cell office:value-type="float" office:value="17.62211" calcext:value-type="float">
            <text:p>17.62211</text:p>
          </table:table-cell>
          <table:table-cell office:value-type="float" office:value="14.55102" calcext:value-type="float">
            <text:p>14.55102</text:p>
          </table:table-cell>
          <table:table-cell office:value-type="float" office:value="14.95453" calcext:value-type="float">
            <text:p>14.95453</text:p>
          </table:table-cell>
          <table:table-cell office:value-type="float" office:value="14.9764" calcext:value-type="float">
            <text:p>14.9764</text:p>
          </table:table-cell>
          <table:table-cell office:value-type="float" office:value="17.64218" calcext:value-type="float">
            <text:p>17.64218</text:p>
          </table:table-cell>
          <table:table-cell office:value-type="float" office:value="15.09746" calcext:value-type="float">
            <text:p>15.09746</text:p>
          </table:table-cell>
          <table:table-cell office:value-type="float" office:value="16.20619" calcext:value-type="float">
            <text:p>16.20619</text:p>
          </table:table-cell>
          <table:table-cell office:value-type="float" office:value="14.54311" calcext:value-type="float">
            <text:p>14.54311</text:p>
          </table:table-cell>
          <table:table-cell office:value-type="float" office:value="25.88583" calcext:value-type="float">
            <text:p>25.88583</text:p>
          </table:table-cell>
          <table:table-cell office:value-type="float" office:value="14.99095" calcext:value-type="float">
            <text:p>14.99095</text:p>
          </table:table-cell>
          <table:table-cell office:value-type="float" office:value="26.10169" calcext:value-type="float">
            <text:p>26.10169</text:p>
          </table:table-cell>
          <table:table-cell office:value-type="float" office:value="14.98315" calcext:value-type="float">
            <text:p>14.98315</text:p>
          </table:table-cell>
          <table:table-cell/>
        </table:table-row>
        <table:table-row table:style-name="ro1">
          <table:table-cell office:value-type="float" office:value="14.03288" calcext:value-type="float">
            <text:p>14.03288</text:p>
          </table:table-cell>
          <table:table-cell office:value-type="float" office:value="16.75463" calcext:value-type="float">
            <text:p>16.75463</text:p>
          </table:table-cell>
          <table:table-cell office:value-type="float" office:value="22.65316" calcext:value-type="float">
            <text:p>22.65316</text:p>
          </table:table-cell>
          <table:table-cell office:value-type="float" office:value="21.34344" calcext:value-type="float">
            <text:p>21.34344</text:p>
          </table:table-cell>
          <table:table-cell office:value-type="float" office:value="14.03425" calcext:value-type="float">
            <text:p>14.03425</text:p>
          </table:table-cell>
          <table:table-cell office:value-type="float" office:value="16.33983" calcext:value-type="float">
            <text:p>16.33983</text:p>
          </table:table-cell>
          <table:table-cell office:value-type="float" office:value="15.45295" calcext:value-type="float">
            <text:p>15.45295</text:p>
          </table:table-cell>
          <table:table-cell office:value-type="float" office:value="14.35588" calcext:value-type="float">
            <text:p>14.35588</text:p>
          </table:table-cell>
          <table:table-cell office:value-type="float" office:value="16.79915" calcext:value-type="float">
            <text:p>16.79915</text:p>
          </table:table-cell>
          <table:table-cell office:value-type="float" office:value="14.09846" calcext:value-type="float">
            <text:p>14.09846</text:p>
          </table:table-cell>
          <table:table-cell office:value-type="float" office:value="14.32206" calcext:value-type="float">
            <text:p>14.32206</text:p>
          </table:table-cell>
          <table:table-cell office:value-type="float" office:value="14.50833" calcext:value-type="float">
            <text:p>14.50833</text:p>
          </table:table-cell>
          <table:table-cell office:value-type="float" office:value="16.87293" calcext:value-type="float">
            <text:p>16.87293</text:p>
          </table:table-cell>
          <table:table-cell office:value-type="float" office:value="14.54238" calcext:value-type="float">
            <text:p>14.54238</text:p>
          </table:table-cell>
          <table:table-cell office:value-type="float" office:value="15.37851" calcext:value-type="float">
            <text:p>15.37851</text:p>
          </table:table-cell>
          <table:table-cell office:value-type="float" office:value="14.03116" calcext:value-type="float">
            <text:p>14.03116</text:p>
          </table:table-cell>
          <table:table-cell office:value-type="float" office:value="24.9115" calcext:value-type="float">
            <text:p>24.9115</text:p>
          </table:table-cell>
          <table:table-cell office:value-type="float" office:value="14.48167" calcext:value-type="float">
            <text:p>14.48167</text:p>
          </table:table-cell>
          <table:table-cell office:value-type="float" office:value="25.46181" calcext:value-type="float">
            <text:p>25.46181</text:p>
          </table:table-cell>
          <table:table-cell office:value-type="float" office:value="14.34086" calcext:value-type="float">
            <text:p>14.34086</text:p>
          </table:table-cell>
          <table:table-cell/>
        </table:table-row>
        <table:table-row table:style-name="ro1">
          <table:table-cell office:value-type="float" office:value="13.65153" calcext:value-type="float">
            <text:p>13.65153</text:p>
          </table:table-cell>
          <table:table-cell office:value-type="float" office:value="16.03854" calcext:value-type="float">
            <text:p>16.03854</text:p>
          </table:table-cell>
          <table:table-cell office:value-type="float" office:value="21.67177" calcext:value-type="float">
            <text:p>21.67177</text:p>
          </table:table-cell>
          <table:table-cell office:value-type="float" office:value="20.55335" calcext:value-type="float">
            <text:p>20.55335</text:p>
          </table:table-cell>
          <table:table-cell office:value-type="float" office:value="13.66399" calcext:value-type="float">
            <text:p>13.66399</text:p>
          </table:table-cell>
          <table:table-cell office:value-type="float" office:value="15.77919" calcext:value-type="float">
            <text:p>15.77919</text:p>
          </table:table-cell>
          <table:table-cell office:value-type="float" office:value="14.84133" calcext:value-type="float">
            <text:p>14.84133</text:p>
          </table:table-cell>
          <table:table-cell office:value-type="float" office:value="13.84405" calcext:value-type="float">
            <text:p>13.84405</text:p>
          </table:table-cell>
          <table:table-cell office:value-type="float" office:value="16.09286" calcext:value-type="float">
            <text:p>16.09286</text:p>
          </table:table-cell>
          <table:table-cell office:value-type="float" office:value="13.62771" calcext:value-type="float">
            <text:p>13.62771</text:p>
          </table:table-cell>
          <table:table-cell office:value-type="float" office:value="13.94157" calcext:value-type="float">
            <text:p>13.94157</text:p>
          </table:table-cell>
          <table:table-cell office:value-type="float" office:value="13.89071" calcext:value-type="float">
            <text:p>13.89071</text:p>
          </table:table-cell>
          <table:table-cell office:value-type="float" office:value="16.14097" calcext:value-type="float">
            <text:p>16.14097</text:p>
          </table:table-cell>
          <table:table-cell office:value-type="float" office:value="14.01158" calcext:value-type="float">
            <text:p>14.01158</text:p>
          </table:table-cell>
          <table:table-cell office:value-type="float" office:value="14.88987" calcext:value-type="float">
            <text:p>14.88987</text:p>
          </table:table-cell>
          <table:table-cell office:value-type="float" office:value="13.69188" calcext:value-type="float">
            <text:p>13.69188</text:p>
          </table:table-cell>
          <table:table-cell office:value-type="float" office:value="24.26293" calcext:value-type="float">
            <text:p>24.26293</text:p>
          </table:table-cell>
          <table:table-cell office:value-type="float" office:value="13.96962" calcext:value-type="float">
            <text:p>13.96962</text:p>
          </table:table-cell>
          <table:table-cell office:value-type="float" office:value="24.47777" calcext:value-type="float">
            <text:p>24.47777</text:p>
          </table:table-cell>
          <table:table-cell office:value-type="float" office:value="13.96038" calcext:value-type="float">
            <text:p>13.96038</text:p>
          </table:table-cell>
          <table:table-cell/>
        </table:table-row>
        <table:table-row table:style-name="ro1">
          <table:table-cell office:value-type="float" office:value="13.21254" calcext:value-type="float">
            <text:p>13.21254</text:p>
          </table:table-cell>
          <table:table-cell office:value-type="float" office:value="15.38657" calcext:value-type="float">
            <text:p>15.38657</text:p>
          </table:table-cell>
          <table:table-cell office:value-type="float" office:value="21.01576" calcext:value-type="float">
            <text:p>21.01576</text:p>
          </table:table-cell>
          <table:table-cell office:value-type="float" office:value="19.69779" calcext:value-type="float">
            <text:p>19.69779</text:p>
          </table:table-cell>
          <table:table-cell office:value-type="float" office:value="13.21386" calcext:value-type="float">
            <text:p>13.21386</text:p>
          </table:table-cell>
          <table:table-cell office:value-type="float" office:value="15.01505" calcext:value-type="float">
            <text:p>15.01505</text:p>
          </table:table-cell>
          <table:table-cell office:value-type="float" office:value="14.31606" calcext:value-type="float">
            <text:p>14.31606</text:p>
          </table:table-cell>
          <table:table-cell office:value-type="float" office:value="13.48363" calcext:value-type="float">
            <text:p>13.48363</text:p>
          </table:table-cell>
          <table:table-cell office:value-type="float" office:value="15.43102" calcext:value-type="float">
            <text:p>15.43102</text:p>
          </table:table-cell>
          <table:table-cell office:value-type="float" office:value="13.27982" calcext:value-type="float">
            <text:p>13.27982</text:p>
          </table:table-cell>
          <table:table-cell office:value-type="float" office:value="13.44136" calcext:value-type="float">
            <text:p>13.44136</text:p>
          </table:table-cell>
          <table:table-cell office:value-type="float" office:value="13.5215" calcext:value-type="float">
            <text:p>13.5215</text:p>
          </table:table-cell>
          <table:table-cell office:value-type="float" office:value="15.47677" calcext:value-type="float">
            <text:p>15.47677</text:p>
          </table:table-cell>
          <table:table-cell office:value-type="float" office:value="13.60348" calcext:value-type="float">
            <text:p>13.60348</text:p>
          </table:table-cell>
          <table:table-cell office:value-type="float" office:value="14.21805" calcext:value-type="float">
            <text:p>14.21805</text:p>
          </table:table-cell>
          <table:table-cell office:value-type="float" office:value="13.21248" calcext:value-type="float">
            <text:p>13.21248</text:p>
          </table:table-cell>
          <table:table-cell office:value-type="float" office:value="23.28015" calcext:value-type="float">
            <text:p>23.28015</text:p>
          </table:table-cell>
          <table:table-cell office:value-type="float" office:value="13.59912" calcext:value-type="float">
            <text:p>13.59912</text:p>
          </table:table-cell>
          <table:table-cell office:value-type="float" office:value="23.82935" calcext:value-type="float">
            <text:p>23.82935</text:p>
          </table:table-cell>
          <table:table-cell office:value-type="float" office:value="13.59168" calcext:value-type="float">
            <text:p>13.59168</text:p>
          </table:table-cell>
          <table:table-cell/>
        </table:table-row>
        <table:table-row table:style-name="ro1">
          <table:table-cell office:value-type="float" office:value="12.86917" calcext:value-type="float">
            <text:p>12.86917</text:p>
          </table:table-cell>
          <table:table-cell office:value-type="float" office:value="14.77513" calcext:value-type="float">
            <text:p>14.77513</text:p>
          </table:table-cell>
          <table:table-cell office:value-type="float" office:value="20.02721" calcext:value-type="float">
            <text:p>20.02721</text:p>
          </table:table-cell>
          <table:table-cell office:value-type="float" office:value="18.90926" calcext:value-type="float">
            <text:p>18.90926</text:p>
          </table:table-cell>
          <table:table-cell office:value-type="float" office:value="12.87045" calcext:value-type="float">
            <text:p>12.87045</text:p>
          </table:table-cell>
          <table:table-cell office:value-type="float" office:value="14.55679" calcext:value-type="float">
            <text:p>14.55679</text:p>
          </table:table-cell>
          <table:table-cell office:value-type="float" office:value="13.7964" calcext:value-type="float">
            <text:p>13.7964</text:p>
          </table:table-cell>
          <table:table-cell office:value-type="float" office:value="13.03525" calcext:value-type="float">
            <text:p>13.03525</text:p>
          </table:table-cell>
          <table:table-cell office:value-type="float" office:value="14.8195" calcext:value-type="float">
            <text:p>14.8195</text:p>
          </table:table-cell>
          <table:table-cell office:value-type="float" office:value="12.84397" calcext:value-type="float">
            <text:p>12.84397</text:p>
          </table:table-cell>
          <table:table-cell office:value-type="float" office:value="13.1227" calcext:value-type="float">
            <text:p>13.1227</text:p>
          </table:table-cell>
          <table:table-cell office:value-type="float" office:value="13.02868" calcext:value-type="float">
            <text:p>13.02868</text:p>
          </table:table-cell>
          <table:table-cell office:value-type="float" office:value="14.90132" calcext:value-type="float">
            <text:p>14.90132</text:p>
          </table:table-cell>
          <table:table-cell office:value-type="float" office:value="13.14958" calcext:value-type="float">
            <text:p>13.14958</text:p>
          </table:table-cell>
          <table:table-cell office:value-type="float" office:value="13.82012" calcext:value-type="float">
            <text:p>13.82012</text:p>
          </table:table-cell>
          <table:table-cell office:value-type="float" office:value="12.90622" calcext:value-type="float">
            <text:p>12.90622</text:p>
          </table:table-cell>
          <table:table-cell office:value-type="float" office:value="22.63293" calcext:value-type="float">
            <text:p>22.63293</text:p>
          </table:table-cell>
          <table:table-cell office:value-type="float" office:value="13.16054" calcext:value-type="float">
            <text:p>13.16054</text:p>
          </table:table-cell>
          <table:table-cell office:value-type="float" office:value="22.85804" calcext:value-type="float">
            <text:p>22.85804</text:p>
          </table:table-cell>
          <table:table-cell office:value-type="float" office:value="13.15146" calcext:value-type="float">
            <text:p>13.15146</text:p>
          </table:table-cell>
          <table:table-cell/>
        </table:table-row>
        <table:table-row table:style-name="ro1">
          <table:table-cell office:value-type="float" office:value="12.43387" calcext:value-type="float">
            <text:p>12.43387</text:p>
          </table:table-cell>
          <table:table-cell office:value-type="float" office:value="14.26434" calcext:value-type="float">
            <text:p>14.26434</text:p>
          </table:table-cell>
          <table:table-cell office:value-type="float" office:value="19.37167" calcext:value-type="float">
            <text:p>19.37167</text:p>
          </table:table-cell>
          <table:table-cell office:value-type="float" office:value="18.05668" calcext:value-type="float">
            <text:p>18.05668</text:p>
          </table:table-cell>
          <table:table-cell office:value-type="float" office:value="12.43694" calcext:value-type="float">
            <text:p>12.43694</text:p>
          </table:table-cell>
          <table:table-cell office:value-type="float" office:value="13.95358" calcext:value-type="float">
            <text:p>13.95358</text:p>
          </table:table-cell>
          <table:table-cell office:value-type="float" office:value="13.41527" calcext:value-type="float">
            <text:p>13.41527</text:p>
          </table:table-cell>
          <table:table-cell office:value-type="float" office:value="12.69185" calcext:value-type="float">
            <text:p>12.69185</text:p>
          </table:table-cell>
          <table:table-cell office:value-type="float" office:value="14.31862" calcext:value-type="float">
            <text:p>14.31862</text:p>
          </table:table-cell>
          <table:table-cell office:value-type="float" office:value="12.50116" calcext:value-type="float">
            <text:p>12.50116</text:p>
          </table:table-cell>
          <table:table-cell office:value-type="float" office:value="12.64961" calcext:value-type="float">
            <text:p>12.64961</text:p>
          </table:table-cell>
          <table:table-cell office:value-type="float" office:value="12.71226" calcext:value-type="float">
            <text:p>12.71226</text:p>
          </table:table-cell>
          <table:table-cell office:value-type="float" office:value="14.341" calcext:value-type="float">
            <text:p>14.341</text:p>
          </table:table-cell>
          <table:table-cell office:value-type="float" office:value="12.81557" calcext:value-type="float">
            <text:p>12.81557</text:p>
          </table:table-cell>
          <table:table-cell office:value-type="float" office:value="13.29457" calcext:value-type="float">
            <text:p>13.29457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21.65167" calcext:value-type="float">
            <text:p>21.65167</text:p>
          </table:table-cell>
          <table:table-cell office:value-type="float" office:value="12.81707" calcext:value-type="float">
            <text:p>12.81707</text:p>
          </table:table-cell>
          <table:table-cell office:value-type="float" office:value="22.20108" calcext:value-type="float">
            <text:p>22.20108</text:p>
          </table:table-cell>
          <table:table-cell office:value-type="float" office:value="12.80814" calcext:value-type="float">
            <text:p>12.80814</text:p>
          </table:table-cell>
          <table:table-cell/>
        </table:table-row>
        <table:table-row table:style-name="ro1">
          <table:table-cell office:value-type="float" office:value="12.10354" calcext:value-type="float">
            <text:p>12.10354</text:p>
          </table:table-cell>
          <table:table-cell office:value-type="float" office:value="13.76403" calcext:value-type="float">
            <text:p>13.76403</text:p>
          </table:table-cell>
          <table:table-cell office:value-type="float" office:value="18.38431" calcext:value-type="float">
            <text:p>18.38431</text:p>
          </table:table-cell>
          <table:table-cell office:value-type="float" office:value="17.25963" calcext:value-type="float">
            <text:p>17.25963</text:p>
          </table:table-cell>
          <table:table-cell office:value-type="float" office:value="12.1164" calcext:value-type="float">
            <text:p>12.1164</text:p>
          </table:table-cell>
          <table:table-cell office:value-type="float" office:value="13.5939" calcext:value-type="float">
            <text:p>13.5939</text:p>
          </table:table-cell>
          <table:table-cell office:value-type="float" office:value="12.97443" calcext:value-type="float">
            <text:p>12.97443</text:p>
          </table:table-cell>
          <table:table-cell office:value-type="float" office:value="12.20822" calcext:value-type="float">
            <text:p>12.20822</text:p>
          </table:table-cell>
          <table:table-cell office:value-type="float" office:value="13.80847" calcext:value-type="float">
            <text:p>13.80847</text:p>
          </table:table-cell>
          <table:table-cell office:value-type="float" office:value="12.07806" calcext:value-type="float">
            <text:p>12.07806</text:p>
          </table:table-cell>
          <table:table-cell office:value-type="float" office:value="12.30545" calcext:value-type="float">
            <text:p>12.30545</text:p>
          </table:table-cell>
          <table:table-cell office:value-type="float" office:value="12.24935" calcext:value-type="float">
            <text:p>12.24935</text:p>
          </table:table-cell>
          <table:table-cell office:value-type="float" office:value="13.90253" calcext:value-type="float">
            <text:p>13.90253</text:p>
          </table:table-cell>
          <table:table-cell office:value-type="float" office:value="12.37021" calcext:value-type="float">
            <text:p>12.37021</text:p>
          </table:table-cell>
          <table:table-cell office:value-type="float" office:value="12.97429" calcext:value-type="float">
            <text:p>12.97429</text:p>
          </table:table-cell>
          <table:table-cell office:value-type="float" office:value="12.14009" calcext:value-type="float">
            <text:p>12.14009</text:p>
          </table:table-cell>
          <table:table-cell office:value-type="float" office:value="20.99596" calcext:value-type="float">
            <text:p>20.99596</text:p>
          </table:table-cell>
          <table:table-cell office:value-type="float" office:value="12.37183" calcext:value-type="float">
            <text:p>12.37183</text:p>
          </table:table-cell>
          <table:table-cell office:value-type="float" office:value="21.34587" calcext:value-type="float">
            <text:p>21.34587</text:p>
          </table:table-cell>
          <table:table-cell office:value-type="float" office:value="12.37285" calcext:value-type="float">
            <text:p>12.37285</text:p>
          </table:table-cell>
          <table:table-cell/>
        </table:table-row>
        <table:table-row table:style-name="ro1">
          <table:table-cell office:value-type="float" office:value="11.64525" calcext:value-type="float">
            <text:p>11.64525</text:p>
          </table:table-cell>
          <table:table-cell office:value-type="float" office:value="13.39376" calcext:value-type="float">
            <text:p>13.39376</text:p>
          </table:table-cell>
          <table:table-cell office:value-type="float" office:value="17.72994" calcext:value-type="float">
            <text:p>17.72994</text:p>
          </table:table-cell>
          <table:table-cell office:value-type="float" office:value="16.407" calcext:value-type="float">
            <text:p>16.407</text:p>
          </table:table-cell>
          <table:table-cell office:value-type="float" office:value="11.62011" calcext:value-type="float">
            <text:p>11.62011</text:p>
          </table:table-cell>
          <table:table-cell office:value-type="float" office:value="13.10781" calcext:value-type="float">
            <text:p>13.10781</text:p>
          </table:table-cell>
          <table:table-cell office:value-type="float" office:value="12.63098" calcext:value-type="float">
            <text:p>12.63098</text:p>
          </table:table-cell>
          <table:table-cell office:value-type="float" office:value="11.69301" calcext:value-type="float">
            <text:p>11.69301</text:p>
          </table:table-cell>
          <table:table-cell office:value-type="float" office:value="13.46751" calcext:value-type="float">
            <text:p>13.46751</text:p>
          </table:table-cell>
          <table:table-cell office:value-type="float" office:value="11.60912" calcext:value-type="float">
            <text:p>11.60912</text:p>
          </table:table-cell>
          <table:table-cell office:value-type="float" office:value="11.79023" calcext:value-type="float">
            <text:p>11.79023</text:p>
          </table:table-cell>
          <table:table-cell office:value-type="float" office:value="11.90736" calcext:value-type="float">
            <text:p>11.90736</text:p>
          </table:table-cell>
          <table:table-cell office:value-type="float" office:value="13.4397" calcext:value-type="float">
            <text:p>13.4397</text:p>
          </table:table-cell>
          <table:table-cell office:value-type="float" office:value="11.96501" calcext:value-type="float">
            <text:p>11.96501</text:p>
          </table:table-cell>
          <table:table-cell office:value-type="float" office:value="12.51077" calcext:value-type="float">
            <text:p>12.51077</text:p>
          </table:table-cell>
          <table:table-cell office:value-type="float" office:value="11.61891" calcext:value-type="float">
            <text:p>11.61891</text:p>
          </table:table-cell>
          <table:table-cell office:value-type="float" office:value="20.00746" calcext:value-type="float">
            <text:p>20.00746</text:p>
          </table:table-cell>
          <table:table-cell office:value-type="float" office:value="11.84358" calcext:value-type="float">
            <text:p>11.84358</text:p>
          </table:table-cell>
          <table:table-cell office:value-type="float" office:value="20.5644" calcext:value-type="float">
            <text:p>20.5644</text:p>
          </table:table-cell>
          <table:table-cell office:value-type="float" office:value="11.87263" calcext:value-type="float">
            <text:p>11.87263</text:p>
          </table:table-cell>
          <table:table-cell/>
        </table:table-row>
        <table:table-row table:style-name="ro1">
          <table:table-cell office:value-type="float" office:value="11.14442" calcext:value-type="float">
            <text:p>11.14442</text:p>
          </table:table-cell>
          <table:table-cell office:value-type="float" office:value="12.94542" calcext:value-type="float">
            <text:p>12.94542</text:p>
          </table:table-cell>
          <table:table-cell office:value-type="float" office:value="16.73472" calcext:value-type="float">
            <text:p>16.73472</text:p>
          </table:table-cell>
          <table:table-cell office:value-type="float" office:value="15.62732" calcext:value-type="float">
            <text:p>15.62732</text:p>
          </table:table-cell>
          <table:table-cell office:value-type="float" office:value="11.12426" calcext:value-type="float">
            <text:p>11.12426</text:p>
          </table:table-cell>
          <table:table-cell office:value-type="float" office:value="12.75265" calcext:value-type="float">
            <text:p>12.75265</text:p>
          </table:table-cell>
          <table:table-cell office:value-type="float" office:value="12.19747" calcext:value-type="float">
            <text:p>12.19747</text:p>
          </table:table-cell>
          <table:table-cell office:value-type="float" office:value="11.19197" calcext:value-type="float">
            <text:p>11.19197</text:p>
          </table:table-cell>
          <table:table-cell office:value-type="float" office:value="12.98811" calcext:value-type="float">
            <text:p>12.98811</text:p>
          </table:table-cell>
          <table:table-cell office:value-type="float" office:value="11.09727" calcext:value-type="float">
            <text:p>11.09727</text:p>
          </table:table-cell>
          <table:table-cell office:value-type="float" office:value="11.29114" calcext:value-type="float">
            <text:p>11.29114</text:p>
          </table:table-cell>
          <table:table-cell office:value-type="float" office:value="11.2737" calcext:value-type="float">
            <text:p>11.2737</text:p>
          </table:table-cell>
          <table:table-cell office:value-type="float" office:value="13.06375" calcext:value-type="float">
            <text:p>13.06375</text:p>
          </table:table-cell>
          <table:table-cell office:value-type="float" office:value="11.41967" calcext:value-type="float">
            <text:p>11.41967</text:p>
          </table:table-cell>
          <table:table-cell office:value-type="float" office:value="12.19509" calcext:value-type="float">
            <text:p>12.19509</text:p>
          </table:table-cell>
          <table:table-cell office:value-type="float" office:value="11.19739" calcext:value-type="float">
            <text:p>11.19739</text:p>
          </table:table-cell>
          <table:table-cell office:value-type="float" office:value="19.35171" calcext:value-type="float">
            <text:p>19.35171</text:p>
          </table:table-cell>
          <table:table-cell office:value-type="float" office:value="11.34342" calcext:value-type="float">
            <text:p>11.34342</text:p>
          </table:table-cell>
          <table:table-cell office:value-type="float" office:value="19.71029" calcext:value-type="float">
            <text:p>19.71029</text:p>
          </table:table-cell>
          <table:table-cell office:value-type="float" office:value="11.35611" calcext:value-type="float">
            <text:p>11.35611</text:p>
          </table:table-cell>
          <table:table-cell/>
        </table:table-row>
        <table:table-row table:style-name="ro1">
          <table:table-cell office:value-type="float" office:value="10.64101" calcext:value-type="float">
            <text:p>10.64101</text:p>
          </table:table-cell>
          <table:table-cell office:value-type="float" office:value="12.52688" calcext:value-type="float">
            <text:p>12.52688</text:p>
          </table:table-cell>
          <table:table-cell office:value-type="float" office:value="16.08478" calcext:value-type="float">
            <text:p>16.08478</text:p>
          </table:table-cell>
          <table:table-cell office:value-type="float" office:value="14.88136" calcext:value-type="float">
            <text:p>14.88136</text:p>
          </table:table-cell>
          <table:table-cell office:value-type="float" office:value="10.63931" calcext:value-type="float">
            <text:p>10.63931</text:p>
          </table:table-cell>
          <table:table-cell office:value-type="float" office:value="12.09328" calcext:value-type="float">
            <text:p>12.09328</text:p>
          </table:table-cell>
          <table:table-cell office:value-type="float" office:value="11.67924" calcext:value-type="float">
            <text:p>11.67924</text:p>
          </table:table-cell>
          <table:table-cell office:value-type="float" office:value="10.82475" calcext:value-type="float">
            <text:p>10.82475</text:p>
          </table:table-cell>
          <table:table-cell office:value-type="float" office:value="12.67211" calcext:value-type="float">
            <text:p>12.67211</text:p>
          </table:table-cell>
          <table:table-cell office:value-type="float" office:value="10.68164" calcext:value-type="float">
            <text:p>10.68164</text:p>
          </table:table-cell>
          <table:table-cell office:value-type="float" office:value="10.9239" calcext:value-type="float">
            <text:p>10.9239</text:p>
          </table:table-cell>
          <table:table-cell office:value-type="float" office:value="10.89504" calcext:value-type="float">
            <text:p>10.89504</text:p>
          </table:table-cell>
          <table:table-cell office:value-type="float" office:value="12.48438" calcext:value-type="float">
            <text:p>12.48438</text:p>
          </table:table-cell>
          <table:table-cell office:value-type="float" office:value="10.97296" calcext:value-type="float">
            <text:p>10.97296</text:p>
          </table:table-cell>
          <table:table-cell office:value-type="float" office:value="11.54673" calcext:value-type="float">
            <text:p>11.54673</text:p>
          </table:table-cell>
          <table:table-cell office:value-type="float" office:value="10.63824" calcext:value-type="float">
            <text:p>10.63824</text:p>
          </table:table-cell>
          <table:table-cell office:value-type="float" office:value="18.36454" calcext:value-type="float">
            <text:p>18.36454</text:p>
          </table:table-cell>
          <table:table-cell office:value-type="float" office:value="10.95272" calcext:value-type="float">
            <text:p>10.95272</text:p>
          </table:table-cell>
          <table:table-cell office:value-type="float" office:value="18.92172" calcext:value-type="float">
            <text:p>18.92172</text:p>
          </table:table-cell>
          <table:table-cell office:value-type="float" office:value="10.95011" calcext:value-type="float">
            <text:p>10.95011</text:p>
          </table:table-cell>
          <table:table-cell/>
        </table:table-row>
        <table:table-row table:style-name="ro1">
          <table:table-cell office:value-type="float" office:value="10.26946" calcext:value-type="float">
            <text:p>10.26946</text:p>
          </table:table-cell>
          <table:table-cell office:value-type="float" office:value="11.9677" calcext:value-type="float">
            <text:p>11.9677</text:p>
          </table:table-cell>
          <table:table-cell office:value-type="float" office:value="15.16415" calcext:value-type="float">
            <text:p>15.16415</text:p>
          </table:table-cell>
          <table:table-cell office:value-type="float" office:value="14.20871" calcext:value-type="float">
            <text:p>14.20871</text:p>
          </table:table-cell>
          <table:table-cell office:value-type="float" office:value="10.2799" calcext:value-type="float">
            <text:p>10.2799</text:p>
          </table:table-cell>
          <table:table-cell office:value-type="float" office:value="11.71027" calcext:value-type="float">
            <text:p>11.71027</text:p>
          </table:table-cell>
          <table:table-cell office:value-type="float" office:value="11.28892" calcext:value-type="float">
            <text:p>11.28892</text:p>
          </table:table-cell>
          <table:table-cell office:value-type="float" office:value="10.39464" calcext:value-type="float">
            <text:p>10.39464</text:p>
          </table:table-cell>
          <table:table-cell office:value-type="float" office:value="12.01232" calcext:value-type="float">
            <text:p>12.01232</text:p>
          </table:table-cell>
          <table:table-cell office:value-type="float" office:value="10.36699" calcext:value-type="float">
            <text:p>10.36699</text:p>
          </table:table-cell>
          <table:table-cell office:value-type="float" office:value="10.49377" calcext:value-type="float">
            <text:p>10.49377</text:p>
          </table:table-cell>
          <table:table-cell office:value-type="float" office:value="10.40196" calcext:value-type="float">
            <text:p>10.40196</text:p>
          </table:table-cell>
          <table:table-cell office:value-type="float" office:value="12.00824" calcext:value-type="float">
            <text:p>12.00824</text:p>
          </table:table-cell>
          <table:table-cell office:value-type="float" office:value="10.52318" calcext:value-type="float">
            <text:p>10.52318</text:p>
          </table:table-cell>
          <table:table-cell office:value-type="float" office:value="11.16794" calcext:value-type="float">
            <text:p>11.16794</text:p>
          </table:table-cell>
          <table:table-cell office:value-type="float" office:value="10.30694" calcext:value-type="float">
            <text:p>10.30694</text:p>
          </table:table-cell>
          <table:table-cell office:value-type="float" office:value="17.71017" calcext:value-type="float">
            <text:p>17.71017</text:p>
          </table:table-cell>
          <table:table-cell office:value-type="float" office:value="10.53013" calcext:value-type="float">
            <text:p>10.53013</text:p>
          </table:table-cell>
          <table:table-cell office:value-type="float" office:value="18.92172" calcext:value-type="float">
            <text:p>18.92172</text:p>
          </table:table-cell>
          <table:table-cell office:value-type="float" office:value="10.52364" calcext:value-type="float">
            <text:p>10.52364</text:p>
          </table:table-cell>
          <table:table-cell/>
        </table:table-row>
        <table:table-row table:style-name="ro1">
          <table:table-cell office:value-type="float" office:value="9.85429" calcext:value-type="float">
            <text:p>9.85429</text:p>
          </table:table-cell>
          <table:table-cell office:value-type="float" office:value="11.51867" calcext:value-type="float">
            <text:p>11.51867</text:p>
          </table:table-cell>
          <table:table-cell office:value-type="float" office:value="14.56441" calcext:value-type="float">
            <text:p>14.56441</text:p>
          </table:table-cell>
          <table:table-cell office:value-type="float" office:value="13.5275" calcext:value-type="float">
            <text:p>13.5275</text:p>
          </table:table-cell>
          <table:table-cell office:value-type="float" office:value="9.85586" calcext:value-type="float">
            <text:p>9.85586</text:p>
          </table:table-cell>
          <table:table-cell office:value-type="float" office:value="11.21002" calcext:value-type="float">
            <text:p>11.21002</text:p>
          </table:table-cell>
          <table:table-cell office:value-type="float" office:value="10.77906" calcext:value-type="float">
            <text:p>10.77906</text:p>
          </table:table-cell>
          <table:table-cell office:value-type="float" office:value="10.06837" calcext:value-type="float">
            <text:p>10.06837</text:p>
          </table:table-cell>
          <table:table-cell office:value-type="float" office:value="11.62082" calcext:value-type="float">
            <text:p>11.62082</text:p>
          </table:table-cell>
          <table:table-cell office:value-type="float" office:value="9.91527" calcext:value-type="float">
            <text:p>9.91527</text:p>
          </table:table-cell>
          <table:table-cell office:value-type="float" office:value="10.16517" calcext:value-type="float">
            <text:p>10.16517</text:p>
          </table:table-cell>
          <table:table-cell office:value-type="float" office:value="10.09931" calcext:value-type="float">
            <text:p>10.09931</text:p>
          </table:table-cell>
          <table:table-cell office:value-type="float" office:value="11.53231" calcext:value-type="float">
            <text:p>11.53231</text:p>
          </table:table-cell>
          <table:table-cell office:value-type="float" office:value="10.19066" calcext:value-type="float">
            <text:p>10.19066</text:p>
          </table:table-cell>
          <table:table-cell office:value-type="float" office:value="10.64808" calcext:value-type="float">
            <text:p>10.64808</text:p>
          </table:table-cell>
          <table:table-cell office:value-type="float" office:value="9.8548" calcext:value-type="float">
            <text:p>9.8548</text:p>
          </table:table-cell>
          <table:table-cell office:value-type="float" office:value="16.7147" calcext:value-type="float">
            <text:p>16.7147</text:p>
          </table:table-cell>
          <table:table-cell office:value-type="float" office:value="10.20371" calcext:value-type="float">
            <text:p>10.20371</text:p>
          </table:table-cell>
          <table:table-cell office:value-type="float" office:value="18.05937" calcext:value-type="float">
            <text:p>18.05937</text:p>
          </table:table-cell>
          <table:table-cell office:value-type="float" office:value="10.19733" calcext:value-type="float">
            <text:p>10.19733</text:p>
          </table:table-cell>
          <table:table-cell/>
        </table:table-row>
        <table:table-row table:style-name="ro1">
          <table:table-cell office:value-type="float" office:value="9.52147" calcext:value-type="float">
            <text:p>9.52147</text:p>
          </table:table-cell>
          <table:table-cell office:value-type="float" office:value="11.0629" calcext:value-type="float">
            <text:p>11.0629</text:p>
          </table:table-cell>
          <table:table-cell office:value-type="float" office:value="13.72898" calcext:value-type="float">
            <text:p>13.72898</text:p>
          </table:table-cell>
          <table:table-cell office:value-type="float" office:value="12.87119" calcext:value-type="float">
            <text:p>12.87119</text:p>
          </table:table-cell>
          <table:table-cell office:value-type="float" office:value="9.53253" calcext:value-type="float">
            <text:p>9.53253</text:p>
          </table:table-cell>
          <table:table-cell office:value-type="float" office:value="10.91535" calcext:value-type="float">
            <text:p>10.91535</text:p>
          </table:table-cell>
          <table:table-cell office:value-type="float" office:value="10.4737" calcext:value-type="float">
            <text:p>10.4737</text:p>
          </table:table-cell>
          <table:table-cell office:value-type="float" office:value="9.64427" calcext:value-type="float">
            <text:p>9.64427</text:p>
          </table:table-cell>
          <table:table-cell office:value-type="float" office:value="11.11724" calcext:value-type="float">
            <text:p>11.11724</text:p>
          </table:table-cell>
          <table:table-cell office:value-type="float" office:value="9.62135" calcext:value-type="float">
            <text:p>9.62135</text:p>
          </table:table-cell>
          <table:table-cell office:value-type="float" office:value="9.75065" calcext:value-type="float">
            <text:p>9.75065</text:p>
          </table:table-cell>
          <table:table-cell office:value-type="float" office:value="9.64785" calcext:value-type="float">
            <text:p>9.64785</text:p>
          </table:table-cell>
          <table:table-cell office:value-type="float" office:value="11.20237" calcext:value-type="float">
            <text:p>11.20237</text:p>
          </table:table-cell>
          <table:table-cell office:value-type="float" office:value="9.77625" calcext:value-type="float">
            <text:p>9.77625</text:p>
          </table:table-cell>
          <table:table-cell office:value-type="float" office:value="10.35242" calcext:value-type="float">
            <text:p>10.35242</text:p>
          </table:table-cell>
          <table:table-cell office:value-type="float" office:value="9.55864" calcext:value-type="float">
            <text:p>9.55864</text:p>
          </table:table-cell>
          <table:table-cell office:value-type="float" office:value="16.05222" calcext:value-type="float">
            <text:p>16.05222</text:p>
          </table:table-cell>
          <table:table-cell office:value-type="float" office:value="9.7795" calcext:value-type="float">
            <text:p>9.7795</text:p>
          </table:table-cell>
          <table:table-cell office:value-type="float" office:value="17.27238" calcext:value-type="float">
            <text:p>17.27238</text:p>
          </table:table-cell>
          <table:table-cell office:value-type="float" office:value="9.77352" calcext:value-type="float">
            <text:p>9.77352</text:p>
          </table:table-cell>
          <table:table-cell/>
        </table:table-row>
        <table:table-row table:style-name="ro1">
          <table:table-cell office:value-type="float" office:value="9.10654" calcext:value-type="float">
            <text:p>9.10654</text:p>
          </table:table-cell>
          <table:table-cell office:value-type="float" office:value="10.73845" calcext:value-type="float">
            <text:p>10.73845</text:p>
          </table:table-cell>
          <table:table-cell office:value-type="float" office:value="13.21392" calcext:value-type="float">
            <text:p>13.21392</text:p>
          </table:table-cell>
          <table:table-cell office:value-type="float" office:value="12.29964" calcext:value-type="float">
            <text:p>12.29964</text:p>
          </table:table-cell>
          <table:table-cell office:value-type="float" office:value="9.11726" calcext:value-type="float">
            <text:p>9.11726</text:p>
          </table:table-cell>
          <table:table-cell office:value-type="float" office:value="10.45624" calcext:value-type="float">
            <text:p>10.45624</text:p>
          </table:table-cell>
          <table:table-cell office:value-type="float" office:value="10.03069" calcext:value-type="float">
            <text:p>10.03069</text:p>
          </table:table-cell>
          <table:table-cell office:value-type="float" office:value="9.31952" calcext:value-type="float">
            <text:p>9.31952</text:p>
          </table:table-cell>
          <table:table-cell office:value-type="float" office:value="10.81107" calcext:value-type="float">
            <text:p>10.81107</text:p>
          </table:table-cell>
          <table:table-cell office:value-type="float" office:value="9.17589" calcext:value-type="float">
            <text:p>9.17589</text:p>
          </table:table-cell>
          <table:table-cell office:value-type="float" office:value="9.41861" calcext:value-type="float">
            <text:p>9.41861</text:p>
          </table:table-cell>
          <table:table-cell office:value-type="float" office:value="9.3535" calcext:value-type="float">
            <text:p>9.3535</text:p>
          </table:table-cell>
          <table:table-cell office:value-type="float" office:value="10.78037" calcext:value-type="float">
            <text:p>10.78037</text:p>
          </table:table-cell>
          <table:table-cell office:value-type="float" office:value="9.44462" calcext:value-type="float">
            <text:p>9.44462</text:p>
          </table:table-cell>
          <table:table-cell office:value-type="float" office:value="9.8996" calcext:value-type="float">
            <text:p>9.8996</text:p>
          </table:table-cell>
          <table:table-cell office:value-type="float" office:value="9.1164" calcext:value-type="float">
            <text:p>9.1164</text:p>
          </table:table-cell>
          <table:table-cell office:value-type="float" office:value="15.06824" calcext:value-type="float">
            <text:p>15.06824</text:p>
          </table:table-cell>
          <table:table-cell office:value-type="float" office:value="9.45469" calcext:value-type="float">
            <text:p>9.45469</text:p>
          </table:table-cell>
          <table:table-cell office:value-type="float" office:value="16.42019" calcext:value-type="float">
            <text:p>16.42019</text:p>
          </table:table-cell>
          <table:table-cell office:value-type="float" office:value="9.4517" calcext:value-type="float">
            <text:p>9.4517</text:p>
          </table:table-cell>
          <table:table-cell/>
        </table:table-row>
        <table:table-row table:style-name="ro1">
          <table:table-cell office:value-type="float" office:value="8.78857" calcext:value-type="float">
            <text:p>8.78857</text:p>
          </table:table-cell>
          <table:table-cell office:value-type="float" office:value="10.31006" calcext:value-type="float">
            <text:p>10.31006</text:p>
          </table:table-cell>
          <table:table-cell office:value-type="float" office:value="12.5146" calcext:value-type="float">
            <text:p>12.5146</text:p>
          </table:table-cell>
          <table:table-cell office:value-type="float" office:value="11.74143" calcext:value-type="float">
            <text:p>11.74143</text:p>
          </table:table-cell>
          <table:table-cell office:value-type="float" office:value="8.78939" calcext:value-type="float">
            <text:p>8.78939</text:p>
          </table:table-cell>
          <table:table-cell office:value-type="float" office:value="10.15687" calcext:value-type="float">
            <text:p>10.15687</text:p>
          </table:table-cell>
          <table:table-cell office:value-type="float" office:value="9.72324" calcext:value-type="float">
            <text:p>9.72324</text:p>
          </table:table-cell>
          <table:table-cell office:value-type="float" office:value="8.90318" calcext:value-type="float">
            <text:p>8.90318</text:p>
          </table:table-cell>
          <table:table-cell office:value-type="float" office:value="10.35467" calcext:value-type="float">
            <text:p>10.35467</text:p>
          </table:table-cell>
          <table:table-cell office:value-type="float" office:value="8.87741" calcext:value-type="float">
            <text:p>8.87741</text:p>
          </table:table-cell>
          <table:table-cell office:value-type="float" office:value="8.99948" calcext:value-type="float">
            <text:p>8.99948</text:p>
          </table:table-cell>
          <table:table-cell office:value-type="float" office:value="8.90745" calcext:value-type="float">
            <text:p>8.90745</text:p>
          </table:table-cell>
          <table:table-cell office:value-type="float" office:value="10.45014" calcext:value-type="float">
            <text:p>10.45014</text:p>
          </table:table-cell>
          <table:table-cell office:value-type="float" office:value="9.02568" calcext:value-type="float">
            <text:p>9.02568</text:p>
          </table:table-cell>
          <table:table-cell office:value-type="float" office:value="9.60177" calcext:value-type="float">
            <text:p>9.60177</text:p>
          </table:table-cell>
          <table:table-cell office:value-type="float" office:value="8.8156" calcext:value-type="float">
            <text:p>8.8156</text:p>
          </table:table-cell>
          <table:table-cell office:value-type="float" office:value="14.40732" calcext:value-type="float">
            <text:p>14.40732</text:p>
          </table:table-cell>
          <table:table-cell office:value-type="float" office:value="9.02846" calcext:value-type="float">
            <text:p>9.02846</text:p>
          </table:table-cell>
          <table:table-cell office:value-type="float" office:value="15.62498" calcext:value-type="float">
            <text:p>15.62498</text:p>
          </table:table-cell>
          <table:table-cell office:value-type="float" office:value="9.03301" calcext:value-type="float">
            <text:p>9.03301</text:p>
          </table:table-cell>
          <table:table-cell/>
        </table:table-row>
        <table:table-row table:style-name="ro1">
          <table:table-cell office:value-type="float" office:value="8.37137" calcext:value-type="float">
            <text:p>8.37137</text:p>
          </table:table-cell>
          <table:table-cell office:value-type="float" office:value="9.98341" calcext:value-type="float">
            <text:p>9.98341</text:p>
          </table:table-cell>
          <table:table-cell office:value-type="float" office:value="12.09945" calcext:value-type="float">
            <text:p>12.09945</text:p>
          </table:table-cell>
          <table:table-cell office:value-type="float" office:value="11.30496" calcext:value-type="float">
            <text:p>11.30496</text:p>
          </table:table-cell>
          <table:table-cell office:value-type="float" office:value="8.3814" calcext:value-type="float">
            <text:p>8.3814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9.28514" calcext:value-type="float">
            <text:p>9.28514</text:p>
          </table:table-cell>
          <table:table-cell office:value-type="float" office:value="8.57378" calcext:value-type="float">
            <text:p>8.57378</text:p>
          </table:table-cell>
          <table:table-cell office:value-type="float" office:value="10.05582" calcext:value-type="float">
            <text:p>10.05582</text:p>
          </table:table-cell>
          <table:table-cell office:value-type="float" office:value="8.43888" calcext:value-type="float">
            <text:p>8.43888</text:p>
          </table:table-cell>
          <table:table-cell office:value-type="float" office:value="8.68228" calcext:value-type="float">
            <text:p>8.68228</text:p>
          </table:table-cell>
          <table:table-cell office:value-type="float" office:value="8.61538" calcext:value-type="float">
            <text:p>8.61538</text:p>
          </table:table-cell>
          <table:table-cell office:value-type="float" office:value="10.02401" calcext:value-type="float">
            <text:p>10.02401</text:p>
          </table:table-cell>
          <table:table-cell office:value-type="float" office:value="8.70602" calcext:value-type="float">
            <text:p>8.70602</text:p>
          </table:table-cell>
          <table:table-cell office:value-type="float" office:value="9.15389" calcext:value-type="float">
            <text:p>9.15389</text:p>
          </table:table-cell>
          <table:table-cell office:value-type="float" office:value="8.38076" calcext:value-type="float">
            <text:p>8.38076</text:p>
          </table:table-cell>
          <table:table-cell office:value-type="float" office:value="13.41734" calcext:value-type="float">
            <text:p>13.41734</text:p>
          </table:table-cell>
          <table:table-cell office:value-type="float" office:value="8.7085" calcext:value-type="float">
            <text:p>8.7085</text:p>
          </table:table-cell>
          <table:table-cell office:value-type="float" office:value="14.76641" calcext:value-type="float">
            <text:p>14.76641</text:p>
          </table:table-cell>
          <table:table-cell office:value-type="float" office:value="8.71352" calcext:value-type="float">
            <text:p>8.71352</text:p>
          </table:table-cell>
          <table:table-cell/>
        </table:table-row>
        <table:table-row table:style-name="ro1">
          <table:table-cell office:value-type="float" office:value="8.06015" calcext:value-type="float">
            <text:p>8.06015</text:p>
          </table:table-cell>
          <table:table-cell office:value-type="float" office:value="9.55905" calcext:value-type="float">
            <text:p>9.55905</text:p>
          </table:table-cell>
          <table:table-cell office:value-type="float" office:value="11.56048" calcext:value-type="float">
            <text:p>11.56048</text:p>
          </table:table-cell>
          <table:table-cell office:value-type="float" office:value="10.85348" calcext:value-type="float">
            <text:p>10.85348</text:p>
          </table:table-cell>
          <table:table-cell office:value-type="float" office:value="8.06353" calcext:value-type="float">
            <text:p>8.06353</text:p>
          </table:table-cell>
          <table:table-cell office:value-type="float" office:value="9.40562" calcext:value-type="float">
            <text:p>9.40562</text:p>
          </table:table-cell>
          <table:table-cell office:value-type="float" office:value="8.98211" calcext:value-type="float">
            <text:p>8.98211</text:p>
          </table:table-cell>
          <table:table-cell office:value-type="float" office:value="8.16457" calcext:value-type="float">
            <text:p>8.16457</text:p>
          </table:table-cell>
          <table:table-cell office:value-type="float" office:value="9.61335" calcext:value-type="float">
            <text:p>9.61335</text:p>
          </table:table-cell>
          <table:table-cell office:value-type="float" office:value="8.15663" calcext:value-type="float">
            <text:p>8.15663</text:p>
          </table:table-cell>
          <table:table-cell office:value-type="float" office:value="8.2633" calcext:value-type="float">
            <text:p>8.2633</text:p>
          </table:table-cell>
          <table:table-cell office:value-type="float" office:value="8.16957" calcext:value-type="float">
            <text:p>8.16957</text:p>
          </table:table-cell>
          <table:table-cell office:value-type="float" office:value="9.69709" calcext:value-type="float">
            <text:p>9.69709</text:p>
          </table:table-cell>
          <table:table-cell office:value-type="float" office:value="8.28405" calcext:value-type="float">
            <text:p>8.28405</text:p>
          </table:table-cell>
          <table:table-cell office:value-type="float" office:value="8.85082" calcext:value-type="float">
            <text:p>8.85082</text:p>
          </table:table-cell>
          <table:table-cell office:value-type="float" office:value="8.08652" calcext:value-type="float">
            <text:p>8.08652</text:p>
          </table:table-cell>
          <table:table-cell office:value-type="float" office:value="12.75889" calcext:value-type="float">
            <text:p>12.75889</text:p>
          </table:table-cell>
          <table:table-cell office:value-type="float" office:value="8.29888" calcext:value-type="float">
            <text:p>8.29888</text:p>
          </table:table-cell>
          <table:table-cell office:value-type="float" office:value="13.98269" calcext:value-type="float">
            <text:p>13.98269</text:p>
          </table:table-cell>
          <table:table-cell office:value-type="float" office:value="8.29495" calcext:value-type="float">
            <text:p>8.29495</text:p>
          </table:table-cell>
          <table:table-cell/>
        </table:table-row>
        <table:table-row table:style-name="ro1">
          <table:table-cell office:value-type="float" office:value="7.65282" calcext:value-type="float">
            <text:p>7.65282</text:p>
          </table:table-cell>
          <table:table-cell office:value-type="float" office:value="9.23635" calcext:value-type="float">
            <text:p>9.23635</text:p>
          </table:table-cell>
          <table:table-cell office:value-type="float" office:value="11.23663" calcext:value-type="float">
            <text:p>11.23663</text:p>
          </table:table-cell>
          <table:table-cell office:value-type="float" office:value="10.51713" calcext:value-type="float">
            <text:p>10.51713</text:p>
          </table:table-cell>
          <table:table-cell office:value-type="float" office:value="7.66541" calcext:value-type="float">
            <text:p>7.66541</text:p>
          </table:table-cell>
          <table:table-cell office:value-type="float" office:value="8.96004" calcext:value-type="float">
            <text:p>8.96004</text:p>
          </table:table-cell>
          <table:table-cell office:value-type="float" office:value="8.54055" calcext:value-type="float">
            <text:p>8.54055</text:p>
          </table:table-cell>
          <table:table-cell office:value-type="float" office:value="7.8514" calcext:value-type="float">
            <text:p>7.8514</text:p>
          </table:table-cell>
          <table:table-cell office:value-type="float" office:value="9.30871" calcext:value-type="float">
            <text:p>9.30871</text:p>
          </table:table-cell>
          <table:table-cell office:value-type="float" office:value="7.7214" calcext:value-type="float">
            <text:p>7.7214</text:p>
          </table:table-cell>
          <table:table-cell office:value-type="float" office:value="7.94994" calcext:value-type="float">
            <text:p>7.94994</text:p>
          </table:table-cell>
          <table:table-cell office:value-type="float" office:value="7.88395" calcext:value-type="float">
            <text:p>7.88395</text:p>
          </table:table-cell>
          <table:table-cell office:value-type="float" office:value="9.27544" calcext:value-type="float">
            <text:p>9.27544</text:p>
          </table:table-cell>
          <table:table-cell office:value-type="float" office:value="7.97078" calcext:value-type="float">
            <text:p>7.97078</text:p>
          </table:table-cell>
          <table:table-cell office:value-type="float" office:value="8.40923" calcext:value-type="float">
            <text:p>8.40923</text:p>
          </table:table-cell>
          <table:table-cell office:value-type="float" office:value="7.6616" calcext:value-type="float">
            <text:p>7.6616</text:p>
          </table:table-cell>
          <table:table-cell office:value-type="float" office:value="11.78167" calcext:value-type="float">
            <text:p>11.78167</text:p>
          </table:table-cell>
          <table:table-cell office:value-type="float" office:value="7.9759" calcext:value-type="float">
            <text:p>7.9759</text:p>
          </table:table-cell>
          <table:table-cell office:value-type="float" office:value="13.12667" calcext:value-type="float">
            <text:p>13.12667</text:p>
          </table:table-cell>
          <table:table-cell office:value-type="float" office:value="7.98204" calcext:value-type="float">
            <text:p>7.98204</text:p>
          </table:table-cell>
          <table:table-cell/>
        </table:table-row>
        <table:table-row table:style-name="ro1">
          <table:table-cell office:value-type="float" office:value="7.35072" calcext:value-type="float">
            <text:p>7.35072</text:p>
          </table:table-cell>
          <table:table-cell office:value-type="float" office:value="8.81714" calcext:value-type="float">
            <text:p>8.81714</text:p>
          </table:table-cell>
          <table:table-cell office:value-type="float" office:value="10.77708" calcext:value-type="float">
            <text:p>10.77708</text:p>
          </table:table-cell>
          <table:table-cell office:value-type="float" office:value="10.08977" calcext:value-type="float">
            <text:p>10.08977</text:p>
          </table:table-cell>
          <table:table-cell office:value-type="float" office:value="7.35376" calcext:value-type="float">
            <text:p>7.35376</text:p>
          </table:table-cell>
          <table:table-cell office:value-type="float" office:value="8.66652" calcext:value-type="float">
            <text:p>8.66652</text:p>
          </table:table-cell>
          <table:table-cell office:value-type="float" office:value="8.2529" calcext:value-type="float">
            <text:p>8.2529</text:p>
          </table:table-cell>
          <table:table-cell office:value-type="float" office:value="7.44233" calcext:value-type="float">
            <text:p>7.44233</text:p>
          </table:table-cell>
          <table:table-cell office:value-type="float" office:value="8.86173" calcext:value-type="float">
            <text:p>8.86173</text:p>
          </table:table-cell>
          <table:table-cell office:value-type="float" office:value="7.44473" calcext:value-type="float">
            <text:p>7.44473</text:p>
          </table:table-cell>
          <table:table-cell office:value-type="float" office:value="7.5406" calcext:value-type="float">
            <text:p>7.5406</text:p>
          </table:table-cell>
          <table:table-cell office:value-type="float" office:value="7.45761" calcext:value-type="float">
            <text:p>7.45761</text:p>
          </table:table-cell>
          <table:table-cell office:value-type="float" office:value="8.95277" calcext:value-type="float">
            <text:p>8.95277</text:p>
          </table:table-cell>
          <table:table-cell office:value-type="float" office:value="7.56111" calcext:value-type="float">
            <text:p>7.56111</text:p>
          </table:table-cell>
          <table:table-cell office:value-type="float" office:value="8.12156" calcext:value-type="float">
            <text:p>8.12156</text:p>
          </table:table-cell>
          <table:table-cell office:value-type="float" office:value="7.37984" calcext:value-type="float">
            <text:p>7.37984</text:p>
          </table:table-cell>
          <table:table-cell office:value-type="float" office:value="11.12633" calcext:value-type="float">
            <text:p>11.12633</text:p>
          </table:table-cell>
          <table:table-cell office:value-type="float" office:value="7.57568" calcext:value-type="float">
            <text:p>7.57568</text:p>
          </table:table-cell>
          <table:table-cell office:value-type="float" office:value="12.33714" calcext:value-type="float">
            <text:p>12.33714</text:p>
          </table:table-cell>
          <table:table-cell office:value-type="float" office:value="7.5731" calcext:value-type="float">
            <text:p>7.5731</text:p>
          </table:table-cell>
          <table:table-cell/>
        </table:table-row>
        <table:table-row table:style-name="ro1">
          <table:table-cell office:value-type="float" office:value="6.96081" calcext:value-type="float">
            <text:p>6.96081</text:p>
          </table:table-cell>
          <table:table-cell office:value-type="float" office:value="8.4901" calcext:value-type="float">
            <text:p>8.4901</text:p>
          </table:table-cell>
          <table:table-cell office:value-type="float" office:value="10.47752" calcext:value-type="float">
            <text:p>10.47752</text:p>
          </table:table-cell>
          <table:table-cell office:value-type="float" office:value="9.76648" calcext:value-type="float">
            <text:p>9.76648</text:p>
          </table:table-cell>
          <table:table-cell office:value-type="float" office:value="6.9597" calcext:value-type="float">
            <text:p>6.9597</text:p>
          </table:table-cell>
          <table:table-cell office:value-type="float" office:value="8.21837" calcext:value-type="float">
            <text:p>8.21837</text:p>
          </table:table-cell>
          <table:table-cell office:value-type="float" office:value="7.81017" calcext:value-type="float">
            <text:p>7.81017</text:p>
          </table:table-cell>
          <table:table-cell office:value-type="float" office:value="7.13251" calcext:value-type="float">
            <text:p>7.13251</text:p>
          </table:table-cell>
          <table:table-cell office:value-type="float" office:value="8.57187" calcext:value-type="float">
            <text:p>8.57187</text:p>
          </table:table-cell>
          <table:table-cell office:value-type="float" office:value="7.02297" calcext:value-type="float">
            <text:p>7.02297</text:p>
          </table:table-cell>
          <table:table-cell office:value-type="float" office:value="7.2268" calcext:value-type="float">
            <text:p>7.2268</text:p>
          </table:table-cell>
          <table:table-cell office:value-type="float" office:value="7.17131" calcext:value-type="float">
            <text:p>7.17131</text:p>
          </table:table-cell>
          <table:table-cell office:value-type="float" office:value="8.53693" calcext:value-type="float">
            <text:p>8.53693</text:p>
          </table:table-cell>
          <table:table-cell office:value-type="float" office:value="7.2566" calcext:value-type="float">
            <text:p>7.2566</text:p>
          </table:table-cell>
          <table:table-cell office:value-type="float" office:value="7.67892" calcext:value-type="float">
            <text:p>7.67892</text:p>
          </table:table-cell>
          <table:table-cell office:value-type="float" office:value="6.96844" calcext:value-type="float">
            <text:p>6.96844</text:p>
          </table:table-cell>
          <table:table-cell office:value-type="float" office:value="10.15321" calcext:value-type="float">
            <text:p>10.15321</text:p>
          </table:table-cell>
          <table:table-cell office:value-type="float" office:value="7.26523" calcext:value-type="float">
            <text:p>7.26523</text:p>
          </table:table-cell>
          <table:table-cell office:value-type="float" office:value="11.48253" calcext:value-type="float">
            <text:p>11.48253</text:p>
          </table:table-cell>
          <table:table-cell office:value-type="float" office:value="7.27274" calcext:value-type="float">
            <text:p>7.27274</text:p>
          </table:table-cell>
          <table:table-cell/>
        </table:table-row>
        <table:table-row table:style-name="ro1">
          <table:table-cell office:value-type="float" office:value="6.66245" calcext:value-type="float">
            <text:p>6.66245</text:p>
          </table:table-cell>
          <table:table-cell office:value-type="float" office:value="8.08088" calcext:value-type="float">
            <text:p>8.08088</text:p>
          </table:table-cell>
          <table:table-cell office:value-type="float" office:value="10.02237" calcext:value-type="float">
            <text:p>10.02237</text:p>
          </table:table-cell>
          <table:table-cell office:value-type="float" office:value="9.33443" calcext:value-type="float">
            <text:p>9.33443</text:p>
          </table:table-cell>
          <table:table-cell office:value-type="float" office:value="6.67413" calcext:value-type="float">
            <text:p>6.67413</text:p>
          </table:table-cell>
          <table:table-cell office:value-type="float" office:value="7.93103" calcext:value-type="float">
            <text:p>7.93103</text:p>
          </table:table-cell>
          <table:table-cell office:value-type="float" office:value="7.53022" calcext:value-type="float">
            <text:p>7.53022</text:p>
          </table:table-cell>
          <table:table-cell office:value-type="float" office:value="6.74646" calcext:value-type="float">
            <text:p>6.74646</text:p>
          </table:table-cell>
          <table:table-cell office:value-type="float" office:value="8.12231" calcext:value-type="float">
            <text:p>8.12231</text:p>
          </table:table-cell>
          <table:table-cell office:value-type="float" office:value="6.74888" calcext:value-type="float">
            <text:p>6.74888</text:p>
          </table:table-cell>
          <table:table-cell office:value-type="float" office:value="6.84381" calcext:value-type="float">
            <text:p>6.84381</text:p>
          </table:table-cell>
          <table:table-cell office:value-type="float" office:value="6.74944" calcext:value-type="float">
            <text:p>6.74944</text:p>
          </table:table-cell>
          <table:table-cell office:value-type="float" office:value="8.21031" calcext:value-type="float">
            <text:p>8.21031</text:p>
          </table:table-cell>
          <table:table-cell office:value-type="float" office:value="6.85993" calcext:value-type="float">
            <text:p>6.85993</text:p>
          </table:table-cell>
          <table:table-cell office:value-type="float" office:value="7.39907" calcext:value-type="float">
            <text:p>7.39907</text:p>
          </table:table-cell>
          <table:table-cell office:value-type="float" office:value="6.69543" calcext:value-type="float">
            <text:p>6.69543</text:p>
          </table:table-cell>
          <table:table-cell office:value-type="float" office:value="9.50179" calcext:value-type="float">
            <text:p>9.50179</text:p>
          </table:table-cell>
          <table:table-cell office:value-type="float" office:value="6.87813" calcext:value-type="float">
            <text:p>6.87813</text:p>
          </table:table-cell>
          <table:table-cell office:value-type="float" office:value="10.70611" calcext:value-type="float">
            <text:p>10.70611</text:p>
          </table:table-cell>
          <table:table-cell office:value-type="float" office:value="6.87727" calcext:value-type="float">
            <text:p>6.87727</text:p>
          </table:table-cell>
          <table:table-cell/>
        </table:table-row>
        <table:table-row table:style-name="ro1">
          <table:table-cell office:value-type="float" office:value="6.29651" calcext:value-type="float">
            <text:p>6.29651</text:p>
          </table:table-cell>
          <table:table-cell office:value-type="float" office:value="7.76735" calcext:value-type="float">
            <text:p>7.76735</text:p>
          </table:table-cell>
          <table:table-cell office:value-type="float" office:value="9.7152" calcext:value-type="float">
            <text:p>9.7152</text:p>
          </table:table-cell>
          <table:table-cell office:value-type="float" office:value="9.00231" calcext:value-type="float">
            <text:p>9.00231</text:p>
          </table:table-cell>
          <table:table-cell office:value-type="float" office:value="6.2989" calcext:value-type="float">
            <text:p>6.2989</text:p>
          </table:table-cell>
          <table:table-cell office:value-type="float" office:value="7.49241" calcext:value-type="float">
            <text:p>7.49241</text:p>
          </table:table-cell>
          <table:table-cell office:value-type="float" office:value="7.09908" calcext:value-type="float">
            <text:p>7.09908</text:p>
          </table:table-cell>
          <table:table-cell office:value-type="float" office:value="6.44602" calcext:value-type="float">
            <text:p>6.44602</text:p>
          </table:table-cell>
          <table:table-cell office:value-type="float" office:value="7.8392" calcext:value-type="float">
            <text:p>7.8392</text:p>
          </table:table-cell>
          <table:table-cell office:value-type="float" office:value="6.35934" calcext:value-type="float">
            <text:p>6.35934</text:p>
          </table:table-cell>
          <table:table-cell office:value-type="float" office:value="6.54275" calcext:value-type="float">
            <text:p>6.54275</text:p>
          </table:table-cell>
          <table:table-cell office:value-type="float" office:value="6.47548" calcext:value-type="float">
            <text:p>6.47548</text:p>
          </table:table-cell>
          <table:table-cell office:value-type="float" office:value="7.80548" calcext:value-type="float">
            <text:p>7.80548</text:p>
          </table:table-cell>
          <table:table-cell office:value-type="float" office:value="6.56761" calcext:value-type="float">
            <text:p>6.56761</text:p>
          </table:table-cell>
          <table:table-cell office:value-type="float" office:value="6.97188" calcext:value-type="float">
            <text:p>6.97188</text:p>
          </table:table-cell>
          <table:table-cell office:value-type="float" office:value="6.29889" calcext:value-type="float">
            <text:p>6.29889</text:p>
          </table:table-cell>
          <table:table-cell office:value-type="float" office:value="8.54706" calcext:value-type="float">
            <text:p>8.54706</text:p>
          </table:table-cell>
          <table:table-cell office:value-type="float" office:value="6.57666" calcext:value-type="float">
            <text:p>6.57666</text:p>
          </table:table-cell>
          <table:table-cell office:value-type="float" office:value="9.85588" calcext:value-type="float">
            <text:p>9.85588</text:p>
          </table:table-cell>
          <table:table-cell office:value-type="float" office:value="6.58583" calcext:value-type="float">
            <text:p>6.58583</text:p>
          </table:table-cell>
          <table:table-cell/>
        </table:table-row>
        <table:table-row table:style-name="ro1">
          <table:table-cell office:value-type="float" office:value="6.016" calcext:value-type="float">
            <text:p>6.016</text:p>
          </table:table-cell>
          <table:table-cell office:value-type="float" office:value="7.35843" calcext:value-type="float">
            <text:p>7.35843</text:p>
          </table:table-cell>
          <table:table-cell office:value-type="float" office:value="9.25295" calcext:value-type="float">
            <text:p>9.25295</text:p>
          </table:table-cell>
          <table:table-cell office:value-type="float" office:value="8.57401" calcext:value-type="float">
            <text:p>8.57401</text:p>
          </table:table-cell>
          <table:table-cell office:value-type="float" office:value="6.02685" calcext:value-type="float">
            <text:p>6.02685</text:p>
          </table:table-cell>
          <table:table-cell office:value-type="float" office:value="7.21337" calcext:value-type="float">
            <text:p>7.21337</text:p>
          </table:table-cell>
          <table:table-cell office:value-type="float" office:value="6.82038" calcext:value-type="float">
            <text:p>6.82038</text:p>
          </table:table-cell>
          <table:table-cell office:value-type="float" office:value="6.08253" calcext:value-type="float">
            <text:p>6.08253</text:p>
          </table:table-cell>
          <table:table-cell office:value-type="float" office:value="7.40273" calcext:value-type="float">
            <text:p>7.40273</text:p>
          </table:table-cell>
          <table:table-cell office:value-type="float" office:value="6.10191" calcext:value-type="float">
            <text:p>6.10191</text:p>
          </table:table-cell>
          <table:table-cell office:value-type="float" office:value="6.17874" calcext:value-type="float">
            <text:p>6.17874</text:p>
          </table:table-cell>
          <table:table-cell office:value-type="float" office:value="6.08654" calcext:value-type="float">
            <text:p>6.08654</text:p>
          </table:table-cell>
          <table:table-cell office:value-type="float" office:value="7.48344" calcext:value-type="float">
            <text:p>7.48344</text:p>
          </table:table-cell>
          <table:table-cell office:value-type="float" office:value="6.18904" calcext:value-type="float">
            <text:p>6.18904</text:p>
          </table:table-cell>
          <table:table-cell office:value-type="float" office:value="6.6898" calcext:value-type="float">
            <text:p>6.6898</text:p>
          </table:table-cell>
          <table:table-cell office:value-type="float" office:value="6.05187" calcext:value-type="float">
            <text:p>6.05187</text:p>
          </table:table-cell>
          <table:table-cell office:value-type="float" office:value="7.9096" calcext:value-type="float">
            <text:p>7.9096</text:p>
          </table:table-cell>
          <table:table-cell office:value-type="float" office:value="6.20297" calcext:value-type="float">
            <text:p>6.20297</text:p>
          </table:table-cell>
          <table:table-cell office:value-type="float" office:value="9.09622" calcext:value-type="float">
            <text:p>9.09622</text:p>
          </table:table-cell>
          <table:table-cell office:value-type="float" office:value="6.21324" calcext:value-type="float">
            <text:p>6.21324</text:p>
          </table:table-cell>
          <table:table-cell/>
        </table:table-row>
        <table:table-row table:style-name="ro1">
          <table:table-cell office:value-type="float" office:value="5.68065" calcext:value-type="float">
            <text:p>5.68065</text:p>
          </table:table-cell>
          <table:table-cell office:value-type="float" office:value="7.04842" calcext:value-type="float">
            <text:p>7.04842</text:p>
          </table:table-cell>
          <table:table-cell office:value-type="float" office:value="8.94841" calcext:value-type="float">
            <text:p>8.94841</text:p>
          </table:table-cell>
          <table:table-cell office:value-type="float" office:value="8.24558" calcext:value-type="float">
            <text:p>8.24558</text:p>
          </table:table-cell>
          <table:table-cell office:value-type="float" office:value="5.68232" calcext:value-type="float">
            <text:p>5.68232</text:p>
          </table:table-cell>
          <table:table-cell office:value-type="float" office:value="6.78785" calcext:value-type="float">
            <text:p>6.78785</text:p>
          </table:table-cell>
          <table:table-cell office:value-type="float" office:value="6.4188" calcext:value-type="float">
            <text:p>6.4188</text:p>
          </table:table-cell>
          <table:table-cell office:value-type="float" office:value="5.82045" calcext:value-type="float">
            <text:p>5.82045</text:p>
          </table:table-cell>
          <table:table-cell office:value-type="float" office:value="7.12532" calcext:value-type="float">
            <text:p>7.12532</text:p>
          </table:table-cell>
          <table:table-cell office:value-type="float" office:value="5.73859" calcext:value-type="float">
            <text:p>5.73859</text:p>
          </table:table-cell>
          <table:table-cell office:value-type="float" office:value="5.88528" calcext:value-type="float">
            <text:p>5.88528</text:p>
          </table:table-cell>
          <table:table-cell office:value-type="float" office:value="5.82857" calcext:value-type="float">
            <text:p>5.82857</text:p>
          </table:table-cell>
          <table:table-cell office:value-type="float" office:value="7.0897" calcext:value-type="float">
            <text:p>7.0897</text:p>
          </table:table-cell>
          <table:table-cell office:value-type="float" office:value="5.90305" calcext:value-type="float">
            <text:p>5.90305</text:p>
          </table:table-cell>
          <table:table-cell office:value-type="float" office:value="6.29319" calcext:value-type="float">
            <text:p>6.29319</text:p>
          </table:table-cell>
          <table:table-cell office:value-type="float" office:value="5.69053" calcext:value-type="float">
            <text:p>5.69053</text:p>
          </table:table-cell>
          <table:table-cell office:value-type="float" office:value="6.96591" calcext:value-type="float">
            <text:p>6.96591</text:p>
          </table:table-cell>
          <table:table-cell office:value-type="float" office:value="5.91999" calcext:value-type="float">
            <text:p>5.91999</text:p>
          </table:table-cell>
          <table:table-cell office:value-type="float" office:value="8.26305" calcext:value-type="float">
            <text:p>8.26305</text:p>
          </table:table-cell>
          <table:table-cell office:value-type="float" office:value="5.92023" calcext:value-type="float">
            <text:p>5.92023</text:p>
          </table:table-cell>
          <table:table-cell/>
        </table:table-row>
        <table:table-row table:style-name="ro1">
          <table:table-cell office:value-type="float" office:value="5.41376" calcext:value-type="float">
            <text:p>5.41376</text:p>
          </table:table-cell>
          <table:table-cell office:value-type="float" office:value="6.66264" calcext:value-type="float">
            <text:p>6.66264</text:p>
          </table:table-cell>
          <table:table-cell office:value-type="float" office:value="8.48945" calcext:value-type="float">
            <text:p>8.48945</text:p>
          </table:table-cell>
          <table:table-cell office:value-type="float" office:value="7.82482" calcext:value-type="float">
            <text:p>7.82482</text:p>
          </table:table-cell>
          <table:table-cell office:value-type="float" office:value="5.42123" calcext:value-type="float">
            <text:p>5.42123</text:p>
          </table:table-cell>
          <table:table-cell office:value-type="float" office:value="6.5202" calcext:value-type="float">
            <text:p>6.5202</text:p>
          </table:table-cell>
          <table:table-cell office:value-type="float" office:value="6.15517" calcext:value-type="float">
            <text:p>6.15517</text:p>
          </table:table-cell>
          <table:table-cell office:value-type="float" office:value="5.43396" calcext:value-type="float">
            <text:p>5.43396</text:p>
          </table:table-cell>
          <table:table-cell office:value-type="float" office:value="6.70661" calcext:value-type="float">
            <text:p>6.70661</text:p>
          </table:table-cell>
          <table:table-cell office:value-type="float" office:value="5.4959" calcext:value-type="float">
            <text:p>5.4959</text:p>
          </table:table-cell>
          <table:table-cell office:value-type="float" office:value="5.52847" calcext:value-type="float">
            <text:p>5.52847</text:p>
          </table:table-cell>
          <table:table-cell office:value-type="float" office:value="5.45289" calcext:value-type="float">
            <text:p>5.45289</text:p>
          </table:table-cell>
          <table:table-cell office:value-type="float" office:value="6.78168" calcext:value-type="float">
            <text:p>6.78168</text:p>
          </table:table-cell>
          <table:table-cell office:value-type="float" office:value="5.55658" calcext:value-type="float">
            <text:p>5.55658</text:p>
          </table:table-cell>
          <table:table-cell office:value-type="float" office:value="6.02589" calcext:value-type="float">
            <text:p>6.02589</text:p>
          </table:table-cell>
          <table:table-cell office:value-type="float" office:value="5.45065" calcext:value-type="float">
            <text:p>5.45065</text:p>
          </table:table-cell>
          <table:table-cell office:value-type="float" office:value="6.34212" calcext:value-type="float">
            <text:p>6.34212</text:p>
          </table:table-cell>
          <table:table-cell office:value-type="float" office:value="5.56473" calcext:value-type="float">
            <text:p>5.56473</text:p>
          </table:table-cell>
          <table:table-cell office:value-type="float" office:value="7.5115" calcext:value-type="float">
            <text:p>7.5115</text:p>
          </table:table-cell>
          <table:table-cell office:value-type="float" office:value="5.56318" calcext:value-type="float">
            <text:p>5.56318</text:p>
          </table:table-cell>
          <table:table-cell/>
        </table:table-row>
        <table:table-row table:style-name="ro1">
          <table:table-cell office:value-type="float" office:value="5.09587" calcext:value-type="float">
            <text:p>5.09587</text:p>
          </table:table-cell>
          <table:table-cell office:value-type="float" office:value="6.36211" calcext:value-type="float">
            <text:p>6.36211</text:p>
          </table:table-cell>
          <table:table-cell office:value-type="float" office:value="8.17705" calcext:value-type="float">
            <text:p>8.17705</text:p>
          </table:table-cell>
          <table:table-cell office:value-type="float" office:value="7.48899" calcext:value-type="float">
            <text:p>7.48899</text:p>
          </table:table-cell>
          <table:table-cell office:value-type="float" office:value="5.0983" calcext:value-type="float">
            <text:p>5.0983</text:p>
          </table:table-cell>
          <table:table-cell office:value-type="float" office:value="6.10411" calcext:value-type="float">
            <text:p>6.10411</text:p>
          </table:table-cell>
          <table:table-cell office:value-type="float" office:value="5.76846" calcext:value-type="float">
            <text:p>5.76846</text:p>
          </table:table-cell>
          <table:table-cell office:value-type="float" office:value="5.16729" calcext:value-type="float">
            <text:p>5.16729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5.13878" calcext:value-type="float">
            <text:p>5.13878</text:p>
          </table:table-cell>
          <table:table-cell office:value-type="float" office:value="5.21512" calcext:value-type="float">
            <text:p>5.21512</text:p>
          </table:table-cell>
          <table:table-cell office:value-type="float" office:value="5.19226" calcext:value-type="float">
            <text:p>5.19226</text:p>
          </table:table-cell>
          <table:table-cell office:value-type="float" office:value="6.38876" calcext:value-type="float">
            <text:p>6.38876</text:p>
          </table:table-cell>
          <table:table-cell office:value-type="float" office:value="5.25874" calcext:value-type="float">
            <text:p>5.25874</text:p>
          </table:table-cell>
          <table:table-cell office:value-type="float" office:value="5.6403" calcext:value-type="float">
            <text:p>5.6403</text:p>
          </table:table-cell>
          <table:table-cell office:value-type="float" office:value="5.1037" calcext:value-type="float">
            <text:p>5.1037</text:p>
          </table:table-cell>
          <table:table-cell office:value-type="float" office:value="5.42019" calcext:value-type="float">
            <text:p>5.42019</text:p>
          </table:table-cell>
          <table:table-cell office:value-type="float" office:value="5.25277" calcext:value-type="float">
            <text:p>5.25277</text:p>
          </table:table-cell>
          <table:table-cell office:value-type="float" office:value="6.69023" calcext:value-type="float">
            <text:p>6.69023</text:p>
          </table:table-cell>
          <table:table-cell office:value-type="float" office:value="5.26384" calcext:value-type="float">
            <text:p>5.26384</text:p>
          </table:table-cell>
          <table:table-cell/>
        </table:table-row>
        <table:table-row table:style-name="ro1">
          <table:table-cell office:value-type="float" office:value="4.8249" calcext:value-type="float">
            <text:p>4.8249</text:p>
          </table:table-cell>
          <table:table-cell office:value-type="float" office:value="5.99345" calcext:value-type="float">
            <text:p>5.99345</text:p>
          </table:table-cell>
          <table:table-cell office:value-type="float" office:value="7.70777" calcext:value-type="float">
            <text:p>7.70777</text:p>
          </table:table-cell>
          <table:table-cell office:value-type="float" office:value="7.07519" calcext:value-type="float">
            <text:p>7.07519</text:p>
          </table:table-cell>
          <table:table-cell office:value-type="float" office:value="4.82775" calcext:value-type="float">
            <text:p>4.82775</text:p>
          </table:table-cell>
          <table:table-cell office:value-type="float" office:value="5.82557" calcext:value-type="float">
            <text:p>5.82557</text:p>
          </table:table-cell>
          <table:table-cell office:value-type="float" office:value="5.49906" calcext:value-type="float">
            <text:p>5.49906</text:p>
          </table:table-cell>
          <table:table-cell office:value-type="float" office:value="4.77041" calcext:value-type="float">
            <text:p>4.77041</text:p>
          </table:table-cell>
          <table:table-cell office:value-type="float" office:value="6.03545" calcext:value-type="float">
            <text:p>6.03545</text:p>
          </table:table-cell>
          <table:table-cell office:value-type="float" office:value="4.89945" calcext:value-type="float">
            <text:p>4.89945</text:p>
          </table:table-cell>
          <table:table-cell office:value-type="float" office:value="4.8629" calcext:value-type="float">
            <text:p>4.8629</text:p>
          </table:table-cell>
          <table:table-cell office:value-type="float" office:value="4.89526" calcext:value-type="float">
            <text:p>4.89526</text:p>
          </table:table-cell>
          <table:table-cell office:value-type="float" office:value="6.08127" calcext:value-type="float">
            <text:p>6.08127</text:p>
          </table:table-cell>
          <table:table-cell office:value-type="float" office:value="4.91941" calcext:value-type="float">
            <text:p>4.91941</text:p>
          </table:table-cell>
          <table:table-cell office:value-type="float" office:value="5.37205" calcext:value-type="float">
            <text:p>5.37205</text:p>
          </table:table-cell>
          <table:table-cell office:value-type="float" office:value="4.86222" calcext:value-type="float">
            <text:p>4.86222</text:p>
          </table:table-cell>
          <table:table-cell office:value-type="float" office:value="4.8195" calcext:value-type="float">
            <text:p>4.8195</text:p>
          </table:table-cell>
          <table:table-cell office:value-type="float" office:value="4.90366" calcext:value-type="float">
            <text:p>4.90366</text:p>
          </table:table-cell>
          <table:table-cell office:value-type="float" office:value="5.9536" calcext:value-type="float">
            <text:p>5.9536</text:p>
          </table:table-cell>
          <table:table-cell office:value-type="float" office:value="4.91162" calcext:value-type="float">
            <text:p>4.91162</text:p>
          </table:table-cell>
          <table:table-cell/>
        </table:table-row>
        <table:table-row table:style-name="ro1">
          <table:table-cell office:value-type="float" office:value="4.53762" calcext:value-type="float">
            <text:p>4.53762</text:p>
          </table:table-cell>
          <table:table-cell office:value-type="float" office:value="5.67961" calcext:value-type="float">
            <text:p>5.67961</text:p>
          </table:table-cell>
          <table:table-cell office:value-type="float" office:value="7.38707" calcext:value-type="float">
            <text:p>7.38707</text:p>
          </table:table-cell>
          <table:table-cell office:value-type="float" office:value="6.7585" calcext:value-type="float">
            <text:p>6.7585</text:p>
          </table:table-cell>
          <table:table-cell office:value-type="float" office:value="4.53376" calcext:value-type="float">
            <text:p>4.53376</text:p>
          </table:table-cell>
          <table:table-cell office:value-type="float" office:value="5.40625" calcext:value-type="float">
            <text:p>5.40625</text:p>
          </table:table-cell>
          <table:table-cell office:value-type="float" office:value="5.10708" calcext:value-type="float">
            <text:p>5.10708</text:p>
          </table:table-cell>
          <table:table-cell office:value-type="float" office:value="4.51929" calcext:value-type="float">
            <text:p>4.51929</text:p>
          </table:table-cell>
          <table:table-cell office:value-type="float" office:value="5.76236" calcext:value-type="float">
            <text:p>5.76236</text:p>
          </table:table-cell>
          <table:table-cell office:value-type="float" office:value="4.55717" calcext:value-type="float">
            <text:p>4.55717</text:p>
          </table:table-cell>
          <table:table-cell office:value-type="float" office:value="4.55039" calcext:value-type="float">
            <text:p>4.55039</text:p>
          </table:table-cell>
          <table:table-cell office:value-type="float" office:value="4.57393" calcext:value-type="float">
            <text:p>4.57393</text:p>
          </table:table-cell>
          <table:table-cell office:value-type="float" office:value="5.68653" calcext:value-type="float">
            <text:p>5.68653</text:p>
          </table:table-cell>
          <table:table-cell office:value-type="float" office:value="4.61612" calcext:value-type="float">
            <text:p>4.61612</text:p>
          </table:table-cell>
          <table:table-cell office:value-type="float" office:value="4.97974" calcext:value-type="float">
            <text:p>4.97974</text:p>
          </table:table-cell>
          <table:table-cell office:value-type="float" office:value="4.53516" calcext:value-type="float">
            <text:p>4.53516</text:p>
          </table:table-cell>
          <table:table-cell office:value-type="float" office:value="3.93715" calcext:value-type="float">
            <text:p>3.93715</text:p>
          </table:table-cell>
          <table:table-cell office:value-type="float" office:value="4.58349" calcext:value-type="float">
            <text:p>4.58349</text:p>
          </table:table-cell>
          <table:table-cell office:value-type="float" office:value="5.15608" calcext:value-type="float">
            <text:p>5.15608</text:p>
          </table:table-cell>
          <table:table-cell office:value-type="float" office:value="4.60173" calcext:value-type="float">
            <text:p>4.60173</text:p>
          </table:table-cell>
          <table:table-cell/>
        </table:table-row>
        <table:table-row table:style-name="ro1">
          <table:table-cell office:value-type="float" office:value="4.27198" calcext:value-type="float">
            <text:p>4.27198</text:p>
          </table:table-cell>
          <table:table-cell office:value-type="float" office:value="5.31286" calcext:value-type="float">
            <text:p>5.31286</text:p>
          </table:table-cell>
          <table:table-cell office:value-type="float" office:value="6.87579" calcext:value-type="float">
            <text:p>6.87579</text:p>
          </table:table-cell>
          <table:table-cell office:value-type="float" office:value="6.31671" calcext:value-type="float">
            <text:p>6.31671</text:p>
          </table:table-cell>
          <table:table-cell office:value-type="float" office:value="4.27588" calcext:value-type="float">
            <text:p>4.27588</text:p>
          </table:table-cell>
          <table:table-cell office:value-type="float" office:value="5.1193" calcext:value-type="float">
            <text:p>5.1193</text:p>
          </table:table-cell>
          <table:table-cell office:value-type="float" office:value="4.84604" calcext:value-type="float">
            <text:p>4.84604</text:p>
          </table:table-cell>
          <table:table-cell office:value-type="float" office:value="4.15859" calcext:value-type="float">
            <text:p>4.15859</text:p>
          </table:table-cell>
          <table:table-cell office:value-type="float" office:value="5.35469" calcext:value-type="float">
            <text:p>5.35469</text:p>
          </table:table-cell>
          <table:table-cell office:value-type="float" office:value="4.34672" calcext:value-type="float">
            <text:p>4.34672</text:p>
          </table:table-cell>
          <table:table-cell office:value-type="float" office:value="4.2418" calcext:value-type="float">
            <text:p>4.2418</text:p>
          </table:table-cell>
          <table:table-cell office:value-type="float" office:value="4.27552" calcext:value-type="float">
            <text:p>4.27552</text:p>
          </table:table-cell>
          <table:table-cell office:value-type="float" office:value="5.35871" calcext:value-type="float">
            <text:p>5.35871</text:p>
          </table:table-cell>
          <table:table-cell office:value-type="float" office:value="4.30782" calcext:value-type="float">
            <text:p>4.30782</text:p>
          </table:table-cell>
          <table:table-cell office:value-type="float" office:value="4.71321" calcext:value-type="float">
            <text:p>4.71321</text:p>
          </table:table-cell>
          <table:table-cell office:value-type="float" office:value="4.32674" calcext:value-type="float">
            <text:p>4.32674</text:p>
          </table:table-cell>
          <table:table-cell office:value-type="float" office:value="3.37969" calcext:value-type="float">
            <text:p>3.37969</text:p>
          </table:table-cell>
          <table:table-cell office:value-type="float" office:value="4.28307" calcext:value-type="float">
            <text:p>4.28307</text:p>
          </table:table-cell>
          <table:table-cell office:value-type="float" office:value="4.44636" calcext:value-type="float">
            <text:p>4.44636</text:p>
          </table:table-cell>
          <table:table-cell office:value-type="float" office:value="4.2868" calcext:value-type="float">
            <text:p>4.2868</text:p>
          </table:table-cell>
          <table:table-cell/>
        </table:table-row>
        <table:table-row table:style-name="ro1">
          <table:table-cell office:value-type="float" office:value="4.05654" calcext:value-type="float">
            <text:p>4.05654</text:p>
          </table:table-cell>
          <table:table-cell office:value-type="float" office:value="4.98141" calcext:value-type="float">
            <text:p>4.98141</text:p>
          </table:table-cell>
          <table:table-cell office:value-type="float" office:value="6.52773" calcext:value-type="float">
            <text:p>6.52773</text:p>
          </table:table-cell>
          <table:table-cell office:value-type="float" office:value="5.91362" calcext:value-type="float">
            <text:p>5.91362</text:p>
          </table:table-cell>
          <table:table-cell office:value-type="float" office:value="4.06541" calcext:value-type="float">
            <text:p>4.06541</text:p>
          </table:table-cell>
          <table:table-cell office:value-type="float" office:value="4.69802" calcext:value-type="float">
            <text:p>4.69802</text:p>
          </table:table-cell>
          <table:table-cell office:value-type="float" office:value="4.46641" calcext:value-type="float">
            <text:p>4.46641</text:p>
          </table:table-cell>
          <table:table-cell office:value-type="float" office:value="3.93765" calcext:value-type="float">
            <text:p>3.93765</text:p>
          </table:table-cell>
          <table:table-cell office:value-type="float" office:value="5.07633" calcext:value-type="float">
            <text:p>5.07633</text:p>
          </table:table-cell>
          <table:table-cell office:value-type="float" office:value="4.05429" calcext:value-type="float">
            <text:p>4.05429</text:p>
          </table:table-cell>
          <table:table-cell office:value-type="float" office:value="3.94494" calcext:value-type="float">
            <text:p>3.94494</text:p>
          </table:table-cell>
          <table:table-cell office:value-type="float" office:value="4.01626" calcext:value-type="float">
            <text:p>4.01626</text:p>
          </table:table-cell>
          <table:table-cell office:value-type="float" office:value="4.97294" calcext:value-type="float">
            <text:p>4.97294</text:p>
          </table:table-cell>
          <table:table-cell office:value-type="float" office:value="4.02614" calcext:value-type="float">
            <text:p>4.02614</text:p>
          </table:table-cell>
          <table:table-cell office:value-type="float" office:value="4.3351" calcext:value-type="float">
            <text:p>4.3351</text:p>
          </table:table-cell>
          <table:table-cell office:value-type="float" office:value="4.06261" calcext:value-type="float">
            <text:p>4.06261</text:p>
          </table:table-cell>
          <table:table-cell office:value-type="float" office:value="2.73565" calcext:value-type="float">
            <text:p>2.73565</text:p>
          </table:table-cell>
          <table:table-cell office:value-type="float" office:value="3.9882" calcext:value-type="float">
            <text:p>3.9882</text:p>
          </table:table-cell>
          <table:table-cell office:value-type="float" office:value="3.6996" calcext:value-type="float">
            <text:p>3.6996</text:p>
          </table:table-cell>
          <table:table-cell office:value-type="float" office:value="4.00323" calcext:value-type="float">
            <text:p>4.00323</text:p>
          </table:table-cell>
          <table:table-cell/>
        </table:table-row>
        <table:table-row table:style-name="ro1">
          <table:table-cell office:value-type="float" office:value="3.86282" calcext:value-type="float">
            <text:p>3.86282</text:p>
          </table:table-cell>
          <table:table-cell office:value-type="float" office:value="4.63013" calcext:value-type="float">
            <text:p>4.63013</text:p>
          </table:table-cell>
          <table:table-cell office:value-type="float" office:value="6.00204" calcext:value-type="float">
            <text:p>6.00204</text:p>
          </table:table-cell>
          <table:table-cell office:value-type="float" office:value="5.55263" calcext:value-type="float">
            <text:p>5.55263</text:p>
          </table:table-cell>
          <table:table-cell office:value-type="float" office:value="3.87162" calcext:value-type="float">
            <text:p>3.87162</text:p>
          </table:table-cell>
          <table:table-cell office:value-type="float" office:value="4.42744" calcext:value-type="float">
            <text:p>4.42744</text:p>
          </table:table-cell>
          <table:table-cell office:value-type="float" office:value="4.22849" calcext:value-type="float">
            <text:p>4.22849</text:p>
          </table:table-cell>
          <table:table-cell office:value-type="float" office:value="3.67351" calcext:value-type="float">
            <text:p>3.67351</text:p>
          </table:table-cell>
          <table:table-cell office:value-type="float" office:value="4.66707" calcext:value-type="float">
            <text:p>4.66707</text:p>
          </table:table-cell>
          <table:table-cell office:value-type="float" office:value="3.91201" calcext:value-type="float">
            <text:p>3.91201</text:p>
          </table:table-cell>
          <table:table-cell office:value-type="float" office:value="3.7377" calcext:value-type="float">
            <text:p>3.7377</text:p>
          </table:table-cell>
          <table:table-cell office:value-type="float" office:value="3.77655" calcext:value-type="float">
            <text:p>3.77655</text:p>
          </table:table-cell>
          <table:table-cell office:value-type="float" office:value="4.62571" calcext:value-type="float">
            <text:p>4.62571</text:p>
          </table:table-cell>
          <table:table-cell office:value-type="float" office:value="3.80752" calcext:value-type="float">
            <text:p>3.80752</text:p>
          </table:table-cell>
          <table:table-cell office:value-type="float" office:value="4.10116" calcext:value-type="float">
            <text:p>4.10116</text:p>
          </table:table-cell>
          <table:table-cell office:value-type="float" office:value="3.92163" calcext:value-type="float">
            <text:p>3.92163</text:p>
          </table:table-cell>
          <table:table-cell office:value-type="float" office:value="2.27855" calcext:value-type="float">
            <text:p>2.27855</text:p>
          </table:table-cell>
          <table:table-cell office:value-type="float" office:value="3.77804" calcext:value-type="float">
            <text:p>3.77804</text:p>
          </table:table-cell>
          <table:table-cell office:value-type="float" office:value="3.07558" calcext:value-type="float">
            <text:p>3.07558</text:p>
          </table:table-cell>
          <table:table-cell office:value-type="float" office:value="3.80139" calcext:value-type="float">
            <text:p>3.80139</text:p>
          </table:table-cell>
          <table:table-cell/>
        </table:table-row>
        <table:table-row table:style-name="ro1">
          <table:table-cell office:value-type="float" office:value="3.80991" calcext:value-type="float">
            <text:p>3.80991</text:p>
          </table:table-cell>
          <table:table-cell office:value-type="float" office:value="4.30757" calcext:value-type="float">
            <text:p>4.30757</text:p>
          </table:table-cell>
          <table:table-cell office:value-type="float" office:value="5.62789" calcext:value-type="float">
            <text:p>5.62789</text:p>
          </table:table-cell>
          <table:table-cell office:value-type="float" office:value="4.99013" calcext:value-type="float">
            <text:p>4.99013</text:p>
          </table:table-cell>
          <table:table-cell office:value-type="float" office:value="3.82578" calcext:value-type="float">
            <text:p>3.82578</text:p>
          </table:table-cell>
          <table:table-cell office:value-type="float" office:value="4.03389" calcext:value-type="float">
            <text:p>4.03389</text:p>
          </table:table-cell>
          <table:table-cell office:value-type="float" office:value="3.91222" calcext:value-type="float">
            <text:p>3.91222</text:p>
          </table:table-cell>
          <table:table-cell office:value-type="float" office:value="3.56684" calcext:value-type="float">
            <text:p>3.56684</text:p>
          </table:table-cell>
          <table:table-cell office:value-type="float" office:value="4.40836" calcext:value-type="float">
            <text:p>4.40836</text:p>
          </table:table-cell>
          <table:table-cell office:value-type="float" office:value="3.79024" calcext:value-type="float">
            <text:p>3.79024</text:p>
          </table:table-cell>
          <table:table-cell office:value-type="float" office:value="3.57453" calcext:value-type="float">
            <text:p>3.57453</text:p>
          </table:table-cell>
          <table:table-cell office:value-type="float" office:value="3.63769" calcext:value-type="float">
            <text:p>3.63769</text:p>
          </table:table-cell>
          <table:table-cell office:value-type="float" office:value="4.34794" calcext:value-type="float">
            <text:p>4.34794</text:p>
          </table:table-cell>
          <table:table-cell office:value-type="float" office:value="3.62701" calcext:value-type="float">
            <text:p>3.62701</text:p>
          </table:table-cell>
          <table:table-cell office:value-type="float" office:value="3.79791" calcext:value-type="float">
            <text:p>3.79791</text:p>
          </table:table-cell>
          <table:table-cell office:value-type="float" office:value="3.81499" calcext:value-type="float">
            <text:p>3.81499</text:p>
          </table:table-cell>
          <table:table-cell office:value-type="float" office:value="2.00715" calcext:value-type="float">
            <text:p>2.00715</text:p>
          </table:table-cell>
          <table:table-cell office:value-type="float" office:value="3.59596" calcext:value-type="float">
            <text:p>3.59596</text:p>
          </table:table-cell>
          <table:table-cell office:value-type="float" office:value="2.49123" calcext:value-type="float">
            <text:p>2.49123</text:p>
          </table:table-cell>
          <table:table-cell office:value-type="float" office:value="3.62128" calcext:value-type="float">
            <text:p>3.62128</text:p>
          </table:table-cell>
          <table:table-cell/>
        </table:table-row>
        <table:table-row table:style-name="ro1">
          <table:table-cell office:value-type="float" office:value="3.85131" calcext:value-type="float">
            <text:p>3.85131</text:p>
          </table:table-cell>
          <table:table-cell office:value-type="float" office:value="3.99931" calcext:value-type="float">
            <text:p>3.99931</text:p>
          </table:table-cell>
          <table:table-cell office:value-type="float" office:value="5.00239" calcext:value-type="float">
            <text:p>5.00239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3.85239" calcext:value-type="float">
            <text:p>3.85239</text:p>
          </table:table-cell>
          <table:table-cell office:value-type="float" office:value="3.80774" calcext:value-type="float">
            <text:p>3.80774</text:p>
          </table:table-cell>
          <table:table-cell office:value-type="float" office:value="3.74027" calcext:value-type="float">
            <text:p>3.74027</text:p>
          </table:table-cell>
          <table:table-cell office:value-type="float" office:value="3.58385" calcext:value-type="float">
            <text:p>3.58385</text:p>
          </table:table-cell>
          <table:table-cell office:value-type="float" office:value="4.04065" calcext:value-type="float">
            <text:p>4.04065</text:p>
          </table:table-cell>
          <table:table-cell office:value-type="float" office:value="3.81023" calcext:value-type="float">
            <text:p>3.81023</text:p>
          </table:table-cell>
          <table:table-cell office:value-type="float" office:value="3.6021" calcext:value-type="float">
            <text:p>3.6021</text:p>
          </table:table-cell>
          <table:table-cell office:value-type="float" office:value="3.56328" calcext:value-type="float">
            <text:p>3.56328</text:p>
          </table:table-cell>
          <table:table-cell office:value-type="float" office:value="3.94486" calcext:value-type="float">
            <text:p>3.94486</text:p>
          </table:table-cell>
          <table:table-cell office:value-type="float" office:value="3.60521" calcext:value-type="float">
            <text:p>3.60521</text:p>
          </table:table-cell>
          <table:table-cell office:value-type="float" office:value="3.6424" calcext:value-type="float">
            <text:p>3.6424</text:p>
          </table:table-cell>
          <table:table-cell office:value-type="float" office:value="3.84882" calcext:value-type="float">
            <text:p>3.84882</text:p>
          </table:table-cell>
          <table:table-cell office:value-type="float" office:value="2.08454" calcext:value-type="float">
            <text:p>2.08454</text:p>
          </table:table-cell>
          <table:table-cell office:value-type="float" office:value="3.61109" calcext:value-type="float">
            <text:p>3.61109</text:p>
          </table:table-cell>
          <table:table-cell office:value-type="float" office:value="2.14174" calcext:value-type="float">
            <text:p>2.14174</text:p>
          </table:table-cell>
          <table:table-cell office:value-type="float" office:value="3.63431" calcext:value-type="float">
            <text:p>3.63431</text:p>
          </table:table-cell>
          <table:table-cell/>
        </table:table-row>
        <table:table-row table:style-name="ro1">
          <table:table-cell office:value-type="float" office:value="4.08857" calcext:value-type="float">
            <text:p>4.08857</text:p>
          </table:table-cell>
          <table:table-cell office:value-type="float" office:value="3.7218" calcext:value-type="float">
            <text:p>3.7218</text:p>
          </table:table-cell>
          <table:table-cell office:value-type="float" office:value="4.56273" calcext:value-type="float">
            <text:p>4.56273</text:p>
          </table:table-cell>
          <table:table-cell office:value-type="float" office:value="4.02408" calcext:value-type="float">
            <text:p>4.02408</text:p>
          </table:table-cell>
          <table:table-cell office:value-type="float" office:value="4.08837" calcext:value-type="float">
            <text:p>4.08837</text:p>
          </table:table-cell>
          <table:table-cell office:value-type="float" office:value="3.53023" calcext:value-type="float">
            <text:p>3.53023</text:p>
          </table:table-cell>
          <table:table-cell office:value-type="float" office:value="3.57847" calcext:value-type="float">
            <text:p>3.57847</text:p>
          </table:table-cell>
          <table:table-cell office:value-type="float" office:value="3.72822" calcext:value-type="float">
            <text:p>3.72822</text:p>
          </table:table-cell>
          <table:table-cell office:value-type="float" office:value="3.81937" calcext:value-type="float">
            <text:p>3.81937</text:p>
          </table:table-cell>
          <table:table-cell office:value-type="float" office:value="4.03479" calcext:value-type="float">
            <text:p>4.03479</text:p>
          </table:table-cell>
          <table:table-cell office:value-type="float" office:value="3.75275" calcext:value-type="float">
            <text:p>3.75275</text:p>
          </table:table-cell>
          <table:table-cell office:value-type="float" office:value="3.6923" calcext:value-type="float">
            <text:p>3.6923</text:p>
          </table:table-cell>
          <table:table-cell office:value-type="float" office:value="3.71485" calcext:value-type="float">
            <text:p>3.71485</text:p>
          </table:table-cell>
          <table:table-cell office:value-type="float" office:value="3.67722" calcext:value-type="float">
            <text:p>3.67722</text:p>
          </table:table-cell>
          <table:table-cell office:value-type="float" office:value="3.51404" calcext:value-type="float">
            <text:p>3.51404</text:p>
          </table:table-cell>
          <table:table-cell office:value-type="float" office:value="4.10216" calcext:value-type="float">
            <text:p>4.10216</text:p>
          </table:table-cell>
          <table:table-cell office:value-type="float" office:value="2.46074" calcext:value-type="float">
            <text:p>2.46074</text:p>
          </table:table-cell>
          <table:table-cell office:value-type="float" office:value="3.72818" calcext:value-type="float">
            <text:p>3.72818</text:p>
          </table:table-cell>
          <table:table-cell office:value-type="float" office:value="2.05066" calcext:value-type="float">
            <text:p>2.05066</text:p>
          </table:table-cell>
          <table:table-cell office:value-type="float" office:value="3.75906" calcext:value-type="float">
            <text:p>3.75906</text:p>
          </table:table-cell>
          <table:table-cell/>
        </table:table-row>
        <table:table-row table:style-name="ro1">
          <table:table-cell office:value-type="float" office:value="4.43318" calcext:value-type="float">
            <text:p>4.43318</text:p>
          </table:table-cell>
          <table:table-cell office:value-type="float" office:value="3.54856" calcext:value-type="float">
            <text:p>3.54856</text:p>
          </table:table-cell>
          <table:table-cell office:value-type="float" office:value="3.88731" calcext:value-type="float">
            <text:p>3.88731</text:p>
          </table:table-cell>
          <table:table-cell office:value-type="float" office:value="3.64378" calcext:value-type="float">
            <text:p>3.64378</text:p>
          </table:table-cell>
          <table:table-cell office:value-type="float" office:value="4.43133" calcext:value-type="float">
            <text:p>4.43133</text:p>
          </table:table-cell>
          <table:table-cell office:value-type="float" office:value="3.4211" calcext:value-type="float">
            <text:p>3.4211</text:p>
          </table:table-cell>
          <table:table-cell office:value-type="float" office:value="3.57738" calcext:value-type="float">
            <text:p>3.57738</text:p>
          </table:table-cell>
          <table:table-cell office:value-type="float" office:value="4.12951" calcext:value-type="float">
            <text:p>4.12951</text:p>
          </table:table-cell>
          <table:table-cell office:value-type="float" office:value="3.57346" calcext:value-type="float">
            <text:p>3.57346</text:p>
          </table:table-cell>
          <table:table-cell office:value-type="float" office:value="4.3051" calcext:value-type="float">
            <text:p>4.3051</text:p>
          </table:table-cell>
          <table:table-cell office:value-type="float" office:value="4.09918" calcext:value-type="float">
            <text:p>4.09918</text:p>
          </table:table-cell>
          <table:table-cell office:value-type="float" office:value="3.95377" calcext:value-type="float">
            <text:p>3.95377</text:p>
          </table:table-cell>
          <table:table-cell office:value-type="float" office:value="3.44717" calcext:value-type="float">
            <text:p>3.44717</text:p>
          </table:table-cell>
          <table:table-cell office:value-type="float" office:value="3.96431" calcext:value-type="float">
            <text:p>3.96431</text:p>
          </table:table-cell>
          <table:table-cell office:value-type="float" office:value="3.5442" calcext:value-type="float">
            <text:p>3.5442</text:p>
          </table:table-cell>
          <table:table-cell office:value-type="float" office:value="4.38088" calcext:value-type="float">
            <text:p>4.38088</text:p>
          </table:table-cell>
          <table:table-cell office:value-type="float" office:value="3.00465" calcext:value-type="float">
            <text:p>3.00465</text:p>
          </table:table-cell>
          <table:table-cell office:value-type="float" office:value="4.04837" calcext:value-type="float">
            <text:p>4.04837</text:p>
          </table:table-cell>
          <table:table-cell office:value-type="float" office:value="2.27959" calcext:value-type="float">
            <text:p>2.27959</text:p>
          </table:table-cell>
          <table:table-cell office:value-type="float" office:value="4.09773" calcext:value-type="float">
            <text:p>4.09773</text:p>
          </table:table-cell>
          <table:table-cell/>
        </table:table-row>
        <table:table-row table:style-name="ro1">
          <table:table-cell office:value-type="float" office:value="4.90477" calcext:value-type="float">
            <text:p>4.90477</text:p>
          </table:table-cell>
          <table:table-cell office:value-type="float" office:value="3.4673" calcext:value-type="float">
            <text:p>3.4673</text:p>
          </table:table-cell>
          <table:table-cell office:value-type="float" office:value="3.42264" calcext:value-type="float">
            <text:p>3.42264</text:p>
          </table:table-cell>
          <table:table-cell office:value-type="float" office:value="3.19745" calcext:value-type="float">
            <text:p>3.19745</text:p>
          </table:table-cell>
          <table:table-cell office:value-type="float" office:value="4.91048" calcext:value-type="float">
            <text:p>4.91048</text:p>
          </table:table-cell>
          <table:table-cell office:value-type="float" office:value="3.38004" calcext:value-type="float">
            <text:p>3.38004</text:p>
          </table:table-cell>
          <table:table-cell office:value-type="float" office:value="3.77631" calcext:value-type="float">
            <text:p>3.77631</text:p>
          </table:table-cell>
          <table:table-cell office:value-type="float" office:value="4.4981" calcext:value-type="float">
            <text:p>4.4981</text:p>
          </table:table-cell>
          <table:table-cell office:value-type="float" office:value="3.49156" calcext:value-type="float">
            <text:p>3.49156</text:p>
          </table:table-cell>
          <table:table-cell office:value-type="float" office:value="4.84238" calcext:value-type="float">
            <text:p>4.84238</text:p>
          </table:table-cell>
          <table:table-cell office:value-type="float" office:value="4.54562" calcext:value-type="float">
            <text:p>4.54562</text:p>
          </table:table-cell>
          <table:table-cell office:value-type="float" office:value="4.36997" calcext:value-type="float">
            <text:p>4.36997</text:p>
          </table:table-cell>
          <table:table-cell office:value-type="float" office:value="3.35404" calcext:value-type="float">
            <text:p>3.35404</text:p>
          </table:table-cell>
          <table:table-cell office:value-type="float" office:value="4.34941" calcext:value-type="float">
            <text:p>4.34941</text:p>
          </table:table-cell>
          <table:table-cell office:value-type="float" office:value="3.79154" calcext:value-type="float">
            <text:p>3.79154</text:p>
          </table:table-cell>
          <table:table-cell office:value-type="float" office:value="4.9262" calcext:value-type="float">
            <text:p>4.9262</text:p>
          </table:table-cell>
          <table:table-cell office:value-type="float" office:value="3.68977" calcext:value-type="float">
            <text:p>3.68977</text:p>
          </table:table-cell>
          <table:table-cell office:value-type="float" office:value="4.47121" calcext:value-type="float">
            <text:p>4.47121</text:p>
          </table:table-cell>
          <table:table-cell office:value-type="float" office:value="2.77344" calcext:value-type="float">
            <text:p>2.77344</text:p>
          </table:table-cell>
          <table:table-cell office:value-type="float" office:value="4.52667" calcext:value-type="float">
            <text:p>4.52667</text:p>
          </table:table-cell>
          <table:table-cell/>
        </table:table-row>
        <table:table-row table:style-name="ro1">
          <table:table-cell office:value-type="float" office:value="5.45264" calcext:value-type="float">
            <text:p>5.45264</text:p>
          </table:table-cell>
          <table:table-cell office:value-type="float" office:value="3.5428" calcext:value-type="float">
            <text:p>3.5428</text:p>
          </table:table-cell>
          <table:table-cell office:value-type="float" office:value="2.79608" calcext:value-type="float">
            <text:p>2.79608</text:p>
          </table:table-cell>
          <table:table-cell office:value-type="float" office:value="2.71972" calcext:value-type="float">
            <text:p>2.71972</text:p>
          </table:table-cell>
          <table:table-cell office:value-type="float" office:value="5.44276" calcext:value-type="float">
            <text:p>5.44276</text:p>
          </table:table-cell>
          <table:table-cell office:value-type="float" office:value="3.58834" calcext:value-type="float">
            <text:p>3.58834</text:p>
          </table:table-cell>
          <table:table-cell office:value-type="float" office:value="4.02804" calcext:value-type="float">
            <text:p>4.02804</text:p>
          </table:table-cell>
          <table:table-cell office:value-type="float" office:value="5.1525" calcext:value-type="float">
            <text:p>5.1525</text:p>
          </table:table-cell>
          <table:table-cell office:value-type="float" office:value="3.53331" calcext:value-type="float">
            <text:p>3.53331</text:p>
          </table:table-cell>
          <table:table-cell office:value-type="float" office:value="5.27575" calcext:value-type="float">
            <text:p>5.27575</text:p>
          </table:table-cell>
          <table:table-cell office:value-type="float" office:value="5.09839" calcext:value-type="float">
            <text:p>5.09839</text:p>
          </table:table-cell>
          <table:table-cell office:value-type="float" office:value="4.8763" calcext:value-type="float">
            <text:p>4.8763</text:p>
          </table:table-cell>
          <table:table-cell office:value-type="float" office:value="3.4229" calcext:value-type="float">
            <text:p>3.4229</text:p>
          </table:table-cell>
          <table:table-cell office:value-type="float" office:value="4.8696" calcext:value-type="float">
            <text:p>4.8696</text:p>
          </table:table-cell>
          <table:table-cell office:value-type="float" office:value="4.08518" calcext:value-type="float">
            <text:p>4.08518</text:p>
          </table:table-cell>
          <table:table-cell office:value-type="float" office:value="5.35614" calcext:value-type="float">
            <text:p>5.35614</text:p>
          </table:table-cell>
          <table:table-cell office:value-type="float" office:value="4.37796" calcext:value-type="float">
            <text:p>4.37796</text:p>
          </table:table-cell>
          <table:table-cell office:value-type="float" office:value="5.00897" calcext:value-type="float">
            <text:p>5.00897</text:p>
          </table:table-cell>
          <table:table-cell office:value-type="float" office:value="3.36928" calcext:value-type="float">
            <text:p>3.36928</text:p>
          </table:table-cell>
          <table:table-cell office:value-type="float" office:value="5.05949" calcext:value-type="float">
            <text:p>5.05949</text:p>
          </table:table-cell>
          <table:table-cell/>
        </table:table-row>
        <table:table-row table:style-name="ro1">
          <table:table-cell office:value-type="float" office:value="6.04834" calcext:value-type="float">
            <text:p>6.04834</text:p>
          </table:table-cell>
          <table:table-cell office:value-type="float" office:value="3.72408" calcext:value-type="float">
            <text:p>3.72408</text:p>
          </table:table-cell>
          <table:table-cell office:value-type="float" office:value="2.2622" calcext:value-type="float">
            <text:p>2.2622</text:p>
          </table:table-cell>
          <table:table-cell office:value-type="float" office:value="2.40902" calcext:value-type="float">
            <text:p>2.40902</text:p>
          </table:table-cell>
          <table:table-cell office:value-type="float" office:value="6.04473" calcext:value-type="float">
            <text:p>6.04473</text:p>
          </table:table-cell>
          <table:table-cell office:value-type="float" office:value="3.90102" calcext:value-type="float">
            <text:p>3.90102</text:p>
          </table:table-cell>
          <table:table-cell office:value-type="float" office:value="4.5624" calcext:value-type="float">
            <text:p>4.5624</text:p>
          </table:table-cell>
          <table:table-cell office:value-type="float" office:value="5.63858" calcext:value-type="float">
            <text:p>5.63858</text:p>
          </table:table-cell>
          <table:table-cell office:value-type="float" office:value="3.69716" calcext:value-type="float">
            <text:p>3.69716</text:p>
          </table:table-cell>
          <table:table-cell office:value-type="float" office:value="5.99528" calcext:value-type="float">
            <text:p>5.99528</text:p>
          </table:table-cell>
          <table:table-cell office:value-type="float" office:value="5.70373" calcext:value-type="float">
            <text:p>5.70373</text:p>
          </table:table-cell>
          <table:table-cell office:value-type="float" office:value="5.45801" calcext:value-type="float">
            <text:p>5.45801</text:p>
          </table:table-cell>
          <table:table-cell office:value-type="float" office:value="3.61252" calcext:value-type="float">
            <text:p>3.61252</text:p>
          </table:table-cell>
          <table:table-cell office:value-type="float" office:value="5.44857" calcext:value-type="float">
            <text:p>5.44857</text:p>
          </table:table-cell>
          <table:table-cell office:value-type="float" office:value="4.6539" calcext:value-type="float">
            <text:p>4.6539</text:p>
          </table:table-cell>
          <table:table-cell office:value-type="float" office:value="6.07435" calcext:value-type="float">
            <text:p>6.07435</text:p>
          </table:table-cell>
          <table:table-cell office:value-type="float" office:value="5.16133" calcext:value-type="float">
            <text:p>5.16133</text:p>
          </table:table-cell>
          <table:table-cell office:value-type="float" office:value="5.60177" calcext:value-type="float">
            <text:p>5.60177</text:p>
          </table:table-cell>
          <table:table-cell office:value-type="float" office:value="4.08409" calcext:value-type="float">
            <text:p>4.08409</text:p>
          </table:table-cell>
          <table:table-cell office:value-type="float" office:value="5.65657" calcext:value-type="float">
            <text:p>5.65657</text:p>
          </table:table-cell>
          <table:table-cell/>
        </table:table-row>
        <table:table-row table:style-name="ro1">
          <table:table-cell office:value-type="float" office:value="6.6875" calcext:value-type="float">
            <text:p>6.6875</text:p>
          </table:table-cell>
          <table:table-cell office:value-type="float" office:value="4.16935" calcext:value-type="float">
            <text:p>4.16935</text:p>
          </table:table-cell>
          <table:table-cell office:value-type="float" office:value="1.72721" calcext:value-type="float">
            <text:p>1.72721</text:p>
          </table:table-cell>
          <table:table-cell office:value-type="float" office:value="2.19758" calcext:value-type="float">
            <text:p>2.19758</text:p>
          </table:table-cell>
          <table:table-cell office:value-type="float" office:value="6.68988" calcext:value-type="float">
            <text:p>6.68988</text:p>
          </table:table-cell>
          <table:table-cell office:value-type="float" office:value="4.37106" calcext:value-type="float">
            <text:p>4.37106</text:p>
          </table:table-cell>
          <table:table-cell office:value-type="float" office:value="4.9903" calcext:value-type="float">
            <text:p>4.9903</text:p>
          </table:table-cell>
          <table:table-cell office:value-type="float" office:value="6.41919" calcext:value-type="float">
            <text:p>6.41919</text:p>
          </table:table-cell>
          <table:table-cell office:value-type="float" office:value="4.12841" calcext:value-type="float">
            <text:p>4.12841</text:p>
          </table:table-cell>
          <table:table-cell office:value-type="float" office:value="6.50588" calcext:value-type="float">
            <text:p>6.50588</text:p>
          </table:table-cell>
          <table:table-cell office:value-type="float" office:value="6.33929" calcext:value-type="float">
            <text:p>6.33929</text:p>
          </table:table-cell>
          <table:table-cell office:value-type="float" office:value="6.1018" calcext:value-type="float">
            <text:p>6.1018</text:p>
          </table:table-cell>
          <table:table-cell office:value-type="float" office:value="4.07669" calcext:value-type="float">
            <text:p>4.07669</text:p>
          </table:table-cell>
          <table:table-cell office:value-type="float" office:value="6.07223" calcext:value-type="float">
            <text:p>6.07223</text:p>
          </table:table-cell>
          <table:table-cell office:value-type="float" office:value="5.09251" calcext:value-type="float">
            <text:p>5.09251</text:p>
          </table:table-cell>
          <table:table-cell office:value-type="float" office:value="6.58119" calcext:value-type="float">
            <text:p>6.58119</text:p>
          </table:table-cell>
          <table:table-cell office:value-type="float" office:value="5.91381" calcext:value-type="float">
            <text:p>5.91381</text:p>
          </table:table-cell>
          <table:table-cell office:value-type="float" office:value="6.22999" calcext:value-type="float">
            <text:p>6.22999</text:p>
          </table:table-cell>
          <table:table-cell office:value-type="float" office:value="4.80016" calcext:value-type="float">
            <text:p>4.80016</text:p>
          </table:table-cell>
          <table:table-cell office:value-type="float" office:value="6.28784" calcext:value-type="float">
            <text:p>6.28784</text:p>
          </table:table-cell>
          <table:table-cell/>
        </table:table-row>
        <table:table-row table:style-name="ro1">
          <table:table-cell office:value-type="float" office:value="7.31744" calcext:value-type="float">
            <text:p>7.31744</text:p>
          </table:table-cell>
          <table:table-cell office:value-type="float" office:value="4.55707" calcext:value-type="float">
            <text:p>4.55707</text:p>
          </table:table-cell>
          <table:table-cell office:value-type="float" office:value="1.52568" calcext:value-type="float">
            <text:p>1.52568</text:p>
          </table:table-cell>
          <table:table-cell office:value-type="float" office:value="2.31416" calcext:value-type="float">
            <text:p>2.31416</text:p>
          </table:table-cell>
          <table:table-cell office:value-type="float" office:value="7.3257" calcext:value-type="float">
            <text:p>7.3257</text:p>
          </table:table-cell>
          <table:table-cell office:value-type="float" office:value="4.90878" calcext:value-type="float">
            <text:p>4.90878</text:p>
          </table:table-cell>
          <table:table-cell office:value-type="float" office:value="5.70698" calcext:value-type="float">
            <text:p>5.70698</text:p>
          </table:table-cell>
          <table:table-cell office:value-type="float" office:value="6.95854" calcext:value-type="float">
            <text:p>6.95854</text:p>
          </table:table-cell>
          <table:table-cell office:value-type="float" office:value="4.50404" calcext:value-type="float">
            <text:p>4.50404</text:p>
          </table:table-cell>
          <table:table-cell office:value-type="float" office:value="7.27814" calcext:value-type="float">
            <text:p>7.27814</text:p>
          </table:table-cell>
          <table:table-cell office:value-type="float" office:value="7.01403" calcext:value-type="float">
            <text:p>7.01403</text:p>
          </table:table-cell>
          <table:table-cell office:value-type="float" office:value="6.75392" calcext:value-type="float">
            <text:p>6.75392</text:p>
          </table:table-cell>
          <table:table-cell office:value-type="float" office:value="4.4748" calcext:value-type="float">
            <text:p>4.4748</text:p>
          </table:table-cell>
          <table:table-cell office:value-type="float" office:value="6.60592" calcext:value-type="float">
            <text:p>6.60592</text:p>
          </table:table-cell>
          <table:table-cell office:value-type="float" office:value="5.8333" calcext:value-type="float">
            <text:p>5.8333</text:p>
          </table:table-cell>
          <table:table-cell office:value-type="float" office:value="7.35041" calcext:value-type="float">
            <text:p>7.35041</text:p>
          </table:table-cell>
          <table:table-cell office:value-type="float" office:value="6.72499" calcext:value-type="float">
            <text:p>6.72499</text:p>
          </table:table-cell>
          <table:table-cell office:value-type="float" office:value="6.90479" calcext:value-type="float">
            <text:p>6.90479</text:p>
          </table:table-cell>
          <table:table-cell office:value-type="float" office:value="5.58394" calcext:value-type="float">
            <text:p>5.58394</text:p>
          </table:table-cell>
          <table:table-cell office:value-type="float" office:value="6.95714" calcext:value-type="float">
            <text:p>6.95714</text:p>
          </table:table-cell>
          <table:table-cell/>
        </table:table-row>
        <table:table-row table:style-name="ro1">
          <table:table-cell office:value-type="float" office:value="8.01418" calcext:value-type="float">
            <text:p>8.01418</text:p>
          </table:table-cell>
          <table:table-cell office:value-type="float" office:value="5.23733" calcext:value-type="float">
            <text:p>5.23733</text:p>
          </table:table-cell>
          <table:table-cell office:value-type="float" office:value="1.62394" calcext:value-type="float">
            <text:p>1.62394</text:p>
          </table:table-cell>
          <table:table-cell office:value-type="float" office:value="2.61517" calcext:value-type="float">
            <text:p>2.61517</text:p>
          </table:table-cell>
          <table:table-cell office:value-type="float" office:value="8.0152" calcext:value-type="float">
            <text:p>8.0152</text:p>
          </table:table-cell>
          <table:table-cell office:value-type="float" office:value="5.5081" calcext:value-type="float">
            <text:p>5.5081</text:p>
          </table:table-cell>
          <table:table-cell office:value-type="float" office:value="6.21751" calcext:value-type="float">
            <text:p>6.21751</text:p>
          </table:table-cell>
          <table:table-cell office:value-type="float" office:value="7.77603" calcext:value-type="float">
            <text:p>7.77603</text:p>
          </table:table-cell>
          <table:table-cell office:value-type="float" office:value="5.16257" calcext:value-type="float">
            <text:p>5.16257</text:p>
          </table:table-cell>
          <table:table-cell office:value-type="float" office:value="7.81539" calcext:value-type="float">
            <text:p>7.81539</text:p>
          </table:table-cell>
          <table:table-cell office:value-type="float" office:value="7.67164" calcext:value-type="float">
            <text:p>7.67164</text:p>
          </table:table-cell>
          <table:table-cell office:value-type="float" office:value="7.45266" calcext:value-type="float">
            <text:p>7.45266</text:p>
          </table:table-cell>
          <table:table-cell office:value-type="float" office:value="5.14507" calcext:value-type="float">
            <text:p>5.14507</text:p>
          </table:table-cell>
          <table:table-cell office:value-type="float" office:value="7.29909" calcext:value-type="float">
            <text:p>7.29909</text:p>
          </table:table-cell>
          <table:table-cell office:value-type="float" office:value="6.3528" calcext:value-type="float">
            <text:p>6.3528</text:p>
          </table:table-cell>
          <table:table-cell office:value-type="float" office:value="7.89247" calcext:value-type="float">
            <text:p>7.89247</text:p>
          </table:table-cell>
          <table:table-cell office:value-type="float" office:value="7.49279" calcext:value-type="float">
            <text:p>7.49279</text:p>
          </table:table-cell>
          <table:table-cell office:value-type="float" office:value="7.54987" calcext:value-type="float">
            <text:p>7.54987</text:p>
          </table:table-cell>
          <table:table-cell office:value-type="float" office:value="6.34467" calcext:value-type="float">
            <text:p>6.34467</text:p>
          </table:table-cell>
          <table:table-cell office:value-type="float" office:value="7.60305" calcext:value-type="float">
            <text:p>7.60305</text:p>
          </table:table-cell>
          <table:table-cell/>
        </table:table-row>
        <table:table-row table:style-name="ro1">
          <table:table-cell office:value-type="float" office:value="8.6812" calcext:value-type="float">
            <text:p>8.6812</text:p>
          </table:table-cell>
          <table:table-cell office:value-type="float" office:value="5.72235" calcext:value-type="float">
            <text:p>5.72235</text:p>
          </table:table-cell>
          <table:table-cell office:value-type="float" office:value="2.07668" calcext:value-type="float">
            <text:p>2.07668</text:p>
          </table:table-cell>
          <table:table-cell office:value-type="float" office:value="3.10258" calcext:value-type="float">
            <text:p>3.10258</text:p>
          </table:table-cell>
          <table:table-cell office:value-type="float" office:value="8.68758" calcext:value-type="float">
            <text:p>8.68758</text:p>
          </table:table-cell>
          <table:table-cell office:value-type="float" office:value="6.15428" calcext:value-type="float">
            <text:p>6.15428</text:p>
          </table:table-cell>
          <table:table-cell office:value-type="float" office:value="7.02644" calcext:value-type="float">
            <text:p>7.02644</text:p>
          </table:table-cell>
          <table:table-cell office:value-type="float" office:value="8.32885" calcext:value-type="float">
            <text:p>8.32885</text:p>
          </table:table-cell>
          <table:table-cell office:value-type="float" office:value="5.64793" calcext:value-type="float">
            <text:p>5.64793</text:p>
          </table:table-cell>
          <table:table-cell office:value-type="float" office:value="8.64516" calcext:value-type="float">
            <text:p>8.64516</text:p>
          </table:table-cell>
          <table:table-cell office:value-type="float" office:value="8.37831" calcext:value-type="float">
            <text:p>8.37831</text:p>
          </table:table-cell>
          <table:table-cell office:value-type="float" office:value="8.11665" calcext:value-type="float">
            <text:p>8.11665</text:p>
          </table:table-cell>
          <table:table-cell office:value-type="float" office:value="5.64527" calcext:value-type="float">
            <text:p>5.64527</text:p>
          </table:table-cell>
          <table:table-cell office:value-type="float" office:value="7.95325" calcext:value-type="float">
            <text:p>7.95325</text:p>
          </table:table-cell>
          <table:table-cell office:value-type="float" office:value="7.04015" calcext:value-type="float">
            <text:p>7.04015</text:p>
          </table:table-cell>
          <table:table-cell office:value-type="float" office:value="8.715" calcext:value-type="float">
            <text:p>8.715</text:p>
          </table:table-cell>
          <table:table-cell office:value-type="float" office:value="8.32798" calcext:value-type="float">
            <text:p>8.32798</text:p>
          </table:table-cell>
          <table:table-cell office:value-type="float" office:value="8.24641" calcext:value-type="float">
            <text:p>8.24641</text:p>
          </table:table-cell>
          <table:table-cell office:value-type="float" office:value="7.15925" calcext:value-type="float">
            <text:p>7.15925</text:p>
          </table:table-cell>
          <table:table-cell office:value-type="float" office:value="8.3097" calcext:value-type="float">
            <text:p>8.3097</text:p>
          </table:table-cell>
          <table:table-cell/>
        </table:table-row>
        <table:table-row table:style-name="ro1">
          <table:table-cell office:value-type="float" office:value="9.40965" calcext:value-type="float">
            <text:p>9.40965</text:p>
          </table:table-cell>
          <table:table-cell office:value-type="float" office:value="6.50942" calcext:value-type="float">
            <text:p>6.50942</text:p>
          </table:table-cell>
          <table:table-cell office:value-type="float" office:value="2.58416" calcext:value-type="float">
            <text:p>2.58416</text:p>
          </table:table-cell>
          <table:table-cell office:value-type="float" office:value="3.62991" calcext:value-type="float">
            <text:p>3.62991</text:p>
          </table:table-cell>
          <table:table-cell office:value-type="float" office:value="9.4147" calcext:value-type="float">
            <text:p>9.4147</text:p>
          </table:table-cell>
          <table:table-cell office:value-type="float" office:value="6.81338" calcext:value-type="float">
            <text:p>6.81338</text:p>
          </table:table-cell>
          <table:table-cell office:value-type="float" office:value="7.56324" calcext:value-type="float">
            <text:p>7.56324</text:p>
          </table:table-cell>
          <table:table-cell office:value-type="float" office:value="9.17237" calcext:value-type="float">
            <text:p>9.17237</text:p>
          </table:table-cell>
          <table:table-cell office:value-type="float" office:value="6.4247" calcext:value-type="float">
            <text:p>6.4247</text:p>
          </table:table-cell>
          <table:table-cell office:value-type="float" office:value="9.21109" calcext:value-type="float">
            <text:p>9.21109</text:p>
          </table:table-cell>
          <table:table-cell office:value-type="float" office:value="9.05321" calcext:value-type="float">
            <text:p>9.05321</text:p>
          </table:table-cell>
          <table:table-cell office:value-type="float" office:value="8.83541" calcext:value-type="float">
            <text:p>8.83541</text:p>
          </table:table-cell>
          <table:table-cell office:value-type="float" office:value="6.42679" calcext:value-type="float">
            <text:p>6.42679</text:p>
          </table:table-cell>
          <table:table-cell office:value-type="float" office:value="8.67388" calcext:value-type="float">
            <text:p>8.67388</text:p>
          </table:table-cell>
          <table:table-cell office:value-type="float" office:value="7.70628" calcext:value-type="float">
            <text:p>7.70628</text:p>
          </table:table-cell>
          <table:table-cell office:value-type="float" office:value="9.2849" calcext:value-type="float">
            <text:p>9.2849</text:p>
          </table:table-cell>
          <table:table-cell office:value-type="float" office:value="9.0966" calcext:value-type="float">
            <text:p>9.0966</text:p>
          </table:table-cell>
          <table:table-cell office:value-type="float" office:value="8.93478" calcext:value-type="float">
            <text:p>8.93478</text:p>
          </table:table-cell>
          <table:table-cell office:value-type="float" office:value="7.92835" calcext:value-type="float">
            <text:p>7.92835</text:p>
          </table:table-cell>
          <table:table-cell office:value-type="float" office:value="8.99098" calcext:value-type="float">
            <text:p>8.99098</text:p>
          </table:table-cell>
          <table:table-cell/>
        </table:table-row>
        <table:table-row table:style-name="ro1">
          <table:table-cell office:value-type="float" office:value="10.10497" calcext:value-type="float">
            <text:p>10.10497</text:p>
          </table:table-cell>
          <table:table-cell office:value-type="float" office:value="7.04104" calcext:value-type="float">
            <text:p>7.04104</text:p>
          </table:table-cell>
          <table:table-cell office:value-type="float" office:value="3.16861" calcext:value-type="float">
            <text:p>3.16861</text:p>
          </table:table-cell>
          <table:table-cell office:value-type="float" office:value="4.22401" calcext:value-type="float">
            <text:p>4.22401</text:p>
          </table:table-cell>
          <table:table-cell office:value-type="float" office:value="9.98802" calcext:value-type="float">
            <text:p>9.98802</text:p>
          </table:table-cell>
          <table:table-cell office:value-type="float" office:value="7.50272" calcext:value-type="float">
            <text:p>7.50272</text:p>
          </table:table-cell>
          <table:table-cell office:value-type="float" office:value="8.38548" calcext:value-type="float">
            <text:p>8.38548</text:p>
          </table:table-cell>
          <table:table-cell office:value-type="float" office:value="9.74331" calcext:value-type="float">
            <text:p>9.74331</text:p>
          </table:table-cell>
          <table:table-cell office:value-type="float" office:value="6.96033" calcext:value-type="float">
            <text:p>6.96033</text:p>
          </table:table-cell>
          <table:table-cell office:value-type="float" office:value="10.07184" calcext:value-type="float">
            <text:p>10.07184</text:p>
          </table:table-cell>
          <table:table-cell office:value-type="float" office:value="9.7925" calcext:value-type="float">
            <text:p>9.7925</text:p>
          </table:table-cell>
          <table:table-cell office:value-type="float" office:value="9.52337" calcext:value-type="float">
            <text:p>9.52337</text:p>
          </table:table-cell>
          <table:table-cell office:value-type="float" office:value="6.96297" calcext:value-type="float">
            <text:p>6.96297</text:p>
          </table:table-cell>
          <table:table-cell office:value-type="float" office:value="9.35976" calcext:value-type="float">
            <text:p>9.35976</text:p>
          </table:table-cell>
          <table:table-cell office:value-type="float" office:value="8.41627" calcext:value-type="float">
            <text:p>8.41627</text:p>
          </table:table-cell>
          <table:table-cell office:value-type="float" office:value="10.13871" calcext:value-type="float">
            <text:p>10.13871</text:p>
          </table:table-cell>
          <table:table-cell office:value-type="float" office:value="9.93599" calcext:value-type="float">
            <text:p>9.93599</text:p>
          </table:table-cell>
          <table:table-cell office:value-type="float" office:value="9.65736" calcext:value-type="float">
            <text:p>9.65736</text:p>
          </table:table-cell>
          <table:table-cell office:value-type="float" office:value="8.76779" calcext:value-type="float">
            <text:p>8.76779</text:p>
          </table:table-cell>
          <table:table-cell office:value-type="float" office:value="9.72649" calcext:value-type="float">
            <text:p>9.72649</text:p>
          </table:table-cell>
          <table:table-cell/>
        </table:table-row>
        <table:table-row table:style-name="ro1">
          <table:table-cell office:value-type="float" office:value="10.84871" calcext:value-type="float">
            <text:p>10.84871</text:p>
          </table:table-cell>
          <table:table-cell office:value-type="float" office:value="7.85655" calcext:value-type="float">
            <text:p>7.85655</text:p>
          </table:table-cell>
          <table:table-cell office:value-type="float" office:value="3.75224" calcext:value-type="float">
            <text:p>3.75224</text:p>
          </table:table-cell>
          <table:table-cell office:value-type="float" office:value="4.83482" calcext:value-type="float">
            <text:p>4.83482</text:p>
          </table:table-cell>
          <table:table-cell office:value-type="float" office:value="10.85279" calcext:value-type="float">
            <text:p>10.85279</text:p>
          </table:table-cell>
          <table:table-cell office:value-type="float" office:value="8.16394" calcext:value-type="float">
            <text:p>8.16394</text:p>
          </table:table-cell>
          <table:table-cell office:value-type="float" office:value="8.93827" calcext:value-type="float">
            <text:p>8.93827</text:p>
          </table:table-cell>
          <table:table-cell office:value-type="float" office:value="10.59995" calcext:value-type="float">
            <text:p>10.59995</text:p>
          </table:table-cell>
          <table:table-cell office:value-type="float" office:value="7.76501" calcext:value-type="float">
            <text:p>7.76501</text:p>
          </table:table-cell>
          <table:table-cell office:value-type="float" office:value="10.64558" calcext:value-type="float">
            <text:p>10.64558</text:p>
          </table:table-cell>
          <table:table-cell office:value-type="float" office:value="10.48991" calcext:value-type="float">
            <text:p>10.48991</text:p>
          </table:table-cell>
          <table:table-cell office:value-type="float" office:value="10.26891" calcext:value-type="float">
            <text:p>10.26891</text:p>
          </table:table-cell>
          <table:table-cell office:value-type="float" office:value="7.76917" calcext:value-type="float">
            <text:p>7.76917</text:p>
          </table:table-cell>
          <table:table-cell office:value-type="float" office:value="10.09068" calcext:value-type="float">
            <text:p>10.09068</text:p>
          </table:table-cell>
          <table:table-cell office:value-type="float" office:value="9.09711" calcext:value-type="float">
            <text:p>9.09711</text:p>
          </table:table-cell>
          <table:table-cell office:value-type="float" office:value="10.71793" calcext:value-type="float">
            <text:p>10.71793</text:p>
          </table:table-cell>
          <table:table-cell office:value-type="float" office:value="10.71762" calcext:value-type="float">
            <text:p>10.71762</text:p>
          </table:table-cell>
          <table:table-cell office:value-type="float" office:value="10.35281" calcext:value-type="float">
            <text:p>10.35281</text:p>
          </table:table-cell>
          <table:table-cell office:value-type="float" office:value="9.53648" calcext:value-type="float">
            <text:p>9.53648</text:p>
          </table:table-cell>
          <table:table-cell office:value-type="float" office:value="10.42253" calcext:value-type="float">
            <text:p>10.42253</text:p>
          </table:table-cell>
          <table:table-cell/>
        </table:table-row>
        <table:table-row table:style-name="ro1">
          <table:table-cell office:value-type="float" office:value="11.55824" calcext:value-type="float">
            <text:p>11.55824</text:p>
          </table:table-cell>
          <table:table-cell office:value-type="float" office:value="8.39842" calcext:value-type="float">
            <text:p>8.39842</text:p>
          </table:table-cell>
          <table:table-cell office:value-type="float" office:value="4.37665" calcext:value-type="float">
            <text:p>4.37665</text:p>
          </table:table-cell>
          <table:table-cell office:value-type="float" office:value="5.47684" calcext:value-type="float">
            <text:p>5.47684</text:p>
          </table:table-cell>
          <table:table-cell office:value-type="float" office:value="11.43206" calcext:value-type="float">
            <text:p>11.43206</text:p>
          </table:table-cell>
          <table:table-cell office:value-type="float" office:value="8.86828" calcext:value-type="float">
            <text:p>8.86828</text:p>
          </table:table-cell>
          <table:table-cell office:value-type="float" office:value="9.78678" calcext:value-type="float">
            <text:p>9.78678</text:p>
          </table:table-cell>
          <table:table-cell office:value-type="float" office:value="11.18605" calcext:value-type="float">
            <text:p>11.18605</text:p>
          </table:table-cell>
          <table:table-cell office:value-type="float" office:value="8.31625" calcext:value-type="float">
            <text:p>8.31625</text:p>
          </table:table-cell>
          <table:table-cell office:value-type="float" office:value="11.52203" calcext:value-type="float">
            <text:p>11.52203</text:p>
          </table:table-cell>
          <table:table-cell office:value-type="float" office:value="11.24519" calcext:value-type="float">
            <text:p>11.24519</text:p>
          </table:table-cell>
          <table:table-cell office:value-type="float" office:value="10.96013" calcext:value-type="float">
            <text:p>10.96013</text:p>
          </table:table-cell>
          <table:table-cell office:value-type="float" office:value="8.30814" calcext:value-type="float">
            <text:p>8.30814</text:p>
          </table:table-cell>
          <table:table-cell office:value-type="float" office:value="10.78935" calcext:value-type="float">
            <text:p>10.78935</text:p>
          </table:table-cell>
          <table:table-cell office:value-type="float" office:value="9.83315" calcext:value-type="float">
            <text:p>9.83315</text:p>
          </table:table-cell>
          <table:table-cell office:value-type="float" office:value="11.59704" calcext:value-type="float">
            <text:p>11.59704</text:p>
          </table:table-cell>
          <table:table-cell office:value-type="float" office:value="11.56287" calcext:value-type="float">
            <text:p>11.56287</text:p>
          </table:table-cell>
          <table:table-cell office:value-type="float" office:value="11.10566" calcext:value-type="float">
            <text:p>11.10566</text:p>
          </table:table-cell>
          <table:table-cell office:value-type="float" office:value="10.38273" calcext:value-type="float">
            <text:p>10.38273</text:p>
          </table:table-cell>
          <table:table-cell office:value-type="float" office:value="11.16706" calcext:value-type="float">
            <text:p>11.16706</text:p>
          </table:table-cell>
          <table:table-cell/>
        </table:table-row>
        <table:table-row table:style-name="ro1">
          <table:table-cell office:value-type="float" office:value="12.31827" calcext:value-type="float">
            <text:p>12.31827</text:p>
          </table:table-cell>
          <table:table-cell office:value-type="float" office:value="9.23572" calcext:value-type="float">
            <text:p>9.23572</text:p>
          </table:table-cell>
          <table:table-cell office:value-type="float" office:value="4.99636" calcext:value-type="float">
            <text:p>4.99636</text:p>
          </table:table-cell>
          <table:table-cell office:value-type="float" office:value="6.13628" calcext:value-type="float">
            <text:p>6.13628</text:p>
          </table:table-cell>
          <table:table-cell office:value-type="float" office:value="12.31973" calcext:value-type="float">
            <text:p>12.31973</text:p>
          </table:table-cell>
          <table:table-cell office:value-type="float" office:value="9.55101" calcext:value-type="float">
            <text:p>9.55101</text:p>
          </table:table-cell>
          <table:table-cell office:value-type="float" office:value="10.36185" calcext:value-type="float">
            <text:p>10.36185</text:p>
          </table:table-cell>
          <table:table-cell office:value-type="float" office:value="12.05935" calcext:value-type="float">
            <text:p>12.05935</text:p>
          </table:table-cell>
          <table:table-cell office:value-type="float" office:value="9.01973" calcext:value-type="float">
            <text:p>9.01973</text:p>
          </table:table-cell>
          <table:table-cell office:value-type="float" office:value="12.10747" calcext:value-type="float">
            <text:p>12.10747</text:p>
          </table:table-cell>
          <table:table-cell office:value-type="float" office:value="11.94602" calcext:value-type="float">
            <text:p>11.94602</text:p>
          </table:table-cell>
          <table:table-cell office:value-type="float" office:value="11.71926" calcext:value-type="float">
            <text:p>11.71926</text:p>
          </table:table-cell>
          <table:table-cell office:value-type="float" office:value="9.14964" calcext:value-type="float">
            <text:p>9.14964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10.53119" calcext:value-type="float">
            <text:p>10.53119</text:p>
          </table:table-cell>
          <table:table-cell office:value-type="float" office:value="12.183" calcext:value-type="float">
            <text:p>12.183</text:p>
          </table:table-cell>
          <table:table-cell office:value-type="float" office:value="12.34153" calcext:value-type="float">
            <text:p>12.34153</text:p>
          </table:table-cell>
          <table:table-cell office:value-type="float" office:value="11.8053" calcext:value-type="float">
            <text:p>11.8053</text:p>
          </table:table-cell>
          <table:table-cell office:value-type="float" office:value="11.15996" calcext:value-type="float">
            <text:p>11.15996</text:p>
          </table:table-cell>
          <table:table-cell office:value-type="float" office:value="11.87612" calcext:value-type="float">
            <text:p>11.87612</text:p>
          </table:table-cell>
          <table:table-cell/>
        </table:table-row>
        <table:table-row table:style-name="ro1">
          <table:table-cell office:value-type="float" office:value="13.03226" calcext:value-type="float">
            <text:p>13.03226</text:p>
          </table:table-cell>
          <table:table-cell office:value-type="float" office:value="9.80333" calcext:value-type="float">
            <text:p>9.80333</text:p>
          </table:table-cell>
          <table:table-cell office:value-type="float" office:value="5.62165" calcext:value-type="float">
            <text:p>5.62165</text:p>
          </table:table-cell>
          <table:table-cell office:value-type="float" office:value="6.79305" calcext:value-type="float">
            <text:p>6.79305</text:p>
          </table:table-cell>
          <table:table-cell office:value-type="float" office:value="12.90862" calcext:value-type="float">
            <text:p>12.90862</text:p>
          </table:table-cell>
          <table:table-cell office:value-type="float" office:value="10.28369" calcext:value-type="float">
            <text:p>10.28369</text:p>
          </table:table-cell>
          <table:table-cell office:value-type="float" office:value="11.2364" calcext:value-type="float">
            <text:p>11.2364</text:p>
          </table:table-cell>
          <table:table-cell office:value-type="float" office:value="12.6545" calcext:value-type="float">
            <text:p>12.6545</text:p>
          </table:table-cell>
          <table:table-cell office:value-type="float" office:value="9.70703" calcext:value-type="float">
            <text:p>9.70703</text:p>
          </table:table-cell>
          <table:table-cell office:value-type="float" office:value="12.99016" calcext:value-type="float">
            <text:p>12.99016</text:p>
          </table:table-cell>
          <table:table-cell office:value-type="float" office:value="12.7068" calcext:value-type="float">
            <text:p>12.7068</text:p>
          </table:table-cell>
          <table:table-cell office:value-type="float" office:value="12.42612" calcext:value-type="float">
            <text:p>12.42612</text:p>
          </table:table-cell>
          <table:table-cell office:value-type="float" office:value="9.70555" calcext:value-type="float">
            <text:p>9.70555</text:p>
          </table:table-cell>
          <table:table-cell office:value-type="float" office:value="12.25244" calcext:value-type="float">
            <text:p>12.25244</text:p>
          </table:table-cell>
          <table:table-cell office:value-type="float" office:value="11.27799" calcext:value-type="float">
            <text:p>11.27799</text:p>
          </table:table-cell>
          <table:table-cell office:value-type="float" office:value="13.06501" calcext:value-type="float">
            <text:p>13.06501</text:p>
          </table:table-cell>
          <table:table-cell office:value-type="float" office:value="13.17901" calcext:value-type="float">
            <text:p>13.17901</text:p>
          </table:table-cell>
          <table:table-cell office:value-type="float" office:value="12.56419" calcext:value-type="float">
            <text:p>12.56419</text:p>
          </table:table-cell>
          <table:table-cell office:value-type="float" office:value="11.99312" calcext:value-type="float">
            <text:p>11.99312</text:p>
          </table:table-cell>
          <table:table-cell office:value-type="float" office:value="12.63623" calcext:value-type="float">
            <text:p>12.63623</text:p>
          </table:table-cell>
          <table:table-cell/>
        </table:table-row>
        <table:table-row table:style-name="ro1">
          <table:table-cell office:value-type="float" office:value="13.79845" calcext:value-type="float">
            <text:p>13.79845</text:p>
          </table:table-cell>
          <table:table-cell office:value-type="float" office:value="10.66357" calcext:value-type="float">
            <text:p>10.66357</text:p>
          </table:table-cell>
          <table:table-cell office:value-type="float" office:value="6.26229" calcext:value-type="float">
            <text:p>6.26229</text:p>
          </table:table-cell>
          <table:table-cell office:value-type="float" office:value="7.46584" calcext:value-type="float">
            <text:p>7.46584</text:p>
          </table:table-cell>
          <table:table-cell office:value-type="float" office:value="13.80009" calcext:value-type="float">
            <text:p>13.80009</text:p>
          </table:table-cell>
          <table:table-cell office:value-type="float" office:value="10.98227" calcext:value-type="float">
            <text:p>10.98227</text:p>
          </table:table-cell>
          <table:table-cell office:value-type="float" office:value="11.81356" calcext:value-type="float">
            <text:p>11.81356</text:p>
          </table:table-cell>
          <table:table-cell office:value-type="float" office:value="13.53464" calcext:value-type="float">
            <text:p>13.53464</text:p>
          </table:table-cell>
          <table:table-cell office:value-type="float" office:value="10.44426" calcext:value-type="float">
            <text:p>10.44426</text:p>
          </table:table-cell>
          <table:table-cell office:value-type="float" office:value="13.5854" calcext:value-type="float">
            <text:p>13.5854</text:p>
          </table:table-cell>
          <table:table-cell office:value-type="float" office:value="13.4133" calcext:value-type="float">
            <text:p>13.4133</text:p>
          </table:table-cell>
          <table:table-cell office:value-type="float" office:value="13.18953" calcext:value-type="float">
            <text:p>13.18953</text:p>
          </table:table-cell>
          <table:table-cell office:value-type="float" office:value="10.56117" calcext:value-type="float">
            <text:p>10.56117</text:p>
          </table:table-cell>
          <table:table-cell office:value-type="float" office:value="13.0147" calcext:value-type="float">
            <text:p>13.0147</text:p>
          </table:table-cell>
          <table:table-cell office:value-type="float" office:value="11.98442" calcext:value-type="float">
            <text:p>11.98442</text:p>
          </table:table-cell>
          <table:table-cell office:value-type="float" office:value="13.66012" calcext:value-type="float">
            <text:p>13.66012</text:p>
          </table:table-cell>
          <table:table-cell office:value-type="float" office:value="13.9513" calcext:value-type="float">
            <text:p>13.9513</text:p>
          </table:table-cell>
          <table:table-cell office:value-type="float" office:value="13.27383" calcext:value-type="float">
            <text:p>13.27383</text:p>
          </table:table-cell>
          <table:table-cell office:value-type="float" office:value="12.7747" calcext:value-type="float">
            <text:p>12.7747</text:p>
          </table:table-cell>
          <table:table-cell office:value-type="float" office:value="13.34986" calcext:value-type="float">
            <text:p>13.34986</text:p>
          </table:table-cell>
          <table:table-cell/>
        </table:table-row>
        <table:table-row table:style-name="ro1">
          <table:table-cell office:value-type="float" office:value="14.52043" calcext:value-type="float">
            <text:p>14.52043</text:p>
          </table:table-cell>
          <table:table-cell office:value-type="float" office:value="11.23713" calcext:value-type="float">
            <text:p>11.23713</text:p>
          </table:table-cell>
          <table:table-cell office:value-type="float" office:value="6.90201" calcext:value-type="float">
            <text:p>6.90201</text:p>
          </table:table-cell>
          <table:table-cell office:value-type="float" office:value="8.12746" calcext:value-type="float">
            <text:p>8.12746</text:p>
          </table:table-cell>
          <table:table-cell office:value-type="float" office:value="14.38853" calcext:value-type="float">
            <text:p>14.38853</text:p>
          </table:table-cell>
          <table:table-cell office:value-type="float" office:value="11.72408" calcext:value-type="float">
            <text:p>11.72408</text:p>
          </table:table-cell>
          <table:table-cell office:value-type="float" office:value="12.68795" calcext:value-type="float">
            <text:p>12.68795</text:p>
          </table:table-cell>
          <table:table-cell office:value-type="float" office:value="14.12783" calcext:value-type="float">
            <text:p>14.12783</text:p>
          </table:table-cell>
          <table:table-cell office:value-type="float" office:value="11.13499" calcext:value-type="float">
            <text:p>11.13499</text:p>
          </table:table-cell>
          <table:table-cell office:value-type="float" office:value="14.48265" calcext:value-type="float">
            <text:p>14.48265</text:p>
          </table:table-cell>
          <table:table-cell office:value-type="float" office:value="14.18023" calcext:value-type="float">
            <text:p>14.18023</text:p>
          </table:table-cell>
          <table:table-cell office:value-type="float" office:value="13.90235" calcext:value-type="float">
            <text:p>13.90235</text:p>
          </table:table-cell>
          <table:table-cell office:value-type="float" office:value="11.13997" calcext:value-type="float">
            <text:p>11.13997</text:p>
          </table:table-cell>
          <table:table-cell office:value-type="float" office:value="13.72514" calcext:value-type="float">
            <text:p>13.72514</text:p>
          </table:table-cell>
          <table:table-cell office:value-type="float" office:value="12.74063" calcext:value-type="float">
            <text:p>12.74063</text:p>
          </table:table-cell>
          <table:table-cell office:value-type="float" office:value="14.5488" calcext:value-type="float">
            <text:p>14.5488</text:p>
          </table:table-cell>
          <table:table-cell office:value-type="float" office:value="14.7928" calcext:value-type="float">
            <text:p>14.7928</text:p>
          </table:table-cell>
          <table:table-cell office:value-type="float" office:value="14.0355" calcext:value-type="float">
            <text:p>14.0355</text:p>
          </table:table-cell>
          <table:table-cell office:value-type="float" office:value="13.62198" calcext:value-type="float">
            <text:p>13.62198</text:p>
          </table:table-cell>
          <table:table-cell office:value-type="float" office:value="14.11331" calcext:value-type="float">
            <text:p>14.11331</text:p>
          </table:table-cell>
          <table:table-cell/>
        </table:table-row>
        <table:table-row table:style-name="ro1">
          <table:table-cell office:value-type="float" office:value="15.29213" calcext:value-type="float">
            <text:p>15.29213</text:p>
          </table:table-cell>
          <table:table-cell office:value-type="float" office:value="12.11073" calcext:value-type="float">
            <text:p>12.11073</text:p>
          </table:table-cell>
          <table:table-cell office:value-type="float" office:value="7.53708" calcext:value-type="float">
            <text:p>7.53708</text:p>
          </table:table-cell>
          <table:table-cell office:value-type="float" office:value="8.78795" calcext:value-type="float">
            <text:p>8.78795</text:p>
          </table:table-cell>
          <table:table-cell office:value-type="float" office:value="15.11546" calcext:value-type="float">
            <text:p>15.11546</text:p>
          </table:table-cell>
          <table:table-cell office:value-type="float" office:value="12.43337" calcext:value-type="float">
            <text:p>12.43337</text:p>
          </table:table-cell>
          <table:table-cell office:value-type="float" office:value="13.27797" calcext:value-type="float">
            <text:p>13.27797</text:p>
          </table:table-cell>
          <table:table-cell office:value-type="float" office:value="15.01303" calcext:value-type="float">
            <text:p>15.01303</text:p>
          </table:table-cell>
          <table:table-cell office:value-type="float" office:value="11.88456" calcext:value-type="float">
            <text:p>11.88456</text:p>
          </table:table-cell>
          <table:table-cell office:value-type="float" office:value="15.06881" calcext:value-type="float">
            <text:p>15.06881</text:p>
          </table:table-cell>
          <table:table-cell office:value-type="float" office:value="14.89813" calcext:value-type="float">
            <text:p>14.89813</text:p>
          </table:table-cell>
          <table:table-cell office:value-type="float" office:value="14.67088" calcext:value-type="float">
            <text:p>14.67088</text:p>
          </table:table-cell>
          <table:table-cell office:value-type="float" office:value="11.99753" calcext:value-type="float">
            <text:p>11.99753</text:p>
          </table:table-cell>
          <table:table-cell office:value-type="float" office:value="14.49335" calcext:value-type="float">
            <text:p>14.49335</text:p>
          </table:table-cell>
          <table:table-cell office:value-type="float" office:value="13.44715" calcext:value-type="float">
            <text:p>13.44715</text:p>
          </table:table-cell>
          <table:table-cell office:value-type="float" office:value="15.14767" calcext:value-type="float">
            <text:p>15.14767</text:p>
          </table:table-cell>
          <table:table-cell office:value-type="float" office:value="15.57009" calcext:value-type="float">
            <text:p>15.57009</text:p>
          </table:table-cell>
          <table:table-cell office:value-type="float" office:value="14.75272" calcext:value-type="float">
            <text:p>14.75272</text:p>
          </table:table-cell>
          <table:table-cell office:value-type="float" office:value="14.3966" calcext:value-type="float">
            <text:p>14.3966</text:p>
          </table:table-cell>
          <table:table-cell office:value-type="float" office:value="14.8211" calcext:value-type="float">
            <text:p>14.8211</text:p>
          </table:table-cell>
          <table:table-cell/>
        </table:table-row>
        <table:table-row table:style-name="ro1">
          <table:table-cell office:value-type="float" office:value="16.01123" calcext:value-type="float">
            <text:p>16.01123</text:p>
          </table:table-cell>
          <table:table-cell office:value-type="float" office:value="12.69122" calcext:value-type="float">
            <text:p>12.69122</text:p>
          </table:table-cell>
          <table:table-cell office:value-type="float" office:value="8.15237" calcext:value-type="float">
            <text:p>8.15237</text:p>
          </table:table-cell>
          <table:table-cell office:value-type="float" office:value="9.43761" calcext:value-type="float">
            <text:p>9.43761</text:p>
          </table:table-cell>
          <table:table-cell office:value-type="float" office:value="15.88456" calcext:value-type="float">
            <text:p>15.88456</text:p>
          </table:table-cell>
          <table:table-cell office:value-type="float" office:value="13.18566" calcext:value-type="float">
            <text:p>13.18566</text:p>
          </table:table-cell>
          <table:table-cell office:value-type="float" office:value="14.16415" calcext:value-type="float">
            <text:p>14.16415</text:p>
          </table:table-cell>
          <table:table-cell office:value-type="float" office:value="15.60966" calcext:value-type="float">
            <text:p>15.60966</text:p>
          </table:table-cell>
          <table:table-cell office:value-type="float" office:value="12.58442" calcext:value-type="float">
            <text:p>12.58442</text:p>
          </table:table-cell>
          <table:table-cell office:value-type="float" office:value="15.96093" calcext:value-type="float">
            <text:p>15.96093</text:p>
          </table:table-cell>
          <table:table-cell office:value-type="float" office:value="15.66229" calcext:value-type="float">
            <text:p>15.66229</text:p>
          </table:table-cell>
          <table:table-cell office:value-type="float" office:value="15.38026" calcext:value-type="float">
            <text:p>15.38026</text:p>
          </table:table-cell>
          <table:table-cell office:value-type="float" office:value="12.57493" calcext:value-type="float">
            <text:p>12.57493</text:p>
          </table:table-cell>
          <table:table-cell office:value-type="float" office:value="15.21131" calcext:value-type="float">
            <text:p>15.21131</text:p>
          </table:table-cell>
          <table:table-cell office:value-type="float" office:value="14.2154" calcext:value-type="float">
            <text:p>14.2154</text:p>
          </table:table-cell>
          <table:table-cell office:value-type="float" office:value="16.04466" calcext:value-type="float">
            <text:p>16.04466</text:p>
          </table:table-cell>
          <table:table-cell office:value-type="float" office:value="16.40473" calcext:value-type="float">
            <text:p>16.40473</text:p>
          </table:table-cell>
          <table:table-cell office:value-type="float" office:value="15.5193" calcext:value-type="float">
            <text:p>15.5193</text:p>
          </table:table-cell>
          <table:table-cell office:value-type="float" office:value="15.23813" calcext:value-type="float">
            <text:p>15.23813</text:p>
          </table:table-cell>
          <table:table-cell office:value-type="float" office:value="15.59723" calcext:value-type="float">
            <text:p>15.59723</text:p>
          </table:table-cell>
          <table:table-cell/>
        </table:table-row>
        <table:table-row table:style-name="ro1">
          <table:table-cell office:value-type="float" office:value="16.78691" calcext:value-type="float">
            <text:p>16.78691</text:p>
          </table:table-cell>
          <table:table-cell office:value-type="float" office:value="13.57029" calcext:value-type="float">
            <text:p>13.57029</text:p>
          </table:table-cell>
          <table:table-cell office:value-type="float" office:value="8.78073" calcext:value-type="float">
            <text:p>8.78073</text:p>
          </table:table-cell>
          <table:table-cell office:value-type="float" office:value="10.11222" calcext:value-type="float">
            <text:p>10.11222</text:p>
          </table:table-cell>
          <table:table-cell office:value-type="float" office:value="16.606" calcext:value-type="float">
            <text:p>16.606</text:p>
          </table:table-cell>
          <table:table-cell office:value-type="float" office:value="13.89031" calcext:value-type="float">
            <text:p>13.89031</text:p>
          </table:table-cell>
          <table:table-cell office:value-type="float" office:value="14.75828" calcext:value-type="float">
            <text:p>14.75828</text:p>
          </table:table-cell>
          <table:table-cell office:value-type="float" office:value="16.50653" calcext:value-type="float">
            <text:p>16.50653</text:p>
          </table:table-cell>
          <table:table-cell office:value-type="float" office:value="13.33895" calcext:value-type="float">
            <text:p>13.33895</text:p>
          </table:table-cell>
          <table:table-cell office:value-type="float" office:value="16.56311" calcext:value-type="float">
            <text:p>16.56311</text:p>
          </table:table-cell>
          <table:table-cell office:value-type="float" office:value="16.37714" calcext:value-type="float">
            <text:p>16.37714</text:p>
          </table:table-cell>
          <table:table-cell office:value-type="float" office:value="16.15468" calcext:value-type="float">
            <text:p>16.15468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5.97964" calcext:value-type="float">
            <text:p>15.97964</text:p>
          </table:table-cell>
          <table:table-cell office:value-type="float" office:value="14.93318" calcext:value-type="float">
            <text:p>14.93318</text:p>
          </table:table-cell>
          <table:table-cell office:value-type="float" office:value="16.64461" calcext:value-type="float">
            <text:p>16.64461</text:p>
          </table:table-cell>
          <table:table-cell office:value-type="float" office:value="17.17227" calcext:value-type="float">
            <text:p>17.17227</text:p>
          </table:table-cell>
          <table:table-cell office:value-type="float" office:value="16.23356" calcext:value-type="float">
            <text:p>16.23356</text:p>
          </table:table-cell>
          <table:table-cell office:value-type="float" office:value="16.00563" calcext:value-type="float">
            <text:p>16.00563</text:p>
          </table:table-cell>
          <table:table-cell office:value-type="float" office:value="16.3118" calcext:value-type="float">
            <text:p>16.3118</text:p>
          </table:table-cell>
          <table:table-cell/>
        </table:table-row>
        <table:table-row table:style-name="ro1">
          <table:table-cell office:value-type="float" office:value="17.50902" calcext:value-type="float">
            <text:p>17.50902</text:p>
          </table:table-cell>
          <table:table-cell office:value-type="float" office:value="14.15989" calcext:value-type="float">
            <text:p>14.15989</text:p>
          </table:table-cell>
          <table:table-cell office:value-type="float" office:value="9.39645" calcext:value-type="float">
            <text:p>9.39645</text:p>
          </table:table-cell>
          <table:table-cell office:value-type="float" office:value="10.76637" calcext:value-type="float">
            <text:p>10.76637</text:p>
          </table:table-cell>
          <table:table-cell office:value-type="float" office:value="17.38199" calcext:value-type="float">
            <text:p>17.38199</text:p>
          </table:table-cell>
          <table:table-cell office:value-type="float" office:value="14.64783" calcext:value-type="float">
            <text:p>14.64783</text:p>
          </table:table-cell>
          <table:table-cell office:value-type="float" office:value="15.64385" calcext:value-type="float">
            <text:p>15.64385</text:p>
          </table:table-cell>
          <table:table-cell office:value-type="float" office:value="17.10021" calcext:value-type="float">
            <text:p>17.10021</text:p>
          </table:table-cell>
          <table:table-cell office:value-type="float" office:value="14.04713" calcext:value-type="float">
            <text:p>14.04713</text:p>
          </table:table-cell>
          <table:table-cell office:value-type="float" office:value="17.45371" calcext:value-type="float">
            <text:p>17.45371</text:p>
          </table:table-cell>
          <table:table-cell office:value-type="float" office:value="17.15254" calcext:value-type="float">
            <text:p>17.15254</text:p>
          </table:table-cell>
          <table:table-cell office:value-type="float" office:value="16.87374" calcext:value-type="float">
            <text:p>16.87374</text:p>
          </table:table-cell>
          <table:table-cell office:value-type="float" office:value="14.03216" calcext:value-type="float">
            <text:p>14.03216</text:p>
          </table:table-cell>
          <table:table-cell office:value-type="float" office:value="16.69449" calcext:value-type="float">
            <text:p>16.69449</text:p>
          </table:table-cell>
          <table:table-cell office:value-type="float" office:value="15.69544" calcext:value-type="float">
            <text:p>15.69544</text:p>
          </table:table-cell>
          <table:table-cell office:value-type="float" office:value="17.54372" calcext:value-type="float">
            <text:p>17.54372</text:p>
          </table:table-cell>
          <table:table-cell office:value-type="float" office:value="18.00733" calcext:value-type="float">
            <text:p>18.00733</text:p>
          </table:table-cell>
          <table:table-cell office:value-type="float" office:value="17.01338" calcext:value-type="float">
            <text:p>17.01338</text:p>
          </table:table-cell>
          <table:table-cell office:value-type="float" office:value="16.84968" calcext:value-type="float">
            <text:p>16.84968</text:p>
          </table:table-cell>
          <table:table-cell office:value-type="float" office:value="17.08308" calcext:value-type="float">
            <text:p>17.08308</text:p>
          </table:table-cell>
          <table:table-cell/>
        </table:table-row>
        <table:table-row table:style-name="ro1">
          <table:table-cell office:value-type="float" office:value="18.2859" calcext:value-type="float">
            <text:p>18.2859</text:p>
          </table:table-cell>
          <table:table-cell office:value-type="float" office:value="15.03618" calcext:value-type="float">
            <text:p>15.03618</text:p>
          </table:table-cell>
          <table:table-cell office:value-type="float" office:value="10.0452" calcext:value-type="float">
            <text:p>10.0452</text:p>
          </table:table-cell>
          <table:table-cell office:value-type="float" office:value="11.45839" calcext:value-type="float">
            <text:p>11.45839</text:p>
          </table:table-cell>
          <table:table-cell office:value-type="float" office:value="18.09424" calcext:value-type="float">
            <text:p>18.09424</text:p>
          </table:table-cell>
          <table:table-cell office:value-type="float" office:value="15.35077" calcext:value-type="float">
            <text:p>15.35077</text:p>
          </table:table-cell>
          <table:table-cell office:value-type="float" office:value="16.23201" calcext:value-type="float">
            <text:p>16.23201</text:p>
          </table:table-cell>
          <table:table-cell office:value-type="float" office:value="17.87318" calcext:value-type="float">
            <text:p>17.87318</text:p>
          </table:table-cell>
          <table:table-cell office:value-type="float" office:value="14.81215" calcext:value-type="float">
            <text:p>14.81215</text:p>
          </table:table-cell>
          <table:table-cell office:value-type="float" office:value="18.0563" calcext:value-type="float">
            <text:p>18.0563</text:p>
          </table:table-cell>
          <table:table-cell office:value-type="float" office:value="17.86935" calcext:value-type="float">
            <text:p>17.86935</text:p>
          </table:table-cell>
          <table:table-cell office:value-type="float" office:value="17.64663" calcext:value-type="float">
            <text:p>17.64663</text:p>
          </table:table-cell>
          <table:table-cell office:value-type="float" office:value="14.91696" calcext:value-type="float">
            <text:p>14.91696</text:p>
          </table:table-cell>
          <table:table-cell office:value-type="float" office:value="17.46666" calcext:value-type="float">
            <text:p>17.46666</text:p>
          </table:table-cell>
          <table:table-cell office:value-type="float" office:value="16.40635" calcext:value-type="float">
            <text:p>16.40635</text:p>
          </table:table-cell>
          <table:table-cell office:value-type="float" office:value="18.13238" calcext:value-type="float">
            <text:p>18.13238</text:p>
          </table:table-cell>
          <table:table-cell office:value-type="float" office:value="18.74811" calcext:value-type="float">
            <text:p>18.74811</text:p>
          </table:table-cell>
          <table:table-cell office:value-type="float" office:value="17.72035" calcext:value-type="float">
            <text:p>17.72035</text:p>
          </table:table-cell>
          <table:table-cell office:value-type="float" office:value="17.60983" calcext:value-type="float">
            <text:p>17.60983</text:p>
          </table:table-cell>
          <table:table-cell office:value-type="float" office:value="17.7939" calcext:value-type="float">
            <text:p>17.7939</text:p>
          </table:table-cell>
          <table:table-cell/>
        </table:table-row>
        <table:table-row table:style-name="ro1">
          <table:table-cell office:value-type="float" office:value="18.997" calcext:value-type="float">
            <text:p>18.997</text:p>
          </table:table-cell>
          <table:table-cell office:value-type="float" office:value="15.63341" calcext:value-type="float">
            <text:p>15.63341</text:p>
          </table:table-cell>
          <table:table-cell office:value-type="float" office:value="10.66809" calcext:value-type="float">
            <text:p>10.66809</text:p>
          </table:table-cell>
          <table:table-cell office:value-type="float" office:value="12.1096" calcext:value-type="float">
            <text:p>12.1096</text:p>
          </table:table-cell>
          <table:table-cell office:value-type="float" office:value="18.87694" calcext:value-type="float">
            <text:p>18.87694</text:p>
          </table:table-cell>
          <table:table-cell office:value-type="float" office:value="16.1125" calcext:value-type="float">
            <text:p>16.1125</text:p>
          </table:table-cell>
          <table:table-cell office:value-type="float" office:value="17.1206" calcext:value-type="float">
            <text:p>17.1206</text:p>
          </table:table-cell>
          <table:table-cell office:value-type="float" office:value="18.58148" calcext:value-type="float">
            <text:p>18.58148</text:p>
          </table:table-cell>
          <table:table-cell office:value-type="float" office:value="15.5184" calcext:value-type="float">
            <text:p>15.5184</text:p>
          </table:table-cell>
          <table:table-cell office:value-type="float" office:value="18.95319" calcext:value-type="float">
            <text:p>18.95319</text:p>
          </table:table-cell>
          <table:table-cell office:value-type="float" office:value="18.63364" calcext:value-type="float">
            <text:p>18.63364</text:p>
          </table:table-cell>
          <table:table-cell office:value-type="float" office:value="18.36155" calcext:value-type="float">
            <text:p>18.36155</text:p>
          </table:table-cell>
          <table:table-cell office:value-type="float" office:value="15.49598" calcext:value-type="float">
            <text:p>15.49598</text:p>
          </table:table-cell>
          <table:table-cell office:value-type="float" office:value="18.19053" calcext:value-type="float">
            <text:p>18.19053</text:p>
          </table:table-cell>
          <table:table-cell office:value-type="float" office:value="17.17365" calcext:value-type="float">
            <text:p>17.17365</text:p>
          </table:table-cell>
          <table:table-cell office:value-type="float" office:value="19.032" calcext:value-type="float">
            <text:p>19.032</text:p>
          </table:table-cell>
          <table:table-cell office:value-type="float" office:value="19.56398" calcext:value-type="float">
            <text:p>19.56398</text:p>
          </table:table-cell>
          <table:table-cell office:value-type="float" office:value="18.49331" calcext:value-type="float">
            <text:p>18.49331</text:p>
          </table:table-cell>
          <table:table-cell office:value-type="float" office:value="18.435" calcext:value-type="float">
            <text:p>18.435</text:p>
          </table:table-cell>
          <table:table-cell office:value-type="float" office:value="18.57221" calcext:value-type="float">
            <text:p>18.57221</text:p>
          </table:table-cell>
          <table:table-cell/>
        </table:table-row>
        <table:table-row table:style-name="ro1">
          <table:table-cell office:value-type="float" office:value="19.77713" calcext:value-type="float">
            <text:p>19.77713</text:p>
          </table:table-cell>
          <table:table-cell office:value-type="float" office:value="16.51755" calcext:value-type="float">
            <text:p>16.51755</text:p>
          </table:table-cell>
          <table:table-cell office:value-type="float" office:value="11.32826" calcext:value-type="float">
            <text:p>11.32826</text:p>
          </table:table-cell>
          <table:table-cell office:value-type="float" office:value="12.80905" calcext:value-type="float">
            <text:p>12.80905</text:p>
          </table:table-cell>
          <table:table-cell office:value-type="float" office:value="19.58872" calcext:value-type="float">
            <text:p>19.58872</text:p>
          </table:table-cell>
          <table:table-cell office:value-type="float" office:value="16.82544" calcext:value-type="float">
            <text:p>16.82544</text:p>
          </table:table-cell>
          <table:table-cell office:value-type="float" office:value="17.71508" calcext:value-type="float">
            <text:p>17.71508</text:p>
          </table:table-cell>
          <table:table-cell office:value-type="float" office:value="19.36133" calcext:value-type="float">
            <text:p>19.36133</text:p>
          </table:table-cell>
          <table:table-cell office:value-type="float" office:value="16.27892" calcext:value-type="float">
            <text:p>16.27892</text:p>
          </table:table-cell>
          <table:table-cell office:value-type="float" office:value="19.54585" calcext:value-type="float">
            <text:p>19.54585</text:p>
          </table:table-cell>
          <table:table-cell office:value-type="float" office:value="19.3465" calcext:value-type="float">
            <text:p>19.3465</text:p>
          </table:table-cell>
          <table:table-cell office:value-type="float" office:value="19.12681" calcext:value-type="float">
            <text:p>19.12681</text:p>
          </table:table-cell>
          <table:table-cell office:value-type="float" office:value="16.37455" calcext:value-type="float">
            <text:p>16.37455</text:p>
          </table:table-cell>
          <table:table-cell office:value-type="float" office:value="18.95735" calcext:value-type="float">
            <text:p>18.95735</text:p>
          </table:table-cell>
          <table:table-cell office:value-type="float" office:value="17.89044" calcext:value-type="float">
            <text:p>17.89044</text:p>
          </table:table-cell>
          <table:table-cell office:value-type="float" office:value="19.62249" calcext:value-type="float">
            <text:p>19.62249</text:p>
          </table:table-cell>
          <table:table-cell office:value-type="float" office:value="20.29701" calcext:value-type="float">
            <text:p>20.29701</text:p>
          </table:table-cell>
          <table:table-cell office:value-type="float" office:value="19.20001" calcext:value-type="float">
            <text:p>19.20001</text:p>
          </table:table-cell>
          <table:table-cell office:value-type="float" office:value="19.16353" calcext:value-type="float">
            <text:p>19.16353</text:p>
          </table:table-cell>
          <table:table-cell office:value-type="float" office:value="19.28855" calcext:value-type="float">
            <text:p>19.28855</text:p>
          </table:table-cell>
          <table:table-cell/>
        </table:table-row>
        <table:table-row table:style-name="ro1">
          <table:table-cell office:value-type="float" office:value="20.49287" calcext:value-type="float">
            <text:p>20.49287</text:p>
          </table:table-cell>
          <table:table-cell office:value-type="float" office:value="17.10799" calcext:value-type="float">
            <text:p>17.10799</text:p>
          </table:table-cell>
          <table:table-cell office:value-type="float" office:value="11.95219" calcext:value-type="float">
            <text:p>11.95219</text:p>
          </table:table-cell>
          <table:table-cell office:value-type="float" office:value="13.47743" calcext:value-type="float">
            <text:p>13.47743</text:p>
          </table:table-cell>
          <table:table-cell office:value-type="float" office:value="20.36441" calcext:value-type="float">
            <text:p>20.36441</text:p>
          </table:table-cell>
          <table:table-cell office:value-type="float" office:value="17.58868" calcext:value-type="float">
            <text:p>17.58868</text:p>
          </table:table-cell>
          <table:table-cell office:value-type="float" office:value="18.60548" calcext:value-type="float">
            <text:p>18.60548</text:p>
          </table:table-cell>
          <table:table-cell office:value-type="float" office:value="20.06564" calcext:value-type="float">
            <text:p>20.06564</text:p>
          </table:table-cell>
          <table:table-cell office:value-type="float" office:value="16.98781" calcext:value-type="float">
            <text:p>16.98781</text:p>
          </table:table-cell>
          <table:table-cell office:value-type="float" office:value="20.43344" calcext:value-type="float">
            <text:p>20.43344</text:p>
          </table:table-cell>
          <table:table-cell office:value-type="float" office:value="20.11811" calcext:value-type="float">
            <text:p>20.11811</text:p>
          </table:table-cell>
          <table:table-cell office:value-type="float" office:value="19.84278" calcext:value-type="float">
            <text:p>19.84278</text:p>
          </table:table-cell>
          <table:table-cell office:value-type="float" office:value="16.95928" calcext:value-type="float">
            <text:p>16.95928</text:p>
          </table:table-cell>
          <table:table-cell office:value-type="float" office:value="19.66953" calcext:value-type="float">
            <text:p>19.66953</text:p>
          </table:table-cell>
          <table:table-cell office:value-type="float" office:value="18.66548" calcext:value-type="float">
            <text:p>18.66548</text:p>
          </table:table-cell>
          <table:table-cell office:value-type="float" office:value="20.51874" calcext:value-type="float">
            <text:p>20.51874</text:p>
          </table:table-cell>
          <table:table-cell office:value-type="float" office:value="21.11501" calcext:value-type="float">
            <text:p>21.11501</text:p>
          </table:table-cell>
          <table:table-cell office:value-type="float" office:value="19.96737" calcext:value-type="float">
            <text:p>19.96737</text:p>
          </table:table-cell>
          <table:table-cell office:value-type="float" office:value="19.98148" calcext:value-type="float">
            <text:p>19.98148</text:p>
          </table:table-cell>
          <table:table-cell office:value-type="float" office:value="20.05481" calcext:value-type="float">
            <text:p>20.05481</text:p>
          </table:table-cell>
          <table:table-cell/>
        </table:table-row>
        <table:table-row table:style-name="ro1">
          <table:table-cell office:value-type="float" office:value="21.26029" calcext:value-type="float">
            <text:p>21.26029</text:p>
          </table:table-cell>
          <table:table-cell office:value-type="float" office:value="17.98949" calcext:value-type="float">
            <text:p>17.98949</text:p>
          </table:table-cell>
          <table:table-cell office:value-type="float" office:value="12.61635" calcext:value-type="float">
            <text:p>12.61635</text:p>
          </table:table-cell>
          <table:table-cell office:value-type="float" office:value="14.1814" calcext:value-type="float">
            <text:p>14.1814</text:p>
          </table:table-cell>
          <table:table-cell office:value-type="float" office:value="21.07151" calcext:value-type="float">
            <text:p>21.07151</text:p>
          </table:table-cell>
          <table:table-cell office:value-type="float" office:value="18.29077" calcext:value-type="float">
            <text:p>18.29077</text:p>
          </table:table-cell>
          <table:table-cell office:value-type="float" office:value="19.20206" calcext:value-type="float">
            <text:p>19.20206</text:p>
          </table:table-cell>
          <table:table-cell office:value-type="float" office:value="20.84272" calcext:value-type="float">
            <text:p>20.84272</text:p>
          </table:table-cell>
          <table:table-cell office:value-type="float" office:value="17.75667" calcext:value-type="float">
            <text:p>17.75667</text:p>
          </table:table-cell>
          <table:table-cell office:value-type="float" office:value="21.02604" calcext:value-type="float">
            <text:p>21.02604</text:p>
          </table:table-cell>
          <table:table-cell office:value-type="float" office:value="20.83039" calcext:value-type="float">
            <text:p>20.83039</text:p>
          </table:table-cell>
          <table:table-cell office:value-type="float" office:value="20.6146" calcext:value-type="float">
            <text:p>20.6146</text:p>
          </table:table-cell>
          <table:table-cell office:value-type="float" office:value="17.84704" calcext:value-type="float">
            <text:p>17.84704</text:p>
          </table:table-cell>
          <table:table-cell office:value-type="float" office:value="20.44073" calcext:value-type="float">
            <text:p>20.44073</text:p>
          </table:table-cell>
          <table:table-cell office:value-type="float" office:value="19.37264" calcext:value-type="float">
            <text:p>19.37264</text:p>
          </table:table-cell>
          <table:table-cell office:value-type="float" office:value="21.11431" calcext:value-type="float">
            <text:p>21.11431</text:p>
          </table:table-cell>
          <table:table-cell office:value-type="float" office:value="21.84042" calcext:value-type="float">
            <text:p>21.84042</text:p>
          </table:table-cell>
          <table:table-cell office:value-type="float" office:value="20.67924" calcext:value-type="float">
            <text:p>20.67924</text:p>
          </table:table-cell>
          <table:table-cell office:value-type="float" office:value="20.71437" calcext:value-type="float">
            <text:p>20.71437</text:p>
          </table:table-cell>
          <table:table-cell office:value-type="float" office:value="20.76623" calcext:value-type="float">
            <text:p>20.76623</text:p>
          </table:table-cell>
          <table:table-cell/>
        </table:table-row>
        <table:table-row table:style-name="ro1">
          <table:table-cell office:value-type="float" office:value="21.97109" calcext:value-type="float">
            <text:p>21.97109</text:p>
          </table:table-cell>
          <table:table-cell office:value-type="float" office:value="18.58284" calcext:value-type="float">
            <text:p>18.58284</text:p>
          </table:table-cell>
          <table:table-cell office:value-type="float" office:value="13.24848" calcext:value-type="float">
            <text:p>13.24848</text:p>
          </table:table-cell>
          <table:table-cell office:value-type="float" office:value="14.84053" calcext:value-type="float">
            <text:p>14.84053</text:p>
          </table:table-cell>
          <table:table-cell office:value-type="float" office:value="21.8488" calcext:value-type="float">
            <text:p>21.8488</text:p>
          </table:table-cell>
          <table:table-cell office:value-type="float" office:value="19.06344" calcext:value-type="float">
            <text:p>19.06344</text:p>
          </table:table-cell>
          <table:table-cell office:value-type="float" office:value="20.08993" calcext:value-type="float">
            <text:p>20.08993</text:p>
          </table:table-cell>
          <table:table-cell office:value-type="float" office:value="21.55194" calcext:value-type="float">
            <text:p>21.55194</text:p>
          </table:table-cell>
          <table:table-cell office:value-type="float" office:value="18.46605" calcext:value-type="float">
            <text:p>18.46605</text:p>
          </table:table-cell>
          <table:table-cell office:value-type="float" office:value="21.91435" calcext:value-type="float">
            <text:p>21.91435</text:p>
          </table:table-cell>
          <table:table-cell office:value-type="float" office:value="21.6048" calcext:value-type="float">
            <text:p>21.6048</text:p>
          </table:table-cell>
          <table:table-cell office:value-type="float" office:value="21.32305" calcext:value-type="float">
            <text:p>21.32305</text:p>
          </table:table-cell>
          <table:table-cell office:value-type="float" office:value="18.4416" calcext:value-type="float">
            <text:p>18.4416</text:p>
          </table:table-cell>
          <table:table-cell office:value-type="float" office:value="21.15227" calcext:value-type="float">
            <text:p>21.15227</text:p>
          </table:table-cell>
          <table:table-cell office:value-type="float" office:value="20.14161" calcext:value-type="float">
            <text:p>20.14161</text:p>
          </table:table-cell>
          <table:table-cell office:value-type="float" office:value="22.00597" calcext:value-type="float">
            <text:p>22.00597</text:p>
          </table:table-cell>
          <table:table-cell office:value-type="float" office:value="22.66075" calcext:value-type="float">
            <text:p>22.66075</text:p>
          </table:table-cell>
          <table:table-cell office:value-type="float" office:value="21.45658" calcext:value-type="float">
            <text:p>21.45658</text:p>
          </table:table-cell>
          <table:table-cell office:value-type="float" office:value="21.5322" calcext:value-type="float">
            <text:p>21.5322</text:p>
          </table:table-cell>
          <table:table-cell office:value-type="float" office:value="21.53933" calcext:value-type="float">
            <text:p>21.53933</text:p>
          </table:table-cell>
          <table:table-cell/>
        </table:table-row>
        <table:table-row table:style-name="ro1">
          <table:table-cell office:value-type="float" office:value="22.75006" calcext:value-type="float">
            <text:p>22.75006</text:p>
          </table:table-cell>
          <table:table-cell office:value-type="float" office:value="19.46222" calcext:value-type="float">
            <text:p>19.46222</text:p>
          </table:table-cell>
          <table:table-cell office:value-type="float" office:value="13.91989" calcext:value-type="float">
            <text:p>13.91989</text:p>
          </table:table-cell>
          <table:table-cell office:value-type="float" office:value="15.55722" calcext:value-type="float">
            <text:p>15.55722</text:p>
          </table:table-cell>
          <table:table-cell office:value-type="float" office:value="22.55658" calcext:value-type="float">
            <text:p>22.55658</text:p>
          </table:table-cell>
          <table:table-cell office:value-type="float" office:value="19.76209" calcext:value-type="float">
            <text:p>19.76209</text:p>
          </table:table-cell>
          <table:table-cell office:value-type="float" office:value="20.68254" calcext:value-type="float">
            <text:p>20.68254</text:p>
          </table:table-cell>
          <table:table-cell office:value-type="float" office:value="22.32198" calcext:value-type="float">
            <text:p>22.32198</text:p>
          </table:table-cell>
          <table:table-cell office:value-type="float" office:value="19.23899" calcext:value-type="float">
            <text:p>19.23899</text:p>
          </table:table-cell>
          <table:table-cell office:value-type="float" office:value="22.50307" calcext:value-type="float">
            <text:p>22.50307</text:p>
          </table:table-cell>
          <table:table-cell office:value-type="float" office:value="22.31235" calcext:value-type="float">
            <text:p>22.31235</text:p>
          </table:table-cell>
          <table:table-cell office:value-type="float" office:value="22.09165" calcext:value-type="float">
            <text:p>22.09165</text:p>
          </table:table-cell>
          <table:table-cell office:value-type="float" office:value="19.31791" calcext:value-type="float">
            <text:p>19.31791</text:p>
          </table:table-cell>
          <table:table-cell office:value-type="float" office:value="21.92971" calcext:value-type="float">
            <text:p>21.92971</text:p>
          </table:table-cell>
          <table:table-cell office:value-type="float" office:value="20.86296" calcext:value-type="float">
            <text:p>20.86296</text:p>
          </table:table-cell>
          <table:table-cell office:value-type="float" office:value="22.59347" calcext:value-type="float">
            <text:p>22.59347</text:p>
          </table:table-cell>
          <table:table-cell office:value-type="float" office:value="23.38823" calcext:value-type="float">
            <text:p>23.38823</text:p>
          </table:table-cell>
          <table:table-cell office:value-type="float" office:value="22.1604" calcext:value-type="float">
            <text:p>22.1604</text:p>
          </table:table-cell>
          <table:table-cell office:value-type="float" office:value="22.25753" calcext:value-type="float">
            <text:p>22.25753</text:p>
          </table:table-cell>
          <table:table-cell office:value-type="float" office:value="22.24623" calcext:value-type="float">
            <text:p>22.24623</text:p>
          </table:table-cell>
          <table:table-cell/>
        </table:table-row>
        <table:table-row table:style-name="ro1">
          <table:table-cell office:value-type="float" office:value="23.4483" calcext:value-type="float">
            <text:p>23.4483</text:p>
          </table:table-cell>
          <table:table-cell office:value-type="float" office:value="20.0614" calcext:value-type="float">
            <text:p>20.0614</text:p>
          </table:table-cell>
          <table:table-cell office:value-type="float" office:value="14.56296" calcext:value-type="float">
            <text:p>14.56296</text:p>
          </table:table-cell>
          <table:table-cell office:value-type="float" office:value="16.22278" calcext:value-type="float">
            <text:p>16.22278</text:p>
          </table:table-cell>
          <table:table-cell office:value-type="float" office:value="23.31924" calcext:value-type="float">
            <text:p>23.31924</text:p>
          </table:table-cell>
          <table:table-cell office:value-type="float" office:value="20.5419" calcext:value-type="float">
            <text:p>20.5419</text:p>
          </table:table-cell>
          <table:table-cell office:value-type="float" office:value="21.56672" calcext:value-type="float">
            <text:p>21.56672</text:p>
          </table:table-cell>
          <table:table-cell office:value-type="float" office:value="23.03001" calcext:value-type="float">
            <text:p>23.03001</text:p>
          </table:table-cell>
          <table:table-cell office:value-type="float" office:value="19.94437" calcext:value-type="float">
            <text:p>19.94437</text:p>
          </table:table-cell>
          <table:table-cell office:value-type="float" office:value="23.3839" calcext:value-type="float">
            <text:p>23.3839</text:p>
          </table:table-cell>
          <table:table-cell office:value-type="float" office:value="23.08317" calcext:value-type="float">
            <text:p>23.08317</text:p>
          </table:table-cell>
          <table:table-cell office:value-type="float" office:value="22.79897" calcext:value-type="float">
            <text:p>22.79897</text:p>
          </table:table-cell>
          <table:table-cell office:value-type="float" office:value="19.90561" calcext:value-type="float">
            <text:p>19.90561</text:p>
          </table:table-cell>
          <table:table-cell office:value-type="float" office:value="22.63331" calcext:value-type="float">
            <text:p>22.63331</text:p>
          </table:table-cell>
          <table:table-cell office:value-type="float" office:value="21.62664" calcext:value-type="float">
            <text:p>21.62664</text:p>
          </table:table-cell>
          <table:table-cell office:value-type="float" office:value="23.47228" calcext:value-type="float">
            <text:p>23.47228</text:p>
          </table:table-cell>
          <table:table-cell office:value-type="float" office:value="24.20098" calcext:value-type="float">
            <text:p>24.20098</text:p>
          </table:table-cell>
          <table:table-cell office:value-type="float" office:value="22.93053" calcext:value-type="float">
            <text:p>22.93053</text:p>
          </table:table-cell>
          <table:table-cell office:value-type="float" office:value="23.07987" calcext:value-type="float">
            <text:p>23.07987</text:p>
          </table:table-cell>
          <table:table-cell office:value-type="float" office:value="23.01579" calcext:value-type="float">
            <text:p>23.01579</text:p>
          </table:table-cell>
          <table:table-cell/>
        </table:table-row>
        <table:table-row table:style-name="ro1">
          <table:table-cell office:value-type="float" office:value="24.21178" calcext:value-type="float">
            <text:p>24.21178</text:p>
          </table:table-cell>
          <table:table-cell office:value-type="float" office:value="20.95089" calcext:value-type="float">
            <text:p>20.95089</text:p>
          </table:table-cell>
          <table:table-cell office:value-type="float" office:value="15.25057" calcext:value-type="float">
            <text:p>15.25057</text:p>
          </table:table-cell>
          <table:table-cell office:value-type="float" office:value="16.95366" calcext:value-type="float">
            <text:p>16.95366</text:p>
          </table:table-cell>
          <table:table-cell office:value-type="float" office:value="24.02237" calcext:value-type="float">
            <text:p>24.02237</text:p>
          </table:table-cell>
          <table:table-cell office:value-type="float" office:value="21.23666" calcext:value-type="float">
            <text:p>21.23666</text:p>
          </table:table-cell>
          <table:table-cell office:value-type="float" office:value="22.16209" calcext:value-type="float">
            <text:p>22.16209</text:p>
          </table:table-cell>
          <table:table-cell office:value-type="float" office:value="23.80549" calcext:value-type="float">
            <text:p>23.80549</text:p>
          </table:table-cell>
          <table:table-cell office:value-type="float" office:value="20.71453" calcext:value-type="float">
            <text:p>20.71453</text:p>
          </table:table-cell>
          <table:table-cell office:value-type="float" office:value="23.97735" calcext:value-type="float">
            <text:p>23.97735</text:p>
          </table:table-cell>
          <table:table-cell office:value-type="float" office:value="23.78236" calcext:value-type="float">
            <text:p>23.78236</text:p>
          </table:table-cell>
          <table:table-cell office:value-type="float" office:value="23.56982" calcext:value-type="float">
            <text:p>23.56982</text:p>
          </table:table-cell>
          <table:table-cell office:value-type="float" office:value="20.78883" calcext:value-type="float">
            <text:p>20.78883</text:p>
          </table:table-cell>
          <table:table-cell office:value-type="float" office:value="23.40725" calcext:value-type="float">
            <text:p>23.40725</text:p>
          </table:table-cell>
          <table:table-cell office:value-type="float" office:value="22.3396" calcext:value-type="float">
            <text:p>22.3396</text:p>
          </table:table-cell>
          <table:table-cell office:value-type="float" office:value="24.05501" calcext:value-type="float">
            <text:p>24.05501</text:p>
          </table:table-cell>
          <table:table-cell office:value-type="float" office:value="24.9307" calcext:value-type="float">
            <text:p>24.9307</text:p>
          </table:table-cell>
          <table:table-cell office:value-type="float" office:value="23.6297" calcext:value-type="float">
            <text:p>23.6297</text:p>
          </table:table-cell>
          <table:table-cell office:value-type="float" office:value="23.8075" calcext:value-type="float">
            <text:p>23.8075</text:p>
          </table:table-cell>
          <table:table-cell office:value-type="float" office:value="23.71804" calcext:value-type="float">
            <text:p>23.71804</text:p>
          </table:table-cell>
          <table:table-cell/>
        </table:table-row>
        <table:table-row table:style-name="ro1">
          <table:table-cell office:value-type="float" office:value="24.91498" calcext:value-type="float">
            <text:p>24.91498</text:p>
          </table:table-cell>
          <table:table-cell office:value-type="float" office:value="21.53316" calcext:value-type="float">
            <text:p>21.53316</text:p>
          </table:table-cell>
          <table:table-cell office:value-type="float" office:value="15.89385" calcext:value-type="float">
            <text:p>15.89385</text:p>
          </table:table-cell>
          <table:table-cell office:value-type="float" office:value="17.6182" calcext:value-type="float">
            <text:p>17.6182</text:p>
          </table:table-cell>
          <table:table-cell office:value-type="float" office:value="24.78739" calcext:value-type="float">
            <text:p>24.78739</text:p>
          </table:table-cell>
          <table:table-cell office:value-type="float" office:value="22.01046" calcext:value-type="float">
            <text:p>22.01046</text:p>
          </table:table-cell>
          <table:table-cell office:value-type="float" office:value="23.03678" calcext:value-type="float">
            <text:p>23.03678</text:p>
          </table:table-cell>
          <table:table-cell office:value-type="float" office:value="24.50543" calcext:value-type="float">
            <text:p>24.50543</text:p>
          </table:table-cell>
          <table:table-cell office:value-type="float" office:value="21.42142" calcext:value-type="float">
            <text:p>21.42142</text:p>
          </table:table-cell>
          <table:table-cell office:value-type="float" office:value="24.85435" calcext:value-type="float">
            <text:p>24.85435</text:p>
          </table:table-cell>
          <table:table-cell office:value-type="float" office:value="24.54869" calcext:value-type="float">
            <text:p>24.54869</text:p>
          </table:table-cell>
          <table:table-cell office:value-type="float" office:value="24.27253" calcext:value-type="float">
            <text:p>24.27253</text:p>
          </table:table-cell>
          <table:table-cell office:value-type="float" office:value="21.38226" calcext:value-type="float">
            <text:p>21.38226</text:p>
          </table:table-cell>
          <table:table-cell office:value-type="float" office:value="24.10612" calcext:value-type="float">
            <text:p>24.10612</text:p>
          </table:table-cell>
          <table:table-cell office:value-type="float" office:value="23.10566" calcext:value-type="float">
            <text:p>23.10566</text:p>
          </table:table-cell>
          <table:table-cell office:value-type="float" office:value="24.93003" calcext:value-type="float">
            <text:p>24.93003</text:p>
          </table:table-cell>
          <table:table-cell office:value-type="float" office:value="25.74561" calcext:value-type="float">
            <text:p>25.74561</text:p>
          </table:table-cell>
          <table:table-cell office:value-type="float" office:value="24.40514" calcext:value-type="float">
            <text:p>24.40514</text:p>
          </table:table-cell>
          <table:table-cell office:value-type="float" office:value="24.61999" calcext:value-type="float">
            <text:p>24.61999</text:p>
          </table:table-cell>
          <table:table-cell office:value-type="float" office:value="24.4898" calcext:value-type="float">
            <text:p>24.4898</text:p>
          </table:table-cell>
          <table:table-cell/>
        </table:table-row>
        <table:table-row table:style-name="ro1">
          <table:table-cell office:value-type="float" office:value="25.50246" calcext:value-type="float">
            <text:p>25.50246</text:p>
          </table:table-cell>
          <table:table-cell office:value-type="float" office:value="22.41904" calcext:value-type="float">
            <text:p>22.41904</text:p>
          </table:table-cell>
          <table:table-cell office:value-type="float" office:value="16.58387" calcext:value-type="float">
            <text:p>16.58387</text:p>
          </table:table-cell>
          <table:table-cell office:value-type="float" office:value="18.34789" calcext:value-type="float">
            <text:p>18.34789</text:p>
          </table:table-cell>
          <table:table-cell office:value-type="float" office:value="25.48203" calcext:value-type="float">
            <text:p>25.48203</text:p>
          </table:table-cell>
          <table:table-cell office:value-type="float" office:value="22.71395" calcext:value-type="float">
            <text:p>22.71395</text:p>
          </table:table-cell>
          <table:table-cell office:value-type="float" office:value="23.62286" calcext:value-type="float">
            <text:p>23.62286</text:p>
          </table:table-cell>
          <table:table-cell office:value-type="float" office:value="25.26828" calcext:value-type="float">
            <text:p>25.26828</text:p>
          </table:table-cell>
          <table:table-cell office:value-type="float" office:value="22.18309" calcext:value-type="float">
            <text:p>22.18309</text:p>
          </table:table-cell>
          <table:table-cell office:value-type="float" office:value="25.44287" calcext:value-type="float">
            <text:p>25.44287</text:p>
          </table:table-cell>
          <table:table-cell office:value-type="float" office:value="25.25246" calcext:value-type="float">
            <text:p>25.25246</text:p>
          </table:table-cell>
          <table:table-cell office:value-type="float" office:value="25.03928" calcext:value-type="float">
            <text:p>25.03928</text:p>
          </table:table-cell>
          <table:table-cell office:value-type="float" office:value="22.26263" calcext:value-type="float">
            <text:p>22.26263</text:p>
          </table:table-cell>
          <table:table-cell office:value-type="float" office:value="24.88185" calcext:value-type="float">
            <text:p>24.88185</text:p>
          </table:table-cell>
          <table:table-cell office:value-type="float" office:value="23.80173" calcext:value-type="float">
            <text:p>23.80173</text:p>
          </table:table-cell>
          <table:table-cell office:value-type="float" office:value="25.51757" calcext:value-type="float">
            <text:p>25.51757</text:p>
          </table:table-cell>
          <table:table-cell office:value-type="float" office:value="26.47964" calcext:value-type="float">
            <text:p>26.47964</text:p>
          </table:table-cell>
          <table:table-cell office:value-type="float" office:value="25.0994" calcext:value-type="float">
            <text:p>25.0994</text:p>
          </table:table-cell>
          <table:table-cell office:value-type="float" office:value="25.35183" calcext:value-type="float">
            <text:p>25.35183</text:p>
          </table:table-cell>
          <table:table-cell office:value-type="float" office:value="25.18731" calcext:value-type="float">
            <text:p>25.18731</text:p>
          </table:table-cell>
          <table:table-cell/>
        </table:table-row>
        <table:table-row table:style-name="ro1">
          <table:table-cell office:value-type="float" office:value="26.37343" calcext:value-type="float">
            <text:p>26.37343</text:p>
          </table:table-cell>
          <table:table-cell office:value-type="float" office:value="23.00306" calcext:value-type="float">
            <text:p>23.00306</text:p>
          </table:table-cell>
          <table:table-cell office:value-type="float" office:value="17.22737" calcext:value-type="float">
            <text:p>17.22737</text:p>
          </table:table-cell>
          <table:table-cell office:value-type="float" office:value="19.02323" calcext:value-type="float">
            <text:p>19.02323</text:p>
          </table:table-cell>
          <table:table-cell office:value-type="float" office:value="26.25253" calcext:value-type="float">
            <text:p>26.25253</text:p>
          </table:table-cell>
          <table:table-cell office:value-type="float" office:value="23.48123" calcext:value-type="float">
            <text:p>23.48123</text:p>
          </table:table-cell>
          <table:table-cell office:value-type="float" office:value="24.50398" calcext:value-type="float">
            <text:p>24.50398</text:p>
          </table:table-cell>
          <table:table-cell office:value-type="float" office:value="25.96279" calcext:value-type="float">
            <text:p>25.96279</text:p>
          </table:table-cell>
          <table:table-cell office:value-type="float" office:value="22.88595" calcext:value-type="float">
            <text:p>22.88595</text:p>
          </table:table-cell>
          <table:table-cell office:value-type="float" office:value="26.3104" calcext:value-type="float">
            <text:p>26.3104</text:p>
          </table:table-cell>
          <table:table-cell office:value-type="float" office:value="26.00623" calcext:value-type="float">
            <text:p>26.00623</text:p>
          </table:table-cell>
          <table:table-cell office:value-type="float" office:value="25.73359" calcext:value-type="float">
            <text:p>25.73359</text:p>
          </table:table-cell>
          <table:table-cell office:value-type="float" office:value="22.84866" calcext:value-type="float">
            <text:p>22.84866</text:p>
          </table:table-cell>
          <table:table-cell office:value-type="float" office:value="25.57932" calcext:value-type="float">
            <text:p>25.57932</text:p>
          </table:table-cell>
          <table:table-cell office:value-type="float" office:value="24.56467" calcext:value-type="float">
            <text:p>24.56467</text:p>
          </table:table-cell>
          <table:table-cell office:value-type="float" office:value="26.3885" calcext:value-type="float">
            <text:p>26.3885</text:p>
          </table:table-cell>
          <table:table-cell office:value-type="float" office:value="27.2845" calcext:value-type="float">
            <text:p>27.2845</text:p>
          </table:table-cell>
          <table:table-cell office:value-type="float" office:value="25.86189" calcext:value-type="float">
            <text:p>25.86189</text:p>
          </table:table-cell>
          <table:table-cell office:value-type="float" office:value="26.16651" calcext:value-type="float">
            <text:p>26.16651</text:p>
          </table:table-cell>
          <table:table-cell office:value-type="float" office:value="25.9549" calcext:value-type="float">
            <text:p>25.9549</text:p>
          </table:table-cell>
          <table:table-cell/>
        </table:table-row>
        <table:table-row table:style-name="ro1">
          <table:table-cell office:value-type="float" office:value="26.95241" calcext:value-type="float">
            <text:p>26.95241</text:p>
          </table:table-cell>
          <table:table-cell office:value-type="float" office:value="23.88042" calcext:value-type="float">
            <text:p>23.88042</text:p>
          </table:table-cell>
          <table:table-cell office:value-type="float" office:value="17.92859" calcext:value-type="float">
            <text:p>17.92859</text:p>
          </table:table-cell>
          <table:table-cell office:value-type="float" office:value="19.75342" calcext:value-type="float">
            <text:p>19.75342</text:p>
          </table:table-cell>
          <table:table-cell office:value-type="float" office:value="26.93283" calcext:value-type="float">
            <text:p>26.93283</text:p>
          </table:table-cell>
          <table:table-cell office:value-type="float" office:value="24.18061" calcext:value-type="float">
            <text:p>24.18061</text:p>
          </table:table-cell>
          <table:table-cell office:value-type="float" office:value="25.08604" calcext:value-type="float">
            <text:p>25.08604</text:p>
          </table:table-cell>
          <table:table-cell office:value-type="float" office:value="26.72168" calcext:value-type="float">
            <text:p>26.72168</text:p>
          </table:table-cell>
          <table:table-cell office:value-type="float" office:value="23.65198" calcext:value-type="float">
            <text:p>23.65198</text:p>
          </table:table-cell>
          <table:table-cell office:value-type="float" office:value="26.88675" calcext:value-type="float">
            <text:p>26.88675</text:p>
          </table:table-cell>
          <table:table-cell office:value-type="float" office:value="26.70197" calcext:value-type="float">
            <text:p>26.70197</text:p>
          </table:table-cell>
          <table:table-cell office:value-type="float" office:value="26.50525" calcext:value-type="float">
            <text:p>26.50525</text:p>
          </table:table-cell>
          <table:table-cell office:value-type="float" office:value="23.72771" calcext:value-type="float">
            <text:p>23.72771</text:p>
          </table:table-cell>
          <table:table-cell office:value-type="float" office:value="26.33743" calcext:value-type="float">
            <text:p>26.33743</text:p>
          </table:table-cell>
          <table:table-cell office:value-type="float" office:value="25.26555" calcext:value-type="float">
            <text:p>25.26555</text:p>
          </table:table-cell>
          <table:table-cell office:value-type="float" office:value="26.96773" calcext:value-type="float">
            <text:p>26.96773</text:p>
          </table:table-cell>
          <table:table-cell office:value-type="float" office:value="28.01114" calcext:value-type="float">
            <text:p>28.01114</text:p>
          </table:table-cell>
          <table:table-cell office:value-type="float" office:value="26.54828" calcext:value-type="float">
            <text:p>26.54828</text:p>
          </table:table-cell>
          <table:table-cell office:value-type="float" office:value="26.89095" calcext:value-type="float">
            <text:p>26.89095</text:p>
          </table:table-cell>
          <table:table-cell office:value-type="float" office:value="26.64409" calcext:value-type="float">
            <text:p>26.64409</text:p>
          </table:table-cell>
          <table:table-cell/>
        </table:table-row>
        <table:table-row table:style-name="ro1">
          <table:table-cell office:value-type="float" office:value="27.81867" calcext:value-type="float">
            <text:p>27.81867</text:p>
          </table:table-cell>
          <table:table-cell office:value-type="float" office:value="24.46969" calcext:value-type="float">
            <text:p>24.46969</text:p>
          </table:table-cell>
          <table:table-cell office:value-type="float" office:value="18.58413" calcext:value-type="float">
            <text:p>18.58413</text:p>
          </table:table-cell>
          <table:table-cell office:value-type="float" office:value="20.42727" calcext:value-type="float">
            <text:p>20.42727</text:p>
          </table:table-cell>
          <table:table-cell office:value-type="float" office:value="27.69506" calcext:value-type="float">
            <text:p>27.69506</text:p>
          </table:table-cell>
          <table:table-cell office:value-type="float" office:value="24.94454" calcext:value-type="float">
            <text:p>24.94454</text:p>
          </table:table-cell>
          <table:table-cell office:value-type="float" office:value="25.96362" calcext:value-type="float">
            <text:p>25.96362</text:p>
          </table:table-cell>
          <table:table-cell office:value-type="float" office:value="27.40884" calcext:value-type="float">
            <text:p>27.40884</text:p>
          </table:table-cell>
          <table:table-cell office:value-type="float" office:value="24.34113" calcext:value-type="float">
            <text:p>24.34113</text:p>
          </table:table-cell>
          <table:table-cell office:value-type="float" office:value="27.74635" calcext:value-type="float">
            <text:p>27.74635</text:p>
          </table:table-cell>
          <table:table-cell office:value-type="float" office:value="27.46167" calcext:value-type="float">
            <text:p>27.46167</text:p>
          </table:table-cell>
          <table:table-cell office:value-type="float" office:value="27.19119" calcext:value-type="float">
            <text:p>27.19119</text:p>
          </table:table-cell>
          <table:table-cell office:value-type="float" office:value="24.31172" calcext:value-type="float">
            <text:p>24.31172</text:p>
          </table:table-cell>
          <table:table-cell office:value-type="float" office:value="27.03239" calcext:value-type="float">
            <text:p>27.03239</text:p>
          </table:table-cell>
          <table:table-cell office:value-type="float" office:value="26.02143" calcext:value-type="float">
            <text:p>26.02143</text:p>
          </table:table-cell>
          <table:table-cell office:value-type="float" office:value="27.83077" calcext:value-type="float">
            <text:p>27.83077</text:p>
          </table:table-cell>
          <table:table-cell office:value-type="float" office:value="28.81809" calcext:value-type="float">
            <text:p>28.81809</text:p>
          </table:table-cell>
          <table:table-cell office:value-type="float" office:value="27.30792" calcext:value-type="float">
            <text:p>27.30792</text:p>
          </table:table-cell>
          <table:table-cell office:value-type="float" office:value="27.70777" calcext:value-type="float">
            <text:p>27.70777</text:p>
          </table:table-cell>
          <table:table-cell office:value-type="float" office:value="27.40341" calcext:value-type="float">
            <text:p>27.40341</text:p>
          </table:table-cell>
          <table:table-cell/>
        </table:table-row>
        <table:table-row table:style-name="ro1">
          <table:table-cell office:value-type="float" office:value="28.39874" calcext:value-type="float">
            <text:p>28.39874</text:p>
          </table:table-cell>
          <table:table-cell office:value-type="float" office:value="25.34096" calcext:value-type="float">
            <text:p>25.34096</text:p>
          </table:table-cell>
          <table:table-cell office:value-type="float" office:value="19.28796" calcext:value-type="float">
            <text:p>19.28796</text:p>
          </table:table-cell>
          <table:table-cell office:value-type="float" office:value="21.16523" calcext:value-type="float">
            <text:p>21.16523</text:p>
          </table:table-cell>
          <table:table-cell office:value-type="float" office:value="28.38119" calcext:value-type="float">
            <text:p>28.38119</text:p>
          </table:table-cell>
          <table:table-cell office:value-type="float" office:value="25.63622" calcext:value-type="float">
            <text:p>25.63622</text:p>
          </table:table-cell>
          <table:table-cell office:value-type="float" office:value="26.54114" calcext:value-type="float">
            <text:p>26.54114</text:p>
          </table:table-cell>
          <table:table-cell office:value-type="float" office:value="28.17006" calcext:value-type="float">
            <text:p>28.17006</text:p>
          </table:table-cell>
          <table:table-cell office:value-type="float" office:value="25.10327" calcext:value-type="float">
            <text:p>25.10327</text:p>
          </table:table-cell>
          <table:table-cell office:value-type="float" office:value="28.32797" calcext:value-type="float">
            <text:p>28.32797</text:p>
          </table:table-cell>
          <table:table-cell office:value-type="float" office:value="28.14357" calcext:value-type="float">
            <text:p>28.14357</text:p>
          </table:table-cell>
          <table:table-cell office:value-type="float" office:value="27.94986" calcext:value-type="float">
            <text:p>27.94986</text:p>
          </table:table-cell>
          <table:table-cell office:value-type="float" office:value="25.00268" calcext:value-type="float">
            <text:p>25.00268</text:p>
          </table:table-cell>
          <table:table-cell office:value-type="float" office:value="27.79082" calcext:value-type="float">
            <text:p>27.79082</text:p>
          </table:table-cell>
          <table:table-cell office:value-type="float" office:value="26.71792" calcext:value-type="float">
            <text:p>26.71792</text:p>
          </table:table-cell>
          <table:table-cell office:value-type="float" office:value="28.41459" calcext:value-type="float">
            <text:p>28.41459</text:p>
          </table:table-cell>
          <table:table-cell office:value-type="float" office:value="29.54944" calcext:value-type="float">
            <text:p>29.54944</text:p>
          </table:table-cell>
          <table:table-cell office:value-type="float" office:value="27.98987" calcext:value-type="float">
            <text:p>27.98987</text:p>
          </table:table-cell>
          <table:table-cell office:value-type="float" office:value="28.42482" calcext:value-type="float">
            <text:p>28.42482</text:p>
          </table:table-cell>
          <table:table-cell office:value-type="float" office:value="28.08393" calcext:value-type="float">
            <text:p>28.08393</text:p>
          </table:table-cell>
          <table:table-cell/>
        </table:table-row>
        <table:table-row table:style-name="ro1">
          <table:table-cell office:value-type="float" office:value="29.255" calcext:value-type="float">
            <text:p>29.255</text:p>
          </table:table-cell>
          <table:table-cell office:value-type="float" office:value="25.92269" calcext:value-type="float">
            <text:p>25.92269</text:p>
          </table:table-cell>
          <table:table-cell office:value-type="float" office:value="19.94137" calcext:value-type="float">
            <text:p>19.94137</text:p>
          </table:table-cell>
          <table:table-cell office:value-type="float" office:value="21.8471" calcext:value-type="float">
            <text:p>21.8471</text:p>
          </table:table-cell>
          <table:table-cell office:value-type="float" office:value="29.12972" calcext:value-type="float">
            <text:p>29.12972</text:p>
          </table:table-cell>
          <table:table-cell office:value-type="float" office:value="26.39681" calcext:value-type="float">
            <text:p>26.39681</text:p>
          </table:table-cell>
          <table:table-cell office:value-type="float" office:value="27.41137" calcext:value-type="float">
            <text:p>27.41137</text:p>
          </table:table-cell>
          <table:table-cell office:value-type="float" office:value="28.84317" calcext:value-type="float">
            <text:p>28.84317</text:p>
          </table:table-cell>
          <table:table-cell office:value-type="float" office:value="25.798" calcext:value-type="float">
            <text:p>25.798</text:p>
          </table:table-cell>
          <table:table-cell office:value-type="float" office:value="29.18371" calcext:value-type="float">
            <text:p>29.18371</text:p>
          </table:table-cell>
          <table:table-cell office:value-type="float" office:value="28.89939" calcext:value-type="float">
            <text:p>28.89939</text:p>
          </table:table-cell>
          <table:table-cell office:value-type="float" office:value="28.63126" calcext:value-type="float">
            <text:p>28.63126</text:p>
          </table:table-cell>
          <table:table-cell office:value-type="float" office:value="25.76351" calcext:value-type="float">
            <text:p>25.76351</text:p>
          </table:table-cell>
          <table:table-cell office:value-type="float" office:value="28.46262" calcext:value-type="float">
            <text:p>28.46262</text:p>
          </table:table-cell>
          <table:table-cell office:value-type="float" office:value="27.4793" calcext:value-type="float">
            <text:p>27.4793</text:p>
          </table:table-cell>
          <table:table-cell office:value-type="float" office:value="29.27013" calcext:value-type="float">
            <text:p>29.27013</text:p>
          </table:table-cell>
          <table:table-cell office:value-type="float" office:value="30.34891" calcext:value-type="float">
            <text:p>30.34891</text:p>
          </table:table-cell>
          <table:table-cell office:value-type="float" office:value="28.75136" calcext:value-type="float">
            <text:p>28.75136</text:p>
          </table:table-cell>
          <table:table-cell office:value-type="float" office:value="29.23395" calcext:value-type="float">
            <text:p>29.23395</text:p>
          </table:table-cell>
          <table:table-cell office:value-type="float" office:value="28.84374" calcext:value-type="float">
            <text:p>28.84374</text:p>
          </table:table-cell>
          <table:table-cell/>
        </table:table-row>
        <table:table-row table:style-name="ro1">
          <table:table-cell office:value-type="float" office:value="29.81694" calcext:value-type="float">
            <text:p>29.81694</text:p>
          </table:table-cell>
          <table:table-cell office:value-type="float" office:value="26.79403" calcext:value-type="float">
            <text:p>26.79403</text:p>
          </table:table-cell>
          <table:table-cell office:value-type="float" office:value="20.64487" calcext:value-type="float">
            <text:p>20.64487</text:p>
          </table:table-cell>
          <table:table-cell office:value-type="float" office:value="22.58465" calcext:value-type="float">
            <text:p>22.58465</text:p>
          </table:table-cell>
          <table:table-cell office:value-type="float" office:value="29.79701" calcext:value-type="float">
            <text:p>29.79701</text:p>
          </table:table-cell>
          <table:table-cell office:value-type="float" office:value="27.08393" calcext:value-type="float">
            <text:p>27.08393</text:p>
          </table:table-cell>
          <table:table-cell office:value-type="float" office:value="27.99034" calcext:value-type="float">
            <text:p>27.99034</text:p>
          </table:table-cell>
          <table:table-cell office:value-type="float" office:value="29.60042" calcext:value-type="float">
            <text:p>29.60042</text:p>
          </table:table-cell>
          <table:table-cell office:value-type="float" office:value="26.56291" calcext:value-type="float">
            <text:p>26.56291</text:p>
          </table:table-cell>
          <table:table-cell office:value-type="float" office:value="29.74773" calcext:value-type="float">
            <text:p>29.74773</text:p>
          </table:table-cell>
          <table:table-cell office:value-type="float" office:value="29.57339" calcext:value-type="float">
            <text:p>29.57339</text:p>
          </table:table-cell>
          <table:table-cell office:value-type="float" office:value="29.38658" calcext:value-type="float">
            <text:p>29.38658</text:p>
          </table:table-cell>
          <table:table-cell office:value-type="float" office:value="26.4474" calcext:value-type="float">
            <text:p>26.4474</text:p>
          </table:table-cell>
          <table:table-cell office:value-type="float" office:value="29.22685" calcext:value-type="float">
            <text:p>29.22685</text:p>
          </table:table-cell>
          <table:table-cell office:value-type="float" office:value="28.16168" calcext:value-type="float">
            <text:p>28.16168</text:p>
          </table:table-cell>
          <table:table-cell office:value-type="float" office:value="29.83215" calcext:value-type="float">
            <text:p>29.83215</text:p>
          </table:table-cell>
          <table:table-cell office:value-type="float" office:value="31.07074" calcext:value-type="float">
            <text:p>31.07074</text:p>
          </table:table-cell>
          <table:table-cell office:value-type="float" office:value="29.42889" calcext:value-type="float">
            <text:p>29.42889</text:p>
          </table:table-cell>
          <table:table-cell office:value-type="float" office:value="29.96318" calcext:value-type="float">
            <text:p>29.96318</text:p>
          </table:table-cell>
          <table:table-cell office:value-type="float" office:value="29.51674" calcext:value-type="float">
            <text:p>29.51674</text:p>
          </table:table-cell>
          <table:table-cell/>
        </table:table-row>
        <table:table-row table:style-name="ro1">
          <table:table-cell office:value-type="float" office:value="30.66552" calcext:value-type="float">
            <text:p>30.66552</text:p>
          </table:table-cell>
          <table:table-cell office:value-type="float" office:value="27.37154" calcext:value-type="float">
            <text:p>27.37154</text:p>
          </table:table-cell>
          <table:table-cell office:value-type="float" office:value="21.30065" calcext:value-type="float">
            <text:p>21.30065</text:p>
          </table:table-cell>
          <table:table-cell office:value-type="float" office:value="23.25521" calcext:value-type="float">
            <text:p>23.25521</text:p>
          </table:table-cell>
          <table:table-cell office:value-type="float" office:value="30.54234" calcext:value-type="float">
            <text:p>30.54234</text:p>
          </table:table-cell>
          <table:table-cell office:value-type="float" office:value="27.84647" calcext:value-type="float">
            <text:p>27.84647</text:p>
          </table:table-cell>
          <table:table-cell office:value-type="float" office:value="28.84785" calcext:value-type="float">
            <text:p>28.84785</text:p>
          </table:table-cell>
          <table:table-cell office:value-type="float" office:value="30.27841" calcext:value-type="float">
            <text:p>30.27841</text:p>
          </table:table-cell>
          <table:table-cell office:value-type="float" office:value="27.24385" calcext:value-type="float">
            <text:p>27.24385</text:p>
          </table:table-cell>
          <table:table-cell office:value-type="float" office:value="30.59929" calcext:value-type="float">
            <text:p>30.59929</text:p>
          </table:table-cell>
          <table:table-cell office:value-type="float" office:value="30.33093" calcext:value-type="float">
            <text:p>30.33093</text:p>
          </table:table-cell>
          <table:table-cell office:value-type="float" office:value="30.05058" calcext:value-type="float">
            <text:p>30.05058</text:p>
          </table:table-cell>
          <table:table-cell office:value-type="float" office:value="27.20522" calcext:value-type="float">
            <text:p>27.20522</text:p>
          </table:table-cell>
          <table:table-cell office:value-type="float" office:value="29.90011" calcext:value-type="float">
            <text:p>29.90011</text:p>
          </table:table-cell>
          <table:table-cell office:value-type="float" office:value="28.91891" calcext:value-type="float">
            <text:p>28.91891</text:p>
          </table:table-cell>
          <table:table-cell office:value-type="float" office:value="30.68108" calcext:value-type="float">
            <text:p>30.68108</text:p>
          </table:table-cell>
          <table:table-cell office:value-type="float" office:value="31.87256" calcext:value-type="float">
            <text:p>31.87256</text:p>
          </table:table-cell>
          <table:table-cell office:value-type="float" office:value="30.17701" calcext:value-type="float">
            <text:p>30.17701</text:p>
          </table:table-cell>
          <table:table-cell office:value-type="float" office:value="30.76475" calcext:value-type="float">
            <text:p>30.76475</text:p>
          </table:table-cell>
          <table:table-cell office:value-type="float" office:value="30.26339" calcext:value-type="float">
            <text:p>30.26339</text:p>
          </table:table-cell>
          <table:table-cell/>
        </table:table-row>
        <table:table-row table:style-name="ro1">
          <table:table-cell office:value-type="float" office:value="31.22916" calcext:value-type="float">
            <text:p>31.22916</text:p>
          </table:table-cell>
          <table:table-cell office:value-type="float" office:value="28.23584" calcext:value-type="float">
            <text:p>28.23584</text:p>
          </table:table-cell>
          <table:table-cell office:value-type="float" office:value="22.02687" calcext:value-type="float">
            <text:p>22.02687</text:p>
          </table:table-cell>
          <table:table-cell office:value-type="float" office:value="24.0027" calcext:value-type="float">
            <text:p>24.0027</text:p>
          </table:table-cell>
          <table:table-cell office:value-type="float" office:value="31.21108" calcext:value-type="float">
            <text:p>31.21108</text:p>
          </table:table-cell>
          <table:table-cell office:value-type="float" office:value="28.52934" calcext:value-type="float">
            <text:p>28.52934</text:p>
          </table:table-cell>
          <table:table-cell office:value-type="float" office:value="29.42214" calcext:value-type="float">
            <text:p>29.42214</text:p>
          </table:table-cell>
          <table:table-cell office:value-type="float" office:value="31.02747" calcext:value-type="float">
            <text:p>31.02747</text:p>
          </table:table-cell>
          <table:table-cell office:value-type="float" office:value="28.00512" calcext:value-type="float">
            <text:p>28.00512</text:p>
          </table:table-cell>
          <table:table-cell office:value-type="float" office:value="31.16434" calcext:value-type="float">
            <text:p>31.16434</text:p>
          </table:table-cell>
          <table:table-cell office:value-type="float" office:value="30.99109" calcext:value-type="float">
            <text:p>30.99109</text:p>
          </table:table-cell>
          <table:table-cell office:value-type="float" office:value="30.80765" calcext:value-type="float">
            <text:p>30.80765</text:p>
          </table:table-cell>
          <table:table-cell office:value-type="float" office:value="27.88507" calcext:value-type="float">
            <text:p>27.88507</text:p>
          </table:table-cell>
          <table:table-cell office:value-type="float" office:value="30.64775" calcext:value-type="float">
            <text:p>30.64775</text:p>
          </table:table-cell>
          <table:table-cell office:value-type="float" office:value="29.59342" calcext:value-type="float">
            <text:p>29.59342</text:p>
          </table:table-cell>
          <table:table-cell office:value-type="float" office:value="31.23528" calcext:value-type="float">
            <text:p>31.23528</text:p>
          </table:table-cell>
          <table:table-cell office:value-type="float" office:value="32.58725" calcext:value-type="float">
            <text:p>32.58725</text:p>
          </table:table-cell>
          <table:table-cell office:value-type="float" office:value="30.84646" calcext:value-type="float">
            <text:p>30.84646</text:p>
          </table:table-cell>
          <table:table-cell office:value-type="float" office:value="31.47712" calcext:value-type="float">
            <text:p>31.47712</text:p>
          </table:table-cell>
          <table:table-cell office:value-type="float" office:value="30.93202" calcext:value-type="float">
            <text:p>30.93202</text:p>
          </table:table-cell>
          <table:table-cell/>
        </table:table-row>
        <table:table-row table:style-name="ro1">
          <table:table-cell office:value-type="float" office:value="32.06446" calcext:value-type="float">
            <text:p>32.06446</text:p>
          </table:table-cell>
          <table:table-cell office:value-type="float" office:value="28.80553" calcext:value-type="float">
            <text:p>28.80553</text:p>
          </table:table-cell>
          <table:table-cell office:value-type="float" office:value="22.68412" calcext:value-type="float">
            <text:p>22.68412</text:p>
          </table:table-cell>
          <table:table-cell office:value-type="float" office:value="24.68464" calcext:value-type="float">
            <text:p>24.68464</text:p>
          </table:table-cell>
          <table:table-cell office:value-type="float" office:value="31.9481" calcext:value-type="float">
            <text:p>31.9481</text:p>
          </table:table-cell>
          <table:table-cell office:value-type="float" office:value="29.28466" calcext:value-type="float">
            <text:p>29.28466</text:p>
          </table:table-cell>
          <table:table-cell office:value-type="float" office:value="30.28438" calcext:value-type="float">
            <text:p>30.28438</text:p>
          </table:table-cell>
          <table:table-cell office:value-type="float" office:value="31.68822" calcext:value-type="float">
            <text:p>31.68822</text:p>
          </table:table-cell>
          <table:table-cell office:value-type="float" office:value="28.68757" calcext:value-type="float">
            <text:p>28.68757</text:p>
          </table:table-cell>
          <table:table-cell office:value-type="float" office:value="31.99876" calcext:value-type="float">
            <text:p>31.99876</text:p>
          </table:table-cell>
          <table:table-cell office:value-type="float" office:value="31.74111" calcext:value-type="float">
            <text:p>31.74111</text:p>
          </table:table-cell>
          <table:table-cell office:value-type="float" office:value="31.47076" calcext:value-type="float">
            <text:p>31.47076</text:p>
          </table:table-cell>
          <table:table-cell office:value-type="float" office:value="28.64961" calcext:value-type="float">
            <text:p>28.64961</text:p>
          </table:table-cell>
          <table:table-cell office:value-type="float" office:value="31.31656" calcext:value-type="float">
            <text:p>31.31656</text:p>
          </table:table-cell>
          <table:table-cell office:value-type="float" office:value="30.35225" calcext:value-type="float">
            <text:p>30.35225</text:p>
          </table:table-cell>
          <table:table-cell office:value-type="float" office:value="32.07668" calcext:value-type="float">
            <text:p>32.07668</text:p>
          </table:table-cell>
          <table:table-cell office:value-type="float" office:value="33.37905" calcext:value-type="float">
            <text:p>33.37905</text:p>
          </table:table-cell>
          <table:table-cell office:value-type="float" office:value="31.59621" calcext:value-type="float">
            <text:p>31.59621</text:p>
          </table:table-cell>
          <table:table-cell office:value-type="float" office:value="32.2883" calcext:value-type="float">
            <text:p>32.2883</text:p>
          </table:table-cell>
          <table:table-cell office:value-type="float" office:value="31.6839" calcext:value-type="float">
            <text:p>31.6839</text:p>
          </table:table-cell>
          <table:table-cell/>
        </table:table-row>
        <table:table-row table:style-name="ro1">
          <table:table-cell office:value-type="float" office:value="32.61963" calcext:value-type="float">
            <text:p>32.61963</text:p>
          </table:table-cell>
          <table:table-cell office:value-type="float" office:value="29.66245" calcext:value-type="float">
            <text:p>29.66245</text:p>
          </table:table-cell>
          <table:table-cell office:value-type="float" office:value="23.40661" calcext:value-type="float">
            <text:p>23.40661</text:p>
          </table:table-cell>
          <table:table-cell office:value-type="float" office:value="25.43405" calcext:value-type="float">
            <text:p>25.43405</text:p>
          </table:table-cell>
          <table:table-cell office:value-type="float" office:value="32.6027" calcext:value-type="float">
            <text:p>32.6027</text:p>
          </table:table-cell>
          <table:table-cell office:value-type="float" office:value="29.96297" calcext:value-type="float">
            <text:p>29.96297</text:p>
          </table:table-cell>
          <table:table-cell office:value-type="float" office:value="30.85064" calcext:value-type="float">
            <text:p>30.85064</text:p>
          </table:table-cell>
          <table:table-cell office:value-type="float" office:value="32.4392" calcext:value-type="float">
            <text:p>32.4392</text:p>
          </table:table-cell>
          <table:table-cell office:value-type="float" office:value="29.44129" calcext:value-type="float">
            <text:p>29.44129</text:p>
          </table:table-cell>
          <table:table-cell office:value-type="float" office:value="32.55908" calcext:value-type="float">
            <text:p>32.55908</text:p>
          </table:table-cell>
          <table:table-cell office:value-type="float" office:value="32.40252" calcext:value-type="float">
            <text:p>32.40252</text:p>
          </table:table-cell>
          <table:table-cell office:value-type="float" office:value="32.22011" calcext:value-type="float">
            <text:p>32.22011</text:p>
          </table:table-cell>
          <table:table-cell office:value-type="float" office:value="29.32929" calcext:value-type="float">
            <text:p>29.32929</text:p>
          </table:table-cell>
          <table:table-cell office:value-type="float" office:value="32.05967" calcext:value-type="float">
            <text:p>32.05967</text:p>
          </table:table-cell>
          <table:table-cell office:value-type="float" office:value="31.02196" calcext:value-type="float">
            <text:p>31.02196</text:p>
          </table:table-cell>
          <table:table-cell office:value-type="float" office:value="32.63542" calcext:value-type="float">
            <text:p>32.63542</text:p>
          </table:table-cell>
          <table:table-cell office:value-type="float" office:value="34.089" calcext:value-type="float">
            <text:p>34.089</text:p>
          </table:table-cell>
          <table:table-cell office:value-type="float" office:value="32.24831" calcext:value-type="float">
            <text:p>32.24831</text:p>
          </table:table-cell>
          <table:table-cell office:value-type="float" office:value="32.99613" calcext:value-type="float">
            <text:p>32.99613</text:p>
          </table:table-cell>
          <table:table-cell office:value-type="float" office:value="32.33529" calcext:value-type="float">
            <text:p>32.33529</text:p>
          </table:table-cell>
          <table:table-cell/>
        </table:table-row>
        <table:table-row table:style-name="ro1">
          <table:table-cell office:value-type="float" office:value="33.45666" calcext:value-type="float">
            <text:p>33.45666</text:p>
          </table:table-cell>
          <table:table-cell office:value-type="float" office:value="30.23689" calcext:value-type="float">
            <text:p>30.23689</text:p>
          </table:table-cell>
          <table:table-cell office:value-type="float" office:value="24.07526" calcext:value-type="float">
            <text:p>24.07526</text:p>
          </table:table-cell>
          <table:table-cell office:value-type="float" office:value="26.10425" calcext:value-type="float">
            <text:p>26.10425</text:p>
          </table:table-cell>
          <table:table-cell office:value-type="float" office:value="33.33187" calcext:value-type="float">
            <text:p>33.33187</text:p>
          </table:table-cell>
          <table:table-cell office:value-type="float" office:value="30.71404" calcext:value-type="float">
            <text:p>30.71404</text:p>
          </table:table-cell>
          <table:table-cell office:value-type="float" office:value="31.69594" calcext:value-type="float">
            <text:p>31.69594</text:p>
          </table:table-cell>
          <table:table-cell office:value-type="float" office:value="33.08292" calcext:value-type="float">
            <text:p>33.08292</text:p>
          </table:table-cell>
          <table:table-cell office:value-type="float" office:value="30.10995" calcext:value-type="float">
            <text:p>30.10995</text:p>
          </table:table-cell>
          <table:table-cell office:value-type="float" office:value="33.39478" calcext:value-type="float">
            <text:p>33.39478</text:p>
          </table:table-cell>
          <table:table-cell office:value-type="float" office:value="33.1388" calcext:value-type="float">
            <text:p>33.1388</text:p>
          </table:table-cell>
          <table:table-cell office:value-type="float" office:value="32.87184" calcext:value-type="float">
            <text:p>32.87184</text:p>
          </table:table-cell>
          <table:table-cell office:value-type="float" office:value="30.07817" calcext:value-type="float">
            <text:p>30.07817</text:p>
          </table:table-cell>
          <table:table-cell office:value-type="float" office:value="32.72045" calcext:value-type="float">
            <text:p>32.72045</text:p>
          </table:table-cell>
          <table:table-cell office:value-type="float" office:value="31.77306" calcext:value-type="float">
            <text:p>31.77306</text:p>
          </table:table-cell>
          <table:table-cell office:value-type="float" office:value="33.45984" calcext:value-type="float">
            <text:p>33.45984</text:p>
          </table:table-cell>
          <table:table-cell office:value-type="float" office:value="34.88335" calcext:value-type="float">
            <text:p>34.88335</text:p>
          </table:table-cell>
          <table:table-cell office:value-type="float" office:value="32.99387" calcext:value-type="float">
            <text:p>32.99387</text:p>
          </table:table-cell>
          <table:table-cell office:value-type="float" office:value="33.80008" calcext:value-type="float">
            <text:p>33.80008</text:p>
          </table:table-cell>
          <table:table-cell office:value-type="float" office:value="33.07598" calcext:value-type="float">
            <text:p>33.07598</text:p>
          </table:table-cell>
          <table:table-cell/>
        </table:table-row>
        <table:table-row table:style-name="ro1">
          <table:table-cell office:value-type="float" office:value="33.99063" calcext:value-type="float">
            <text:p>33.99063</text:p>
          </table:table-cell>
          <table:table-cell office:value-type="float" office:value="31.08086" calcext:value-type="float">
            <text:p>31.08086</text:p>
          </table:table-cell>
          <table:table-cell office:value-type="float" office:value="24.79687" calcext:value-type="float">
            <text:p>24.79687</text:p>
          </table:table-cell>
          <table:table-cell office:value-type="float" office:value="26.84875" calcext:value-type="float">
            <text:p>26.84875</text:p>
          </table:table-cell>
          <table:table-cell office:value-type="float" office:value="33.96179" calcext:value-type="float">
            <text:p>33.96179</text:p>
          </table:table-cell>
          <table:table-cell office:value-type="float" office:value="31.38464" calcext:value-type="float">
            <text:p>31.38464</text:p>
          </table:table-cell>
          <table:table-cell office:value-type="float" office:value="32.25398" calcext:value-type="float">
            <text:p>32.25398</text:p>
          </table:table-cell>
          <table:table-cell office:value-type="float" office:value="33.82932" calcext:value-type="float">
            <text:p>33.82932</text:p>
          </table:table-cell>
          <table:table-cell office:value-type="float" office:value="30.85973" calcext:value-type="float">
            <text:p>30.85973</text:p>
          </table:table-cell>
          <table:table-cell office:value-type="float" office:value="33.93378" calcext:value-type="float">
            <text:p>33.93378</text:p>
          </table:table-cell>
          <table:table-cell office:value-type="float" office:value="33.79574" calcext:value-type="float">
            <text:p>33.79574</text:p>
          </table:table-cell>
          <table:table-cell office:value-type="float" office:value="33.61689" calcext:value-type="float">
            <text:p>33.61689</text:p>
          </table:table-cell>
          <table:table-cell office:value-type="float" office:value="30.74965" calcext:value-type="float">
            <text:p>30.74965</text:p>
          </table:table-cell>
          <table:table-cell office:value-type="float" office:value="33.45243" calcext:value-type="float">
            <text:p>33.45243</text:p>
          </table:table-cell>
          <table:table-cell office:value-type="float" office:value="32.4252" calcext:value-type="float">
            <text:p>32.4252</text:p>
          </table:table-cell>
          <table:table-cell office:value-type="float" office:value="34.00833" calcext:value-type="float">
            <text:p>34.00833</text:p>
          </table:table-cell>
          <table:table-cell office:value-type="float" office:value="35.59398" calcext:value-type="float">
            <text:p>35.59398</text:p>
          </table:table-cell>
          <table:table-cell office:value-type="float" office:value="33.64133" calcext:value-type="float">
            <text:p>33.64133</text:p>
          </table:table-cell>
          <table:table-cell office:value-type="float" office:value="34.49839" calcext:value-type="float">
            <text:p>34.49839</text:p>
          </table:table-cell>
          <table:table-cell office:value-type="float" office:value="33.72304" calcext:value-type="float">
            <text:p>33.72304</text:p>
          </table:table-cell>
          <table:table-cell/>
        </table:table-row>
        <table:table-row table:style-name="ro1">
          <table:table-cell office:value-type="float" office:value="34.79389" calcext:value-type="float">
            <text:p>34.79389</text:p>
          </table:table-cell>
          <table:table-cell office:value-type="float" office:value="31.64748" calcext:value-type="float">
            <text:p>31.64748</text:p>
          </table:table-cell>
          <table:table-cell office:value-type="float" office:value="25.46617" calcext:value-type="float">
            <text:p>25.46617</text:p>
          </table:table-cell>
          <table:table-cell office:value-type="float" office:value="27.52759" calcext:value-type="float">
            <text:p>27.52759</text:p>
          </table:table-cell>
          <table:table-cell office:value-type="float" office:value="34.67949" calcext:value-type="float">
            <text:p>34.67949</text:p>
          </table:table-cell>
          <table:table-cell office:value-type="float" office:value="32.12798" calcext:value-type="float">
            <text:p>32.12798</text:p>
          </table:table-cell>
          <table:table-cell office:value-type="float" office:value="33.09159" calcext:value-type="float">
            <text:p>33.09159</text:p>
          </table:table-cell>
          <table:table-cell office:value-type="float" office:value="34.4642" calcext:value-type="float">
            <text:p>34.4642</text:p>
          </table:table-cell>
          <table:table-cell office:value-type="float" office:value="31.52067" calcext:value-type="float">
            <text:p>31.52067</text:p>
          </table:table-cell>
          <table:table-cell office:value-type="float" office:value="34.73926" calcext:value-type="float">
            <text:p>34.73926</text:p>
          </table:table-cell>
          <table:table-cell office:value-type="float" office:value="34.51691" calcext:value-type="float">
            <text:p>34.51691</text:p>
          </table:table-cell>
          <table:table-cell office:value-type="float" office:value="34.25114" calcext:value-type="float">
            <text:p>34.25114</text:p>
          </table:table-cell>
          <table:table-cell office:value-type="float" office:value="31.50711" calcext:value-type="float">
            <text:p>31.50711</text:p>
          </table:table-cell>
          <table:table-cell office:value-type="float" office:value="34.09924" calcext:value-type="float">
            <text:p>34.09924</text:p>
          </table:table-cell>
          <table:table-cell office:value-type="float" office:value="33.17183" calcext:value-type="float">
            <text:p>33.17183</text:p>
          </table:table-cell>
          <table:table-cell office:value-type="float" office:value="34.8119" calcext:value-type="float">
            <text:p>34.8119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4.37523" calcext:value-type="float">
            <text:p>34.37523</text:p>
          </table:table-cell>
          <table:table-cell office:value-type="float" office:value="35.29504" calcext:value-type="float">
            <text:p>35.29504</text:p>
          </table:table-cell>
          <table:table-cell office:value-type="float" office:value="34.4524" calcext:value-type="float">
            <text:p>34.4524</text:p>
          </table:table-cell>
          <table:table-cell/>
        </table:table-row>
        <table:table-row table:style-name="ro1">
          <table:table-cell office:value-type="float" office:value="35.31946" calcext:value-type="float">
            <text:p>35.31946</text:p>
          </table:table-cell>
          <table:table-cell office:value-type="float" office:value="32.48751" calcext:value-type="float">
            <text:p>32.48751</text:p>
          </table:table-cell>
          <table:table-cell office:value-type="float" office:value="26.20222" calcext:value-type="float">
            <text:p>26.20222</text:p>
          </table:table-cell>
          <table:table-cell office:value-type="float" office:value="28.28606" calcext:value-type="float">
            <text:p>28.28606</text:p>
          </table:table-cell>
          <table:table-cell office:value-type="float" office:value="35.29537" calcext:value-type="float">
            <text:p>35.29537</text:p>
          </table:table-cell>
          <table:table-cell office:value-type="float" office:value="32.78459" calcext:value-type="float">
            <text:p>32.78459</text:p>
          </table:table-cell>
          <table:table-cell office:value-type="float" office:value="33.6447" calcext:value-type="float">
            <text:p>33.6447</text:p>
          </table:table-cell>
          <table:table-cell office:value-type="float" office:value="35.18595" calcext:value-type="float">
            <text:p>35.18595</text:p>
          </table:table-cell>
          <table:table-cell office:value-type="float" office:value="32.27258" calcext:value-type="float">
            <text:p>32.27258</text:p>
          </table:table-cell>
          <table:table-cell office:value-type="float" office:value="35.27913" calcext:value-type="float">
            <text:p>35.27913</text:p>
          </table:table-cell>
          <table:table-cell office:value-type="float" office:value="35.13987" calcext:value-type="float">
            <text:p>35.13987</text:p>
          </table:table-cell>
          <table:table-cell office:value-type="float" office:value="34.97197" calcext:value-type="float">
            <text:p>34.97197</text:p>
          </table:table-cell>
          <table:table-cell office:value-type="float" office:value="32.16114" calcext:value-type="float">
            <text:p>32.16114</text:p>
          </table:table-cell>
          <table:table-cell office:value-type="float" office:value="34.82913" calcext:value-type="float">
            <text:p>34.82913</text:p>
          </table:table-cell>
          <table:table-cell office:value-type="float" office:value="33.8289" calcext:value-type="float">
            <text:p>33.8289</text:p>
          </table:table-cell>
          <table:table-cell office:value-type="float" office:value="35.35058" calcext:value-type="float">
            <text:p>35.35058</text:p>
          </table:table-cell>
          <table:table-cell office:value-type="float" office:value="37.07492" calcext:value-type="float">
            <text:p>37.07492</text:p>
          </table:table-cell>
          <table:table-cell office:value-type="float" office:value="34.99812" calcext:value-type="float">
            <text:p>34.99812</text:p>
          </table:table-cell>
          <table:table-cell office:value-type="float" office:value="35.99608" calcext:value-type="float">
            <text:p>35.99608</text:p>
          </table:table-cell>
          <table:table-cell office:value-type="float" office:value="35.07467" calcext:value-type="float">
            <text:p>35.07467</text:p>
          </table:table-cell>
          <table:table-cell/>
        </table:table-row>
        <table:table-row table:style-name="ro1">
          <table:table-cell office:value-type="float" office:value="36.11877" calcext:value-type="float">
            <text:p>36.11877</text:p>
          </table:table-cell>
          <table:table-cell office:value-type="float" office:value="33.04571" calcext:value-type="float">
            <text:p>33.04571</text:p>
          </table:table-cell>
          <table:table-cell office:value-type="float" office:value="26.86306" calcext:value-type="float">
            <text:p>26.86306</text:p>
          </table:table-cell>
          <table:table-cell office:value-type="float" office:value="28.95535" calcext:value-type="float">
            <text:p>28.95535</text:p>
          </table:table-cell>
          <table:table-cell office:value-type="float" office:value="36.01812" calcext:value-type="float">
            <text:p>36.01812</text:p>
          </table:table-cell>
          <table:table-cell office:value-type="float" office:value="33.52964" calcext:value-type="float">
            <text:p>33.52964</text:p>
          </table:table-cell>
          <table:table-cell office:value-type="float" office:value="34.45822" calcext:value-type="float">
            <text:p>34.45822</text:p>
          </table:table-cell>
          <table:table-cell office:value-type="float" office:value="35.80914" calcext:value-type="float">
            <text:p>35.80914</text:p>
          </table:table-cell>
          <table:table-cell office:value-type="float" office:value="32.91949" calcext:value-type="float">
            <text:p>32.91949</text:p>
          </table:table-cell>
          <table:table-cell office:value-type="float" office:value="36.0766" calcext:value-type="float">
            <text:p>36.0766</text:p>
          </table:table-cell>
          <table:table-cell office:value-type="float" office:value="35.66841" calcext:value-type="float">
            <text:p>35.66841</text:p>
          </table:table-cell>
          <table:table-cell office:value-type="float" office:value="35.59452" calcext:value-type="float">
            <text:p>35.59452</text:p>
          </table:table-cell>
          <table:table-cell office:value-type="float" office:value="32.9072" calcext:value-type="float">
            <text:p>32.9072</text:p>
          </table:table-cell>
          <table:table-cell office:value-type="float" office:value="35.44219" calcext:value-type="float">
            <text:p>35.44219</text:p>
          </table:table-cell>
          <table:table-cell office:value-type="float" office:value="34.55144" calcext:value-type="float">
            <text:p>34.55144</text:p>
          </table:table-cell>
          <table:table-cell office:value-type="float" office:value="36.14184" calcext:value-type="float">
            <text:p>36.14184</text:p>
          </table:table-cell>
          <table:table-cell office:value-type="float" office:value="37.86485" calcext:value-type="float">
            <text:p>37.86485</text:p>
          </table:table-cell>
          <table:table-cell office:value-type="float" office:value="35.71111" calcext:value-type="float">
            <text:p>35.71111</text:p>
          </table:table-cell>
          <table:table-cell office:value-type="float" office:value="36.79264" calcext:value-type="float">
            <text:p>36.79264</text:p>
          </table:table-cell>
          <table:table-cell office:value-type="float" office:value="35.79026" calcext:value-type="float">
            <text:p>35.79026</text:p>
          </table:table-cell>
          <table:table-cell/>
        </table:table-row>
        <table:table-row table:style-name="ro1">
          <table:table-cell office:value-type="float" office:value="36.64881" calcext:value-type="float">
            <text:p>36.64881</text:p>
          </table:table-cell>
          <table:table-cell office:value-type="float" office:value="33.88153" calcext:value-type="float">
            <text:p>33.88153</text:p>
          </table:table-cell>
          <table:table-cell office:value-type="float" office:value="27.60486" calcext:value-type="float">
            <text:p>27.60486</text:p>
          </table:table-cell>
          <table:table-cell office:value-type="float" office:value="29.7084" calcext:value-type="float">
            <text:p>29.7084</text:p>
          </table:table-cell>
          <table:table-cell office:value-type="float" office:value="36.62588" calcext:value-type="float">
            <text:p>36.62588</text:p>
          </table:table-cell>
          <table:table-cell office:value-type="float" office:value="34.16913" calcext:value-type="float">
            <text:p>34.16913</text:p>
          </table:table-cell>
          <table:table-cell office:value-type="float" office:value="34.9959" calcext:value-type="float">
            <text:p>34.9959</text:p>
          </table:table-cell>
          <table:table-cell office:value-type="float" office:value="36.52648" calcext:value-type="float">
            <text:p>36.52648</text:p>
          </table:table-cell>
          <table:table-cell office:value-type="float" office:value="33.66354" calcext:value-type="float">
            <text:p>33.66354</text:p>
          </table:table-cell>
          <table:table-cell office:value-type="float" office:value="36.60794" calcext:value-type="float">
            <text:p>36.60794</text:p>
          </table:table-cell>
          <table:table-cell office:value-type="float" office:value="36.47128" calcext:value-type="float">
            <text:p>36.47128</text:p>
          </table:table-cell>
          <table:table-cell office:value-type="float" office:value="36.31091" calcext:value-type="float">
            <text:p>36.31091</text:p>
          </table:table-cell>
          <table:table-cell office:value-type="float" office:value="33.55673" calcext:value-type="float">
            <text:p>33.55673</text:p>
          </table:table-cell>
          <table:table-cell office:value-type="float" office:value="36.16744" calcext:value-type="float">
            <text:p>36.16744</text:p>
          </table:table-cell>
          <table:table-cell office:value-type="float" office:value="35.17468" calcext:value-type="float">
            <text:p>35.17468</text:p>
          </table:table-cell>
          <table:table-cell office:value-type="float" office:value="36.67239" calcext:value-type="float">
            <text:p>36.67239</text:p>
          </table:table-cell>
          <table:table-cell office:value-type="float" office:value="38.55212" calcext:value-type="float">
            <text:p>38.55212</text:p>
          </table:table-cell>
          <table:table-cell office:value-type="float" office:value="36.32934" calcext:value-type="float">
            <text:p>36.32934</text:p>
          </table:table-cell>
          <table:table-cell office:value-type="float" office:value="37.48925" calcext:value-type="float">
            <text:p>37.48925</text:p>
          </table:table-cell>
          <table:table-cell office:value-type="float" office:value="36.40422" calcext:value-type="float">
            <text:p>36.40422</text:p>
          </table:table-cell>
          <table:table-cell/>
        </table:table-row>
        <table:table-row table:style-name="ro1">
          <table:table-cell office:value-type="float" office:value="37.44343" calcext:value-type="float">
            <text:p>37.44343</text:p>
          </table:table-cell>
          <table:table-cell office:value-type="float" office:value="34.42298" calcext:value-type="float">
            <text:p>34.42298</text:p>
          </table:table-cell>
          <table:table-cell office:value-type="float" office:value="28.26389" calcext:value-type="float">
            <text:p>28.26389</text:p>
          </table:table-cell>
          <table:table-cell office:value-type="float" office:value="30.37558" calcext:value-type="float">
            <text:p>30.37558</text:p>
          </table:table-cell>
          <table:table-cell office:value-type="float" office:value="37.34036" calcext:value-type="float">
            <text:p>37.34036</text:p>
          </table:table-cell>
          <table:table-cell office:value-type="float" office:value="34.89329" calcext:value-type="float">
            <text:p>34.89329</text:p>
          </table:table-cell>
          <table:table-cell office:value-type="float" office:value="35.79882" calcext:value-type="float">
            <text:p>35.79882</text:p>
          </table:table-cell>
          <table:table-cell office:value-type="float" office:value="37.13552" calcext:value-type="float">
            <text:p>37.13552</text:p>
          </table:table-cell>
          <table:table-cell office:value-type="float" office:value="34.29566" calcext:value-type="float">
            <text:p>34.29566</text:p>
          </table:table-cell>
          <table:table-cell office:value-type="float" office:value="37.40456" calcext:value-type="float">
            <text:p>37.40456</text:p>
          </table:table-cell>
          <table:table-cell office:value-type="float" office:value="37.00384" calcext:value-type="float">
            <text:p>37.00384</text:p>
          </table:table-cell>
          <table:table-cell office:value-type="float" office:value="36.92901" calcext:value-type="float">
            <text:p>36.92901</text:p>
          </table:table-cell>
          <table:table-cell office:value-type="float" office:value="34.2947" calcext:value-type="float">
            <text:p>34.2947</text:p>
          </table:table-cell>
          <table:table-cell office:value-type="float" office:value="36.77587" calcext:value-type="float">
            <text:p>36.77587</text:p>
          </table:table-cell>
          <table:table-cell office:value-type="float" office:value="35.89811" calcext:value-type="float">
            <text:p>35.89811</text:p>
          </table:table-cell>
          <table:table-cell office:value-type="float" office:value="37.46761" calcext:value-type="float">
            <text:p>37.46761</text:p>
          </table:table-cell>
          <table:table-cell office:value-type="float" office:value="39.33192" calcext:value-type="float">
            <text:p>39.33192</text:p>
          </table:table-cell>
          <table:table-cell office:value-type="float" office:value="37.0471" calcext:value-type="float">
            <text:p>37.0471</text:p>
          </table:table-cell>
          <table:table-cell office:value-type="float" office:value="38.0746" calcext:value-type="float">
            <text:p>38.0746</text:p>
          </table:table-cell>
          <table:table-cell office:value-type="float" office:value="36.93987" calcext:value-type="float">
            <text:p>36.93987</text:p>
          </table:table-cell>
          <table:table-cell/>
        </table:table-row>
        <table:table-row table:style-name="ro1">
          <table:table-cell office:value-type="float" office:value="37.96889" calcext:value-type="float">
            <text:p>37.96889</text:p>
          </table:table-cell>
          <table:table-cell office:value-type="float" office:value="35.23685" calcext:value-type="float">
            <text:p>35.23685</text:p>
          </table:table-cell>
          <table:table-cell office:value-type="float" office:value="29.01666" calcext:value-type="float">
            <text:p>29.01666</text:p>
          </table:table-cell>
          <table:table-cell office:value-type="float" office:value="31.13188" calcext:value-type="float">
            <text:p>31.13188</text:p>
          </table:table-cell>
          <table:table-cell office:value-type="float" office:value="37.94328" calcext:value-type="float">
            <text:p>37.94328</text:p>
          </table:table-cell>
          <table:table-cell office:value-type="float" office:value="35.51757" calcext:value-type="float">
            <text:p>35.51757</text:p>
          </table:table-cell>
          <table:table-cell office:value-type="float" office:value="36.33143" calcext:value-type="float">
            <text:p>36.33143</text:p>
          </table:table-cell>
          <table:table-cell office:value-type="float" office:value="37.85751" calcext:value-type="float">
            <text:p>37.85751</text:p>
          </table:table-cell>
          <table:table-cell office:value-type="float" office:value="35.01356" calcext:value-type="float">
            <text:p>35.01356</text:p>
          </table:table-cell>
          <table:table-cell office:value-type="float" office:value="37.93098" calcext:value-type="float">
            <text:p>37.93098</text:p>
          </table:table-cell>
          <table:table-cell office:value-type="float" office:value="37.80337" calcext:value-type="float">
            <text:p>37.80337</text:p>
          </table:table-cell>
          <table:table-cell office:value-type="float" office:value="37.63731" calcext:value-type="float">
            <text:p>37.63731</text:p>
          </table:table-cell>
          <table:table-cell office:value-type="float" office:value="34.91975" calcext:value-type="float">
            <text:p>34.91975</text:p>
          </table:table-cell>
          <table:table-cell office:value-type="float" office:value="37.4932" calcext:value-type="float">
            <text:p>37.4932</text:p>
          </table:table-cell>
          <table:table-cell office:value-type="float" office:value="36.51641" calcext:value-type="float">
            <text:p>36.51641</text:p>
          </table:table-cell>
          <table:table-cell office:value-type="float" office:value="37.98945" calcext:value-type="float">
            <text:p>37.98945</text:p>
          </table:table-cell>
          <table:table-cell office:value-type="float" office:value="40.01265" calcext:value-type="float">
            <text:p>40.01265</text:p>
          </table:table-cell>
          <table:table-cell office:value-type="float" office:value="37.66073" calcext:value-type="float">
            <text:p>37.66073</text:p>
          </table:table-cell>
          <table:table-cell office:value-type="float" office:value="38.95661" calcext:value-type="float">
            <text:p>38.95661</text:p>
          </table:table-cell>
          <table:table-cell office:value-type="float" office:value="37.73409" calcext:value-type="float">
            <text:p>37.73409</text:p>
          </table:table-cell>
          <table:table-cell/>
        </table:table-row>
        <table:table-row table:style-name="ro1">
          <table:table-cell office:value-type="float" office:value="38.7555" calcext:value-type="float">
            <text:p>38.7555</text:p>
          </table:table-cell>
          <table:table-cell office:value-type="float" office:value="35.77266" calcext:value-type="float">
            <text:p>35.77266</text:p>
          </table:table-cell>
          <table:table-cell office:value-type="float" office:value="29.67714" calcext:value-type="float">
            <text:p>29.67714</text:p>
          </table:table-cell>
          <table:table-cell office:value-type="float" office:value="31.79659" calcext:value-type="float">
            <text:p>31.79659</text:p>
          </table:table-cell>
          <table:table-cell office:value-type="float" office:value="38.65283" calcext:value-type="float">
            <text:p>38.65283</text:p>
          </table:table-cell>
          <table:table-cell office:value-type="float" office:value="36.23386" calcext:value-type="float">
            <text:p>36.23386</text:p>
          </table:table-cell>
          <table:table-cell office:value-type="float" office:value="37.13584" calcext:value-type="float">
            <text:p>37.13584</text:p>
          </table:table-cell>
          <table:table-cell office:value-type="float" office:value="38.46216" calcext:value-type="float">
            <text:p>38.46216</text:p>
          </table:table-cell>
          <table:table-cell office:value-type="float" office:value="35.64111" calcext:value-type="float">
            <text:p>35.64111</text:p>
          </table:table-cell>
          <table:table-cell office:value-type="float" office:value="38.71956" calcext:value-type="float">
            <text:p>38.71956</text:p>
          </table:table-cell>
          <table:table-cell office:value-type="float" office:value="38.33107" calcext:value-type="float">
            <text:p>38.33107</text:p>
          </table:table-cell>
          <table:table-cell office:value-type="float" office:value="38.25072" calcext:value-type="float">
            <text:p>38.25072</text:p>
          </table:table-cell>
          <table:table-cell office:value-type="float" office:value="35.64027" calcext:value-type="float">
            <text:p>35.64027</text:p>
          </table:table-cell>
          <table:table-cell office:value-type="float" office:value="38.10627" calcext:value-type="float">
            <text:p>38.10627</text:p>
          </table:table-cell>
          <table:table-cell office:value-type="float" office:value="37.23866" calcext:value-type="float">
            <text:p>37.23866</text:p>
          </table:table-cell>
          <table:table-cell office:value-type="float" office:value="38.77997" calcext:value-type="float">
            <text:p>38.77997</text:p>
          </table:table-cell>
          <table:table-cell office:value-type="float" office:value="40.79255" calcext:value-type="float">
            <text:p>40.79255</text:p>
          </table:table-cell>
          <table:table-cell office:value-type="float" office:value="38.37368" calcext:value-type="float">
            <text:p>38.37368</text:p>
          </table:table-cell>
          <table:table-cell office:value-type="float" office:value="39.5422" calcext:value-type="float">
            <text:p>39.5422</text:p>
          </table:table-cell>
          <table:table-cell office:value-type="float" office:value="38.26137" calcext:value-type="float">
            <text:p>38.26137</text:p>
          </table:table-cell>
          <table:table-cell/>
        </table:table-row>
        <table:table-row table:style-name="ro1">
          <table:table-cell office:value-type="float" office:value="39.27234" calcext:value-type="float">
            <text:p>39.27234</text:p>
          </table:table-cell>
          <table:table-cell office:value-type="float" office:value="36.50127" calcext:value-type="float">
            <text:p>36.50127</text:p>
          </table:table-cell>
          <table:table-cell office:value-type="float" office:value="30.41918" calcext:value-type="float">
            <text:p>30.41918</text:p>
          </table:table-cell>
          <table:table-cell office:value-type="float" office:value="32.5515" calcext:value-type="float">
            <text:p>32.5515</text:p>
          </table:table-cell>
          <table:table-cell office:value-type="float" office:value="39.25123" calcext:value-type="float">
            <text:p>39.25123</text:p>
          </table:table-cell>
          <table:table-cell office:value-type="float" office:value="36.8536" calcext:value-type="float">
            <text:p>36.8536</text:p>
          </table:table-cell>
          <table:table-cell office:value-type="float" office:value="37.66011" calcext:value-type="float">
            <text:p>37.66011</text:p>
          </table:table-cell>
          <table:table-cell office:value-type="float" office:value="39.17596" calcext:value-type="float">
            <text:p>39.17596</text:p>
          </table:table-cell>
          <table:table-cell office:value-type="float" office:value="36.36539" calcext:value-type="float">
            <text:p>36.36539</text:p>
          </table:table-cell>
          <table:table-cell office:value-type="float" office:value="39.23748" calcext:value-type="float">
            <text:p>39.23748</text:p>
          </table:table-cell>
          <table:table-cell office:value-type="float" office:value="39.12157" calcext:value-type="float">
            <text:p>39.12157</text:p>
          </table:table-cell>
          <table:table-cell office:value-type="float" office:value="38.96335" calcext:value-type="float">
            <text:p>38.96335</text:p>
          </table:table-cell>
          <table:table-cell office:value-type="float" office:value="36.25709" calcext:value-type="float">
            <text:p>36.25709</text:p>
          </table:table-cell>
          <table:table-cell office:value-type="float" office:value="38.8187" calcext:value-type="float">
            <text:p>38.8187</text:p>
          </table:table-cell>
          <table:table-cell office:value-type="float" office:value="37.83934" calcext:value-type="float">
            <text:p>37.83934</text:p>
          </table:table-cell>
          <table:table-cell office:value-type="float" office:value="39.29689" calcext:value-type="float">
            <text:p>39.29689</text:p>
          </table:table-cell>
          <table:table-cell office:value-type="float" office:value="41.46681" calcext:value-type="float">
            <text:p>41.46681</text:p>
          </table:table-cell>
          <table:table-cell office:value-type="float" office:value="38.97933" calcext:value-type="float">
            <text:p>38.97933</text:p>
          </table:table-cell>
          <table:table-cell office:value-type="float" office:value="40.41755" calcext:value-type="float">
            <text:p>40.41755</text:p>
          </table:table-cell>
          <table:table-cell office:value-type="float" office:value="39.05077" calcext:value-type="float">
            <text:p>39.05077</text:p>
          </table:table-cell>
          <table:table-cell/>
        </table:table-row>
        <table:table-row table:style-name="ro1">
          <table:table-cell office:value-type="float" office:value="40.05838" calcext:value-type="float">
            <text:p>40.05838</text:p>
          </table:table-cell>
          <table:table-cell office:value-type="float" office:value="37.11735" calcext:value-type="float">
            <text:p>37.11735</text:p>
          </table:table-cell>
          <table:table-cell office:value-type="float" office:value="31.07872" calcext:value-type="float">
            <text:p>31.07872</text:p>
          </table:table-cell>
          <table:table-cell office:value-type="float" office:value="33.21282" calcext:value-type="float">
            <text:p>33.21282</text:p>
          </table:table-cell>
          <table:table-cell office:value-type="float" office:value="39.95629" calcext:value-type="float">
            <text:p>39.95629</text:p>
          </table:table-cell>
          <table:table-cell office:value-type="float" office:value="37.57189" calcext:value-type="float">
            <text:p>37.57189</text:p>
          </table:table-cell>
          <table:table-cell office:value-type="float" office:value="38.45073" calcext:value-type="float">
            <text:p>38.45073</text:p>
          </table:table-cell>
          <table:table-cell office:value-type="float" office:value="39.78532" calcext:value-type="float">
            <text:p>39.78532</text:p>
          </table:table-cell>
          <table:table-cell office:value-type="float" office:value="36.97899" calcext:value-type="float">
            <text:p>36.97899</text:p>
          </table:table-cell>
          <table:table-cell office:value-type="float" office:value="40.02529" calcext:value-type="float">
            <text:p>40.02529</text:p>
          </table:table-cell>
          <table:table-cell office:value-type="float" office:value="39.64449" calcext:value-type="float">
            <text:p>39.64449</text:p>
          </table:table-cell>
          <table:table-cell office:value-type="float" office:value="39.55917" calcext:value-type="float">
            <text:p>39.55917</text:p>
          </table:table-cell>
          <table:table-cell office:value-type="float" office:value="36.98226" calcext:value-type="float">
            <text:p>36.98226</text:p>
          </table:table-cell>
          <table:table-cell office:value-type="float" office:value="39.42351" calcext:value-type="float">
            <text:p>39.42351</text:p>
          </table:table-cell>
          <table:table-cell office:value-type="float" office:value="38.56268" calcext:value-type="float">
            <text:p>38.56268</text:p>
          </table:table-cell>
          <table:table-cell office:value-type="float" office:value="40.08319" calcext:value-type="float">
            <text:p>40.08319</text:p>
          </table:table-cell>
          <table:table-cell office:value-type="float" office:value="42.22762" calcext:value-type="float">
            <text:p>42.22762</text:p>
          </table:table-cell>
          <table:table-cell office:value-type="float" office:value="39.68771" calcext:value-type="float">
            <text:p>39.68771</text:p>
          </table:table-cell>
          <table:table-cell office:value-type="float" office:value="40.99398" calcext:value-type="float">
            <text:p>40.99398</text:p>
          </table:table-cell>
          <table:table-cell office:value-type="float" office:value="39.57434" calcext:value-type="float">
            <text:p>39.57434</text:p>
          </table:table-cell>
          <table:table-cell/>
        </table:table-row>
        <table:table-row table:style-name="ro1">
          <table:table-cell office:value-type="float" office:value="40.57592" calcext:value-type="float">
            <text:p>40.57592</text:p>
          </table:table-cell>
          <table:table-cell office:value-type="float" office:value="37.84075" calcext:value-type="float">
            <text:p>37.84075</text:p>
          </table:table-cell>
          <table:table-cell office:value-type="float" office:value="31.83356" calcext:value-type="float">
            <text:p>31.83356</text:p>
          </table:table-cell>
          <table:table-cell office:value-type="float" office:value="33.96373" calcext:value-type="float">
            <text:p>33.96373</text:p>
          </table:table-cell>
          <table:table-cell office:value-type="float" office:value="40.55009" calcext:value-type="float">
            <text:p>40.55009</text:p>
          </table:table-cell>
          <table:table-cell office:value-type="float" office:value="38.19097" calcext:value-type="float">
            <text:p>38.19097</text:p>
          </table:table-cell>
          <table:table-cell office:value-type="float" office:value="38.97932" calcext:value-type="float">
            <text:p>38.97932</text:p>
          </table:table-cell>
          <table:table-cell office:value-type="float" office:value="40.49364" calcext:value-type="float">
            <text:p>40.49364</text:p>
          </table:table-cell>
          <table:table-cell office:value-type="float" office:value="37.70705" calcext:value-type="float">
            <text:p>37.70705</text:p>
          </table:table-cell>
          <table:table-cell office:value-type="float" office:value="40.54379" calcext:value-type="float">
            <text:p>40.54379</text:p>
          </table:table-cell>
          <table:table-cell office:value-type="float" office:value="40.43365" calcext:value-type="float">
            <text:p>40.43365</text:p>
          </table:table-cell>
          <table:table-cell office:value-type="float" office:value="40.27719" calcext:value-type="float">
            <text:p>40.27719</text:p>
          </table:table-cell>
          <table:table-cell office:value-type="float" office:value="37.59499" calcext:value-type="float">
            <text:p>37.59499</text:p>
          </table:table-cell>
          <table:table-cell office:value-type="float" office:value="40.13182" calcext:value-type="float">
            <text:p>40.13182</text:p>
          </table:table-cell>
          <table:table-cell office:value-type="float" office:value="39.17175" calcext:value-type="float">
            <text:p>39.17175</text:p>
          </table:table-cell>
          <table:table-cell office:value-type="float" office:value="40.60092" calcext:value-type="float">
            <text:p>40.60092</text:p>
          </table:table-cell>
          <table:table-cell office:value-type="float" office:value="42.89304" calcext:value-type="float">
            <text:p>42.89304</text:p>
          </table:table-cell>
          <table:table-cell office:value-type="float" office:value="40.28918" calcext:value-type="float">
            <text:p>40.28918</text:p>
          </table:table-cell>
          <table:table-cell office:value-type="float" office:value="41.85289" calcext:value-type="float">
            <text:p>41.85289</text:p>
          </table:table-cell>
          <table:table-cell office:value-type="float" office:value="40.36536" calcext:value-type="float">
            <text:p>40.36536</text:p>
          </table:table-cell>
          <table:table-cell/>
        </table:table-row>
        <table:table-row table:style-name="ro1">
          <table:table-cell office:value-type="float" office:value="41.3443" calcext:value-type="float">
            <text:p>41.3443</text:p>
          </table:table-cell>
          <table:table-cell office:value-type="float" office:value="38.44849" calcext:value-type="float">
            <text:p>38.44849</text:p>
          </table:table-cell>
          <table:table-cell office:value-type="float" office:value="32.4814" calcext:value-type="float">
            <text:p>32.4814</text:p>
          </table:table-cell>
          <table:table-cell office:value-type="float" office:value="34.60893" calcext:value-type="float">
            <text:p>34.60893</text:p>
          </table:table-cell>
          <table:table-cell office:value-type="float" office:value="41.25603" calcext:value-type="float">
            <text:p>41.25603</text:p>
          </table:table-cell>
          <table:table-cell office:value-type="float" office:value="38.91221" calcext:value-type="float">
            <text:p>38.91221</text:p>
          </table:table-cell>
          <table:table-cell office:value-type="float" office:value="39.77455" calcext:value-type="float">
            <text:p>39.77455</text:p>
          </table:table-cell>
          <table:table-cell office:value-type="float" office:value="41.09294" calcext:value-type="float">
            <text:p>41.09294</text:p>
          </table:table-cell>
          <table:table-cell office:value-type="float" office:value="38.31542" calcext:value-type="float">
            <text:p>38.31542</text:p>
          </table:table-cell>
          <table:table-cell office:value-type="float" office:value="41.31393" calcext:value-type="float">
            <text:p>41.31393</text:p>
          </table:table-cell>
          <table:table-cell office:value-type="float" office:value="40.95197" calcext:value-type="float">
            <text:p>40.95197</text:p>
          </table:table-cell>
          <table:table-cell office:value-type="float" office:value="40.87592" calcext:value-type="float">
            <text:p>40.87592</text:p>
          </table:table-cell>
          <table:table-cell office:value-type="float" office:value="38.3173" calcext:value-type="float">
            <text:p>38.3173</text:p>
          </table:table-cell>
          <table:table-cell office:value-type="float" office:value="40.73575" calcext:value-type="float">
            <text:p>40.73575</text:p>
          </table:table-cell>
          <table:table-cell office:value-type="float" office:value="39.87722" calcext:value-type="float">
            <text:p>39.87722</text:p>
          </table:table-cell>
          <table:table-cell office:value-type="float" office:value="41.36984" calcext:value-type="float">
            <text:p>41.36984</text:p>
          </table:table-cell>
          <table:table-cell office:value-type="float" office:value="43.65922" calcext:value-type="float">
            <text:p>43.65922</text:p>
          </table:table-cell>
          <table:table-cell office:value-type="float" office:value="41.00401" calcext:value-type="float">
            <text:p>41.00401</text:p>
          </table:table-cell>
          <table:table-cell office:value-type="float" office:value="42.43217" calcext:value-type="float">
            <text:p>42.43217</text:p>
          </table:table-cell>
          <table:table-cell office:value-type="float" office:value="40.88275" calcext:value-type="float">
            <text:p>40.88275</text:p>
          </table:table-cell>
          <table:table-cell/>
        </table:table-row>
        <table:table-row table:style-name="ro1">
          <table:table-cell office:value-type="float" office:value="41.86048" calcext:value-type="float">
            <text:p>41.86048</text:p>
          </table:table-cell>
          <table:table-cell office:value-type="float" office:value="39.16684" calcext:value-type="float">
            <text:p>39.16684</text:p>
          </table:table-cell>
          <table:table-cell office:value-type="float" office:value="33.22348" calcext:value-type="float">
            <text:p>33.22348</text:p>
          </table:table-cell>
          <table:table-cell office:value-type="float" office:value="35.34287" calcext:value-type="float">
            <text:p>35.34287</text:p>
          </table:table-cell>
          <table:table-cell office:value-type="float" office:value="41.84176" calcext:value-type="float">
            <text:p>41.84176</text:p>
          </table:table-cell>
          <table:table-cell office:value-type="float" office:value="39.52587" calcext:value-type="float">
            <text:p>39.52587</text:p>
          </table:table-cell>
          <table:table-cell office:value-type="float" office:value="40.29834" calcext:value-type="float">
            <text:p>40.29834</text:p>
          </table:table-cell>
          <table:table-cell office:value-type="float" office:value="41.79832" calcext:value-type="float">
            <text:p>41.79832</text:p>
          </table:table-cell>
          <table:table-cell office:value-type="float" office:value="39.03444" calcext:value-type="float">
            <text:p>39.03444</text:p>
          </table:table-cell>
          <table:table-cell office:value-type="float" office:value="41.82758" calcext:value-type="float">
            <text:p>41.82758</text:p>
          </table:table-cell>
          <table:table-cell office:value-type="float" office:value="41.73861" calcext:value-type="float">
            <text:p>41.73861</text:p>
          </table:table-cell>
          <table:table-cell office:value-type="float" office:value="41.57749" calcext:value-type="float">
            <text:p>41.57749</text:p>
          </table:table-cell>
          <table:table-cell office:value-type="float" office:value="38.9323" calcext:value-type="float">
            <text:p>38.9323</text:p>
          </table:table-cell>
          <table:table-cell office:value-type="float" office:value="41.44084" calcext:value-type="float">
            <text:p>41.44084</text:p>
          </table:table-cell>
          <table:table-cell office:value-type="float" office:value="40.47816" calcext:value-type="float">
            <text:p>40.47816</text:p>
          </table:table-cell>
          <table:table-cell office:value-type="float" office:value="41.88671" calcext:value-type="float">
            <text:p>41.88671</text:p>
          </table:table-cell>
          <table:table-cell office:value-type="float" office:value="44.30607" calcext:value-type="float">
            <text:p>44.30607</text:p>
          </table:table-cell>
          <table:table-cell office:value-type="float" office:value="41.59482" calcext:value-type="float">
            <text:p>41.59482</text:p>
          </table:table-cell>
          <table:table-cell office:value-type="float" office:value="43.28197" calcext:value-type="float">
            <text:p>43.28197</text:p>
          </table:table-cell>
          <table:table-cell office:value-type="float" office:value="41.6686" calcext:value-type="float">
            <text:p>41.6686</text:p>
          </table:table-cell>
          <table:table-cell/>
        </table:table-row>
        <table:table-row table:style-name="ro1">
          <table:table-cell office:value-type="float" office:value="42.6299" calcext:value-type="float">
            <text:p>42.6299</text:p>
          </table:table-cell>
          <table:table-cell office:value-type="float" office:value="39.76978" calcext:value-type="float">
            <text:p>39.76978</text:p>
          </table:table-cell>
          <table:table-cell office:value-type="float" office:value="33.85672" calcext:value-type="float">
            <text:p>33.85672</text:p>
          </table:table-cell>
          <table:table-cell office:value-type="float" office:value="35.9713" calcext:value-type="float">
            <text:p>35.9713</text:p>
          </table:table-cell>
          <table:table-cell office:value-type="float" office:value="42.53006" calcext:value-type="float">
            <text:p>42.53006</text:p>
          </table:table-cell>
          <table:table-cell office:value-type="float" office:value="40.23812" calcext:value-type="float">
            <text:p>40.23812</text:p>
          </table:table-cell>
          <table:table-cell office:value-type="float" office:value="41.07997" calcext:value-type="float">
            <text:p>41.07997</text:p>
          </table:table-cell>
          <table:table-cell office:value-type="float" office:value="42.38851" calcext:value-type="float">
            <text:p>42.38851</text:p>
          </table:table-cell>
          <table:table-cell office:value-type="float" office:value="39.63804" calcext:value-type="float">
            <text:p>39.63804</text:p>
          </table:table-cell>
          <table:table-cell office:value-type="float" office:value="42.59322" calcext:value-type="float">
            <text:p>42.59322</text:p>
          </table:table-cell>
          <table:table-cell office:value-type="float" office:value="42.25698" calcext:value-type="float">
            <text:p>42.25698</text:p>
          </table:table-cell>
          <table:table-cell office:value-type="float" office:value="42.17676" calcext:value-type="float">
            <text:p>42.17676</text:p>
          </table:table-cell>
          <table:table-cell office:value-type="float" office:value="39.64567" calcext:value-type="float">
            <text:p>39.64567</text:p>
          </table:table-cell>
          <table:table-cell office:value-type="float" office:value="42.03965" calcext:value-type="float">
            <text:p>42.03965</text:p>
          </table:table-cell>
          <table:table-cell office:value-type="float" office:value="41.18815" calcext:value-type="float">
            <text:p>41.18815</text:p>
          </table:table-cell>
          <table:table-cell office:value-type="float" office:value="42.64764" calcext:value-type="float">
            <text:p>42.64764</text:p>
          </table:table-cell>
          <table:table-cell office:value-type="float" office:value="45.05991" calcext:value-type="float">
            <text:p>45.05991</text:p>
          </table:table-cell>
          <table:table-cell office:value-type="float" office:value="42.30036" calcext:value-type="float">
            <text:p>42.30036</text:p>
          </table:table-cell>
          <table:table-cell office:value-type="float" office:value="43.85193" calcext:value-type="float">
            <text:p>43.85193</text:p>
          </table:table-cell>
          <table:table-cell office:value-type="float" office:value="42.18654" calcext:value-type="float">
            <text:p>42.18654</text:p>
          </table:table-cell>
          <table:table-cell/>
        </table:table-row>
        <table:table-row table:style-name="ro1">
          <table:table-cell office:value-type="float" office:value="43.13773" calcext:value-type="float">
            <text:p>43.13773</text:p>
          </table:table-cell>
          <table:table-cell office:value-type="float" office:value="40.48319" calcext:value-type="float">
            <text:p>40.48319</text:p>
          </table:table-cell>
          <table:table-cell office:value-type="float" office:value="34.60554" calcext:value-type="float">
            <text:p>34.60554</text:p>
          </table:table-cell>
          <table:table-cell office:value-type="float" office:value="36.71425" calcext:value-type="float">
            <text:p>36.71425</text:p>
          </table:table-cell>
          <table:table-cell office:value-type="float" office:value="43.11123" calcext:value-type="float">
            <text:p>43.11123</text:p>
          </table:table-cell>
          <table:table-cell office:value-type="float" office:value="40.83758" calcext:value-type="float">
            <text:p>40.83758</text:p>
          </table:table-cell>
          <table:table-cell office:value-type="float" office:value="41.59523" calcext:value-type="float">
            <text:p>41.59523</text:p>
          </table:table-cell>
          <table:table-cell office:value-type="float" office:value="43.09397" calcext:value-type="float">
            <text:p>43.09397</text:p>
          </table:table-cell>
          <table:table-cell office:value-type="float" office:value="40.3486" calcext:value-type="float">
            <text:p>40.3486</text:p>
          </table:table-cell>
          <table:table-cell office:value-type="float" office:value="43.1075" calcext:value-type="float">
            <text:p>43.1075</text:p>
          </table:table-cell>
          <table:table-cell office:value-type="float" office:value="43.02911" calcext:value-type="float">
            <text:p>43.02911</text:p>
          </table:table-cell>
          <table:table-cell office:value-type="float" office:value="42.87636" calcext:value-type="float">
            <text:p>42.87636</text:p>
          </table:table-cell>
          <table:table-cell office:value-type="float" office:value="40.252" calcext:value-type="float">
            <text:p>40.252</text:p>
          </table:table-cell>
          <table:table-cell office:value-type="float" office:value="42.73868" calcext:value-type="float">
            <text:p>42.73868</text:p>
          </table:table-cell>
          <table:table-cell office:value-type="float" office:value="41.77506" calcext:value-type="float">
            <text:p>41.77506</text:p>
          </table:table-cell>
          <table:table-cell office:value-type="float" office:value="43.1559" calcext:value-type="float">
            <text:p>43.1559</text:p>
          </table:table-cell>
          <table:table-cell office:value-type="float" office:value="45.70029" calcext:value-type="float">
            <text:p>45.70029</text:p>
          </table:table-cell>
          <table:table-cell office:value-type="float" office:value="42.89545" calcext:value-type="float">
            <text:p>42.89545</text:p>
          </table:table-cell>
          <table:table-cell office:value-type="float" office:value="44.69241" calcext:value-type="float">
            <text:p>44.69241</text:p>
          </table:table-cell>
          <table:table-cell office:value-type="float" office:value="42.95797" calcext:value-type="float">
            <text:p>42.95797</text:p>
          </table:table-cell>
          <table:table-cell/>
        </table:table-row>
        <table:table-row table:style-name="ro1">
          <table:table-cell office:value-type="float" office:value="43.89343" calcext:value-type="float">
            <text:p>43.89343</text:p>
          </table:table-cell>
          <table:table-cell office:value-type="float" office:value="41.08148" calcext:value-type="float">
            <text:p>41.08148</text:p>
          </table:table-cell>
          <table:table-cell office:value-type="float" office:value="35.24018" calcext:value-type="float">
            <text:p>35.24018</text:p>
          </table:table-cell>
          <table:table-cell office:value-type="float" office:value="37.35027" calcext:value-type="float">
            <text:p>37.35027</text:p>
          </table:table-cell>
          <table:table-cell office:value-type="float" office:value="43.80403" calcext:value-type="float">
            <text:p>43.80403</text:p>
          </table:table-cell>
          <table:table-cell office:value-type="float" office:value="41.36582" calcext:value-type="float">
            <text:p>41.36582</text:p>
          </table:table-cell>
          <table:table-cell office:value-type="float" office:value="42.18603" calcext:value-type="float">
            <text:p>42.18603</text:p>
          </table:table-cell>
          <table:table-cell office:value-type="float" office:value="43.6795" calcext:value-type="float">
            <text:p>43.6795</text:p>
          </table:table-cell>
          <table:table-cell office:value-type="float" office:value="40.96128" calcext:value-type="float">
            <text:p>40.96128</text:p>
          </table:table-cell>
          <table:table-cell office:value-type="float" office:value="43.86462" calcext:value-type="float">
            <text:p>43.86462</text:p>
          </table:table-cell>
          <table:table-cell office:value-type="float" office:value="43.54236" calcext:value-type="float">
            <text:p>43.54236</text:p>
          </table:table-cell>
          <table:table-cell office:value-type="float" office:value="43.46165" calcext:value-type="float">
            <text:p>43.46165</text:p>
          </table:table-cell>
          <table:table-cell office:value-type="float" office:value="40.96908" calcext:value-type="float">
            <text:p>40.96908</text:p>
          </table:table-cell>
          <table:table-cell office:value-type="float" office:value="43.32925" calcext:value-type="float">
            <text:p>43.32925</text:p>
          </table:table-cell>
          <table:table-cell office:value-type="float" office:value="42.47658" calcext:value-type="float">
            <text:p>42.47658</text:p>
          </table:table-cell>
          <table:table-cell office:value-type="float" office:value="43.91235" calcext:value-type="float">
            <text:p>43.91235</text:p>
          </table:table-cell>
          <table:table-cell office:value-type="float" office:value="46.44443" calcext:value-type="float">
            <text:p>46.44443</text:p>
          </table:table-cell>
          <table:table-cell office:value-type="float" office:value="43.59193" calcext:value-type="float">
            <text:p>43.59193</text:p>
          </table:table-cell>
          <table:table-cell office:value-type="float" office:value="45.2458" calcext:value-type="float">
            <text:p>45.2458</text:p>
          </table:table-cell>
          <table:table-cell office:value-type="float" office:value="43.46684" calcext:value-type="float">
            <text:p>43.46684</text:p>
          </table:table-cell>
          <table:table-cell/>
        </table:table-row>
        <table:table-row table:style-name="ro1">
          <table:table-cell office:value-type="float" office:value="44.39268" calcext:value-type="float">
            <text:p>44.39268</text:p>
          </table:table-cell>
          <table:table-cell office:value-type="float" office:value="41.79531" calcext:value-type="float">
            <text:p>41.79531</text:p>
          </table:table-cell>
          <table:table-cell office:value-type="float" office:value="35.99058" calcext:value-type="float">
            <text:p>35.99058</text:p>
          </table:table-cell>
          <table:table-cell office:value-type="float" office:value="38.08151" calcext:value-type="float">
            <text:p>38.08151</text:p>
          </table:table-cell>
          <table:table-cell office:value-type="float" office:value="44.36802" calcext:value-type="float">
            <text:p>44.36802</text:p>
          </table:table-cell>
          <table:table-cell office:value-type="float" office:value="42.14446" calcext:value-type="float">
            <text:p>42.14446</text:p>
          </table:table-cell>
          <table:table-cell office:value-type="float" office:value="42.8966" calcext:value-type="float">
            <text:p>42.8966</text:p>
          </table:table-cell>
          <table:table-cell office:value-type="float" office:value="44.37953" calcext:value-type="float">
            <text:p>44.37953</text:p>
          </table:table-cell>
          <table:table-cell office:value-type="float" office:value="41.66671" calcext:value-type="float">
            <text:p>41.66671</text:p>
          </table:table-cell>
          <table:table-cell office:value-type="float" office:value="44.36481" calcext:value-type="float">
            <text:p>44.36481</text:p>
          </table:table-cell>
          <table:table-cell office:value-type="float" office:value="44.30584" calcext:value-type="float">
            <text:p>44.30584</text:p>
          </table:table-cell>
          <table:table-cell office:value-type="float" office:value="43.97078" calcext:value-type="float">
            <text:p>43.97078</text:p>
          </table:table-cell>
          <table:table-cell office:value-type="float" office:value="41.5613" calcext:value-type="float">
            <text:p>41.5613</text:p>
          </table:table-cell>
          <table:table-cell office:value-type="float" office:value="44.02865" calcext:value-type="float">
            <text:p>44.02865</text:p>
          </table:table-cell>
          <table:table-cell office:value-type="float" office:value="43.06949" calcext:value-type="float">
            <text:p>43.06949</text:p>
          </table:table-cell>
          <table:table-cell office:value-type="float" office:value="44.42156" calcext:value-type="float">
            <text:p>44.42156</text:p>
          </table:table-cell>
          <table:table-cell office:value-type="float" office:value="47.06115" calcext:value-type="float">
            <text:p>47.06115</text:p>
          </table:table-cell>
          <table:table-cell office:value-type="float" office:value="44.16901" calcext:value-type="float">
            <text:p>44.16901</text:p>
          </table:table-cell>
          <table:table-cell office:value-type="float" office:value="46.06457" calcext:value-type="float">
            <text:p>46.06457</text:p>
          </table:table-cell>
          <table:table-cell office:value-type="float" office:value="44.22925" calcext:value-type="float">
            <text:p>44.22925</text:p>
          </table:table-cell>
          <table:table-cell/>
        </table:table-row>
        <table:table-row table:style-name="ro1">
          <table:table-cell office:value-type="float" office:value="45.14041" calcext:value-type="float">
            <text:p>45.14041</text:p>
          </table:table-cell>
          <table:table-cell office:value-type="float" office:value="42.3759" calcext:value-type="float">
            <text:p>42.3759</text:p>
          </table:table-cell>
          <table:table-cell office:value-type="float" office:value="36.61299" calcext:value-type="float">
            <text:p>36.61299</text:p>
          </table:table-cell>
          <table:table-cell office:value-type="float" office:value="38.70177" calcext:value-type="float">
            <text:p>38.70177</text:p>
          </table:table-cell>
          <table:table-cell office:value-type="float" office:value="45.05237" calcext:value-type="float">
            <text:p>45.05237</text:p>
          </table:table-cell>
          <table:table-cell office:value-type="float" office:value="42.66389" calcext:value-type="float">
            <text:p>42.66389</text:p>
          </table:table-cell>
          <table:table-cell office:value-type="float" office:value="43.47404" calcext:value-type="float">
            <text:p>43.47404</text:p>
          </table:table-cell>
          <table:table-cell office:value-type="float" office:value="44.94721" calcext:value-type="float">
            <text:p>44.94721</text:p>
          </table:table-cell>
          <table:table-cell office:value-type="float" office:value="42.25738" calcext:value-type="float">
            <text:p>42.25738</text:p>
          </table:table-cell>
          <table:table-cell office:value-type="float" office:value="45.1175" calcext:value-type="float">
            <text:p>45.1175</text:p>
          </table:table-cell>
          <table:table-cell office:value-type="float" office:value="44.81011" calcext:value-type="float">
            <text:p>44.81011</text:p>
          </table:table-cell>
          <table:table-cell office:value-type="float" office:value="44.73788" calcext:value-type="float">
            <text:p>44.73788</text:p>
          </table:table-cell>
          <table:table-cell office:value-type="float" office:value="42.26961" calcext:value-type="float">
            <text:p>42.26961</text:p>
          </table:table-cell>
          <table:table-cell office:value-type="float" office:value="44.60509" calcext:value-type="float">
            <text:p>44.60509</text:p>
          </table:table-cell>
          <table:table-cell office:value-type="float" office:value="43.7665" calcext:value-type="float">
            <text:p>43.7665</text:p>
          </table:table-cell>
          <table:table-cell office:value-type="float" office:value="45.1643" calcext:value-type="float">
            <text:p>45.1643</text:p>
          </table:table-cell>
          <table:table-cell office:value-type="float" office:value="47.78361" calcext:value-type="float">
            <text:p>47.78361</text:p>
          </table:table-cell>
          <table:table-cell office:value-type="float" office:value="44.85993" calcext:value-type="float">
            <text:p>44.85993</text:p>
          </table:table-cell>
          <table:table-cell office:value-type="float" office:value="46.60335" calcext:value-type="float">
            <text:p>46.60335</text:p>
          </table:table-cell>
          <table:table-cell office:value-type="float" office:value="44.74192" calcext:value-type="float">
            <text:p>44.74192</text:p>
          </table:table-cell>
          <table:table-cell/>
        </table:table-row>
        <table:table-row table:style-name="ro1">
          <table:table-cell office:value-type="float" office:value="45.6443" calcext:value-type="float">
            <text:p>45.6443</text:p>
          </table:table-cell>
          <table:table-cell office:value-type="float" office:value="43.08096" calcext:value-type="float">
            <text:p>43.08096</text:p>
          </table:table-cell>
          <table:table-cell office:value-type="float" office:value="37.36324" calcext:value-type="float">
            <text:p>37.36324</text:p>
          </table:table-cell>
          <table:table-cell office:value-type="float" office:value="39.43368" calcext:value-type="float">
            <text:p>39.43368</text:p>
          </table:table-cell>
          <table:table-cell office:value-type="float" office:value="45.62105" calcext:value-type="float">
            <text:p>45.62105</text:p>
          </table:table-cell>
          <table:table-cell office:value-type="float" office:value="43.43776" calcext:value-type="float">
            <text:p>43.43776</text:p>
          </table:table-cell>
          <table:table-cell office:value-type="float" office:value="44.17158" calcext:value-type="float">
            <text:p>44.17158</text:p>
          </table:table-cell>
          <table:table-cell office:value-type="float" office:value="45.63911" calcext:value-type="float">
            <text:p>45.63911</text:p>
          </table:table-cell>
          <table:table-cell office:value-type="float" office:value="42.96677" calcext:value-type="float">
            <text:p>42.96677</text:p>
          </table:table-cell>
          <table:table-cell office:value-type="float" office:value="45.61837" calcext:value-type="float">
            <text:p>45.61837</text:p>
          </table:table-cell>
          <table:table-cell office:value-type="float" office:value="45.56537" calcext:value-type="float">
            <text:p>45.56537</text:p>
          </table:table-cell>
          <table:table-cell office:value-type="float" office:value="45.24241" calcext:value-type="float">
            <text:p>45.24241</text:p>
          </table:table-cell>
          <table:table-cell office:value-type="float" office:value="42.866" calcext:value-type="float">
            <text:p>42.866</text:p>
          </table:table-cell>
          <table:table-cell office:value-type="float" office:value="45.29594" calcext:value-type="float">
            <text:p>45.29594</text:p>
          </table:table-cell>
          <table:table-cell office:value-type="float" office:value="44.34354" calcext:value-type="float">
            <text:p>44.34354</text:p>
          </table:table-cell>
          <table:table-cell office:value-type="float" office:value="45.66487" calcext:value-type="float">
            <text:p>45.66487</text:p>
          </table:table-cell>
          <table:table-cell office:value-type="float" office:value="48.39386" calcext:value-type="float">
            <text:p>48.39386</text:p>
          </table:table-cell>
          <table:table-cell office:value-type="float" office:value="45.43274" calcext:value-type="float">
            <text:p>45.43274</text:p>
          </table:table-cell>
          <table:table-cell office:value-type="float" office:value="47.41288" calcext:value-type="float">
            <text:p>47.41288</text:p>
          </table:table-cell>
          <table:table-cell office:value-type="float" office:value="45.49975" calcext:value-type="float">
            <text:p>45.49975</text:p>
          </table:table-cell>
          <table:table-cell/>
        </table:table-row>
        <table:table-row table:style-name="ro1">
          <table:table-cell office:value-type="float" office:value="46.37487" calcext:value-type="float">
            <text:p>46.37487</text:p>
          </table:table-cell>
          <table:table-cell office:value-type="float" office:value="43.66622" calcext:value-type="float">
            <text:p>43.66622</text:p>
          </table:table-cell>
          <table:table-cell office:value-type="float" office:value="37.97296" calcext:value-type="float">
            <text:p>37.97296</text:p>
          </table:table-cell>
          <table:table-cell office:value-type="float" office:value="40.04179" calcext:value-type="float">
            <text:p>40.04179</text:p>
          </table:table-cell>
          <table:table-cell office:value-type="float" office:value="46.30119" calcext:value-type="float">
            <text:p>46.30119</text:p>
          </table:table-cell>
          <table:table-cell office:value-type="float" office:value="43.94325" calcext:value-type="float">
            <text:p>43.94325</text:p>
          </table:table-cell>
          <table:table-cell office:value-type="float" office:value="44.75385" calcext:value-type="float">
            <text:p>44.75385</text:p>
          </table:table-cell>
          <table:table-cell office:value-type="float" office:value="46.20206" calcext:value-type="float">
            <text:p>46.20206</text:p>
          </table:table-cell>
          <table:table-cell office:value-type="float" office:value="43.54344" calcext:value-type="float">
            <text:p>43.54344</text:p>
          </table:table-cell>
          <table:table-cell office:value-type="float" office:value="46.17005" calcext:value-type="float">
            <text:p>46.17005</text:p>
          </table:table-cell>
          <table:table-cell office:value-type="float" office:value="46.0743" calcext:value-type="float">
            <text:p>46.0743</text:p>
          </table:table-cell>
          <table:table-cell office:value-type="float" office:value="46.00114" calcext:value-type="float">
            <text:p>46.00114</text:p>
          </table:table-cell>
          <table:table-cell office:value-type="float" office:value="43.56939" calcext:value-type="float">
            <text:p>43.56939</text:p>
          </table:table-cell>
          <table:table-cell office:value-type="float" office:value="45.85872" calcext:value-type="float">
            <text:p>45.85872</text:p>
          </table:table-cell>
          <table:table-cell office:value-type="float" office:value="45.03637" calcext:value-type="float">
            <text:p>45.03637</text:p>
          </table:table-cell>
          <table:table-cell office:value-type="float" office:value="46.21624" calcext:value-type="float">
            <text:p>46.21624</text:p>
          </table:table-cell>
          <table:table-cell office:value-type="float" office:value="49.11882" calcext:value-type="float">
            <text:p>49.11882</text:p>
          </table:table-cell>
          <table:table-cell office:value-type="float" office:value="46.11483" calcext:value-type="float">
            <text:p>46.11483</text:p>
          </table:table-cell>
          <table:table-cell office:value-type="float" office:value="47.94494" calcext:value-type="float">
            <text:p>47.94494</text:p>
          </table:table-cell>
          <table:table-cell office:value-type="float" office:value="45.99443" calcext:value-type="float">
            <text:p>45.99443</text:p>
          </table:table-cell>
          <table:table-cell/>
        </table:table-row>
        <table:table-row table:style-name="ro1">
          <table:table-cell office:value-type="float" office:value="46.87032" calcext:value-type="float">
            <text:p>46.87032</text:p>
          </table:table-cell>
          <table:table-cell office:value-type="float" office:value="44.3573" calcext:value-type="float">
            <text:p>44.3573</text:p>
          </table:table-cell>
          <table:table-cell office:value-type="float" office:value="38.51889" calcext:value-type="float">
            <text:p>38.51889</text:p>
          </table:table-cell>
          <table:table-cell office:value-type="float" office:value="40.76423" calcext:value-type="float">
            <text:p>40.76423</text:p>
          </table:table-cell>
          <table:table-cell office:value-type="float" office:value="46.85252" calcext:value-type="float">
            <text:p>46.85252</text:p>
          </table:table-cell>
          <table:table-cell office:value-type="float" office:value="44.70927" calcext:value-type="float">
            <text:p>44.70927</text:p>
          </table:table-cell>
          <table:table-cell office:value-type="float" office:value="45.44624" calcext:value-type="float">
            <text:p>45.44624</text:p>
          </table:table-cell>
          <table:table-cell office:value-type="float" office:value="46.89408" calcext:value-type="float">
            <text:p>46.89408</text:p>
          </table:table-cell>
          <table:table-cell office:value-type="float" office:value="44.24465" calcext:value-type="float">
            <text:p>44.24465</text:p>
          </table:table-cell>
          <table:table-cell office:value-type="float" office:value="46.84673" calcext:value-type="float">
            <text:p>46.84673</text:p>
          </table:table-cell>
          <table:table-cell office:value-type="float" office:value="46.81548" calcext:value-type="float">
            <text:p>46.81548</text:p>
          </table:table-cell>
          <table:table-cell office:value-type="float" office:value="46.49757" calcext:value-type="float">
            <text:p>46.49757</text:p>
          </table:table-cell>
          <table:table-cell office:value-type="float" office:value="44.14811" calcext:value-type="float">
            <text:p>44.14811</text:p>
          </table:table-cell>
          <table:table-cell office:value-type="float" office:value="46.54911" calcext:value-type="float">
            <text:p>46.54911</text:p>
          </table:table-cell>
          <table:table-cell office:value-type="float" office:value="45.6088" calcext:value-type="float">
            <text:p>45.6088</text:p>
          </table:table-cell>
          <table:table-cell office:value-type="float" office:value="46.8956" calcext:value-type="float">
            <text:p>46.8956</text:p>
          </table:table-cell>
          <table:table-cell office:value-type="float" office:value="49.72298" calcext:value-type="float">
            <text:p>49.72298</text:p>
          </table:table-cell>
          <table:table-cell office:value-type="float" office:value="46.67894" calcext:value-type="float">
            <text:p>46.67894</text:p>
          </table:table-cell>
          <table:table-cell office:value-type="float" office:value="48.74792" calcext:value-type="float">
            <text:p>48.74792</text:p>
          </table:table-cell>
          <table:table-cell office:value-type="float" office:value="46.74382" calcext:value-type="float">
            <text:p>46.74382</text:p>
          </table:table-cell>
          <table:table-cell/>
        </table:table-row>
        <table:table-row table:style-name="ro1">
          <table:table-cell office:value-type="float" office:value="47.59623" calcext:value-type="float">
            <text:p>47.59623</text:p>
          </table:table-cell>
          <table:table-cell office:value-type="float" office:value="44.93453" calcext:value-type="float">
            <text:p>44.93453</text:p>
          </table:table-cell>
          <table:table-cell office:value-type="float" office:value="39.31141" calcext:value-type="float">
            <text:p>39.31141</text:p>
          </table:table-cell>
          <table:table-cell office:value-type="float" office:value="41.36118" calcext:value-type="float">
            <text:p>41.36118</text:p>
          </table:table-cell>
          <table:table-cell office:value-type="float" office:value="47.52377" calcext:value-type="float">
            <text:p>47.52377</text:p>
          </table:table-cell>
          <table:table-cell office:value-type="float" office:value="45.2145" calcext:value-type="float">
            <text:p>45.2145</text:p>
          </table:table-cell>
          <table:table-cell office:value-type="float" office:value="46.01074" calcext:value-type="float">
            <text:p>46.01074</text:p>
          </table:table-cell>
          <table:table-cell office:value-type="float" office:value="47.4487" calcext:value-type="float">
            <text:p>47.4487</text:p>
          </table:table-cell>
          <table:table-cell office:value-type="float" office:value="44.82176" calcext:value-type="float">
            <text:p>44.82176</text:p>
          </table:table-cell>
          <table:table-cell office:value-type="float" office:value="47.39379" calcext:value-type="float">
            <text:p>47.39379</text:p>
          </table:table-cell>
          <table:table-cell office:value-type="float" office:value="47.31147" calcext:value-type="float">
            <text:p>47.31147</text:p>
          </table:table-cell>
          <table:table-cell office:value-type="float" office:value="47.23814" calcext:value-type="float">
            <text:p>47.23814</text:p>
          </table:table-cell>
          <table:table-cell office:value-type="float" office:value="44.84218" calcext:value-type="float">
            <text:p>44.84218</text:p>
          </table:table-cell>
          <table:table-cell office:value-type="float" office:value="47.10284" calcext:value-type="float">
            <text:p>47.10284</text:p>
          </table:table-cell>
          <table:table-cell office:value-type="float" office:value="46.11409" calcext:value-type="float">
            <text:p>46.11409</text:p>
          </table:table-cell>
          <table:table-cell office:value-type="float" office:value="47.43892" calcext:value-type="float">
            <text:p>47.43892</text:p>
          </table:table-cell>
          <table:table-cell office:value-type="float" office:value="50.24933" calcext:value-type="float">
            <text:p>50.24933</text:p>
          </table:table-cell>
          <table:table-cell office:value-type="float" office:value="47.36505" calcext:value-type="float">
            <text:p>47.36505</text:p>
          </table:table-cell>
          <table:table-cell office:value-type="float" office:value="49.27348" calcext:value-type="float">
            <text:p>49.27348</text:p>
          </table:table-cell>
          <table:table-cell office:value-type="float" office:value="47.23029" calcext:value-type="float">
            <text:p>47.23029</text:p>
          </table:table-cell>
          <table:table-cell/>
        </table:table-row>
        <table:table-row table:style-name="ro1">
          <table:table-cell office:value-type="float" office:value="48.08313" calcext:value-type="float">
            <text:p>48.08313</text:p>
          </table:table-cell>
          <table:table-cell office:value-type="float" office:value="45.6259" calcext:value-type="float">
            <text:p>45.6259</text:p>
          </table:table-cell>
          <table:table-cell office:value-type="float" office:value="39.84551" calcext:value-type="float">
            <text:p>39.84551</text:p>
          </table:table-cell>
          <table:table-cell office:value-type="float" office:value="42.07077" calcext:value-type="float">
            <text:p>42.07077</text:p>
          </table:table-cell>
          <table:table-cell office:value-type="float" office:value="48.0669" calcext:value-type="float">
            <text:p>48.0669</text:p>
          </table:table-cell>
          <table:table-cell office:value-type="float" office:value="45.97287" calcext:value-type="float">
            <text:p>45.97287</text:p>
          </table:table-cell>
          <table:table-cell office:value-type="float" office:value="46.69372" calcext:value-type="float">
            <text:p>46.69372</text:p>
          </table:table-cell>
          <table:table-cell office:value-type="float" office:value="48.12626" calcext:value-type="float">
            <text:p>48.12626</text:p>
          </table:table-cell>
          <table:table-cell office:value-type="float" office:value="45.50346" calcext:value-type="float">
            <text:p>45.50346</text:p>
          </table:table-cell>
          <table:table-cell office:value-type="float" office:value="48.06178" calcext:value-type="float">
            <text:p>48.06178</text:p>
          </table:table-cell>
          <table:table-cell office:value-type="float" office:value="48.04759" calcext:value-type="float">
            <text:p>48.04759</text:p>
          </table:table-cell>
          <table:table-cell office:value-type="float" office:value="47.73409" calcext:value-type="float">
            <text:p>47.73409</text:p>
          </table:table-cell>
          <table:table-cell office:value-type="float" office:value="45.41099" calcext:value-type="float">
            <text:p>45.41099</text:p>
          </table:table-cell>
          <table:table-cell office:value-type="float" office:value="47.78759" calcext:value-type="float">
            <text:p>47.78759</text:p>
          </table:table-cell>
          <table:table-cell office:value-type="float" office:value="46.85604" calcext:value-type="float">
            <text:p>46.85604</text:p>
          </table:table-cell>
          <table:table-cell office:value-type="float" office:value="48.10624" calcext:value-type="float">
            <text:p>48.10624</text:p>
          </table:table-cell>
          <table:table-cell office:value-type="float" office:value="51.03732" calcext:value-type="float">
            <text:p>51.03732</text:p>
          </table:table-cell>
          <table:table-cell office:value-type="float" office:value="47.9114" calcext:value-type="float">
            <text:p>47.9114</text:p>
          </table:table-cell>
          <table:table-cell office:value-type="float" office:value="50.06744" calcext:value-type="float">
            <text:p>50.06744</text:p>
          </table:table-cell>
          <table:table-cell office:value-type="float" office:value="47.97493" calcext:value-type="float">
            <text:p>47.97493</text:p>
          </table:table-cell>
          <table:table-cell/>
        </table:table-row>
        <table:table-row table:style-name="ro1">
          <table:table-cell office:value-type="float" office:value="48.80106" calcext:value-type="float">
            <text:p>48.80106</text:p>
          </table:table-cell>
          <table:table-cell office:value-type="float" office:value="46.18937" calcext:value-type="float">
            <text:p>46.18937</text:p>
          </table:table-cell>
          <table:table-cell office:value-type="float" office:value="40.63787" calcext:value-type="float">
            <text:p>40.63787</text:p>
          </table:table-cell>
          <table:table-cell office:value-type="float" office:value="42.66662" calcext:value-type="float">
            <text:p>42.66662</text:p>
          </table:table-cell>
          <table:table-cell office:value-type="float" office:value="48.72886" calcext:value-type="float">
            <text:p>48.72886</text:p>
          </table:table-cell>
          <table:table-cell office:value-type="float" office:value="46.46821" calcext:value-type="float">
            <text:p>46.46821</text:p>
          </table:table-cell>
          <table:table-cell office:value-type="float" office:value="47.2497" calcext:value-type="float">
            <text:p>47.2497</text:p>
          </table:table-cell>
          <table:table-cell office:value-type="float" office:value="48.67218" calcext:value-type="float">
            <text:p>48.67218</text:p>
          </table:table-cell>
          <table:table-cell office:value-type="float" office:value="46.07585" calcext:value-type="float">
            <text:p>46.07585</text:p>
          </table:table-cell>
          <table:table-cell office:value-type="float" office:value="48.60127" calcext:value-type="float">
            <text:p>48.60127</text:p>
          </table:table-cell>
          <table:table-cell office:value-type="float" office:value="48.53474" calcext:value-type="float">
            <text:p>48.53474</text:p>
          </table:table-cell>
          <table:table-cell office:value-type="float" office:value="48.46099" calcext:value-type="float">
            <text:p>48.46099</text:p>
          </table:table-cell>
          <table:table-cell office:value-type="float" office:value="46.10498" calcext:value-type="float">
            <text:p>46.10498</text:p>
          </table:table-cell>
          <table:table-cell office:value-type="float" office:value="48.33318" calcext:value-type="float">
            <text:p>48.33318</text:p>
          </table:table-cell>
          <table:table-cell office:value-type="float" office:value="47.35651" calcext:value-type="float">
            <text:p>47.35651</text:p>
          </table:table-cell>
          <table:table-cell office:value-type="float" office:value="48.64536" calcext:value-type="float">
            <text:p>48.64536</text:p>
          </table:table-cell>
          <table:table-cell office:value-type="float" office:value="51.55707" calcext:value-type="float">
            <text:p>51.55707</text:p>
          </table:table-cell>
          <table:table-cell office:value-type="float" office:value="48.40267" calcext:value-type="float">
            <text:p>48.40267</text:p>
          </table:table-cell>
          <table:table-cell office:value-type="float" office:value="50.59333" calcext:value-type="float">
            <text:p>50.59333</text:p>
          </table:table-cell>
          <table:table-cell office:value-type="float" office:value="48.45201" calcext:value-type="float">
            <text:p>48.45201</text:p>
          </table:table-cell>
          <table:table-cell/>
        </table:table-row>
        <table:table-row table:style-name="ro1">
          <table:table-cell office:value-type="float" office:value="49.27946" calcext:value-type="float">
            <text:p>49.27946</text:p>
          </table:table-cell>
          <table:table-cell office:value-type="float" office:value="46.87541" calcext:value-type="float">
            <text:p>46.87541</text:p>
          </table:table-cell>
          <table:table-cell office:value-type="float" office:value="41.16037" calcext:value-type="float">
            <text:p>41.16037</text:p>
          </table:table-cell>
          <table:table-cell office:value-type="float" office:value="43.36158" calcext:value-type="float">
            <text:p>43.36158</text:p>
          </table:table-cell>
          <table:table-cell office:value-type="float" office:value="49.25468" calcext:value-type="float">
            <text:p>49.25468</text:p>
          </table:table-cell>
          <table:table-cell office:value-type="float" office:value="47.20889" calcext:value-type="float">
            <text:p>47.20889</text:p>
          </table:table-cell>
          <table:table-cell office:value-type="float" office:value="47.92745" calcext:value-type="float">
            <text:p>47.92745</text:p>
          </table:table-cell>
          <table:table-cell office:value-type="float" office:value="49.33989" calcext:value-type="float">
            <text:p>49.33989</text:p>
          </table:table-cell>
          <table:table-cell office:value-type="float" office:value="46.75811" calcext:value-type="float">
            <text:p>46.75811</text:p>
          </table:table-cell>
          <table:table-cell office:value-type="float" office:value="49.26066" calcext:value-type="float">
            <text:p>49.26066</text:p>
          </table:table-cell>
          <table:table-cell office:value-type="float" office:value="49.26233" calcext:value-type="float">
            <text:p>49.26233</text:p>
          </table:table-cell>
          <table:table-cell office:value-type="float" office:value="48.94798" calcext:value-type="float">
            <text:p>48.94798</text:p>
          </table:table-cell>
          <table:table-cell office:value-type="float" office:value="46.65884" calcext:value-type="float">
            <text:p>46.65884</text:p>
          </table:table-cell>
          <table:table-cell office:value-type="float" office:value="49.00521" calcext:value-type="float">
            <text:p>49.00521</text:p>
          </table:table-cell>
          <table:table-cell office:value-type="float" office:value="48.08935" calcext:value-type="float">
            <text:p>48.08935</text:p>
          </table:table-cell>
          <table:table-cell office:value-type="float" office:value="49.30736" calcext:value-type="float">
            <text:p>49.30736</text:p>
          </table:table-cell>
          <table:table-cell office:value-type="float" office:value="52.33861" calcext:value-type="float">
            <text:p>52.33861</text:p>
          </table:table-cell>
          <table:table-cell office:value-type="float" office:value="49.12643" calcext:value-type="float">
            <text:p>49.12643</text:p>
          </table:table-cell>
          <table:table-cell office:value-type="float" office:value="51.37432" calcext:value-type="float">
            <text:p>51.37432</text:p>
          </table:table-cell>
          <table:table-cell office:value-type="float" office:value="49.17829" calcext:value-type="float">
            <text:p>49.17829</text:p>
          </table:table-cell>
          <table:table-cell/>
        </table:table-row>
        <table:table-row table:style-name="ro1">
          <table:table-cell office:value-type="float" office:value="49.98904" calcext:value-type="float">
            <text:p>49.98904</text:p>
          </table:table-cell>
          <table:table-cell office:value-type="float" office:value="47.43054" calcext:value-type="float">
            <text:p>47.43054</text:p>
          </table:table-cell>
          <table:table-cell office:value-type="float" office:value="41.93434" calcext:value-type="float">
            <text:p>41.93434</text:p>
          </table:table-cell>
          <table:table-cell office:value-type="float" office:value="43.9463" calcext:value-type="float">
            <text:p>43.9463</text:p>
          </table:table-cell>
          <table:table-cell office:value-type="float" office:value="49.91725" calcext:value-type="float">
            <text:p>49.91725</text:p>
          </table:table-cell>
          <table:table-cell office:value-type="float" office:value="47.70874" calcext:value-type="float">
            <text:p>47.70874</text:p>
          </table:table-cell>
          <table:table-cell office:value-type="float" office:value="48.475" calcext:value-type="float">
            <text:p>48.475</text:p>
          </table:table-cell>
          <table:table-cell office:value-type="float" office:value="49.87227" calcext:value-type="float">
            <text:p>49.87227</text:p>
          </table:table-cell>
          <table:table-cell office:value-type="float" office:value="47.31696" calcext:value-type="float">
            <text:p>47.31696</text:p>
          </table:table-cell>
          <table:table-cell office:value-type="float" office:value="49.79186" calcext:value-type="float">
            <text:p>49.79186</text:p>
          </table:table-cell>
          <table:table-cell office:value-type="float" office:value="49.74459" calcext:value-type="float">
            <text:p>49.74459</text:p>
          </table:table-cell>
          <table:table-cell office:value-type="float" office:value="49.67524" calcext:value-type="float">
            <text:p>49.67524</text:p>
          </table:table-cell>
          <table:table-cell office:value-type="float" office:value="47.34002" calcext:value-type="float">
            <text:p>47.34002</text:p>
          </table:table-cell>
          <table:table-cell office:value-type="float" office:value="49.5371" calcext:value-type="float">
            <text:p>49.5371</text:p>
          </table:table-cell>
          <table:table-cell office:value-type="float" office:value="48.58095" calcext:value-type="float">
            <text:p>48.58095</text:p>
          </table:table-cell>
          <table:table-cell office:value-type="float" office:value="49.82545" calcext:value-type="float">
            <text:p>49.82545</text:p>
          </table:table-cell>
          <table:table-cell office:value-type="float" office:value="52.84909" calcext:value-type="float">
            <text:p>52.84909</text:p>
          </table:table-cell>
          <table:table-cell office:value-type="float" office:value="49.59972" calcext:value-type="float">
            <text:p>49.59972</text:p>
          </table:table-cell>
          <table:table-cell office:value-type="float" office:value="51.89093" calcext:value-type="float">
            <text:p>51.89093</text:p>
          </table:table-cell>
          <table:table-cell table:number-columns-repeated="2"/>
        </table:table-row>
        <table:table-row table:style-name="ro1">
          <table:table-cell office:value-type="float" office:value="50.45949" calcext:value-type="float">
            <text:p>50.45949</text:p>
          </table:table-cell>
          <table:table-cell office:value-type="float" office:value="48.10367" calcext:value-type="float">
            <text:p>48.10367</text:p>
          </table:table-cell>
          <table:table-cell office:value-type="float" office:value="42.44453" calcext:value-type="float">
            <text:p>42.44453</text:p>
          </table:table-cell>
          <table:table-cell office:value-type="float" office:value="44.6342" calcext:value-type="float">
            <text:p>44.6342</text:p>
          </table:table-cell>
          <table:table-cell office:value-type="float" office:value="50.43916" calcext:value-type="float">
            <text:p>50.43916</text:p>
          </table:table-cell>
          <table:table-cell office:value-type="float" office:value="48.44069" calcext:value-type="float">
            <text:p>48.44069</text:p>
          </table:table-cell>
          <table:table-cell office:value-type="float" office:value="49.14374" calcext:value-type="float">
            <text:p>49.14374</text:p>
          </table:table-cell>
          <table:table-cell office:value-type="float" office:value="50.53588" calcext:value-type="float">
            <text:p>50.53588</text:p>
          </table:table-cell>
          <table:table-cell office:value-type="float" office:value="47.80387" calcext:value-type="float">
            <text:p>47.80387</text:p>
          </table:table-cell>
          <table:table-cell office:value-type="float" office:value="50.4461" calcext:value-type="float">
            <text:p>50.4461</text:p>
          </table:table-cell>
          <table:table-cell office:value-type="float" office:value="50.45039" calcext:value-type="float">
            <text:p>50.45039</text:p>
          </table:table-cell>
          <table:table-cell office:value-type="float" office:value="50.14839" calcext:value-type="float">
            <text:p>50.14839</text:p>
          </table:table-cell>
          <table:table-cell office:value-type="float" office:value="47.88956" calcext:value-type="float">
            <text:p>47.88956</text:p>
          </table:table-cell>
          <table:table-cell office:value-type="float" office:value="50.20434" calcext:value-type="float">
            <text:p>50.20434</text:p>
          </table:table-cell>
          <table:table-cell office:value-type="float" office:value="49.30504" calcext:value-type="float">
            <text:p>49.30504</text:p>
          </table:table-cell>
          <table:table-cell office:value-type="float" office:value="50.47911" calcext:value-type="float">
            <text:p>50.47911</text:p>
          </table:table-cell>
          <table:table-cell office:value-type="float" office:value="53.62461" calcext:value-type="float">
            <text:p>53.62461</text:p>
          </table:table-cell>
          <table:table-cell office:value-type="float" office:value="50.31892" calcext:value-type="float">
            <text:p>50.31892</text:p>
          </table:table-cell>
          <table:table-cell office:value-type="float" office:value="52.6753" calcext:value-type="float">
            <text:p>52.6753</text:p>
          </table:table-cell>
          <table:table-cell table:number-columns-repeated="2"/>
        </table:table-row>
        <table:table-row table:style-name="ro1">
          <table:table-cell office:value-type="float" office:value="51.15656" calcext:value-type="float">
            <text:p>51.15656</text:p>
          </table:table-cell>
          <table:table-cell office:value-type="float" office:value="48.65429" calcext:value-type="float">
            <text:p>48.65429</text:p>
          </table:table-cell>
          <table:table-cell office:value-type="float" office:value="43.20563" calcext:value-type="float">
            <text:p>43.20563</text:p>
          </table:table-cell>
          <table:table-cell office:value-type="float" office:value="45.21136" calcext:value-type="float">
            <text:p>45.21136</text:p>
          </table:table-cell>
          <table:table-cell office:value-type="float" office:value="51.09347" calcext:value-type="float">
            <text:p>51.09347</text:p>
          </table:table-cell>
          <table:table-cell office:value-type="float" office:value="48.92244" calcext:value-type="float">
            <text:p>48.92244</text:p>
          </table:table-cell>
          <table:table-cell office:value-type="float" office:value="49.6776" calcext:value-type="float">
            <text:p>49.6776</text:p>
          </table:table-cell>
          <table:table-cell office:value-type="float" office:value="51.06012" calcext:value-type="float">
            <text:p>51.06012</text:p>
          </table:table-cell>
          <table:table-cell office:value-type="float" office:value="48.54001" calcext:value-type="float">
            <text:p>48.54001</text:p>
          </table:table-cell>
          <table:table-cell office:value-type="float" office:value="50.95597" calcext:value-type="float">
            <text:p>50.95597</text:p>
          </table:table-cell>
          <table:table-cell office:value-type="float" office:value="50.92352" calcext:value-type="float">
            <text:p>50.92352</text:p>
          </table:table-cell>
          <table:table-cell office:value-type="float" office:value="50.86697" calcext:value-type="float">
            <text:p>50.86697</text:p>
          </table:table-cell>
          <table:table-cell office:value-type="float" office:value="48.5617" calcext:value-type="float">
            <text:p>48.5617</text:p>
          </table:table-cell>
          <table:table-cell office:value-type="float" office:value="50.7335" calcext:value-type="float">
            <text:p>50.7335</text:p>
          </table:table-cell>
          <table:table-cell office:value-type="float" office:value="49.78767" calcext:value-type="float">
            <text:p>49.78767</text:p>
          </table:table-cell>
          <table:table-cell office:value-type="float" office:value="50.99813" calcext:value-type="float">
            <text:p>50.99813</text:p>
          </table:table-cell>
          <table:table-cell office:value-type="float" office:value="54.13556" calcext:value-type="float">
            <text:p>54.13556</text:p>
          </table:table-cell>
          <table:table-cell office:value-type="float" office:value="50.78845" calcext:value-type="float">
            <text:p>50.78845</text:p>
          </table:table-cell>
          <table:table-cell office:value-type="float" office:value="53.18564" calcext:value-type="float">
            <text:p>53.18564</text:p>
          </table:table-cell>
          <table:table-cell table:number-columns-repeated="2"/>
        </table:table-row>
        <table:table-row table:style-name="ro1">
          <table:table-cell office:value-type="float" office:value="51.62337" calcext:value-type="float">
            <text:p>51.62337</text:p>
          </table:table-cell>
          <table:table-cell office:value-type="float" office:value="49.31813" calcext:value-type="float">
            <text:p>49.31813</text:p>
          </table:table-cell>
          <table:table-cell office:value-type="float" office:value="43.71813" calcext:value-type="float">
            <text:p>43.71813</text:p>
          </table:table-cell>
          <table:table-cell office:value-type="float" office:value="45.88863" calcext:value-type="float">
            <text:p>45.88863</text:p>
          </table:table-cell>
          <table:table-cell office:value-type="float" office:value="51.59404" calcext:value-type="float">
            <text:p>51.59404</text:p>
          </table:table-cell>
          <table:table-cell office:value-type="float" office:value="49.64571" calcext:value-type="float">
            <text:p>49.64571</text:p>
          </table:table-cell>
          <table:table-cell office:value-type="float" office:value="50.34199" calcext:value-type="float">
            <text:p>50.34199</text:p>
          </table:table-cell>
          <table:table-cell office:value-type="float" office:value="51.71884" calcext:value-type="float">
            <text:p>51.71884</text:p>
          </table:table-cell>
          <table:table-cell office:value-type="float" office:value="49.01836" calcext:value-type="float">
            <text:p>49.01836</text:p>
          </table:table-cell>
          <table:table-cell office:value-type="float" office:value="51.61027" calcext:value-type="float">
            <text:p>51.61027</text:p>
          </table:table-cell>
          <table:table-cell office:value-type="float" office:value="51.63365" calcext:value-type="float">
            <text:p>51.63365</text:p>
          </table:table-cell>
          <table:table-cell office:value-type="float" office:value="51.3269" calcext:value-type="float">
            <text:p>51.3269</text:p>
          </table:table-cell>
          <table:table-cell office:value-type="float" office:value="49.10305" calcext:value-type="float">
            <text:p>49.10305</text:p>
          </table:table-cell>
          <table:table-cell office:value-type="float" office:value="51.39155" calcext:value-type="float">
            <text:p>51.39155</text:p>
          </table:table-cell>
          <table:table-cell office:value-type="float" office:value="50.50279" calcext:value-type="float">
            <text:p>50.50279</text:p>
          </table:table-cell>
          <table:table-cell office:value-type="float" office:value="51.64289" calcext:value-type="float">
            <text:p>51.64289</text:p>
          </table:table-cell>
          <table:table-cell office:value-type="float" office:value="54.8955" calcext:value-type="float">
            <text:p>54.8955</text:p>
          </table:table-cell>
          <table:table-cell office:value-type="float" office:value="51.48958" calcext:value-type="float">
            <text:p>51.48958</text:p>
          </table:table-cell>
          <table:table-cell office:value-type="float" office:value="53.95139" calcext:value-type="float">
            <text:p>53.95139</text:p>
          </table:table-cell>
          <table:table-cell table:number-columns-repeated="2"/>
        </table:table-row>
        <table:table-row table:style-name="ro1">
          <table:table-cell office:value-type="float" office:value="52.31204" calcext:value-type="float">
            <text:p>52.31204</text:p>
          </table:table-cell>
          <table:table-cell office:value-type="float" office:value="49.85108" calcext:value-type="float">
            <text:p>49.85108</text:p>
          </table:table-cell>
          <table:table-cell office:value-type="float" office:value="44.46162" calcext:value-type="float">
            <text:p>44.46162</text:p>
          </table:table-cell>
          <table:table-cell office:value-type="float" office:value="46.44666" calcext:value-type="float">
            <text:p>46.44666</text:p>
          </table:table-cell>
          <table:table-cell office:value-type="float" office:value="52.239" calcext:value-type="float">
            <text:p>52.239</text:p>
          </table:table-cell>
          <table:table-cell office:value-type="float" office:value="50.11847" calcext:value-type="float">
            <text:p>50.11847</text:p>
          </table:table-cell>
          <table:table-cell office:value-type="float" office:value="50.86704" calcext:value-type="float">
            <text:p>50.86704</text:p>
          </table:table-cell>
          <table:table-cell office:value-type="float" office:value="52.23053" calcext:value-type="float">
            <text:p>52.23053</text:p>
          </table:table-cell>
          <table:table-cell office:value-type="float" office:value="49.73637" calcext:value-type="float">
            <text:p>49.73637</text:p>
          </table:table-cell>
          <table:table-cell office:value-type="float" office:value="52.11185" calcext:value-type="float">
            <text:p>52.11185</text:p>
          </table:table-cell>
          <table:table-cell office:value-type="float" office:value="52.09419" calcext:value-type="float">
            <text:p>52.09419</text:p>
          </table:table-cell>
          <table:table-cell office:value-type="float" office:value="52.0274" calcext:value-type="float">
            <text:p>52.0274</text:p>
          </table:table-cell>
          <table:table-cell office:value-type="float" office:value="49.76582" calcext:value-type="float">
            <text:p>49.76582</text:p>
          </table:table-cell>
          <table:table-cell office:value-type="float" office:value="51.90708" calcext:value-type="float">
            <text:p>51.90708</text:p>
          </table:table-cell>
          <table:table-cell office:value-type="float" office:value="50.97622" calcext:value-type="float">
            <text:p>50.97622</text:p>
          </table:table-cell>
          <table:table-cell office:value-type="float" office:value="52.14429" calcext:value-type="float">
            <text:p>52.14429</text:p>
          </table:table-cell>
          <table:table-cell office:value-type="float" office:value="55.39736" calcext:value-type="float">
            <text:p>55.39736</text:p>
          </table:table-cell>
          <table:table-cell office:value-type="float" office:value="51.96337" calcext:value-type="float">
            <text:p>51.96337</text:p>
          </table:table-cell>
          <table:table-cell office:value-type="float" office:value="54.46192" calcext:value-type="float">
            <text:p>54.46192</text:p>
          </table:table-cell>
          <table:table-cell table:number-columns-repeated="2"/>
        </table:table-row>
        <table:table-row table:style-name="ro1">
          <table:table-cell office:value-type="float" office:value="52.76099" calcext:value-type="float">
            <text:p>52.76099</text:p>
          </table:table-cell>
          <table:table-cell office:value-type="float" office:value="50.51865" calcext:value-type="float">
            <text:p>50.51865</text:p>
          </table:table-cell>
          <table:table-cell office:value-type="float" office:value="44.96219" calcext:value-type="float">
            <text:p>44.96219</text:p>
          </table:table-cell>
          <table:table-cell office:value-type="float" office:value="47.11812" calcext:value-type="float">
            <text:p>47.11812</text:p>
          </table:table-cell>
          <table:table-cell office:value-type="float" office:value="52.74082" calcext:value-type="float">
            <text:p>52.74082</text:p>
          </table:table-cell>
          <table:table-cell office:value-type="float" office:value="50.8372" calcext:value-type="float">
            <text:p>50.8372</text:p>
          </table:table-cell>
          <table:table-cell office:value-type="float" office:value="51.51677" calcext:value-type="float">
            <text:p>51.51677</text:p>
          </table:table-cell>
          <table:table-cell office:value-type="float" office:value="52.87052" calcext:value-type="float">
            <text:p>52.87052</text:p>
          </table:table-cell>
          <table:table-cell office:value-type="float" office:value="50.21837" calcext:value-type="float">
            <text:p>50.21837</text:p>
          </table:table-cell>
          <table:table-cell office:value-type="float" office:value="52.74814" calcext:value-type="float">
            <text:p>52.74814</text:p>
          </table:table-cell>
          <table:table-cell office:value-type="float" office:value="52.78671" calcext:value-type="float">
            <text:p>52.78671</text:p>
          </table:table-cell>
          <table:table-cell office:value-type="float" office:value="52.49153" calcext:value-type="float">
            <text:p>52.49153</text:p>
          </table:table-cell>
          <table:table-cell office:value-type="float" office:value="50.28972" calcext:value-type="float">
            <text:p>50.28972</text:p>
          </table:table-cell>
          <table:table-cell office:value-type="float" office:value="52.55192" calcext:value-type="float">
            <text:p>52.55192</text:p>
          </table:table-cell>
          <table:table-cell office:value-type="float" office:value="51.67763" calcext:value-type="float">
            <text:p>51.67763</text:p>
          </table:table-cell>
          <table:table-cell office:value-type="float" office:value="52.78012" calcext:value-type="float">
            <text:p>52.78012</text:p>
          </table:table-cell>
          <table:table-cell office:value-type="float" office:value="56.15114" calcext:value-type="float">
            <text:p>56.15114</text:p>
          </table:table-cell>
          <table:table-cell office:value-type="float" office:value="52.65195" calcext:value-type="float">
            <text:p>52.65195</text:p>
          </table:table-cell>
          <table:table-cell office:value-type="float" office:value="55.22153" calcext:value-type="float">
            <text:p>55.22153</text:p>
          </table:table-cell>
          <table:table-cell table:number-columns-repeated="2"/>
        </table:table-row>
        <table:table-row table:style-name="ro1">
          <table:table-cell office:value-type="float" office:value="53.44102" calcext:value-type="float">
            <text:p>53.44102</text:p>
          </table:table-cell>
          <table:table-cell office:value-type="float" office:value="51.03933" calcext:value-type="float">
            <text:p>51.03933</text:p>
          </table:table-cell>
          <table:table-cell office:value-type="float" office:value="45.6929" calcext:value-type="float">
            <text:p>45.6929</text:p>
          </table:table-cell>
          <table:table-cell office:value-type="float" office:value="47.67102" calcext:value-type="float">
            <text:p>47.67102</text:p>
          </table:table-cell>
          <table:table-cell office:value-type="float" office:value="53.37708" calcext:value-type="float">
            <text:p>53.37708</text:p>
          </table:table-cell>
          <table:table-cell office:value-type="float" office:value="51.29731" calcext:value-type="float">
            <text:p>51.29731</text:p>
          </table:table-cell>
          <table:table-cell office:value-type="float" office:value="52.02962" calcext:value-type="float">
            <text:p>52.02962</text:p>
          </table:table-cell>
          <table:table-cell office:value-type="float" office:value="53.3741" calcext:value-type="float">
            <text:p>53.3741</text:p>
          </table:table-cell>
          <table:table-cell office:value-type="float" office:value="50.92384" calcext:value-type="float">
            <text:p>50.92384</text:p>
          </table:table-cell>
          <table:table-cell office:value-type="float" office:value="53.24743" calcext:value-type="float">
            <text:p>53.24743</text:p>
          </table:table-cell>
          <table:table-cell office:value-type="float" office:value="53.23843" calcext:value-type="float">
            <text:p>53.23843</text:p>
          </table:table-cell>
          <table:table-cell office:value-type="float" office:value="53.17986" calcext:value-type="float">
            <text:p>53.17986</text:p>
          </table:table-cell>
          <table:table-cell office:value-type="float" office:value="50.94756" calcext:value-type="float">
            <text:p>50.94756</text:p>
          </table:table-cell>
          <table:table-cell office:value-type="float" office:value="53.05882" calcext:value-type="float">
            <text:p>53.05882</text:p>
          </table:table-cell>
          <table:table-cell office:value-type="float" office:value="52.14749" calcext:value-type="float">
            <text:p>52.14749</text:p>
          </table:table-cell>
          <table:table-cell office:value-type="float" office:value="53.27314" calcext:value-type="float">
            <text:p>53.27314</text:p>
          </table:table-cell>
          <table:table-cell office:value-type="float" office:value="56.65586" calcext:value-type="float">
            <text:p>56.65586</text:p>
          </table:table-cell>
          <table:table-cell office:value-type="float" office:value="53.10796" calcext:value-type="float">
            <text:p>53.10796</text:p>
          </table:table-cell>
          <table:table-cell office:value-type="float" office:value="55.726" calcext:value-type="float">
            <text:p>55.726</text:p>
          </table:table-cell>
          <table:table-cell table:number-columns-repeated="2"/>
        </table:table-row>
        <table:table-row table:style-name="ro1">
          <table:table-cell office:value-type="float" office:value="53.88151" calcext:value-type="float">
            <text:p>53.88151</text:p>
          </table:table-cell>
          <table:table-cell office:value-type="float" office:value="51.69771" calcext:value-type="float">
            <text:p>51.69771</text:p>
          </table:table-cell>
          <table:table-cell office:value-type="float" office:value="46.1861" calcext:value-type="float">
            <text:p>46.1861</text:p>
          </table:table-cell>
          <table:table-cell office:value-type="float" office:value="48.33208" calcext:value-type="float">
            <text:p>48.33208</text:p>
          </table:table-cell>
          <table:table-cell office:value-type="float" office:value="53.86163" calcext:value-type="float">
            <text:p>53.86163</text:p>
          </table:table-cell>
          <table:table-cell office:value-type="float" office:value="51.99591" calcext:value-type="float">
            <text:p>51.99591</text:p>
          </table:table-cell>
          <table:table-cell office:value-type="float" office:value="52.67995" calcext:value-type="float">
            <text:p>52.67995</text:p>
          </table:table-cell>
          <table:table-cell office:value-type="float" office:value="54.0138" calcext:value-type="float">
            <text:p>54.0138</text:p>
          </table:table-cell>
          <table:table-cell office:value-type="float" office:value="51.38787" calcext:value-type="float">
            <text:p>51.38787</text:p>
          </table:table-cell>
          <table:table-cell office:value-type="float" office:value="53.87554" calcext:value-type="float">
            <text:p>53.87554</text:p>
          </table:table-cell>
          <table:table-cell office:value-type="float" office:value="53.92231" calcext:value-type="float">
            <text:p>53.92231</text:p>
          </table:table-cell>
          <table:table-cell office:value-type="float" office:value="53.63552" calcext:value-type="float">
            <text:p>53.63552</text:p>
          </table:table-cell>
          <table:table-cell office:value-type="float" office:value="51.46639" calcext:value-type="float">
            <text:p>51.46639</text:p>
          </table:table-cell>
          <table:table-cell office:value-type="float" office:value="53.69452" calcext:value-type="float">
            <text:p>53.69452</text:p>
          </table:table-cell>
          <table:table-cell office:value-type="float" office:value="52.84014" calcext:value-type="float">
            <text:p>52.84014</text:p>
          </table:table-cell>
          <table:table-cell office:value-type="float" office:value="53.90078" calcext:value-type="float">
            <text:p>53.90078</text:p>
          </table:table-cell>
          <table:table-cell office:value-type="float" office:value="57.38804" calcext:value-type="float">
            <text:p>57.38804</text:p>
          </table:table-cell>
          <table:table-cell office:value-type="float" office:value="53.7441" calcext:value-type="float">
            <text:p>53.7441</text:p>
          </table:table-cell>
          <table:table-cell office:value-type="float" office:value="56.47682" calcext:value-type="float">
            <text:p>56.47682</text:p>
          </table:table-cell>
          <table:table-cell table:number-columns-repeated="2"/>
        </table:table-row>
        <table:table-row table:style-name="ro1">
          <table:table-cell office:value-type="float" office:value="54.54924" calcext:value-type="float">
            <text:p>54.54924</text:p>
          </table:table-cell>
          <table:table-cell office:value-type="float" office:value="52.20491" calcext:value-type="float">
            <text:p>52.20491</text:p>
          </table:table-cell>
          <table:table-cell office:value-type="float" office:value="46.90463" calcext:value-type="float">
            <text:p>46.90463</text:p>
          </table:table-cell>
          <table:table-cell office:value-type="float" office:value="48.86462" calcext:value-type="float">
            <text:p>48.86462</text:p>
          </table:table-cell>
          <table:table-cell office:value-type="float" office:value="54.48567" calcext:value-type="float">
            <text:p>54.48567</text:p>
          </table:table-cell>
          <table:table-cell office:value-type="float" office:value="52.45636" calcext:value-type="float">
            <text:p>52.45636</text:p>
          </table:table-cell>
          <table:table-cell office:value-type="float" office:value="53.17513" calcext:value-type="float">
            <text:p>53.17513</text:p>
          </table:table-cell>
          <table:table-cell office:value-type="float" office:value="54.49657" calcext:value-type="float">
            <text:p>54.49657</text:p>
          </table:table-cell>
          <table:table-cell office:value-type="float" office:value="52.08455" calcext:value-type="float">
            <text:p>52.08455</text:p>
          </table:table-cell>
          <table:table-cell office:value-type="float" office:value="54.36097" calcext:value-type="float">
            <text:p>54.36097</text:p>
          </table:table-cell>
          <table:table-cell office:value-type="float" office:value="54.3632" calcext:value-type="float">
            <text:p>54.3632</text:p>
          </table:table-cell>
          <table:table-cell office:value-type="float" office:value="54.30613" calcext:value-type="float">
            <text:p>54.30613</text:p>
          </table:table-cell>
          <table:table-cell office:value-type="float" office:value="52.10907" calcext:value-type="float">
            <text:p>52.10907</text:p>
          </table:table-cell>
          <table:table-cell office:value-type="float" office:value="54.1842" calcext:value-type="float">
            <text:p>54.1842</text:p>
          </table:table-cell>
          <table:table-cell office:value-type="float" office:value="53.29611" calcext:value-type="float">
            <text:p>53.29611</text:p>
          </table:table-cell>
          <table:table-cell office:value-type="float" office:value="54.377" calcext:value-type="float">
            <text:p>54.377</text:p>
          </table:table-cell>
          <table:table-cell office:value-type="float" office:value="57.88373" calcext:value-type="float">
            <text:p>57.88373</text:p>
          </table:table-cell>
          <table:table-cell office:value-type="float" office:value="54.22874" calcext:value-type="float">
            <text:p>54.22874</text:p>
          </table:table-cell>
          <table:table-cell office:value-type="float" office:value="56.97221" calcext:value-type="float">
            <text:p>56.97221</text:p>
          </table:table-cell>
          <table:table-cell table:number-columns-repeated="2"/>
        </table:table-row>
        <table:table-row table:style-name="ro1">
          <table:table-cell office:value-type="float" office:value="54.98124" calcext:value-type="float">
            <text:p>54.98124</text:p>
          </table:table-cell>
          <table:table-cell office:value-type="float" office:value="52.84907" calcext:value-type="float">
            <text:p>52.84907</text:p>
          </table:table-cell>
          <table:table-cell office:value-type="float" office:value="47.38678" calcext:value-type="float">
            <text:p>47.38678</text:p>
          </table:table-cell>
          <table:table-cell office:value-type="float" office:value="49.52427" calcext:value-type="float">
            <text:p>49.52427</text:p>
          </table:table-cell>
          <table:table-cell office:value-type="float" office:value="54.9621" calcext:value-type="float">
            <text:p>54.9621</text:p>
          </table:table-cell>
          <table:table-cell office:value-type="float" office:value="53.139" calcext:value-type="float">
            <text:p>53.139</text:p>
          </table:table-cell>
          <table:table-cell office:value-type="float" office:value="53.81584" calcext:value-type="float">
            <text:p>53.81584</text:p>
          </table:table-cell>
          <table:table-cell office:value-type="float" office:value="55.11771" calcext:value-type="float">
            <text:p>55.11771</text:p>
          </table:table-cell>
          <table:table-cell office:value-type="float" office:value="52.54485" calcext:value-type="float">
            <text:p>52.54485</text:p>
          </table:table-cell>
          <table:table-cell office:value-type="float" office:value="54.97645" calcext:value-type="float">
            <text:p>54.97645</text:p>
          </table:table-cell>
          <table:table-cell office:value-type="float" office:value="55.01973" calcext:value-type="float">
            <text:p>55.01973</text:p>
          </table:table-cell>
          <table:table-cell office:value-type="float" office:value="54.75531" calcext:value-type="float">
            <text:p>54.75531</text:p>
          </table:table-cell>
          <table:table-cell office:value-type="float" office:value="52.61284" calcext:value-type="float">
            <text:p>52.61284</text:p>
          </table:table-cell>
          <table:table-cell office:value-type="float" office:value="54.81979" calcext:value-type="float">
            <text:p>54.81979</text:p>
          </table:table-cell>
          <table:table-cell office:value-type="float" office:value="53.97617" calcext:value-type="float">
            <text:p>53.97617</text:p>
          </table:table-cell>
          <table:table-cell office:value-type="float" office:value="55.001" calcext:value-type="float">
            <text:p>55.001</text:p>
          </table:table-cell>
          <table:table-cell office:value-type="float" office:value="58.61037" calcext:value-type="float">
            <text:p>58.61037</text:p>
          </table:table-cell>
          <table:table-cell office:value-type="float" office:value="54.85432" calcext:value-type="float">
            <text:p>54.85432</text:p>
          </table:table-cell>
          <table:table-cell office:value-type="float" office:value="57.70785" calcext:value-type="float">
            <text:p>57.70785</text:p>
          </table:table-cell>
          <table:table-cell table:number-columns-repeated="2"/>
        </table:table-row>
        <table:table-row table:style-name="ro1">
          <table:table-cell office:value-type="float" office:value="55.63119" calcext:value-type="float">
            <text:p>55.63119</text:p>
          </table:table-cell>
          <table:table-cell office:value-type="float" office:value="53.33979" calcext:value-type="float">
            <text:p>53.33979</text:p>
          </table:table-cell>
          <table:table-cell office:value-type="float" office:value="48.09291" calcext:value-type="float">
            <text:p>48.09291</text:p>
          </table:table-cell>
          <table:table-cell office:value-type="float" office:value="50.04965" calcext:value-type="float">
            <text:p>50.04965</text:p>
          </table:table-cell>
          <table:table-cell office:value-type="float" office:value="55.57726" calcext:value-type="float">
            <text:p>55.57726</text:p>
          </table:table-cell>
          <table:table-cell office:value-type="float" office:value="53.59114" calcext:value-type="float">
            <text:p>53.59114</text:p>
          </table:table-cell>
          <table:table-cell office:value-type="float" office:value="54.30044" calcext:value-type="float">
            <text:p>54.30044</text:p>
          </table:table-cell>
          <table:table-cell office:value-type="float" office:value="55.59181" calcext:value-type="float">
            <text:p>55.59181</text:p>
          </table:table-cell>
          <table:table-cell office:value-type="float" office:value="53.21835" calcext:value-type="float">
            <text:p>53.21835</text:p>
          </table:table-cell>
          <table:table-cell/>
          <table:table-cell office:value-type="float" office:value="55.45955" calcext:value-type="float">
            <text:p>55.45955</text:p>
          </table:table-cell>
          <table:table-cell office:value-type="float" office:value="55.41184" calcext:value-type="float">
            <text:p>55.41184</text:p>
          </table:table-cell>
          <table:table-cell office:value-type="float" office:value="53.24318" calcext:value-type="float">
            <text:p>53.24318</text:p>
          </table:table-cell>
          <table:table-cell office:value-type="float" office:value="55.29393" calcext:value-type="float">
            <text:p>55.29393</text:p>
          </table:table-cell>
          <table:table-cell office:value-type="float" office:value="54.41842" calcext:value-type="float">
            <text:p>54.41842</text:p>
          </table:table-cell>
          <table:table-cell office:value-type="float" office:value="55.43332" calcext:value-type="float">
            <text:p>55.43332</text:p>
          </table:table-cell>
          <table:table-cell office:value-type="float" office:value="59.1005" calcext:value-type="float">
            <text:p>59.1005</text:p>
          </table:table-cell>
          <table:table-cell office:value-type="float" office:value="55.32483" calcext:value-type="float">
            <text:p>55.32483</text:p>
          </table:table-cell>
          <table:table-cell office:value-type="float" office:value="58.19447" calcext:value-type="float">
            <text:p>58.19447</text:p>
          </table:table-cell>
          <table:table-cell table:number-columns-repeated="2"/>
        </table:table-row>
        <table:table-row table:style-name="ro1">
          <table:table-cell office:value-type="float" office:value="56.06328" calcext:value-type="float">
            <text:p>56.06328</text:p>
          </table:table-cell>
          <table:table-cell office:value-type="float" office:value="53.9705" calcext:value-type="float">
            <text:p>53.9705</text:p>
          </table:table-cell>
          <table:table-cell office:value-type="float" office:value="48.56364" calcext:value-type="float">
            <text:p>48.56364</text:p>
          </table:table-cell>
          <table:table-cell office:value-type="float" office:value="50.69289" calcext:value-type="float">
            <text:p>50.69289</text:p>
          </table:table-cell>
          <table:table-cell/>
          <table:table-cell office:value-type="float" office:value="54.25634" calcext:value-type="float">
            <text:p>54.25634</text:p>
          </table:table-cell>
          <table:table-cell office:value-type="float" office:value="54.92168" calcext:value-type="float">
            <text:p>54.92168</text:p>
          </table:table-cell>
          <table:table-cell office:value-type="float" office:value="56.2047" calcext:value-type="float">
            <text:p>56.2047</text:p>
          </table:table-cell>
          <table:table-cell office:value-type="float" office:value="53.67079" calcext:value-type="float">
            <text:p>53.67079</text:p>
          </table:table-cell>
          <table:table-cell/>
          <table:table-cell office:value-type="float" office:value="56.1079" calcext:value-type="float">
            <text:p>56.1079</text:p>
          </table:table-cell>
          <table:table-cell office:value-type="float" office:value="55.84258" calcext:value-type="float">
            <text:p>55.84258</text:p>
          </table:table-cell>
          <table:table-cell office:value-type="float" office:value="53.73908" calcext:value-type="float">
            <text:p>53.73908</text:p>
          </table:table-cell>
          <table:table-cell office:value-type="float" office:value="55.90627" calcext:value-type="float">
            <text:p>55.90627</text:p>
          </table:table-cell>
          <table:table-cell office:value-type="float" office:value="55.08372" calcext:value-type="float">
            <text:p>55.08372</text:p>
          </table:table-cell>
          <table:table-cell office:value-type="float" office:value="56.08013" calcext:value-type="float">
            <text:p>56.08013</text:p>
          </table:table-cell>
          <table:table-cell office:value-type="float" office:value="59.81863" calcext:value-type="float">
            <text:p>59.81863</text:p>
          </table:table-cell>
          <table:table-cell office:value-type="float" office:value="55.93774" calcext:value-type="float">
            <text:p>55.93774</text:p>
          </table:table-cell>
          <table:table-cell office:value-type="float" office:value="58.93072" calcext:value-type="float">
            <text:p>58.93072</text:p>
          </table:table-cell>
          <table:table-cell table:number-columns-repeated="2"/>
        </table:table-row>
        <table:table-row table:style-name="ro1">
          <table:table-cell office:value-type="float" office:value="56.70067" calcext:value-type="float">
            <text:p>56.70067</text:p>
          </table:table-cell>
          <table:table-cell office:value-type="float" office:value="54.45759" calcext:value-type="float">
            <text:p>54.45759</text:p>
          </table:table-cell>
          <table:table-cell office:value-type="float" office:value="49.26504" calcext:value-type="float">
            <text:p>49.26504</text:p>
          </table:table-cell>
          <table:table-cell office:value-type="float" office:value="51.20287" calcext:value-type="float">
            <text:p>51.20287</text:p>
          </table:table-cell>
          <table:table-cell/>
          <table:table-cell office:value-type="float" office:value="54.70888" calcext:value-type="float">
            <text:p>54.70888</text:p>
          </table:table-cell>
          <table:table-cell office:value-type="float" office:value="55.39648" calcext:value-type="float">
            <text:p>55.39648</text:p>
          </table:table-cell>
          <table:table-cell office:value-type="float" office:value="56.66665" calcext:value-type="float">
            <text:p>56.66665</text:p>
          </table:table-cell>
          <table:table-cell office:value-type="float" office:value="54.33634" calcext:value-type="float">
            <text:p>54.33634</text:p>
          </table:table-cell>
          <table:table-cell/>
          <table:table-cell office:value-type="float" office:value="56.5348" calcext:value-type="float">
            <text:p>56.5348</text:p>
          </table:table-cell>
          <table:table-cell office:value-type="float" office:value="56.491" calcext:value-type="float">
            <text:p>56.491</text:p>
          </table:table-cell>
          <table:table-cell office:value-type="float" office:value="54.36041" calcext:value-type="float">
            <text:p>54.36041</text:p>
          </table:table-cell>
          <table:table-cell office:value-type="float" office:value="56.36811" calcext:value-type="float">
            <text:p>56.36811</text:p>
          </table:table-cell>
          <table:table-cell office:value-type="float" office:value="55.51773" calcext:value-type="float">
            <text:p>55.51773</text:p>
          </table:table-cell>
          <table:table-cell office:value-type="float" office:value="56.49987" calcext:value-type="float">
            <text:p>56.49987</text:p>
          </table:table-cell>
          <table:table-cell office:value-type="float" office:value="60.29963" calcext:value-type="float">
            <text:p>60.29963</text:p>
          </table:table-cell>
          <table:table-cell office:value-type="float" office:value="56.40422" calcext:value-type="float">
            <text:p>56.40422</text:p>
          </table:table-cell>
          <table:table-cell office:value-type="float" office:value="59.41126" calcext:value-type="float">
            <text:p>59.41126</text:p>
          </table:table-cell>
          <table:table-cell table:number-columns-repeated="2"/>
        </table:table-row>
        <table:table-row table:style-name="ro1">
          <table:table-cell office:value-type="float" office:value="57.12018" calcext:value-type="float">
            <text:p>57.12018</text:p>
          </table:table-cell>
          <table:table-cell office:value-type="float" office:value="55.0794" calcext:value-type="float">
            <text:p>55.0794</text:p>
          </table:table-cell>
          <table:table-cell office:value-type="float" office:value="49.72047" calcext:value-type="float">
            <text:p>49.72047</text:p>
          </table:table-cell>
          <table:table-cell office:value-type="float" office:value="51.83549" calcext:value-type="float">
            <text:p>51.83549</text:p>
          </table:table-cell>
          <table:table-cell/>
          <table:table-cell office:value-type="float" office:value="55.36572" calcext:value-type="float">
            <text:p>55.36572</text:p>
          </table:table-cell>
          <table:table-cell office:value-type="float" office:value="56.00919" calcext:value-type="float">
            <text:p>56.00919</text:p>
          </table:table-cell>
          <table:table-cell office:value-type="float" office:value="57.27058" calcext:value-type="float">
            <text:p>57.27058</text:p>
          </table:table-cell>
          <table:table-cell office:value-type="float" office:value="54.77614" calcext:value-type="float">
            <text:p>54.77614</text:p>
          </table:table-cell>
          <table:table-cell/>
          <table:table-cell office:value-type="float" office:value="57.17048" calcext:value-type="float">
            <text:p>57.17048</text:p>
          </table:table-cell>
          <table:table-cell office:value-type="float" office:value="56.91308" calcext:value-type="float">
            <text:p>56.91308</text:p>
          </table:table-cell>
          <table:table-cell office:value-type="float" office:value="54.84411" calcext:value-type="float">
            <text:p>54.84411</text:p>
          </table:table-cell>
          <table:table-cell office:value-type="float" office:value="56.98079" calcext:value-type="float">
            <text:p>56.98079</text:p>
          </table:table-cell>
          <table:table-cell office:value-type="float" office:value="56.17068" calcext:value-type="float">
            <text:p>56.17068</text:p>
          </table:table-cell>
          <table:table-cell office:value-type="float" office:value="57.13402" calcext:value-type="float">
            <text:p>57.13402</text:p>
          </table:table-cell>
          <table:table-cell office:value-type="float" office:value="61.00876" calcext:value-type="float">
            <text:p>61.00876</text:p>
          </table:table-cell>
          <table:table-cell office:value-type="float" office:value="57.00376" calcext:value-type="float">
            <text:p>57.00376</text:p>
          </table:table-cell>
          <table:table-cell office:value-type="float" office:value="60.12937" calcext:value-type="float">
            <text:p>60.12937</text:p>
          </table:table-cell>
          <table:table-cell table:number-columns-repeated="2"/>
        </table:table-row>
        <table:table-row table:style-name="ro1">
          <table:table-cell office:value-type="float" office:value="57.74579" calcext:value-type="float">
            <text:p>57.74579</text:p>
          </table:table-cell>
          <table:table-cell office:value-type="float" office:value="55.5543" calcext:value-type="float">
            <text:p>55.5543</text:p>
          </table:table-cell>
          <table:table-cell office:value-type="float" office:value="50.40206" calcext:value-type="float">
            <text:p>50.40206</text:p>
          </table:table-cell>
          <table:table-cell office:value-type="float" office:value="52.34217" calcext:value-type="float">
            <text:p>52.34217</text:p>
          </table:table-cell>
          <table:table-cell/>
          <table:table-cell office:value-type="float" office:value="55.7964" calcext:value-type="float">
            <text:p>55.7964</text:p>
          </table:table-cell>
          <table:table-cell office:value-type="float" office:value="56.47166" calcext:value-type="float">
            <text:p>56.47166</text:p>
          </table:table-cell>
          <table:table-cell office:value-type="float" office:value="57.71988" calcext:value-type="float">
            <text:p>57.71988</text:p>
          </table:table-cell>
          <table:table-cell office:value-type="float" office:value="55.43323" calcext:value-type="float">
            <text:p>55.43323</text:p>
          </table:table-cell>
          <table:table-cell/>
          <table:table-cell office:value-type="float" office:value="57.58866" calcext:value-type="float">
            <text:p>57.58866</text:p>
          </table:table-cell>
          <table:table-cell office:value-type="float" office:value="57.54472" calcext:value-type="float">
            <text:p>57.54472</text:p>
          </table:table-cell>
          <table:table-cell office:value-type="float" office:value="55.45655" calcext:value-type="float">
            <text:p>55.45655</text:p>
          </table:table-cell>
          <table:table-cell office:value-type="float" office:value="57.42993" calcext:value-type="float">
            <text:p>57.42993</text:p>
          </table:table-cell>
          <table:table-cell office:value-type="float" office:value="56.59255" calcext:value-type="float">
            <text:p>56.59255</text:p>
          </table:table-cell>
          <table:table-cell office:value-type="float" office:value="57.54067" calcext:value-type="float">
            <text:p>57.54067</text:p>
          </table:table-cell>
          <table:table-cell office:value-type="float" office:value="61.48063" calcext:value-type="float">
            <text:p>61.48063</text:p>
          </table:table-cell>
          <table:table-cell office:value-type="float" office:value="57.45345" calcext:value-type="float">
            <text:p>57.45345</text:p>
          </table:table-cell>
          <table:table-cell office:value-type="float" office:value="60.60094" calcext:value-type="float">
            <text:p>60.60094</text:p>
          </table:table-cell>
          <table:table-cell table:number-columns-repeated="2"/>
        </table:table-row>
        <table:table-row table:style-name="ro1">
          <table:table-cell office:value-type="float" office:value="58.15238" calcext:value-type="float">
            <text:p>58.15238</text:p>
          </table:table-cell>
          <table:table-cell office:value-type="float" office:value="56.16702" calcext:value-type="float">
            <text:p>56.16702</text:p>
          </table:table-cell>
          <table:table-cell office:value-type="float" office:value="50.85475" calcext:value-type="float">
            <text:p>50.85475</text:p>
          </table:table-cell>
          <table:table-cell office:value-type="float" office:value="52.96108" calcext:value-type="float">
            <text:p>52.96108</text:p>
          </table:table-cell>
          <table:table-cell/>
          <table:table-cell office:value-type="float" office:value="56.44055" calcext:value-type="float">
            <text:p>56.44055</text:p>
          </table:table-cell>
          <table:table-cell office:value-type="float" office:value="57.07139" calcext:value-type="float">
            <text:p>57.07139</text:p>
          </table:table-cell>
          <table:table-cell office:value-type="float" office:value="58.31523" calcext:value-type="float">
            <text:p>58.31523</text:p>
          </table:table-cell>
          <table:table-cell office:value-type="float" office:value="55.86409" calcext:value-type="float">
            <text:p>55.86409</text:p>
          </table:table-cell>
          <table:table-cell/>
          <table:table-cell office:value-type="float" office:value="58.20324" calcext:value-type="float">
            <text:p>58.20324</text:p>
          </table:table-cell>
          <table:table-cell office:value-type="float" office:value="57.95881" calcext:value-type="float">
            <text:p>57.95881</text:p>
          </table:table-cell>
          <table:table-cell office:value-type="float" office:value="55.93201" calcext:value-type="float">
            <text:p>55.93201</text:p>
          </table:table-cell>
          <table:table-cell office:value-type="float" office:value="58.02557" calcext:value-type="float">
            <text:p>58.02557</text:p>
          </table:table-cell>
          <table:table-cell office:value-type="float" office:value="57.22794" calcext:value-type="float">
            <text:p>57.22794</text:p>
          </table:table-cell>
          <table:table-cell office:value-type="float" office:value="58.16185" calcext:value-type="float">
            <text:p>58.16185</text:p>
          </table:table-cell>
          <table:table-cell office:value-type="float" office:value="62.18426" calcext:value-type="float">
            <text:p>62.18426</text:p>
          </table:table-cell>
          <table:table-cell office:value-type="float" office:value="58.049" calcext:value-type="float">
            <text:p>58.049</text:p>
          </table:table-cell>
          <table:table-cell office:value-type="float" office:value="61.31079" calcext:value-type="float">
            <text:p>61.31079</text:p>
          </table:table-cell>
          <table:table-cell table:number-columns-repeated="2"/>
        </table:table-row>
        <table:table-row table:style-name="ro1">
          <table:table-cell office:value-type="float" office:value="58.76506" calcext:value-type="float">
            <text:p>58.76506</text:p>
          </table:table-cell>
          <table:table-cell office:value-type="float" office:value="56.62946" calcext:value-type="float">
            <text:p>56.62946</text:p>
          </table:table-cell>
          <table:table-cell office:value-type="float" office:value="51.52089" calcext:value-type="float">
            <text:p>51.52089</text:p>
          </table:table-cell>
          <table:table-cell office:value-type="float" office:value="53.45251" calcext:value-type="float">
            <text:p>53.45251</text:p>
          </table:table-cell>
          <table:table-cell/>
          <table:table-cell office:value-type="float" office:value="56.86256" calcext:value-type="float">
            <text:p>56.86256</text:p>
          </table:table-cell>
          <table:table-cell office:value-type="float" office:value="57.51726" calcext:value-type="float">
            <text:p>57.51726</text:p>
          </table:table-cell>
          <table:table-cell office:value-type="float" office:value="58.74318" calcext:value-type="float">
            <text:p>58.74318</text:p>
          </table:table-cell>
          <table:table-cell office:value-type="float" office:value="56.5088" calcext:value-type="float">
            <text:p>56.5088</text:p>
          </table:table-cell>
          <table:table-cell/>
          <table:table-cell office:value-type="float" office:value="58.6084" calcext:value-type="float">
            <text:p>58.6084</text:p>
          </table:table-cell>
          <table:table-cell office:value-type="float" office:value="58.57782" calcext:value-type="float">
            <text:p>58.57782</text:p>
          </table:table-cell>
          <table:table-cell office:value-type="float" office:value="56.53137" calcext:value-type="float">
            <text:p>56.53137</text:p>
          </table:table-cell>
          <table:table-cell office:value-type="float" office:value="58.46202" calcext:value-type="float">
            <text:p>58.46202</text:p>
          </table:table-cell>
          <table:table-cell office:value-type="float" office:value="57.65497" calcext:value-type="float">
            <text:p>57.65497</text:p>
          </table:table-cell>
          <table:table-cell office:value-type="float" office:value="58.56867" calcext:value-type="float">
            <text:p>58.56867</text:p>
          </table:table-cell>
          <table:table-cell office:value-type="float" office:value="62.64406" calcext:value-type="float">
            <text:p>62.64406</text:p>
          </table:table-cell>
          <table:table-cell office:value-type="float" office:value="58.47317" calcext:value-type="float">
            <text:p>58.47317</text:p>
          </table:table-cell>
          <table:table-cell office:value-type="float" office:value="61.77387" calcext:value-type="float">
            <text:p>61.77387</text:p>
          </table:table-cell>
          <table:table-cell table:number-columns-repeated="2"/>
        </table:table-row>
        <table:table-row table:style-name="ro1">
          <table:table-cell office:value-type="float" office:value="59.16334" calcext:value-type="float">
            <text:p>59.16334</text:p>
          </table:table-cell>
          <table:table-cell office:value-type="float" office:value="57.23325" calcext:value-type="float">
            <text:p>57.23325</text:p>
          </table:table-cell>
          <table:table-cell office:value-type="float" office:value="51.96166" calcext:value-type="float">
            <text:p>51.96166</text:p>
          </table:table-cell>
          <table:table-cell office:value-type="float" office:value="54.06294" calcext:value-type="float">
            <text:p>54.06294</text:p>
          </table:table-cell>
          <table:table-cell/>
          <table:table-cell office:value-type="float" office:value="57.4943" calcext:value-type="float">
            <text:p>57.4943</text:p>
          </table:table-cell>
          <table:table-cell office:value-type="float" office:value="58.11299" calcext:value-type="float">
            <text:p>58.11299</text:p>
          </table:table-cell>
          <table:table-cell office:value-type="float" office:value="59.32951" calcext:value-type="float">
            <text:p>59.32951</text:p>
          </table:table-cell>
          <table:table-cell office:value-type="float" office:value="56.93096" calcext:value-type="float">
            <text:p>56.93096</text:p>
          </table:table-cell>
          <table:table-cell/>
          <table:table-cell office:value-type="float" office:value="59.21836" calcext:value-type="float">
            <text:p>59.21836</text:p>
          </table:table-cell>
          <table:table-cell office:value-type="float" office:value="58.98295" calcext:value-type="float">
            <text:p>58.98295</text:p>
          </table:table-cell>
          <table:table-cell office:value-type="float" office:value="56.98543" calcext:value-type="float">
            <text:p>56.98543</text:p>
          </table:table-cell>
          <table:table-cell office:value-type="float" office:value="59.0486" calcext:value-type="float">
            <text:p>59.0486</text:p>
          </table:table-cell>
          <table:table-cell office:value-type="float" office:value="58.26918" calcext:value-type="float">
            <text:p>58.26918</text:p>
          </table:table-cell>
          <table:table-cell office:value-type="float" office:value="59.17229" calcext:value-type="float">
            <text:p>59.17229</text:p>
          </table:table-cell>
          <table:table-cell office:value-type="float" office:value="63.32977" calcext:value-type="float">
            <text:p>63.32977</text:p>
          </table:table-cell>
          <table:table-cell office:value-type="float" office:value="59.06369" calcext:value-type="float">
            <text:p>59.06369</text:p>
          </table:table-cell>
          <table:table-cell office:value-type="float" office:value="62.47486" calcext:value-type="float">
            <text:p>62.47486</text:p>
          </table:table-cell>
          <table:table-cell table:number-columns-repeated="2"/>
        </table:table-row>
        <table:table-row table:style-name="ro1">
          <table:table-cell office:value-type="float" office:value="59.7677" calcext:value-type="float">
            <text:p>59.7677</text:p>
          </table:table-cell>
          <table:table-cell office:value-type="float" office:value="57.67908" calcext:value-type="float">
            <text:p>57.67908</text:p>
          </table:table-cell>
          <table:table-cell office:value-type="float" office:value="52.62354" calcext:value-type="float">
            <text:p>52.62354</text:p>
          </table:table-cell>
          <table:table-cell office:value-type="float" office:value="54.53778" calcext:value-type="float">
            <text:p>54.53778</text:p>
          </table:table-cell>
          <table:table-cell/>
          <table:table-cell office:value-type="float" office:value="57.9083" calcext:value-type="float">
            <text:p>57.9083</text:p>
          </table:table-cell>
          <table:table-cell office:value-type="float" office:value="58.54123" calcext:value-type="float">
            <text:p>58.54123</text:p>
          </table:table-cell>
          <table:table-cell office:value-type="float" office:value="59.74918" calcext:value-type="float">
            <text:p>59.74918</text:p>
          </table:table-cell>
          <table:table-cell office:value-type="float" office:value="57.55878" calcext:value-type="float">
            <text:p>57.55878</text:p>
          </table:table-cell>
          <table:table-cell/>
          <table:table-cell office:value-type="float" office:value="59.61899" calcext:value-type="float">
            <text:p>59.61899</text:p>
          </table:table-cell>
          <table:table-cell office:value-type="float" office:value="59.5839" calcext:value-type="float">
            <text:p>59.5839</text:p>
          </table:table-cell>
          <table:table-cell office:value-type="float" office:value="57.58507" calcext:value-type="float">
            <text:p>57.58507</text:p>
          </table:table-cell>
          <table:table-cell office:value-type="float" office:value="59.47702" calcext:value-type="float">
            <text:p>59.47702</text:p>
          </table:table-cell>
          <table:table-cell office:value-type="float" office:value="58.67395" calcext:value-type="float">
            <text:p>58.67395</text:p>
          </table:table-cell>
          <table:table-cell office:value-type="float" office:value="59.5706" calcext:value-type="float">
            <text:p>59.5706</text:p>
          </table:table-cell>
          <table:table-cell office:value-type="float" office:value="63.78076" calcext:value-type="float">
            <text:p>63.78076</text:p>
          </table:table-cell>
          <table:table-cell office:value-type="float" office:value="59.4834" calcext:value-type="float">
            <text:p>59.4834</text:p>
          </table:table-cell>
          <table:table-cell office:value-type="float" office:value="62.93827" calcext:value-type="float">
            <text:p>62.938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.26586" calcext:value-type="float">
            <text:p>58.26586</text:p>
          </table:table-cell>
          <table:table-cell office:value-type="float" office:value="53.05811" calcext:value-type="float">
            <text:p>53.05811</text:p>
          </table:table-cell>
          <table:table-cell office:value-type="float" office:value="55.14537" calcext:value-type="float">
            <text:p>55.14537</text:p>
          </table:table-cell>
          <table:table-cell/>
          <table:table-cell office:value-type="float" office:value="58.52692" calcext:value-type="float">
            <text:p>58.52692</text:p>
          </table:table-cell>
          <table:table-cell office:value-type="float" office:value="59.13207" calcext:value-type="float">
            <text:p>59.13207</text:p>
          </table:table-cell>
          <table:table-cell office:value-type="float" office:value="60.32703" calcext:value-type="float">
            <text:p>60.32703</text:p>
          </table:table-cell>
          <table:table-cell office:value-type="float" office:value="57.97279" calcext:value-type="float">
            <text:p>57.97279</text:p>
          </table:table-cell>
          <table:table-cell/>
          <table:table-cell office:value-type="float" office:value="60.22065" calcext:value-type="float">
            <text:p>60.22065</text:p>
          </table:table-cell>
          <table:table-cell office:value-type="float" office:value="59.98033" calcext:value-type="float">
            <text:p>59.98033</text:p>
          </table:table-cell>
          <table:table-cell office:value-type="float" office:value="58.01827" calcext:value-type="float">
            <text:p>58.01827</text:p>
          </table:table-cell>
          <table:table-cell office:value-type="float" office:value="60.0547" calcext:value-type="float">
            <text:p>60.0547</text:p>
          </table:table-cell>
          <table:table-cell office:value-type="float" office:value="59.28339" calcext:value-type="float">
            <text:p>59.28339</text:p>
          </table:table-cell>
          <table:table-cell office:value-type="float" office:value="60.16565" calcext:value-type="float">
            <text:p>60.16565</text:p>
          </table:table-cell>
          <table:table-cell/>
          <table:table-cell office:value-type="float" office:value="60.06959" calcext:value-type="float">
            <text:p>60.06959</text:p>
          </table:table-cell>
          <table:table-cell office:value-type="float" office:value="63.61481" calcext:value-type="float">
            <text:p>63.614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.70332" calcext:value-type="float">
            <text:p>58.70332</text:p>
          </table:table-cell>
          <table:table-cell office:value-type="float" office:value="53.69433" calcext:value-type="float">
            <text:p>53.69433</text:p>
          </table:table-cell>
          <table:table-cell office:value-type="float" office:value="55.61238" calcext:value-type="float">
            <text:p>55.61238</text:p>
          </table:table-cell>
          <table:table-cell/>
          <table:table-cell office:value-type="float" office:value="58.93204" calcext:value-type="float">
            <text:p>58.93204</text:p>
          </table:table-cell>
          <table:table-cell office:value-type="float" office:value="59.55199" calcext:value-type="float">
            <text:p>59.55199</text:p>
          </table:table-cell>
          <table:table-cell office:value-type="float" office:value="60.73814" calcext:value-type="float">
            <text:p>60.73814</text:p>
          </table:table-cell>
          <table:table-cell office:value-type="float" office:value="58.58268" calcext:value-type="float">
            <text:p>58.58268</text:p>
          </table:table-cell>
          <table:table-cell/>
          <table:table-cell office:value-type="float" office:value="60.6083" calcext:value-type="float">
            <text:p>60.6083</text:p>
          </table:table-cell>
          <table:table-cell office:value-type="float" office:value="60.57265" calcext:value-type="float">
            <text:p>60.57265</text:p>
          </table:table-cell>
          <table:table-cell office:value-type="float" office:value="58.61787" calcext:value-type="float">
            <text:p>58.61787</text:p>
          </table:table-cell>
          <table:table-cell/>
          <table:table-cell office:value-type="float" office:value="59.68366" calcext:value-type="float">
            <text:p>59.68366</text:p>
          </table:table-cell>
          <table:table-cell office:value-type="float" office:value="60.55987" calcext:value-type="float">
            <text:p>60.55987</text:p>
          </table:table-cell>
          <table:table-cell/>
          <table:table-cell office:value-type="float" office:value="60.47175" calcext:value-type="float">
            <text:p>60.47175</text:p>
          </table:table-cell>
          <table:table-cell office:value-type="float" office:value="64.0691" calcext:value-type="float">
            <text:p>64.06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.29018" calcext:value-type="float">
            <text:p>59.29018</text:p>
          </table:table-cell>
          <table:table-cell office:value-type="float" office:value="54.12096" calcext:value-type="float">
            <text:p>54.12096</text:p>
          </table:table-cell>
          <table:table-cell office:value-type="float" office:value="56.21015" calcext:value-type="float">
            <text:p>56.21015</text:p>
          </table:table-cell>
          <table:table-cell/>
          <table:table-cell office:value-type="float" office:value="59.53297" calcext:value-type="float">
            <text:p>59.53297</text:p>
          </table:table-cell>
          <table:table-cell office:value-type="float" office:value="60.1295" calcext:value-type="float">
            <text:p>60.1295</text:p>
          </table:table-cell>
          <table:table-cell office:value-type="float" office:value="61.12612" calcext:value-type="float">
            <text:p>61.12612</text:p>
          </table:table-cell>
          <table:table-cell office:value-type="float" office:value="58.99225" calcext:value-type="float">
            <text:p>58.99225</text:p>
          </table:table-cell>
          <table:table-cell/>
          <table:table-cell office:value-type="float" office:value="61.19197" calcext:value-type="float">
            <text:p>61.19197</text:p>
          </table:table-cell>
          <table:table-cell office:value-type="float" office:value="60.9734" calcext:value-type="float">
            <text:p>60.9734</text:p>
          </table:table-cell>
          <table:table-cell office:value-type="float" office:value="59.04249" calcext:value-type="float">
            <text:p>59.04249</text:p>
          </table:table-cell>
          <table:table-cell/>
          <table:table-cell office:value-type="float" office:value="60.28494" calcext:value-type="float">
            <text:p>60.28494</text:p>
          </table:table-cell>
          <table:table-cell office:value-type="float" office:value="61.13339" calcext:value-type="float">
            <text:p>61.13339</text:p>
          </table:table-cell>
          <table:table-cell/>
          <table:table-cell office:value-type="float" office:value="61.0401" calcext:value-type="float">
            <text:p>61.0401</text:p>
          </table:table-cell>
          <table:table-cell office:value-type="float" office:value="64.7431" calcext:value-type="float">
            <text:p>64.74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.7101" calcext:value-type="float">
            <text:p>59.7101</text:p>
          </table:table-cell>
          <table:table-cell office:value-type="float" office:value="54.75052" calcext:value-type="float">
            <text:p>54.75052</text:p>
          </table:table-cell>
          <table:table-cell office:value-type="float" office:value="56.65235" calcext:value-type="float">
            <text:p>56.65235</text:p>
          </table:table-cell>
          <table:table-cell/>
          <table:table-cell office:value-type="float" office:value="59.9336" calcext:value-type="float">
            <text:p>59.9336</text:p>
          </table:table-cell>
          <table:table-cell office:value-type="float" office:value="60.54128" calcext:value-type="float">
            <text:p>60.54128</text:p>
          </table:table-cell>
          <table:table-cell office:value-type="float" office:value="61.71004" calcext:value-type="float">
            <text:p>61.71004</text:p>
          </table:table-cell>
          <table:table-cell office:value-type="float" office:value="59.59362" calcext:value-type="float">
            <text:p>59.59362</text:p>
          </table:table-cell>
          <table:table-cell/>
          <table:table-cell office:value-type="float" office:value="61.57983" calcext:value-type="float">
            <text:p>61.57983</text:p>
          </table:table-cell>
          <table:table-cell office:value-type="float" office:value="61.54341" calcext:value-type="float">
            <text:p>61.54341</text:p>
          </table:table-cell>
          <table:table-cell office:value-type="float" office:value="59.61978" calcext:value-type="float">
            <text:p>59.61978</text:p>
          </table:table-cell>
          <table:table-cell/>
          <table:table-cell office:value-type="float" office:value="60.67228" calcext:value-type="float">
            <text:p>60.67228</text:p>
          </table:table-cell>
          <table:table-cell office:value-type="float" office:value="61.51681" calcext:value-type="float">
            <text:p>61.51681</text:p>
          </table:table-cell>
          <table:table-cell/>
          <table:table-cell office:value-type="float" office:value="61.44304" calcext:value-type="float">
            <text:p>61.44304</text:p>
          </table:table-cell>
          <table:table-cell office:value-type="float" office:value="65.18836" calcext:value-type="float">
            <text:p>65.18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29201" calcext:value-type="float">
            <text:p>60.29201</text:p>
          </table:table-cell>
          <table:table-cell office:value-type="float" office:value="55.16355" calcext:value-type="float">
            <text:p>55.16355</text:p>
          </table:table-cell>
          <table:table-cell office:value-type="float" office:value="57.23311" calcext:value-type="float">
            <text:p>57.23311</text:p>
          </table:table-cell>
          <table:table-cell/>
          <table:table-cell office:value-type="float" office:value="60.52415" calcext:value-type="float">
            <text:p>60.52415</text:p>
          </table:table-cell>
          <table:table-cell office:value-type="float" office:value="61.10983" calcext:value-type="float">
            <text:p>61.10983</text:p>
          </table:table-cell>
          <table:table-cell/>
          <table:table-cell office:value-type="float" office:value="59.99019" calcext:value-type="float">
            <text:p>59.99019</text:p>
          </table:table-cell>
          <table:table-cell/>
          <table:table-cell office:value-type="float" office:value="62.14588" calcext:value-type="float">
            <text:p>62.14588</text:p>
          </table:table-cell>
          <table:table-cell office:value-type="float" office:value="61.93107" calcext:value-type="float">
            <text:p>61.93107</text:p>
          </table:table-cell>
          <table:table-cell office:value-type="float" office:value="60.0272" calcext:value-type="float">
            <text:p>60.0272</text:p>
          </table:table-cell>
          <table:table-cell/>
          <table:table-cell office:value-type="float" office:value="61.2647" calcext:value-type="float">
            <text:p>61.2647</text:p>
          </table:table-cell>
          <table:table-cell office:value-type="float" office:value="62.08725" calcext:value-type="float">
            <text:p>62.08725</text:p>
          </table:table-cell>
          <table:table-cell/>
          <table:table-cell office:value-type="float" office:value="62.00218" calcext:value-type="float">
            <text:p>62.00218</text:p>
          </table:table-cell>
          <table:table-cell office:value-type="float" office:value="65.84397" calcext:value-type="float">
            <text:p>65.843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69449" calcext:value-type="float">
            <text:p>60.69449</text:p>
          </table:table-cell>
          <table:table-cell office:value-type="float" office:value="55.77566" calcext:value-type="float">
            <text:p>55.77566</text:p>
          </table:table-cell>
          <table:table-cell office:value-type="float" office:value="57.66807" calcext:value-type="float">
            <text:p>57.66807</text:p>
          </table:table-cell>
          <table:table-cell/>
          <table:table-cell office:value-type="float" office:value="60.90787" calcext:value-type="float">
            <text:p>60.90787</text:p>
          </table:table-cell>
          <table:table-cell office:value-type="float" office:value="61.50394" calcext:value-type="float">
            <text:p>61.50394</text:p>
          </table:table-cell>
          <table:table-cell/>
          <table:table-cell office:value-type="float" office:value="60.58284" calcext:value-type="float">
            <text:p>60.58284</text:p>
          </table:table-cell>
          <table:table-cell/>
          <table:table-cell office:value-type="float" office:value="62.52502" calcext:value-type="float">
            <text:p>62.52502</text:p>
          </table:table-cell>
          <table:table-cell office:value-type="float" office:value="62.49687" calcext:value-type="float">
            <text:p>62.49687</text:p>
          </table:table-cell>
          <table:table-cell office:value-type="float" office:value="60.59898" calcext:value-type="float">
            <text:p>60.59898</text:p>
          </table:table-cell>
          <table:table-cell/>
          <table:table-cell office:value-type="float" office:value="61.64358" calcext:value-type="float">
            <text:p>61.64358</text:p>
          </table:table-cell>
          <table:table-cell table:number-columns-repeated="2"/>
          <table:table-cell office:value-type="float" office:value="62.38767" calcext:value-type="float">
            <text:p>62.38767</text:p>
          </table:table-cell>
          <table:table-cell office:value-type="float" office:value="66.28673" calcext:value-type="float">
            <text:p>66.286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.26305" calcext:value-type="float">
            <text:p>61.26305</text:p>
          </table:table-cell>
          <table:table-cell office:value-type="float" office:value="56.17817" calcext:value-type="float">
            <text:p>56.17817</text:p>
          </table:table-cell>
          <table:table-cell office:value-type="float" office:value="58.23654" calcext:value-type="float">
            <text:p>58.23654</text:p>
          </table:table-cell>
          <table:table-cell/>
          <table:table-cell office:value-type="float" office:value="61.48594" calcext:value-type="float">
            <text:p>61.48594</text:p>
          </table:table-cell>
          <table:table-cell office:value-type="float" office:value="62.06365" calcext:value-type="float">
            <text:p>62.06365</text:p>
          </table:table-cell>
          <table:table-cell/>
          <table:table-cell office:value-type="float" office:value="60.97072" calcext:value-type="float">
            <text:p>60.97072</text:p>
          </table:table-cell>
          <table:table-cell/>
          <table:table-cell office:value-type="float" office:value="63.07792" calcext:value-type="float">
            <text:p>63.07792</text:p>
          </table:table-cell>
          <table:table-cell office:value-type="float" office:value="62.87591" calcext:value-type="float">
            <text:p>62.87591</text:p>
          </table:table-cell>
          <table:table-cell office:value-type="float" office:value="60.99837" calcext:value-type="float">
            <text:p>60.99837</text:p>
          </table:table-cell>
          <table:table-cell/>
          <table:table-cell office:value-type="float" office:value="62.2188" calcext:value-type="float">
            <text:p>62.2188</text:p>
          </table:table-cell>
          <table:table-cell table:number-columns-repeated="2"/>
          <table:table-cell office:value-type="float" office:value="62.94738" calcext:value-type="float">
            <text:p>62.94738</text:p>
          </table:table-cell>
          <table:table-cell office:value-type="float" office:value="66.93421" calcext:value-type="float">
            <text:p>66.93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.66612" calcext:value-type="float">
            <text:p>61.66612</text:p>
          </table:table-cell>
          <table:table-cell office:value-type="float" office:value="56.77433" calcext:value-type="float">
            <text:p>56.77433</text:p>
          </table:table-cell>
          <table:table-cell office:value-type="float" office:value="58.66385" calcext:value-type="float">
            <text:p>58.66385</text:p>
          </table:table-cell>
          <table:table-cell/>
          <table:table-cell office:value-type="float" office:value="61.8612" calcext:value-type="float">
            <text:p>61.8612</text:p>
          </table:table-cell>
          <table:table-cell office:value-type="float" office:value="62.44529" calcext:value-type="float">
            <text:p>62.44529</text:p>
          </table:table-cell>
          <table:table-cell/>
          <table:table-cell office:value-type="float" office:value="61.54164" calcext:value-type="float">
            <text:p>61.54164</text:p>
          </table:table-cell>
          <table:table-cell/>
          <table:table-cell office:value-type="float" office:value="63.44809" calcext:value-type="float">
            <text:p>63.44809</text:p>
          </table:table-cell>
          <table:table-cell office:value-type="float" office:value="63.4331" calcext:value-type="float">
            <text:p>63.4331</text:p>
          </table:table-cell>
          <table:table-cell office:value-type="float" office:value="61.55236" calcext:value-type="float">
            <text:p>61.55236</text:p>
          </table:table-cell>
          <table:table-cell/>
          <table:table-cell office:value-type="float" office:value="62.59777" calcext:value-type="float">
            <text:p>62.59777</text:p>
          </table:table-cell>
          <table:table-cell table:number-columns-repeated="2"/>
          <table:table-cell office:value-type="float" office:value="63.32042" calcext:value-type="float">
            <text:p>63.32042</text:p>
          </table:table-cell>
          <table:table-cell office:value-type="float" office:value="67.35866" calcext:value-type="float">
            <text:p>67.358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22528" calcext:value-type="float">
            <text:p>62.22528</text:p>
          </table:table-cell>
          <table:table-cell office:value-type="float" office:value="57.16479" calcext:value-type="float">
            <text:p>57.16479</text:p>
          </table:table-cell>
          <table:table-cell office:value-type="float" office:value="59.22381" calcext:value-type="float">
            <text:p>59.22381</text:p>
          </table:table-cell>
          <table:table-cell/>
          <table:table-cell office:value-type="float" office:value="62.43105" calcext:value-type="float">
            <text:p>62.43105</text:p>
          </table:table-cell>
          <table:table-cell office:value-type="float" office:value="63.00921" calcext:value-type="float">
            <text:p>63.00921</text:p>
          </table:table-cell>
          <table:table-cell/>
          <table:table-cell office:value-type="float" office:value="61.91676" calcext:value-type="float">
            <text:p>61.91676</text:p>
          </table:table-cell>
          <table:table-cell/>
          <table:table-cell office:value-type="float" office:value="63.99217" calcext:value-type="float">
            <text:p>63.99217</text:p>
          </table:table-cell>
          <table:table-cell office:value-type="float" office:value="63.78992" calcext:value-type="float">
            <text:p>63.78992</text:p>
          </table:table-cell>
          <table:table-cell office:value-type="float" office:value="61.94362" calcext:value-type="float">
            <text:p>61.94362</text:p>
          </table:table-cell>
          <table:table-cell/>
          <table:table-cell office:value-type="float" office:value="63.15525" calcext:value-type="float">
            <text:p>63.15525</text:p>
          </table:table-cell>
          <table:table-cell table:number-columns-repeated="2"/>
          <table:table-cell office:value-type="float" office:value="63.86169" calcext:value-type="float">
            <text:p>63.86169</text:p>
          </table:table-cell>
          <table:table-cell office:value-type="float" office:value="67.99391" calcext:value-type="float">
            <text:p>67.993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60762" calcext:value-type="float">
            <text:p>62.60762</text:p>
          </table:table-cell>
          <table:table-cell office:value-type="float" office:value="57.7533" calcext:value-type="float">
            <text:p>57.7533</text:p>
          </table:table-cell>
          <table:table-cell office:value-type="float" office:value="59.63393" calcext:value-type="float">
            <text:p>59.63393</text:p>
          </table:table-cell>
          <table:table-cell/>
          <table:table-cell office:value-type="float" office:value="62.79768" calcext:value-type="float">
            <text:p>62.79768</text:p>
          </table:table-cell>
          <table:table-cell office:value-type="float" office:value="63.37325" calcext:value-type="float">
            <text:p>63.37325</text:p>
          </table:table-cell>
          <table:table-cell/>
          <table:table-cell office:value-type="float" office:value="62.47774" calcext:value-type="float">
            <text:p>62.47774</text:p>
          </table:table-cell>
          <table:table-cell/>
          <table:table-cell office:value-type="float" office:value="64.35384" calcext:value-type="float">
            <text:p>64.35384</text:p>
          </table:table-cell>
          <table:table-cell/>
          <table:table-cell office:value-type="float" office:value="62.49766" calcext:value-type="float">
            <text:p>62.49766</text:p>
          </table:table-cell>
          <table:table-cell table:number-columns-repeated="4"/>
          <table:table-cell office:value-type="float" office:value="64.22615" calcext:value-type="float">
            <text:p>64.22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.15241" calcext:value-type="float">
            <text:p>63.15241</text:p>
          </table:table-cell>
          <table:table-cell office:value-type="float" office:value="58.13564" calcext:value-type="float">
            <text:p>58.13564</text:p>
          </table:table-cell>
          <table:table-cell office:value-type="float" office:value="60.19419" calcext:value-type="float">
            <text:p>60.19419</text:p>
          </table:table-cell>
          <table:table-cell/>
          <table:table-cell office:value-type="float" office:value="63.34564" calcext:value-type="float">
            <text:p>63.34564</text:p>
          </table:table-cell>
          <table:table-cell office:value-type="float" office:value="63.9242" calcext:value-type="float">
            <text:p>63.9242</text:p>
          </table:table-cell>
          <table:table-cell/>
          <table:table-cell office:value-type="float" office:value="62.85351" calcext:value-type="float">
            <text:p>62.85351</text:p>
          </table:table-cell>
          <table:table-cell/>
          <table:table-cell office:value-type="float" office:value="64.88942" calcext:value-type="float">
            <text:p>64.88942</text:p>
          </table:table-cell>
          <table:table-cell/>
          <table:table-cell office:value-type="float" office:value="62.87158" calcext:value-type="float">
            <text:p>62.87158</text:p>
          </table:table-cell>
          <table:table-cell table:number-columns-repeated="4"/>
          <table:table-cell office:value-type="float" office:value="64.75877" calcext:value-type="float">
            <text:p>64.75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.52176" calcext:value-type="float">
            <text:p>63.52176</text:p>
          </table:table-cell>
          <table:table-cell office:value-type="float" office:value="58.71575" calcext:value-type="float">
            <text:p>58.71575</text:p>
          </table:table-cell>
          <table:table-cell table:number-columns-repeated="2"/>
          <table:table-cell office:value-type="float" office:value="63.71261" calcext:value-type="float">
            <text:p>63.71261</text:p>
          </table:table-cell>
          <table:table-cell office:value-type="float" office:value="64.28008" calcext:value-type="float">
            <text:p>64.28008</text:p>
          </table:table-cell>
          <table:table-cell/>
          <table:table-cell office:value-type="float" office:value="63.40162" calcext:value-type="float">
            <text:p>63.40162</text:p>
          </table:table-cell>
          <table:table-cell/>
          <table:table-cell office:value-type="float" office:value="65.23784" calcext:value-type="float">
            <text:p>65.23784</text:p>
          </table:table-cell>
          <table:table-cell/>
          <table:table-cell office:value-type="float" office:value="63.41677" calcext:value-type="float">
            <text:p>63.41677</text:p>
          </table:table-cell>
          <table:table-cell table:number-columns-repeated="4"/>
          <table:table-cell office:value-type="float" office:value="65.11069" calcext:value-type="float">
            <text:p>65.11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.06729" calcext:value-type="float">
            <text:p>64.06729</text:p>
          </table:table-cell>
          <table:table-cell table:number-columns-repeated="3"/>
          <table:table-cell office:value-type="float" office:value="64.25211" calcext:value-type="float">
            <text:p>64.25211</text:p>
          </table:table-cell>
          <table:table-cell office:value-type="float" office:value="64.82175" calcext:value-type="float">
            <text:p>64.82175</text:p>
          </table:table-cell>
          <table:table-cell/>
          <table:table-cell office:value-type="float" office:value="63.75971" calcext:value-type="float">
            <text:p>63.75971</text:p>
          </table:table-cell>
          <table:table-cell/>
          <table:table-cell office:value-type="float" office:value="65.76497" calcext:value-type="float">
            <text:p>65.76497</text:p>
          </table:table-cell>
          <table:table-cell/>
          <table:table-cell office:value-type="float" office:value="63.77827" calcext:value-type="float">
            <text:p>63.77827</text:p>
          </table:table-cell>
          <table:table-cell table:number-columns-repeated="4"/>
          <table:table-cell office:value-type="float" office:value="65.6341" calcext:value-type="float">
            <text:p>65.63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.41973" calcext:value-type="float">
            <text:p>64.41973</text:p>
          </table:table-cell>
          <table:table-cell table:number-columns-repeated="3"/>
          <table:table-cell office:value-type="float" office:value="64.61036" calcext:value-type="float">
            <text:p>64.61036</text:p>
          </table:table-cell>
          <table:table-cell office:value-type="float" office:value="65.16489" calcext:value-type="float">
            <text:p>65.16489</text:p>
          </table:table-cell>
          <table:table-cell/>
          <table:table-cell office:value-type="float" office:value="64.29925" calcext:value-type="float">
            <text:p>64.29925</text:p>
          </table:table-cell>
          <table:table-cell/>
          <table:table-cell office:value-type="float" office:value="66.10482" calcext:value-type="float">
            <text:p>66.10482</text:p>
          </table:table-cell>
          <table:table-cell/>
          <table:table-cell office:value-type="float" office:value="64.3146" calcext:value-type="float">
            <text:p>64.3146</text:p>
          </table:table-cell>
          <table:table-cell table:number-columns-repeated="4"/>
          <table:table-cell office:value-type="float" office:value="65.9776" calcext:value-type="float">
            <text:p>65.97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.77368" calcext:value-type="float">
            <text:p>64.77368</text:p>
          </table:table-cell>
          <table:table-cell table:number-columns-repeated="3"/>
          <table:table-cell office:value-type="float" office:value="65.12797" calcext:value-type="float">
            <text:p>65.12797</text:p>
          </table:table-cell>
          <table:table-cell office:value-type="float" office:value="65.69783" calcext:value-type="float">
            <text:p>65.69783</text:p>
          </table:table-cell>
          <table:table-cell/>
          <table:table-cell office:value-type="float" office:value="64.64869" calcext:value-type="float">
            <text:p>64.64869</text:p>
          </table:table-cell>
          <table:table-cell/>
          <table:table-cell office:value-type="float" office:value="66.60538" calcext:value-type="float">
            <text:p>66.60538</text:p>
          </table:table-cell>
          <table:table-cell/>
          <table:table-cell office:value-type="float" office:value="64.66767" calcext:value-type="float">
            <text:p>64.66767</text:p>
          </table:table-cell>
          <table:table-cell table:number-columns-repeated="4"/>
          <table:table-cell office:value-type="float" office:value="66.49646" calcext:value-type="float">
            <text:p>66.496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.29576" calcext:value-type="float">
            <text:p>65.29576</text:p>
          </table:table-cell>
          <table:table-cell table:number-columns-repeated="3"/>
          <table:table-cell office:value-type="float" office:value="65.47765" calcext:value-type="float">
            <text:p>65.47765</text:p>
          </table:table-cell>
          <table:table-cell office:value-type="float" office:value="66.03268" calcext:value-type="float">
            <text:p>66.03268</text:p>
          </table:table-cell>
          <table:table-cell/>
          <table:table-cell office:value-type="float" office:value="65.17539" calcext:value-type="float">
            <text:p>65.17539</text:p>
          </table:table-cell>
          <table:table-cell/>
          <table:table-cell office:value-type="float" office:value="66.94536" calcext:value-type="float">
            <text:p>66.94536</text:p>
          </table:table-cell>
          <table:table-cell/>
          <table:table-cell office:value-type="float" office:value="65.1907" calcext:value-type="float">
            <text:p>65.1907</text:p>
          </table:table-cell>
          <table:table-cell table:number-columns-repeated="4"/>
          <table:table-cell office:value-type="float" office:value="66.81823" calcext:value-type="float">
            <text:p>66.81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.64111" calcext:value-type="float">
            <text:p>65.64111</text:p>
          </table:table-cell>
          <table:table-cell table:number-columns-repeated="3"/>
          <table:table-cell office:value-type="float" office:value="65.98694" calcext:value-type="float">
            <text:p>65.98694</text:p>
          </table:table-cell>
          <table:table-cell office:value-type="float" office:value="66.55203" calcext:value-type="float">
            <text:p>66.55203</text:p>
          </table:table-cell>
          <table:table-cell/>
          <table:table-cell office:value-type="float" office:value="65.51179" calcext:value-type="float">
            <text:p>65.51179</text:p>
          </table:table-cell>
          <table:table-cell/>
          <table:table-cell office:value-type="float" office:value="67.43803" calcext:value-type="float">
            <text:p>67.43803</text:p>
          </table:table-cell>
          <table:table-cell/>
          <table:table-cell office:value-type="float" office:value="65.53548" calcext:value-type="float">
            <text:p>65.53548</text:p>
          </table:table-cell>
          <table:table-cell table:number-columns-repeated="4"/>
          <table:table-cell office:value-type="float" office:value="67.32416" calcext:value-type="float">
            <text:p>67.32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.14999" calcext:value-type="float">
            <text:p>66.14999</text:p>
          </table:table-cell>
          <table:table-cell table:number-columns-repeated="3"/>
          <table:table-cell office:value-type="float" office:value="66.32359" calcext:value-type="float">
            <text:p>66.32359</text:p>
          </table:table-cell>
          <table:table-cell office:value-type="float" office:value="66.86532" calcext:value-type="float">
            <text:p>66.86532</text:p>
          </table:table-cell>
          <table:table-cell/>
          <table:table-cell office:value-type="float" office:value="66.02716" calcext:value-type="float">
            <text:p>66.02716</text:p>
          </table:table-cell>
          <table:table-cell table:number-columns-repeated="3"/>
          <table:table-cell office:value-type="float" office:value="66.04948" calcext:value-type="float">
            <text:p>66.04948</text:p>
          </table:table-cell>
          <table:table-cell table:number-columns-repeated="4"/>
          <table:table-cell office:value-type="float" office:value="67.63778" calcext:value-type="float">
            <text:p>67.63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.48629" calcext:value-type="float">
            <text:p>66.48629</text:p>
          </table:table-cell>
          <table:table-cell table:number-columns-repeated="3"/>
          <table:table-cell office:value-type="float" office:value="66.8245" calcext:value-type="float">
            <text:p>66.8245</text:p>
          </table:table-cell>
          <table:table-cell office:value-type="float" office:value="67.38478" calcext:value-type="float">
            <text:p>67.38478</text:p>
          </table:table-cell>
          <table:table-cell/>
          <table:table-cell office:value-type="float" office:value="66.3639" calcext:value-type="float">
            <text:p>66.3639</text:p>
          </table:table-cell>
          <table:table-cell table:number-columns-repeated="3"/>
          <table:table-cell office:value-type="float" office:value="66.37257" calcext:value-type="float">
            <text:p>66.37257</text:p>
          </table:table-cell>
          <table:table-cell table:number-columns-repeated="4"/>
          <table:table-cell office:value-type="float" office:value="68.13476" calcext:value-type="float">
            <text:p>68.13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.97769" calcext:value-type="float">
            <text:p>66.97769</text:p>
          </table:table-cell>
          <table:table-cell table:number-columns-repeated="3"/>
          <table:table-cell office:value-type="float" office:value="67.15692" calcext:value-type="float">
            <text:p>67.15692</text:p>
          </table:table-cell>
          <table:table-cell office:value-type="float" office:value="67.68829" calcext:value-type="float">
            <text:p>67.68829</text:p>
          </table:table-cell>
          <table:table-cell/>
          <table:table-cell office:value-type="float" office:value="66.8601" calcext:value-type="float">
            <text:p>66.8601</text:p>
          </table:table-cell>
          <table:table-cell table:number-columns-repeated="3"/>
          <table:table-cell office:value-type="float" office:value="66.88226" calcext:value-type="float">
            <text:p>66.882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.30995" calcext:value-type="float">
            <text:p>67.30995</text:p>
          </table:table-cell>
          <table:table-cell table:number-columns-repeated="3"/>
          <table:table-cell office:value-type="float" office:value="67.64471" calcext:value-type="float">
            <text:p>67.64471</text:p>
          </table:table-cell>
          <table:table-cell office:value-type="float" office:value="68.18854" calcext:value-type="float">
            <text:p>68.18854</text:p>
          </table:table-cell>
          <table:table-cell/>
          <table:table-cell office:value-type="float" office:value="67.18806" calcext:value-type="float">
            <text:p>67.18806</text:p>
          </table:table-cell>
          <table:table-cell table:number-columns-repeated="3"/>
          <table:table-cell office:value-type="float" office:value="67.19252" calcext:value-type="float">
            <text:p>67.192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.78851" calcext:value-type="float">
            <text:p>67.78851</text:p>
          </table:table-cell>
          <table:table-cell table:number-columns-repeated="3"/>
          <table:table-cell office:value-type="float" office:value="67.95938" calcext:value-type="float">
            <text:p>67.95938</text:p>
          </table:table-cell>
          <table:table-cell office:value-type="float" office:value="68.47671" calcext:value-type="float">
            <text:p>68.47671</text:p>
          </table:table-cell>
          <table:table-cell/>
          <table:table-cell office:value-type="float" office:value="67.67615" calcext:value-type="float">
            <text:p>67.67615</text:p>
          </table:table-cell>
          <table:table-cell table:number-columns-repeated="3"/>
          <table:table-cell office:value-type="float" office:value="67.69773" calcext:value-type="float">
            <text:p>67.697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.11203" calcext:value-type="float">
            <text:p>68.11203</text:p>
          </table:table-cell>
          <table:table-cell table:number-columns-repeated="3"/>
          <table:table-cell office:value-type="float" office:value="68.43832" calcext:value-type="float">
            <text:p>68.43832</text:p>
          </table:table-cell>
          <table:table-cell office:value-type="float" office:value="68.9638" calcext:value-type="float">
            <text:p>68.9638</text:p>
          </table:table-cell>
          <table:table-cell/>
          <table:table-cell office:value-type="float" office:value="67.99109" calcext:value-type="float">
            <text:p>67.99109</text:p>
          </table:table-cell>
          <table:table-cell table:number-columns-repeated="3"/>
          <table:table-cell office:value-type="float" office:value="67.99505" calcext:value-type="float">
            <text:p>67.995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.57779" calcext:value-type="float">
            <text:p>68.57779</text:p>
          </table:table-cell>
          <table:table-cell table:number-columns-repeated="3"/>
          <table:table-cell office:value-type="float" office:value="68.74876" calcext:value-type="float">
            <text:p>68.74876</text:p>
          </table:table-cell>
          <table:table-cell office:value-type="float" office:value="69.24809" calcext:value-type="float">
            <text:p>69.24809</text:p>
          </table:table-cell>
          <table:table-cell/>
          <table:table-cell office:value-type="float" office:value="68.4659" calcext:value-type="float">
            <text:p>68.4659</text:p>
          </table:table-cell>
          <table:table-cell table:number-columns-repeated="3"/>
          <table:table-cell office:value-type="float" office:value="68.48689" calcext:value-type="float">
            <text:p>68.486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.88838" calcext:value-type="float">
            <text:p>68.88838</text:p>
          </table:table-cell>
          <table:table-cell table:number-columns-repeated="3"/>
          <table:table-cell office:value-type="float" office:value="69.21462" calcext:value-type="float">
            <text:p>69.21462</text:p>
          </table:table-cell>
          <table:table-cell office:value-type="float" office:value="69.72632" calcext:value-type="float">
            <text:p>69.72632</text:p>
          </table:table-cell>
          <table:table-cell/>
          <table:table-cell office:value-type="float" office:value="68.77666" calcext:value-type="float">
            <text:p>68.77666</text:p>
          </table:table-cell>
          <table:table-cell table:number-columns-repeated="3"/>
          <table:table-cell office:value-type="float" office:value="68.7803" calcext:value-type="float">
            <text:p>68.7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.35417" calcext:value-type="float">
            <text:p>69.35417</text:p>
          </table:table-cell>
          <table:table-cell table:number-columns-repeated="3"/>
          <table:table-cell office:value-type="float" office:value="69.51663" calcext:value-type="float">
            <text:p>69.51663</text:p>
          </table:table-cell>
          <table:table-cell office:value-type="float" office:value="70.028" calcext:value-type="float">
            <text:p>70.028</text:p>
          </table:table-cell>
          <table:table-cell/>
          <table:table-cell office:value-type="float" office:value="69.2293" calcext:value-type="float">
            <text:p>69.2293</text:p>
          </table:table-cell>
          <table:table-cell table:number-columns-repeated="3"/>
          <table:table-cell office:value-type="float" office:value="69.26313" calcext:value-type="float">
            <text:p>69.26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.65147" calcext:value-type="float">
            <text:p>69.65147</text:p>
          </table:table-cell>
          <table:table-cell table:number-columns-repeated="3"/>
          <table:table-cell office:value-type="float" office:value="69.96491" calcext:value-type="float">
            <text:p>69.96491</text:p>
          </table:table-cell>
          <table:table-cell office:value-type="float" office:value="70.46693" calcext:value-type="float">
            <text:p>70.46693</text:p>
          </table:table-cell>
          <table:table-cell/>
          <table:table-cell office:value-type="float" office:value="69.53972" calcext:value-type="float">
            <text:p>69.53972</text:p>
          </table:table-cell>
          <table:table-cell table:number-columns-repeated="3"/>
          <table:table-cell office:value-type="float" office:value="69.56487" calcext:value-type="float">
            <text:p>69.564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.10452" calcext:value-type="float">
            <text:p>70.10452</text:p>
          </table:table-cell>
          <table:table-cell table:number-columns-repeated="3"/>
          <table:table-cell office:value-type="float" office:value="70.26677" calcext:value-type="float">
            <text:p>70.26677</text:p>
          </table:table-cell>
          <table:table-cell office:value-type="float" office:value="70.75534" calcext:value-type="float">
            <text:p>70.75534</text:p>
          </table:table-cell>
          <table:table-cell/>
          <table:table-cell office:value-type="float" office:value="69.98337" calcext:value-type="float">
            <text:p>69.98337</text:p>
          </table:table-cell>
          <table:table-cell table:number-columns-repeated="3"/>
          <table:table-cell office:value-type="float" office:value="70.01314" calcext:value-type="float">
            <text:p>70.01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.39295" calcext:value-type="float">
            <text:p>70.39295</text:p>
          </table:table-cell>
          <table:table-cell table:number-columns-repeated="3"/>
          <table:table-cell office:value-type="float" office:value="70.73169" calcext:value-type="float">
            <text:p>70.73169</text:p>
          </table:table-cell>
          <table:table-cell office:value-type="float" office:value="71.19008" calcext:value-type="float">
            <text:p>71.19008</text:p>
          </table:table-cell>
          <table:table-cell/>
          <table:table-cell office:value-type="float" office:value="70.28055" calcext:value-type="float">
            <text:p>70.28055</text:p>
          </table:table-cell>
          <table:table-cell table:number-columns-repeated="3"/>
          <table:table-cell office:value-type="float" office:value="70.3017" calcext:value-type="float">
            <text:p>70.3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.82808" calcext:value-type="float">
            <text:p>70.82808</text:p>
          </table:table-cell>
          <table:table-cell table:number-columns-repeated="3"/>
          <table:table-cell office:value-type="float" office:value="70.99017" calcext:value-type="float">
            <text:p>70.99017</text:p>
          </table:table-cell>
          <table:table-cell office:value-type="float" office:value="71.47391" calcext:value-type="float">
            <text:p>71.47391</text:p>
          </table:table-cell>
          <table:table-cell/>
          <table:table-cell office:value-type="float" office:value="70.71526" calcext:value-type="float">
            <text:p>70.71526</text:p>
          </table:table-cell>
          <table:table-cell table:number-columns-repeated="3"/>
          <table:table-cell office:value-type="float" office:value="70.74113" calcext:value-type="float">
            <text:p>70.741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.11665" calcext:value-type="float">
            <text:p>71.11665</text:p>
          </table:table-cell>
          <table:table-cell table:number-columns-repeated="3"/>
          <table:table-cell office:value-type="float" office:value="71.45057" calcext:value-type="float">
            <text:p>71.45057</text:p>
          </table:table-cell>
          <table:table-cell office:value-type="float" office:value="71.88646" calcext:value-type="float">
            <text:p>71.88646</text:p>
          </table:table-cell>
          <table:table-cell/>
          <table:table-cell office:value-type="float" office:value="71.00386" calcext:value-type="float">
            <text:p>71.00386</text:p>
          </table:table-cell>
          <table:table-cell table:number-columns-repeated="3"/>
          <table:table-cell office:value-type="float" office:value="71.02963" calcext:value-type="float">
            <text:p>71.0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.5383" calcext:value-type="float">
            <text:p>71.5383</text:p>
          </table:table-cell>
          <table:table-cell table:number-columns-repeated="3"/>
          <table:table-cell office:value-type="float" office:value="71.69597" calcext:value-type="float">
            <text:p>71.69597</text:p>
          </table:table-cell>
          <table:table-cell office:value-type="float" office:value="72.17038" calcext:value-type="float">
            <text:p>72.17038</text:p>
          </table:table-cell>
          <table:table-cell/>
          <table:table-cell office:value-type="float" office:value="71.42561" calcext:value-type="float">
            <text:p>71.42561</text:p>
          </table:table-cell>
          <table:table-cell table:number-columns-repeated="3"/>
          <table:table-cell office:value-type="float" office:value="71.45113" calcext:value-type="float">
            <text:p>71.451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.82245" calcext:value-type="float">
            <text:p>71.82245</text:p>
          </table:table-cell>
          <table:table-cell table:number-columns-repeated="3"/>
          <table:table-cell office:value-type="float" office:value="72.14797" calcext:value-type="float">
            <text:p>72.14797</text:p>
          </table:table-cell>
          <table:table-cell office:value-type="float" office:value="72.58714" calcext:value-type="float">
            <text:p>72.58714</text:p>
          </table:table-cell>
          <table:table-cell/>
          <table:table-cell office:value-type="float" office:value="71.705" calcext:value-type="float">
            <text:p>71.705</text:p>
          </table:table-cell>
          <table:table-cell table:number-columns-repeated="3"/>
          <table:table-cell office:value-type="float" office:value="71.73518" calcext:value-type="float">
            <text:p>71.73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.22677" calcext:value-type="float">
            <text:p>72.22677</text:p>
          </table:table-cell>
          <table:table-cell table:number-columns-repeated="3"/>
          <table:table-cell office:value-type="float" office:value="72.3845" calcext:value-type="float">
            <text:p>72.3845</text:p>
          </table:table-cell>
          <table:table-cell office:value-type="float" office:value="72.86189" calcext:value-type="float">
            <text:p>72.86189</text:p>
          </table:table-cell>
          <table:table-cell/>
          <table:table-cell office:value-type="float" office:value="72.11327" calcext:value-type="float">
            <text:p>72.11327</text:p>
          </table:table-cell>
          <table:table-cell table:number-columns-repeated="3"/>
          <table:table-cell office:value-type="float" office:value="72.144" calcext:value-type="float">
            <text:p>72.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.50616" calcext:value-type="float">
            <text:p>72.50616</text:p>
          </table:table-cell>
          <table:table-cell table:number-columns-repeated="3"/>
          <table:table-cell office:value-type="float" office:value="72.83598" calcext:value-type="float">
            <text:p>72.83598</text:p>
          </table:table-cell>
          <table:table-cell office:value-type="float" office:value="73.25672" calcext:value-type="float">
            <text:p>73.25672</text:p>
          </table:table-cell>
          <table:table-cell/>
          <table:table-cell office:value-type="float" office:value="72.39701" calcext:value-type="float">
            <text:p>72.39701</text:p>
          </table:table-cell>
          <table:table-cell table:number-columns-repeated="3"/>
          <table:table-cell office:value-type="float" office:value="72.41884" calcext:value-type="float">
            <text:p>72.41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.90881" calcext:value-type="float">
            <text:p>72.90881</text:p>
          </table:table-cell>
          <table:table-cell table:number-columns-repeated="3"/>
          <table:table-cell office:value-type="float" office:value="73.06365" calcext:value-type="float">
            <text:p>73.06365</text:p>
          </table:table-cell>
          <table:table-cell office:value-type="float" office:value="73.52296" calcext:value-type="float">
            <text:p>73.52296</text:p>
          </table:table-cell>
          <table:table-cell/>
          <table:table-cell office:value-type="float" office:value="72.80422" calcext:value-type="float">
            <text:p>72.80422</text:p>
          </table:table-cell>
          <table:table-cell table:number-columns-repeated="3"/>
          <table:table-cell office:value-type="float" office:value="72.83579" calcext:value-type="float">
            <text:p>72.83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.18369" calcext:value-type="float">
            <text:p>73.18369</text:p>
          </table:table-cell>
          <table:table-cell table:number-columns-repeated="3"/>
          <table:table-cell office:value-type="float" office:value="73.50505" calcext:value-type="float">
            <text:p>73.50505</text:p>
          </table:table-cell>
          <table:table-cell office:value-type="float" office:value="73.90444" calcext:value-type="float">
            <text:p>73.90444</text:p>
          </table:table-cell>
          <table:table-cell/>
          <table:table-cell office:value-type="float" office:value="73.06518" calcext:value-type="float">
            <text:p>73.06518</text:p>
          </table:table-cell>
          <table:table-cell table:number-columns-repeated="3"/>
          <table:table-cell office:value-type="float" office:value="73.09737" calcext:value-type="float">
            <text:p>73.09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.57047" calcext:value-type="float">
            <text:p>73.57047</text:p>
          </table:table-cell>
          <table:table-cell table:number-columns-repeated="3"/>
          <table:table-cell office:value-type="float" office:value="73.723" calcext:value-type="float">
            <text:p>73.723</text:p>
          </table:table-cell>
          <table:table-cell office:value-type="float" office:value="74.15749" calcext:value-type="float">
            <text:p>74.15749</text:p>
          </table:table-cell>
          <table:table-cell/>
          <table:table-cell office:value-type="float" office:value="73.45973" calcext:value-type="float">
            <text:p>73.45973</text:p>
          </table:table-cell>
          <table:table-cell table:number-columns-repeated="3"/>
          <table:table-cell office:value-type="float" office:value="73.49221" calcext:value-type="float">
            <text:p>73.49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.83253" calcext:value-type="float">
            <text:p>73.83253</text:p>
          </table:table-cell>
          <table:table-cell table:number-columns-repeated="3"/>
          <table:table-cell office:value-type="float" office:value="74.15126" calcext:value-type="float">
            <text:p>74.15126</text:p>
          </table:table-cell>
          <table:table-cell office:value-type="float" office:value="74.53138" calcext:value-type="float">
            <text:p>74.53138</text:p>
          </table:table-cell>
          <table:table-cell/>
          <table:table-cell office:value-type="float" office:value="73.71253" calcext:value-type="float">
            <text:p>73.71253</text:p>
          </table:table-cell>
          <table:table-cell table:number-columns-repeated="3"/>
          <table:table-cell office:value-type="float" office:value="73.75744" calcext:value-type="float">
            <text:p>73.757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.21438" calcext:value-type="float">
            <text:p>74.21438</text:p>
          </table:table-cell>
          <table:table-cell table:number-columns-repeated="3"/>
          <table:table-cell office:value-type="float" office:value="74.35673" calcext:value-type="float">
            <text:p>74.35673</text:p>
          </table:table-cell>
          <table:table-cell office:value-type="float" office:value="74.78487" calcext:value-type="float">
            <text:p>74.78487</text:p>
          </table:table-cell>
          <table:table-cell/>
          <table:table-cell office:value-type="float" office:value="74.15055" calcext:value-type="float">
            <text:p>74.15055</text:p>
          </table:table-cell>
          <table:table-cell table:number-columns-repeated="3"/>
          <table:table-cell office:value-type="float" office:value="74.12883" calcext:value-type="float">
            <text:p>74.128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.4588" calcext:value-type="float">
            <text:p>74.4588</text:p>
          </table:table-cell>
          <table:table-cell table:number-columns-repeated="3"/>
          <table:table-cell office:value-type="float" office:value="74.77212" calcext:value-type="float">
            <text:p>74.77212</text:p>
          </table:table-cell>
          <table:table-cell office:value-type="float" office:value="75.1458" calcext:value-type="float">
            <text:p>75.1458</text:p>
          </table:table-cell>
          <table:table-cell/>
          <table:table-cell office:value-type="float" office:value="74.34776" calcext:value-type="float">
            <text:p>74.34776</text:p>
          </table:table-cell>
          <table:table-cell table:number-columns-repeated="3"/>
          <table:table-cell office:value-type="float" office:value="74.38092" calcext:value-type="float">
            <text:p>74.380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.82779" calcext:value-type="float">
            <text:p>74.82779</text:p>
          </table:table-cell>
          <table:table-cell table:number-columns-repeated="3"/>
          <table:table-cell office:value-type="float" office:value="74.96017" calcext:value-type="float">
            <text:p>74.96017</text:p>
          </table:table-cell>
          <table:table-cell office:value-type="float" office:value="75.37721" calcext:value-type="float">
            <text:p>75.37721</text:p>
          </table:table-cell>
          <table:table-cell/>
          <table:table-cell office:value-type="float" office:value="74.76893" calcext:value-type="float">
            <text:p>74.76893</text:p>
          </table:table-cell>
          <table:table-cell table:number-columns-repeated="3"/>
          <table:table-cell office:value-type="float" office:value="74.74411" calcext:value-type="float">
            <text:p>74.74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.07256" calcext:value-type="float">
            <text:p>75.07256</text:p>
          </table:table-cell>
          <table:table-cell table:number-columns-repeated="3"/>
          <table:table-cell office:value-type="float" office:value="75.37566" calcext:value-type="float">
            <text:p>75.37566</text:p>
          </table:table-cell>
          <table:table-cell office:value-type="float" office:value="75.72498" calcext:value-type="float">
            <text:p>75.72498</text:p>
          </table:table-cell>
          <table:table-cell/>
          <table:table-cell office:value-type="float" office:value="74.95283" calcext:value-type="float">
            <text:p>74.95283</text:p>
          </table:table-cell>
          <table:table-cell table:number-columns-repeated="3"/>
          <table:table-cell office:value-type="float" office:value="74.98301" calcext:value-type="float">
            <text:p>74.983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.41958" calcext:value-type="float">
            <text:p>75.41958</text:p>
          </table:table-cell>
          <table:table-cell table:number-columns-repeated="3"/>
          <table:table-cell office:value-type="float" office:value="75.5549" calcext:value-type="float">
            <text:p>75.5549</text:p>
          </table:table-cell>
          <table:table-cell office:value-type="float" office:value="75.96564" calcext:value-type="float">
            <text:p>75.96564</text:p>
          </table:table-cell>
          <table:table-cell/>
          <table:table-cell office:value-type="float" office:value="75.36872" calcext:value-type="float">
            <text:p>75.36872</text:p>
          </table:table-cell>
          <table:table-cell table:number-columns-repeated="3"/>
          <table:table-cell office:value-type="float" office:value="75.34232" calcext:value-type="float">
            <text:p>75.34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.65977" calcext:value-type="float">
            <text:p>75.65977</text:p>
          </table:table-cell>
          <table:table-cell table:number-columns-repeated="3"/>
          <table:table-cell office:value-type="float" office:value="75.96155" calcext:value-type="float">
            <text:p>75.96155</text:p>
          </table:table-cell>
          <table:table-cell office:value-type="float" office:value="76.29971" calcext:value-type="float">
            <text:p>76.29971</text:p>
          </table:table-cell>
          <table:table-cell/>
          <table:table-cell office:value-type="float" office:value="75.53938" calcext:value-type="float">
            <text:p>75.53938</text:p>
          </table:table-cell>
          <table:table-cell table:number-columns-repeated="3"/>
          <table:table-cell office:value-type="float" office:value="75.56818" calcext:value-type="float">
            <text:p>75.56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.99913" calcext:value-type="float">
            <text:p>75.99913</text:p>
          </table:table-cell>
          <table:table-cell table:number-columns-repeated="3"/>
          <table:table-cell office:value-type="float" office:value="76.11844" calcext:value-type="float">
            <text:p>76.11844</text:p>
          </table:table-cell>
          <table:table-cell office:value-type="float" office:value="76.51805" calcext:value-type="float">
            <text:p>76.51805</text:p>
          </table:table-cell>
          <table:table-cell/>
          <table:table-cell office:value-type="float" office:value="75.94704" calcext:value-type="float">
            <text:p>75.94704</text:p>
          </table:table-cell>
          <table:table-cell table:number-columns-repeated="3"/>
          <table:table-cell office:value-type="float" office:value="75.91391" calcext:value-type="float">
            <text:p>75.91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.22644" calcext:value-type="float">
            <text:p>76.22644</text:p>
          </table:table-cell>
          <table:table-cell table:number-columns-repeated="3"/>
          <table:table-cell office:value-type="float" office:value="76.52064" calcext:value-type="float">
            <text:p>76.52064</text:p>
          </table:table-cell>
          <table:table-cell office:value-type="float" office:value="76.83869" calcext:value-type="float">
            <text:p>76.83869</text:p>
          </table:table-cell>
          <table:table-cell/>
          <table:table-cell office:value-type="float" office:value="76.1045" calcext:value-type="float">
            <text:p>76.1045</text:p>
          </table:table-cell>
          <table:table-cell table:number-columns-repeated="3"/>
          <table:table-cell office:value-type="float" office:value="76.13115" calcext:value-type="float">
            <text:p>76.1311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6.66892" calcext:value-type="float">
            <text:p>76.66892</text:p>
          </table:table-cell>
          <table:table-cell office:value-type="float" office:value="77.0524" calcext:value-type="float">
            <text:p>77.0524</text:p>
          </table:table-cell>
          <table:table-cell/>
          <table:table-cell office:value-type="float" office:value="76.50742" calcext:value-type="float">
            <text:p>76.50742</text:p>
          </table:table-cell>
          <table:table-cell table:number-columns-repeated="3"/>
          <table:table-cell office:value-type="float" office:value="76.46376" calcext:value-type="float">
            <text:p>76.4637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7.05769" calcext:value-type="float">
            <text:p>77.05769</text:p>
          </table:table-cell>
          <table:table-cell office:value-type="float" office:value="77.3641" calcext:value-type="float">
            <text:p>77.3641</text:p>
          </table:table-cell>
          <table:table-cell/>
          <table:table-cell office:value-type="float" office:value="76.65198" calcext:value-type="float">
            <text:p>76.65198</text:p>
          </table:table-cell>
          <table:table-cell table:number-columns-repeated="3"/>
          <table:table-cell office:value-type="float" office:value="76.6814" calcext:value-type="float">
            <text:p>76.681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7.2016" calcext:value-type="float">
            <text:p>77.2016</text:p>
          </table:table-cell>
          <table:table-cell office:value-type="float" office:value="77.56445" calcext:value-type="float">
            <text:p>77.56445</text:p>
          </table:table-cell>
          <table:table-cell/>
          <table:table-cell office:value-type="float" office:value="77.03318" calcext:value-type="float">
            <text:p>77.03318</text:p>
          </table:table-cell>
          <table:table-cell table:number-columns-repeated="3"/>
          <table:table-cell office:value-type="float" office:value="77.00098" calcext:value-type="float">
            <text:p>77.0009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7.5776" calcext:value-type="float">
            <text:p>77.5776</text:p>
          </table:table-cell>
          <table:table-cell office:value-type="float" office:value="77.86327" calcext:value-type="float">
            <text:p>77.86327</text:p>
          </table:table-cell>
          <table:table-cell/>
          <table:table-cell office:value-type="float" office:value="77.17815" calcext:value-type="float">
            <text:p>77.17815</text:p>
          </table:table-cell>
          <table:table-cell table:number-columns-repeated="3"/>
          <table:table-cell office:value-type="float" office:value="77.20534" calcext:value-type="float">
            <text:p>77.2053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7.70827" calcext:value-type="float">
            <text:p>77.70827</text:p>
          </table:table-cell>
          <table:table-cell office:value-type="float" office:value="78.05922" calcext:value-type="float">
            <text:p>78.05922</text:p>
          </table:table-cell>
          <table:table-cell table:number-columns-repeated="5"/>
          <table:table-cell office:value-type="float" office:value="77.51184" calcext:value-type="float">
            <text:p>77.5118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8.07546" calcext:value-type="float">
            <text:p>78.07546</text:p>
          </table:table-cell>
          <table:table-cell office:value-type="float" office:value="78.35334" calcext:value-type="float">
            <text:p>78.35334</text:p>
          </table:table-cell>
          <table:table-cell table:number-columns-repeated="5"/>
          <table:table-cell office:value-type="float" office:value="77.70718" calcext:value-type="float">
            <text:p>77.7071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8.18844" calcext:value-type="float">
            <text:p>78.18844</text:p>
          </table:table-cell>
          <table:table-cell office:value-type="float" office:value="78.54048" calcext:value-type="float">
            <text:p>78.54048</text:p>
          </table:table-cell>
          <table:table-cell table:number-columns-repeated="5"/>
          <table:table-cell office:value-type="float" office:value="78.00049" calcext:value-type="float">
            <text:p>78.000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8.56029" calcext:value-type="float">
            <text:p>78.56029</text:p>
          </table:table-cell>
          <table:table-cell office:value-type="float" office:value="78.81682" calcext:value-type="float">
            <text:p>78.81682</text:p>
          </table:table-cell>
          <table:table-cell table:number-columns-repeated="5"/>
          <table:table-cell office:value-type="float" office:value="78.19186" calcext:value-type="float">
            <text:p>78.1918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8.66469" calcext:value-type="float">
            <text:p>78.66469</text:p>
          </table:table-cell>
          <table:table-cell office:value-type="float" office:value="78.9995" calcext:value-type="float">
            <text:p>78.9995</text:p>
          </table:table-cell>
          <table:table-cell table:number-columns-repeated="5"/>
          <table:table-cell office:value-type="float" office:value="78.47576" calcext:value-type="float">
            <text:p>78.4757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9.26267" calcext:value-type="float">
            <text:p>79.26267</text:p>
          </table:table-cell>
          <table:table-cell table:number-columns-repeated="5"/>
          <table:table-cell office:value-type="float" office:value="78.66243" calcext:value-type="float">
            <text:p>78.6624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9.44098" calcext:value-type="float">
            <text:p>79.44098</text:p>
          </table:table-cell>
          <table:table-cell table:number-columns-repeated="5"/>
          <table:table-cell office:value-type="float" office:value="78.93347" calcext:value-type="float">
            <text:p>78.9334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79.10697" calcext:value-type="float">
            <text:p>79.1069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79.36931" calcext:value-type="float">
            <text:p>79.3693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79.54246" calcext:value-type="float">
            <text:p>79.5424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79.79161" calcext:value-type="float">
            <text:p>79.7916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79.95582" calcext:value-type="float">
            <text:p>79.9558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0.20434" calcext:value-type="float">
            <text:p>80.2043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0.36407" calcext:value-type="float">
            <text:p>80.3640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0.59458" calcext:value-type="float">
            <text:p>80.5945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0.75434" calcext:value-type="float">
            <text:p>80.7543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0.98038" calcext:value-type="float">
            <text:p>80.9803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1.12215" calcext:value-type="float">
            <text:p>81.1221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1.34402" calcext:value-type="float">
            <text:p>81.3440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1.49507" calcext:value-type="float">
            <text:p>81.4950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1.71681" calcext:value-type="float">
            <text:p>81.7168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1.85432" calcext:value-type="float">
            <text:p>81.8543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2.07118" calcext:value-type="float">
            <text:p>82.0711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2.22171" calcext:value-type="float">
            <text:p>82.2217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2.26604" calcext:value-type="float">
            <text:p>82.2660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2.58039" calcext:value-type="float">
            <text:p>82.5803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2.60666" calcext:value-type="float">
            <text:p>82.6066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2.91678" calcext:value-type="float">
            <text:p>82.9167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2.94317" calcext:value-type="float">
            <text:p>82.9431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3.24041" calcext:value-type="float">
            <text:p>83.2404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3.2578" calcext:value-type="float">
            <text:p>83.2578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0"/>
          <table:table-cell office:value-type="string" calcext:value-type="string">
            <text:p>average minCPA</text:p>
          </table:table-cell>
        </table:table-row>
        <table:table-row table:style-name="ro1">
          <table:table-cell table:formula="of:=MIN([.A1:.A467])" office:value-type="float" office:value="3.80991" calcext:value-type="float">
            <text:p>3.80991</text:p>
          </table:table-cell>
          <table:table-cell table:formula="of:=MIN([.B1:.B467])" office:value-type="float" office:value="3.4673" calcext:value-type="float">
            <text:p>3.4673</text:p>
          </table:table-cell>
          <table:table-cell table:formula="of:=MIN([.C1:.C467])" office:value-type="float" office:value="1.52568" calcext:value-type="float">
            <text:p>1.52568</text:p>
          </table:table-cell>
          <table:table-cell table:formula="of:=MIN([.D1:.D467])" office:value-type="float" office:value="2.19758" calcext:value-type="float">
            <text:p>2.19758</text:p>
          </table:table-cell>
          <table:table-cell table:formula="of:=MIN([.E1:.E467])" office:value-type="float" office:value="3.82578" calcext:value-type="float">
            <text:p>3.82578</text:p>
          </table:table-cell>
          <table:table-cell table:formula="of:=MIN([.F1:.F467])" office:value-type="float" office:value="3.38004" calcext:value-type="float">
            <text:p>3.38004</text:p>
          </table:table-cell>
          <table:table-cell table:formula="of:=MIN([.G1:.G467])" office:value-type="float" office:value="3.57738" calcext:value-type="float">
            <text:p>3.57738</text:p>
          </table:table-cell>
          <table:table-cell table:formula="of:=MIN([.H1:.H467])" office:value-type="float" office:value="3.56684" calcext:value-type="float">
            <text:p>3.56684</text:p>
          </table:table-cell>
          <table:table-cell table:formula="of:=MIN([.I1:.I467])" office:value-type="float" office:value="3.49156" calcext:value-type="float">
            <text:p>3.49156</text:p>
          </table:table-cell>
          <table:table-cell table:formula="of:=MIN([.J1:.J467])" office:value-type="float" office:value="3.79024" calcext:value-type="float">
            <text:p>3.79024</text:p>
          </table:table-cell>
          <table:table-cell table:formula="of:=MIN([.K1:.K467])" office:value-type="float" office:value="3.57453" calcext:value-type="float">
            <text:p>3.57453</text:p>
          </table:table-cell>
          <table:table-cell table:formula="of:=MIN([.L1:.L467])" office:value-type="float" office:value="3.56328" calcext:value-type="float">
            <text:p>3.56328</text:p>
          </table:table-cell>
          <table:table-cell table:formula="of:=MIN([.M1:.M467])" office:value-type="float" office:value="3.35404" calcext:value-type="float">
            <text:p>3.35404</text:p>
          </table:table-cell>
          <table:table-cell table:formula="of:=MIN([.N1:.N467])" office:value-type="float" office:value="3.60521" calcext:value-type="float">
            <text:p>3.60521</text:p>
          </table:table-cell>
          <table:table-cell table:formula="of:=MIN([.O1:.O467])" office:value-type="float" office:value="3.51404" calcext:value-type="float">
            <text:p>3.51404</text:p>
          </table:table-cell>
          <table:table-cell table:formula="of:=MIN([.P1:.P467])" office:value-type="float" office:value="3.81499" calcext:value-type="float">
            <text:p>3.81499</text:p>
          </table:table-cell>
          <table:table-cell table:formula="of:=MIN([.Q1:.Q467])" office:value-type="float" office:value="2.00715" calcext:value-type="float">
            <text:p>2.00715</text:p>
          </table:table-cell>
          <table:table-cell table:formula="of:=MIN([.R1:.R467])" office:value-type="float" office:value="3.59596" calcext:value-type="float">
            <text:p>3.59596</text:p>
          </table:table-cell>
          <table:table-cell table:formula="of:=MIN([.S1:.S467])" office:value-type="float" office:value="2.05066" calcext:value-type="float">
            <text:p>2.05066</text:p>
          </table:table-cell>
          <table:table-cell table:formula="of:=MIN([.T1:.T467])" office:value-type="float" office:value="3.62128" calcext:value-type="float">
            <text:p>3.62128</text:p>
          </table:table-cell>
          <table:table-cell table:formula="of:=AVERAGE([.A469:.T469])" office:value-type="float" office:value="3.2666725" calcext:value-type="float">
            <text:p>3.2666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4T13:32:42.329561086</dc:date>
    <meta:editing-duration>PT14M7S</meta:editing-duration>
    <meta:editing-cycles>1</meta:editing-cycles>
    <meta:generator>LibreOffice/7.3.7.2$Linux_X86_64 LibreOffice_project/30$Build-2</meta:generator>
    <meta:document-statistic meta:table-count="1" meta:cell-count="80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53cm" svg:y="1.96cm" style:legend-expansion="high" chart:style-name="ch2"/>
        <chart:plot-area chart:style-name="ch3" table:cell-range-address="output.A1:output.T464" svg:x="0.32cm" svg:y="0.18cm" svg:width="9.813cm" svg:height="8.64cm">
          <chart:coordinate-region svg:x="1.127cm" svg:y="0.379cm" svg:width="9.006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A1:output.A464" chart:class="chart:line">
            <chart:data-point chart:repeated="464"/>
          </chart:series>
          <chart:series chart:style-name="ch7" chart:values-cell-range-address="output.B1:output.B464" chart:class="chart:line">
            <chart:data-point chart:repeated="464"/>
          </chart:series>
          <chart:series chart:style-name="ch8" chart:values-cell-range-address="output.C1:output.C464" chart:class="chart:line">
            <chart:data-point chart:repeated="464"/>
          </chart:series>
          <chart:series chart:style-name="ch9" chart:values-cell-range-address="output.D1:output.D464" chart:class="chart:line">
            <chart:data-point chart:repeated="464"/>
          </chart:series>
          <chart:series chart:style-name="ch10" chart:values-cell-range-address="output.E1:output.E464" chart:class="chart:line">
            <chart:data-point chart:repeated="464"/>
          </chart:series>
          <chart:series chart:style-name="ch11" chart:values-cell-range-address="output.F1:output.F464" chart:class="chart:line">
            <chart:data-point chart:repeated="464"/>
          </chart:series>
          <chart:series chart:style-name="ch12" chart:values-cell-range-address="output.G1:output.G464" chart:class="chart:line">
            <chart:data-point chart:repeated="464"/>
          </chart:series>
          <chart:series chart:style-name="ch13" chart:values-cell-range-address="output.H1:output.H464" chart:class="chart:line">
            <chart:data-point chart:repeated="464"/>
          </chart:series>
          <chart:series chart:style-name="ch14" chart:values-cell-range-address="output.I1:output.I464" chart:class="chart:line">
            <chart:data-point chart:repeated="464"/>
          </chart:series>
          <chart:series chart:style-name="ch15" chart:values-cell-range-address="output.J1:output.J464" chart:class="chart:line">
            <chart:data-point chart:repeated="464"/>
          </chart:series>
          <chart:series chart:style-name="ch16" chart:values-cell-range-address="output.K1:output.K464" chart:class="chart:line">
            <chart:data-point chart:repeated="464"/>
          </chart:series>
          <chart:series chart:style-name="ch17" chart:values-cell-range-address="output.L1:output.L464" chart:class="chart:line">
            <chart:data-point chart:repeated="464"/>
          </chart:series>
          <chart:series chart:style-name="ch18" chart:values-cell-range-address="output.M1:output.M464" chart:class="chart:line">
            <chart:data-point chart:repeated="464"/>
          </chart:series>
          <chart:series chart:style-name="ch19" chart:values-cell-range-address="output.N1:output.N464" chart:class="chart:line">
            <chart:data-point chart:repeated="464"/>
          </chart:series>
          <chart:series chart:style-name="ch20" chart:values-cell-range-address="output.O1:output.O464" chart:class="chart:line">
            <chart:data-point chart:repeated="464"/>
          </chart:series>
          <chart:series chart:style-name="ch9" chart:values-cell-range-address="output.P1:output.P464" chart:class="chart:line">
            <chart:data-point chart:repeated="464"/>
          </chart:series>
          <chart:series chart:style-name="ch10" chart:values-cell-range-address="output.Q1:output.Q464" chart:class="chart:line">
            <chart:data-point chart:repeated="464"/>
          </chart:series>
          <chart:series chart:style-name="ch11" chart:values-cell-range-address="output.R1:output.R464" chart:class="chart:line">
            <chart:data-point chart:repeated="464"/>
          </chart:series>
          <chart:series chart:style-name="ch12" chart:values-cell-range-address="output.S1:output.S464" chart:class="chart:line">
            <chart:data-point chart:repeated="464"/>
          </chart:series>
          <chart:series chart:style-name="ch21" chart:values-cell-range-address="output.T1:output.T464" chart:class="chart:line">
            <chart:data-point chart:repeated="46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.58913">
                <text:p>125.58913</text:p>
                <draw:g>
                  <svg:desc>output.A1:output.A464</svg:desc>
                </draw:g>
              </table:table-cell>
              <table:table-cell office:value-type="float" office:value="126.58989">
                <text:p>126.58989</text:p>
                <draw:g>
                  <svg:desc>output.B1:output.B464</svg:desc>
                </draw:g>
              </table:table-cell>
              <table:table-cell office:value-type="float" office:value="126.58989">
                <text:p>126.58989</text:p>
                <draw:g>
                  <svg:desc>output.C1:output.C464</svg:desc>
                </draw:g>
              </table:table-cell>
              <table:table-cell office:value-type="float" office:value="126.58989">
                <text:p>126.58989</text:p>
                <draw:g>
                  <svg:desc>output.D1:output.D464</svg:desc>
                </draw:g>
              </table:table-cell>
              <table:table-cell office:value-type="float" office:value="125.59511">
                <text:p>125.59511</text:p>
                <draw:g>
                  <svg:desc>output.E1:output.E464</svg:desc>
                </draw:g>
              </table:table-cell>
              <table:table-cell office:value-type="float" office:value="126.58989">
                <text:p>126.58989</text:p>
                <draw:g>
                  <svg:desc>output.F1:output.F464</svg:desc>
                </draw:g>
              </table:table-cell>
              <table:table-cell office:value-type="float" office:value="126.58989">
                <text:p>126.58989</text:p>
                <draw:g>
                  <svg:desc>output.G1:output.G464</svg:desc>
                </draw:g>
              </table:table-cell>
              <table:table-cell office:value-type="float" office:value="126.46691">
                <text:p>126.46691</text:p>
                <draw:g>
                  <svg:desc>output.H1:output.H464</svg:desc>
                </draw:g>
              </table:table-cell>
              <table:table-cell office:value-type="float" office:value="126.58989">
                <text:p>126.58989</text:p>
                <draw:g>
                  <svg:desc>output.I1:output.I464</svg:desc>
                </draw:g>
              </table:table-cell>
              <table:table-cell office:value-type="float" office:value="125.58841">
                <text:p>125.58841</text:p>
                <draw:g>
                  <svg:desc>output.J1:output.J464</svg:desc>
                </draw:g>
              </table:table-cell>
              <table:table-cell office:value-type="float" office:value="126.54078">
                <text:p>126.54078</text:p>
                <draw:g>
                  <svg:desc>output.K1:output.K464</svg:desc>
                </draw:g>
              </table:table-cell>
              <table:table-cell office:value-type="float" office:value="126.58989">
                <text:p>126.58989</text:p>
                <draw:g>
                  <svg:desc>output.L1:output.L464</svg:desc>
                </draw:g>
              </table:table-cell>
              <table:table-cell office:value-type="float" office:value="126.58989">
                <text:p>126.58989</text:p>
                <draw:g>
                  <svg:desc>output.M1:output.M464</svg:desc>
                </draw:g>
              </table:table-cell>
              <table:table-cell office:value-type="float" office:value="126.58989">
                <text:p>126.58989</text:p>
                <draw:g>
                  <svg:desc>output.N1:output.N464</svg:desc>
                </draw:g>
              </table:table-cell>
              <table:table-cell office:value-type="float" office:value="126.58989">
                <text:p>126.58989</text:p>
                <draw:g>
                  <svg:desc>output.O1:output.O464</svg:desc>
                </draw:g>
              </table:table-cell>
              <table:table-cell office:value-type="float" office:value="125.59575">
                <text:p>125.59575</text:p>
                <draw:g>
                  <svg:desc>output.P1:output.P464</svg:desc>
                </draw:g>
              </table:table-cell>
              <table:table-cell office:value-type="float" office:value="126.58989">
                <text:p>126.58989</text:p>
                <draw:g>
                  <svg:desc>output.Q1:output.Q464</svg:desc>
                </draw:g>
              </table:table-cell>
              <table:table-cell office:value-type="float" office:value="126.54075">
                <text:p>126.54075</text:p>
                <draw:g>
                  <svg:desc>output.R1:output.R464</svg:desc>
                </draw:g>
              </table:table-cell>
              <table:table-cell office:value-type="float" office:value="126.58989">
                <text:p>126.58989</text:p>
                <draw:g>
                  <svg:desc>output.S1:output.S464</svg:desc>
                </draw:g>
              </table:table-cell>
              <table:table-cell office:value-type="float" office:value="126.54079">
                <text:p>126.54079</text:p>
                <draw:g>
                  <svg:desc>output.T1:output.T4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.24641">
                <text:p>125.24641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25257">
                <text:p>125.2525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4065">
                <text:p>126.54065</text:p>
              </table:table-cell>
              <table:table-cell office:value-type="float" office:value="126.09663">
                <text:p>126.0966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24579">
                <text:p>125.24579</text:p>
              </table:table-cell>
              <table:table-cell office:value-type="float" office:value="126.19357">
                <text:p>126.19357</text:p>
              </table:table-cell>
              <table:table-cell office:value-type="float" office:value="126.28867">
                <text:p>126.2886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28823">
                <text:p>126.28823</text:p>
              </table:table-cell>
              <table:table-cell office:value-type="float" office:value="126.54069">
                <text:p>126.54069</text:p>
              </table:table-cell>
              <table:table-cell office:value-type="float" office:value="125.25314">
                <text:p>125.2531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19345">
                <text:p>126.19345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19349">
                <text:p>126.19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.68612">
                <text:p>124.68612</text:p>
              </table:table-cell>
              <table:table-cell office:value-type="float" office:value="126.46674">
                <text:p>126.4667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69348">
                <text:p>124.6934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99811">
                <text:p>125.99811</text:p>
              </table:table-cell>
              <table:table-cell office:value-type="float" office:value="125.52855">
                <text:p>125.52855</text:p>
              </table:table-cell>
              <table:table-cell office:value-type="float" office:value="126.46664">
                <text:p>126.46664</text:p>
              </table:table-cell>
              <table:table-cell office:value-type="float" office:value="124.68542">
                <text:p>124.68542</text:p>
              </table:table-cell>
              <table:table-cell office:value-type="float" office:value="125.627">
                <text:p>125.627</text:p>
              </table:table-cell>
              <table:table-cell office:value-type="float" office:value="125.71254">
                <text:p>125.7125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70704">
                <text:p>125.70704</text:p>
              </table:table-cell>
              <table:table-cell office:value-type="float" office:value="125.99806">
                <text:p>125.99806</text:p>
              </table:table-cell>
              <table:table-cell office:value-type="float" office:value="124.6944">
                <text:p>124.694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62693">
                <text:p>125.6269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63501">
                <text:p>125.63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.68612">
                <text:p>124.68612</text:p>
              </table:table-cell>
              <table:table-cell office:value-type="float" office:value="126.46674">
                <text:p>126.4667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69348">
                <text:p>124.6934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99811">
                <text:p>125.99811</text:p>
              </table:table-cell>
              <table:table-cell office:value-type="float" office:value="125.18736">
                <text:p>125.18736</text:p>
              </table:table-cell>
              <table:table-cell office:value-type="float" office:value="126.46664">
                <text:p>126.46664</text:p>
              </table:table-cell>
              <table:table-cell office:value-type="float" office:value="124.68542">
                <text:p>124.68542</text:p>
              </table:table-cell>
              <table:table-cell office:value-type="float" office:value="125.28548">
                <text:p>125.28548</text:p>
              </table:table-cell>
              <table:table-cell office:value-type="float" office:value="125.35964">
                <text:p>125.3596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35087">
                <text:p>125.35087</text:p>
              </table:table-cell>
              <table:table-cell office:value-type="float" office:value="125.99806">
                <text:p>125.99806</text:p>
              </table:table-cell>
              <table:table-cell office:value-type="float" office:value="124.6944">
                <text:p>124.694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28569">
                <text:p>125.2856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5.27757">
                <text:p>125.27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.36011">
                <text:p>124.36011</text:p>
              </table:table-cell>
              <table:table-cell office:value-type="float" office:value="126.09569">
                <text:p>126.0956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36589">
                <text:p>124.36589</text:p>
              </table:table-cell>
              <table:table-cell office:value-type="float" office:value="126.28774">
                <text:p>126.28774</text:p>
              </table:table-cell>
              <table:table-cell office:value-type="float" office:value="125.62531">
                <text:p>125.62531</text:p>
              </table:table-cell>
              <table:table-cell office:value-type="float" office:value="124.63453">
                <text:p>124.63453</text:p>
              </table:table-cell>
              <table:table-cell office:value-type="float" office:value="126.09498">
                <text:p>126.09498</text:p>
              </table:table-cell>
              <table:table-cell office:value-type="float" office:value="124.35927">
                <text:p>124.35927</text:p>
              </table:table-cell>
              <table:table-cell office:value-type="float" office:value="124.73302">
                <text:p>124.73302</text:p>
              </table:table-cell>
              <table:table-cell office:value-type="float" office:value="124.80662">
                <text:p>124.80662</text:p>
              </table:table-cell>
              <table:table-cell office:value-type="float" office:value="126.09513">
                <text:p>126.09513</text:p>
              </table:table-cell>
              <table:table-cell office:value-type="float" office:value="124.79808">
                <text:p>124.79808</text:p>
              </table:table-cell>
              <table:table-cell office:value-type="float" office:value="125.63287">
                <text:p>125.63287</text:p>
              </table:table-cell>
              <table:table-cell office:value-type="float" office:value="124.36666">
                <text:p>124.3666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7325">
                <text:p>124.7325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71446">
                <text:p>124.71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81201">
                <text:p>123.81201</text:p>
              </table:table-cell>
              <table:table-cell office:value-type="float" office:value="125.52638">
                <text:p>125.5263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82968">
                <text:p>123.82968</text:p>
              </table:table-cell>
              <table:table-cell office:value-type="float" office:value="125.71005">
                <text:p>125.71005</text:p>
              </table:table-cell>
              <table:table-cell office:value-type="float" office:value="125.06181">
                <text:p>125.06181</text:p>
              </table:table-cell>
              <table:table-cell office:value-type="float" office:value="124.29656">
                <text:p>124.29656</text:p>
              </table:table-cell>
              <table:table-cell office:value-type="float" office:value="125.52548">
                <text:p>125.52548</text:p>
              </table:table-cell>
              <table:table-cell office:value-type="float" office:value="123.81127">
                <text:p>123.81127</text:p>
              </table:table-cell>
              <table:table-cell office:value-type="float" office:value="124.39494">
                <text:p>124.39494</text:p>
              </table:table-cell>
              <table:table-cell office:value-type="float" office:value="124.47635">
                <text:p>124.47635</text:p>
              </table:table-cell>
              <table:table-cell office:value-type="float" office:value="125.73079">
                <text:p>125.73079</text:p>
              </table:table-cell>
              <table:table-cell office:value-type="float" office:value="124.79808">
                <text:p>124.79808</text:p>
              </table:table-cell>
              <table:table-cell office:value-type="float" office:value="125.07769">
                <text:p>125.07769</text:p>
              </table:table-cell>
              <table:table-cell office:value-type="float" office:value="123.83006">
                <text:p>123.83006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7325">
                <text:p>124.7325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38565">
                <text:p>124.38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68">
                <text:p>123.49868</text:p>
              </table:table-cell>
              <table:table-cell office:value-type="float" office:value="125.52638">
                <text:p>125.5263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82968">
                <text:p>123.82968</text:p>
              </table:table-cell>
              <table:table-cell office:value-type="float" office:value="125.35704">
                <text:p>125.35704</text:p>
              </table:table-cell>
              <table:table-cell office:value-type="float" office:value="124.7309">
                <text:p>124.7309</text:p>
              </table:table-cell>
              <table:table-cell office:value-type="float" office:value="124.29656">
                <text:p>124.29656</text:p>
              </table:table-cell>
              <table:table-cell office:value-type="float" office:value="125.18401">
                <text:p>125.18401</text:p>
              </table:table-cell>
              <table:table-cell office:value-type="float" office:value="123.49835">
                <text:p>123.49835</text:p>
              </table:table-cell>
              <table:table-cell office:value-type="float" office:value="124.39494">
                <text:p>124.39494</text:p>
              </table:table-cell>
              <table:table-cell office:value-type="float" office:value="124.47635">
                <text:p>124.47635</text:p>
              </table:table-cell>
              <table:table-cell office:value-type="float" office:value="125.73079">
                <text:p>125.73079</text:p>
              </table:table-cell>
              <table:table-cell office:value-type="float" office:value="124.4592">
                <text:p>124.4592</text:p>
              </table:table-cell>
              <table:table-cell office:value-type="float" office:value="124.73853">
                <text:p>124.73853</text:p>
              </table:table-cell>
              <table:table-cell office:value-type="float" office:value="123.50544">
                <text:p>123.5054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39448">
                <text:p>124.3944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4.38565">
                <text:p>124.38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9868">
                <text:p>123.49868</text:p>
              </table:table-cell>
              <table:table-cell office:value-type="float" office:value="125.18498">
                <text:p>125.1849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50538">
                <text:p>123.50538</text:p>
              </table:table-cell>
              <table:table-cell office:value-type="float" office:value="125.35704">
                <text:p>125.35704</text:p>
              </table:table-cell>
              <table:table-cell office:value-type="float" office:value="124.7309">
                <text:p>124.7309</text:p>
              </table:table-cell>
              <table:table-cell office:value-type="float" office:value="123.75502">
                <text:p>123.75502</text:p>
              </table:table-cell>
              <table:table-cell office:value-type="float" office:value="125.18401">
                <text:p>125.18401</text:p>
              </table:table-cell>
              <table:table-cell office:value-type="float" office:value="123.49835">
                <text:p>123.49835</text:p>
              </table:table-cell>
              <table:table-cell office:value-type="float" office:value="123.8536">
                <text:p>123.8536</text:p>
              </table:table-cell>
              <table:table-cell office:value-type="float" office:value="123.92633">
                <text:p>123.92633</text:p>
              </table:table-cell>
              <table:table-cell office:value-type="float" office:value="125.17573">
                <text:p>125.17573</text:p>
              </table:table-cell>
              <table:table-cell office:value-type="float" office:value="123.91689">
                <text:p>123.91689</text:p>
              </table:table-cell>
              <table:table-cell office:value-type="float" office:value="124.73853">
                <text:p>124.73853</text:p>
              </table:table-cell>
              <table:table-cell office:value-type="float" office:value="123.50544">
                <text:p>123.50544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85322">
                <text:p>123.85322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83364">
                <text:p>123.83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.96302">
                <text:p>122.96302</text:p>
              </table:table-cell>
              <table:table-cell office:value-type="float" office:value="124.63233">
                <text:p>124.6323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98016">
                <text:p>122.98016</text:p>
              </table:table-cell>
              <table:table-cell office:value-type="float" office:value="124.8039">
                <text:p>124.8039</text:p>
              </table:table-cell>
              <table:table-cell office:value-type="float" office:value="124.17843">
                <text:p>124.17843</text:p>
              </table:table-cell>
              <table:table-cell office:value-type="float" office:value="123.44004">
                <text:p>123.44004</text:p>
              </table:table-cell>
              <table:table-cell office:value-type="float" office:value="124.63124">
                <text:p>124.63124</text:p>
              </table:table-cell>
              <table:table-cell office:value-type="float" office:value="122.9629">
                <text:p>122.9629</text:p>
              </table:table-cell>
              <table:table-cell office:value-type="float" office:value="123.53694">
                <text:p>123.53694</text:p>
              </table:table-cell>
              <table:table-cell office:value-type="float" office:value="123.60893">
                <text:p>123.60893</text:p>
              </table:table-cell>
              <table:table-cell office:value-type="float" office:value="124.83464">
                <text:p>124.83464</text:p>
              </table:table-cell>
              <table:table-cell office:value-type="float" office:value="123.58988">
                <text:p>123.58988</text:p>
              </table:table-cell>
              <table:table-cell office:value-type="float" office:value="124.18627">
                <text:p>124.18627</text:p>
              </table:table-cell>
              <table:table-cell office:value-type="float" office:value="122.97989">
                <text:p>122.97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53661">
                <text:p>123.53661</text:p>
              </table:table-cell>
              <table:table-cell office:value-type="float" office:value="126.58989">
                <text:p>126.58989</text:p>
              </table:table-cell>
              <table:table-cell office:value-type="float" office:value="123.51648">
                <text:p>123.51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.66121">
                <text:p>122.66121</text:p>
              </table:table-cell>
              <table:table-cell office:value-type="float" office:value="124.29417">
                <text:p>124.29417</text:p>
              </table:table-cell>
              <table:table-cell office:value-type="float" office:value="126.58989">
                <text:p>126.5898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67882">
                <text:p>122.67882</text:p>
              </table:table-cell>
              <table:table-cell office:value-type="float" office:value="124.47363">
                <text:p>124.47363</text:p>
              </table:table-cell>
              <table:table-cell office:value-type="float" office:value="123.85266">
                <text:p>123.85266</text:p>
              </table:table-cell>
              <table:table-cell office:value-type="float" office:value="122.90179">
                <text:p>122.90179</text:p>
              </table:table-cell>
              <table:table-cell office:value-type="float" office:value="124.2931">
                <text:p>124.2931</text:p>
              </table:table-cell>
              <table:table-cell office:value-type="float" office:value="122.65916">
                <text:p>122.65916</text:p>
              </table:table-cell>
              <table:table-cell office:value-type="float" office:value="122.99863">
                <text:p>122.99863</text:p>
              </table:table-cell>
              <table:table-cell office:value-type="float" office:value="123.06976">
                <text:p>123.06976</text:p>
              </table:table-cell>
              <table:table-cell office:value-type="float" office:value="124.83464">
                <text:p>124.83464</text:p>
              </table:table-cell>
              <table:table-cell office:value-type="float" office:value="123.05063">
                <text:p>123.05063</text:p>
              </table:table-cell>
              <table:table-cell office:value-type="float" office:value="123.85898">
                <text:p>123.85898</text:p>
              </table:table-cell>
              <table:table-cell office:value-type="float" office:value="122.67823">
                <text:p>122.6782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99833">
                <text:p>122.99833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9792">
                <text:p>122.9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.13687">
                <text:p>122.13687</text:p>
              </table:table-cell>
              <table:table-cell office:value-type="float" office:value="123.75246">
                <text:p>123.75246</text:p>
              </table:table-cell>
              <table:table-cell office:value-type="float" office:value="126.5405">
                <text:p>126.5405</text:p>
              </table:table-cell>
              <table:table-cell office:value-type="float" office:value="126.28705">
                <text:p>126.28705</text:p>
              </table:table-cell>
              <table:table-cell office:value-type="float" office:value="122.15633">
                <text:p>122.15633</text:p>
              </table:table-cell>
              <table:table-cell office:value-type="float" office:value="123.92354">
                <text:p>123.92354</text:p>
              </table:table-cell>
              <table:table-cell office:value-type="float" office:value="123.31182">
                <text:p>123.31182</text:p>
              </table:table-cell>
              <table:table-cell office:value-type="float" office:value="122.59852">
                <text:p>122.59852</text:p>
              </table:table-cell>
              <table:table-cell office:value-type="float" office:value="123.75322">
                <text:p>123.75322</text:p>
              </table:table-cell>
              <table:table-cell office:value-type="float" office:value="122.1359">
                <text:p>122.1359</text:p>
              </table:table-cell>
              <table:table-cell office:value-type="float" office:value="122.6951">
                <text:p>122.6951</text:p>
              </table:table-cell>
              <table:table-cell office:value-type="float" office:value="122.75378">
                <text:p>122.75378</text:p>
              </table:table-cell>
              <table:table-cell office:value-type="float" office:value="124.28373">
                <text:p>124.28373</text:p>
              </table:table-cell>
              <table:table-cell office:value-type="float" office:value="122.74621">
                <text:p>122.74621</text:p>
              </table:table-cell>
              <table:table-cell office:value-type="float" office:value="123.32002">
                <text:p>123.32002</text:p>
              </table:table-cell>
              <table:table-cell office:value-type="float" office:value="122.15372">
                <text:p>122.15372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69475">
                <text:p>122.69475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67353">
                <text:p>122.67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.84865">
                <text:p>121.84865</text:p>
              </table:table-cell>
              <table:table-cell office:value-type="float" office:value="123.43556">
                <text:p>123.43556</text:p>
              </table:table-cell>
              <table:table-cell office:value-type="float" office:value="126.5405">
                <text:p>126.5405</text:p>
              </table:table-cell>
              <table:table-cell office:value-type="float" office:value="125.90546">
                <text:p>125.90546</text:p>
              </table:table-cell>
              <table:table-cell office:value-type="float" office:value="121.86646">
                <text:p>121.86646</text:p>
              </table:table-cell>
              <table:table-cell office:value-type="float" office:value="123.60625">
                <text:p>123.60625</text:p>
              </table:table-cell>
              <table:table-cell office:value-type="float" office:value="122.99739">
                <text:p>122.99739</text:p>
              </table:table-cell>
              <table:table-cell office:value-type="float" office:value="122.07141">
                <text:p>122.07141</text:p>
              </table:table-cell>
              <table:table-cell office:value-type="float" office:value="123.43636">
                <text:p>123.43636</text:p>
              </table:table-cell>
              <table:table-cell office:value-type="float" office:value="121.84579">
                <text:p>121.84579</text:p>
              </table:table-cell>
              <table:table-cell office:value-type="float" office:value="122.16984">
                <text:p>122.16984</text:p>
              </table:table-cell>
              <table:table-cell office:value-type="float" office:value="122.228">
                <text:p>122.228</text:p>
              </table:table-cell>
              <table:table-cell office:value-type="float" office:value="123.95618">
                <text:p>123.95618</text:p>
              </table:table-cell>
              <table:table-cell office:value-type="float" office:value="122.21834">
                <text:p>122.21834</text:p>
              </table:table-cell>
              <table:table-cell office:value-type="float" office:value="123.01392">
                <text:p>123.01392</text:p>
              </table:table-cell>
              <table:table-cell office:value-type="float" office:value="121.86519">
                <text:p>121.8651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16939">
                <text:p>122.16939</text:p>
              </table:table-cell>
              <table:table-cell office:value-type="float" office:value="126.58989">
                <text:p>126.58989</text:p>
              </table:table-cell>
              <table:table-cell office:value-type="float" office:value="122.14779">
                <text:p>122.14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.33553">
                <text:p>121.33553</text:p>
              </table:table-cell>
              <table:table-cell office:value-type="float" office:value="122.897">
                <text:p>122.897</text:p>
              </table:table-cell>
              <table:table-cell office:value-type="float" office:value="125.99587">
                <text:p>125.99587</text:p>
              </table:table-cell>
              <table:table-cell office:value-type="float" office:value="125.90546">
                <text:p>125.90546</text:p>
              </table:table-cell>
              <table:table-cell office:value-type="float" office:value="121.35515">
                <text:p>121.35515</text:p>
              </table:table-cell>
              <table:table-cell office:value-type="float" office:value="123.06746">
                <text:p>123.06746</text:p>
              </table:table-cell>
              <table:table-cell office:value-type="float" office:value="122.45935">
                <text:p>122.45935</text:p>
              </table:table-cell>
              <table:table-cell office:value-type="float" office:value="121.77956">
                <text:p>121.77956</text:p>
              </table:table-cell>
              <table:table-cell office:value-type="float" office:value="122.89745">
                <text:p>122.89745</text:p>
              </table:table-cell>
              <table:table-cell office:value-type="float" office:value="121.33403">
                <text:p>121.33403</text:p>
              </table:table-cell>
              <table:table-cell office:value-type="float" office:value="121.87814">
                <text:p>121.87814</text:p>
              </table:table-cell>
              <table:table-cell office:value-type="float" office:value="121.93552">
                <text:p>121.93552</text:p>
              </table:table-cell>
              <table:table-cell office:value-type="float" office:value="123.41658">
                <text:p>123.41658</text:p>
              </table:table-cell>
              <table:table-cell office:value-type="float" office:value="121.91632">
                <text:p>121.91632</text:p>
              </table:table-cell>
              <table:table-cell office:value-type="float" office:value="122.47752">
                <text:p>122.47752</text:p>
              </table:table-cell>
              <table:table-cell office:value-type="float" office:value="121.34369">
                <text:p>121.34369</text:p>
              </table:table-cell>
              <table:table-cell office:value-type="float" office:value="126.5405">
                <text:p>126.5405</text:p>
              </table:table-cell>
              <table:table-cell office:value-type="float" office:value="121.87758">
                <text:p>121.87758</text:p>
              </table:table-cell>
              <table:table-cell office:value-type="float" office:value="126.58989">
                <text:p>126.58989</text:p>
              </table:table-cell>
              <table:table-cell office:value-type="float" office:value="121.85546">
                <text:p>121.85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.05898">
                <text:p>121.05898</text:p>
              </table:table-cell>
              <table:table-cell office:value-type="float" office:value="122.59342">
                <text:p>122.59342</text:p>
              </table:table-cell>
              <table:table-cell office:value-type="float" office:value="125.62989">
                <text:p>125.62989</text:p>
              </table:table-cell>
              <table:table-cell office:value-type="float" office:value="125.33999">
                <text:p>125.33999</text:p>
              </table:table-cell>
              <table:table-cell office:value-type="float" office:value="121.07857">
                <text:p>121.07857</text:p>
              </table:table-cell>
              <table:table-cell office:value-type="float" office:value="122.7521">
                <text:p>122.7521</text:p>
              </table:table-cell>
              <table:table-cell office:value-type="float" office:value="122.16647">
                <text:p>122.16647</text:p>
              </table:table-cell>
              <table:table-cell office:value-type="float" office:value="121.26572">
                <text:p>121.26572</text:p>
              </table:table-cell>
              <table:table-cell office:value-type="float" office:value="122.59374">
                <text:p>122.59374</text:p>
              </table:table-cell>
              <table:table-cell office:value-type="float" office:value="121.05746">
                <text:p>121.05746</text:p>
              </table:table-cell>
              <table:table-cell office:value-type="float" office:value="121.36384">
                <text:p>121.36384</text:p>
              </table:table-cell>
              <table:table-cell office:value-type="float" office:value="121.42079">
                <text:p>121.42079</text:p>
              </table:table-cell>
              <table:table-cell office:value-type="float" office:value="123.10011">
                <text:p>123.10011</text:p>
              </table:table-cell>
              <table:table-cell office:value-type="float" office:value="121.40197">
                <text:p>121.40197</text:p>
              </table:table-cell>
              <table:table-cell office:value-type="float" office:value="122.18481">
                <text:p>122.18481</text:p>
              </table:table-cell>
              <table:table-cell office:value-type="float" office:value="121.07664">
                <text:p>121.07664</text:p>
              </table:table-cell>
              <table:table-cell office:value-type="float" office:value="125.99626">
                <text:p>125.99626</text:p>
              </table:table-cell>
              <table:table-cell office:value-type="float" office:value="121.36365">
                <text:p>121.36365</text:p>
              </table:table-cell>
              <table:table-cell office:value-type="float" office:value="126.58989">
                <text:p>126.58989</text:p>
              </table:table-cell>
              <table:table-cell office:value-type="float" office:value="121.34125">
                <text:p>121.34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.549">
                <text:p>120.549</text:p>
              </table:table-cell>
              <table:table-cell office:value-type="float" office:value="122.06782">
                <text:p>122.06782</text:p>
              </table:table-cell>
              <table:table-cell office:value-type="float" office:value="125.07581">
                <text:p>125.07581</text:p>
              </table:table-cell>
              <table:table-cell office:value-type="float" office:value="124.99834">
                <text:p>124.99834</text:p>
              </table:table-cell>
              <table:table-cell office:value-type="float" office:value="120.57832">
                <text:p>120.57832</text:p>
              </table:table-cell>
              <table:table-cell office:value-type="float" office:value="122.22598">
                <text:p>122.22598</text:p>
              </table:table-cell>
              <table:table-cell office:value-type="float" office:value="121.6416">
                <text:p>121.6416</text:p>
              </table:table-cell>
              <table:table-cell office:value-type="float" office:value="120.98726">
                <text:p>120.98726</text:p>
              </table:table-cell>
              <table:table-cell office:value-type="float" office:value="122.06646">
                <text:p>122.06646</text:p>
              </table:table-cell>
              <table:table-cell office:value-type="float" office:value="120.54716">
                <text:p>120.54716</text:p>
              </table:table-cell>
              <table:table-cell office:value-type="float" office:value="121.08531">
                <text:p>121.08531</text:p>
              </table:table-cell>
              <table:table-cell office:value-type="float" office:value="121.14208">
                <text:p>121.14208</text:p>
              </table:table-cell>
              <table:table-cell office:value-type="float" office:value="122.57319">
                <text:p>122.57319</text:p>
              </table:table-cell>
              <table:table-cell office:value-type="float" office:value="121.12318">
                <text:p>121.12318</text:p>
              </table:table-cell>
              <table:table-cell office:value-type="float" office:value="121.65994">
                <text:p>121.65994</text:p>
              </table:table-cell>
              <table:table-cell office:value-type="float" office:value="120.57615">
                <text:p>120.57615</text:p>
              </table:table-cell>
              <table:table-cell office:value-type="float" office:value="125.99626">
                <text:p>125.99626</text:p>
              </table:table-cell>
              <table:table-cell office:value-type="float" office:value="121.08522">
                <text:p>121.08522</text:p>
              </table:table-cell>
              <table:table-cell office:value-type="float" office:value="126.58989">
                <text:p>126.58989</text:p>
              </table:table-cell>
              <table:table-cell office:value-type="float" office:value="121.06233">
                <text:p>121.06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.29539">
                <text:p>120.29539</text:p>
              </table:table-cell>
              <table:table-cell office:value-type="float" office:value="121.77558">
                <text:p>121.77558</text:p>
              </table:table-cell>
              <table:table-cell office:value-type="float" office:value="125.07581">
                <text:p>125.07581</text:p>
              </table:table-cell>
              <table:table-cell office:value-type="float" office:value="124.44525">
                <text:p>124.44525</text:p>
              </table:table-cell>
              <table:table-cell office:value-type="float" office:value="120.31308">
                <text:p>120.31308</text:p>
              </table:table-cell>
              <table:table-cell office:value-type="float" office:value="121.93336">
                <text:p>121.93336</text:p>
              </table:table-cell>
              <table:table-cell office:value-type="float" office:value="121.36216">
                <text:p>121.36216</text:p>
              </table:table-cell>
              <table:table-cell office:value-type="float" office:value="120.48432">
                <text:p>120.48432</text:p>
              </table:table-cell>
              <table:table-cell office:value-type="float" office:value="121.7746">
                <text:p>121.7746</text:p>
              </table:table-cell>
              <table:table-cell office:value-type="float" office:value="120.2935">
                <text:p>120.2935</text:p>
              </table:table-cell>
              <table:table-cell office:value-type="float" office:value="120.58225">
                <text:p>120.58225</text:p>
              </table:table-cell>
              <table:table-cell office:value-type="float" office:value="120.63828">
                <text:p>120.63828</text:p>
              </table:table-cell>
              <table:table-cell office:value-type="float" office:value="122.2801">
                <text:p>122.2801</text:p>
              </table:table-cell>
              <table:table-cell office:value-type="float" office:value="120.61027">
                <text:p>120.61027</text:p>
              </table:table-cell>
              <table:table-cell office:value-type="float" office:value="121.37827">
                <text:p>121.37827</text:p>
              </table:table-cell>
              <table:table-cell office:value-type="float" office:value="120.31103">
                <text:p>120.31103</text:p>
              </table:table-cell>
              <table:table-cell office:value-type="float" office:value="125.63016">
                <text:p>125.63016</text:p>
              </table:table-cell>
              <table:table-cell office:value-type="float" office:value="120.58293">
                <text:p>120.58293</text:p>
              </table:table-cell>
              <table:table-cell office:value-type="float" office:value="126.28719">
                <text:p>126.28719</text:p>
              </table:table-cell>
              <table:table-cell office:value-type="float" office:value="120.55946">
                <text:p>120.55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.79632">
                <text:p>119.79632</text:p>
              </table:table-cell>
              <table:table-cell office:value-type="float" office:value="121.26116">
                <text:p>121.26116</text:p>
              </table:table-cell>
              <table:table-cell office:value-type="float" office:value="124.73469">
                <text:p>124.73469</text:p>
              </table:table-cell>
              <table:table-cell office:value-type="float" office:value="124.11695">
                <text:p>124.11695</text:p>
              </table:table-cell>
              <table:table-cell office:value-type="float" office:value="119.82578">
                <text:p>119.82578</text:p>
              </table:table-cell>
              <table:table-cell office:value-type="float" office:value="121.41826">
                <text:p>121.41826</text:p>
              </table:table-cell>
              <table:table-cell office:value-type="float" office:value="120.84872">
                <text:p>120.84872</text:p>
              </table:table-cell>
              <table:table-cell office:value-type="float" office:value="120.22735">
                <text:p>120.22735</text:p>
              </table:table-cell>
              <table:table-cell office:value-type="float" office:value="121.26044">
                <text:p>121.26044</text:p>
              </table:table-cell>
              <table:table-cell office:value-type="float" office:value="119.79442">
                <text:p>119.79442</text:p>
              </table:table-cell>
              <table:table-cell office:value-type="float" office:value="120.3252">
                <text:p>120.3252</text:p>
              </table:table-cell>
              <table:table-cell office:value-type="float" office:value="120.37147">
                <text:p>120.37147</text:p>
              </table:table-cell>
              <table:table-cell office:value-type="float" office:value="121.75316">
                <text:p>121.75316</text:p>
              </table:table-cell>
              <table:table-cell office:value-type="float" office:value="120.35292">
                <text:p>120.35292</text:p>
              </table:table-cell>
              <table:table-cell office:value-type="float" office:value="120.8647">
                <text:p>120.8647</text:p>
              </table:table-cell>
              <table:table-cell office:value-type="float" office:value="119.82376">
                <text:p>119.82376</text:p>
              </table:table-cell>
              <table:table-cell office:value-type="float" office:value="125.07603">
                <text:p>125.07603</text:p>
              </table:table-cell>
              <table:table-cell office:value-type="float" office:value="120.32631">
                <text:p>120.32631</text:p>
              </table:table-cell>
              <table:table-cell office:value-type="float" office:value="126.28719">
                <text:p>126.28719</text:p>
              </table:table-cell>
              <table:table-cell office:value-type="float" office:value="120.29458">
                <text:p>120.29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.55453">
                <text:p>119.55453</text:p>
              </table:table-cell>
              <table:table-cell office:value-type="float" office:value="120.98236">
                <text:p>120.98236</text:p>
              </table:table-cell>
              <table:table-cell office:value-type="float" office:value="124.18164">
                <text:p>124.18164</text:p>
              </table:table-cell>
              <table:table-cell office:value-type="float" office:value="123.57652">
                <text:p>123.57652</text:p>
              </table:table-cell>
              <table:table-cell office:value-type="float" office:value="119.58401">
                <text:p>119.58401</text:p>
              </table:table-cell>
              <table:table-cell office:value-type="float" office:value="121.13929">
                <text:p>121.13929</text:p>
              </table:table-cell>
              <table:table-cell office:value-type="float" office:value="120.58083">
                <text:p>120.58083</text:p>
              </table:table-cell>
              <table:table-cell office:value-type="float" office:value="119.72776">
                <text:p>119.72776</text:p>
              </table:table-cell>
              <table:table-cell office:value-type="float" office:value="120.9817">
                <text:p>120.9817</text:p>
              </table:table-cell>
              <table:table-cell office:value-type="float" office:value="119.55267">
                <text:p>119.55267</text:p>
              </table:table-cell>
              <table:table-cell office:value-type="float" office:value="119.82563">
                <text:p>119.82563</text:p>
              </table:table-cell>
              <table:table-cell office:value-type="float" office:value="119.86959">
                <text:p>119.86959</text:p>
              </table:table-cell>
              <table:table-cell office:value-type="float" office:value="121.4735">
                <text:p>121.4735</text:p>
              </table:table-cell>
              <table:table-cell office:value-type="float" office:value="119.85325">
                <text:p>119.85325</text:p>
              </table:table-cell>
              <table:table-cell office:value-type="float" office:value="120.59898">
                <text:p>120.59898</text:p>
              </table:table-cell>
              <table:table-cell office:value-type="float" office:value="119.57983">
                <text:p>119.57983</text:p>
              </table:table-cell>
              <table:table-cell office:value-type="float" office:value="125.07603">
                <text:p>125.07603</text:p>
              </table:table-cell>
              <table:table-cell office:value-type="float" office:value="119.82743">
                <text:p>119.82743</text:p>
              </table:table-cell>
              <table:table-cell office:value-type="float" office:value="125.90543">
                <text:p>125.90543</text:p>
              </table:table-cell>
              <table:table-cell office:value-type="float" office:value="119.80314">
                <text:p>119.80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.07839">
                <text:p>119.07839</text:p>
              </table:table-cell>
              <table:table-cell office:value-type="float" office:value="120.47929">
                <text:p>120.47929</text:p>
              </table:table-cell>
              <table:table-cell office:value-type="float" office:value="123.85359">
                <text:p>123.85359</text:p>
              </table:table-cell>
              <table:table-cell office:value-type="float" office:value="123.26152">
                <text:p>123.26152</text:p>
              </table:table-cell>
              <table:table-cell office:value-type="float" office:value="119.09641">
                <text:p>119.09641</text:p>
              </table:table-cell>
              <table:table-cell office:value-type="float" office:value="120.62609">
                <text:p>120.62609</text:p>
              </table:table-cell>
              <table:table-cell office:value-type="float" office:value="120.07874">
                <text:p>120.07874</text:p>
              </table:table-cell>
              <table:table-cell office:value-type="float" office:value="119.48437">
                <text:p>119.48437</text:p>
              </table:table-cell>
              <table:table-cell office:value-type="float" office:value="120.4787">
                <text:p>120.4787</text:p>
              </table:table-cell>
              <table:table-cell office:value-type="float" office:value="119.0649">
                <text:p>119.0649</text:p>
              </table:table-cell>
              <table:table-cell office:value-type="float" office:value="119.58012">
                <text:p>119.58012</text:p>
              </table:table-cell>
              <table:table-cell office:value-type="float" office:value="119.62588">
                <text:p>119.62588</text:p>
              </table:table-cell>
              <table:table-cell office:value-type="float" office:value="120.95967">
                <text:p>120.95967</text:p>
              </table:table-cell>
              <table:table-cell office:value-type="float" office:value="119.60731">
                <text:p>119.60731</text:p>
              </table:table-cell>
              <table:table-cell office:value-type="float" office:value="120.09699">
                <text:p>120.09699</text:p>
              </table:table-cell>
              <table:table-cell office:value-type="float" office:value="119.09323">
                <text:p>119.09323</text:p>
              </table:table-cell>
              <table:table-cell office:value-type="float" office:value="124.73516">
                <text:p>124.73516</text:p>
              </table:table-cell>
              <table:table-cell office:value-type="float" office:value="119.58248">
                <text:p>119.58248</text:p>
              </table:table-cell>
              <table:table-cell office:value-type="float" office:value="125.3398">
                <text:p>125.3398</text:p>
              </table:table-cell>
              <table:table-cell office:value-type="float" office:value="119.5599">
                <text:p>119.5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.84806">
                <text:p>118.84806</text:p>
              </table:table-cell>
              <table:table-cell office:value-type="float" office:value="120.22198">
                <text:p>120.22198</text:p>
              </table:table-cell>
              <table:table-cell office:value-type="float" office:value="123.31316">
                <text:p>123.31316</text:p>
              </table:table-cell>
              <table:table-cell office:value-type="float" office:value="122.72284">
                <text:p>122.72284</text:p>
              </table:table-cell>
              <table:table-cell office:value-type="float" office:value="118.86628">
                <text:p>118.86628</text:p>
              </table:table-cell>
              <table:table-cell office:value-type="float" office:value="120.36858">
                <text:p>120.36858</text:p>
              </table:table-cell>
              <table:table-cell office:value-type="float" office:value="119.82436">
                <text:p>119.82436</text:p>
              </table:table-cell>
              <table:table-cell office:value-type="float" office:value="119.00447">
                <text:p>119.00447</text:p>
              </table:table-cell>
              <table:table-cell office:value-type="float" office:value="120.22197">
                <text:p>120.22197</text:p>
              </table:table-cell>
              <table:table-cell office:value-type="float" office:value="118.84447">
                <text:p>118.84447</text:p>
              </table:table-cell>
              <table:table-cell office:value-type="float" office:value="119.10175">
                <text:p>119.10175</text:p>
              </table:table-cell>
              <table:table-cell office:value-type="float" office:value="119.13732">
                <text:p>119.13732</text:p>
              </table:table-cell>
              <table:table-cell office:value-type="float" office:value="120.69372">
                <text:p>120.69372</text:p>
              </table:table-cell>
              <table:table-cell office:value-type="float" office:value="119.11869">
                <text:p>119.11869</text:p>
              </table:table-cell>
              <table:table-cell office:value-type="float" office:value="119.85302">
                <text:p>119.85302</text:p>
              </table:table-cell>
              <table:table-cell office:value-type="float" office:value="118.86334">
                <text:p>118.86334</text:p>
              </table:table-cell>
              <table:table-cell office:value-type="float" office:value="124.18213">
                <text:p>124.18213</text:p>
              </table:table-cell>
              <table:table-cell office:value-type="float" office:value="119.09484">
                <text:p>119.09484</text:p>
              </table:table-cell>
              <table:table-cell office:value-type="float" office:value="124.99785">
                <text:p>124.99785</text:p>
              </table:table-cell>
              <table:table-cell office:value-type="float" office:value="119.06966">
                <text:p>119.06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8.3713">
                <text:p>118.3713</text:p>
              </table:table-cell>
              <table:table-cell office:value-type="float" office:value="119.7224">
                <text:p>119.7224</text:p>
              </table:table-cell>
              <table:table-cell office:value-type="float" office:value="123.00841">
                <text:p>123.00841</text:p>
              </table:table-cell>
              <table:table-cell office:value-type="float" office:value="122.41901">
                <text:p>122.41901</text:p>
              </table:table-cell>
              <table:table-cell office:value-type="float" office:value="118.40119">
                <text:p>118.40119</text:p>
              </table:table-cell>
              <table:table-cell office:value-type="float" office:value="119.86636">
                <text:p>119.86636</text:p>
              </table:table-cell>
              <table:table-cell office:value-type="float" office:value="119.33339">
                <text:p>119.33339</text:p>
              </table:table-cell>
              <table:table-cell office:value-type="float" office:value="118.77296">
                <text:p>118.77296</text:p>
              </table:table-cell>
              <table:table-cell office:value-type="float" office:value="119.72279">
                <text:p>119.72279</text:p>
              </table:table-cell>
              <table:table-cell office:value-type="float" office:value="118.36947">
                <text:p>118.36947</text:p>
              </table:table-cell>
              <table:table-cell office:value-type="float" office:value="118.87027">
                <text:p>118.87027</text:p>
              </table:table-cell>
              <table:table-cell office:value-type="float" office:value="118.90526">
                <text:p>118.90526</text:p>
              </table:table-cell>
              <table:table-cell office:value-type="float" office:value="120.19104">
                <text:p>120.19104</text:p>
              </table:table-cell>
              <table:table-cell office:value-type="float" office:value="118.88666">
                <text:p>118.88666</text:p>
              </table:table-cell>
              <table:table-cell office:value-type="float" office:value="119.36251">
                <text:p>119.36251</text:p>
              </table:table-cell>
              <table:table-cell office:value-type="float" office:value="118.39883">
                <text:p>118.39883</text:p>
              </table:table-cell>
              <table:table-cell office:value-type="float" office:value="123.85394">
                <text:p>123.85394</text:p>
              </table:table-cell>
              <table:table-cell office:value-type="float" office:value="118.87281">
                <text:p>118.87281</text:p>
              </table:table-cell>
              <table:table-cell office:value-type="float" office:value="124.99785">
                <text:p>124.99785</text:p>
              </table:table-cell>
              <table:table-cell office:value-type="float" office:value="118.83795">
                <text:p>118.83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.15458">
                <text:p>118.15458</text:p>
              </table:table-cell>
              <table:table-cell office:value-type="float" office:value="119.47676">
                <text:p>119.47676</text:p>
              </table:table-cell>
              <table:table-cell office:value-type="float" office:value="122.4699">
                <text:p>122.4699</text:p>
              </table:table-cell>
              <table:table-cell office:value-type="float" office:value="121.90114">
                <text:p>121.90114</text:p>
              </table:table-cell>
              <table:table-cell office:value-type="float" office:value="118.1829">
                <text:p>118.1829</text:p>
              </table:table-cell>
              <table:table-cell office:value-type="float" office:value="119.62264">
                <text:p>119.62264</text:p>
              </table:table-cell>
              <table:table-cell office:value-type="float" office:value="119.10061">
                <text:p>119.10061</text:p>
              </table:table-cell>
              <table:table-cell office:value-type="float" office:value="118.29665">
                <text:p>118.29665</text:p>
              </table:table-cell>
              <table:table-cell office:value-type="float" office:value="119.47951">
                <text:p>119.47951</text:p>
              </table:table-cell>
              <table:table-cell office:value-type="float" office:value="118.15087">
                <text:p>118.15087</text:p>
              </table:table-cell>
              <table:table-cell office:value-type="float" office:value="118.39354">
                <text:p>118.39354</text:p>
              </table:table-cell>
              <table:table-cell office:value-type="float" office:value="118.43829">
                <text:p>118.43829</text:p>
              </table:table-cell>
              <table:table-cell office:value-type="float" office:value="119.94658">
                <text:p>119.94658</text:p>
              </table:table-cell>
              <table:table-cell office:value-type="float" office:value="118.40975">
                <text:p>118.40975</text:p>
              </table:table-cell>
              <table:table-cell office:value-type="float" office:value="119.1206">
                <text:p>119.1206</text:p>
              </table:table-cell>
              <table:table-cell office:value-type="float" office:value="118.18054">
                <text:p>118.18054</text:p>
              </table:table-cell>
              <table:table-cell office:value-type="float" office:value="123.31405">
                <text:p>123.31405</text:p>
              </table:table-cell>
              <table:table-cell office:value-type="float" office:value="118.39656">
                <text:p>118.39656</text:p>
              </table:table-cell>
              <table:table-cell office:value-type="float" office:value="124.44589">
                <text:p>124.44589</text:p>
              </table:table-cell>
              <table:table-cell office:value-type="float" office:value="118.36147">
                <text:p>118.36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.70113">
                <text:p>117.70113</text:p>
              </table:table-cell>
              <table:table-cell office:value-type="float" office:value="118.9982">
                <text:p>118.9982</text:p>
              </table:table-cell>
              <table:table-cell office:value-type="float" office:value="122.17674">
                <text:p>122.17674</text:p>
              </table:table-cell>
              <table:table-cell office:value-type="float" office:value="121.61116">
                <text:p>121.61116</text:p>
              </table:table-cell>
              <table:table-cell office:value-type="float" office:value="117.72942">
                <text:p>117.72942</text:p>
              </table:table-cell>
              <table:table-cell office:value-type="float" office:value="119.13379">
                <text:p>119.13379</text:p>
              </table:table-cell>
              <table:table-cell office:value-type="float" office:value="118.62301">
                <text:p>118.62301</text:p>
              </table:table-cell>
              <table:table-cell office:value-type="float" office:value="118.08668">
                <text:p>118.08668</text:p>
              </table:table-cell>
              <table:table-cell office:value-type="float" office:value="118.99961">
                <text:p>118.99961</text:p>
              </table:table-cell>
              <table:table-cell office:value-type="float" office:value="117.6878">
                <text:p>117.6878</text:p>
              </table:table-cell>
              <table:table-cell office:value-type="float" office:value="118.18376">
                <text:p>118.18376</text:p>
              </table:table-cell>
              <table:table-cell office:value-type="float" office:value="118.21802">
                <text:p>118.21802</text:p>
              </table:table-cell>
              <table:table-cell office:value-type="float" office:value="119.45587">
                <text:p>119.45587</text:p>
              </table:table-cell>
              <table:table-cell office:value-type="float" office:value="118.18954">
                <text:p>118.18954</text:p>
              </table:table-cell>
              <table:table-cell office:value-type="float" office:value="118.64379">
                <text:p>118.64379</text:p>
              </table:table-cell>
              <table:table-cell office:value-type="float" office:value="117.72735">
                <text:p>117.72735</text:p>
              </table:table-cell>
              <table:table-cell office:value-type="float" office:value="123.00925">
                <text:p>123.00925</text:p>
              </table:table-cell>
              <table:table-cell office:value-type="float" office:value="118.18674">
                <text:p>118.18674</text:p>
              </table:table-cell>
              <table:table-cell office:value-type="float" office:value="124.11574">
                <text:p>124.11574</text:p>
              </table:table-cell>
              <table:table-cell office:value-type="float" office:value="118.15334">
                <text:p>118.15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.49411">
                <text:p>117.49411</text:p>
              </table:table-cell>
              <table:table-cell office:value-type="float" office:value="118.76654">
                <text:p>118.76654</text:p>
              </table:table-cell>
              <table:table-cell office:value-type="float" office:value="121.65137">
                <text:p>121.65137</text:p>
              </table:table-cell>
              <table:table-cell office:value-type="float" office:value="121.0968">
                <text:p>121.0968</text:p>
              </table:table-cell>
              <table:table-cell office:value-type="float" office:value="117.53451">
                <text:p>117.53451</text:p>
              </table:table-cell>
              <table:table-cell office:value-type="float" office:value="118.90185">
                <text:p>118.90185</text:p>
              </table:table-cell>
              <table:table-cell office:value-type="float" office:value="118.39255">
                <text:p>118.39255</text:p>
              </table:table-cell>
              <table:table-cell office:value-type="float" office:value="117.62165">
                <text:p>117.62165</text:p>
              </table:table-cell>
              <table:table-cell office:value-type="float" office:value="118.76791">
                <text:p>118.76791</text:p>
              </table:table-cell>
              <table:table-cell office:value-type="float" office:value="117.49284">
                <text:p>117.49284</text:p>
              </table:table-cell>
              <table:table-cell office:value-type="float" office:value="117.71863">
                <text:p>117.71863</text:p>
              </table:table-cell>
              <table:table-cell office:value-type="float" office:value="117.75154">
                <text:p>117.75154</text:p>
              </table:table-cell>
              <table:table-cell office:value-type="float" office:value="119.21367">
                <text:p>119.21367</text:p>
              </table:table-cell>
              <table:table-cell office:value-type="float" office:value="117.72405">
                <text:p>117.72405</text:p>
              </table:table-cell>
              <table:table-cell office:value-type="float" office:value="118.42345">
                <text:p>118.42345</text:p>
              </table:table-cell>
              <table:table-cell office:value-type="float" office:value="117.53248">
                <text:p>117.53248</text:p>
              </table:table-cell>
              <table:table-cell office:value-type="float" office:value="122.47065">
                <text:p>122.47065</text:p>
              </table:table-cell>
              <table:table-cell office:value-type="float" office:value="117.72161">
                <text:p>117.72161</text:p>
              </table:table-cell>
              <table:table-cell office:value-type="float" office:value="123.57556">
                <text:p>123.57556</text:p>
              </table:table-cell>
              <table:table-cell office:value-type="float" office:value="117.68627">
                <text:p>117.68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.05187">
                <text:p>117.05187</text:p>
              </table:table-cell>
              <table:table-cell office:value-type="float" office:value="118.29002">
                <text:p>118.29002</text:p>
              </table:table-cell>
              <table:table-cell office:value-type="float" office:value="121.3698">
                <text:p>121.3698</text:p>
              </table:table-cell>
              <table:table-cell office:value-type="float" office:value="120.82817">
                <text:p>120.82817</text:p>
              </table:table-cell>
              <table:table-cell office:value-type="float" office:value="117.08289">
                <text:p>117.08289</text:p>
              </table:table-cell>
              <table:table-cell office:value-type="float" office:value="118.42475">
                <text:p>118.42475</text:p>
              </table:table-cell>
              <table:table-cell office:value-type="float" office:value="117.92638">
                <text:p>117.92638</text:p>
              </table:table-cell>
              <table:table-cell office:value-type="float" office:value="117.42356">
                <text:p>117.42356</text:p>
              </table:table-cell>
              <table:table-cell office:value-type="float" office:value="118.29186">
                <text:p>118.29186</text:p>
              </table:table-cell>
              <table:table-cell office:value-type="float" office:value="117.04084">
                <text:p>117.04084</text:p>
              </table:table-cell>
              <table:table-cell office:value-type="float" office:value="117.5206">
                <text:p>117.5206</text:p>
              </table:table-cell>
              <table:table-cell office:value-type="float" office:value="117.55317">
                <text:p>117.55317</text:p>
              </table:table-cell>
              <table:table-cell office:value-type="float" office:value="118.73665">
                <text:p>118.73665</text:p>
              </table:table-cell>
              <table:table-cell office:value-type="float" office:value="117.52522">
                <text:p>117.52522</text:p>
              </table:table-cell>
              <table:table-cell office:value-type="float" office:value="117.95802">
                <text:p>117.95802</text:p>
              </table:table-cell>
              <table:table-cell office:value-type="float" office:value="117.08085">
                <text:p>117.08085</text:p>
              </table:table-cell>
              <table:table-cell office:value-type="float" office:value="122.17728">
                <text:p>122.17728</text:p>
              </table:table-cell>
              <table:table-cell office:value-type="float" office:value="117.52342">
                <text:p>117.52342</text:p>
              </table:table-cell>
              <table:table-cell office:value-type="float" office:value="123.26044">
                <text:p>123.26044</text:p>
              </table:table-cell>
              <table:table-cell office:value-type="float" office:value="117.49017">
                <text:p>117.49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.86874">
                <text:p>116.86874</text:p>
              </table:table-cell>
              <table:table-cell office:value-type="float" office:value="118.07994">
                <text:p>118.07994</text:p>
              </table:table-cell>
              <table:table-cell office:value-type="float" office:value="120.85582">
                <text:p>120.85582</text:p>
              </table:table-cell>
              <table:table-cell office:value-type="float" office:value="120.31524">
                <text:p>120.31524</text:p>
              </table:table-cell>
              <table:table-cell office:value-type="float" office:value="116.89793">
                <text:p>116.89793</text:p>
              </table:table-cell>
              <table:table-cell office:value-type="float" office:value="118.21426">
                <text:p>118.21426</text:p>
              </table:table-cell>
              <table:table-cell office:value-type="float" office:value="117.71729">
                <text:p>117.71729</text:p>
              </table:table-cell>
              <table:table-cell office:value-type="float" office:value="116.9698">
                <text:p>116.9698</text:p>
              </table:table-cell>
              <table:table-cell office:value-type="float" office:value="118.08182">
                <text:p>118.08182</text:p>
              </table:table-cell>
              <table:table-cell office:value-type="float" office:value="116.86542">
                <text:p>116.86542</text:p>
              </table:table-cell>
              <table:table-cell office:value-type="float" office:value="117.06711">
                <text:p>117.06711</text:p>
              </table:table-cell>
              <table:table-cell office:value-type="float" office:value="117.09961">
                <text:p>117.09961</text:p>
              </table:table-cell>
              <table:table-cell office:value-type="float" office:value="118.51573">
                <text:p>118.51573</text:p>
              </table:table-cell>
              <table:table-cell office:value-type="float" office:value="117.07122">
                <text:p>117.07122</text:p>
              </table:table-cell>
              <table:table-cell office:value-type="float" office:value="117.74923">
                <text:p>117.74923</text:p>
              </table:table-cell>
              <table:table-cell office:value-type="float" office:value="116.89587">
                <text:p>116.89587</text:p>
              </table:table-cell>
              <table:table-cell office:value-type="float" office:value="121.6521">
                <text:p>121.6521</text:p>
              </table:table-cell>
              <table:table-cell office:value-type="float" office:value="117.07021">
                <text:p>117.07021</text:p>
              </table:table-cell>
              <table:table-cell office:value-type="float" office:value="122.72155">
                <text:p>122.72155</text:p>
              </table:table-cell>
              <table:table-cell office:value-type="float" office:value="117.0369">
                <text:p>117.0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.42845">
                <text:p>116.42845</text:p>
              </table:table-cell>
              <table:table-cell office:value-type="float" office:value="117.61489">
                <text:p>117.61489</text:p>
              </table:table-cell>
              <table:table-cell office:value-type="float" office:value="120.58965">
                <text:p>120.58965</text:p>
              </table:table-cell>
              <table:table-cell office:value-type="float" office:value="120.05858">
                <text:p>120.05858</text:p>
              </table:table-cell>
              <table:table-cell office:value-type="float" office:value="116.45761">
                <text:p>116.45761</text:p>
              </table:table-cell>
              <table:table-cell office:value-type="float" office:value="117.7486">
                <text:p>117.7486</text:p>
              </table:table-cell>
              <table:table-cell office:value-type="float" office:value="117.26286">
                <text:p>117.26286</text:p>
              </table:table-cell>
              <table:table-cell office:value-type="float" office:value="116.79554">
                <text:p>116.79554</text:p>
              </table:table-cell>
              <table:table-cell office:value-type="float" office:value="117.61724">
                <text:p>117.61724</text:p>
              </table:table-cell>
              <table:table-cell office:value-type="float" office:value="116.4246">
                <text:p>116.4246</text:p>
              </table:table-cell>
              <table:table-cell office:value-type="float" office:value="116.89267">
                <text:p>116.89267</text:p>
              </table:table-cell>
              <table:table-cell office:value-type="float" office:value="116.91295">
                <text:p>116.91295</text:p>
              </table:table-cell>
              <table:table-cell office:value-type="float" office:value="118.04989">
                <text:p>118.04989</text:p>
              </table:table-cell>
              <table:table-cell office:value-type="float" office:value="116.88653">
                <text:p>116.88653</text:p>
              </table:table-cell>
              <table:table-cell office:value-type="float" office:value="117.29529">
                <text:p>117.29529</text:p>
              </table:table-cell>
              <table:table-cell office:value-type="float" office:value="116.45586">
                <text:p>116.45586</text:p>
              </table:table-cell>
              <table:table-cell office:value-type="float" office:value="121.37038">
                <text:p>121.37038</text:p>
              </table:table-cell>
              <table:table-cell office:value-type="float" office:value="116.89584">
                <text:p>116.89584</text:p>
              </table:table-cell>
              <table:table-cell office:value-type="float" office:value="122.41802">
                <text:p>122.41802</text:p>
              </table:table-cell>
              <table:table-cell office:value-type="float" office:value="116.86232">
                <text:p>116.86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.26452">
                <text:p>116.26452</text:p>
              </table:table-cell>
              <table:table-cell office:value-type="float" office:value="117.41888">
                <text:p>117.41888</text:p>
              </table:table-cell>
              <table:table-cell office:value-type="float" office:value="120.08712">
                <text:p>120.08712</text:p>
              </table:table-cell>
              <table:table-cell office:value-type="float" office:value="119.56694">
                <text:p>119.56694</text:p>
              </table:table-cell>
              <table:table-cell office:value-type="float" office:value="116.29611">
                <text:p>116.29611</text:p>
              </table:table-cell>
              <table:table-cell office:value-type="float" office:value="117.54984">
                <text:p>117.54984</text:p>
              </table:table-cell>
              <table:table-cell office:value-type="float" office:value="117.07754">
                <text:p>117.07754</text:p>
              </table:table-cell>
              <table:table-cell office:value-type="float" office:value="116.35332">
                <text:p>116.35332</text:p>
              </table:table-cell>
              <table:table-cell office:value-type="float" office:value="117.41944">
                <text:p>117.41944</text:p>
              </table:table-cell>
              <table:table-cell office:value-type="float" office:value="116.25309">
                <text:p>116.25309</text:p>
              </table:table-cell>
              <table:table-cell office:value-type="float" office:value="116.45039">
                <text:p>116.45039</text:p>
              </table:table-cell>
              <table:table-cell office:value-type="float" office:value="116.4707">
                <text:p>116.4707</text:p>
              </table:table-cell>
              <table:table-cell office:value-type="float" office:value="117.84098">
                <text:p>117.84098</text:p>
              </table:table-cell>
              <table:table-cell office:value-type="float" office:value="116.44416">
                <text:p>116.44416</text:p>
              </table:table-cell>
              <table:table-cell office:value-type="float" office:value="117.11052">
                <text:p>117.11052</text:p>
              </table:table-cell>
              <table:table-cell office:value-type="float" office:value="116.29439">
                <text:p>116.29439</text:p>
              </table:table-cell>
              <table:table-cell office:value-type="float" office:value="120.85641">
                <text:p>120.85641</text:p>
              </table:table-cell>
              <table:table-cell office:value-type="float" office:value="116.45373">
                <text:p>116.45373</text:p>
              </table:table-cell>
              <table:table-cell office:value-type="float" office:value="121.89997">
                <text:p>121.89997</text:p>
              </table:table-cell>
              <table:table-cell office:value-type="float" office:value="116.42025">
                <text:p>116.42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83758">
                <text:p>115.83758</text:p>
              </table:table-cell>
              <table:table-cell office:value-type="float" office:value="116.96522">
                <text:p>116.96522</text:p>
              </table:table-cell>
              <table:table-cell office:value-type="float" office:value="119.84269">
                <text:p>119.84269</text:p>
              </table:table-cell>
              <table:table-cell office:value-type="float" office:value="119.32377">
                <text:p>119.32377</text:p>
              </table:table-cell>
              <table:table-cell office:value-type="float" office:value="115.86746">
                <text:p>115.86746</text:p>
              </table:table-cell>
              <table:table-cell office:value-type="float" office:value="117.09585">
                <text:p>117.09585</text:p>
              </table:table-cell>
              <table:table-cell office:value-type="float" office:value="116.62009">
                <text:p>116.62009</text:p>
              </table:table-cell>
              <table:table-cell office:value-type="float" office:value="116.18866">
                <text:p>116.18866</text:p>
              </table:table-cell>
              <table:table-cell office:value-type="float" office:value="116.96602">
                <text:p>116.96602</text:p>
              </table:table-cell>
              <table:table-cell office:value-type="float" office:value="115.82398">
                <text:p>115.82398</text:p>
              </table:table-cell>
              <table:table-cell office:value-type="float" office:value="116.28567">
                <text:p>116.28567</text:p>
              </table:table-cell>
              <table:table-cell office:value-type="float" office:value="116.29813">
                <text:p>116.29813</text:p>
              </table:table-cell>
              <table:table-cell office:value-type="float" office:value="117.38628">
                <text:p>117.38628</text:p>
              </table:table-cell>
              <table:table-cell office:value-type="float" office:value="116.27134">
                <text:p>116.27134</text:p>
              </table:table-cell>
              <table:table-cell office:value-type="float" office:value="116.65814">
                <text:p>116.65814</text:p>
              </table:table-cell>
              <table:table-cell office:value-type="float" office:value="115.86516">
                <text:p>115.86516</text:p>
              </table:table-cell>
              <table:table-cell office:value-type="float" office:value="120.5904">
                <text:p>120.5904</text:p>
              </table:table-cell>
              <table:table-cell office:value-type="float" office:value="116.28917">
                <text:p>116.28917</text:p>
              </table:table-cell>
              <table:table-cell office:value-type="float" office:value="121.60987">
                <text:p>121.60987</text:p>
              </table:table-cell>
              <table:table-cell office:value-type="float" office:value="116.24584">
                <text:p>116.24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5.68568">
                <text:p>115.68568</text:p>
              </table:table-cell>
              <table:table-cell office:value-type="float" office:value="116.78862">
                <text:p>116.78862</text:p>
              </table:table-cell>
              <table:table-cell office:value-type="float" office:value="119.35162">
                <text:p>119.35162</text:p>
              </table:table-cell>
              <table:table-cell office:value-type="float" office:value="118.84561">
                <text:p>118.84561</text:p>
              </table:table-cell>
              <table:table-cell office:value-type="float" office:value="115.71551">
                <text:p>115.71551</text:p>
              </table:table-cell>
              <table:table-cell office:value-type="float" office:value="116.90894">
                <text:p>116.90894</text:p>
              </table:table-cell>
              <table:table-cell office:value-type="float" office:value="116.44443">
                <text:p>116.44443</text:p>
              </table:table-cell>
              <table:table-cell office:value-type="float" office:value="115.7584">
                <text:p>115.7584</text:p>
              </table:table-cell>
              <table:table-cell office:value-type="float" office:value="116.79198">
                <text:p>116.79198</text:p>
              </table:table-cell>
              <table:table-cell office:value-type="float" office:value="115.67183">
                <text:p>115.67183</text:p>
              </table:table-cell>
              <table:table-cell office:value-type="float" office:value="115.85506">
                <text:p>115.85506</text:p>
              </table:table-cell>
              <table:table-cell office:value-type="float" office:value="115.86788">
                <text:p>115.86788</text:p>
              </table:table-cell>
              <table:table-cell office:value-type="float" office:value="117.20104">
                <text:p>117.20104</text:p>
              </table:table-cell>
              <table:table-cell office:value-type="float" office:value="115.84045">
                <text:p>115.84045</text:p>
              </table:table-cell>
              <table:table-cell office:value-type="float" office:value="116.49228">
                <text:p>116.49228</text:p>
              </table:table-cell>
              <table:table-cell office:value-type="float" office:value="115.71336">
                <text:p>115.71336</text:p>
              </table:table-cell>
              <table:table-cell office:value-type="float" office:value="120.08749">
                <text:p>120.08749</text:p>
              </table:table-cell>
              <table:table-cell office:value-type="float" office:value="115.85873">
                <text:p>115.85873</text:p>
              </table:table-cell>
              <table:table-cell office:value-type="float" office:value="121.09543">
                <text:p>121.09543</text:p>
              </table:table-cell>
              <table:table-cell office:value-type="float" office:value="115.81515">
                <text:p>115.81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.2683">
                <text:p>115.2683</text:p>
              </table:table-cell>
              <table:table-cell office:value-type="float" office:value="116.34623">
                <text:p>116.34623</text:p>
              </table:table-cell>
              <table:table-cell office:value-type="float" office:value="119.10923">
                <text:p>119.10923</text:p>
              </table:table-cell>
              <table:table-cell office:value-type="float" office:value="118.62404">
                <text:p>118.62404</text:p>
              </table:table-cell>
              <table:table-cell office:value-type="float" office:value="115.298">
                <text:p>115.298</text:p>
              </table:table-cell>
              <table:table-cell office:value-type="float" office:value="116.46876">
                <text:p>116.46876</text:p>
              </table:table-cell>
              <table:table-cell office:value-type="float" office:value="116.0129">
                <text:p>116.0129</text:p>
              </table:table-cell>
              <table:table-cell office:value-type="float" office:value="115.60768">
                <text:p>115.60768</text:p>
              </table:table-cell>
              <table:table-cell office:value-type="float" office:value="116.35047">
                <text:p>116.35047</text:p>
              </table:table-cell>
              <table:table-cell office:value-type="float" office:value="115.25431">
                <text:p>115.25431</text:p>
              </table:table-cell>
              <table:table-cell office:value-type="float" office:value="115.70444">
                <text:p>115.70444</text:p>
              </table:table-cell>
              <table:table-cell office:value-type="float" office:value="115.71457">
                <text:p>115.71457</text:p>
              </table:table-cell>
              <table:table-cell office:value-type="float" office:value="116.7579">
                <text:p>116.7579</text:p>
              </table:table-cell>
              <table:table-cell office:value-type="float" office:value="115.68695">
                <text:p>115.68695</text:p>
              </table:table-cell>
              <table:table-cell office:value-type="float" office:value="116.05125">
                <text:p>116.05125</text:p>
              </table:table-cell>
              <table:table-cell office:value-type="float" office:value="115.29612">
                <text:p>115.29612</text:p>
              </table:table-cell>
              <table:table-cell office:value-type="float" office:value="119.84296">
                <text:p>119.84296</text:p>
              </table:table-cell>
              <table:table-cell office:value-type="float" office:value="115.708">
                <text:p>115.708</text:p>
              </table:table-cell>
              <table:table-cell office:value-type="float" office:value="120.82673">
                <text:p>120.82673</text:p>
              </table:table-cell>
              <table:table-cell office:value-type="float" office:value="115.66185">
                <text:p>115.66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.12799">
                <text:p>115.12799</text:p>
              </table:table-cell>
              <table:table-cell office:value-type="float" office:value="116.1836">
                <text:p>116.1836</text:p>
              </table:table-cell>
              <table:table-cell office:value-type="float" office:value="118.63155">
                <text:p>118.63155</text:p>
              </table:table-cell>
              <table:table-cell office:value-type="float" office:value="118.14755">
                <text:p>118.14755</text:p>
              </table:table-cell>
              <table:table-cell office:value-type="float" office:value="115.1675">
                <text:p>115.1675</text:p>
              </table:table-cell>
              <table:table-cell office:value-type="float" office:value="116.29372">
                <text:p>116.29372</text:p>
              </table:table-cell>
              <table:table-cell office:value-type="float" office:value="115.85137">
                <text:p>115.85137</text:p>
              </table:table-cell>
              <table:table-cell office:value-type="float" office:value="115.18876">
                <text:p>115.18876</text:p>
              </table:table-cell>
              <table:table-cell office:value-type="float" office:value="116.17618">
                <text:p>116.17618</text:p>
              </table:table-cell>
              <table:table-cell office:value-type="float" office:value="115.12372">
                <text:p>115.12372</text:p>
              </table:table-cell>
              <table:table-cell office:value-type="float" office:value="115.28562">
                <text:p>115.28562</text:p>
              </table:table-cell>
              <table:table-cell office:value-type="float" office:value="115.29549">
                <text:p>115.29549</text:p>
              </table:table-cell>
              <table:table-cell office:value-type="float" office:value="116.58227">
                <text:p>116.58227</text:p>
              </table:table-cell>
              <table:table-cell office:value-type="float" office:value="115.25785">
                <text:p>115.25785</text:p>
              </table:table-cell>
              <table:table-cell office:value-type="float" office:value="115.89941">
                <text:p>115.89941</text:p>
              </table:table-cell>
              <table:table-cell office:value-type="float" office:value="115.16567">
                <text:p>115.16567</text:p>
              </table:table-cell>
              <table:table-cell office:value-type="float" office:value="119.35189">
                <text:p>119.35189</text:p>
              </table:table-cell>
              <table:table-cell office:value-type="float" office:value="115.28668">
                <text:p>115.28668</text:p>
              </table:table-cell>
              <table:table-cell office:value-type="float" office:value="120.31389">
                <text:p>120.31389</text:p>
              </table:table-cell>
              <table:table-cell office:value-type="float" office:value="115.24279">
                <text:p>115.24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.72215">
                <text:p>114.72215</text:p>
              </table:table-cell>
              <table:table-cell office:value-type="float" office:value="115.75099">
                <text:p>115.75099</text:p>
              </table:table-cell>
              <table:table-cell office:value-type="float" office:value="118.4106">
                <text:p>118.4106</text:p>
              </table:table-cell>
              <table:table-cell office:value-type="float" office:value="117.9378">
                <text:p>117.9378</text:p>
              </table:table-cell>
              <table:table-cell office:value-type="float" office:value="114.76151">
                <text:p>114.76151</text:p>
              </table:table-cell>
              <table:table-cell office:value-type="float" office:value="115.86312">
                <text:p>115.86312</text:p>
              </table:table-cell>
              <table:table-cell office:value-type="float" office:value="115.422">
                <text:p>115.422</text:p>
              </table:table-cell>
              <table:table-cell office:value-type="float" office:value="115.05731">
                <text:p>115.05731</text:p>
              </table:table-cell>
              <table:table-cell office:value-type="float" office:value="115.75597">
                <text:p>115.75597</text:p>
              </table:table-cell>
              <table:table-cell office:value-type="float" office:value="114.70793">
                <text:p>114.70793</text:p>
              </table:table-cell>
              <table:table-cell office:value-type="float" office:value="115.15442">
                <text:p>115.15442</text:p>
              </table:table-cell>
              <table:table-cell office:value-type="float" office:value="115.15411">
                <text:p>115.15411</text:p>
              </table:table-cell>
              <table:table-cell office:value-type="float" office:value="116.14136">
                <text:p>116.14136</text:p>
              </table:table-cell>
              <table:table-cell office:value-type="float" office:value="115.12601">
                <text:p>115.12601</text:p>
              </table:table-cell>
              <table:table-cell office:value-type="float" office:value="115.46977">
                <text:p>115.46977</text:p>
              </table:table-cell>
              <table:table-cell office:value-type="float" office:value="114.75977">
                <text:p>114.75977</text:p>
              </table:table-cell>
              <table:table-cell office:value-type="float" office:value="119.10925">
                <text:p>119.10925</text:p>
              </table:table-cell>
              <table:table-cell office:value-type="float" office:value="115.14774">
                <text:p>115.14774</text:p>
              </table:table-cell>
              <table:table-cell office:value-type="float" office:value="120.05714">
                <text:p>120.05714</text:p>
              </table:table-cell>
              <table:table-cell office:value-type="float" office:value="115.111">
                <text:p>115.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59319">
                <text:p>114.59319</text:p>
              </table:table-cell>
              <table:table-cell office:value-type="float" office:value="115.60031">
                <text:p>115.60031</text:p>
              </table:table-cell>
              <table:table-cell office:value-type="float" office:value="117.94462">
                <text:p>117.94462</text:p>
              </table:table-cell>
              <table:table-cell office:value-type="float" office:value="117.47297">
                <text:p>117.47297</text:p>
              </table:table-cell>
              <table:table-cell office:value-type="float" office:value="114.64271">
                <text:p>114.64271</text:p>
              </table:table-cell>
              <table:table-cell office:value-type="float" office:value="115.70984">
                <text:p>115.70984</text:p>
              </table:table-cell>
              <table:table-cell office:value-type="float" office:value="115.27961">
                <text:p>115.27961</text:p>
              </table:table-cell>
              <table:table-cell office:value-type="float" office:value="114.6499">
                <text:p>114.6499</text:p>
              </table:table-cell>
              <table:table-cell office:value-type="float" office:value="115.60573">
                <text:p>115.60573</text:p>
              </table:table-cell>
              <table:table-cell office:value-type="float" office:value="114.58882">
                <text:p>114.58882</text:p>
              </table:table-cell>
              <table:table-cell office:value-type="float" office:value="114.73703">
                <text:p>114.73703</text:p>
              </table:table-cell>
              <table:table-cell office:value-type="float" office:value="114.74658">
                <text:p>114.74658</text:p>
              </table:table-cell>
              <table:table-cell office:value-type="float" office:value="115.99">
                <text:p>115.99</text:p>
              </table:table-cell>
              <table:table-cell office:value-type="float" office:value="114.70869">
                <text:p>114.70869</text:p>
              </table:table-cell>
              <table:table-cell office:value-type="float" office:value="115.32739">
                <text:p>115.32739</text:p>
              </table:table-cell>
              <table:table-cell office:value-type="float" office:value="114.64323">
                <text:p>114.64323</text:p>
              </table:table-cell>
              <table:table-cell office:value-type="float" office:value="118.63119">
                <text:p>118.63119</text:p>
              </table:table-cell>
              <table:table-cell office:value-type="float" office:value="114.74027">
                <text:p>114.74027</text:p>
              </table:table-cell>
              <table:table-cell office:value-type="float" office:value="119.5656">
                <text:p>119.5656</text:p>
              </table:table-cell>
              <table:table-cell office:value-type="float" office:value="114.69384">
                <text:p>114.69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.19625">
                <text:p>114.19625</text:p>
              </table:table-cell>
              <table:table-cell office:value-type="float" office:value="115.18148">
                <text:p>115.18148</text:p>
              </table:table-cell>
              <table:table-cell office:value-type="float" office:value="117.74754">
                <text:p>117.74754</text:p>
              </table:table-cell>
              <table:table-cell office:value-type="float" office:value="117.2848">
                <text:p>117.2848</text:p>
              </table:table-cell>
              <table:table-cell office:value-type="float" office:value="114.24829">
                <text:p>114.24829</text:p>
              </table:table-cell>
              <table:table-cell office:value-type="float" office:value="115.29073">
                <text:p>115.29073</text:p>
              </table:table-cell>
              <table:table-cell office:value-type="float" office:value="114.87105">
                <text:p>114.87105</text:p>
              </table:table-cell>
              <table:table-cell office:value-type="float" office:value="114.53008">
                <text:p>114.53008</text:p>
              </table:table-cell>
              <table:table-cell office:value-type="float" office:value="115.18515">
                <text:p>115.18515</text:p>
              </table:table-cell>
              <table:table-cell office:value-type="float" office:value="114.19421">
                <text:p>114.19421</text:p>
              </table:table-cell>
              <table:table-cell office:value-type="float" office:value="114.627">
                <text:p>114.627</text:p>
              </table:table-cell>
              <table:table-cell office:value-type="float" office:value="114.62636">
                <text:p>114.62636</text:p>
              </table:table-cell>
              <table:table-cell office:value-type="float" office:value="115.56068">
                <text:p>115.56068</text:p>
              </table:table-cell>
              <table:table-cell office:value-type="float" office:value="114.58846">
                <text:p>114.58846</text:p>
              </table:table-cell>
              <table:table-cell office:value-type="float" office:value="114.91928">
                <text:p>114.91928</text:p>
              </table:table-cell>
              <table:table-cell office:value-type="float" office:value="114.24637">
                <text:p>114.24637</text:p>
              </table:table-cell>
              <table:table-cell office:value-type="float" office:value="118.41046">
                <text:p>118.41046</text:p>
              </table:table-cell>
              <table:table-cell office:value-type="float" office:value="114.62043">
                <text:p>114.62043</text:p>
              </table:table-cell>
              <table:table-cell office:value-type="float" office:value="119.32256">
                <text:p>119.32256</text:p>
              </table:table-cell>
              <table:table-cell office:value-type="float" office:value="114.57401">
                <text:p>114.57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.08894">
                <text:p>114.08894</text:p>
              </table:table-cell>
              <table:table-cell office:value-type="float" office:value="115.05007">
                <text:p>115.05007</text:p>
              </table:table-cell>
              <table:table-cell office:value-type="float" office:value="117.28344">
                <text:p>117.28344</text:p>
              </table:table-cell>
              <table:table-cell office:value-type="float" office:value="116.83154">
                <text:p>116.83154</text:p>
              </table:table-cell>
              <table:table-cell office:value-type="float" office:value="114.14105">
                <text:p>114.14105</text:p>
              </table:table-cell>
              <table:table-cell office:value-type="float" office:value="115.15144">
                <text:p>115.15144</text:p>
              </table:table-cell>
              <table:table-cell office:value-type="float" office:value="114.74047">
                <text:p>114.74047</text:p>
              </table:table-cell>
              <table:table-cell office:value-type="float" office:value="114.13411">
                <text:p>114.13411</text:p>
              </table:table-cell>
              <table:table-cell office:value-type="float" office:value="115.04673">
                <text:p>115.04673</text:p>
              </table:table-cell>
              <table:table-cell office:value-type="float" office:value="114.08436">
                <text:p>114.08436</text:p>
              </table:table-cell>
              <table:table-cell office:value-type="float" office:value="114.21905">
                <text:p>114.21905</text:p>
              </table:table-cell>
              <table:table-cell office:value-type="float" office:value="114.22067">
                <text:p>114.22067</text:p>
              </table:table-cell>
              <table:table-cell office:value-type="float" office:value="115.41849">
                <text:p>115.41849</text:p>
              </table:table-cell>
              <table:table-cell office:value-type="float" office:value="114.18256">
                <text:p>114.18256</text:p>
              </table:table-cell>
              <table:table-cell office:value-type="float" office:value="114.78887">
                <text:p>114.78887</text:p>
              </table:table-cell>
              <table:table-cell office:value-type="float" office:value="114.13905">
                <text:p>114.13905</text:p>
              </table:table-cell>
              <table:table-cell office:value-type="float" office:value="117.94465">
                <text:p>117.94465</text:p>
              </table:table-cell>
              <table:table-cell office:value-type="float" office:value="114.22218">
                <text:p>114.22218</text:p>
              </table:table-cell>
              <table:table-cell office:value-type="float" office:value="118.84435">
                <text:p>118.84435</text:p>
              </table:table-cell>
              <table:table-cell office:value-type="float" office:value="114.17827">
                <text:p>114.17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70584">
                <text:p>113.70584</text:p>
              </table:table-cell>
              <table:table-cell office:value-type="float" office:value="114.63327">
                <text:p>114.63327</text:p>
              </table:table-cell>
              <table:table-cell office:value-type="float" office:value="117.09606">
                <text:p>117.09606</text:p>
              </table:table-cell>
              <table:table-cell office:value-type="float" office:value="116.65775">
                <text:p>116.65775</text:p>
              </table:table-cell>
              <table:table-cell office:value-type="float" office:value="113.75556">
                <text:p>113.75556</text:p>
              </table:table-cell>
              <table:table-cell office:value-type="float" office:value="114.74147">
                <text:p>114.74147</text:p>
              </table:table-cell>
              <table:table-cell office:value-type="float" office:value="114.33376">
                <text:p>114.33376</text:p>
              </table:table-cell>
              <table:table-cell office:value-type="float" office:value="114.02609">
                <text:p>114.02609</text:p>
              </table:table-cell>
              <table:table-cell office:value-type="float" office:value="114.6399">
                <text:p>114.6399</text:p>
              </table:table-cell>
              <table:table-cell office:value-type="float" office:value="113.70134">
                <text:p>113.70134</text:p>
              </table:table-cell>
              <table:table-cell office:value-type="float" office:value="114.12075">
                <text:p>114.12075</text:p>
              </table:table-cell>
              <table:table-cell office:value-type="float" office:value="114.12195">
                <text:p>114.12195</text:p>
              </table:table-cell>
              <table:table-cell office:value-type="float" office:value="115.01049">
                <text:p>115.01049</text:p>
              </table:table-cell>
              <table:table-cell office:value-type="float" office:value="114.07403">
                <text:p>114.07403</text:p>
              </table:table-cell>
              <table:table-cell office:value-type="float" office:value="114.3828">
                <text:p>114.3828</text:p>
              </table:table-cell>
              <table:table-cell office:value-type="float" office:value="113.75352">
                <text:p>113.75352</text:p>
              </table:table-cell>
              <table:table-cell office:value-type="float" office:value="117.74748">
                <text:p>117.74748</text:p>
              </table:table-cell>
              <table:table-cell office:value-type="float" office:value="114.12394">
                <text:p>114.12394</text:p>
              </table:table-cell>
              <table:table-cell office:value-type="float" office:value="118.61303">
                <text:p>118.61303</text:p>
              </table:table-cell>
              <table:table-cell office:value-type="float" office:value="114.07003">
                <text:p>114.07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.61732">
                <text:p>113.61732</text:p>
              </table:table-cell>
              <table:table-cell office:value-type="float" office:value="114.52324">
                <text:p>114.52324</text:p>
              </table:table-cell>
              <table:table-cell office:value-type="float" office:value="116.65316">
                <text:p>116.65316</text:p>
              </table:table-cell>
              <table:table-cell office:value-type="float" office:value="116.21641">
                <text:p>116.21641</text:p>
              </table:table-cell>
              <table:table-cell office:value-type="float" office:value="113.66008">
                <text:p>113.66008</text:p>
              </table:table-cell>
              <table:table-cell office:value-type="float" office:value="114.62385">
                <text:p>114.62385</text:p>
              </table:table-cell>
              <table:table-cell office:value-type="float" office:value="114.21243">
                <text:p>114.21243</text:p>
              </table:table-cell>
              <table:table-cell office:value-type="float" office:value="113.63923">
                <text:p>113.63923</text:p>
              </table:table-cell>
              <table:table-cell office:value-type="float" office:value="114.52043">
                <text:p>114.52043</text:p>
              </table:table-cell>
              <table:table-cell office:value-type="float" office:value="113.60326">
                <text:p>113.60326</text:p>
              </table:table-cell>
              <table:table-cell office:value-type="float" office:value="113.73664">
                <text:p>113.73664</text:p>
              </table:table-cell>
              <table:table-cell office:value-type="float" office:value="113.72764">
                <text:p>113.72764</text:p>
              </table:table-cell>
              <table:table-cell office:value-type="float" office:value="114.88026">
                <text:p>114.88026</text:p>
              </table:table-cell>
              <table:table-cell office:value-type="float" office:value="113.68681">
                <text:p>113.68681</text:p>
              </table:table-cell>
              <table:table-cell office:value-type="float" office:value="114.27398">
                <text:p>114.27398</text:p>
              </table:table-cell>
              <table:table-cell office:value-type="float" office:value="113.65819">
                <text:p>113.65819</text:p>
              </table:table-cell>
              <table:table-cell office:value-type="float" office:value="117.28123">
                <text:p>117.28123</text:p>
              </table:table-cell>
              <table:table-cell office:value-type="float" office:value="113.73005">
                <text:p>113.73005</text:p>
              </table:table-cell>
              <table:table-cell office:value-type="float" office:value="118.14427">
                <text:p>118.14427</text:p>
              </table:table-cell>
              <table:table-cell office:value-type="float" office:value="113.68317">
                <text:p>113.683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.23332">
                <text:p>113.23332</text:p>
              </table:table-cell>
              <table:table-cell office:value-type="float" office:value="114.11788">
                <text:p>114.11788</text:p>
              </table:table-cell>
              <table:table-cell office:value-type="float" office:value="116.47796">
                <text:p>116.47796</text:p>
              </table:table-cell>
              <table:table-cell office:value-type="float" office:value="116.05226">
                <text:p>116.05226</text:p>
              </table:table-cell>
              <table:table-cell office:value-type="float" office:value="113.28593">
                <text:p>113.28593</text:p>
              </table:table-cell>
              <table:table-cell office:value-type="float" office:value="114.20909">
                <text:p>114.20909</text:p>
              </table:table-cell>
              <table:table-cell office:value-type="float" office:value="113.81754">
                <text:p>113.81754</text:p>
              </table:table-cell>
              <table:table-cell office:value-type="float" office:value="113.54034">
                <text:p>113.54034</text:p>
              </table:table-cell>
              <table:table-cell office:value-type="float" office:value="114.12224">
                <text:p>114.12224</text:p>
              </table:table-cell>
              <table:table-cell office:value-type="float" office:value="113.22879">
                <text:p>113.22879</text:p>
              </table:table-cell>
              <table:table-cell office:value-type="float" office:value="113.63771">
                <text:p>113.63771</text:p>
              </table:table-cell>
              <table:table-cell office:value-type="float" office:value="113.63807">
                <text:p>113.63807</text:p>
              </table:table-cell>
              <table:table-cell office:value-type="float" office:value="114.47403">
                <text:p>114.47403</text:p>
              </table:table-cell>
              <table:table-cell office:value-type="float" office:value="113.58996">
                <text:p>113.58996</text:p>
              </table:table-cell>
              <table:table-cell office:value-type="float" office:value="113.87685">
                <text:p>113.87685</text:p>
              </table:table-cell>
              <table:table-cell office:value-type="float" office:value="113.28398">
                <text:p>113.28398</text:p>
              </table:table-cell>
              <table:table-cell office:value-type="float" office:value="117.09619">
                <text:p>117.09619</text:p>
              </table:table-cell>
              <table:table-cell office:value-type="float" office:value="113.64078">
                <text:p>113.64078</text:p>
              </table:table-cell>
              <table:table-cell office:value-type="float" office:value="117.93476">
                <text:p>117.93476</text:p>
              </table:table-cell>
              <table:table-cell office:value-type="float" office:value="113.58416">
                <text:p>113.58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.156">
                <text:p>113.156</text:p>
              </table:table-cell>
              <table:table-cell office:value-type="float" office:value="114.01702">
                <text:p>114.01702</text:p>
              </table:table-cell>
              <table:table-cell office:value-type="float" office:value="116.03731">
                <text:p>116.03731</text:p>
              </table:table-cell>
              <table:table-cell office:value-type="float" office:value="115.62251">
                <text:p>115.62251</text:p>
              </table:table-cell>
              <table:table-cell office:value-type="float" office:value="113.20886">
                <text:p>113.20886</text:p>
              </table:table-cell>
              <table:table-cell office:value-type="float" office:value="114.11065">
                <text:p>114.11065</text:p>
              </table:table-cell>
              <table:table-cell office:value-type="float" office:value="113.71746">
                <text:p>113.71746</text:p>
              </table:table-cell>
              <table:table-cell office:value-type="float" office:value="113.16494">
                <text:p>113.16494</text:p>
              </table:table-cell>
              <table:table-cell office:value-type="float" office:value="114.02395">
                <text:p>114.02395</text:p>
              </table:table-cell>
              <table:table-cell office:value-type="float" office:value="113.15159">
                <text:p>113.15159</text:p>
              </table:table-cell>
              <table:table-cell office:value-type="float" office:value="113.26253">
                <text:p>113.26253</text:p>
              </table:table-cell>
              <table:table-cell office:value-type="float" office:value="113.25289">
                <text:p>113.25289</text:p>
              </table:table-cell>
              <table:table-cell office:value-type="float" office:value="114.36251">
                <text:p>114.36251</text:p>
              </table:table-cell>
              <table:table-cell office:value-type="float" office:value="113.20424">
                <text:p>113.20424</text:p>
              </table:table-cell>
              <table:table-cell office:value-type="float" office:value="113.77941">
                <text:p>113.77941</text:p>
              </table:table-cell>
              <table:table-cell office:value-type="float" office:value="113.20731">
                <text:p>113.20731</text:p>
              </table:table-cell>
              <table:table-cell office:value-type="float" office:value="116.65338">
                <text:p>116.65338</text:p>
              </table:table-cell>
              <table:table-cell office:value-type="float" office:value="113.26534">
                <text:p>113.26534</text:p>
              </table:table-cell>
              <table:table-cell office:value-type="float" office:value="117.46999">
                <text:p>117.46999</text:p>
              </table:table-cell>
              <table:table-cell office:value-type="float" office:value="113.21086">
                <text:p>113.21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.78298">
                <text:p>112.78298</text:p>
              </table:table-cell>
              <table:table-cell office:value-type="float" office:value="113.63267">
                <text:p>113.63267</text:p>
              </table:table-cell>
              <table:table-cell office:value-type="float" office:value="115.88578">
                <text:p>115.88578</text:p>
              </table:table-cell>
              <table:table-cell office:value-type="float" office:value="115.48211">
                <text:p>115.48211</text:p>
              </table:table-cell>
              <table:table-cell office:value-type="float" office:value="112.83628">
                <text:p>112.83628</text:p>
              </table:table-cell>
              <table:table-cell office:value-type="float" office:value="113.71671">
                <text:p>113.71671</text:p>
              </table:table-cell>
              <table:table-cell office:value-type="float" office:value="113.334">
                <text:p>113.334</text:p>
              </table:table-cell>
              <table:table-cell office:value-type="float" office:value="113.08732">
                <text:p>113.08732</text:p>
              </table:table-cell>
              <table:table-cell office:value-type="float" office:value="113.62988">
                <text:p>113.62988</text:p>
              </table:table-cell>
              <table:table-cell office:value-type="float" office:value="112.77875">
                <text:p>112.77875</text:p>
              </table:table-cell>
              <table:table-cell office:value-type="float" office:value="113.18503">
                <text:p>113.18503</text:p>
              </table:table-cell>
              <table:table-cell office:value-type="float" office:value="113.17478">
                <text:p>113.17478</text:p>
              </table:table-cell>
              <table:table-cell office:value-type="float" office:value="113.96758">
                <text:p>113.96758</text:p>
              </table:table-cell>
              <table:table-cell office:value-type="float" office:value="113.12619">
                <text:p>113.12619</text:p>
              </table:table-cell>
              <table:table-cell office:value-type="float" office:value="113.39358">
                <text:p>113.39358</text:p>
              </table:table-cell>
              <table:table-cell office:value-type="float" office:value="112.83483">
                <text:p>112.83483</text:p>
              </table:table-cell>
              <table:table-cell office:value-type="float" office:value="116.47765">
                <text:p>116.47765</text:p>
              </table:table-cell>
              <table:table-cell office:value-type="float" office:value="113.18771">
                <text:p>113.18771</text:p>
              </table:table-cell>
              <table:table-cell office:value-type="float" office:value="117.2745">
                <text:p>117.2745</text:p>
              </table:table-cell>
              <table:table-cell office:value-type="float" office:value="113.13037">
                <text:p>113.13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.71745">
                <text:p>112.71745</text:p>
              </table:table-cell>
              <table:table-cell office:value-type="float" office:value="113.53387">
                <text:p>113.53387</text:p>
              </table:table-cell>
              <table:table-cell office:value-type="float" office:value="115.45612">
                <text:p>115.45612</text:p>
              </table:table-cell>
              <table:table-cell office:value-type="float" office:value="115.06156">
                <text:p>115.06156</text:p>
              </table:table-cell>
              <table:table-cell office:value-type="float" office:value="112.7778">
                <text:p>112.7778</text:p>
              </table:table-cell>
              <table:table-cell office:value-type="float" office:value="113.62745">
                <text:p>113.62745</text:p>
              </table:table-cell>
              <table:table-cell office:value-type="float" office:value="113.25542">
                <text:p>113.25542</text:p>
              </table:table-cell>
              <table:table-cell office:value-type="float" office:value="112.71384">
                <text:p>112.71384</text:p>
              </table:table-cell>
              <table:table-cell office:value-type="float" office:value="113.54081">
                <text:p>113.54081</text:p>
              </table:table-cell>
              <table:table-cell office:value-type="float" office:value="112.71315">
                <text:p>112.71315</text:p>
              </table:table-cell>
              <table:table-cell office:value-type="float" office:value="112.81143">
                <text:p>112.81143</text:p>
              </table:table-cell>
              <table:table-cell office:value-type="float" office:value="112.80074">
                <text:p>112.80074</text:p>
              </table:table-cell>
              <table:table-cell office:value-type="float" office:value="113.87029">
                <text:p>113.87029</text:p>
              </table:table-cell>
              <table:table-cell office:value-type="float" office:value="112.75207">
                <text:p>112.75207</text:p>
              </table:table-cell>
              <table:table-cell office:value-type="float" office:value="113.31511">
                <text:p>113.31511</text:p>
              </table:table-cell>
              <table:table-cell office:value-type="float" office:value="112.77639">
                <text:p>112.77639</text:p>
              </table:table-cell>
              <table:table-cell office:value-type="float" office:value="116.0366">
                <text:p>116.0366</text:p>
              </table:table-cell>
              <table:table-cell office:value-type="float" office:value="112.81417">
                <text:p>112.81417</text:p>
              </table:table-cell>
              <table:table-cell office:value-type="float" office:value="116.8291">
                <text:p>116.8291</text:p>
              </table:table-cell>
              <table:table-cell office:value-type="float" office:value="112.75665">
                <text:p>112.75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.3627">
                <text:p>112.3627</text:p>
              </table:table-cell>
              <table:table-cell office:value-type="float" office:value="113.15878">
                <text:p>113.15878</text:p>
              </table:table-cell>
              <table:table-cell office:value-type="float" office:value="115.31397">
                <text:p>115.31397</text:p>
              </table:table-cell>
              <table:table-cell office:value-type="float" office:value="114.93301">
                <text:p>114.93301</text:p>
              </table:table-cell>
              <table:table-cell office:value-type="float" office:value="112.41643">
                <text:p>112.41643</text:p>
              </table:table-cell>
              <table:table-cell office:value-type="float" office:value="113.24242">
                <text:p>113.24242</text:p>
              </table:table-cell>
              <table:table-cell office:value-type="float" office:value="112.88113">
                <text:p>112.88113</text:p>
              </table:table-cell>
              <table:table-cell office:value-type="float" office:value="112.65751">
                <text:p>112.65751</text:p>
              </table:table-cell>
              <table:table-cell office:value-type="float" office:value="113.16584">
                <text:p>113.16584</text:p>
              </table:table-cell>
              <table:table-cell office:value-type="float" office:value="112.34905">
                <text:p>112.34905</text:p>
              </table:table-cell>
              <table:table-cell office:value-type="float" office:value="112.75216">
                <text:p>112.75216</text:p>
              </table:table-cell>
              <table:table-cell office:value-type="float" office:value="112.73177">
                <text:p>112.73177</text:p>
              </table:table-cell>
              <table:table-cell office:value-type="float" office:value="113.49415">
                <text:p>113.49415</text:p>
              </table:table-cell>
              <table:table-cell office:value-type="float" office:value="112.68557">
                <text:p>112.68557</text:p>
              </table:table-cell>
              <table:table-cell office:value-type="float" office:value="112.94063">
                <text:p>112.94063</text:p>
              </table:table-cell>
              <table:table-cell office:value-type="float" office:value="112.4152">
                <text:p>112.4152</text:p>
              </table:table-cell>
              <table:table-cell office:value-type="float" office:value="115.88495">
                <text:p>115.88495</text:p>
              </table:table-cell>
              <table:table-cell office:value-type="float" office:value="112.74544">
                <text:p>112.74544</text:p>
              </table:table-cell>
              <table:table-cell office:value-type="float" office:value="116.65528">
                <text:p>116.65528</text:p>
              </table:table-cell>
              <table:table-cell office:value-type="float" office:value="112.69043">
                <text:p>112.69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3058">
                <text:p>112.3058</text:p>
              </table:table-cell>
              <table:table-cell office:value-type="float" office:value="113.08108">
                <text:p>113.08108</text:p>
              </table:table-cell>
              <table:table-cell office:value-type="float" office:value="114.90545">
                <text:p>114.90545</text:p>
              </table:table-cell>
              <table:table-cell office:value-type="float" office:value="114.52643">
                <text:p>114.52643</text:p>
              </table:table-cell>
              <table:table-cell office:value-type="float" office:value="112.36922">
                <text:p>112.36922</text:p>
              </table:table-cell>
              <table:table-cell office:value-type="float" office:value="113.16476">
                <text:p>113.16476</text:p>
              </table:table-cell>
              <table:table-cell office:value-type="float" office:value="112.80444">
                <text:p>112.80444</text:p>
              </table:table-cell>
              <table:table-cell office:value-type="float" office:value="112.29284">
                <text:p>112.29284</text:p>
              </table:table-cell>
              <table:table-cell office:value-type="float" office:value="113.08836">
                <text:p>113.08836</text:p>
              </table:table-cell>
              <table:table-cell office:value-type="float" office:value="112.30183">
                <text:p>112.30183</text:p>
              </table:table-cell>
              <table:table-cell office:value-type="float" office:value="112.38968">
                <text:p>112.38968</text:p>
              </table:table-cell>
              <table:table-cell office:value-type="float" office:value="112.36922">
                <text:p>112.36922</text:p>
              </table:table-cell>
              <table:table-cell office:value-type="float" office:value="113.4059">
                <text:p>113.4059</text:p>
              </table:table-cell>
              <table:table-cell office:value-type="float" office:value="112.33262">
                <text:p>112.33262</text:p>
              </table:table-cell>
              <table:table-cell office:value-type="float" office:value="112.87364">
                <text:p>112.87364</text:p>
              </table:table-cell>
              <table:table-cell office:value-type="float" office:value="112.36803">
                <text:p>112.36803</text:p>
              </table:table-cell>
              <table:table-cell office:value-type="float" office:value="115.45527">
                <text:p>115.45527</text:p>
              </table:table-cell>
              <table:table-cell office:value-type="float" office:value="112.39237">
                <text:p>112.39237</text:p>
              </table:table-cell>
              <table:table-cell office:value-type="float" office:value="116.2137">
                <text:p>116.2137</text:p>
              </table:table-cell>
              <table:table-cell office:value-type="float" office:value="112.33495">
                <text:p>112.33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1.95285">
                <text:p>111.95285</text:p>
              </table:table-cell>
              <table:table-cell office:value-type="float" office:value="112.70761">
                <text:p>112.70761</text:p>
              </table:table-cell>
              <table:table-cell office:value-type="float" office:value="114.77507">
                <text:p>114.77507</text:p>
              </table:table-cell>
              <table:table-cell office:value-type="float" office:value="114.41663">
                <text:p>114.41663</text:p>
              </table:table-cell>
              <table:table-cell office:value-type="float" office:value="112.01644">
                <text:p>112.01644</text:p>
              </table:table-cell>
              <table:table-cell office:value-type="float" office:value="112.79136">
                <text:p>112.79136</text:p>
              </table:table-cell>
              <table:table-cell office:value-type="float" office:value="112.43888">
                <text:p>112.43888</text:p>
              </table:table-cell>
              <table:table-cell office:value-type="float" office:value="112.24523">
                <text:p>112.24523</text:p>
              </table:table-cell>
              <table:table-cell office:value-type="float" office:value="112.71511">
                <text:p>112.71511</text:p>
              </table:table-cell>
              <table:table-cell office:value-type="float" office:value="111.94906">
                <text:p>111.94906</text:p>
              </table:table-cell>
              <table:table-cell office:value-type="float" office:value="112.34186">
                <text:p>112.34186</text:p>
              </table:table-cell>
              <table:table-cell office:value-type="float" office:value="112.32135">
                <text:p>112.32135</text:p>
              </table:table-cell>
              <table:table-cell office:value-type="float" office:value="113.03155">
                <text:p>113.03155</text:p>
              </table:table-cell>
              <table:table-cell office:value-type="float" office:value="112.27485">
                <text:p>112.27485</text:p>
              </table:table-cell>
              <table:table-cell office:value-type="float" office:value="112.51088">
                <text:p>112.51088</text:p>
              </table:table-cell>
              <table:table-cell office:value-type="float" office:value="112.01547">
                <text:p>112.01547</text:p>
              </table:table-cell>
              <table:table-cell office:value-type="float" office:value="115.31318">
                <text:p>115.31318</text:p>
              </table:table-cell>
              <table:table-cell office:value-type="float" office:value="112.33496">
                <text:p>112.33496</text:p>
              </table:table-cell>
              <table:table-cell office:value-type="float" office:value="116.04954">
                <text:p>116.04954</text:p>
              </table:table-cell>
              <table:table-cell office:value-type="float" office:value="112.27759">
                <text:p>112.277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1.91421">
                <text:p>111.91421</text:p>
              </table:table-cell>
              <table:table-cell office:value-type="float" office:value="112.64833">
                <text:p>112.64833</text:p>
              </table:table-cell>
              <table:table-cell office:value-type="float" office:value="114.36878">
                <text:p>114.36878</text:p>
              </table:table-cell>
              <table:table-cell office:value-type="float" office:value="114.01876">
                <text:p>114.01876</text:p>
              </table:table-cell>
              <table:table-cell office:value-type="float" office:value="111.97771">
                <text:p>111.97771</text:p>
              </table:table-cell>
              <table:table-cell office:value-type="float" office:value="112.72519">
                <text:p>112.72519</text:p>
              </table:table-cell>
              <table:table-cell office:value-type="float" office:value="112.38067">
                <text:p>112.38067</text:p>
              </table:table-cell>
              <table:table-cell office:value-type="float" office:value="111.89166">
                <text:p>111.89166</text:p>
              </table:table-cell>
              <table:table-cell office:value-type="float" office:value="112.6466">
                <text:p>112.6466</text:p>
              </table:table-cell>
              <table:table-cell office:value-type="float" office:value="111.90066">
                <text:p>111.90066</text:p>
              </table:table-cell>
              <table:table-cell office:value-type="float" office:value="111.98837">
                <text:p>111.98837</text:p>
              </table:table-cell>
              <table:table-cell office:value-type="float" office:value="111.96772">
                <text:p>111.96772</text:p>
              </table:table-cell>
              <table:table-cell office:value-type="float" office:value="112.96447">
                <text:p>112.96447</text:p>
              </table:table-cell>
              <table:table-cell office:value-type="float" office:value="111.92111">
                <text:p>111.92111</text:p>
              </table:table-cell>
              <table:table-cell office:value-type="float" office:value="112.45265">
                <text:p>112.45265</text:p>
              </table:table-cell>
              <table:table-cell office:value-type="float" office:value="111.97694">
                <text:p>111.97694</text:p>
              </table:table-cell>
              <table:table-cell office:value-type="float" office:value="114.90503">
                <text:p>114.90503</text:p>
              </table:table-cell>
              <table:table-cell office:value-type="float" office:value="111.99124">
                <text:p>111.99124</text:p>
              </table:table-cell>
              <table:table-cell office:value-type="float" office:value="115.61938">
                <text:p>115.61938</text:p>
              </table:table-cell>
              <table:table-cell office:value-type="float" office:value="111.92447">
                <text:p>111.924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.56295">
                <text:p>111.56295</text:p>
              </table:table-cell>
              <table:table-cell office:value-type="float" office:value="112.28633">
                <text:p>112.28633</text:p>
              </table:table-cell>
              <table:table-cell office:value-type="float" office:value="114.25983">
                <text:p>114.25983</text:p>
              </table:table-cell>
              <table:table-cell office:value-type="float" office:value="113.91136">
                <text:p>113.91136</text:p>
              </table:table-cell>
              <table:table-cell office:value-type="float" office:value="111.62364">
                <text:p>111.62364</text:p>
              </table:table-cell>
              <table:table-cell office:value-type="float" office:value="112.36042">
                <text:p>112.36042</text:p>
              </table:table-cell>
              <table:table-cell office:value-type="float" office:value="112.01947">
                <text:p>112.01947</text:p>
              </table:table-cell>
              <table:table-cell office:value-type="float" office:value="111.85255">
                <text:p>111.85255</text:p>
              </table:table-cell>
              <table:table-cell office:value-type="float" office:value="112.29416">
                <text:p>112.29416</text:p>
              </table:table-cell>
              <table:table-cell office:value-type="float" office:value="111.55879">
                <text:p>111.55879</text:p>
              </table:table-cell>
              <table:table-cell office:value-type="float" office:value="111.94918">
                <text:p>111.94918</text:p>
              </table:table-cell>
              <table:table-cell office:value-type="float" office:value="111.92141">
                <text:p>111.92141</text:p>
              </table:table-cell>
              <table:table-cell office:value-type="float" office:value="112.59894">
                <text:p>112.59894</text:p>
              </table:table-cell>
              <table:table-cell office:value-type="float" office:value="111.87186">
                <text:p>111.87186</text:p>
              </table:table-cell>
              <table:table-cell office:value-type="float" office:value="112.0888">
                <text:p>112.0888</text:p>
              </table:table-cell>
              <table:table-cell office:value-type="float" office:value="111.62277">
                <text:p>111.62277</text:p>
              </table:table-cell>
              <table:table-cell office:value-type="float" office:value="114.77475">
                <text:p>114.77475</text:p>
              </table:table-cell>
              <table:table-cell office:value-type="float" office:value="111.94259">
                <text:p>111.94259</text:p>
              </table:table-cell>
              <table:table-cell office:value-type="float" office:value="115.47911">
                <text:p>115.47911</text:p>
              </table:table-cell>
              <table:table-cell office:value-type="float" office:value="111.88527">
                <text:p>111.88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.53234">
                <text:p>111.53234</text:p>
              </table:table-cell>
              <table:table-cell office:value-type="float" office:value="112.23854">
                <text:p>112.23854</text:p>
              </table:table-cell>
              <table:table-cell office:value-type="float" office:value="113.86266">
                <text:p>113.86266</text:p>
              </table:table-cell>
              <table:table-cell office:value-type="float" office:value="113.52504">
                <text:p>113.52504</text:p>
              </table:table-cell>
              <table:table-cell office:value-type="float" office:value="111.59605">
                <text:p>111.59605</text:p>
              </table:table-cell>
              <table:table-cell office:value-type="float" office:value="112.31269">
                <text:p>112.31269</text:p>
              </table:table-cell>
              <table:table-cell office:value-type="float" office:value="111.96964">
                <text:p>111.96964</text:p>
              </table:table-cell>
              <table:table-cell office:value-type="float" office:value="111.70271">
                <text:p>111.70271</text:p>
              </table:table-cell>
              <table:table-cell office:value-type="float" office:value="112.23395">
                <text:p>112.23395</text:p>
              </table:table-cell>
              <table:table-cell office:value-type="float" office:value="111.53104">
                <text:p>111.53104</text:p>
              </table:table-cell>
              <table:table-cell office:value-type="float" office:value="111.59452">
                <text:p>111.59452</text:p>
              </table:table-cell>
              <table:table-cell office:value-type="float" office:value="111.5761">
                <text:p>111.5761</text:p>
              </table:table-cell>
              <table:table-cell office:value-type="float" office:value="112.5434">
                <text:p>112.5434</text:p>
              </table:table-cell>
              <table:table-cell office:value-type="float" office:value="111.52925">
                <text:p>111.52925</text:p>
              </table:table-cell>
              <table:table-cell office:value-type="float" office:value="112.04203">
                <text:p>112.04203</text:p>
              </table:table-cell>
              <table:table-cell office:value-type="float" office:value="111.59528">
                <text:p>111.59528</text:p>
              </table:table-cell>
              <table:table-cell office:value-type="float" office:value="114.36878">
                <text:p>114.36878</text:p>
              </table:table-cell>
              <table:table-cell office:value-type="float" office:value="111.59758">
                <text:p>111.59758</text:p>
              </table:table-cell>
              <table:table-cell office:value-type="float" office:value="115.06086">
                <text:p>115.06086</text:p>
              </table:table-cell>
              <table:table-cell office:value-type="float" office:value="111.54281">
                <text:p>111.542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.20196">
                <text:p>111.20196</text:p>
              </table:table-cell>
              <table:table-cell office:value-type="float" office:value="111.88505">
                <text:p>111.88505</text:p>
              </table:table-cell>
              <table:table-cell office:value-type="float" office:value="113.77517">
                <text:p>113.77517</text:p>
              </table:table-cell>
              <table:table-cell office:value-type="float" office:value="113.43899">
                <text:p>113.43899</text:p>
              </table:table-cell>
              <table:table-cell office:value-type="float" office:value="111.26268">
                <text:p>111.26268</text:p>
              </table:table-cell>
              <table:table-cell office:value-type="float" office:value="111.95915">
                <text:p>111.95915</text:p>
              </table:table-cell>
              <table:table-cell office:value-type="float" office:value="111.62655">
                <text:p>111.62655</text:p>
              </table:table-cell>
              <table:table-cell office:value-type="float" office:value="111.47941">
                <text:p>111.47941</text:p>
              </table:table-cell>
              <table:table-cell office:value-type="float" office:value="111.88043">
                <text:p>111.88043</text:p>
              </table:table-cell>
              <table:table-cell office:value-type="float" office:value="111.19733">
                <text:p>111.19733</text:p>
              </table:table-cell>
              <table:table-cell office:value-type="float" office:value="111.56661">
                <text:p>111.56661</text:p>
              </table:table-cell>
              <table:table-cell office:value-type="float" office:value="111.54783">
                <text:p>111.54783</text:p>
              </table:table-cell>
              <table:table-cell office:value-type="float" office:value="112.17947">
                <text:p>112.17947</text:p>
              </table:table-cell>
              <table:table-cell office:value-type="float" office:value="111.49146">
                <text:p>111.49146</text:p>
              </table:table-cell>
              <table:table-cell office:value-type="float" office:value="111.69633">
                <text:p>111.69633</text:p>
              </table:table-cell>
              <table:table-cell office:value-type="float" office:value="111.26184">
                <text:p>111.26184</text:p>
              </table:table-cell>
              <table:table-cell office:value-type="float" office:value="114.26002">
                <text:p>114.26002</text:p>
              </table:table-cell>
              <table:table-cell office:value-type="float" office:value="111.56987">
                <text:p>111.56987</text:p>
              </table:table-cell>
              <table:table-cell office:value-type="float" office:value="114.92987">
                <text:p>114.92987</text:p>
              </table:table-cell>
              <table:table-cell office:value-type="float" office:value="111.50246">
                <text:p>111.50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.18288">
                <text:p>111.18288</text:p>
              </table:table-cell>
              <table:table-cell office:value-type="float" office:value="111.84606">
                <text:p>111.84606</text:p>
              </table:table-cell>
              <table:table-cell office:value-type="float" office:value="113.38963">
                <text:p>113.38963</text:p>
              </table:table-cell>
              <table:table-cell office:value-type="float" office:value="113.06435">
                <text:p>113.06435</text:p>
              </table:table-cell>
              <table:table-cell office:value-type="float" office:value="111.24341">
                <text:p>111.24341</text:p>
              </table:table-cell>
              <table:table-cell office:value-type="float" office:value="111.91306">
                <text:p>111.91306</text:p>
              </table:table-cell>
              <table:table-cell office:value-type="float" office:value="111.58801">
                <text:p>111.58801</text:p>
              </table:table-cell>
              <table:table-cell office:value-type="float" office:value="111.32807">
                <text:p>111.32807</text:p>
              </table:table-cell>
              <table:table-cell office:value-type="float" office:value="111.84416">
                <text:p>111.84416</text:p>
              </table:table-cell>
              <table:table-cell office:value-type="float" office:value="111.17801">
                <text:p>111.17801</text:p>
              </table:table-cell>
              <table:table-cell office:value-type="float" office:value="111.23268">
                <text:p>111.23268</text:p>
              </table:table-cell>
              <table:table-cell office:value-type="float" office:value="111.2042">
                <text:p>111.2042</text:p>
              </table:table-cell>
              <table:table-cell office:value-type="float" office:value="112.1396">
                <text:p>112.1396</text:p>
              </table:table-cell>
              <table:table-cell office:value-type="float" office:value="111.15704">
                <text:p>111.15704</text:p>
              </table:table-cell>
              <table:table-cell office:value-type="float" office:value="111.65804">
                <text:p>111.65804</text:p>
              </table:table-cell>
              <table:table-cell office:value-type="float" office:value="111.24262">
                <text:p>111.24262</text:p>
              </table:table-cell>
              <table:table-cell office:value-type="float" office:value="113.86279">
                <text:p>113.86279</text:p>
              </table:table-cell>
              <table:table-cell office:value-type="float" office:value="111.23597">
                <text:p>111.23597</text:p>
              </table:table-cell>
              <table:table-cell office:value-type="float" office:value="114.52313">
                <text:p>114.52313</text:p>
              </table:table-cell>
              <table:table-cell office:value-type="float" office:value="111.17115">
                <text:p>111.171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.84817">
                <text:p>110.84817</text:p>
              </table:table-cell>
              <table:table-cell office:value-type="float" office:value="111.50373">
                <text:p>111.50373</text:p>
              </table:table-cell>
              <table:table-cell office:value-type="float" office:value="113.30136">
                <text:p>113.30136</text:p>
              </table:table-cell>
              <table:table-cell office:value-type="float" office:value="112.98466">
                <text:p>112.98466</text:p>
              </table:table-cell>
              <table:table-cell office:value-type="float" office:value="110.92099">
                <text:p>110.92099</text:p>
              </table:table-cell>
              <table:table-cell office:value-type="float" office:value="111.56802">
                <text:p>111.56802</text:p>
              </table:table-cell>
              <table:table-cell office:value-type="float" office:value="111.436">
                <text:p>111.436</text:p>
              </table:table-cell>
              <table:table-cell office:value-type="float" office:value="111.11686">
                <text:p>111.11686</text:p>
              </table:table-cell>
              <table:table-cell office:value-type="float" office:value="111.49902">
                <text:p>111.49902</text:p>
              </table:table-cell>
              <table:table-cell office:value-type="float" office:value="111.03777">
                <text:p>111.03777</text:p>
              </table:table-cell>
              <table:table-cell office:value-type="float" office:value="111.21307">
                <text:p>111.21307</text:p>
              </table:table-cell>
              <table:table-cell office:value-type="float" office:value="111.18423">
                <text:p>111.18423</text:p>
              </table:table-cell>
              <table:table-cell office:value-type="float" office:value="111.78698">
                <text:p>111.78698</text:p>
              </table:table-cell>
              <table:table-cell office:value-type="float" office:value="111.12754">
                <text:p>111.12754</text:p>
              </table:table-cell>
              <table:table-cell office:value-type="float" office:value="111.32585">
                <text:p>111.32585</text:p>
              </table:table-cell>
              <table:table-cell office:value-type="float" office:value="110.91061">
                <text:p>110.91061</text:p>
              </table:table-cell>
              <table:table-cell office:value-type="float" office:value="113.77528">
                <text:p>113.77528</text:p>
              </table:table-cell>
              <table:table-cell office:value-type="float" office:value="111.2163">
                <text:p>111.2163</text:p>
              </table:table-cell>
              <table:table-cell office:value-type="float" office:value="114.40409">
                <text:p>114.40409</text:p>
              </table:table-cell>
              <table:table-cell office:value-type="float" office:value="111.14837">
                <text:p>111.148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.83698">
                <text:p>110.83698</text:p>
              </table:table-cell>
              <table:table-cell office:value-type="float" office:value="111.47298">
                <text:p>111.47298</text:p>
              </table:table-cell>
              <table:table-cell office:value-type="float" office:value="113.12056">
                <text:p>113.12056</text:p>
              </table:table-cell>
              <table:table-cell office:value-type="float" office:value="112.62111">
                <text:p>112.62111</text:p>
              </table:table-cell>
              <table:table-cell office:value-type="float" office:value="110.90969">
                <text:p>110.90969</text:p>
              </table:table-cell>
              <table:table-cell office:value-type="float" office:value="111.54002">
                <text:p>111.54002</text:p>
              </table:table-cell>
              <table:table-cell office:value-type="float" office:value="111.22338">
                <text:p>111.22338</text:p>
              </table:table-cell>
              <table:table-cell office:value-type="float" office:value="110.98626">
                <text:p>110.98626</text:p>
              </table:table-cell>
              <table:table-cell office:value-type="float" office:value="111.47129">
                <text:p>111.47129</text:p>
              </table:table-cell>
              <table:table-cell office:value-type="float" office:value="110.83459">
                <text:p>110.83459</text:p>
              </table:table-cell>
              <table:table-cell office:value-type="float" office:value="110.88718">
                <text:p>110.88718</text:p>
              </table:table-cell>
              <table:table-cell office:value-type="float" office:value="111.05325">
                <text:p>111.05325</text:p>
              </table:table-cell>
              <table:table-cell office:value-type="float" office:value="111.75831">
                <text:p>111.75831</text:p>
              </table:table-cell>
              <table:table-cell office:value-type="float" office:value="110.8043">
                <text:p>110.8043</text:p>
              </table:table-cell>
              <table:table-cell office:value-type="float" office:value="111.29593">
                <text:p>111.29593</text:p>
              </table:table-cell>
              <table:table-cell office:value-type="float" office:value="110.90899">
                <text:p>110.90899</text:p>
              </table:table-cell>
              <table:table-cell office:value-type="float" office:value="113.38966">
                <text:p>113.38966</text:p>
              </table:table-cell>
              <table:table-cell office:value-type="float" office:value="110.88101">
                <text:p>110.88101</text:p>
              </table:table-cell>
              <table:table-cell office:value-type="float" office:value="114.00647">
                <text:p>114.00647</text:p>
              </table:table-cell>
              <table:table-cell office:value-type="float" office:value="110.81572">
                <text:p>110.815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.51299">
                <text:p>110.51299</text:p>
              </table:table-cell>
              <table:table-cell office:value-type="float" office:value="111.12941">
                <text:p>111.12941</text:p>
              </table:table-cell>
              <table:table-cell office:value-type="float" office:value="112.86005">
                <text:p>112.86005</text:p>
              </table:table-cell>
              <table:table-cell office:value-type="float" office:value="112.56517">
                <text:p>112.56517</text:p>
              </table:table-cell>
              <table:table-cell office:value-type="float" office:value="110.58569">
                <text:p>110.58569</text:p>
              </table:table-cell>
              <table:table-cell office:value-type="float" office:value="111.38856">
                <text:p>111.38856</text:p>
              </table:table-cell>
              <table:table-cell office:value-type="float" office:value="111.07244">
                <text:p>111.07244</text:p>
              </table:table-cell>
              <table:table-cell office:value-type="float" office:value="110.78041">
                <text:p>110.78041</text:p>
              </table:table-cell>
              <table:table-cell office:value-type="float" office:value="111.13756">
                <text:p>111.13756</text:p>
              </table:table-cell>
              <table:table-cell office:value-type="float" office:value="110.69901">
                <text:p>110.69901</text:p>
              </table:table-cell>
              <table:table-cell office:value-type="float" office:value="110.87573">
                <text:p>110.87573</text:p>
              </table:table-cell>
              <table:table-cell office:value-type="float" office:value="110.84013">
                <text:p>110.84013</text:p>
              </table:table-cell>
              <table:table-cell office:value-type="float" office:value="111.41394">
                <text:p>111.41394</text:p>
              </table:table-cell>
              <table:table-cell office:value-type="float" office:value="110.78299">
                <text:p>110.78299</text:p>
              </table:table-cell>
              <table:table-cell office:value-type="float" office:value="110.96282">
                <text:p>110.96282</text:p>
              </table:table-cell>
              <table:table-cell office:value-type="float" office:value="110.58486">
                <text:p>110.58486</text:p>
              </table:table-cell>
              <table:table-cell office:value-type="float" office:value="113.30155">
                <text:p>113.30155</text:p>
              </table:table-cell>
              <table:table-cell office:value-type="float" office:value="110.87918">
                <text:p>110.87918</text:p>
              </table:table-cell>
              <table:table-cell office:value-type="float" office:value="113.90866">
                <text:p>113.90866</text:p>
              </table:table-cell>
              <table:table-cell office:value-type="float" office:value="110.80408">
                <text:p>110.804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.50988">
                <text:p>110.50988</text:p>
              </table:table-cell>
              <table:table-cell office:value-type="float" office:value="111.10985">
                <text:p>111.10985</text:p>
              </table:table-cell>
              <table:table-cell office:value-type="float" office:value="112.69061">
                <text:p>112.69061</text:p>
              </table:table-cell>
              <table:table-cell office:value-type="float" office:value="112.20066">
                <text:p>112.20066</text:p>
              </table:table-cell>
              <table:table-cell office:value-type="float" office:value="110.58238">
                <text:p>110.58238</text:p>
              </table:table-cell>
              <table:table-cell office:value-type="float" office:value="111.17653">
                <text:p>111.17653</text:p>
              </table:table-cell>
              <table:table-cell office:value-type="float" office:value="110.86804">
                <text:p>110.86804</text:p>
              </table:table-cell>
              <table:table-cell office:value-type="float" office:value="110.64805">
                <text:p>110.64805</text:p>
              </table:table-cell>
              <table:table-cell office:value-type="float" office:value="111.11813">
                <text:p>111.11813</text:p>
              </table:table-cell>
              <table:table-cell office:value-type="float" office:value="110.50721">
                <text:p>110.50721</text:p>
              </table:table-cell>
              <table:table-cell office:value-type="float" office:value="110.55125">
                <text:p>110.55125</text:p>
              </table:table-cell>
              <table:table-cell office:value-type="float" office:value="110.70725">
                <text:p>110.70725</text:p>
              </table:table-cell>
              <table:table-cell office:value-type="float" office:value="111.38662">
                <text:p>111.38662</text:p>
              </table:table-cell>
              <table:table-cell office:value-type="float" office:value="110.45845">
                <text:p>110.45845</text:p>
              </table:table-cell>
              <table:table-cell office:value-type="float" office:value="110.9508">
                <text:p>110.9508</text:p>
              </table:table-cell>
              <table:table-cell office:value-type="float" office:value="110.58167">
                <text:p>110.58167</text:p>
              </table:table-cell>
              <table:table-cell office:value-type="float" office:value="113.12086">
                <text:p>113.12086</text:p>
              </table:table-cell>
              <table:table-cell office:value-type="float" office:value="110.55471">
                <text:p>110.55471</text:p>
              </table:table-cell>
              <table:table-cell office:value-type="float" office:value="113.52261">
                <text:p>113.52261</text:p>
              </table:table-cell>
              <table:table-cell office:value-type="float" office:value="110.47964">
                <text:p>110.47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.19691">
                <text:p>110.19691</text:p>
              </table:table-cell>
              <table:table-cell office:value-type="float" office:value="110.78697">
                <text:p>110.78697</text:p>
              </table:table-cell>
              <table:table-cell office:value-type="float" office:value="112.43981">
                <text:p>112.43981</text:p>
              </table:table-cell>
              <table:table-cell office:value-type="float" office:value="112.15304">
                <text:p>112.15304</text:p>
              </table:table-cell>
              <table:table-cell office:value-type="float" office:value="110.2663">
                <text:p>110.2663</text:p>
              </table:table-cell>
              <table:table-cell office:value-type="float" office:value="111.04561">
                <text:p>111.04561</text:p>
              </table:table-cell>
              <table:table-cell office:value-type="float" office:value="110.73762">
                <text:p>110.73762</text:p>
              </table:table-cell>
              <table:table-cell office:value-type="float" office:value="110.45298">
                <text:p>110.45298</text:p>
              </table:table-cell>
              <table:table-cell office:value-type="float" office:value="110.78289">
                <text:p>110.78289</text:p>
              </table:table-cell>
              <table:table-cell office:value-type="float" office:value="110.38233">
                <text:p>110.38233</text:p>
              </table:table-cell>
              <table:table-cell office:value-type="float" office:value="110.54749">
                <text:p>110.54749</text:p>
              </table:table-cell>
              <table:table-cell office:value-type="float" office:value="110.51155">
                <text:p>110.51155</text:p>
              </table:table-cell>
              <table:table-cell office:value-type="float" office:value="111.0505">
                <text:p>111.0505</text:p>
              </table:table-cell>
              <table:table-cell office:value-type="float" office:value="110.45462">
                <text:p>110.45462</text:p>
              </table:table-cell>
              <table:table-cell office:value-type="float" office:value="110.6257">
                <text:p>110.6257</text:p>
              </table:table-cell>
              <table:table-cell office:value-type="float" office:value="110.25629">
                <text:p>110.25629</text:p>
              </table:table-cell>
              <table:table-cell office:value-type="float" office:value="112.8605">
                <text:p>112.8605</text:p>
              </table:table-cell>
              <table:table-cell office:value-type="float" office:value="110.55121">
                <text:p>110.55121</text:p>
              </table:table-cell>
              <table:table-cell office:value-type="float" office:value="113.43387">
                <text:p>113.43387</text:p>
              </table:table-cell>
              <table:table-cell office:value-type="float" office:value="110.47601">
                <text:p>110.47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.20134">
                <text:p>110.20134</text:p>
              </table:table-cell>
              <table:table-cell office:value-type="float" office:value="110.77552">
                <text:p>110.77552</text:p>
              </table:table-cell>
              <table:table-cell office:value-type="float" office:value="112.27886">
                <text:p>112.27886</text:p>
              </table:table-cell>
              <table:table-cell office:value-type="float" office:value="111.79976">
                <text:p>111.79976</text:p>
              </table:table-cell>
              <table:table-cell office:value-type="float" office:value="110.26132">
                <text:p>110.26132</text:p>
              </table:table-cell>
              <table:table-cell office:value-type="float" office:value="110.83253">
                <text:p>110.83253</text:p>
              </table:table-cell>
              <table:table-cell office:value-type="float" office:value="110.53189">
                <text:p>110.53189</text:p>
              </table:table-cell>
              <table:table-cell office:value-type="float" office:value="110.33106">
                <text:p>110.33106</text:p>
              </table:table-cell>
              <table:table-cell office:value-type="float" office:value="110.77138">
                <text:p>110.77138</text:p>
              </table:table-cell>
              <table:table-cell office:value-type="float" office:value="110.19522">
                <text:p>110.19522</text:p>
              </table:table-cell>
              <table:table-cell office:value-type="float" office:value="110.23345">
                <text:p>110.23345</text:p>
              </table:table-cell>
              <table:table-cell office:value-type="float" office:value="110.38912">
                <text:p>110.38912</text:p>
              </table:table-cell>
              <table:table-cell office:value-type="float" office:value="111.04106">
                <text:p>111.04106</text:p>
              </table:table-cell>
              <table:table-cell office:value-type="float" office:value="110.14054">
                <text:p>110.14054</text:p>
              </table:table-cell>
              <table:table-cell office:value-type="float" office:value="110.61493">
                <text:p>110.61493</text:p>
              </table:table-cell>
              <table:table-cell office:value-type="float" office:value="110.26091">
                <text:p>110.26091</text:p>
              </table:table-cell>
              <table:table-cell office:value-type="float" office:value="112.69102">
                <text:p>112.69102</text:p>
              </table:table-cell>
              <table:table-cell office:value-type="float" office:value="110.22787">
                <text:p>110.22787</text:p>
              </table:table-cell>
              <table:table-cell office:value-type="float" office:value="113.0494">
                <text:p>113.0494</text:p>
              </table:table-cell>
              <table:table-cell office:value-type="float" office:value="110.15917">
                <text:p>110.15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9.88615">
                <text:p>109.88615</text:p>
              </table:table-cell>
              <table:table-cell office:value-type="float" office:value="110.44762">
                <text:p>110.44762</text:p>
              </table:table-cell>
              <table:table-cell office:value-type="float" office:value="112.03973">
                <text:p>112.03973</text:p>
              </table:table-cell>
              <table:table-cell office:value-type="float" office:value="111.76103">
                <text:p>111.76103</text:p>
              </table:table-cell>
              <table:table-cell office:value-type="float" office:value="109.95571">
                <text:p>109.95571</text:p>
              </table:table-cell>
              <table:table-cell office:value-type="float" office:value="110.69963">
                <text:p>110.69963</text:p>
              </table:table-cell>
              <table:table-cell office:value-type="float" office:value="110.40912">
                <text:p>110.40912</text:p>
              </table:table-cell>
              <table:table-cell office:value-type="float" office:value="110.14403">
                <text:p>110.14403</text:p>
              </table:table-cell>
              <table:table-cell office:value-type="float" office:value="110.44665">
                <text:p>110.44665</text:p>
              </table:table-cell>
              <table:table-cell office:value-type="float" office:value="110.07119">
                <text:p>110.07119</text:p>
              </table:table-cell>
              <table:table-cell office:value-type="float" office:value="110.23724">
                <text:p>110.23724</text:p>
              </table:table-cell>
              <table:table-cell office:value-type="float" office:value="110.2011">
                <text:p>110.2011</text:p>
              </table:table-cell>
              <table:table-cell office:value-type="float" office:value="110.71551">
                <text:p>110.71551</text:p>
              </table:table-cell>
              <table:table-cell office:value-type="float" office:value="110.13455">
                <text:p>110.13455</text:p>
              </table:table-cell>
              <table:table-cell office:value-type="float" office:value="110.48947">
                <text:p>110.48947</text:p>
              </table:table-cell>
              <table:table-cell office:value-type="float" office:value="110.14643">
                <text:p>110.14643</text:p>
              </table:table-cell>
              <table:table-cell office:value-type="float" office:value="112.43954">
                <text:p>112.43954</text:p>
              </table:table-cell>
              <table:table-cell office:value-type="float" office:value="110.24139">
                <text:p>110.24139</text:p>
              </table:table-cell>
              <table:table-cell office:value-type="float" office:value="112.98176">
                <text:p>112.98176</text:p>
              </table:table-cell>
              <table:table-cell office:value-type="float" office:value="110.16301">
                <text:p>110.16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.89795">
                <text:p>109.89795</text:p>
              </table:table-cell>
              <table:table-cell office:value-type="float" office:value="110.44652">
                <text:p>110.44652</text:p>
              </table:table-cell>
              <table:table-cell office:value-type="float" office:value="111.8771">
                <text:p>111.8771</text:p>
              </table:table-cell>
              <table:table-cell office:value-type="float" office:value="111.41591">
                <text:p>111.41591</text:p>
              </table:table-cell>
              <table:table-cell office:value-type="float" office:value="109.96757">
                <text:p>109.96757</text:p>
              </table:table-cell>
              <table:table-cell office:value-type="float" office:value="110.50351">
                <text:p>110.50351</text:p>
              </table:table-cell>
              <table:table-cell office:value-type="float" office:value="110.21399">
                <text:p>110.21399</text:p>
              </table:table-cell>
              <table:table-cell office:value-type="float" office:value="110.01993">
                <text:p>110.01993</text:p>
              </table:table-cell>
              <table:table-cell office:value-type="float" office:value="110.45233">
                <text:p>110.45233</text:p>
              </table:table-cell>
              <table:table-cell office:value-type="float" office:value="109.89197">
                <text:p>109.89197</text:p>
              </table:table-cell>
              <table:table-cell office:value-type="float" office:value="109.92179">
                <text:p>109.92179</text:p>
              </table:table-cell>
              <table:table-cell office:value-type="float" office:value="110.0767">
                <text:p>110.0767</text:p>
              </table:table-cell>
              <table:table-cell office:value-type="float" office:value="110.71399">
                <text:p>110.71399</text:p>
              </table:table-cell>
              <table:table-cell office:value-type="float" office:value="109.82872">
                <text:p>109.82872</text:p>
              </table:table-cell>
              <table:table-cell office:value-type="float" office:value="110.29474">
                <text:p>110.29474</text:p>
              </table:table-cell>
              <table:table-cell office:value-type="float" office:value="109.96706">
                <text:p>109.96706</text:p>
              </table:table-cell>
              <table:table-cell office:value-type="float" office:value="112.27814">
                <text:p>112.27814</text:p>
              </table:table-cell>
              <table:table-cell office:value-type="float" office:value="109.92284">
                <text:p>109.92284</text:p>
              </table:table-cell>
              <table:table-cell office:value-type="float" office:value="112.60843">
                <text:p>112.60843</text:p>
              </table:table-cell>
              <table:table-cell office:value-type="float" office:value="109.84725">
                <text:p>109.84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9.58071">
                <text:p>109.58071</text:p>
              </table:table-cell>
              <table:table-cell office:value-type="float" office:value="110.12949">
                <text:p>110.12949</text:p>
              </table:table-cell>
              <table:table-cell office:value-type="float" office:value="111.6548">
                <text:p>111.6548</text:p>
              </table:table-cell>
              <table:table-cell office:value-type="float" office:value="111.38525">
                <text:p>111.38525</text:p>
              </table:table-cell>
              <table:table-cell office:value-type="float" office:value="109.65979">
                <text:p>109.65979</text:p>
              </table:table-cell>
              <table:table-cell office:value-type="float" office:value="110.38113">
                <text:p>110.38113</text:p>
              </table:table-cell>
              <table:table-cell office:value-type="float" office:value="110.08916">
                <text:p>110.08916</text:p>
              </table:table-cell>
              <table:table-cell office:value-type="float" office:value="109.84024">
                <text:p>109.84024</text:p>
              </table:table-cell>
              <table:table-cell office:value-type="float" office:value="110.12582">
                <text:p>110.12582</text:p>
              </table:table-cell>
              <table:table-cell office:value-type="float" office:value="109.76576">
                <text:p>109.76576</text:p>
              </table:table-cell>
              <table:table-cell office:value-type="float" office:value="109.93372">
                <text:p>109.93372</text:p>
              </table:table-cell>
              <table:table-cell office:value-type="float" office:value="109.75843">
                <text:p>109.75843</text:p>
              </table:table-cell>
              <table:table-cell office:value-type="float" office:value="110.38712">
                <text:p>110.38712</text:p>
              </table:table-cell>
              <table:table-cell office:value-type="float" office:value="109.70459">
                <text:p>109.70459</text:p>
              </table:table-cell>
              <table:table-cell office:value-type="float" office:value="110.17023">
                <text:p>110.17023</text:p>
              </table:table-cell>
              <table:table-cell office:value-type="float" office:value="109.85065">
                <text:p>109.85065</text:p>
              </table:table-cell>
              <table:table-cell office:value-type="float" office:value="112.03776">
                <text:p>112.03776</text:p>
              </table:table-cell>
              <table:table-cell office:value-type="float" office:value="109.93485">
                <text:p>109.93485</text:p>
              </table:table-cell>
              <table:table-cell office:value-type="float" office:value="112.54962">
                <text:p>112.54962</text:p>
              </table:table-cell>
              <table:table-cell office:value-type="float" office:value="109.85919">
                <text:p>109.859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.60035">
                <text:p>109.60035</text:p>
              </table:table-cell>
              <table:table-cell office:value-type="float" office:value="110.13371">
                <text:p>110.13371</text:p>
              </table:table-cell>
              <table:table-cell office:value-type="float" office:value="111.50563">
                <text:p>111.50563</text:p>
              </table:table-cell>
              <table:table-cell office:value-type="float" office:value="111.05377">
                <text:p>111.05377</text:p>
              </table:table-cell>
              <table:table-cell office:value-type="float" office:value="109.66969">
                <text:p>109.66969</text:p>
              </table:table-cell>
              <table:table-cell office:value-type="float" office:value="110.06438">
                <text:p>110.06438</text:p>
              </table:table-cell>
              <table:table-cell office:value-type="float" office:value="109.89953">
                <text:p>109.89953</text:p>
              </table:table-cell>
              <table:table-cell office:value-type="float" office:value="109.72357">
                <text:p>109.72357</text:p>
              </table:table-cell>
              <table:table-cell office:value-type="float" office:value="110.1331">
                <text:p>110.1331</text:p>
              </table:table-cell>
              <table:table-cell office:value-type="float" office:value="109.59738">
                <text:p>109.59738</text:p>
              </table:table-cell>
              <table:table-cell office:value-type="float" office:value="109.62627">
                <text:p>109.62627</text:p>
              </table:table-cell>
              <table:table-cell office:value-type="float" office:value="109.7707">
                <text:p>109.7707</text:p>
              </table:table-cell>
              <table:table-cell office:value-type="float" office:value="110.38408">
                <text:p>110.38408</text:p>
              </table:table-cell>
              <table:table-cell office:value-type="float" office:value="109.70459">
                <text:p>109.70459</text:p>
              </table:table-cell>
              <table:table-cell office:value-type="float" office:value="109.99006">
                <text:p>109.99006</text:p>
              </table:table-cell>
              <table:table-cell office:value-type="float" office:value="109.66994">
                <text:p>109.66994</text:p>
              </table:table-cell>
              <table:table-cell office:value-type="float" office:value="111.87466">
                <text:p>111.87466</text:p>
              </table:table-cell>
              <table:table-cell office:value-type="float" office:value="109.61802">
                <text:p>109.61802</text:p>
              </table:table-cell>
              <table:table-cell office:value-type="float" office:value="112.19733">
                <text:p>112.19733</text:p>
              </table:table-cell>
              <table:table-cell office:value-type="float" office:value="109.55169">
                <text:p>109.55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29438">
                <text:p>109.29438</text:p>
              </table:table-cell>
              <table:table-cell office:value-type="float" office:value="109.81838">
                <text:p>109.81838</text:p>
              </table:table-cell>
              <table:table-cell office:value-type="float" office:value="111.2831">
                <text:p>111.2831</text:p>
              </table:table-cell>
              <table:table-cell office:value-type="float" office:value="111.0409">
                <text:p>111.0409</text:p>
              </table:table-cell>
              <table:table-cell office:value-type="float" office:value="109.37">
                <text:p>109.37</text:p>
              </table:table-cell>
              <table:table-cell office:value-type="float" office:value="110.06438">
                <text:p>110.06438</text:p>
              </table:table-cell>
              <table:table-cell office:value-type="float" office:value="109.89953">
                <text:p>109.89953</text:p>
              </table:table-cell>
              <table:table-cell office:value-type="float" office:value="109.41354">
                <text:p>109.41354</text:p>
              </table:table-cell>
              <table:table-cell office:value-type="float" office:value="110.01545">
                <text:p>110.01545</text:p>
              </table:table-cell>
              <table:table-cell office:value-type="float" office:value="109.47848">
                <text:p>109.47848</text:p>
              </table:table-cell>
              <table:table-cell office:value-type="float" office:value="109.64579">
                <text:p>109.64579</text:p>
              </table:table-cell>
              <table:table-cell office:value-type="float" office:value="109.7707">
                <text:p>109.7707</text:p>
              </table:table-cell>
              <table:table-cell office:value-type="float" office:value="110.07773">
                <text:p>110.07773</text:p>
              </table:table-cell>
              <table:table-cell office:value-type="float" office:value="109.52558">
                <text:p>109.52558</text:p>
              </table:table-cell>
              <table:table-cell office:value-type="float" office:value="109.86651">
                <text:p>109.86651</text:p>
              </table:table-cell>
              <table:table-cell office:value-type="float" office:value="109.5607">
                <text:p>109.5607</text:p>
              </table:table-cell>
              <table:table-cell office:value-type="float" office:value="111.532">
                <text:p>111.532</text:p>
              </table:table-cell>
              <table:table-cell office:value-type="float" office:value="109.63762">
                <text:p>109.63762</text:p>
              </table:table-cell>
              <table:table-cell office:value-type="float" office:value="112.13777">
                <text:p>112.13777</text:p>
              </table:table-cell>
              <table:table-cell office:value-type="float" office:value="109.56455">
                <text:p>109.56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.32143">
                <text:p>109.32143</text:p>
              </table:table-cell>
              <table:table-cell office:value-type="float" office:value="109.83029">
                <text:p>109.83029</text:p>
              </table:table-cell>
              <table:table-cell office:value-type="float" office:value="111.15135">
                <text:p>111.15135</text:p>
              </table:table-cell>
              <table:table-cell office:value-type="float" office:value="110.70579">
                <text:p>110.70579</text:p>
              </table:table-cell>
              <table:table-cell office:value-type="float" office:value="109.38747">
                <text:p>109.38747</text:p>
              </table:table-cell>
              <table:table-cell office:value-type="float" office:value="110.06878">
                <text:p>110.06878</text:p>
              </table:table-cell>
              <table:table-cell office:value-type="float" office:value="109.7854">
                <text:p>109.7854</text:p>
              </table:table-cell>
              <table:table-cell office:value-type="float" office:value="109.43323">
                <text:p>109.43323</text:p>
              </table:table-cell>
              <table:table-cell office:value-type="float" office:value="109.82687">
                <text:p>109.82687</text:p>
              </table:table-cell>
              <table:table-cell office:value-type="float" office:value="109.31501">
                <text:p>109.31501</text:p>
              </table:table-cell>
              <table:table-cell office:value-type="float" office:value="109.3364">
                <text:p>109.3364</text:p>
              </table:table-cell>
              <table:table-cell office:value-type="float" office:value="109.46361">
                <text:p>109.46361</text:p>
              </table:table-cell>
              <table:table-cell office:value-type="float" office:value="109.95361">
                <text:p>109.95361</text:p>
              </table:table-cell>
              <table:table-cell office:value-type="float" office:value="109.40921">
                <text:p>109.40921</text:p>
              </table:table-cell>
              <table:table-cell office:value-type="float" office:value="109.69769">
                <text:p>109.69769</text:p>
              </table:table-cell>
              <table:table-cell office:value-type="float" office:value="109.3877">
                <text:p>109.3877</text:p>
              </table:table-cell>
              <table:table-cell office:value-type="float" office:value="111.532">
                <text:p>111.532</text:p>
              </table:table-cell>
              <table:table-cell office:value-type="float" office:value="109.34089">
                <text:p>109.34089</text:p>
              </table:table-cell>
              <table:table-cell office:value-type="float" office:value="111.79431">
                <text:p>111.79431</text:p>
              </table:table-cell>
              <table:table-cell office:value-type="float" office:value="109.26449">
                <text:p>109.26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.0195">
                <text:p>109.0195</text:p>
              </table:table-cell>
              <table:table-cell office:value-type="float" office:value="109.5228">
                <text:p>109.5228</text:p>
              </table:table-cell>
              <table:table-cell office:value-type="float" office:value="110.81651">
                <text:p>110.81651</text:p>
              </table:table-cell>
              <table:table-cell office:value-type="float" office:value="110.57547">
                <text:p>110.57547</text:p>
              </table:table-cell>
              <table:table-cell office:value-type="float" office:value="109.08871">
                <text:p>109.08871</text:p>
              </table:table-cell>
              <table:table-cell office:value-type="float" office:value="109.76352">
                <text:p>109.76352</text:p>
              </table:table-cell>
              <table:table-cell office:value-type="float" office:value="109.60408">
                <text:p>109.60408</text:p>
              </table:table-cell>
              <table:table-cell office:value-type="float" office:value="109.12435">
                <text:p>109.12435</text:p>
              </table:table-cell>
              <table:table-cell office:value-type="float" office:value="109.71011">
                <text:p>109.71011</text:p>
              </table:table-cell>
              <table:table-cell office:value-type="float" office:value="109.20642">
                <text:p>109.20642</text:p>
              </table:table-cell>
              <table:table-cell office:value-type="float" office:value="109.35376">
                <text:p>109.35376</text:p>
              </table:table-cell>
              <table:table-cell office:value-type="float" office:value="109.48312">
                <text:p>109.48312</text:p>
              </table:table-cell>
              <table:table-cell office:value-type="float" office:value="109.77445">
                <text:p>109.77445</text:p>
              </table:table-cell>
              <table:table-cell office:value-type="float" office:value="109.23832">
                <text:p>109.23832</text:p>
              </table:table-cell>
              <table:table-cell office:value-type="float" office:value="109.57827">
                <text:p>109.57827</text:p>
              </table:table-cell>
              <table:table-cell office:value-type="float" office:value="109.27916">
                <text:p>109.27916</text:p>
              </table:table-cell>
              <table:table-cell office:value-type="float" office:value="111.50403">
                <text:p>111.50403</text:p>
              </table:table-cell>
              <table:table-cell office:value-type="float" office:value="109.35807">
                <text:p>109.35807</text:p>
              </table:table-cell>
              <table:table-cell office:value-type="float" office:value="111.75568">
                <text:p>111.75568</text:p>
              </table:table-cell>
              <table:table-cell office:value-type="float" office:value="109.28162">
                <text:p>109.281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.04403">
                <text:p>109.04403</text:p>
              </table:table-cell>
              <table:table-cell office:value-type="float" office:value="109.54219">
                <text:p>109.54219</text:p>
              </table:table-cell>
              <table:table-cell office:value-type="float" office:value="110.80502">
                <text:p>110.80502</text:p>
              </table:table-cell>
              <table:table-cell office:value-type="float" office:value="110.37992">
                <text:p>110.37992</text:p>
              </table:table-cell>
              <table:table-cell office:value-type="float" office:value="108.97722">
                <text:p>108.97722</text:p>
              </table:table-cell>
              <table:table-cell office:value-type="float" office:value="109.77272">
                <text:p>109.77272</text:p>
              </table:table-cell>
              <table:table-cell office:value-type="float" office:value="109.48768">
                <text:p>109.48768</text:p>
              </table:table-cell>
              <table:table-cell office:value-type="float" office:value="109.1488">
                <text:p>109.1488</text:p>
              </table:table-cell>
              <table:table-cell office:value-type="float" office:value="109.5387">
                <text:p>109.5387</text:p>
              </table:table-cell>
              <table:table-cell office:value-type="float" office:value="109.04088">
                <text:p>109.04088</text:p>
              </table:table-cell>
              <table:table-cell office:value-type="float" office:value="109.05194">
                <text:p>109.05194</text:p>
              </table:table-cell>
              <table:table-cell office:value-type="float" office:value="109.18362">
                <text:p>109.18362</text:p>
              </table:table-cell>
              <table:table-cell office:value-type="float" office:value="109.65759">
                <text:p>109.65759</text:p>
              </table:table-cell>
              <table:table-cell office:value-type="float" office:value="109.11965">
                <text:p>109.11965</text:p>
              </table:table-cell>
              <table:table-cell office:value-type="float" office:value="109.40749">
                <text:p>109.40749</text:p>
              </table:table-cell>
              <table:table-cell office:value-type="float" office:value="109.11348">
                <text:p>109.11348</text:p>
              </table:table-cell>
              <table:table-cell office:value-type="float" office:value="111.16997">
                <text:p>111.16997</text:p>
              </table:table-cell>
              <table:table-cell office:value-type="float" office:value="109.05581">
                <text:p>109.05581</text:p>
              </table:table-cell>
              <table:table-cell office:value-type="float" office:value="111.41386">
                <text:p>111.41386</text:p>
              </table:table-cell>
              <table:table-cell office:value-type="float" office:value="108.9827">
                <text:p>108.9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8.743">
                <text:p>108.743</text:p>
              </table:table-cell>
              <table:table-cell office:value-type="float" office:value="109.23261">
                <text:p>109.23261</text:p>
              </table:table-cell>
              <table:table-cell office:value-type="float" office:value="110.80502">
                <text:p>110.80502</text:p>
              </table:table-cell>
              <table:table-cell office:value-type="float" office:value="110.24786">
                <text:p>110.24786</text:p>
              </table:table-cell>
              <table:table-cell office:value-type="float" office:value="108.81227">
                <text:p>108.81227</text:p>
              </table:table-cell>
              <table:table-cell office:value-type="float" office:value="109.4559">
                <text:p>109.4559</text:p>
              </table:table-cell>
              <table:table-cell office:value-type="float" office:value="109.31718">
                <text:p>109.31718</text:p>
              </table:table-cell>
              <table:table-cell office:value-type="float" office:value="108.84737">
                <text:p>108.84737</text:p>
              </table:table-cell>
              <table:table-cell office:value-type="float" office:value="109.42292">
                <text:p>109.42292</text:p>
              </table:table-cell>
              <table:table-cell office:value-type="float" office:value="108.92992">
                <text:p>108.92992</text:p>
              </table:table-cell>
              <table:table-cell office:value-type="float" office:value="109.0765">
                <text:p>109.0765</text:p>
              </table:table-cell>
              <table:table-cell office:value-type="float" office:value="109.20121">
                <text:p>109.20121</text:p>
              </table:table-cell>
              <table:table-cell office:value-type="float" office:value="109.4767">
                <text:p>109.4767</text:p>
              </table:table-cell>
              <table:table-cell office:value-type="float" office:value="108.95642">
                <text:p>108.95642</text:p>
              </table:table-cell>
              <table:table-cell office:value-type="float" office:value="109.28575">
                <text:p>109.28575</text:p>
              </table:table-cell>
              <table:table-cell office:value-type="float" office:value="109.00237">
                <text:p>109.00237</text:p>
              </table:table-cell>
              <table:table-cell office:value-type="float" office:value="111.15031">
                <text:p>111.15031</text:p>
              </table:table-cell>
              <table:table-cell office:value-type="float" office:value="109.08027">
                <text:p>109.08027</text:p>
              </table:table-cell>
              <table:table-cell office:value-type="float" office:value="111.38354">
                <text:p>111.38354</text:p>
              </table:table-cell>
              <table:table-cell office:value-type="float" office:value="109.004">
                <text:p>109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.76505">
                <text:p>108.76505</text:p>
              </table:table-cell>
              <table:table-cell office:value-type="float" office:value="109.25924">
                <text:p>109.25924</text:p>
              </table:table-cell>
              <table:table-cell office:value-type="float" office:value="110.48102">
                <text:p>110.48102</text:p>
              </table:table-cell>
              <table:table-cell office:value-type="float" office:value="110.06038">
                <text:p>110.06038</text:p>
              </table:table-cell>
              <table:table-cell office:value-type="float" office:value="108.70782">
                <text:p>108.70782</text:p>
              </table:table-cell>
              <table:table-cell office:value-type="float" office:value="109.4757">
                <text:p>109.4757</text:p>
              </table:table-cell>
              <table:table-cell office:value-type="float" office:value="109.20816">
                <text:p>109.20816</text:p>
              </table:table-cell>
              <table:table-cell office:value-type="float" office:value="108.87194">
                <text:p>108.87194</text:p>
              </table:table-cell>
              <table:table-cell office:value-type="float" office:value="109.25603">
                <text:p>109.25603</text:p>
              </table:table-cell>
              <table:table-cell office:value-type="float" office:value="108.92992">
                <text:p>108.92992</text:p>
              </table:table-cell>
              <table:table-cell office:value-type="float" office:value="108.78484">
                <text:p>108.78484</text:p>
              </table:table-cell>
              <table:table-cell office:value-type="float" office:value="108.89959">
                <text:p>108.89959</text:p>
              </table:table-cell>
              <table:table-cell office:value-type="float" office:value="109.37">
                <text:p>109.37</text:p>
              </table:table-cell>
              <table:table-cell office:value-type="float" office:value="108.83327">
                <text:p>108.83327</text:p>
              </table:table-cell>
              <table:table-cell office:value-type="float" office:value="108.98672">
                <text:p>108.98672</text:p>
              </table:table-cell>
              <table:table-cell office:value-type="float" office:value="108.84102">
                <text:p>108.84102</text:p>
              </table:table-cell>
              <table:table-cell office:value-type="float" office:value="110.81485">
                <text:p>110.81485</text:p>
              </table:table-cell>
              <table:table-cell office:value-type="float" office:value="108.7791">
                <text:p>108.7791</text:p>
              </table:table-cell>
              <table:table-cell office:value-type="float" office:value="111.04994">
                <text:p>111.04994</text:p>
              </table:table-cell>
              <table:table-cell office:value-type="float" office:value="108.70295">
                <text:p>108.702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.47104">
                <text:p>108.47104</text:p>
              </table:table-cell>
              <table:table-cell office:value-type="float" office:value="108.95078">
                <text:p>108.95078</text:p>
              </table:table-cell>
              <table:table-cell office:value-type="float" office:value="110.47738">
                <text:p>110.47738</text:p>
              </table:table-cell>
              <table:table-cell office:value-type="float" office:value="109.93573">
                <text:p>109.93573</text:p>
              </table:table-cell>
              <table:table-cell office:value-type="float" office:value="108.53745">
                <text:p>108.53745</text:p>
              </table:table-cell>
              <table:table-cell office:value-type="float" office:value="109.17597">
                <text:p>109.17597</text:p>
              </table:table-cell>
              <table:table-cell office:value-type="float" office:value="109.03263">
                <text:p>109.03263</text:p>
              </table:table-cell>
              <table:table-cell office:value-type="float" office:value="108.56831">
                <text:p>108.56831</text:p>
              </table:table-cell>
              <table:table-cell office:value-type="float" office:value="109.1473">
                <text:p>109.1473</text:p>
              </table:table-cell>
              <table:table-cell office:value-type="float" office:value="108.7587">
                <text:p>108.7587</text:p>
              </table:table-cell>
              <table:table-cell office:value-type="float" office:value="108.80361">
                <text:p>108.80361</text:p>
              </table:table-cell>
              <table:table-cell office:value-type="float" office:value="108.92446">
                <text:p>108.92446</text:p>
              </table:table-cell>
              <table:table-cell office:value-type="float" office:value="109.19369">
                <text:p>109.19369</text:p>
              </table:table-cell>
              <table:table-cell office:value-type="float" office:value="108.6776">
                <text:p>108.6776</text:p>
              </table:table-cell>
              <table:table-cell office:value-type="float" office:value="109.01127">
                <text:p>109.01127</text:p>
              </table:table-cell>
              <table:table-cell office:value-type="float" office:value="108.72738">
                <text:p>108.72738</text:p>
              </table:table-cell>
              <table:table-cell office:value-type="float" office:value="110.80343">
                <text:p>110.80343</text:p>
              </table:table-cell>
              <table:table-cell office:value-type="float" office:value="108.80728">
                <text:p>108.80728</text:p>
              </table:table-cell>
              <table:table-cell office:value-type="float" office:value="111.03082">
                <text:p>111.03082</text:p>
              </table:table-cell>
              <table:table-cell office:value-type="float" office:value="108.73426">
                <text:p>108.734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.49671">
                <text:p>108.49671</text:p>
              </table:table-cell>
              <table:table-cell office:value-type="float" office:value="108.97211">
                <text:p>108.97211</text:p>
              </table:table-cell>
              <table:table-cell office:value-type="float" office:value="110.16399">
                <text:p>110.16399</text:p>
              </table:table-cell>
              <table:table-cell office:value-type="float" office:value="109.75906">
                <text:p>109.75906</text:p>
              </table:table-cell>
              <table:table-cell office:value-type="float" office:value="108.43354">
                <text:p>108.43354</text:p>
              </table:table-cell>
              <table:table-cell office:value-type="float" office:value="109.20295">
                <text:p>109.20295</text:p>
              </table:table-cell>
              <table:table-cell office:value-type="float" office:value="108.9212">
                <text:p>108.9212</text:p>
              </table:table-cell>
              <table:table-cell office:value-type="float" office:value="108.56831">
                <text:p>108.56831</text:p>
              </table:table-cell>
              <table:table-cell office:value-type="float" office:value="108.98144">
                <text:p>108.98144</text:p>
              </table:table-cell>
              <table:table-cell office:value-type="float" office:value="108.65449">
                <text:p>108.65449</text:p>
              </table:table-cell>
              <table:table-cell office:value-type="float" office:value="108.50934">
                <text:p>108.50934</text:p>
              </table:table-cell>
              <table:table-cell office:value-type="float" office:value="108.62981">
                <text:p>108.62981</text:p>
              </table:table-cell>
              <table:table-cell office:value-type="float" office:value="109.08491">
                <text:p>109.08491</text:p>
              </table:table-cell>
              <table:table-cell office:value-type="float" office:value="108.56672">
                <text:p>108.56672</text:p>
              </table:table-cell>
              <table:table-cell office:value-type="float" office:value="108.70998">
                <text:p>108.70998</text:p>
              </table:table-cell>
              <table:table-cell office:value-type="float" office:value="108.56676">
                <text:p>108.56676</text:p>
              </table:table-cell>
              <table:table-cell office:value-type="float" office:value="110.47895">
                <text:p>110.47895</text:p>
              </table:table-cell>
              <table:table-cell office:value-type="float" office:value="108.50373">
                <text:p>108.50373</text:p>
              </table:table-cell>
              <table:table-cell office:value-type="float" office:value="110.70541">
                <text:p>110.70541</text:p>
              </table:table-cell>
              <table:table-cell office:value-type="float" office:value="108.43055">
                <text:p>108.43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.19091">
                <text:p>108.19091</text:p>
              </table:table-cell>
              <table:table-cell office:value-type="float" office:value="108.68033">
                <text:p>108.68033</text:p>
              </table:table-cell>
              <table:table-cell office:value-type="float" office:value="110.15867">
                <text:p>110.15867</text:p>
              </table:table-cell>
              <table:table-cell office:value-type="float" office:value="109.63256">
                <text:p>109.63256</text:p>
              </table:table-cell>
              <table:table-cell office:value-type="float" office:value="108.43354">
                <text:p>108.43354</text:p>
              </table:table-cell>
              <table:table-cell office:value-type="float" office:value="108.89162">
                <text:p>108.89162</text:p>
              </table:table-cell>
              <table:table-cell office:value-type="float" office:value="108.76556">
                <text:p>108.76556</text:p>
              </table:table-cell>
              <table:table-cell office:value-type="float" office:value="108.59728">
                <text:p>108.59728</text:p>
              </table:table-cell>
              <table:table-cell office:value-type="float" office:value="108.86705">
                <text:p>108.86705</text:p>
              </table:table-cell>
              <table:table-cell office:value-type="float" office:value="108.49366">
                <text:p>108.49366</text:p>
              </table:table-cell>
              <table:table-cell office:value-type="float" office:value="108.53841">
                <text:p>108.53841</text:p>
              </table:table-cell>
              <table:table-cell office:value-type="float" office:value="108.64895">
                <text:p>108.64895</text:p>
              </table:table-cell>
              <table:table-cell office:value-type="float" office:value="108.91907">
                <text:p>108.91907</text:p>
              </table:table-cell>
              <table:table-cell office:value-type="float" office:value="108.40562">
                <text:p>108.40562</text:p>
              </table:table-cell>
              <table:table-cell office:value-type="float" office:value="108.70998">
                <text:p>108.70998</text:p>
              </table:table-cell>
              <table:table-cell office:value-type="float" office:value="108.56676">
                <text:p>108.56676</text:p>
              </table:table-cell>
              <table:table-cell office:value-type="float" office:value="110.47547">
                <text:p>110.47547</text:p>
              </table:table-cell>
              <table:table-cell office:value-type="float" office:value="108.52968">
                <text:p>108.52968</text:p>
              </table:table-cell>
              <table:table-cell office:value-type="float" office:value="110.69424">
                <text:p>110.69424</text:p>
              </table:table-cell>
              <table:table-cell office:value-type="float" office:value="108.45627">
                <text:p>108.456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.22681">
                <text:p>108.22681</text:p>
              </table:table-cell>
              <table:table-cell office:value-type="float" office:value="108.70232">
                <text:p>108.70232</text:p>
              </table:table-cell>
              <table:table-cell office:value-type="float" office:value="109.85293">
                <text:p>109.85293</text:p>
              </table:table-cell>
              <table:table-cell office:value-type="float" office:value="109.46105">
                <text:p>109.46105</text:p>
              </table:table-cell>
              <table:table-cell office:value-type="float" office:value="108.27013">
                <text:p>108.27013</text:p>
              </table:table-cell>
              <table:table-cell office:value-type="float" office:value="108.92589">
                <text:p>108.92589</text:p>
              </table:table-cell>
              <table:table-cell office:value-type="float" office:value="108.65156">
                <text:p>108.65156</text:p>
              </table:table-cell>
              <table:table-cell office:value-type="float" office:value="108.30411">
                <text:p>108.30411</text:p>
              </table:table-cell>
              <table:table-cell office:value-type="float" office:value="108.69914">
                <text:p>108.69914</text:p>
              </table:table-cell>
              <table:table-cell office:value-type="float" office:value="108.37737">
                <text:p>108.37737</text:p>
              </table:table-cell>
              <table:table-cell office:value-type="float" office:value="108.2326">
                <text:p>108.2326</text:p>
              </table:table-cell>
              <table:table-cell office:value-type="float" office:value="108.35536">
                <text:p>108.35536</text:p>
              </table:table-cell>
              <table:table-cell office:value-type="float" office:value="108.80786">
                <text:p>108.80786</text:p>
              </table:table-cell>
              <table:table-cell office:value-type="float" office:value="108.2922">
                <text:p>108.2922</text:p>
              </table:table-cell>
              <table:table-cell office:value-type="float" office:value="108.74158">
                <text:p>108.74158</text:p>
              </table:table-cell>
              <table:table-cell office:value-type="float" office:value="108.45987">
                <text:p>108.45987</text:p>
              </table:table-cell>
              <table:table-cell office:value-type="float" office:value="110.16176">
                <text:p>110.16176</text:p>
              </table:table-cell>
              <table:table-cell office:value-type="float" office:value="108.23646">
                <text:p>108.23646</text:p>
              </table:table-cell>
              <table:table-cell office:value-type="float" office:value="110.37004">
                <text:p>110.37004</text:p>
              </table:table-cell>
              <table:table-cell office:value-type="float" office:value="108.15975">
                <text:p>108.15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.92777">
                <text:p>107.92777</text:p>
              </table:table-cell>
              <table:table-cell office:value-type="float" office:value="108.40828">
                <text:p>108.40828</text:p>
              </table:table-cell>
              <table:table-cell office:value-type="float" office:value="109.8648">
                <text:p>109.8648</text:p>
              </table:table-cell>
              <table:table-cell office:value-type="float" office:value="109.34496">
                <text:p>109.34496</text:p>
              </table:table-cell>
              <table:table-cell office:value-type="float" office:value="108.1603">
                <text:p>108.1603</text:p>
              </table:table-cell>
              <table:table-cell office:value-type="float" office:value="108.62182">
                <text:p>108.62182</text:p>
              </table:table-cell>
              <table:table-cell office:value-type="float" office:value="108.49034">
                <text:p>108.49034</text:p>
              </table:table-cell>
              <table:table-cell office:value-type="float" office:value="108.3269">
                <text:p>108.3269</text:p>
              </table:table-cell>
              <table:table-cell office:value-type="float" office:value="108.69914">
                <text:p>108.69914</text:p>
              </table:table-cell>
              <table:table-cell office:value-type="float" office:value="108.22067">
                <text:p>108.22067</text:p>
              </table:table-cell>
              <table:table-cell office:value-type="float" office:value="108.26523">
                <text:p>108.26523</text:p>
              </table:table-cell>
              <table:table-cell office:value-type="float" office:value="108.38115">
                <text:p>108.38115</text:p>
              </table:table-cell>
              <table:table-cell office:value-type="float" office:value="108.63688">
                <text:p>108.63688</text:p>
              </table:table-cell>
              <table:table-cell office:value-type="float" office:value="108.12878">
                <text:p>108.12878</text:p>
              </table:table-cell>
              <table:table-cell office:value-type="float" office:value="108.44771">
                <text:p>108.44771</text:p>
              </table:table-cell>
              <table:table-cell office:value-type="float" office:value="108.29365">
                <text:p>108.29365</text:p>
              </table:table-cell>
              <table:table-cell office:value-type="float" office:value="110.15616">
                <text:p>110.15616</text:p>
              </table:table-cell>
              <table:table-cell office:value-type="float" office:value="108.25945">
                <text:p>108.25945</text:p>
              </table:table-cell>
              <table:table-cell office:value-type="float" office:value="110.37324">
                <text:p>110.37324</text:p>
              </table:table-cell>
              <table:table-cell office:value-type="float" office:value="108.18276">
                <text:p>108.182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.94804">
                <text:p>107.94804</text:p>
              </table:table-cell>
              <table:table-cell office:value-type="float" office:value="108.43392">
                <text:p>108.43392</text:p>
              </table:table-cell>
              <table:table-cell office:value-type="float" office:value="109.55732">
                <text:p>109.55732</text:p>
              </table:table-cell>
              <table:table-cell office:value-type="float" office:value="109.17147">
                <text:p>109.17147</text:p>
              </table:table-cell>
              <table:table-cell office:value-type="float" office:value="107.99465">
                <text:p>107.99465</text:p>
              </table:table-cell>
              <table:table-cell office:value-type="float" office:value="108.65373">
                <text:p>108.65373</text:p>
              </table:table-cell>
              <table:table-cell office:value-type="float" office:value="108.38633">
                <text:p>108.38633</text:p>
              </table:table-cell>
              <table:table-cell office:value-type="float" office:value="108.03088">
                <text:p>108.03088</text:p>
              </table:table-cell>
              <table:table-cell office:value-type="float" office:value="108.59502">
                <text:p>108.59502</text:p>
              </table:table-cell>
              <table:table-cell office:value-type="float" office:value="108.11109">
                <text:p>108.11109</text:p>
              </table:table-cell>
              <table:table-cell office:value-type="float" office:value="107.96633">
                <text:p>107.96633</text:p>
              </table:table-cell>
              <table:table-cell office:value-type="float" office:value="108.08508">
                <text:p>108.08508</text:p>
              </table:table-cell>
              <table:table-cell office:value-type="float" office:value="108.53248">
                <text:p>108.53248</text:p>
              </table:table-cell>
              <table:table-cell office:value-type="float" office:value="108.02223">
                <text:p>108.02223</text:p>
              </table:table-cell>
              <table:table-cell office:value-type="float" office:value="108.4641">
                <text:p>108.4641</text:p>
              </table:table-cell>
              <table:table-cell office:value-type="float" office:value="108.18397">
                <text:p>108.18397</text:p>
              </table:table-cell>
              <table:table-cell office:value-type="float" office:value="109.85016">
                <text:p>109.85016</text:p>
              </table:table-cell>
              <table:table-cell office:value-type="float" office:value="107.96045">
                <text:p>107.96045</text:p>
              </table:table-cell>
              <table:table-cell office:value-type="float" office:value="110.05028">
                <text:p>110.05028</text:p>
              </table:table-cell>
              <table:table-cell office:value-type="float" office:value="107.88688">
                <text:p>107.88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.63691">
                <text:p>107.63691</text:p>
              </table:table-cell>
              <table:table-cell office:value-type="float" office:value="108.128">
                <text:p>108.128</text:p>
              </table:table-cell>
              <table:table-cell office:value-type="float" office:value="109.5673">
                <text:p>109.5673</text:p>
              </table:table-cell>
              <table:table-cell office:value-type="float" office:value="109.06244">
                <text:p>109.06244</text:p>
              </table:table-cell>
              <table:table-cell office:value-type="float" office:value="107.88519">
                <text:p>107.88519</text:p>
              </table:table-cell>
              <table:table-cell office:value-type="float" office:value="108.34758">
                <text:p>108.34758</text:p>
              </table:table-cell>
              <table:table-cell office:value-type="float" office:value="108.21954">
                <text:p>108.21954</text:p>
              </table:table-cell>
              <table:table-cell office:value-type="float" office:value="108.05443">
                <text:p>108.05443</text:p>
              </table:table-cell>
              <table:table-cell office:value-type="float" office:value="108.28847">
                <text:p>108.28847</text:p>
              </table:table-cell>
              <table:table-cell office:value-type="float" office:value="107.94228">
                <text:p>107.94228</text:p>
              </table:table-cell>
              <table:table-cell office:value-type="float" office:value="107.98347">
                <text:p>107.98347</text:p>
              </table:table-cell>
              <table:table-cell office:value-type="float" office:value="108.10846">
                <text:p>108.10846</text:p>
              </table:table-cell>
              <table:table-cell office:value-type="float" office:value="108.36236">
                <text:p>108.36236</text:p>
              </table:table-cell>
              <table:table-cell office:value-type="float" office:value="107.85639">
                <text:p>107.85639</text:p>
              </table:table-cell>
              <table:table-cell office:value-type="float" office:value="108.1676">
                <text:p>108.1676</text:p>
              </table:table-cell>
              <table:table-cell office:value-type="float" office:value="108.02107">
                <text:p>108.02107</text:p>
              </table:table-cell>
              <table:table-cell office:value-type="float" office:value="109.86191">
                <text:p>109.86191</text:p>
              </table:table-cell>
              <table:table-cell office:value-type="float" office:value="107.98693">
                <text:p>107.98693</text:p>
              </table:table-cell>
              <table:table-cell office:value-type="float" office:value="110.06126">
                <text:p>110.06126</text:p>
              </table:table-cell>
              <table:table-cell office:value-type="float" office:value="107.90409">
                <text:p>107.904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.58438">
                <text:p>107.58438</text:p>
              </table:table-cell>
              <table:table-cell office:value-type="float" office:value="108.16052">
                <text:p>108.16052</text:p>
              </table:table-cell>
              <table:table-cell office:value-type="float" office:value="109.26093">
                <text:p>109.26093</text:p>
              </table:table-cell>
              <table:table-cell office:value-type="float" office:value="108.88674">
                <text:p>108.88674</text:p>
              </table:table-cell>
              <table:table-cell office:value-type="float" office:value="107.70048">
                <text:p>107.70048</text:p>
              </table:table-cell>
              <table:table-cell office:value-type="float" office:value="108.37354">
                <text:p>108.37354</text:p>
              </table:table-cell>
              <table:table-cell office:value-type="float" office:value="108.11283">
                <text:p>108.11283</text:p>
              </table:table-cell>
              <table:table-cell office:value-type="float" office:value="107.75271">
                <text:p>107.75271</text:p>
              </table:table-cell>
              <table:table-cell office:value-type="float" office:value="108.31461">
                <text:p>108.31461</text:p>
              </table:table-cell>
              <table:table-cell office:value-type="float" office:value="107.82051">
                <text:p>107.82051</text:p>
              </table:table-cell>
              <table:table-cell office:value-type="float" office:value="107.66304">
                <text:p>107.66304</text:p>
              </table:table-cell>
              <table:table-cell office:value-type="float" office:value="107.80964">
                <text:p>107.80964</text:p>
              </table:table-cell>
              <table:table-cell office:value-type="float" office:value="108.25535">
                <text:p>108.25535</text:p>
              </table:table-cell>
              <table:table-cell office:value-type="float" office:value="107.74704">
                <text:p>107.74704</text:p>
              </table:table-cell>
              <table:table-cell office:value-type="float" office:value="108.19087">
                <text:p>108.19087</text:p>
              </table:table-cell>
              <table:table-cell office:value-type="float" office:value="107.88011">
                <text:p>107.88011</text:p>
              </table:table-cell>
              <table:table-cell office:value-type="float" office:value="109.55409">
                <text:p>109.55409</text:p>
              </table:table-cell>
              <table:table-cell office:value-type="float" office:value="107.66646">
                <text:p>107.66646</text:p>
              </table:table-cell>
              <table:table-cell office:value-type="float" office:value="109.74626">
                <text:p>109.74626</text:p>
              </table:table-cell>
              <table:table-cell office:value-type="float" office:value="107.59323">
                <text:p>107.59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.2295">
                <text:p>107.2295</text:p>
              </table:table-cell>
              <table:table-cell office:value-type="float" office:value="107.86131">
                <text:p>107.86131</text:p>
              </table:table-cell>
              <table:table-cell office:value-type="float" office:value="109.28476">
                <text:p>109.28476</text:p>
              </table:table-cell>
              <table:table-cell office:value-type="float" office:value="108.77542">
                <text:p>108.77542</text:p>
              </table:table-cell>
              <table:table-cell office:value-type="float" office:value="107.53449">
                <text:p>107.53449</text:p>
              </table:table-cell>
              <table:table-cell office:value-type="float" office:value="108.07726">
                <text:p>108.07726</text:p>
              </table:table-cell>
              <table:table-cell office:value-type="float" office:value="107.94299">
                <text:p>107.94299</text:p>
              </table:table-cell>
              <table:table-cell office:value-type="float" office:value="107.75096">
                <text:p>107.75096</text:p>
              </table:table-cell>
              <table:table-cell office:value-type="float" office:value="108.01833">
                <text:p>108.01833</text:p>
              </table:table-cell>
              <table:table-cell office:value-type="float" office:value="107.58266">
                <text:p>107.58266</text:p>
              </table:table-cell>
              <table:table-cell office:value-type="float" office:value="107.61396">
                <text:p>107.61396</text:p>
              </table:table-cell>
              <table:table-cell office:value-type="float" office:value="107.82691">
                <text:p>107.82691</text:p>
              </table:table-cell>
              <table:table-cell office:value-type="float" office:value="108.08892">
                <text:p>108.08892</text:p>
              </table:table-cell>
              <table:table-cell office:value-type="float" office:value="107.56615">
                <text:p>107.56615</text:p>
              </table:table-cell>
              <table:table-cell office:value-type="float" office:value="107.89204">
                <text:p>107.89204</text:p>
              </table:table-cell>
              <table:table-cell office:value-type="float" office:value="107.642">
                <text:p>107.642</text:p>
              </table:table-cell>
              <table:table-cell office:value-type="float" office:value="109.56407">
                <text:p>109.56407</text:p>
              </table:table-cell>
              <table:table-cell office:value-type="float" office:value="107.50014">
                <text:p>107.50014</text:p>
              </table:table-cell>
              <table:table-cell office:value-type="float" office:value="109.75848">
                <text:p>109.75848</text:p>
              </table:table-cell>
              <table:table-cell office:value-type="float" office:value="107.54412">
                <text:p>107.544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.18666">
                <text:p>107.18666</text:p>
              </table:table-cell>
              <table:table-cell office:value-type="float" office:value="107.88159">
                <text:p>107.88159</text:p>
              </table:table-cell>
              <table:table-cell office:value-type="float" office:value="108.97626">
                <text:p>108.97626</text:p>
              </table:table-cell>
              <table:table-cell office:value-type="float" office:value="108.61652">
                <text:p>108.61652</text:p>
              </table:table-cell>
              <table:table-cell office:value-type="float" office:value="107.29338">
                <text:p>107.29338</text:p>
              </table:table-cell>
              <table:table-cell office:value-type="float" office:value="108.1006">
                <text:p>108.1006</text:p>
              </table:table-cell>
              <table:table-cell office:value-type="float" office:value="107.83345">
                <text:p>107.83345</text:p>
              </table:table-cell>
              <table:table-cell office:value-type="float" office:value="107.40497">
                <text:p>107.40497</text:p>
              </table:table-cell>
              <table:table-cell office:value-type="float" office:value="108.04765">
                <text:p>108.04765</text:p>
              </table:table-cell>
              <table:table-cell office:value-type="float" office:value="107.42626">
                <text:p>107.42626</text:p>
              </table:table-cell>
              <table:table-cell office:value-type="float" office:value="107.26484">
                <text:p>107.26484</text:p>
              </table:table-cell>
              <table:table-cell office:value-type="float" office:value="107.48451">
                <text:p>107.48451</text:p>
              </table:table-cell>
              <table:table-cell office:value-type="float" office:value="107.9793">
                <text:p>107.9793</text:p>
              </table:table-cell>
              <table:table-cell office:value-type="float" office:value="107.40953">
                <text:p>107.40953</text:p>
              </table:table-cell>
              <table:table-cell office:value-type="float" office:value="107.91248">
                <text:p>107.91248</text:p>
              </table:table-cell>
              <table:table-cell office:value-type="float" office:value="107.48546">
                <text:p>107.48546</text:p>
              </table:table-cell>
              <table:table-cell office:value-type="float" office:value="109.26392">
                <text:p>109.26392</text:p>
              </table:table-cell>
              <table:table-cell office:value-type="float" office:value="107.25907">
                <text:p>107.25907</text:p>
              </table:table-cell>
              <table:table-cell office:value-type="float" office:value="109.45087">
                <text:p>109.45087</text:p>
              </table:table-cell>
              <table:table-cell office:value-type="float" office:value="107.18897">
                <text:p>107.188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83837">
                <text:p>106.83837</text:p>
              </table:table-cell>
              <table:table-cell office:value-type="float" office:value="107.5577">
                <text:p>107.5577</text:p>
              </table:table-cell>
              <table:table-cell office:value-type="float" office:value="109.00067">
                <text:p>109.00067</text:p>
              </table:table-cell>
              <table:table-cell office:value-type="float" office:value="108.50246">
                <text:p>108.50246</text:p>
              </table:table-cell>
              <table:table-cell office:value-type="float" office:value="107.13696">
                <text:p>107.13696</text:p>
              </table:table-cell>
              <table:table-cell office:value-type="float" office:value="107.80176">
                <text:p>107.80176</text:p>
              </table:table-cell>
              <table:table-cell office:value-type="float" office:value="107.62994">
                <text:p>107.62994</text:p>
              </table:table-cell>
              <table:table-cell office:value-type="float" office:value="107.35276">
                <text:p>107.35276</text:p>
              </table:table-cell>
              <table:table-cell office:value-type="float" office:value="107.7487">
                <text:p>107.7487</text:p>
              </table:table-cell>
              <table:table-cell office:value-type="float" office:value="107.18499">
                <text:p>107.18499</text:p>
              </table:table-cell>
              <table:table-cell office:value-type="float" office:value="107.21282">
                <text:p>107.21282</text:p>
              </table:table-cell>
              <table:table-cell office:value-type="float" office:value="107.43227">
                <text:p>107.43227</text:p>
              </table:table-cell>
              <table:table-cell office:value-type="float" office:value="107.80732">
                <text:p>107.80732</text:p>
              </table:table-cell>
              <table:table-cell office:value-type="float" office:value="107.17198">
                <text:p>107.17198</text:p>
              </table:table-cell>
              <table:table-cell office:value-type="float" office:value="107.57815">
                <text:p>107.57815</text:p>
              </table:table-cell>
              <table:table-cell office:value-type="float" office:value="107.25056">
                <text:p>107.25056</text:p>
              </table:table-cell>
              <table:table-cell office:value-type="float" office:value="109.28101">
                <text:p>109.28101</text:p>
              </table:table-cell>
              <table:table-cell office:value-type="float" office:value="107.10281">
                <text:p>107.10281</text:p>
              </table:table-cell>
              <table:table-cell office:value-type="float" office:value="109.46729">
                <text:p>109.46729</text:p>
              </table:table-cell>
              <table:table-cell office:value-type="float" office:value="107.14644">
                <text:p>107.146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.80195">
                <text:p>106.80195</text:p>
              </table:table-cell>
              <table:table-cell office:value-type="float" office:value="107.50847">
                <text:p>107.50847</text:p>
              </table:table-cell>
              <table:table-cell office:value-type="float" office:value="108.69952">
                <text:p>108.69952</text:p>
              </table:table-cell>
              <table:table-cell office:value-type="float" office:value="108.34137">
                <text:p>108.34137</text:p>
              </table:table-cell>
              <table:table-cell office:value-type="float" office:value="106.90251">
                <text:p>106.90251</text:p>
              </table:table-cell>
              <table:table-cell office:value-type="float" office:value="107.81897">
                <text:p>107.81897</text:p>
              </table:table-cell>
              <table:table-cell office:value-type="float" office:value="107.46395">
                <text:p>107.46395</text:p>
              </table:table-cell>
              <table:table-cell office:value-type="float" office:value="107.00816">
                <text:p>107.00816</text:p>
              </table:table-cell>
              <table:table-cell office:value-type="float" office:value="107.74387">
                <text:p>107.74387</text:p>
              </table:table-cell>
              <table:table-cell office:value-type="float" office:value="107.02542">
                <text:p>107.02542</text:p>
              </table:table-cell>
              <table:table-cell office:value-type="float" office:value="106.87405">
                <text:p>106.87405</text:p>
              </table:table-cell>
              <table:table-cell office:value-type="float" office:value="107.08712">
                <text:p>107.08712</text:p>
              </table:table-cell>
              <table:table-cell office:value-type="float" office:value="107.6539">
                <text:p>107.6539</text:p>
              </table:table-cell>
              <table:table-cell office:value-type="float" office:value="107.01238">
                <text:p>107.01238</text:p>
              </table:table-cell>
              <table:table-cell office:value-type="float" office:value="107.5293">
                <text:p>107.5293</text:p>
              </table:table-cell>
              <table:table-cell office:value-type="float" office:value="107.0909">
                <text:p>107.0909</text:p>
              </table:table-cell>
              <table:table-cell office:value-type="float" office:value="108.97232">
                <text:p>108.97232</text:p>
              </table:table-cell>
              <table:table-cell office:value-type="float" office:value="106.86837">
                <text:p>106.86837</text:p>
              </table:table-cell>
              <table:table-cell office:value-type="float" office:value="109.1611">
                <text:p>109.1611</text:p>
              </table:table-cell>
              <table:table-cell office:value-type="float" office:value="106.79827">
                <text:p>106.798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45407">
                <text:p>106.45407</text:p>
              </table:table-cell>
              <table:table-cell office:value-type="float" office:value="107.16304">
                <text:p>107.16304</text:p>
              </table:table-cell>
              <table:table-cell office:value-type="float" office:value="108.72799">
                <text:p>108.72799</text:p>
              </table:table-cell>
              <table:table-cell office:value-type="float" office:value="108.23744">
                <text:p>108.23744</text:p>
              </table:table-cell>
              <table:table-cell office:value-type="float" office:value="106.74318">
                <text:p>106.74318</text:p>
              </table:table-cell>
              <table:table-cell office:value-type="float" office:value="107.47661">
                <text:p>107.47661</text:p>
              </table:table-cell>
              <table:table-cell office:value-type="float" office:value="107.2228">
                <text:p>107.2228</text:p>
              </table:table-cell>
              <table:table-cell office:value-type="float" office:value="106.96276">
                <text:p>106.96276</text:p>
              </table:table-cell>
              <table:table-cell office:value-type="float" office:value="107.40158">
                <text:p>107.40158</text:p>
              </table:table-cell>
              <table:table-cell office:value-type="float" office:value="106.80071">
                <text:p>106.80071</text:p>
              </table:table-cell>
              <table:table-cell office:value-type="float" office:value="106.82848">
                <text:p>106.82848</text:p>
              </table:table-cell>
              <table:table-cell office:value-type="float" office:value="107.0412">
                <text:p>107.0412</text:p>
              </table:table-cell>
              <table:table-cell office:value-type="float" office:value="107.41591">
                <text:p>107.41591</text:p>
              </table:table-cell>
              <table:table-cell office:value-type="float" office:value="106.77204">
                <text:p>106.77204</text:p>
              </table:table-cell>
              <table:table-cell office:value-type="float" office:value="107.17484">
                <text:p>107.17484</text:p>
              </table:table-cell>
              <table:table-cell office:value-type="float" office:value="106.85626">
                <text:p>106.85626</text:p>
              </table:table-cell>
              <table:table-cell office:value-type="float" office:value="108.9967">
                <text:p>108.9967</text:p>
              </table:table-cell>
              <table:table-cell office:value-type="float" office:value="106.71868">
                <text:p>106.71868</text:p>
              </table:table-cell>
              <table:table-cell office:value-type="float" office:value="109.18495">
                <text:p>109.18495</text:p>
              </table:table-cell>
              <table:table-cell office:value-type="float" office:value="106.76206">
                <text:p>106.762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.41096">
                <text:p>106.41096</text:p>
              </table:table-cell>
              <table:table-cell office:value-type="float" office:value="107.10768">
                <text:p>107.10768</text:p>
              </table:table-cell>
              <table:table-cell office:value-type="float" office:value="108.42459">
                <text:p>108.42459</text:p>
              </table:table-cell>
              <table:table-cell office:value-type="float" office:value="108.07065">
                <text:p>108.07065</text:p>
              </table:table-cell>
              <table:table-cell office:value-type="float" office:value="106.5151">
                <text:p>106.5151</text:p>
              </table:table-cell>
              <table:table-cell office:value-type="float" office:value="107.4244">
                <text:p>107.4244</text:p>
              </table:table-cell>
              <table:table-cell office:value-type="float" office:value="107.06653">
                <text:p>107.06653</text:p>
              </table:table-cell>
              <table:table-cell office:value-type="float" office:value="106.61428">
                <text:p>106.61428</text:p>
              </table:table-cell>
              <table:table-cell office:value-type="float" office:value="107.34938">
                <text:p>107.34938</text:p>
              </table:table-cell>
              <table:table-cell office:value-type="float" office:value="106.63815">
                <text:p>106.63815</text:p>
              </table:table-cell>
              <table:table-cell office:value-type="float" office:value="106.48692">
                <text:p>106.48692</text:p>
              </table:table-cell>
              <table:table-cell office:value-type="float" office:value="106.69284">
                <text:p>106.69284</text:p>
              </table:table-cell>
              <table:table-cell office:value-type="float" office:value="107.25002">
                <text:p>107.25002</text:p>
              </table:table-cell>
              <table:table-cell office:value-type="float" office:value="106.62217">
                <text:p>106.62217</text:p>
              </table:table-cell>
              <table:table-cell office:value-type="float" office:value="107.13237">
                <text:p>107.13237</text:p>
              </table:table-cell>
              <table:table-cell office:value-type="float" office:value="106.70655">
                <text:p>106.70655</text:p>
              </table:table-cell>
              <table:table-cell office:value-type="float" office:value="108.70462">
                <text:p>108.70462</text:p>
              </table:table-cell>
              <table:table-cell office:value-type="float" office:value="106.48121">
                <text:p>106.48121</text:p>
              </table:table-cell>
              <table:table-cell office:value-type="float" office:value="108.88623">
                <text:p>108.88623</text:p>
              </table:table-cell>
              <table:table-cell office:value-type="float" office:value="106.41104">
                <text:p>106.411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.06949">
                <text:p>106.06949</text:p>
              </table:table-cell>
              <table:table-cell office:value-type="float" office:value="106.7689">
                <text:p>106.7689</text:p>
              </table:table-cell>
              <table:table-cell office:value-type="float" office:value="108.45373">
                <text:p>108.45373</text:p>
              </table:table-cell>
              <table:table-cell office:value-type="float" office:value="107.96414">
                <text:p>107.96414</text:p>
              </table:table-cell>
              <table:table-cell office:value-type="float" office:value="106.36542">
                <text:p>106.36542</text:p>
              </table:table-cell>
              <table:table-cell office:value-type="float" office:value="107.07925">
                <text:p>107.07925</text:p>
              </table:table-cell>
              <table:table-cell office:value-type="float" office:value="106.83173">
                <text:p>106.83173</text:p>
              </table:table-cell>
              <table:table-cell office:value-type="float" office:value="106.57522">
                <text:p>106.57522</text:p>
              </table:table-cell>
              <table:table-cell office:value-type="float" office:value="107.00103">
                <text:p>107.00103</text:p>
              </table:table-cell>
              <table:table-cell office:value-type="float" office:value="106.41042">
                <text:p>106.41042</text:p>
              </table:table-cell>
              <table:table-cell office:value-type="float" office:value="106.44774">
                <text:p>106.44774</text:p>
              </table:table-cell>
              <table:table-cell office:value-type="float" office:value="106.65637">
                <text:p>106.65637</text:p>
              </table:table-cell>
              <table:table-cell office:value-type="float" office:value="107.01851">
                <text:p>107.01851</text:p>
              </table:table-cell>
              <table:table-cell office:value-type="float" office:value="106.3884">
                <text:p>106.3884</text:p>
              </table:table-cell>
              <table:table-cell office:value-type="float" office:value="106.78438">
                <text:p>106.78438</text:p>
              </table:table-cell>
              <table:table-cell office:value-type="float" office:value="106.47526">
                <text:p>106.47526</text:p>
              </table:table-cell>
              <table:table-cell office:value-type="float" office:value="108.72314">
                <text:p>108.72314</text:p>
              </table:table-cell>
              <table:table-cell office:value-type="float" office:value="106.33754">
                <text:p>106.33754</text:p>
              </table:table-cell>
              <table:table-cell office:value-type="float" office:value="108.90769">
                <text:p>108.90769</text:p>
              </table:table-cell>
              <table:table-cell office:value-type="float" office:value="106.37171">
                <text:p>106.37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.03641">
                <text:p>106.03641</text:p>
              </table:table-cell>
              <table:table-cell office:value-type="float" office:value="106.72312">
                <text:p>106.72312</text:p>
              </table:table-cell>
              <table:table-cell office:value-type="float" office:value="108.1572">
                <text:p>108.1572</text:p>
              </table:table-cell>
              <table:table-cell office:value-type="float" office:value="107.79497">
                <text:p>107.79497</text:p>
              </table:table-cell>
              <table:table-cell office:value-type="float" office:value="106.13435">
                <text:p>106.13435</text:p>
              </table:table-cell>
              <table:table-cell office:value-type="float" office:value="107.03339">
                <text:p>107.03339</text:p>
              </table:table-cell>
              <table:table-cell office:value-type="float" office:value="106.68173">
                <text:p>106.68173</text:p>
              </table:table-cell>
              <table:table-cell office:value-type="float" office:value="106.23431">
                <text:p>106.23431</text:p>
              </table:table-cell>
              <table:table-cell office:value-type="float" office:value="106.95867">
                <text:p>106.95867</text:p>
              </table:table-cell>
              <table:table-cell office:value-type="float" office:value="106.26705">
                <text:p>106.26705</text:p>
              </table:table-cell>
              <table:table-cell office:value-type="float" office:value="106.10655">
                <text:p>106.10655</text:p>
              </table:table-cell>
              <table:table-cell office:value-type="float" office:value="106.31475">
                <text:p>106.31475</text:p>
              </table:table-cell>
              <table:table-cell office:value-type="float" office:value="106.85899">
                <text:p>106.85899</text:p>
              </table:table-cell>
              <table:table-cell office:value-type="float" office:value="106.23551">
                <text:p>106.23551</text:p>
              </table:table-cell>
              <table:table-cell office:value-type="float" office:value="106.74498">
                <text:p>106.74498</text:p>
              </table:table-cell>
              <table:table-cell office:value-type="float" office:value="106.32244">
                <text:p>106.32244</text:p>
              </table:table-cell>
              <table:table-cell office:value-type="float" office:value="108.42882">
                <text:p>108.42882</text:p>
              </table:table-cell>
              <table:table-cell office:value-type="float" office:value="106.10652">
                <text:p>106.10652</text:p>
              </table:table-cell>
              <table:table-cell office:value-type="float" office:value="108.60633">
                <text:p>108.60633</text:p>
              </table:table-cell>
              <table:table-cell office:value-type="float" office:value="106.02713">
                <text:p>106.02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.69231">
                <text:p>105.69231</text:p>
              </table:table-cell>
              <table:table-cell office:value-type="float" office:value="106.38114">
                <text:p>106.38114</text:p>
              </table:table-cell>
              <table:table-cell office:value-type="float" office:value="108.18034">
                <text:p>108.18034</text:p>
              </table:table-cell>
              <table:table-cell office:value-type="float" office:value="107.67925">
                <text:p>107.67925</text:p>
              </table:table-cell>
              <table:table-cell office:value-type="float" office:value="105.98758">
                <text:p>105.98758</text:p>
              </table:table-cell>
              <table:table-cell office:value-type="float" office:value="106.68531">
                <text:p>106.68531</text:p>
              </table:table-cell>
              <table:table-cell office:value-type="float" office:value="106.45381">
                <text:p>106.45381</text:p>
              </table:table-cell>
              <table:table-cell office:value-type="float" office:value="106.19203">
                <text:p>106.19203</text:p>
              </table:table-cell>
              <table:table-cell office:value-type="float" office:value="106.61036">
                <text:p>106.61036</text:p>
              </table:table-cell>
              <table:table-cell office:value-type="float" office:value="106.03285">
                <text:p>106.03285</text:p>
              </table:table-cell>
              <table:table-cell office:value-type="float" office:value="106.07007">
                <text:p>106.07007</text:p>
              </table:table-cell>
              <table:table-cell office:value-type="float" office:value="106.27186">
                <text:p>106.27186</text:p>
              </table:table-cell>
              <table:table-cell office:value-type="float" office:value="106.63389">
                <text:p>106.63389</text:p>
              </table:table-cell>
              <table:table-cell office:value-type="float" office:value="106.01771">
                <text:p>106.01771</text:p>
              </table:table-cell>
              <table:table-cell office:value-type="float" office:value="106.40675">
                <text:p>106.40675</text:p>
              </table:table-cell>
              <table:table-cell office:value-type="float" office:value="106.09746">
                <text:p>106.09746</text:p>
              </table:table-cell>
              <table:table-cell office:value-type="float" office:value="108.44788">
                <text:p>108.44788</text:p>
              </table:table-cell>
              <table:table-cell office:value-type="float" office:value="105.95354">
                <text:p>105.95354</text:p>
              </table:table-cell>
              <table:table-cell office:value-type="float" office:value="108.63462">
                <text:p>108.63462</text:p>
              </table:table-cell>
              <table:table-cell office:value-type="float" office:value="105.99393">
                <text:p>105.99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5.66171">
                <text:p>105.66171</text:p>
              </table:table-cell>
              <table:table-cell office:value-type="float" office:value="106.3418">
                <text:p>106.3418</text:p>
              </table:table-cell>
              <table:table-cell office:value-type="float" office:value="107.88159">
                <text:p>107.88159</text:p>
              </table:table-cell>
              <table:table-cell office:value-type="float" office:value="107.46341">
                <text:p>107.46341</text:p>
              </table:table-cell>
              <table:table-cell office:value-type="float" office:value="105.76303">
                <text:p>105.76303</text:p>
              </table:table-cell>
              <table:table-cell office:value-type="float" office:value="106.64935">
                <text:p>106.64935</text:p>
              </table:table-cell>
              <table:table-cell office:value-type="float" office:value="106.30075">
                <text:p>106.30075</text:p>
              </table:table-cell>
              <table:table-cell office:value-type="float" office:value="105.85755">
                <text:p>105.85755</text:p>
              </table:table-cell>
              <table:table-cell office:value-type="float" office:value="106.57077">
                <text:p>106.57077</text:p>
              </table:table-cell>
              <table:table-cell office:value-type="float" office:value="105.88613">
                <text:p>105.88613</text:p>
              </table:table-cell>
              <table:table-cell office:value-type="float" office:value="105.73541">
                <text:p>105.73541</text:p>
              </table:table-cell>
              <table:table-cell office:value-type="float" office:value="105.93043">
                <text:p>105.93043</text:p>
              </table:table-cell>
              <table:table-cell office:value-type="float" office:value="106.48058">
                <text:p>106.48058</text:p>
              </table:table-cell>
              <table:table-cell office:value-type="float" office:value="105.8617">
                <text:p>105.8617</text:p>
              </table:table-cell>
              <table:table-cell office:value-type="float" office:value="106.36748">
                <text:p>106.36748</text:p>
              </table:table-cell>
              <table:table-cell office:value-type="float" office:value="105.95072">
                <text:p>105.95072</text:p>
              </table:table-cell>
              <table:table-cell office:value-type="float" office:value="108.15134">
                <text:p>108.15134</text:p>
              </table:table-cell>
              <table:table-cell office:value-type="float" office:value="105.72891">
                <text:p>105.72891</text:p>
              </table:table-cell>
              <table:table-cell office:value-type="float" office:value="108.33141">
                <text:p>108.33141</text:p>
              </table:table-cell>
              <table:table-cell office:value-type="float" office:value="105.6593">
                <text:p>105.6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31466">
                <text:p>105.31466</text:p>
              </table:table-cell>
              <table:table-cell office:value-type="float" office:value="106.00052">
                <text:p>106.00052</text:p>
              </table:table-cell>
              <table:table-cell office:value-type="float" office:value="107.89829">
                <text:p>107.89829</text:p>
              </table:table-cell>
              <table:table-cell office:value-type="float" office:value="107.3104">
                <text:p>107.3104</text:p>
              </table:table-cell>
              <table:table-cell office:value-type="float" office:value="105.60709">
                <text:p>105.60709</text:p>
              </table:table-cell>
              <table:table-cell office:value-type="float" office:value="106.3078">
                <text:p>106.3078</text:p>
              </table:table-cell>
              <table:table-cell office:value-type="float" office:value="106.06969">
                <text:p>106.06969</text:p>
              </table:table-cell>
              <table:table-cell office:value-type="float" office:value="105.82154">
                <text:p>105.82154</text:p>
              </table:table-cell>
              <table:table-cell office:value-type="float" office:value="106.22929">
                <text:p>106.22929</text:p>
              </table:table-cell>
              <table:table-cell office:value-type="float" office:value="105.66157">
                <text:p>105.66157</text:p>
              </table:table-cell>
              <table:table-cell office:value-type="float" office:value="105.69569">
                <text:p>105.69569</text:p>
              </table:table-cell>
              <table:table-cell office:value-type="float" office:value="105.89394">
                <text:p>105.89394</text:p>
              </table:table-cell>
              <table:table-cell office:value-type="float" office:value="106.25287">
                <text:p>106.25287</text:p>
              </table:table-cell>
              <table:table-cell office:value-type="float" office:value="105.63733">
                <text:p>105.63733</text:p>
              </table:table-cell>
              <table:table-cell office:value-type="float" office:value="106.0227">
                <text:p>106.0227</text:p>
              </table:table-cell>
              <table:table-cell office:value-type="float" office:value="105.72258">
                <text:p>105.72258</text:p>
              </table:table-cell>
              <table:table-cell office:value-type="float" office:value="108.1743">
                <text:p>108.1743</text:p>
              </table:table-cell>
              <table:table-cell office:value-type="float" office:value="105.57908">
                <text:p>105.57908</text:p>
              </table:table-cell>
              <table:table-cell office:value-type="float" office:value="108.36684">
                <text:p>108.36684</text:p>
              </table:table-cell>
              <table:table-cell office:value-type="float" office:value="105.6196">
                <text:p>105.6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.28072">
                <text:p>105.28072</text:p>
              </table:table-cell>
              <table:table-cell office:value-type="float" office:value="105.96398">
                <text:p>105.96398</text:p>
              </table:table-cell>
              <table:table-cell office:value-type="float" office:value="107.55561">
                <text:p>107.55561</text:p>
              </table:table-cell>
              <table:table-cell office:value-type="float" office:value="107.06948">
                <text:p>107.06948</text:p>
              </table:table-cell>
              <table:table-cell office:value-type="float" office:value="105.38524">
                <text:p>105.38524</text:p>
              </table:table-cell>
              <table:table-cell office:value-type="float" office:value="106.26509">
                <text:p>106.26509</text:p>
              </table:table-cell>
              <table:table-cell office:value-type="float" office:value="105.92651">
                <text:p>105.92651</text:p>
              </table:table-cell>
              <table:table-cell office:value-type="float" office:value="105.47813">
                <text:p>105.47813</text:p>
              </table:table-cell>
              <table:table-cell office:value-type="float" office:value="106.18662">
                <text:p>106.18662</text:p>
              </table:table-cell>
              <table:table-cell office:value-type="float" office:value="105.51186">
                <text:p>105.51186</text:p>
              </table:table-cell>
              <table:table-cell office:value-type="float" office:value="105.34868">
                <text:p>105.34868</text:p>
              </table:table-cell>
              <table:table-cell office:value-type="float" office:value="105.55907">
                <text:p>105.55907</text:p>
              </table:table-cell>
              <table:table-cell office:value-type="float" office:value="106.09664">
                <text:p>106.09664</text:p>
              </table:table-cell>
              <table:table-cell office:value-type="float" office:value="105.48161">
                <text:p>105.48161</text:p>
              </table:table-cell>
              <table:table-cell office:value-type="float" office:value="105.98965">
                <text:p>105.98965</text:p>
              </table:table-cell>
              <table:table-cell office:value-type="float" office:value="105.57611">
                <text:p>105.57611</text:p>
              </table:table-cell>
              <table:table-cell office:value-type="float" office:value="107.87507">
                <text:p>107.87507</text:p>
              </table:table-cell>
              <table:table-cell office:value-type="float" office:value="105.35187">
                <text:p>105.35187</text:p>
              </table:table-cell>
              <table:table-cell office:value-type="float" office:value="108.05776">
                <text:p>108.05776</text:p>
              </table:table-cell>
              <table:table-cell office:value-type="float" office:value="105.28187">
                <text:p>105.28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.9432">
                <text:p>104.9432</text:p>
              </table:table-cell>
              <table:table-cell office:value-type="float" office:value="105.62945">
                <text:p>105.62945</text:p>
              </table:table-cell>
              <table:table-cell office:value-type="float" office:value="107.4972">
                <text:p>107.4972</text:p>
              </table:table-cell>
              <table:table-cell office:value-type="float" office:value="106.91941">
                <text:p>106.91941</text:p>
              </table:table-cell>
              <table:table-cell office:value-type="float" office:value="105.23528">
                <text:p>105.23528</text:p>
              </table:table-cell>
              <table:table-cell office:value-type="float" office:value="105.924">
                <text:p>105.924</text:p>
              </table:table-cell>
              <table:table-cell office:value-type="float" office:value="105.68924">
                <text:p>105.68924</text:p>
              </table:table-cell>
              <table:table-cell office:value-type="float" office:value="105.44817">
                <text:p>105.44817</text:p>
              </table:table-cell>
              <table:table-cell office:value-type="float" office:value="105.85156">
                <text:p>105.85156</text:p>
              </table:table-cell>
              <table:table-cell office:value-type="float" office:value="105.28094">
                <text:p>105.28094</text:p>
              </table:table-cell>
              <table:table-cell office:value-type="float" office:value="105.31508">
                <text:p>105.31508</text:p>
              </table:table-cell>
              <table:table-cell office:value-type="float" office:value="105.51915">
                <text:p>105.51915</text:p>
              </table:table-cell>
              <table:table-cell office:value-type="float" office:value="105.87507">
                <text:p>105.87507</text:p>
              </table:table-cell>
              <table:table-cell office:value-type="float" office:value="105.26343">
                <text:p>105.26343</text:p>
              </table:table-cell>
              <table:table-cell office:value-type="float" office:value="105.64528">
                <text:p>105.64528</text:p>
              </table:table-cell>
              <table:table-cell office:value-type="float" office:value="105.34485">
                <text:p>105.34485</text:p>
              </table:table-cell>
              <table:table-cell office:value-type="float" office:value="107.89196">
                <text:p>107.89196</text:p>
              </table:table-cell>
              <table:table-cell office:value-type="float" office:value="105.20231">
                <text:p>105.20231</text:p>
              </table:table-cell>
              <table:table-cell office:value-type="float" office:value="108.09051">
                <text:p>108.09051</text:p>
              </table:table-cell>
              <table:table-cell office:value-type="float" office:value="105.23879">
                <text:p>105.23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.90582">
                <text:p>104.90582</text:p>
              </table:table-cell>
              <table:table-cell office:value-type="float" office:value="105.58982">
                <text:p>105.58982</text:p>
              </table:table-cell>
              <table:table-cell office:value-type="float" office:value="107.15194">
                <text:p>107.15194</text:p>
              </table:table-cell>
              <table:table-cell office:value-type="float" office:value="106.68536">
                <text:p>106.68536</text:p>
              </table:table-cell>
              <table:table-cell office:value-type="float" office:value="105.01391">
                <text:p>105.01391</text:p>
              </table:table-cell>
              <table:table-cell office:value-type="float" office:value="105.88743">
                <text:p>105.88743</text:p>
              </table:table-cell>
              <table:table-cell office:value-type="float" office:value="105.54268">
                <text:p>105.54268</text:p>
              </table:table-cell>
              <table:table-cell office:value-type="float" office:value="105.10757">
                <text:p>105.10757</text:p>
              </table:table-cell>
              <table:table-cell office:value-type="float" office:value="105.8057">
                <text:p>105.8057</text:p>
              </table:table-cell>
              <table:table-cell office:value-type="float" office:value="105.1372">
                <text:p>105.1372</text:p>
              </table:table-cell>
              <table:table-cell office:value-type="float" office:value="104.97414">
                <text:p>104.97414</text:p>
              </table:table-cell>
              <table:table-cell office:value-type="float" office:value="105.181">
                <text:p>105.181</text:p>
              </table:table-cell>
              <table:table-cell office:value-type="float" office:value="105.72847">
                <text:p>105.72847</text:p>
              </table:table-cell>
              <table:table-cell office:value-type="float" office:value="105.11374">
                <text:p>105.11374</text:p>
              </table:table-cell>
              <table:table-cell office:value-type="float" office:value="105.60556">
                <text:p>105.60556</text:p>
              </table:table-cell>
              <table:table-cell office:value-type="float" office:value="105.20115">
                <text:p>105.20115</text:p>
              </table:table-cell>
              <table:table-cell office:value-type="float" office:value="107.54907">
                <text:p>107.54907</text:p>
              </table:table-cell>
              <table:table-cell office:value-type="float" office:value="104.97724">
                <text:p>104.97724</text:p>
              </table:table-cell>
              <table:table-cell office:value-type="float" office:value="107.79187">
                <text:p>107.79187</text:p>
              </table:table-cell>
              <table:table-cell office:value-type="float" office:value="104.90133">
                <text:p>104.901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.56157">
                <text:p>104.56157</text:p>
              </table:table-cell>
              <table:table-cell office:value-type="float" office:value="105.24271">
                <text:p>105.24271</text:p>
              </table:table-cell>
              <table:table-cell office:value-type="float" office:value="107.10934">
                <text:p>107.10934</text:p>
              </table:table-cell>
              <table:table-cell office:value-type="float" office:value="106.52635">
                <text:p>106.52635</text:p>
              </table:table-cell>
              <table:table-cell office:value-type="float" office:value="104.86089">
                <text:p>104.86089</text:p>
              </table:table-cell>
              <table:table-cell office:value-type="float" office:value="105.55239">
                <text:p>105.55239</text:p>
              </table:table-cell>
              <table:table-cell office:value-type="float" office:value="105.3242">
                <text:p>105.3242</text:p>
              </table:table-cell>
              <table:table-cell office:value-type="float" office:value="105.07409">
                <text:p>105.07409</text:p>
              </table:table-cell>
              <table:table-cell office:value-type="float" office:value="105.47109">
                <text:p>105.47109</text:p>
              </table:table-cell>
              <table:table-cell office:value-type="float" office:value="104.91213">
                <text:p>104.91213</text:p>
              </table:table-cell>
              <table:table-cell office:value-type="float" office:value="104.93713">
                <text:p>104.93713</text:p>
              </table:table-cell>
              <table:table-cell office:value-type="float" office:value="105.13433">
                <text:p>105.13433</text:p>
              </table:table-cell>
              <table:table-cell office:value-type="float" office:value="105.50049">
                <text:p>105.50049</text:p>
              </table:table-cell>
              <table:table-cell office:value-type="float" office:value="104.89229">
                <text:p>104.89229</text:p>
              </table:table-cell>
              <table:table-cell office:value-type="float" office:value="105.26746">
                <text:p>105.26746</text:p>
              </table:table-cell>
              <table:table-cell office:value-type="float" office:value="104.97608">
                <text:p>104.97608</text:p>
              </table:table-cell>
              <table:table-cell office:value-type="float" office:value="107.49987">
                <text:p>107.49987</text:p>
              </table:table-cell>
              <table:table-cell office:value-type="float" office:value="104.82432">
                <text:p>104.82432</text:p>
              </table:table-cell>
              <table:table-cell office:value-type="float" office:value="107.79972">
                <text:p>107.79972</text:p>
              </table:table-cell>
              <table:table-cell office:value-type="float" office:value="104.8642">
                <text:p>104.86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.52091">
                <text:p>104.52091</text:p>
              </table:table-cell>
              <table:table-cell office:value-type="float" office:value="105.2088">
                <text:p>105.2088</text:p>
              </table:table-cell>
              <table:table-cell office:value-type="float" office:value="106.76104">
                <text:p>106.76104</text:p>
              </table:table-cell>
              <table:table-cell office:value-type="float" office:value="106.29814">
                <text:p>106.29814</text:p>
              </table:table-cell>
              <table:table-cell office:value-type="float" office:value="104.63267">
                <text:p>104.63267</text:p>
              </table:table-cell>
              <table:table-cell office:value-type="float" office:value="105.51236">
                <text:p>105.51236</text:p>
              </table:table-cell>
              <table:table-cell office:value-type="float" office:value="105.17432">
                <text:p>105.17432</text:p>
              </table:table-cell>
              <table:table-cell office:value-type="float" office:value="104.73353">
                <text:p>104.73353</text:p>
              </table:table-cell>
              <table:table-cell office:value-type="float" office:value="105.44063">
                <text:p>105.44063</text:p>
              </table:table-cell>
              <table:table-cell office:value-type="float" office:value="104.75923">
                <text:p>104.75923</text:p>
              </table:table-cell>
              <table:table-cell office:value-type="float" office:value="104.59658">
                <text:p>104.59658</text:p>
              </table:table-cell>
              <table:table-cell office:value-type="float" office:value="104.80231">
                <text:p>104.80231</text:p>
              </table:table-cell>
              <table:table-cell office:value-type="float" office:value="105.35052">
                <text:p>105.35052</text:p>
              </table:table-cell>
              <table:table-cell office:value-type="float" office:value="104.73916">
                <text:p>104.73916</text:p>
              </table:table-cell>
              <table:table-cell office:value-type="float" office:value="105.23381">
                <text:p>105.23381</text:p>
              </table:table-cell>
              <table:table-cell office:value-type="float" office:value="104.81963">
                <text:p>104.81963</text:p>
              </table:table-cell>
              <table:table-cell office:value-type="float" office:value="107.14488">
                <text:p>107.14488</text:p>
              </table:table-cell>
              <table:table-cell office:value-type="float" office:value="104.59975">
                <text:p>104.59975</text:p>
              </table:table-cell>
              <table:table-cell office:value-type="float" office:value="107.44436">
                <text:p>107.44436</text:p>
              </table:table-cell>
              <table:table-cell office:value-type="float" office:value="104.52927">
                <text:p>104.529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.18255">
                <text:p>104.18255</text:p>
              </table:table-cell>
              <table:table-cell office:value-type="float" office:value="104.86781">
                <text:p>104.86781</text:p>
              </table:table-cell>
              <table:table-cell office:value-type="float" office:value="106.72474">
                <text:p>106.72474</text:p>
              </table:table-cell>
              <table:table-cell office:value-type="float" office:value="106.1455">
                <text:p>106.1455</text:p>
              </table:table-cell>
              <table:table-cell office:value-type="float" office:value="104.48551">
                <text:p>104.48551</text:p>
              </table:table-cell>
              <table:table-cell office:value-type="float" office:value="105.17469">
                <text:p>105.17469</text:p>
              </table:table-cell>
              <table:table-cell office:value-type="float" office:value="104.94922">
                <text:p>104.94922</text:p>
              </table:table-cell>
              <table:table-cell office:value-type="float" office:value="104.69309">
                <text:p>104.69309</text:p>
              </table:table-cell>
              <table:table-cell office:value-type="float" office:value="105.09961">
                <text:p>105.09961</text:p>
              </table:table-cell>
              <table:table-cell office:value-type="float" office:value="104.5314">
                <text:p>104.5314</text:p>
              </table:table-cell>
              <table:table-cell office:value-type="float" office:value="104.56205">
                <text:p>104.56205</text:p>
              </table:table-cell>
              <table:table-cell office:value-type="float" office:value="104.76518">
                <text:p>104.76518</text:p>
              </table:table-cell>
              <table:table-cell office:value-type="float" office:value="105.12898">
                <text:p>105.12898</text:p>
              </table:table-cell>
              <table:table-cell office:value-type="float" office:value="104.51424">
                <text:p>104.51424</text:p>
              </table:table-cell>
              <table:table-cell office:value-type="float" office:value="104.89629">
                <text:p>104.89629</text:p>
              </table:table-cell>
              <table:table-cell office:value-type="float" office:value="104.60087">
                <text:p>104.60087</text:p>
              </table:table-cell>
              <table:table-cell office:value-type="float" office:value="107.10227">
                <text:p>107.10227</text:p>
              </table:table-cell>
              <table:table-cell office:value-type="float" office:value="104.45305">
                <text:p>104.45305</text:p>
              </table:table-cell>
              <table:table-cell office:value-type="float" office:value="107.39543">
                <text:p>107.39543</text:p>
              </table:table-cell>
              <table:table-cell office:value-type="float" office:value="104.48878">
                <text:p>104.48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.13848">
                <text:p>104.13848</text:p>
              </table:table-cell>
              <table:table-cell office:value-type="float" office:value="104.83063">
                <text:p>104.83063</text:p>
              </table:table-cell>
              <table:table-cell office:value-type="float" office:value="106.38302">
                <text:p>106.38302</text:p>
              </table:table-cell>
              <table:table-cell office:value-type="float" office:value="105.91492">
                <text:p>105.91492</text:p>
              </table:table-cell>
              <table:table-cell office:value-type="float" office:value="104.2538">
                <text:p>104.2538</text:p>
              </table:table-cell>
              <table:table-cell office:value-type="float" office:value="105.12796">
                <text:p>105.12796</text:p>
              </table:table-cell>
              <table:table-cell office:value-type="float" office:value="104.79597">
                <text:p>104.79597</text:p>
              </table:table-cell>
              <table:table-cell office:value-type="float" office:value="104.35873">
                <text:p>104.35873</text:p>
              </table:table-cell>
              <table:table-cell office:value-type="float" office:value="105.06592">
                <text:p>105.06592</text:p>
              </table:table-cell>
              <table:table-cell office:value-type="float" office:value="104.38115">
                <text:p>104.38115</text:p>
              </table:table-cell>
              <table:table-cell office:value-type="float" office:value="104.21791">
                <text:p>104.21791</text:p>
              </table:table-cell>
              <table:table-cell office:value-type="float" office:value="104.42113">
                <text:p>104.42113</text:p>
              </table:table-cell>
              <table:table-cell office:value-type="float" office:value="104.97928">
                <text:p>104.97928</text:p>
              </table:table-cell>
              <table:table-cell office:value-type="float" office:value="104.35776">
                <text:p>104.35776</text:p>
              </table:table-cell>
              <table:table-cell office:value-type="float" office:value="104.85919">
                <text:p>104.85919</text:p>
              </table:table-cell>
              <table:table-cell office:value-type="float" office:value="104.44465">
                <text:p>104.44465</text:p>
              </table:table-cell>
              <table:table-cell office:value-type="float" office:value="106.76322">
                <text:p>106.76322</text:p>
              </table:table-cell>
              <table:table-cell office:value-type="float" office:value="104.22194">
                <text:p>104.22194</text:p>
              </table:table-cell>
              <table:table-cell office:value-type="float" office:value="107.04704">
                <text:p>107.04704</text:p>
              </table:table-cell>
              <table:table-cell office:value-type="float" office:value="104.15071">
                <text:p>104.15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.80057">
                <text:p>103.80057</text:p>
              </table:table-cell>
              <table:table-cell office:value-type="float" office:value="104.49908">
                <text:p>104.49908</text:p>
              </table:table-cell>
              <table:table-cell office:value-type="float" office:value="106.34369">
                <text:p>106.34369</text:p>
              </table:table-cell>
              <table:table-cell office:value-type="float" office:value="105.7684">
                <text:p>105.7684</text:p>
              </table:table-cell>
              <table:table-cell office:value-type="float" office:value="104.10683">
                <text:p>104.10683</text:p>
              </table:table-cell>
              <table:table-cell office:value-type="float" office:value="104.79639">
                <text:p>104.79639</text:p>
              </table:table-cell>
              <table:table-cell office:value-type="float" office:value="104.56751">
                <text:p>104.56751</text:p>
              </table:table-cell>
              <table:table-cell office:value-type="float" office:value="104.31494">
                <text:p>104.31494</text:p>
              </table:table-cell>
              <table:table-cell office:value-type="float" office:value="104.72462">
                <text:p>104.72462</text:p>
              </table:table-cell>
              <table:table-cell office:value-type="float" office:value="104.15013">
                <text:p>104.15013</text:p>
              </table:table-cell>
              <table:table-cell office:value-type="float" office:value="104.17983">
                <text:p>104.17983</text:p>
              </table:table-cell>
              <table:table-cell office:value-type="float" office:value="104.3768">
                <text:p>104.3768</text:p>
              </table:table-cell>
              <table:table-cell office:value-type="float" office:value="104.7542">
                <text:p>104.7542</text:p>
              </table:table-cell>
              <table:table-cell office:value-type="float" office:value="104.13901">
                <text:p>104.13901</text:p>
              </table:table-cell>
              <table:table-cell office:value-type="float" office:value="104.52412">
                <text:p>104.52412</text:p>
              </table:table-cell>
              <table:table-cell office:value-type="float" office:value="104.21893">
                <text:p>104.21893</text:p>
              </table:table-cell>
              <table:table-cell office:value-type="float" office:value="106.71419">
                <text:p>106.71419</text:p>
              </table:table-cell>
              <table:table-cell office:value-type="float" office:value="104.06238">
                <text:p>104.06238</text:p>
              </table:table-cell>
              <table:table-cell office:value-type="float" office:value="107.00464">
                <text:p>107.00464</text:p>
              </table:table-cell>
              <table:table-cell office:value-type="float" office:value="104.10656">
                <text:p>104.10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.75864">
                <text:p>103.75864</text:p>
              </table:table-cell>
              <table:table-cell office:value-type="float" office:value="104.45496">
                <text:p>104.45496</text:p>
              </table:table-cell>
              <table:table-cell office:value-type="float" office:value="105.99889">
                <text:p>105.99889</text:p>
              </table:table-cell>
              <table:table-cell office:value-type="float" office:value="105.54071">
                <text:p>105.54071</text:p>
              </table:table-cell>
              <table:table-cell office:value-type="float" office:value="103.8717">
                <text:p>103.8717</text:p>
              </table:table-cell>
              <table:table-cell office:value-type="float" office:value="104.75931">
                <text:p>104.75931</text:p>
              </table:table-cell>
              <table:table-cell office:value-type="float" office:value="104.42042">
                <text:p>104.42042</text:p>
              </table:table-cell>
              <table:table-cell office:value-type="float" office:value="103.98079">
                <text:p>103.98079</text:p>
              </table:table-cell>
              <table:table-cell office:value-type="float" office:value="104.68402">
                <text:p>104.68402</text:p>
              </table:table-cell>
              <table:table-cell office:value-type="float" office:value="103.99994">
                <text:p>103.99994</text:p>
              </table:table-cell>
              <table:table-cell office:value-type="float" office:value="103.83237">
                <text:p>103.83237</text:p>
              </table:table-cell>
              <table:table-cell office:value-type="float" office:value="104.04217">
                <text:p>104.04217</text:p>
              </table:table-cell>
              <table:table-cell office:value-type="float" office:value="104.59755">
                <text:p>104.59755</text:p>
              </table:table-cell>
              <table:table-cell office:value-type="float" office:value="103.98854">
                <text:p>103.98854</text:p>
              </table:table-cell>
              <table:table-cell office:value-type="float" office:value="104.4834">
                <text:p>104.4834</text:p>
              </table:table-cell>
              <table:table-cell office:value-type="float" office:value="104.05896">
                <text:p>104.05896</text:p>
              </table:table-cell>
              <table:table-cell office:value-type="float" office:value="106.37589">
                <text:p>106.37589</text:p>
              </table:table-cell>
              <table:table-cell office:value-type="float" office:value="103.83728">
                <text:p>103.83728</text:p>
              </table:table-cell>
              <table:table-cell office:value-type="float" office:value="106.66596">
                <text:p>106.66596</text:p>
              </table:table-cell>
              <table:table-cell office:value-type="float" office:value="103.76867">
                <text:p>103.76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.41734">
                <text:p>103.41734</text:p>
              </table:table-cell>
              <table:table-cell office:value-type="float" office:value="104.11082">
                <text:p>104.11082</text:p>
              </table:table-cell>
              <table:table-cell office:value-type="float" office:value="105.96538">
                <text:p>105.96538</text:p>
              </table:table-cell>
              <table:table-cell office:value-type="float" office:value="105.39446">
                <text:p>105.39446</text:p>
              </table:table-cell>
              <table:table-cell office:value-type="float" office:value="103.71773">
                <text:p>103.71773</text:p>
              </table:table-cell>
              <table:table-cell office:value-type="float" office:value="104.4152">
                <text:p>104.4152</text:p>
              </table:table-cell>
              <table:table-cell office:value-type="float" office:value="104.1888">
                <text:p>104.1888</text:p>
              </table:table-cell>
              <table:table-cell office:value-type="float" office:value="103.92987">
                <text:p>103.92987</text:p>
              </table:table-cell>
              <table:table-cell office:value-type="float" office:value="104.3494">
                <text:p>104.3494</text:p>
              </table:table-cell>
              <table:table-cell office:value-type="float" office:value="103.77086">
                <text:p>103.77086</text:p>
              </table:table-cell>
              <table:table-cell office:value-type="float" office:value="103.79061">
                <text:p>103.79061</text:p>
              </table:table-cell>
              <table:table-cell office:value-type="float" office:value="104.00377">
                <text:p>104.00377</text:p>
              </table:table-cell>
              <table:table-cell office:value-type="float" office:value="104.3786">
                <text:p>104.3786</text:p>
              </table:table-cell>
              <table:table-cell office:value-type="float" office:value="103.75719">
                <text:p>103.75719</text:p>
              </table:table-cell>
              <table:table-cell office:value-type="float" office:value="104.14853">
                <text:p>104.14853</text:p>
              </table:table-cell>
              <table:table-cell office:value-type="float" office:value="103.82983">
                <text:p>103.82983</text:p>
              </table:table-cell>
              <table:table-cell office:value-type="float" office:value="106.33652">
                <text:p>106.33652</text:p>
              </table:table-cell>
              <table:table-cell office:value-type="float" office:value="103.68366">
                <text:p>103.68366</text:p>
              </table:table-cell>
              <table:table-cell office:value-type="float" office:value="106.61723">
                <text:p>106.61723</text:p>
              </table:table-cell>
              <table:table-cell office:value-type="float" office:value="103.71775">
                <text:p>103.717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.37201">
                <text:p>103.37201</text:p>
              </table:table-cell>
              <table:table-cell office:value-type="float" office:value="104.07255">
                <text:p>104.07255</text:p>
              </table:table-cell>
              <table:table-cell office:value-type="float" office:value="105.62111">
                <text:p>105.62111</text:p>
              </table:table-cell>
              <table:table-cell office:value-type="float" office:value="105.16358">
                <text:p>105.16358</text:p>
              </table:table-cell>
              <table:table-cell office:value-type="float" office:value="103.48852">
                <text:p>103.48852</text:p>
              </table:table-cell>
              <table:table-cell office:value-type="float" office:value="104.37125">
                <text:p>104.37125</text:p>
              </table:table-cell>
              <table:table-cell office:value-type="float" office:value="104.04186">
                <text:p>104.04186</text:p>
              </table:table-cell>
              <table:table-cell office:value-type="float" office:value="103.59233">
                <text:p>103.59233</text:p>
              </table:table-cell>
              <table:table-cell office:value-type="float" office:value="104.30547">
                <text:p>104.30547</text:p>
              </table:table-cell>
              <table:table-cell office:value-type="float" office:value="103.60768">
                <text:p>103.60768</text:p>
              </table:table-cell>
              <table:table-cell office:value-type="float" office:value="103.44927">
                <text:p>103.44927</text:p>
              </table:table-cell>
              <table:table-cell office:value-type="float" office:value="103.6565">
                <text:p>103.6565</text:p>
              </table:table-cell>
              <table:table-cell office:value-type="float" office:value="104.21849">
                <text:p>104.21849</text:p>
              </table:table-cell>
              <table:table-cell office:value-type="float" office:value="103.60316">
                <text:p>103.60316</text:p>
              </table:table-cell>
              <table:table-cell office:value-type="float" office:value="104.11037">
                <text:p>104.11037</text:p>
              </table:table-cell>
              <table:table-cell office:value-type="float" office:value="103.67596">
                <text:p>103.67596</text:p>
              </table:table-cell>
              <table:table-cell office:value-type="float" office:value="105.99201">
                <text:p>105.99201</text:p>
              </table:table-cell>
              <table:table-cell office:value-type="float" office:value="103.44575">
                <text:p>103.44575</text:p>
              </table:table-cell>
              <table:table-cell office:value-type="float" office:value="106.27908">
                <text:p>106.27908</text:p>
              </table:table-cell>
              <table:table-cell office:value-type="float" office:value="103.37645">
                <text:p>103.376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.01819">
                <text:p>103.01819</text:p>
              </table:table-cell>
              <table:table-cell office:value-type="float" office:value="103.73454">
                <text:p>103.73454</text:p>
              </table:table-cell>
              <table:table-cell office:value-type="float" office:value="105.59056">
                <text:p>105.59056</text:p>
              </table:table-cell>
              <table:table-cell office:value-type="float" office:value="105.01406">
                <text:p>105.01406</text:p>
              </table:table-cell>
              <table:table-cell office:value-type="float" office:value="103.32156">
                <text:p>103.32156</text:p>
              </table:table-cell>
              <table:table-cell office:value-type="float" office:value="104.0368">
                <text:p>104.0368</text:p>
              </table:table-cell>
              <table:table-cell office:value-type="float" office:value="103.8033">
                <text:p>103.8033</text:p>
              </table:table-cell>
              <table:table-cell office:value-type="float" office:value="103.5381">
                <text:p>103.5381</text:p>
              </table:table-cell>
              <table:table-cell office:value-type="float" office:value="103.97083">
                <text:p>103.97083</text:p>
              </table:table-cell>
              <table:table-cell office:value-type="float" office:value="103.37503">
                <text:p>103.37503</text:p>
              </table:table-cell>
              <table:table-cell office:value-type="float" office:value="103.39122">
                <text:p>103.39122</text:p>
              </table:table-cell>
              <table:table-cell office:value-type="float" office:value="103.61132">
                <text:p>103.61132</text:p>
              </table:table-cell>
              <table:table-cell office:value-type="float" office:value="103.99627">
                <text:p>103.99627</text:p>
              </table:table-cell>
              <table:table-cell office:value-type="float" office:value="103.36464">
                <text:p>103.36464</text:p>
              </table:table-cell>
              <table:table-cell office:value-type="float" office:value="103.76225">
                <text:p>103.76225</text:p>
              </table:table-cell>
              <table:table-cell office:value-type="float" office:value="103.43026">
                <text:p>103.43026</text:p>
              </table:table-cell>
              <table:table-cell office:value-type="float" office:value="105.95906">
                <text:p>105.95906</text:p>
              </table:table-cell>
              <table:table-cell office:value-type="float" office:value="103.28843">
                <text:p>103.28843</text:p>
              </table:table-cell>
              <table:table-cell office:value-type="float" office:value="106.2455">
                <text:p>106.2455</text:p>
              </table:table-cell>
              <table:table-cell office:value-type="float" office:value="103.33014">
                <text:p>103.330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.96965">
                <text:p>102.96965</text:p>
              </table:table-cell>
              <table:table-cell office:value-type="float" office:value="103.6834">
                <text:p>103.6834</text:p>
              </table:table-cell>
              <table:table-cell office:value-type="float" office:value="105.2527">
                <text:p>105.2527</text:p>
              </table:table-cell>
              <table:table-cell office:value-type="float" office:value="104.78927">
                <text:p>104.78927</text:p>
              </table:table-cell>
              <table:table-cell office:value-type="float" office:value="103.08562">
                <text:p>103.08562</text:p>
              </table:table-cell>
              <table:table-cell office:value-type="float" office:value="103.98921">
                <text:p>103.98921</text:p>
              </table:table-cell>
              <table:table-cell office:value-type="float" office:value="103.65289">
                <text:p>103.65289</text:p>
              </table:table-cell>
              <table:table-cell office:value-type="float" office:value="103.19733">
                <text:p>103.19733</text:p>
              </table:table-cell>
              <table:table-cell office:value-type="float" office:value="103.91967">
                <text:p>103.91967</text:p>
              </table:table-cell>
              <table:table-cell office:value-type="float" office:value="103.21755">
                <text:p>103.21755</text:p>
              </table:table-cell>
              <table:table-cell office:value-type="float" office:value="103.04645">
                <text:p>103.04645</text:p>
              </table:table-cell>
              <table:table-cell office:value-type="float" office:value="103.26991">
                <text:p>103.26991</text:p>
              </table:table-cell>
              <table:table-cell office:value-type="float" office:value="103.84587">
                <text:p>103.84587</text:p>
              </table:table-cell>
              <table:table-cell office:value-type="float" office:value="103.2109">
                <text:p>103.2109</text:p>
              </table:table-cell>
              <table:table-cell office:value-type="float" office:value="103.72058">
                <text:p>103.72058</text:p>
              </table:table-cell>
              <table:table-cell office:value-type="float" office:value="103.27649">
                <text:p>103.27649</text:p>
              </table:table-cell>
              <table:table-cell office:value-type="float" office:value="105.62428">
                <text:p>105.62428</text:p>
              </table:table-cell>
              <table:table-cell office:value-type="float" office:value="103.05268">
                <text:p>103.05268</text:p>
              </table:table-cell>
              <table:table-cell office:value-type="float" office:value="105.90086">
                <text:p>105.90086</text:p>
              </table:table-cell>
              <table:table-cell office:value-type="float" office:value="102.98528">
                <text:p>102.98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.62167">
                <text:p>102.62167</text:p>
              </table:table-cell>
              <table:table-cell office:value-type="float" office:value="103.34188">
                <text:p>103.34188</text:p>
              </table:table-cell>
              <table:table-cell office:value-type="float" office:value="105.20954">
                <text:p>105.20954</text:p>
              </table:table-cell>
              <table:table-cell office:value-type="float" office:value="104.63646">
                <text:p>104.63646</text:p>
              </table:table-cell>
              <table:table-cell office:value-type="float" office:value="102.92822">
                <text:p>102.92822</text:p>
              </table:table-cell>
              <table:table-cell office:value-type="float" office:value="103.65128">
                <text:p>103.65128</text:p>
              </table:table-cell>
              <table:table-cell office:value-type="float" office:value="103.41983">
                <text:p>103.41983</text:p>
              </table:table-cell>
              <table:table-cell office:value-type="float" office:value="103.1395">
                <text:p>103.1395</text:p>
              </table:table-cell>
              <table:table-cell office:value-type="float" office:value="103.58186">
                <text:p>103.58186</text:p>
              </table:table-cell>
              <table:table-cell office:value-type="float" office:value="102.96869">
                <text:p>102.96869</text:p>
              </table:table-cell>
              <table:table-cell office:value-type="float" office:value="102.99747">
                <text:p>102.99747</text:p>
              </table:table-cell>
              <table:table-cell office:value-type="float" office:value="103.2118">
                <text:p>103.2118</text:p>
              </table:table-cell>
              <table:table-cell office:value-type="float" office:value="103.60717">
                <text:p>103.60717</text:p>
              </table:table-cell>
              <table:table-cell office:value-type="float" office:value="102.97822">
                <text:p>102.97822</text:p>
              </table:table-cell>
              <table:table-cell office:value-type="float" office:value="103.37903">
                <text:p>103.37903</text:p>
              </table:table-cell>
              <table:table-cell office:value-type="float" office:value="103.02757">
                <text:p>103.02757</text:p>
              </table:table-cell>
              <table:table-cell office:value-type="float" office:value="105.58447">
                <text:p>105.58447</text:p>
              </table:table-cell>
              <table:table-cell office:value-type="float" office:value="102.886">
                <text:p>102.886</text:p>
              </table:table-cell>
              <table:table-cell office:value-type="float" office:value="105.86446">
                <text:p>105.86446</text:p>
              </table:table-cell>
              <table:table-cell office:value-type="float" office:value="102.92349">
                <text:p>102.923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.55638">
                <text:p>102.55638</text:p>
              </table:table-cell>
              <table:table-cell office:value-type="float" office:value="103.29272">
                <text:p>103.29272</text:p>
              </table:table-cell>
              <table:table-cell office:value-type="float" office:value="104.87201">
                <text:p>104.87201</text:p>
              </table:table-cell>
              <table:table-cell office:value-type="float" office:value="104.40817">
                <text:p>104.40817</text:p>
              </table:table-cell>
              <table:table-cell office:value-type="float" office:value="102.67922">
                <text:p>102.67922</text:p>
              </table:table-cell>
              <table:table-cell office:value-type="float" office:value="103.60608">
                <text:p>103.60608</text:p>
              </table:table-cell>
              <table:table-cell office:value-type="float" office:value="103.26584">
                <text:p>103.26584</text:p>
              </table:table-cell>
              <table:table-cell office:value-type="float" office:value="102.79473">
                <text:p>102.79473</text:p>
              </table:table-cell>
              <table:table-cell office:value-type="float" office:value="103.52711">
                <text:p>103.52711</text:p>
              </table:table-cell>
              <table:table-cell office:value-type="float" office:value="102.8112">
                <text:p>102.8112</text:p>
              </table:table-cell>
              <table:table-cell office:value-type="float" office:value="102.63981">
                <text:p>102.63981</text:p>
              </table:table-cell>
              <table:table-cell office:value-type="float" office:value="102.86677">
                <text:p>102.86677</text:p>
              </table:table-cell>
              <table:table-cell office:value-type="float" office:value="103.45311">
                <text:p>103.45311</text:p>
              </table:table-cell>
              <table:table-cell office:value-type="float" office:value="102.81721">
                <text:p>102.81721</text:p>
              </table:table-cell>
              <table:table-cell office:value-type="float" office:value="103.33373">
                <text:p>103.33373</text:p>
              </table:table-cell>
              <table:table-cell office:value-type="float" office:value="102.86653">
                <text:p>102.86653</text:p>
              </table:table-cell>
              <table:table-cell office:value-type="float" office:value="105.24647">
                <text:p>105.24647</text:p>
              </table:table-cell>
              <table:table-cell office:value-type="float" office:value="102.64628">
                <text:p>102.64628</text:p>
              </table:table-cell>
              <table:table-cell office:value-type="float" office:value="105.52029">
                <text:p>105.52029</text:p>
              </table:table-cell>
              <table:table-cell office:value-type="float" office:value="102.57536">
                <text:p>102.57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.20756">
                <text:p>102.20756</text:p>
              </table:table-cell>
              <table:table-cell office:value-type="float" office:value="102.93846">
                <text:p>102.93846</text:p>
              </table:table-cell>
              <table:table-cell office:value-type="float" office:value="104.84435">
                <text:p>104.84435</text:p>
              </table:table-cell>
              <table:table-cell office:value-type="float" office:value="104.26078">
                <text:p>104.26078</text:p>
              </table:table-cell>
              <table:table-cell office:value-type="float" office:value="102.51805">
                <text:p>102.51805</text:p>
              </table:table-cell>
              <table:table-cell office:value-type="float" office:value="103.25548">
                <text:p>103.25548</text:p>
              </table:table-cell>
              <table:table-cell office:value-type="float" office:value="103.02016">
                <text:p>103.02016</text:p>
              </table:table-cell>
              <table:table-cell office:value-type="float" office:value="102.7427">
                <text:p>102.7427</text:p>
              </table:table-cell>
              <table:table-cell office:value-type="float" office:value="103.18566">
                <text:p>103.18566</text:p>
              </table:table-cell>
              <table:table-cell office:value-type="float" office:value="102.56792">
                <text:p>102.56792</text:p>
              </table:table-cell>
              <table:table-cell office:value-type="float" office:value="102.58387">
                <text:p>102.58387</text:p>
              </table:table-cell>
              <table:table-cell office:value-type="float" office:value="102.81799">
                <text:p>102.81799</text:p>
              </table:table-cell>
              <table:table-cell office:value-type="float" office:value="103.21689">
                <text:p>103.21689</text:p>
              </table:table-cell>
              <table:table-cell office:value-type="float" office:value="102.7591">
                <text:p>102.7591</text:p>
              </table:table-cell>
              <table:table-cell office:value-type="float" office:value="102.98916">
                <text:p>102.98916</text:p>
              </table:table-cell>
              <table:table-cell office:value-type="float" office:value="102.61755">
                <text:p>102.61755</text:p>
              </table:table-cell>
              <table:table-cell office:value-type="float" office:value="105.21272">
                <text:p>105.21272</text:p>
              </table:table-cell>
              <table:table-cell office:value-type="float" office:value="102.48569">
                <text:p>102.48569</text:p>
              </table:table-cell>
              <table:table-cell office:value-type="float" office:value="105.4895">
                <text:p>105.4895</text:p>
              </table:table-cell>
              <table:table-cell office:value-type="float" office:value="102.52303">
                <text:p>102.523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.13861">
                <text:p>102.13861</text:p>
              </table:table-cell>
              <table:table-cell office:value-type="float" office:value="102.88948">
                <text:p>102.88948</text:p>
              </table:table-cell>
              <table:table-cell office:value-type="float" office:value="104.50013">
                <text:p>104.50013</text:p>
              </table:table-cell>
              <table:table-cell office:value-type="float" office:value="104.21668">
                <text:p>104.21668</text:p>
              </table:table-cell>
              <table:table-cell office:value-type="float" office:value="102.26526">
                <text:p>102.26526</text:p>
              </table:table-cell>
              <table:table-cell office:value-type="float" office:value="103.20671">
                <text:p>103.20671</text:p>
              </table:table-cell>
              <table:table-cell office:value-type="float" office:value="102.86264">
                <text:p>102.86264</text:p>
              </table:table-cell>
              <table:table-cell office:value-type="float" office:value="102.38552">
                <text:p>102.38552</text:p>
              </table:table-cell>
              <table:table-cell office:value-type="float" office:value="103.13681">
                <text:p>103.13681</text:p>
              </table:table-cell>
              <table:table-cell office:value-type="float" office:value="102.39778">
                <text:p>102.39778</text:p>
              </table:table-cell>
              <table:table-cell office:value-type="float" office:value="102.22622">
                <text:p>102.22622</text:p>
              </table:table-cell>
              <table:table-cell office:value-type="float" office:value="102.46051">
                <text:p>102.46051</text:p>
              </table:table-cell>
              <table:table-cell office:value-type="float" office:value="103.05356">
                <text:p>103.05356</text:p>
              </table:table-cell>
              <table:table-cell office:value-type="float" office:value="102.41085">
                <text:p>102.41085</text:p>
              </table:table-cell>
              <table:table-cell office:value-type="float" office:value="102.93679">
                <text:p>102.93679</text:p>
              </table:table-cell>
              <table:table-cell office:value-type="float" office:value="102.45317">
                <text:p>102.45317</text:p>
              </table:table-cell>
              <table:table-cell office:value-type="float" office:value="104.87507">
                <text:p>104.87507</text:p>
              </table:table-cell>
              <table:table-cell office:value-type="float" office:value="102.2336">
                <text:p>102.2336</text:p>
              </table:table-cell>
              <table:table-cell office:value-type="float" office:value="105.1519">
                <text:p>105.1519</text:p>
              </table:table-cell>
              <table:table-cell office:value-type="float" office:value="102.16212">
                <text:p>102.16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7741">
                <text:p>101.7741</text:p>
              </table:table-cell>
              <table:table-cell office:value-type="float" office:value="102.72826">
                <text:p>102.72826</text:p>
              </table:table-cell>
              <table:table-cell office:value-type="float" office:value="104.45965">
                <text:p>104.45965</text:p>
              </table:table-cell>
              <table:table-cell office:value-type="float" office:value="103.87815">
                <text:p>103.87815</text:p>
              </table:table-cell>
              <table:table-cell office:value-type="float" office:value="102.09134">
                <text:p>102.09134</text:p>
              </table:table-cell>
              <table:table-cell office:value-type="float" office:value="102.86197">
                <text:p>102.86197</text:p>
              </table:table-cell>
              <table:table-cell office:value-type="float" office:value="102.6227">
                <text:p>102.6227</text:p>
              </table:table-cell>
              <table:table-cell office:value-type="float" office:value="102.31706">
                <text:p>102.31706</text:p>
              </table:table-cell>
              <table:table-cell office:value-type="float" office:value="102.78254">
                <text:p>102.78254</text:p>
              </table:table-cell>
              <table:table-cell office:value-type="float" office:value="102.14162">
                <text:p>102.14162</text:p>
              </table:table-cell>
              <table:table-cell office:value-type="float" office:value="102.15724">
                <text:p>102.15724</text:p>
              </table:table-cell>
              <table:table-cell office:value-type="float" office:value="102.40442">
                <text:p>102.40442</text:p>
              </table:table-cell>
              <table:table-cell office:value-type="float" office:value="102.81373">
                <text:p>102.81373</text:p>
              </table:table-cell>
              <table:table-cell office:value-type="float" office:value="102.34549">
                <text:p>102.34549</text:p>
              </table:table-cell>
              <table:table-cell office:value-type="float" office:value="102.5826">
                <text:p>102.5826</text:p>
              </table:table-cell>
              <table:table-cell office:value-type="float" office:value="102.19687">
                <text:p>102.19687</text:p>
              </table:table-cell>
              <table:table-cell office:value-type="float" office:value="104.83792">
                <text:p>104.83792</text:p>
              </table:table-cell>
              <table:table-cell office:value-type="float" office:value="102.05988">
                <text:p>102.05988</text:p>
              </table:table-cell>
              <table:table-cell office:value-type="float" office:value="105.10893">
                <text:p>105.10893</text:p>
              </table:table-cell>
              <table:table-cell office:value-type="float" office:value="102.09321">
                <text:p>102.093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.70164">
                <text:p>101.70164</text:p>
              </table:table-cell>
              <table:table-cell office:value-type="float" office:value="102.47564">
                <text:p>102.47564</text:p>
              </table:table-cell>
              <table:table-cell office:value-type="float" office:value="104.12108">
                <text:p>104.12108</text:p>
              </table:table-cell>
              <table:table-cell office:value-type="float" office:value="103.83617">
                <text:p>103.83617</text:p>
              </table:table-cell>
              <table:table-cell office:value-type="float" office:value="102.01875">
                <text:p>102.01875</text:p>
              </table:table-cell>
              <table:table-cell office:value-type="float" office:value="102.80395">
                <text:p>102.80395</text:p>
              </table:table-cell>
              <table:table-cell office:value-type="float" office:value="102.44888">
                <text:p>102.44888</text:p>
              </table:table-cell>
              <table:table-cell office:value-type="float" office:value="101.96944">
                <text:p>101.96944</text:p>
              </table:table-cell>
              <table:table-cell office:value-type="float" office:value="102.73029">
                <text:p>102.73029</text:p>
              </table:table-cell>
              <table:table-cell office:value-type="float" office:value="101.97354">
                <text:p>101.97354</text:p>
              </table:table-cell>
              <table:table-cell office:value-type="float" office:value="101.80183">
                <text:p>101.80183</text:p>
              </table:table-cell>
              <table:table-cell office:value-type="float" office:value="102.0431">
                <text:p>102.0431</text:p>
              </table:table-cell>
              <table:table-cell office:value-type="float" office:value="102.65284">
                <text:p>102.65284</text:p>
              </table:table-cell>
              <table:table-cell office:value-type="float" office:value="101.99387">
                <text:p>101.99387</text:p>
              </table:table-cell>
              <table:table-cell office:value-type="float" office:value="102.52666">
                <text:p>102.52666</text:p>
              </table:table-cell>
              <table:table-cell office:value-type="float" office:value="102.02314">
                <text:p>102.02314</text:p>
              </table:table-cell>
              <table:table-cell office:value-type="float" office:value="104.50291">
                <text:p>104.50291</text:p>
              </table:table-cell>
              <table:table-cell office:value-type="float" office:value="101.80046">
                <text:p>101.80046</text:p>
              </table:table-cell>
              <table:table-cell office:value-type="float" office:value="104.77736">
                <text:p>104.77736</text:p>
              </table:table-cell>
              <table:table-cell office:value-type="float" office:value="101.73226">
                <text:p>101.732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.52429">
                <text:p>101.52429</text:p>
              </table:table-cell>
              <table:table-cell office:value-type="float" office:value="102.31469">
                <text:p>102.31469</text:p>
              </table:table-cell>
              <table:table-cell office:value-type="float" office:value="104.08647">
                <text:p>104.08647</text:p>
              </table:table-cell>
              <table:table-cell office:value-type="float" office:value="103.4946">
                <text:p>103.4946</text:p>
              </table:table-cell>
              <table:table-cell office:value-type="float" office:value="101.65724">
                <text:p>101.65724</text:p>
              </table:table-cell>
              <table:table-cell office:value-type="float" office:value="102.45579">
                <text:p>102.45579</text:p>
              </table:table-cell>
              <table:table-cell office:value-type="float" office:value="102.19636">
                <text:p>102.19636</text:p>
              </table:table-cell>
              <table:table-cell office:value-type="float" office:value="101.89731">
                <text:p>101.89731</text:p>
              </table:table-cell>
              <table:table-cell office:value-type="float" office:value="102.37854">
                <text:p>102.37854</text:p>
              </table:table-cell>
              <table:table-cell office:value-type="float" office:value="101.70446">
                <text:p>101.70446</text:p>
              </table:table-cell>
              <table:table-cell office:value-type="float" office:value="101.71997">
                <text:p>101.71997</text:p>
              </table:table-cell>
              <table:table-cell office:value-type="float" office:value="101.97068">
                <text:p>101.97068</text:p>
              </table:table-cell>
              <table:table-cell office:value-type="float" office:value="102.40375">
                <text:p>102.40375</text:p>
              </table:table-cell>
              <table:table-cell office:value-type="float" office:value="101.92496">
                <text:p>101.92496</text:p>
              </table:table-cell>
              <table:table-cell office:value-type="float" office:value="102.16552">
                <text:p>102.16552</text:p>
              </table:table-cell>
              <table:table-cell office:value-type="float" office:value="101.75979">
                <text:p>101.75979</text:p>
              </table:table-cell>
              <table:table-cell office:value-type="float" office:value="104.46252">
                <text:p>104.46252</text:p>
              </table:table-cell>
              <table:table-cell office:value-type="float" office:value="101.62683">
                <text:p>101.62683</text:p>
              </table:table-cell>
              <table:table-cell office:value-type="float" office:value="104.73671">
                <text:p>104.73671</text:p>
              </table:table-cell>
              <table:table-cell office:value-type="float" office:value="101.65984">
                <text:p>101.65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.25188">
                <text:p>101.25188</text:p>
              </table:table-cell>
              <table:table-cell office:value-type="float" office:value="102.05475">
                <text:p>102.05475</text:p>
              </table:table-cell>
              <table:table-cell office:value-type="float" office:value="103.73904">
                <text:p>103.73904</text:p>
              </table:table-cell>
              <table:table-cell office:value-type="float" office:value="103.44327">
                <text:p>103.44327</text:p>
              </table:table-cell>
              <table:table-cell office:value-type="float" office:value="101.58117">
                <text:p>101.58117</text:p>
              </table:table-cell>
              <table:table-cell office:value-type="float" office:value="102.387">
                <text:p>102.387</text:p>
              </table:table-cell>
              <table:table-cell office:value-type="float" office:value="102.03162">
                <text:p>102.03162</text:p>
              </table:table-cell>
              <table:table-cell office:value-type="float" office:value="101.53319">
                <text:p>101.53319</text:p>
              </table:table-cell>
              <table:table-cell office:value-type="float" office:value="102.30984">
                <text:p>102.30984</text:p>
              </table:table-cell>
              <table:table-cell office:value-type="float" office:value="101.52711">
                <text:p>101.52711</text:p>
              </table:table-cell>
              <table:table-cell office:value-type="float" office:value="101.35518">
                <text:p>101.35518</text:p>
              </table:table-cell>
              <table:table-cell office:value-type="float" office:value="101.60945">
                <text:p>101.60945</text:p>
              </table:table-cell>
              <table:table-cell office:value-type="float" office:value="102.23915">
                <text:p>102.23915</text:p>
              </table:table-cell>
              <table:table-cell office:value-type="float" office:value="101.56393">
                <text:p>101.56393</text:p>
              </table:table-cell>
              <table:table-cell office:value-type="float" office:value="102.1003">
                <text:p>102.1003</text:p>
              </table:table-cell>
              <table:table-cell office:value-type="float" office:value="101.58247">
                <text:p>101.58247</text:p>
              </table:table-cell>
              <table:table-cell office:value-type="float" office:value="104.12413">
                <text:p>104.12413</text:p>
              </table:table-cell>
              <table:table-cell office:value-type="float" office:value="101.36376">
                <text:p>101.36376</text:p>
              </table:table-cell>
              <table:table-cell office:value-type="float" office:value="104.3958">
                <text:p>104.3958</text:p>
              </table:table-cell>
              <table:table-cell office:value-type="float" office:value="101.29519">
                <text:p>101.295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.07107">
                <text:p>101.07107</text:p>
              </table:table-cell>
              <table:table-cell office:value-type="float" office:value="101.88101">
                <text:p>101.88101</text:p>
              </table:table-cell>
              <table:table-cell office:value-type="float" office:value="103.69738">
                <text:p>103.69738</text:p>
              </table:table-cell>
              <table:table-cell office:value-type="float" office:value="103.09806">
                <text:p>103.09806</text:p>
              </table:table-cell>
              <table:table-cell office:value-type="float" office:value="101.21275">
                <text:p>101.21275</text:p>
              </table:table-cell>
              <table:table-cell office:value-type="float" office:value="102.03861">
                <text:p>102.03861</text:p>
              </table:table-cell>
              <table:table-cell office:value-type="float" office:value="101.7753">
                <text:p>101.7753</text:p>
              </table:table-cell>
              <table:table-cell office:value-type="float" office:value="101.45166">
                <text:p>101.45166</text:p>
              </table:table-cell>
              <table:table-cell office:value-type="float" office:value="101.94888">
                <text:p>101.94888</text:p>
              </table:table-cell>
              <table:table-cell office:value-type="float" office:value="101.25453">
                <text:p>101.25453</text:p>
              </table:table-cell>
              <table:table-cell office:value-type="float" office:value="101.26613">
                <text:p>101.26613</text:p>
              </table:table-cell>
              <table:table-cell office:value-type="float" office:value="101.53326">
                <text:p>101.53326</text:p>
              </table:table-cell>
              <table:table-cell office:value-type="float" office:value="101.98308">
                <text:p>101.98308</text:p>
              </table:table-cell>
              <table:table-cell office:value-type="float" office:value="101.48794">
                <text:p>101.48794</text:p>
              </table:table-cell>
              <table:table-cell office:value-type="float" office:value="101.74478">
                <text:p>101.74478</text:p>
              </table:table-cell>
              <table:table-cell office:value-type="float" office:value="101.30961">
                <text:p>101.30961</text:p>
              </table:table-cell>
              <table:table-cell office:value-type="float" office:value="104.07993">
                <text:p>104.07993</text:p>
              </table:table-cell>
              <table:table-cell office:value-type="float" office:value="101.17369">
                <text:p>101.17369</text:p>
              </table:table-cell>
              <table:table-cell office:value-type="float" office:value="104.36115">
                <text:p>104.36115</text:p>
              </table:table-cell>
              <table:table-cell office:value-type="float" office:value="101.21524">
                <text:p>101.215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.78196">
                <text:p>100.78196</text:p>
              </table:table-cell>
              <table:table-cell office:value-type="float" office:value="101.62115">
                <text:p>101.62115</text:p>
              </table:table-cell>
              <table:table-cell office:value-type="float" office:value="103.34673">
                <text:p>103.34673</text:p>
              </table:table-cell>
              <table:table-cell office:value-type="float" office:value="103.04905">
                <text:p>103.04905</text:p>
              </table:table-cell>
              <table:table-cell office:value-type="float" office:value="101.1237">
                <text:p>101.1237</text:p>
              </table:table-cell>
              <table:table-cell office:value-type="float" office:value="101.96606">
                <text:p>101.96606</text:p>
              </table:table-cell>
              <table:table-cell office:value-type="float" office:value="101.59776">
                <text:p>101.59776</text:p>
              </table:table-cell>
              <table:table-cell office:value-type="float" office:value="101.08389">
                <text:p>101.08389</text:p>
              </table:table-cell>
              <table:table-cell office:value-type="float" office:value="101.88005">
                <text:p>101.88005</text:p>
              </table:table-cell>
              <table:table-cell office:value-type="float" office:value="101.07364">
                <text:p>101.07364</text:p>
              </table:table-cell>
              <table:table-cell office:value-type="float" office:value="100.89768">
                <text:p>100.89768</text:p>
              </table:table-cell>
              <table:table-cell office:value-type="float" office:value="101.16844">
                <text:p>101.16844</text:p>
              </table:table-cell>
              <table:table-cell office:value-type="float" office:value="101.80963">
                <text:p>101.80963</text:p>
              </table:table-cell>
              <table:table-cell office:value-type="float" office:value="101.12312">
                <text:p>101.12312</text:p>
              </table:table-cell>
              <table:table-cell office:value-type="float" office:value="101.6724">
                <text:p>101.6724</text:p>
              </table:table-cell>
              <table:table-cell office:value-type="float" office:value="101.12862">
                <text:p>101.12862</text:p>
              </table:table-cell>
              <table:table-cell office:value-type="float" office:value="103.73829">
                <text:p>103.73829</text:p>
              </table:table-cell>
              <table:table-cell office:value-type="float" office:value="100.89787">
                <text:p>100.89787</text:p>
              </table:table-cell>
              <table:table-cell office:value-type="float" office:value="104.02293">
                <text:p>104.02293</text:p>
              </table:table-cell>
              <table:table-cell office:value-type="float" office:value="101.02502">
                <text:p>101.025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.60104">
                <text:p>100.60104</text:p>
              </table:table-cell>
              <table:table-cell office:value-type="float" office:value="101.44365">
                <text:p>101.44365</text:p>
              </table:table-cell>
              <table:table-cell office:value-type="float" office:value="103.3015">
                <text:p>103.3015</text:p>
              </table:table-cell>
              <table:table-cell office:value-type="float" office:value="102.6947">
                <text:p>102.6947</text:p>
              </table:table-cell>
              <table:table-cell office:value-type="float" office:value="100.75547">
                <text:p>100.75547</text:p>
              </table:table-cell>
              <table:table-cell office:value-type="float" office:value="101.60484">
                <text:p>101.60484</text:p>
              </table:table-cell>
              <table:table-cell office:value-type="float" office:value="101.32474">
                <text:p>101.32474</text:p>
              </table:table-cell>
              <table:table-cell office:value-type="float" office:value="100.99506">
                <text:p>100.99506</text:p>
              </table:table-cell>
              <table:table-cell office:value-type="float" office:value="101.51562">
                <text:p>101.51562</text:p>
              </table:table-cell>
              <table:table-cell office:value-type="float" office:value="100.79731">
                <text:p>100.79731</text:p>
              </table:table-cell>
              <table:table-cell office:value-type="float" office:value="100.79931">
                <text:p>100.79931</text:p>
              </table:table-cell>
              <table:table-cell office:value-type="float" office:value="101.0793">
                <text:p>101.0793</text:p>
              </table:table-cell>
              <table:table-cell office:value-type="float" office:value="101.73396">
                <text:p>101.73396</text:p>
              </table:table-cell>
              <table:table-cell office:value-type="float" office:value="101.03405">
                <text:p>101.03405</text:p>
              </table:table-cell>
              <table:table-cell office:value-type="float" office:value="101.30783">
                <text:p>101.30783</text:p>
              </table:table-cell>
              <table:table-cell office:value-type="float" office:value="100.84895">
                <text:p>100.84895</text:p>
              </table:table-cell>
              <table:table-cell office:value-type="float" office:value="103.69064">
                <text:p>103.69064</text:p>
              </table:table-cell>
              <table:table-cell office:value-type="float" office:value="100.71705">
                <text:p>100.71705</text:p>
              </table:table-cell>
              <table:table-cell office:value-type="float" office:value="103.97522">
                <text:p>103.97522</text:p>
              </table:table-cell>
              <table:table-cell office:value-type="float" office:value="100.74886">
                <text:p>100.74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.30833">
                <text:p>100.30833</text:p>
              </table:table-cell>
              <table:table-cell office:value-type="float" office:value="101.16746">
                <text:p>101.16746</text:p>
              </table:table-cell>
              <table:table-cell office:value-type="float" office:value="102.95657">
                <text:p>102.95657</text:p>
              </table:table-cell>
              <table:table-cell office:value-type="float" office:value="102.63852">
                <text:p>102.63852</text:p>
              </table:table-cell>
              <table:table-cell office:value-type="float" office:value="100.65358">
                <text:p>100.65358</text:p>
              </table:table-cell>
              <table:table-cell office:value-type="float" office:value="101.52852">
                <text:p>101.52852</text:p>
              </table:table-cell>
              <table:table-cell office:value-type="float" office:value="101.1436">
                <text:p>101.1436</text:p>
              </table:table-cell>
              <table:table-cell office:value-type="float" office:value="100.62744">
                <text:p>100.62744</text:p>
              </table:table-cell>
              <table:table-cell office:value-type="float" office:value="101.43969">
                <text:p>101.43969</text:p>
              </table:table-cell>
              <table:table-cell office:value-type="float" office:value="100.60335">
                <text:p>100.60335</text:p>
              </table:table-cell>
              <table:table-cell office:value-type="float" office:value="100.4181">
                <text:p>100.4181</text:p>
              </table:table-cell>
              <table:table-cell office:value-type="float" office:value="100.70154">
                <text:p>100.70154</text:p>
              </table:table-cell>
              <table:table-cell office:value-type="float" office:value="101.36956">
                <text:p>101.36956</text:p>
              </table:table-cell>
              <table:table-cell office:value-type="float" office:value="100.66589">
                <text:p>100.66589</text:p>
              </table:table-cell>
              <table:table-cell office:value-type="float" office:value="101.21883">
                <text:p>101.21883</text:p>
              </table:table-cell>
              <table:table-cell office:value-type="float" office:value="100.65496">
                <text:p>100.65496</text:p>
              </table:table-cell>
              <table:table-cell office:value-type="float" office:value="103.34893">
                <text:p>103.34893</text:p>
              </table:table-cell>
              <table:table-cell office:value-type="float" office:value="100.42814">
                <text:p>100.42814</text:p>
              </table:table-cell>
              <table:table-cell office:value-type="float" office:value="103.63719">
                <text:p>103.63719</text:p>
              </table:table-cell>
              <table:table-cell office:value-type="float" office:value="100.55503">
                <text:p>100.555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.0958">
                <text:p>100.0958</text:p>
              </table:table-cell>
              <table:table-cell office:value-type="float" office:value="100.97714">
                <text:p>100.97714</text:p>
              </table:table-cell>
              <table:table-cell office:value-type="float" office:value="102.90437">
                <text:p>102.90437</text:p>
              </table:table-cell>
              <table:table-cell office:value-type="float" office:value="102.28086">
                <text:p>102.28086</text:p>
              </table:table-cell>
              <table:table-cell office:value-type="float" office:value="100.2631">
                <text:p>100.2631</text:p>
              </table:table-cell>
              <table:table-cell office:value-type="float" office:value="101.1638">
                <text:p>101.1638</text:p>
              </table:table-cell>
              <table:table-cell office:value-type="float" office:value="100.86715">
                <text:p>100.86715</text:p>
              </table:table-cell>
              <table:table-cell office:value-type="float" office:value="100.52577">
                <text:p>100.52577</text:p>
              </table:table-cell>
              <table:table-cell office:value-type="float" office:value="101.06572">
                <text:p>101.06572</text:p>
              </table:table-cell>
              <table:table-cell office:value-type="float" office:value="100.3106">
                <text:p>100.3106</text:p>
              </table:table-cell>
              <table:table-cell office:value-type="float" office:value="100.31257">
                <text:p>100.31257</text:p>
              </table:table-cell>
              <table:table-cell office:value-type="float" office:value="100.60878">
                <text:p>100.60878</text:p>
              </table:table-cell>
              <table:table-cell office:value-type="float" office:value="101.2933">
                <text:p>101.2933</text:p>
              </table:table-cell>
              <table:table-cell office:value-type="float" office:value="100.5732">
                <text:p>100.5732</text:p>
              </table:table-cell>
              <table:table-cell office:value-type="float" office:value="100.85068">
                <text:p>100.85068</text:p>
              </table:table-cell>
              <table:table-cell office:value-type="float" office:value="100.34733">
                <text:p>100.34733</text:p>
              </table:table-cell>
              <table:table-cell office:value-type="float" office:value="103.30024">
                <text:p>103.30024</text:p>
              </table:table-cell>
              <table:table-cell office:value-type="float" office:value="100.23431">
                <text:p>100.23431</text:p>
              </table:table-cell>
              <table:table-cell office:value-type="float" office:value="103.58613">
                <text:p>103.58613</text:p>
              </table:table-cell>
              <table:table-cell office:value-type="float" office:value="100.26211">
                <text:p>100.26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.76921">
                <text:p>99.76921</text:p>
              </table:table-cell>
              <table:table-cell office:value-type="float" office:value="100.69707">
                <text:p>100.69707</text:p>
              </table:table-cell>
              <table:table-cell office:value-type="float" office:value="102.54673">
                <text:p>102.54673</text:p>
              </table:table-cell>
              <table:table-cell office:value-type="float" office:value="102.22141">
                <text:p>102.22141</text:p>
              </table:table-cell>
              <table:table-cell office:value-type="float" office:value="100.13307">
                <text:p>100.13307</text:p>
              </table:table-cell>
              <table:table-cell office:value-type="float" office:value="101.07475">
                <text:p>101.07475</text:p>
              </table:table-cell>
              <table:table-cell office:value-type="float" office:value="100.68615">
                <text:p>100.68615</text:p>
              </table:table-cell>
              <table:table-cell office:value-type="float" office:value="100.14516">
                <text:p>100.14516</text:p>
              </table:table-cell>
              <table:table-cell office:value-type="float" office:value="100.98619">
                <text:p>100.98619</text:p>
              </table:table-cell>
              <table:table-cell office:value-type="float" office:value="100.09796">
                <text:p>100.09796</text:p>
              </table:table-cell>
              <table:table-cell office:value-type="float" office:value="100.09354">
                <text:p>100.09354</text:p>
              </table:table-cell>
              <table:table-cell office:value-type="float" office:value="100.22754">
                <text:p>100.22754</text:p>
              </table:table-cell>
              <table:table-cell office:value-type="float" office:value="100.91576">
                <text:p>100.91576</text:p>
              </table:table-cell>
              <table:table-cell office:value-type="float" office:value="100.19173">
                <text:p>100.19173</text:p>
              </table:table-cell>
              <table:table-cell office:value-type="float" office:value="100.76177">
                <text:p>100.76177</text:p>
              </table:table-cell>
              <table:table-cell office:value-type="float" office:value="100.13487">
                <text:p>100.13487</text:p>
              </table:table-cell>
              <table:table-cell office:value-type="float" office:value="102.95526">
                <text:p>102.95526</text:p>
              </table:table-cell>
              <table:table-cell office:value-type="float" office:value="99.9079">
                <text:p>99.9079</text:p>
              </table:table-cell>
              <table:table-cell office:value-type="float" office:value="103.42856">
                <text:p>103.42856</text:p>
              </table:table-cell>
              <table:table-cell office:value-type="float" office:value="100.04942">
                <text:p>100.049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.54387">
                <text:p>99.54387</text:p>
              </table:table-cell>
              <table:table-cell office:value-type="float" office:value="100.50586">
                <text:p>100.50586</text:p>
              </table:table-cell>
              <table:table-cell office:value-type="float" office:value="102.4944">
                <text:p>102.4944</text:p>
              </table:table-cell>
              <table:table-cell office:value-type="float" office:value="101.86001">
                <text:p>101.86001</text:p>
              </table:table-cell>
              <table:table-cell office:value-type="float" office:value="99.72375">
                <text:p>99.72375</text:p>
              </table:table-cell>
              <table:table-cell office:value-type="float" office:value="100.69712">
                <text:p>100.69712</text:p>
              </table:table-cell>
              <table:table-cell office:value-type="float" office:value="100.39709">
                <text:p>100.39709</text:p>
              </table:table-cell>
              <table:table-cell office:value-type="float" office:value="100.01196">
                <text:p>100.01196</text:p>
              </table:table-cell>
              <table:table-cell office:value-type="float" office:value="100.6052">
                <text:p>100.6052</text:p>
              </table:table-cell>
              <table:table-cell office:value-type="float" office:value="99.77136">
                <text:p>99.77136</text:p>
              </table:table-cell>
              <table:table-cell office:value-type="float" office:value="99.76339">
                <text:p>99.76339</text:p>
              </table:table-cell>
              <table:table-cell office:value-type="float" office:value="100.10676">
                <text:p>100.10676</text:p>
              </table:table-cell>
              <table:table-cell office:value-type="float" office:value="100.82295">
                <text:p>100.82295</text:p>
              </table:table-cell>
              <table:table-cell office:value-type="float" office:value="100.08023">
                <text:p>100.08023</text:p>
              </table:table-cell>
              <table:table-cell office:value-type="float" office:value="100.38073">
                <text:p>100.38073</text:p>
              </table:table-cell>
              <table:table-cell office:value-type="float" office:value="99.80832">
                <text:p>99.80832</text:p>
              </table:table-cell>
              <table:table-cell office:value-type="float" office:value="102.89685">
                <text:p>102.89685</text:p>
              </table:table-cell>
              <table:table-cell office:value-type="float" office:value="99.69556">
                <text:p>99.69556</text:p>
              </table:table-cell>
              <table:table-cell office:value-type="float" office:value="103.19574">
                <text:p>103.19574</text:p>
              </table:table-cell>
              <table:table-cell office:value-type="float" office:value="99.72255">
                <text:p>99.722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21878">
                <text:p>99.21878</text:p>
              </table:table-cell>
              <table:table-cell office:value-type="float" office:value="100.20333">
                <text:p>100.20333</text:p>
              </table:table-cell>
              <table:table-cell office:value-type="float" office:value="102.13308">
                <text:p>102.13308</text:p>
              </table:table-cell>
              <table:table-cell office:value-type="float" office:value="101.78738">
                <text:p>101.78738</text:p>
              </table:table-cell>
              <table:table-cell office:value-type="float" office:value="99.57245">
                <text:p>99.57245</text:p>
              </table:table-cell>
              <table:table-cell office:value-type="float" office:value="100.59493">
                <text:p>100.59493</text:p>
              </table:table-cell>
              <table:table-cell office:value-type="float" office:value="100.20323">
                <text:p>100.20323</text:p>
              </table:table-cell>
              <table:table-cell office:value-type="float" office:value="99.60318">
                <text:p>99.60318</text:p>
              </table:table-cell>
              <table:table-cell office:value-type="float" office:value="100.50334">
                <text:p>100.50334</text:p>
              </table:table-cell>
              <table:table-cell office:value-type="float" office:value="99.54892">
                <text:p>99.54892</text:p>
              </table:table-cell>
              <table:table-cell office:value-type="float" office:value="99.54682">
                <text:p>99.54682</text:p>
              </table:table-cell>
              <table:table-cell office:value-type="float" office:value="99.69716">
                <text:p>99.69716</text:p>
              </table:table-cell>
              <table:table-cell office:value-type="float" office:value="100.44528">
                <text:p>100.44528</text:p>
              </table:table-cell>
              <table:table-cell office:value-type="float" office:value="99.67079">
                <text:p>99.67079</text:p>
              </table:table-cell>
              <table:table-cell office:value-type="float" office:value="100.27512">
                <text:p>100.27512</text:p>
              </table:table-cell>
              <table:table-cell office:value-type="float" office:value="99.58278">
                <text:p>99.58278</text:p>
              </table:table-cell>
              <table:table-cell office:value-type="float" office:value="102.54847">
                <text:p>102.54847</text:p>
              </table:table-cell>
              <table:table-cell office:value-type="float" office:value="99.3653">
                <text:p>99.3653</text:p>
              </table:table-cell>
              <table:table-cell office:value-type="float" office:value="103.02892">
                <text:p>103.02892</text:p>
              </table:table-cell>
              <table:table-cell office:value-type="float" office:value="99.50607">
                <text:p>99.506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.99334">
                <text:p>98.99334</text:p>
              </table:table-cell>
              <table:table-cell office:value-type="float" office:value="99.98105">
                <text:p>99.98105</text:p>
              </table:table-cell>
              <table:table-cell office:value-type="float" office:value="102.06395">
                <text:p>102.06395</text:p>
              </table:table-cell>
              <table:table-cell office:value-type="float" office:value="101.42227">
                <text:p>101.42227</text:p>
              </table:table-cell>
              <table:table-cell office:value-type="float" office:value="99.16899">
                <text:p>99.16899</text:p>
              </table:table-cell>
              <table:table-cell office:value-type="float" office:value="100.21328">
                <text:p>100.21328</text:p>
              </table:table-cell>
              <table:table-cell office:value-type="float" office:value="99.87612">
                <text:p>99.87612</text:p>
              </table:table-cell>
              <table:table-cell office:value-type="float" office:value="99.46045">
                <text:p>99.46045</text:p>
              </table:table-cell>
              <table:table-cell office:value-type="float" office:value="100.12193">
                <text:p>100.12193</text:p>
              </table:table-cell>
              <table:table-cell office:value-type="float" office:value="99.21467">
                <text:p>99.21467</text:p>
              </table:table-cell>
              <table:table-cell office:value-type="float" office:value="99.21281">
                <text:p>99.21281</text:p>
              </table:table-cell>
              <table:table-cell office:value-type="float" office:value="99.55357">
                <text:p>99.55357</text:p>
              </table:table-cell>
              <table:table-cell office:value-type="float" office:value="100.33961">
                <text:p>100.33961</text:p>
              </table:table-cell>
              <table:table-cell office:value-type="float" office:value="99.53127">
                <text:p>99.53127</text:p>
              </table:table-cell>
              <table:table-cell office:value-type="float" office:value="99.86899">
                <text:p>99.86899</text:p>
              </table:table-cell>
              <table:table-cell office:value-type="float" office:value="99.2486">
                <text:p>99.2486</text:p>
              </table:table-cell>
              <table:table-cell office:value-type="float" office:value="102.48313">
                <text:p>102.48313</text:p>
              </table:table-cell>
              <table:table-cell office:value-type="float" office:value="99.14009">
                <text:p>99.14009</text:p>
              </table:table-cell>
              <table:table-cell office:value-type="float" office:value="102.78883">
                <text:p>102.78883</text:p>
              </table:table-cell>
              <table:table-cell office:value-type="float" office:value="99.17457">
                <text:p>99.174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.65544">
                <text:p>98.65544</text:p>
              </table:table-cell>
              <table:table-cell office:value-type="float" office:value="99.65407">
                <text:p>99.65407</text:p>
              </table:table-cell>
              <table:table-cell office:value-type="float" office:value="101.71122">
                <text:p>101.71122</text:p>
              </table:table-cell>
              <table:table-cell office:value-type="float" office:value="101.34619">
                <text:p>101.34619</text:p>
              </table:table-cell>
              <table:table-cell office:value-type="float" office:value="99.02165">
                <text:p>99.02165</text:p>
              </table:table-cell>
              <table:table-cell office:value-type="float" office:value="100.09221">
                <text:p>100.09221</text:p>
              </table:table-cell>
              <table:table-cell office:value-type="float" office:value="99.66303">
                <text:p>99.66303</text:p>
              </table:table-cell>
              <table:table-cell office:value-type="float" office:value="99.05741">
                <text:p>99.05741</text:p>
              </table:table-cell>
              <table:table-cell office:value-type="float" office:value="99.98231">
                <text:p>99.98231</text:p>
              </table:table-cell>
              <table:table-cell office:value-type="float" office:value="98.98872">
                <text:p>98.98872</text:p>
              </table:table-cell>
              <table:table-cell office:value-type="float" office:value="98.98706">
                <text:p>98.98706</text:p>
              </table:table-cell>
              <table:table-cell office:value-type="float" office:value="99.1404">
                <text:p>99.1404</text:p>
              </table:table-cell>
              <table:table-cell office:value-type="float" office:value="99.92996">
                <text:p>99.92996</text:p>
              </table:table-cell>
              <table:table-cell office:value-type="float" office:value="99.11794">
                <text:p>99.11794</text:p>
              </table:table-cell>
              <table:table-cell office:value-type="float" office:value="99.72622">
                <text:p>99.72622</text:p>
              </table:table-cell>
              <table:table-cell office:value-type="float" office:value="99.03242">
                <text:p>99.03242</text:p>
              </table:table-cell>
              <table:table-cell office:value-type="float" office:value="102.1345">
                <text:p>102.1345</text:p>
              </table:table-cell>
              <table:table-cell office:value-type="float" office:value="98.80322">
                <text:p>98.80322</text:p>
              </table:table-cell>
              <table:table-cell office:value-type="float" office:value="102.62744">
                <text:p>102.62744</text:p>
              </table:table-cell>
              <table:table-cell office:value-type="float" office:value="98.94525">
                <text:p>98.94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.43579">
                <text:p>98.43579</text:p>
              </table:table-cell>
              <table:table-cell office:value-type="float" office:value="99.43768">
                <text:p>99.43768</text:p>
              </table:table-cell>
              <table:table-cell office:value-type="float" office:value="101.63848">
                <text:p>101.63848</text:p>
              </table:table-cell>
              <table:table-cell office:value-type="float" office:value="100.97182">
                <text:p>100.97182</text:p>
              </table:table-cell>
              <table:table-cell office:value-type="float" office:value="98.60514">
                <text:p>98.60514</text:p>
              </table:table-cell>
              <table:table-cell office:value-type="float" office:value="99.69176">
                <text:p>99.69176</text:p>
              </table:table-cell>
              <table:table-cell office:value-type="float" office:value="99.33231">
                <text:p>99.33231</text:p>
              </table:table-cell>
              <table:table-cell office:value-type="float" office:value="98.91115">
                <text:p>98.91115</text:p>
              </table:table-cell>
              <table:table-cell office:value-type="float" office:value="99.58242">
                <text:p>99.58242</text:p>
              </table:table-cell>
              <table:table-cell office:value-type="float" office:value="98.66045">
                <text:p>98.66045</text:p>
              </table:table-cell>
              <table:table-cell office:value-type="float" office:value="98.64959">
                <text:p>98.64959</text:p>
              </table:table-cell>
              <table:table-cell office:value-type="float" office:value="99.00278">
                <text:p>99.00278</text:p>
              </table:table-cell>
              <table:table-cell office:value-type="float" office:value="99.79048">
                <text:p>99.79048</text:p>
              </table:table-cell>
              <table:table-cell office:value-type="float" office:value="98.98059">
                <text:p>98.98059</text:p>
              </table:table-cell>
              <table:table-cell office:value-type="float" office:value="99.32584">
                <text:p>99.32584</text:p>
              </table:table-cell>
              <table:table-cell office:value-type="float" office:value="98.69493">
                <text:p>98.69493</text:p>
              </table:table-cell>
              <table:table-cell office:value-type="float" office:value="102.06519">
                <text:p>102.06519</text:p>
              </table:table-cell>
              <table:table-cell office:value-type="float" office:value="98.58663">
                <text:p>98.58663</text:p>
              </table:table-cell>
              <table:table-cell office:value-type="float" office:value="102.37455">
                <text:p>102.37455</text:p>
              </table:table-cell>
              <table:table-cell office:value-type="float" office:value="98.60785">
                <text:p>98.60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09438">
                <text:p>98.09438</text:p>
              </table:table-cell>
              <table:table-cell office:value-type="float" office:value="99.0247">
                <text:p>99.0247</text:p>
              </table:table-cell>
              <table:table-cell office:value-type="float" office:value="101.26945">
                <text:p>101.26945</text:p>
              </table:table-cell>
              <table:table-cell office:value-type="float" office:value="100.87881">
                <text:p>100.87881</text:p>
              </table:table-cell>
              <table:table-cell office:value-type="float" office:value="98.46084">
                <text:p>98.46084</text:p>
              </table:table-cell>
              <table:table-cell office:value-type="float" office:value="99.54844">
                <text:p>99.54844</text:p>
              </table:table-cell>
              <table:table-cell office:value-type="float" office:value="99.10629">
                <text:p>99.10629</text:p>
              </table:table-cell>
              <table:table-cell office:value-type="float" office:value="98.49506">
                <text:p>98.49506</text:p>
              </table:table-cell>
              <table:table-cell office:value-type="float" office:value="99.43954">
                <text:p>99.43954</text:p>
              </table:table-cell>
              <table:table-cell office:value-type="float" office:value="98.42741">
                <text:p>98.42741</text:p>
              </table:table-cell>
              <table:table-cell office:value-type="float" office:value="98.42975">
                <text:p>98.42975</text:p>
              </table:table-cell>
              <table:table-cell office:value-type="float" office:value="98.58941">
                <text:p>98.58941</text:p>
              </table:table-cell>
              <table:table-cell office:value-type="float" office:value="99.3776">
                <text:p>99.3776</text:p>
              </table:table-cell>
              <table:table-cell office:value-type="float" office:value="98.56366">
                <text:p>98.56366</text:p>
              </table:table-cell>
              <table:table-cell office:value-type="float" office:value="99.17945">
                <text:p>99.17945</text:p>
              </table:table-cell>
              <table:table-cell office:value-type="float" office:value="98.46552">
                <text:p>98.46552</text:p>
              </table:table-cell>
              <table:table-cell office:value-type="float" office:value="101.71246">
                <text:p>101.71246</text:p>
              </table:table-cell>
              <table:table-cell office:value-type="float" office:value="98.24623">
                <text:p>98.24623</text:p>
              </table:table-cell>
              <table:table-cell office:value-type="float" office:value="102.2005">
                <text:p>102.2005</text:p>
              </table:table-cell>
              <table:table-cell office:value-type="float" office:value="98.38779">
                <text:p>98.387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.86177">
                <text:p>97.86177</text:p>
              </table:table-cell>
              <table:table-cell office:value-type="float" office:value="98.87769">
                <text:p>98.87769</text:p>
              </table:table-cell>
              <table:table-cell office:value-type="float" office:value="101.18392">
                <text:p>101.18392</text:p>
              </table:table-cell>
              <table:table-cell office:value-type="float" office:value="100.51032">
                <text:p>100.51032</text:p>
              </table:table-cell>
              <table:table-cell office:value-type="float" office:value="98.04411">
                <text:p>98.04411</text:p>
              </table:table-cell>
              <table:table-cell office:value-type="float" office:value="99.13517">
                <text:p>99.13517</text:p>
              </table:table-cell>
              <table:table-cell office:value-type="float" office:value="98.77808">
                <text:p>98.77808</text:p>
              </table:table-cell>
              <table:table-cell office:value-type="float" office:value="98.34513">
                <text:p>98.34513</text:p>
              </table:table-cell>
              <table:table-cell office:value-type="float" office:value="99.02654">
                <text:p>99.02654</text:p>
              </table:table-cell>
              <table:table-cell office:value-type="float" office:value="98.08608">
                <text:p>98.08608</text:p>
              </table:table-cell>
              <table:table-cell office:value-type="float" office:value="98.0851">
                <text:p>98.0851</text:p>
              </table:table-cell>
              <table:table-cell office:value-type="float" office:value="98.43553">
                <text:p>98.43553</text:p>
              </table:table-cell>
              <table:table-cell office:value-type="float" office:value="99.24379">
                <text:p>99.24379</text:p>
              </table:table-cell>
              <table:table-cell office:value-type="float" office:value="98.41356">
                <text:p>98.41356</text:p>
              </table:table-cell>
              <table:table-cell office:value-type="float" office:value="98.76612">
                <text:p>98.76612</text:p>
              </table:table-cell>
              <table:table-cell office:value-type="float" office:value="98.12086">
                <text:p>98.12086</text:p>
              </table:table-cell>
              <table:table-cell office:value-type="float" office:value="101.62703">
                <text:p>101.62703</text:p>
              </table:table-cell>
              <table:table-cell office:value-type="float" office:value="98.01374">
                <text:p>98.01374</text:p>
              </table:table-cell>
              <table:table-cell office:value-type="float" office:value="101.95345">
                <text:p>101.95345</text:p>
              </table:table-cell>
              <table:table-cell office:value-type="float" office:value="98.04674">
                <text:p>98.046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.51326">
                <text:p>97.51326</text:p>
              </table:table-cell>
              <table:table-cell office:value-type="float" office:value="98.47036">
                <text:p>98.47036</text:p>
              </table:table-cell>
              <table:table-cell office:value-type="float" office:value="100.81513">
                <text:p>100.81513</text:p>
              </table:table-cell>
              <table:table-cell office:value-type="float" office:value="100.51032">
                <text:p>100.51032</text:p>
              </table:table-cell>
              <table:table-cell office:value-type="float" office:value="97.88681">
                <text:p>97.88681</text:p>
              </table:table-cell>
              <table:table-cell office:value-type="float" office:value="98.98826">
                <text:p>98.98826</text:p>
              </table:table-cell>
              <table:table-cell office:value-type="float" office:value="98.55196">
                <text:p>98.55196</text:p>
              </table:table-cell>
              <table:table-cell office:value-type="float" office:value="97.93488">
                <text:p>97.93488</text:p>
              </table:table-cell>
              <table:table-cell office:value-type="float" office:value="98.87984">
                <text:p>98.87984</text:p>
              </table:table-cell>
              <table:table-cell office:value-type="float" office:value="97.85291">
                <text:p>97.85291</text:p>
              </table:table-cell>
              <table:table-cell office:value-type="float" office:value="97.86183">
                <text:p>97.86183</text:p>
              </table:table-cell>
              <table:table-cell office:value-type="float" office:value="98.0284">
                <text:p>98.0284</text:p>
              </table:table-cell>
              <table:table-cell office:value-type="float" office:value="98.8272">
                <text:p>98.8272</text:p>
              </table:table-cell>
              <table:table-cell office:value-type="float" office:value="98.00674">
                <text:p>98.00674</text:p>
              </table:table-cell>
              <table:table-cell office:value-type="float" office:value="98.62178">
                <text:p>98.62178</text:p>
              </table:table-cell>
              <table:table-cell office:value-type="float" office:value="97.8969">
                <text:p>97.8969</text:p>
              </table:table-cell>
              <table:table-cell office:value-type="float" office:value="101.27135">
                <text:p>101.27135</text:p>
              </table:table-cell>
              <table:table-cell office:value-type="float" office:value="97.66968">
                <text:p>97.66968</text:p>
              </table:table-cell>
              <table:table-cell office:value-type="float" office:value="101.77551">
                <text:p>101.77551</text:p>
              </table:table-cell>
              <table:table-cell office:value-type="float" office:value="97.81383">
                <text:p>97.813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7.27702">
                <text:p>97.27702</text:p>
              </table:table-cell>
              <table:table-cell office:value-type="float" office:value="98.47036">
                <text:p>98.47036</text:p>
              </table:table-cell>
              <table:table-cell office:value-type="float" office:value="100.72249">
                <text:p>100.72249</text:p>
              </table:table-cell>
              <table:table-cell office:value-type="float" office:value="100.40787">
                <text:p>100.40787</text:p>
              </table:table-cell>
              <table:table-cell office:value-type="float" office:value="97.46313">
                <text:p>97.46313</text:p>
              </table:table-cell>
              <table:table-cell office:value-type="float" office:value="98.58417">
                <text:p>98.58417</text:p>
              </table:table-cell>
              <table:table-cell office:value-type="float" office:value="98.2107">
                <text:p>98.2107</text:p>
              </table:table-cell>
              <table:table-cell office:value-type="float" office:value="97.77783">
                <text:p>97.77783</text:p>
              </table:table-cell>
              <table:table-cell office:value-type="float" office:value="98.47282">
                <text:p>98.47282</text:p>
              </table:table-cell>
              <table:table-cell office:value-type="float" office:value="97.50823">
                <text:p>97.50823</text:p>
              </table:table-cell>
              <table:table-cell office:value-type="float" office:value="97.50302">
                <text:p>97.50302</text:p>
              </table:table-cell>
              <table:table-cell office:value-type="float" office:value="97.87071">
                <text:p>97.87071</text:p>
              </table:table-cell>
              <table:table-cell office:value-type="float" office:value="98.67708">
                <text:p>98.67708</text:p>
              </table:table-cell>
              <table:table-cell office:value-type="float" office:value="97.84901">
                <text:p>97.84901</text:p>
              </table:table-cell>
              <table:table-cell office:value-type="float" office:value="98.20461">
                <text:p>98.20461</text:p>
              </table:table-cell>
              <table:table-cell office:value-type="float" office:value="97.54851">
                <text:p>97.54851</text:p>
              </table:table-cell>
              <table:table-cell office:value-type="float" office:value="101.18565">
                <text:p>101.18565</text:p>
              </table:table-cell>
              <table:table-cell office:value-type="float" office:value="97.43694">
                <text:p>97.43694</text:p>
              </table:table-cell>
              <table:table-cell office:value-type="float" office:value="101.50611">
                <text:p>101.50611</text:p>
              </table:table-cell>
              <table:table-cell office:value-type="float" office:value="97.46594">
                <text:p>97.46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92547">
                <text:p>96.92547</text:p>
              </table:table-cell>
              <table:table-cell office:value-type="float" office:value="98.31641">
                <text:p>98.31641</text:p>
              </table:table-cell>
              <table:table-cell office:value-type="float" office:value="100.34395">
                <text:p>100.34395</text:p>
              </table:table-cell>
              <table:table-cell office:value-type="float" office:value="100.0166">
                <text:p>100.0166</text:p>
              </table:table-cell>
              <table:table-cell office:value-type="float" office:value="97.30205">
                <text:p>97.30205</text:p>
              </table:table-cell>
              <table:table-cell office:value-type="float" office:value="98.42995">
                <text:p>98.42995</text:p>
              </table:table-cell>
              <table:table-cell office:value-type="float" office:value="97.98704">
                <text:p>97.98704</text:p>
              </table:table-cell>
              <table:table-cell office:value-type="float" office:value="97.35799">
                <text:p>97.35799</text:p>
              </table:table-cell>
              <table:table-cell office:value-type="float" office:value="98.31893">
                <text:p>98.31893</text:p>
              </table:table-cell>
              <table:table-cell office:value-type="float" office:value="97.27144">
                <text:p>97.27144</text:p>
              </table:table-cell>
              <table:table-cell office:value-type="float" office:value="97.27625">
                <text:p>97.27625</text:p>
              </table:table-cell>
              <table:table-cell office:value-type="float" office:value="97.45033">
                <text:p>97.45033</text:p>
              </table:table-cell>
              <table:table-cell office:value-type="float" office:value="98.26978">
                <text:p>98.26978</text:p>
              </table:table-cell>
              <table:table-cell office:value-type="float" office:value="97.42876">
                <text:p>97.42876</text:p>
              </table:table-cell>
              <table:table-cell office:value-type="float" office:value="98.05086">
                <text:p>98.05086</text:p>
              </table:table-cell>
              <table:table-cell office:value-type="float" office:value="97.31184">
                <text:p>97.31184</text:p>
              </table:table-cell>
              <table:table-cell office:value-type="float" office:value="100.81712">
                <text:p>100.81712</text:p>
              </table:table-cell>
              <table:table-cell office:value-type="float" office:value="97.08941">
                <text:p>97.08941</text:p>
              </table:table-cell>
              <table:table-cell office:value-type="float" office:value="101.32492">
                <text:p>101.32492</text:p>
              </table:table-cell>
              <table:table-cell office:value-type="float" office:value="97.22985">
                <text:p>97.229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.68967">
                <text:p>96.68967</text:p>
              </table:table-cell>
              <table:table-cell office:value-type="float" office:value="97.9003">
                <text:p>97.9003</text:p>
              </table:table-cell>
              <table:table-cell office:value-type="float" office:value="100.22915">
                <text:p>100.22915</text:p>
              </table:table-cell>
              <table:table-cell office:value-type="float" office:value="99.87321">
                <text:p>99.87321</text:p>
              </table:table-cell>
              <table:table-cell office:value-type="float" office:value="96.87845">
                <text:p>96.87845</text:p>
              </table:table-cell>
              <table:table-cell office:value-type="float" office:value="98.01314">
                <text:p>98.01314</text:p>
              </table:table-cell>
              <table:table-cell office:value-type="float" office:value="97.64214">
                <text:p>97.64214</text:p>
              </table:table-cell>
              <table:table-cell office:value-type="float" office:value="97.19331">
                <text:p>97.19331</text:p>
              </table:table-cell>
              <table:table-cell office:value-type="float" office:value="97.90261">
                <text:p>97.90261</text:p>
              </table:table-cell>
              <table:table-cell office:value-type="float" office:value="96.91998">
                <text:p>96.91998</text:p>
              </table:table-cell>
              <table:table-cell office:value-type="float" office:value="96.85221">
                <text:p>96.85221</text:p>
              </table:table-cell>
              <table:table-cell office:value-type="float" office:value="97.2895">
                <text:p>97.2895</text:p>
              </table:table-cell>
              <table:table-cell office:value-type="float" office:value="98.11282">
                <text:p>98.11282</text:p>
              </table:table-cell>
              <table:table-cell office:value-type="float" office:value="97.26824">
                <text:p>97.26824</text:p>
              </table:table-cell>
              <table:table-cell office:value-type="float" office:value="97.6306">
                <text:p>97.6306</text:p>
              </table:table-cell>
              <table:table-cell office:value-type="float" office:value="96.95975">
                <text:p>96.95975</text:p>
              </table:table-cell>
              <table:table-cell office:value-type="float" office:value="100.71482">
                <text:p>100.71482</text:p>
              </table:table-cell>
              <table:table-cell office:value-type="float" office:value="96.84981">
                <text:p>96.84981</text:p>
              </table:table-cell>
              <table:table-cell office:value-type="float" office:value="101.05761">
                <text:p>101.05761</text:p>
              </table:table-cell>
              <table:table-cell office:value-type="float" office:value="96.80655">
                <text:p>96.806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.26293">
                <text:p>96.26293</text:p>
              </table:table-cell>
              <table:table-cell office:value-type="float" office:value="97.74322">
                <text:p>97.74322</text:p>
              </table:table-cell>
              <table:table-cell office:value-type="float" office:value="99.83245">
                <text:p>99.83245</text:p>
              </table:table-cell>
              <table:table-cell office:value-type="float" office:value="99.46357">
                <text:p>99.46357</text:p>
              </table:table-cell>
              <table:table-cell office:value-type="float" office:value="96.71055">
                <text:p>96.71055</text:p>
              </table:table-cell>
              <table:table-cell office:value-type="float" office:value="97.8653">
                <text:p>97.8653</text:p>
              </table:table-cell>
              <table:table-cell office:value-type="float" office:value="97.40942">
                <text:p>97.40942</text:p>
              </table:table-cell>
              <table:table-cell office:value-type="float" office:value="96.76985">
                <text:p>96.76985</text:p>
              </table:table-cell>
              <table:table-cell office:value-type="float" office:value="97.74547">
                <text:p>97.74547</text:p>
              </table:table-cell>
              <table:table-cell office:value-type="float" office:value="96.68018">
                <text:p>96.68018</text:p>
              </table:table-cell>
              <table:table-cell office:value-type="float" office:value="96.68438">
                <text:p>96.68438</text:p>
              </table:table-cell>
              <table:table-cell office:value-type="float" office:value="96.86233">
                <text:p>96.86233</text:p>
              </table:table-cell>
              <table:table-cell office:value-type="float" office:value="97.69306">
                <text:p>97.69306</text:p>
              </table:table-cell>
              <table:table-cell office:value-type="float" office:value="96.8448">
                <text:p>96.8448</text:p>
              </table:table-cell>
              <table:table-cell office:value-type="float" office:value="97.46568">
                <text:p>97.46568</text:p>
              </table:table-cell>
              <table:table-cell office:value-type="float" office:value="96.7237">
                <text:p>96.7237</text:p>
              </table:table-cell>
              <table:table-cell office:value-type="float" office:value="100.3426">
                <text:p>100.3426</text:p>
              </table:table-cell>
              <table:table-cell office:value-type="float" office:value="96.686">
                <text:p>96.686</text:p>
              </table:table-cell>
              <table:table-cell office:value-type="float" office:value="100.86737">
                <text:p>100.86737</text:p>
              </table:table-cell>
              <table:table-cell office:value-type="float" office:value="96.64262">
                <text:p>96.642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.08249">
                <text:p>96.08249</text:p>
              </table:table-cell>
              <table:table-cell office:value-type="float" office:value="97.32921">
                <text:p>97.32921</text:p>
              </table:table-cell>
              <table:table-cell office:value-type="float" office:value="99.68941">
                <text:p>99.68941</text:p>
              </table:table-cell>
              <table:table-cell office:value-type="float" office:value="99.3299">
                <text:p>99.3299</text:p>
              </table:table-cell>
              <table:table-cell office:value-type="float" office:value="96.28338">
                <text:p>96.28338</text:p>
              </table:table-cell>
              <table:table-cell office:value-type="float" office:value="97.44542">
                <text:p>97.44542</text:p>
              </table:table-cell>
              <table:table-cell office:value-type="float" office:value="97.05756">
                <text:p>97.05756</text:p>
              </table:table-cell>
              <table:table-cell office:value-type="float" office:value="96.60195">
                <text:p>96.60195</text:p>
              </table:table-cell>
              <table:table-cell office:value-type="float" office:value="97.33142">
                <text:p>97.33142</text:p>
              </table:table-cell>
              <table:table-cell office:value-type="float" office:value="96.3156">
                <text:p>96.3156</text:p>
              </table:table-cell>
              <table:table-cell office:value-type="float" office:value="96.25708">
                <text:p>96.25708</text:p>
              </table:table-cell>
              <table:table-cell office:value-type="float" office:value="96.69815">
                <text:p>96.69815</text:p>
              </table:table-cell>
              <table:table-cell office:value-type="float" office:value="97.53596">
                <text:p>97.53596</text:p>
              </table:table-cell>
              <table:table-cell office:value-type="float" office:value="96.68037">
                <text:p>96.68037</text:p>
              </table:table-cell>
              <table:table-cell office:value-type="float" office:value="97.05153">
                <text:p>97.05153</text:p>
              </table:table-cell>
              <table:table-cell office:value-type="float" office:value="96.35556">
                <text:p>96.35556</text:p>
              </table:table-cell>
              <table:table-cell office:value-type="float" office:value="100.23131">
                <text:p>100.23131</text:p>
              </table:table-cell>
              <table:table-cell office:value-type="float" office:value="96.25923">
                <text:p>96.25923</text:p>
              </table:table-cell>
              <table:table-cell office:value-type="float" office:value="100.58765">
                <text:p>100.58765</text:p>
              </table:table-cell>
              <table:table-cell office:value-type="float" office:value="96.21562">
                <text:p>96.215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.08249">
                <text:p>96.08249</text:p>
              </table:table-cell>
              <table:table-cell office:value-type="float" office:value="97.16863">
                <text:p>97.16863</text:p>
              </table:table-cell>
              <table:table-cell office:value-type="float" office:value="99.28026">
                <text:p>99.28026</text:p>
              </table:table-cell>
              <table:table-cell office:value-type="float" office:value="98.91696">
                <text:p>98.91696</text:p>
              </table:table-cell>
              <table:table-cell office:value-type="float" office:value="96.10651">
                <text:p>96.10651</text:p>
              </table:table-cell>
              <table:table-cell office:value-type="float" office:value="97.2848">
                <text:p>97.2848</text:p>
              </table:table-cell>
              <table:table-cell office:value-type="float" office:value="96.82119">
                <text:p>96.82119</text:p>
              </table:table-cell>
              <table:table-cell office:value-type="float" office:value="96.17442">
                <text:p>96.17442</text:p>
              </table:table-cell>
              <table:table-cell office:value-type="float" office:value="97.17091">
                <text:p>97.17091</text:p>
              </table:table-cell>
              <table:table-cell office:value-type="float" office:value="96.07588">
                <text:p>96.07588</text:p>
              </table:table-cell>
              <table:table-cell office:value-type="float" office:value="96.07659">
                <text:p>96.07659</text:p>
              </table:table-cell>
              <table:table-cell office:value-type="float" office:value="96.271">
                <text:p>96.271</text:p>
              </table:table-cell>
              <table:table-cell office:value-type="float" office:value="97.1216">
                <text:p>97.1216</text:p>
              </table:table-cell>
              <table:table-cell office:value-type="float" office:value="96.25328">
                <text:p>96.25328</text:p>
              </table:table-cell>
              <table:table-cell office:value-type="float" office:value="96.88136">
                <text:p>96.88136</text:p>
              </table:table-cell>
              <table:table-cell office:value-type="float" office:value="96.1157">
                <text:p>96.1157</text:p>
              </table:table-cell>
              <table:table-cell office:value-type="float" office:value="99.82197">
                <text:p>99.82197</text:p>
              </table:table-cell>
              <table:table-cell office:value-type="float" office:value="96.07923">
                <text:p>96.07923</text:p>
              </table:table-cell>
              <table:table-cell office:value-type="float" office:value="100.39377">
                <text:p>100.39377</text:p>
              </table:table-cell>
              <table:table-cell office:value-type="float" office:value="96.03529">
                <text:p>96.035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5.64272">
                <text:p>95.64272</text:p>
              </table:table-cell>
              <table:table-cell office:value-type="float" office:value="96.74498">
                <text:p>96.74498</text:p>
              </table:table-cell>
              <table:table-cell office:value-type="float" office:value="99.13367">
                <text:p>99.13367</text:p>
              </table:table-cell>
              <table:table-cell office:value-type="float" office:value="98.76685">
                <text:p>98.76685</text:p>
              </table:table-cell>
              <table:table-cell office:value-type="float" office:value="95.6761">
                <text:p>95.6761</text:p>
              </table:table-cell>
              <table:table-cell office:value-type="float" office:value="96.85751">
                <text:p>96.85751</text:p>
              </table:table-cell>
              <table:table-cell office:value-type="float" office:value="96.46035">
                <text:p>96.46035</text:p>
              </table:table-cell>
              <table:table-cell office:value-type="float" office:value="95.99739">
                <text:p>95.99739</text:p>
              </table:table-cell>
              <table:table-cell office:value-type="float" office:value="96.74753">
                <text:p>96.74753</text:p>
              </table:table-cell>
              <table:table-cell office:value-type="float" office:value="95.70408">
                <text:p>95.70408</text:p>
              </table:table-cell>
              <table:table-cell office:value-type="float" office:value="95.63634">
                <text:p>95.63634</text:p>
              </table:table-cell>
              <table:table-cell office:value-type="float" office:value="96.09395">
                <text:p>96.09395</text:p>
              </table:table-cell>
              <table:table-cell office:value-type="float" office:value="96.94817">
                <text:p>96.94817</text:p>
              </table:table-cell>
              <table:table-cell office:value-type="float" office:value="96.0727">
                <text:p>96.0727</text:p>
              </table:table-cell>
              <table:table-cell office:value-type="float" office:value="96.45432">
                <text:p>96.45432</text:p>
              </table:table-cell>
              <table:table-cell office:value-type="float" office:value="95.74775">
                <text:p>95.74775</text:p>
              </table:table-cell>
              <table:table-cell office:value-type="float" office:value="99.68246">
                <text:p>99.68246</text:p>
              </table:table-cell>
              <table:table-cell office:value-type="float" office:value="95.64908">
                <text:p>95.64908</text:p>
              </table:table-cell>
              <table:table-cell office:value-type="float" office:value="100.07675">
                <text:p>100.07675</text:p>
              </table:table-cell>
              <table:table-cell office:value-type="float" office:value="95.60487">
                <text:p>95.604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5.46368">
                <text:p>95.46368</text:p>
              </table:table-cell>
              <table:table-cell office:value-type="float" office:value="96.56807">
                <text:p>96.56807</text:p>
              </table:table-cell>
              <table:table-cell office:value-type="float" office:value="98.7267">
                <text:p>98.7267</text:p>
              </table:table-cell>
              <table:table-cell office:value-type="float" office:value="98.35962">
                <text:p>98.35962</text:p>
              </table:table-cell>
              <table:table-cell office:value-type="float" office:value="95.48521">
                <text:p>95.48521</text:p>
              </table:table-cell>
              <table:table-cell office:value-type="float" office:value="96.69319">
                <text:p>96.69319</text:p>
              </table:table-cell>
              <table:table-cell office:value-type="float" office:value="96.21678">
                <text:p>96.21678</text:p>
              </table:table-cell>
              <table:table-cell office:value-type="float" office:value="95.56643">
                <text:p>95.56643</text:p>
              </table:table-cell>
              <table:table-cell office:value-type="float" office:value="96.57061">
                <text:p>96.57061</text:p>
              </table:table-cell>
              <table:table-cell office:value-type="float" office:value="95.46316">
                <text:p>95.46316</text:p>
              </table:table-cell>
              <table:table-cell office:value-type="float" office:value="95.45245">
                <text:p>95.45245</text:p>
              </table:table-cell>
              <table:table-cell office:value-type="float" office:value="95.66308">
                <text:p>95.66308</text:p>
              </table:table-cell>
              <table:table-cell office:value-type="float" office:value="96.52088">
                <text:p>96.52088</text:p>
              </table:table-cell>
              <table:table-cell office:value-type="float" office:value="95.64538">
                <text:p>95.64538</text:p>
              </table:table-cell>
              <table:table-cell office:value-type="float" office:value="96.2865">
                <text:p>96.2865</text:p>
              </table:table-cell>
              <table:table-cell office:value-type="float" office:value="95.49386">
                <text:p>95.49386</text:p>
              </table:table-cell>
              <table:table-cell office:value-type="float" office:value="99.27888">
                <text:p>99.27888</text:p>
              </table:table-cell>
              <table:table-cell office:value-type="float" office:value="95.46549">
                <text:p>95.46549</text:p>
              </table:table-cell>
              <table:table-cell office:value-type="float" office:value="99.85482">
                <text:p>99.85482</text:p>
              </table:table-cell>
              <table:table-cell office:value-type="float" office:value="95.41177">
                <text:p>95.41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.03552">
                <text:p>95.03552</text:p>
              </table:table-cell>
              <table:table-cell office:value-type="float" office:value="96.14106">
                <text:p>96.14106</text:p>
              </table:table-cell>
              <table:table-cell office:value-type="float" office:value="98.57674">
                <text:p>98.57674</text:p>
              </table:table-cell>
              <table:table-cell office:value-type="float" office:value="98.20597">
                <text:p>98.20597</text:p>
              </table:table-cell>
              <table:table-cell office:value-type="float" office:value="95.05723">
                <text:p>95.05723</text:p>
              </table:table-cell>
              <table:table-cell office:value-type="float" office:value="96.26604">
                <text:p>96.26604</text:p>
              </table:table-cell>
              <table:table-cell office:value-type="float" office:value="95.85229">
                <text:p>95.85229</text:p>
              </table:table-cell>
              <table:table-cell office:value-type="float" office:value="95.37296">
                <text:p>95.37296</text:p>
              </table:table-cell>
              <table:table-cell office:value-type="float" office:value="96.14324">
                <text:p>96.14324</text:p>
              </table:table-cell>
              <table:table-cell office:value-type="float" office:value="95.08828">
                <text:p>95.08828</text:p>
              </table:table-cell>
              <table:table-cell office:value-type="float" office:value="95.02178">
                <text:p>95.02178</text:p>
              </table:table-cell>
              <table:table-cell office:value-type="float" office:value="95.46972">
                <text:p>95.46972</text:p>
              </table:table-cell>
              <table:table-cell office:value-type="float" office:value="96.35332">
                <text:p>96.35332</text:p>
              </table:table-cell>
              <table:table-cell office:value-type="float" office:value="95.46118">
                <text:p>95.46118</text:p>
              </table:table-cell>
              <table:table-cell office:value-type="float" office:value="95.84646">
                <text:p>95.84646</text:p>
              </table:table-cell>
              <table:table-cell office:value-type="float" office:value="95.05968">
                <text:p>95.05968</text:p>
              </table:table-cell>
              <table:table-cell office:value-type="float" office:value="99.13242">
                <text:p>99.13242</text:p>
              </table:table-cell>
              <table:table-cell office:value-type="float" office:value="95.02578">
                <text:p>95.02578</text:p>
              </table:table-cell>
              <table:table-cell office:value-type="float" office:value="99.45513">
                <text:p>99.45513</text:p>
              </table:table-cell>
              <table:table-cell office:value-type="float" office:value="94.98134">
                <text:p>94.981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.84255">
                <text:p>94.84255</text:p>
              </table:table-cell>
              <table:table-cell office:value-type="float" office:value="95.96058">
                <text:p>95.96058</text:p>
              </table:table-cell>
              <table:table-cell office:value-type="float" office:value="98.16975">
                <text:p>98.16975</text:p>
              </table:table-cell>
              <table:table-cell office:value-type="float" office:value="97.78598">
                <text:p>97.78598</text:p>
              </table:table-cell>
              <table:table-cell office:value-type="float" office:value="94.86426">
                <text:p>94.86426</text:p>
              </table:table-cell>
              <table:table-cell office:value-type="float" office:value="96.08549">
                <text:p>96.08549</text:p>
              </table:table-cell>
              <table:table-cell office:value-type="float" office:value="95.60902">
                <text:p>95.60902</text:p>
              </table:table-cell>
              <table:table-cell office:value-type="float" office:value="94.93864">
                <text:p>94.93864</text:p>
              </table:table-cell>
              <table:table-cell office:value-type="float" office:value="95.97194">
                <text:p>95.97194</text:p>
              </table:table-cell>
              <table:table-cell office:value-type="float" office:value="94.83572">
                <text:p>94.83572</text:p>
              </table:table-cell>
              <table:table-cell office:value-type="float" office:value="94.82179">
                <text:p>94.82179</text:p>
              </table:table-cell>
              <table:table-cell office:value-type="float" office:value="95.03918">
                <text:p>95.03918</text:p>
              </table:table-cell>
              <table:table-cell office:value-type="float" office:value="95.92262">
                <text:p>95.92262</text:p>
              </table:table-cell>
              <table:table-cell office:value-type="float" office:value="95.02103">
                <text:p>95.02103</text:p>
              </table:table-cell>
              <table:table-cell office:value-type="float" office:value="95.66614">
                <text:p>95.66614</text:p>
              </table:table-cell>
              <table:table-cell office:value-type="float" office:value="94.8724">
                <text:p>94.8724</text:p>
              </table:table-cell>
              <table:table-cell office:value-type="float" office:value="98.72881">
                <text:p>98.72881</text:p>
              </table:table-cell>
              <table:table-cell office:value-type="float" office:value="94.826">
                <text:p>94.826</text:p>
              </table:table-cell>
              <table:table-cell office:value-type="float" office:value="99.31239">
                <text:p>99.31239</text:p>
              </table:table-cell>
              <table:table-cell office:value-type="float" office:value="94.78493">
                <text:p>94.784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.40387">
                <text:p>94.40387</text:p>
              </table:table-cell>
              <table:table-cell office:value-type="float" office:value="95.52968">
                <text:p>95.52968</text:p>
              </table:table-cell>
              <table:table-cell office:value-type="float" office:value="98.01259">
                <text:p>98.01259</text:p>
              </table:table-cell>
              <table:table-cell office:value-type="float" office:value="97.6288">
                <text:p>97.6288</text:p>
              </table:table-cell>
              <table:table-cell office:value-type="float" office:value="94.42575">
                <text:p>94.42575</text:p>
              </table:table-cell>
              <table:table-cell office:value-type="float" office:value="95.65843">
                <text:p>95.65843</text:p>
              </table:table-cell>
              <table:table-cell office:value-type="float" office:value="95.23776">
                <text:p>95.23776</text:p>
              </table:table-cell>
              <table:table-cell office:value-type="float" office:value="94.74202">
                <text:p>94.74202</text:p>
              </table:table-cell>
              <table:table-cell office:value-type="float" office:value="95.53193">
                <text:p>95.53193</text:p>
              </table:table-cell>
              <table:table-cell office:value-type="float" office:value="94.39314">
                <text:p>94.39314</text:p>
              </table:table-cell>
              <table:table-cell office:value-type="float" office:value="94.37832">
                <text:p>94.37832</text:p>
              </table:table-cell>
              <table:table-cell office:value-type="float" office:value="94.84256">
                <text:p>94.84256</text:p>
              </table:table-cell>
              <table:table-cell office:value-type="float" office:value="95.74225">
                <text:p>95.74225</text:p>
              </table:table-cell>
              <table:table-cell office:value-type="float" office:value="94.83349">
                <text:p>94.83349</text:p>
              </table:table-cell>
              <table:table-cell office:value-type="float" office:value="95.23201">
                <text:p>95.23201</text:p>
              </table:table-cell>
              <table:table-cell office:value-type="float" office:value="94.43353">
                <text:p>94.43353</text:p>
              </table:table-cell>
              <table:table-cell office:value-type="float" office:value="98.57868">
                <text:p>98.57868</text:p>
              </table:table-cell>
              <table:table-cell office:value-type="float" office:value="94.38282">
                <text:p>94.38282</text:p>
              </table:table-cell>
              <table:table-cell office:value-type="float" office:value="98.90565">
                <text:p>98.90565</text:p>
              </table:table-cell>
              <table:table-cell office:value-type="float" office:value="94.33802">
                <text:p>94.33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4.20706">
                <text:p>94.20706</text:p>
              </table:table-cell>
              <table:table-cell office:value-type="float" office:value="95.34576">
                <text:p>95.34576</text:p>
              </table:table-cell>
              <table:table-cell office:value-type="float" office:value="97.59251">
                <text:p>97.59251</text:p>
              </table:table-cell>
              <table:table-cell office:value-type="float" office:value="97.20529">
                <text:p>97.20529</text:p>
              </table:table-cell>
              <table:table-cell office:value-type="float" office:value="94.22544">
                <text:p>94.22544</text:p>
              </table:table-cell>
              <table:table-cell office:value-type="float" office:value="95.47453">
                <text:p>95.47453</text:p>
              </table:table-cell>
              <table:table-cell office:value-type="float" office:value="94.98154">
                <text:p>94.98154</text:p>
              </table:table-cell>
              <table:table-cell office:value-type="float" office:value="94.29477">
                <text:p>94.29477</text:p>
              </table:table-cell>
              <table:table-cell office:value-type="float" office:value="95.34791">
                <text:p>95.34791</text:p>
              </table:table-cell>
              <table:table-cell office:value-type="float" office:value="94.19605">
                <text:p>94.19605</text:p>
              </table:table-cell>
              <table:table-cell office:value-type="float" office:value="94.17871">
                <text:p>94.17871</text:p>
              </table:table-cell>
              <table:table-cell office:value-type="float" office:value="94.39895">
                <text:p>94.39895</text:p>
              </table:table-cell>
              <table:table-cell office:value-type="float" office:value="95.29843">
                <text:p>95.29843</text:p>
              </table:table-cell>
              <table:table-cell office:value-type="float" office:value="94.3898">
                <text:p>94.3898</text:p>
              </table:table-cell>
              <table:table-cell office:value-type="float" office:value="95.04818">
                <text:p>95.04818</text:p>
              </table:table-cell>
              <table:table-cell office:value-type="float" office:value="94.22701">
                <text:p>94.22701</text:p>
              </table:table-cell>
              <table:table-cell office:value-type="float" office:value="98.15895">
                <text:p>98.15895</text:p>
              </table:table-cell>
              <table:table-cell office:value-type="float" office:value="94.18342">
                <text:p>94.18342</text:p>
              </table:table-cell>
              <table:table-cell office:value-type="float" office:value="98.75936">
                <text:p>98.75936</text:p>
              </table:table-cell>
              <table:table-cell office:value-type="float" office:value="94.13838">
                <text:p>94.1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.75115">
                <text:p>93.75115</text:p>
              </table:table-cell>
              <table:table-cell office:value-type="float" office:value="94.90536">
                <text:p>94.90536</text:p>
              </table:table-cell>
              <table:table-cell office:value-type="float" office:value="97.43535">
                <text:p>97.43535</text:p>
              </table:table-cell>
              <table:table-cell office:value-type="float" office:value="97.04464">
                <text:p>97.04464</text:p>
              </table:table-cell>
              <table:table-cell office:value-type="float" office:value="93.77302">
                <text:p>93.77302</text:p>
              </table:table-cell>
              <table:table-cell office:value-type="float" office:value="95.03063">
                <text:p>95.03063</text:p>
              </table:table-cell>
              <table:table-cell office:value-type="float" office:value="94.59721">
                <text:p>94.59721</text:p>
              </table:table-cell>
              <table:table-cell office:value-type="float" office:value="94.09502">
                <text:p>94.09502</text:p>
              </table:table-cell>
              <table:table-cell office:value-type="float" office:value="94.90408">
                <text:p>94.90408</text:p>
              </table:table-cell>
              <table:table-cell office:value-type="float" office:value="93.75273">
                <text:p>93.75273</text:p>
              </table:table-cell>
              <table:table-cell office:value-type="float" office:value="93.71898">
                <text:p>93.71898</text:p>
              </table:table-cell>
              <table:table-cell office:value-type="float" office:value="94.1953">
                <text:p>94.1953</text:p>
              </table:table-cell>
              <table:table-cell office:value-type="float" office:value="95.11475">
                <text:p>95.11475</text:p>
              </table:table-cell>
              <table:table-cell office:value-type="float" office:value="94.18972">
                <text:p>94.18972</text:p>
              </table:table-cell>
              <table:table-cell office:value-type="float" office:value="94.60459">
                <text:p>94.60459</text:p>
              </table:table-cell>
              <table:table-cell office:value-type="float" office:value="93.78027">
                <text:p>93.78027</text:p>
              </table:table-cell>
              <table:table-cell office:value-type="float" office:value="98.00531">
                <text:p>98.00531</text:p>
              </table:table-cell>
              <table:table-cell office:value-type="float" office:value="93.73326">
                <text:p>93.73326</text:p>
              </table:table-cell>
              <table:table-cell office:value-type="float" office:value="98.34311">
                <text:p>98.34311</text:p>
              </table:table-cell>
              <table:table-cell office:value-type="float" office:value="93.68204">
                <text:p>93.68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.54136">
                <text:p>93.54136</text:p>
              </table:table-cell>
              <table:table-cell office:value-type="float" office:value="94.70882">
                <text:p>94.70882</text:p>
              </table:table-cell>
              <table:table-cell office:value-type="float" office:value="97.0115">
                <text:p>97.0115</text:p>
              </table:table-cell>
              <table:table-cell office:value-type="float" office:value="96.61742">
                <text:p>96.61742</text:p>
              </table:table-cell>
              <table:table-cell office:value-type="float" office:value="93.56898">
                <text:p>93.56898</text:p>
              </table:table-cell>
              <table:table-cell office:value-type="float" office:value="94.83739">
                <text:p>94.83739</text:p>
              </table:table-cell>
              <table:table-cell office:value-type="float" office:value="94.33769">
                <text:p>94.33769</text:p>
              </table:table-cell>
              <table:table-cell office:value-type="float" office:value="93.63882">
                <text:p>93.63882</text:p>
              </table:table-cell>
              <table:table-cell office:value-type="float" office:value="94.71688">
                <text:p>94.71688</text:p>
              </table:table-cell>
              <table:table-cell office:value-type="float" office:value="93.54248">
                <text:p>93.54248</text:p>
              </table:table-cell>
              <table:table-cell office:value-type="float" office:value="93.50667">
                <text:p>93.50667</text:p>
              </table:table-cell>
              <table:table-cell office:value-type="float" office:value="93.74803">
                <text:p>93.74803</text:p>
              </table:table-cell>
              <table:table-cell office:value-type="float" office:value="94.66764">
                <text:p>94.66764</text:p>
              </table:table-cell>
              <table:table-cell office:value-type="float" office:value="93.74253">
                <text:p>93.74253</text:p>
              </table:table-cell>
              <table:table-cell office:value-type="float" office:value="94.40472">
                <text:p>94.40472</text:p>
              </table:table-cell>
              <table:table-cell office:value-type="float" office:value="93.57012">
                <text:p>93.57012</text:p>
              </table:table-cell>
              <table:table-cell office:value-type="float" office:value="97.59489">
                <text:p>97.59489</text:p>
              </table:table-cell>
              <table:table-cell office:value-type="float" office:value="93.52092">
                <text:p>93.52092</text:p>
              </table:table-cell>
              <table:table-cell office:value-type="float" office:value="98.18961">
                <text:p>98.18961</text:p>
              </table:table-cell>
              <table:table-cell office:value-type="float" office:value="93.46971">
                <text:p>93.469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08511">
                <text:p>93.08511</text:p>
              </table:table-cell>
              <table:table-cell office:value-type="float" office:value="94.26152">
                <text:p>94.26152</text:p>
              </table:table-cell>
              <table:table-cell office:value-type="float" office:value="96.84711">
                <text:p>96.84711</text:p>
              </table:table-cell>
              <table:table-cell office:value-type="float" office:value="96.45332">
                <text:p>96.45332</text:p>
              </table:table-cell>
              <table:table-cell office:value-type="float" office:value="93.11256">
                <text:p>93.11256</text:p>
              </table:table-cell>
              <table:table-cell office:value-type="float" office:value="94.39027">
                <text:p>94.39027</text:p>
              </table:table-cell>
              <table:table-cell office:value-type="float" office:value="93.95025">
                <text:p>93.95025</text:p>
              </table:table-cell>
              <table:table-cell office:value-type="float" office:value="93.43237">
                <text:p>93.43237</text:p>
              </table:table-cell>
              <table:table-cell office:value-type="float" office:value="94.27319">
                <text:p>94.27319</text:p>
              </table:table-cell>
              <table:table-cell office:value-type="float" office:value="93.08587">
                <text:p>93.08587</text:p>
              </table:table-cell>
              <table:table-cell office:value-type="float" office:value="93.04673">
                <text:p>93.04673</text:p>
              </table:table-cell>
              <table:table-cell office:value-type="float" office:value="93.53555">
                <text:p>93.53555</text:p>
              </table:table-cell>
              <table:table-cell office:value-type="float" office:value="94.47127">
                <text:p>94.47127</text:p>
              </table:table-cell>
              <table:table-cell office:value-type="float" office:value="93.52641">
                <text:p>93.52641</text:p>
              </table:table-cell>
              <table:table-cell office:value-type="float" office:value="93.95788">
                <text:p>93.95788</text:p>
              </table:table-cell>
              <table:table-cell office:value-type="float" office:value="93.11323">
                <text:p>93.11323</text:p>
              </table:table-cell>
              <table:table-cell office:value-type="float" office:value="97.43426">
                <text:p>97.43426</text:p>
              </table:table-cell>
              <table:table-cell office:value-type="float" office:value="93.06137">
                <text:p>93.06137</text:p>
              </table:table-cell>
              <table:table-cell office:value-type="float" office:value="97.77921">
                <text:p>97.77921</text:p>
              </table:table-cell>
              <table:table-cell office:value-type="float" office:value="93.01912">
                <text:p>93.019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2.87169">
                <text:p>92.87169</text:p>
              </table:table-cell>
              <table:table-cell office:value-type="float" office:value="94.06169">
                <text:p>94.06169</text:p>
              </table:table-cell>
              <table:table-cell office:value-type="float" office:value="96.41991">
                <text:p>96.41991</text:p>
              </table:table-cell>
              <table:table-cell office:value-type="float" office:value="96.02276">
                <text:p>96.02276</text:p>
              </table:table-cell>
              <table:table-cell office:value-type="float" office:value="92.88975">
                <text:p>92.88975</text:p>
              </table:table-cell>
              <table:table-cell office:value-type="float" office:value="94.19045">
                <text:p>94.19045</text:p>
              </table:table-cell>
              <table:table-cell office:value-type="float" office:value="93.69078">
                <text:p>93.69078</text:p>
              </table:table-cell>
              <table:table-cell office:value-type="float" office:value="92.97261">
                <text:p>92.97261</text:p>
              </table:table-cell>
              <table:table-cell office:value-type="float" office:value="94.06975">
                <text:p>94.06975</text:p>
              </table:table-cell>
              <table:table-cell office:value-type="float" office:value="92.86284">
                <text:p>92.86284</text:p>
              </table:table-cell>
              <table:table-cell office:value-type="float" office:value="92.83126">
                <text:p>92.83126</text:p>
              </table:table-cell>
              <table:table-cell office:value-type="float" office:value="93.07548">
                <text:p>93.07548</text:p>
              </table:table-cell>
              <table:table-cell office:value-type="float" office:value="94.0239">
                <text:p>94.0239</text:p>
              </table:table-cell>
              <table:table-cell office:value-type="float" office:value="93.06979">
                <text:p>93.06979</text:p>
              </table:table-cell>
              <table:table-cell office:value-type="float" office:value="93.74545">
                <text:p>93.74545</text:p>
              </table:table-cell>
              <table:table-cell office:value-type="float" office:value="92.89623">
                <text:p>92.89623</text:p>
              </table:table-cell>
              <table:table-cell office:value-type="float" office:value="97.01077">
                <text:p>97.01077</text:p>
              </table:table-cell>
              <table:table-cell office:value-type="float" office:value="92.83641">
                <text:p>92.83641</text:p>
              </table:table-cell>
              <table:table-cell office:value-type="float" office:value="97.62201">
                <text:p>97.62201</text:p>
              </table:table-cell>
              <table:table-cell office:value-type="float" office:value="92.79067">
                <text:p>92.790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2.40473">
                <text:p>92.40473</text:p>
              </table:table-cell>
              <table:table-cell office:value-type="float" office:value="93.61098">
                <text:p>93.61098</text:p>
              </table:table-cell>
              <table:table-cell office:value-type="float" office:value="96.24269">
                <text:p>96.24269</text:p>
              </table:table-cell>
              <table:table-cell office:value-type="float" office:value="95.84219">
                <text:p>95.84219</text:p>
              </table:table-cell>
              <table:table-cell office:value-type="float" office:value="92.42891">
                <text:p>92.42891</text:p>
              </table:table-cell>
              <table:table-cell office:value-type="float" office:value="93.74326">
                <text:p>93.74326</text:p>
              </table:table-cell>
              <table:table-cell office:value-type="float" office:value="93.23075">
                <text:p>93.23075</text:p>
              </table:table-cell>
              <table:table-cell office:value-type="float" office:value="92.74771">
                <text:p>92.74771</text:p>
              </table:table-cell>
              <table:table-cell office:value-type="float" office:value="93.61314">
                <text:p>93.61314</text:p>
              </table:table-cell>
              <table:table-cell office:value-type="float" office:value="92.40098">
                <text:p>92.40098</text:p>
              </table:table-cell>
              <table:table-cell office:value-type="float" office:value="92.35837">
                <text:p>92.35837</text:p>
              </table:table-cell>
              <table:table-cell office:value-type="float" office:value="92.85032">
                <text:p>92.85032</text:p>
              </table:table-cell>
              <table:table-cell office:value-type="float" office:value="93.81148">
                <text:p>93.81148</text:p>
              </table:table-cell>
              <table:table-cell office:value-type="float" office:value="92.85039">
                <text:p>92.85039</text:p>
              </table:table-cell>
              <table:table-cell office:value-type="float" office:value="93.28898">
                <text:p>93.28898</text:p>
              </table:table-cell>
              <table:table-cell office:value-type="float" office:value="92.42852">
                <text:p>92.42852</text:p>
              </table:table-cell>
              <table:table-cell office:value-type="float" office:value="96.84636">
                <text:p>96.84636</text:p>
              </table:table-cell>
              <table:table-cell office:value-type="float" office:value="92.37339">
                <text:p>92.37339</text:p>
              </table:table-cell>
              <table:table-cell office:value-type="float" office:value="97.19841">
                <text:p>97.19841</text:p>
              </table:table-cell>
              <table:table-cell office:value-type="float" office:value="92.33082">
                <text:p>92.330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.17403">
                <text:p>92.17403</text:p>
              </table:table-cell>
              <table:table-cell office:value-type="float" office:value="93.39841">
                <text:p>93.39841</text:p>
              </table:table-cell>
              <table:table-cell office:value-type="float" office:value="95.81211">
                <text:p>95.81211</text:p>
              </table:table-cell>
              <table:table-cell office:value-type="float" office:value="95.40177">
                <text:p>95.40177</text:p>
              </table:table-cell>
              <table:table-cell office:value-type="float" office:value="92.19238">
                <text:p>92.19238</text:p>
              </table:table-cell>
              <table:table-cell office:value-type="float" office:value="93.53076">
                <text:p>93.53076</text:p>
              </table:table-cell>
              <table:table-cell office:value-type="float" office:value="93.0148">
                <text:p>93.0148</text:p>
              </table:table-cell>
              <table:table-cell office:value-type="float" office:value="92.28458">
                <text:p>92.28458</text:p>
              </table:table-cell>
              <table:table-cell office:value-type="float" office:value="93.40654">
                <text:p>93.40654</text:p>
              </table:table-cell>
              <table:table-cell office:value-type="float" office:value="92.17351">
                <text:p>92.17351</text:p>
              </table:table-cell>
              <table:table-cell office:value-type="float" office:value="92.12703">
                <text:p>92.12703</text:p>
              </table:table-cell>
              <table:table-cell office:value-type="float" office:value="92.38649">
                <text:p>92.38649</text:p>
              </table:table-cell>
              <table:table-cell office:value-type="float" office:value="93.36087">
                <text:p>93.36087</text:p>
              </table:table-cell>
              <table:table-cell office:value-type="float" office:value="92.39019">
                <text:p>92.39019</text:p>
              </table:table-cell>
              <table:table-cell office:value-type="float" office:value="93.07345">
                <text:p>93.07345</text:p>
              </table:table-cell>
              <table:table-cell office:value-type="float" office:value="92.19765">
                <text:p>92.19765</text:p>
              </table:table-cell>
              <table:table-cell office:value-type="float" office:value="96.42229">
                <text:p>96.42229</text:p>
              </table:table-cell>
              <table:table-cell office:value-type="float" office:value="92.13632">
                <text:p>92.13632</text:p>
              </table:table-cell>
              <table:table-cell office:value-type="float" office:value="97.02836">
                <text:p>97.02836</text:p>
              </table:table-cell>
              <table:table-cell office:value-type="float" office:value="92.08995">
                <text:p>92.089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.70178">
                <text:p>91.70178</text:p>
              </table:table-cell>
              <table:table-cell office:value-type="float" office:value="92.93798">
                <text:p>92.93798</text:p>
              </table:table-cell>
              <table:table-cell office:value-type="float" office:value="95.6318">
                <text:p>95.6318</text:p>
              </table:table-cell>
              <table:table-cell office:value-type="float" office:value="95.21791">
                <text:p>95.21791</text:p>
              </table:table-cell>
              <table:table-cell office:value-type="float" office:value="91.72066">
                <text:p>91.72066</text:p>
              </table:table-cell>
              <table:table-cell office:value-type="float" office:value="93.07076">
                <text:p>93.07076</text:p>
              </table:table-cell>
              <table:table-cell office:value-type="float" office:value="92.55453">
                <text:p>92.55453</text:p>
              </table:table-cell>
              <table:table-cell office:value-type="float" office:value="92.04732">
                <text:p>92.04732</text:p>
              </table:table-cell>
              <table:table-cell office:value-type="float" office:value="92.94635">
                <text:p>92.94635</text:p>
              </table:table-cell>
              <table:table-cell office:value-type="float" office:value="91.69818">
                <text:p>91.69818</text:p>
              </table:table-cell>
              <table:table-cell office:value-type="float" office:value="91.65415">
                <text:p>91.65415</text:p>
              </table:table-cell>
              <table:table-cell office:value-type="float" office:value="92.15826">
                <text:p>92.15826</text:p>
              </table:table-cell>
              <table:table-cell office:value-type="float" office:value="93.1359">
                <text:p>93.1359</text:p>
              </table:table-cell>
              <table:table-cell office:value-type="float" office:value="92.15255">
                <text:p>92.15255</text:p>
              </table:table-cell>
              <table:table-cell office:value-type="float" office:value="92.6101">
                <text:p>92.6101</text:p>
              </table:table-cell>
              <table:table-cell office:value-type="float" office:value="91.72564">
                <text:p>91.72564</text:p>
              </table:table-cell>
              <table:table-cell office:value-type="float" office:value="96.24178">
                <text:p>96.24178</text:p>
              </table:table-cell>
              <table:table-cell office:value-type="float" office:value="91.66038">
                <text:p>91.66038</text:p>
              </table:table-cell>
              <table:table-cell office:value-type="float" office:value="96.61042">
                <text:p>96.61042</text:p>
              </table:table-cell>
              <table:table-cell office:value-type="float" office:value="91.61711">
                <text:p>91.617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.45849">
                <text:p>91.45849</text:p>
              </table:table-cell>
              <table:table-cell office:value-type="float" office:value="92.71291">
                <text:p>92.71291</text:p>
              </table:table-cell>
              <table:table-cell office:value-type="float" office:value="95.1977">
                <text:p>95.1977</text:p>
              </table:table-cell>
              <table:table-cell office:value-type="float" office:value="94.77427">
                <text:p>94.77427</text:p>
              </table:table-cell>
              <table:table-cell office:value-type="float" office:value="91.47733">
                <text:p>91.47733</text:p>
              </table:table-cell>
              <table:table-cell office:value-type="float" office:value="92.85513">
                <text:p>92.85513</text:p>
              </table:table-cell>
              <table:table-cell office:value-type="float" office:value="92.3261">
                <text:p>92.3261</text:p>
              </table:table-cell>
              <table:table-cell office:value-type="float" office:value="91.57126">
                <text:p>91.57126</text:p>
              </table:table-cell>
              <table:table-cell office:value-type="float" office:value="92.72144">
                <text:p>92.72144</text:p>
              </table:table-cell>
              <table:table-cell office:value-type="float" office:value="91.45818">
                <text:p>91.45818</text:p>
              </table:table-cell>
              <table:table-cell office:value-type="float" office:value="91.41041">
                <text:p>91.41041</text:p>
              </table:table-cell>
              <table:table-cell office:value-type="float" office:value="91.6853">
                <text:p>91.6853</text:p>
              </table:table-cell>
              <table:table-cell office:value-type="float" office:value="92.67579">
                <text:p>92.67579</text:p>
              </table:table-cell>
              <table:table-cell office:value-type="float" office:value="91.68891">
                <text:p>91.68891</text:p>
              </table:table-cell>
              <table:table-cell office:value-type="float" office:value="92.38201">
                <text:p>92.38201</text:p>
              </table:table-cell>
              <table:table-cell office:value-type="float" office:value="91.4855">
                <text:p>91.4855</text:p>
              </table:table-cell>
              <table:table-cell office:value-type="float" office:value="95.81459">
                <text:p>95.81459</text:p>
              </table:table-cell>
              <table:table-cell office:value-type="float" office:value="91.42024">
                <text:p>91.42024</text:p>
              </table:table-cell>
              <table:table-cell office:value-type="float" office:value="96.43344">
                <text:p>96.43344</text:p>
              </table:table-cell>
              <table:table-cell office:value-type="float" office:value="91.37653">
                <text:p>91.376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.98681">
                <text:p>90.98681</text:p>
              </table:table-cell>
              <table:table-cell office:value-type="float" office:value="92.24919">
                <text:p>92.24919</text:p>
              </table:table-cell>
              <table:table-cell office:value-type="float" office:value="95.014">
                <text:p>95.014</text:p>
              </table:table-cell>
              <table:table-cell office:value-type="float" office:value="94.57771">
                <text:p>94.57771</text:p>
              </table:table-cell>
              <table:table-cell office:value-type="float" office:value="91.00555">
                <text:p>91.00555</text:p>
              </table:table-cell>
              <table:table-cell office:value-type="float" office:value="92.38227">
                <text:p>92.38227</text:p>
              </table:table-cell>
              <table:table-cell office:value-type="float" office:value="91.85312">
                <text:p>91.85312</text:p>
              </table:table-cell>
              <table:table-cell office:value-type="float" office:value="91.3311">
                <text:p>91.3311</text:p>
              </table:table-cell>
              <table:table-cell office:value-type="float" office:value="92.25822">
                <text:p>92.25822</text:p>
              </table:table-cell>
              <table:table-cell office:value-type="float" office:value="90.97336">
                <text:p>90.97336</text:p>
              </table:table-cell>
              <table:table-cell office:value-type="float" office:value="90.92841">
                <text:p>90.92841</text:p>
              </table:table-cell>
              <table:table-cell office:value-type="float" office:value="91.44467">
                <text:p>91.44467</text:p>
              </table:table-cell>
              <table:table-cell office:value-type="float" office:value="92.44751">
                <text:p>92.44751</text:p>
              </table:table-cell>
              <table:table-cell office:value-type="float" office:value="91.44473">
                <text:p>91.44473</text:p>
              </table:table-cell>
              <table:table-cell office:value-type="float" office:value="91.90934">
                <text:p>91.90934</text:p>
              </table:table-cell>
              <table:table-cell office:value-type="float" office:value="91.00034">
                <text:p>91.00034</text:p>
              </table:table-cell>
              <table:table-cell office:value-type="float" office:value="95.63397">
                <text:p>95.63397</text:p>
              </table:table-cell>
              <table:table-cell office:value-type="float" office:value="90.94437">
                <text:p>90.94437</text:p>
              </table:table-cell>
              <table:table-cell office:value-type="float" office:value="96.00619">
                <text:p>96.00619</text:p>
              </table:table-cell>
              <table:table-cell office:value-type="float" office:value="90.90035">
                <text:p>90.900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.73106">
                <text:p>90.73106</text:p>
              </table:table-cell>
              <table:table-cell office:value-type="float" office:value="92.00823">
                <text:p>92.00823</text:p>
              </table:table-cell>
              <table:table-cell office:value-type="float" office:value="94.57009">
                <text:p>94.57009</text:p>
              </table:table-cell>
              <table:table-cell office:value-type="float" office:value="94.1305">
                <text:p>94.1305</text:p>
              </table:table-cell>
              <table:table-cell office:value-type="float" office:value="90.74043">
                <text:p>90.74043</text:p>
              </table:table-cell>
              <table:table-cell office:value-type="float" office:value="92.15411">
                <text:p>92.15411</text:p>
              </table:table-cell>
              <table:table-cell office:value-type="float" office:value="91.61223">
                <text:p>91.61223</text:p>
              </table:table-cell>
              <table:table-cell office:value-type="float" office:value="90.85541">
                <text:p>90.85541</text:p>
              </table:table-cell>
              <table:table-cell office:value-type="float" office:value="92.02077">
                <text:p>92.02077</text:p>
              </table:table-cell>
              <table:table-cell office:value-type="float" office:value="90.72067">
                <text:p>90.72067</text:p>
              </table:table-cell>
              <table:table-cell office:value-type="float" office:value="90.6723">
                <text:p>90.6723</text:p>
              </table:table-cell>
              <table:table-cell office:value-type="float" office:value="90.96834">
                <text:p>90.96834</text:p>
              </table:table-cell>
              <table:table-cell office:value-type="float" office:value="91.98385">
                <text:p>91.98385</text:p>
              </table:table-cell>
              <table:table-cell office:value-type="float" office:value="90.96254">
                <text:p>90.96254</text:p>
              </table:table-cell>
              <table:table-cell office:value-type="float" office:value="91.66873">
                <text:p>91.66873</text:p>
              </table:table-cell>
              <table:table-cell office:value-type="float" office:value="90.74781">
                <text:p>90.74781</text:p>
              </table:table-cell>
              <table:table-cell office:value-type="float" office:value="95.1903">
                <text:p>95.1903</text:p>
              </table:table-cell>
              <table:table-cell office:value-type="float" office:value="90.68226">
                <text:p>90.68226</text:p>
              </table:table-cell>
              <table:table-cell office:value-type="float" office:value="95.82577">
                <text:p>95.82577</text:p>
              </table:table-cell>
              <table:table-cell office:value-type="float" office:value="90.64729">
                <text:p>90.647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.24645">
                <text:p>90.24645</text:p>
              </table:table-cell>
              <table:table-cell office:value-type="float" office:value="91.53542">
                <text:p>91.53542</text:p>
              </table:table-cell>
              <table:table-cell office:value-type="float" office:value="94.37016">
                <text:p>94.37016</text:p>
              </table:table-cell>
              <table:table-cell office:value-type="float" office:value="93.93059">
                <text:p>93.93059</text:p>
              </table:table-cell>
              <table:table-cell office:value-type="float" office:value="90.25594">
                <text:p>90.25594</text:p>
              </table:table-cell>
              <table:table-cell office:value-type="float" office:value="91.68133">
                <text:p>91.68133</text:p>
              </table:table-cell>
              <table:table-cell office:value-type="float" office:value="91.1393">
                <text:p>91.1393</text:p>
              </table:table-cell>
              <table:table-cell office:value-type="float" office:value="90.59337">
                <text:p>90.59337</text:p>
              </table:table-cell>
              <table:table-cell office:value-type="float" office:value="91.54409">
                <text:p>91.54409</text:p>
              </table:table-cell>
              <table:table-cell office:value-type="float" office:value="90.23598">
                <text:p>90.23598</text:p>
              </table:table-cell>
              <table:table-cell office:value-type="float" office:value="90.18686">
                <text:p>90.18686</text:p>
              </table:table-cell>
              <table:table-cell office:value-type="float" office:value="90.71179">
                <text:p>90.71179</text:p>
              </table:table-cell>
              <table:table-cell office:value-type="float" office:value="91.74325">
                <text:p>91.74325</text:p>
              </table:table-cell>
              <table:table-cell office:value-type="float" office:value="90.7095">
                <text:p>90.7095</text:p>
              </table:table-cell>
              <table:table-cell office:value-type="float" office:value="91.19609">
                <text:p>91.19609</text:p>
              </table:table-cell>
              <table:table-cell office:value-type="float" office:value="90.25938">
                <text:p>90.25938</text:p>
              </table:table-cell>
              <table:table-cell office:value-type="float" office:value="95.00282">
                <text:p>95.00282</text:p>
              </table:table-cell>
              <table:table-cell office:value-type="float" office:value="90.19364">
                <text:p>90.19364</text:p>
              </table:table-cell>
              <table:table-cell office:value-type="float" office:value="95.395">
                <text:p>95.395</text:p>
              </table:table-cell>
              <table:table-cell office:value-type="float" office:value="90.15823">
                <text:p>90.158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9.98187">
                <text:p>89.98187</text:p>
              </table:table-cell>
              <table:table-cell office:value-type="float" office:value="91.29135">
                <text:p>91.29135</text:p>
              </table:table-cell>
              <table:table-cell office:value-type="float" office:value="93.91356">
                <text:p>93.91356</text:p>
              </table:table-cell>
              <table:table-cell office:value-type="float" office:value="93.47047">
                <text:p>93.47047</text:p>
              </table:table-cell>
              <table:table-cell office:value-type="float" office:value="89.99152">
                <text:p>89.99152</text:p>
              </table:table-cell>
              <table:table-cell office:value-type="float" office:value="91.43734">
                <text:p>91.43734</text:p>
              </table:table-cell>
              <table:table-cell office:value-type="float" office:value="90.89532">
                <text:p>90.89532</text:p>
              </table:table-cell>
              <table:table-cell office:value-type="float" office:value="90.10468">
                <text:p>90.10468</text:p>
              </table:table-cell>
              <table:table-cell office:value-type="float" office:value="91.30348">
                <text:p>91.30348</text:p>
              </table:table-cell>
              <table:table-cell office:value-type="float" office:value="89.97126">
                <text:p>89.97126</text:p>
              </table:table-cell>
              <table:table-cell office:value-type="float" office:value="89.91831">
                <text:p>89.91831</text:p>
              </table:table-cell>
              <table:table-cell office:value-type="float" office:value="90.22596">
                <text:p>90.22596</text:p>
              </table:table-cell>
              <table:table-cell office:value-type="float" office:value="91.25764">
                <text:p>91.25764</text:p>
              </table:table-cell>
              <table:table-cell office:value-type="float" office:value="90.22949">
                <text:p>90.22949</text:p>
              </table:table-cell>
              <table:table-cell office:value-type="float" office:value="90.95245">
                <text:p>90.95245</text:p>
              </table:table-cell>
              <table:table-cell office:value-type="float" office:value="89.99454">
                <text:p>89.99454</text:p>
              </table:table-cell>
              <table:table-cell office:value-type="float" office:value="94.55921">
                <text:p>94.55921</text:p>
              </table:table-cell>
              <table:table-cell office:value-type="float" office:value="89.92882">
                <text:p>89.92882</text:p>
              </table:table-cell>
              <table:table-cell office:value-type="float" office:value="95.20184">
                <text:p>95.20184</text:p>
              </table:table-cell>
              <table:table-cell office:value-type="float" office:value="89.8837">
                <text:p>89.88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.48452">
                <text:p>89.48452</text:p>
              </table:table-cell>
              <table:table-cell office:value-type="float" office:value="90.81821">
                <text:p>90.81821</text:p>
              </table:table-cell>
              <table:table-cell office:value-type="float" office:value="93.70986">
                <text:p>93.70986</text:p>
              </table:table-cell>
              <table:table-cell office:value-type="float" office:value="93.2581">
                <text:p>93.2581</text:p>
              </table:table-cell>
              <table:table-cell office:value-type="float" office:value="89.4942">
                <text:p>89.4942</text:p>
              </table:table-cell>
              <table:table-cell office:value-type="float" office:value="90.96437">
                <text:p>90.96437</text:p>
              </table:table-cell>
              <table:table-cell office:value-type="float" office:value="90.40968">
                <text:p>90.40968</text:p>
              </table:table-cell>
              <table:table-cell office:value-type="float" office:value="89.83956">
                <text:p>89.83956</text:p>
              </table:table-cell>
              <table:table-cell office:value-type="float" office:value="90.82729">
                <text:p>90.82729</text:p>
              </table:table-cell>
              <table:table-cell office:value-type="float" office:value="89.47376">
                <text:p>89.47376</text:p>
              </table:table-cell>
              <table:table-cell office:value-type="float" office:value="89.42011">
                <text:p>89.42011</text:p>
              </table:table-cell>
              <table:table-cell office:value-type="float" office:value="89.9605">
                <text:p>89.9605</text:p>
              </table:table-cell>
              <table:table-cell office:value-type="float" office:value="91.01407">
                <text:p>91.01407</text:p>
              </table:table-cell>
              <table:table-cell office:value-type="float" office:value="89.96432">
                <text:p>89.96432</text:p>
              </table:table-cell>
              <table:table-cell office:value-type="float" office:value="90.46698">
                <text:p>90.46698</text:p>
              </table:table-cell>
              <table:table-cell office:value-type="float" office:value="89.49679">
                <text:p>89.49679</text:p>
              </table:table-cell>
              <table:table-cell office:value-type="float" office:value="94.36286">
                <text:p>94.36286</text:p>
              </table:table-cell>
              <table:table-cell office:value-type="float" office:value="89.43061">
                <text:p>89.43061</text:p>
              </table:table-cell>
              <table:table-cell office:value-type="float" office:value="94.75802">
                <text:p>94.75802</text:p>
              </table:table-cell>
              <table:table-cell office:value-type="float" office:value="89.39479">
                <text:p>89.394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20754">
                <text:p>89.20754</text:p>
              </table:table-cell>
              <table:table-cell office:value-type="float" office:value="90.55229">
                <text:p>90.55229</text:p>
              </table:table-cell>
              <table:table-cell office:value-type="float" office:value="93.2533">
                <text:p>93.2533</text:p>
              </table:table-cell>
              <table:table-cell office:value-type="float" office:value="92.79453">
                <text:p>92.79453</text:p>
              </table:table-cell>
              <table:table-cell office:value-type="float" office:value="89.21734">
                <text:p>89.21734</text:p>
              </table:table-cell>
              <table:table-cell office:value-type="float" office:value="90.70796">
                <text:p>90.70796</text:p>
              </table:table-cell>
              <table:table-cell office:value-type="float" office:value="90.15347">
                <text:p>90.15347</text:p>
              </table:table-cell>
              <table:table-cell office:value-type="float" office:value="89.34142">
                <text:p>89.34142</text:p>
              </table:table-cell>
              <table:table-cell office:value-type="float" office:value="90.57109">
                <text:p>90.57109</text:p>
              </table:table-cell>
              <table:table-cell office:value-type="float" office:value="89.19669">
                <text:p>89.19669</text:p>
              </table:table-cell>
              <table:table-cell office:value-type="float" office:value="89.14266">
                <text:p>89.14266</text:p>
              </table:table-cell>
              <table:table-cell office:value-type="float" office:value="89.46207">
                <text:p>89.46207</text:p>
              </table:table-cell>
              <table:table-cell office:value-type="float" office:value="90.52857">
                <text:p>90.52857</text:p>
              </table:table-cell>
              <table:table-cell office:value-type="float" office:value="89.4659">
                <text:p>89.4659</text:p>
              </table:table-cell>
              <table:table-cell office:value-type="float" office:value="90.20154">
                <text:p>90.20154</text:p>
              </table:table-cell>
              <table:table-cell office:value-type="float" office:value="89.21981">
                <text:p>89.21981</text:p>
              </table:table-cell>
              <table:table-cell office:value-type="float" office:value="93.91555">
                <text:p>93.91555</text:p>
              </table:table-cell>
              <table:table-cell office:value-type="float" office:value="89.15347">
                <text:p>89.15347</text:p>
              </table:table-cell>
              <table:table-cell office:value-type="float" office:value="94.56717">
                <text:p>94.56717</text:p>
              </table:table-cell>
              <table:table-cell office:value-type="float" office:value="89.11734">
                <text:p>89.11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.70669">
                <text:p>88.70669</text:p>
              </table:table-cell>
              <table:table-cell office:value-type="float" office:value="90.06653">
                <text:p>90.06653</text:p>
              </table:table-cell>
              <table:table-cell office:value-type="float" office:value="93.03403">
                <text:p>93.03403</text:p>
              </table:table-cell>
              <table:table-cell office:value-type="float" office:value="92.56967">
                <text:p>92.56967</text:p>
              </table:table-cell>
              <table:table-cell office:value-type="float" office:value="88.70733">
                <text:p>88.70733</text:p>
              </table:table-cell>
              <table:table-cell office:value-type="float" office:value="90.22234">
                <text:p>90.22234</text:p>
              </table:table-cell>
              <table:table-cell office:value-type="float" office:value="89.65511">
                <text:p>89.65511</text:p>
              </table:table-cell>
              <table:table-cell office:value-type="float" office:value="89.06419">
                <text:p>89.06419</text:p>
              </table:table-cell>
              <table:table-cell office:value-type="float" office:value="90.07579">
                <text:p>90.07579</text:p>
              </table:table-cell>
              <table:table-cell office:value-type="float" office:value="88.69575">
                <text:p>88.69575</text:p>
              </table:table-cell>
              <table:table-cell office:value-type="float" office:value="88.64442">
                <text:p>88.64442</text:p>
              </table:table-cell>
              <table:table-cell office:value-type="float" office:value="89.18439">
                <text:p>89.18439</text:p>
              </table:table-cell>
              <table:table-cell office:value-type="float" office:value="90.26332">
                <text:p>90.26332</text:p>
              </table:table-cell>
              <table:table-cell office:value-type="float" office:value="89.1915">
                <text:p>89.1915</text:p>
              </table:table-cell>
              <table:table-cell office:value-type="float" office:value="89.71256">
                <text:p>89.71256</text:p>
              </table:table-cell>
              <table:table-cell office:value-type="float" office:value="88.71282">
                <text:p>88.71282</text:p>
              </table:table-cell>
              <table:table-cell office:value-type="float" office:value="93.703">
                <text:p>93.703</text:p>
              </table:table-cell>
              <table:table-cell office:value-type="float" office:value="88.65553">
                <text:p>88.65553</text:p>
              </table:table-cell>
              <table:table-cell office:value-type="float" office:value="94.12356">
                <text:p>94.12356</text:p>
              </table:table-cell>
              <table:table-cell office:value-type="float" office:value="88.60972">
                <text:p>88.609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41139">
                <text:p>88.41139</text:p>
              </table:table-cell>
              <table:table-cell office:value-type="float" office:value="89.79793">
                <text:p>89.79793</text:p>
              </table:table-cell>
              <table:table-cell office:value-type="float" office:value="92.57382">
                <text:p>92.57382</text:p>
              </table:table-cell>
              <table:table-cell office:value-type="float" office:value="92.10611">
                <text:p>92.10611</text:p>
              </table:table-cell>
              <table:table-cell office:value-type="float" office:value="88.42162">
                <text:p>88.42162</text:p>
              </table:table-cell>
              <table:table-cell office:value-type="float" office:value="89.95682">
                <text:p>89.95682</text:p>
              </table:table-cell>
              <table:table-cell office:value-type="float" office:value="89.39011">
                <text:p>89.39011</text:p>
              </table:table-cell>
              <table:table-cell office:value-type="float" office:value="88.56625">
                <text:p>88.56625</text:p>
              </table:table-cell>
              <table:table-cell office:value-type="float" office:value="89.8106">
                <text:p>89.8106</text:p>
              </table:table-cell>
              <table:table-cell office:value-type="float" office:value="88.40981">
                <text:p>88.40981</text:p>
              </table:table-cell>
              <table:table-cell office:value-type="float" office:value="88.34547">
                <text:p>88.34547</text:p>
              </table:table-cell>
              <table:table-cell office:value-type="float" office:value="88.68596">
                <text:p>88.68596</text:p>
              </table:table-cell>
              <table:table-cell office:value-type="float" office:value="89.77783">
                <text:p>89.77783</text:p>
              </table:table-cell>
              <table:table-cell office:value-type="float" office:value="88.69311">
                <text:p>88.69311</text:p>
              </table:table-cell>
              <table:table-cell office:value-type="float" office:value="89.43491">
                <text:p>89.43491</text:p>
              </table:table-cell>
              <table:table-cell office:value-type="float" office:value="88.42353">
                <text:p>88.42353</text:p>
              </table:table-cell>
              <table:table-cell office:value-type="float" office:value="93.25224">
                <text:p>93.25224</text:p>
              </table:table-cell>
              <table:table-cell office:value-type="float" office:value="88.3566">
                <text:p>88.3566</text:p>
              </table:table-cell>
              <table:table-cell office:value-type="float" office:value="93.91078">
                <text:p>93.91078</text:p>
              </table:table-cell>
              <table:table-cell office:value-type="float" office:value="88.32016">
                <text:p>88.32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41139">
                <text:p>88.41139</text:p>
              </table:table-cell>
              <table:table-cell office:value-type="float" office:value="89.2992">
                <text:p>89.2992</text:p>
              </table:table-cell>
              <table:table-cell office:value-type="float" office:value="92.34562">
                <text:p>92.34562</text:p>
              </table:table-cell>
              <table:table-cell office:value-type="float" office:value="91.86558">
                <text:p>91.86558</text:p>
              </table:table-cell>
              <table:table-cell office:value-type="float" office:value="87.91129">
                <text:p>87.91129</text:p>
              </table:table-cell>
              <table:table-cell office:value-type="float" office:value="89.45814">
                <text:p>89.45814</text:p>
              </table:table-cell>
              <table:table-cell office:value-type="float" office:value="88.88805">
                <text:p>88.88805</text:p>
              </table:table-cell>
              <table:table-cell office:value-type="float" office:value="88.26726">
                <text:p>88.26726</text:p>
              </table:table-cell>
              <table:table-cell office:value-type="float" office:value="89.31216">
                <text:p>89.31216</text:p>
              </table:table-cell>
              <table:table-cell office:value-type="float" office:value="87.89955">
                <text:p>87.89955</text:p>
              </table:table-cell>
              <table:table-cell office:value-type="float" office:value="88.34547">
                <text:p>88.34547</text:p>
              </table:table-cell>
              <table:table-cell office:value-type="float" office:value="88.39621">
                <text:p>88.39621</text:p>
              </table:table-cell>
              <table:table-cell office:value-type="float" office:value="89.50015">
                <text:p>89.50015</text:p>
              </table:table-cell>
              <table:table-cell office:value-type="float" office:value="88.40284">
                <text:p>88.40284</text:p>
              </table:table-cell>
              <table:table-cell office:value-type="float" office:value="88.93654">
                <text:p>88.93654</text:p>
              </table:table-cell>
              <table:table-cell office:value-type="float" office:value="87.91644">
                <text:p>87.91644</text:p>
              </table:table-cell>
              <table:table-cell office:value-type="float" office:value="93.02725">
                <text:p>93.02725</text:p>
              </table:table-cell>
              <table:table-cell office:value-type="float" office:value="88.3566">
                <text:p>88.3566</text:p>
              </table:table-cell>
              <table:table-cell office:value-type="float" office:value="93.46349">
                <text:p>93.46349</text:p>
              </table:table-cell>
              <table:table-cell office:value-type="float" office:value="88.32016">
                <text:p>88.32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.90118">
                <text:p>87.90118</text:p>
              </table:table-cell>
              <table:table-cell office:value-type="float" office:value="89.02165">
                <text:p>89.02165</text:p>
              </table:table-cell>
              <table:table-cell office:value-type="float" office:value="91.87254">
                <text:p>91.87254</text:p>
              </table:table-cell>
              <table:table-cell office:value-type="float" office:value="91.39312">
                <text:p>91.39312</text:p>
              </table:table-cell>
              <table:table-cell office:value-type="float" office:value="87.60389">
                <text:p>87.60389</text:p>
              </table:table-cell>
              <table:table-cell office:value-type="float" office:value="89.1803">
                <text:p>89.1803</text:p>
              </table:table-cell>
              <table:table-cell office:value-type="float" office:value="88.6012">
                <text:p>88.6012</text:p>
              </table:table-cell>
              <table:table-cell office:value-type="float" office:value="88.26726">
                <text:p>88.26726</text:p>
              </table:table-cell>
              <table:table-cell office:value-type="float" office:value="89.03455">
                <text:p>89.03455</text:p>
              </table:table-cell>
              <table:table-cell office:value-type="float" office:value="87.59193">
                <text:p>87.59193</text:p>
              </table:table-cell>
              <table:table-cell office:value-type="float" office:value="87.83447">
                <text:p>87.83447</text:p>
              </table:table-cell>
              <table:table-cell office:value-type="float" office:value="88.07735">
                <text:p>88.07735</text:p>
              </table:table-cell>
              <table:table-cell office:value-type="float" office:value="89.00181">
                <text:p>89.00181</text:p>
              </table:table-cell>
              <table:table-cell office:value-type="float" office:value="88.40284">
                <text:p>88.40284</text:p>
              </table:table-cell>
              <table:table-cell office:value-type="float" office:value="88.64998">
                <text:p>88.64998</text:p>
              </table:table-cell>
              <table:table-cell office:value-type="float" office:value="87.60558">
                <text:p>87.60558</text:p>
              </table:table-cell>
              <table:table-cell office:value-type="float" office:value="92.56723">
                <text:p>92.56723</text:p>
              </table:table-cell>
              <table:table-cell office:value-type="float" office:value="87.84601">
                <text:p>87.84601</text:p>
              </table:table-cell>
              <table:table-cell office:value-type="float" office:value="93.24774">
                <text:p>93.24774</text:p>
              </table:table-cell>
              <table:table-cell office:value-type="float" office:value="87.80926">
                <text:p>87.809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7.60301">
                <text:p>87.60301</text:p>
              </table:table-cell>
              <table:table-cell office:value-type="float" office:value="89.02165">
                <text:p>89.02165</text:p>
              </table:table-cell>
              <table:table-cell office:value-type="float" office:value="91.63198">
                <text:p>91.63198</text:p>
              </table:table-cell>
              <table:table-cell office:value-type="float" office:value="91.1494">
                <text:p>91.1494</text:p>
              </table:table-cell>
              <table:table-cell office:value-type="float" office:value="87.60389">
                <text:p>87.60389</text:p>
              </table:table-cell>
              <table:table-cell office:value-type="float" office:value="89.1803">
                <text:p>89.1803</text:p>
              </table:table-cell>
              <table:table-cell office:value-type="float" office:value="88.6012">
                <text:p>88.6012</text:p>
              </table:table-cell>
              <table:table-cell office:value-type="float" office:value="87.75653">
                <text:p>87.75653</text:p>
              </table:table-cell>
              <table:table-cell office:value-type="float" office:value="89.03455">
                <text:p>89.03455</text:p>
              </table:table-cell>
              <table:table-cell office:value-type="float" office:value="87.59193">
                <text:p>87.59193</text:p>
              </table:table-cell>
              <table:table-cell office:value-type="float" office:value="87.53613">
                <text:p>87.53613</text:p>
              </table:table-cell>
              <table:table-cell office:value-type="float" office:value="88.07735">
                <text:p>88.07735</text:p>
              </table:table-cell>
              <table:table-cell office:value-type="float" office:value="88.71205">
                <text:p>88.71205</text:p>
              </table:table-cell>
              <table:table-cell office:value-type="float" office:value="87.89182">
                <text:p>87.89182</text:p>
              </table:table-cell>
              <table:table-cell office:value-type="float" office:value="88.64998">
                <text:p>88.64998</text:p>
              </table:table-cell>
              <table:table-cell office:value-type="float" office:value="87.60558">
                <text:p>87.60558</text:p>
              </table:table-cell>
              <table:table-cell office:value-type="float" office:value="92.33883">
                <text:p>92.33883</text:p>
              </table:table-cell>
              <table:table-cell office:value-type="float" office:value="87.54775">
                <text:p>87.54775</text:p>
              </table:table-cell>
              <table:table-cell office:value-type="float" office:value="92.78782">
                <text:p>92.78782</text:p>
              </table:table-cell>
              <table:table-cell office:value-type="float" office:value="87.5046">
                <text:p>87.50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.08336">
                <text:p>87.08336</text:p>
              </table:table-cell>
              <table:table-cell office:value-type="float" office:value="88.52289">
                <text:p>88.52289</text:p>
              </table:table-cell>
              <table:table-cell office:value-type="float" office:value="91.15572">
                <text:p>91.15572</text:p>
              </table:table-cell>
              <table:table-cell office:value-type="float" office:value="90.66383">
                <text:p>90.66383</text:p>
              </table:table-cell>
              <table:table-cell office:value-type="float" office:value="87.08457">
                <text:p>87.08457</text:p>
              </table:table-cell>
              <table:table-cell office:value-type="float" office:value="88.68197">
                <text:p>88.68197</text:p>
              </table:table-cell>
              <table:table-cell office:value-type="float" office:value="88.28232">
                <text:p>88.28232</text:p>
              </table:table-cell>
              <table:table-cell office:value-type="float" office:value="87.45818">
                <text:p>87.45818</text:p>
              </table:table-cell>
              <table:table-cell office:value-type="float" office:value="88.53278">
                <text:p>88.53278</text:p>
              </table:table-cell>
              <table:table-cell office:value-type="float" office:value="87.07213">
                <text:p>87.07213</text:p>
              </table:table-cell>
              <table:table-cell office:value-type="float" office:value="87.0159">
                <text:p>87.0159</text:p>
              </table:table-cell>
              <table:table-cell office:value-type="float" office:value="87.58024">
                <text:p>87.58024</text:p>
              </table:table-cell>
              <table:table-cell office:value-type="float" office:value="88.20432">
                <text:p>88.20432</text:p>
              </table:table-cell>
              <table:table-cell office:value-type="float" office:value="87.59307">
                <text:p>87.59307</text:p>
              </table:table-cell>
              <table:table-cell office:value-type="float" office:value="88.13907">
                <text:p>88.13907</text:p>
              </table:table-cell>
              <table:table-cell office:value-type="float" office:value="87.08577">
                <text:p>87.08577</text:p>
              </table:table-cell>
              <table:table-cell office:value-type="float" office:value="92.06319">
                <text:p>92.06319</text:p>
              </table:table-cell>
              <table:table-cell office:value-type="float" office:value="87.02746">
                <text:p>87.02746</text:p>
              </table:table-cell>
              <table:table-cell office:value-type="float" office:value="92.5595">
                <text:p>92.5595</text:p>
              </table:table-cell>
              <table:table-cell office:value-type="float" office:value="86.98092">
                <text:p>86.980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.76693">
                <text:p>86.76693</text:p>
              </table:table-cell>
              <table:table-cell office:value-type="float" office:value="88.22354">
                <text:p>88.22354</text:p>
              </table:table-cell>
              <table:table-cell office:value-type="float" office:value="90.90277">
                <text:p>90.90277</text:p>
              </table:table-cell>
              <table:table-cell office:value-type="float" office:value="90.40732">
                <text:p>90.40732</text:p>
              </table:table-cell>
              <table:table-cell office:value-type="float" office:value="86.77455">
                <text:p>86.77455</text:p>
              </table:table-cell>
              <table:table-cell office:value-type="float" office:value="88.39235">
                <text:p>88.39235</text:p>
              </table:table-cell>
              <table:table-cell office:value-type="float" office:value="87.7945">
                <text:p>87.7945</text:p>
              </table:table-cell>
              <table:table-cell office:value-type="float" office:value="86.93815">
                <text:p>86.93815</text:p>
              </table:table-cell>
              <table:table-cell office:value-type="float" office:value="88.23709">
                <text:p>88.23709</text:p>
              </table:table-cell>
              <table:table-cell office:value-type="float" office:value="86.76498">
                <text:p>86.76498</text:p>
              </table:table-cell>
              <table:table-cell office:value-type="float" office:value="86.69584">
                <text:p>86.69584</text:p>
              </table:table-cell>
              <table:table-cell office:value-type="float" office:value="87.24565">
                <text:p>87.24565</text:p>
              </table:table-cell>
              <table:table-cell office:value-type="float" office:value="88.20432">
                <text:p>88.20432</text:p>
              </table:table-cell>
              <table:table-cell office:value-type="float" office:value="87.07266">
                <text:p>87.07266</text:p>
              </table:table-cell>
              <table:table-cell office:value-type="float" office:value="87.84025">
                <text:p>87.84025</text:p>
              </table:table-cell>
              <table:table-cell office:value-type="float" office:value="86.77888">
                <text:p>86.77888</text:p>
              </table:table-cell>
              <table:table-cell office:value-type="float" office:value="91.63425">
                <text:p>91.63425</text:p>
              </table:table-cell>
              <table:table-cell office:value-type="float" office:value="86.70736">
                <text:p>86.70736</text:p>
              </table:table-cell>
              <table:table-cell office:value-type="float" office:value="92.0901">
                <text:p>92.0901</text:p>
              </table:table-cell>
              <table:table-cell office:value-type="float" office:value="86.67356">
                <text:p>86.67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.23446">
                <text:p>86.23446</text:p>
              </table:table-cell>
              <table:table-cell office:value-type="float" office:value="87.71236">
                <text:p>87.71236</text:p>
              </table:table-cell>
              <table:table-cell office:value-type="float" office:value="90.42652">
                <text:p>90.42652</text:p>
              </table:table-cell>
              <table:table-cell office:value-type="float" office:value="89.92164">
                <text:p>89.92164</text:p>
              </table:table-cell>
              <table:table-cell office:value-type="float" office:value="86.24546">
                <text:p>86.24546</text:p>
              </table:table-cell>
              <table:table-cell office:value-type="float" office:value="87.88383">
                <text:p>87.88383</text:p>
              </table:table-cell>
              <table:table-cell office:value-type="float" office:value="87.47257">
                <text:p>87.47257</text:p>
              </table:table-cell>
              <table:table-cell office:value-type="float" office:value="86.61835">
                <text:p>86.61835</text:p>
              </table:table-cell>
              <table:table-cell office:value-type="float" office:value="87.72614">
                <text:p>87.72614</text:p>
              </table:table-cell>
              <table:table-cell office:value-type="float" office:value="86.23261">
                <text:p>86.23261</text:p>
              </table:table-cell>
              <table:table-cell office:value-type="float" office:value="86.16608">
                <text:p>86.16608</text:p>
              </table:table-cell>
              <table:table-cell office:value-type="float" office:value="86.74891">
                <text:p>86.74891</text:p>
              </table:table-cell>
              <table:table-cell office:value-type="float" office:value="87.90562">
                <text:p>87.90562</text:p>
              </table:table-cell>
              <table:table-cell office:value-type="float" office:value="86.76505">
                <text:p>86.76505</text:p>
              </table:table-cell>
              <table:table-cell office:value-type="float" office:value="87.32934">
                <text:p>87.32934</text:p>
              </table:table-cell>
              <table:table-cell office:value-type="float" office:value="86.24655">
                <text:p>86.24655</text:p>
              </table:table-cell>
              <table:table-cell office:value-type="float" office:value="91.33682">
                <text:p>91.33682</text:p>
              </table:table-cell>
              <table:table-cell office:value-type="float" office:value="86.17799">
                <text:p>86.17799</text:p>
              </table:table-cell>
              <table:table-cell office:value-type="float" office:value="91.85868">
                <text:p>91.85868</text:p>
              </table:table-cell>
              <table:table-cell office:value-type="float" office:value="86.14402">
                <text:p>86.144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.91529">
                <text:p>85.91529</text:p>
              </table:table-cell>
              <table:table-cell office:value-type="float" office:value="87.71236">
                <text:p>87.71236</text:p>
              </table:table-cell>
              <table:table-cell office:value-type="float" office:value="90.16115">
                <text:p>90.16115</text:p>
              </table:table-cell>
              <table:table-cell office:value-type="float" office:value="89.64705">
                <text:p>89.64705</text:p>
              </table:table-cell>
              <table:table-cell office:value-type="float" office:value="85.91702">
                <text:p>85.91702</text:p>
              </table:table-cell>
              <table:table-cell office:value-type="float" office:value="87.57246">
                <text:p>87.57246</text:p>
              </table:table-cell>
              <table:table-cell office:value-type="float" office:value="86.97221">
                <text:p>86.97221</text:p>
              </table:table-cell>
              <table:table-cell office:value-type="float" office:value="86.08894">
                <text:p>86.08894</text:p>
              </table:table-cell>
              <table:table-cell office:value-type="float" office:value="87.72614">
                <text:p>87.72614</text:p>
              </table:table-cell>
              <table:table-cell office:value-type="float" office:value="85.9039">
                <text:p>85.9039</text:p>
              </table:table-cell>
              <table:table-cell office:value-type="float" office:value="85.8372">
                <text:p>85.8372</text:p>
              </table:table-cell>
              <table:table-cell office:value-type="float" office:value="86.40528">
                <text:p>86.40528</text:p>
              </table:table-cell>
              <table:table-cell office:value-type="float" office:value="87.3947">
                <text:p>87.3947</text:p>
              </table:table-cell>
              <table:table-cell office:value-type="float" office:value="86.23535">
                <text:p>86.23535</text:p>
              </table:table-cell>
              <table:table-cell office:value-type="float" office:value="87.02177">
                <text:p>87.02177</text:p>
              </table:table-cell>
              <table:table-cell office:value-type="float" office:value="85.91805">
                <text:p>85.91805</text:p>
              </table:table-cell>
              <table:table-cell office:value-type="float" office:value="90.90477">
                <text:p>90.90477</text:p>
              </table:table-cell>
              <table:table-cell office:value-type="float" office:value="85.84921">
                <text:p>85.84921</text:p>
              </table:table-cell>
              <table:table-cell office:value-type="float" office:value="91.38243">
                <text:p>91.38243</text:p>
              </table:table-cell>
              <table:table-cell office:value-type="float" office:value="85.81511">
                <text:p>85.815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.37706">
                <text:p>85.37706</text:p>
              </table:table-cell>
              <table:table-cell office:value-type="float" office:value="87.41342">
                <text:p>87.41342</text:p>
              </table:table-cell>
              <table:table-cell office:value-type="float" office:value="89.66614">
                <text:p>89.66614</text:p>
              </table:table-cell>
              <table:table-cell office:value-type="float" office:value="89.14517">
                <text:p>89.14517</text:p>
              </table:table-cell>
              <table:table-cell office:value-type="float" office:value="85.3755">
                <text:p>85.3755</text:p>
              </table:table-cell>
              <table:table-cell office:value-type="float" office:value="87.25059">
                <text:p>87.25059</text:p>
              </table:table-cell>
              <table:table-cell office:value-type="float" office:value="86.63165">
                <text:p>86.63165</text:p>
              </table:table-cell>
              <table:table-cell office:value-type="float" office:value="85.76031">
                <text:p>85.76031</text:p>
              </table:table-cell>
              <table:table-cell office:value-type="float" office:value="87.42756">
                <text:p>87.42756</text:p>
              </table:table-cell>
              <table:table-cell office:value-type="float" office:value="85.56071">
                <text:p>85.56071</text:p>
              </table:table-cell>
              <table:table-cell office:value-type="float" office:value="85.30423">
                <text:p>85.30423</text:p>
              </table:table-cell>
              <table:table-cell office:value-type="float" office:value="85.89945">
                <text:p>85.89945</text:p>
              </table:table-cell>
              <table:table-cell office:value-type="float" office:value="87.07762">
                <text:p>87.07762</text:p>
              </table:table-cell>
              <table:table-cell office:value-type="float" office:value="85.91551">
                <text:p>85.91551</text:p>
              </table:table-cell>
              <table:table-cell office:value-type="float" office:value="86.49222">
                <text:p>86.49222</text:p>
              </table:table-cell>
              <table:table-cell office:value-type="float" office:value="85.37952">
                <text:p>85.37952</text:p>
              </table:table-cell>
              <table:table-cell office:value-type="float" office:value="90.60749">
                <text:p>90.60749</text:p>
              </table:table-cell>
              <table:table-cell office:value-type="float" office:value="85.31632">
                <text:p>85.31632</text:p>
              </table:table-cell>
              <table:table-cell office:value-type="float" office:value="91.13262">
                <text:p>91.13262</text:p>
              </table:table-cell>
              <table:table-cell office:value-type="float" office:value="85.27272">
                <text:p>85.27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.03951">
                <text:p>85.03951</text:p>
              </table:table-cell>
              <table:table-cell office:value-type="float" office:value="86.88346">
                <text:p>86.88346</text:p>
              </table:table-cell>
              <table:table-cell office:value-type="float" office:value="89.66614">
                <text:p>89.66614</text:p>
              </table:table-cell>
              <table:table-cell office:value-type="float" office:value="89.14517">
                <text:p>89.14517</text:p>
              </table:table-cell>
              <table:table-cell office:value-type="float" office:value="85.03833">
                <text:p>85.03833</text:p>
              </table:table-cell>
              <table:table-cell office:value-type="float" office:value="86.74463">
                <text:p>86.74463</text:p>
              </table:table-cell>
              <table:table-cell office:value-type="float" office:value="86.12215">
                <text:p>86.12215</text:p>
              </table:table-cell>
              <table:table-cell office:value-type="float" office:value="85.22757">
                <text:p>85.22757</text:p>
              </table:table-cell>
              <table:table-cell office:value-type="float" office:value="86.904">
                <text:p>86.904</text:p>
              </table:table-cell>
              <table:table-cell office:value-type="float" office:value="85.02776">
                <text:p>85.02776</text:p>
              </table:table-cell>
              <table:table-cell office:value-type="float" office:value="84.95713">
                <text:p>84.95713</text:p>
              </table:table-cell>
              <table:table-cell office:value-type="float" office:value="85.54653">
                <text:p>85.54653</text:p>
              </table:table-cell>
              <table:table-cell office:value-type="float" office:value="86.55386">
                <text:p>86.55386</text:p>
              </table:table-cell>
              <table:table-cell office:value-type="float" office:value="85.37303">
                <text:p>85.37303</text:p>
              </table:table-cell>
              <table:table-cell office:value-type="float" office:value="86.17244">
                <text:p>86.17244</text:p>
              </table:table-cell>
              <table:table-cell office:value-type="float" office:value="85.03879">
                <text:p>85.03879</text:p>
              </table:table-cell>
              <table:table-cell office:value-type="float" office:value="90.60749">
                <text:p>90.60749</text:p>
              </table:table-cell>
              <table:table-cell office:value-type="float" office:value="84.9724">
                <text:p>84.9724</text:p>
              </table:table-cell>
              <table:table-cell office:value-type="float" office:value="90.65293">
                <text:p>90.65293</text:p>
              </table:table-cell>
              <table:table-cell office:value-type="float" office:value="84.93817">
                <text:p>84.938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49164">
                <text:p>84.49164</text:p>
              </table:table-cell>
              <table:table-cell office:value-type="float" office:value="86.57277">
                <text:p>86.57277</text:p>
              </table:table-cell>
              <table:table-cell office:value-type="float" office:value="89.39781">
                <text:p>89.39781</text:p>
              </table:table-cell>
              <table:table-cell office:value-type="float" office:value="88.86794">
                <text:p>88.86794</text:p>
              </table:table-cell>
              <table:table-cell office:value-type="float" office:value="84.49999">
                <text:p>84.49999</text:p>
              </table:table-cell>
              <table:table-cell office:value-type="float" office:value="86.40093">
                <text:p>86.40093</text:p>
              </table:table-cell>
              <table:table-cell office:value-type="float" office:value="85.78188">
                <text:p>85.78188</text:p>
              </table:table-cell>
              <table:table-cell office:value-type="float" office:value="84.88366">
                <text:p>84.88366</text:p>
              </table:table-cell>
              <table:table-cell office:value-type="float" office:value="86.58729">
                <text:p>86.58729</text:p>
              </table:table-cell>
              <table:table-cell office:value-type="float" office:value="84.67555">
                <text:p>84.67555</text:p>
              </table:table-cell>
              <table:table-cell office:value-type="float" office:value="84.41821">
                <text:p>84.41821</text:p>
              </table:table-cell>
              <table:table-cell office:value-type="float" office:value="85.01871">
                <text:p>85.01871</text:p>
              </table:table-cell>
              <table:table-cell office:value-type="float" office:value="86.23421">
                <text:p>86.23421</text:p>
              </table:table-cell>
              <table:table-cell office:value-type="float" office:value="85.03507">
                <text:p>85.03507</text:p>
              </table:table-cell>
              <table:table-cell office:value-type="float" office:value="85.63959">
                <text:p>85.63959</text:p>
              </table:table-cell>
              <table:table-cell office:value-type="float" office:value="84.49081">
                <text:p>84.49081</text:p>
              </table:table-cell>
              <table:table-cell office:value-type="float" office:value="90.15337">
                <text:p>90.15337</text:p>
              </table:table-cell>
              <table:table-cell office:value-type="float" office:value="84.4208">
                <text:p>84.4208</text:p>
              </table:table-cell>
              <table:table-cell office:value-type="float" office:value="90.3908">
                <text:p>90.3908</text:p>
              </table:table-cell>
              <table:table-cell office:value-type="float" office:value="84.38657">
                <text:p>84.386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.14538">
                <text:p>84.14538</text:p>
              </table:table-cell>
              <table:table-cell office:value-type="float" office:value="86.04293">
                <text:p>86.04293</text:p>
              </table:table-cell>
              <table:table-cell office:value-type="float" office:value="89.08805">
                <text:p>89.08805</text:p>
              </table:table-cell>
              <table:table-cell office:value-type="float" office:value="88.36024">
                <text:p>88.36024</text:p>
              </table:table-cell>
              <table:table-cell office:value-type="float" office:value="84.14102">
                <text:p>84.14102</text:p>
              </table:table-cell>
              <table:table-cell office:value-type="float" office:value="85.89191">
                <text:p>85.89191</text:p>
              </table:table-cell>
              <table:table-cell office:value-type="float" office:value="85.26362">
                <text:p>85.26362</text:p>
              </table:table-cell>
              <table:table-cell office:value-type="float" office:value="84.34167">
                <text:p>84.34167</text:p>
              </table:table-cell>
              <table:table-cell office:value-type="float" office:value="86.05407">
                <text:p>86.05407</text:p>
              </table:table-cell>
              <table:table-cell office:value-type="float" office:value="84.13023">
                <text:p>84.13023</text:p>
              </table:table-cell>
              <table:table-cell office:value-type="float" office:value="84.05899">
                <text:p>84.05899</text:p>
              </table:table-cell>
              <table:table-cell office:value-type="float" office:value="84.66931">
                <text:p>84.66931</text:p>
              </table:table-cell>
              <table:table-cell office:value-type="float" office:value="85.69489">
                <text:p>85.69489</text:p>
              </table:table-cell>
              <table:table-cell office:value-type="float" office:value="84.49604">
                <text:p>84.49604</text:p>
              </table:table-cell>
              <table:table-cell office:value-type="float" office:value="85.30142">
                <text:p>85.30142</text:p>
              </table:table-cell>
              <table:table-cell office:value-type="float" office:value="84.14445">
                <text:p>84.14445</text:p>
              </table:table-cell>
              <table:table-cell office:value-type="float" office:value="89.85303">
                <text:p>89.85303</text:p>
              </table:table-cell>
              <table:table-cell office:value-type="float" office:value="84.07453">
                <text:p>84.07453</text:p>
              </table:table-cell>
              <table:table-cell office:value-type="float" office:value="90.3908">
                <text:p>90.3908</text:p>
              </table:table-cell>
              <table:table-cell office:value-type="float" office:value="84.03993">
                <text:p>84.03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59103">
                <text:p>83.59103</text:p>
              </table:table-cell>
              <table:table-cell office:value-type="float" office:value="85.71377">
                <text:p>85.71377</text:p>
              </table:table-cell>
              <table:table-cell office:value-type="float" office:value="88.60923">
                <text:p>88.60923</text:p>
              </table:table-cell>
              <table:table-cell office:value-type="float" office:value="88.07065">
                <text:p>88.07065</text:p>
              </table:table-cell>
              <table:table-cell office:value-type="float" office:value="83.59009">
                <text:p>83.59009</text:p>
              </table:table-cell>
              <table:table-cell office:value-type="float" office:value="85.54219">
                <text:p>85.54219</text:p>
              </table:table-cell>
              <table:table-cell office:value-type="float" office:value="84.90145">
                <text:p>84.90145</text:p>
              </table:table-cell>
              <table:table-cell office:value-type="float" office:value="83.98575">
                <text:p>83.98575</text:p>
              </table:table-cell>
              <table:table-cell office:value-type="float" office:value="85.72505">
                <text:p>85.72505</text:p>
              </table:table-cell>
              <table:table-cell office:value-type="float" office:value="83.76877">
                <text:p>83.76877</text:p>
              </table:table-cell>
              <table:table-cell office:value-type="float" office:value="83.50748">
                <text:p>83.50748</text:p>
              </table:table-cell>
              <table:table-cell office:value-type="float" office:value="84.1199">
                <text:p>84.1199</text:p>
              </table:table-cell>
              <table:table-cell office:value-type="float" office:value="85.3663">
                <text:p>85.3663</text:p>
              </table:table-cell>
              <table:table-cell office:value-type="float" office:value="84.14897">
                <text:p>84.14897</text:p>
              </table:table-cell>
              <table:table-cell office:value-type="float" office:value="84.76231">
                <text:p>84.76231</text:p>
              </table:table-cell>
              <table:table-cell office:value-type="float" office:value="83.77984">
                <text:p>83.77984</text:p>
              </table:table-cell>
              <table:table-cell office:value-type="float" office:value="89.39013">
                <text:p>89.39013</text:p>
              </table:table-cell>
              <table:table-cell office:value-type="float" office:value="83.51989">
                <text:p>83.51989</text:p>
              </table:table-cell>
              <table:table-cell office:value-type="float" office:value="89.90166">
                <text:p>89.90166</text:p>
              </table:table-cell>
              <table:table-cell office:value-type="float" office:value="83.48809">
                <text:p>83.488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.22317">
                <text:p>83.22317</text:p>
              </table:table-cell>
              <table:table-cell office:value-type="float" office:value="85.17136">
                <text:p>85.17136</text:p>
              </table:table-cell>
              <table:table-cell office:value-type="float" office:value="88.29048">
                <text:p>88.29048</text:p>
              </table:table-cell>
              <table:table-cell office:value-type="float" office:value="87.55012">
                <text:p>87.55012</text:p>
              </table:table-cell>
              <table:table-cell office:value-type="float" office:value="83.22242">
                <text:p>83.22242</text:p>
              </table:table-cell>
              <table:table-cell office:value-type="float" office:value="85.01473">
                <text:p>85.01473</text:p>
              </table:table-cell>
              <table:table-cell office:value-type="float" office:value="84.36797">
                <text:p>84.36797</text:p>
              </table:table-cell>
              <table:table-cell office:value-type="float" office:value="83.43428">
                <text:p>83.43428</text:p>
              </table:table-cell>
              <table:table-cell office:value-type="float" office:value="85.19535">
                <text:p>85.19535</text:p>
              </table:table-cell>
              <table:table-cell office:value-type="float" office:value="83.22064">
                <text:p>83.22064</text:p>
              </table:table-cell>
              <table:table-cell office:value-type="float" office:value="83.13947">
                <text:p>83.13947</text:p>
              </table:table-cell>
              <table:table-cell office:value-type="float" office:value="83.75807">
                <text:p>83.75807</text:p>
              </table:table-cell>
              <table:table-cell office:value-type="float" office:value="84.82365">
                <text:p>84.82365</text:p>
              </table:table-cell>
              <table:table-cell office:value-type="float" office:value="83.59727">
                <text:p>83.59727</text:p>
              </table:table-cell>
              <table:table-cell office:value-type="float" office:value="84.41538">
                <text:p>84.41538</text:p>
              </table:table-cell>
              <table:table-cell office:value-type="float" office:value="83.22194">
                <text:p>83.22194</text:p>
              </table:table-cell>
              <table:table-cell office:value-type="float" office:value="89.39013">
                <text:p>89.39013</text:p>
              </table:table-cell>
              <table:table-cell office:value-type="float" office:value="83.15185">
                <text:p>83.15185</text:p>
              </table:table-cell>
              <table:table-cell office:value-type="float" office:value="89.63665">
                <text:p>89.63665</text:p>
              </table:table-cell>
              <table:table-cell office:value-type="float" office:value="83.11664">
                <text:p>83.116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.65935">
                <text:p>82.65935</text:p>
              </table:table-cell>
              <table:table-cell office:value-type="float" office:value="84.83342">
                <text:p>84.83342</text:p>
              </table:table-cell>
              <table:table-cell office:value-type="float" office:value="87.80276">
                <text:p>87.80276</text:p>
              </table:table-cell>
              <table:table-cell office:value-type="float" office:value="87.24833">
                <text:p>87.24833</text:p>
              </table:table-cell>
              <table:table-cell office:value-type="float" office:value="82.65865">
                <text:p>82.65865</text:p>
              </table:table-cell>
              <table:table-cell office:value-type="float" office:value="84.66224">
                <text:p>84.66224</text:p>
              </table:table-cell>
              <table:table-cell office:value-type="float" office:value="84.01546">
                <text:p>84.01546</text:p>
              </table:table-cell>
              <table:table-cell office:value-type="float" office:value="83.07267">
                <text:p>83.07267</text:p>
              </table:table-cell>
              <table:table-cell office:value-type="float" office:value="84.84796">
                <text:p>84.84796</text:p>
              </table:table-cell>
              <table:table-cell office:value-type="float" office:value="82.84699">
                <text:p>82.84699</text:p>
              </table:table-cell>
              <table:table-cell office:value-type="float" office:value="82.58506">
                <text:p>82.58506</text:p>
              </table:table-cell>
              <table:table-cell office:value-type="float" office:value="83.20922">
                <text:p>83.20922</text:p>
              </table:table-cell>
              <table:table-cell office:value-type="float" office:value="84.46733">
                <text:p>84.46733</text:p>
              </table:table-cell>
              <table:table-cell office:value-type="float" office:value="83.2289">
                <text:p>83.2289</text:p>
              </table:table-cell>
              <table:table-cell office:value-type="float" office:value="84.05344">
                <text:p>84.05344</text:p>
              </table:table-cell>
              <table:table-cell office:value-type="float" office:value="82.84809">
                <text:p>82.84809</text:p>
              </table:table-cell>
              <table:table-cell office:value-type="float" office:value="89.08063">
                <text:p>89.08063</text:p>
              </table:table-cell>
              <table:table-cell office:value-type="float" office:value="82.58761">
                <text:p>82.58761</text:p>
              </table:table-cell>
              <table:table-cell office:value-type="float" office:value="89.13799">
                <text:p>89.13799</text:p>
              </table:table-cell>
              <table:table-cell office:value-type="float" office:value="82.55558">
                <text:p>82.55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.28901">
                <text:p>82.28901</text:p>
              </table:table-cell>
              <table:table-cell office:value-type="float" office:value="84.28444">
                <text:p>84.28444</text:p>
              </table:table-cell>
              <table:table-cell office:value-type="float" office:value="87.47125">
                <text:p>87.47125</text:p>
              </table:table-cell>
              <table:table-cell office:value-type="float" office:value="86.72795">
                <text:p>86.72795</text:p>
              </table:table-cell>
              <table:table-cell office:value-type="float" office:value="82.2884">
                <text:p>82.2884</text:p>
              </table:table-cell>
              <table:table-cell office:value-type="float" office:value="84.11604">
                <text:p>84.11604</text:p>
              </table:table-cell>
              <table:table-cell office:value-type="float" office:value="83.46648">
                <text:p>83.46648</text:p>
              </table:table-cell>
              <table:table-cell office:value-type="float" office:value="82.51196">
                <text:p>82.51196</text:p>
              </table:table-cell>
              <table:table-cell office:value-type="float" office:value="84.3058">
                <text:p>84.3058</text:p>
              </table:table-cell>
              <table:table-cell office:value-type="float" office:value="82.28671">
                <text:p>82.28671</text:p>
              </table:table-cell>
              <table:table-cell office:value-type="float" office:value="82.20511">
                <text:p>82.20511</text:p>
              </table:table-cell>
              <table:table-cell office:value-type="float" office:value="82.8351">
                <text:p>82.8351</text:p>
              </table:table-cell>
              <table:table-cell office:value-type="float" office:value="83.91556">
                <text:p>83.91556</text:p>
              </table:table-cell>
              <table:table-cell office:value-type="float" office:value="82.67411">
                <text:p>82.67411</text:p>
              </table:table-cell>
              <table:table-cell office:value-type="float" office:value="83.50444">
                <text:p>83.50444</text:p>
              </table:table-cell>
              <table:table-cell office:value-type="float" office:value="82.28793">
                <text:p>82.28793</text:p>
              </table:table-cell>
              <table:table-cell office:value-type="float" office:value="88.60186">
                <text:p>88.60186</text:p>
              </table:table-cell>
              <table:table-cell office:value-type="float" office:value="82.21706">
                <text:p>82.21706</text:p>
              </table:table-cell>
              <table:table-cell office:value-type="float" office:value="88.86081">
                <text:p>88.86081</text:p>
              </table:table-cell>
              <table:table-cell office:value-type="float" office:value="82.18482">
                <text:p>82.18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.71593">
                <text:p>81.71593</text:p>
              </table:table-cell>
              <table:table-cell office:value-type="float" office:value="83.93454">
                <text:p>83.93454</text:p>
              </table:table-cell>
              <table:table-cell office:value-type="float" office:value="86.97115">
                <text:p>86.97115</text:p>
              </table:table-cell>
              <table:table-cell office:value-type="float" office:value="86.41094">
                <text:p>86.41094</text:p>
              </table:table-cell>
              <table:table-cell office:value-type="float" office:value="81.71216">
                <text:p>81.71216</text:p>
              </table:table-cell>
              <table:table-cell office:value-type="float" office:value="83.75431">
                <text:p>83.75431</text:p>
              </table:table-cell>
              <table:table-cell office:value-type="float" office:value="83.09512">
                <text:p>83.09512</text:p>
              </table:table-cell>
              <table:table-cell office:value-type="float" office:value="82.13203">
                <text:p>82.13203</text:p>
              </table:table-cell>
              <table:table-cell office:value-type="float" office:value="83.94983">
                <text:p>83.94983</text:p>
              </table:table-cell>
              <table:table-cell office:value-type="float" office:value="81.90376">
                <text:p>81.90376</text:p>
              </table:table-cell>
              <table:table-cell office:value-type="float" office:value="81.62862">
                <text:p>81.62862</text:p>
              </table:table-cell>
              <table:table-cell office:value-type="float" office:value="82.27424">
                <text:p>82.27424</text:p>
              </table:table-cell>
              <table:table-cell office:value-type="float" office:value="83.56637">
                <text:p>83.56637</text:p>
              </table:table-cell>
              <table:table-cell office:value-type="float" office:value="82.30316">
                <text:p>82.30316</text:p>
              </table:table-cell>
              <table:table-cell office:value-type="float" office:value="83.13327">
                <text:p>83.13327</text:p>
              </table:table-cell>
              <table:table-cell office:value-type="float" office:value="81.90493">
                <text:p>81.90493</text:p>
              </table:table-cell>
              <table:table-cell office:value-type="float" office:value="88.2796">
                <text:p>88.2796</text:p>
              </table:table-cell>
              <table:table-cell office:value-type="float" office:value="81.64342">
                <text:p>81.64342</text:p>
              </table:table-cell>
              <table:table-cell office:value-type="float" office:value="88.34978">
                <text:p>88.34978</text:p>
              </table:table-cell>
              <table:table-cell office:value-type="float" office:value="81.60807">
                <text:p>81.608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.33669">
                <text:p>81.33669</text:p>
              </table:table-cell>
              <table:table-cell office:value-type="float" office:value="83.38282">
                <text:p>83.38282</text:p>
              </table:table-cell>
              <table:table-cell office:value-type="float" office:value="86.63998">
                <text:p>86.63998</text:p>
              </table:table-cell>
              <table:table-cell office:value-type="float" office:value="85.87777">
                <text:p>85.87777</text:p>
              </table:table-cell>
              <table:table-cell office:value-type="float" office:value="81.32992">
                <text:p>81.32992</text:p>
              </table:table-cell>
              <table:table-cell office:value-type="float" office:value="83.2055">
                <text:p>83.2055</text:p>
              </table:table-cell>
              <table:table-cell office:value-type="float" office:value="82.53384">
                <text:p>82.53384</text:p>
              </table:table-cell>
              <table:table-cell office:value-type="float" office:value="81.55557">
                <text:p>81.55557</text:p>
              </table:table-cell>
              <table:table-cell office:value-type="float" office:value="83.58464">
                <text:p>83.58464</text:p>
              </table:table-cell>
              <table:table-cell office:value-type="float" office:value="81.33142">
                <text:p>81.33142</text:p>
              </table:table-cell>
              <table:table-cell office:value-type="float" office:value="81.24628">
                <text:p>81.24628</text:p>
              </table:table-cell>
              <table:table-cell office:value-type="float" office:value="81.89065">
                <text:p>81.89065</text:p>
              </table:table-cell>
              <table:table-cell office:value-type="float" office:value="83.00549">
                <text:p>83.00549</text:p>
              </table:table-cell>
              <table:table-cell office:value-type="float" office:value="81.72963">
                <text:p>81.72963</text:p>
              </table:table-cell>
              <table:table-cell office:value-type="float" office:value="82.57219">
                <text:p>82.57219</text:p>
              </table:table-cell>
              <table:table-cell office:value-type="float" office:value="81.33256">
                <text:p>81.33256</text:p>
              </table:table-cell>
              <table:table-cell office:value-type="float" office:value="87.79503">
                <text:p>87.79503</text:p>
              </table:table-cell>
              <table:table-cell office:value-type="float" office:value="81.26136">
                <text:p>81.26136</text:p>
              </table:table-cell>
              <table:table-cell office:value-type="float" office:value="88.05423">
                <text:p>88.05423</text:p>
              </table:table-cell>
              <table:table-cell office:value-type="float" office:value="81.22564">
                <text:p>81.225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.76063">
                <text:p>80.76063</text:p>
              </table:table-cell>
              <table:table-cell office:value-type="float" office:value="83.0145">
                <text:p>83.0145</text:p>
              </table:table-cell>
              <table:table-cell office:value-type="float" office:value="86.13087">
                <text:p>86.13087</text:p>
              </table:table-cell>
              <table:table-cell office:value-type="float" office:value="85.54879">
                <text:p>85.54879</text:p>
              </table:table-cell>
              <table:table-cell office:value-type="float" office:value="80.74742">
                <text:p>80.74742</text:p>
              </table:table-cell>
              <table:table-cell office:value-type="float" office:value="82.83133">
                <text:p>82.83133</text:p>
              </table:table-cell>
              <table:table-cell office:value-type="float" office:value="82.15982">
                <text:p>82.15982</text:p>
              </table:table-cell>
              <table:table-cell office:value-type="float" office:value="81.17311">
                <text:p>81.17311</text:p>
              </table:table-cell>
              <table:table-cell office:value-type="float" office:value="83.036">
                <text:p>83.036</text:p>
              </table:table-cell>
              <table:table-cell office:value-type="float" office:value="80.93605">
                <text:p>80.93605</text:p>
              </table:table-cell>
              <table:table-cell office:value-type="float" office:value="80.67003">
                <text:p>80.67003</text:p>
              </table:table-cell>
              <table:table-cell office:value-type="float" office:value="81.31746">
                <text:p>81.31746</text:p>
              </table:table-cell>
              <table:table-cell office:value-type="float" office:value="82.63448">
                <text:p>82.63448</text:p>
              </table:table-cell>
              <table:table-cell office:value-type="float" office:value="81.34686">
                <text:p>81.34686</text:p>
              </table:table-cell>
              <table:table-cell office:value-type="float" office:value="82.19824">
                <text:p>82.19824</text:p>
              </table:table-cell>
              <table:table-cell office:value-type="float" office:value="80.93752">
                <text:p>80.93752</text:p>
              </table:table-cell>
              <table:table-cell office:value-type="float" office:value="87.47283">
                <text:p>87.47283</text:p>
              </table:table-cell>
              <table:table-cell office:value-type="float" office:value="80.68484">
                <text:p>80.68484</text:p>
              </table:table-cell>
              <table:table-cell office:value-type="float" office:value="87.54327">
                <text:p>87.54327</text:p>
              </table:table-cell>
              <table:table-cell office:value-type="float" office:value="80.65225">
                <text:p>80.652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.35704">
                <text:p>80.35704</text:p>
              </table:table-cell>
              <table:table-cell office:value-type="float" office:value="82.45005">
                <text:p>82.45005</text:p>
              </table:table-cell>
              <table:table-cell office:value-type="float" office:value="85.78117">
                <text:p>85.78117</text:p>
              </table:table-cell>
              <table:table-cell office:value-type="float" office:value="85.00609">
                <text:p>85.00609</text:p>
              </table:table-cell>
              <table:table-cell office:value-type="float" office:value="80.3534">
                <text:p>80.3534</text:p>
              </table:table-cell>
              <table:table-cell office:value-type="float" office:value="82.27028">
                <text:p>82.27028</text:p>
              </table:table-cell>
              <table:table-cell office:value-type="float" office:value="81.58647">
                <text:p>81.58647</text:p>
              </table:table-cell>
              <table:table-cell office:value-type="float" office:value="80.5911">
                <text:p>80.5911</text:p>
              </table:table-cell>
              <table:table-cell office:value-type="float" office:value="82.66205">
                <text:p>82.66205</text:p>
              </table:table-cell>
              <table:table-cell office:value-type="float" office:value="80.35437">
                <text:p>80.35437</text:p>
              </table:table-cell>
              <table:table-cell office:value-type="float" office:value="80.2695">
                <text:p>80.2695</text:p>
              </table:table-cell>
              <table:table-cell office:value-type="float" office:value="80.93144">
                <text:p>80.93144</text:p>
              </table:table-cell>
              <table:table-cell office:value-type="float" office:value="82.07033">
                <text:p>82.07033</text:p>
              </table:table-cell>
              <table:table-cell office:value-type="float" office:value="80.77335">
                <text:p>80.77335</text:p>
              </table:table-cell>
              <table:table-cell office:value-type="float" office:value="81.62518">
                <text:p>81.62518</text:p>
              </table:table-cell>
              <table:table-cell office:value-type="float" office:value="80.3532">
                <text:p>80.3532</text:p>
              </table:table-cell>
              <table:table-cell office:value-type="float" office:value="86.96311">
                <text:p>86.96311</text:p>
              </table:table-cell>
              <table:table-cell office:value-type="float" office:value="80.28122">
                <text:p>80.28122</text:p>
              </table:table-cell>
              <table:table-cell office:value-type="float" office:value="87.23219">
                <text:p>87.23219</text:p>
              </table:table-cell>
              <table:table-cell office:value-type="float" office:value="80.2485">
                <text:p>80.2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9.77169">
                <text:p>79.77169</text:p>
              </table:table-cell>
              <table:table-cell office:value-type="float" office:value="82.07927">
                <text:p>82.07927</text:p>
              </table:table-cell>
              <table:table-cell office:value-type="float" office:value="85.26302">
                <text:p>85.26302</text:p>
              </table:table-cell>
              <table:table-cell office:value-type="float" office:value="84.65886">
                <text:p>84.65886</text:p>
              </table:table-cell>
              <table:table-cell office:value-type="float" office:value="79.76803">
                <text:p>79.76803</text:p>
              </table:table-cell>
              <table:table-cell office:value-type="float" office:value="81.88679">
                <text:p>81.88679</text:p>
              </table:table-cell>
              <table:table-cell office:value-type="float" office:value="81.20335">
                <text:p>81.20335</text:p>
              </table:table-cell>
              <table:table-cell office:value-type="float" office:value="80.18734">
                <text:p>80.18734</text:p>
              </table:table-cell>
              <table:table-cell office:value-type="float" office:value="82.09182">
                <text:p>82.09182</text:p>
              </table:table-cell>
              <table:table-cell office:value-type="float" office:value="79.95647">
                <text:p>79.95647</text:p>
              </table:table-cell>
              <table:table-cell office:value-type="float" office:value="79.68063">
                <text:p>79.68063</text:p>
              </table:table-cell>
              <table:table-cell office:value-type="float" office:value="80.34004">
                <text:p>80.34004</text:p>
              </table:table-cell>
              <table:table-cell office:value-type="float" office:value="81.6877">
                <text:p>81.6877</text:p>
              </table:table-cell>
              <table:table-cell office:value-type="float" office:value="80.36907">
                <text:p>80.36907</text:p>
              </table:table-cell>
              <table:table-cell office:value-type="float" office:value="81.24198">
                <text:p>81.24198</text:p>
              </table:table-cell>
              <table:table-cell office:value-type="float" office:value="79.94863">
                <text:p>79.94863</text:p>
              </table:table-cell>
              <table:table-cell office:value-type="float" office:value="86.63176">
                <text:p>86.63176</text:p>
              </table:table-cell>
              <table:table-cell office:value-type="float" office:value="79.69579">
                <text:p>79.69579</text:p>
              </table:table-cell>
              <table:table-cell office:value-type="float" office:value="86.71194">
                <text:p>86.71194</text:p>
              </table:table-cell>
              <table:table-cell office:value-type="float" office:value="79.66261">
                <text:p>79.662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9.35944">
                <text:p>79.35944</text:p>
              </table:table-cell>
              <table:table-cell office:value-type="float" office:value="81.50556">
                <text:p>81.50556</text:p>
              </table:table-cell>
              <table:table-cell office:value-type="float" office:value="84.90087">
                <text:p>84.90087</text:p>
              </table:table-cell>
              <table:table-cell office:value-type="float" office:value="84.10685">
                <text:p>84.10685</text:p>
              </table:table-cell>
              <table:table-cell office:value-type="float" office:value="79.35289">
                <text:p>79.35289</text:p>
              </table:table-cell>
              <table:table-cell office:value-type="float" office:value="81.31355">
                <text:p>81.31355</text:p>
              </table:table-cell>
              <table:table-cell office:value-type="float" office:value="80.62117">
                <text:p>80.62117</text:p>
              </table:table-cell>
              <table:table-cell office:value-type="float" office:value="79.6017">
                <text:p>79.6017</text:p>
              </table:table-cell>
              <table:table-cell office:value-type="float" office:value="81.71813">
                <text:p>81.71813</text:p>
              </table:table-cell>
              <table:table-cell office:value-type="float" office:value="79.35354">
                <text:p>79.35354</text:p>
              </table:table-cell>
              <table:table-cell office:value-type="float" office:value="79.26842">
                <text:p>79.26842</text:p>
              </table:table-cell>
              <table:table-cell office:value-type="float" office:value="79.94453">
                <text:p>79.94453</text:p>
              </table:table-cell>
              <table:table-cell office:value-type="float" office:value="81.11429">
                <text:p>81.11429</text:p>
              </table:table-cell>
              <table:table-cell office:value-type="float" office:value="79.79247">
                <text:p>79.79247</text:p>
              </table:table-cell>
              <table:table-cell office:value-type="float" office:value="80.6598">
                <text:p>80.6598</text:p>
              </table:table-cell>
              <table:table-cell office:value-type="float" office:value="79.35517">
                <text:p>79.35517</text:p>
              </table:table-cell>
              <table:table-cell office:value-type="float" office:value="86.1225">
                <text:p>86.1225</text:p>
              </table:table-cell>
              <table:table-cell office:value-type="float" office:value="79.69579">
                <text:p>79.69579</text:p>
              </table:table-cell>
              <table:table-cell office:value-type="float" office:value="86.39202">
                <text:p>86.39202</text:p>
              </table:table-cell>
              <table:table-cell office:value-type="float" office:value="79.25006">
                <text:p>79.250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8.7616">
                <text:p>78.7616</text:p>
              </table:table-cell>
              <table:table-cell office:value-type="float" office:value="81.11352">
                <text:p>81.11352</text:p>
              </table:table-cell>
              <table:table-cell office:value-type="float" office:value="84.36407">
                <text:p>84.36407</text:p>
              </table:table-cell>
              <table:table-cell office:value-type="float" office:value="83.76025">
                <text:p>83.76025</text:p>
              </table:table-cell>
              <table:table-cell office:value-type="float" office:value="78.75485">
                <text:p>78.75485</text:p>
              </table:table-cell>
              <table:table-cell office:value-type="float" office:value="80.92748">
                <text:p>80.92748</text:p>
              </table:table-cell>
              <table:table-cell office:value-type="float" office:value="80.22574">
                <text:p>80.22574</text:p>
              </table:table-cell>
              <table:table-cell office:value-type="float" office:value="79.18935">
                <text:p>79.18935</text:p>
              </table:table-cell>
              <table:table-cell office:value-type="float" office:value="81.13572">
                <text:p>81.13572</text:p>
              </table:table-cell>
              <table:table-cell office:value-type="float" office:value="78.94939">
                <text:p>78.94939</text:p>
              </table:table-cell>
              <table:table-cell office:value-type="float" office:value="78.67053">
                <text:p>78.67053</text:p>
              </table:table-cell>
              <table:table-cell office:value-type="float" office:value="79.34781">
                <text:p>79.34781</text:p>
              </table:table-cell>
              <table:table-cell office:value-type="float" office:value="80.71023">
                <text:p>80.71023</text:p>
              </table:table-cell>
              <table:table-cell office:value-type="float" office:value="79.3763">
                <text:p>79.3763</text:p>
              </table:table-cell>
              <table:table-cell office:value-type="float" office:value="80.26148">
                <text:p>80.26148</text:p>
              </table:table-cell>
              <table:table-cell office:value-type="float" office:value="78.94831">
                <text:p>78.94831</text:p>
              </table:table-cell>
              <table:table-cell office:value-type="float" office:value="85.77267">
                <text:p>85.77267</text:p>
              </table:table-cell>
              <table:table-cell office:value-type="float" office:value="79.28333">
                <text:p>79.28333</text:p>
              </table:table-cell>
              <table:table-cell office:value-type="float" office:value="85.86221">
                <text:p>85.86221</text:p>
              </table:table-cell>
              <table:table-cell office:value-type="float" office:value="78.65191">
                <text:p>78.651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34717">
                <text:p>78.34717</text:p>
              </table:table-cell>
              <table:table-cell office:value-type="float" office:value="80.53391">
                <text:p>80.53391</text:p>
              </table:table-cell>
              <table:table-cell office:value-type="float" office:value="84.00234">
                <text:p>84.00234</text:p>
              </table:table-cell>
              <table:table-cell office:value-type="float" office:value="83.19603">
                <text:p>83.19603</text:p>
              </table:table-cell>
              <table:table-cell office:value-type="float" office:value="78.33407">
                <text:p>78.33407</text:p>
              </table:table-cell>
              <table:table-cell office:value-type="float" office:value="80.33609">
                <text:p>80.33609</text:p>
              </table:table-cell>
              <table:table-cell office:value-type="float" office:value="79.63137">
                <text:p>79.63137</text:p>
              </table:table-cell>
              <table:table-cell office:value-type="float" office:value="78.59161">
                <text:p>78.59161</text:p>
              </table:table-cell>
              <table:table-cell office:value-type="float" office:value="80.74984">
                <text:p>80.74984</text:p>
              </table:table-cell>
              <table:table-cell office:value-type="float" office:value="78.33428">
                <text:p>78.33428</text:p>
              </table:table-cell>
              <table:table-cell office:value-type="float" office:value="78.24659">
                <text:p>78.24659</text:p>
              </table:table-cell>
              <table:table-cell office:value-type="float" office:value="78.94308">
                <text:p>78.94308</text:p>
              </table:table-cell>
              <table:table-cell office:value-type="float" office:value="80.13378">
                <text:p>80.13378</text:p>
              </table:table-cell>
              <table:table-cell office:value-type="float" office:value="78.78094">
                <text:p>78.78094</text:p>
              </table:table-cell>
              <table:table-cell office:value-type="float" office:value="79.66697">
                <text:p>79.66697</text:p>
              </table:table-cell>
              <table:table-cell office:value-type="float" office:value="78.33342">
                <text:p>78.33342</text:p>
              </table:table-cell>
              <table:table-cell office:value-type="float" office:value="85.25453">
                <text:p>85.25453</text:p>
              </table:table-cell>
              <table:table-cell office:value-type="float" office:value="78.68505">
                <text:p>78.68505</text:p>
              </table:table-cell>
              <table:table-cell office:value-type="float" office:value="85.5335">
                <text:p>85.5335</text:p>
              </table:table-cell>
              <table:table-cell office:value-type="float" office:value="78.2277">
                <text:p>78.22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.73998">
                <text:p>77.73998</text:p>
              </table:table-cell>
              <table:table-cell office:value-type="float" office:value="80.13343">
                <text:p>80.13343</text:p>
              </table:table-cell>
              <table:table-cell office:value-type="float" office:value="83.45334">
                <text:p>83.45334</text:p>
              </table:table-cell>
              <table:table-cell office:value-type="float" office:value="82.83732">
                <text:p>82.83732</text:p>
              </table:table-cell>
              <table:table-cell office:value-type="float" office:value="77.72393">
                <text:p>77.72393</text:p>
              </table:table-cell>
              <table:table-cell office:value-type="float" office:value="79.93788">
                <text:p>79.93788</text:p>
              </table:table-cell>
              <table:table-cell office:value-type="float" office:value="79.23354">
                <text:p>79.23354</text:p>
              </table:table-cell>
              <table:table-cell office:value-type="float" office:value="78.16756">
                <text:p>78.16756</text:p>
              </table:table-cell>
              <table:table-cell office:value-type="float" office:value="80.15548">
                <text:p>80.15548</text:p>
              </table:table-cell>
              <table:table-cell office:value-type="float" office:value="77.92494">
                <text:p>77.92494</text:p>
              </table:table-cell>
              <table:table-cell office:value-type="float" office:value="77.63931">
                <text:p>77.63931</text:p>
              </table:table-cell>
              <table:table-cell office:value-type="float" office:value="78.32775">
                <text:p>78.32775</text:p>
              </table:table-cell>
              <table:table-cell office:value-type="float" office:value="79.73056">
                <text:p>79.73056</text:p>
              </table:table-cell>
              <table:table-cell office:value-type="float" office:value="78.36578">
                <text:p>78.36578</text:p>
              </table:table-cell>
              <table:table-cell office:value-type="float" office:value="79.26251">
                <text:p>79.26251</text:p>
              </table:table-cell>
              <table:table-cell office:value-type="float" office:value="77.91716">
                <text:p>77.91716</text:p>
              </table:table-cell>
              <table:table-cell office:value-type="float" office:value="84.89222">
                <text:p>84.89222</text:p>
              </table:table-cell>
              <table:table-cell office:value-type="float" office:value="78.26099">
                <text:p>78.26099</text:p>
              </table:table-cell>
              <table:table-cell office:value-type="float" office:value="84.99133">
                <text:p>84.99133</text:p>
              </table:table-cell>
              <table:table-cell office:value-type="float" office:value="77.6298">
                <text:p>77.62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.30717">
                <text:p>77.30717</text:p>
              </table:table-cell>
              <table:table-cell office:value-type="float" office:value="79.54467">
                <text:p>79.54467</text:p>
              </table:table-cell>
              <table:table-cell office:value-type="float" office:value="83.09132">
                <text:p>83.09132</text:p>
              </table:table-cell>
              <table:table-cell office:value-type="float" office:value="82.26331">
                <text:p>82.26331</text:p>
              </table:table-cell>
              <table:table-cell office:value-type="float" office:value="77.29144">
                <text:p>77.29144</text:p>
              </table:table-cell>
              <table:table-cell office:value-type="float" office:value="79.34372">
                <text:p>79.34372</text:p>
              </table:table-cell>
              <table:table-cell office:value-type="float" office:value="78.6274">
                <text:p>78.6274</text:p>
              </table:table-cell>
              <table:table-cell office:value-type="float" office:value="77.56983">
                <text:p>77.56983</text:p>
              </table:table-cell>
              <table:table-cell office:value-type="float" office:value="79.76037">
                <text:p>79.76037</text:p>
              </table:table-cell>
              <table:table-cell office:value-type="float" office:value="77.30064">
                <text:p>77.30064</text:p>
              </table:table-cell>
              <table:table-cell office:value-type="float" office:value="77.20688">
                <text:p>77.20688</text:p>
              </table:table-cell>
              <table:table-cell office:value-type="float" office:value="77.92103">
                <text:p>77.92103</text:p>
              </table:table-cell>
              <table:table-cell office:value-type="float" office:value="79.13213">
                <text:p>79.13213</text:p>
              </table:table-cell>
              <table:table-cell office:value-type="float" office:value="77.75799">
                <text:p>77.75799</text:p>
              </table:table-cell>
              <table:table-cell office:value-type="float" office:value="78.65653">
                <text:p>78.65653</text:p>
              </table:table-cell>
              <table:table-cell office:value-type="float" office:value="77.29045">
                <text:p>77.29045</text:p>
              </table:table-cell>
              <table:table-cell office:value-type="float" office:value="84.35558">
                <text:p>84.35558</text:p>
              </table:table-cell>
              <table:table-cell office:value-type="float" office:value="77.65354">
                <text:p>77.65354</text:p>
              </table:table-cell>
              <table:table-cell office:value-type="float" office:value="84.64758">
                <text:p>84.64758</text:p>
              </table:table-cell>
              <table:table-cell office:value-type="float" office:value="77.19412">
                <text:p>77.19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6.69068">
                <text:p>76.69068</text:p>
              </table:table-cell>
              <table:table-cell office:value-type="float" office:value="79.13208">
                <text:p>79.13208</text:p>
              </table:table-cell>
              <table:table-cell office:value-type="float" office:value="82.53046">
                <text:p>82.53046</text:p>
              </table:table-cell>
              <table:table-cell office:value-type="float" office:value="81.88943">
                <text:p>81.88943</text:p>
              </table:table-cell>
              <table:table-cell office:value-type="float" office:value="76.68163">
                <text:p>76.68163</text:p>
              </table:table-cell>
              <table:table-cell office:value-type="float" office:value="78.93953">
                <text:p>78.93953</text:p>
              </table:table-cell>
              <table:table-cell office:value-type="float" office:value="78.21399">
                <text:p>78.21399</text:p>
              </table:table-cell>
              <table:table-cell office:value-type="float" office:value="77.12497">
                <text:p>77.12497</text:p>
              </table:table-cell>
              <table:table-cell office:value-type="float" office:value="79.15429">
                <text:p>79.15429</text:p>
              </table:table-cell>
              <table:table-cell office:value-type="float" office:value="76.87537">
                <text:p>76.87537</text:p>
              </table:table-cell>
              <table:table-cell office:value-type="float" office:value="76.59642">
                <text:p>76.59642</text:p>
              </table:table-cell>
              <table:table-cell office:value-type="float" office:value="77.29399">
                <text:p>77.29399</text:p>
              </table:table-cell>
              <table:table-cell office:value-type="float" office:value="78.72039">
                <text:p>78.72039</text:p>
              </table:table-cell>
              <table:table-cell office:value-type="float" office:value="77.33416">
                <text:p>77.33416</text:p>
              </table:table-cell>
              <table:table-cell office:value-type="float" office:value="78.24955">
                <text:p>78.24955</text:p>
              </table:table-cell>
              <table:table-cell office:value-type="float" office:value="76.86537">
                <text:p>76.86537</text:p>
              </table:table-cell>
              <table:table-cell office:value-type="float" office:value="83.99382">
                <text:p>83.99382</text:p>
              </table:table-cell>
              <table:table-cell office:value-type="float" office:value="77.2183">
                <text:p>77.2183</text:p>
              </table:table-cell>
              <table:table-cell office:value-type="float" office:value="84.09596">
                <text:p>84.09596</text:p>
              </table:table-cell>
              <table:table-cell office:value-type="float" office:value="76.57701">
                <text:p>76.57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.24641">
                <text:p>76.24641</text:p>
              </table:table-cell>
              <table:table-cell office:value-type="float" office:value="78.53365">
                <text:p>78.53365</text:p>
              </table:table-cell>
              <table:table-cell office:value-type="float" office:value="82.15662">
                <text:p>82.15662</text:p>
              </table:table-cell>
              <table:table-cell office:value-type="float" office:value="81.31586">
                <text:p>81.31586</text:p>
              </table:table-cell>
              <table:table-cell office:value-type="float" office:value="76.231">
                <text:p>76.231</text:p>
              </table:table-cell>
              <table:table-cell office:value-type="float" office:value="78.32403">
                <text:p>78.32403</text:p>
              </table:table-cell>
              <table:table-cell office:value-type="float" office:value="77.596">
                <text:p>77.596</text:p>
              </table:table-cell>
              <table:table-cell office:value-type="float" office:value="76.51772">
                <text:p>76.51772</text:p>
              </table:table-cell>
              <table:table-cell office:value-type="float" office:value="78.75031">
                <text:p>78.75031</text:p>
              </table:table-cell>
              <table:table-cell office:value-type="float" office:value="76.23961">
                <text:p>76.23961</text:p>
              </table:table-cell>
              <table:table-cell office:value-type="float" office:value="76.14253">
                <text:p>76.14253</text:p>
              </table:table-cell>
              <table:table-cell office:value-type="float" office:value="76.86808">
                <text:p>76.86808</text:p>
              </table:table-cell>
              <table:table-cell office:value-type="float" office:value="78.72039">
                <text:p>78.72039</text:p>
              </table:table-cell>
              <table:table-cell office:value-type="float" office:value="76.71392">
                <text:p>76.71392</text:p>
              </table:table-cell>
              <table:table-cell office:value-type="float" office:value="77.62516">
                <text:p>77.62516</text:p>
              </table:table-cell>
              <table:table-cell office:value-type="float" office:value="76.22964">
                <text:p>76.22964</text:p>
              </table:table-cell>
              <table:table-cell office:value-type="float" office:value="83.44485">
                <text:p>83.44485</text:p>
              </table:table-cell>
              <table:table-cell office:value-type="float" office:value="76.61112">
                <text:p>76.61112</text:p>
              </table:table-cell>
              <table:table-cell office:value-type="float" office:value="83.73693">
                <text:p>83.73693</text:p>
              </table:table-cell>
              <table:table-cell office:value-type="float" office:value="76.13252">
                <text:p>76.132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.62707">
                <text:p>75.62707</text:p>
              </table:table-cell>
              <table:table-cell office:value-type="float" office:value="78.10937">
                <text:p>78.10937</text:p>
              </table:table-cell>
              <table:table-cell office:value-type="float" office:value="81.58332">
                <text:p>81.58332</text:p>
              </table:table-cell>
              <table:table-cell office:value-type="float" office:value="80.92373">
                <text:p>80.92373</text:p>
              </table:table-cell>
              <table:table-cell office:value-type="float" office:value="75.61142">
                <text:p>75.61142</text:p>
              </table:table-cell>
              <table:table-cell office:value-type="float" office:value="77.91665">
                <text:p>77.91665</text:p>
              </table:table-cell>
              <table:table-cell office:value-type="float" office:value="77.17968">
                <text:p>77.17968</text:p>
              </table:table-cell>
              <table:table-cell office:value-type="float" office:value="76.06379">
                <text:p>76.06379</text:p>
              </table:table-cell>
              <table:table-cell office:value-type="float" office:value="78.1353">
                <text:p>78.1353</text:p>
              </table:table-cell>
              <table:table-cell office:value-type="float" office:value="75.81169">
                <text:p>75.81169</text:p>
              </table:table-cell>
              <table:table-cell office:value-type="float" office:value="75.52586">
                <text:p>75.52586</text:p>
              </table:table-cell>
              <table:table-cell office:value-type="float" office:value="76.24786">
                <text:p>76.24786</text:p>
              </table:table-cell>
              <table:table-cell office:value-type="float" office:value="78.11257">
                <text:p>78.11257</text:p>
              </table:table-cell>
              <table:table-cell office:value-type="float" office:value="76.26891">
                <text:p>76.26891</text:p>
              </table:table-cell>
              <table:table-cell office:value-type="float" office:value="77.20576">
                <text:p>77.20576</text:p>
              </table:table-cell>
              <table:table-cell office:value-type="float" office:value="75.8018">
                <text:p>75.8018</text:p>
              </table:table-cell>
              <table:table-cell office:value-type="float" office:value="83.08333">
                <text:p>83.08333</text:p>
              </table:table-cell>
              <table:table-cell office:value-type="float" office:value="76.1572">
                <text:p>76.1572</text:p>
              </table:table-cell>
              <table:table-cell office:value-type="float" office:value="83.18517">
                <text:p>83.18517</text:p>
              </table:table-cell>
              <table:table-cell office:value-type="float" office:value="75.506">
                <text:p>75.5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.16448">
                <text:p>75.16448</text:p>
              </table:table-cell>
              <table:table-cell office:value-type="float" office:value="77.51114">
                <text:p>77.51114</text:p>
              </table:table-cell>
              <table:table-cell office:value-type="float" office:value="81.19993">
                <text:p>81.19993</text:p>
              </table:table-cell>
              <table:table-cell office:value-type="float" office:value="80.34688">
                <text:p>80.34688</text:p>
              </table:table-cell>
              <table:table-cell office:value-type="float" office:value="75.14901">
                <text:p>75.14901</text:p>
              </table:table-cell>
              <table:table-cell office:value-type="float" office:value="77.2891">
                <text:p>77.2891</text:p>
              </table:table-cell>
              <table:table-cell office:value-type="float" office:value="76.5432">
                <text:p>76.5432</text:p>
              </table:table-cell>
              <table:table-cell office:value-type="float" office:value="75.44415">
                <text:p>75.44415</text:p>
              </table:table-cell>
              <table:table-cell office:value-type="float" office:value="77.71854">
                <text:p>77.71854</text:p>
              </table:table-cell>
              <table:table-cell office:value-type="float" office:value="75.15744">
                <text:p>75.15744</text:p>
              </table:table-cell>
              <table:table-cell office:value-type="float" office:value="75.06061">
                <text:p>75.06061</text:p>
              </table:table-cell>
              <table:table-cell office:value-type="float" office:value="75.80339">
                <text:p>75.80339</text:p>
              </table:table-cell>
              <table:table-cell office:value-type="float" office:value="77.7025">
                <text:p>77.7025</text:p>
              </table:table-cell>
              <table:table-cell office:value-type="float" office:value="75.65176">
                <text:p>75.65176</text:p>
              </table:table-cell>
              <table:table-cell office:value-type="float" office:value="76.57209">
                <text:p>76.57209</text:p>
              </table:table-cell>
              <table:table-cell office:value-type="float" office:value="75.14783">
                <text:p>75.14783</text:p>
              </table:table-cell>
              <table:table-cell office:value-type="float" office:value="82.51886">
                <text:p>82.51886</text:p>
              </table:table-cell>
              <table:table-cell office:value-type="float" office:value="75.53762">
                <text:p>75.53762</text:p>
              </table:table-cell>
              <table:table-cell office:value-type="float" office:value="82.81709">
                <text:p>82.81709</text:p>
              </table:table-cell>
              <table:table-cell office:value-type="float" office:value="75.04992">
                <text:p>75.049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.53567">
                <text:p>74.53567</text:p>
              </table:table-cell>
              <table:table-cell office:value-type="float" office:value="77.06845">
                <text:p>77.06845</text:p>
              </table:table-cell>
              <table:table-cell office:value-type="float" office:value="80.60485">
                <text:p>80.60485</text:p>
              </table:table-cell>
              <table:table-cell office:value-type="float" office:value="79.94287">
                <text:p>79.94287</text:p>
              </table:table-cell>
              <table:table-cell office:value-type="float" office:value="74.52021">
                <text:p>74.52021</text:p>
              </table:table-cell>
              <table:table-cell office:value-type="float" office:value="76.86344">
                <text:p>76.86344</text:p>
              </table:table-cell>
              <table:table-cell office:value-type="float" office:value="76.11757">
                <text:p>76.11757</text:p>
              </table:table-cell>
              <table:table-cell office:value-type="float" office:value="74.9818">
                <text:p>74.9818</text:p>
              </table:table-cell>
              <table:table-cell office:value-type="float" office:value="77.09119">
                <text:p>77.09119</text:p>
              </table:table-cell>
              <table:table-cell office:value-type="float" office:value="74.72036">
                <text:p>74.72036</text:p>
              </table:table-cell>
              <table:table-cell office:value-type="float" office:value="74.43184">
                <text:p>74.43184</text:p>
              </table:table-cell>
              <table:table-cell office:value-type="float" office:value="75.17708">
                <text:p>75.17708</text:p>
              </table:table-cell>
              <table:table-cell office:value-type="float" office:value="77.06859">
                <text:p>77.06859</text:p>
              </table:table-cell>
              <table:table-cell office:value-type="float" office:value="75.19828">
                <text:p>75.19828</text:p>
              </table:table-cell>
              <table:table-cell office:value-type="float" office:value="76.14359">
                <text:p>76.14359</text:p>
              </table:table-cell>
              <table:table-cell office:value-type="float" office:value="74.71105">
                <text:p>74.71105</text:p>
              </table:table-cell>
              <table:table-cell office:value-type="float" office:value="82.14763">
                <text:p>82.14763</text:p>
              </table:table-cell>
              <table:table-cell office:value-type="float" office:value="75.07561">
                <text:p>75.07561</text:p>
              </table:table-cell>
              <table:table-cell office:value-type="float" office:value="82.25203">
                <text:p>82.25203</text:p>
              </table:table-cell>
              <table:table-cell office:value-type="float" office:value="74.42125">
                <text:p>74.42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.06187">
                <text:p>74.06187</text:p>
              </table:table-cell>
              <table:table-cell office:value-type="float" office:value="76.45755">
                <text:p>76.45755</text:p>
              </table:table-cell>
              <table:table-cell office:value-type="float" office:value="80.21856">
                <text:p>80.21856</text:p>
              </table:table-cell>
              <table:table-cell office:value-type="float" office:value="79.35685">
                <text:p>79.35685</text:p>
              </table:table-cell>
              <table:table-cell office:value-type="float" office:value="74.0468">
                <text:p>74.0468</text:p>
              </table:table-cell>
              <table:table-cell office:value-type="float" office:value="76.2273">
                <text:p>76.2273</text:p>
              </table:table-cell>
              <table:table-cell office:value-type="float" office:value="75.47233">
                <text:p>75.47233</text:p>
              </table:table-cell>
              <table:table-cell office:value-type="float" office:value="74.54466">
                <text:p>74.54466</text:p>
              </table:table-cell>
              <table:table-cell office:value-type="float" office:value="76.67516">
                <text:p>76.67516</text:p>
              </table:table-cell>
              <table:table-cell office:value-type="float" office:value="74.05746">
                <text:p>74.05746</text:p>
              </table:table-cell>
              <table:table-cell office:value-type="float" office:value="73.96099">
                <text:p>73.96099</text:p>
              </table:table-cell>
              <table:table-cell office:value-type="float" office:value="74.71153">
                <text:p>74.71153</text:p>
              </table:table-cell>
              <table:table-cell office:value-type="float" office:value="76.65285">
                <text:p>76.65285</text:p>
              </table:table-cell>
              <table:table-cell office:value-type="float" office:value="74.56896">
                <text:p>74.56896</text:p>
              </table:table-cell>
              <table:table-cell office:value-type="float" office:value="75.49834">
                <text:p>75.49834</text:p>
              </table:table-cell>
              <table:table-cell office:value-type="float" office:value="74.04825">
                <text:p>74.04825</text:p>
              </table:table-cell>
              <table:table-cell office:value-type="float" office:value="81.5705">
                <text:p>81.5705</text:p>
              </table:table-cell>
              <table:table-cell office:value-type="float" office:value="74.4473">
                <text:p>74.4473</text:p>
              </table:table-cell>
              <table:table-cell office:value-type="float" office:value="81.8775">
                <text:p>81.8775</text:p>
              </table:table-cell>
              <table:table-cell office:value-type="float" office:value="73.94993">
                <text:p>73.949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.42378">
                <text:p>73.42378</text:p>
              </table:table-cell>
              <table:table-cell office:value-type="float" office:value="76.00335">
                <text:p>76.00335</text:p>
              </table:table-cell>
              <table:table-cell office:value-type="float" office:value="79.61471">
                <text:p>79.61471</text:p>
              </table:table-cell>
              <table:table-cell office:value-type="float" office:value="78.94916">
                <text:p>78.94916</text:p>
              </table:table-cell>
              <table:table-cell office:value-type="float" office:value="73.40896">
                <text:p>73.40896</text:p>
              </table:table-cell>
              <table:table-cell office:value-type="float" office:value="75.79919">
                <text:p>75.79919</text:p>
              </table:table-cell>
              <table:table-cell office:value-type="float" office:value="75.03496">
                <text:p>75.03496</text:p>
              </table:table-cell>
              <table:table-cell office:value-type="float" office:value="73.87878">
                <text:p>73.87878</text:p>
              </table:table-cell>
              <table:table-cell office:value-type="float" office:value="76.02967">
                <text:p>76.02967</text:p>
              </table:table-cell>
              <table:table-cell office:value-type="float" office:value="73.61156">
                <text:p>73.61156</text:p>
              </table:table-cell>
              <table:table-cell office:value-type="float" office:value="73.32287">
                <text:p>73.32287</text:p>
              </table:table-cell>
              <table:table-cell office:value-type="float" office:value="74.08229">
                <text:p>74.08229</text:p>
              </table:table-cell>
              <table:table-cell office:value-type="float" office:value="76.01678">
                <text:p>76.01678</text:p>
              </table:table-cell>
              <table:table-cell office:value-type="float" office:value="74.09459">
                <text:p>74.09459</text:p>
              </table:table-cell>
              <table:table-cell office:value-type="float" office:value="75.06086">
                <text:p>75.06086</text:p>
              </table:table-cell>
              <table:table-cell office:value-type="float" office:value="73.5995">
                <text:p>73.5995</text:p>
              </table:table-cell>
              <table:table-cell office:value-type="float" office:value="81.17815">
                <text:p>81.17815</text:p>
              </table:table-cell>
              <table:table-cell office:value-type="float" office:value="73.97362">
                <text:p>73.97362</text:p>
              </table:table-cell>
              <table:table-cell office:value-type="float" office:value="81.3042">
                <text:p>81.3042</text:p>
              </table:table-cell>
              <table:table-cell office:value-type="float" office:value="73.31164">
                <text:p>73.31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.94437">
                <text:p>72.94437</text:p>
              </table:table-cell>
              <table:table-cell office:value-type="float" office:value="75.38341">
                <text:p>75.38341</text:p>
              </table:table-cell>
              <table:table-cell office:value-type="float" office:value="79.21654">
                <text:p>79.21654</text:p>
              </table:table-cell>
              <table:table-cell office:value-type="float" office:value="78.33318">
                <text:p>78.33318</text:p>
              </table:table-cell>
              <table:table-cell office:value-type="float" office:value="72.95357">
                <text:p>72.95357</text:p>
              </table:table-cell>
              <table:table-cell office:value-type="float" office:value="75.1795">
                <text:p>75.1795</text:p>
              </table:table-cell>
              <table:table-cell office:value-type="float" office:value="74.38112">
                <text:p>74.38112</text:p>
              </table:table-cell>
              <table:table-cell office:value-type="float" office:value="73.43293">
                <text:p>73.43293</text:p>
              </table:table-cell>
              <table:table-cell office:value-type="float" office:value="75.60173">
                <text:p>75.60173</text:p>
              </table:table-cell>
              <table:table-cell office:value-type="float" office:value="72.93706">
                <text:p>72.93706</text:p>
              </table:table-cell>
              <table:table-cell office:value-type="float" office:value="72.83105">
                <text:p>72.83105</text:p>
              </table:table-cell>
              <table:table-cell office:value-type="float" office:value="73.60174">
                <text:p>73.60174</text:p>
              </table:table-cell>
              <table:table-cell office:value-type="float" office:value="75.57893">
                <text:p>75.57893</text:p>
              </table:table-cell>
              <table:table-cell office:value-type="float" office:value="73.45615">
                <text:p>73.45615</text:p>
              </table:table-cell>
              <table:table-cell office:value-type="float" office:value="74.40663">
                <text:p>74.40663</text:p>
              </table:table-cell>
              <table:table-cell office:value-type="float" office:value="72.91851">
                <text:p>72.91851</text:p>
              </table:table-cell>
              <table:table-cell office:value-type="float" office:value="80.60137">
                <text:p>80.60137</text:p>
              </table:table-cell>
              <table:table-cell office:value-type="float" office:value="73.33552">
                <text:p>73.33552</text:p>
              </table:table-cell>
              <table:table-cell office:value-type="float" office:value="80.9123">
                <text:p>80.9123</text:p>
              </table:table-cell>
              <table:table-cell office:value-type="float" office:value="72.81943">
                <text:p>72.819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29718">
                <text:p>72.29718</text:p>
              </table:table-cell>
              <table:table-cell office:value-type="float" office:value="74.92084">
                <text:p>74.92084</text:p>
              </table:table-cell>
              <table:table-cell office:value-type="float" office:value="78.61332">
                <text:p>78.61332</text:p>
              </table:table-cell>
              <table:table-cell office:value-type="float" office:value="77.9259">
                <text:p>77.9259</text:p>
              </table:table-cell>
              <table:table-cell office:value-type="float" office:value="72.26988">
                <text:p>72.26988</text:p>
              </table:table-cell>
              <table:table-cell office:value-type="float" office:value="74.70744">
                <text:p>74.70744</text:p>
              </table:table-cell>
              <table:table-cell office:value-type="float" office:value="73.94464">
                <text:p>73.94464</text:p>
              </table:table-cell>
              <table:table-cell office:value-type="float" office:value="72.75839">
                <text:p>72.75839</text:p>
              </table:table-cell>
              <table:table-cell office:value-type="float" office:value="74.94739">
                <text:p>74.94739</text:p>
              </table:table-cell>
              <table:table-cell office:value-type="float" office:value="72.48205">
                <text:p>72.48205</text:p>
              </table:table-cell>
              <table:table-cell office:value-type="float" office:value="72.18381">
                <text:p>72.18381</text:p>
              </table:table-cell>
              <table:table-cell office:value-type="float" office:value="72.96059">
                <text:p>72.96059</text:p>
              </table:table-cell>
              <table:table-cell office:value-type="float" office:value="74.93403">
                <text:p>74.93403</text:p>
              </table:table-cell>
              <table:table-cell office:value-type="float" office:value="72.97604">
                <text:p>72.97604</text:p>
              </table:table-cell>
              <table:table-cell office:value-type="float" office:value="73.96015">
                <text:p>73.96015</text:p>
              </table:table-cell>
              <table:table-cell office:value-type="float" office:value="72.46365">
                <text:p>72.46365</text:p>
              </table:table-cell>
              <table:table-cell office:value-type="float" office:value="80.20975">
                <text:p>80.20975</text:p>
              </table:table-cell>
              <table:table-cell office:value-type="float" office:value="72.85363">
                <text:p>72.85363</text:p>
              </table:table-cell>
              <table:table-cell office:value-type="float" office:value="80.32637">
                <text:p>80.32637</text:p>
              </table:table-cell>
              <table:table-cell office:value-type="float" office:value="72.17196">
                <text:p>72.17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79658">
                <text:p>71.79658</text:p>
              </table:table-cell>
              <table:table-cell office:value-type="float" office:value="74.29154">
                <text:p>74.29154</text:p>
              </table:table-cell>
              <table:table-cell office:value-type="float" office:value="78.19661">
                <text:p>78.19661</text:p>
              </table:table-cell>
              <table:table-cell office:value-type="float" office:value="77.30094">
                <text:p>77.30094</text:p>
              </table:table-cell>
              <table:table-cell office:value-type="float" office:value="71.81514">
                <text:p>71.81514</text:p>
              </table:table-cell>
              <table:table-cell office:value-type="float" office:value="74.07849">
                <text:p>74.07849</text:p>
              </table:table-cell>
              <table:table-cell office:value-type="float" office:value="73.26972">
                <text:p>73.26972</text:p>
              </table:table-cell>
              <table:table-cell office:value-type="float" office:value="72.30316">
                <text:p>72.30316</text:p>
              </table:table-cell>
              <table:table-cell office:value-type="float" office:value="74.51019">
                <text:p>74.51019</text:p>
              </table:table-cell>
              <table:table-cell office:value-type="float" office:value="71.78894">
                <text:p>71.78894</text:p>
              </table:table-cell>
              <table:table-cell office:value-type="float" office:value="71.69335">
                <text:p>71.69335</text:p>
              </table:table-cell>
              <table:table-cell office:value-type="float" office:value="72.47164">
                <text:p>72.47164</text:p>
              </table:table-cell>
              <table:table-cell office:value-type="float" office:value="74.48754">
                <text:p>74.48754</text:p>
              </table:table-cell>
              <table:table-cell office:value-type="float" office:value="72.33511">
                <text:p>72.33511</text:p>
              </table:table-cell>
              <table:table-cell office:value-type="float" office:value="73.29447">
                <text:p>73.29447</text:p>
              </table:table-cell>
              <table:table-cell office:value-type="float" office:value="71.78058">
                <text:p>71.78058</text:p>
              </table:table-cell>
              <table:table-cell office:value-type="float" office:value="79.62067">
                <text:p>79.62067</text:p>
              </table:table-cell>
              <table:table-cell office:value-type="float" office:value="72.20627">
                <text:p>72.20627</text:p>
              </table:table-cell>
              <table:table-cell office:value-type="float" office:value="79.92278">
                <text:p>79.92278</text:p>
              </table:table-cell>
              <table:table-cell office:value-type="float" office:value="71.68132">
                <text:p>71.68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.14699">
                <text:p>71.14699</text:p>
              </table:table-cell>
              <table:table-cell office:value-type="float" office:value="73.8204">
                <text:p>73.8204</text:p>
              </table:table-cell>
              <table:table-cell office:value-type="float" office:value="77.57823">
                <text:p>77.57823</text:p>
              </table:table-cell>
              <table:table-cell office:value-type="float" office:value="76.88441">
                <text:p>76.88441</text:p>
              </table:table-cell>
              <table:table-cell office:value-type="float" office:value="71.12286">
                <text:p>71.12286</text:p>
              </table:table-cell>
              <table:table-cell office:value-type="float" office:value="73.59527">
                <text:p>73.59527</text:p>
              </table:table-cell>
              <table:table-cell office:value-type="float" office:value="72.82415">
                <text:p>72.82415</text:p>
              </table:table-cell>
              <table:table-cell office:value-type="float" office:value="71.61054">
                <text:p>71.61054</text:p>
              </table:table-cell>
              <table:table-cell office:value-type="float" office:value="73.84433">
                <text:p>73.84433</text:p>
              </table:table-cell>
              <table:table-cell office:value-type="float" office:value="71.33437">
                <text:p>71.33437</text:p>
              </table:table-cell>
              <table:table-cell office:value-type="float" office:value="71.03703">
                <text:p>71.03703</text:p>
              </table:table-cell>
              <table:table-cell office:value-type="float" office:value="71.82465">
                <text:p>71.82465</text:p>
              </table:table-cell>
              <table:table-cell office:value-type="float" office:value="73.82159">
                <text:p>73.82159</text:p>
              </table:table-cell>
              <table:table-cell office:value-type="float" office:value="71.87066">
                <text:p>71.87066</text:p>
              </table:table-cell>
              <table:table-cell office:value-type="float" office:value="72.83894">
                <text:p>72.83894</text:p>
              </table:table-cell>
              <table:table-cell office:value-type="float" office:value="71.31671">
                <text:p>71.31671</text:p>
              </table:table-cell>
              <table:table-cell office:value-type="float" office:value="79.20763">
                <text:p>79.20763</text:p>
              </table:table-cell>
              <table:table-cell office:value-type="float" office:value="71.70597">
                <text:p>71.70597</text:p>
              </table:table-cell>
              <table:table-cell office:value-type="float" office:value="79.337">
                <text:p>79.337</text:p>
              </table:table-cell>
              <table:table-cell office:value-type="float" office:value="71.0248">
                <text:p>71.02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.63843">
                <text:p>70.63843</text:p>
              </table:table-cell>
              <table:table-cell office:value-type="float" office:value="73.17939">
                <text:p>73.17939</text:p>
              </table:table-cell>
              <table:table-cell office:value-type="float" office:value="77.15246">
                <text:p>77.15246</text:p>
              </table:table-cell>
              <table:table-cell office:value-type="float" office:value="76.24794">
                <text:p>76.24794</text:p>
              </table:table-cell>
              <table:table-cell office:value-type="float" office:value="70.65944">
                <text:p>70.65944</text:p>
              </table:table-cell>
              <table:table-cell office:value-type="float" office:value="72.95727">
                <text:p>72.95727</text:p>
              </table:table-cell>
              <table:table-cell office:value-type="float" office:value="72.14039">
                <text:p>72.14039</text:p>
              </table:table-cell>
              <table:table-cell office:value-type="float" office:value="71.14666">
                <text:p>71.14666</text:p>
              </table:table-cell>
              <table:table-cell office:value-type="float" office:value="73.39818">
                <text:p>73.39818</text:p>
              </table:table-cell>
              <table:table-cell office:value-type="float" office:value="70.63304">
                <text:p>70.63304</text:p>
              </table:table-cell>
              <table:table-cell office:value-type="float" office:value="70.53129">
                <text:p>70.53129</text:p>
              </table:table-cell>
              <table:table-cell office:value-type="float" office:value="71.32494">
                <text:p>71.32494</text:p>
              </table:table-cell>
              <table:table-cell office:value-type="float" office:value="73.37586">
                <text:p>73.37586</text:p>
              </table:table-cell>
              <table:table-cell office:value-type="float" office:value="71.18737">
                <text:p>71.18737</text:p>
              </table:table-cell>
              <table:table-cell office:value-type="float" office:value="72.15513">
                <text:p>72.15513</text:p>
              </table:table-cell>
              <table:table-cell office:value-type="float" office:value="70.61508">
                <text:p>70.61508</text:p>
              </table:table-cell>
              <table:table-cell office:value-type="float" office:value="78.60905">
                <text:p>78.60905</text:p>
              </table:table-cell>
              <table:table-cell office:value-type="float" office:value="71.04982">
                <text:p>71.04982</text:p>
              </table:table-cell>
              <table:table-cell office:value-type="float" office:value="78.92193">
                <text:p>78.92193</text:p>
              </table:table-cell>
              <table:table-cell office:value-type="float" office:value="70.51597">
                <text:p>70.515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.97309">
                <text:p>69.97309</text:p>
              </table:table-cell>
              <table:table-cell office:value-type="float" office:value="72.69039">
                <text:p>72.69039</text:p>
              </table:table-cell>
              <table:table-cell office:value-type="float" office:value="76.5424">
                <text:p>76.5424</text:p>
              </table:table-cell>
              <table:table-cell office:value-type="float" office:value="75.82002">
                <text:p>75.82002</text:p>
              </table:table-cell>
              <table:table-cell office:value-type="float" office:value="69.94886">
                <text:p>69.94886</text:p>
              </table:table-cell>
              <table:table-cell office:value-type="float" office:value="72.47809">
                <text:p>72.47809</text:p>
              </table:table-cell>
              <table:table-cell office:value-type="float" office:value="71.67636">
                <text:p>71.67636</text:p>
              </table:table-cell>
              <table:table-cell office:value-type="float" office:value="70.45486">
                <text:p>70.45486</text:p>
              </table:table-cell>
              <table:table-cell office:value-type="float" office:value="72.71701">
                <text:p>72.71701</text:p>
              </table:table-cell>
              <table:table-cell office:value-type="float" office:value="70.16033">
                <text:p>70.16033</text:p>
              </table:table-cell>
              <table:table-cell office:value-type="float" office:value="69.86303">
                <text:p>69.86303</text:p>
              </table:table-cell>
              <table:table-cell office:value-type="float" office:value="70.66865">
                <text:p>70.66865</text:p>
              </table:table-cell>
              <table:table-cell office:value-type="float" office:value="72.70441">
                <text:p>72.70441</text:p>
              </table:table-cell>
              <table:table-cell office:value-type="float" office:value="70.72342">
                <text:p>70.72342</text:p>
              </table:table-cell>
              <table:table-cell office:value-type="float" office:value="71.70065">
                <text:p>71.70065</text:p>
              </table:table-cell>
              <table:table-cell office:value-type="float" office:value="70.14244">
                <text:p>70.14244</text:p>
              </table:table-cell>
              <table:table-cell office:value-type="float" office:value="78.18459">
                <text:p>78.18459</text:p>
              </table:table-cell>
              <table:table-cell office:value-type="float" office:value="70.54155">
                <text:p>70.54155</text:p>
              </table:table-cell>
              <table:table-cell office:value-type="float" office:value="78.32407">
                <text:p>78.32407</text:p>
              </table:table-cell>
              <table:table-cell office:value-type="float" office:value="69.85968">
                <text:p>69.859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.45882">
                <text:p>69.45882</text:p>
              </table:table-cell>
              <table:table-cell office:value-type="float" office:value="72.04314">
                <text:p>72.04314</text:p>
              </table:table-cell>
              <table:table-cell office:value-type="float" office:value="76.10103">
                <text:p>76.10103</text:p>
              </table:table-cell>
              <table:table-cell office:value-type="float" office:value="75.17503">
                <text:p>75.17503</text:p>
              </table:table-cell>
              <table:table-cell office:value-type="float" office:value="69.47638">
                <text:p>69.47638</text:p>
              </table:table-cell>
              <table:table-cell office:value-type="float" office:value="71.81844">
                <text:p>71.81844</text:p>
              </table:table-cell>
              <table:table-cell office:value-type="float" office:value="70.98394">
                <text:p>70.98394</text:p>
              </table:table-cell>
              <table:table-cell office:value-type="float" office:value="69.98202">
                <text:p>69.98202</text:p>
              </table:table-cell>
              <table:table-cell office:value-type="float" office:value="72.2624">
                <text:p>72.2624</text:p>
              </table:table-cell>
              <table:table-cell office:value-type="float" office:value="69.45018">
                <text:p>69.45018</text:p>
              </table:table-cell>
              <table:table-cell office:value-type="float" office:value="69.34864">
                <text:p>69.34864</text:p>
              </table:table-cell>
              <table:table-cell office:value-type="float" office:value="70.1602">
                <text:p>70.1602</text:p>
              </table:table-cell>
              <table:table-cell office:value-type="float" office:value="72.24694">
                <text:p>72.24694</text:p>
              </table:table-cell>
              <table:table-cell office:value-type="float" office:value="70.02186">
                <text:p>70.02186</text:p>
              </table:table-cell>
              <table:table-cell office:value-type="float" office:value="70.99858">
                <text:p>70.99858</text:p>
              </table:table-cell>
              <table:table-cell office:value-type="float" office:value="69.43233">
                <text:p>69.43233</text:p>
              </table:table-cell>
              <table:table-cell office:value-type="float" office:value="77.57708">
                <text:p>77.57708</text:p>
              </table:table-cell>
              <table:table-cell office:value-type="float" office:value="69.88578">
                <text:p>69.88578</text:p>
              </table:table-cell>
              <table:table-cell office:value-type="float" office:value="77.9004">
                <text:p>77.9004</text:p>
              </table:table-cell>
              <table:table-cell office:value-type="float" office:value="69.33289">
                <text:p>69.332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.79118">
                <text:p>68.79118</text:p>
              </table:table-cell>
              <table:table-cell office:value-type="float" office:value="71.55235">
                <text:p>71.55235</text:p>
              </table:table-cell>
              <table:table-cell office:value-type="float" office:value="75.47198">
                <text:p>75.47198</text:p>
              </table:table-cell>
              <table:table-cell office:value-type="float" office:value="74.738">
                <text:p>74.738</text:p>
              </table:table-cell>
              <table:table-cell office:value-type="float" office:value="68.7696">
                <text:p>68.7696</text:p>
              </table:table-cell>
              <table:table-cell office:value-type="float" office:value="71.32115">
                <text:p>71.32115</text:p>
              </table:table-cell>
              <table:table-cell office:value-type="float" office:value="70.52035">
                <text:p>70.52035</text:p>
              </table:table-cell>
              <table:table-cell office:value-type="float" office:value="69.27487">
                <text:p>69.27487</text:p>
              </table:table-cell>
              <table:table-cell office:value-type="float" office:value="71.57941">
                <text:p>71.57941</text:p>
              </table:table-cell>
              <table:table-cell office:value-type="float" office:value="68.97803">
                <text:p>68.97803</text:p>
              </table:table-cell>
              <table:table-cell office:value-type="float" office:value="68.67369">
                <text:p>68.67369</text:p>
              </table:table-cell>
              <table:table-cell office:value-type="float" office:value="69.49465">
                <text:p>69.49465</text:p>
              </table:table-cell>
              <table:table-cell office:value-type="float" office:value="71.56674">
                <text:p>71.56674</text:p>
              </table:table-cell>
              <table:table-cell office:value-type="float" office:value="69.54879">
                <text:p>69.54879</text:p>
              </table:table-cell>
              <table:table-cell office:value-type="float" office:value="70.53477">
                <text:p>70.53477</text:p>
              </table:table-cell>
              <table:table-cell office:value-type="float" office:value="68.95063">
                <text:p>68.95063</text:p>
              </table:table-cell>
              <table:table-cell office:value-type="float" office:value="77.14447">
                <text:p>77.14447</text:p>
              </table:table-cell>
              <table:table-cell office:value-type="float" office:value="69.35921">
                <text:p>69.35921</text:p>
              </table:table-cell>
              <table:table-cell office:value-type="float" office:value="77.29321">
                <text:p>77.29321</text:p>
              </table:table-cell>
              <table:table-cell office:value-type="float" office:value="68.66741">
                <text:p>68.667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8.25869">
                <text:p>68.25869</text:p>
              </table:table-cell>
              <table:table-cell office:value-type="float" office:value="70.8957">
                <text:p>70.8957</text:p>
              </table:table-cell>
              <table:table-cell office:value-type="float" office:value="75.01927">
                <text:p>75.01927</text:p>
              </table:table-cell>
              <table:table-cell office:value-type="float" office:value="74.07491">
                <text:p>74.07491</text:p>
              </table:table-cell>
              <table:table-cell office:value-type="float" office:value="68.28814">
                <text:p>68.28814</text:p>
              </table:table-cell>
              <table:table-cell office:value-type="float" office:value="70.66197">
                <text:p>70.66197</text:p>
              </table:table-cell>
              <table:table-cell office:value-type="float" office:value="69.81246">
                <text:p>69.81246</text:p>
              </table:table-cell>
              <table:table-cell office:value-type="float" office:value="68.79295">
                <text:p>68.79295</text:p>
              </table:table-cell>
              <table:table-cell office:value-type="float" office:value="71.11567">
                <text:p>71.11567</text:p>
              </table:table-cell>
              <table:table-cell office:value-type="float" office:value="68.24963">
                <text:p>68.24963</text:p>
              </table:table-cell>
              <table:table-cell office:value-type="float" office:value="68.15086">
                <text:p>68.15086</text:p>
              </table:table-cell>
              <table:table-cell office:value-type="float" office:value="68.97779">
                <text:p>68.97779</text:p>
              </table:table-cell>
              <table:table-cell office:value-type="float" office:value="71.10302">
                <text:p>71.10302</text:p>
              </table:table-cell>
              <table:table-cell office:value-type="float" office:value="68.84113">
                <text:p>68.84113</text:p>
              </table:table-cell>
              <table:table-cell office:value-type="float" office:value="69.8689">
                <text:p>69.8689</text:p>
              </table:table-cell>
              <table:table-cell office:value-type="float" office:value="68.2348">
                <text:p>68.2348</text:p>
              </table:table-cell>
              <table:table-cell office:value-type="float" office:value="76.53457">
                <text:p>76.53457</text:p>
              </table:table-cell>
              <table:table-cell office:value-type="float" office:value="68.69388">
                <text:p>68.69388</text:p>
              </table:table-cell>
              <table:table-cell office:value-type="float" office:value="76.84867">
                <text:p>76.84867</text:p>
              </table:table-cell>
              <table:table-cell office:value-type="float" office:value="68.13463">
                <text:p>68.134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7.58433">
                <text:p>67.58433</text:p>
              </table:table-cell>
              <table:table-cell office:value-type="float" office:value="70.387">
                <text:p>70.387</text:p>
              </table:table-cell>
              <table:table-cell office:value-type="float" office:value="74.38096">
                <text:p>74.38096</text:p>
              </table:table-cell>
              <table:table-cell office:value-type="float" office:value="73.6285">
                <text:p>73.6285</text:p>
              </table:table-cell>
              <table:table-cell office:value-type="float" office:value="67.55996">
                <text:p>67.55996</text:p>
              </table:table-cell>
              <table:table-cell office:value-type="float" office:value="70.15605">
                <text:p>70.15605</text:p>
              </table:table-cell>
              <table:table-cell office:value-type="float" office:value="69.33982">
                <text:p>69.33982</text:p>
              </table:table-cell>
              <table:table-cell office:value-type="float" office:value="68.07419">
                <text:p>68.07419</text:p>
              </table:table-cell>
              <table:table-cell office:value-type="float" office:value="70.41415">
                <text:p>70.41415</text:p>
              </table:table-cell>
              <table:table-cell office:value-type="float" office:value="67.76832">
                <text:p>67.76832</text:p>
              </table:table-cell>
              <table:table-cell office:value-type="float" office:value="67.47621">
                <text:p>67.47621</text:p>
              </table:table-cell>
              <table:table-cell office:value-type="float" office:value="68.30259">
                <text:p>68.30259</text:p>
              </table:table-cell>
              <table:table-cell office:value-type="float" office:value="70.4014">
                <text:p>70.4014</text:p>
              </table:table-cell>
              <table:table-cell office:value-type="float" office:value="68.35917">
                <text:p>68.35917</text:p>
              </table:table-cell>
              <table:table-cell office:value-type="float" office:value="69.35169">
                <text:p>69.35169</text:p>
              </table:table-cell>
              <table:table-cell office:value-type="float" office:value="67.75364">
                <text:p>67.75364</text:p>
              </table:table-cell>
              <table:table-cell office:value-type="float" office:value="76.08083">
                <text:p>76.08083</text:p>
              </table:table-cell>
              <table:table-cell office:value-type="float" office:value="68.16144">
                <text:p>68.16144</text:p>
              </table:table-cell>
              <table:table-cell office:value-type="float" office:value="76.24169">
                <text:p>76.24169</text:p>
              </table:table-cell>
              <table:table-cell office:value-type="float" office:value="67.45993">
                <text:p>67.459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7.04331">
                <text:p>67.04331</text:p>
              </table:table-cell>
              <table:table-cell office:value-type="float" office:value="69.72106">
                <text:p>69.72106</text:p>
              </table:table-cell>
              <table:table-cell office:value-type="float" office:value="73.91004">
                <text:p>73.91004</text:p>
              </table:table-cell>
              <table:table-cell office:value-type="float" office:value="72.96296">
                <text:p>72.96296</text:p>
              </table:table-cell>
              <table:table-cell office:value-type="float" office:value="67.07203">
                <text:p>67.07203</text:p>
              </table:table-cell>
              <table:table-cell office:value-type="float" office:value="69.48986">
                <text:p>69.48986</text:p>
              </table:table-cell>
              <table:table-cell office:value-type="float" office:value="68.63012">
                <text:p>68.63012</text:p>
              </table:table-cell>
              <table:table-cell office:value-type="float" office:value="67.58335">
                <text:p>67.58335</text:p>
              </table:table-cell>
              <table:table-cell office:value-type="float" office:value="69.94142">
                <text:p>69.94142</text:p>
              </table:table-cell>
              <table:table-cell office:value-type="float" office:value="67.03358">
                <text:p>67.03358</text:p>
              </table:table-cell>
              <table:table-cell office:value-type="float" office:value="67.47621">
                <text:p>67.47621</text:p>
              </table:table-cell>
              <table:table-cell office:value-type="float" office:value="67.77018">
                <text:p>67.77018</text:p>
              </table:table-cell>
              <table:table-cell office:value-type="float" office:value="69.92837">
                <text:p>69.92837</text:p>
              </table:table-cell>
              <table:table-cell office:value-type="float" office:value="67.63014">
                <text:p>67.63014</text:p>
              </table:table-cell>
              <table:table-cell office:value-type="float" office:value="68.68596">
                <text:p>68.68596</text:p>
              </table:table-cell>
              <table:table-cell office:value-type="float" office:value="67.01887">
                <text:p>67.01887</text:p>
              </table:table-cell>
              <table:table-cell office:value-type="float" office:value="75.46445">
                <text:p>75.46445</text:p>
              </table:table-cell>
              <table:table-cell office:value-type="float" office:value="67.48674">
                <text:p>67.48674</text:p>
              </table:table-cell>
              <table:table-cell office:value-type="float" office:value="75.78816">
                <text:p>75.78816</text:p>
              </table:table-cell>
              <table:table-cell office:value-type="float" office:value="67.45993">
                <text:p>67.459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6.35958">
                <text:p>66.35958</text:p>
              </table:table-cell>
              <table:table-cell office:value-type="float" office:value="69.20391">
                <text:p>69.20391</text:p>
              </table:table-cell>
              <table:table-cell office:value-type="float" office:value="73.26906">
                <text:p>73.26906</text:p>
              </table:table-cell>
              <table:table-cell office:value-type="float" office:value="72.50786">
                <text:p>72.50786</text:p>
              </table:table-cell>
              <table:table-cell office:value-type="float" office:value="66.33795">
                <text:p>66.33795</text:p>
              </table:table-cell>
              <table:table-cell office:value-type="float" office:value="68.97301">
                <text:p>68.97301</text:p>
              </table:table-cell>
              <table:table-cell office:value-type="float" office:value="68.14848">
                <text:p>68.14848</text:p>
              </table:table-cell>
              <table:table-cell office:value-type="float" office:value="66.84893">
                <text:p>66.84893</text:p>
              </table:table-cell>
              <table:table-cell office:value-type="float" office:value="69.23374">
                <text:p>69.23374</text:p>
              </table:table-cell>
              <table:table-cell office:value-type="float" office:value="66.54589">
                <text:p>66.54589</text:p>
              </table:table-cell>
              <table:table-cell office:value-type="float" office:value="66.93517">
                <text:p>66.93517</text:p>
              </table:table-cell>
              <table:table-cell office:value-type="float" office:value="67.08583">
                <text:p>67.08583</text:p>
              </table:table-cell>
              <table:table-cell office:value-type="float" office:value="69.21785">
                <text:p>69.21785</text:p>
              </table:table-cell>
              <table:table-cell office:value-type="float" office:value="67.14858">
                <text:p>67.14858</text:p>
              </table:table-cell>
              <table:table-cell office:value-type="float" office:value="68.1532">
                <text:p>68.1532</text:p>
              </table:table-cell>
              <table:table-cell office:value-type="float" office:value="66.51898">
                <text:p>66.51898</text:p>
              </table:table-cell>
              <table:table-cell office:value-type="float" office:value="75.00217">
                <text:p>75.00217</text:p>
              </table:table-cell>
              <table:table-cell office:value-type="float" office:value="66.94565">
                <text:p>66.94565</text:p>
              </table:table-cell>
              <table:table-cell office:value-type="float" office:value="75.15948">
                <text:p>75.15948</text:p>
              </table:table-cell>
              <table:table-cell office:value-type="float" office:value="66.91868">
                <text:p>66.918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.81263">
                <text:p>65.81263</text:p>
              </table:table-cell>
              <table:table-cell office:value-type="float" office:value="68.52872">
                <text:p>68.52872</text:p>
              </table:table-cell>
              <table:table-cell office:value-type="float" office:value="72.78971">
                <text:p>72.78971</text:p>
              </table:table-cell>
              <table:table-cell office:value-type="float" office:value="71.82415">
                <text:p>71.82415</text:p>
              </table:table-cell>
              <table:table-cell office:value-type="float" office:value="65.83817">
                <text:p>65.83817</text:p>
              </table:table-cell>
              <table:table-cell office:value-type="float" office:value="68.29826">
                <text:p>68.29826</text:p>
              </table:table-cell>
              <table:table-cell office:value-type="float" office:value="67.42297">
                <text:p>67.42297</text:p>
              </table:table-cell>
              <table:table-cell office:value-type="float" office:value="66.35864">
                <text:p>66.35864</text:p>
              </table:table-cell>
              <table:table-cell office:value-type="float" office:value="68.75192">
                <text:p>68.75192</text:p>
              </table:table-cell>
              <table:table-cell office:value-type="float" office:value="65.80246">
                <text:p>65.80246</text:p>
              </table:table-cell>
              <table:table-cell office:value-type="float" office:value="66.24157">
                <text:p>66.24157</text:p>
              </table:table-cell>
              <table:table-cell office:value-type="float" office:value="66.54448">
                <text:p>66.54448</text:p>
              </table:table-cell>
              <table:table-cell office:value-type="float" office:value="68.7456">
                <text:p>68.7456</text:p>
              </table:table-cell>
              <table:table-cell office:value-type="float" office:value="66.41378">
                <text:p>66.41378</text:p>
              </table:table-cell>
              <table:table-cell office:value-type="float" office:value="67.47824">
                <text:p>67.47824</text:p>
              </table:table-cell>
              <table:table-cell office:value-type="float" office:value="65.77824">
                <text:p>65.77824</text:p>
              </table:table-cell>
              <table:table-cell office:value-type="float" office:value="74.37368">
                <text:p>74.37368</text:p>
              </table:table-cell>
              <table:table-cell office:value-type="float" office:value="66.2617">
                <text:p>66.2617</text:p>
              </table:table-cell>
              <table:table-cell office:value-type="float" office:value="74.69762">
                <text:p>74.69762</text:p>
              </table:table-cell>
              <table:table-cell office:value-type="float" office:value="66.23485">
                <text:p>66.234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.12205">
                <text:p>65.12205</text:p>
              </table:table-cell>
              <table:table-cell office:value-type="float" office:value="68.00562">
                <text:p>68.00562</text:p>
              </table:table-cell>
              <table:table-cell office:value-type="float" office:value="72.13949">
                <text:p>72.13949</text:p>
              </table:table-cell>
              <table:table-cell office:value-type="float" office:value="71.35998">
                <text:p>71.35998</text:p>
              </table:table-cell>
              <table:table-cell office:value-type="float" office:value="65.09766">
                <text:p>65.09766</text:p>
              </table:table-cell>
              <table:table-cell office:value-type="float" office:value="67.76614">
                <text:p>67.76614</text:p>
              </table:table-cell>
              <table:table-cell office:value-type="float" office:value="66.9323">
                <text:p>66.9323</text:p>
              </table:table-cell>
              <table:table-cell office:value-type="float" office:value="65.61769">
                <text:p>65.61769</text:p>
              </table:table-cell>
              <table:table-cell office:value-type="float" office:value="68.08656">
                <text:p>68.08656</text:p>
              </table:table-cell>
              <table:table-cell office:value-type="float" office:value="65.30558">
                <text:p>65.30558</text:p>
              </table:table-cell>
              <table:table-cell office:value-type="float" office:value="65.69209">
                <text:p>65.69209</text:p>
              </table:table-cell>
              <table:table-cell office:value-type="float" office:value="65.86051">
                <text:p>65.86051</text:p>
              </table:table-cell>
              <table:table-cell office:value-type="float" office:value="68.01952">
                <text:p>68.01952</text:p>
              </table:table-cell>
              <table:table-cell office:value-type="float" office:value="65.91624">
                <text:p>65.91624</text:p>
              </table:table-cell>
              <table:table-cell office:value-type="float" office:value="66.93691">
                <text:p>66.93691</text:p>
              </table:table-cell>
              <table:table-cell office:value-type="float" office:value="65.2789">
                <text:p>65.2789</text:p>
              </table:table-cell>
              <table:table-cell office:value-type="float" office:value="73.89999">
                <text:p>73.89999</text:p>
              </table:table-cell>
              <table:table-cell office:value-type="float" office:value="65.71462">
                <text:p>65.71462</text:p>
              </table:table-cell>
              <table:table-cell office:value-type="float" office:value="74.06872">
                <text:p>74.06872</text:p>
              </table:table-cell>
              <table:table-cell office:value-type="float" office:value="65.68763">
                <text:p>65.687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.56357">
                <text:p>64.56357</text:p>
              </table:table-cell>
              <table:table-cell office:value-type="float" office:value="67.32109">
                <text:p>67.32109</text:p>
              </table:table-cell>
              <table:table-cell office:value-type="float" office:value="71.6515">
                <text:p>71.6515</text:p>
              </table:table-cell>
              <table:table-cell office:value-type="float" office:value="70.66768">
                <text:p>70.66768</text:p>
              </table:table-cell>
              <table:table-cell office:value-type="float" office:value="64.59141">
                <text:p>64.59141</text:p>
              </table:table-cell>
              <table:table-cell office:value-type="float" office:value="67.09171">
                <text:p>67.09171</text:p>
              </table:table-cell>
              <table:table-cell office:value-type="float" office:value="66.18796">
                <text:p>66.18796</text:p>
              </table:table-cell>
              <table:table-cell office:value-type="float" office:value="65.12095">
                <text:p>65.12095</text:p>
              </table:table-cell>
              <table:table-cell office:value-type="float" office:value="67.5422">
                <text:p>67.5422</text:p>
              </table:table-cell>
              <table:table-cell office:value-type="float" office:value="64.55321">
                <text:p>64.55321</text:p>
              </table:table-cell>
              <table:table-cell office:value-type="float" office:value="65.00177">
                <text:p>65.00177</text:p>
              </table:table-cell>
              <table:table-cell office:value-type="float" office:value="65.31339">
                <text:p>65.31339</text:p>
              </table:table-cell>
              <table:table-cell office:value-type="float" office:value="67.5381">
                <text:p>67.5381</text:p>
              </table:table-cell>
              <table:table-cell office:value-type="float" office:value="65.17239">
                <text:p>65.17239</text:p>
              </table:table-cell>
              <table:table-cell office:value-type="float" office:value="66.25244">
                <text:p>66.25244</text:p>
              </table:table-cell>
              <table:table-cell office:value-type="float" office:value="64.52918">
                <text:p>64.52918</text:p>
              </table:table-cell>
              <table:table-cell office:value-type="float" office:value="73.26176">
                <text:p>73.26176</text:p>
              </table:table-cell>
              <table:table-cell office:value-type="float" office:value="65.02136">
                <text:p>65.02136</text:p>
              </table:table-cell>
              <table:table-cell office:value-type="float" office:value="73.58579">
                <text:p>73.58579</text:p>
              </table:table-cell>
              <table:table-cell office:value-type="float" office:value="64.99414">
                <text:p>64.994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3.86354">
                <text:p>63.86354</text:p>
              </table:table-cell>
              <table:table-cell office:value-type="float" office:value="66.77972">
                <text:p>66.77972</text:p>
              </table:table-cell>
              <table:table-cell office:value-type="float" office:value="70.99498">
                <text:p>70.99498</text:p>
              </table:table-cell>
              <table:table-cell office:value-type="float" office:value="70.20415">
                <text:p>70.20415</text:p>
              </table:table-cell>
              <table:table-cell office:value-type="float" office:value="63.83236">
                <text:p>63.83236</text:p>
              </table:table-cell>
              <table:table-cell office:value-type="float" office:value="66.55079">
                <text:p>66.55079</text:p>
              </table:table-cell>
              <table:table-cell office:value-type="float" office:value="65.70039">
                <text:p>65.70039</text:p>
              </table:table-cell>
              <table:table-cell office:value-type="float" office:value="64.36869">
                <text:p>64.36869</text:p>
              </table:table-cell>
              <table:table-cell office:value-type="float" office:value="66.87011">
                <text:p>66.87011</text:p>
              </table:table-cell>
              <table:table-cell office:value-type="float" office:value="64.04968">
                <text:p>64.04968</text:p>
              </table:table-cell>
              <table:table-cell office:value-type="float" office:value="64.44635">
                <text:p>64.44635</text:p>
              </table:table-cell>
              <table:table-cell office:value-type="float" office:value="64.61289">
                <text:p>64.61289</text:p>
              </table:table-cell>
              <table:table-cell office:value-type="float" office:value="66.80329">
                <text:p>66.80329</text:p>
              </table:table-cell>
              <table:table-cell office:value-type="float" office:value="64.6754">
                <text:p>64.6754</text:p>
              </table:table-cell>
              <table:table-cell office:value-type="float" office:value="65.70242">
                <text:p>65.70242</text:p>
              </table:table-cell>
              <table:table-cell office:value-type="float" office:value="64.02565">
                <text:p>64.02565</text:p>
              </table:table-cell>
              <table:table-cell office:value-type="float" office:value="72.77958">
                <text:p>72.77958</text:p>
              </table:table-cell>
              <table:table-cell office:value-type="float" office:value="64.4682">
                <text:p>64.4682</text:p>
              </table:table-cell>
              <table:table-cell office:value-type="float" office:value="72.94785">
                <text:p>72.94785</text:p>
              </table:table-cell>
              <table:table-cell office:value-type="float" office:value="64.43819">
                <text:p>64.438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.30152">
                <text:p>63.30152</text:p>
              </table:table-cell>
              <table:table-cell office:value-type="float" office:value="66.09527">
                <text:p>66.09527</text:p>
              </table:table-cell>
              <table:table-cell office:value-type="float" office:value="70.48621">
                <text:p>70.48621</text:p>
              </table:table-cell>
              <table:table-cell office:value-type="float" office:value="69.49335">
                <text:p>69.49335</text:p>
              </table:table-cell>
              <table:table-cell office:value-type="float" office:value="63.32665">
                <text:p>63.32665</text:p>
              </table:table-cell>
              <table:table-cell office:value-type="float" office:value="65.85735">
                <text:p>65.85735</text:p>
              </table:table-cell>
              <table:table-cell office:value-type="float" office:value="64.94759">
                <text:p>64.94759</text:p>
              </table:table-cell>
              <table:table-cell office:value-type="float" office:value="63.86488">
                <text:p>63.86488</text:p>
              </table:table-cell>
              <table:table-cell office:value-type="float" office:value="66.31954">
                <text:p>66.31954</text:p>
              </table:table-cell>
              <table:table-cell office:value-type="float" office:value="63.29077">
                <text:p>63.29077</text:p>
              </table:table-cell>
              <table:table-cell office:value-type="float" office:value="63.74886">
                <text:p>63.74886</text:p>
              </table:table-cell>
              <table:table-cell office:value-type="float" office:value="64.05685">
                <text:p>64.05685</text:p>
              </table:table-cell>
              <table:table-cell office:value-type="float" office:value="66.31296">
                <text:p>66.31296</text:p>
              </table:table-cell>
              <table:table-cell office:value-type="float" office:value="63.92534">
                <text:p>63.92534</text:p>
              </table:table-cell>
              <table:table-cell office:value-type="float" office:value="65.01161">
                <text:p>65.01161</text:p>
              </table:table-cell>
              <table:table-cell office:value-type="float" office:value="63.26716">
                <text:p>63.26716</text:p>
              </table:table-cell>
              <table:table-cell office:value-type="float" office:value="72.13215">
                <text:p>72.13215</text:p>
              </table:table-cell>
              <table:table-cell office:value-type="float" office:value="63.76808">
                <text:p>63.76808</text:p>
              </table:table-cell>
              <table:table-cell office:value-type="float" office:value="72.46893">
                <text:p>72.46893</text:p>
              </table:table-cell>
              <table:table-cell office:value-type="float" office:value="63.73781">
                <text:p>63.737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.5945">
                <text:p>62.5945</text:p>
              </table:table-cell>
              <table:table-cell office:value-type="float" office:value="65.54546">
                <text:p>65.54546</text:p>
              </table:table-cell>
              <table:table-cell office:value-type="float" office:value="69.8204">
                <text:p>69.8204</text:p>
              </table:table-cell>
              <table:table-cell office:value-type="float" office:value="69.02083">
                <text:p>69.02083</text:p>
              </table:table-cell>
              <table:table-cell office:value-type="float" office:value="62.56353">
                <text:p>62.56353</text:p>
              </table:table-cell>
              <table:table-cell office:value-type="float" office:value="65.31034">
                <text:p>65.31034</text:p>
              </table:table-cell>
              <table:table-cell office:value-type="float" office:value="64.45057">
                <text:p>64.45057</text:p>
              </table:table-cell>
              <table:table-cell office:value-type="float" office:value="63.10627">
                <text:p>63.10627</text:p>
              </table:table-cell>
              <table:table-cell office:value-type="float" office:value="65.63568">
                <text:p>65.63568</text:p>
              </table:table-cell>
              <table:table-cell office:value-type="float" office:value="62.78759">
                <text:p>62.78759</text:p>
              </table:table-cell>
              <table:table-cell office:value-type="float" office:value="63.18468">
                <text:p>63.18468</text:p>
              </table:table-cell>
              <table:table-cell office:value-type="float" office:value="63.35668">
                <text:p>63.35668</text:p>
              </table:table-cell>
              <table:table-cell office:value-type="float" office:value="65.56924">
                <text:p>65.56924</text:p>
              </table:table-cell>
              <table:table-cell office:value-type="float" office:value="63.41921">
                <text:p>63.41921</text:p>
              </table:table-cell>
              <table:table-cell office:value-type="float" office:value="64.45289">
                <text:p>64.45289</text:p>
              </table:table-cell>
              <table:table-cell office:value-type="float" office:value="62.7544">
                <text:p>62.7544</text:p>
              </table:table-cell>
              <table:table-cell office:value-type="float" office:value="71.63162">
                <text:p>71.63162</text:p>
              </table:table-cell>
              <table:table-cell office:value-type="float" office:value="63.20618">
                <text:p>63.20618</text:p>
              </table:table-cell>
              <table:table-cell office:value-type="float" office:value="71.81194">
                <text:p>71.81194</text:p>
              </table:table-cell>
              <table:table-cell office:value-type="float" office:value="63.17566">
                <text:p>63.17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.0238">
                <text:p>62.0238</text:p>
              </table:table-cell>
              <table:table-cell office:value-type="float" office:value="64.85455">
                <text:p>64.85455</text:p>
              </table:table-cell>
              <table:table-cell office:value-type="float" office:value="69.30311">
                <text:p>69.30311</text:p>
              </table:table-cell>
              <table:table-cell office:value-type="float" office:value="68.48775">
                <text:p>68.48775</text:p>
              </table:table-cell>
              <table:table-cell office:value-type="float" office:value="62.0489">
                <text:p>62.0489</text:p>
              </table:table-cell>
              <table:table-cell office:value-type="float" office:value="64.6099">
                <text:p>64.6099</text:p>
              </table:table-cell>
              <table:table-cell office:value-type="float" office:value="63.69371">
                <text:p>63.69371</text:p>
              </table:table-cell>
              <table:table-cell office:value-type="float" office:value="62.59357">
                <text:p>62.59357</text:p>
              </table:table-cell>
              <table:table-cell office:value-type="float" office:value="65.07926">
                <text:p>65.07926</text:p>
              </table:table-cell>
              <table:table-cell office:value-type="float" office:value="62.01261">
                <text:p>62.01261</text:p>
              </table:table-cell>
              <table:table-cell office:value-type="float" office:value="62.47755">
                <text:p>62.47755</text:p>
              </table:table-cell>
              <table:table-cell office:value-type="float" office:value="62.78523">
                <text:p>62.78523</text:p>
              </table:table-cell>
              <table:table-cell office:value-type="float" office:value="65.07218">
                <text:p>65.07218</text:p>
              </table:table-cell>
              <table:table-cell office:value-type="float" office:value="62.65297">
                <text:p>62.65297</text:p>
              </table:table-cell>
              <table:table-cell office:value-type="float" office:value="63.75525">
                <text:p>63.75525</text:p>
              </table:table-cell>
              <table:table-cell office:value-type="float" office:value="61.98938">
                <text:p>61.98938</text:p>
              </table:table-cell>
              <table:table-cell office:value-type="float" office:value="70.98439">
                <text:p>70.98439</text:p>
              </table:table-cell>
              <table:table-cell office:value-type="float" office:value="62.49676">
                <text:p>62.49676</text:p>
              </table:table-cell>
              <table:table-cell office:value-type="float" office:value="71.31202">
                <text:p>71.31202</text:p>
              </table:table-cell>
              <table:table-cell office:value-type="float" office:value="62.46585">
                <text:p>62.465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31698">
                <text:p>61.31698</text:p>
              </table:table-cell>
              <table:table-cell office:value-type="float" office:value="64.29862">
                <text:p>64.29862</text:p>
              </table:table-cell>
              <table:table-cell office:value-type="float" office:value="68.63762">
                <text:p>68.63762</text:p>
              </table:table-cell>
              <table:table-cell office:value-type="float" office:value="67.81263">
                <text:p>67.81263</text:p>
              </table:table-cell>
              <table:table-cell office:value-type="float" office:value="61.27696">
                <text:p>61.27696</text:p>
              </table:table-cell>
              <table:table-cell office:value-type="float" office:value="64.05435">
                <text:p>64.05435</text:p>
              </table:table-cell>
              <table:table-cell office:value-type="float" office:value="63.18789">
                <text:p>63.18789</text:p>
              </table:table-cell>
              <table:table-cell office:value-type="float" office:value="61.81882">
                <text:p>61.81882</text:p>
              </table:table-cell>
              <table:table-cell office:value-type="float" office:value="64.38823">
                <text:p>64.38823</text:p>
              </table:table-cell>
              <table:table-cell office:value-type="float" office:value="61.50013">
                <text:p>61.50013</text:p>
              </table:table-cell>
              <table:table-cell office:value-type="float" office:value="61.9068">
                <text:p>61.9068</text:p>
              </table:table-cell>
              <table:table-cell office:value-type="float" office:value="62.07775">
                <text:p>62.07775</text:p>
              </table:table-cell>
              <table:table-cell office:value-type="float" office:value="64.32208">
                <text:p>64.32208</text:p>
              </table:table-cell>
              <table:table-cell office:value-type="float" office:value="62.14022">
                <text:p>62.14022</text:p>
              </table:table-cell>
              <table:table-cell office:value-type="float" office:value="63.19067">
                <text:p>63.19067</text:p>
              </table:table-cell>
              <table:table-cell office:value-type="float" office:value="61.46725">
                <text:p>61.46725</text:p>
              </table:table-cell>
              <table:table-cell office:value-type="float" office:value="70.47831">
                <text:p>70.47831</text:p>
              </table:table-cell>
              <table:table-cell office:value-type="float" office:value="61.91649">
                <text:p>61.91649</text:p>
              </table:table-cell>
              <table:table-cell office:value-type="float" office:value="70.6556">
                <text:p>70.6556</text:p>
              </table:table-cell>
              <table:table-cell office:value-type="float" office:value="61.89496">
                <text:p>61.894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.72776">
                <text:p>60.72776</text:p>
              </table:table-cell>
              <table:table-cell office:value-type="float" office:value="63.59831">
                <text:p>63.59831</text:p>
              </table:table-cell>
              <table:table-cell office:value-type="float" office:value="68.10472">
                <text:p>68.10472</text:p>
              </table:table-cell>
              <table:table-cell office:value-type="float" office:value="67.27822">
                <text:p>67.27822</text:p>
              </table:table-cell>
              <table:table-cell office:value-type="float" office:value="60.75263">
                <text:p>60.75263</text:p>
              </table:table-cell>
              <table:table-cell office:value-type="float" office:value="63.35433">
                <text:p>63.35433</text:p>
              </table:table-cell>
              <table:table-cell office:value-type="float" office:value="62.42205">
                <text:p>62.42205</text:p>
              </table:table-cell>
              <table:table-cell office:value-type="float" office:value="61.30661">
                <text:p>61.30661</text:p>
              </table:table-cell>
              <table:table-cell office:value-type="float" office:value="63.82306">
                <text:p>63.82306</text:p>
              </table:table-cell>
              <table:table-cell office:value-type="float" office:value="60.71602">
                <text:p>60.71602</text:p>
              </table:table-cell>
              <table:table-cell office:value-type="float" office:value="61.1904">
                <text:p>61.1904</text:p>
              </table:table-cell>
              <table:table-cell office:value-type="float" office:value="61.49751">
                <text:p>61.49751</text:p>
              </table:table-cell>
              <table:table-cell office:value-type="float" office:value="63.81584">
                <text:p>63.81584</text:p>
              </table:table-cell>
              <table:table-cell office:value-type="float" office:value="61.37226">
                <text:p>61.37226</text:p>
              </table:table-cell>
              <table:table-cell office:value-type="float" office:value="62.4832">
                <text:p>62.4832</text:p>
              </table:table-cell>
              <table:table-cell office:value-type="float" office:value="60.68347">
                <text:p>60.68347</text:p>
              </table:table-cell>
              <table:table-cell office:value-type="float" office:value="69.81223">
                <text:p>69.81223</text:p>
              </table:table-cell>
              <table:table-cell office:value-type="float" office:value="61.20971">
                <text:p>61.20971</text:p>
              </table:table-cell>
              <table:table-cell office:value-type="float" office:value="70.14721">
                <text:p>70.14721</text:p>
              </table:table-cell>
              <table:table-cell office:value-type="float" office:value="61.17818">
                <text:p>61.178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.00182">
                <text:p>60.00182</text:p>
              </table:table-cell>
              <table:table-cell office:value-type="float" office:value="63.02659">
                <text:p>63.02659</text:p>
              </table:table-cell>
              <table:table-cell office:value-type="float" office:value="67.42987">
                <text:p>67.42987</text:p>
              </table:table-cell>
              <table:table-cell office:value-type="float" office:value="66.59658">
                <text:p>66.59658</text:p>
              </table:table-cell>
              <table:table-cell office:value-type="float" office:value="59.96911">
                <text:p>59.96911</text:p>
              </table:table-cell>
              <table:table-cell office:value-type="float" office:value="62.78299">
                <text:p>62.78299</text:p>
              </table:table-cell>
              <table:table-cell office:value-type="float" office:value="61.90929">
                <text:p>61.90929</text:p>
              </table:table-cell>
              <table:table-cell office:value-type="float" office:value="60.52296">
                <text:p>60.52296</text:p>
              </table:table-cell>
              <table:table-cell office:value-type="float" office:value="63.12286">
                <text:p>63.12286</text:p>
              </table:table-cell>
              <table:table-cell office:value-type="float" office:value="60.19461">
                <text:p>60.19461</text:p>
              </table:table-cell>
              <table:table-cell office:value-type="float" office:value="60.60132">
                <text:p>60.60132</text:p>
              </table:table-cell>
              <table:table-cell office:value-type="float" office:value="60.79083">
                <text:p>60.79083</text:p>
              </table:table-cell>
              <table:table-cell office:value-type="float" office:value="63.06172">
                <text:p>63.06172</text:p>
              </table:table-cell>
              <table:table-cell office:value-type="float" office:value="60.85012">
                <text:p>60.85012</text:p>
              </table:table-cell>
              <table:table-cell office:value-type="float" office:value="61.91204">
                <text:p>61.91204</text:p>
              </table:table-cell>
              <table:table-cell office:value-type="float" office:value="60.15977">
                <text:p>60.15977</text:p>
              </table:table-cell>
              <table:table-cell office:value-type="float" office:value="69.29483">
                <text:p>69.29483</text:p>
              </table:table-cell>
              <table:table-cell office:value-type="float" office:value="60.62069">
                <text:p>60.62069</text:p>
              </table:table-cell>
              <table:table-cell office:value-type="float" office:value="69.48143">
                <text:p>69.48143</text:p>
              </table:table-cell>
              <table:table-cell office:value-type="float" office:value="60.58878">
                <text:p>60.588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.4039">
                <text:p>59.4039</text:p>
              </table:table-cell>
              <table:table-cell office:value-type="float" office:value="62.52365">
                <text:p>62.52365</text:p>
              </table:table-cell>
              <table:table-cell office:value-type="float" office:value="66.88856">
                <text:p>66.88856</text:p>
              </table:table-cell>
              <table:table-cell office:value-type="float" office:value="66.04651">
                <text:p>66.04651</text:p>
              </table:table-cell>
              <table:table-cell office:value-type="float" office:value="59.43797">
                <text:p>59.43797</text:p>
              </table:table-cell>
              <table:table-cell office:value-type="float" office:value="62.07558">
                <text:p>62.07558</text:p>
              </table:table-cell>
              <table:table-cell office:value-type="float" office:value="61.13443">
                <text:p>61.13443</text:p>
              </table:table-cell>
              <table:table-cell office:value-type="float" office:value="60.00153">
                <text:p>60.00153</text:p>
              </table:table-cell>
              <table:table-cell office:value-type="float" office:value="62.55393">
                <text:p>62.55393</text:p>
              </table:table-cell>
              <table:table-cell office:value-type="float" office:value="59.39214">
                <text:p>59.39214</text:p>
              </table:table-cell>
              <table:table-cell office:value-type="float" office:value="59.88524">
                <text:p>59.88524</text:p>
              </table:table-cell>
              <table:table-cell office:value-type="float" office:value="60.19199">
                <text:p>60.19199</text:p>
              </table:table-cell>
              <table:table-cell office:value-type="float" office:value="62.5464">
                <text:p>62.5464</text:p>
              </table:table-cell>
              <table:table-cell office:value-type="float" office:value="60.26086">
                <text:p>60.26086</text:p>
              </table:table-cell>
              <table:table-cell office:value-type="float" office:value="61.19532">
                <text:p>61.19532</text:p>
              </table:table-cell>
              <table:table-cell office:value-type="float" office:value="59.35741">
                <text:p>59.35741</text:p>
              </table:table-cell>
              <table:table-cell office:value-type="float" office:value="68.61953">
                <text:p>68.61953</text:p>
              </table:table-cell>
              <table:table-cell office:value-type="float" office:value="59.90463">
                <text:p>59.90463</text:p>
              </table:table-cell>
              <table:table-cell office:value-type="float" office:value="68.96457">
                <text:p>68.96457</text:p>
              </table:table-cell>
              <table:table-cell office:value-type="float" office:value="59.87249">
                <text:p>59.872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.6781">
                <text:p>58.6781</text:p>
              </table:table-cell>
              <table:table-cell office:value-type="float" office:value="61.74864">
                <text:p>61.74864</text:p>
              </table:table-cell>
              <table:table-cell office:value-type="float" office:value="66.2045">
                <text:p>66.2045</text:p>
              </table:table-cell>
              <table:table-cell office:value-type="float" office:value="65.36243">
                <text:p>65.36243</text:p>
              </table:table-cell>
              <table:table-cell office:value-type="float" office:value="58.63591">
                <text:p>58.63591</text:p>
              </table:table-cell>
              <table:table-cell office:value-type="float" office:value="61.50528">
                <text:p>61.50528</text:p>
              </table:table-cell>
              <table:table-cell office:value-type="float" office:value="60.61272">
                <text:p>60.61272</text:p>
              </table:table-cell>
              <table:table-cell office:value-type="float" office:value="59.1992">
                <text:p>59.1992</text:p>
              </table:table-cell>
              <table:table-cell office:value-type="float" office:value="61.84416">
                <text:p>61.84416</text:p>
              </table:table-cell>
              <table:table-cell office:value-type="float" office:value="58.86105">
                <text:p>58.86105</text:p>
              </table:table-cell>
              <table:table-cell office:value-type="float" office:value="59.27776">
                <text:p>59.27776</text:p>
              </table:table-cell>
              <table:table-cell office:value-type="float" office:value="59.47308">
                <text:p>59.47308</text:p>
              </table:table-cell>
              <table:table-cell office:value-type="float" office:value="61.77131">
                <text:p>61.77131</text:p>
              </table:table-cell>
              <table:table-cell office:value-type="float" office:value="59.53486">
                <text:p>59.53486</text:p>
              </table:table-cell>
              <table:table-cell office:value-type="float" office:value="60.60523">
                <text:p>60.60523</text:p>
              </table:table-cell>
              <table:table-cell office:value-type="float" office:value="58.82671">
                <text:p>58.82671</text:p>
              </table:table-cell>
              <table:table-cell office:value-type="float" office:value="68.09378">
                <text:p>68.09378</text:p>
              </table:table-cell>
              <table:table-cell office:value-type="float" office:value="59.2972">
                <text:p>59.2972</text:p>
              </table:table-cell>
              <table:table-cell office:value-type="float" office:value="68.28958">
                <text:p>68.28958</text:p>
              </table:table-cell>
              <table:table-cell office:value-type="float" office:value="59.27454">
                <text:p>59.274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06151">
                <text:p>58.06151</text:p>
              </table:table-cell>
              <table:table-cell office:value-type="float" office:value="61.22655">
                <text:p>61.22655</text:p>
              </table:table-cell>
              <table:table-cell office:value-type="float" office:value="65.65724">
                <text:p>65.65724</text:p>
              </table:table-cell>
              <table:table-cell office:value-type="float" office:value="64.80609">
                <text:p>64.80609</text:p>
              </table:table-cell>
              <table:table-cell office:value-type="float" office:value="58.0957">
                <text:p>58.0957</text:p>
              </table:table-cell>
              <table:table-cell office:value-type="float" office:value="60.7887">
                <text:p>60.7887</text:p>
              </table:table-cell>
              <table:table-cell office:value-type="float" office:value="59.81918">
                <text:p>59.81918</text:p>
              </table:table-cell>
              <table:table-cell office:value-type="float" office:value="58.66837">
                <text:p>58.66837</text:p>
              </table:table-cell>
              <table:table-cell office:value-type="float" office:value="61.26643">
                <text:p>61.26643</text:p>
              </table:table-cell>
              <table:table-cell office:value-type="float" office:value="58.04945">
                <text:p>58.04945</text:p>
              </table:table-cell>
              <table:table-cell office:value-type="float" office:value="58.55224">
                <text:p>58.55224</text:p>
              </table:table-cell>
              <table:table-cell office:value-type="float" office:value="58.868">
                <text:p>58.868</text:p>
              </table:table-cell>
              <table:table-cell office:value-type="float" office:value="61.25905">
                <text:p>61.25905</text:p>
              </table:table-cell>
              <table:table-cell office:value-type="float" office:value="58.93707">
                <text:p>58.93707</text:p>
              </table:table-cell>
              <table:table-cell office:value-type="float" office:value="59.88669">
                <text:p>59.88669</text:p>
              </table:table-cell>
              <table:table-cell office:value-type="float" office:value="58.01791">
                <text:p>58.01791</text:p>
              </table:table-cell>
              <table:table-cell office:value-type="float" office:value="67.40926">
                <text:p>67.40926</text:p>
              </table:table-cell>
              <table:table-cell office:value-type="float" office:value="58.57165">
                <text:p>58.57165</text:p>
              </table:table-cell>
              <table:table-cell office:value-type="float" office:value="67.75717">
                <text:p>67.75717</text:p>
              </table:table-cell>
              <table:table-cell office:value-type="float" office:value="58.53887">
                <text:p>58.538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.32647">
                <text:p>57.32647</text:p>
              </table:table-cell>
              <table:table-cell office:value-type="float" office:value="60.44269">
                <text:p>60.44269</text:p>
              </table:table-cell>
              <table:table-cell office:value-type="float" office:value="64.96382">
                <text:p>64.96382</text:p>
              </table:table-cell>
              <table:table-cell office:value-type="float" office:value="64.10558">
                <text:p>64.10558</text:p>
              </table:table-cell>
              <table:table-cell office:value-type="float" office:value="57.28414">
                <text:p>57.28414</text:p>
              </table:table-cell>
              <table:table-cell office:value-type="float" office:value="60.19972">
                <text:p>60.19972</text:p>
              </table:table-cell>
              <table:table-cell office:value-type="float" office:value="59.29766">
                <text:p>59.29766</text:p>
              </table:table-cell>
              <table:table-cell office:value-type="float" office:value="57.9328">
                <text:p>57.9328</text:p>
              </table:table-cell>
              <table:table-cell office:value-type="float" office:value="60.54755">
                <text:p>60.54755</text:p>
              </table:table-cell>
              <table:table-cell office:value-type="float" office:value="57.50932">
                <text:p>57.50932</text:p>
              </table:table-cell>
              <table:table-cell office:value-type="float" office:value="57.9383">
                <text:p>57.9383</text:p>
              </table:table-cell>
              <table:table-cell office:value-type="float" office:value="58.14197">
                <text:p>58.14197</text:p>
              </table:table-cell>
              <table:table-cell office:value-type="float" office:value="60.47521">
                <text:p>60.47521</text:p>
              </table:table-cell>
              <table:table-cell office:value-type="float" office:value="58.2115">
                <text:p>58.2115</text:p>
              </table:table-cell>
              <table:table-cell office:value-type="float" office:value="59.29113">
                <text:p>59.29113</text:p>
              </table:table-cell>
              <table:table-cell office:value-type="float" office:value="57.47801">
                <text:p>57.47801</text:p>
              </table:table-cell>
              <table:table-cell office:value-type="float" office:value="66.87775">
                <text:p>66.87775</text:p>
              </table:table-cell>
              <table:table-cell office:value-type="float" office:value="57.95545">
                <text:p>57.95545</text:p>
              </table:table-cell>
              <table:table-cell office:value-type="float" office:value="67.0824">
                <text:p>67.0824</text:p>
              </table:table-cell>
              <table:table-cell office:value-type="float" office:value="57.93201">
                <text:p>57.932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.7012">
                <text:p>56.7012</text:p>
              </table:table-cell>
              <table:table-cell office:value-type="float" office:value="59.91873">
                <text:p>59.91873</text:p>
              </table:table-cell>
              <table:table-cell office:value-type="float" office:value="64.4079">
                <text:p>64.4079</text:p>
              </table:table-cell>
              <table:table-cell office:value-type="float" office:value="63.54071">
                <text:p>63.54071</text:p>
              </table:table-cell>
              <table:table-cell office:value-type="float" office:value="56.74449">
                <text:p>56.74449</text:p>
              </table:table-cell>
              <table:table-cell office:value-type="float" office:value="59.47134">
                <text:p>59.47134</text:p>
              </table:table-cell>
              <table:table-cell office:value-type="float" office:value="58.49534">
                <text:p>58.49534</text:p>
              </table:table-cell>
              <table:table-cell office:value-type="float" office:value="57.31921">
                <text:p>57.31921</text:p>
              </table:table-cell>
              <table:table-cell office:value-type="float" office:value="59.94919">
                <text:p>59.94919</text:p>
              </table:table-cell>
              <table:table-cell office:value-type="float" office:value="56.7005">
                <text:p>56.7005</text:p>
              </table:table-cell>
              <table:table-cell office:value-type="float" office:value="57.20325">
                <text:p>57.20325</text:p>
              </table:table-cell>
              <table:table-cell office:value-type="float" office:value="57.52594">
                <text:p>57.52594</text:p>
              </table:table-cell>
              <table:table-cell office:value-type="float" office:value="59.95362">
                <text:p>59.95362</text:p>
              </table:table-cell>
              <table:table-cell office:value-type="float" office:value="57.59524">
                <text:p>57.59524</text:p>
              </table:table-cell>
              <table:table-cell office:value-type="float" office:value="58.56333">
                <text:p>58.56333</text:p>
              </table:table-cell>
              <table:table-cell office:value-type="float" office:value="56.65799">
                <text:p>56.65799</text:p>
              </table:table-cell>
              <table:table-cell office:value-type="float" office:value="66.19618">
                <text:p>66.19618</text:p>
              </table:table-cell>
              <table:table-cell office:value-type="float" office:value="57.22051">
                <text:p>57.22051</text:p>
              </table:table-cell>
              <table:table-cell office:value-type="float" office:value="66.53186">
                <text:p>66.53186</text:p>
              </table:table-cell>
              <table:table-cell office:value-type="float" office:value="57.1967">
                <text:p>57.19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.95892">
                <text:p>55.95892</text:p>
              </table:table-cell>
              <table:table-cell office:value-type="float" office:value="59.12835">
                <text:p>59.12835</text:p>
              </table:table-cell>
              <table:table-cell office:value-type="float" office:value="63.70741">
                <text:p>63.70741</text:p>
              </table:table-cell>
              <table:table-cell office:value-type="float" office:value="62.84298">
                <text:p>62.84298</text:p>
              </table:table-cell>
              <table:table-cell office:value-type="float" office:value="55.91678">
                <text:p>55.91678</text:p>
              </table:table-cell>
              <table:table-cell office:value-type="float" office:value="58.86625">
                <text:p>58.86625</text:p>
              </table:table-cell>
              <table:table-cell office:value-type="float" office:value="57.95493">
                <text:p>57.95493</text:p>
              </table:table-cell>
              <table:table-cell office:value-type="float" office:value="56.58413">
                <text:p>56.58413</text:p>
              </table:table-cell>
              <table:table-cell office:value-type="float" office:value="59.23309">
                <text:p>59.23309</text:p>
              </table:table-cell>
              <table:table-cell office:value-type="float" office:value="56.15136">
                <text:p>56.15136</text:p>
              </table:table-cell>
              <table:table-cell office:value-type="float" office:value="56.57833">
                <text:p>56.57833</text:p>
              </table:table-cell>
              <table:table-cell office:value-type="float" office:value="56.781">
                <text:p>56.781</text:p>
              </table:table-cell>
              <table:table-cell office:value-type="float" office:value="59.15092">
                <text:p>59.15092</text:p>
              </table:table-cell>
              <table:table-cell office:value-type="float" office:value="56.85057">
                <text:p>56.85057</text:p>
              </table:table-cell>
              <table:table-cell office:value-type="float" office:value="57.94919">
                <text:p>57.94919</text:p>
              </table:table-cell>
              <table:table-cell office:value-type="float" office:value="56.10885">
                <text:p>56.10885</text:p>
              </table:table-cell>
              <table:table-cell office:value-type="float" office:value="65.64636">
                <text:p>65.64636</text:p>
              </table:table-cell>
              <table:table-cell office:value-type="float" office:value="56.59789">
                <text:p>56.59789</text:p>
              </table:table-cell>
              <table:table-cell office:value-type="float" office:value="65.85048">
                <text:p>65.85048</text:p>
              </table:table-cell>
              <table:table-cell office:value-type="float" office:value="56.57376">
                <text:p>56.573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5.32519">
                <text:p>55.32519</text:p>
              </table:table-cell>
              <table:table-cell office:value-type="float" office:value="58.58557">
                <text:p>58.58557</text:p>
              </table:table-cell>
              <table:table-cell office:value-type="float" office:value="63.14513">
                <text:p>63.14513</text:p>
              </table:table-cell>
              <table:table-cell office:value-type="float" office:value="62.2719">
                <text:p>62.2719</text:p>
              </table:table-cell>
              <table:table-cell office:value-type="float" office:value="55.36793">
                <text:p>55.36793</text:p>
              </table:table-cell>
              <table:table-cell office:value-type="float" office:value="58.1402">
                <text:p>58.1402</text:p>
              </table:table-cell>
              <table:table-cell office:value-type="float" office:value="57.14361">
                <text:p>57.14361</text:p>
              </table:table-cell>
              <table:table-cell office:value-type="float" office:value="55.94966">
                <text:p>55.94966</text:p>
              </table:table-cell>
              <table:table-cell office:value-type="float" office:value="58.6259">
                <text:p>58.6259</text:p>
              </table:table-cell>
              <table:table-cell office:value-type="float" office:value="55.31475">
                <text:p>55.31475</text:p>
              </table:table-cell>
              <table:table-cell office:value-type="float" office:value="55.83319">
                <text:p>55.83319</text:p>
              </table:table-cell>
              <table:table-cell office:value-type="float" office:value="56.15831">
                <text:p>56.15831</text:p>
              </table:table-cell>
              <table:table-cell office:value-type="float" office:value="58.62016">
                <text:p>58.62016</text:p>
              </table:table-cell>
              <table:table-cell office:value-type="float" office:value="56.22792">
                <text:p>56.22792</text:p>
              </table:table-cell>
              <table:table-cell office:value-type="float" office:value="57.21166">
                <text:p>57.21166</text:p>
              </table:table-cell>
              <table:table-cell office:value-type="float" office:value="55.28206">
                <text:p>55.28206</text:p>
              </table:table-cell>
              <table:table-cell office:value-type="float" office:value="64.94243">
                <text:p>64.94243</text:p>
              </table:table-cell>
              <table:table-cell office:value-type="float" office:value="55.85351">
                <text:p>55.85351</text:p>
              </table:table-cell>
              <table:table-cell office:value-type="float" office:value="65.30103">
                <text:p>65.30103</text:p>
              </table:table-cell>
              <table:table-cell office:value-type="float" office:value="55.82884">
                <text:p>55.828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.57342">
                <text:p>54.57342</text:p>
              </table:table-cell>
              <table:table-cell office:value-type="float" office:value="57.7864">
                <text:p>57.7864</text:p>
              </table:table-cell>
              <table:table-cell office:value-type="float" office:value="62.43793">
                <text:p>62.43793</text:p>
              </table:table-cell>
              <table:table-cell office:value-type="float" office:value="61.56487">
                <text:p>61.56487</text:p>
              </table:table-cell>
              <table:table-cell office:value-type="float" office:value="54.5316">
                <text:p>54.5316</text:p>
              </table:table-cell>
              <table:table-cell office:value-type="float" office:value="57.52399">
                <text:p>57.52399</text:p>
              </table:table-cell>
              <table:table-cell office:value-type="float" office:value="56.59434">
                <text:p>56.59434</text:p>
              </table:table-cell>
              <table:table-cell office:value-type="float" office:value="55.20723">
                <text:p>55.20723</text:p>
              </table:table-cell>
              <table:table-cell office:value-type="float" office:value="57.89035">
                <text:p>57.89035</text:p>
              </table:table-cell>
              <table:table-cell office:value-type="float" office:value="54.76628">
                <text:p>54.76628</text:p>
              </table:table-cell>
              <table:table-cell office:value-type="float" office:value="55.20169">
                <text:p>55.20169</text:p>
              </table:table-cell>
              <table:table-cell office:value-type="float" office:value="55.41345">
                <text:p>55.41345</text:p>
              </table:table-cell>
              <table:table-cell office:value-type="float" office:value="57.80839">
                <text:p>57.80839</text:p>
              </table:table-cell>
              <table:table-cell office:value-type="float" office:value="55.48321">
                <text:p>55.48321</text:p>
              </table:table-cell>
              <table:table-cell office:value-type="float" office:value="56.58865">
                <text:p>56.58865</text:p>
              </table:table-cell>
              <table:table-cell office:value-type="float" office:value="54.72608">
                <text:p>54.72608</text:p>
              </table:table-cell>
              <table:table-cell office:value-type="float" office:value="64.38639">
                <text:p>64.38639</text:p>
              </table:table-cell>
              <table:table-cell office:value-type="float" office:value="55.22209">
                <text:p>55.22209</text:p>
              </table:table-cell>
              <table:table-cell office:value-type="float" office:value="64.60052">
                <text:p>64.60052</text:p>
              </table:table-cell>
              <table:table-cell office:value-type="float" office:value="55.19721">
                <text:p>55.197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.93291">
                <text:p>53.93291</text:p>
              </table:table-cell>
              <table:table-cell office:value-type="float" office:value="57.23666">
                <text:p>57.23666</text:p>
              </table:table-cell>
              <table:table-cell office:value-type="float" office:value="61.86713">
                <text:p>61.86713</text:p>
              </table:table-cell>
              <table:table-cell office:value-type="float" office:value="60.97528">
                <text:p>60.97528</text:p>
              </table:table-cell>
              <table:table-cell office:value-type="float" office:value="53.97423">
                <text:p>53.97423</text:p>
              </table:table-cell>
              <table:table-cell office:value-type="float" office:value="56.77879">
                <text:p>56.77879</text:p>
              </table:table-cell>
              <table:table-cell office:value-type="float" office:value="55.77644">
                <text:p>55.77644</text:p>
              </table:table-cell>
              <table:table-cell office:value-type="float" office:value="54.56633">
                <text:p>54.56633</text:p>
              </table:table-cell>
              <table:table-cell office:value-type="float" office:value="57.27649">
                <text:p>57.27649</text:p>
              </table:table-cell>
              <table:table-cell office:value-type="float" office:value="53.92044">
                <text:p>53.92044</text:p>
              </table:table-cell>
              <table:table-cell office:value-type="float" office:value="54.44976">
                <text:p>54.44976</text:p>
              </table:table-cell>
              <table:table-cell office:value-type="float" office:value="54.77203">
                <text:p>54.77203</text:p>
              </table:table-cell>
              <table:table-cell office:value-type="float" office:value="57.26828">
                <text:p>57.26828</text:p>
              </table:table-cell>
              <table:table-cell office:value-type="float" office:value="54.85169">
                <text:p>54.85169</text:p>
              </table:table-cell>
              <table:table-cell office:value-type="float" office:value="55.84425">
                <text:p>55.84425</text:p>
              </table:table-cell>
              <table:table-cell office:value-type="float" office:value="53.88066">
                <text:p>53.88066</text:p>
              </table:table-cell>
              <table:table-cell office:value-type="float" office:value="63.68603">
                <text:p>63.68603</text:p>
              </table:table-cell>
              <table:table-cell office:value-type="float" office:value="54.47042">
                <text:p>54.47042</text:p>
              </table:table-cell>
              <table:table-cell office:value-type="float" office:value="64.04485">
                <text:p>64.04485</text:p>
              </table:table-cell>
              <table:table-cell office:value-type="float" office:value="54.44355">
                <text:p>54.443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17145">
                <text:p>53.17145</text:p>
              </table:table-cell>
              <table:table-cell office:value-type="float" office:value="56.41617">
                <text:p>56.41617</text:p>
              </table:table-cell>
              <table:table-cell office:value-type="float" office:value="61.15023">
                <text:p>61.15023</text:p>
              </table:table-cell>
              <table:table-cell office:value-type="float" office:value="60.25638">
                <text:p>60.25638</text:p>
              </table:table-cell>
              <table:table-cell office:value-type="float" office:value="53.32705">
                <text:p>53.32705</text:p>
              </table:table-cell>
              <table:table-cell office:value-type="float" office:value="56.15593">
                <text:p>56.15593</text:p>
              </table:table-cell>
              <table:table-cell office:value-type="float" office:value="55.21769">
                <text:p>55.21769</text:p>
              </table:table-cell>
              <table:table-cell office:value-type="float" office:value="53.81454">
                <text:p>53.81454</text:p>
              </table:table-cell>
              <table:table-cell office:value-type="float" office:value="56.53172">
                <text:p>56.53172</text:p>
              </table:table-cell>
              <table:table-cell office:value-type="float" office:value="53.3552">
                <text:p>53.3552</text:p>
              </table:table-cell>
              <table:table-cell office:value-type="float" office:value="53.79984">
                <text:p>53.79984</text:p>
              </table:table-cell>
              <table:table-cell office:value-type="float" office:value="54.01785">
                <text:p>54.01785</text:p>
              </table:table-cell>
              <table:table-cell office:value-type="float" office:value="56.64553">
                <text:p>56.64553</text:p>
              </table:table-cell>
              <table:table-cell office:value-type="float" office:value="54.10007">
                <text:p>54.10007</text:p>
              </table:table-cell>
              <table:table-cell office:value-type="float" office:value="55.21276">
                <text:p>55.21276</text:p>
              </table:table-cell>
              <table:table-cell office:value-type="float" office:value="53.31354">
                <text:p>53.31354</text:p>
              </table:table-cell>
              <table:table-cell office:value-type="float" office:value="63.12401">
                <text:p>63.12401</text:p>
              </table:table-cell>
              <table:table-cell office:value-type="float" office:value="53.83033">
                <text:p>53.83033</text:p>
              </table:table-cell>
              <table:table-cell office:value-type="float" office:value="63.34738">
                <text:p>63.34738</text:p>
              </table:table-cell>
              <table:table-cell office:value-type="float" office:value="53.79353">
                <text:p>53.793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.52453">
                <text:p>52.52453</text:p>
              </table:table-cell>
              <table:table-cell office:value-type="float" office:value="55.86922">
                <text:p>55.86922</text:p>
              </table:table-cell>
              <table:table-cell office:value-type="float" office:value="60.56095">
                <text:p>60.56095</text:p>
              </table:table-cell>
              <table:table-cell office:value-type="float" office:value="59.65818">
                <text:p>59.65818</text:p>
              </table:table-cell>
              <table:table-cell office:value-type="float" office:value="52.56413">
                <text:p>52.56413</text:p>
              </table:table-cell>
              <table:table-cell office:value-type="float" office:value="55.41099">
                <text:p>55.41099</text:p>
              </table:table-cell>
              <table:table-cell office:value-type="float" office:value="54.39293">
                <text:p>54.39293</text:p>
              </table:table-cell>
              <table:table-cell office:value-type="float" office:value="53.16501">
                <text:p>53.16501</text:p>
              </table:table-cell>
              <table:table-cell office:value-type="float" office:value="55.90729">
                <text:p>55.90729</text:p>
              </table:table-cell>
              <table:table-cell office:value-type="float" office:value="52.51246">
                <text:p>52.51246</text:p>
              </table:table-cell>
              <table:table-cell office:value-type="float" office:value="53.04856">
                <text:p>53.04856</text:p>
              </table:table-cell>
              <table:table-cell office:value-type="float" office:value="53.37006">
                <text:p>53.37006</text:p>
              </table:table-cell>
              <table:table-cell office:value-type="float" office:value="55.90081">
                <text:p>55.90081</text:p>
              </table:table-cell>
              <table:table-cell office:value-type="float" office:value="53.45015">
                <text:p>53.45015</text:p>
              </table:table-cell>
              <table:table-cell office:value-type="float" office:value="54.4609">
                <text:p>54.4609</text:p>
              </table:table-cell>
              <table:table-cell office:value-type="float" office:value="52.4713">
                <text:p>52.4713</text:p>
              </table:table-cell>
              <table:table-cell office:value-type="float" office:value="62.42641">
                <text:p>62.42641</text:p>
              </table:table-cell>
              <table:table-cell office:value-type="float" office:value="53.06931">
                <text:p>53.06931</text:p>
              </table:table-cell>
              <table:table-cell office:value-type="float" office:value="62.77605">
                <text:p>62.77605</text:p>
              </table:table-cell>
              <table:table-cell office:value-type="float" office:value="53.04231">
                <text:p>53.042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1.75357">
                <text:p>51.75357</text:p>
              </table:table-cell>
              <table:table-cell office:value-type="float" office:value="55.04207">
                <text:p>55.04207</text:p>
              </table:table-cell>
              <table:table-cell office:value-type="float" office:value="59.84187">
                <text:p>59.84187</text:p>
              </table:table-cell>
              <table:table-cell office:value-type="float" office:value="58.9323">
                <text:p>58.9323</text:p>
              </table:table-cell>
              <table:table-cell office:value-type="float" office:value="51.89835">
                <text:p>51.89835</text:p>
              </table:table-cell>
              <table:table-cell office:value-type="float" office:value="54.76992">
                <text:p>54.76992</text:p>
              </table:table-cell>
              <table:table-cell office:value-type="float" office:value="53.82494">
                <text:p>53.82494</text:p>
              </table:table-cell>
              <table:table-cell office:value-type="float" office:value="52.404">
                <text:p>52.404</text:p>
              </table:table-cell>
              <table:table-cell office:value-type="float" office:value="55.15503">
                <text:p>55.15503</text:p>
              </table:table-cell>
              <table:table-cell office:value-type="float" office:value="51.93791">
                <text:p>51.93791</text:p>
              </table:table-cell>
              <table:table-cell office:value-type="float" office:value="52.39191">
                <text:p>52.39191</text:p>
              </table:table-cell>
              <table:table-cell office:value-type="float" office:value="52.60877">
                <text:p>52.60877</text:p>
              </table:table-cell>
              <table:table-cell office:value-type="float" office:value="55.26921">
                <text:p>55.26921</text:p>
              </table:table-cell>
              <table:table-cell office:value-type="float" office:value="52.68891">
                <text:p>52.68891</text:p>
              </table:table-cell>
              <table:table-cell office:value-type="float" office:value="53.82055">
                <text:p>53.82055</text:p>
              </table:table-cell>
              <table:table-cell office:value-type="float" office:value="51.89672">
                <text:p>51.89672</text:p>
              </table:table-cell>
              <table:table-cell office:value-type="float" office:value="61.84551">
                <text:p>61.84551</text:p>
              </table:table-cell>
              <table:table-cell office:value-type="float" office:value="52.41278">
                <text:p>52.41278</text:p>
              </table:table-cell>
              <table:table-cell office:value-type="float" office:value="62.06893">
                <text:p>62.06893</text:p>
              </table:table-cell>
              <table:table-cell office:value-type="float" office:value="52.38523">
                <text:p>52.385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.08791">
                <text:p>51.08791</text:p>
              </table:table-cell>
              <table:table-cell office:value-type="float" office:value="54.48359">
                <text:p>54.48359</text:p>
              </table:table-cell>
              <table:table-cell office:value-type="float" office:value="59.24616">
                <text:p>59.24616</text:p>
              </table:table-cell>
              <table:table-cell office:value-type="float" office:value="58.32762">
                <text:p>58.32762</text:p>
              </table:table-cell>
              <table:table-cell office:value-type="float" office:value="51.13009">
                <text:p>51.13009</text:p>
              </table:table-cell>
              <table:table-cell office:value-type="float" office:value="54.01568">
                <text:p>54.01568</text:p>
              </table:table-cell>
              <table:table-cell office:value-type="float" office:value="52.98133">
                <text:p>52.98133</text:p>
              </table:table-cell>
              <table:table-cell office:value-type="float" office:value="51.74768">
                <text:p>51.74768</text:p>
              </table:table-cell>
              <table:table-cell office:value-type="float" office:value="54.51405">
                <text:p>54.51405</text:p>
              </table:table-cell>
              <table:table-cell office:value-type="float" office:value="51.08626">
                <text:p>51.08626</text:p>
              </table:table-cell>
              <table:table-cell office:value-type="float" office:value="51.62123">
                <text:p>51.62123</text:p>
              </table:table-cell>
              <table:table-cell office:value-type="float" office:value="51.9523">
                <text:p>51.9523</text:p>
              </table:table-cell>
              <table:table-cell office:value-type="float" office:value="54.51514">
                <text:p>54.51514</text:p>
              </table:table-cell>
              <table:table-cell office:value-type="float" office:value="52.0322">
                <text:p>52.0322</text:p>
              </table:table-cell>
              <table:table-cell office:value-type="float" office:value="53.05692">
                <text:p>53.05692</text:p>
              </table:table-cell>
              <table:table-cell office:value-type="float" office:value="51.03723">
                <text:p>51.03723</text:p>
              </table:table-cell>
              <table:table-cell office:value-type="float" office:value="61.12888">
                <text:p>61.12888</text:p>
              </table:table-cell>
              <table:table-cell office:value-type="float" office:value="51.65167">
                <text:p>51.65167</text:p>
              </table:table-cell>
              <table:table-cell office:value-type="float" office:value="61.48849">
                <text:p>61.48849</text:p>
              </table:table-cell>
              <table:table-cell office:value-type="float" office:value="51.61434">
                <text:p>51.614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.31735">
                <text:p>50.31735</text:p>
              </table:table-cell>
              <table:table-cell office:value-type="float" office:value="53.63783">
                <text:p>53.63783</text:p>
              </table:table-cell>
              <table:table-cell office:value-type="float" office:value="58.50848">
                <text:p>58.50848</text:p>
              </table:table-cell>
              <table:table-cell office:value-type="float" office:value="57.59013">
                <text:p>57.59013</text:p>
              </table:table-cell>
              <table:table-cell office:value-type="float" office:value="50.46521">
                <text:p>50.46521</text:p>
              </table:table-cell>
              <table:table-cell office:value-type="float" office:value="53.36808">
                <text:p>53.36808</text:p>
              </table:table-cell>
              <table:table-cell office:value-type="float" office:value="52.4162">
                <text:p>52.4162</text:p>
              </table:table-cell>
              <table:table-cell office:value-type="float" office:value="50.97884">
                <text:p>50.97884</text:p>
              </table:table-cell>
              <table:table-cell office:value-type="float" office:value="53.76012">
                <text:p>53.76012</text:p>
              </table:table-cell>
              <table:table-cell office:value-type="float" office:value="50.50435">
                <text:p>50.50435</text:p>
              </table:table-cell>
              <table:table-cell office:value-type="float" office:value="50.9557">
                <text:p>50.9557</text:p>
              </table:table-cell>
              <table:table-cell office:value-type="float" office:value="51.18156">
                <text:p>51.18156</text:p>
              </table:table-cell>
              <table:table-cell office:value-type="float" office:value="53.87489">
                <text:p>53.87489</text:p>
              </table:table-cell>
              <table:table-cell office:value-type="float" office:value="51.2714">
                <text:p>51.2714</text:p>
              </table:table-cell>
              <table:table-cell office:value-type="float" office:value="52.39979">
                <text:p>52.39979</text:p>
              </table:table-cell>
              <table:table-cell office:value-type="float" office:value="50.46335">
                <text:p>50.46335</text:p>
              </table:table-cell>
              <table:table-cell office:value-type="float" office:value="60.54925">
                <text:p>60.54925</text:p>
              </table:table-cell>
              <table:table-cell office:value-type="float" office:value="50.9863">
                <text:p>50.9863</text:p>
              </table:table-cell>
              <table:table-cell office:value-type="float" office:value="60.77943">
                <text:p>60.77943</text:p>
              </table:table-cell>
              <table:table-cell office:value-type="float" office:value="50.94873">
                <text:p>50.948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.64508">
                <text:p>49.64508</text:p>
              </table:table-cell>
              <table:table-cell office:value-type="float" office:value="53.08203">
                <text:p>53.08203</text:p>
              </table:table-cell>
              <table:table-cell office:value-type="float" office:value="57.90427">
                <text:p>57.90427</text:p>
              </table:table-cell>
              <table:table-cell office:value-type="float" office:value="56.9765">
                <text:p>56.9765</text:p>
              </table:table-cell>
              <table:table-cell office:value-type="float" office:value="49.68744">
                <text:p>49.68744</text:p>
              </table:table-cell>
              <table:table-cell office:value-type="float" office:value="52.60675">
                <text:p>52.60675</text:p>
              </table:table-cell>
              <table:table-cell office:value-type="float" office:value="51.56355">
                <text:p>51.56355</text:p>
              </table:table-cell>
              <table:table-cell office:value-type="float" office:value="50.30375">
                <text:p>50.30375</text:p>
              </table:table-cell>
              <table:table-cell office:value-type="float" office:value="53.1127">
                <text:p>53.1127</text:p>
              </table:table-cell>
              <table:table-cell office:value-type="float" office:value="49.63582">
                <text:p>49.63582</text:p>
              </table:table-cell>
              <table:table-cell office:value-type="float" office:value="50.18717">
                <text:p>50.18717</text:p>
              </table:table-cell>
              <table:table-cell office:value-type="float" office:value="50.51822">
                <text:p>50.51822</text:p>
              </table:table-cell>
              <table:table-cell office:value-type="float" office:value="53.11358">
                <text:p>53.11358</text:p>
              </table:table-cell>
              <table:table-cell office:value-type="float" office:value="50.60568">
                <text:p>50.60568</text:p>
              </table:table-cell>
              <table:table-cell office:value-type="float" office:value="51.63876">
                <text:p>51.63876</text:p>
              </table:table-cell>
              <table:table-cell office:value-type="float" office:value="49.59483">
                <text:p>49.59483</text:p>
              </table:table-cell>
              <table:table-cell office:value-type="float" office:value="59.82044">
                <text:p>59.82044</text:p>
              </table:table-cell>
              <table:table-cell office:value-type="float" office:value="50.218">
                <text:p>50.218</text:p>
              </table:table-cell>
              <table:table-cell office:value-type="float" office:value="60.18059">
                <text:p>60.18059</text:p>
              </table:table-cell>
              <table:table-cell office:value-type="float" office:value="50.1801">
                <text:p>50.18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.06358">
                <text:p>49.06358</text:p>
              </table:table-cell>
              <table:table-cell office:value-type="float" office:value="52.2289">
                <text:p>52.2289</text:p>
              </table:table-cell>
              <table:table-cell office:value-type="float" office:value="57.15945">
                <text:p>57.15945</text:p>
              </table:table-cell>
              <table:table-cell office:value-type="float" office:value="56.23165">
                <text:p>56.23165</text:p>
              </table:table-cell>
              <table:table-cell office:value-type="float" office:value="49.01562">
                <text:p>49.01562</text:p>
              </table:table-cell>
              <table:table-cell office:value-type="float" office:value="51.95028">
                <text:p>51.95028</text:p>
              </table:table-cell>
              <table:table-cell office:value-type="float" office:value="50.98918">
                <text:p>50.98918</text:p>
              </table:table-cell>
              <table:table-cell office:value-type="float" office:value="49.53509">
                <text:p>49.53509</text:p>
              </table:table-cell>
              <table:table-cell office:value-type="float" office:value="52.35154">
                <text:p>52.35154</text:p>
              </table:table-cell>
              <table:table-cell office:value-type="float" office:value="49.05427">
                <text:p>49.05427</text:p>
              </table:table-cell>
              <table:table-cell office:value-type="float" office:value="49.51493">
                <text:p>49.51493</text:p>
              </table:table-cell>
              <table:table-cell office:value-type="float" office:value="49.74747">
                <text:p>49.74747</text:p>
              </table:table-cell>
              <table:table-cell office:value-type="float" office:value="52.45677">
                <text:p>52.45677</text:p>
              </table:table-cell>
              <table:table-cell office:value-type="float" office:value="49.82747">
                <text:p>49.82747</text:p>
              </table:table-cell>
              <table:table-cell office:value-type="float" office:value="50.97288">
                <text:p>50.97288</text:p>
              </table:table-cell>
              <table:table-cell office:value-type="float" office:value="49.0133">
                <text:p>49.0133</text:p>
              </table:table-cell>
              <table:table-cell office:value-type="float" office:value="59.22472">
                <text:p>59.22472</text:p>
              </table:table-cell>
              <table:table-cell office:value-type="float" office:value="49.53573">
                <text:p>49.53573</text:p>
              </table:table-cell>
              <table:table-cell office:value-type="float" office:value="59.4643">
                <text:p>59.4643</text:p>
              </table:table-cell>
              <table:table-cell office:value-type="float" office:value="49.50769">
                <text:p>49.507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.18792">
                <text:p>48.18792</text:p>
              </table:table-cell>
              <table:table-cell office:value-type="float" office:value="51.65422">
                <text:p>51.65422</text:p>
              </table:table-cell>
              <table:table-cell office:value-type="float" office:value="56.54426">
                <text:p>56.54426</text:p>
              </table:table-cell>
              <table:table-cell office:value-type="float" office:value="55.59961">
                <text:p>55.59961</text:p>
              </table:table-cell>
              <table:table-cell office:value-type="float" office:value="48.24009">
                <text:p>48.24009</text:p>
              </table:table-cell>
              <table:table-cell office:value-type="float" office:value="51.18875">
                <text:p>51.18875</text:p>
              </table:table-cell>
              <table:table-cell office:value-type="float" office:value="50.12977">
                <text:p>50.12977</text:p>
              </table:table-cell>
              <table:table-cell office:value-type="float" office:value="48.85324">
                <text:p>48.85324</text:p>
              </table:table-cell>
              <table:table-cell office:value-type="float" office:value="51.69527">
                <text:p>51.69527</text:p>
              </table:table-cell>
              <table:table-cell office:value-type="float" office:value="48.1763">
                <text:p>48.1763</text:p>
              </table:table-cell>
              <table:table-cell office:value-type="float" office:value="48.73703">
                <text:p>48.73703</text:p>
              </table:table-cell>
              <table:table-cell office:value-type="float" office:value="49.06531">
                <text:p>49.06531</text:p>
              </table:table-cell>
              <table:table-cell office:value-type="float" office:value="51.69568">
                <text:p>51.69568</text:p>
              </table:table-cell>
              <table:table-cell office:value-type="float" office:value="49.15521">
                <text:p>49.15521</text:p>
              </table:table-cell>
              <table:table-cell office:value-type="float" office:value="50.20456">
                <text:p>50.20456</text:p>
              </table:table-cell>
              <table:table-cell office:value-type="float" office:value="48.13747">
                <text:p>48.13747</text:p>
              </table:table-cell>
              <table:table-cell office:value-type="float" office:value="58.49657">
                <text:p>58.49657</text:p>
              </table:table-cell>
              <table:table-cell office:value-type="float" office:value="48.75758">
                <text:p>48.75758</text:p>
              </table:table-cell>
              <table:table-cell office:value-type="float" office:value="58.8571">
                <text:p>58.8571</text:p>
              </table:table-cell>
              <table:table-cell office:value-type="float" office:value="48.72974">
                <text:p>48.729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59904">
                <text:p>47.59904</text:p>
              </table:table-cell>
              <table:table-cell office:value-type="float" office:value="50.79443">
                <text:p>50.79443</text:p>
              </table:table-cell>
              <table:table-cell office:value-type="float" office:value="55.802">
                <text:p>55.802</text:p>
              </table:table-cell>
              <table:table-cell office:value-type="float" office:value="54.85501">
                <text:p>54.85501</text:p>
              </table:table-cell>
              <table:table-cell office:value-type="float" office:value="47.55161">
                <text:p>47.55161</text:p>
              </table:table-cell>
              <table:table-cell office:value-type="float" office:value="50.51568">
                <text:p>50.51568</text:p>
              </table:table-cell>
              <table:table-cell office:value-type="float" office:value="49.54786">
                <text:p>49.54786</text:p>
              </table:table-cell>
              <table:table-cell office:value-type="float" office:value="48.07506">
                <text:p>48.07506</text:p>
              </table:table-cell>
              <table:table-cell office:value-type="float" office:value="50.92466">
                <text:p>50.92466</text:p>
              </table:table-cell>
              <table:table-cell office:value-type="float" office:value="47.59741">
                <text:p>47.59741</text:p>
              </table:table-cell>
              <table:table-cell office:value-type="float" office:value="48.05793">
                <text:p>48.05793</text:p>
              </table:table-cell>
              <table:table-cell office:value-type="float" office:value="48.28684">
                <text:p>48.28684</text:p>
              </table:table-cell>
              <table:table-cell office:value-type="float" office:value="51.02993">
                <text:p>51.02993</text:p>
              </table:table-cell>
              <table:table-cell office:value-type="float" office:value="48.37732">
                <text:p>48.37732</text:p>
              </table:table-cell>
              <table:table-cell office:value-type="float" office:value="49.5323">
                <text:p>49.5323</text:p>
              </table:table-cell>
              <table:table-cell office:value-type="float" office:value="47.54869">
                <text:p>47.54869</text:p>
              </table:table-cell>
              <table:table-cell office:value-type="float" office:value="57.88234">
                <text:p>57.88234</text:p>
              </table:table-cell>
              <table:table-cell office:value-type="float" office:value="48.07836">
                <text:p>48.07836</text:p>
              </table:table-cell>
              <table:table-cell office:value-type="float" office:value="58.13163">
                <text:p>58.13163</text:p>
              </table:table-cell>
              <table:table-cell office:value-type="float" office:value="48.05042">
                <text:p>48.050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71436">
                <text:p>46.71436</text:p>
              </table:table-cell>
              <table:table-cell office:value-type="float" office:value="50.22002">
                <text:p>50.22002</text:p>
              </table:table-cell>
              <table:table-cell office:value-type="float" office:value="55.1584">
                <text:p>55.1584</text:p>
              </table:table-cell>
              <table:table-cell office:value-type="float" office:value="54.20453">
                <text:p>54.20453</text:p>
              </table:table-cell>
              <table:table-cell office:value-type="float" office:value="46.76454">
                <text:p>46.76454</text:p>
              </table:table-cell>
              <table:table-cell office:value-type="float" office:value="49.74526">
                <text:p>49.74526</text:p>
              </table:table-cell>
              <table:table-cell office:value-type="float" office:value="48.66936">
                <text:p>48.66936</text:p>
              </table:table-cell>
              <table:table-cell office:value-type="float" office:value="47.38637">
                <text:p>47.38637</text:p>
              </table:table-cell>
              <table:table-cell office:value-type="float" office:value="50.25155">
                <text:p>50.25155</text:p>
              </table:table-cell>
              <table:table-cell office:value-type="float" office:value="46.70248">
                <text:p>46.70248</text:p>
              </table:table-cell>
              <table:table-cell office:value-type="float" office:value="47.27012">
                <text:p>47.27012</text:p>
              </table:table-cell>
              <table:table-cell office:value-type="float" office:value="47.60773">
                <text:p>47.60773</text:p>
              </table:table-cell>
              <table:table-cell office:value-type="float" office:value="50.24961">
                <text:p>50.24961</text:p>
              </table:table-cell>
              <table:table-cell office:value-type="float" office:value="47.69801">
                <text:p>47.69801</text:p>
              </table:table-cell>
              <table:table-cell office:value-type="float" office:value="48.75426">
                <text:p>48.75426</text:p>
              </table:table-cell>
              <table:table-cell office:value-type="float" office:value="46.66412">
                <text:p>46.66412</text:p>
              </table:table-cell>
              <table:table-cell office:value-type="float" office:value="57.147">
                <text:p>57.147</text:p>
              </table:table-cell>
              <table:table-cell office:value-type="float" office:value="47.29079">
                <text:p>47.29079</text:p>
              </table:table-cell>
              <table:table-cell office:value-type="float" office:value="57.51793">
                <text:p>57.51793</text:p>
              </table:table-cell>
              <table:table-cell office:value-type="float" office:value="47.27455">
                <text:p>47.27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6.12592">
                <text:p>46.12592</text:p>
              </table:table-cell>
              <table:table-cell office:value-type="float" office:value="49.35122">
                <text:p>49.35122</text:p>
              </table:table-cell>
              <table:table-cell office:value-type="float" office:value="54.40654">
                <text:p>54.40654</text:p>
              </table:table-cell>
              <table:table-cell office:value-type="float" office:value="53.45268">
                <text:p>53.45268</text:p>
              </table:table-cell>
              <table:table-cell office:value-type="float" office:value="46.07096">
                <text:p>46.07096</text:p>
              </table:table-cell>
              <table:table-cell office:value-type="float" office:value="49.0632">
                <text:p>49.0632</text:p>
              </table:table-cell>
              <table:table-cell office:value-type="float" office:value="48.08765">
                <text:p>48.08765</text:p>
              </table:table-cell>
              <table:table-cell office:value-type="float" office:value="46.60102">
                <text:p>46.60102</text:p>
              </table:table-cell>
              <table:table-cell office:value-type="float" office:value="49.48302">
                <text:p>49.48302</text:p>
              </table:table-cell>
              <table:table-cell office:value-type="float" office:value="46.11397">
                <text:p>46.11397</text:p>
              </table:table-cell>
              <table:table-cell office:value-type="float" office:value="46.58389">
                <text:p>46.58389</text:p>
              </table:table-cell>
              <table:table-cell office:value-type="float" office:value="46.82196">
                <text:p>46.82196</text:p>
              </table:table-cell>
              <table:table-cell office:value-type="float" office:value="49.57924">
                <text:p>49.57924</text:p>
              </table:table-cell>
              <table:table-cell office:value-type="float" office:value="46.91249">
                <text:p>46.91249</text:p>
              </table:table-cell>
              <table:table-cell office:value-type="float" office:value="48.06501">
                <text:p>48.06501</text:p>
              </table:table-cell>
              <table:table-cell office:value-type="float" office:value="46.06593">
                <text:p>46.06593</text:p>
              </table:table-cell>
              <table:table-cell office:value-type="float" office:value="56.52192">
                <text:p>56.52192</text:p>
              </table:table-cell>
              <table:table-cell office:value-type="float" office:value="46.6044">
                <text:p>46.6044</text:p>
              </table:table-cell>
              <table:table-cell office:value-type="float" office:value="56.77336">
                <text:p>56.77336</text:p>
              </table:table-cell>
              <table:table-cell office:value-type="float" office:value="46.57648">
                <text:p>46.576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.23534">
                <text:p>45.23534</text:p>
              </table:table-cell>
              <table:table-cell office:value-type="float" office:value="48.75977">
                <text:p>48.75977</text:p>
              </table:table-cell>
              <table:table-cell office:value-type="float" office:value="53.76617">
                <text:p>53.76617</text:p>
              </table:table-cell>
              <table:table-cell office:value-type="float" office:value="52.80329">
                <text:p>52.80329</text:p>
              </table:table-cell>
              <table:table-cell office:value-type="float" office:value="45.28592">
                <text:p>45.28592</text:p>
              </table:table-cell>
              <table:table-cell office:value-type="float" office:value="48.28508">
                <text:p>48.28508</text:p>
              </table:table-cell>
              <table:table-cell office:value-type="float" office:value="47.20209">
                <text:p>47.20209</text:p>
              </table:table-cell>
              <table:table-cell office:value-type="float" office:value="45.91497">
                <text:p>45.91497</text:p>
              </table:table-cell>
              <table:table-cell office:value-type="float" office:value="48.80137">
                <text:p>48.80137</text:p>
              </table:table-cell>
              <table:table-cell office:value-type="float" office:value="45.22357">
                <text:p>45.22357</text:p>
              </table:table-cell>
              <table:table-cell office:value-type="float" office:value="45.78858">
                <text:p>45.78858</text:p>
              </table:table-cell>
              <table:table-cell office:value-type="float" office:value="46.12583">
                <text:p>46.12583</text:p>
              </table:table-cell>
              <table:table-cell office:value-type="float" office:value="48.79911">
                <text:p>48.79911</text:p>
              </table:table-cell>
              <table:table-cell office:value-type="float" office:value="46.22438">
                <text:p>46.22438</text:p>
              </table:table-cell>
              <table:table-cell office:value-type="float" office:value="47.28708">
                <text:p>47.28708</text:p>
              </table:table-cell>
              <table:table-cell office:value-type="float" office:value="45.17546">
                <text:p>45.17546</text:p>
              </table:table-cell>
              <table:table-cell office:value-type="float" office:value="55.7771">
                <text:p>55.7771</text:p>
              </table:table-cell>
              <table:table-cell office:value-type="float" office:value="45.81912">
                <text:p>45.81912</text:p>
              </table:table-cell>
              <table:table-cell office:value-type="float" office:value="56.14867">
                <text:p>56.14867</text:p>
              </table:table-cell>
              <table:table-cell office:value-type="float" office:value="45.79133">
                <text:p>45.791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3759">
                <text:p>44.63759</text:p>
              </table:table-cell>
              <table:table-cell office:value-type="float" office:value="47.88395">
                <text:p>47.88395</text:p>
              </table:table-cell>
              <table:table-cell office:value-type="float" office:value="53.00481">
                <text:p>53.00481</text:p>
              </table:table-cell>
              <table:table-cell office:value-type="float" office:value="52.03204">
                <text:p>52.03204</text:p>
              </table:table-cell>
              <table:table-cell office:value-type="float" office:value="44.58294">
                <text:p>44.58294</text:p>
              </table:table-cell>
              <table:table-cell office:value-type="float" office:value="47.60619">
                <text:p>47.60619</text:p>
              </table:table-cell>
              <table:table-cell office:value-type="float" office:value="46.61334">
                <text:p>46.61334</text:p>
              </table:table-cell>
              <table:table-cell office:value-type="float" office:value="45.12172">
                <text:p>45.12172</text:p>
              </table:table-cell>
              <table:table-cell office:value-type="float" office:value="48.02299">
                <text:p>48.02299</text:p>
              </table:table-cell>
              <table:table-cell office:value-type="float" office:value="44.62566">
                <text:p>44.62566</text:p>
              </table:table-cell>
              <table:table-cell office:value-type="float" office:value="45.09325">
                <text:p>45.09325</text:p>
              </table:table-cell>
              <table:table-cell office:value-type="float" office:value="45.33061">
                <text:p>45.33061</text:p>
              </table:table-cell>
              <table:table-cell office:value-type="float" office:value="48.12003">
                <text:p>48.12003</text:p>
              </table:table-cell>
              <table:table-cell office:value-type="float" office:value="45.431">
                <text:p>45.431</text:p>
              </table:table-cell>
              <table:table-cell office:value-type="float" office:value="46.60089">
                <text:p>46.60089</text:p>
              </table:table-cell>
              <table:table-cell office:value-type="float" office:value="44.57952">
                <text:p>44.57952</text:p>
              </table:table-cell>
              <table:table-cell office:value-type="float" office:value="55.14529">
                <text:p>55.14529</text:p>
              </table:table-cell>
              <table:table-cell office:value-type="float" office:value="45.12367">
                <text:p>45.12367</text:p>
              </table:table-cell>
              <table:table-cell office:value-type="float" office:value="55.40645">
                <text:p>55.40645</text:p>
              </table:table-cell>
              <table:table-cell office:value-type="float" office:value="45.09788">
                <text:p>45.097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.74012">
                <text:p>43.74012</text:p>
              </table:table-cell>
              <table:table-cell office:value-type="float" office:value="47.29315">
                <text:p>47.29315</text:p>
              </table:table-cell>
              <table:table-cell office:value-type="float" office:value="52.34793">
                <text:p>52.34793</text:p>
              </table:table-cell>
              <table:table-cell office:value-type="float" office:value="51.37787">
                <text:p>51.37787</text:p>
              </table:table-cell>
              <table:table-cell office:value-type="float" office:value="43.78956">
                <text:p>43.78956</text:p>
              </table:table-cell>
              <table:table-cell office:value-type="float" office:value="46.82058">
                <text:p>46.82058</text:p>
              </table:table-cell>
              <table:table-cell office:value-type="float" office:value="45.72052">
                <text:p>45.72052</text:p>
              </table:table-cell>
              <table:table-cell office:value-type="float" office:value="44.41709">
                <text:p>44.41709</text:p>
              </table:table-cell>
              <table:table-cell office:value-type="float" office:value="47.33427">
                <text:p>47.33427</text:p>
              </table:table-cell>
              <table:table-cell office:value-type="float" office:value="43.72767">
                <text:p>43.72767</text:p>
              </table:table-cell>
              <table:table-cell office:value-type="float" office:value="44.3001">
                <text:p>44.3001</text:p>
              </table:table-cell>
              <table:table-cell office:value-type="float" office:value="44.63726">
                <text:p>44.63726</text:p>
              </table:table-cell>
              <table:table-cell office:value-type="float" office:value="47.34446">
                <text:p>47.34446</text:p>
              </table:table-cell>
              <table:table-cell office:value-type="float" office:value="44.73577">
                <text:p>44.73577</text:p>
              </table:table-cell>
              <table:table-cell office:value-type="float" office:value="45.8054">
                <text:p>45.8054</text:p>
              </table:table-cell>
              <table:table-cell office:value-type="float" office:value="43.68003">
                <text:p>43.68003</text:p>
              </table:table-cell>
              <table:table-cell office:value-type="float" office:value="54.39346">
                <text:p>54.39346</text:p>
              </table:table-cell>
              <table:table-cell office:value-type="float" office:value="44.33057">
                <text:p>44.33057</text:p>
              </table:table-cell>
              <table:table-cell office:value-type="float" office:value="54.76547">
                <text:p>54.76547</text:p>
              </table:table-cell>
              <table:table-cell office:value-type="float" office:value="44.30308">
                <text:p>44.303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.13467">
                <text:p>43.13467</text:p>
              </table:table-cell>
              <table:table-cell office:value-type="float" office:value="46.41014">
                <text:p>46.41014</text:p>
              </table:table-cell>
              <table:table-cell office:value-type="float" office:value="51.58653">
                <text:p>51.58653</text:p>
              </table:table-cell>
              <table:table-cell office:value-type="float" office:value="50.6074">
                <text:p>50.6074</text:p>
              </table:table-cell>
              <table:table-cell office:value-type="float" office:value="43.08937">
                <text:p>43.08937</text:p>
              </table:table-cell>
              <table:table-cell office:value-type="float" office:value="46.12433">
                <text:p>46.12433</text:p>
              </table:table-cell>
              <table:table-cell office:value-type="float" office:value="45.13208">
                <text:p>45.13208</text:p>
              </table:table-cell>
              <table:table-cell office:value-type="float" office:value="43.6219">
                <text:p>43.6219</text:p>
              </table:table-cell>
              <table:table-cell office:value-type="float" office:value="46.54885">
                <text:p>46.54885</text:p>
              </table:table-cell>
              <table:table-cell office:value-type="float" office:value="43.12218">
                <text:p>43.12218</text:p>
              </table:table-cell>
              <table:table-cell office:value-type="float" office:value="43.5994">
                <text:p>43.5994</text:p>
              </table:table-cell>
              <table:table-cell office:value-type="float" office:value="43.84233">
                <text:p>43.84233</text:p>
              </table:table-cell>
              <table:table-cell office:value-type="float" office:value="46.64664">
                <text:p>46.64664</text:p>
              </table:table-cell>
              <table:table-cell office:value-type="float" office:value="43.94278">
                <text:p>43.94278</text:p>
              </table:table-cell>
              <table:table-cell office:value-type="float" office:value="45.10988">
                <text:p>45.10988</text:p>
              </table:table-cell>
              <table:table-cell office:value-type="float" office:value="43.0762">
                <text:p>43.0762</text:p>
              </table:table-cell>
              <table:table-cell office:value-type="float" office:value="53.7433">
                <text:p>53.7433</text:p>
              </table:table-cell>
              <table:table-cell office:value-type="float" office:value="43.62995">
                <text:p>43.62995</text:p>
              </table:table-cell>
              <table:table-cell office:value-type="float" office:value="54.0116">
                <text:p>54.0116</text:p>
              </table:table-cell>
              <table:table-cell office:value-type="float" office:value="43.60249">
                <text:p>43.602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.2293">
                <text:p>42.2293</text:p>
              </table:table-cell>
              <table:table-cell office:value-type="float" office:value="45.82151">
                <text:p>45.82151</text:p>
              </table:table-cell>
              <table:table-cell office:value-type="float" office:value="50.92102">
                <text:p>50.92102</text:p>
              </table:table-cell>
              <table:table-cell office:value-type="float" office:value="49.93452">
                <text:p>49.93452</text:p>
              </table:table-cell>
              <table:table-cell office:value-type="float" office:value="42.28708">
                <text:p>42.28708</text:p>
              </table:table-cell>
              <table:table-cell office:value-type="float" office:value="45.33871">
                <text:p>45.33871</text:p>
              </table:table-cell>
              <table:table-cell office:value-type="float" office:value="44.23196">
                <text:p>44.23196</text:p>
              </table:table-cell>
              <table:table-cell office:value-type="float" office:value="42.91186">
                <text:p>42.91186</text:p>
              </table:table-cell>
              <table:table-cell office:value-type="float" office:value="45.86293">
                <text:p>45.86293</text:p>
              </table:table-cell>
              <table:table-cell office:value-type="float" office:value="42.22669">
                <text:p>42.22669</text:p>
              </table:table-cell>
              <table:table-cell office:value-type="float" office:value="42.99376">
                <text:p>42.99376</text:p>
              </table:table-cell>
              <table:table-cell office:value-type="float" office:value="43.14182">
                <text:p>43.14182</text:p>
              </table:table-cell>
              <table:table-cell office:value-type="float" office:value="45.86325">
                <text:p>45.86325</text:p>
              </table:table-cell>
              <table:table-cell office:value-type="float" office:value="43.24204">
                <text:p>43.24204</text:p>
              </table:table-cell>
              <table:table-cell office:value-type="float" office:value="44.31674">
                <text:p>44.31674</text:p>
              </table:table-cell>
              <table:table-cell office:value-type="float" office:value="42.16923">
                <text:p>42.16923</text:p>
              </table:table-cell>
              <table:table-cell office:value-type="float" office:value="52.98191">
                <text:p>52.98191</text:p>
              </table:table-cell>
              <table:table-cell office:value-type="float" office:value="42.8274">
                <text:p>42.8274</text:p>
              </table:table-cell>
              <table:table-cell office:value-type="float" office:value="53.36391">
                <text:p>53.36391</text:p>
              </table:table-cell>
              <table:table-cell office:value-type="float" office:value="42.9971">
                <text:p>42.99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.62587">
                <text:p>41.62587</text:p>
              </table:table-cell>
              <table:table-cell office:value-type="float" office:value="44.93104">
                <text:p>44.93104</text:p>
              </table:table-cell>
              <table:table-cell office:value-type="float" office:value="50.15047">
                <text:p>50.15047</text:p>
              </table:table-cell>
              <table:table-cell office:value-type="float" office:value="49.15432">
                <text:p>49.15432</text:p>
              </table:table-cell>
              <table:table-cell office:value-type="float" office:value="41.56962">
                <text:p>41.56962</text:p>
              </table:table-cell>
              <table:table-cell office:value-type="float" office:value="44.63564">
                <text:p>44.63564</text:p>
              </table:table-cell>
              <table:table-cell office:value-type="float" office:value="43.63619">
                <text:p>43.63619</text:p>
              </table:table-cell>
              <table:table-cell office:value-type="float" office:value="42.12115">
                <text:p>42.12115</text:p>
              </table:table-cell>
              <table:table-cell office:value-type="float" office:value="45.06986">
                <text:p>45.06986</text:p>
              </table:table-cell>
              <table:table-cell office:value-type="float" office:value="41.62337">
                <text:p>41.62337</text:p>
              </table:table-cell>
              <table:table-cell office:value-type="float" office:value="42.08831">
                <text:p>42.08831</text:p>
              </table:table-cell>
              <table:table-cell office:value-type="float" office:value="42.34109">
                <text:p>42.34109</text:p>
              </table:table-cell>
              <table:table-cell office:value-type="float" office:value="45.1681">
                <text:p>45.1681</text:p>
              </table:table-cell>
              <table:table-cell office:value-type="float" office:value="42.43959">
                <text:p>42.43959</text:p>
              </table:table-cell>
              <table:table-cell office:value-type="float" office:value="43.61408">
                <text:p>43.61408</text:p>
              </table:table-cell>
              <table:table-cell office:value-type="float" office:value="41.56599">
                <text:p>41.56599</text:p>
              </table:table-cell>
              <table:table-cell office:value-type="float" office:value="52.33275">
                <text:p>52.33275</text:p>
              </table:table-cell>
              <table:table-cell office:value-type="float" office:value="42.11954">
                <text:p>42.11954</text:p>
              </table:table-cell>
              <table:table-cell office:value-type="float" office:value="52.60069">
                <text:p>52.60069</text:p>
              </table:table-cell>
              <table:table-cell office:value-type="float" office:value="42.10194">
                <text:p>42.101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.72131">
                <text:p>40.72131</text:p>
              </table:table-cell>
              <table:table-cell office:value-type="float" office:value="44.32346">
                <text:p>44.32346</text:p>
              </table:table-cell>
              <table:table-cell office:value-type="float" office:value="49.47797">
                <text:p>49.47797</text:p>
              </table:table-cell>
              <table:table-cell office:value-type="float" office:value="48.47488">
                <text:p>48.47488</text:p>
              </table:table-cell>
              <table:table-cell office:value-type="float" office:value="40.77066">
                <text:p>40.77066</text:p>
              </table:table-cell>
              <table:table-cell office:value-type="float" office:value="43.8405">
                <text:p>43.8405</text:p>
              </table:table-cell>
              <table:table-cell office:value-type="float" office:value="42.72834">
                <text:p>42.72834</text:p>
              </table:table-cell>
              <table:table-cell office:value-type="float" office:value="41.41348">
                <text:p>41.41348</text:p>
              </table:table-cell>
              <table:table-cell office:value-type="float" office:value="44.36698">
                <text:p>44.36698</text:p>
              </table:table-cell>
              <table:table-cell office:value-type="float" office:value="40.70871">
                <text:p>40.70871</text:p>
              </table:table-cell>
              <table:table-cell office:value-type="float" office:value="41.48504">
                <text:p>41.48504</text:p>
              </table:table-cell>
              <table:table-cell office:value-type="float" office:value="41.63344">
                <text:p>41.63344</text:p>
              </table:table-cell>
              <table:table-cell office:value-type="float" office:value="44.37497">
                <text:p>44.37497</text:p>
              </table:table-cell>
              <table:table-cell office:value-type="float" office:value="41.73171">
                <text:p>41.73171</text:p>
              </table:table-cell>
              <table:table-cell office:value-type="float" office:value="42.82269">
                <text:p>42.82269</text:p>
              </table:table-cell>
              <table:table-cell office:value-type="float" office:value="40.6629">
                <text:p>40.6629</text:p>
              </table:table-cell>
              <table:table-cell office:value-type="float" office:value="51.56182">
                <text:p>51.56182</text:p>
              </table:table-cell>
              <table:table-cell office:value-type="float" office:value="41.31882">
                <text:p>41.31882</text:p>
              </table:table-cell>
              <table:table-cell office:value-type="float" office:value="51.94617">
                <text:p>51.94617</text:p>
              </table:table-cell>
              <table:table-cell office:value-type="float" office:value="41.48892">
                <text:p>41.488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.11022">
                <text:p>40.11022</text:p>
              </table:table-cell>
              <table:table-cell office:value-type="float" office:value="43.42578">
                <text:p>43.42578</text:p>
              </table:table-cell>
              <table:table-cell office:value-type="float" office:value="48.69996">
                <text:p>48.69996</text:p>
              </table:table-cell>
              <table:table-cell office:value-type="float" office:value="47.69703">
                <text:p>47.69703</text:p>
              </table:table-cell>
              <table:table-cell office:value-type="float" office:value="40.05524">
                <text:p>40.05524</text:p>
              </table:table-cell>
              <table:table-cell office:value-type="float" office:value="43.13986">
                <text:p>43.13986</text:p>
              </table:table-cell>
              <table:table-cell office:value-type="float" office:value="42.1348">
                <text:p>42.1348</text:p>
              </table:table-cell>
              <table:table-cell office:value-type="float" office:value="40.6031">
                <text:p>40.6031</text:p>
              </table:table-cell>
              <table:table-cell office:value-type="float" office:value="43.57395">
                <text:p>43.57395</text:p>
              </table:table-cell>
              <table:table-cell office:value-type="float" office:value="40.10734">
                <text:p>40.10734</text:p>
              </table:table-cell>
              <table:table-cell office:value-type="float" office:value="40.5817">
                <text:p>40.5817</text:p>
              </table:table-cell>
              <table:table-cell office:value-type="float" office:value="40.83243">
                <text:p>40.83243</text:p>
              </table:table-cell>
              <table:table-cell office:value-type="float" office:value="43.67261">
                <text:p>43.67261</text:p>
              </table:table-cell>
              <table:table-cell office:value-type="float" office:value="40.93101">
                <text:p>40.93101</text:p>
              </table:table-cell>
              <table:table-cell office:value-type="float" office:value="42.11301">
                <text:p>42.11301</text:p>
              </table:table-cell>
              <table:table-cell office:value-type="float" office:value="40.05191">
                <text:p>40.05191</text:p>
              </table:table-cell>
              <table:table-cell office:value-type="float" office:value="50.898">
                <text:p>50.898</text:p>
              </table:table-cell>
              <table:table-cell office:value-type="float" office:value="40.61327">
                <text:p>40.61327</text:p>
              </table:table-cell>
              <table:table-cell office:value-type="float" office:value="51.38148">
                <text:p>51.38148</text:p>
              </table:table-cell>
              <table:table-cell office:value-type="float" office:value="40.58577">
                <text:p>40.585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.21961">
                <text:p>39.21961</text:p>
              </table:table-cell>
              <table:table-cell office:value-type="float" office:value="42.83179">
                <text:p>42.83179</text:p>
              </table:table-cell>
              <table:table-cell office:value-type="float" office:value="48.02072">
                <text:p>48.02072</text:p>
              </table:table-cell>
              <table:table-cell office:value-type="float" office:value="47.00857">
                <text:p>47.00857</text:p>
              </table:table-cell>
              <table:table-cell office:value-type="float" office:value="39.26811">
                <text:p>39.26811</text:p>
              </table:table-cell>
              <table:table-cell office:value-type="float" office:value="42.33841">
                <text:p>42.33841</text:p>
              </table:table-cell>
              <table:table-cell office:value-type="float" office:value="41.22941">
                <text:p>41.22941</text:p>
              </table:table-cell>
              <table:table-cell office:value-type="float" office:value="39.89957">
                <text:p>39.89957</text:p>
              </table:table-cell>
              <table:table-cell office:value-type="float" office:value="42.87349">
                <text:p>42.87349</text:p>
              </table:table-cell>
              <table:table-cell office:value-type="float" office:value="39.20962">
                <text:p>39.20962</text:p>
              </table:table-cell>
              <table:table-cell office:value-type="float" office:value="39.97034">
                <text:p>39.97034</text:p>
              </table:table-cell>
              <table:table-cell office:value-type="float" office:value="40.1169">
                <text:p>40.1169</text:p>
              </table:table-cell>
              <table:table-cell office:value-type="float" office:value="42.87152">
                <text:p>42.87152</text:p>
              </table:table-cell>
              <table:table-cell office:value-type="float" office:value="40.21545">
                <text:p>40.21545</text:p>
              </table:table-cell>
              <table:table-cell office:value-type="float" office:value="41.31146">
                <text:p>41.31146</text:p>
              </table:table-cell>
              <table:table-cell office:value-type="float" office:value="39.16251">
                <text:p>39.16251</text:p>
              </table:table-cell>
              <table:table-cell office:value-type="float" office:value="50.12731">
                <text:p>50.12731</text:p>
              </table:table-cell>
              <table:table-cell office:value-type="float" office:value="39.80459">
                <text:p>39.80459</text:p>
              </table:table-cell>
              <table:table-cell office:value-type="float" office:value="50.51023">
                <text:p>50.51023</text:p>
              </table:table-cell>
              <table:table-cell office:value-type="float" office:value="39.9845">
                <text:p>39.98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.62209">
                <text:p>38.62209</text:p>
              </table:table-cell>
              <table:table-cell office:value-type="float" office:value="41.92455">
                <text:p>41.92455</text:p>
              </table:table-cell>
              <table:table-cell office:value-type="float" office:value="47.23524">
                <text:p>47.23524</text:p>
              </table:table-cell>
              <table:table-cell office:value-type="float" office:value="46.22313">
                <text:p>46.22313</text:p>
              </table:table-cell>
              <table:table-cell office:value-type="float" office:value="38.55862">
                <text:p>38.55862</text:p>
              </table:table-cell>
              <table:table-cell office:value-type="float" office:value="41.63014">
                <text:p>41.63014</text:p>
              </table:table-cell>
              <table:table-cell office:value-type="float" office:value="40.61792">
                <text:p>40.61792</text:p>
              </table:table-cell>
              <table:table-cell office:value-type="float" office:value="39.10282">
                <text:p>39.10282</text:p>
              </table:table-cell>
              <table:table-cell office:value-type="float" office:value="42.07056">
                <text:p>42.07056</text:p>
              </table:table-cell>
              <table:table-cell office:value-type="float" office:value="38.61015">
                <text:p>38.61015</text:p>
              </table:table-cell>
              <table:table-cell office:value-type="float" office:value="39.07111">
                <text:p>39.07111</text:p>
              </table:table-cell>
              <table:table-cell office:value-type="float" office:value="39.31973">
                <text:p>39.31973</text:p>
              </table:table-cell>
              <table:table-cell office:value-type="float" office:value="42.16181">
                <text:p>42.16181</text:p>
              </table:table-cell>
              <table:table-cell office:value-type="float" office:value="39.41629">
                <text:p>39.41629</text:p>
              </table:table-cell>
              <table:table-cell office:value-type="float" office:value="40.59598">
                <text:p>40.59598</text:p>
              </table:table-cell>
              <table:table-cell office:value-type="float" office:value="38.55486">
                <text:p>38.55486</text:p>
              </table:table-cell>
              <table:table-cell office:value-type="float" office:value="49.45509">
                <text:p>49.45509</text:p>
              </table:table-cell>
              <table:table-cell office:value-type="float" office:value="39.10294">
                <text:p>39.10294</text:p>
              </table:table-cell>
              <table:table-cell office:value-type="float" office:value="49.93821">
                <text:p>49.93821</text:p>
              </table:table-cell>
              <table:table-cell office:value-type="float" office:value="39.08521">
                <text:p>39.085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71529">
                <text:p>37.71529</text:p>
              </table:table-cell>
              <table:table-cell office:value-type="float" office:value="41.32114">
                <text:p>41.32114</text:p>
              </table:table-cell>
              <table:table-cell office:value-type="float" office:value="46.54704">
                <text:p>46.54704</text:p>
              </table:table-cell>
              <table:table-cell office:value-type="float" office:value="45.52778">
                <text:p>45.52778</text:p>
              </table:table-cell>
              <table:table-cell office:value-type="float" office:value="37.76146">
                <text:p>37.76146</text:p>
              </table:table-cell>
              <table:table-cell office:value-type="float" office:value="40.82929">
                <text:p>40.82929</text:p>
              </table:table-cell>
              <table:table-cell office:value-type="float" office:value="39.71486">
                <text:p>39.71486</text:p>
              </table:table-cell>
              <table:table-cell office:value-type="float" office:value="38.3919">
                <text:p>38.3919</text:p>
              </table:table-cell>
              <table:table-cell office:value-type="float" office:value="41.36454">
                <text:p>41.36454</text:p>
              </table:table-cell>
              <table:table-cell office:value-type="float" office:value="37.71262">
                <text:p>37.71262</text:p>
              </table:table-cell>
              <table:table-cell office:value-type="float" office:value="38.47192">
                <text:p>38.47192</text:p>
              </table:table-cell>
              <table:table-cell office:value-type="float" office:value="38.61791">
                <text:p>38.61791</text:p>
              </table:table-cell>
              <table:table-cell office:value-type="float" office:value="41.36129">
                <text:p>41.36129</text:p>
              </table:table-cell>
              <table:table-cell office:value-type="float" office:value="38.71654">
                <text:p>38.71654</text:p>
              </table:table-cell>
              <table:table-cell office:value-type="float" office:value="39.78562">
                <text:p>39.78562</text:p>
              </table:table-cell>
              <table:table-cell office:value-type="float" office:value="37.64756">
                <text:p>37.64756</text:p>
              </table:table-cell>
              <table:table-cell office:value-type="float" office:value="48.67692">
                <text:p>48.67692</text:p>
              </table:table-cell>
              <table:table-cell office:value-type="float" office:value="38.30573">
                <text:p>38.30573</text:p>
              </table:table-cell>
              <table:table-cell office:value-type="float" office:value="49.06005">
                <text:p>49.06005</text:p>
              </table:table-cell>
              <table:table-cell office:value-type="float" office:value="38.48595">
                <text:p>38.485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10637">
                <text:p>37.10637</text:p>
              </table:table-cell>
              <table:table-cell office:value-type="float" office:value="40.52209">
                <text:p>40.52209</text:p>
              </table:table-cell>
              <table:table-cell office:value-type="float" office:value="45.7538">
                <text:p>45.7538</text:p>
              </table:table-cell>
              <table:table-cell office:value-type="float" office:value="44.73483">
                <text:p>44.73483</text:p>
              </table:table-cell>
              <table:table-cell office:value-type="float" office:value="37.04205">
                <text:p>37.04205</text:p>
              </table:table-cell>
              <table:table-cell office:value-type="float" office:value="40.11398">
                <text:p>40.11398</text:p>
              </table:table-cell>
              <table:table-cell office:value-type="float" office:value="39.11529">
                <text:p>39.11529</text:p>
              </table:table-cell>
              <table:table-cell office:value-type="float" office:value="37.59686">
                <text:p>37.59686</text:p>
              </table:table-cell>
              <table:table-cell office:value-type="float" office:value="40.56354">
                <text:p>40.56354</text:p>
              </table:table-cell>
              <table:table-cell office:value-type="float" office:value="37.10489">
                <text:p>37.10489</text:p>
              </table:table-cell>
              <table:table-cell office:value-type="float" office:value="37.56483">
                <text:p>37.56483</text:p>
              </table:table-cell>
              <table:table-cell office:value-type="float" office:value="37.81079">
                <text:p>37.81079</text:p>
              </table:table-cell>
              <table:table-cell office:value-type="float" office:value="40.65573">
                <text:p>40.65573</text:p>
              </table:table-cell>
              <table:table-cell office:value-type="float" office:value="37.91971">
                <text:p>37.91971</text:p>
              </table:table-cell>
              <table:table-cell office:value-type="float" office:value="39.09383">
                <text:p>39.09383</text:p>
              </table:table-cell>
              <table:table-cell office:value-type="float" office:value="37.03847">
                <text:p>37.03847</text:p>
              </table:table-cell>
              <table:table-cell office:value-type="float" office:value="47.99756">
                <text:p>47.99756</text:p>
              </table:table-cell>
              <table:table-cell office:value-type="float" office:value="37.59639">
                <text:p>37.59639</text:p>
              </table:table-cell>
              <table:table-cell office:value-type="float" office:value="48.47872">
                <text:p>48.47872</text:p>
              </table:table-cell>
              <table:table-cell office:value-type="float" office:value="37.57867">
                <text:p>37.578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.19119">
                <text:p>36.19119</text:p>
              </table:table-cell>
              <table:table-cell office:value-type="float" office:value="39.80674">
                <text:p>39.80674</text:p>
              </table:table-cell>
              <table:table-cell office:value-type="float" office:value="45.05863">
                <text:p>45.05863</text:p>
              </table:table-cell>
              <table:table-cell office:value-type="float" office:value="44.04219">
                <text:p>44.04219</text:p>
              </table:table-cell>
              <table:table-cell office:value-type="float" office:value="36.23709">
                <text:p>36.23709</text:p>
              </table:table-cell>
              <table:table-cell office:value-type="float" office:value="39.31647">
                <text:p>39.31647</text:p>
              </table:table-cell>
              <table:table-cell office:value-type="float" office:value="38.21772">
                <text:p>38.21772</text:p>
              </table:table-cell>
              <table:table-cell office:value-type="float" office:value="36.87785">
                <text:p>36.87785</text:p>
              </table:table-cell>
              <table:table-cell office:value-type="float" office:value="39.84996">
                <text:p>39.84996</text:p>
              </table:table-cell>
              <table:table-cell office:value-type="float" office:value="36.1877">
                <text:p>36.1877</text:p>
              </table:table-cell>
              <table:table-cell office:value-type="float" office:value="36.95756">
                <text:p>36.95756</text:p>
              </table:table-cell>
              <table:table-cell office:value-type="float" office:value="37.10155">
                <text:p>37.10155</text:p>
              </table:table-cell>
              <table:table-cell office:value-type="float" office:value="39.84727">
                <text:p>39.84727</text:p>
              </table:table-cell>
              <table:table-cell office:value-type="float" office:value="37.21042">
                <text:p>37.21042</text:p>
              </table:table-cell>
              <table:table-cell office:value-type="float" office:value="38.28805">
                <text:p>38.28805</text:p>
              </table:table-cell>
              <table:table-cell office:value-type="float" office:value="36.12307">
                <text:p>36.12307</text:p>
              </table:table-cell>
              <table:table-cell office:value-type="float" office:value="47.2102">
                <text:p>47.2102</text:p>
              </table:table-cell>
              <table:table-cell office:value-type="float" office:value="36.79084">
                <text:p>36.79084</text:p>
              </table:table-cell>
              <table:table-cell office:value-type="float" office:value="47.60318">
                <text:p>47.60318</text:p>
              </table:table-cell>
              <table:table-cell office:value-type="float" office:value="36.97128">
                <text:p>36.97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.57414">
                <text:p>35.57414</text:p>
              </table:table-cell>
              <table:table-cell office:value-type="float" office:value="39.00946">
                <text:p>39.00946</text:p>
              </table:table-cell>
              <table:table-cell office:value-type="float" office:value="44.26605">
                <text:p>44.26605</text:p>
              </table:table-cell>
              <table:table-cell office:value-type="float" office:value="43.2396">
                <text:p>43.2396</text:p>
              </table:table-cell>
              <table:table-cell office:value-type="float" office:value="35.5199">
                <text:p>35.5199</text:p>
              </table:table-cell>
              <table:table-cell office:value-type="float" office:value="38.61444">
                <text:p>38.61444</text:p>
              </table:table-cell>
              <table:table-cell office:value-type="float" office:value="37.6081">
                <text:p>37.6081</text:p>
              </table:table-cell>
              <table:table-cell office:value-type="float" office:value="36.07215">
                <text:p>36.07215</text:p>
              </table:table-cell>
              <table:table-cell office:value-type="float" office:value="39.05295">
                <text:p>39.05295</text:p>
              </table:table-cell>
              <table:table-cell office:value-type="float" office:value="35.57171">
                <text:p>35.57171</text:p>
              </table:table-cell>
              <table:table-cell office:value-type="float" office:value="36.04194">
                <text:p>36.04194</text:p>
              </table:table-cell>
              <table:table-cell office:value-type="float" office:value="36.29568">
                <text:p>36.29568</text:p>
              </table:table-cell>
              <table:table-cell office:value-type="float" office:value="39.15554">
                <text:p>39.15554</text:p>
              </table:table-cell>
              <table:table-cell office:value-type="float" office:value="36.40443">
                <text:p>36.40443</text:p>
              </table:table-cell>
              <table:table-cell office:value-type="float" office:value="37.58844">
                <text:p>37.58844</text:p>
              </table:table-cell>
              <table:table-cell office:value-type="float" office:value="35.5056">
                <text:p>35.5056</text:p>
              </table:table-cell>
              <table:table-cell office:value-type="float" office:value="46.52392">
                <text:p>46.52392</text:p>
              </table:table-cell>
              <table:table-cell office:value-type="float" office:value="36.18304">
                <text:p>36.18304</text:p>
              </table:table-cell>
              <table:table-cell office:value-type="float" office:value="47.01423">
                <text:p>47.01423</text:p>
              </table:table-cell>
              <table:table-cell office:value-type="float" office:value="36.05403">
                <text:p>36.054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65055">
                <text:p>34.65055</text:p>
              </table:table-cell>
              <table:table-cell office:value-type="float" office:value="38.2996">
                <text:p>38.2996</text:p>
              </table:table-cell>
              <table:table-cell office:value-type="float" office:value="43.56366">
                <text:p>43.56366</text:p>
              </table:table-cell>
              <table:table-cell office:value-type="float" office:value="42.53954">
                <text:p>42.53954</text:p>
              </table:table-cell>
              <table:table-cell office:value-type="float" office:value="34.69673">
                <text:p>34.69673</text:p>
              </table:table-cell>
              <table:table-cell office:value-type="float" office:value="37.81676">
                <text:p>37.81676</text:p>
              </table:table-cell>
              <table:table-cell office:value-type="float" office:value="36.70209">
                <text:p>36.70209</text:p>
              </table:table-cell>
              <table:table-cell office:value-type="float" office:value="35.35487">
                <text:p>35.35487</text:p>
              </table:table-cell>
              <table:table-cell office:value-type="float" office:value="38.35132">
                <text:p>38.35132</text:p>
              </table:table-cell>
              <table:table-cell office:value-type="float" office:value="34.64698">
                <text:p>34.64698</text:p>
              </table:table-cell>
              <table:table-cell office:value-type="float" office:value="35.42501">
                <text:p>35.42501</text:p>
              </table:table-cell>
              <table:table-cell office:value-type="float" office:value="35.56853">
                <text:p>35.56853</text:p>
              </table:table-cell>
              <table:table-cell office:value-type="float" office:value="38.34826">
                <text:p>38.34826</text:p>
              </table:table-cell>
              <table:table-cell office:value-type="float" office:value="35.67732">
                <text:p>35.67732</text:p>
              </table:table-cell>
              <table:table-cell office:value-type="float" office:value="36.78107">
                <text:p>36.78107</text:p>
              </table:table-cell>
              <table:table-cell office:value-type="float" office:value="34.5825">
                <text:p>34.5825</text:p>
              </table:table-cell>
              <table:table-cell office:value-type="float" office:value="45.72867">
                <text:p>45.72867</text:p>
              </table:table-cell>
              <table:table-cell office:value-type="float" office:value="35.25776">
                <text:p>35.25776</text:p>
              </table:table-cell>
              <table:table-cell office:value-type="float" office:value="46.12099">
                <text:p>46.12099</text:p>
              </table:table-cell>
              <table:table-cell office:value-type="float" office:value="35.4386">
                <text:p>35.43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03373">
                <text:p>34.03373</text:p>
              </table:table-cell>
              <table:table-cell office:value-type="float" office:value="37.50175">
                <text:p>37.50175</text:p>
              </table:table-cell>
              <table:table-cell office:value-type="float" office:value="42.77156">
                <text:p>42.77156</text:p>
              </table:table-cell>
              <table:table-cell office:value-type="float" office:value="41.73781">
                <text:p>41.73781</text:p>
              </table:table-cell>
              <table:table-cell office:value-type="float" office:value="33.97146">
                <text:p>33.97146</text:p>
              </table:table-cell>
              <table:table-cell office:value-type="float" office:value="37.09755">
                <text:p>37.09755</text:p>
              </table:table-cell>
              <table:table-cell office:value-type="float" office:value="36.08471">
                <text:p>36.08471</text:p>
              </table:table-cell>
              <table:table-cell office:value-type="float" office:value="34.52938">
                <text:p>34.52938</text:p>
              </table:table-cell>
              <table:table-cell office:value-type="float" office:value="37.54521">
                <text:p>37.54521</text:p>
              </table:table-cell>
              <table:table-cell office:value-type="float" office:value="34.02098">
                <text:p>34.02098</text:p>
              </table:table-cell>
              <table:table-cell office:value-type="float" office:value="34.49979">
                <text:p>34.49979</text:p>
              </table:table-cell>
              <table:table-cell office:value-type="float" office:value="34.75443">
                <text:p>34.75443</text:p>
              </table:table-cell>
              <table:table-cell office:value-type="float" office:value="37.63895">
                <text:p>37.63895</text:p>
              </table:table-cell>
              <table:table-cell office:value-type="float" office:value="34.86134">
                <text:p>34.86134</text:p>
              </table:table-cell>
              <table:table-cell office:value-type="float" office:value="36.05394">
                <text:p>36.05394</text:p>
              </table:table-cell>
              <table:table-cell office:value-type="float" office:value="33.95545">
                <text:p>33.95545</text:p>
              </table:table-cell>
              <table:table-cell office:value-type="float" office:value="45.03291">
                <text:p>45.03291</text:p>
              </table:table-cell>
              <table:table-cell office:value-type="float" office:value="34.6404">
                <text:p>34.6404</text:p>
              </table:table-cell>
              <table:table-cell office:value-type="float" office:value="45.53278">
                <text:p>45.53278</text:p>
              </table:table-cell>
              <table:table-cell office:value-type="float" office:value="34.51326">
                <text:p>34.513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09211">
                <text:p>33.09211</text:p>
              </table:table-cell>
              <table:table-cell office:value-type="float" office:value="36.7826">
                <text:p>36.7826</text:p>
              </table:table-cell>
              <table:table-cell office:value-type="float" office:value="42.06173">
                <text:p>42.06173</text:p>
              </table:table-cell>
              <table:table-cell office:value-type="float" office:value="41.02205">
                <text:p>41.02205</text:p>
              </table:table-cell>
              <table:table-cell office:value-type="float" office:value="33.14802">
                <text:p>33.14802</text:p>
              </table:table-cell>
              <table:table-cell office:value-type="float" office:value="36.29158">
                <text:p>36.29158</text:p>
              </table:table-cell>
              <table:table-cell office:value-type="float" office:value="35.16908">
                <text:p>35.16908</text:p>
              </table:table-cell>
              <table:table-cell office:value-type="float" office:value="33.79446">
                <text:p>33.79446</text:p>
              </table:table-cell>
              <table:table-cell office:value-type="float" office:value="36.83596">
                <text:p>36.83596</text:p>
              </table:table-cell>
              <table:table-cell office:value-type="float" office:value="33.08778">
                <text:p>33.08778</text:p>
              </table:table-cell>
              <table:table-cell office:value-type="float" office:value="33.87477">
                <text:p>33.87477</text:p>
              </table:table-cell>
              <table:table-cell office:value-type="float" office:value="34.02782">
                <text:p>34.02782</text:p>
              </table:table-cell>
              <table:table-cell office:value-type="float" office:value="36.83326">
                <text:p>36.83326</text:p>
              </table:table-cell>
              <table:table-cell office:value-type="float" office:value="34.1363">
                <text:p>34.1363</text:p>
              </table:table-cell>
              <table:table-cell office:value-type="float" office:value="35.24864">
                <text:p>35.24864</text:p>
              </table:table-cell>
              <table:table-cell office:value-type="float" office:value="33.02415">
                <text:p>33.02415</text:p>
              </table:table-cell>
              <table:table-cell office:value-type="float" office:value="44.23994">
                <text:p>44.23994</text:p>
              </table:table-cell>
              <table:table-cell office:value-type="float" office:value="33.70717">
                <text:p>33.70717</text:p>
              </table:table-cell>
              <table:table-cell office:value-type="float" office:value="44.63229">
                <text:p>44.63229</text:p>
              </table:table-cell>
              <table:table-cell office:value-type="float" office:value="33.88821">
                <text:p>33.888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.46704">
                <text:p>32.46704</text:p>
              </table:table-cell>
              <table:table-cell office:value-type="float" office:value="35.97639">
                <text:p>35.97639</text:p>
              </table:table-cell>
              <table:table-cell office:value-type="float" office:value="41.26">
                <text:p>41.26</text:p>
              </table:table-cell>
              <table:table-cell office:value-type="float" office:value="40.22064">
                <text:p>40.22064</text:p>
              </table:table-cell>
              <table:table-cell office:value-type="float" office:value="32.40324">
                <text:p>32.40324</text:p>
              </table:table-cell>
              <table:table-cell office:value-type="float" office:value="35.57444">
                <text:p>35.57444</text:p>
              </table:table-cell>
              <table:table-cell office:value-type="float" office:value="34.54185">
                <text:p>34.54185</text:p>
              </table:table-cell>
              <table:table-cell office:value-type="float" office:value="32.9808">
                <text:p>32.9808</text:p>
              </table:table-cell>
              <table:table-cell office:value-type="float" office:value="36.0201">
                <text:p>36.0201</text:p>
              </table:table-cell>
              <table:table-cell office:value-type="float" office:value="32.46215">
                <text:p>32.46215</text:p>
              </table:table-cell>
              <table:table-cell office:value-type="float" office:value="32.94153">
                <text:p>32.94153</text:p>
              </table:table-cell>
              <table:table-cell office:value-type="float" office:value="33.20374">
                <text:p>33.20374</text:p>
              </table:table-cell>
              <table:table-cell office:value-type="float" office:value="36.11465">
                <text:p>36.11465</text:p>
              </table:table-cell>
              <table:table-cell office:value-type="float" office:value="33.31074">
                <text:p>33.31074</text:p>
              </table:table-cell>
              <table:table-cell office:value-type="float" office:value="34.52197">
                <text:p>34.52197</text:p>
              </table:table-cell>
              <table:table-cell office:value-type="float" office:value="32.39907">
                <text:p>32.39907</text:p>
              </table:table-cell>
              <table:table-cell office:value-type="float" office:value="43.53743">
                <text:p>43.53743</text:p>
              </table:table-cell>
              <table:table-cell office:value-type="float" office:value="33.08162">
                <text:p>33.08162</text:p>
              </table:table-cell>
              <table:table-cell office:value-type="float" office:value="44.03647">
                <text:p>44.03647</text:p>
              </table:table-cell>
              <table:table-cell office:value-type="float" office:value="32.95483">
                <text:p>32.954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.52543">
                <text:p>31.52543</text:p>
              </table:table-cell>
              <table:table-cell office:value-type="float" office:value="35.24949">
                <text:p>35.24949</text:p>
              </table:table-cell>
              <table:table-cell office:value-type="float" office:value="40.54449">
                <text:p>40.54449</text:p>
              </table:table-cell>
              <table:table-cell office:value-type="float" office:value="39.50726">
                <text:p>39.50726</text:p>
              </table:table-cell>
              <table:table-cell office:value-type="float" office:value="31.58131">
                <text:p>31.58131</text:p>
              </table:table-cell>
              <table:table-cell office:value-type="float" office:value="34.74876">
                <text:p>34.74876</text:p>
              </table:table-cell>
              <table:table-cell office:value-type="float" office:value="33.6081">
                <text:p>33.6081</text:p>
              </table:table-cell>
              <table:table-cell office:value-type="float" office:value="32.23768">
                <text:p>32.23768</text:p>
              </table:table-cell>
              <table:table-cell office:value-type="float" office:value="35.30289">
                <text:p>35.30289</text:p>
              </table:table-cell>
              <table:table-cell office:value-type="float" office:value="31.52069">
                <text:p>31.52069</text:p>
              </table:table-cell>
              <table:table-cell office:value-type="float" office:value="32.3181">
                <text:p>32.3181</text:p>
              </table:table-cell>
              <table:table-cell office:value-type="float" office:value="32.45922">
                <text:p>32.45922</text:p>
              </table:table-cell>
              <table:table-cell office:value-type="float" office:value="35.30173">
                <text:p>35.30173</text:p>
              </table:table-cell>
              <table:table-cell office:value-type="float" office:value="32.57749">
                <text:p>32.57749</text:p>
              </table:table-cell>
              <table:table-cell office:value-type="float" office:value="33.69795">
                <text:p>33.69795</text:p>
              </table:table-cell>
              <table:table-cell office:value-type="float" office:value="31.45818">
                <text:p>31.45818</text:p>
              </table:table-cell>
              <table:table-cell office:value-type="float" office:value="42.73636">
                <text:p>42.73636</text:p>
              </table:table-cell>
              <table:table-cell office:value-type="float" office:value="32.14878">
                <text:p>32.14878</text:p>
              </table:table-cell>
              <table:table-cell office:value-type="float" office:value="43.13665">
                <text:p>43.13665</text:p>
              </table:table-cell>
              <table:table-cell office:value-type="float" office:value="32.3299">
                <text:p>32.32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89202">
                <text:p>30.89202</text:p>
              </table:table-cell>
              <table:table-cell office:value-type="float" office:value="34.43527">
                <text:p>34.43527</text:p>
              </table:table-cell>
              <table:table-cell office:value-type="float" office:value="39.74474">
                <text:p>39.74474</text:p>
              </table:table-cell>
              <table:table-cell office:value-type="float" office:value="38.71925">
                <text:p>38.71925</text:p>
              </table:table-cell>
              <table:table-cell office:value-type="float" office:value="30.82839">
                <text:p>30.82839</text:p>
              </table:table-cell>
              <table:table-cell office:value-type="float" office:value="34.02383">
                <text:p>34.02383</text:p>
              </table:table-cell>
              <table:table-cell office:value-type="float" office:value="32.99249">
                <text:p>32.99249</text:p>
              </table:table-cell>
              <table:table-cell office:value-type="float" office:value="31.40421">
                <text:p>31.40421</text:p>
              </table:table-cell>
              <table:table-cell office:value-type="float" office:value="34.47729">
                <text:p>34.47729</text:p>
              </table:table-cell>
              <table:table-cell office:value-type="float" office:value="30.88703">
                <text:p>30.88703</text:p>
              </table:table-cell>
              <table:table-cell office:value-type="float" office:value="31.36706">
                <text:p>31.36706</text:p>
              </table:table-cell>
              <table:table-cell office:value-type="float" office:value="31.63689">
                <text:p>31.63689</text:p>
              </table:table-cell>
              <table:table-cell office:value-type="float" office:value="34.5752">
                <text:p>34.5752</text:p>
              </table:table-cell>
              <table:table-cell office:value-type="float" office:value="31.75348">
                <text:p>31.75348</text:p>
              </table:table-cell>
              <table:table-cell office:value-type="float" office:value="32.96321">
                <text:p>32.96321</text:p>
              </table:table-cell>
              <table:table-cell office:value-type="float" office:value="30.82464">
                <text:p>30.82464</text:p>
              </table:table-cell>
              <table:table-cell office:value-type="float" office:value="42.03642">
                <text:p>42.03642</text:p>
              </table:table-cell>
              <table:table-cell office:value-type="float" office:value="31.51506">
                <text:p>31.51506</text:p>
              </table:table-cell>
              <table:table-cell office:value-type="float" office:value="42.53319">
                <text:p>42.53319</text:p>
              </table:table-cell>
              <table:table-cell office:value-type="float" office:value="31.37855">
                <text:p>31.378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.94215">
                <text:p>29.94215</text:p>
              </table:table-cell>
              <table:table-cell office:value-type="float" office:value="33.70027">
                <text:p>33.70027</text:p>
              </table:table-cell>
              <table:table-cell office:value-type="float" office:value="39.04249">
                <text:p>39.04249</text:p>
              </table:table-cell>
              <table:table-cell office:value-type="float" office:value="38.00981">
                <text:p>38.00981</text:p>
              </table:table-cell>
              <table:table-cell office:value-type="float" office:value="29.99798">
                <text:p>29.99798</text:p>
              </table:table-cell>
              <table:table-cell office:value-type="float" office:value="33.2">
                <text:p>33.2</text:p>
              </table:table-cell>
              <table:table-cell office:value-type="float" office:value="32.04965">
                <text:p>32.04965</text:p>
              </table:table-cell>
              <table:table-cell office:value-type="float" office:value="30.66292">
                <text:p>30.66292</text:p>
              </table:table-cell>
              <table:table-cell office:value-type="float" office:value="33.74224">
                <text:p>33.74224</text:p>
              </table:table-cell>
              <table:table-cell office:value-type="float" office:value="29.93707">
                <text:p>29.93707</text:p>
              </table:table-cell>
              <table:table-cell office:value-type="float" office:value="30.73398">
                <text:p>30.73398</text:p>
              </table:table-cell>
              <table:table-cell office:value-type="float" office:value="30.89435">
                <text:p>30.89435</text:p>
              </table:table-cell>
              <table:table-cell office:value-type="float" office:value="33.76153">
                <text:p>33.76153</text:p>
              </table:table-cell>
              <table:table-cell office:value-type="float" office:value="31.0008">
                <text:p>31.0008</text:p>
              </table:table-cell>
              <table:table-cell office:value-type="float" office:value="32.1308">
                <text:p>32.1308</text:p>
              </table:table-cell>
              <table:table-cell office:value-type="float" office:value="29.86558">
                <text:p>29.86558</text:p>
              </table:table-cell>
              <table:table-cell office:value-type="float" office:value="41.23722">
                <text:p>41.23722</text:p>
              </table:table-cell>
              <table:table-cell office:value-type="float" office:value="30.56562">
                <text:p>30.56562</text:p>
              </table:table-cell>
              <table:table-cell office:value-type="float" office:value="41.62764">
                <text:p>41.62764</text:p>
              </table:table-cell>
              <table:table-cell office:value-type="float" office:value="30.7552">
                <text:p>30.75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.30039">
                <text:p>29.30039</text:p>
              </table:table-cell>
              <table:table-cell office:value-type="float" office:value="32.87649">
                <text:p>32.87649</text:p>
              </table:table-cell>
              <table:table-cell office:value-type="float" office:value="38.24479">
                <text:p>38.24479</text:p>
              </table:table-cell>
              <table:table-cell office:value-type="float" office:value="37.20381">
                <text:p>37.20381</text:p>
              </table:table-cell>
              <table:table-cell office:value-type="float" office:value="29.23691">
                <text:p>29.23691</text:p>
              </table:table-cell>
              <table:table-cell office:value-type="float" office:value="32.46496">
                <text:p>32.46496</text:p>
              </table:table-cell>
              <table:table-cell office:value-type="float" office:value="31.41596">
                <text:p>31.41596</text:p>
              </table:table-cell>
              <table:table-cell office:value-type="float" office:value="29.82106">
                <text:p>29.82106</text:p>
              </table:table-cell>
              <table:table-cell office:value-type="float" office:value="32.92802">
                <text:p>32.92802</text:p>
              </table:table-cell>
              <table:table-cell office:value-type="float" office:value="29.29508">
                <text:p>29.29508</text:p>
              </table:table-cell>
              <table:table-cell office:value-type="float" office:value="29.78457">
                <text:p>29.78457</text:p>
              </table:table-cell>
              <table:table-cell office:value-type="float" office:value="30.05416">
                <text:p>30.05416</text:p>
              </table:table-cell>
              <table:table-cell office:value-type="float" office:value="33.01719">
                <text:p>33.01719</text:p>
              </table:table-cell>
              <table:table-cell office:value-type="float" office:value="30.17045">
                <text:p>30.17045</text:p>
              </table:table-cell>
              <table:table-cell office:value-type="float" office:value="31.38639">
                <text:p>31.38639</text:p>
              </table:table-cell>
              <table:table-cell office:value-type="float" office:value="29.2337">
                <text:p>29.2337</text:p>
              </table:table-cell>
              <table:table-cell office:value-type="float" office:value="40.51997">
                <text:p>40.51997</text:p>
              </table:table-cell>
              <table:table-cell office:value-type="float" office:value="29.93236">
                <text:p>29.93236</text:p>
              </table:table-cell>
              <table:table-cell office:value-type="float" office:value="41.0245">
                <text:p>41.0245</text:p>
              </table:table-cell>
              <table:table-cell office:value-type="float" office:value="29.79584">
                <text:p>29.795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34257">
                <text:p>28.34257</text:p>
              </table:table-cell>
              <table:table-cell office:value-type="float" office:value="32.13196">
                <text:p>32.13196</text:p>
              </table:table-cell>
              <table:table-cell office:value-type="float" office:value="37.53535">
                <text:p>37.53535</text:p>
              </table:table-cell>
              <table:table-cell office:value-type="float" office:value="36.49475">
                <text:p>36.49475</text:p>
              </table:table-cell>
              <table:table-cell office:value-type="float" office:value="28.39676">
                <text:p>28.39676</text:p>
              </table:table-cell>
              <table:table-cell office:value-type="float" office:value="31.63319">
                <text:p>31.63319</text:p>
              </table:table-cell>
              <table:table-cell office:value-type="float" office:value="30.46657">
                <text:p>30.46657</text:p>
              </table:table-cell>
              <table:table-cell office:value-type="float" office:value="29.07022">
                <text:p>29.07022</text:p>
              </table:table-cell>
              <table:table-cell office:value-type="float" office:value="32.18517">
                <text:p>32.18517</text:p>
              </table:table-cell>
              <table:table-cell office:value-type="float" office:value="28.3373">
                <text:p>28.3373</text:p>
              </table:table-cell>
              <table:table-cell office:value-type="float" office:value="29.14309">
                <text:p>29.14309</text:p>
              </table:table-cell>
              <table:table-cell office:value-type="float" office:value="29.30339">
                <text:p>29.30339</text:p>
              </table:table-cell>
              <table:table-cell office:value-type="float" office:value="32.19395">
                <text:p>32.19395</text:p>
              </table:table-cell>
              <table:table-cell office:value-type="float" office:value="29.41966">
                <text:p>29.41966</text:p>
              </table:table-cell>
              <table:table-cell office:value-type="float" office:value="30.55423">
                <text:p>30.55423</text:p>
              </table:table-cell>
              <table:table-cell office:value-type="float" office:value="28.27598">
                <text:p>28.27598</text:p>
              </table:table-cell>
              <table:table-cell office:value-type="float" office:value="39.72101">
                <text:p>39.72101</text:p>
              </table:table-cell>
              <table:table-cell office:value-type="float" office:value="28.98328">
                <text:p>28.98328</text:p>
              </table:table-cell>
              <table:table-cell office:value-type="float" office:value="40.11321">
                <text:p>40.11321</text:p>
              </table:table-cell>
              <table:table-cell office:value-type="float" office:value="29.1643">
                <text:p>29.16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70109">
                <text:p>27.70109</text:p>
              </table:table-cell>
              <table:table-cell office:value-type="float" office:value="31.30992">
                <text:p>31.30992</text:p>
              </table:table-cell>
              <table:table-cell office:value-type="float" office:value="36.72987">
                <text:p>36.72987</text:p>
              </table:table-cell>
              <table:table-cell office:value-type="float" office:value="35.67915">
                <text:p>35.67915</text:p>
              </table:table-cell>
              <table:table-cell office:value-type="float" office:value="27.63922">
                <text:p>27.63922</text:p>
              </table:table-cell>
              <table:table-cell office:value-type="float" office:value="30.89059">
                <text:p>30.89059</text:p>
              </table:table-cell>
              <table:table-cell office:value-type="float" office:value="29.83313">
                <text:p>29.83313</text:p>
              </table:table-cell>
              <table:table-cell office:value-type="float" office:value="28.23029">
                <text:p>28.23029</text:p>
              </table:table-cell>
              <table:table-cell office:value-type="float" office:value="31.35161">
                <text:p>31.35161</text:p>
              </table:table-cell>
              <table:table-cell office:value-type="float" office:value="27.69564">
                <text:p>27.69564</text:p>
              </table:table-cell>
              <table:table-cell office:value-type="float" office:value="28.18588">
                <text:p>28.18588</text:p>
              </table:table-cell>
              <table:table-cell office:value-type="float" office:value="28.46356">
                <text:p>28.46356</text:p>
              </table:table-cell>
              <table:table-cell office:value-type="float" office:value="31.45145">
                <text:p>31.45145</text:p>
              </table:table-cell>
              <table:table-cell office:value-type="float" office:value="28.57806">
                <text:p>28.57806</text:p>
              </table:table-cell>
              <table:table-cell office:value-type="float" office:value="29.8047">
                <text:p>29.8047</text:p>
              </table:table-cell>
              <table:table-cell office:value-type="float" office:value="27.63576">
                <text:p>27.63576</text:p>
              </table:table-cell>
              <table:table-cell office:value-type="float" office:value="39.01941">
                <text:p>39.01941</text:p>
              </table:table-cell>
              <table:table-cell office:value-type="float" office:value="28.34171">
                <text:p>28.34171</text:p>
              </table:table-cell>
              <table:table-cell office:value-type="float" office:value="39.52184">
                <text:p>39.52184</text:p>
              </table:table-cell>
              <table:table-cell office:value-type="float" office:value="28.20689">
                <text:p>28.206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73536">
                <text:p>26.73536</text:p>
              </table:table-cell>
              <table:table-cell office:value-type="float" office:value="30.55898">
                <text:p>30.55898</text:p>
              </table:table-cell>
              <table:table-cell office:value-type="float" office:value="36.01111">
                <text:p>36.01111</text:p>
              </table:table-cell>
              <table:table-cell office:value-type="float" office:value="34.95222">
                <text:p>34.95222</text:p>
              </table:table-cell>
              <table:table-cell office:value-type="float" office:value="26.7894">
                <text:p>26.7894</text:p>
              </table:table-cell>
              <table:table-cell office:value-type="float" office:value="30.0604">
                <text:p>30.0604</text:p>
              </table:table-cell>
              <table:table-cell office:value-type="float" office:value="28.88376">
                <text:p>28.88376</text:p>
              </table:table-cell>
              <table:table-cell office:value-type="float" office:value="27.46276">
                <text:p>27.46276</text:p>
              </table:table-cell>
              <table:table-cell office:value-type="float" office:value="30.61058">
                <text:p>30.61058</text:p>
              </table:table-cell>
              <table:table-cell office:value-type="float" office:value="26.72953">
                <text:p>26.72953</text:p>
              </table:table-cell>
              <table:table-cell office:value-type="float" office:value="27.54461">
                <text:p>27.54461</text:p>
              </table:table-cell>
              <table:table-cell office:value-type="float" office:value="27.70445">
                <text:p>27.70445</text:p>
              </table:table-cell>
              <table:table-cell office:value-type="float" office:value="30.62015">
                <text:p>30.62015</text:p>
              </table:table-cell>
              <table:table-cell office:value-type="float" office:value="27.81034">
                <text:p>27.81034</text:p>
              </table:table-cell>
              <table:table-cell office:value-type="float" office:value="28.97294">
                <text:p>28.97294</text:p>
              </table:table-cell>
              <table:table-cell office:value-type="float" office:value="26.78594">
                <text:p>26.78594</text:p>
              </table:table-cell>
              <table:table-cell office:value-type="float" office:value="38.22392">
                <text:p>38.22392</text:p>
              </table:table-cell>
              <table:table-cell office:value-type="float" office:value="27.37593">
                <text:p>27.37593</text:p>
              </table:table-cell>
              <table:table-cell office:value-type="float" office:value="38.62436">
                <text:p>38.62436</text:p>
              </table:table-cell>
              <table:table-cell office:value-type="float" office:value="27.55553">
                <text:p>27.555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0854">
                <text:p>26.0854</text:p>
              </table:table-cell>
              <table:table-cell office:value-type="float" office:value="29.72735">
                <text:p>29.72735</text:p>
              </table:table-cell>
              <table:table-cell office:value-type="float" office:value="35.19744">
                <text:p>35.19744</text:p>
              </table:table-cell>
              <table:table-cell office:value-type="float" office:value="34.13881">
                <text:p>34.13881</text:p>
              </table:table-cell>
              <table:table-cell office:value-type="float" office:value="26.02344">
                <text:p>26.02344</text:p>
              </table:table-cell>
              <table:table-cell office:value-type="float" office:value="29.29952">
                <text:p>29.29952</text:p>
              </table:table-cell>
              <table:table-cell office:value-type="float" office:value="28.24202">
                <text:p>28.24202</text:p>
              </table:table-cell>
              <table:table-cell office:value-type="float" office:value="26.6225">
                <text:p>26.6225</text:p>
              </table:table-cell>
              <table:table-cell office:value-type="float" office:value="29.76919">
                <text:p>29.76919</text:p>
              </table:table-cell>
              <table:table-cell office:value-type="float" office:value="26.07907">
                <text:p>26.07907</text:p>
              </table:table-cell>
              <table:table-cell office:value-type="float" office:value="26.57917">
                <text:p>26.57917</text:p>
              </table:table-cell>
              <table:table-cell office:value-type="float" office:value="26.86612">
                <text:p>26.86612</text:p>
              </table:table-cell>
              <table:table-cell office:value-type="float" office:value="29.86938">
                <text:p>29.86938</text:p>
              </table:table-cell>
              <table:table-cell office:value-type="float" office:value="26.97021">
                <text:p>26.97021</text:p>
              </table:table-cell>
              <table:table-cell office:value-type="float" office:value="28.21383">
                <text:p>28.21383</text:p>
              </table:table-cell>
              <table:table-cell office:value-type="float" office:value="26.01976">
                <text:p>26.01976</text:p>
              </table:table-cell>
              <table:table-cell office:value-type="float" office:value="37.51297">
                <text:p>37.51297</text:p>
              </table:table-cell>
              <table:table-cell office:value-type="float" office:value="26.7345">
                <text:p>26.7345</text:p>
              </table:table-cell>
              <table:table-cell office:value-type="float" office:value="38.01526">
                <text:p>38.01526</text:p>
              </table:table-cell>
              <table:table-cell office:value-type="float" office:value="26.60103">
                <text:p>26.601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12116">
                <text:p>25.12116</text:p>
              </table:table-cell>
              <table:table-cell office:value-type="float" office:value="28.96651">
                <text:p>28.96651</text:p>
              </table:table-cell>
              <table:table-cell office:value-type="float" office:value="34.47072">
                <text:p>34.47072</text:p>
              </table:table-cell>
              <table:table-cell office:value-type="float" office:value="33.40398">
                <text:p>33.40398</text:p>
              </table:table-cell>
              <table:table-cell office:value-type="float" office:value="25.17509">
                <text:p>25.17509</text:p>
              </table:table-cell>
              <table:table-cell office:value-type="float" office:value="28.46955">
                <text:p>28.46955</text:p>
              </table:table-cell>
              <table:table-cell office:value-type="float" office:value="27.2759">
                <text:p>27.2759</text:p>
              </table:table-cell>
              <table:table-cell office:value-type="float" office:value="25.85651">
                <text:p>25.85651</text:p>
              </table:table-cell>
              <table:table-cell office:value-type="float" office:value="29.00984">
                <text:p>29.00984</text:p>
              </table:table-cell>
              <table:table-cell office:value-type="float" office:value="25.11494">
                <text:p>25.11494</text:p>
              </table:table-cell>
              <table:table-cell office:value-type="float" office:value="25.9307">
                <text:p>25.9307</text:p>
              </table:table-cell>
              <table:table-cell office:value-type="float" office:value="26.08848">
                <text:p>26.08848</text:p>
              </table:table-cell>
              <table:table-cell office:value-type="float" office:value="29.02972">
                <text:p>29.02972</text:p>
              </table:table-cell>
              <table:table-cell office:value-type="float" office:value="26.20276">
                <text:p>26.20276</text:p>
              </table:table-cell>
              <table:table-cell office:value-type="float" office:value="27.37542">
                <text:p>27.37542</text:p>
              </table:table-cell>
              <table:table-cell office:value-type="float" office:value="25.17168">
                <text:p>25.17168</text:p>
              </table:table-cell>
              <table:table-cell office:value-type="float" office:value="36.7078">
                <text:p>36.7078</text:p>
              </table:table-cell>
              <table:table-cell office:value-type="float" office:value="25.77045">
                <text:p>25.77045</text:p>
              </table:table-cell>
              <table:table-cell office:value-type="float" office:value="37.10998">
                <text:p>37.10998</text:p>
              </table:table-cell>
              <table:table-cell office:value-type="float" office:value="25.95093">
                <text:p>25.950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47268">
                <text:p>24.47268</text:p>
              </table:table-cell>
              <table:table-cell office:value-type="float" office:value="28.13644">
                <text:p>28.13644</text:p>
              </table:table-cell>
              <table:table-cell office:value-type="float" office:value="33.64741">
                <text:p>33.64741</text:p>
              </table:table-cell>
              <table:table-cell office:value-type="float" office:value="32.58052">
                <text:p>32.58052</text:p>
              </table:table-cell>
              <table:table-cell office:value-type="float" office:value="24.40047">
                <text:p>24.40047</text:p>
              </table:table-cell>
              <table:table-cell office:value-type="float" office:value="27.70045">
                <text:p>27.70045</text:p>
              </table:table-cell>
              <table:table-cell office:value-type="float" office:value="26.6356">
                <text:p>26.6356</text:p>
              </table:table-cell>
              <table:table-cell office:value-type="float" office:value="25.00792">
                <text:p>25.00792</text:p>
              </table:table-cell>
              <table:table-cell office:value-type="float" office:value="28.18008">
                <text:p>28.18008</text:p>
              </table:table-cell>
              <table:table-cell office:value-type="float" office:value="24.46636">
                <text:p>24.46636</text:p>
              </table:table-cell>
              <table:table-cell office:value-type="float" office:value="24.95644">
                <text:p>24.95644</text:p>
              </table:table-cell>
              <table:table-cell office:value-type="float" office:value="25.24983">
                <text:p>25.24983</text:p>
              </table:table-cell>
              <table:table-cell office:value-type="float" office:value="28.27072">
                <text:p>28.27072</text:p>
              </table:table-cell>
              <table:table-cell office:value-type="float" office:value="25.35426">
                <text:p>25.35426</text:p>
              </table:table-cell>
              <table:table-cell office:value-type="float" office:value="26.59803">
                <text:p>26.59803</text:p>
              </table:table-cell>
              <table:table-cell office:value-type="float" office:value="24.3973">
                <text:p>24.3973</text:p>
              </table:table-cell>
              <table:table-cell office:value-type="float" office:value="35.98056">
                <text:p>35.98056</text:p>
              </table:table-cell>
              <table:table-cell office:value-type="float" office:value="25.12044">
                <text:p>25.12044</text:p>
              </table:table-cell>
              <table:table-cell office:value-type="float" office:value="36.50277">
                <text:p>36.50277</text:p>
              </table:table-cell>
              <table:table-cell office:value-type="float" office:value="24.97634">
                <text:p>24.97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9005">
                <text:p>23.49005</text:p>
              </table:table-cell>
              <table:table-cell office:value-type="float" office:value="27.36864">
                <text:p>27.36864</text:p>
              </table:table-cell>
              <table:table-cell office:value-type="float" office:value="32.91263">
                <text:p>32.91263</text:p>
              </table:table-cell>
              <table:table-cell office:value-type="float" office:value="31.83771">
                <text:p>31.83771</text:p>
              </table:table-cell>
              <table:table-cell office:value-type="float" office:value="23.55331">
                <text:p>23.55331</text:p>
              </table:table-cell>
              <table:table-cell office:value-type="float" office:value="26.86182">
                <text:p>26.86182</text:p>
              </table:table-cell>
              <table:table-cell office:value-type="float" office:value="25.65981">
                <text:p>25.65981</text:p>
              </table:table-cell>
              <table:table-cell office:value-type="float" office:value="24.23345">
                <text:p>24.23345</text:p>
              </table:table-cell>
              <table:table-cell office:value-type="float" office:value="27.41123">
                <text:p>27.41123</text:p>
              </table:table-cell>
              <table:table-cell office:value-type="float" office:value="23.48469">
                <text:p>23.48469</text:p>
              </table:table-cell>
              <table:table-cell office:value-type="float" office:value="24.30809">
                <text:p>24.30809</text:p>
              </table:table-cell>
              <table:table-cell office:value-type="float" office:value="24.47543">
                <text:p>24.47543</text:p>
              </table:table-cell>
              <table:table-cell office:value-type="float" office:value="27.43237">
                <text:p>27.43237</text:p>
              </table:table-cell>
              <table:table-cell office:value-type="float" office:value="24.58962">
                <text:p>24.58962</text:p>
              </table:table-cell>
              <table:table-cell office:value-type="float" office:value="25.75946">
                <text:p>25.75946</text:p>
              </table:table-cell>
              <table:table-cell office:value-type="float" office:value="23.55072">
                <text:p>23.55072</text:p>
              </table:table-cell>
              <table:table-cell office:value-type="float" office:value="35.17547">
                <text:p>35.17547</text:p>
              </table:table-cell>
              <table:table-cell office:value-type="float" office:value="24.1479">
                <text:p>24.1479</text:p>
              </table:table-cell>
              <table:table-cell office:value-type="float" office:value="35.57647">
                <text:p>35.57647</text:p>
              </table:table-cell>
              <table:table-cell office:value-type="float" office:value="24.32786">
                <text:p>24.327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84303">
                <text:p>22.84303</text:p>
              </table:table-cell>
              <table:table-cell office:value-type="float" office:value="26.5301">
                <text:p>26.5301</text:p>
              </table:table-cell>
              <table:table-cell office:value-type="float" office:value="32.09087">
                <text:p>32.09087</text:p>
              </table:table-cell>
              <table:table-cell office:value-type="float" office:value="31.00609">
                <text:p>31.00609</text:p>
              </table:table-cell>
              <table:table-cell office:value-type="float" office:value="22.77028">
                <text:p>22.77028</text:p>
              </table:table-cell>
              <table:table-cell office:value-type="float" office:value="26.09438">
                <text:p>26.09438</text:p>
              </table:table-cell>
              <table:table-cell office:value-type="float" office:value="25.01101">
                <text:p>25.01101</text:p>
              </table:table-cell>
              <table:table-cell office:value-type="float" office:value="23.37614">
                <text:p>23.37614</text:p>
              </table:table-cell>
              <table:table-cell office:value-type="float" office:value="26.57289">
                <text:p>26.57289</text:p>
              </table:table-cell>
              <table:table-cell office:value-type="float" office:value="22.83612">
                <text:p>22.83612</text:p>
              </table:table-cell>
              <table:table-cell office:value-type="float" office:value="23.32564">
                <text:p>23.32564</text:p>
              </table:table-cell>
              <table:table-cell office:value-type="float" office:value="23.81693">
                <text:p>23.81693</text:p>
              </table:table-cell>
              <table:table-cell office:value-type="float" office:value="26.66505">
                <text:p>26.66505</text:p>
              </table:table-cell>
              <table:table-cell office:value-type="float" office:value="23.73285">
                <text:p>23.73285</text:p>
              </table:table-cell>
              <table:table-cell office:value-type="float" office:value="24.98359">
                <text:p>24.98359</text:p>
              </table:table-cell>
              <table:table-cell office:value-type="float" office:value="22.768">
                <text:p>22.768</text:p>
              </table:table-cell>
              <table:table-cell office:value-type="float" office:value="34.44865">
                <text:p>34.44865</text:p>
              </table:table-cell>
              <table:table-cell office:value-type="float" office:value="23.4895">
                <text:p>23.4895</text:p>
              </table:table-cell>
              <table:table-cell office:value-type="float" office:value="34.96112">
                <text:p>34.96112</text:p>
              </table:table-cell>
              <table:table-cell office:value-type="float" office:value="23.35519">
                <text:p>23.355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.86187">
                <text:p>21.86187</text:p>
              </table:table-cell>
              <table:table-cell office:value-type="float" office:value="25.75266">
                <text:p>25.75266</text:p>
              </table:table-cell>
              <table:table-cell office:value-type="float" office:value="31.33779">
                <text:p>31.33779</text:p>
              </table:table-cell>
              <table:table-cell office:value-type="float" office:value="30.25342">
                <text:p>30.25342</text:p>
              </table:table-cell>
              <table:table-cell office:value-type="float" office:value="21.91469">
                <text:p>21.91469</text:p>
              </table:table-cell>
              <table:table-cell office:value-type="float" office:value="25.24559">
                <text:p>25.24559</text:p>
              </table:table-cell>
              <table:table-cell office:value-type="float" office:value="24.03637">
                <text:p>24.03637</text:p>
              </table:table-cell>
              <table:table-cell office:value-type="float" office:value="22.59301">
                <text:p>22.59301</text:p>
              </table:table-cell>
              <table:table-cell office:value-type="float" office:value="25.79517">
                <text:p>25.79517</text:p>
              </table:table-cell>
              <table:table-cell office:value-type="float" office:value="22.05463">
                <text:p>22.05463</text:p>
              </table:table-cell>
              <table:table-cell office:value-type="float" office:value="22.67864">
                <text:p>22.67864</text:p>
              </table:table-cell>
              <table:table-cell office:value-type="float" office:value="22.84528">
                <text:p>22.84528</text:p>
              </table:table-cell>
              <table:table-cell office:value-type="float" office:value="25.81687">
                <text:p>25.81687</text:p>
              </table:table-cell>
              <table:table-cell office:value-type="float" office:value="22.95856">
                <text:p>22.95856</text:p>
              </table:table-cell>
              <table:table-cell office:value-type="float" office:value="24.13513">
                <text:p>24.13513</text:p>
              </table:table-cell>
              <table:table-cell office:value-type="float" office:value="21.91302">
                <text:p>21.91302</text:p>
              </table:table-cell>
              <table:table-cell office:value-type="float" office:value="33.62531">
                <text:p>33.62531</text:p>
              </table:table-cell>
              <table:table-cell office:value-type="float" office:value="22.7166">
                <text:p>22.7166</text:p>
              </table:table-cell>
              <table:table-cell office:value-type="float" office:value="34.0367">
                <text:p>34.0367</text:p>
              </table:table-cell>
              <table:table-cell office:value-type="float" office:value="22.69828">
                <text:p>22.698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.20633">
                <text:p>21.20633</text:p>
              </table:table-cell>
              <table:table-cell office:value-type="float" office:value="24.90541">
                <text:p>24.90541</text:p>
              </table:table-cell>
              <table:table-cell office:value-type="float" office:value="30.50598">
                <text:p>30.50598</text:p>
              </table:table-cell>
              <table:table-cell office:value-type="float" office:value="29.42343">
                <text:p>29.42343</text:p>
              </table:table-cell>
              <table:table-cell office:value-type="float" office:value="21.13306">
                <text:p>21.13306</text:p>
              </table:table-cell>
              <table:table-cell office:value-type="float" office:value="24.4711">
                <text:p>24.4711</text:p>
              </table:table-cell>
              <table:table-cell office:value-type="float" office:value="23.38922">
                <text:p>23.38922</text:p>
              </table:table-cell>
              <table:table-cell office:value-type="float" office:value="21.74727">
                <text:p>21.74727</text:p>
              </table:table-cell>
              <table:table-cell office:value-type="float" office:value="24.94843">
                <text:p>24.94843</text:p>
              </table:table-cell>
              <table:table-cell office:value-type="float" office:value="21.19928">
                <text:p>21.19928</text:p>
              </table:table-cell>
              <table:table-cell office:value-type="float" office:value="21.6974">
                <text:p>21.6974</text:p>
              </table:table-cell>
              <table:table-cell office:value-type="float" office:value="22.18674">
                <text:p>22.18674</text:p>
              </table:table-cell>
              <table:table-cell office:value-type="float" office:value="25.04125">
                <text:p>25.04125</text:p>
              </table:table-cell>
              <table:table-cell office:value-type="float" office:value="22.10279">
                <text:p>22.10279</text:p>
              </table:table-cell>
              <table:table-cell office:value-type="float" office:value="23.36209">
                <text:p>23.36209</text:p>
              </table:table-cell>
              <table:table-cell office:value-type="float" office:value="21.13165">
                <text:p>21.13165</text:p>
              </table:table-cell>
              <table:table-cell office:value-type="float" office:value="32.8903">
                <text:p>32.8903</text:p>
              </table:table-cell>
              <table:table-cell office:value-type="float" office:value="21.86097">
                <text:p>21.86097</text:p>
              </table:table-cell>
              <table:table-cell office:value-type="float" office:value="33.41167">
                <text:p>33.41167</text:p>
              </table:table-cell>
              <table:table-cell office:value-type="float" office:value="21.71694">
                <text:p>21.716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.21665">
                <text:p>20.21665</text:p>
              </table:table-cell>
              <table:table-cell office:value-type="float" office:value="24.13091">
                <text:p>24.13091</text:p>
              </table:table-cell>
              <table:table-cell office:value-type="float" office:value="29.75496">
                <text:p>29.75496</text:p>
              </table:table-cell>
              <table:table-cell office:value-type="float" office:value="28.66283">
                <text:p>28.66283</text:p>
              </table:table-cell>
              <table:table-cell office:value-type="float" office:value="20.27892">
                <text:p>20.27892</text:p>
              </table:table-cell>
              <table:table-cell office:value-type="float" office:value="23.61396">
                <text:p>23.61396</text:p>
              </table:table-cell>
              <table:table-cell office:value-type="float" office:value="22.60479">
                <text:p>22.60479</text:p>
              </table:table-cell>
              <table:table-cell office:value-type="float" office:value="20.95545">
                <text:p>20.95545</text:p>
              </table:table-cell>
              <table:table-cell office:value-type="float" office:value="24.17428">
                <text:p>24.17428</text:p>
              </table:table-cell>
              <table:table-cell office:value-type="float" office:value="20.41919">
                <text:p>20.41919</text:p>
              </table:table-cell>
              <table:table-cell office:value-type="float" office:value="21.04205">
                <text:p>21.04205</text:p>
              </table:table-cell>
              <table:table-cell office:value-type="float" office:value="21.20657">
                <text:p>21.20657</text:p>
              </table:table-cell>
              <table:table-cell office:value-type="float" office:value="24.19451">
                <text:p>24.19451</text:p>
              </table:table-cell>
              <table:table-cell office:value-type="float" office:value="21.32127">
                <text:p>21.32127</text:p>
              </table:table-cell>
              <table:table-cell office:value-type="float" office:value="22.50502">
                <text:p>22.50502</text:p>
              </table:table-cell>
              <table:table-cell office:value-type="float" office:value="20.27764">
                <text:p>20.27764</text:p>
              </table:table-cell>
              <table:table-cell office:value-type="float" office:value="32.25677">
                <text:p>32.25677</text:p>
              </table:table-cell>
              <table:table-cell office:value-type="float" office:value="21.07948">
                <text:p>21.07948</text:p>
              </table:table-cell>
              <table:table-cell office:value-type="float" office:value="32.47077">
                <text:p>32.47077</text:p>
              </table:table-cell>
              <table:table-cell office:value-type="float" office:value="21.06134">
                <text:p>21.061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56267">
                <text:p>19.56267</text:p>
              </table:table-cell>
              <table:table-cell office:value-type="float" office:value="23.28358">
                <text:p>23.28358</text:p>
              </table:table-cell>
              <table:table-cell office:value-type="float" office:value="28.92285">
                <text:p>28.92285</text:p>
              </table:table-cell>
              <table:table-cell office:value-type="float" office:value="27.82429">
                <text:p>27.82429</text:p>
              </table:table-cell>
              <table:table-cell office:value-type="float" office:value="19.48874">
                <text:p>19.48874</text:p>
              </table:table-cell>
              <table:table-cell office:value-type="float" office:value="22.84069">
                <text:p>22.84069</text:p>
              </table:table-cell>
              <table:table-cell office:value-type="float" office:value="21.7493">
                <text:p>21.7493</text:p>
              </table:table-cell>
              <table:table-cell office:value-type="float" office:value="20.1013">
                <text:p>20.1013</text:p>
              </table:table-cell>
              <table:table-cell office:value-type="float" office:value="23.32764">
                <text:p>23.32764</text:p>
              </table:table-cell>
              <table:table-cell office:value-type="float" office:value="19.5657">
                <text:p>19.5657</text:p>
              </table:table-cell>
              <table:table-cell office:value-type="float" office:value="20.05261">
                <text:p>20.05261</text:p>
              </table:table-cell>
              <table:table-cell office:value-type="float" office:value="20.55064">
                <text:p>20.55064</text:p>
              </table:table-cell>
              <table:table-cell office:value-type="float" office:value="23.41044">
                <text:p>23.41044</text:p>
              </table:table-cell>
              <table:table-cell office:value-type="float" office:value="20.46568">
                <text:p>20.46568</text:p>
              </table:table-cell>
              <table:table-cell office:value-type="float" office:value="21.72348">
                <text:p>21.72348</text:p>
              </table:table-cell>
              <table:table-cell office:value-type="float" office:value="19.48749">
                <text:p>19.48749</text:p>
              </table:table-cell>
              <table:table-cell office:value-type="float" office:value="31.31551">
                <text:p>31.31551</text:p>
              </table:table-cell>
              <table:table-cell office:value-type="float" office:value="20.21561">
                <text:p>20.21561</text:p>
              </table:table-cell>
              <table:table-cell office:value-type="float" office:value="31.84587">
                <text:p>31.84587</text:p>
              </table:table-cell>
              <table:table-cell office:value-type="float" office:value="20.0816">
                <text:p>20.08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5761">
                <text:p>18.5761</text:p>
              </table:table-cell>
              <table:table-cell office:value-type="float" office:value="22.50078">
                <text:p>22.50078</text:p>
              </table:table-cell>
              <table:table-cell office:value-type="float" office:value="28.15347">
                <text:p>28.15347</text:p>
              </table:table-cell>
              <table:table-cell office:value-type="float" office:value="27.0651">
                <text:p>27.0651</text:p>
              </table:table-cell>
              <table:table-cell office:value-type="float" office:value="18.63615">
                <text:p>18.63615</text:p>
              </table:table-cell>
              <table:table-cell office:value-type="float" office:value="22.18193">
                <text:p>22.18193</text:p>
              </table:table-cell>
              <table:table-cell office:value-type="float" office:value="20.96768">
                <text:p>20.96768</text:p>
              </table:table-cell>
              <table:table-cell office:value-type="float" office:value="19.31106">
                <text:p>19.31106</text:p>
              </table:table-cell>
              <table:table-cell office:value-type="float" office:value="22.54457">
                <text:p>22.54457</text:p>
              </table:table-cell>
              <table:table-cell office:value-type="float" office:value="18.76723">
                <text:p>18.76723</text:p>
              </table:table-cell>
              <table:table-cell office:value-type="float" office:value="19.39818">
                <text:p>19.39818</text:p>
              </table:table-cell>
              <table:table-cell office:value-type="float" office:value="19.56205">
                <text:p>19.56205</text:p>
              </table:table-cell>
              <table:table-cell office:value-type="float" office:value="22.56374">
                <text:p>22.56374</text:p>
              </table:table-cell>
              <table:table-cell office:value-type="float" office:value="19.68528">
                <text:p>19.68528</text:p>
              </table:table-cell>
              <table:table-cell office:value-type="float" office:value="20.86793">
                <text:p>20.86793</text:p>
              </table:table-cell>
              <table:table-cell office:value-type="float" office:value="18.63351">
                <text:p>18.63351</text:p>
              </table:table-cell>
              <table:table-cell office:value-type="float" office:value="30.68212">
                <text:p>30.68212</text:p>
              </table:table-cell>
              <table:table-cell office:value-type="float" office:value="19.43565">
                <text:p>19.43565</text:p>
              </table:table-cell>
              <table:table-cell office:value-type="float" office:value="30.89676">
                <text:p>30.89676</text:p>
              </table:table-cell>
              <table:table-cell office:value-type="float" office:value="19.42755">
                <text:p>19.427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92215">
                <text:p>17.92215</text:p>
              </table:table-cell>
              <table:table-cell office:value-type="float" office:value="21.64518">
                <text:p>21.64518</text:p>
              </table:table-cell>
              <table:table-cell office:value-type="float" office:value="27.31468">
                <text:p>27.31468</text:p>
              </table:table-cell>
              <table:table-cell office:value-type="float" office:value="26.21654">
                <text:p>26.21654</text:p>
              </table:table-cell>
              <table:table-cell office:value-type="float" office:value="17.83774">
                <text:p>17.83774</text:p>
              </table:table-cell>
              <table:table-cell office:value-type="float" office:value="21.20158">
                <text:p>21.20158</text:p>
              </table:table-cell>
              <table:table-cell office:value-type="float" office:value="20.11355">
                <text:p>20.11355</text:p>
              </table:table-cell>
              <table:table-cell office:value-type="float" office:value="18.45689">
                <text:p>18.45689</text:p>
              </table:table-cell>
              <table:table-cell office:value-type="float" office:value="21.68905">
                <text:p>21.68905</text:p>
              </table:table-cell>
              <table:table-cell office:value-type="float" office:value="17.91472">
                <text:p>17.91472</text:p>
              </table:table-cell>
              <table:table-cell office:value-type="float" office:value="18.41136">
                <text:p>18.41136</text:p>
              </table:table-cell>
              <table:table-cell office:value-type="float" office:value="18.90637">
                <text:p>18.90637</text:p>
              </table:table-cell>
              <table:table-cell office:value-type="float" office:value="21.7823">
                <text:p>21.7823</text:p>
              </table:table-cell>
              <table:table-cell office:value-type="float" office:value="18.82228">
                <text:p>18.82228</text:p>
              </table:table-cell>
              <table:table-cell office:value-type="float" office:value="20.07781">
                <text:p>20.07781</text:p>
              </table:table-cell>
              <table:table-cell office:value-type="float" office:value="17.84621">
                <text:p>17.84621</text:p>
              </table:table-cell>
              <table:table-cell office:value-type="float" office:value="29.73299">
                <text:p>29.73299</text:p>
              </table:table-cell>
              <table:table-cell office:value-type="float" office:value="18.57222">
                <text:p>18.57222</text:p>
              </table:table-cell>
              <table:table-cell office:value-type="float" office:value="30.26364">
                <text:p>30.26364</text:p>
              </table:table-cell>
              <table:table-cell office:value-type="float" office:value="18.43923">
                <text:p>18.439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08654">
                <text:p>17.08654</text:p>
              </table:table-cell>
              <table:table-cell office:value-type="float" office:value="20.86352">
                <text:p>20.86352</text:p>
              </table:table-cell>
              <table:table-cell office:value-type="float" office:value="26.55681">
                <text:p>26.55681</text:p>
              </table:table-cell>
              <table:table-cell office:value-type="float" office:value="25.45061">
                <text:p>25.45061</text:p>
              </table:table-cell>
              <table:table-cell office:value-type="float" office:value="17.02639">
                <text:p>17.02639</text:p>
              </table:table-cell>
              <table:table-cell office:value-type="float" office:value="20.54584">
                <text:p>20.54584</text:p>
              </table:table-cell>
              <table:table-cell office:value-type="float" office:value="19.32483">
                <text:p>19.32483</text:p>
              </table:table-cell>
              <table:table-cell office:value-type="float" office:value="17.66965">
                <text:p>17.66965</text:p>
              </table:table-cell>
              <table:table-cell office:value-type="float" office:value="20.9076">
                <text:p>20.9076</text:p>
              </table:table-cell>
              <table:table-cell office:value-type="float" office:value="17.13355">
                <text:p>17.13355</text:p>
              </table:table-cell>
              <table:table-cell office:value-type="float" office:value="17.74722">
                <text:p>17.74722</text:p>
              </table:table-cell>
              <table:table-cell office:value-type="float" office:value="17.92087">
                <text:p>17.92087</text:p>
              </table:table-cell>
              <table:table-cell office:value-type="float" office:value="20.92693">
                <text:p>20.92693</text:p>
              </table:table-cell>
              <table:table-cell office:value-type="float" office:value="18.03368">
                <text:p>18.03368</text:p>
              </table:table-cell>
              <table:table-cell office:value-type="float" office:value="19.42212">
                <text:p>19.42212</text:p>
              </table:table-cell>
              <table:table-cell office:value-type="float" office:value="17.02513">
                <text:p>17.02513</text:p>
              </table:table-cell>
              <table:table-cell office:value-type="float" office:value="29.08976">
                <text:p>29.08976</text:p>
              </table:table-cell>
              <table:table-cell office:value-type="float" office:value="17.78518">
                <text:p>17.78518</text:p>
              </table:table-cell>
              <table:table-cell office:value-type="float" office:value="29.31474">
                <text:p>29.31474</text:p>
              </table:table-cell>
              <table:table-cell office:value-type="float" office:value="17.77674">
                <text:p>17.776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36978">
                <text:p>16.36978</text:p>
              </table:table-cell>
              <table:table-cell office:value-type="float" office:value="20.00791">
                <text:p>20.00791</text:p>
              </table:table-cell>
              <table:table-cell office:value-type="float" office:value="25.90665">
                <text:p>25.90665</text:p>
              </table:table-cell>
              <table:table-cell office:value-type="float" office:value="24.60339">
                <text:p>24.60339</text:p>
              </table:table-cell>
              <table:table-cell office:value-type="float" office:value="16.3185">
                <text:p>16.3185</text:p>
              </table:table-cell>
              <table:table-cell office:value-type="float" office:value="19.55742">
                <text:p>19.55742</text:p>
              </table:table-cell>
              <table:table-cell office:value-type="float" office:value="18.47085">
                <text:p>18.47085</text:p>
              </table:table-cell>
              <table:table-cell office:value-type="float" office:value="16.84678">
                <text:p>16.84678</text:p>
              </table:table-cell>
              <table:table-cell office:value-type="float" office:value="20.05226">
                <text:p>20.05226</text:p>
              </table:table-cell>
              <table:table-cell office:value-type="float" office:value="16.38585">
                <text:p>16.38585</text:p>
              </table:table-cell>
              <table:table-cell office:value-type="float" office:value="16.80114">
                <text:p>16.80114</text:p>
              </table:table-cell>
              <table:table-cell office:value-type="float" office:value="17.2569">
                <text:p>17.2569</text:p>
              </table:table-cell>
              <table:table-cell office:value-type="float" office:value="20.13709">
                <text:p>20.13709</text:p>
              </table:table-cell>
              <table:table-cell office:value-type="float" office:value="17.18903">
                <text:p>17.18903</text:p>
              </table:table-cell>
              <table:table-cell office:value-type="float" office:value="18.43526">
                <text:p>18.43526</text:p>
              </table:table-cell>
              <table:table-cell office:value-type="float" office:value="16.31716">
                <text:p>16.31716</text:p>
              </table:table-cell>
              <table:table-cell office:value-type="float" office:value="28.13216">
                <text:p>28.13216</text:p>
              </table:table-cell>
              <table:table-cell office:value-type="float" office:value="16.96232">
                <text:p>16.96232</text:p>
              </table:table-cell>
              <table:table-cell office:value-type="float" office:value="28.67328">
                <text:p>28.67328</text:p>
              </table:table-cell>
              <table:table-cell office:value-type="float" office:value="16.83104">
                <text:p>16.831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69123">
                <text:p>15.69123</text:p>
              </table:table-cell>
              <table:table-cell office:value-type="float" office:value="19.2192">
                <text:p>19.2192</text:p>
              </table:table-cell>
              <table:table-cell office:value-type="float" office:value="24.93225">
                <text:p>24.93225</text:p>
              </table:table-cell>
              <table:table-cell office:value-type="float" office:value="23.82777">
                <text:p>23.82777</text:p>
              </table:table-cell>
              <table:table-cell office:value-type="float" office:value="15.6568">
                <text:p>15.6568</text:p>
              </table:table-cell>
              <table:table-cell office:value-type="float" office:value="18.90162">
                <text:p>18.90162</text:p>
              </table:table-cell>
              <table:table-cell office:value-type="float" office:value="17.68373">
                <text:p>17.68373</text:p>
              </table:table-cell>
              <table:table-cell office:value-type="float" office:value="16.14013">
                <text:p>16.14013</text:p>
              </table:table-cell>
              <table:table-cell office:value-type="float" office:value="19.26341">
                <text:p>19.26341</text:p>
              </table:table-cell>
              <table:table-cell office:value-type="float" office:value="15.71154">
                <text:p>15.71154</text:p>
              </table:table-cell>
              <table:table-cell office:value-type="float" office:value="16.21802">
                <text:p>16.21802</text:p>
              </table:table-cell>
              <table:table-cell office:value-type="float" office:value="16.31859">
                <text:p>16.31859</text:p>
              </table:table-cell>
              <table:table-cell office:value-type="float" office:value="19.28315">
                <text:p>19.28315</text:p>
              </table:table-cell>
              <table:table-cell office:value-type="float" office:value="16.43949">
                <text:p>16.43949</text:p>
              </table:table-cell>
              <table:table-cell office:value-type="float" office:value="17.78077">
                <text:p>17.78077</text:p>
              </table:table-cell>
              <table:table-cell office:value-type="float" office:value="15.65529">
                <text:p>15.65529</text:p>
              </table:table-cell>
              <table:table-cell office:value-type="float" office:value="27.49195">
                <text:p>27.49195</text:p>
              </table:table-cell>
              <table:table-cell office:value-type="float" office:value="16.2561">
                <text:p>16.2561</text:p>
              </table:table-cell>
              <table:table-cell office:value-type="float" office:value="27.71739">
                <text:p>27.71739</text:p>
              </table:table-cell>
              <table:table-cell office:value-type="float" office:value="16.24795">
                <text:p>16.247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07962">
                <text:p>15.07962</text:p>
              </table:table-cell>
              <table:table-cell office:value-type="float" office:value="18.36492">
                <text:p>18.36492</text:p>
              </table:table-cell>
              <table:table-cell office:value-type="float" office:value="24.28359">
                <text:p>24.28359</text:p>
              </table:table-cell>
              <table:table-cell office:value-type="float" office:value="22.97239">
                <text:p>22.97239</text:p>
              </table:table-cell>
              <table:table-cell office:value-type="float" office:value="15.04542">
                <text:p>15.04542</text:p>
              </table:table-cell>
              <table:table-cell office:value-type="float" office:value="17.91569">
                <text:p>17.91569</text:p>
              </table:table-cell>
              <table:table-cell office:value-type="float" office:value="16.84737">
                <text:p>16.84737</text:p>
              </table:table-cell>
              <table:table-cell office:value-type="float" office:value="15.47653">
                <text:p>15.47653</text:p>
              </table:table-cell>
              <table:table-cell office:value-type="float" office:value="18.40937">
                <text:p>18.40937</text:p>
              </table:table-cell>
              <table:table-cell office:value-type="float" office:value="15.11119">
                <text:p>15.11119</text:p>
              </table:table-cell>
              <table:table-cell office:value-type="float" office:value="15.43289">
                <text:p>15.43289</text:p>
              </table:table-cell>
              <table:table-cell office:value-type="float" office:value="15.75567">
                <text:p>15.75567</text:p>
              </table:table-cell>
              <table:table-cell office:value-type="float" office:value="18.49464">
                <text:p>18.49464</text:p>
              </table:table-cell>
              <table:table-cell office:value-type="float" office:value="15.73926">
                <text:p>15.73926</text:p>
              </table:table-cell>
              <table:table-cell office:value-type="float" office:value="16.81093">
                <text:p>16.81093</text:p>
              </table:table-cell>
              <table:table-cell office:value-type="float" office:value="15.0538">
                <text:p>15.0538</text:p>
              </table:table-cell>
              <table:table-cell office:value-type="float" office:value="26.52626">
                <text:p>26.52626</text:p>
              </table:table-cell>
              <table:table-cell office:value-type="float" office:value="15.59263">
                <text:p>15.59263</text:p>
              </table:table-cell>
              <table:table-cell office:value-type="float" office:value="27.07589">
                <text:p>27.07589</text:p>
              </table:table-cell>
              <table:table-cell office:value-type="float" office:value="15.46144">
                <text:p>15.461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55431">
                <text:p>14.55431</text:p>
              </table:table-cell>
              <table:table-cell office:value-type="float" office:value="17.57779">
                <text:p>17.57779</text:p>
              </table:table-cell>
              <table:table-cell office:value-type="float" office:value="23.3104">
                <text:p>23.3104</text:p>
              </table:table-cell>
              <table:table-cell office:value-type="float" office:value="22.1893">
                <text:p>22.1893</text:p>
              </table:table-cell>
              <table:table-cell office:value-type="float" office:value="14.54448">
                <text:p>14.54448</text:p>
              </table:table-cell>
              <table:table-cell office:value-type="float" office:value="17.25403">
                <text:p>17.25403</text:p>
              </table:table-cell>
              <table:table-cell office:value-type="float" office:value="16.13028">
                <text:p>16.13028</text:p>
              </table:table-cell>
              <table:table-cell office:value-type="float" office:value="14.86661">
                <text:p>14.86661</text:p>
              </table:table-cell>
              <table:table-cell office:value-type="float" office:value="17.62211">
                <text:p>17.62211</text:p>
              </table:table-cell>
              <table:table-cell office:value-type="float" office:value="14.55102">
                <text:p>14.55102</text:p>
              </table:table-cell>
              <table:table-cell office:value-type="float" office:value="14.95453">
                <text:p>14.95453</text:p>
              </table:table-cell>
              <table:table-cell office:value-type="float" office:value="14.9764">
                <text:p>14.9764</text:p>
              </table:table-cell>
              <table:table-cell office:value-type="float" office:value="17.64218">
                <text:p>17.64218</text:p>
              </table:table-cell>
              <table:table-cell office:value-type="float" office:value="15.09746">
                <text:p>15.09746</text:p>
              </table:table-cell>
              <table:table-cell office:value-type="float" office:value="16.20619">
                <text:p>16.20619</text:p>
              </table:table-cell>
              <table:table-cell office:value-type="float" office:value="14.54311">
                <text:p>14.54311</text:p>
              </table:table-cell>
              <table:table-cell office:value-type="float" office:value="25.88583">
                <text:p>25.88583</text:p>
              </table:table-cell>
              <table:table-cell office:value-type="float" office:value="14.99095">
                <text:p>14.99095</text:p>
              </table:table-cell>
              <table:table-cell office:value-type="float" office:value="26.10169">
                <text:p>26.10169</text:p>
              </table:table-cell>
              <table:table-cell office:value-type="float" office:value="14.98315">
                <text:p>14.983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03288">
                <text:p>14.03288</text:p>
              </table:table-cell>
              <table:table-cell office:value-type="float" office:value="16.75463">
                <text:p>16.75463</text:p>
              </table:table-cell>
              <table:table-cell office:value-type="float" office:value="22.65316">
                <text:p>22.65316</text:p>
              </table:table-cell>
              <table:table-cell office:value-type="float" office:value="21.34344">
                <text:p>21.34344</text:p>
              </table:table-cell>
              <table:table-cell office:value-type="float" office:value="14.03425">
                <text:p>14.03425</text:p>
              </table:table-cell>
              <table:table-cell office:value-type="float" office:value="16.33983">
                <text:p>16.33983</text:p>
              </table:table-cell>
              <table:table-cell office:value-type="float" office:value="15.45295">
                <text:p>15.45295</text:p>
              </table:table-cell>
              <table:table-cell office:value-type="float" office:value="14.35588">
                <text:p>14.35588</text:p>
              </table:table-cell>
              <table:table-cell office:value-type="float" office:value="16.79915">
                <text:p>16.79915</text:p>
              </table:table-cell>
              <table:table-cell office:value-type="float" office:value="14.09846">
                <text:p>14.09846</text:p>
              </table:table-cell>
              <table:table-cell office:value-type="float" office:value="14.32206">
                <text:p>14.32206</text:p>
              </table:table-cell>
              <table:table-cell office:value-type="float" office:value="14.50833">
                <text:p>14.50833</text:p>
              </table:table-cell>
              <table:table-cell office:value-type="float" office:value="16.87293">
                <text:p>16.87293</text:p>
              </table:table-cell>
              <table:table-cell office:value-type="float" office:value="14.54238">
                <text:p>14.54238</text:p>
              </table:table-cell>
              <table:table-cell office:value-type="float" office:value="15.37851">
                <text:p>15.37851</text:p>
              </table:table-cell>
              <table:table-cell office:value-type="float" office:value="14.03116">
                <text:p>14.03116</text:p>
              </table:table-cell>
              <table:table-cell office:value-type="float" office:value="24.9115">
                <text:p>24.9115</text:p>
              </table:table-cell>
              <table:table-cell office:value-type="float" office:value="14.48167">
                <text:p>14.48167</text:p>
              </table:table-cell>
              <table:table-cell office:value-type="float" office:value="25.46181">
                <text:p>25.46181</text:p>
              </table:table-cell>
              <table:table-cell office:value-type="float" office:value="14.34086">
                <text:p>14.340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65153">
                <text:p>13.65153</text:p>
              </table:table-cell>
              <table:table-cell office:value-type="float" office:value="16.03854">
                <text:p>16.03854</text:p>
              </table:table-cell>
              <table:table-cell office:value-type="float" office:value="21.67177">
                <text:p>21.67177</text:p>
              </table:table-cell>
              <table:table-cell office:value-type="float" office:value="20.55335">
                <text:p>20.55335</text:p>
              </table:table-cell>
              <table:table-cell office:value-type="float" office:value="13.66399">
                <text:p>13.66399</text:p>
              </table:table-cell>
              <table:table-cell office:value-type="float" office:value="15.77919">
                <text:p>15.77919</text:p>
              </table:table-cell>
              <table:table-cell office:value-type="float" office:value="14.84133">
                <text:p>14.84133</text:p>
              </table:table-cell>
              <table:table-cell office:value-type="float" office:value="13.84405">
                <text:p>13.84405</text:p>
              </table:table-cell>
              <table:table-cell office:value-type="float" office:value="16.09286">
                <text:p>16.09286</text:p>
              </table:table-cell>
              <table:table-cell office:value-type="float" office:value="13.62771">
                <text:p>13.62771</text:p>
              </table:table-cell>
              <table:table-cell office:value-type="float" office:value="13.94157">
                <text:p>13.94157</text:p>
              </table:table-cell>
              <table:table-cell office:value-type="float" office:value="13.89071">
                <text:p>13.89071</text:p>
              </table:table-cell>
              <table:table-cell office:value-type="float" office:value="16.14097">
                <text:p>16.14097</text:p>
              </table:table-cell>
              <table:table-cell office:value-type="float" office:value="14.01158">
                <text:p>14.01158</text:p>
              </table:table-cell>
              <table:table-cell office:value-type="float" office:value="14.88987">
                <text:p>14.88987</text:p>
              </table:table-cell>
              <table:table-cell office:value-type="float" office:value="13.69188">
                <text:p>13.69188</text:p>
              </table:table-cell>
              <table:table-cell office:value-type="float" office:value="24.26293">
                <text:p>24.26293</text:p>
              </table:table-cell>
              <table:table-cell office:value-type="float" office:value="13.96962">
                <text:p>13.96962</text:p>
              </table:table-cell>
              <table:table-cell office:value-type="float" office:value="24.47777">
                <text:p>24.47777</text:p>
              </table:table-cell>
              <table:table-cell office:value-type="float" office:value="13.96038">
                <text:p>13.960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1254">
                <text:p>13.21254</text:p>
              </table:table-cell>
              <table:table-cell office:value-type="float" office:value="15.38657">
                <text:p>15.38657</text:p>
              </table:table-cell>
              <table:table-cell office:value-type="float" office:value="21.01576">
                <text:p>21.01576</text:p>
              </table:table-cell>
              <table:table-cell office:value-type="float" office:value="19.69779">
                <text:p>19.69779</text:p>
              </table:table-cell>
              <table:table-cell office:value-type="float" office:value="13.21386">
                <text:p>13.21386</text:p>
              </table:table-cell>
              <table:table-cell office:value-type="float" office:value="15.01505">
                <text:p>15.01505</text:p>
              </table:table-cell>
              <table:table-cell office:value-type="float" office:value="14.31606">
                <text:p>14.31606</text:p>
              </table:table-cell>
              <table:table-cell office:value-type="float" office:value="13.48363">
                <text:p>13.48363</text:p>
              </table:table-cell>
              <table:table-cell office:value-type="float" office:value="15.43102">
                <text:p>15.43102</text:p>
              </table:table-cell>
              <table:table-cell office:value-type="float" office:value="13.27982">
                <text:p>13.27982</text:p>
              </table:table-cell>
              <table:table-cell office:value-type="float" office:value="13.44136">
                <text:p>13.44136</text:p>
              </table:table-cell>
              <table:table-cell office:value-type="float" office:value="13.5215">
                <text:p>13.5215</text:p>
              </table:table-cell>
              <table:table-cell office:value-type="float" office:value="15.47677">
                <text:p>15.47677</text:p>
              </table:table-cell>
              <table:table-cell office:value-type="float" office:value="13.60348">
                <text:p>13.60348</text:p>
              </table:table-cell>
              <table:table-cell office:value-type="float" office:value="14.21805">
                <text:p>14.21805</text:p>
              </table:table-cell>
              <table:table-cell office:value-type="float" office:value="13.21248">
                <text:p>13.21248</text:p>
              </table:table-cell>
              <table:table-cell office:value-type="float" office:value="23.28015">
                <text:p>23.28015</text:p>
              </table:table-cell>
              <table:table-cell office:value-type="float" office:value="13.59912">
                <text:p>13.59912</text:p>
              </table:table-cell>
              <table:table-cell office:value-type="float" office:value="23.82935">
                <text:p>23.82935</text:p>
              </table:table-cell>
              <table:table-cell office:value-type="float" office:value="13.59168">
                <text:p>13.591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86917">
                <text:p>12.86917</text:p>
              </table:table-cell>
              <table:table-cell office:value-type="float" office:value="14.77513">
                <text:p>14.77513</text:p>
              </table:table-cell>
              <table:table-cell office:value-type="float" office:value="20.02721">
                <text:p>20.02721</text:p>
              </table:table-cell>
              <table:table-cell office:value-type="float" office:value="18.90926">
                <text:p>18.90926</text:p>
              </table:table-cell>
              <table:table-cell office:value-type="float" office:value="12.87045">
                <text:p>12.87045</text:p>
              </table:table-cell>
              <table:table-cell office:value-type="float" office:value="14.55679">
                <text:p>14.55679</text:p>
              </table:table-cell>
              <table:table-cell office:value-type="float" office:value="13.7964">
                <text:p>13.7964</text:p>
              </table:table-cell>
              <table:table-cell office:value-type="float" office:value="13.03525">
                <text:p>13.03525</text:p>
              </table:table-cell>
              <table:table-cell office:value-type="float" office:value="14.8195">
                <text:p>14.8195</text:p>
              </table:table-cell>
              <table:table-cell office:value-type="float" office:value="12.84397">
                <text:p>12.84397</text:p>
              </table:table-cell>
              <table:table-cell office:value-type="float" office:value="13.1227">
                <text:p>13.1227</text:p>
              </table:table-cell>
              <table:table-cell office:value-type="float" office:value="13.02868">
                <text:p>13.02868</text:p>
              </table:table-cell>
              <table:table-cell office:value-type="float" office:value="14.90132">
                <text:p>14.90132</text:p>
              </table:table-cell>
              <table:table-cell office:value-type="float" office:value="13.14958">
                <text:p>13.14958</text:p>
              </table:table-cell>
              <table:table-cell office:value-type="float" office:value="13.82012">
                <text:p>13.82012</text:p>
              </table:table-cell>
              <table:table-cell office:value-type="float" office:value="12.90622">
                <text:p>12.90622</text:p>
              </table:table-cell>
              <table:table-cell office:value-type="float" office:value="22.63293">
                <text:p>22.63293</text:p>
              </table:table-cell>
              <table:table-cell office:value-type="float" office:value="13.16054">
                <text:p>13.16054</text:p>
              </table:table-cell>
              <table:table-cell office:value-type="float" office:value="22.85804">
                <text:p>22.85804</text:p>
              </table:table-cell>
              <table:table-cell office:value-type="float" office:value="13.15146">
                <text:p>13.151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.43387">
                <text:p>12.43387</text:p>
              </table:table-cell>
              <table:table-cell office:value-type="float" office:value="14.26434">
                <text:p>14.26434</text:p>
              </table:table-cell>
              <table:table-cell office:value-type="float" office:value="19.37167">
                <text:p>19.37167</text:p>
              </table:table-cell>
              <table:table-cell office:value-type="float" office:value="18.05668">
                <text:p>18.05668</text:p>
              </table:table-cell>
              <table:table-cell office:value-type="float" office:value="12.43694">
                <text:p>12.43694</text:p>
              </table:table-cell>
              <table:table-cell office:value-type="float" office:value="13.95358">
                <text:p>13.95358</text:p>
              </table:table-cell>
              <table:table-cell office:value-type="float" office:value="13.41527">
                <text:p>13.41527</text:p>
              </table:table-cell>
              <table:table-cell office:value-type="float" office:value="12.69185">
                <text:p>12.69185</text:p>
              </table:table-cell>
              <table:table-cell office:value-type="float" office:value="14.31862">
                <text:p>14.31862</text:p>
              </table:table-cell>
              <table:table-cell office:value-type="float" office:value="12.50116">
                <text:p>12.50116</text:p>
              </table:table-cell>
              <table:table-cell office:value-type="float" office:value="12.64961">
                <text:p>12.64961</text:p>
              </table:table-cell>
              <table:table-cell office:value-type="float" office:value="12.71226">
                <text:p>12.71226</text:p>
              </table:table-cell>
              <table:table-cell office:value-type="float" office:value="14.341">
                <text:p>14.341</text:p>
              </table:table-cell>
              <table:table-cell office:value-type="float" office:value="12.81557">
                <text:p>12.81557</text:p>
              </table:table-cell>
              <table:table-cell office:value-type="float" office:value="13.29457">
                <text:p>13.29457</text:p>
              </table:table-cell>
              <table:table-cell office:value-type="float" office:value="12.4337">
                <text:p>12.4337</text:p>
              </table:table-cell>
              <table:table-cell office:value-type="float" office:value="21.65167">
                <text:p>21.65167</text:p>
              </table:table-cell>
              <table:table-cell office:value-type="float" office:value="12.81707">
                <text:p>12.81707</text:p>
              </table:table-cell>
              <table:table-cell office:value-type="float" office:value="22.20108">
                <text:p>22.20108</text:p>
              </table:table-cell>
              <table:table-cell office:value-type="float" office:value="12.80814">
                <text:p>12.808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10354">
                <text:p>12.10354</text:p>
              </table:table-cell>
              <table:table-cell office:value-type="float" office:value="13.76403">
                <text:p>13.76403</text:p>
              </table:table-cell>
              <table:table-cell office:value-type="float" office:value="18.38431">
                <text:p>18.38431</text:p>
              </table:table-cell>
              <table:table-cell office:value-type="float" office:value="17.25963">
                <text:p>17.25963</text:p>
              </table:table-cell>
              <table:table-cell office:value-type="float" office:value="12.1164">
                <text:p>12.1164</text:p>
              </table:table-cell>
              <table:table-cell office:value-type="float" office:value="13.5939">
                <text:p>13.5939</text:p>
              </table:table-cell>
              <table:table-cell office:value-type="float" office:value="12.97443">
                <text:p>12.97443</text:p>
              </table:table-cell>
              <table:table-cell office:value-type="float" office:value="12.20822">
                <text:p>12.20822</text:p>
              </table:table-cell>
              <table:table-cell office:value-type="float" office:value="13.80847">
                <text:p>13.80847</text:p>
              </table:table-cell>
              <table:table-cell office:value-type="float" office:value="12.07806">
                <text:p>12.07806</text:p>
              </table:table-cell>
              <table:table-cell office:value-type="float" office:value="12.30545">
                <text:p>12.30545</text:p>
              </table:table-cell>
              <table:table-cell office:value-type="float" office:value="12.24935">
                <text:p>12.24935</text:p>
              </table:table-cell>
              <table:table-cell office:value-type="float" office:value="13.90253">
                <text:p>13.90253</text:p>
              </table:table-cell>
              <table:table-cell office:value-type="float" office:value="12.37021">
                <text:p>12.37021</text:p>
              </table:table-cell>
              <table:table-cell office:value-type="float" office:value="12.97429">
                <text:p>12.97429</text:p>
              </table:table-cell>
              <table:table-cell office:value-type="float" office:value="12.14009">
                <text:p>12.14009</text:p>
              </table:table-cell>
              <table:table-cell office:value-type="float" office:value="20.99596">
                <text:p>20.99596</text:p>
              </table:table-cell>
              <table:table-cell office:value-type="float" office:value="12.37183">
                <text:p>12.37183</text:p>
              </table:table-cell>
              <table:table-cell office:value-type="float" office:value="21.34587">
                <text:p>21.34587</text:p>
              </table:table-cell>
              <table:table-cell office:value-type="float" office:value="12.37285">
                <text:p>12.372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64525">
                <text:p>11.64525</text:p>
              </table:table-cell>
              <table:table-cell office:value-type="float" office:value="13.39376">
                <text:p>13.39376</text:p>
              </table:table-cell>
              <table:table-cell office:value-type="float" office:value="17.72994">
                <text:p>17.72994</text:p>
              </table:table-cell>
              <table:table-cell office:value-type="float" office:value="16.407">
                <text:p>16.407</text:p>
              </table:table-cell>
              <table:table-cell office:value-type="float" office:value="11.62011">
                <text:p>11.62011</text:p>
              </table:table-cell>
              <table:table-cell office:value-type="float" office:value="13.10781">
                <text:p>13.10781</text:p>
              </table:table-cell>
              <table:table-cell office:value-type="float" office:value="12.63098">
                <text:p>12.63098</text:p>
              </table:table-cell>
              <table:table-cell office:value-type="float" office:value="11.69301">
                <text:p>11.69301</text:p>
              </table:table-cell>
              <table:table-cell office:value-type="float" office:value="13.46751">
                <text:p>13.46751</text:p>
              </table:table-cell>
              <table:table-cell office:value-type="float" office:value="11.60912">
                <text:p>11.60912</text:p>
              </table:table-cell>
              <table:table-cell office:value-type="float" office:value="11.79023">
                <text:p>11.79023</text:p>
              </table:table-cell>
              <table:table-cell office:value-type="float" office:value="11.90736">
                <text:p>11.90736</text:p>
              </table:table-cell>
              <table:table-cell office:value-type="float" office:value="13.4397">
                <text:p>13.4397</text:p>
              </table:table-cell>
              <table:table-cell office:value-type="float" office:value="11.96501">
                <text:p>11.96501</text:p>
              </table:table-cell>
              <table:table-cell office:value-type="float" office:value="12.51077">
                <text:p>12.51077</text:p>
              </table:table-cell>
              <table:table-cell office:value-type="float" office:value="11.61891">
                <text:p>11.61891</text:p>
              </table:table-cell>
              <table:table-cell office:value-type="float" office:value="20.00746">
                <text:p>20.00746</text:p>
              </table:table-cell>
              <table:table-cell office:value-type="float" office:value="11.84358">
                <text:p>11.84358</text:p>
              </table:table-cell>
              <table:table-cell office:value-type="float" office:value="20.5644">
                <text:p>20.5644</text:p>
              </table:table-cell>
              <table:table-cell office:value-type="float" office:value="11.87263">
                <text:p>11.872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.14442">
                <text:p>11.14442</text:p>
              </table:table-cell>
              <table:table-cell office:value-type="float" office:value="12.94542">
                <text:p>12.94542</text:p>
              </table:table-cell>
              <table:table-cell office:value-type="float" office:value="16.73472">
                <text:p>16.73472</text:p>
              </table:table-cell>
              <table:table-cell office:value-type="float" office:value="15.62732">
                <text:p>15.62732</text:p>
              </table:table-cell>
              <table:table-cell office:value-type="float" office:value="11.12426">
                <text:p>11.12426</text:p>
              </table:table-cell>
              <table:table-cell office:value-type="float" office:value="12.75265">
                <text:p>12.75265</text:p>
              </table:table-cell>
              <table:table-cell office:value-type="float" office:value="12.19747">
                <text:p>12.19747</text:p>
              </table:table-cell>
              <table:table-cell office:value-type="float" office:value="11.19197">
                <text:p>11.19197</text:p>
              </table:table-cell>
              <table:table-cell office:value-type="float" office:value="12.98811">
                <text:p>12.98811</text:p>
              </table:table-cell>
              <table:table-cell office:value-type="float" office:value="11.09727">
                <text:p>11.09727</text:p>
              </table:table-cell>
              <table:table-cell office:value-type="float" office:value="11.29114">
                <text:p>11.29114</text:p>
              </table:table-cell>
              <table:table-cell office:value-type="float" office:value="11.2737">
                <text:p>11.2737</text:p>
              </table:table-cell>
              <table:table-cell office:value-type="float" office:value="13.06375">
                <text:p>13.06375</text:p>
              </table:table-cell>
              <table:table-cell office:value-type="float" office:value="11.41967">
                <text:p>11.41967</text:p>
              </table:table-cell>
              <table:table-cell office:value-type="float" office:value="12.19509">
                <text:p>12.19509</text:p>
              </table:table-cell>
              <table:table-cell office:value-type="float" office:value="11.19739">
                <text:p>11.19739</text:p>
              </table:table-cell>
              <table:table-cell office:value-type="float" office:value="19.35171">
                <text:p>19.35171</text:p>
              </table:table-cell>
              <table:table-cell office:value-type="float" office:value="11.34342">
                <text:p>11.34342</text:p>
              </table:table-cell>
              <table:table-cell office:value-type="float" office:value="19.71029">
                <text:p>19.71029</text:p>
              </table:table-cell>
              <table:table-cell office:value-type="float" office:value="11.35611">
                <text:p>11.356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64101">
                <text:p>10.64101</text:p>
              </table:table-cell>
              <table:table-cell office:value-type="float" office:value="12.52688">
                <text:p>12.52688</text:p>
              </table:table-cell>
              <table:table-cell office:value-type="float" office:value="16.08478">
                <text:p>16.08478</text:p>
              </table:table-cell>
              <table:table-cell office:value-type="float" office:value="14.88136">
                <text:p>14.88136</text:p>
              </table:table-cell>
              <table:table-cell office:value-type="float" office:value="10.63931">
                <text:p>10.63931</text:p>
              </table:table-cell>
              <table:table-cell office:value-type="float" office:value="12.09328">
                <text:p>12.09328</text:p>
              </table:table-cell>
              <table:table-cell office:value-type="float" office:value="11.67924">
                <text:p>11.67924</text:p>
              </table:table-cell>
              <table:table-cell office:value-type="float" office:value="10.82475">
                <text:p>10.82475</text:p>
              </table:table-cell>
              <table:table-cell office:value-type="float" office:value="12.67211">
                <text:p>12.67211</text:p>
              </table:table-cell>
              <table:table-cell office:value-type="float" office:value="10.68164">
                <text:p>10.68164</text:p>
              </table:table-cell>
              <table:table-cell office:value-type="float" office:value="10.9239">
                <text:p>10.9239</text:p>
              </table:table-cell>
              <table:table-cell office:value-type="float" office:value="10.89504">
                <text:p>10.89504</text:p>
              </table:table-cell>
              <table:table-cell office:value-type="float" office:value="12.48438">
                <text:p>12.48438</text:p>
              </table:table-cell>
              <table:table-cell office:value-type="float" office:value="10.97296">
                <text:p>10.97296</text:p>
              </table:table-cell>
              <table:table-cell office:value-type="float" office:value="11.54673">
                <text:p>11.54673</text:p>
              </table:table-cell>
              <table:table-cell office:value-type="float" office:value="10.63824">
                <text:p>10.63824</text:p>
              </table:table-cell>
              <table:table-cell office:value-type="float" office:value="18.36454">
                <text:p>18.36454</text:p>
              </table:table-cell>
              <table:table-cell office:value-type="float" office:value="10.95272">
                <text:p>10.95272</text:p>
              </table:table-cell>
              <table:table-cell office:value-type="float" office:value="18.92172">
                <text:p>18.92172</text:p>
              </table:table-cell>
              <table:table-cell office:value-type="float" office:value="10.95011">
                <text:p>10.950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26946">
                <text:p>10.26946</text:p>
              </table:table-cell>
              <table:table-cell office:value-type="float" office:value="11.9677">
                <text:p>11.9677</text:p>
              </table:table-cell>
              <table:table-cell office:value-type="float" office:value="15.16415">
                <text:p>15.16415</text:p>
              </table:table-cell>
              <table:table-cell office:value-type="float" office:value="14.20871">
                <text:p>14.20871</text:p>
              </table:table-cell>
              <table:table-cell office:value-type="float" office:value="10.2799">
                <text:p>10.2799</text:p>
              </table:table-cell>
              <table:table-cell office:value-type="float" office:value="11.71027">
                <text:p>11.71027</text:p>
              </table:table-cell>
              <table:table-cell office:value-type="float" office:value="11.28892">
                <text:p>11.28892</text:p>
              </table:table-cell>
              <table:table-cell office:value-type="float" office:value="10.39464">
                <text:p>10.39464</text:p>
              </table:table-cell>
              <table:table-cell office:value-type="float" office:value="12.01232">
                <text:p>12.01232</text:p>
              </table:table-cell>
              <table:table-cell office:value-type="float" office:value="10.36699">
                <text:p>10.36699</text:p>
              </table:table-cell>
              <table:table-cell office:value-type="float" office:value="10.49377">
                <text:p>10.49377</text:p>
              </table:table-cell>
              <table:table-cell office:value-type="float" office:value="10.40196">
                <text:p>10.40196</text:p>
              </table:table-cell>
              <table:table-cell office:value-type="float" office:value="12.00824">
                <text:p>12.00824</text:p>
              </table:table-cell>
              <table:table-cell office:value-type="float" office:value="10.52318">
                <text:p>10.52318</text:p>
              </table:table-cell>
              <table:table-cell office:value-type="float" office:value="11.16794">
                <text:p>11.16794</text:p>
              </table:table-cell>
              <table:table-cell office:value-type="float" office:value="10.30694">
                <text:p>10.30694</text:p>
              </table:table-cell>
              <table:table-cell office:value-type="float" office:value="17.71017">
                <text:p>17.71017</text:p>
              </table:table-cell>
              <table:table-cell office:value-type="float" office:value="10.53013">
                <text:p>10.53013</text:p>
              </table:table-cell>
              <table:table-cell office:value-type="float" office:value="18.92172">
                <text:p>18.92172</text:p>
              </table:table-cell>
              <table:table-cell office:value-type="float" office:value="10.52364">
                <text:p>10.523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85429">
                <text:p>9.85429</text:p>
              </table:table-cell>
              <table:table-cell office:value-type="float" office:value="11.51867">
                <text:p>11.51867</text:p>
              </table:table-cell>
              <table:table-cell office:value-type="float" office:value="14.56441">
                <text:p>14.56441</text:p>
              </table:table-cell>
              <table:table-cell office:value-type="float" office:value="13.5275">
                <text:p>13.5275</text:p>
              </table:table-cell>
              <table:table-cell office:value-type="float" office:value="9.85586">
                <text:p>9.85586</text:p>
              </table:table-cell>
              <table:table-cell office:value-type="float" office:value="11.21002">
                <text:p>11.21002</text:p>
              </table:table-cell>
              <table:table-cell office:value-type="float" office:value="10.77906">
                <text:p>10.77906</text:p>
              </table:table-cell>
              <table:table-cell office:value-type="float" office:value="10.06837">
                <text:p>10.06837</text:p>
              </table:table-cell>
              <table:table-cell office:value-type="float" office:value="11.62082">
                <text:p>11.62082</text:p>
              </table:table-cell>
              <table:table-cell office:value-type="float" office:value="9.91527">
                <text:p>9.91527</text:p>
              </table:table-cell>
              <table:table-cell office:value-type="float" office:value="10.16517">
                <text:p>10.16517</text:p>
              </table:table-cell>
              <table:table-cell office:value-type="float" office:value="10.09931">
                <text:p>10.09931</text:p>
              </table:table-cell>
              <table:table-cell office:value-type="float" office:value="11.53231">
                <text:p>11.53231</text:p>
              </table:table-cell>
              <table:table-cell office:value-type="float" office:value="10.19066">
                <text:p>10.19066</text:p>
              </table:table-cell>
              <table:table-cell office:value-type="float" office:value="10.64808">
                <text:p>10.64808</text:p>
              </table:table-cell>
              <table:table-cell office:value-type="float" office:value="9.8548">
                <text:p>9.8548</text:p>
              </table:table-cell>
              <table:table-cell office:value-type="float" office:value="16.7147">
                <text:p>16.7147</text:p>
              </table:table-cell>
              <table:table-cell office:value-type="float" office:value="10.20371">
                <text:p>10.20371</text:p>
              </table:table-cell>
              <table:table-cell office:value-type="float" office:value="18.05937">
                <text:p>18.05937</text:p>
              </table:table-cell>
              <table:table-cell office:value-type="float" office:value="10.19733">
                <text:p>10.197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52147">
                <text:p>9.52147</text:p>
              </table:table-cell>
              <table:table-cell office:value-type="float" office:value="11.0629">
                <text:p>11.0629</text:p>
              </table:table-cell>
              <table:table-cell office:value-type="float" office:value="13.72898">
                <text:p>13.72898</text:p>
              </table:table-cell>
              <table:table-cell office:value-type="float" office:value="12.87119">
                <text:p>12.87119</text:p>
              </table:table-cell>
              <table:table-cell office:value-type="float" office:value="9.53253">
                <text:p>9.53253</text:p>
              </table:table-cell>
              <table:table-cell office:value-type="float" office:value="10.91535">
                <text:p>10.91535</text:p>
              </table:table-cell>
              <table:table-cell office:value-type="float" office:value="10.4737">
                <text:p>10.4737</text:p>
              </table:table-cell>
              <table:table-cell office:value-type="float" office:value="9.64427">
                <text:p>9.64427</text:p>
              </table:table-cell>
              <table:table-cell office:value-type="float" office:value="11.11724">
                <text:p>11.11724</text:p>
              </table:table-cell>
              <table:table-cell office:value-type="float" office:value="9.62135">
                <text:p>9.62135</text:p>
              </table:table-cell>
              <table:table-cell office:value-type="float" office:value="9.75065">
                <text:p>9.75065</text:p>
              </table:table-cell>
              <table:table-cell office:value-type="float" office:value="9.64785">
                <text:p>9.64785</text:p>
              </table:table-cell>
              <table:table-cell office:value-type="float" office:value="11.20237">
                <text:p>11.20237</text:p>
              </table:table-cell>
              <table:table-cell office:value-type="float" office:value="9.77625">
                <text:p>9.77625</text:p>
              </table:table-cell>
              <table:table-cell office:value-type="float" office:value="10.35242">
                <text:p>10.35242</text:p>
              </table:table-cell>
              <table:table-cell office:value-type="float" office:value="9.55864">
                <text:p>9.55864</text:p>
              </table:table-cell>
              <table:table-cell office:value-type="float" office:value="16.05222">
                <text:p>16.05222</text:p>
              </table:table-cell>
              <table:table-cell office:value-type="float" office:value="9.7795">
                <text:p>9.7795</text:p>
              </table:table-cell>
              <table:table-cell office:value-type="float" office:value="17.27238">
                <text:p>17.27238</text:p>
              </table:table-cell>
              <table:table-cell office:value-type="float" office:value="9.77352">
                <text:p>9.773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10654">
                <text:p>9.10654</text:p>
              </table:table-cell>
              <table:table-cell office:value-type="float" office:value="10.73845">
                <text:p>10.73845</text:p>
              </table:table-cell>
              <table:table-cell office:value-type="float" office:value="13.21392">
                <text:p>13.21392</text:p>
              </table:table-cell>
              <table:table-cell office:value-type="float" office:value="12.29964">
                <text:p>12.29964</text:p>
              </table:table-cell>
              <table:table-cell office:value-type="float" office:value="9.11726">
                <text:p>9.11726</text:p>
              </table:table-cell>
              <table:table-cell office:value-type="float" office:value="10.45624">
                <text:p>10.45624</text:p>
              </table:table-cell>
              <table:table-cell office:value-type="float" office:value="10.03069">
                <text:p>10.03069</text:p>
              </table:table-cell>
              <table:table-cell office:value-type="float" office:value="9.31952">
                <text:p>9.31952</text:p>
              </table:table-cell>
              <table:table-cell office:value-type="float" office:value="10.81107">
                <text:p>10.81107</text:p>
              </table:table-cell>
              <table:table-cell office:value-type="float" office:value="9.17589">
                <text:p>9.17589</text:p>
              </table:table-cell>
              <table:table-cell office:value-type="float" office:value="9.41861">
                <text:p>9.41861</text:p>
              </table:table-cell>
              <table:table-cell office:value-type="float" office:value="9.3535">
                <text:p>9.3535</text:p>
              </table:table-cell>
              <table:table-cell office:value-type="float" office:value="10.78037">
                <text:p>10.78037</text:p>
              </table:table-cell>
              <table:table-cell office:value-type="float" office:value="9.44462">
                <text:p>9.44462</text:p>
              </table:table-cell>
              <table:table-cell office:value-type="float" office:value="9.8996">
                <text:p>9.8996</text:p>
              </table:table-cell>
              <table:table-cell office:value-type="float" office:value="9.1164">
                <text:p>9.1164</text:p>
              </table:table-cell>
              <table:table-cell office:value-type="float" office:value="15.06824">
                <text:p>15.06824</text:p>
              </table:table-cell>
              <table:table-cell office:value-type="float" office:value="9.45469">
                <text:p>9.45469</text:p>
              </table:table-cell>
              <table:table-cell office:value-type="float" office:value="16.42019">
                <text:p>16.42019</text:p>
              </table:table-cell>
              <table:table-cell office:value-type="float" office:value="9.4517">
                <text:p>9.45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78857">
                <text:p>8.78857</text:p>
              </table:table-cell>
              <table:table-cell office:value-type="float" office:value="10.31006">
                <text:p>10.31006</text:p>
              </table:table-cell>
              <table:table-cell office:value-type="float" office:value="12.5146">
                <text:p>12.5146</text:p>
              </table:table-cell>
              <table:table-cell office:value-type="float" office:value="11.74143">
                <text:p>11.74143</text:p>
              </table:table-cell>
              <table:table-cell office:value-type="float" office:value="8.78939">
                <text:p>8.78939</text:p>
              </table:table-cell>
              <table:table-cell office:value-type="float" office:value="10.15687">
                <text:p>10.15687</text:p>
              </table:table-cell>
              <table:table-cell office:value-type="float" office:value="9.72324">
                <text:p>9.72324</text:p>
              </table:table-cell>
              <table:table-cell office:value-type="float" office:value="8.90318">
                <text:p>8.90318</text:p>
              </table:table-cell>
              <table:table-cell office:value-type="float" office:value="10.35467">
                <text:p>10.35467</text:p>
              </table:table-cell>
              <table:table-cell office:value-type="float" office:value="8.87741">
                <text:p>8.87741</text:p>
              </table:table-cell>
              <table:table-cell office:value-type="float" office:value="8.99948">
                <text:p>8.99948</text:p>
              </table:table-cell>
              <table:table-cell office:value-type="float" office:value="8.90745">
                <text:p>8.90745</text:p>
              </table:table-cell>
              <table:table-cell office:value-type="float" office:value="10.45014">
                <text:p>10.45014</text:p>
              </table:table-cell>
              <table:table-cell office:value-type="float" office:value="9.02568">
                <text:p>9.02568</text:p>
              </table:table-cell>
              <table:table-cell office:value-type="float" office:value="9.60177">
                <text:p>9.60177</text:p>
              </table:table-cell>
              <table:table-cell office:value-type="float" office:value="8.8156">
                <text:p>8.8156</text:p>
              </table:table-cell>
              <table:table-cell office:value-type="float" office:value="14.40732">
                <text:p>14.40732</text:p>
              </table:table-cell>
              <table:table-cell office:value-type="float" office:value="9.02846">
                <text:p>9.02846</text:p>
              </table:table-cell>
              <table:table-cell office:value-type="float" office:value="15.62498">
                <text:p>15.62498</text:p>
              </table:table-cell>
              <table:table-cell office:value-type="float" office:value="9.03301">
                <text:p>9.033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37137">
                <text:p>8.37137</text:p>
              </table:table-cell>
              <table:table-cell office:value-type="float" office:value="9.98341">
                <text:p>9.98341</text:p>
              </table:table-cell>
              <table:table-cell office:value-type="float" office:value="12.09945">
                <text:p>12.09945</text:p>
              </table:table-cell>
              <table:table-cell office:value-type="float" office:value="11.30496">
                <text:p>11.30496</text:p>
              </table:table-cell>
              <table:table-cell office:value-type="float" office:value="8.3814">
                <text:p>8.3814</text:p>
              </table:table-cell>
              <table:table-cell office:value-type="float" office:value="9.71347">
                <text:p>9.71347</text:p>
              </table:table-cell>
              <table:table-cell office:value-type="float" office:value="9.28514">
                <text:p>9.28514</text:p>
              </table:table-cell>
              <table:table-cell office:value-type="float" office:value="8.57378">
                <text:p>8.57378</text:p>
              </table:table-cell>
              <table:table-cell office:value-type="float" office:value="10.05582">
                <text:p>10.05582</text:p>
              </table:table-cell>
              <table:table-cell office:value-type="float" office:value="8.43888">
                <text:p>8.43888</text:p>
              </table:table-cell>
              <table:table-cell office:value-type="float" office:value="8.68228">
                <text:p>8.68228</text:p>
              </table:table-cell>
              <table:table-cell office:value-type="float" office:value="8.61538">
                <text:p>8.61538</text:p>
              </table:table-cell>
              <table:table-cell office:value-type="float" office:value="10.02401">
                <text:p>10.02401</text:p>
              </table:table-cell>
              <table:table-cell office:value-type="float" office:value="8.70602">
                <text:p>8.70602</text:p>
              </table:table-cell>
              <table:table-cell office:value-type="float" office:value="9.15389">
                <text:p>9.15389</text:p>
              </table:table-cell>
              <table:table-cell office:value-type="float" office:value="8.38076">
                <text:p>8.38076</text:p>
              </table:table-cell>
              <table:table-cell office:value-type="float" office:value="13.41734">
                <text:p>13.41734</text:p>
              </table:table-cell>
              <table:table-cell office:value-type="float" office:value="8.7085">
                <text:p>8.7085</text:p>
              </table:table-cell>
              <table:table-cell office:value-type="float" office:value="14.76641">
                <text:p>14.76641</text:p>
              </table:table-cell>
              <table:table-cell office:value-type="float" office:value="8.71352">
                <text:p>8.713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06015">
                <text:p>8.06015</text:p>
              </table:table-cell>
              <table:table-cell office:value-type="float" office:value="9.55905">
                <text:p>9.55905</text:p>
              </table:table-cell>
              <table:table-cell office:value-type="float" office:value="11.56048">
                <text:p>11.56048</text:p>
              </table:table-cell>
              <table:table-cell office:value-type="float" office:value="10.85348">
                <text:p>10.85348</text:p>
              </table:table-cell>
              <table:table-cell office:value-type="float" office:value="8.06353">
                <text:p>8.06353</text:p>
              </table:table-cell>
              <table:table-cell office:value-type="float" office:value="9.40562">
                <text:p>9.40562</text:p>
              </table:table-cell>
              <table:table-cell office:value-type="float" office:value="8.98211">
                <text:p>8.98211</text:p>
              </table:table-cell>
              <table:table-cell office:value-type="float" office:value="8.16457">
                <text:p>8.16457</text:p>
              </table:table-cell>
              <table:table-cell office:value-type="float" office:value="9.61335">
                <text:p>9.61335</text:p>
              </table:table-cell>
              <table:table-cell office:value-type="float" office:value="8.15663">
                <text:p>8.15663</text:p>
              </table:table-cell>
              <table:table-cell office:value-type="float" office:value="8.2633">
                <text:p>8.2633</text:p>
              </table:table-cell>
              <table:table-cell office:value-type="float" office:value="8.16957">
                <text:p>8.16957</text:p>
              </table:table-cell>
              <table:table-cell office:value-type="float" office:value="9.69709">
                <text:p>9.69709</text:p>
              </table:table-cell>
              <table:table-cell office:value-type="float" office:value="8.28405">
                <text:p>8.28405</text:p>
              </table:table-cell>
              <table:table-cell office:value-type="float" office:value="8.85082">
                <text:p>8.85082</text:p>
              </table:table-cell>
              <table:table-cell office:value-type="float" office:value="8.08652">
                <text:p>8.08652</text:p>
              </table:table-cell>
              <table:table-cell office:value-type="float" office:value="12.75889">
                <text:p>12.75889</text:p>
              </table:table-cell>
              <table:table-cell office:value-type="float" office:value="8.29888">
                <text:p>8.29888</text:p>
              </table:table-cell>
              <table:table-cell office:value-type="float" office:value="13.98269">
                <text:p>13.98269</text:p>
              </table:table-cell>
              <table:table-cell office:value-type="float" office:value="8.29495">
                <text:p>8.294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65282">
                <text:p>7.65282</text:p>
              </table:table-cell>
              <table:table-cell office:value-type="float" office:value="9.23635">
                <text:p>9.23635</text:p>
              </table:table-cell>
              <table:table-cell office:value-type="float" office:value="11.23663">
                <text:p>11.23663</text:p>
              </table:table-cell>
              <table:table-cell office:value-type="float" office:value="10.51713">
                <text:p>10.51713</text:p>
              </table:table-cell>
              <table:table-cell office:value-type="float" office:value="7.66541">
                <text:p>7.66541</text:p>
              </table:table-cell>
              <table:table-cell office:value-type="float" office:value="8.96004">
                <text:p>8.96004</text:p>
              </table:table-cell>
              <table:table-cell office:value-type="float" office:value="8.54055">
                <text:p>8.54055</text:p>
              </table:table-cell>
              <table:table-cell office:value-type="float" office:value="7.8514">
                <text:p>7.8514</text:p>
              </table:table-cell>
              <table:table-cell office:value-type="float" office:value="9.30871">
                <text:p>9.30871</text:p>
              </table:table-cell>
              <table:table-cell office:value-type="float" office:value="7.7214">
                <text:p>7.7214</text:p>
              </table:table-cell>
              <table:table-cell office:value-type="float" office:value="7.94994">
                <text:p>7.94994</text:p>
              </table:table-cell>
              <table:table-cell office:value-type="float" office:value="7.88395">
                <text:p>7.88395</text:p>
              </table:table-cell>
              <table:table-cell office:value-type="float" office:value="9.27544">
                <text:p>9.27544</text:p>
              </table:table-cell>
              <table:table-cell office:value-type="float" office:value="7.97078">
                <text:p>7.97078</text:p>
              </table:table-cell>
              <table:table-cell office:value-type="float" office:value="8.40923">
                <text:p>8.40923</text:p>
              </table:table-cell>
              <table:table-cell office:value-type="float" office:value="7.6616">
                <text:p>7.6616</text:p>
              </table:table-cell>
              <table:table-cell office:value-type="float" office:value="11.78167">
                <text:p>11.78167</text:p>
              </table:table-cell>
              <table:table-cell office:value-type="float" office:value="7.9759">
                <text:p>7.9759</text:p>
              </table:table-cell>
              <table:table-cell office:value-type="float" office:value="13.12667">
                <text:p>13.12667</text:p>
              </table:table-cell>
              <table:table-cell office:value-type="float" office:value="7.98204">
                <text:p>7.982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35072">
                <text:p>7.35072</text:p>
              </table:table-cell>
              <table:table-cell office:value-type="float" office:value="8.81714">
                <text:p>8.81714</text:p>
              </table:table-cell>
              <table:table-cell office:value-type="float" office:value="10.77708">
                <text:p>10.77708</text:p>
              </table:table-cell>
              <table:table-cell office:value-type="float" office:value="10.08977">
                <text:p>10.08977</text:p>
              </table:table-cell>
              <table:table-cell office:value-type="float" office:value="7.35376">
                <text:p>7.35376</text:p>
              </table:table-cell>
              <table:table-cell office:value-type="float" office:value="8.66652">
                <text:p>8.66652</text:p>
              </table:table-cell>
              <table:table-cell office:value-type="float" office:value="8.2529">
                <text:p>8.2529</text:p>
              </table:table-cell>
              <table:table-cell office:value-type="float" office:value="7.44233">
                <text:p>7.44233</text:p>
              </table:table-cell>
              <table:table-cell office:value-type="float" office:value="8.86173">
                <text:p>8.86173</text:p>
              </table:table-cell>
              <table:table-cell office:value-type="float" office:value="7.44473">
                <text:p>7.44473</text:p>
              </table:table-cell>
              <table:table-cell office:value-type="float" office:value="7.5406">
                <text:p>7.5406</text:p>
              </table:table-cell>
              <table:table-cell office:value-type="float" office:value="7.45761">
                <text:p>7.45761</text:p>
              </table:table-cell>
              <table:table-cell office:value-type="float" office:value="8.95277">
                <text:p>8.95277</text:p>
              </table:table-cell>
              <table:table-cell office:value-type="float" office:value="7.56111">
                <text:p>7.56111</text:p>
              </table:table-cell>
              <table:table-cell office:value-type="float" office:value="8.12156">
                <text:p>8.12156</text:p>
              </table:table-cell>
              <table:table-cell office:value-type="float" office:value="7.37984">
                <text:p>7.37984</text:p>
              </table:table-cell>
              <table:table-cell office:value-type="float" office:value="11.12633">
                <text:p>11.12633</text:p>
              </table:table-cell>
              <table:table-cell office:value-type="float" office:value="7.57568">
                <text:p>7.57568</text:p>
              </table:table-cell>
              <table:table-cell office:value-type="float" office:value="12.33714">
                <text:p>12.33714</text:p>
              </table:table-cell>
              <table:table-cell office:value-type="float" office:value="7.5731">
                <text:p>7.57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6081">
                <text:p>6.96081</text:p>
              </table:table-cell>
              <table:table-cell office:value-type="float" office:value="8.4901">
                <text:p>8.4901</text:p>
              </table:table-cell>
              <table:table-cell office:value-type="float" office:value="10.47752">
                <text:p>10.47752</text:p>
              </table:table-cell>
              <table:table-cell office:value-type="float" office:value="9.76648">
                <text:p>9.76648</text:p>
              </table:table-cell>
              <table:table-cell office:value-type="float" office:value="6.9597">
                <text:p>6.9597</text:p>
              </table:table-cell>
              <table:table-cell office:value-type="float" office:value="8.21837">
                <text:p>8.21837</text:p>
              </table:table-cell>
              <table:table-cell office:value-type="float" office:value="7.81017">
                <text:p>7.81017</text:p>
              </table:table-cell>
              <table:table-cell office:value-type="float" office:value="7.13251">
                <text:p>7.13251</text:p>
              </table:table-cell>
              <table:table-cell office:value-type="float" office:value="8.57187">
                <text:p>8.57187</text:p>
              </table:table-cell>
              <table:table-cell office:value-type="float" office:value="7.02297">
                <text:p>7.02297</text:p>
              </table:table-cell>
              <table:table-cell office:value-type="float" office:value="7.2268">
                <text:p>7.2268</text:p>
              </table:table-cell>
              <table:table-cell office:value-type="float" office:value="7.17131">
                <text:p>7.17131</text:p>
              </table:table-cell>
              <table:table-cell office:value-type="float" office:value="8.53693">
                <text:p>8.53693</text:p>
              </table:table-cell>
              <table:table-cell office:value-type="float" office:value="7.2566">
                <text:p>7.2566</text:p>
              </table:table-cell>
              <table:table-cell office:value-type="float" office:value="7.67892">
                <text:p>7.67892</text:p>
              </table:table-cell>
              <table:table-cell office:value-type="float" office:value="6.96844">
                <text:p>6.96844</text:p>
              </table:table-cell>
              <table:table-cell office:value-type="float" office:value="10.15321">
                <text:p>10.15321</text:p>
              </table:table-cell>
              <table:table-cell office:value-type="float" office:value="7.26523">
                <text:p>7.26523</text:p>
              </table:table-cell>
              <table:table-cell office:value-type="float" office:value="11.48253">
                <text:p>11.48253</text:p>
              </table:table-cell>
              <table:table-cell office:value-type="float" office:value="7.27274">
                <text:p>7.272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66245">
                <text:p>6.66245</text:p>
              </table:table-cell>
              <table:table-cell office:value-type="float" office:value="8.08088">
                <text:p>8.08088</text:p>
              </table:table-cell>
              <table:table-cell office:value-type="float" office:value="10.02237">
                <text:p>10.02237</text:p>
              </table:table-cell>
              <table:table-cell office:value-type="float" office:value="9.33443">
                <text:p>9.33443</text:p>
              </table:table-cell>
              <table:table-cell office:value-type="float" office:value="6.67413">
                <text:p>6.67413</text:p>
              </table:table-cell>
              <table:table-cell office:value-type="float" office:value="7.93103">
                <text:p>7.93103</text:p>
              </table:table-cell>
              <table:table-cell office:value-type="float" office:value="7.53022">
                <text:p>7.53022</text:p>
              </table:table-cell>
              <table:table-cell office:value-type="float" office:value="6.74646">
                <text:p>6.74646</text:p>
              </table:table-cell>
              <table:table-cell office:value-type="float" office:value="8.12231">
                <text:p>8.12231</text:p>
              </table:table-cell>
              <table:table-cell office:value-type="float" office:value="6.74888">
                <text:p>6.74888</text:p>
              </table:table-cell>
              <table:table-cell office:value-type="float" office:value="6.84381">
                <text:p>6.84381</text:p>
              </table:table-cell>
              <table:table-cell office:value-type="float" office:value="6.74944">
                <text:p>6.74944</text:p>
              </table:table-cell>
              <table:table-cell office:value-type="float" office:value="8.21031">
                <text:p>8.21031</text:p>
              </table:table-cell>
              <table:table-cell office:value-type="float" office:value="6.85993">
                <text:p>6.85993</text:p>
              </table:table-cell>
              <table:table-cell office:value-type="float" office:value="7.39907">
                <text:p>7.39907</text:p>
              </table:table-cell>
              <table:table-cell office:value-type="float" office:value="6.69543">
                <text:p>6.69543</text:p>
              </table:table-cell>
              <table:table-cell office:value-type="float" office:value="9.50179">
                <text:p>9.50179</text:p>
              </table:table-cell>
              <table:table-cell office:value-type="float" office:value="6.87813">
                <text:p>6.87813</text:p>
              </table:table-cell>
              <table:table-cell office:value-type="float" office:value="10.70611">
                <text:p>10.70611</text:p>
              </table:table-cell>
              <table:table-cell office:value-type="float" office:value="6.87727">
                <text:p>6.877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29651">
                <text:p>6.29651</text:p>
              </table:table-cell>
              <table:table-cell office:value-type="float" office:value="7.76735">
                <text:p>7.76735</text:p>
              </table:table-cell>
              <table:table-cell office:value-type="float" office:value="9.7152">
                <text:p>9.7152</text:p>
              </table:table-cell>
              <table:table-cell office:value-type="float" office:value="9.00231">
                <text:p>9.00231</text:p>
              </table:table-cell>
              <table:table-cell office:value-type="float" office:value="6.2989">
                <text:p>6.2989</text:p>
              </table:table-cell>
              <table:table-cell office:value-type="float" office:value="7.49241">
                <text:p>7.49241</text:p>
              </table:table-cell>
              <table:table-cell office:value-type="float" office:value="7.09908">
                <text:p>7.09908</text:p>
              </table:table-cell>
              <table:table-cell office:value-type="float" office:value="6.44602">
                <text:p>6.44602</text:p>
              </table:table-cell>
              <table:table-cell office:value-type="float" office:value="7.8392">
                <text:p>7.8392</text:p>
              </table:table-cell>
              <table:table-cell office:value-type="float" office:value="6.35934">
                <text:p>6.35934</text:p>
              </table:table-cell>
              <table:table-cell office:value-type="float" office:value="6.54275">
                <text:p>6.54275</text:p>
              </table:table-cell>
              <table:table-cell office:value-type="float" office:value="6.47548">
                <text:p>6.47548</text:p>
              </table:table-cell>
              <table:table-cell office:value-type="float" office:value="7.80548">
                <text:p>7.80548</text:p>
              </table:table-cell>
              <table:table-cell office:value-type="float" office:value="6.56761">
                <text:p>6.56761</text:p>
              </table:table-cell>
              <table:table-cell office:value-type="float" office:value="6.97188">
                <text:p>6.97188</text:p>
              </table:table-cell>
              <table:table-cell office:value-type="float" office:value="6.29889">
                <text:p>6.29889</text:p>
              </table:table-cell>
              <table:table-cell office:value-type="float" office:value="8.54706">
                <text:p>8.54706</text:p>
              </table:table-cell>
              <table:table-cell office:value-type="float" office:value="6.57666">
                <text:p>6.57666</text:p>
              </table:table-cell>
              <table:table-cell office:value-type="float" office:value="9.85588">
                <text:p>9.85588</text:p>
              </table:table-cell>
              <table:table-cell office:value-type="float" office:value="6.58583">
                <text:p>6.585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016">
                <text:p>6.016</text:p>
              </table:table-cell>
              <table:table-cell office:value-type="float" office:value="7.35843">
                <text:p>7.35843</text:p>
              </table:table-cell>
              <table:table-cell office:value-type="float" office:value="9.25295">
                <text:p>9.25295</text:p>
              </table:table-cell>
              <table:table-cell office:value-type="float" office:value="8.57401">
                <text:p>8.57401</text:p>
              </table:table-cell>
              <table:table-cell office:value-type="float" office:value="6.02685">
                <text:p>6.02685</text:p>
              </table:table-cell>
              <table:table-cell office:value-type="float" office:value="7.21337">
                <text:p>7.21337</text:p>
              </table:table-cell>
              <table:table-cell office:value-type="float" office:value="6.82038">
                <text:p>6.82038</text:p>
              </table:table-cell>
              <table:table-cell office:value-type="float" office:value="6.08253">
                <text:p>6.08253</text:p>
              </table:table-cell>
              <table:table-cell office:value-type="float" office:value="7.40273">
                <text:p>7.40273</text:p>
              </table:table-cell>
              <table:table-cell office:value-type="float" office:value="6.10191">
                <text:p>6.10191</text:p>
              </table:table-cell>
              <table:table-cell office:value-type="float" office:value="6.17874">
                <text:p>6.17874</text:p>
              </table:table-cell>
              <table:table-cell office:value-type="float" office:value="6.08654">
                <text:p>6.08654</text:p>
              </table:table-cell>
              <table:table-cell office:value-type="float" office:value="7.48344">
                <text:p>7.48344</text:p>
              </table:table-cell>
              <table:table-cell office:value-type="float" office:value="6.18904">
                <text:p>6.18904</text:p>
              </table:table-cell>
              <table:table-cell office:value-type="float" office:value="6.6898">
                <text:p>6.6898</text:p>
              </table:table-cell>
              <table:table-cell office:value-type="float" office:value="6.05187">
                <text:p>6.05187</text:p>
              </table:table-cell>
              <table:table-cell office:value-type="float" office:value="7.9096">
                <text:p>7.9096</text:p>
              </table:table-cell>
              <table:table-cell office:value-type="float" office:value="6.20297">
                <text:p>6.20297</text:p>
              </table:table-cell>
              <table:table-cell office:value-type="float" office:value="9.09622">
                <text:p>9.09622</text:p>
              </table:table-cell>
              <table:table-cell office:value-type="float" office:value="6.21324">
                <text:p>6.213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68065">
                <text:p>5.68065</text:p>
              </table:table-cell>
              <table:table-cell office:value-type="float" office:value="7.04842">
                <text:p>7.04842</text:p>
              </table:table-cell>
              <table:table-cell office:value-type="float" office:value="8.94841">
                <text:p>8.94841</text:p>
              </table:table-cell>
              <table:table-cell office:value-type="float" office:value="8.24558">
                <text:p>8.24558</text:p>
              </table:table-cell>
              <table:table-cell office:value-type="float" office:value="5.68232">
                <text:p>5.68232</text:p>
              </table:table-cell>
              <table:table-cell office:value-type="float" office:value="6.78785">
                <text:p>6.78785</text:p>
              </table:table-cell>
              <table:table-cell office:value-type="float" office:value="6.4188">
                <text:p>6.4188</text:p>
              </table:table-cell>
              <table:table-cell office:value-type="float" office:value="5.82045">
                <text:p>5.82045</text:p>
              </table:table-cell>
              <table:table-cell office:value-type="float" office:value="7.12532">
                <text:p>7.12532</text:p>
              </table:table-cell>
              <table:table-cell office:value-type="float" office:value="5.73859">
                <text:p>5.73859</text:p>
              </table:table-cell>
              <table:table-cell office:value-type="float" office:value="5.88528">
                <text:p>5.88528</text:p>
              </table:table-cell>
              <table:table-cell office:value-type="float" office:value="5.82857">
                <text:p>5.82857</text:p>
              </table:table-cell>
              <table:table-cell office:value-type="float" office:value="7.0897">
                <text:p>7.0897</text:p>
              </table:table-cell>
              <table:table-cell office:value-type="float" office:value="5.90305">
                <text:p>5.90305</text:p>
              </table:table-cell>
              <table:table-cell office:value-type="float" office:value="6.29319">
                <text:p>6.29319</text:p>
              </table:table-cell>
              <table:table-cell office:value-type="float" office:value="5.69053">
                <text:p>5.69053</text:p>
              </table:table-cell>
              <table:table-cell office:value-type="float" office:value="6.96591">
                <text:p>6.96591</text:p>
              </table:table-cell>
              <table:table-cell office:value-type="float" office:value="5.91999">
                <text:p>5.91999</text:p>
              </table:table-cell>
              <table:table-cell office:value-type="float" office:value="8.26305">
                <text:p>8.26305</text:p>
              </table:table-cell>
              <table:table-cell office:value-type="float" office:value="5.92023">
                <text:p>5.920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41376">
                <text:p>5.41376</text:p>
              </table:table-cell>
              <table:table-cell office:value-type="float" office:value="6.66264">
                <text:p>6.66264</text:p>
              </table:table-cell>
              <table:table-cell office:value-type="float" office:value="8.48945">
                <text:p>8.48945</text:p>
              </table:table-cell>
              <table:table-cell office:value-type="float" office:value="7.82482">
                <text:p>7.82482</text:p>
              </table:table-cell>
              <table:table-cell office:value-type="float" office:value="5.42123">
                <text:p>5.42123</text:p>
              </table:table-cell>
              <table:table-cell office:value-type="float" office:value="6.5202">
                <text:p>6.5202</text:p>
              </table:table-cell>
              <table:table-cell office:value-type="float" office:value="6.15517">
                <text:p>6.15517</text:p>
              </table:table-cell>
              <table:table-cell office:value-type="float" office:value="5.43396">
                <text:p>5.43396</text:p>
              </table:table-cell>
              <table:table-cell office:value-type="float" office:value="6.70661">
                <text:p>6.70661</text:p>
              </table:table-cell>
              <table:table-cell office:value-type="float" office:value="5.4959">
                <text:p>5.4959</text:p>
              </table:table-cell>
              <table:table-cell office:value-type="float" office:value="5.52847">
                <text:p>5.52847</text:p>
              </table:table-cell>
              <table:table-cell office:value-type="float" office:value="5.45289">
                <text:p>5.45289</text:p>
              </table:table-cell>
              <table:table-cell office:value-type="float" office:value="6.78168">
                <text:p>6.78168</text:p>
              </table:table-cell>
              <table:table-cell office:value-type="float" office:value="5.55658">
                <text:p>5.55658</text:p>
              </table:table-cell>
              <table:table-cell office:value-type="float" office:value="6.02589">
                <text:p>6.02589</text:p>
              </table:table-cell>
              <table:table-cell office:value-type="float" office:value="5.45065">
                <text:p>5.45065</text:p>
              </table:table-cell>
              <table:table-cell office:value-type="float" office:value="6.34212">
                <text:p>6.34212</text:p>
              </table:table-cell>
              <table:table-cell office:value-type="float" office:value="5.56473">
                <text:p>5.56473</text:p>
              </table:table-cell>
              <table:table-cell office:value-type="float" office:value="7.5115">
                <text:p>7.5115</text:p>
              </table:table-cell>
              <table:table-cell office:value-type="float" office:value="5.56318">
                <text:p>5.563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09587">
                <text:p>5.09587</text:p>
              </table:table-cell>
              <table:table-cell office:value-type="float" office:value="6.36211">
                <text:p>6.36211</text:p>
              </table:table-cell>
              <table:table-cell office:value-type="float" office:value="8.17705">
                <text:p>8.17705</text:p>
              </table:table-cell>
              <table:table-cell office:value-type="float" office:value="7.48899">
                <text:p>7.48899</text:p>
              </table:table-cell>
              <table:table-cell office:value-type="float" office:value="5.0983">
                <text:p>5.0983</text:p>
              </table:table-cell>
              <table:table-cell office:value-type="float" office:value="6.10411">
                <text:p>6.10411</text:p>
              </table:table-cell>
              <table:table-cell office:value-type="float" office:value="5.76846">
                <text:p>5.76846</text:p>
              </table:table-cell>
              <table:table-cell office:value-type="float" office:value="5.16729">
                <text:p>5.16729</text:p>
              </table:table-cell>
              <table:table-cell office:value-type="float" office:value="6.43232">
                <text:p>6.43232</text:p>
              </table:table-cell>
              <table:table-cell office:value-type="float" office:value="5.13878">
                <text:p>5.13878</text:p>
              </table:table-cell>
              <table:table-cell office:value-type="float" office:value="5.21512">
                <text:p>5.21512</text:p>
              </table:table-cell>
              <table:table-cell office:value-type="float" office:value="5.19226">
                <text:p>5.19226</text:p>
              </table:table-cell>
              <table:table-cell office:value-type="float" office:value="6.38876">
                <text:p>6.38876</text:p>
              </table:table-cell>
              <table:table-cell office:value-type="float" office:value="5.25874">
                <text:p>5.25874</text:p>
              </table:table-cell>
              <table:table-cell office:value-type="float" office:value="5.6403">
                <text:p>5.6403</text:p>
              </table:table-cell>
              <table:table-cell office:value-type="float" office:value="5.1037">
                <text:p>5.1037</text:p>
              </table:table-cell>
              <table:table-cell office:value-type="float" office:value="5.42019">
                <text:p>5.42019</text:p>
              </table:table-cell>
              <table:table-cell office:value-type="float" office:value="5.25277">
                <text:p>5.25277</text:p>
              </table:table-cell>
              <table:table-cell office:value-type="float" office:value="6.69023">
                <text:p>6.69023</text:p>
              </table:table-cell>
              <table:table-cell office:value-type="float" office:value="5.26384">
                <text:p>5.263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8249">
                <text:p>4.8249</text:p>
              </table:table-cell>
              <table:table-cell office:value-type="float" office:value="5.99345">
                <text:p>5.99345</text:p>
              </table:table-cell>
              <table:table-cell office:value-type="float" office:value="7.70777">
                <text:p>7.70777</text:p>
              </table:table-cell>
              <table:table-cell office:value-type="float" office:value="7.07519">
                <text:p>7.07519</text:p>
              </table:table-cell>
              <table:table-cell office:value-type="float" office:value="4.82775">
                <text:p>4.82775</text:p>
              </table:table-cell>
              <table:table-cell office:value-type="float" office:value="5.82557">
                <text:p>5.82557</text:p>
              </table:table-cell>
              <table:table-cell office:value-type="float" office:value="5.49906">
                <text:p>5.49906</text:p>
              </table:table-cell>
              <table:table-cell office:value-type="float" office:value="4.77041">
                <text:p>4.77041</text:p>
              </table:table-cell>
              <table:table-cell office:value-type="float" office:value="6.03545">
                <text:p>6.03545</text:p>
              </table:table-cell>
              <table:table-cell office:value-type="float" office:value="4.89945">
                <text:p>4.89945</text:p>
              </table:table-cell>
              <table:table-cell office:value-type="float" office:value="4.8629">
                <text:p>4.8629</text:p>
              </table:table-cell>
              <table:table-cell office:value-type="float" office:value="4.89526">
                <text:p>4.89526</text:p>
              </table:table-cell>
              <table:table-cell office:value-type="float" office:value="6.08127">
                <text:p>6.08127</text:p>
              </table:table-cell>
              <table:table-cell office:value-type="float" office:value="4.91941">
                <text:p>4.91941</text:p>
              </table:table-cell>
              <table:table-cell office:value-type="float" office:value="5.37205">
                <text:p>5.37205</text:p>
              </table:table-cell>
              <table:table-cell office:value-type="float" office:value="4.86222">
                <text:p>4.86222</text:p>
              </table:table-cell>
              <table:table-cell office:value-type="float" office:value="4.8195">
                <text:p>4.8195</text:p>
              </table:table-cell>
              <table:table-cell office:value-type="float" office:value="4.90366">
                <text:p>4.90366</text:p>
              </table:table-cell>
              <table:table-cell office:value-type="float" office:value="5.9536">
                <text:p>5.9536</text:p>
              </table:table-cell>
              <table:table-cell office:value-type="float" office:value="4.91162">
                <text:p>4.911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3762">
                <text:p>4.53762</text:p>
              </table:table-cell>
              <table:table-cell office:value-type="float" office:value="5.67961">
                <text:p>5.67961</text:p>
              </table:table-cell>
              <table:table-cell office:value-type="float" office:value="7.38707">
                <text:p>7.38707</text:p>
              </table:table-cell>
              <table:table-cell office:value-type="float" office:value="6.7585">
                <text:p>6.7585</text:p>
              </table:table-cell>
              <table:table-cell office:value-type="float" office:value="4.53376">
                <text:p>4.53376</text:p>
              </table:table-cell>
              <table:table-cell office:value-type="float" office:value="5.40625">
                <text:p>5.40625</text:p>
              </table:table-cell>
              <table:table-cell office:value-type="float" office:value="5.10708">
                <text:p>5.10708</text:p>
              </table:table-cell>
              <table:table-cell office:value-type="float" office:value="4.51929">
                <text:p>4.51929</text:p>
              </table:table-cell>
              <table:table-cell office:value-type="float" office:value="5.76236">
                <text:p>5.76236</text:p>
              </table:table-cell>
              <table:table-cell office:value-type="float" office:value="4.55717">
                <text:p>4.55717</text:p>
              </table:table-cell>
              <table:table-cell office:value-type="float" office:value="4.55039">
                <text:p>4.55039</text:p>
              </table:table-cell>
              <table:table-cell office:value-type="float" office:value="4.57393">
                <text:p>4.57393</text:p>
              </table:table-cell>
              <table:table-cell office:value-type="float" office:value="5.68653">
                <text:p>5.68653</text:p>
              </table:table-cell>
              <table:table-cell office:value-type="float" office:value="4.61612">
                <text:p>4.61612</text:p>
              </table:table-cell>
              <table:table-cell office:value-type="float" office:value="4.97974">
                <text:p>4.97974</text:p>
              </table:table-cell>
              <table:table-cell office:value-type="float" office:value="4.53516">
                <text:p>4.53516</text:p>
              </table:table-cell>
              <table:table-cell office:value-type="float" office:value="3.93715">
                <text:p>3.93715</text:p>
              </table:table-cell>
              <table:table-cell office:value-type="float" office:value="4.58349">
                <text:p>4.58349</text:p>
              </table:table-cell>
              <table:table-cell office:value-type="float" office:value="5.15608">
                <text:p>5.15608</text:p>
              </table:table-cell>
              <table:table-cell office:value-type="float" office:value="4.60173">
                <text:p>4.601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27198">
                <text:p>4.27198</text:p>
              </table:table-cell>
              <table:table-cell office:value-type="float" office:value="5.31286">
                <text:p>5.31286</text:p>
              </table:table-cell>
              <table:table-cell office:value-type="float" office:value="6.87579">
                <text:p>6.87579</text:p>
              </table:table-cell>
              <table:table-cell office:value-type="float" office:value="6.31671">
                <text:p>6.31671</text:p>
              </table:table-cell>
              <table:table-cell office:value-type="float" office:value="4.27588">
                <text:p>4.27588</text:p>
              </table:table-cell>
              <table:table-cell office:value-type="float" office:value="5.1193">
                <text:p>5.1193</text:p>
              </table:table-cell>
              <table:table-cell office:value-type="float" office:value="4.84604">
                <text:p>4.84604</text:p>
              </table:table-cell>
              <table:table-cell office:value-type="float" office:value="4.15859">
                <text:p>4.15859</text:p>
              </table:table-cell>
              <table:table-cell office:value-type="float" office:value="5.35469">
                <text:p>5.35469</text:p>
              </table:table-cell>
              <table:table-cell office:value-type="float" office:value="4.34672">
                <text:p>4.34672</text:p>
              </table:table-cell>
              <table:table-cell office:value-type="float" office:value="4.2418">
                <text:p>4.2418</text:p>
              </table:table-cell>
              <table:table-cell office:value-type="float" office:value="4.27552">
                <text:p>4.27552</text:p>
              </table:table-cell>
              <table:table-cell office:value-type="float" office:value="5.35871">
                <text:p>5.35871</text:p>
              </table:table-cell>
              <table:table-cell office:value-type="float" office:value="4.30782">
                <text:p>4.30782</text:p>
              </table:table-cell>
              <table:table-cell office:value-type="float" office:value="4.71321">
                <text:p>4.71321</text:p>
              </table:table-cell>
              <table:table-cell office:value-type="float" office:value="4.32674">
                <text:p>4.32674</text:p>
              </table:table-cell>
              <table:table-cell office:value-type="float" office:value="3.37969">
                <text:p>3.37969</text:p>
              </table:table-cell>
              <table:table-cell office:value-type="float" office:value="4.28307">
                <text:p>4.28307</text:p>
              </table:table-cell>
              <table:table-cell office:value-type="float" office:value="4.44636">
                <text:p>4.44636</text:p>
              </table:table-cell>
              <table:table-cell office:value-type="float" office:value="4.2868">
                <text:p>4.28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05654">
                <text:p>4.05654</text:p>
              </table:table-cell>
              <table:table-cell office:value-type="float" office:value="4.98141">
                <text:p>4.98141</text:p>
              </table:table-cell>
              <table:table-cell office:value-type="float" office:value="6.52773">
                <text:p>6.52773</text:p>
              </table:table-cell>
              <table:table-cell office:value-type="float" office:value="5.91362">
                <text:p>5.91362</text:p>
              </table:table-cell>
              <table:table-cell office:value-type="float" office:value="4.06541">
                <text:p>4.06541</text:p>
              </table:table-cell>
              <table:table-cell office:value-type="float" office:value="4.69802">
                <text:p>4.69802</text:p>
              </table:table-cell>
              <table:table-cell office:value-type="float" office:value="4.46641">
                <text:p>4.46641</text:p>
              </table:table-cell>
              <table:table-cell office:value-type="float" office:value="3.93765">
                <text:p>3.93765</text:p>
              </table:table-cell>
              <table:table-cell office:value-type="float" office:value="5.07633">
                <text:p>5.07633</text:p>
              </table:table-cell>
              <table:table-cell office:value-type="float" office:value="4.05429">
                <text:p>4.05429</text:p>
              </table:table-cell>
              <table:table-cell office:value-type="float" office:value="3.94494">
                <text:p>3.94494</text:p>
              </table:table-cell>
              <table:table-cell office:value-type="float" office:value="4.01626">
                <text:p>4.01626</text:p>
              </table:table-cell>
              <table:table-cell office:value-type="float" office:value="4.97294">
                <text:p>4.97294</text:p>
              </table:table-cell>
              <table:table-cell office:value-type="float" office:value="4.02614">
                <text:p>4.02614</text:p>
              </table:table-cell>
              <table:table-cell office:value-type="float" office:value="4.3351">
                <text:p>4.3351</text:p>
              </table:table-cell>
              <table:table-cell office:value-type="float" office:value="4.06261">
                <text:p>4.06261</text:p>
              </table:table-cell>
              <table:table-cell office:value-type="float" office:value="2.73565">
                <text:p>2.73565</text:p>
              </table:table-cell>
              <table:table-cell office:value-type="float" office:value="3.9882">
                <text:p>3.9882</text:p>
              </table:table-cell>
              <table:table-cell office:value-type="float" office:value="3.6996">
                <text:p>3.6996</text:p>
              </table:table-cell>
              <table:table-cell office:value-type="float" office:value="4.00323">
                <text:p>4.003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86282">
                <text:p>3.86282</text:p>
              </table:table-cell>
              <table:table-cell office:value-type="float" office:value="4.63013">
                <text:p>4.63013</text:p>
              </table:table-cell>
              <table:table-cell office:value-type="float" office:value="6.00204">
                <text:p>6.00204</text:p>
              </table:table-cell>
              <table:table-cell office:value-type="float" office:value="5.55263">
                <text:p>5.55263</text:p>
              </table:table-cell>
              <table:table-cell office:value-type="float" office:value="3.87162">
                <text:p>3.87162</text:p>
              </table:table-cell>
              <table:table-cell office:value-type="float" office:value="4.42744">
                <text:p>4.42744</text:p>
              </table:table-cell>
              <table:table-cell office:value-type="float" office:value="4.22849">
                <text:p>4.22849</text:p>
              </table:table-cell>
              <table:table-cell office:value-type="float" office:value="3.67351">
                <text:p>3.67351</text:p>
              </table:table-cell>
              <table:table-cell office:value-type="float" office:value="4.66707">
                <text:p>4.66707</text:p>
              </table:table-cell>
              <table:table-cell office:value-type="float" office:value="3.91201">
                <text:p>3.91201</text:p>
              </table:table-cell>
              <table:table-cell office:value-type="float" office:value="3.7377">
                <text:p>3.7377</text:p>
              </table:table-cell>
              <table:table-cell office:value-type="float" office:value="3.77655">
                <text:p>3.77655</text:p>
              </table:table-cell>
              <table:table-cell office:value-type="float" office:value="4.62571">
                <text:p>4.62571</text:p>
              </table:table-cell>
              <table:table-cell office:value-type="float" office:value="3.80752">
                <text:p>3.80752</text:p>
              </table:table-cell>
              <table:table-cell office:value-type="float" office:value="4.10116">
                <text:p>4.10116</text:p>
              </table:table-cell>
              <table:table-cell office:value-type="float" office:value="3.92163">
                <text:p>3.92163</text:p>
              </table:table-cell>
              <table:table-cell office:value-type="float" office:value="2.27855">
                <text:p>2.27855</text:p>
              </table:table-cell>
              <table:table-cell office:value-type="float" office:value="3.77804">
                <text:p>3.77804</text:p>
              </table:table-cell>
              <table:table-cell office:value-type="float" office:value="3.07558">
                <text:p>3.07558</text:p>
              </table:table-cell>
              <table:table-cell office:value-type="float" office:value="3.80139">
                <text:p>3.80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80991">
                <text:p>3.80991</text:p>
              </table:table-cell>
              <table:table-cell office:value-type="float" office:value="4.30757">
                <text:p>4.30757</text:p>
              </table:table-cell>
              <table:table-cell office:value-type="float" office:value="5.62789">
                <text:p>5.62789</text:p>
              </table:table-cell>
              <table:table-cell office:value-type="float" office:value="4.99013">
                <text:p>4.99013</text:p>
              </table:table-cell>
              <table:table-cell office:value-type="float" office:value="3.82578">
                <text:p>3.82578</text:p>
              </table:table-cell>
              <table:table-cell office:value-type="float" office:value="4.03389">
                <text:p>4.03389</text:p>
              </table:table-cell>
              <table:table-cell office:value-type="float" office:value="3.91222">
                <text:p>3.91222</text:p>
              </table:table-cell>
              <table:table-cell office:value-type="float" office:value="3.56684">
                <text:p>3.56684</text:p>
              </table:table-cell>
              <table:table-cell office:value-type="float" office:value="4.40836">
                <text:p>4.40836</text:p>
              </table:table-cell>
              <table:table-cell office:value-type="float" office:value="3.79024">
                <text:p>3.79024</text:p>
              </table:table-cell>
              <table:table-cell office:value-type="float" office:value="3.57453">
                <text:p>3.57453</text:p>
              </table:table-cell>
              <table:table-cell office:value-type="float" office:value="3.63769">
                <text:p>3.63769</text:p>
              </table:table-cell>
              <table:table-cell office:value-type="float" office:value="4.34794">
                <text:p>4.34794</text:p>
              </table:table-cell>
              <table:table-cell office:value-type="float" office:value="3.62701">
                <text:p>3.62701</text:p>
              </table:table-cell>
              <table:table-cell office:value-type="float" office:value="3.79791">
                <text:p>3.79791</text:p>
              </table:table-cell>
              <table:table-cell office:value-type="float" office:value="3.81499">
                <text:p>3.81499</text:p>
              </table:table-cell>
              <table:table-cell office:value-type="float" office:value="2.00715">
                <text:p>2.00715</text:p>
              </table:table-cell>
              <table:table-cell office:value-type="float" office:value="3.59596">
                <text:p>3.59596</text:p>
              </table:table-cell>
              <table:table-cell office:value-type="float" office:value="2.49123">
                <text:p>2.49123</text:p>
              </table:table-cell>
              <table:table-cell office:value-type="float" office:value="3.62128">
                <text:p>3.62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85131">
                <text:p>3.85131</text:p>
              </table:table-cell>
              <table:table-cell office:value-type="float" office:value="3.99931">
                <text:p>3.99931</text:p>
              </table:table-cell>
              <table:table-cell office:value-type="float" office:value="5.00239">
                <text:p>5.00239</text:p>
              </table:table-cell>
              <table:table-cell office:value-type="float" office:value="4.61444">
                <text:p>4.61444</text:p>
              </table:table-cell>
              <table:table-cell office:value-type="float" office:value="3.85239">
                <text:p>3.85239</text:p>
              </table:table-cell>
              <table:table-cell office:value-type="float" office:value="3.80774">
                <text:p>3.80774</text:p>
              </table:table-cell>
              <table:table-cell office:value-type="float" office:value="3.74027">
                <text:p>3.74027</text:p>
              </table:table-cell>
              <table:table-cell office:value-type="float" office:value="3.58385">
                <text:p>3.58385</text:p>
              </table:table-cell>
              <table:table-cell office:value-type="float" office:value="4.04065">
                <text:p>4.04065</text:p>
              </table:table-cell>
              <table:table-cell office:value-type="float" office:value="3.81023">
                <text:p>3.81023</text:p>
              </table:table-cell>
              <table:table-cell office:value-type="float" office:value="3.6021">
                <text:p>3.6021</text:p>
              </table:table-cell>
              <table:table-cell office:value-type="float" office:value="3.56328">
                <text:p>3.56328</text:p>
              </table:table-cell>
              <table:table-cell office:value-type="float" office:value="3.94486">
                <text:p>3.94486</text:p>
              </table:table-cell>
              <table:table-cell office:value-type="float" office:value="3.60521">
                <text:p>3.60521</text:p>
              </table:table-cell>
              <table:table-cell office:value-type="float" office:value="3.6424">
                <text:p>3.6424</text:p>
              </table:table-cell>
              <table:table-cell office:value-type="float" office:value="3.84882">
                <text:p>3.84882</text:p>
              </table:table-cell>
              <table:table-cell office:value-type="float" office:value="2.08454">
                <text:p>2.08454</text:p>
              </table:table-cell>
              <table:table-cell office:value-type="float" office:value="3.61109">
                <text:p>3.61109</text:p>
              </table:table-cell>
              <table:table-cell office:value-type="float" office:value="2.14174">
                <text:p>2.14174</text:p>
              </table:table-cell>
              <table:table-cell office:value-type="float" office:value="3.63431">
                <text:p>3.634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08857">
                <text:p>4.08857</text:p>
              </table:table-cell>
              <table:table-cell office:value-type="float" office:value="3.7218">
                <text:p>3.7218</text:p>
              </table:table-cell>
              <table:table-cell office:value-type="float" office:value="4.56273">
                <text:p>4.56273</text:p>
              </table:table-cell>
              <table:table-cell office:value-type="float" office:value="4.02408">
                <text:p>4.02408</text:p>
              </table:table-cell>
              <table:table-cell office:value-type="float" office:value="4.08837">
                <text:p>4.08837</text:p>
              </table:table-cell>
              <table:table-cell office:value-type="float" office:value="3.53023">
                <text:p>3.53023</text:p>
              </table:table-cell>
              <table:table-cell office:value-type="float" office:value="3.57847">
                <text:p>3.57847</text:p>
              </table:table-cell>
              <table:table-cell office:value-type="float" office:value="3.72822">
                <text:p>3.72822</text:p>
              </table:table-cell>
              <table:table-cell office:value-type="float" office:value="3.81937">
                <text:p>3.81937</text:p>
              </table:table-cell>
              <table:table-cell office:value-type="float" office:value="4.03479">
                <text:p>4.03479</text:p>
              </table:table-cell>
              <table:table-cell office:value-type="float" office:value="3.75275">
                <text:p>3.75275</text:p>
              </table:table-cell>
              <table:table-cell office:value-type="float" office:value="3.6923">
                <text:p>3.6923</text:p>
              </table:table-cell>
              <table:table-cell office:value-type="float" office:value="3.71485">
                <text:p>3.71485</text:p>
              </table:table-cell>
              <table:table-cell office:value-type="float" office:value="3.67722">
                <text:p>3.67722</text:p>
              </table:table-cell>
              <table:table-cell office:value-type="float" office:value="3.51404">
                <text:p>3.51404</text:p>
              </table:table-cell>
              <table:table-cell office:value-type="float" office:value="4.10216">
                <text:p>4.10216</text:p>
              </table:table-cell>
              <table:table-cell office:value-type="float" office:value="2.46074">
                <text:p>2.46074</text:p>
              </table:table-cell>
              <table:table-cell office:value-type="float" office:value="3.72818">
                <text:p>3.72818</text:p>
              </table:table-cell>
              <table:table-cell office:value-type="float" office:value="2.05066">
                <text:p>2.05066</text:p>
              </table:table-cell>
              <table:table-cell office:value-type="float" office:value="3.75906">
                <text:p>3.759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43318">
                <text:p>4.43318</text:p>
              </table:table-cell>
              <table:table-cell office:value-type="float" office:value="3.54856">
                <text:p>3.54856</text:p>
              </table:table-cell>
              <table:table-cell office:value-type="float" office:value="3.88731">
                <text:p>3.88731</text:p>
              </table:table-cell>
              <table:table-cell office:value-type="float" office:value="3.64378">
                <text:p>3.64378</text:p>
              </table:table-cell>
              <table:table-cell office:value-type="float" office:value="4.43133">
                <text:p>4.43133</text:p>
              </table:table-cell>
              <table:table-cell office:value-type="float" office:value="3.4211">
                <text:p>3.4211</text:p>
              </table:table-cell>
              <table:table-cell office:value-type="float" office:value="3.57738">
                <text:p>3.57738</text:p>
              </table:table-cell>
              <table:table-cell office:value-type="float" office:value="4.12951">
                <text:p>4.12951</text:p>
              </table:table-cell>
              <table:table-cell office:value-type="float" office:value="3.57346">
                <text:p>3.57346</text:p>
              </table:table-cell>
              <table:table-cell office:value-type="float" office:value="4.3051">
                <text:p>4.3051</text:p>
              </table:table-cell>
              <table:table-cell office:value-type="float" office:value="4.09918">
                <text:p>4.09918</text:p>
              </table:table-cell>
              <table:table-cell office:value-type="float" office:value="3.95377">
                <text:p>3.95377</text:p>
              </table:table-cell>
              <table:table-cell office:value-type="float" office:value="3.44717">
                <text:p>3.44717</text:p>
              </table:table-cell>
              <table:table-cell office:value-type="float" office:value="3.96431">
                <text:p>3.96431</text:p>
              </table:table-cell>
              <table:table-cell office:value-type="float" office:value="3.5442">
                <text:p>3.5442</text:p>
              </table:table-cell>
              <table:table-cell office:value-type="float" office:value="4.38088">
                <text:p>4.38088</text:p>
              </table:table-cell>
              <table:table-cell office:value-type="float" office:value="3.00465">
                <text:p>3.00465</text:p>
              </table:table-cell>
              <table:table-cell office:value-type="float" office:value="4.04837">
                <text:p>4.04837</text:p>
              </table:table-cell>
              <table:table-cell office:value-type="float" office:value="2.27959">
                <text:p>2.27959</text:p>
              </table:table-cell>
              <table:table-cell office:value-type="float" office:value="4.09773">
                <text:p>4.097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90477">
                <text:p>4.90477</text:p>
              </table:table-cell>
              <table:table-cell office:value-type="float" office:value="3.4673">
                <text:p>3.4673</text:p>
              </table:table-cell>
              <table:table-cell office:value-type="float" office:value="3.42264">
                <text:p>3.42264</text:p>
              </table:table-cell>
              <table:table-cell office:value-type="float" office:value="3.19745">
                <text:p>3.19745</text:p>
              </table:table-cell>
              <table:table-cell office:value-type="float" office:value="4.91048">
                <text:p>4.91048</text:p>
              </table:table-cell>
              <table:table-cell office:value-type="float" office:value="3.38004">
                <text:p>3.38004</text:p>
              </table:table-cell>
              <table:table-cell office:value-type="float" office:value="3.77631">
                <text:p>3.77631</text:p>
              </table:table-cell>
              <table:table-cell office:value-type="float" office:value="4.4981">
                <text:p>4.4981</text:p>
              </table:table-cell>
              <table:table-cell office:value-type="float" office:value="3.49156">
                <text:p>3.49156</text:p>
              </table:table-cell>
              <table:table-cell office:value-type="float" office:value="4.84238">
                <text:p>4.84238</text:p>
              </table:table-cell>
              <table:table-cell office:value-type="float" office:value="4.54562">
                <text:p>4.54562</text:p>
              </table:table-cell>
              <table:table-cell office:value-type="float" office:value="4.36997">
                <text:p>4.36997</text:p>
              </table:table-cell>
              <table:table-cell office:value-type="float" office:value="3.35404">
                <text:p>3.35404</text:p>
              </table:table-cell>
              <table:table-cell office:value-type="float" office:value="4.34941">
                <text:p>4.34941</text:p>
              </table:table-cell>
              <table:table-cell office:value-type="float" office:value="3.79154">
                <text:p>3.79154</text:p>
              </table:table-cell>
              <table:table-cell office:value-type="float" office:value="4.9262">
                <text:p>4.9262</text:p>
              </table:table-cell>
              <table:table-cell office:value-type="float" office:value="3.68977">
                <text:p>3.68977</text:p>
              </table:table-cell>
              <table:table-cell office:value-type="float" office:value="4.47121">
                <text:p>4.47121</text:p>
              </table:table-cell>
              <table:table-cell office:value-type="float" office:value="2.77344">
                <text:p>2.77344</text:p>
              </table:table-cell>
              <table:table-cell office:value-type="float" office:value="4.52667">
                <text:p>4.52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45264">
                <text:p>5.45264</text:p>
              </table:table-cell>
              <table:table-cell office:value-type="float" office:value="3.5428">
                <text:p>3.5428</text:p>
              </table:table-cell>
              <table:table-cell office:value-type="float" office:value="2.79608">
                <text:p>2.79608</text:p>
              </table:table-cell>
              <table:table-cell office:value-type="float" office:value="2.71972">
                <text:p>2.71972</text:p>
              </table:table-cell>
              <table:table-cell office:value-type="float" office:value="5.44276">
                <text:p>5.44276</text:p>
              </table:table-cell>
              <table:table-cell office:value-type="float" office:value="3.58834">
                <text:p>3.58834</text:p>
              </table:table-cell>
              <table:table-cell office:value-type="float" office:value="4.02804">
                <text:p>4.02804</text:p>
              </table:table-cell>
              <table:table-cell office:value-type="float" office:value="5.1525">
                <text:p>5.1525</text:p>
              </table:table-cell>
              <table:table-cell office:value-type="float" office:value="3.53331">
                <text:p>3.53331</text:p>
              </table:table-cell>
              <table:table-cell office:value-type="float" office:value="5.27575">
                <text:p>5.27575</text:p>
              </table:table-cell>
              <table:table-cell office:value-type="float" office:value="5.09839">
                <text:p>5.09839</text:p>
              </table:table-cell>
              <table:table-cell office:value-type="float" office:value="4.8763">
                <text:p>4.8763</text:p>
              </table:table-cell>
              <table:table-cell office:value-type="float" office:value="3.4229">
                <text:p>3.4229</text:p>
              </table:table-cell>
              <table:table-cell office:value-type="float" office:value="4.8696">
                <text:p>4.8696</text:p>
              </table:table-cell>
              <table:table-cell office:value-type="float" office:value="4.08518">
                <text:p>4.08518</text:p>
              </table:table-cell>
              <table:table-cell office:value-type="float" office:value="5.35614">
                <text:p>5.35614</text:p>
              </table:table-cell>
              <table:table-cell office:value-type="float" office:value="4.37796">
                <text:p>4.37796</text:p>
              </table:table-cell>
              <table:table-cell office:value-type="float" office:value="5.00897">
                <text:p>5.00897</text:p>
              </table:table-cell>
              <table:table-cell office:value-type="float" office:value="3.36928">
                <text:p>3.36928</text:p>
              </table:table-cell>
              <table:table-cell office:value-type="float" office:value="5.05949">
                <text:p>5.059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04834">
                <text:p>6.04834</text:p>
              </table:table-cell>
              <table:table-cell office:value-type="float" office:value="3.72408">
                <text:p>3.72408</text:p>
              </table:table-cell>
              <table:table-cell office:value-type="float" office:value="2.2622">
                <text:p>2.2622</text:p>
              </table:table-cell>
              <table:table-cell office:value-type="float" office:value="2.40902">
                <text:p>2.40902</text:p>
              </table:table-cell>
              <table:table-cell office:value-type="float" office:value="6.04473">
                <text:p>6.04473</text:p>
              </table:table-cell>
              <table:table-cell office:value-type="float" office:value="3.90102">
                <text:p>3.90102</text:p>
              </table:table-cell>
              <table:table-cell office:value-type="float" office:value="4.5624">
                <text:p>4.5624</text:p>
              </table:table-cell>
              <table:table-cell office:value-type="float" office:value="5.63858">
                <text:p>5.63858</text:p>
              </table:table-cell>
              <table:table-cell office:value-type="float" office:value="3.69716">
                <text:p>3.69716</text:p>
              </table:table-cell>
              <table:table-cell office:value-type="float" office:value="5.99528">
                <text:p>5.99528</text:p>
              </table:table-cell>
              <table:table-cell office:value-type="float" office:value="5.70373">
                <text:p>5.70373</text:p>
              </table:table-cell>
              <table:table-cell office:value-type="float" office:value="5.45801">
                <text:p>5.45801</text:p>
              </table:table-cell>
              <table:table-cell office:value-type="float" office:value="3.61252">
                <text:p>3.61252</text:p>
              </table:table-cell>
              <table:table-cell office:value-type="float" office:value="5.44857">
                <text:p>5.44857</text:p>
              </table:table-cell>
              <table:table-cell office:value-type="float" office:value="4.6539">
                <text:p>4.6539</text:p>
              </table:table-cell>
              <table:table-cell office:value-type="float" office:value="6.07435">
                <text:p>6.07435</text:p>
              </table:table-cell>
              <table:table-cell office:value-type="float" office:value="5.16133">
                <text:p>5.16133</text:p>
              </table:table-cell>
              <table:table-cell office:value-type="float" office:value="5.60177">
                <text:p>5.60177</text:p>
              </table:table-cell>
              <table:table-cell office:value-type="float" office:value="4.08409">
                <text:p>4.08409</text:p>
              </table:table-cell>
              <table:table-cell office:value-type="float" office:value="5.65657">
                <text:p>5.656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6875">
                <text:p>6.6875</text:p>
              </table:table-cell>
              <table:table-cell office:value-type="float" office:value="4.16935">
                <text:p>4.16935</text:p>
              </table:table-cell>
              <table:table-cell office:value-type="float" office:value="1.72721">
                <text:p>1.72721</text:p>
              </table:table-cell>
              <table:table-cell office:value-type="float" office:value="2.19758">
                <text:p>2.19758</text:p>
              </table:table-cell>
              <table:table-cell office:value-type="float" office:value="6.68988">
                <text:p>6.68988</text:p>
              </table:table-cell>
              <table:table-cell office:value-type="float" office:value="4.37106">
                <text:p>4.37106</text:p>
              </table:table-cell>
              <table:table-cell office:value-type="float" office:value="4.9903">
                <text:p>4.9903</text:p>
              </table:table-cell>
              <table:table-cell office:value-type="float" office:value="6.41919">
                <text:p>6.41919</text:p>
              </table:table-cell>
              <table:table-cell office:value-type="float" office:value="4.12841">
                <text:p>4.12841</text:p>
              </table:table-cell>
              <table:table-cell office:value-type="float" office:value="6.50588">
                <text:p>6.50588</text:p>
              </table:table-cell>
              <table:table-cell office:value-type="float" office:value="6.33929">
                <text:p>6.33929</text:p>
              </table:table-cell>
              <table:table-cell office:value-type="float" office:value="6.1018">
                <text:p>6.1018</text:p>
              </table:table-cell>
              <table:table-cell office:value-type="float" office:value="4.07669">
                <text:p>4.07669</text:p>
              </table:table-cell>
              <table:table-cell office:value-type="float" office:value="6.07223">
                <text:p>6.07223</text:p>
              </table:table-cell>
              <table:table-cell office:value-type="float" office:value="5.09251">
                <text:p>5.09251</text:p>
              </table:table-cell>
              <table:table-cell office:value-type="float" office:value="6.58119">
                <text:p>6.58119</text:p>
              </table:table-cell>
              <table:table-cell office:value-type="float" office:value="5.91381">
                <text:p>5.91381</text:p>
              </table:table-cell>
              <table:table-cell office:value-type="float" office:value="6.22999">
                <text:p>6.22999</text:p>
              </table:table-cell>
              <table:table-cell office:value-type="float" office:value="4.80016">
                <text:p>4.80016</text:p>
              </table:table-cell>
              <table:table-cell office:value-type="float" office:value="6.28784">
                <text:p>6.287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31744">
                <text:p>7.31744</text:p>
              </table:table-cell>
              <table:table-cell office:value-type="float" office:value="4.55707">
                <text:p>4.55707</text:p>
              </table:table-cell>
              <table:table-cell office:value-type="float" office:value="1.52568">
                <text:p>1.52568</text:p>
              </table:table-cell>
              <table:table-cell office:value-type="float" office:value="2.31416">
                <text:p>2.31416</text:p>
              </table:table-cell>
              <table:table-cell office:value-type="float" office:value="7.3257">
                <text:p>7.3257</text:p>
              </table:table-cell>
              <table:table-cell office:value-type="float" office:value="4.90878">
                <text:p>4.90878</text:p>
              </table:table-cell>
              <table:table-cell office:value-type="float" office:value="5.70698">
                <text:p>5.70698</text:p>
              </table:table-cell>
              <table:table-cell office:value-type="float" office:value="6.95854">
                <text:p>6.95854</text:p>
              </table:table-cell>
              <table:table-cell office:value-type="float" office:value="4.50404">
                <text:p>4.50404</text:p>
              </table:table-cell>
              <table:table-cell office:value-type="float" office:value="7.27814">
                <text:p>7.27814</text:p>
              </table:table-cell>
              <table:table-cell office:value-type="float" office:value="7.01403">
                <text:p>7.01403</text:p>
              </table:table-cell>
              <table:table-cell office:value-type="float" office:value="6.75392">
                <text:p>6.75392</text:p>
              </table:table-cell>
              <table:table-cell office:value-type="float" office:value="4.4748">
                <text:p>4.4748</text:p>
              </table:table-cell>
              <table:table-cell office:value-type="float" office:value="6.60592">
                <text:p>6.60592</text:p>
              </table:table-cell>
              <table:table-cell office:value-type="float" office:value="5.8333">
                <text:p>5.8333</text:p>
              </table:table-cell>
              <table:table-cell office:value-type="float" office:value="7.35041">
                <text:p>7.35041</text:p>
              </table:table-cell>
              <table:table-cell office:value-type="float" office:value="6.72499">
                <text:p>6.72499</text:p>
              </table:table-cell>
              <table:table-cell office:value-type="float" office:value="6.90479">
                <text:p>6.90479</text:p>
              </table:table-cell>
              <table:table-cell office:value-type="float" office:value="5.58394">
                <text:p>5.58394</text:p>
              </table:table-cell>
              <table:table-cell office:value-type="float" office:value="6.95714">
                <text:p>6.957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01418">
                <text:p>8.01418</text:p>
              </table:table-cell>
              <table:table-cell office:value-type="float" office:value="5.23733">
                <text:p>5.23733</text:p>
              </table:table-cell>
              <table:table-cell office:value-type="float" office:value="1.62394">
                <text:p>1.62394</text:p>
              </table:table-cell>
              <table:table-cell office:value-type="float" office:value="2.61517">
                <text:p>2.61517</text:p>
              </table:table-cell>
              <table:table-cell office:value-type="float" office:value="8.0152">
                <text:p>8.0152</text:p>
              </table:table-cell>
              <table:table-cell office:value-type="float" office:value="5.5081">
                <text:p>5.5081</text:p>
              </table:table-cell>
              <table:table-cell office:value-type="float" office:value="6.21751">
                <text:p>6.21751</text:p>
              </table:table-cell>
              <table:table-cell office:value-type="float" office:value="7.77603">
                <text:p>7.77603</text:p>
              </table:table-cell>
              <table:table-cell office:value-type="float" office:value="5.16257">
                <text:p>5.16257</text:p>
              </table:table-cell>
              <table:table-cell office:value-type="float" office:value="7.81539">
                <text:p>7.81539</text:p>
              </table:table-cell>
              <table:table-cell office:value-type="float" office:value="7.67164">
                <text:p>7.67164</text:p>
              </table:table-cell>
              <table:table-cell office:value-type="float" office:value="7.45266">
                <text:p>7.45266</text:p>
              </table:table-cell>
              <table:table-cell office:value-type="float" office:value="5.14507">
                <text:p>5.14507</text:p>
              </table:table-cell>
              <table:table-cell office:value-type="float" office:value="7.29909">
                <text:p>7.29909</text:p>
              </table:table-cell>
              <table:table-cell office:value-type="float" office:value="6.3528">
                <text:p>6.3528</text:p>
              </table:table-cell>
              <table:table-cell office:value-type="float" office:value="7.89247">
                <text:p>7.89247</text:p>
              </table:table-cell>
              <table:table-cell office:value-type="float" office:value="7.49279">
                <text:p>7.49279</text:p>
              </table:table-cell>
              <table:table-cell office:value-type="float" office:value="7.54987">
                <text:p>7.54987</text:p>
              </table:table-cell>
              <table:table-cell office:value-type="float" office:value="6.34467">
                <text:p>6.34467</text:p>
              </table:table-cell>
              <table:table-cell office:value-type="float" office:value="7.60305">
                <text:p>7.603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6812">
                <text:p>8.6812</text:p>
              </table:table-cell>
              <table:table-cell office:value-type="float" office:value="5.72235">
                <text:p>5.72235</text:p>
              </table:table-cell>
              <table:table-cell office:value-type="float" office:value="2.07668">
                <text:p>2.07668</text:p>
              </table:table-cell>
              <table:table-cell office:value-type="float" office:value="3.10258">
                <text:p>3.10258</text:p>
              </table:table-cell>
              <table:table-cell office:value-type="float" office:value="8.68758">
                <text:p>8.68758</text:p>
              </table:table-cell>
              <table:table-cell office:value-type="float" office:value="6.15428">
                <text:p>6.15428</text:p>
              </table:table-cell>
              <table:table-cell office:value-type="float" office:value="7.02644">
                <text:p>7.02644</text:p>
              </table:table-cell>
              <table:table-cell office:value-type="float" office:value="8.32885">
                <text:p>8.32885</text:p>
              </table:table-cell>
              <table:table-cell office:value-type="float" office:value="5.64793">
                <text:p>5.64793</text:p>
              </table:table-cell>
              <table:table-cell office:value-type="float" office:value="8.64516">
                <text:p>8.64516</text:p>
              </table:table-cell>
              <table:table-cell office:value-type="float" office:value="8.37831">
                <text:p>8.37831</text:p>
              </table:table-cell>
              <table:table-cell office:value-type="float" office:value="8.11665">
                <text:p>8.11665</text:p>
              </table:table-cell>
              <table:table-cell office:value-type="float" office:value="5.64527">
                <text:p>5.64527</text:p>
              </table:table-cell>
              <table:table-cell office:value-type="float" office:value="7.95325">
                <text:p>7.95325</text:p>
              </table:table-cell>
              <table:table-cell office:value-type="float" office:value="7.04015">
                <text:p>7.04015</text:p>
              </table:table-cell>
              <table:table-cell office:value-type="float" office:value="8.715">
                <text:p>8.715</text:p>
              </table:table-cell>
              <table:table-cell office:value-type="float" office:value="8.32798">
                <text:p>8.32798</text:p>
              </table:table-cell>
              <table:table-cell office:value-type="float" office:value="8.24641">
                <text:p>8.24641</text:p>
              </table:table-cell>
              <table:table-cell office:value-type="float" office:value="7.15925">
                <text:p>7.15925</text:p>
              </table:table-cell>
              <table:table-cell office:value-type="float" office:value="8.3097">
                <text:p>8.30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40965">
                <text:p>9.40965</text:p>
              </table:table-cell>
              <table:table-cell office:value-type="float" office:value="6.50942">
                <text:p>6.50942</text:p>
              </table:table-cell>
              <table:table-cell office:value-type="float" office:value="2.58416">
                <text:p>2.58416</text:p>
              </table:table-cell>
              <table:table-cell office:value-type="float" office:value="3.62991">
                <text:p>3.62991</text:p>
              </table:table-cell>
              <table:table-cell office:value-type="float" office:value="9.4147">
                <text:p>9.4147</text:p>
              </table:table-cell>
              <table:table-cell office:value-type="float" office:value="6.81338">
                <text:p>6.81338</text:p>
              </table:table-cell>
              <table:table-cell office:value-type="float" office:value="7.56324">
                <text:p>7.56324</text:p>
              </table:table-cell>
              <table:table-cell office:value-type="float" office:value="9.17237">
                <text:p>9.17237</text:p>
              </table:table-cell>
              <table:table-cell office:value-type="float" office:value="6.4247">
                <text:p>6.4247</text:p>
              </table:table-cell>
              <table:table-cell office:value-type="float" office:value="9.21109">
                <text:p>9.21109</text:p>
              </table:table-cell>
              <table:table-cell office:value-type="float" office:value="9.05321">
                <text:p>9.05321</text:p>
              </table:table-cell>
              <table:table-cell office:value-type="float" office:value="8.83541">
                <text:p>8.83541</text:p>
              </table:table-cell>
              <table:table-cell office:value-type="float" office:value="6.42679">
                <text:p>6.42679</text:p>
              </table:table-cell>
              <table:table-cell office:value-type="float" office:value="8.67388">
                <text:p>8.67388</text:p>
              </table:table-cell>
              <table:table-cell office:value-type="float" office:value="7.70628">
                <text:p>7.70628</text:p>
              </table:table-cell>
              <table:table-cell office:value-type="float" office:value="9.2849">
                <text:p>9.2849</text:p>
              </table:table-cell>
              <table:table-cell office:value-type="float" office:value="9.0966">
                <text:p>9.0966</text:p>
              </table:table-cell>
              <table:table-cell office:value-type="float" office:value="8.93478">
                <text:p>8.93478</text:p>
              </table:table-cell>
              <table:table-cell office:value-type="float" office:value="7.92835">
                <text:p>7.92835</text:p>
              </table:table-cell>
              <table:table-cell office:value-type="float" office:value="8.99098">
                <text:p>8.990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10497">
                <text:p>10.10497</text:p>
              </table:table-cell>
              <table:table-cell office:value-type="float" office:value="7.04104">
                <text:p>7.04104</text:p>
              </table:table-cell>
              <table:table-cell office:value-type="float" office:value="3.16861">
                <text:p>3.16861</text:p>
              </table:table-cell>
              <table:table-cell office:value-type="float" office:value="4.22401">
                <text:p>4.22401</text:p>
              </table:table-cell>
              <table:table-cell office:value-type="float" office:value="9.98802">
                <text:p>9.98802</text:p>
              </table:table-cell>
              <table:table-cell office:value-type="float" office:value="7.50272">
                <text:p>7.50272</text:p>
              </table:table-cell>
              <table:table-cell office:value-type="float" office:value="8.38548">
                <text:p>8.38548</text:p>
              </table:table-cell>
              <table:table-cell office:value-type="float" office:value="9.74331">
                <text:p>9.74331</text:p>
              </table:table-cell>
              <table:table-cell office:value-type="float" office:value="6.96033">
                <text:p>6.96033</text:p>
              </table:table-cell>
              <table:table-cell office:value-type="float" office:value="10.07184">
                <text:p>10.07184</text:p>
              </table:table-cell>
              <table:table-cell office:value-type="float" office:value="9.7925">
                <text:p>9.7925</text:p>
              </table:table-cell>
              <table:table-cell office:value-type="float" office:value="9.52337">
                <text:p>9.52337</text:p>
              </table:table-cell>
              <table:table-cell office:value-type="float" office:value="6.96297">
                <text:p>6.96297</text:p>
              </table:table-cell>
              <table:table-cell office:value-type="float" office:value="9.35976">
                <text:p>9.35976</text:p>
              </table:table-cell>
              <table:table-cell office:value-type="float" office:value="8.41627">
                <text:p>8.41627</text:p>
              </table:table-cell>
              <table:table-cell office:value-type="float" office:value="10.13871">
                <text:p>10.13871</text:p>
              </table:table-cell>
              <table:table-cell office:value-type="float" office:value="9.93599">
                <text:p>9.93599</text:p>
              </table:table-cell>
              <table:table-cell office:value-type="float" office:value="9.65736">
                <text:p>9.65736</text:p>
              </table:table-cell>
              <table:table-cell office:value-type="float" office:value="8.76779">
                <text:p>8.76779</text:p>
              </table:table-cell>
              <table:table-cell office:value-type="float" office:value="9.72649">
                <text:p>9.726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84871">
                <text:p>10.84871</text:p>
              </table:table-cell>
              <table:table-cell office:value-type="float" office:value="7.85655">
                <text:p>7.85655</text:p>
              </table:table-cell>
              <table:table-cell office:value-type="float" office:value="3.75224">
                <text:p>3.75224</text:p>
              </table:table-cell>
              <table:table-cell office:value-type="float" office:value="4.83482">
                <text:p>4.83482</text:p>
              </table:table-cell>
              <table:table-cell office:value-type="float" office:value="10.85279">
                <text:p>10.85279</text:p>
              </table:table-cell>
              <table:table-cell office:value-type="float" office:value="8.16394">
                <text:p>8.16394</text:p>
              </table:table-cell>
              <table:table-cell office:value-type="float" office:value="8.93827">
                <text:p>8.93827</text:p>
              </table:table-cell>
              <table:table-cell office:value-type="float" office:value="10.59995">
                <text:p>10.59995</text:p>
              </table:table-cell>
              <table:table-cell office:value-type="float" office:value="7.76501">
                <text:p>7.76501</text:p>
              </table:table-cell>
              <table:table-cell office:value-type="float" office:value="10.64558">
                <text:p>10.64558</text:p>
              </table:table-cell>
              <table:table-cell office:value-type="float" office:value="10.48991">
                <text:p>10.48991</text:p>
              </table:table-cell>
              <table:table-cell office:value-type="float" office:value="10.26891">
                <text:p>10.26891</text:p>
              </table:table-cell>
              <table:table-cell office:value-type="float" office:value="7.76917">
                <text:p>7.76917</text:p>
              </table:table-cell>
              <table:table-cell office:value-type="float" office:value="10.09068">
                <text:p>10.09068</text:p>
              </table:table-cell>
              <table:table-cell office:value-type="float" office:value="9.09711">
                <text:p>9.09711</text:p>
              </table:table-cell>
              <table:table-cell office:value-type="float" office:value="10.71793">
                <text:p>10.71793</text:p>
              </table:table-cell>
              <table:table-cell office:value-type="float" office:value="10.71762">
                <text:p>10.71762</text:p>
              </table:table-cell>
              <table:table-cell office:value-type="float" office:value="10.35281">
                <text:p>10.35281</text:p>
              </table:table-cell>
              <table:table-cell office:value-type="float" office:value="9.53648">
                <text:p>9.53648</text:p>
              </table:table-cell>
              <table:table-cell office:value-type="float" office:value="10.42253">
                <text:p>10.422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.55824">
                <text:p>11.55824</text:p>
              </table:table-cell>
              <table:table-cell office:value-type="float" office:value="8.39842">
                <text:p>8.39842</text:p>
              </table:table-cell>
              <table:table-cell office:value-type="float" office:value="4.37665">
                <text:p>4.37665</text:p>
              </table:table-cell>
              <table:table-cell office:value-type="float" office:value="5.47684">
                <text:p>5.47684</text:p>
              </table:table-cell>
              <table:table-cell office:value-type="float" office:value="11.43206">
                <text:p>11.43206</text:p>
              </table:table-cell>
              <table:table-cell office:value-type="float" office:value="8.86828">
                <text:p>8.86828</text:p>
              </table:table-cell>
              <table:table-cell office:value-type="float" office:value="9.78678">
                <text:p>9.78678</text:p>
              </table:table-cell>
              <table:table-cell office:value-type="float" office:value="11.18605">
                <text:p>11.18605</text:p>
              </table:table-cell>
              <table:table-cell office:value-type="float" office:value="8.31625">
                <text:p>8.31625</text:p>
              </table:table-cell>
              <table:table-cell office:value-type="float" office:value="11.52203">
                <text:p>11.52203</text:p>
              </table:table-cell>
              <table:table-cell office:value-type="float" office:value="11.24519">
                <text:p>11.24519</text:p>
              </table:table-cell>
              <table:table-cell office:value-type="float" office:value="10.96013">
                <text:p>10.96013</text:p>
              </table:table-cell>
              <table:table-cell office:value-type="float" office:value="8.30814">
                <text:p>8.30814</text:p>
              </table:table-cell>
              <table:table-cell office:value-type="float" office:value="10.78935">
                <text:p>10.78935</text:p>
              </table:table-cell>
              <table:table-cell office:value-type="float" office:value="9.83315">
                <text:p>9.83315</text:p>
              </table:table-cell>
              <table:table-cell office:value-type="float" office:value="11.59704">
                <text:p>11.59704</text:p>
              </table:table-cell>
              <table:table-cell office:value-type="float" office:value="11.56287">
                <text:p>11.56287</text:p>
              </table:table-cell>
              <table:table-cell office:value-type="float" office:value="11.10566">
                <text:p>11.10566</text:p>
              </table:table-cell>
              <table:table-cell office:value-type="float" office:value="10.38273">
                <text:p>10.38273</text:p>
              </table:table-cell>
              <table:table-cell office:value-type="float" office:value="11.16706">
                <text:p>11.167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31827">
                <text:p>12.31827</text:p>
              </table:table-cell>
              <table:table-cell office:value-type="float" office:value="9.23572">
                <text:p>9.23572</text:p>
              </table:table-cell>
              <table:table-cell office:value-type="float" office:value="4.99636">
                <text:p>4.99636</text:p>
              </table:table-cell>
              <table:table-cell office:value-type="float" office:value="6.13628">
                <text:p>6.13628</text:p>
              </table:table-cell>
              <table:table-cell office:value-type="float" office:value="12.31973">
                <text:p>12.31973</text:p>
              </table:table-cell>
              <table:table-cell office:value-type="float" office:value="9.55101">
                <text:p>9.55101</text:p>
              </table:table-cell>
              <table:table-cell office:value-type="float" office:value="10.36185">
                <text:p>10.36185</text:p>
              </table:table-cell>
              <table:table-cell office:value-type="float" office:value="12.05935">
                <text:p>12.05935</text:p>
              </table:table-cell>
              <table:table-cell office:value-type="float" office:value="9.01973">
                <text:p>9.01973</text:p>
              </table:table-cell>
              <table:table-cell office:value-type="float" office:value="12.10747">
                <text:p>12.10747</text:p>
              </table:table-cell>
              <table:table-cell office:value-type="float" office:value="11.94602">
                <text:p>11.94602</text:p>
              </table:table-cell>
              <table:table-cell office:value-type="float" office:value="11.71926">
                <text:p>11.71926</text:p>
              </table:table-cell>
              <table:table-cell office:value-type="float" office:value="9.14964">
                <text:p>9.14964</text:p>
              </table:table-cell>
              <table:table-cell office:value-type="float" office:value="11.5465">
                <text:p>11.5465</text:p>
              </table:table-cell>
              <table:table-cell office:value-type="float" office:value="10.53119">
                <text:p>10.53119</text:p>
              </table:table-cell>
              <table:table-cell office:value-type="float" office:value="12.183">
                <text:p>12.183</text:p>
              </table:table-cell>
              <table:table-cell office:value-type="float" office:value="12.34153">
                <text:p>12.34153</text:p>
              </table:table-cell>
              <table:table-cell office:value-type="float" office:value="11.8053">
                <text:p>11.8053</text:p>
              </table:table-cell>
              <table:table-cell office:value-type="float" office:value="11.15996">
                <text:p>11.15996</text:p>
              </table:table-cell>
              <table:table-cell office:value-type="float" office:value="11.87612">
                <text:p>11.876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03226">
                <text:p>13.03226</text:p>
              </table:table-cell>
              <table:table-cell office:value-type="float" office:value="9.80333">
                <text:p>9.80333</text:p>
              </table:table-cell>
              <table:table-cell office:value-type="float" office:value="5.62165">
                <text:p>5.62165</text:p>
              </table:table-cell>
              <table:table-cell office:value-type="float" office:value="6.79305">
                <text:p>6.79305</text:p>
              </table:table-cell>
              <table:table-cell office:value-type="float" office:value="12.90862">
                <text:p>12.90862</text:p>
              </table:table-cell>
              <table:table-cell office:value-type="float" office:value="10.28369">
                <text:p>10.28369</text:p>
              </table:table-cell>
              <table:table-cell office:value-type="float" office:value="11.2364">
                <text:p>11.2364</text:p>
              </table:table-cell>
              <table:table-cell office:value-type="float" office:value="12.6545">
                <text:p>12.6545</text:p>
              </table:table-cell>
              <table:table-cell office:value-type="float" office:value="9.70703">
                <text:p>9.70703</text:p>
              </table:table-cell>
              <table:table-cell office:value-type="float" office:value="12.99016">
                <text:p>12.99016</text:p>
              </table:table-cell>
              <table:table-cell office:value-type="float" office:value="12.7068">
                <text:p>12.7068</text:p>
              </table:table-cell>
              <table:table-cell office:value-type="float" office:value="12.42612">
                <text:p>12.42612</text:p>
              </table:table-cell>
              <table:table-cell office:value-type="float" office:value="9.70555">
                <text:p>9.70555</text:p>
              </table:table-cell>
              <table:table-cell office:value-type="float" office:value="12.25244">
                <text:p>12.25244</text:p>
              </table:table-cell>
              <table:table-cell office:value-type="float" office:value="11.27799">
                <text:p>11.27799</text:p>
              </table:table-cell>
              <table:table-cell office:value-type="float" office:value="13.06501">
                <text:p>13.06501</text:p>
              </table:table-cell>
              <table:table-cell office:value-type="float" office:value="13.17901">
                <text:p>13.17901</text:p>
              </table:table-cell>
              <table:table-cell office:value-type="float" office:value="12.56419">
                <text:p>12.56419</text:p>
              </table:table-cell>
              <table:table-cell office:value-type="float" office:value="11.99312">
                <text:p>11.99312</text:p>
              </table:table-cell>
              <table:table-cell office:value-type="float" office:value="12.63623">
                <text:p>12.636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79845">
                <text:p>13.79845</text:p>
              </table:table-cell>
              <table:table-cell office:value-type="float" office:value="10.66357">
                <text:p>10.66357</text:p>
              </table:table-cell>
              <table:table-cell office:value-type="float" office:value="6.26229">
                <text:p>6.26229</text:p>
              </table:table-cell>
              <table:table-cell office:value-type="float" office:value="7.46584">
                <text:p>7.46584</text:p>
              </table:table-cell>
              <table:table-cell office:value-type="float" office:value="13.80009">
                <text:p>13.80009</text:p>
              </table:table-cell>
              <table:table-cell office:value-type="float" office:value="10.98227">
                <text:p>10.98227</text:p>
              </table:table-cell>
              <table:table-cell office:value-type="float" office:value="11.81356">
                <text:p>11.81356</text:p>
              </table:table-cell>
              <table:table-cell office:value-type="float" office:value="13.53464">
                <text:p>13.53464</text:p>
              </table:table-cell>
              <table:table-cell office:value-type="float" office:value="10.44426">
                <text:p>10.44426</text:p>
              </table:table-cell>
              <table:table-cell office:value-type="float" office:value="13.5854">
                <text:p>13.5854</text:p>
              </table:table-cell>
              <table:table-cell office:value-type="float" office:value="13.4133">
                <text:p>13.4133</text:p>
              </table:table-cell>
              <table:table-cell office:value-type="float" office:value="13.18953">
                <text:p>13.18953</text:p>
              </table:table-cell>
              <table:table-cell office:value-type="float" office:value="10.56117">
                <text:p>10.56117</text:p>
              </table:table-cell>
              <table:table-cell office:value-type="float" office:value="13.0147">
                <text:p>13.0147</text:p>
              </table:table-cell>
              <table:table-cell office:value-type="float" office:value="11.98442">
                <text:p>11.98442</text:p>
              </table:table-cell>
              <table:table-cell office:value-type="float" office:value="13.66012">
                <text:p>13.66012</text:p>
              </table:table-cell>
              <table:table-cell office:value-type="float" office:value="13.9513">
                <text:p>13.9513</text:p>
              </table:table-cell>
              <table:table-cell office:value-type="float" office:value="13.27383">
                <text:p>13.27383</text:p>
              </table:table-cell>
              <table:table-cell office:value-type="float" office:value="12.7747">
                <text:p>12.7747</text:p>
              </table:table-cell>
              <table:table-cell office:value-type="float" office:value="13.34986">
                <text:p>13.349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52043">
                <text:p>14.52043</text:p>
              </table:table-cell>
              <table:table-cell office:value-type="float" office:value="11.23713">
                <text:p>11.23713</text:p>
              </table:table-cell>
              <table:table-cell office:value-type="float" office:value="6.90201">
                <text:p>6.90201</text:p>
              </table:table-cell>
              <table:table-cell office:value-type="float" office:value="8.12746">
                <text:p>8.12746</text:p>
              </table:table-cell>
              <table:table-cell office:value-type="float" office:value="14.38853">
                <text:p>14.38853</text:p>
              </table:table-cell>
              <table:table-cell office:value-type="float" office:value="11.72408">
                <text:p>11.72408</text:p>
              </table:table-cell>
              <table:table-cell office:value-type="float" office:value="12.68795">
                <text:p>12.68795</text:p>
              </table:table-cell>
              <table:table-cell office:value-type="float" office:value="14.12783">
                <text:p>14.12783</text:p>
              </table:table-cell>
              <table:table-cell office:value-type="float" office:value="11.13499">
                <text:p>11.13499</text:p>
              </table:table-cell>
              <table:table-cell office:value-type="float" office:value="14.48265">
                <text:p>14.48265</text:p>
              </table:table-cell>
              <table:table-cell office:value-type="float" office:value="14.18023">
                <text:p>14.18023</text:p>
              </table:table-cell>
              <table:table-cell office:value-type="float" office:value="13.90235">
                <text:p>13.90235</text:p>
              </table:table-cell>
              <table:table-cell office:value-type="float" office:value="11.13997">
                <text:p>11.13997</text:p>
              </table:table-cell>
              <table:table-cell office:value-type="float" office:value="13.72514">
                <text:p>13.72514</text:p>
              </table:table-cell>
              <table:table-cell office:value-type="float" office:value="12.74063">
                <text:p>12.74063</text:p>
              </table:table-cell>
              <table:table-cell office:value-type="float" office:value="14.5488">
                <text:p>14.5488</text:p>
              </table:table-cell>
              <table:table-cell office:value-type="float" office:value="14.7928">
                <text:p>14.7928</text:p>
              </table:table-cell>
              <table:table-cell office:value-type="float" office:value="14.0355">
                <text:p>14.0355</text:p>
              </table:table-cell>
              <table:table-cell office:value-type="float" office:value="13.62198">
                <text:p>13.62198</text:p>
              </table:table-cell>
              <table:table-cell office:value-type="float" office:value="14.11331">
                <text:p>14.113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29213">
                <text:p>15.29213</text:p>
              </table:table-cell>
              <table:table-cell office:value-type="float" office:value="12.11073">
                <text:p>12.11073</text:p>
              </table:table-cell>
              <table:table-cell office:value-type="float" office:value="7.53708">
                <text:p>7.53708</text:p>
              </table:table-cell>
              <table:table-cell office:value-type="float" office:value="8.78795">
                <text:p>8.78795</text:p>
              </table:table-cell>
              <table:table-cell office:value-type="float" office:value="15.11546">
                <text:p>15.11546</text:p>
              </table:table-cell>
              <table:table-cell office:value-type="float" office:value="12.43337">
                <text:p>12.43337</text:p>
              </table:table-cell>
              <table:table-cell office:value-type="float" office:value="13.27797">
                <text:p>13.27797</text:p>
              </table:table-cell>
              <table:table-cell office:value-type="float" office:value="15.01303">
                <text:p>15.01303</text:p>
              </table:table-cell>
              <table:table-cell office:value-type="float" office:value="11.88456">
                <text:p>11.88456</text:p>
              </table:table-cell>
              <table:table-cell office:value-type="float" office:value="15.06881">
                <text:p>15.06881</text:p>
              </table:table-cell>
              <table:table-cell office:value-type="float" office:value="14.89813">
                <text:p>14.89813</text:p>
              </table:table-cell>
              <table:table-cell office:value-type="float" office:value="14.67088">
                <text:p>14.67088</text:p>
              </table:table-cell>
              <table:table-cell office:value-type="float" office:value="11.99753">
                <text:p>11.99753</text:p>
              </table:table-cell>
              <table:table-cell office:value-type="float" office:value="14.49335">
                <text:p>14.49335</text:p>
              </table:table-cell>
              <table:table-cell office:value-type="float" office:value="13.44715">
                <text:p>13.44715</text:p>
              </table:table-cell>
              <table:table-cell office:value-type="float" office:value="15.14767">
                <text:p>15.14767</text:p>
              </table:table-cell>
              <table:table-cell office:value-type="float" office:value="15.57009">
                <text:p>15.57009</text:p>
              </table:table-cell>
              <table:table-cell office:value-type="float" office:value="14.75272">
                <text:p>14.75272</text:p>
              </table:table-cell>
              <table:table-cell office:value-type="float" office:value="14.3966">
                <text:p>14.3966</text:p>
              </table:table-cell>
              <table:table-cell office:value-type="float" office:value="14.8211">
                <text:p>14.82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.01123">
                <text:p>16.01123</text:p>
              </table:table-cell>
              <table:table-cell office:value-type="float" office:value="12.69122">
                <text:p>12.69122</text:p>
              </table:table-cell>
              <table:table-cell office:value-type="float" office:value="8.15237">
                <text:p>8.15237</text:p>
              </table:table-cell>
              <table:table-cell office:value-type="float" office:value="9.43761">
                <text:p>9.43761</text:p>
              </table:table-cell>
              <table:table-cell office:value-type="float" office:value="15.88456">
                <text:p>15.88456</text:p>
              </table:table-cell>
              <table:table-cell office:value-type="float" office:value="13.18566">
                <text:p>13.18566</text:p>
              </table:table-cell>
              <table:table-cell office:value-type="float" office:value="14.16415">
                <text:p>14.16415</text:p>
              </table:table-cell>
              <table:table-cell office:value-type="float" office:value="15.60966">
                <text:p>15.60966</text:p>
              </table:table-cell>
              <table:table-cell office:value-type="float" office:value="12.58442">
                <text:p>12.58442</text:p>
              </table:table-cell>
              <table:table-cell office:value-type="float" office:value="15.96093">
                <text:p>15.96093</text:p>
              </table:table-cell>
              <table:table-cell office:value-type="float" office:value="15.66229">
                <text:p>15.66229</text:p>
              </table:table-cell>
              <table:table-cell office:value-type="float" office:value="15.38026">
                <text:p>15.38026</text:p>
              </table:table-cell>
              <table:table-cell office:value-type="float" office:value="12.57493">
                <text:p>12.57493</text:p>
              </table:table-cell>
              <table:table-cell office:value-type="float" office:value="15.21131">
                <text:p>15.21131</text:p>
              </table:table-cell>
              <table:table-cell office:value-type="float" office:value="14.2154">
                <text:p>14.2154</text:p>
              </table:table-cell>
              <table:table-cell office:value-type="float" office:value="16.04466">
                <text:p>16.04466</text:p>
              </table:table-cell>
              <table:table-cell office:value-type="float" office:value="16.40473">
                <text:p>16.40473</text:p>
              </table:table-cell>
              <table:table-cell office:value-type="float" office:value="15.5193">
                <text:p>15.5193</text:p>
              </table:table-cell>
              <table:table-cell office:value-type="float" office:value="15.23813">
                <text:p>15.23813</text:p>
              </table:table-cell>
              <table:table-cell office:value-type="float" office:value="15.59723">
                <text:p>15.597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.78691">
                <text:p>16.78691</text:p>
              </table:table-cell>
              <table:table-cell office:value-type="float" office:value="13.57029">
                <text:p>13.57029</text:p>
              </table:table-cell>
              <table:table-cell office:value-type="float" office:value="8.78073">
                <text:p>8.78073</text:p>
              </table:table-cell>
              <table:table-cell office:value-type="float" office:value="10.11222">
                <text:p>10.11222</text:p>
              </table:table-cell>
              <table:table-cell office:value-type="float" office:value="16.606">
                <text:p>16.606</text:p>
              </table:table-cell>
              <table:table-cell office:value-type="float" office:value="13.89031">
                <text:p>13.89031</text:p>
              </table:table-cell>
              <table:table-cell office:value-type="float" office:value="14.75828">
                <text:p>14.75828</text:p>
              </table:table-cell>
              <table:table-cell office:value-type="float" office:value="16.50653">
                <text:p>16.50653</text:p>
              </table:table-cell>
              <table:table-cell office:value-type="float" office:value="13.33895">
                <text:p>13.33895</text:p>
              </table:table-cell>
              <table:table-cell office:value-type="float" office:value="16.56311">
                <text:p>16.56311</text:p>
              </table:table-cell>
              <table:table-cell office:value-type="float" office:value="16.37714">
                <text:p>16.37714</text:p>
              </table:table-cell>
              <table:table-cell office:value-type="float" office:value="16.15468">
                <text:p>16.15468</text:p>
              </table:table-cell>
              <table:table-cell office:value-type="float" office:value="13.4456">
                <text:p>13.4456</text:p>
              </table:table-cell>
              <table:table-cell office:value-type="float" office:value="15.97964">
                <text:p>15.97964</text:p>
              </table:table-cell>
              <table:table-cell office:value-type="float" office:value="14.93318">
                <text:p>14.93318</text:p>
              </table:table-cell>
              <table:table-cell office:value-type="float" office:value="16.64461">
                <text:p>16.64461</text:p>
              </table:table-cell>
              <table:table-cell office:value-type="float" office:value="17.17227">
                <text:p>17.17227</text:p>
              </table:table-cell>
              <table:table-cell office:value-type="float" office:value="16.23356">
                <text:p>16.23356</text:p>
              </table:table-cell>
              <table:table-cell office:value-type="float" office:value="16.00563">
                <text:p>16.00563</text:p>
              </table:table-cell>
              <table:table-cell office:value-type="float" office:value="16.3118">
                <text:p>16.31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.50902">
                <text:p>17.50902</text:p>
              </table:table-cell>
              <table:table-cell office:value-type="float" office:value="14.15989">
                <text:p>14.15989</text:p>
              </table:table-cell>
              <table:table-cell office:value-type="float" office:value="9.39645">
                <text:p>9.39645</text:p>
              </table:table-cell>
              <table:table-cell office:value-type="float" office:value="10.76637">
                <text:p>10.76637</text:p>
              </table:table-cell>
              <table:table-cell office:value-type="float" office:value="17.38199">
                <text:p>17.38199</text:p>
              </table:table-cell>
              <table:table-cell office:value-type="float" office:value="14.64783">
                <text:p>14.64783</text:p>
              </table:table-cell>
              <table:table-cell office:value-type="float" office:value="15.64385">
                <text:p>15.64385</text:p>
              </table:table-cell>
              <table:table-cell office:value-type="float" office:value="17.10021">
                <text:p>17.10021</text:p>
              </table:table-cell>
              <table:table-cell office:value-type="float" office:value="14.04713">
                <text:p>14.04713</text:p>
              </table:table-cell>
              <table:table-cell office:value-type="float" office:value="17.45371">
                <text:p>17.45371</text:p>
              </table:table-cell>
              <table:table-cell office:value-type="float" office:value="17.15254">
                <text:p>17.15254</text:p>
              </table:table-cell>
              <table:table-cell office:value-type="float" office:value="16.87374">
                <text:p>16.87374</text:p>
              </table:table-cell>
              <table:table-cell office:value-type="float" office:value="14.03216">
                <text:p>14.03216</text:p>
              </table:table-cell>
              <table:table-cell office:value-type="float" office:value="16.69449">
                <text:p>16.69449</text:p>
              </table:table-cell>
              <table:table-cell office:value-type="float" office:value="15.69544">
                <text:p>15.69544</text:p>
              </table:table-cell>
              <table:table-cell office:value-type="float" office:value="17.54372">
                <text:p>17.54372</text:p>
              </table:table-cell>
              <table:table-cell office:value-type="float" office:value="18.00733">
                <text:p>18.00733</text:p>
              </table:table-cell>
              <table:table-cell office:value-type="float" office:value="17.01338">
                <text:p>17.01338</text:p>
              </table:table-cell>
              <table:table-cell office:value-type="float" office:value="16.84968">
                <text:p>16.84968</text:p>
              </table:table-cell>
              <table:table-cell office:value-type="float" office:value="17.08308">
                <text:p>17.083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2859">
                <text:p>18.2859</text:p>
              </table:table-cell>
              <table:table-cell office:value-type="float" office:value="15.03618">
                <text:p>15.03618</text:p>
              </table:table-cell>
              <table:table-cell office:value-type="float" office:value="10.0452">
                <text:p>10.0452</text:p>
              </table:table-cell>
              <table:table-cell office:value-type="float" office:value="11.45839">
                <text:p>11.45839</text:p>
              </table:table-cell>
              <table:table-cell office:value-type="float" office:value="18.09424">
                <text:p>18.09424</text:p>
              </table:table-cell>
              <table:table-cell office:value-type="float" office:value="15.35077">
                <text:p>15.35077</text:p>
              </table:table-cell>
              <table:table-cell office:value-type="float" office:value="16.23201">
                <text:p>16.23201</text:p>
              </table:table-cell>
              <table:table-cell office:value-type="float" office:value="17.87318">
                <text:p>17.87318</text:p>
              </table:table-cell>
              <table:table-cell office:value-type="float" office:value="14.81215">
                <text:p>14.81215</text:p>
              </table:table-cell>
              <table:table-cell office:value-type="float" office:value="18.0563">
                <text:p>18.0563</text:p>
              </table:table-cell>
              <table:table-cell office:value-type="float" office:value="17.86935">
                <text:p>17.86935</text:p>
              </table:table-cell>
              <table:table-cell office:value-type="float" office:value="17.64663">
                <text:p>17.64663</text:p>
              </table:table-cell>
              <table:table-cell office:value-type="float" office:value="14.91696">
                <text:p>14.91696</text:p>
              </table:table-cell>
              <table:table-cell office:value-type="float" office:value="17.46666">
                <text:p>17.46666</text:p>
              </table:table-cell>
              <table:table-cell office:value-type="float" office:value="16.40635">
                <text:p>16.40635</text:p>
              </table:table-cell>
              <table:table-cell office:value-type="float" office:value="18.13238">
                <text:p>18.13238</text:p>
              </table:table-cell>
              <table:table-cell office:value-type="float" office:value="18.74811">
                <text:p>18.74811</text:p>
              </table:table-cell>
              <table:table-cell office:value-type="float" office:value="17.72035">
                <text:p>17.72035</text:p>
              </table:table-cell>
              <table:table-cell office:value-type="float" office:value="17.60983">
                <text:p>17.60983</text:p>
              </table:table-cell>
              <table:table-cell office:value-type="float" office:value="17.7939">
                <text:p>17.79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997">
                <text:p>18.997</text:p>
              </table:table-cell>
              <table:table-cell office:value-type="float" office:value="15.63341">
                <text:p>15.63341</text:p>
              </table:table-cell>
              <table:table-cell office:value-type="float" office:value="10.66809">
                <text:p>10.66809</text:p>
              </table:table-cell>
              <table:table-cell office:value-type="float" office:value="12.1096">
                <text:p>12.1096</text:p>
              </table:table-cell>
              <table:table-cell office:value-type="float" office:value="18.87694">
                <text:p>18.87694</text:p>
              </table:table-cell>
              <table:table-cell office:value-type="float" office:value="16.1125">
                <text:p>16.1125</text:p>
              </table:table-cell>
              <table:table-cell office:value-type="float" office:value="17.1206">
                <text:p>17.1206</text:p>
              </table:table-cell>
              <table:table-cell office:value-type="float" office:value="18.58148">
                <text:p>18.58148</text:p>
              </table:table-cell>
              <table:table-cell office:value-type="float" office:value="15.5184">
                <text:p>15.5184</text:p>
              </table:table-cell>
              <table:table-cell office:value-type="float" office:value="18.95319">
                <text:p>18.95319</text:p>
              </table:table-cell>
              <table:table-cell office:value-type="float" office:value="18.63364">
                <text:p>18.63364</text:p>
              </table:table-cell>
              <table:table-cell office:value-type="float" office:value="18.36155">
                <text:p>18.36155</text:p>
              </table:table-cell>
              <table:table-cell office:value-type="float" office:value="15.49598">
                <text:p>15.49598</text:p>
              </table:table-cell>
              <table:table-cell office:value-type="float" office:value="18.19053">
                <text:p>18.19053</text:p>
              </table:table-cell>
              <table:table-cell office:value-type="float" office:value="17.17365">
                <text:p>17.17365</text:p>
              </table:table-cell>
              <table:table-cell office:value-type="float" office:value="19.032">
                <text:p>19.032</text:p>
              </table:table-cell>
              <table:table-cell office:value-type="float" office:value="19.56398">
                <text:p>19.56398</text:p>
              </table:table-cell>
              <table:table-cell office:value-type="float" office:value="18.49331">
                <text:p>18.49331</text:p>
              </table:table-cell>
              <table:table-cell office:value-type="float" office:value="18.435">
                <text:p>18.435</text:p>
              </table:table-cell>
              <table:table-cell office:value-type="float" office:value="18.57221">
                <text:p>18.572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.77713">
                <text:p>19.77713</text:p>
              </table:table-cell>
              <table:table-cell office:value-type="float" office:value="16.51755">
                <text:p>16.51755</text:p>
              </table:table-cell>
              <table:table-cell office:value-type="float" office:value="11.32826">
                <text:p>11.32826</text:p>
              </table:table-cell>
              <table:table-cell office:value-type="float" office:value="12.80905">
                <text:p>12.80905</text:p>
              </table:table-cell>
              <table:table-cell office:value-type="float" office:value="19.58872">
                <text:p>19.58872</text:p>
              </table:table-cell>
              <table:table-cell office:value-type="float" office:value="16.82544">
                <text:p>16.82544</text:p>
              </table:table-cell>
              <table:table-cell office:value-type="float" office:value="17.71508">
                <text:p>17.71508</text:p>
              </table:table-cell>
              <table:table-cell office:value-type="float" office:value="19.36133">
                <text:p>19.36133</text:p>
              </table:table-cell>
              <table:table-cell office:value-type="float" office:value="16.27892">
                <text:p>16.27892</text:p>
              </table:table-cell>
              <table:table-cell office:value-type="float" office:value="19.54585">
                <text:p>19.54585</text:p>
              </table:table-cell>
              <table:table-cell office:value-type="float" office:value="19.3465">
                <text:p>19.3465</text:p>
              </table:table-cell>
              <table:table-cell office:value-type="float" office:value="19.12681">
                <text:p>19.12681</text:p>
              </table:table-cell>
              <table:table-cell office:value-type="float" office:value="16.37455">
                <text:p>16.37455</text:p>
              </table:table-cell>
              <table:table-cell office:value-type="float" office:value="18.95735">
                <text:p>18.95735</text:p>
              </table:table-cell>
              <table:table-cell office:value-type="float" office:value="17.89044">
                <text:p>17.89044</text:p>
              </table:table-cell>
              <table:table-cell office:value-type="float" office:value="19.62249">
                <text:p>19.62249</text:p>
              </table:table-cell>
              <table:table-cell office:value-type="float" office:value="20.29701">
                <text:p>20.29701</text:p>
              </table:table-cell>
              <table:table-cell office:value-type="float" office:value="19.20001">
                <text:p>19.20001</text:p>
              </table:table-cell>
              <table:table-cell office:value-type="float" office:value="19.16353">
                <text:p>19.16353</text:p>
              </table:table-cell>
              <table:table-cell office:value-type="float" office:value="19.28855">
                <text:p>19.288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49287">
                <text:p>20.49287</text:p>
              </table:table-cell>
              <table:table-cell office:value-type="float" office:value="17.10799">
                <text:p>17.10799</text:p>
              </table:table-cell>
              <table:table-cell office:value-type="float" office:value="11.95219">
                <text:p>11.95219</text:p>
              </table:table-cell>
              <table:table-cell office:value-type="float" office:value="13.47743">
                <text:p>13.47743</text:p>
              </table:table-cell>
              <table:table-cell office:value-type="float" office:value="20.36441">
                <text:p>20.36441</text:p>
              </table:table-cell>
              <table:table-cell office:value-type="float" office:value="17.58868">
                <text:p>17.58868</text:p>
              </table:table-cell>
              <table:table-cell office:value-type="float" office:value="18.60548">
                <text:p>18.60548</text:p>
              </table:table-cell>
              <table:table-cell office:value-type="float" office:value="20.06564">
                <text:p>20.06564</text:p>
              </table:table-cell>
              <table:table-cell office:value-type="float" office:value="16.98781">
                <text:p>16.98781</text:p>
              </table:table-cell>
              <table:table-cell office:value-type="float" office:value="20.43344">
                <text:p>20.43344</text:p>
              </table:table-cell>
              <table:table-cell office:value-type="float" office:value="20.11811">
                <text:p>20.11811</text:p>
              </table:table-cell>
              <table:table-cell office:value-type="float" office:value="19.84278">
                <text:p>19.84278</text:p>
              </table:table-cell>
              <table:table-cell office:value-type="float" office:value="16.95928">
                <text:p>16.95928</text:p>
              </table:table-cell>
              <table:table-cell office:value-type="float" office:value="19.66953">
                <text:p>19.66953</text:p>
              </table:table-cell>
              <table:table-cell office:value-type="float" office:value="18.66548">
                <text:p>18.66548</text:p>
              </table:table-cell>
              <table:table-cell office:value-type="float" office:value="20.51874">
                <text:p>20.51874</text:p>
              </table:table-cell>
              <table:table-cell office:value-type="float" office:value="21.11501">
                <text:p>21.11501</text:p>
              </table:table-cell>
              <table:table-cell office:value-type="float" office:value="19.96737">
                <text:p>19.96737</text:p>
              </table:table-cell>
              <table:table-cell office:value-type="float" office:value="19.98148">
                <text:p>19.98148</text:p>
              </table:table-cell>
              <table:table-cell office:value-type="float" office:value="20.05481">
                <text:p>20.054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26029">
                <text:p>21.26029</text:p>
              </table:table-cell>
              <table:table-cell office:value-type="float" office:value="17.98949">
                <text:p>17.98949</text:p>
              </table:table-cell>
              <table:table-cell office:value-type="float" office:value="12.61635">
                <text:p>12.61635</text:p>
              </table:table-cell>
              <table:table-cell office:value-type="float" office:value="14.1814">
                <text:p>14.1814</text:p>
              </table:table-cell>
              <table:table-cell office:value-type="float" office:value="21.07151">
                <text:p>21.07151</text:p>
              </table:table-cell>
              <table:table-cell office:value-type="float" office:value="18.29077">
                <text:p>18.29077</text:p>
              </table:table-cell>
              <table:table-cell office:value-type="float" office:value="19.20206">
                <text:p>19.20206</text:p>
              </table:table-cell>
              <table:table-cell office:value-type="float" office:value="20.84272">
                <text:p>20.84272</text:p>
              </table:table-cell>
              <table:table-cell office:value-type="float" office:value="17.75667">
                <text:p>17.75667</text:p>
              </table:table-cell>
              <table:table-cell office:value-type="float" office:value="21.02604">
                <text:p>21.02604</text:p>
              </table:table-cell>
              <table:table-cell office:value-type="float" office:value="20.83039">
                <text:p>20.83039</text:p>
              </table:table-cell>
              <table:table-cell office:value-type="float" office:value="20.6146">
                <text:p>20.6146</text:p>
              </table:table-cell>
              <table:table-cell office:value-type="float" office:value="17.84704">
                <text:p>17.84704</text:p>
              </table:table-cell>
              <table:table-cell office:value-type="float" office:value="20.44073">
                <text:p>20.44073</text:p>
              </table:table-cell>
              <table:table-cell office:value-type="float" office:value="19.37264">
                <text:p>19.37264</text:p>
              </table:table-cell>
              <table:table-cell office:value-type="float" office:value="21.11431">
                <text:p>21.11431</text:p>
              </table:table-cell>
              <table:table-cell office:value-type="float" office:value="21.84042">
                <text:p>21.84042</text:p>
              </table:table-cell>
              <table:table-cell office:value-type="float" office:value="20.67924">
                <text:p>20.67924</text:p>
              </table:table-cell>
              <table:table-cell office:value-type="float" office:value="20.71437">
                <text:p>20.71437</text:p>
              </table:table-cell>
              <table:table-cell office:value-type="float" office:value="20.76623">
                <text:p>20.766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.97109">
                <text:p>21.97109</text:p>
              </table:table-cell>
              <table:table-cell office:value-type="float" office:value="18.58284">
                <text:p>18.58284</text:p>
              </table:table-cell>
              <table:table-cell office:value-type="float" office:value="13.24848">
                <text:p>13.24848</text:p>
              </table:table-cell>
              <table:table-cell office:value-type="float" office:value="14.84053">
                <text:p>14.84053</text:p>
              </table:table-cell>
              <table:table-cell office:value-type="float" office:value="21.8488">
                <text:p>21.8488</text:p>
              </table:table-cell>
              <table:table-cell office:value-type="float" office:value="19.06344">
                <text:p>19.06344</text:p>
              </table:table-cell>
              <table:table-cell office:value-type="float" office:value="20.08993">
                <text:p>20.08993</text:p>
              </table:table-cell>
              <table:table-cell office:value-type="float" office:value="21.55194">
                <text:p>21.55194</text:p>
              </table:table-cell>
              <table:table-cell office:value-type="float" office:value="18.46605">
                <text:p>18.46605</text:p>
              </table:table-cell>
              <table:table-cell office:value-type="float" office:value="21.91435">
                <text:p>21.91435</text:p>
              </table:table-cell>
              <table:table-cell office:value-type="float" office:value="21.6048">
                <text:p>21.6048</text:p>
              </table:table-cell>
              <table:table-cell office:value-type="float" office:value="21.32305">
                <text:p>21.32305</text:p>
              </table:table-cell>
              <table:table-cell office:value-type="float" office:value="18.4416">
                <text:p>18.4416</text:p>
              </table:table-cell>
              <table:table-cell office:value-type="float" office:value="21.15227">
                <text:p>21.15227</text:p>
              </table:table-cell>
              <table:table-cell office:value-type="float" office:value="20.14161">
                <text:p>20.14161</text:p>
              </table:table-cell>
              <table:table-cell office:value-type="float" office:value="22.00597">
                <text:p>22.00597</text:p>
              </table:table-cell>
              <table:table-cell office:value-type="float" office:value="22.66075">
                <text:p>22.66075</text:p>
              </table:table-cell>
              <table:table-cell office:value-type="float" office:value="21.45658">
                <text:p>21.45658</text:p>
              </table:table-cell>
              <table:table-cell office:value-type="float" office:value="21.5322">
                <text:p>21.5322</text:p>
              </table:table-cell>
              <table:table-cell office:value-type="float" office:value="21.53933">
                <text:p>21.539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75006">
                <text:p>22.75006</text:p>
              </table:table-cell>
              <table:table-cell office:value-type="float" office:value="19.46222">
                <text:p>19.46222</text:p>
              </table:table-cell>
              <table:table-cell office:value-type="float" office:value="13.91989">
                <text:p>13.91989</text:p>
              </table:table-cell>
              <table:table-cell office:value-type="float" office:value="15.55722">
                <text:p>15.55722</text:p>
              </table:table-cell>
              <table:table-cell office:value-type="float" office:value="22.55658">
                <text:p>22.55658</text:p>
              </table:table-cell>
              <table:table-cell office:value-type="float" office:value="19.76209">
                <text:p>19.76209</text:p>
              </table:table-cell>
              <table:table-cell office:value-type="float" office:value="20.68254">
                <text:p>20.68254</text:p>
              </table:table-cell>
              <table:table-cell office:value-type="float" office:value="22.32198">
                <text:p>22.32198</text:p>
              </table:table-cell>
              <table:table-cell office:value-type="float" office:value="19.23899">
                <text:p>19.23899</text:p>
              </table:table-cell>
              <table:table-cell office:value-type="float" office:value="22.50307">
                <text:p>22.50307</text:p>
              </table:table-cell>
              <table:table-cell office:value-type="float" office:value="22.31235">
                <text:p>22.31235</text:p>
              </table:table-cell>
              <table:table-cell office:value-type="float" office:value="22.09165">
                <text:p>22.09165</text:p>
              </table:table-cell>
              <table:table-cell office:value-type="float" office:value="19.31791">
                <text:p>19.31791</text:p>
              </table:table-cell>
              <table:table-cell office:value-type="float" office:value="21.92971">
                <text:p>21.92971</text:p>
              </table:table-cell>
              <table:table-cell office:value-type="float" office:value="20.86296">
                <text:p>20.86296</text:p>
              </table:table-cell>
              <table:table-cell office:value-type="float" office:value="22.59347">
                <text:p>22.59347</text:p>
              </table:table-cell>
              <table:table-cell office:value-type="float" office:value="23.38823">
                <text:p>23.38823</text:p>
              </table:table-cell>
              <table:table-cell office:value-type="float" office:value="22.1604">
                <text:p>22.1604</text:p>
              </table:table-cell>
              <table:table-cell office:value-type="float" office:value="22.25753">
                <text:p>22.25753</text:p>
              </table:table-cell>
              <table:table-cell office:value-type="float" office:value="22.24623">
                <text:p>22.246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.4483">
                <text:p>23.4483</text:p>
              </table:table-cell>
              <table:table-cell office:value-type="float" office:value="20.0614">
                <text:p>20.0614</text:p>
              </table:table-cell>
              <table:table-cell office:value-type="float" office:value="14.56296">
                <text:p>14.56296</text:p>
              </table:table-cell>
              <table:table-cell office:value-type="float" office:value="16.22278">
                <text:p>16.22278</text:p>
              </table:table-cell>
              <table:table-cell office:value-type="float" office:value="23.31924">
                <text:p>23.31924</text:p>
              </table:table-cell>
              <table:table-cell office:value-type="float" office:value="20.5419">
                <text:p>20.5419</text:p>
              </table:table-cell>
              <table:table-cell office:value-type="float" office:value="21.56672">
                <text:p>21.56672</text:p>
              </table:table-cell>
              <table:table-cell office:value-type="float" office:value="23.03001">
                <text:p>23.03001</text:p>
              </table:table-cell>
              <table:table-cell office:value-type="float" office:value="19.94437">
                <text:p>19.94437</text:p>
              </table:table-cell>
              <table:table-cell office:value-type="float" office:value="23.3839">
                <text:p>23.3839</text:p>
              </table:table-cell>
              <table:table-cell office:value-type="float" office:value="23.08317">
                <text:p>23.08317</text:p>
              </table:table-cell>
              <table:table-cell office:value-type="float" office:value="22.79897">
                <text:p>22.79897</text:p>
              </table:table-cell>
              <table:table-cell office:value-type="float" office:value="19.90561">
                <text:p>19.90561</text:p>
              </table:table-cell>
              <table:table-cell office:value-type="float" office:value="22.63331">
                <text:p>22.63331</text:p>
              </table:table-cell>
              <table:table-cell office:value-type="float" office:value="21.62664">
                <text:p>21.62664</text:p>
              </table:table-cell>
              <table:table-cell office:value-type="float" office:value="23.47228">
                <text:p>23.47228</text:p>
              </table:table-cell>
              <table:table-cell office:value-type="float" office:value="24.20098">
                <text:p>24.20098</text:p>
              </table:table-cell>
              <table:table-cell office:value-type="float" office:value="22.93053">
                <text:p>22.93053</text:p>
              </table:table-cell>
              <table:table-cell office:value-type="float" office:value="23.07987">
                <text:p>23.07987</text:p>
              </table:table-cell>
              <table:table-cell office:value-type="float" office:value="23.01579">
                <text:p>23.015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.21178">
                <text:p>24.21178</text:p>
              </table:table-cell>
              <table:table-cell office:value-type="float" office:value="20.95089">
                <text:p>20.95089</text:p>
              </table:table-cell>
              <table:table-cell office:value-type="float" office:value="15.25057">
                <text:p>15.25057</text:p>
              </table:table-cell>
              <table:table-cell office:value-type="float" office:value="16.95366">
                <text:p>16.95366</text:p>
              </table:table-cell>
              <table:table-cell office:value-type="float" office:value="24.02237">
                <text:p>24.02237</text:p>
              </table:table-cell>
              <table:table-cell office:value-type="float" office:value="21.23666">
                <text:p>21.23666</text:p>
              </table:table-cell>
              <table:table-cell office:value-type="float" office:value="22.16209">
                <text:p>22.16209</text:p>
              </table:table-cell>
              <table:table-cell office:value-type="float" office:value="23.80549">
                <text:p>23.80549</text:p>
              </table:table-cell>
              <table:table-cell office:value-type="float" office:value="20.71453">
                <text:p>20.71453</text:p>
              </table:table-cell>
              <table:table-cell office:value-type="float" office:value="23.97735">
                <text:p>23.97735</text:p>
              </table:table-cell>
              <table:table-cell office:value-type="float" office:value="23.78236">
                <text:p>23.78236</text:p>
              </table:table-cell>
              <table:table-cell office:value-type="float" office:value="23.56982">
                <text:p>23.56982</text:p>
              </table:table-cell>
              <table:table-cell office:value-type="float" office:value="20.78883">
                <text:p>20.78883</text:p>
              </table:table-cell>
              <table:table-cell office:value-type="float" office:value="23.40725">
                <text:p>23.40725</text:p>
              </table:table-cell>
              <table:table-cell office:value-type="float" office:value="22.3396">
                <text:p>22.3396</text:p>
              </table:table-cell>
              <table:table-cell office:value-type="float" office:value="24.05501">
                <text:p>24.05501</text:p>
              </table:table-cell>
              <table:table-cell office:value-type="float" office:value="24.9307">
                <text:p>24.9307</text:p>
              </table:table-cell>
              <table:table-cell office:value-type="float" office:value="23.6297">
                <text:p>23.6297</text:p>
              </table:table-cell>
              <table:table-cell office:value-type="float" office:value="23.8075">
                <text:p>23.8075</text:p>
              </table:table-cell>
              <table:table-cell office:value-type="float" office:value="23.71804">
                <text:p>23.718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.91498">
                <text:p>24.91498</text:p>
              </table:table-cell>
              <table:table-cell office:value-type="float" office:value="21.53316">
                <text:p>21.53316</text:p>
              </table:table-cell>
              <table:table-cell office:value-type="float" office:value="15.89385">
                <text:p>15.89385</text:p>
              </table:table-cell>
              <table:table-cell office:value-type="float" office:value="17.6182">
                <text:p>17.6182</text:p>
              </table:table-cell>
              <table:table-cell office:value-type="float" office:value="24.78739">
                <text:p>24.78739</text:p>
              </table:table-cell>
              <table:table-cell office:value-type="float" office:value="22.01046">
                <text:p>22.01046</text:p>
              </table:table-cell>
              <table:table-cell office:value-type="float" office:value="23.03678">
                <text:p>23.03678</text:p>
              </table:table-cell>
              <table:table-cell office:value-type="float" office:value="24.50543">
                <text:p>24.50543</text:p>
              </table:table-cell>
              <table:table-cell office:value-type="float" office:value="21.42142">
                <text:p>21.42142</text:p>
              </table:table-cell>
              <table:table-cell office:value-type="float" office:value="24.85435">
                <text:p>24.85435</text:p>
              </table:table-cell>
              <table:table-cell office:value-type="float" office:value="24.54869">
                <text:p>24.54869</text:p>
              </table:table-cell>
              <table:table-cell office:value-type="float" office:value="24.27253">
                <text:p>24.27253</text:p>
              </table:table-cell>
              <table:table-cell office:value-type="float" office:value="21.38226">
                <text:p>21.38226</text:p>
              </table:table-cell>
              <table:table-cell office:value-type="float" office:value="24.10612">
                <text:p>24.10612</text:p>
              </table:table-cell>
              <table:table-cell office:value-type="float" office:value="23.10566">
                <text:p>23.10566</text:p>
              </table:table-cell>
              <table:table-cell office:value-type="float" office:value="24.93003">
                <text:p>24.93003</text:p>
              </table:table-cell>
              <table:table-cell office:value-type="float" office:value="25.74561">
                <text:p>25.74561</text:p>
              </table:table-cell>
              <table:table-cell office:value-type="float" office:value="24.40514">
                <text:p>24.40514</text:p>
              </table:table-cell>
              <table:table-cell office:value-type="float" office:value="24.61999">
                <text:p>24.61999</text:p>
              </table:table-cell>
              <table:table-cell office:value-type="float" office:value="24.4898">
                <text:p>24.48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.50246">
                <text:p>25.50246</text:p>
              </table:table-cell>
              <table:table-cell office:value-type="float" office:value="22.41904">
                <text:p>22.41904</text:p>
              </table:table-cell>
              <table:table-cell office:value-type="float" office:value="16.58387">
                <text:p>16.58387</text:p>
              </table:table-cell>
              <table:table-cell office:value-type="float" office:value="18.34789">
                <text:p>18.34789</text:p>
              </table:table-cell>
              <table:table-cell office:value-type="float" office:value="25.48203">
                <text:p>25.48203</text:p>
              </table:table-cell>
              <table:table-cell office:value-type="float" office:value="22.71395">
                <text:p>22.71395</text:p>
              </table:table-cell>
              <table:table-cell office:value-type="float" office:value="23.62286">
                <text:p>23.62286</text:p>
              </table:table-cell>
              <table:table-cell office:value-type="float" office:value="25.26828">
                <text:p>25.26828</text:p>
              </table:table-cell>
              <table:table-cell office:value-type="float" office:value="22.18309">
                <text:p>22.18309</text:p>
              </table:table-cell>
              <table:table-cell office:value-type="float" office:value="25.44287">
                <text:p>25.44287</text:p>
              </table:table-cell>
              <table:table-cell office:value-type="float" office:value="25.25246">
                <text:p>25.25246</text:p>
              </table:table-cell>
              <table:table-cell office:value-type="float" office:value="25.03928">
                <text:p>25.03928</text:p>
              </table:table-cell>
              <table:table-cell office:value-type="float" office:value="22.26263">
                <text:p>22.26263</text:p>
              </table:table-cell>
              <table:table-cell office:value-type="float" office:value="24.88185">
                <text:p>24.88185</text:p>
              </table:table-cell>
              <table:table-cell office:value-type="float" office:value="23.80173">
                <text:p>23.80173</text:p>
              </table:table-cell>
              <table:table-cell office:value-type="float" office:value="25.51757">
                <text:p>25.51757</text:p>
              </table:table-cell>
              <table:table-cell office:value-type="float" office:value="26.47964">
                <text:p>26.47964</text:p>
              </table:table-cell>
              <table:table-cell office:value-type="float" office:value="25.0994">
                <text:p>25.0994</text:p>
              </table:table-cell>
              <table:table-cell office:value-type="float" office:value="25.35183">
                <text:p>25.35183</text:p>
              </table:table-cell>
              <table:table-cell office:value-type="float" office:value="25.18731">
                <text:p>25.187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.37343">
                <text:p>26.37343</text:p>
              </table:table-cell>
              <table:table-cell office:value-type="float" office:value="23.00306">
                <text:p>23.00306</text:p>
              </table:table-cell>
              <table:table-cell office:value-type="float" office:value="17.22737">
                <text:p>17.22737</text:p>
              </table:table-cell>
              <table:table-cell office:value-type="float" office:value="19.02323">
                <text:p>19.02323</text:p>
              </table:table-cell>
              <table:table-cell office:value-type="float" office:value="26.25253">
                <text:p>26.25253</text:p>
              </table:table-cell>
              <table:table-cell office:value-type="float" office:value="23.48123">
                <text:p>23.48123</text:p>
              </table:table-cell>
              <table:table-cell office:value-type="float" office:value="24.50398">
                <text:p>24.50398</text:p>
              </table:table-cell>
              <table:table-cell office:value-type="float" office:value="25.96279">
                <text:p>25.96279</text:p>
              </table:table-cell>
              <table:table-cell office:value-type="float" office:value="22.88595">
                <text:p>22.88595</text:p>
              </table:table-cell>
              <table:table-cell office:value-type="float" office:value="26.3104">
                <text:p>26.3104</text:p>
              </table:table-cell>
              <table:table-cell office:value-type="float" office:value="26.00623">
                <text:p>26.00623</text:p>
              </table:table-cell>
              <table:table-cell office:value-type="float" office:value="25.73359">
                <text:p>25.73359</text:p>
              </table:table-cell>
              <table:table-cell office:value-type="float" office:value="22.84866">
                <text:p>22.84866</text:p>
              </table:table-cell>
              <table:table-cell office:value-type="float" office:value="25.57932">
                <text:p>25.57932</text:p>
              </table:table-cell>
              <table:table-cell office:value-type="float" office:value="24.56467">
                <text:p>24.56467</text:p>
              </table:table-cell>
              <table:table-cell office:value-type="float" office:value="26.3885">
                <text:p>26.3885</text:p>
              </table:table-cell>
              <table:table-cell office:value-type="float" office:value="27.2845">
                <text:p>27.2845</text:p>
              </table:table-cell>
              <table:table-cell office:value-type="float" office:value="25.86189">
                <text:p>25.86189</text:p>
              </table:table-cell>
              <table:table-cell office:value-type="float" office:value="26.16651">
                <text:p>26.16651</text:p>
              </table:table-cell>
              <table:table-cell office:value-type="float" office:value="25.9549">
                <text:p>25.95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.95241">
                <text:p>26.95241</text:p>
              </table:table-cell>
              <table:table-cell office:value-type="float" office:value="23.88042">
                <text:p>23.88042</text:p>
              </table:table-cell>
              <table:table-cell office:value-type="float" office:value="17.92859">
                <text:p>17.92859</text:p>
              </table:table-cell>
              <table:table-cell office:value-type="float" office:value="19.75342">
                <text:p>19.75342</text:p>
              </table:table-cell>
              <table:table-cell office:value-type="float" office:value="26.93283">
                <text:p>26.93283</text:p>
              </table:table-cell>
              <table:table-cell office:value-type="float" office:value="24.18061">
                <text:p>24.18061</text:p>
              </table:table-cell>
              <table:table-cell office:value-type="float" office:value="25.08604">
                <text:p>25.08604</text:p>
              </table:table-cell>
              <table:table-cell office:value-type="float" office:value="26.72168">
                <text:p>26.72168</text:p>
              </table:table-cell>
              <table:table-cell office:value-type="float" office:value="23.65198">
                <text:p>23.65198</text:p>
              </table:table-cell>
              <table:table-cell office:value-type="float" office:value="26.88675">
                <text:p>26.88675</text:p>
              </table:table-cell>
              <table:table-cell office:value-type="float" office:value="26.70197">
                <text:p>26.70197</text:p>
              </table:table-cell>
              <table:table-cell office:value-type="float" office:value="26.50525">
                <text:p>26.50525</text:p>
              </table:table-cell>
              <table:table-cell office:value-type="float" office:value="23.72771">
                <text:p>23.72771</text:p>
              </table:table-cell>
              <table:table-cell office:value-type="float" office:value="26.33743">
                <text:p>26.33743</text:p>
              </table:table-cell>
              <table:table-cell office:value-type="float" office:value="25.26555">
                <text:p>25.26555</text:p>
              </table:table-cell>
              <table:table-cell office:value-type="float" office:value="26.96773">
                <text:p>26.96773</text:p>
              </table:table-cell>
              <table:table-cell office:value-type="float" office:value="28.01114">
                <text:p>28.01114</text:p>
              </table:table-cell>
              <table:table-cell office:value-type="float" office:value="26.54828">
                <text:p>26.54828</text:p>
              </table:table-cell>
              <table:table-cell office:value-type="float" office:value="26.89095">
                <text:p>26.89095</text:p>
              </table:table-cell>
              <table:table-cell office:value-type="float" office:value="26.64409">
                <text:p>26.644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.81867">
                <text:p>27.81867</text:p>
              </table:table-cell>
              <table:table-cell office:value-type="float" office:value="24.46969">
                <text:p>24.46969</text:p>
              </table:table-cell>
              <table:table-cell office:value-type="float" office:value="18.58413">
                <text:p>18.58413</text:p>
              </table:table-cell>
              <table:table-cell office:value-type="float" office:value="20.42727">
                <text:p>20.42727</text:p>
              </table:table-cell>
              <table:table-cell office:value-type="float" office:value="27.69506">
                <text:p>27.69506</text:p>
              </table:table-cell>
              <table:table-cell office:value-type="float" office:value="24.94454">
                <text:p>24.94454</text:p>
              </table:table-cell>
              <table:table-cell office:value-type="float" office:value="25.96362">
                <text:p>25.96362</text:p>
              </table:table-cell>
              <table:table-cell office:value-type="float" office:value="27.40884">
                <text:p>27.40884</text:p>
              </table:table-cell>
              <table:table-cell office:value-type="float" office:value="24.34113">
                <text:p>24.34113</text:p>
              </table:table-cell>
              <table:table-cell office:value-type="float" office:value="27.74635">
                <text:p>27.74635</text:p>
              </table:table-cell>
              <table:table-cell office:value-type="float" office:value="27.46167">
                <text:p>27.46167</text:p>
              </table:table-cell>
              <table:table-cell office:value-type="float" office:value="27.19119">
                <text:p>27.19119</text:p>
              </table:table-cell>
              <table:table-cell office:value-type="float" office:value="24.31172">
                <text:p>24.31172</text:p>
              </table:table-cell>
              <table:table-cell office:value-type="float" office:value="27.03239">
                <text:p>27.03239</text:p>
              </table:table-cell>
              <table:table-cell office:value-type="float" office:value="26.02143">
                <text:p>26.02143</text:p>
              </table:table-cell>
              <table:table-cell office:value-type="float" office:value="27.83077">
                <text:p>27.83077</text:p>
              </table:table-cell>
              <table:table-cell office:value-type="float" office:value="28.81809">
                <text:p>28.81809</text:p>
              </table:table-cell>
              <table:table-cell office:value-type="float" office:value="27.30792">
                <text:p>27.30792</text:p>
              </table:table-cell>
              <table:table-cell office:value-type="float" office:value="27.70777">
                <text:p>27.70777</text:p>
              </table:table-cell>
              <table:table-cell office:value-type="float" office:value="27.40341">
                <text:p>27.403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.39874">
                <text:p>28.39874</text:p>
              </table:table-cell>
              <table:table-cell office:value-type="float" office:value="25.34096">
                <text:p>25.34096</text:p>
              </table:table-cell>
              <table:table-cell office:value-type="float" office:value="19.28796">
                <text:p>19.28796</text:p>
              </table:table-cell>
              <table:table-cell office:value-type="float" office:value="21.16523">
                <text:p>21.16523</text:p>
              </table:table-cell>
              <table:table-cell office:value-type="float" office:value="28.38119">
                <text:p>28.38119</text:p>
              </table:table-cell>
              <table:table-cell office:value-type="float" office:value="25.63622">
                <text:p>25.63622</text:p>
              </table:table-cell>
              <table:table-cell office:value-type="float" office:value="26.54114">
                <text:p>26.54114</text:p>
              </table:table-cell>
              <table:table-cell office:value-type="float" office:value="28.17006">
                <text:p>28.17006</text:p>
              </table:table-cell>
              <table:table-cell office:value-type="float" office:value="25.10327">
                <text:p>25.10327</text:p>
              </table:table-cell>
              <table:table-cell office:value-type="float" office:value="28.32797">
                <text:p>28.32797</text:p>
              </table:table-cell>
              <table:table-cell office:value-type="float" office:value="28.14357">
                <text:p>28.14357</text:p>
              </table:table-cell>
              <table:table-cell office:value-type="float" office:value="27.94986">
                <text:p>27.94986</text:p>
              </table:table-cell>
              <table:table-cell office:value-type="float" office:value="25.00268">
                <text:p>25.00268</text:p>
              </table:table-cell>
              <table:table-cell office:value-type="float" office:value="27.79082">
                <text:p>27.79082</text:p>
              </table:table-cell>
              <table:table-cell office:value-type="float" office:value="26.71792">
                <text:p>26.71792</text:p>
              </table:table-cell>
              <table:table-cell office:value-type="float" office:value="28.41459">
                <text:p>28.41459</text:p>
              </table:table-cell>
              <table:table-cell office:value-type="float" office:value="29.54944">
                <text:p>29.54944</text:p>
              </table:table-cell>
              <table:table-cell office:value-type="float" office:value="27.98987">
                <text:p>27.98987</text:p>
              </table:table-cell>
              <table:table-cell office:value-type="float" office:value="28.42482">
                <text:p>28.42482</text:p>
              </table:table-cell>
              <table:table-cell office:value-type="float" office:value="28.08393">
                <text:p>28.083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.255">
                <text:p>29.255</text:p>
              </table:table-cell>
              <table:table-cell office:value-type="float" office:value="25.92269">
                <text:p>25.92269</text:p>
              </table:table-cell>
              <table:table-cell office:value-type="float" office:value="19.94137">
                <text:p>19.94137</text:p>
              </table:table-cell>
              <table:table-cell office:value-type="float" office:value="21.8471">
                <text:p>21.8471</text:p>
              </table:table-cell>
              <table:table-cell office:value-type="float" office:value="29.12972">
                <text:p>29.12972</text:p>
              </table:table-cell>
              <table:table-cell office:value-type="float" office:value="26.39681">
                <text:p>26.39681</text:p>
              </table:table-cell>
              <table:table-cell office:value-type="float" office:value="27.41137">
                <text:p>27.41137</text:p>
              </table:table-cell>
              <table:table-cell office:value-type="float" office:value="28.84317">
                <text:p>28.84317</text:p>
              </table:table-cell>
              <table:table-cell office:value-type="float" office:value="25.798">
                <text:p>25.798</text:p>
              </table:table-cell>
              <table:table-cell office:value-type="float" office:value="29.18371">
                <text:p>29.18371</text:p>
              </table:table-cell>
              <table:table-cell office:value-type="float" office:value="28.89939">
                <text:p>28.89939</text:p>
              </table:table-cell>
              <table:table-cell office:value-type="float" office:value="28.63126">
                <text:p>28.63126</text:p>
              </table:table-cell>
              <table:table-cell office:value-type="float" office:value="25.76351">
                <text:p>25.76351</text:p>
              </table:table-cell>
              <table:table-cell office:value-type="float" office:value="28.46262">
                <text:p>28.46262</text:p>
              </table:table-cell>
              <table:table-cell office:value-type="float" office:value="27.4793">
                <text:p>27.4793</text:p>
              </table:table-cell>
              <table:table-cell office:value-type="float" office:value="29.27013">
                <text:p>29.27013</text:p>
              </table:table-cell>
              <table:table-cell office:value-type="float" office:value="30.34891">
                <text:p>30.34891</text:p>
              </table:table-cell>
              <table:table-cell office:value-type="float" office:value="28.75136">
                <text:p>28.75136</text:p>
              </table:table-cell>
              <table:table-cell office:value-type="float" office:value="29.23395">
                <text:p>29.23395</text:p>
              </table:table-cell>
              <table:table-cell office:value-type="float" office:value="28.84374">
                <text:p>28.843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81694">
                <text:p>29.81694</text:p>
              </table:table-cell>
              <table:table-cell office:value-type="float" office:value="26.79403">
                <text:p>26.79403</text:p>
              </table:table-cell>
              <table:table-cell office:value-type="float" office:value="20.64487">
                <text:p>20.64487</text:p>
              </table:table-cell>
              <table:table-cell office:value-type="float" office:value="22.58465">
                <text:p>22.58465</text:p>
              </table:table-cell>
              <table:table-cell office:value-type="float" office:value="29.79701">
                <text:p>29.79701</text:p>
              </table:table-cell>
              <table:table-cell office:value-type="float" office:value="27.08393">
                <text:p>27.08393</text:p>
              </table:table-cell>
              <table:table-cell office:value-type="float" office:value="27.99034">
                <text:p>27.99034</text:p>
              </table:table-cell>
              <table:table-cell office:value-type="float" office:value="29.60042">
                <text:p>29.60042</text:p>
              </table:table-cell>
              <table:table-cell office:value-type="float" office:value="26.56291">
                <text:p>26.56291</text:p>
              </table:table-cell>
              <table:table-cell office:value-type="float" office:value="29.74773">
                <text:p>29.74773</text:p>
              </table:table-cell>
              <table:table-cell office:value-type="float" office:value="29.57339">
                <text:p>29.57339</text:p>
              </table:table-cell>
              <table:table-cell office:value-type="float" office:value="29.38658">
                <text:p>29.38658</text:p>
              </table:table-cell>
              <table:table-cell office:value-type="float" office:value="26.4474">
                <text:p>26.4474</text:p>
              </table:table-cell>
              <table:table-cell office:value-type="float" office:value="29.22685">
                <text:p>29.22685</text:p>
              </table:table-cell>
              <table:table-cell office:value-type="float" office:value="28.16168">
                <text:p>28.16168</text:p>
              </table:table-cell>
              <table:table-cell office:value-type="float" office:value="29.83215">
                <text:p>29.83215</text:p>
              </table:table-cell>
              <table:table-cell office:value-type="float" office:value="31.07074">
                <text:p>31.07074</text:p>
              </table:table-cell>
              <table:table-cell office:value-type="float" office:value="29.42889">
                <text:p>29.42889</text:p>
              </table:table-cell>
              <table:table-cell office:value-type="float" office:value="29.96318">
                <text:p>29.96318</text:p>
              </table:table-cell>
              <table:table-cell office:value-type="float" office:value="29.51674">
                <text:p>29.516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.66552">
                <text:p>30.66552</text:p>
              </table:table-cell>
              <table:table-cell office:value-type="float" office:value="27.37154">
                <text:p>27.37154</text:p>
              </table:table-cell>
              <table:table-cell office:value-type="float" office:value="21.30065">
                <text:p>21.30065</text:p>
              </table:table-cell>
              <table:table-cell office:value-type="float" office:value="23.25521">
                <text:p>23.25521</text:p>
              </table:table-cell>
              <table:table-cell office:value-type="float" office:value="30.54234">
                <text:p>30.54234</text:p>
              </table:table-cell>
              <table:table-cell office:value-type="float" office:value="27.84647">
                <text:p>27.84647</text:p>
              </table:table-cell>
              <table:table-cell office:value-type="float" office:value="28.84785">
                <text:p>28.84785</text:p>
              </table:table-cell>
              <table:table-cell office:value-type="float" office:value="30.27841">
                <text:p>30.27841</text:p>
              </table:table-cell>
              <table:table-cell office:value-type="float" office:value="27.24385">
                <text:p>27.24385</text:p>
              </table:table-cell>
              <table:table-cell office:value-type="float" office:value="30.59929">
                <text:p>30.59929</text:p>
              </table:table-cell>
              <table:table-cell office:value-type="float" office:value="30.33093">
                <text:p>30.33093</text:p>
              </table:table-cell>
              <table:table-cell office:value-type="float" office:value="30.05058">
                <text:p>30.05058</text:p>
              </table:table-cell>
              <table:table-cell office:value-type="float" office:value="27.20522">
                <text:p>27.20522</text:p>
              </table:table-cell>
              <table:table-cell office:value-type="float" office:value="29.90011">
                <text:p>29.90011</text:p>
              </table:table-cell>
              <table:table-cell office:value-type="float" office:value="28.91891">
                <text:p>28.91891</text:p>
              </table:table-cell>
              <table:table-cell office:value-type="float" office:value="30.68108">
                <text:p>30.68108</text:p>
              </table:table-cell>
              <table:table-cell office:value-type="float" office:value="31.87256">
                <text:p>31.87256</text:p>
              </table:table-cell>
              <table:table-cell office:value-type="float" office:value="30.17701">
                <text:p>30.17701</text:p>
              </table:table-cell>
              <table:table-cell office:value-type="float" office:value="30.76475">
                <text:p>30.76475</text:p>
              </table:table-cell>
              <table:table-cell office:value-type="float" office:value="30.26339">
                <text:p>30.263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.22916">
                <text:p>31.22916</text:p>
              </table:table-cell>
              <table:table-cell office:value-type="float" office:value="28.23584">
                <text:p>28.23584</text:p>
              </table:table-cell>
              <table:table-cell office:value-type="float" office:value="22.02687">
                <text:p>22.02687</text:p>
              </table:table-cell>
              <table:table-cell office:value-type="float" office:value="24.0027">
                <text:p>24.0027</text:p>
              </table:table-cell>
              <table:table-cell office:value-type="float" office:value="31.21108">
                <text:p>31.21108</text:p>
              </table:table-cell>
              <table:table-cell office:value-type="float" office:value="28.52934">
                <text:p>28.52934</text:p>
              </table:table-cell>
              <table:table-cell office:value-type="float" office:value="29.42214">
                <text:p>29.42214</text:p>
              </table:table-cell>
              <table:table-cell office:value-type="float" office:value="31.02747">
                <text:p>31.02747</text:p>
              </table:table-cell>
              <table:table-cell office:value-type="float" office:value="28.00512">
                <text:p>28.00512</text:p>
              </table:table-cell>
              <table:table-cell office:value-type="float" office:value="31.16434">
                <text:p>31.16434</text:p>
              </table:table-cell>
              <table:table-cell office:value-type="float" office:value="30.99109">
                <text:p>30.99109</text:p>
              </table:table-cell>
              <table:table-cell office:value-type="float" office:value="30.80765">
                <text:p>30.80765</text:p>
              </table:table-cell>
              <table:table-cell office:value-type="float" office:value="27.88507">
                <text:p>27.88507</text:p>
              </table:table-cell>
              <table:table-cell office:value-type="float" office:value="30.64775">
                <text:p>30.64775</text:p>
              </table:table-cell>
              <table:table-cell office:value-type="float" office:value="29.59342">
                <text:p>29.59342</text:p>
              </table:table-cell>
              <table:table-cell office:value-type="float" office:value="31.23528">
                <text:p>31.23528</text:p>
              </table:table-cell>
              <table:table-cell office:value-type="float" office:value="32.58725">
                <text:p>32.58725</text:p>
              </table:table-cell>
              <table:table-cell office:value-type="float" office:value="30.84646">
                <text:p>30.84646</text:p>
              </table:table-cell>
              <table:table-cell office:value-type="float" office:value="31.47712">
                <text:p>31.47712</text:p>
              </table:table-cell>
              <table:table-cell office:value-type="float" office:value="30.93202">
                <text:p>30.932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.06446">
                <text:p>32.06446</text:p>
              </table:table-cell>
              <table:table-cell office:value-type="float" office:value="28.80553">
                <text:p>28.80553</text:p>
              </table:table-cell>
              <table:table-cell office:value-type="float" office:value="22.68412">
                <text:p>22.68412</text:p>
              </table:table-cell>
              <table:table-cell office:value-type="float" office:value="24.68464">
                <text:p>24.68464</text:p>
              </table:table-cell>
              <table:table-cell office:value-type="float" office:value="31.9481">
                <text:p>31.9481</text:p>
              </table:table-cell>
              <table:table-cell office:value-type="float" office:value="29.28466">
                <text:p>29.28466</text:p>
              </table:table-cell>
              <table:table-cell office:value-type="float" office:value="30.28438">
                <text:p>30.28438</text:p>
              </table:table-cell>
              <table:table-cell office:value-type="float" office:value="31.68822">
                <text:p>31.68822</text:p>
              </table:table-cell>
              <table:table-cell office:value-type="float" office:value="28.68757">
                <text:p>28.68757</text:p>
              </table:table-cell>
              <table:table-cell office:value-type="float" office:value="31.99876">
                <text:p>31.99876</text:p>
              </table:table-cell>
              <table:table-cell office:value-type="float" office:value="31.74111">
                <text:p>31.74111</text:p>
              </table:table-cell>
              <table:table-cell office:value-type="float" office:value="31.47076">
                <text:p>31.47076</text:p>
              </table:table-cell>
              <table:table-cell office:value-type="float" office:value="28.64961">
                <text:p>28.64961</text:p>
              </table:table-cell>
              <table:table-cell office:value-type="float" office:value="31.31656">
                <text:p>31.31656</text:p>
              </table:table-cell>
              <table:table-cell office:value-type="float" office:value="30.35225">
                <text:p>30.35225</text:p>
              </table:table-cell>
              <table:table-cell office:value-type="float" office:value="32.07668">
                <text:p>32.07668</text:p>
              </table:table-cell>
              <table:table-cell office:value-type="float" office:value="33.37905">
                <text:p>33.37905</text:p>
              </table:table-cell>
              <table:table-cell office:value-type="float" office:value="31.59621">
                <text:p>31.59621</text:p>
              </table:table-cell>
              <table:table-cell office:value-type="float" office:value="32.2883">
                <text:p>32.2883</text:p>
              </table:table-cell>
              <table:table-cell office:value-type="float" office:value="31.6839">
                <text:p>31.68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.61963">
                <text:p>32.61963</text:p>
              </table:table-cell>
              <table:table-cell office:value-type="float" office:value="29.66245">
                <text:p>29.66245</text:p>
              </table:table-cell>
              <table:table-cell office:value-type="float" office:value="23.40661">
                <text:p>23.40661</text:p>
              </table:table-cell>
              <table:table-cell office:value-type="float" office:value="25.43405">
                <text:p>25.43405</text:p>
              </table:table-cell>
              <table:table-cell office:value-type="float" office:value="32.6027">
                <text:p>32.6027</text:p>
              </table:table-cell>
              <table:table-cell office:value-type="float" office:value="29.96297">
                <text:p>29.96297</text:p>
              </table:table-cell>
              <table:table-cell office:value-type="float" office:value="30.85064">
                <text:p>30.85064</text:p>
              </table:table-cell>
              <table:table-cell office:value-type="float" office:value="32.4392">
                <text:p>32.4392</text:p>
              </table:table-cell>
              <table:table-cell office:value-type="float" office:value="29.44129">
                <text:p>29.44129</text:p>
              </table:table-cell>
              <table:table-cell office:value-type="float" office:value="32.55908">
                <text:p>32.55908</text:p>
              </table:table-cell>
              <table:table-cell office:value-type="float" office:value="32.40252">
                <text:p>32.40252</text:p>
              </table:table-cell>
              <table:table-cell office:value-type="float" office:value="32.22011">
                <text:p>32.22011</text:p>
              </table:table-cell>
              <table:table-cell office:value-type="float" office:value="29.32929">
                <text:p>29.32929</text:p>
              </table:table-cell>
              <table:table-cell office:value-type="float" office:value="32.05967">
                <text:p>32.05967</text:p>
              </table:table-cell>
              <table:table-cell office:value-type="float" office:value="31.02196">
                <text:p>31.02196</text:p>
              </table:table-cell>
              <table:table-cell office:value-type="float" office:value="32.63542">
                <text:p>32.63542</text:p>
              </table:table-cell>
              <table:table-cell office:value-type="float" office:value="34.089">
                <text:p>34.089</text:p>
              </table:table-cell>
              <table:table-cell office:value-type="float" office:value="32.24831">
                <text:p>32.24831</text:p>
              </table:table-cell>
              <table:table-cell office:value-type="float" office:value="32.99613">
                <text:p>32.99613</text:p>
              </table:table-cell>
              <table:table-cell office:value-type="float" office:value="32.33529">
                <text:p>32.335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45666">
                <text:p>33.45666</text:p>
              </table:table-cell>
              <table:table-cell office:value-type="float" office:value="30.23689">
                <text:p>30.23689</text:p>
              </table:table-cell>
              <table:table-cell office:value-type="float" office:value="24.07526">
                <text:p>24.07526</text:p>
              </table:table-cell>
              <table:table-cell office:value-type="float" office:value="26.10425">
                <text:p>26.10425</text:p>
              </table:table-cell>
              <table:table-cell office:value-type="float" office:value="33.33187">
                <text:p>33.33187</text:p>
              </table:table-cell>
              <table:table-cell office:value-type="float" office:value="30.71404">
                <text:p>30.71404</text:p>
              </table:table-cell>
              <table:table-cell office:value-type="float" office:value="31.69594">
                <text:p>31.69594</text:p>
              </table:table-cell>
              <table:table-cell office:value-type="float" office:value="33.08292">
                <text:p>33.08292</text:p>
              </table:table-cell>
              <table:table-cell office:value-type="float" office:value="30.10995">
                <text:p>30.10995</text:p>
              </table:table-cell>
              <table:table-cell office:value-type="float" office:value="33.39478">
                <text:p>33.39478</text:p>
              </table:table-cell>
              <table:table-cell office:value-type="float" office:value="33.1388">
                <text:p>33.1388</text:p>
              </table:table-cell>
              <table:table-cell office:value-type="float" office:value="32.87184">
                <text:p>32.87184</text:p>
              </table:table-cell>
              <table:table-cell office:value-type="float" office:value="30.07817">
                <text:p>30.07817</text:p>
              </table:table-cell>
              <table:table-cell office:value-type="float" office:value="32.72045">
                <text:p>32.72045</text:p>
              </table:table-cell>
              <table:table-cell office:value-type="float" office:value="31.77306">
                <text:p>31.77306</text:p>
              </table:table-cell>
              <table:table-cell office:value-type="float" office:value="33.45984">
                <text:p>33.45984</text:p>
              </table:table-cell>
              <table:table-cell office:value-type="float" office:value="34.88335">
                <text:p>34.88335</text:p>
              </table:table-cell>
              <table:table-cell office:value-type="float" office:value="32.99387">
                <text:p>32.99387</text:p>
              </table:table-cell>
              <table:table-cell office:value-type="float" office:value="33.80008">
                <text:p>33.80008</text:p>
              </table:table-cell>
              <table:table-cell office:value-type="float" office:value="33.07598">
                <text:p>33.075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99063">
                <text:p>33.99063</text:p>
              </table:table-cell>
              <table:table-cell office:value-type="float" office:value="31.08086">
                <text:p>31.08086</text:p>
              </table:table-cell>
              <table:table-cell office:value-type="float" office:value="24.79687">
                <text:p>24.79687</text:p>
              </table:table-cell>
              <table:table-cell office:value-type="float" office:value="26.84875">
                <text:p>26.84875</text:p>
              </table:table-cell>
              <table:table-cell office:value-type="float" office:value="33.96179">
                <text:p>33.96179</text:p>
              </table:table-cell>
              <table:table-cell office:value-type="float" office:value="31.38464">
                <text:p>31.38464</text:p>
              </table:table-cell>
              <table:table-cell office:value-type="float" office:value="32.25398">
                <text:p>32.25398</text:p>
              </table:table-cell>
              <table:table-cell office:value-type="float" office:value="33.82932">
                <text:p>33.82932</text:p>
              </table:table-cell>
              <table:table-cell office:value-type="float" office:value="30.85973">
                <text:p>30.85973</text:p>
              </table:table-cell>
              <table:table-cell office:value-type="float" office:value="33.93378">
                <text:p>33.93378</text:p>
              </table:table-cell>
              <table:table-cell office:value-type="float" office:value="33.79574">
                <text:p>33.79574</text:p>
              </table:table-cell>
              <table:table-cell office:value-type="float" office:value="33.61689">
                <text:p>33.61689</text:p>
              </table:table-cell>
              <table:table-cell office:value-type="float" office:value="30.74965">
                <text:p>30.74965</text:p>
              </table:table-cell>
              <table:table-cell office:value-type="float" office:value="33.45243">
                <text:p>33.45243</text:p>
              </table:table-cell>
              <table:table-cell office:value-type="float" office:value="32.4252">
                <text:p>32.4252</text:p>
              </table:table-cell>
              <table:table-cell office:value-type="float" office:value="34.00833">
                <text:p>34.00833</text:p>
              </table:table-cell>
              <table:table-cell office:value-type="float" office:value="35.59398">
                <text:p>35.59398</text:p>
              </table:table-cell>
              <table:table-cell office:value-type="float" office:value="33.64133">
                <text:p>33.64133</text:p>
              </table:table-cell>
              <table:table-cell office:value-type="float" office:value="34.49839">
                <text:p>34.49839</text:p>
              </table:table-cell>
              <table:table-cell office:value-type="float" office:value="33.72304">
                <text:p>33.723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.79389">
                <text:p>34.79389</text:p>
              </table:table-cell>
              <table:table-cell office:value-type="float" office:value="31.64748">
                <text:p>31.64748</text:p>
              </table:table-cell>
              <table:table-cell office:value-type="float" office:value="25.46617">
                <text:p>25.46617</text:p>
              </table:table-cell>
              <table:table-cell office:value-type="float" office:value="27.52759">
                <text:p>27.52759</text:p>
              </table:table-cell>
              <table:table-cell office:value-type="float" office:value="34.67949">
                <text:p>34.67949</text:p>
              </table:table-cell>
              <table:table-cell office:value-type="float" office:value="32.12798">
                <text:p>32.12798</text:p>
              </table:table-cell>
              <table:table-cell office:value-type="float" office:value="33.09159">
                <text:p>33.09159</text:p>
              </table:table-cell>
              <table:table-cell office:value-type="float" office:value="34.4642">
                <text:p>34.4642</text:p>
              </table:table-cell>
              <table:table-cell office:value-type="float" office:value="31.52067">
                <text:p>31.52067</text:p>
              </table:table-cell>
              <table:table-cell office:value-type="float" office:value="34.73926">
                <text:p>34.73926</text:p>
              </table:table-cell>
              <table:table-cell office:value-type="float" office:value="34.51691">
                <text:p>34.51691</text:p>
              </table:table-cell>
              <table:table-cell office:value-type="float" office:value="34.25114">
                <text:p>34.25114</text:p>
              </table:table-cell>
              <table:table-cell office:value-type="float" office:value="31.50711">
                <text:p>31.50711</text:p>
              </table:table-cell>
              <table:table-cell office:value-type="float" office:value="34.09924">
                <text:p>34.09924</text:p>
              </table:table-cell>
              <table:table-cell office:value-type="float" office:value="33.17183">
                <text:p>33.17183</text:p>
              </table:table-cell>
              <table:table-cell office:value-type="float" office:value="34.8119">
                <text:p>34.8119</text:p>
              </table:table-cell>
              <table:table-cell office:value-type="float" office:value="36.3811">
                <text:p>36.3811</text:p>
              </table:table-cell>
              <table:table-cell office:value-type="float" office:value="34.37523">
                <text:p>34.37523</text:p>
              </table:table-cell>
              <table:table-cell office:value-type="float" office:value="35.29504">
                <text:p>35.29504</text:p>
              </table:table-cell>
              <table:table-cell office:value-type="float" office:value="34.4524">
                <text:p>34.45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.31946">
                <text:p>35.31946</text:p>
              </table:table-cell>
              <table:table-cell office:value-type="float" office:value="32.48751">
                <text:p>32.48751</text:p>
              </table:table-cell>
              <table:table-cell office:value-type="float" office:value="26.20222">
                <text:p>26.20222</text:p>
              </table:table-cell>
              <table:table-cell office:value-type="float" office:value="28.28606">
                <text:p>28.28606</text:p>
              </table:table-cell>
              <table:table-cell office:value-type="float" office:value="35.29537">
                <text:p>35.29537</text:p>
              </table:table-cell>
              <table:table-cell office:value-type="float" office:value="32.78459">
                <text:p>32.78459</text:p>
              </table:table-cell>
              <table:table-cell office:value-type="float" office:value="33.6447">
                <text:p>33.6447</text:p>
              </table:table-cell>
              <table:table-cell office:value-type="float" office:value="35.18595">
                <text:p>35.18595</text:p>
              </table:table-cell>
              <table:table-cell office:value-type="float" office:value="32.27258">
                <text:p>32.27258</text:p>
              </table:table-cell>
              <table:table-cell office:value-type="float" office:value="35.27913">
                <text:p>35.27913</text:p>
              </table:table-cell>
              <table:table-cell office:value-type="float" office:value="35.13987">
                <text:p>35.13987</text:p>
              </table:table-cell>
              <table:table-cell office:value-type="float" office:value="34.97197">
                <text:p>34.97197</text:p>
              </table:table-cell>
              <table:table-cell office:value-type="float" office:value="32.16114">
                <text:p>32.16114</text:p>
              </table:table-cell>
              <table:table-cell office:value-type="float" office:value="34.82913">
                <text:p>34.82913</text:p>
              </table:table-cell>
              <table:table-cell office:value-type="float" office:value="33.8289">
                <text:p>33.8289</text:p>
              </table:table-cell>
              <table:table-cell office:value-type="float" office:value="35.35058">
                <text:p>35.35058</text:p>
              </table:table-cell>
              <table:table-cell office:value-type="float" office:value="37.07492">
                <text:p>37.07492</text:p>
              </table:table-cell>
              <table:table-cell office:value-type="float" office:value="34.99812">
                <text:p>34.99812</text:p>
              </table:table-cell>
              <table:table-cell office:value-type="float" office:value="35.99608">
                <text:p>35.99608</text:p>
              </table:table-cell>
              <table:table-cell office:value-type="float" office:value="35.07467">
                <text:p>35.074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.11877">
                <text:p>36.11877</text:p>
              </table:table-cell>
              <table:table-cell office:value-type="float" office:value="33.04571">
                <text:p>33.04571</text:p>
              </table:table-cell>
              <table:table-cell office:value-type="float" office:value="26.86306">
                <text:p>26.86306</text:p>
              </table:table-cell>
              <table:table-cell office:value-type="float" office:value="28.95535">
                <text:p>28.95535</text:p>
              </table:table-cell>
              <table:table-cell office:value-type="float" office:value="36.01812">
                <text:p>36.01812</text:p>
              </table:table-cell>
              <table:table-cell office:value-type="float" office:value="33.52964">
                <text:p>33.52964</text:p>
              </table:table-cell>
              <table:table-cell office:value-type="float" office:value="34.45822">
                <text:p>34.45822</text:p>
              </table:table-cell>
              <table:table-cell office:value-type="float" office:value="35.80914">
                <text:p>35.80914</text:p>
              </table:table-cell>
              <table:table-cell office:value-type="float" office:value="32.91949">
                <text:p>32.91949</text:p>
              </table:table-cell>
              <table:table-cell office:value-type="float" office:value="36.0766">
                <text:p>36.0766</text:p>
              </table:table-cell>
              <table:table-cell office:value-type="float" office:value="35.66841">
                <text:p>35.66841</text:p>
              </table:table-cell>
              <table:table-cell office:value-type="float" office:value="35.59452">
                <text:p>35.59452</text:p>
              </table:table-cell>
              <table:table-cell office:value-type="float" office:value="32.9072">
                <text:p>32.9072</text:p>
              </table:table-cell>
              <table:table-cell office:value-type="float" office:value="35.44219">
                <text:p>35.44219</text:p>
              </table:table-cell>
              <table:table-cell office:value-type="float" office:value="34.55144">
                <text:p>34.55144</text:p>
              </table:table-cell>
              <table:table-cell office:value-type="float" office:value="36.14184">
                <text:p>36.14184</text:p>
              </table:table-cell>
              <table:table-cell office:value-type="float" office:value="37.86485">
                <text:p>37.86485</text:p>
              </table:table-cell>
              <table:table-cell office:value-type="float" office:value="35.71111">
                <text:p>35.71111</text:p>
              </table:table-cell>
              <table:table-cell office:value-type="float" office:value="36.79264">
                <text:p>36.79264</text:p>
              </table:table-cell>
              <table:table-cell office:value-type="float" office:value="35.79026">
                <text:p>35.790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.64881">
                <text:p>36.64881</text:p>
              </table:table-cell>
              <table:table-cell office:value-type="float" office:value="33.88153">
                <text:p>33.88153</text:p>
              </table:table-cell>
              <table:table-cell office:value-type="float" office:value="27.60486">
                <text:p>27.60486</text:p>
              </table:table-cell>
              <table:table-cell office:value-type="float" office:value="29.7084">
                <text:p>29.7084</text:p>
              </table:table-cell>
              <table:table-cell office:value-type="float" office:value="36.62588">
                <text:p>36.62588</text:p>
              </table:table-cell>
              <table:table-cell office:value-type="float" office:value="34.16913">
                <text:p>34.16913</text:p>
              </table:table-cell>
              <table:table-cell office:value-type="float" office:value="34.9959">
                <text:p>34.9959</text:p>
              </table:table-cell>
              <table:table-cell office:value-type="float" office:value="36.52648">
                <text:p>36.52648</text:p>
              </table:table-cell>
              <table:table-cell office:value-type="float" office:value="33.66354">
                <text:p>33.66354</text:p>
              </table:table-cell>
              <table:table-cell office:value-type="float" office:value="36.60794">
                <text:p>36.60794</text:p>
              </table:table-cell>
              <table:table-cell office:value-type="float" office:value="36.47128">
                <text:p>36.47128</text:p>
              </table:table-cell>
              <table:table-cell office:value-type="float" office:value="36.31091">
                <text:p>36.31091</text:p>
              </table:table-cell>
              <table:table-cell office:value-type="float" office:value="33.55673">
                <text:p>33.55673</text:p>
              </table:table-cell>
              <table:table-cell office:value-type="float" office:value="36.16744">
                <text:p>36.16744</text:p>
              </table:table-cell>
              <table:table-cell office:value-type="float" office:value="35.17468">
                <text:p>35.17468</text:p>
              </table:table-cell>
              <table:table-cell office:value-type="float" office:value="36.67239">
                <text:p>36.67239</text:p>
              </table:table-cell>
              <table:table-cell office:value-type="float" office:value="38.55212">
                <text:p>38.55212</text:p>
              </table:table-cell>
              <table:table-cell office:value-type="float" office:value="36.32934">
                <text:p>36.32934</text:p>
              </table:table-cell>
              <table:table-cell office:value-type="float" office:value="37.48925">
                <text:p>37.48925</text:p>
              </table:table-cell>
              <table:table-cell office:value-type="float" office:value="36.40422">
                <text:p>36.404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.44343">
                <text:p>37.44343</text:p>
              </table:table-cell>
              <table:table-cell office:value-type="float" office:value="34.42298">
                <text:p>34.42298</text:p>
              </table:table-cell>
              <table:table-cell office:value-type="float" office:value="28.26389">
                <text:p>28.26389</text:p>
              </table:table-cell>
              <table:table-cell office:value-type="float" office:value="30.37558">
                <text:p>30.37558</text:p>
              </table:table-cell>
              <table:table-cell office:value-type="float" office:value="37.34036">
                <text:p>37.34036</text:p>
              </table:table-cell>
              <table:table-cell office:value-type="float" office:value="34.89329">
                <text:p>34.89329</text:p>
              </table:table-cell>
              <table:table-cell office:value-type="float" office:value="35.79882">
                <text:p>35.79882</text:p>
              </table:table-cell>
              <table:table-cell office:value-type="float" office:value="37.13552">
                <text:p>37.13552</text:p>
              </table:table-cell>
              <table:table-cell office:value-type="float" office:value="34.29566">
                <text:p>34.29566</text:p>
              </table:table-cell>
              <table:table-cell office:value-type="float" office:value="37.40456">
                <text:p>37.40456</text:p>
              </table:table-cell>
              <table:table-cell office:value-type="float" office:value="37.00384">
                <text:p>37.00384</text:p>
              </table:table-cell>
              <table:table-cell office:value-type="float" office:value="36.92901">
                <text:p>36.92901</text:p>
              </table:table-cell>
              <table:table-cell office:value-type="float" office:value="34.2947">
                <text:p>34.2947</text:p>
              </table:table-cell>
              <table:table-cell office:value-type="float" office:value="36.77587">
                <text:p>36.77587</text:p>
              </table:table-cell>
              <table:table-cell office:value-type="float" office:value="35.89811">
                <text:p>35.89811</text:p>
              </table:table-cell>
              <table:table-cell office:value-type="float" office:value="37.46761">
                <text:p>37.46761</text:p>
              </table:table-cell>
              <table:table-cell office:value-type="float" office:value="39.33192">
                <text:p>39.33192</text:p>
              </table:table-cell>
              <table:table-cell office:value-type="float" office:value="37.0471">
                <text:p>37.0471</text:p>
              </table:table-cell>
              <table:table-cell office:value-type="float" office:value="38.0746">
                <text:p>38.0746</text:p>
              </table:table-cell>
              <table:table-cell office:value-type="float" office:value="36.93987">
                <text:p>36.939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.96889">
                <text:p>37.96889</text:p>
              </table:table-cell>
              <table:table-cell office:value-type="float" office:value="35.23685">
                <text:p>35.23685</text:p>
              </table:table-cell>
              <table:table-cell office:value-type="float" office:value="29.01666">
                <text:p>29.01666</text:p>
              </table:table-cell>
              <table:table-cell office:value-type="float" office:value="31.13188">
                <text:p>31.13188</text:p>
              </table:table-cell>
              <table:table-cell office:value-type="float" office:value="37.94328">
                <text:p>37.94328</text:p>
              </table:table-cell>
              <table:table-cell office:value-type="float" office:value="35.51757">
                <text:p>35.51757</text:p>
              </table:table-cell>
              <table:table-cell office:value-type="float" office:value="36.33143">
                <text:p>36.33143</text:p>
              </table:table-cell>
              <table:table-cell office:value-type="float" office:value="37.85751">
                <text:p>37.85751</text:p>
              </table:table-cell>
              <table:table-cell office:value-type="float" office:value="35.01356">
                <text:p>35.01356</text:p>
              </table:table-cell>
              <table:table-cell office:value-type="float" office:value="37.93098">
                <text:p>37.93098</text:p>
              </table:table-cell>
              <table:table-cell office:value-type="float" office:value="37.80337">
                <text:p>37.80337</text:p>
              </table:table-cell>
              <table:table-cell office:value-type="float" office:value="37.63731">
                <text:p>37.63731</text:p>
              </table:table-cell>
              <table:table-cell office:value-type="float" office:value="34.91975">
                <text:p>34.91975</text:p>
              </table:table-cell>
              <table:table-cell office:value-type="float" office:value="37.4932">
                <text:p>37.4932</text:p>
              </table:table-cell>
              <table:table-cell office:value-type="float" office:value="36.51641">
                <text:p>36.51641</text:p>
              </table:table-cell>
              <table:table-cell office:value-type="float" office:value="37.98945">
                <text:p>37.98945</text:p>
              </table:table-cell>
              <table:table-cell office:value-type="float" office:value="40.01265">
                <text:p>40.01265</text:p>
              </table:table-cell>
              <table:table-cell office:value-type="float" office:value="37.66073">
                <text:p>37.66073</text:p>
              </table:table-cell>
              <table:table-cell office:value-type="float" office:value="38.95661">
                <text:p>38.95661</text:p>
              </table:table-cell>
              <table:table-cell office:value-type="float" office:value="37.73409">
                <text:p>37.734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.7555">
                <text:p>38.7555</text:p>
              </table:table-cell>
              <table:table-cell office:value-type="float" office:value="35.77266">
                <text:p>35.77266</text:p>
              </table:table-cell>
              <table:table-cell office:value-type="float" office:value="29.67714">
                <text:p>29.67714</text:p>
              </table:table-cell>
              <table:table-cell office:value-type="float" office:value="31.79659">
                <text:p>31.79659</text:p>
              </table:table-cell>
              <table:table-cell office:value-type="float" office:value="38.65283">
                <text:p>38.65283</text:p>
              </table:table-cell>
              <table:table-cell office:value-type="float" office:value="36.23386">
                <text:p>36.23386</text:p>
              </table:table-cell>
              <table:table-cell office:value-type="float" office:value="37.13584">
                <text:p>37.13584</text:p>
              </table:table-cell>
              <table:table-cell office:value-type="float" office:value="38.46216">
                <text:p>38.46216</text:p>
              </table:table-cell>
              <table:table-cell office:value-type="float" office:value="35.64111">
                <text:p>35.64111</text:p>
              </table:table-cell>
              <table:table-cell office:value-type="float" office:value="38.71956">
                <text:p>38.71956</text:p>
              </table:table-cell>
              <table:table-cell office:value-type="float" office:value="38.33107">
                <text:p>38.33107</text:p>
              </table:table-cell>
              <table:table-cell office:value-type="float" office:value="38.25072">
                <text:p>38.25072</text:p>
              </table:table-cell>
              <table:table-cell office:value-type="float" office:value="35.64027">
                <text:p>35.64027</text:p>
              </table:table-cell>
              <table:table-cell office:value-type="float" office:value="38.10627">
                <text:p>38.10627</text:p>
              </table:table-cell>
              <table:table-cell office:value-type="float" office:value="37.23866">
                <text:p>37.23866</text:p>
              </table:table-cell>
              <table:table-cell office:value-type="float" office:value="38.77997">
                <text:p>38.77997</text:p>
              </table:table-cell>
              <table:table-cell office:value-type="float" office:value="40.79255">
                <text:p>40.79255</text:p>
              </table:table-cell>
              <table:table-cell office:value-type="float" office:value="38.37368">
                <text:p>38.37368</text:p>
              </table:table-cell>
              <table:table-cell office:value-type="float" office:value="39.5422">
                <text:p>39.5422</text:p>
              </table:table-cell>
              <table:table-cell office:value-type="float" office:value="38.26137">
                <text:p>38.261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.27234">
                <text:p>39.27234</text:p>
              </table:table-cell>
              <table:table-cell office:value-type="float" office:value="36.50127">
                <text:p>36.50127</text:p>
              </table:table-cell>
              <table:table-cell office:value-type="float" office:value="30.41918">
                <text:p>30.41918</text:p>
              </table:table-cell>
              <table:table-cell office:value-type="float" office:value="32.5515">
                <text:p>32.5515</text:p>
              </table:table-cell>
              <table:table-cell office:value-type="float" office:value="39.25123">
                <text:p>39.25123</text:p>
              </table:table-cell>
              <table:table-cell office:value-type="float" office:value="36.8536">
                <text:p>36.8536</text:p>
              </table:table-cell>
              <table:table-cell office:value-type="float" office:value="37.66011">
                <text:p>37.66011</text:p>
              </table:table-cell>
              <table:table-cell office:value-type="float" office:value="39.17596">
                <text:p>39.17596</text:p>
              </table:table-cell>
              <table:table-cell office:value-type="float" office:value="36.36539">
                <text:p>36.36539</text:p>
              </table:table-cell>
              <table:table-cell office:value-type="float" office:value="39.23748">
                <text:p>39.23748</text:p>
              </table:table-cell>
              <table:table-cell office:value-type="float" office:value="39.12157">
                <text:p>39.12157</text:p>
              </table:table-cell>
              <table:table-cell office:value-type="float" office:value="38.96335">
                <text:p>38.96335</text:p>
              </table:table-cell>
              <table:table-cell office:value-type="float" office:value="36.25709">
                <text:p>36.25709</text:p>
              </table:table-cell>
              <table:table-cell office:value-type="float" office:value="38.8187">
                <text:p>38.8187</text:p>
              </table:table-cell>
              <table:table-cell office:value-type="float" office:value="37.83934">
                <text:p>37.83934</text:p>
              </table:table-cell>
              <table:table-cell office:value-type="float" office:value="39.29689">
                <text:p>39.29689</text:p>
              </table:table-cell>
              <table:table-cell office:value-type="float" office:value="41.46681">
                <text:p>41.46681</text:p>
              </table:table-cell>
              <table:table-cell office:value-type="float" office:value="38.97933">
                <text:p>38.97933</text:p>
              </table:table-cell>
              <table:table-cell office:value-type="float" office:value="40.41755">
                <text:p>40.41755</text:p>
              </table:table-cell>
              <table:table-cell office:value-type="float" office:value="39.05077">
                <text:p>39.050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.05838">
                <text:p>40.05838</text:p>
              </table:table-cell>
              <table:table-cell office:value-type="float" office:value="37.11735">
                <text:p>37.11735</text:p>
              </table:table-cell>
              <table:table-cell office:value-type="float" office:value="31.07872">
                <text:p>31.07872</text:p>
              </table:table-cell>
              <table:table-cell office:value-type="float" office:value="33.21282">
                <text:p>33.21282</text:p>
              </table:table-cell>
              <table:table-cell office:value-type="float" office:value="39.95629">
                <text:p>39.95629</text:p>
              </table:table-cell>
              <table:table-cell office:value-type="float" office:value="37.57189">
                <text:p>37.57189</text:p>
              </table:table-cell>
              <table:table-cell office:value-type="float" office:value="38.45073">
                <text:p>38.45073</text:p>
              </table:table-cell>
              <table:table-cell office:value-type="float" office:value="39.78532">
                <text:p>39.78532</text:p>
              </table:table-cell>
              <table:table-cell office:value-type="float" office:value="36.97899">
                <text:p>36.97899</text:p>
              </table:table-cell>
              <table:table-cell office:value-type="float" office:value="40.02529">
                <text:p>40.02529</text:p>
              </table:table-cell>
              <table:table-cell office:value-type="float" office:value="39.64449">
                <text:p>39.64449</text:p>
              </table:table-cell>
              <table:table-cell office:value-type="float" office:value="39.55917">
                <text:p>39.55917</text:p>
              </table:table-cell>
              <table:table-cell office:value-type="float" office:value="36.98226">
                <text:p>36.98226</text:p>
              </table:table-cell>
              <table:table-cell office:value-type="float" office:value="39.42351">
                <text:p>39.42351</text:p>
              </table:table-cell>
              <table:table-cell office:value-type="float" office:value="38.56268">
                <text:p>38.56268</text:p>
              </table:table-cell>
              <table:table-cell office:value-type="float" office:value="40.08319">
                <text:p>40.08319</text:p>
              </table:table-cell>
              <table:table-cell office:value-type="float" office:value="42.22762">
                <text:p>42.22762</text:p>
              </table:table-cell>
              <table:table-cell office:value-type="float" office:value="39.68771">
                <text:p>39.68771</text:p>
              </table:table-cell>
              <table:table-cell office:value-type="float" office:value="40.99398">
                <text:p>40.99398</text:p>
              </table:table-cell>
              <table:table-cell office:value-type="float" office:value="39.57434">
                <text:p>39.574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.57592">
                <text:p>40.57592</text:p>
              </table:table-cell>
              <table:table-cell office:value-type="float" office:value="37.84075">
                <text:p>37.84075</text:p>
              </table:table-cell>
              <table:table-cell office:value-type="float" office:value="31.83356">
                <text:p>31.83356</text:p>
              </table:table-cell>
              <table:table-cell office:value-type="float" office:value="33.96373">
                <text:p>33.96373</text:p>
              </table:table-cell>
              <table:table-cell office:value-type="float" office:value="40.55009">
                <text:p>40.55009</text:p>
              </table:table-cell>
              <table:table-cell office:value-type="float" office:value="38.19097">
                <text:p>38.19097</text:p>
              </table:table-cell>
              <table:table-cell office:value-type="float" office:value="38.97932">
                <text:p>38.97932</text:p>
              </table:table-cell>
              <table:table-cell office:value-type="float" office:value="40.49364">
                <text:p>40.49364</text:p>
              </table:table-cell>
              <table:table-cell office:value-type="float" office:value="37.70705">
                <text:p>37.70705</text:p>
              </table:table-cell>
              <table:table-cell office:value-type="float" office:value="40.54379">
                <text:p>40.54379</text:p>
              </table:table-cell>
              <table:table-cell office:value-type="float" office:value="40.43365">
                <text:p>40.43365</text:p>
              </table:table-cell>
              <table:table-cell office:value-type="float" office:value="40.27719">
                <text:p>40.27719</text:p>
              </table:table-cell>
              <table:table-cell office:value-type="float" office:value="37.59499">
                <text:p>37.59499</text:p>
              </table:table-cell>
              <table:table-cell office:value-type="float" office:value="40.13182">
                <text:p>40.13182</text:p>
              </table:table-cell>
              <table:table-cell office:value-type="float" office:value="39.17175">
                <text:p>39.17175</text:p>
              </table:table-cell>
              <table:table-cell office:value-type="float" office:value="40.60092">
                <text:p>40.60092</text:p>
              </table:table-cell>
              <table:table-cell office:value-type="float" office:value="42.89304">
                <text:p>42.89304</text:p>
              </table:table-cell>
              <table:table-cell office:value-type="float" office:value="40.28918">
                <text:p>40.28918</text:p>
              </table:table-cell>
              <table:table-cell office:value-type="float" office:value="41.85289">
                <text:p>41.85289</text:p>
              </table:table-cell>
              <table:table-cell office:value-type="float" office:value="40.36536">
                <text:p>40.365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3443">
                <text:p>41.3443</text:p>
              </table:table-cell>
              <table:table-cell office:value-type="float" office:value="38.44849">
                <text:p>38.44849</text:p>
              </table:table-cell>
              <table:table-cell office:value-type="float" office:value="32.4814">
                <text:p>32.4814</text:p>
              </table:table-cell>
              <table:table-cell office:value-type="float" office:value="34.60893">
                <text:p>34.60893</text:p>
              </table:table-cell>
              <table:table-cell office:value-type="float" office:value="41.25603">
                <text:p>41.25603</text:p>
              </table:table-cell>
              <table:table-cell office:value-type="float" office:value="38.91221">
                <text:p>38.91221</text:p>
              </table:table-cell>
              <table:table-cell office:value-type="float" office:value="39.77455">
                <text:p>39.77455</text:p>
              </table:table-cell>
              <table:table-cell office:value-type="float" office:value="41.09294">
                <text:p>41.09294</text:p>
              </table:table-cell>
              <table:table-cell office:value-type="float" office:value="38.31542">
                <text:p>38.31542</text:p>
              </table:table-cell>
              <table:table-cell office:value-type="float" office:value="41.31393">
                <text:p>41.31393</text:p>
              </table:table-cell>
              <table:table-cell office:value-type="float" office:value="40.95197">
                <text:p>40.95197</text:p>
              </table:table-cell>
              <table:table-cell office:value-type="float" office:value="40.87592">
                <text:p>40.87592</text:p>
              </table:table-cell>
              <table:table-cell office:value-type="float" office:value="38.3173">
                <text:p>38.3173</text:p>
              </table:table-cell>
              <table:table-cell office:value-type="float" office:value="40.73575">
                <text:p>40.73575</text:p>
              </table:table-cell>
              <table:table-cell office:value-type="float" office:value="39.87722">
                <text:p>39.87722</text:p>
              </table:table-cell>
              <table:table-cell office:value-type="float" office:value="41.36984">
                <text:p>41.36984</text:p>
              </table:table-cell>
              <table:table-cell office:value-type="float" office:value="43.65922">
                <text:p>43.65922</text:p>
              </table:table-cell>
              <table:table-cell office:value-type="float" office:value="41.00401">
                <text:p>41.00401</text:p>
              </table:table-cell>
              <table:table-cell office:value-type="float" office:value="42.43217">
                <text:p>42.43217</text:p>
              </table:table-cell>
              <table:table-cell office:value-type="float" office:value="40.88275">
                <text:p>40.882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.86048">
                <text:p>41.86048</text:p>
              </table:table-cell>
              <table:table-cell office:value-type="float" office:value="39.16684">
                <text:p>39.16684</text:p>
              </table:table-cell>
              <table:table-cell office:value-type="float" office:value="33.22348">
                <text:p>33.22348</text:p>
              </table:table-cell>
              <table:table-cell office:value-type="float" office:value="35.34287">
                <text:p>35.34287</text:p>
              </table:table-cell>
              <table:table-cell office:value-type="float" office:value="41.84176">
                <text:p>41.84176</text:p>
              </table:table-cell>
              <table:table-cell office:value-type="float" office:value="39.52587">
                <text:p>39.52587</text:p>
              </table:table-cell>
              <table:table-cell office:value-type="float" office:value="40.29834">
                <text:p>40.29834</text:p>
              </table:table-cell>
              <table:table-cell office:value-type="float" office:value="41.79832">
                <text:p>41.79832</text:p>
              </table:table-cell>
              <table:table-cell office:value-type="float" office:value="39.03444">
                <text:p>39.03444</text:p>
              </table:table-cell>
              <table:table-cell office:value-type="float" office:value="41.82758">
                <text:p>41.82758</text:p>
              </table:table-cell>
              <table:table-cell office:value-type="float" office:value="41.73861">
                <text:p>41.73861</text:p>
              </table:table-cell>
              <table:table-cell office:value-type="float" office:value="41.57749">
                <text:p>41.57749</text:p>
              </table:table-cell>
              <table:table-cell office:value-type="float" office:value="38.9323">
                <text:p>38.9323</text:p>
              </table:table-cell>
              <table:table-cell office:value-type="float" office:value="41.44084">
                <text:p>41.44084</text:p>
              </table:table-cell>
              <table:table-cell office:value-type="float" office:value="40.47816">
                <text:p>40.47816</text:p>
              </table:table-cell>
              <table:table-cell office:value-type="float" office:value="41.88671">
                <text:p>41.88671</text:p>
              </table:table-cell>
              <table:table-cell office:value-type="float" office:value="44.30607">
                <text:p>44.30607</text:p>
              </table:table-cell>
              <table:table-cell office:value-type="float" office:value="41.59482">
                <text:p>41.59482</text:p>
              </table:table-cell>
              <table:table-cell office:value-type="float" office:value="43.28197">
                <text:p>43.28197</text:p>
              </table:table-cell>
              <table:table-cell office:value-type="float" office:value="41.6686">
                <text:p>41.66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6299">
                <text:p>42.6299</text:p>
              </table:table-cell>
              <table:table-cell office:value-type="float" office:value="39.76978">
                <text:p>39.76978</text:p>
              </table:table-cell>
              <table:table-cell office:value-type="float" office:value="33.85672">
                <text:p>33.85672</text:p>
              </table:table-cell>
              <table:table-cell office:value-type="float" office:value="35.9713">
                <text:p>35.9713</text:p>
              </table:table-cell>
              <table:table-cell office:value-type="float" office:value="42.53006">
                <text:p>42.53006</text:p>
              </table:table-cell>
              <table:table-cell office:value-type="float" office:value="40.23812">
                <text:p>40.23812</text:p>
              </table:table-cell>
              <table:table-cell office:value-type="float" office:value="41.07997">
                <text:p>41.07997</text:p>
              </table:table-cell>
              <table:table-cell office:value-type="float" office:value="42.38851">
                <text:p>42.38851</text:p>
              </table:table-cell>
              <table:table-cell office:value-type="float" office:value="39.63804">
                <text:p>39.63804</text:p>
              </table:table-cell>
              <table:table-cell office:value-type="float" office:value="42.59322">
                <text:p>42.59322</text:p>
              </table:table-cell>
              <table:table-cell office:value-type="float" office:value="42.25698">
                <text:p>42.25698</text:p>
              </table:table-cell>
              <table:table-cell office:value-type="float" office:value="42.17676">
                <text:p>42.17676</text:p>
              </table:table-cell>
              <table:table-cell office:value-type="float" office:value="39.64567">
                <text:p>39.64567</text:p>
              </table:table-cell>
              <table:table-cell office:value-type="float" office:value="42.03965">
                <text:p>42.03965</text:p>
              </table:table-cell>
              <table:table-cell office:value-type="float" office:value="41.18815">
                <text:p>41.18815</text:p>
              </table:table-cell>
              <table:table-cell office:value-type="float" office:value="42.64764">
                <text:p>42.64764</text:p>
              </table:table-cell>
              <table:table-cell office:value-type="float" office:value="45.05991">
                <text:p>45.05991</text:p>
              </table:table-cell>
              <table:table-cell office:value-type="float" office:value="42.30036">
                <text:p>42.30036</text:p>
              </table:table-cell>
              <table:table-cell office:value-type="float" office:value="43.85193">
                <text:p>43.85193</text:p>
              </table:table-cell>
              <table:table-cell office:value-type="float" office:value="42.18654">
                <text:p>42.186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3.13773">
                <text:p>43.13773</text:p>
              </table:table-cell>
              <table:table-cell office:value-type="float" office:value="40.48319">
                <text:p>40.48319</text:p>
              </table:table-cell>
              <table:table-cell office:value-type="float" office:value="34.60554">
                <text:p>34.60554</text:p>
              </table:table-cell>
              <table:table-cell office:value-type="float" office:value="36.71425">
                <text:p>36.71425</text:p>
              </table:table-cell>
              <table:table-cell office:value-type="float" office:value="43.11123">
                <text:p>43.11123</text:p>
              </table:table-cell>
              <table:table-cell office:value-type="float" office:value="40.83758">
                <text:p>40.83758</text:p>
              </table:table-cell>
              <table:table-cell office:value-type="float" office:value="41.59523">
                <text:p>41.59523</text:p>
              </table:table-cell>
              <table:table-cell office:value-type="float" office:value="43.09397">
                <text:p>43.09397</text:p>
              </table:table-cell>
              <table:table-cell office:value-type="float" office:value="40.3486">
                <text:p>40.3486</text:p>
              </table:table-cell>
              <table:table-cell office:value-type="float" office:value="43.1075">
                <text:p>43.1075</text:p>
              </table:table-cell>
              <table:table-cell office:value-type="float" office:value="43.02911">
                <text:p>43.02911</text:p>
              </table:table-cell>
              <table:table-cell office:value-type="float" office:value="42.87636">
                <text:p>42.87636</text:p>
              </table:table-cell>
              <table:table-cell office:value-type="float" office:value="40.252">
                <text:p>40.252</text:p>
              </table:table-cell>
              <table:table-cell office:value-type="float" office:value="42.73868">
                <text:p>42.73868</text:p>
              </table:table-cell>
              <table:table-cell office:value-type="float" office:value="41.77506">
                <text:p>41.77506</text:p>
              </table:table-cell>
              <table:table-cell office:value-type="float" office:value="43.1559">
                <text:p>43.1559</text:p>
              </table:table-cell>
              <table:table-cell office:value-type="float" office:value="45.70029">
                <text:p>45.70029</text:p>
              </table:table-cell>
              <table:table-cell office:value-type="float" office:value="42.89545">
                <text:p>42.89545</text:p>
              </table:table-cell>
              <table:table-cell office:value-type="float" office:value="44.69241">
                <text:p>44.69241</text:p>
              </table:table-cell>
              <table:table-cell office:value-type="float" office:value="42.95797">
                <text:p>42.95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3.89343">
                <text:p>43.89343</text:p>
              </table:table-cell>
              <table:table-cell office:value-type="float" office:value="41.08148">
                <text:p>41.08148</text:p>
              </table:table-cell>
              <table:table-cell office:value-type="float" office:value="35.24018">
                <text:p>35.24018</text:p>
              </table:table-cell>
              <table:table-cell office:value-type="float" office:value="37.35027">
                <text:p>37.35027</text:p>
              </table:table-cell>
              <table:table-cell office:value-type="float" office:value="43.80403">
                <text:p>43.80403</text:p>
              </table:table-cell>
              <table:table-cell office:value-type="float" office:value="41.36582">
                <text:p>41.36582</text:p>
              </table:table-cell>
              <table:table-cell office:value-type="float" office:value="42.18603">
                <text:p>42.18603</text:p>
              </table:table-cell>
              <table:table-cell office:value-type="float" office:value="43.6795">
                <text:p>43.6795</text:p>
              </table:table-cell>
              <table:table-cell office:value-type="float" office:value="40.96128">
                <text:p>40.96128</text:p>
              </table:table-cell>
              <table:table-cell office:value-type="float" office:value="43.86462">
                <text:p>43.86462</text:p>
              </table:table-cell>
              <table:table-cell office:value-type="float" office:value="43.54236">
                <text:p>43.54236</text:p>
              </table:table-cell>
              <table:table-cell office:value-type="float" office:value="43.46165">
                <text:p>43.46165</text:p>
              </table:table-cell>
              <table:table-cell office:value-type="float" office:value="40.96908">
                <text:p>40.96908</text:p>
              </table:table-cell>
              <table:table-cell office:value-type="float" office:value="43.32925">
                <text:p>43.32925</text:p>
              </table:table-cell>
              <table:table-cell office:value-type="float" office:value="42.47658">
                <text:p>42.47658</text:p>
              </table:table-cell>
              <table:table-cell office:value-type="float" office:value="43.91235">
                <text:p>43.91235</text:p>
              </table:table-cell>
              <table:table-cell office:value-type="float" office:value="46.44443">
                <text:p>46.44443</text:p>
              </table:table-cell>
              <table:table-cell office:value-type="float" office:value="43.59193">
                <text:p>43.59193</text:p>
              </table:table-cell>
              <table:table-cell office:value-type="float" office:value="45.2458">
                <text:p>45.2458</text:p>
              </table:table-cell>
              <table:table-cell office:value-type="float" office:value="43.46684">
                <text:p>43.466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.39268">
                <text:p>44.39268</text:p>
              </table:table-cell>
              <table:table-cell office:value-type="float" office:value="41.79531">
                <text:p>41.79531</text:p>
              </table:table-cell>
              <table:table-cell office:value-type="float" office:value="35.99058">
                <text:p>35.99058</text:p>
              </table:table-cell>
              <table:table-cell office:value-type="float" office:value="38.08151">
                <text:p>38.08151</text:p>
              </table:table-cell>
              <table:table-cell office:value-type="float" office:value="44.36802">
                <text:p>44.36802</text:p>
              </table:table-cell>
              <table:table-cell office:value-type="float" office:value="42.14446">
                <text:p>42.14446</text:p>
              </table:table-cell>
              <table:table-cell office:value-type="float" office:value="42.8966">
                <text:p>42.8966</text:p>
              </table:table-cell>
              <table:table-cell office:value-type="float" office:value="44.37953">
                <text:p>44.37953</text:p>
              </table:table-cell>
              <table:table-cell office:value-type="float" office:value="41.66671">
                <text:p>41.66671</text:p>
              </table:table-cell>
              <table:table-cell office:value-type="float" office:value="44.36481">
                <text:p>44.36481</text:p>
              </table:table-cell>
              <table:table-cell office:value-type="float" office:value="44.30584">
                <text:p>44.30584</text:p>
              </table:table-cell>
              <table:table-cell office:value-type="float" office:value="43.97078">
                <text:p>43.97078</text:p>
              </table:table-cell>
              <table:table-cell office:value-type="float" office:value="41.5613">
                <text:p>41.5613</text:p>
              </table:table-cell>
              <table:table-cell office:value-type="float" office:value="44.02865">
                <text:p>44.02865</text:p>
              </table:table-cell>
              <table:table-cell office:value-type="float" office:value="43.06949">
                <text:p>43.06949</text:p>
              </table:table-cell>
              <table:table-cell office:value-type="float" office:value="44.42156">
                <text:p>44.42156</text:p>
              </table:table-cell>
              <table:table-cell office:value-type="float" office:value="47.06115">
                <text:p>47.06115</text:p>
              </table:table-cell>
              <table:table-cell office:value-type="float" office:value="44.16901">
                <text:p>44.16901</text:p>
              </table:table-cell>
              <table:table-cell office:value-type="float" office:value="46.06457">
                <text:p>46.06457</text:p>
              </table:table-cell>
              <table:table-cell office:value-type="float" office:value="44.22925">
                <text:p>44.229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.14041">
                <text:p>45.14041</text:p>
              </table:table-cell>
              <table:table-cell office:value-type="float" office:value="42.3759">
                <text:p>42.3759</text:p>
              </table:table-cell>
              <table:table-cell office:value-type="float" office:value="36.61299">
                <text:p>36.61299</text:p>
              </table:table-cell>
              <table:table-cell office:value-type="float" office:value="38.70177">
                <text:p>38.70177</text:p>
              </table:table-cell>
              <table:table-cell office:value-type="float" office:value="45.05237">
                <text:p>45.05237</text:p>
              </table:table-cell>
              <table:table-cell office:value-type="float" office:value="42.66389">
                <text:p>42.66389</text:p>
              </table:table-cell>
              <table:table-cell office:value-type="float" office:value="43.47404">
                <text:p>43.47404</text:p>
              </table:table-cell>
              <table:table-cell office:value-type="float" office:value="44.94721">
                <text:p>44.94721</text:p>
              </table:table-cell>
              <table:table-cell office:value-type="float" office:value="42.25738">
                <text:p>42.25738</text:p>
              </table:table-cell>
              <table:table-cell office:value-type="float" office:value="45.1175">
                <text:p>45.1175</text:p>
              </table:table-cell>
              <table:table-cell office:value-type="float" office:value="44.81011">
                <text:p>44.81011</text:p>
              </table:table-cell>
              <table:table-cell office:value-type="float" office:value="44.73788">
                <text:p>44.73788</text:p>
              </table:table-cell>
              <table:table-cell office:value-type="float" office:value="42.26961">
                <text:p>42.26961</text:p>
              </table:table-cell>
              <table:table-cell office:value-type="float" office:value="44.60509">
                <text:p>44.60509</text:p>
              </table:table-cell>
              <table:table-cell office:value-type="float" office:value="43.7665">
                <text:p>43.7665</text:p>
              </table:table-cell>
              <table:table-cell office:value-type="float" office:value="45.1643">
                <text:p>45.1643</text:p>
              </table:table-cell>
              <table:table-cell office:value-type="float" office:value="47.78361">
                <text:p>47.78361</text:p>
              </table:table-cell>
              <table:table-cell office:value-type="float" office:value="44.85993">
                <text:p>44.85993</text:p>
              </table:table-cell>
              <table:table-cell office:value-type="float" office:value="46.60335">
                <text:p>46.60335</text:p>
              </table:table-cell>
              <table:table-cell office:value-type="float" office:value="44.74192">
                <text:p>44.741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.6443">
                <text:p>45.6443</text:p>
              </table:table-cell>
              <table:table-cell office:value-type="float" office:value="43.08096">
                <text:p>43.08096</text:p>
              </table:table-cell>
              <table:table-cell office:value-type="float" office:value="37.36324">
                <text:p>37.36324</text:p>
              </table:table-cell>
              <table:table-cell office:value-type="float" office:value="39.43368">
                <text:p>39.43368</text:p>
              </table:table-cell>
              <table:table-cell office:value-type="float" office:value="45.62105">
                <text:p>45.62105</text:p>
              </table:table-cell>
              <table:table-cell office:value-type="float" office:value="43.43776">
                <text:p>43.43776</text:p>
              </table:table-cell>
              <table:table-cell office:value-type="float" office:value="44.17158">
                <text:p>44.17158</text:p>
              </table:table-cell>
              <table:table-cell office:value-type="float" office:value="45.63911">
                <text:p>45.63911</text:p>
              </table:table-cell>
              <table:table-cell office:value-type="float" office:value="42.96677">
                <text:p>42.96677</text:p>
              </table:table-cell>
              <table:table-cell office:value-type="float" office:value="45.61837">
                <text:p>45.61837</text:p>
              </table:table-cell>
              <table:table-cell office:value-type="float" office:value="45.56537">
                <text:p>45.56537</text:p>
              </table:table-cell>
              <table:table-cell office:value-type="float" office:value="45.24241">
                <text:p>45.24241</text:p>
              </table:table-cell>
              <table:table-cell office:value-type="float" office:value="42.866">
                <text:p>42.866</text:p>
              </table:table-cell>
              <table:table-cell office:value-type="float" office:value="45.29594">
                <text:p>45.29594</text:p>
              </table:table-cell>
              <table:table-cell office:value-type="float" office:value="44.34354">
                <text:p>44.34354</text:p>
              </table:table-cell>
              <table:table-cell office:value-type="float" office:value="45.66487">
                <text:p>45.66487</text:p>
              </table:table-cell>
              <table:table-cell office:value-type="float" office:value="48.39386">
                <text:p>48.39386</text:p>
              </table:table-cell>
              <table:table-cell office:value-type="float" office:value="45.43274">
                <text:p>45.43274</text:p>
              </table:table-cell>
              <table:table-cell office:value-type="float" office:value="47.41288">
                <text:p>47.41288</text:p>
              </table:table-cell>
              <table:table-cell office:value-type="float" office:value="45.49975">
                <text:p>45.499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.37487">
                <text:p>46.37487</text:p>
              </table:table-cell>
              <table:table-cell office:value-type="float" office:value="43.66622">
                <text:p>43.66622</text:p>
              </table:table-cell>
              <table:table-cell office:value-type="float" office:value="37.97296">
                <text:p>37.97296</text:p>
              </table:table-cell>
              <table:table-cell office:value-type="float" office:value="40.04179">
                <text:p>40.04179</text:p>
              </table:table-cell>
              <table:table-cell office:value-type="float" office:value="46.30119">
                <text:p>46.30119</text:p>
              </table:table-cell>
              <table:table-cell office:value-type="float" office:value="43.94325">
                <text:p>43.94325</text:p>
              </table:table-cell>
              <table:table-cell office:value-type="float" office:value="44.75385">
                <text:p>44.75385</text:p>
              </table:table-cell>
              <table:table-cell office:value-type="float" office:value="46.20206">
                <text:p>46.20206</text:p>
              </table:table-cell>
              <table:table-cell office:value-type="float" office:value="43.54344">
                <text:p>43.54344</text:p>
              </table:table-cell>
              <table:table-cell office:value-type="float" office:value="46.17005">
                <text:p>46.17005</text:p>
              </table:table-cell>
              <table:table-cell office:value-type="float" office:value="46.0743">
                <text:p>46.0743</text:p>
              </table:table-cell>
              <table:table-cell office:value-type="float" office:value="46.00114">
                <text:p>46.00114</text:p>
              </table:table-cell>
              <table:table-cell office:value-type="float" office:value="43.56939">
                <text:p>43.56939</text:p>
              </table:table-cell>
              <table:table-cell office:value-type="float" office:value="45.85872">
                <text:p>45.85872</text:p>
              </table:table-cell>
              <table:table-cell office:value-type="float" office:value="45.03637">
                <text:p>45.03637</text:p>
              </table:table-cell>
              <table:table-cell office:value-type="float" office:value="46.21624">
                <text:p>46.21624</text:p>
              </table:table-cell>
              <table:table-cell office:value-type="float" office:value="49.11882">
                <text:p>49.11882</text:p>
              </table:table-cell>
              <table:table-cell office:value-type="float" office:value="46.11483">
                <text:p>46.11483</text:p>
              </table:table-cell>
              <table:table-cell office:value-type="float" office:value="47.94494">
                <text:p>47.94494</text:p>
              </table:table-cell>
              <table:table-cell office:value-type="float" office:value="45.99443">
                <text:p>45.994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.87032">
                <text:p>46.87032</text:p>
              </table:table-cell>
              <table:table-cell office:value-type="float" office:value="44.3573">
                <text:p>44.3573</text:p>
              </table:table-cell>
              <table:table-cell office:value-type="float" office:value="38.51889">
                <text:p>38.51889</text:p>
              </table:table-cell>
              <table:table-cell office:value-type="float" office:value="40.76423">
                <text:p>40.76423</text:p>
              </table:table-cell>
              <table:table-cell office:value-type="float" office:value="46.85252">
                <text:p>46.85252</text:p>
              </table:table-cell>
              <table:table-cell office:value-type="float" office:value="44.70927">
                <text:p>44.70927</text:p>
              </table:table-cell>
              <table:table-cell office:value-type="float" office:value="45.44624">
                <text:p>45.44624</text:p>
              </table:table-cell>
              <table:table-cell office:value-type="float" office:value="46.89408">
                <text:p>46.89408</text:p>
              </table:table-cell>
              <table:table-cell office:value-type="float" office:value="44.24465">
                <text:p>44.24465</text:p>
              </table:table-cell>
              <table:table-cell office:value-type="float" office:value="46.84673">
                <text:p>46.84673</text:p>
              </table:table-cell>
              <table:table-cell office:value-type="float" office:value="46.81548">
                <text:p>46.81548</text:p>
              </table:table-cell>
              <table:table-cell office:value-type="float" office:value="46.49757">
                <text:p>46.49757</text:p>
              </table:table-cell>
              <table:table-cell office:value-type="float" office:value="44.14811">
                <text:p>44.14811</text:p>
              </table:table-cell>
              <table:table-cell office:value-type="float" office:value="46.54911">
                <text:p>46.54911</text:p>
              </table:table-cell>
              <table:table-cell office:value-type="float" office:value="45.6088">
                <text:p>45.6088</text:p>
              </table:table-cell>
              <table:table-cell office:value-type="float" office:value="46.8956">
                <text:p>46.8956</text:p>
              </table:table-cell>
              <table:table-cell office:value-type="float" office:value="49.72298">
                <text:p>49.72298</text:p>
              </table:table-cell>
              <table:table-cell office:value-type="float" office:value="46.67894">
                <text:p>46.67894</text:p>
              </table:table-cell>
              <table:table-cell office:value-type="float" office:value="48.74792">
                <text:p>48.74792</text:p>
              </table:table-cell>
              <table:table-cell office:value-type="float" office:value="46.74382">
                <text:p>46.743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.59623">
                <text:p>47.59623</text:p>
              </table:table-cell>
              <table:table-cell office:value-type="float" office:value="44.93453">
                <text:p>44.93453</text:p>
              </table:table-cell>
              <table:table-cell office:value-type="float" office:value="39.31141">
                <text:p>39.31141</text:p>
              </table:table-cell>
              <table:table-cell office:value-type="float" office:value="41.36118">
                <text:p>41.36118</text:p>
              </table:table-cell>
              <table:table-cell office:value-type="float" office:value="47.52377">
                <text:p>47.52377</text:p>
              </table:table-cell>
              <table:table-cell office:value-type="float" office:value="45.2145">
                <text:p>45.2145</text:p>
              </table:table-cell>
              <table:table-cell office:value-type="float" office:value="46.01074">
                <text:p>46.01074</text:p>
              </table:table-cell>
              <table:table-cell office:value-type="float" office:value="47.4487">
                <text:p>47.4487</text:p>
              </table:table-cell>
              <table:table-cell office:value-type="float" office:value="44.82176">
                <text:p>44.82176</text:p>
              </table:table-cell>
              <table:table-cell office:value-type="float" office:value="47.39379">
                <text:p>47.39379</text:p>
              </table:table-cell>
              <table:table-cell office:value-type="float" office:value="47.31147">
                <text:p>47.31147</text:p>
              </table:table-cell>
              <table:table-cell office:value-type="float" office:value="47.23814">
                <text:p>47.23814</text:p>
              </table:table-cell>
              <table:table-cell office:value-type="float" office:value="44.84218">
                <text:p>44.84218</text:p>
              </table:table-cell>
              <table:table-cell office:value-type="float" office:value="47.10284">
                <text:p>47.10284</text:p>
              </table:table-cell>
              <table:table-cell office:value-type="float" office:value="46.11409">
                <text:p>46.11409</text:p>
              </table:table-cell>
              <table:table-cell office:value-type="float" office:value="47.43892">
                <text:p>47.43892</text:p>
              </table:table-cell>
              <table:table-cell office:value-type="float" office:value="50.24933">
                <text:p>50.24933</text:p>
              </table:table-cell>
              <table:table-cell office:value-type="float" office:value="47.36505">
                <text:p>47.36505</text:p>
              </table:table-cell>
              <table:table-cell office:value-type="float" office:value="49.27348">
                <text:p>49.27348</text:p>
              </table:table-cell>
              <table:table-cell office:value-type="float" office:value="47.23029">
                <text:p>47.230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8.08313">
                <text:p>48.08313</text:p>
              </table:table-cell>
              <table:table-cell office:value-type="float" office:value="45.6259">
                <text:p>45.6259</text:p>
              </table:table-cell>
              <table:table-cell office:value-type="float" office:value="39.84551">
                <text:p>39.84551</text:p>
              </table:table-cell>
              <table:table-cell office:value-type="float" office:value="42.07077">
                <text:p>42.07077</text:p>
              </table:table-cell>
              <table:table-cell office:value-type="float" office:value="48.0669">
                <text:p>48.0669</text:p>
              </table:table-cell>
              <table:table-cell office:value-type="float" office:value="45.97287">
                <text:p>45.97287</text:p>
              </table:table-cell>
              <table:table-cell office:value-type="float" office:value="46.69372">
                <text:p>46.69372</text:p>
              </table:table-cell>
              <table:table-cell office:value-type="float" office:value="48.12626">
                <text:p>48.12626</text:p>
              </table:table-cell>
              <table:table-cell office:value-type="float" office:value="45.50346">
                <text:p>45.50346</text:p>
              </table:table-cell>
              <table:table-cell office:value-type="float" office:value="48.06178">
                <text:p>48.06178</text:p>
              </table:table-cell>
              <table:table-cell office:value-type="float" office:value="48.04759">
                <text:p>48.04759</text:p>
              </table:table-cell>
              <table:table-cell office:value-type="float" office:value="47.73409">
                <text:p>47.73409</text:p>
              </table:table-cell>
              <table:table-cell office:value-type="float" office:value="45.41099">
                <text:p>45.41099</text:p>
              </table:table-cell>
              <table:table-cell office:value-type="float" office:value="47.78759">
                <text:p>47.78759</text:p>
              </table:table-cell>
              <table:table-cell office:value-type="float" office:value="46.85604">
                <text:p>46.85604</text:p>
              </table:table-cell>
              <table:table-cell office:value-type="float" office:value="48.10624">
                <text:p>48.10624</text:p>
              </table:table-cell>
              <table:table-cell office:value-type="float" office:value="51.03732">
                <text:p>51.03732</text:p>
              </table:table-cell>
              <table:table-cell office:value-type="float" office:value="47.9114">
                <text:p>47.9114</text:p>
              </table:table-cell>
              <table:table-cell office:value-type="float" office:value="50.06744">
                <text:p>50.06744</text:p>
              </table:table-cell>
              <table:table-cell office:value-type="float" office:value="47.97493">
                <text:p>47.974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8.80106">
                <text:p>48.80106</text:p>
              </table:table-cell>
              <table:table-cell office:value-type="float" office:value="46.18937">
                <text:p>46.18937</text:p>
              </table:table-cell>
              <table:table-cell office:value-type="float" office:value="40.63787">
                <text:p>40.63787</text:p>
              </table:table-cell>
              <table:table-cell office:value-type="float" office:value="42.66662">
                <text:p>42.66662</text:p>
              </table:table-cell>
              <table:table-cell office:value-type="float" office:value="48.72886">
                <text:p>48.72886</text:p>
              </table:table-cell>
              <table:table-cell office:value-type="float" office:value="46.46821">
                <text:p>46.46821</text:p>
              </table:table-cell>
              <table:table-cell office:value-type="float" office:value="47.2497">
                <text:p>47.2497</text:p>
              </table:table-cell>
              <table:table-cell office:value-type="float" office:value="48.67218">
                <text:p>48.67218</text:p>
              </table:table-cell>
              <table:table-cell office:value-type="float" office:value="46.07585">
                <text:p>46.07585</text:p>
              </table:table-cell>
              <table:table-cell office:value-type="float" office:value="48.60127">
                <text:p>48.60127</text:p>
              </table:table-cell>
              <table:table-cell office:value-type="float" office:value="48.53474">
                <text:p>48.53474</text:p>
              </table:table-cell>
              <table:table-cell office:value-type="float" office:value="48.46099">
                <text:p>48.46099</text:p>
              </table:table-cell>
              <table:table-cell office:value-type="float" office:value="46.10498">
                <text:p>46.10498</text:p>
              </table:table-cell>
              <table:table-cell office:value-type="float" office:value="48.33318">
                <text:p>48.33318</text:p>
              </table:table-cell>
              <table:table-cell office:value-type="float" office:value="47.35651">
                <text:p>47.35651</text:p>
              </table:table-cell>
              <table:table-cell office:value-type="float" office:value="48.64536">
                <text:p>48.64536</text:p>
              </table:table-cell>
              <table:table-cell office:value-type="float" office:value="51.55707">
                <text:p>51.55707</text:p>
              </table:table-cell>
              <table:table-cell office:value-type="float" office:value="48.40267">
                <text:p>48.40267</text:p>
              </table:table-cell>
              <table:table-cell office:value-type="float" office:value="50.59333">
                <text:p>50.59333</text:p>
              </table:table-cell>
              <table:table-cell office:value-type="float" office:value="48.45201">
                <text:p>48.452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.27946">
                <text:p>49.27946</text:p>
              </table:table-cell>
              <table:table-cell office:value-type="float" office:value="46.87541">
                <text:p>46.87541</text:p>
              </table:table-cell>
              <table:table-cell office:value-type="float" office:value="41.16037">
                <text:p>41.16037</text:p>
              </table:table-cell>
              <table:table-cell office:value-type="float" office:value="43.36158">
                <text:p>43.36158</text:p>
              </table:table-cell>
              <table:table-cell office:value-type="float" office:value="49.25468">
                <text:p>49.25468</text:p>
              </table:table-cell>
              <table:table-cell office:value-type="float" office:value="47.20889">
                <text:p>47.20889</text:p>
              </table:table-cell>
              <table:table-cell office:value-type="float" office:value="47.92745">
                <text:p>47.92745</text:p>
              </table:table-cell>
              <table:table-cell office:value-type="float" office:value="49.33989">
                <text:p>49.33989</text:p>
              </table:table-cell>
              <table:table-cell office:value-type="float" office:value="46.75811">
                <text:p>46.75811</text:p>
              </table:table-cell>
              <table:table-cell office:value-type="float" office:value="49.26066">
                <text:p>49.26066</text:p>
              </table:table-cell>
              <table:table-cell office:value-type="float" office:value="49.26233">
                <text:p>49.26233</text:p>
              </table:table-cell>
              <table:table-cell office:value-type="float" office:value="48.94798">
                <text:p>48.94798</text:p>
              </table:table-cell>
              <table:table-cell office:value-type="float" office:value="46.65884">
                <text:p>46.65884</text:p>
              </table:table-cell>
              <table:table-cell office:value-type="float" office:value="49.00521">
                <text:p>49.00521</text:p>
              </table:table-cell>
              <table:table-cell office:value-type="float" office:value="48.08935">
                <text:p>48.08935</text:p>
              </table:table-cell>
              <table:table-cell office:value-type="float" office:value="49.30736">
                <text:p>49.30736</text:p>
              </table:table-cell>
              <table:table-cell office:value-type="float" office:value="52.33861">
                <text:p>52.33861</text:p>
              </table:table-cell>
              <table:table-cell office:value-type="float" office:value="49.12643">
                <text:p>49.12643</text:p>
              </table:table-cell>
              <table:table-cell office:value-type="float" office:value="51.37432">
                <text:p>51.37432</text:p>
              </table:table-cell>
              <table:table-cell office:value-type="float" office:value="49.17829">
                <text:p>49.178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.98904">
                <text:p>49.98904</text:p>
              </table:table-cell>
              <table:table-cell office:value-type="float" office:value="47.43054">
                <text:p>47.43054</text:p>
              </table:table-cell>
              <table:table-cell office:value-type="float" office:value="41.93434">
                <text:p>41.93434</text:p>
              </table:table-cell>
              <table:table-cell office:value-type="float" office:value="43.9463">
                <text:p>43.9463</text:p>
              </table:table-cell>
              <table:table-cell office:value-type="float" office:value="49.91725">
                <text:p>49.91725</text:p>
              </table:table-cell>
              <table:table-cell office:value-type="float" office:value="47.70874">
                <text:p>47.70874</text:p>
              </table:table-cell>
              <table:table-cell office:value-type="float" office:value="48.475">
                <text:p>48.475</text:p>
              </table:table-cell>
              <table:table-cell office:value-type="float" office:value="49.87227">
                <text:p>49.87227</text:p>
              </table:table-cell>
              <table:table-cell office:value-type="float" office:value="47.31696">
                <text:p>47.31696</text:p>
              </table:table-cell>
              <table:table-cell office:value-type="float" office:value="49.79186">
                <text:p>49.79186</text:p>
              </table:table-cell>
              <table:table-cell office:value-type="float" office:value="49.74459">
                <text:p>49.74459</text:p>
              </table:table-cell>
              <table:table-cell office:value-type="float" office:value="49.67524">
                <text:p>49.67524</text:p>
              </table:table-cell>
              <table:table-cell office:value-type="float" office:value="47.34002">
                <text:p>47.34002</text:p>
              </table:table-cell>
              <table:table-cell office:value-type="float" office:value="49.5371">
                <text:p>49.5371</text:p>
              </table:table-cell>
              <table:table-cell office:value-type="float" office:value="48.58095">
                <text:p>48.58095</text:p>
              </table:table-cell>
              <table:table-cell office:value-type="float" office:value="49.82545">
                <text:p>49.82545</text:p>
              </table:table-cell>
              <table:table-cell office:value-type="float" office:value="52.84909">
                <text:p>52.84909</text:p>
              </table:table-cell>
              <table:table-cell office:value-type="float" office:value="49.59972">
                <text:p>49.59972</text:p>
              </table:table-cell>
              <table:table-cell office:value-type="float" office:value="51.89093">
                <text:p>51.89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.45949">
                <text:p>50.45949</text:p>
              </table:table-cell>
              <table:table-cell office:value-type="float" office:value="48.10367">
                <text:p>48.10367</text:p>
              </table:table-cell>
              <table:table-cell office:value-type="float" office:value="42.44453">
                <text:p>42.44453</text:p>
              </table:table-cell>
              <table:table-cell office:value-type="float" office:value="44.6342">
                <text:p>44.6342</text:p>
              </table:table-cell>
              <table:table-cell office:value-type="float" office:value="50.43916">
                <text:p>50.43916</text:p>
              </table:table-cell>
              <table:table-cell office:value-type="float" office:value="48.44069">
                <text:p>48.44069</text:p>
              </table:table-cell>
              <table:table-cell office:value-type="float" office:value="49.14374">
                <text:p>49.14374</text:p>
              </table:table-cell>
              <table:table-cell office:value-type="float" office:value="50.53588">
                <text:p>50.53588</text:p>
              </table:table-cell>
              <table:table-cell office:value-type="float" office:value="47.80387">
                <text:p>47.80387</text:p>
              </table:table-cell>
              <table:table-cell office:value-type="float" office:value="50.4461">
                <text:p>50.4461</text:p>
              </table:table-cell>
              <table:table-cell office:value-type="float" office:value="50.45039">
                <text:p>50.45039</text:p>
              </table:table-cell>
              <table:table-cell office:value-type="float" office:value="50.14839">
                <text:p>50.14839</text:p>
              </table:table-cell>
              <table:table-cell office:value-type="float" office:value="47.88956">
                <text:p>47.88956</text:p>
              </table:table-cell>
              <table:table-cell office:value-type="float" office:value="50.20434">
                <text:p>50.20434</text:p>
              </table:table-cell>
              <table:table-cell office:value-type="float" office:value="49.30504">
                <text:p>49.30504</text:p>
              </table:table-cell>
              <table:table-cell office:value-type="float" office:value="50.47911">
                <text:p>50.47911</text:p>
              </table:table-cell>
              <table:table-cell office:value-type="float" office:value="53.62461">
                <text:p>53.62461</text:p>
              </table:table-cell>
              <table:table-cell office:value-type="float" office:value="50.31892">
                <text:p>50.31892</text:p>
              </table:table-cell>
              <table:table-cell office:value-type="float" office:value="52.6753">
                <text:p>52.6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.15656">
                <text:p>51.15656</text:p>
              </table:table-cell>
              <table:table-cell office:value-type="float" office:value="48.65429">
                <text:p>48.65429</text:p>
              </table:table-cell>
              <table:table-cell office:value-type="float" office:value="43.20563">
                <text:p>43.20563</text:p>
              </table:table-cell>
              <table:table-cell office:value-type="float" office:value="45.21136">
                <text:p>45.21136</text:p>
              </table:table-cell>
              <table:table-cell office:value-type="float" office:value="51.09347">
                <text:p>51.09347</text:p>
              </table:table-cell>
              <table:table-cell office:value-type="float" office:value="48.92244">
                <text:p>48.92244</text:p>
              </table:table-cell>
              <table:table-cell office:value-type="float" office:value="49.6776">
                <text:p>49.6776</text:p>
              </table:table-cell>
              <table:table-cell office:value-type="float" office:value="51.06012">
                <text:p>51.06012</text:p>
              </table:table-cell>
              <table:table-cell office:value-type="float" office:value="48.54001">
                <text:p>48.54001</text:p>
              </table:table-cell>
              <table:table-cell office:value-type="float" office:value="50.95597">
                <text:p>50.95597</text:p>
              </table:table-cell>
              <table:table-cell office:value-type="float" office:value="50.92352">
                <text:p>50.92352</text:p>
              </table:table-cell>
              <table:table-cell office:value-type="float" office:value="50.86697">
                <text:p>50.86697</text:p>
              </table:table-cell>
              <table:table-cell office:value-type="float" office:value="48.5617">
                <text:p>48.5617</text:p>
              </table:table-cell>
              <table:table-cell office:value-type="float" office:value="50.7335">
                <text:p>50.7335</text:p>
              </table:table-cell>
              <table:table-cell office:value-type="float" office:value="49.78767">
                <text:p>49.78767</text:p>
              </table:table-cell>
              <table:table-cell office:value-type="float" office:value="50.99813">
                <text:p>50.99813</text:p>
              </table:table-cell>
              <table:table-cell office:value-type="float" office:value="54.13556">
                <text:p>54.13556</text:p>
              </table:table-cell>
              <table:table-cell office:value-type="float" office:value="50.78845">
                <text:p>50.78845</text:p>
              </table:table-cell>
              <table:table-cell office:value-type="float" office:value="53.18564">
                <text:p>53.18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.62337">
                <text:p>51.62337</text:p>
              </table:table-cell>
              <table:table-cell office:value-type="float" office:value="49.31813">
                <text:p>49.31813</text:p>
              </table:table-cell>
              <table:table-cell office:value-type="float" office:value="43.71813">
                <text:p>43.71813</text:p>
              </table:table-cell>
              <table:table-cell office:value-type="float" office:value="45.88863">
                <text:p>45.88863</text:p>
              </table:table-cell>
              <table:table-cell office:value-type="float" office:value="51.59404">
                <text:p>51.59404</text:p>
              </table:table-cell>
              <table:table-cell office:value-type="float" office:value="49.64571">
                <text:p>49.64571</text:p>
              </table:table-cell>
              <table:table-cell office:value-type="float" office:value="50.34199">
                <text:p>50.34199</text:p>
              </table:table-cell>
              <table:table-cell office:value-type="float" office:value="51.71884">
                <text:p>51.71884</text:p>
              </table:table-cell>
              <table:table-cell office:value-type="float" office:value="49.01836">
                <text:p>49.01836</text:p>
              </table:table-cell>
              <table:table-cell office:value-type="float" office:value="51.61027">
                <text:p>51.61027</text:p>
              </table:table-cell>
              <table:table-cell office:value-type="float" office:value="51.63365">
                <text:p>51.63365</text:p>
              </table:table-cell>
              <table:table-cell office:value-type="float" office:value="51.3269">
                <text:p>51.3269</text:p>
              </table:table-cell>
              <table:table-cell office:value-type="float" office:value="49.10305">
                <text:p>49.10305</text:p>
              </table:table-cell>
              <table:table-cell office:value-type="float" office:value="51.39155">
                <text:p>51.39155</text:p>
              </table:table-cell>
              <table:table-cell office:value-type="float" office:value="50.50279">
                <text:p>50.50279</text:p>
              </table:table-cell>
              <table:table-cell office:value-type="float" office:value="51.64289">
                <text:p>51.64289</text:p>
              </table:table-cell>
              <table:table-cell office:value-type="float" office:value="54.8955">
                <text:p>54.8955</text:p>
              </table:table-cell>
              <table:table-cell office:value-type="float" office:value="51.48958">
                <text:p>51.48958</text:p>
              </table:table-cell>
              <table:table-cell office:value-type="float" office:value="53.95139">
                <text:p>53.95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.31204">
                <text:p>52.31204</text:p>
              </table:table-cell>
              <table:table-cell office:value-type="float" office:value="49.85108">
                <text:p>49.85108</text:p>
              </table:table-cell>
              <table:table-cell office:value-type="float" office:value="44.46162">
                <text:p>44.46162</text:p>
              </table:table-cell>
              <table:table-cell office:value-type="float" office:value="46.44666">
                <text:p>46.44666</text:p>
              </table:table-cell>
              <table:table-cell office:value-type="float" office:value="52.239">
                <text:p>52.239</text:p>
              </table:table-cell>
              <table:table-cell office:value-type="float" office:value="50.11847">
                <text:p>50.11847</text:p>
              </table:table-cell>
              <table:table-cell office:value-type="float" office:value="50.86704">
                <text:p>50.86704</text:p>
              </table:table-cell>
              <table:table-cell office:value-type="float" office:value="52.23053">
                <text:p>52.23053</text:p>
              </table:table-cell>
              <table:table-cell office:value-type="float" office:value="49.73637">
                <text:p>49.73637</text:p>
              </table:table-cell>
              <table:table-cell office:value-type="float" office:value="52.11185">
                <text:p>52.11185</text:p>
              </table:table-cell>
              <table:table-cell office:value-type="float" office:value="52.09419">
                <text:p>52.09419</text:p>
              </table:table-cell>
              <table:table-cell office:value-type="float" office:value="52.0274">
                <text:p>52.0274</text:p>
              </table:table-cell>
              <table:table-cell office:value-type="float" office:value="49.76582">
                <text:p>49.76582</text:p>
              </table:table-cell>
              <table:table-cell office:value-type="float" office:value="51.90708">
                <text:p>51.90708</text:p>
              </table:table-cell>
              <table:table-cell office:value-type="float" office:value="50.97622">
                <text:p>50.97622</text:p>
              </table:table-cell>
              <table:table-cell office:value-type="float" office:value="52.14429">
                <text:p>52.14429</text:p>
              </table:table-cell>
              <table:table-cell office:value-type="float" office:value="55.39736">
                <text:p>55.39736</text:p>
              </table:table-cell>
              <table:table-cell office:value-type="float" office:value="51.96337">
                <text:p>51.96337</text:p>
              </table:table-cell>
              <table:table-cell office:value-type="float" office:value="54.46192">
                <text:p>54.4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.76099">
                <text:p>52.76099</text:p>
              </table:table-cell>
              <table:table-cell office:value-type="float" office:value="50.51865">
                <text:p>50.51865</text:p>
              </table:table-cell>
              <table:table-cell office:value-type="float" office:value="44.96219">
                <text:p>44.96219</text:p>
              </table:table-cell>
              <table:table-cell office:value-type="float" office:value="47.11812">
                <text:p>47.11812</text:p>
              </table:table-cell>
              <table:table-cell office:value-type="float" office:value="52.74082">
                <text:p>52.74082</text:p>
              </table:table-cell>
              <table:table-cell office:value-type="float" office:value="50.8372">
                <text:p>50.8372</text:p>
              </table:table-cell>
              <table:table-cell office:value-type="float" office:value="51.51677">
                <text:p>51.51677</text:p>
              </table:table-cell>
              <table:table-cell office:value-type="float" office:value="52.87052">
                <text:p>52.87052</text:p>
              </table:table-cell>
              <table:table-cell office:value-type="float" office:value="50.21837">
                <text:p>50.21837</text:p>
              </table:table-cell>
              <table:table-cell office:value-type="float" office:value="52.74814">
                <text:p>52.74814</text:p>
              </table:table-cell>
              <table:table-cell office:value-type="float" office:value="52.78671">
                <text:p>52.78671</text:p>
              </table:table-cell>
              <table:table-cell office:value-type="float" office:value="52.49153">
                <text:p>52.49153</text:p>
              </table:table-cell>
              <table:table-cell office:value-type="float" office:value="50.28972">
                <text:p>50.28972</text:p>
              </table:table-cell>
              <table:table-cell office:value-type="float" office:value="52.55192">
                <text:p>52.55192</text:p>
              </table:table-cell>
              <table:table-cell office:value-type="float" office:value="51.67763">
                <text:p>51.67763</text:p>
              </table:table-cell>
              <table:table-cell office:value-type="float" office:value="52.78012">
                <text:p>52.78012</text:p>
              </table:table-cell>
              <table:table-cell office:value-type="float" office:value="56.15114">
                <text:p>56.15114</text:p>
              </table:table-cell>
              <table:table-cell office:value-type="float" office:value="52.65195">
                <text:p>52.65195</text:p>
              </table:table-cell>
              <table:table-cell office:value-type="float" office:value="55.22153">
                <text:p>55.2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.44102">
                <text:p>53.44102</text:p>
              </table:table-cell>
              <table:table-cell office:value-type="float" office:value="51.03933">
                <text:p>51.03933</text:p>
              </table:table-cell>
              <table:table-cell office:value-type="float" office:value="45.6929">
                <text:p>45.6929</text:p>
              </table:table-cell>
              <table:table-cell office:value-type="float" office:value="47.67102">
                <text:p>47.67102</text:p>
              </table:table-cell>
              <table:table-cell office:value-type="float" office:value="53.37708">
                <text:p>53.37708</text:p>
              </table:table-cell>
              <table:table-cell office:value-type="float" office:value="51.29731">
                <text:p>51.29731</text:p>
              </table:table-cell>
              <table:table-cell office:value-type="float" office:value="52.02962">
                <text:p>52.02962</text:p>
              </table:table-cell>
              <table:table-cell office:value-type="float" office:value="53.3741">
                <text:p>53.3741</text:p>
              </table:table-cell>
              <table:table-cell office:value-type="float" office:value="50.92384">
                <text:p>50.92384</text:p>
              </table:table-cell>
              <table:table-cell office:value-type="float" office:value="53.24743">
                <text:p>53.24743</text:p>
              </table:table-cell>
              <table:table-cell office:value-type="float" office:value="53.23843">
                <text:p>53.23843</text:p>
              </table:table-cell>
              <table:table-cell office:value-type="float" office:value="53.17986">
                <text:p>53.17986</text:p>
              </table:table-cell>
              <table:table-cell office:value-type="float" office:value="50.94756">
                <text:p>50.94756</text:p>
              </table:table-cell>
              <table:table-cell office:value-type="float" office:value="53.05882">
                <text:p>53.05882</text:p>
              </table:table-cell>
              <table:table-cell office:value-type="float" office:value="52.14749">
                <text:p>52.14749</text:p>
              </table:table-cell>
              <table:table-cell office:value-type="float" office:value="53.27314">
                <text:p>53.27314</text:p>
              </table:table-cell>
              <table:table-cell office:value-type="float" office:value="56.65586">
                <text:p>56.65586</text:p>
              </table:table-cell>
              <table:table-cell office:value-type="float" office:value="53.10796">
                <text:p>53.10796</text:p>
              </table:table-cell>
              <table:table-cell office:value-type="float" office:value="55.726">
                <text:p>55.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.88151">
                <text:p>53.88151</text:p>
              </table:table-cell>
              <table:table-cell office:value-type="float" office:value="51.69771">
                <text:p>51.69771</text:p>
              </table:table-cell>
              <table:table-cell office:value-type="float" office:value="46.1861">
                <text:p>46.1861</text:p>
              </table:table-cell>
              <table:table-cell office:value-type="float" office:value="48.33208">
                <text:p>48.33208</text:p>
              </table:table-cell>
              <table:table-cell office:value-type="float" office:value="53.86163">
                <text:p>53.86163</text:p>
              </table:table-cell>
              <table:table-cell office:value-type="float" office:value="51.99591">
                <text:p>51.99591</text:p>
              </table:table-cell>
              <table:table-cell office:value-type="float" office:value="52.67995">
                <text:p>52.67995</text:p>
              </table:table-cell>
              <table:table-cell office:value-type="float" office:value="54.0138">
                <text:p>54.0138</text:p>
              </table:table-cell>
              <table:table-cell office:value-type="float" office:value="51.38787">
                <text:p>51.38787</text:p>
              </table:table-cell>
              <table:table-cell office:value-type="float" office:value="53.87554">
                <text:p>53.87554</text:p>
              </table:table-cell>
              <table:table-cell office:value-type="float" office:value="53.92231">
                <text:p>53.92231</text:p>
              </table:table-cell>
              <table:table-cell office:value-type="float" office:value="53.63552">
                <text:p>53.63552</text:p>
              </table:table-cell>
              <table:table-cell office:value-type="float" office:value="51.46639">
                <text:p>51.46639</text:p>
              </table:table-cell>
              <table:table-cell office:value-type="float" office:value="53.69452">
                <text:p>53.69452</text:p>
              </table:table-cell>
              <table:table-cell office:value-type="float" office:value="52.84014">
                <text:p>52.84014</text:p>
              </table:table-cell>
              <table:table-cell office:value-type="float" office:value="53.90078">
                <text:p>53.90078</text:p>
              </table:table-cell>
              <table:table-cell office:value-type="float" office:value="57.38804">
                <text:p>57.38804</text:p>
              </table:table-cell>
              <table:table-cell office:value-type="float" office:value="53.7441">
                <text:p>53.7441</text:p>
              </table:table-cell>
              <table:table-cell office:value-type="float" office:value="56.47682">
                <text:p>56.47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4.54924">
                <text:p>54.54924</text:p>
              </table:table-cell>
              <table:table-cell office:value-type="float" office:value="52.20491">
                <text:p>52.20491</text:p>
              </table:table-cell>
              <table:table-cell office:value-type="float" office:value="46.90463">
                <text:p>46.90463</text:p>
              </table:table-cell>
              <table:table-cell office:value-type="float" office:value="48.86462">
                <text:p>48.86462</text:p>
              </table:table-cell>
              <table:table-cell office:value-type="float" office:value="54.48567">
                <text:p>54.48567</text:p>
              </table:table-cell>
              <table:table-cell office:value-type="float" office:value="52.45636">
                <text:p>52.45636</text:p>
              </table:table-cell>
              <table:table-cell office:value-type="float" office:value="53.17513">
                <text:p>53.17513</text:p>
              </table:table-cell>
              <table:table-cell office:value-type="float" office:value="54.49657">
                <text:p>54.49657</text:p>
              </table:table-cell>
              <table:table-cell office:value-type="float" office:value="52.08455">
                <text:p>52.08455</text:p>
              </table:table-cell>
              <table:table-cell office:value-type="float" office:value="54.36097">
                <text:p>54.36097</text:p>
              </table:table-cell>
              <table:table-cell office:value-type="float" office:value="54.3632">
                <text:p>54.3632</text:p>
              </table:table-cell>
              <table:table-cell office:value-type="float" office:value="54.30613">
                <text:p>54.30613</text:p>
              </table:table-cell>
              <table:table-cell office:value-type="float" office:value="52.10907">
                <text:p>52.10907</text:p>
              </table:table-cell>
              <table:table-cell office:value-type="float" office:value="54.1842">
                <text:p>54.1842</text:p>
              </table:table-cell>
              <table:table-cell office:value-type="float" office:value="53.29611">
                <text:p>53.29611</text:p>
              </table:table-cell>
              <table:table-cell office:value-type="float" office:value="54.377">
                <text:p>54.377</text:p>
              </table:table-cell>
              <table:table-cell office:value-type="float" office:value="57.88373">
                <text:p>57.88373</text:p>
              </table:table-cell>
              <table:table-cell office:value-type="float" office:value="54.22874">
                <text:p>54.22874</text:p>
              </table:table-cell>
              <table:table-cell office:value-type="float" office:value="56.97221">
                <text:p>56.97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4.98124">
                <text:p>54.98124</text:p>
              </table:table-cell>
              <table:table-cell office:value-type="float" office:value="52.84907">
                <text:p>52.84907</text:p>
              </table:table-cell>
              <table:table-cell office:value-type="float" office:value="47.38678">
                <text:p>47.38678</text:p>
              </table:table-cell>
              <table:table-cell office:value-type="float" office:value="49.52427">
                <text:p>49.52427</text:p>
              </table:table-cell>
              <table:table-cell office:value-type="float" office:value="54.9621">
                <text:p>54.9621</text:p>
              </table:table-cell>
              <table:table-cell office:value-type="float" office:value="53.139">
                <text:p>53.139</text:p>
              </table:table-cell>
              <table:table-cell office:value-type="float" office:value="53.81584">
                <text:p>53.81584</text:p>
              </table:table-cell>
              <table:table-cell office:value-type="float" office:value="55.11771">
                <text:p>55.11771</text:p>
              </table:table-cell>
              <table:table-cell office:value-type="float" office:value="52.54485">
                <text:p>52.54485</text:p>
              </table:table-cell>
              <table:table-cell office:value-type="float" office:value="54.97645">
                <text:p>54.97645</text:p>
              </table:table-cell>
              <table:table-cell office:value-type="float" office:value="55.01973">
                <text:p>55.01973</text:p>
              </table:table-cell>
              <table:table-cell office:value-type="float" office:value="54.75531">
                <text:p>54.75531</text:p>
              </table:table-cell>
              <table:table-cell office:value-type="float" office:value="52.61284">
                <text:p>52.61284</text:p>
              </table:table-cell>
              <table:table-cell office:value-type="float" office:value="54.81979">
                <text:p>54.81979</text:p>
              </table:table-cell>
              <table:table-cell office:value-type="float" office:value="53.97617">
                <text:p>53.97617</text:p>
              </table:table-cell>
              <table:table-cell office:value-type="float" office:value="55.001">
                <text:p>55.001</text:p>
              </table:table-cell>
              <table:table-cell office:value-type="float" office:value="58.61037">
                <text:p>58.61037</text:p>
              </table:table-cell>
              <table:table-cell office:value-type="float" office:value="54.85432">
                <text:p>54.85432</text:p>
              </table:table-cell>
              <table:table-cell office:value-type="float" office:value="57.70785">
                <text:p>57.70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5.63119">
                <text:p>55.63119</text:p>
              </table:table-cell>
              <table:table-cell office:value-type="float" office:value="53.33979">
                <text:p>53.33979</text:p>
              </table:table-cell>
              <table:table-cell office:value-type="float" office:value="48.09291">
                <text:p>48.09291</text:p>
              </table:table-cell>
              <table:table-cell office:value-type="float" office:value="50.04965">
                <text:p>50.04965</text:p>
              </table:table-cell>
              <table:table-cell office:value-type="float" office:value="55.57726">
                <text:p>55.57726</text:p>
              </table:table-cell>
              <table:table-cell office:value-type="float" office:value="53.59114">
                <text:p>53.59114</text:p>
              </table:table-cell>
              <table:table-cell office:value-type="float" office:value="54.30044">
                <text:p>54.30044</text:p>
              </table:table-cell>
              <table:table-cell office:value-type="float" office:value="55.59181">
                <text:p>55.59181</text:p>
              </table:table-cell>
              <table:table-cell office:value-type="float" office:value="53.21835">
                <text:p>53.21835</text:p>
              </table:table-cell>
              <table:table-cell office:value-type="float" office:value="NaN">
                <text:p>NaN</text:p>
              </table:table-cell>
              <table:table-cell office:value-type="float" office:value="55.45955">
                <text:p>55.45955</text:p>
              </table:table-cell>
              <table:table-cell office:value-type="float" office:value="55.41184">
                <text:p>55.41184</text:p>
              </table:table-cell>
              <table:table-cell office:value-type="float" office:value="53.24318">
                <text:p>53.24318</text:p>
              </table:table-cell>
              <table:table-cell office:value-type="float" office:value="55.29393">
                <text:p>55.29393</text:p>
              </table:table-cell>
              <table:table-cell office:value-type="float" office:value="54.41842">
                <text:p>54.41842</text:p>
              </table:table-cell>
              <table:table-cell office:value-type="float" office:value="55.43332">
                <text:p>55.43332</text:p>
              </table:table-cell>
              <table:table-cell office:value-type="float" office:value="59.1005">
                <text:p>59.1005</text:p>
              </table:table-cell>
              <table:table-cell office:value-type="float" office:value="55.32483">
                <text:p>55.32483</text:p>
              </table:table-cell>
              <table:table-cell office:value-type="float" office:value="58.19447">
                <text:p>58.19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6.06328">
                <text:p>56.06328</text:p>
              </table:table-cell>
              <table:table-cell office:value-type="float" office:value="53.9705">
                <text:p>53.9705</text:p>
              </table:table-cell>
              <table:table-cell office:value-type="float" office:value="48.56364">
                <text:p>48.56364</text:p>
              </table:table-cell>
              <table:table-cell office:value-type="float" office:value="50.69289">
                <text:p>50.69289</text:p>
              </table:table-cell>
              <table:table-cell office:value-type="float" office:value="NaN">
                <text:p>NaN</text:p>
              </table:table-cell>
              <table:table-cell office:value-type="float" office:value="54.25634">
                <text:p>54.25634</text:p>
              </table:table-cell>
              <table:table-cell office:value-type="float" office:value="54.92168">
                <text:p>54.92168</text:p>
              </table:table-cell>
              <table:table-cell office:value-type="float" office:value="56.2047">
                <text:p>56.2047</text:p>
              </table:table-cell>
              <table:table-cell office:value-type="float" office:value="53.67079">
                <text:p>53.67079</text:p>
              </table:table-cell>
              <table:table-cell office:value-type="float" office:value="NaN">
                <text:p>NaN</text:p>
              </table:table-cell>
              <table:table-cell office:value-type="float" office:value="56.1079">
                <text:p>56.1079</text:p>
              </table:table-cell>
              <table:table-cell office:value-type="float" office:value="55.84258">
                <text:p>55.84258</text:p>
              </table:table-cell>
              <table:table-cell office:value-type="float" office:value="53.73908">
                <text:p>53.73908</text:p>
              </table:table-cell>
              <table:table-cell office:value-type="float" office:value="55.90627">
                <text:p>55.90627</text:p>
              </table:table-cell>
              <table:table-cell office:value-type="float" office:value="55.08372">
                <text:p>55.08372</text:p>
              </table:table-cell>
              <table:table-cell office:value-type="float" office:value="56.08013">
                <text:p>56.08013</text:p>
              </table:table-cell>
              <table:table-cell office:value-type="float" office:value="59.81863">
                <text:p>59.81863</text:p>
              </table:table-cell>
              <table:table-cell office:value-type="float" office:value="55.93774">
                <text:p>55.93774</text:p>
              </table:table-cell>
              <table:table-cell office:value-type="float" office:value="58.93072">
                <text:p>58.9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.70067">
                <text:p>56.70067</text:p>
              </table:table-cell>
              <table:table-cell office:value-type="float" office:value="54.45759">
                <text:p>54.45759</text:p>
              </table:table-cell>
              <table:table-cell office:value-type="float" office:value="49.26504">
                <text:p>49.26504</text:p>
              </table:table-cell>
              <table:table-cell office:value-type="float" office:value="51.20287">
                <text:p>51.20287</text:p>
              </table:table-cell>
              <table:table-cell office:value-type="float" office:value="NaN">
                <text:p>NaN</text:p>
              </table:table-cell>
              <table:table-cell office:value-type="float" office:value="54.70888">
                <text:p>54.70888</text:p>
              </table:table-cell>
              <table:table-cell office:value-type="float" office:value="55.39648">
                <text:p>55.39648</text:p>
              </table:table-cell>
              <table:table-cell office:value-type="float" office:value="56.66665">
                <text:p>56.66665</text:p>
              </table:table-cell>
              <table:table-cell office:value-type="float" office:value="54.33634">
                <text:p>54.33634</text:p>
              </table:table-cell>
              <table:table-cell office:value-type="float" office:value="NaN">
                <text:p>NaN</text:p>
              </table:table-cell>
              <table:table-cell office:value-type="float" office:value="56.5348">
                <text:p>56.5348</text:p>
              </table:table-cell>
              <table:table-cell office:value-type="float" office:value="56.491">
                <text:p>56.491</text:p>
              </table:table-cell>
              <table:table-cell office:value-type="float" office:value="54.36041">
                <text:p>54.36041</text:p>
              </table:table-cell>
              <table:table-cell office:value-type="float" office:value="56.36811">
                <text:p>56.36811</text:p>
              </table:table-cell>
              <table:table-cell office:value-type="float" office:value="55.51773">
                <text:p>55.51773</text:p>
              </table:table-cell>
              <table:table-cell office:value-type="float" office:value="56.49987">
                <text:p>56.49987</text:p>
              </table:table-cell>
              <table:table-cell office:value-type="float" office:value="60.29963">
                <text:p>60.29963</text:p>
              </table:table-cell>
              <table:table-cell office:value-type="float" office:value="56.40422">
                <text:p>56.40422</text:p>
              </table:table-cell>
              <table:table-cell office:value-type="float" office:value="59.41126">
                <text:p>59.4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.12018">
                <text:p>57.12018</text:p>
              </table:table-cell>
              <table:table-cell office:value-type="float" office:value="55.0794">
                <text:p>55.0794</text:p>
              </table:table-cell>
              <table:table-cell office:value-type="float" office:value="49.72047">
                <text:p>49.72047</text:p>
              </table:table-cell>
              <table:table-cell office:value-type="float" office:value="51.83549">
                <text:p>51.83549</text:p>
              </table:table-cell>
              <table:table-cell office:value-type="float" office:value="NaN">
                <text:p>NaN</text:p>
              </table:table-cell>
              <table:table-cell office:value-type="float" office:value="55.36572">
                <text:p>55.36572</text:p>
              </table:table-cell>
              <table:table-cell office:value-type="float" office:value="56.00919">
                <text:p>56.00919</text:p>
              </table:table-cell>
              <table:table-cell office:value-type="float" office:value="57.27058">
                <text:p>57.27058</text:p>
              </table:table-cell>
              <table:table-cell office:value-type="float" office:value="54.77614">
                <text:p>54.77614</text:p>
              </table:table-cell>
              <table:table-cell office:value-type="float" office:value="NaN">
                <text:p>NaN</text:p>
              </table:table-cell>
              <table:table-cell office:value-type="float" office:value="57.17048">
                <text:p>57.17048</text:p>
              </table:table-cell>
              <table:table-cell office:value-type="float" office:value="56.91308">
                <text:p>56.91308</text:p>
              </table:table-cell>
              <table:table-cell office:value-type="float" office:value="54.84411">
                <text:p>54.84411</text:p>
              </table:table-cell>
              <table:table-cell office:value-type="float" office:value="56.98079">
                <text:p>56.98079</text:p>
              </table:table-cell>
              <table:table-cell office:value-type="float" office:value="56.17068">
                <text:p>56.17068</text:p>
              </table:table-cell>
              <table:table-cell office:value-type="float" office:value="57.13402">
                <text:p>57.13402</text:p>
              </table:table-cell>
              <table:table-cell office:value-type="float" office:value="61.00876">
                <text:p>61.00876</text:p>
              </table:table-cell>
              <table:table-cell office:value-type="float" office:value="57.00376">
                <text:p>57.00376</text:p>
              </table:table-cell>
              <table:table-cell office:value-type="float" office:value="60.12937">
                <text:p>60.12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.74579">
                <text:p>57.74579</text:p>
              </table:table-cell>
              <table:table-cell office:value-type="float" office:value="55.5543">
                <text:p>55.5543</text:p>
              </table:table-cell>
              <table:table-cell office:value-type="float" office:value="50.40206">
                <text:p>50.40206</text:p>
              </table:table-cell>
              <table:table-cell office:value-type="float" office:value="52.34217">
                <text:p>52.34217</text:p>
              </table:table-cell>
              <table:table-cell office:value-type="float" office:value="NaN">
                <text:p>NaN</text:p>
              </table:table-cell>
              <table:table-cell office:value-type="float" office:value="55.7964">
                <text:p>55.7964</text:p>
              </table:table-cell>
              <table:table-cell office:value-type="float" office:value="56.47166">
                <text:p>56.47166</text:p>
              </table:table-cell>
              <table:table-cell office:value-type="float" office:value="57.71988">
                <text:p>57.71988</text:p>
              </table:table-cell>
              <table:table-cell office:value-type="float" office:value="55.43323">
                <text:p>55.43323</text:p>
              </table:table-cell>
              <table:table-cell office:value-type="float" office:value="NaN">
                <text:p>NaN</text:p>
              </table:table-cell>
              <table:table-cell office:value-type="float" office:value="57.58866">
                <text:p>57.58866</text:p>
              </table:table-cell>
              <table:table-cell office:value-type="float" office:value="57.54472">
                <text:p>57.54472</text:p>
              </table:table-cell>
              <table:table-cell office:value-type="float" office:value="55.45655">
                <text:p>55.45655</text:p>
              </table:table-cell>
              <table:table-cell office:value-type="float" office:value="57.42993">
                <text:p>57.42993</text:p>
              </table:table-cell>
              <table:table-cell office:value-type="float" office:value="56.59255">
                <text:p>56.59255</text:p>
              </table:table-cell>
              <table:table-cell office:value-type="float" office:value="57.54067">
                <text:p>57.54067</text:p>
              </table:table-cell>
              <table:table-cell office:value-type="float" office:value="61.48063">
                <text:p>61.48063</text:p>
              </table:table-cell>
              <table:table-cell office:value-type="float" office:value="57.45345">
                <text:p>57.45345</text:p>
              </table:table-cell>
              <table:table-cell office:value-type="float" office:value="60.60094">
                <text:p>60.60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.15238">
                <text:p>58.15238</text:p>
              </table:table-cell>
              <table:table-cell office:value-type="float" office:value="56.16702">
                <text:p>56.16702</text:p>
              </table:table-cell>
              <table:table-cell office:value-type="float" office:value="50.85475">
                <text:p>50.85475</text:p>
              </table:table-cell>
              <table:table-cell office:value-type="float" office:value="52.96108">
                <text:p>52.96108</text:p>
              </table:table-cell>
              <table:table-cell office:value-type="float" office:value="NaN">
                <text:p>NaN</text:p>
              </table:table-cell>
              <table:table-cell office:value-type="float" office:value="56.44055">
                <text:p>56.44055</text:p>
              </table:table-cell>
              <table:table-cell office:value-type="float" office:value="57.07139">
                <text:p>57.07139</text:p>
              </table:table-cell>
              <table:table-cell office:value-type="float" office:value="58.31523">
                <text:p>58.31523</text:p>
              </table:table-cell>
              <table:table-cell office:value-type="float" office:value="55.86409">
                <text:p>55.86409</text:p>
              </table:table-cell>
              <table:table-cell office:value-type="float" office:value="NaN">
                <text:p>NaN</text:p>
              </table:table-cell>
              <table:table-cell office:value-type="float" office:value="58.20324">
                <text:p>58.20324</text:p>
              </table:table-cell>
              <table:table-cell office:value-type="float" office:value="57.95881">
                <text:p>57.95881</text:p>
              </table:table-cell>
              <table:table-cell office:value-type="float" office:value="55.93201">
                <text:p>55.93201</text:p>
              </table:table-cell>
              <table:table-cell office:value-type="float" office:value="58.02557">
                <text:p>58.02557</text:p>
              </table:table-cell>
              <table:table-cell office:value-type="float" office:value="57.22794">
                <text:p>57.22794</text:p>
              </table:table-cell>
              <table:table-cell office:value-type="float" office:value="58.16185">
                <text:p>58.16185</text:p>
              </table:table-cell>
              <table:table-cell office:value-type="float" office:value="62.18426">
                <text:p>62.18426</text:p>
              </table:table-cell>
              <table:table-cell office:value-type="float" office:value="58.049">
                <text:p>58.049</text:p>
              </table:table-cell>
              <table:table-cell office:value-type="float" office:value="61.31079">
                <text:p>61.3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8.76506">
                <text:p>58.76506</text:p>
              </table:table-cell>
              <table:table-cell office:value-type="float" office:value="56.62946">
                <text:p>56.62946</text:p>
              </table:table-cell>
              <table:table-cell office:value-type="float" office:value="51.52089">
                <text:p>51.52089</text:p>
              </table:table-cell>
              <table:table-cell office:value-type="float" office:value="53.45251">
                <text:p>53.45251</text:p>
              </table:table-cell>
              <table:table-cell office:value-type="float" office:value="NaN">
                <text:p>NaN</text:p>
              </table:table-cell>
              <table:table-cell office:value-type="float" office:value="56.86256">
                <text:p>56.86256</text:p>
              </table:table-cell>
              <table:table-cell office:value-type="float" office:value="57.51726">
                <text:p>57.51726</text:p>
              </table:table-cell>
              <table:table-cell office:value-type="float" office:value="58.74318">
                <text:p>58.74318</text:p>
              </table:table-cell>
              <table:table-cell office:value-type="float" office:value="56.5088">
                <text:p>56.5088</text:p>
              </table:table-cell>
              <table:table-cell office:value-type="float" office:value="NaN">
                <text:p>NaN</text:p>
              </table:table-cell>
              <table:table-cell office:value-type="float" office:value="58.6084">
                <text:p>58.6084</text:p>
              </table:table-cell>
              <table:table-cell office:value-type="float" office:value="58.57782">
                <text:p>58.57782</text:p>
              </table:table-cell>
              <table:table-cell office:value-type="float" office:value="56.53137">
                <text:p>56.53137</text:p>
              </table:table-cell>
              <table:table-cell office:value-type="float" office:value="58.46202">
                <text:p>58.46202</text:p>
              </table:table-cell>
              <table:table-cell office:value-type="float" office:value="57.65497">
                <text:p>57.65497</text:p>
              </table:table-cell>
              <table:table-cell office:value-type="float" office:value="58.56867">
                <text:p>58.56867</text:p>
              </table:table-cell>
              <table:table-cell office:value-type="float" office:value="62.64406">
                <text:p>62.64406</text:p>
              </table:table-cell>
              <table:table-cell office:value-type="float" office:value="58.47317">
                <text:p>58.47317</text:p>
              </table:table-cell>
              <table:table-cell office:value-type="float" office:value="61.77387">
                <text:p>61.77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9.16334">
                <text:p>59.16334</text:p>
              </table:table-cell>
              <table:table-cell office:value-type="float" office:value="57.23325">
                <text:p>57.23325</text:p>
              </table:table-cell>
              <table:table-cell office:value-type="float" office:value="51.96166">
                <text:p>51.96166</text:p>
              </table:table-cell>
              <table:table-cell office:value-type="float" office:value="54.06294">
                <text:p>54.06294</text:p>
              </table:table-cell>
              <table:table-cell office:value-type="float" office:value="NaN">
                <text:p>NaN</text:p>
              </table:table-cell>
              <table:table-cell office:value-type="float" office:value="57.4943">
                <text:p>57.4943</text:p>
              </table:table-cell>
              <table:table-cell office:value-type="float" office:value="58.11299">
                <text:p>58.11299</text:p>
              </table:table-cell>
              <table:table-cell office:value-type="float" office:value="59.32951">
                <text:p>59.32951</text:p>
              </table:table-cell>
              <table:table-cell office:value-type="float" office:value="56.93096">
                <text:p>56.93096</text:p>
              </table:table-cell>
              <table:table-cell office:value-type="float" office:value="NaN">
                <text:p>NaN</text:p>
              </table:table-cell>
              <table:table-cell office:value-type="float" office:value="59.21836">
                <text:p>59.21836</text:p>
              </table:table-cell>
              <table:table-cell office:value-type="float" office:value="58.98295">
                <text:p>58.98295</text:p>
              </table:table-cell>
              <table:table-cell office:value-type="float" office:value="56.98543">
                <text:p>56.98543</text:p>
              </table:table-cell>
              <table:table-cell office:value-type="float" office:value="59.0486">
                <text:p>59.0486</text:p>
              </table:table-cell>
              <table:table-cell office:value-type="float" office:value="58.26918">
                <text:p>58.26918</text:p>
              </table:table-cell>
              <table:table-cell office:value-type="float" office:value="59.17229">
                <text:p>59.17229</text:p>
              </table:table-cell>
              <table:table-cell office:value-type="float" office:value="63.32977">
                <text:p>63.32977</text:p>
              </table:table-cell>
              <table:table-cell office:value-type="float" office:value="59.06369">
                <text:p>59.06369</text:p>
              </table:table-cell>
              <table:table-cell office:value-type="float" office:value="62.47486">
                <text:p>62.47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.7677">
                <text:p>59.7677</text:p>
              </table:table-cell>
              <table:table-cell office:value-type="float" office:value="57.67908">
                <text:p>57.67908</text:p>
              </table:table-cell>
              <table:table-cell office:value-type="float" office:value="52.62354">
                <text:p>52.62354</text:p>
              </table:table-cell>
              <table:table-cell office:value-type="float" office:value="54.53778">
                <text:p>54.53778</text:p>
              </table:table-cell>
              <table:table-cell office:value-type="float" office:value="NaN">
                <text:p>NaN</text:p>
              </table:table-cell>
              <table:table-cell office:value-type="float" office:value="57.9083">
                <text:p>57.9083</text:p>
              </table:table-cell>
              <table:table-cell office:value-type="float" office:value="58.54123">
                <text:p>58.54123</text:p>
              </table:table-cell>
              <table:table-cell office:value-type="float" office:value="59.74918">
                <text:p>59.74918</text:p>
              </table:table-cell>
              <table:table-cell office:value-type="float" office:value="57.55878">
                <text:p>57.55878</text:p>
              </table:table-cell>
              <table:table-cell office:value-type="float" office:value="NaN">
                <text:p>NaN</text:p>
              </table:table-cell>
              <table:table-cell office:value-type="float" office:value="59.61899">
                <text:p>59.61899</text:p>
              </table:table-cell>
              <table:table-cell office:value-type="float" office:value="59.5839">
                <text:p>59.5839</text:p>
              </table:table-cell>
              <table:table-cell office:value-type="float" office:value="57.58507">
                <text:p>57.58507</text:p>
              </table:table-cell>
              <table:table-cell office:value-type="float" office:value="59.47702">
                <text:p>59.47702</text:p>
              </table:table-cell>
              <table:table-cell office:value-type="float" office:value="58.67395">
                <text:p>58.67395</text:p>
              </table:table-cell>
              <table:table-cell office:value-type="float" office:value="59.5706">
                <text:p>59.5706</text:p>
              </table:table-cell>
              <table:table-cell office:value-type="float" office:value="63.78076">
                <text:p>63.78076</text:p>
              </table:table-cell>
              <table:table-cell office:value-type="float" office:value="59.4834">
                <text:p>59.4834</text:p>
              </table:table-cell>
              <table:table-cell office:value-type="float" office:value="62.93827">
                <text:p>62.93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58.26586">
                <text:p>58.26586</text:p>
              </table:table-cell>
              <table:table-cell office:value-type="float" office:value="53.05811">
                <text:p>53.05811</text:p>
              </table:table-cell>
              <table:table-cell office:value-type="float" office:value="55.14537">
                <text:p>55.14537</text:p>
              </table:table-cell>
              <table:table-cell office:value-type="float" office:value="NaN">
                <text:p>NaN</text:p>
              </table:table-cell>
              <table:table-cell office:value-type="float" office:value="58.52692">
                <text:p>58.52692</text:p>
              </table:table-cell>
              <table:table-cell office:value-type="float" office:value="59.13207">
                <text:p>59.13207</text:p>
              </table:table-cell>
              <table:table-cell office:value-type="float" office:value="60.32703">
                <text:p>60.32703</text:p>
              </table:table-cell>
              <table:table-cell office:value-type="float" office:value="57.97279">
                <text:p>57.97279</text:p>
              </table:table-cell>
              <table:table-cell office:value-type="float" office:value="NaN">
                <text:p>NaN</text:p>
              </table:table-cell>
              <table:table-cell office:value-type="float" office:value="60.22065">
                <text:p>60.22065</text:p>
              </table:table-cell>
              <table:table-cell office:value-type="float" office:value="59.98033">
                <text:p>59.98033</text:p>
              </table:table-cell>
              <table:table-cell office:value-type="float" office:value="58.01827">
                <text:p>58.01827</text:p>
              </table:table-cell>
              <table:table-cell office:value-type="float" office:value="60.0547">
                <text:p>60.0547</text:p>
              </table:table-cell>
              <table:table-cell office:value-type="float" office:value="59.28339">
                <text:p>59.28339</text:p>
              </table:table-cell>
              <table:table-cell office:value-type="float" office:value="60.16565">
                <text:p>60.16565</text:p>
              </table:table-cell>
              <table:table-cell office:value-type="float" office:value="NaN">
                <text:p>NaN</text:p>
              </table:table-cell>
              <table:table-cell office:value-type="float" office:value="60.06959">
                <text:p>60.06959</text:p>
              </table:table-cell>
              <table:table-cell office:value-type="float" office:value="63.61481">
                <text:p>63.6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58.70332">
                <text:p>58.70332</text:p>
              </table:table-cell>
              <table:table-cell office:value-type="float" office:value="53.69433">
                <text:p>53.69433</text:p>
              </table:table-cell>
              <table:table-cell office:value-type="float" office:value="55.61238">
                <text:p>55.61238</text:p>
              </table:table-cell>
              <table:table-cell office:value-type="float" office:value="NaN">
                <text:p>NaN</text:p>
              </table:table-cell>
              <table:table-cell office:value-type="float" office:value="58.93204">
                <text:p>58.93204</text:p>
              </table:table-cell>
              <table:table-cell office:value-type="float" office:value="59.55199">
                <text:p>59.55199</text:p>
              </table:table-cell>
              <table:table-cell office:value-type="float" office:value="60.73814">
                <text:p>60.73814</text:p>
              </table:table-cell>
              <table:table-cell office:value-type="float" office:value="58.58268">
                <text:p>58.58268</text:p>
              </table:table-cell>
              <table:table-cell office:value-type="float" office:value="NaN">
                <text:p>NaN</text:p>
              </table:table-cell>
              <table:table-cell office:value-type="float" office:value="60.6083">
                <text:p>60.6083</text:p>
              </table:table-cell>
              <table:table-cell office:value-type="float" office:value="60.57265">
                <text:p>60.57265</text:p>
              </table:table-cell>
              <table:table-cell office:value-type="float" office:value="58.61787">
                <text:p>58.61787</text:p>
              </table:table-cell>
              <table:table-cell office:value-type="float" office:value="NaN">
                <text:p>NaN</text:p>
              </table:table-cell>
              <table:table-cell office:value-type="float" office:value="59.68366">
                <text:p>59.68366</text:p>
              </table:table-cell>
              <table:table-cell office:value-type="float" office:value="60.55987">
                <text:p>60.55987</text:p>
              </table:table-cell>
              <table:table-cell office:value-type="float" office:value="NaN">
                <text:p>NaN</text:p>
              </table:table-cell>
              <table:table-cell office:value-type="float" office:value="60.47175">
                <text:p>60.47175</text:p>
              </table:table-cell>
              <table:table-cell office:value-type="float" office:value="64.0691">
                <text:p>64.0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59.29018">
                <text:p>59.29018</text:p>
              </table:table-cell>
              <table:table-cell office:value-type="float" office:value="54.12096">
                <text:p>54.12096</text:p>
              </table:table-cell>
              <table:table-cell office:value-type="float" office:value="56.21015">
                <text:p>56.21015</text:p>
              </table:table-cell>
              <table:table-cell office:value-type="float" office:value="NaN">
                <text:p>NaN</text:p>
              </table:table-cell>
              <table:table-cell office:value-type="float" office:value="59.53297">
                <text:p>59.53297</text:p>
              </table:table-cell>
              <table:table-cell office:value-type="float" office:value="60.1295">
                <text:p>60.1295</text:p>
              </table:table-cell>
              <table:table-cell office:value-type="float" office:value="61.12612">
                <text:p>61.12612</text:p>
              </table:table-cell>
              <table:table-cell office:value-type="float" office:value="58.99225">
                <text:p>58.99225</text:p>
              </table:table-cell>
              <table:table-cell office:value-type="float" office:value="NaN">
                <text:p>NaN</text:p>
              </table:table-cell>
              <table:table-cell office:value-type="float" office:value="61.19197">
                <text:p>61.19197</text:p>
              </table:table-cell>
              <table:table-cell office:value-type="float" office:value="60.9734">
                <text:p>60.9734</text:p>
              </table:table-cell>
              <table:table-cell office:value-type="float" office:value="59.04249">
                <text:p>59.04249</text:p>
              </table:table-cell>
              <table:table-cell office:value-type="float" office:value="NaN">
                <text:p>NaN</text:p>
              </table:table-cell>
              <table:table-cell office:value-type="float" office:value="60.28494">
                <text:p>60.28494</text:p>
              </table:table-cell>
              <table:table-cell office:value-type="float" office:value="61.13339">
                <text:p>61.13339</text:p>
              </table:table-cell>
              <table:table-cell office:value-type="float" office:value="NaN">
                <text:p>NaN</text:p>
              </table:table-cell>
              <table:table-cell office:value-type="float" office:value="61.0401">
                <text:p>61.0401</text:p>
              </table:table-cell>
              <table:table-cell office:value-type="float" office:value="64.7431">
                <text:p>64.7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59.7101">
                <text:p>59.7101</text:p>
              </table:table-cell>
              <table:table-cell office:value-type="float" office:value="54.75052">
                <text:p>54.75052</text:p>
              </table:table-cell>
              <table:table-cell office:value-type="float" office:value="56.65235">
                <text:p>56.65235</text:p>
              </table:table-cell>
              <table:table-cell office:value-type="float" office:value="NaN">
                <text:p>NaN</text:p>
              </table:table-cell>
              <table:table-cell office:value-type="float" office:value="59.9336">
                <text:p>59.9336</text:p>
              </table:table-cell>
              <table:table-cell office:value-type="float" office:value="60.54128">
                <text:p>60.54128</text:p>
              </table:table-cell>
              <table:table-cell office:value-type="float" office:value="61.71004">
                <text:p>61.71004</text:p>
              </table:table-cell>
              <table:table-cell office:value-type="float" office:value="59.59362">
                <text:p>59.59362</text:p>
              </table:table-cell>
              <table:table-cell office:value-type="float" office:value="NaN">
                <text:p>NaN</text:p>
              </table:table-cell>
              <table:table-cell office:value-type="float" office:value="61.57983">
                <text:p>61.57983</text:p>
              </table:table-cell>
              <table:table-cell office:value-type="float" office:value="61.54341">
                <text:p>61.54341</text:p>
              </table:table-cell>
              <table:table-cell office:value-type="float" office:value="59.61978">
                <text:p>59.61978</text:p>
              </table:table-cell>
              <table:table-cell office:value-type="float" office:value="NaN">
                <text:p>NaN</text:p>
              </table:table-cell>
              <table:table-cell office:value-type="float" office:value="60.67228">
                <text:p>60.67228</text:p>
              </table:table-cell>
              <table:table-cell office:value-type="float" office:value="61.51681">
                <text:p>61.51681</text:p>
              </table:table-cell>
              <table:table-cell office:value-type="float" office:value="NaN">
                <text:p>NaN</text:p>
              </table:table-cell>
              <table:table-cell office:value-type="float" office:value="61.44304">
                <text:p>61.44304</text:p>
              </table:table-cell>
              <table:table-cell office:value-type="float" office:value="65.18836">
                <text:p>65.18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60.29201">
                <text:p>60.29201</text:p>
              </table:table-cell>
              <table:table-cell office:value-type="float" office:value="55.16355">
                <text:p>55.16355</text:p>
              </table:table-cell>
              <table:table-cell office:value-type="float" office:value="57.23311">
                <text:p>57.23311</text:p>
              </table:table-cell>
              <table:table-cell office:value-type="float" office:value="NaN">
                <text:p>NaN</text:p>
              </table:table-cell>
              <table:table-cell office:value-type="float" office:value="60.52415">
                <text:p>60.52415</text:p>
              </table:table-cell>
              <table:table-cell office:value-type="float" office:value="61.10983">
                <text:p>61.10983</text:p>
              </table:table-cell>
              <table:table-cell office:value-type="float" office:value="NaN">
                <text:p>NaN</text:p>
              </table:table-cell>
              <table:table-cell office:value-type="float" office:value="59.99019">
                <text:p>59.99019</text:p>
              </table:table-cell>
              <table:table-cell office:value-type="float" office:value="NaN">
                <text:p>NaN</text:p>
              </table:table-cell>
              <table:table-cell office:value-type="float" office:value="62.14588">
                <text:p>62.14588</text:p>
              </table:table-cell>
              <table:table-cell office:value-type="float" office:value="61.93107">
                <text:p>61.93107</text:p>
              </table:table-cell>
              <table:table-cell office:value-type="float" office:value="60.0272">
                <text:p>60.0272</text:p>
              </table:table-cell>
              <table:table-cell office:value-type="float" office:value="NaN">
                <text:p>NaN</text:p>
              </table:table-cell>
              <table:table-cell office:value-type="float" office:value="61.2647">
                <text:p>61.2647</text:p>
              </table:table-cell>
              <table:table-cell office:value-type="float" office:value="62.08725">
                <text:p>62.08725</text:p>
              </table:table-cell>
              <table:table-cell office:value-type="float" office:value="NaN">
                <text:p>NaN</text:p>
              </table:table-cell>
              <table:table-cell office:value-type="float" office:value="62.00218">
                <text:p>62.00218</text:p>
              </table:table-cell>
              <table:table-cell office:value-type="float" office:value="65.84397">
                <text:p>65.8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60.69449">
                <text:p>60.69449</text:p>
              </table:table-cell>
              <table:table-cell office:value-type="float" office:value="55.77566">
                <text:p>55.77566</text:p>
              </table:table-cell>
              <table:table-cell office:value-type="float" office:value="57.66807">
                <text:p>57.66807</text:p>
              </table:table-cell>
              <table:table-cell office:value-type="float" office:value="NaN">
                <text:p>NaN</text:p>
              </table:table-cell>
              <table:table-cell office:value-type="float" office:value="60.90787">
                <text:p>60.90787</text:p>
              </table:table-cell>
              <table:table-cell office:value-type="float" office:value="61.50394">
                <text:p>61.50394</text:p>
              </table:table-cell>
              <table:table-cell office:value-type="float" office:value="NaN">
                <text:p>NaN</text:p>
              </table:table-cell>
              <table:table-cell office:value-type="float" office:value="60.58284">
                <text:p>60.58284</text:p>
              </table:table-cell>
              <table:table-cell office:value-type="float" office:value="NaN">
                <text:p>NaN</text:p>
              </table:table-cell>
              <table:table-cell office:value-type="float" office:value="62.52502">
                <text:p>62.52502</text:p>
              </table:table-cell>
              <table:table-cell office:value-type="float" office:value="62.49687">
                <text:p>62.49687</text:p>
              </table:table-cell>
              <table:table-cell office:value-type="float" office:value="60.59898">
                <text:p>60.59898</text:p>
              </table:table-cell>
              <table:table-cell office:value-type="float" office:value="NaN">
                <text:p>NaN</text:p>
              </table:table-cell>
              <table:table-cell office:value-type="float" office:value="61.64358">
                <text:p>61.6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38767">
                <text:p>62.38767</text:p>
              </table:table-cell>
              <table:table-cell office:value-type="float" office:value="66.28673">
                <text:p>66.28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61.26305">
                <text:p>61.26305</text:p>
              </table:table-cell>
              <table:table-cell office:value-type="float" office:value="56.17817">
                <text:p>56.17817</text:p>
              </table:table-cell>
              <table:table-cell office:value-type="float" office:value="58.23654">
                <text:p>58.23654</text:p>
              </table:table-cell>
              <table:table-cell office:value-type="float" office:value="NaN">
                <text:p>NaN</text:p>
              </table:table-cell>
              <table:table-cell office:value-type="float" office:value="61.48594">
                <text:p>61.48594</text:p>
              </table:table-cell>
              <table:table-cell office:value-type="float" office:value="62.06365">
                <text:p>62.06365</text:p>
              </table:table-cell>
              <table:table-cell office:value-type="float" office:value="NaN">
                <text:p>NaN</text:p>
              </table:table-cell>
              <table:table-cell office:value-type="float" office:value="60.97072">
                <text:p>60.97072</text:p>
              </table:table-cell>
              <table:table-cell office:value-type="float" office:value="NaN">
                <text:p>NaN</text:p>
              </table:table-cell>
              <table:table-cell office:value-type="float" office:value="63.07792">
                <text:p>63.07792</text:p>
              </table:table-cell>
              <table:table-cell office:value-type="float" office:value="62.87591">
                <text:p>62.87591</text:p>
              </table:table-cell>
              <table:table-cell office:value-type="float" office:value="60.99837">
                <text:p>60.99837</text:p>
              </table:table-cell>
              <table:table-cell office:value-type="float" office:value="NaN">
                <text:p>NaN</text:p>
              </table:table-cell>
              <table:table-cell office:value-type="float" office:value="62.2188">
                <text:p>62.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94738">
                <text:p>62.94738</text:p>
              </table:table-cell>
              <table:table-cell office:value-type="float" office:value="66.93421">
                <text:p>66.93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61.66612">
                <text:p>61.66612</text:p>
              </table:table-cell>
              <table:table-cell office:value-type="float" office:value="56.77433">
                <text:p>56.77433</text:p>
              </table:table-cell>
              <table:table-cell office:value-type="float" office:value="58.66385">
                <text:p>58.66385</text:p>
              </table:table-cell>
              <table:table-cell office:value-type="float" office:value="NaN">
                <text:p>NaN</text:p>
              </table:table-cell>
              <table:table-cell office:value-type="float" office:value="61.8612">
                <text:p>61.8612</text:p>
              </table:table-cell>
              <table:table-cell office:value-type="float" office:value="62.44529">
                <text:p>62.44529</text:p>
              </table:table-cell>
              <table:table-cell office:value-type="float" office:value="NaN">
                <text:p>NaN</text:p>
              </table:table-cell>
              <table:table-cell office:value-type="float" office:value="61.54164">
                <text:p>61.54164</text:p>
              </table:table-cell>
              <table:table-cell office:value-type="float" office:value="NaN">
                <text:p>NaN</text:p>
              </table:table-cell>
              <table:table-cell office:value-type="float" office:value="63.44809">
                <text:p>63.44809</text:p>
              </table:table-cell>
              <table:table-cell office:value-type="float" office:value="63.4331">
                <text:p>63.4331</text:p>
              </table:table-cell>
              <table:table-cell office:value-type="float" office:value="61.55236">
                <text:p>61.55236</text:p>
              </table:table-cell>
              <table:table-cell office:value-type="float" office:value="NaN">
                <text:p>NaN</text:p>
              </table:table-cell>
              <table:table-cell office:value-type="float" office:value="62.59777">
                <text:p>62.5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32042">
                <text:p>63.32042</text:p>
              </table:table-cell>
              <table:table-cell office:value-type="float" office:value="67.35866">
                <text:p>67.35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62.22528">
                <text:p>62.22528</text:p>
              </table:table-cell>
              <table:table-cell office:value-type="float" office:value="57.16479">
                <text:p>57.16479</text:p>
              </table:table-cell>
              <table:table-cell office:value-type="float" office:value="59.22381">
                <text:p>59.22381</text:p>
              </table:table-cell>
              <table:table-cell office:value-type="float" office:value="NaN">
                <text:p>NaN</text:p>
              </table:table-cell>
              <table:table-cell office:value-type="float" office:value="62.43105">
                <text:p>62.43105</text:p>
              </table:table-cell>
              <table:table-cell office:value-type="float" office:value="63.00921">
                <text:p>63.00921</text:p>
              </table:table-cell>
              <table:table-cell office:value-type="float" office:value="NaN">
                <text:p>NaN</text:p>
              </table:table-cell>
              <table:table-cell office:value-type="float" office:value="61.91676">
                <text:p>61.91676</text:p>
              </table:table-cell>
              <table:table-cell office:value-type="float" office:value="NaN">
                <text:p>NaN</text:p>
              </table:table-cell>
              <table:table-cell office:value-type="float" office:value="63.99217">
                <text:p>63.99217</text:p>
              </table:table-cell>
              <table:table-cell office:value-type="float" office:value="63.78992">
                <text:p>63.78992</text:p>
              </table:table-cell>
              <table:table-cell office:value-type="float" office:value="61.94362">
                <text:p>61.94362</text:p>
              </table:table-cell>
              <table:table-cell office:value-type="float" office:value="NaN">
                <text:p>NaN</text:p>
              </table:table-cell>
              <table:table-cell office:value-type="float" office:value="63.15525">
                <text:p>63.1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86169">
                <text:p>63.86169</text:p>
              </table:table-cell>
              <table:table-cell office:value-type="float" office:value="67.99391">
                <text:p>67.9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62.60762">
                <text:p>62.60762</text:p>
              </table:table-cell>
              <table:table-cell office:value-type="float" office:value="57.7533">
                <text:p>57.7533</text:p>
              </table:table-cell>
              <table:table-cell office:value-type="float" office:value="59.63393">
                <text:p>59.63393</text:p>
              </table:table-cell>
              <table:table-cell office:value-type="float" office:value="NaN">
                <text:p>NaN</text:p>
              </table:table-cell>
              <table:table-cell office:value-type="float" office:value="62.79768">
                <text:p>62.79768</text:p>
              </table:table-cell>
              <table:table-cell office:value-type="float" office:value="63.37325">
                <text:p>63.37325</text:p>
              </table:table-cell>
              <table:table-cell office:value-type="float" office:value="NaN">
                <text:p>NaN</text:p>
              </table:table-cell>
              <table:table-cell office:value-type="float" office:value="62.47774">
                <text:p>62.47774</text:p>
              </table:table-cell>
              <table:table-cell office:value-type="float" office:value="NaN">
                <text:p>NaN</text:p>
              </table:table-cell>
              <table:table-cell office:value-type="float" office:value="64.35384">
                <text:p>64.35384</text:p>
              </table:table-cell>
              <table:table-cell office:value-type="float" office:value="NaN">
                <text:p>NaN</text:p>
              </table:table-cell>
              <table:table-cell office:value-type="float" office:value="62.49766">
                <text:p>62.4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22615">
                <text:p>64.2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63.15241">
                <text:p>63.15241</text:p>
              </table:table-cell>
              <table:table-cell office:value-type="float" office:value="58.13564">
                <text:p>58.13564</text:p>
              </table:table-cell>
              <table:table-cell office:value-type="float" office:value="60.19419">
                <text:p>60.19419</text:p>
              </table:table-cell>
              <table:table-cell office:value-type="float" office:value="NaN">
                <text:p>NaN</text:p>
              </table:table-cell>
              <table:table-cell office:value-type="float" office:value="63.34564">
                <text:p>63.34564</text:p>
              </table:table-cell>
              <table:table-cell office:value-type="float" office:value="63.9242">
                <text:p>63.9242</text:p>
              </table:table-cell>
              <table:table-cell office:value-type="float" office:value="NaN">
                <text:p>NaN</text:p>
              </table:table-cell>
              <table:table-cell office:value-type="float" office:value="62.85351">
                <text:p>62.85351</text:p>
              </table:table-cell>
              <table:table-cell office:value-type="float" office:value="NaN">
                <text:p>NaN</text:p>
              </table:table-cell>
              <table:table-cell office:value-type="float" office:value="64.88942">
                <text:p>64.88942</text:p>
              </table:table-cell>
              <table:table-cell office:value-type="float" office:value="NaN">
                <text:p>NaN</text:p>
              </table:table-cell>
              <table:table-cell office:value-type="float" office:value="62.87158">
                <text:p>62.8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5877">
                <text:p>64.7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63.52176">
                <text:p>63.52176</text:p>
              </table:table-cell>
              <table:table-cell office:value-type="float" office:value="58.71575">
                <text:p>58.7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71261">
                <text:p>63.71261</text:p>
              </table:table-cell>
              <table:table-cell office:value-type="float" office:value="64.28008">
                <text:p>64.28008</text:p>
              </table:table-cell>
              <table:table-cell office:value-type="float" office:value="NaN">
                <text:p>NaN</text:p>
              </table:table-cell>
              <table:table-cell office:value-type="float" office:value="63.40162">
                <text:p>63.40162</text:p>
              </table:table-cell>
              <table:table-cell office:value-type="float" office:value="NaN">
                <text:p>NaN</text:p>
              </table:table-cell>
              <table:table-cell office:value-type="float" office:value="65.23784">
                <text:p>65.23784</text:p>
              </table:table-cell>
              <table:table-cell office:value-type="float" office:value="NaN">
                <text:p>NaN</text:p>
              </table:table-cell>
              <table:table-cell office:value-type="float" office:value="63.41677">
                <text:p>63.4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11069">
                <text:p>65.1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64.06729">
                <text:p>64.06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25211">
                <text:p>64.25211</text:p>
              </table:table-cell>
              <table:table-cell office:value-type="float" office:value="64.82175">
                <text:p>64.82175</text:p>
              </table:table-cell>
              <table:table-cell office:value-type="float" office:value="NaN">
                <text:p>NaN</text:p>
              </table:table-cell>
              <table:table-cell office:value-type="float" office:value="63.75971">
                <text:p>63.75971</text:p>
              </table:table-cell>
              <table:table-cell office:value-type="float" office:value="NaN">
                <text:p>NaN</text:p>
              </table:table-cell>
              <table:table-cell office:value-type="float" office:value="65.76497">
                <text:p>65.76497</text:p>
              </table:table-cell>
              <table:table-cell office:value-type="float" office:value="NaN">
                <text:p>NaN</text:p>
              </table:table-cell>
              <table:table-cell office:value-type="float" office:value="63.77827">
                <text:p>63.7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6341">
                <text:p>65.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64.41973">
                <text:p>64.4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61036">
                <text:p>64.61036</text:p>
              </table:table-cell>
              <table:table-cell office:value-type="float" office:value="65.16489">
                <text:p>65.16489</text:p>
              </table:table-cell>
              <table:table-cell office:value-type="float" office:value="NaN">
                <text:p>NaN</text:p>
              </table:table-cell>
              <table:table-cell office:value-type="float" office:value="64.29925">
                <text:p>64.29925</text:p>
              </table:table-cell>
              <table:table-cell office:value-type="float" office:value="NaN">
                <text:p>NaN</text:p>
              </table:table-cell>
              <table:table-cell office:value-type="float" office:value="66.10482">
                <text:p>66.10482</text:p>
              </table:table-cell>
              <table:table-cell office:value-type="float" office:value="NaN">
                <text:p>NaN</text:p>
              </table:table-cell>
              <table:table-cell office:value-type="float" office:value="64.3146">
                <text:p>64.3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9776">
                <text:p>65.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64.77368">
                <text:p>64.7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12797">
                <text:p>65.12797</text:p>
              </table:table-cell>
              <table:table-cell office:value-type="float" office:value="65.69783">
                <text:p>65.69783</text:p>
              </table:table-cell>
              <table:table-cell office:value-type="float" office:value="NaN">
                <text:p>NaN</text:p>
              </table:table-cell>
              <table:table-cell office:value-type="float" office:value="64.64869">
                <text:p>64.64869</text:p>
              </table:table-cell>
              <table:table-cell office:value-type="float" office:value="NaN">
                <text:p>NaN</text:p>
              </table:table-cell>
              <table:table-cell office:value-type="float" office:value="66.60538">
                <text:p>66.60538</text:p>
              </table:table-cell>
              <table:table-cell office:value-type="float" office:value="NaN">
                <text:p>NaN</text:p>
              </table:table-cell>
              <table:table-cell office:value-type="float" office:value="64.66767">
                <text:p>64.6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49646">
                <text:p>66.4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65.29576">
                <text:p>65.2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47765">
                <text:p>65.47765</text:p>
              </table:table-cell>
              <table:table-cell office:value-type="float" office:value="66.03268">
                <text:p>66.03268</text:p>
              </table:table-cell>
              <table:table-cell office:value-type="float" office:value="NaN">
                <text:p>NaN</text:p>
              </table:table-cell>
              <table:table-cell office:value-type="float" office:value="65.17539">
                <text:p>65.17539</text:p>
              </table:table-cell>
              <table:table-cell office:value-type="float" office:value="NaN">
                <text:p>NaN</text:p>
              </table:table-cell>
              <table:table-cell office:value-type="float" office:value="66.94536">
                <text:p>66.94536</text:p>
              </table:table-cell>
              <table:table-cell office:value-type="float" office:value="NaN">
                <text:p>NaN</text:p>
              </table:table-cell>
              <table:table-cell office:value-type="float" office:value="65.1907">
                <text:p>65.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81823">
                <text:p>66.8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65.64111">
                <text:p>65.6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98694">
                <text:p>65.98694</text:p>
              </table:table-cell>
              <table:table-cell office:value-type="float" office:value="66.55203">
                <text:p>66.55203</text:p>
              </table:table-cell>
              <table:table-cell office:value-type="float" office:value="NaN">
                <text:p>NaN</text:p>
              </table:table-cell>
              <table:table-cell office:value-type="float" office:value="65.51179">
                <text:p>65.51179</text:p>
              </table:table-cell>
              <table:table-cell office:value-type="float" office:value="NaN">
                <text:p>NaN</text:p>
              </table:table-cell>
              <table:table-cell office:value-type="float" office:value="67.43803">
                <text:p>67.43803</text:p>
              </table:table-cell>
              <table:table-cell office:value-type="float" office:value="NaN">
                <text:p>NaN</text:p>
              </table:table-cell>
              <table:table-cell office:value-type="float" office:value="65.53548">
                <text:p>65.5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32416">
                <text:p>67.3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66.14999">
                <text:p>66.1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32359">
                <text:p>66.32359</text:p>
              </table:table-cell>
              <table:table-cell office:value-type="float" office:value="66.86532">
                <text:p>66.86532</text:p>
              </table:table-cell>
              <table:table-cell office:value-type="float" office:value="NaN">
                <text:p>NaN</text:p>
              </table:table-cell>
              <table:table-cell office:value-type="float" office:value="66.02716">
                <text:p>66.0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04948">
                <text:p>66.0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63778">
                <text:p>67.6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66.48629">
                <text:p>66.48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8245">
                <text:p>66.8245</text:p>
              </table:table-cell>
              <table:table-cell office:value-type="float" office:value="67.38478">
                <text:p>67.38478</text:p>
              </table:table-cell>
              <table:table-cell office:value-type="float" office:value="NaN">
                <text:p>NaN</text:p>
              </table:table-cell>
              <table:table-cell office:value-type="float" office:value="66.3639">
                <text:p>66.3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37257">
                <text:p>66.3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13476">
                <text:p>68.1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66.97769">
                <text:p>66.97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15692">
                <text:p>67.15692</text:p>
              </table:table-cell>
              <table:table-cell office:value-type="float" office:value="67.68829">
                <text:p>67.68829</text:p>
              </table:table-cell>
              <table:table-cell office:value-type="float" office:value="NaN">
                <text:p>NaN</text:p>
              </table:table-cell>
              <table:table-cell office:value-type="float" office:value="66.8601">
                <text:p>66.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88226">
                <text:p>66.88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67.30995">
                <text:p>67.3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64471">
                <text:p>67.64471</text:p>
              </table:table-cell>
              <table:table-cell office:value-type="float" office:value="68.18854">
                <text:p>68.18854</text:p>
              </table:table-cell>
              <table:table-cell office:value-type="float" office:value="NaN">
                <text:p>NaN</text:p>
              </table:table-cell>
              <table:table-cell office:value-type="float" office:value="67.18806">
                <text:p>67.1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19252">
                <text:p>67.1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67.78851">
                <text:p>67.78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95938">
                <text:p>67.95938</text:p>
              </table:table-cell>
              <table:table-cell office:value-type="float" office:value="68.47671">
                <text:p>68.47671</text:p>
              </table:table-cell>
              <table:table-cell office:value-type="float" office:value="NaN">
                <text:p>NaN</text:p>
              </table:table-cell>
              <table:table-cell office:value-type="float" office:value="67.67615">
                <text:p>67.6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69773">
                <text:p>67.6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68.11203">
                <text:p>68.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43832">
                <text:p>68.43832</text:p>
              </table:table-cell>
              <table:table-cell office:value-type="float" office:value="68.9638">
                <text:p>68.9638</text:p>
              </table:table-cell>
              <table:table-cell office:value-type="float" office:value="NaN">
                <text:p>NaN</text:p>
              </table:table-cell>
              <table:table-cell office:value-type="float" office:value="67.99109">
                <text:p>67.9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99505">
                <text:p>67.9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68.57779">
                <text:p>68.57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74876">
                <text:p>68.74876</text:p>
              </table:table-cell>
              <table:table-cell office:value-type="float" office:value="69.24809">
                <text:p>69.24809</text:p>
              </table:table-cell>
              <table:table-cell office:value-type="float" office:value="NaN">
                <text:p>NaN</text:p>
              </table:table-cell>
              <table:table-cell office:value-type="float" office:value="68.4659">
                <text:p>68.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48689">
                <text:p>68.4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68.88838">
                <text:p>68.8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21462">
                <text:p>69.21462</text:p>
              </table:table-cell>
              <table:table-cell office:value-type="float" office:value="69.72632">
                <text:p>69.72632</text:p>
              </table:table-cell>
              <table:table-cell office:value-type="float" office:value="NaN">
                <text:p>NaN</text:p>
              </table:table-cell>
              <table:table-cell office:value-type="float" office:value="68.77666">
                <text:p>68.7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7803">
                <text:p>68.7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69.35417">
                <text:p>69.3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51663">
                <text:p>69.51663</text:p>
              </table:table-cell>
              <table:table-cell office:value-type="float" office:value="70.028">
                <text:p>70.028</text:p>
              </table:table-cell>
              <table:table-cell office:value-type="float" office:value="NaN">
                <text:p>NaN</text:p>
              </table:table-cell>
              <table:table-cell office:value-type="float" office:value="69.2293">
                <text:p>69.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26313">
                <text:p>69.26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69.65147">
                <text:p>69.6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96491">
                <text:p>69.96491</text:p>
              </table:table-cell>
              <table:table-cell office:value-type="float" office:value="70.46693">
                <text:p>70.46693</text:p>
              </table:table-cell>
              <table:table-cell office:value-type="float" office:value="NaN">
                <text:p>NaN</text:p>
              </table:table-cell>
              <table:table-cell office:value-type="float" office:value="69.53972">
                <text:p>69.5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56487">
                <text:p>69.5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70.10452">
                <text:p>70.10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26677">
                <text:p>70.26677</text:p>
              </table:table-cell>
              <table:table-cell office:value-type="float" office:value="70.75534">
                <text:p>70.75534</text:p>
              </table:table-cell>
              <table:table-cell office:value-type="float" office:value="NaN">
                <text:p>NaN</text:p>
              </table:table-cell>
              <table:table-cell office:value-type="float" office:value="69.98337">
                <text:p>69.98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01314">
                <text:p>70.0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70.39295">
                <text:p>70.3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73169">
                <text:p>70.73169</text:p>
              </table:table-cell>
              <table:table-cell office:value-type="float" office:value="71.19008">
                <text:p>71.19008</text:p>
              </table:table-cell>
              <table:table-cell office:value-type="float" office:value="NaN">
                <text:p>NaN</text:p>
              </table:table-cell>
              <table:table-cell office:value-type="float" office:value="70.28055">
                <text:p>70.2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3017">
                <text:p>70.3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70.82808">
                <text:p>70.8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99017">
                <text:p>70.99017</text:p>
              </table:table-cell>
              <table:table-cell office:value-type="float" office:value="71.47391">
                <text:p>71.47391</text:p>
              </table:table-cell>
              <table:table-cell office:value-type="float" office:value="NaN">
                <text:p>NaN</text:p>
              </table:table-cell>
              <table:table-cell office:value-type="float" office:value="70.71526">
                <text:p>70.7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74113">
                <text:p>70.7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71.11665">
                <text:p>71.1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45057">
                <text:p>71.45057</text:p>
              </table:table-cell>
              <table:table-cell office:value-type="float" office:value="71.88646">
                <text:p>71.88646</text:p>
              </table:table-cell>
              <table:table-cell office:value-type="float" office:value="NaN">
                <text:p>NaN</text:p>
              </table:table-cell>
              <table:table-cell office:value-type="float" office:value="71.00386">
                <text:p>71.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02963">
                <text:p>71.0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71.5383">
                <text:p>71.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69597">
                <text:p>71.69597</text:p>
              </table:table-cell>
              <table:table-cell office:value-type="float" office:value="72.17038">
                <text:p>72.17038</text:p>
              </table:table-cell>
              <table:table-cell office:value-type="float" office:value="NaN">
                <text:p>NaN</text:p>
              </table:table-cell>
              <table:table-cell office:value-type="float" office:value="71.42561">
                <text:p>71.4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45113">
                <text:p>71.4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71.82245">
                <text:p>71.8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14797">
                <text:p>72.14797</text:p>
              </table:table-cell>
              <table:table-cell office:value-type="float" office:value="72.58714">
                <text:p>72.58714</text:p>
              </table:table-cell>
              <table:table-cell office:value-type="float" office:value="NaN">
                <text:p>NaN</text:p>
              </table:table-cell>
              <table:table-cell office:value-type="float" office:value="71.705">
                <text:p>71.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73518">
                <text:p>71.7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72.22677">
                <text:p>72.2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3845">
                <text:p>72.3845</text:p>
              </table:table-cell>
              <table:table-cell office:value-type="float" office:value="72.86189">
                <text:p>72.86189</text:p>
              </table:table-cell>
              <table:table-cell office:value-type="float" office:value="NaN">
                <text:p>NaN</text:p>
              </table:table-cell>
              <table:table-cell office:value-type="float" office:value="72.11327">
                <text:p>72.1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144">
                <text:p>72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72.50616">
                <text:p>72.5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83598">
                <text:p>72.83598</text:p>
              </table:table-cell>
              <table:table-cell office:value-type="float" office:value="73.25672">
                <text:p>73.25672</text:p>
              </table:table-cell>
              <table:table-cell office:value-type="float" office:value="NaN">
                <text:p>NaN</text:p>
              </table:table-cell>
              <table:table-cell office:value-type="float" office:value="72.39701">
                <text:p>72.3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41884">
                <text:p>72.4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72.90881">
                <text:p>72.9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06365">
                <text:p>73.06365</text:p>
              </table:table-cell>
              <table:table-cell office:value-type="float" office:value="73.52296">
                <text:p>73.52296</text:p>
              </table:table-cell>
              <table:table-cell office:value-type="float" office:value="NaN">
                <text:p>NaN</text:p>
              </table:table-cell>
              <table:table-cell office:value-type="float" office:value="72.80422">
                <text:p>72.8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83579">
                <text:p>72.8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73.18369">
                <text:p>73.1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50505">
                <text:p>73.50505</text:p>
              </table:table-cell>
              <table:table-cell office:value-type="float" office:value="73.90444">
                <text:p>73.90444</text:p>
              </table:table-cell>
              <table:table-cell office:value-type="float" office:value="NaN">
                <text:p>NaN</text:p>
              </table:table-cell>
              <table:table-cell office:value-type="float" office:value="73.06518">
                <text:p>73.0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09737">
                <text:p>73.0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73.57047">
                <text:p>73.57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723">
                <text:p>73.723</text:p>
              </table:table-cell>
              <table:table-cell office:value-type="float" office:value="74.15749">
                <text:p>74.15749</text:p>
              </table:table-cell>
              <table:table-cell office:value-type="float" office:value="NaN">
                <text:p>NaN</text:p>
              </table:table-cell>
              <table:table-cell office:value-type="float" office:value="73.45973">
                <text:p>73.45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49221">
                <text:p>73.4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73.83253">
                <text:p>73.83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5126">
                <text:p>74.15126</text:p>
              </table:table-cell>
              <table:table-cell office:value-type="float" office:value="74.53138">
                <text:p>74.53138</text:p>
              </table:table-cell>
              <table:table-cell office:value-type="float" office:value="NaN">
                <text:p>NaN</text:p>
              </table:table-cell>
              <table:table-cell office:value-type="float" office:value="73.71253">
                <text:p>73.7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75744">
                <text:p>73.7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74.21438">
                <text:p>74.2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35673">
                <text:p>74.35673</text:p>
              </table:table-cell>
              <table:table-cell office:value-type="float" office:value="74.78487">
                <text:p>74.78487</text:p>
              </table:table-cell>
              <table:table-cell office:value-type="float" office:value="NaN">
                <text:p>NaN</text:p>
              </table:table-cell>
              <table:table-cell office:value-type="float" office:value="74.15055">
                <text:p>74.1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2883">
                <text:p>74.1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74.4588">
                <text:p>74.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77212">
                <text:p>74.77212</text:p>
              </table:table-cell>
              <table:table-cell office:value-type="float" office:value="75.1458">
                <text:p>75.1458</text:p>
              </table:table-cell>
              <table:table-cell office:value-type="float" office:value="NaN">
                <text:p>NaN</text:p>
              </table:table-cell>
              <table:table-cell office:value-type="float" office:value="74.34776">
                <text:p>74.3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38092">
                <text:p>74.3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74.82779">
                <text:p>74.8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96017">
                <text:p>74.96017</text:p>
              </table:table-cell>
              <table:table-cell office:value-type="float" office:value="75.37721">
                <text:p>75.37721</text:p>
              </table:table-cell>
              <table:table-cell office:value-type="float" office:value="NaN">
                <text:p>NaN</text:p>
              </table:table-cell>
              <table:table-cell office:value-type="float" office:value="74.76893">
                <text:p>74.7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74411">
                <text:p>74.7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75.07256">
                <text:p>75.0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37566">
                <text:p>75.37566</text:p>
              </table:table-cell>
              <table:table-cell office:value-type="float" office:value="75.72498">
                <text:p>75.72498</text:p>
              </table:table-cell>
              <table:table-cell office:value-type="float" office:value="NaN">
                <text:p>NaN</text:p>
              </table:table-cell>
              <table:table-cell office:value-type="float" office:value="74.95283">
                <text:p>74.9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98301">
                <text:p>74.9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75.41958">
                <text:p>75.4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549">
                <text:p>75.5549</text:p>
              </table:table-cell>
              <table:table-cell office:value-type="float" office:value="75.96564">
                <text:p>75.96564</text:p>
              </table:table-cell>
              <table:table-cell office:value-type="float" office:value="NaN">
                <text:p>NaN</text:p>
              </table:table-cell>
              <table:table-cell office:value-type="float" office:value="75.36872">
                <text:p>75.3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34232">
                <text:p>75.3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75.65977">
                <text:p>75.6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96155">
                <text:p>75.96155</text:p>
              </table:table-cell>
              <table:table-cell office:value-type="float" office:value="76.29971">
                <text:p>76.29971</text:p>
              </table:table-cell>
              <table:table-cell office:value-type="float" office:value="NaN">
                <text:p>NaN</text:p>
              </table:table-cell>
              <table:table-cell office:value-type="float" office:value="75.53938">
                <text:p>75.5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6818">
                <text:p>75.5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75.99913">
                <text:p>75.9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11844">
                <text:p>76.11844</text:p>
              </table:table-cell>
              <table:table-cell office:value-type="float" office:value="76.51805">
                <text:p>76.51805</text:p>
              </table:table-cell>
              <table:table-cell office:value-type="float" office:value="NaN">
                <text:p>NaN</text:p>
              </table:table-cell>
              <table:table-cell office:value-type="float" office:value="75.94704">
                <text:p>75.9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91391">
                <text:p>75.9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76.22644">
                <text:p>76.2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52064">
                <text:p>76.52064</text:p>
              </table:table-cell>
              <table:table-cell office:value-type="float" office:value="76.83869">
                <text:p>76.83869</text:p>
              </table:table-cell>
              <table:table-cell office:value-type="float" office:value="NaN">
                <text:p>NaN</text:p>
              </table:table-cell>
              <table:table-cell office:value-type="float" office:value="76.1045">
                <text:p>76.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13115">
                <text:p>76.1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66892">
                <text:p>76.66892</text:p>
              </table:table-cell>
              <table:table-cell office:value-type="float" office:value="77.0524">
                <text:p>77.0524</text:p>
              </table:table-cell>
              <table:table-cell office:value-type="float" office:value="NaN">
                <text:p>NaN</text:p>
              </table:table-cell>
              <table:table-cell office:value-type="float" office:value="76.50742">
                <text:p>76.5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46376">
                <text:p>76.4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05769">
                <text:p>77.05769</text:p>
              </table:table-cell>
              <table:table-cell office:value-type="float" office:value="77.3641">
                <text:p>77.3641</text:p>
              </table:table-cell>
              <table:table-cell office:value-type="float" office:value="NaN">
                <text:p>NaN</text:p>
              </table:table-cell>
              <table:table-cell office:value-type="float" office:value="76.65198">
                <text:p>76.6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6814">
                <text:p>76.6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2016">
                <text:p>77.2016</text:p>
              </table:table-cell>
              <table:table-cell office:value-type="float" office:value="77.56445">
                <text:p>77.56445</text:p>
              </table:table-cell>
              <table:table-cell office:value-type="float" office:value="NaN">
                <text:p>NaN</text:p>
              </table:table-cell>
              <table:table-cell office:value-type="float" office:value="77.03318">
                <text:p>77.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00098">
                <text:p>77.0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5776">
                <text:p>77.5776</text:p>
              </table:table-cell>
              <table:table-cell office:value-type="float" office:value="77.86327">
                <text:p>77.86327</text:p>
              </table:table-cell>
              <table:table-cell office:value-type="float" office:value="NaN">
                <text:p>NaN</text:p>
              </table:table-cell>
              <table:table-cell office:value-type="float" office:value="77.17815">
                <text:p>77.1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20534">
                <text:p>77.20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0827">
                <text:p>77.70827</text:p>
              </table:table-cell>
              <table:table-cell office:value-type="float" office:value="78.05922">
                <text:p>78.0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51184">
                <text:p>77.5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07546">
                <text:p>78.07546</text:p>
              </table:table-cell>
              <table:table-cell office:value-type="float" office:value="78.35334">
                <text:p>78.35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0718">
                <text:p>77.7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18844">
                <text:p>78.18844</text:p>
              </table:table-cell>
              <table:table-cell office:value-type="float" office:value="78.54048">
                <text:p>78.5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00049">
                <text:p>78.0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56029">
                <text:p>78.56029</text:p>
              </table:table-cell>
              <table:table-cell office:value-type="float" office:value="78.81682">
                <text:p>78.8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19186">
                <text:p>78.1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66469">
                <text:p>78.66469</text:p>
              </table:table-cell>
              <table:table-cell office:value-type="float" office:value="78.9995">
                <text:p>78.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47576">
                <text:p>78.4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26267">
                <text:p>79.26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66243">
                <text:p>78.6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44098">
                <text:p>79.4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93347">
                <text:p>78.9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10697">
                <text:p>79.1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36931">
                <text:p>79.3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54246">
                <text:p>79.54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79161">
                <text:p>79.7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95582">
                <text:p>79.9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20434">
                <text:p>80.2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36407">
                <text:p>80.3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59458">
                <text:p>80.5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75434">
                <text:p>80.7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98038">
                <text:p>80.9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12215">
                <text:p>81.1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34402">
                <text:p>81.3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49507">
                <text:p>81.49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71681">
                <text:p>81.7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5432">
                <text:p>81.8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7118">
                <text:p>82.0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22171">
                <text:p>82.2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26604">
                <text:p>82.2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8039">
                <text:p>82.5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60666">
                <text:p>82.6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91678">
                <text:p>82.9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94317">
                <text:p>82.9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24041">
                <text:p>83.2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2578">
                <text:p>83.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legend chart:legend-position="end" svg:x="13.924cm" svg:y="4.204cm" style:legend-expansion="high" chart:style-name="ch2"/>
        <chart:plot-area chart:style-name="ch3" table:cell-range-address="output.A469:output.T469" svg:x="0.32cm" svg:y="0.18cm" svg:width="13.284cm" svg:height="8.646cm">
          <chart:coordinate-region svg:x="1.047cm" svg:y="0.379cm" svg:width="12.55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.A469:output.T469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469</text:p>
                <draw:g>
                  <svg:desc/>
                </draw:g>
              </table:table-cell>
              <table:table-cell office:value-type="float" office:value="3.80991">
                <text:p>3.80991</text:p>
                <draw:g>
                  <svg:desc>output.A469:output.T469</svg:desc>
                </draw:g>
              </table:table-cell>
              <table:table-cell office:value-type="float" office:value="3.4673">
                <text:p>3.4673</text:p>
              </table:table-cell>
              <table:table-cell office:value-type="float" office:value="1.52568">
                <text:p>1.52568</text:p>
              </table:table-cell>
              <table:table-cell office:value-type="float" office:value="2.19758">
                <text:p>2.19758</text:p>
              </table:table-cell>
              <table:table-cell office:value-type="float" office:value="3.82578">
                <text:p>3.82578</text:p>
              </table:table-cell>
              <table:table-cell office:value-type="float" office:value="3.38004">
                <text:p>3.38004</text:p>
              </table:table-cell>
              <table:table-cell office:value-type="float" office:value="3.57738">
                <text:p>3.57738</text:p>
              </table:table-cell>
              <table:table-cell office:value-type="float" office:value="3.56684">
                <text:p>3.56684</text:p>
              </table:table-cell>
              <table:table-cell office:value-type="float" office:value="3.49156">
                <text:p>3.49156</text:p>
              </table:table-cell>
              <table:table-cell office:value-type="float" office:value="3.79024">
                <text:p>3.79024</text:p>
              </table:table-cell>
              <table:table-cell office:value-type="float" office:value="3.57453">
                <text:p>3.57453</text:p>
              </table:table-cell>
              <table:table-cell office:value-type="float" office:value="3.56328">
                <text:p>3.56328</text:p>
              </table:table-cell>
              <table:table-cell office:value-type="float" office:value="3.35404">
                <text:p>3.35404</text:p>
              </table:table-cell>
              <table:table-cell office:value-type="float" office:value="3.60521">
                <text:p>3.60521</text:p>
              </table:table-cell>
              <table:table-cell office:value-type="float" office:value="3.51404">
                <text:p>3.51404</text:p>
              </table:table-cell>
              <table:table-cell office:value-type="float" office:value="3.81499">
                <text:p>3.81499</text:p>
              </table:table-cell>
              <table:table-cell office:value-type="float" office:value="2.00715">
                <text:p>2.00715</text:p>
              </table:table-cell>
              <table:table-cell office:value-type="float" office:value="3.59596">
                <text:p>3.59596</text:p>
              </table:table-cell>
              <table:table-cell office:value-type="float" office:value="2.05066">
                <text:p>2.05066</text:p>
              </table:table-cell>
              <table:table-cell office:value-type="float" office:value="3.62128">
                <text:p>3.62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